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0" calcext:value-type="float">
            <text:p>0</text:p>
          </table:table-cell>
          <table:table-cell office:value-type="float" office:value="0.2015748" calcext:value-type="float">
            <text:p>0.2015748</text:p>
          </table:table-cell>
          <table:table-cell office:value-type="float" office:value="0" calcext:value-type="float">
            <text:p>0</text:p>
          </table:table-cell>
          <table:table-cell office:value-type="float" office:value="1088.179" calcext:value-type="float">
            <text:p>1088.179</text:p>
          </table:table-cell>
          <table:table-cell office:value-type="float" office:value="0" calcext:value-type="float">
            <text:p>0</text:p>
          </table:table-cell>
          <table:table-cell office:value-type="float" office:value="4.591191" calcext:value-type="float">
            <text:p>4.591191</text:p>
          </table:table-cell>
          <table:table-cell office:value-type="float" office:value="0.1482698" calcext:value-type="float">
            <text:p>0.1482698</text:p>
          </table:table-cell>
          <table:table-cell office:value-type="float" office:value="0.166382" calcext:value-type="float">
            <text:p>0.166382</text:p>
          </table:table-cell>
          <table:table-cell office:value-type="float" office:value="0.183913" calcext:value-type="float">
            <text:p>0.183913</text:p>
          </table:table-cell>
          <table:table-cell office:value-type="float" office:value="0.2963538" calcext:value-type="float">
            <text:p>0.2963538</text:p>
          </table:table-cell>
          <table:table-cell office:value-type="float" office:value="0.3071608" calcext:value-type="float">
            <text:p>0.3071608</text:p>
          </table:table-cell>
          <table:table-cell office:value-type="float" office:value="0.278416" calcext:value-type="float">
            <text:p>0.278416</text:p>
          </table:table-cell>
          <table:table-cell office:value-type="float" office:value="0.2825621" calcext:value-type="float">
            <text:p>0.2825621</text:p>
          </table:table-cell>
          <table:table-cell office:value-type="float" office:value="0.3676924" calcext:value-type="float">
            <text:p>0.3676924</text:p>
          </table:table-cell>
          <table:table-cell office:value-type="float" office:value="0.3648588" calcext:value-type="float">
            <text:p>0.3648588</text:p>
          </table:table-cell>
          <table:table-cell office:value-type="float" office:value="0.3751132" calcext:value-type="float">
            <text:p>0.3751132</text:p>
          </table:table-cell>
          <table:table-cell office:value-type="float" office:value="0.3895164" calcext:value-type="float">
            <text:p>0.3895164</text:p>
          </table:table-cell>
          <table:table-cell office:value-type="float" office:value="0.3980898" calcext:value-type="float">
            <text:p>0.3980898</text:p>
          </table:table-cell>
          <table:table-cell office:value-type="float" office:value="0.4623671" calcext:value-type="float">
            <text:p>0.462367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99535" calcext:value-type="float">
            <text:p>3.799535E-08</text:p>
          </table:table-cell>
          <table:table-cell office:value-type="float" office:value="0.1309731" calcext:value-type="float">
            <text:p>0.1309731</text:p>
          </table:table-cell>
          <table:table-cell office:value-type="float" office:value="0.1642023" calcext:value-type="float">
            <text:p>0.1642023</text:p>
          </table:table-cell>
          <table:table-cell office:value-type="float" office:value="0.01519526" calcext:value-type="float">
            <text:p>0.0151952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27923" calcext:value-type="float">
            <text:p>-8.127923</text:p>
          </table:table-cell>
          <table:table-cell office:value-type="float" office:value="-3.338847" calcext:value-type="float">
            <text:p>-3.338847</text:p>
          </table:table-cell>
          <table:table-cell office:value-type="float" office:value="-1.551156" calcext:value-type="float">
            <text:p>-1.551156</text:p>
          </table:table-cell>
          <table:table-cell office:value-type="float" office:value="-0.03957437" calcext:value-type="float">
            <text:p>-0.03957437</text:p>
          </table:table-cell>
          <table:table-cell office:value-type="float" office:value="-0.03065612" calcext:value-type="float">
            <text:p>-0.03065612</text:p>
          </table:table-cell>
          <table:table-cell office:value-type="float" office:value="-0.0247617" calcext:value-type="float">
            <text:p>-0.0247617</text:p>
          </table:table-cell>
          <table:table-cell office:value-type="float" office:value="-0.02072082" calcext:value-type="float">
            <text:p>-0.02072082</text:p>
          </table:table-cell>
          <table:table-cell office:value-type="float" office:value="-0.01743075" calcext:value-type="float">
            <text:p>-0.01743075</text:p>
          </table:table-cell>
          <table:table-cell office:value-type="float" office:value="-0.01364966" calcext:value-type="float">
            <text:p>-0.01364966</text:p>
          </table:table-cell>
          <table:table-cell office:value-type="float" office:value="-0.01111424" calcext:value-type="float">
            <text:p>-0.0111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8807" calcext:value-type="float">
            <text:p>-15.98807</text:p>
          </table:table-cell>
          <table:table-cell office:value-type="float" office:value="0.03913192" calcext:value-type="float">
            <text:p>0.0391319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4426" calcext:value-type="float">
            <text:p>-2.344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0" calcext:value-type="float">
            <text:p>0</text:p>
          </table:table-cell>
          <table:table-cell office:value-type="float" office:value="0.4828465" calcext:value-type="float">
            <text:p>0.4828465</text:p>
          </table:table-cell>
          <table:table-cell office:value-type="float" office:value="0" calcext:value-type="float">
            <text:p>0</text:p>
          </table:table-cell>
          <table:table-cell office:value-type="float" office:value="1087.897" calcext:value-type="float">
            <text:p>1087.897</text:p>
          </table:table-cell>
          <table:table-cell office:value-type="float" office:value="0" calcext:value-type="float">
            <text:p>0</text:p>
          </table:table-cell>
          <table:table-cell office:value-type="float" office:value="4.293611" calcext:value-type="float">
            <text:p>4.293611</text:p>
          </table:table-cell>
          <table:table-cell office:value-type="float" office:value="0.1459565" calcext:value-type="float">
            <text:p>0.1459565</text:p>
          </table:table-cell>
          <table:table-cell office:value-type="float" office:value="0.1633433" calcext:value-type="float">
            <text:p>0.1633433</text:p>
          </table:table-cell>
          <table:table-cell office:value-type="float" office:value="0.180349" calcext:value-type="float">
            <text:p>0.180349</text:p>
          </table:table-cell>
          <table:table-cell office:value-type="float" office:value="0.277636" calcext:value-type="float">
            <text:p>0.277636</text:p>
          </table:table-cell>
          <table:table-cell office:value-type="float" office:value="0.3003329" calcext:value-type="float">
            <text:p>0.3003329</text:p>
          </table:table-cell>
          <table:table-cell office:value-type="float" office:value="0.2762765" calcext:value-type="float">
            <text:p>0.2762765</text:p>
          </table:table-cell>
          <table:table-cell office:value-type="float" office:value="0.281596" calcext:value-type="float">
            <text:p>0.281596</text:p>
          </table:table-cell>
          <table:table-cell office:value-type="float" office:value="0.3673224" calcext:value-type="float">
            <text:p>0.3673224</text:p>
          </table:table-cell>
          <table:table-cell office:value-type="float" office:value="0.3645554" calcext:value-type="float">
            <text:p>0.3645554</text:p>
          </table:table-cell>
          <table:table-cell office:value-type="float" office:value="0.3749593" calcext:value-type="float">
            <text:p>0.3749593</text:p>
          </table:table-cell>
          <table:table-cell office:value-type="float" office:value="0.3894997" calcext:value-type="float">
            <text:p>0.3894997</text:p>
          </table:table-cell>
          <table:table-cell office:value-type="float" office:value="0.3981222" calcext:value-type="float">
            <text:p>0.3981222</text:p>
          </table:table-cell>
          <table:table-cell office:value-type="float" office:value="0.4623656" calcext:value-type="float">
            <text:p>0.4623656</text:p>
          </table:table-cell>
          <table:table-cell office:value-type="float" office:value="0" calcext:value-type="float">
            <text:p>0</text:p>
          </table:table-cell>
          <table:table-cell office:value-type="float" office:value="0.002036322" calcext:value-type="float">
            <text:p>0.002036322</text:p>
          </table:table-cell>
          <table:table-cell office:value-type="float" office:value="0.1323421" calcext:value-type="float">
            <text:p>0.1323421</text:p>
          </table:table-cell>
          <table:table-cell office:value-type="float" office:value="0.1699396" calcext:value-type="float">
            <text:p>0.1699396</text:p>
          </table:table-cell>
          <table:table-cell office:value-type="float" office:value="0.04650914" calcext:value-type="float">
            <text:p>0.04650914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183419" calcext:value-type="float">
            <text:p>-9.183419</text:p>
          </table:table-cell>
          <table:table-cell office:value-type="float" office:value="-3.838039" calcext:value-type="float">
            <text:p>-3.838039</text:p>
          </table:table-cell>
          <table:table-cell office:value-type="float" office:value="-1.801657" calcext:value-type="float">
            <text:p>-1.801657</text:p>
          </table:table-cell>
          <table:table-cell office:value-type="float" office:value="-0.06526505" calcext:value-type="float">
            <text:p>-0.06526505</text:p>
          </table:table-cell>
          <table:table-cell office:value-type="float" office:value="-0.03574803" calcext:value-type="float">
            <text:p>-0.03574803</text:p>
          </table:table-cell>
          <table:table-cell office:value-type="float" office:value="-0.02622914" calcext:value-type="float">
            <text:p>-0.02622914</text:p>
          </table:table-cell>
          <table:table-cell office:value-type="float" office:value="-0.021325" calcext:value-type="float">
            <text:p>-0.021325</text:p>
          </table:table-cell>
          <table:table-cell office:value-type="float" office:value="-0.01781476" calcext:value-type="float">
            <text:p>-0.01781476</text:p>
          </table:table-cell>
          <table:table-cell office:value-type="float" office:value="-0.01383976" calcext:value-type="float">
            <text:p>-0.01383976</text:p>
          </table:table-cell>
          <table:table-cell office:value-type="float" office:value="-0.01119253" calcext:value-type="float">
            <text:p>-0.01119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95949" calcext:value-type="float">
            <text:p>-18.95949</text:p>
          </table:table-cell>
          <table:table-cell office:value-type="float" office:value="0.03928541" calcext:value-type="float">
            <text:p>0.0392854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3809" calcext:value-type="float">
            <text:p>-2.343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0" calcext:value-type="float">
            <text:p>0</text:p>
          </table:table-cell>
          <table:table-cell office:value-type="float" office:value="0.7462021" calcext:value-type="float">
            <text:p>0.7462021</text:p>
          </table:table-cell>
          <table:table-cell office:value-type="float" office:value="0" calcext:value-type="float">
            <text:p>0</text:p>
          </table:table-cell>
          <table:table-cell office:value-type="float" office:value="1087.633" calcext:value-type="float">
            <text:p>1087.633</text:p>
          </table:table-cell>
          <table:table-cell office:value-type="float" office:value="0.0001075996" calcext:value-type="float">
            <text:p>0.0001075996</text:p>
          </table:table-cell>
          <table:table-cell office:value-type="float" office:value="2.298239" calcext:value-type="float">
            <text:p>2.298239</text:p>
          </table:table-cell>
          <table:table-cell office:value-type="float" office:value="0.1631222" calcext:value-type="float">
            <text:p>0.1631222</text:p>
          </table:table-cell>
          <table:table-cell office:value-type="float" office:value="0.176669" calcext:value-type="float">
            <text:p>0.176669</text:p>
          </table:table-cell>
          <table:table-cell office:value-type="float" office:value="0.1872898" calcext:value-type="float">
            <text:p>0.1872898</text:p>
          </table:table-cell>
          <table:table-cell office:value-type="float" office:value="0.2554571" calcext:value-type="float">
            <text:p>0.2554571</text:p>
          </table:table-cell>
          <table:table-cell office:value-type="float" office:value="0.2974777" calcext:value-type="float">
            <text:p>0.2974777</text:p>
          </table:table-cell>
          <table:table-cell office:value-type="float" office:value="0.2739445" calcext:value-type="float">
            <text:p>0.2739445</text:p>
          </table:table-cell>
          <table:table-cell office:value-type="float" office:value="0.2806101" calcext:value-type="float">
            <text:p>0.2806101</text:p>
          </table:table-cell>
          <table:table-cell office:value-type="float" office:value="0.3669558" calcext:value-type="float">
            <text:p>0.3669558</text:p>
          </table:table-cell>
          <table:table-cell office:value-type="float" office:value="0.3642415" calcext:value-type="float">
            <text:p>0.3642415</text:p>
          </table:table-cell>
          <table:table-cell office:value-type="float" office:value="0.3748056" calcext:value-type="float">
            <text:p>0.3748056</text:p>
          </table:table-cell>
          <table:table-cell office:value-type="float" office:value="0.3894721" calcext:value-type="float">
            <text:p>0.3894721</text:p>
          </table:table-cell>
          <table:table-cell office:value-type="float" office:value="0.3981513" calcext:value-type="float">
            <text:p>0.3981513</text:p>
          </table:table-cell>
          <table:table-cell office:value-type="float" office:value="0.4623718" calcext:value-type="float">
            <text:p>0.4623718</text:p>
          </table:table-cell>
          <table:table-cell office:value-type="float" office:value="0" calcext:value-type="float">
            <text:p>0</text:p>
          </table:table-cell>
          <table:table-cell office:value-type="float" office:value="0.004913168" calcext:value-type="float">
            <text:p>0.004913168</text:p>
          </table:table-cell>
          <table:table-cell office:value-type="float" office:value="0.115906" calcext:value-type="float">
            <text:p>0.115906</text:p>
          </table:table-cell>
          <table:table-cell office:value-type="float" office:value="0.1642435" calcext:value-type="float">
            <text:p>0.1642435</text:p>
          </table:table-cell>
          <table:table-cell office:value-type="float" office:value="0.07984265" calcext:value-type="float">
            <text:p>0.07984265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858398" calcext:value-type="float">
            <text:p>-3.858398</text:p>
          </table:table-cell>
          <table:table-cell office:value-type="float" office:value="-2.118066" calcext:value-type="float">
            <text:p>-2.118066</text:p>
          </table:table-cell>
          <table:table-cell office:value-type="float" office:value="-1.362878" calcext:value-type="float">
            <text:p>-1.362878</text:p>
          </table:table-cell>
          <table:table-cell office:value-type="float" office:value="-0.1242605" calcext:value-type="float">
            <text:p>-0.1242605</text:p>
          </table:table-cell>
          <table:table-cell office:value-type="float" office:value="-0.03856175" calcext:value-type="float">
            <text:p>-0.03856175</text:p>
          </table:table-cell>
          <table:table-cell office:value-type="float" office:value="-0.02795069" calcext:value-type="float">
            <text:p>-0.02795069</text:p>
          </table:table-cell>
          <table:table-cell office:value-type="float" office:value="-0.02195746" calcext:value-type="float">
            <text:p>-0.02195746</text:p>
          </table:table-cell>
          <table:table-cell office:value-type="float" office:value="-0.01820299" calcext:value-type="float">
            <text:p>-0.01820299</text:p>
          </table:table-cell>
          <table:table-cell office:value-type="float" office:value="-0.01403939" calcext:value-type="float">
            <text:p>-0.01403939</text:p>
          </table:table-cell>
          <table:table-cell office:value-type="float" office:value="-0.01127139" calcext:value-type="float">
            <text:p>-0.0112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04594" calcext:value-type="float">
            <text:p>-5.604594</text:p>
          </table:table-cell>
          <table:table-cell office:value-type="float" office:value="0.03934284" calcext:value-type="float">
            <text:p>0.0393428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2444" calcext:value-type="float">
            <text:p>-2.342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0" calcext:value-type="float">
            <text:p>0</text:p>
          </table:table-cell>
          <table:table-cell office:value-type="float" office:value="0.8164534" calcext:value-type="float">
            <text:p>0.8164534</text:p>
          </table:table-cell>
          <table:table-cell office:value-type="float" office:value="0" calcext:value-type="float">
            <text:p>0</text:p>
          </table:table-cell>
          <table:table-cell office:value-type="float" office:value="1087.563" calcext:value-type="float">
            <text:p>1087.563</text:p>
          </table:table-cell>
          <table:table-cell office:value-type="float" office:value="0.0002081617" calcext:value-type="float">
            <text:p>0.0002081617</text:p>
          </table:table-cell>
          <table:table-cell office:value-type="float" office:value="0.5882003" calcext:value-type="float">
            <text:p>0.5882003</text:p>
          </table:table-cell>
          <table:table-cell office:value-type="float" office:value="0.1890557" calcext:value-type="float">
            <text:p>0.1890557</text:p>
          </table:table-cell>
          <table:table-cell office:value-type="float" office:value="0.1904531" calcext:value-type="float">
            <text:p>0.1904531</text:p>
          </table:table-cell>
          <table:table-cell office:value-type="float" office:value="0.1974542" calcext:value-type="float">
            <text:p>0.1974542</text:p>
          </table:table-cell>
          <table:table-cell office:value-type="float" office:value="0.2511376" calcext:value-type="float">
            <text:p>0.2511376</text:p>
          </table:table-cell>
          <table:table-cell office:value-type="float" office:value="0.2975136" calcext:value-type="float">
            <text:p>0.2975136</text:p>
          </table:table-cell>
          <table:table-cell office:value-type="float" office:value="0.2722973" calcext:value-type="float">
            <text:p>0.2722973</text:p>
          </table:table-cell>
          <table:table-cell office:value-type="float" office:value="0.2794098" calcext:value-type="float">
            <text:p>0.2794098</text:p>
          </table:table-cell>
          <table:table-cell office:value-type="float" office:value="0.3665357" calcext:value-type="float">
            <text:p>0.3665357</text:p>
          </table:table-cell>
          <table:table-cell office:value-type="float" office:value="0.3639138" calcext:value-type="float">
            <text:p>0.3639138</text:p>
          </table:table-cell>
          <table:table-cell office:value-type="float" office:value="0.3746495" calcext:value-type="float">
            <text:p>0.3746495</text:p>
          </table:table-cell>
          <table:table-cell office:value-type="float" office:value="0.3894361" calcext:value-type="float">
            <text:p>0.3894361</text:p>
          </table:table-cell>
          <table:table-cell office:value-type="float" office:value="0.3981883" calcext:value-type="float">
            <text:p>0.398188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005620837" calcext:value-type="float">
            <text:p>0.005620837</text:p>
          </table:table-cell>
          <table:table-cell office:value-type="float" office:value="0.09960344" calcext:value-type="float">
            <text:p>0.09960344</text:p>
          </table:table-cell>
          <table:table-cell office:value-type="float" office:value="0.1550881" calcext:value-type="float">
            <text:p>0.1550881</text:p>
          </table:table-cell>
          <table:table-cell office:value-type="float" office:value="0.09121092" calcext:value-type="float">
            <text:p>0.09121092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7408" calcext:value-type="float">
            <text:p>-1.27408</text:p>
          </table:table-cell>
          <table:table-cell office:value-type="float" office:value="-1.197036" calcext:value-type="float">
            <text:p>-1.197036</text:p>
          </table:table-cell>
          <table:table-cell office:value-type="float" office:value="-0.9091245" calcext:value-type="float">
            <text:p>-0.9091245</text:p>
          </table:table-cell>
          <table:table-cell office:value-type="float" office:value="-0.1422102" calcext:value-type="float">
            <text:p>-0.1422102</text:p>
          </table:table-cell>
          <table:table-cell office:value-type="float" office:value="-0.03853518" calcext:value-type="float">
            <text:p>-0.03853518</text:p>
          </table:table-cell>
          <table:table-cell office:value-type="float" office:value="-0.02924921" calcext:value-type="float">
            <text:p>-0.02924921</text:p>
          </table:table-cell>
          <table:table-cell office:value-type="float" office:value="-0.02276033" calcext:value-type="float">
            <text:p>-0.02276033</text:p>
          </table:table-cell>
          <table:table-cell office:value-type="float" office:value="-0.018659" calcext:value-type="float">
            <text:p>-0.018659</text:p>
          </table:table-cell>
          <table:table-cell office:value-type="float" office:value="-0.01425104" calcext:value-type="float">
            <text:p>-0.01425104</text:p>
          </table:table-cell>
          <table:table-cell office:value-type="float" office:value="-0.01135196" calcext:value-type="float">
            <text:p>-0.01135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8537" calcext:value-type="float">
            <text:p>-0.268537</text:p>
          </table:table-cell>
          <table:table-cell office:value-type="float" office:value="0.03929567" calcext:value-type="float">
            <text:p>0.0392956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0213" calcext:value-type="float">
            <text:p>-2.3402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0" calcext:value-type="float">
            <text:p>0</text:p>
          </table:table-cell>
          <table:table-cell office:value-type="float" office:value="0.9458332" calcext:value-type="float">
            <text:p>0.9458332</text:p>
          </table:table-cell>
          <table:table-cell office:value-type="float" office:value="0" calcext:value-type="float">
            <text:p>0</text:p>
          </table:table-cell>
          <table:table-cell office:value-type="float" office:value="1087.434" calcext:value-type="float">
            <text:p>1087.434</text:p>
          </table:table-cell>
          <table:table-cell office:value-type="float" office:value="0.0002292607" calcext:value-type="float">
            <text:p>0.0002292607</text:p>
          </table:table-cell>
          <table:table-cell office:value-type="float" office:value="0" calcext:value-type="float">
            <text:p>0</text:p>
          </table:table-cell>
          <table:table-cell office:value-type="float" office:value="0.2436947" calcext:value-type="float">
            <text:p>0.2436947</text:p>
          </table:table-cell>
          <table:table-cell office:value-type="float" office:value="0.2137416" calcext:value-type="float">
            <text:p>0.2137416</text:p>
          </table:table-cell>
          <table:table-cell office:value-type="float" office:value="0.2131674" calcext:value-type="float">
            <text:p>0.2131674</text:p>
          </table:table-cell>
          <table:table-cell office:value-type="float" office:value="0.2612983" calcext:value-type="float">
            <text:p>0.2612983</text:p>
          </table:table-cell>
          <table:table-cell office:value-type="float" office:value="0.2944423" calcext:value-type="float">
            <text:p>0.2944423</text:p>
          </table:table-cell>
          <table:table-cell office:value-type="float" office:value="0.2710694" calcext:value-type="float">
            <text:p>0.2710694</text:p>
          </table:table-cell>
          <table:table-cell office:value-type="float" office:value="0.2786985" calcext:value-type="float">
            <text:p>0.2786985</text:p>
          </table:table-cell>
          <table:table-cell office:value-type="float" office:value="0.3661048" calcext:value-type="float">
            <text:p>0.3661048</text:p>
          </table:table-cell>
          <table:table-cell office:value-type="float" office:value="0.3635672" calcext:value-type="float">
            <text:p>0.3635672</text:p>
          </table:table-cell>
          <table:table-cell office:value-type="float" office:value="0.3744899" calcext:value-type="float">
            <text:p>0.3744899</text:p>
          </table:table-cell>
          <table:table-cell office:value-type="float" office:value="0.3893942" calcext:value-type="float">
            <text:p>0.3893942</text:p>
          </table:table-cell>
          <table:table-cell office:value-type="float" office:value="0.3982389" calcext:value-type="float">
            <text:p>0.3982389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01384796" calcext:value-type="float">
            <text:p>0.01384796</text:p>
          </table:table-cell>
          <table:table-cell office:value-type="float" office:value="0.07553495" calcext:value-type="float">
            <text:p>0.07553495</text:p>
          </table:table-cell>
          <table:table-cell office:value-type="float" office:value="0.1404433" calcext:value-type="float">
            <text:p>0.1404433</text:p>
          </table:table-cell>
          <table:table-cell office:value-type="float" office:value="0.08740229" calcext:value-type="float">
            <text:p>0.08740229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83345" calcext:value-type="float">
            <text:p>-0.183345</text:p>
          </table:table-cell>
          <table:table-cell office:value-type="float" office:value="-0.4921538" calcext:value-type="float">
            <text:p>-0.4921538</text:p>
          </table:table-cell>
          <table:table-cell office:value-type="float" office:value="-0.5042177" calcext:value-type="float">
            <text:p>-0.5042177</text:p>
          </table:table-cell>
          <table:table-cell office:value-type="float" office:value="-0.1051446" calcext:value-type="float">
            <text:p>-0.1051446</text:p>
          </table:table-cell>
          <table:table-cell office:value-type="float" office:value="-0.04169406" calcext:value-type="float">
            <text:p>-0.04169406</text:p>
          </table:table-cell>
          <table:table-cell office:value-type="float" office:value="-0.03025325" calcext:value-type="float">
            <text:p>-0.03025325</text:p>
          </table:table-cell>
          <table:table-cell office:value-type="float" office:value="-0.02325527" calcext:value-type="float">
            <text:p>-0.02325527</text:p>
          </table:table-cell>
          <table:table-cell office:value-type="float" office:value="-0.01913999" calcext:value-type="float">
            <text:p>-0.01913999</text:p>
          </table:table-cell>
          <table:table-cell office:value-type="float" office:value="-0.01447859" calcext:value-type="float">
            <text:p>-0.01447859</text:p>
          </table:table-cell>
          <table:table-cell office:value-type="float" office:value="-0.01143509" calcext:value-type="float">
            <text:p>-0.01143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9025" calcext:value-type="float">
            <text:p>-0.0569025</text:p>
          </table:table-cell>
          <table:table-cell office:value-type="float" office:value="0.03914047" calcext:value-type="float">
            <text:p>0.03914047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37189" calcext:value-type="float">
            <text:p>-2.337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0" calcext:value-type="float">
            <text:p>0</text:p>
          </table:table-cell>
          <table:table-cell office:value-type="float" office:value="1.092106" calcext:value-type="float">
            <text:p>1.092106</text:p>
          </table:table-cell>
          <table:table-cell office:value-type="float" office:value="0" calcext:value-type="float">
            <text:p>0</text:p>
          </table:table-cell>
          <table:table-cell office:value-type="float" office:value="1087.287" calcext:value-type="float">
            <text:p>1087.287</text:p>
          </table:table-cell>
          <table:table-cell office:value-type="float" office:value="0.0002292607" calcext:value-type="float">
            <text:p>0.0002292607</text:p>
          </table:table-cell>
          <table:table-cell office:value-type="float" office:value="0" calcext:value-type="float">
            <text:p>0</text:p>
          </table:table-cell>
          <table:table-cell office:value-type="float" office:value="0.1732962" calcext:value-type="float">
            <text:p>0.1732962</text:p>
          </table:table-cell>
          <table:table-cell office:value-type="float" office:value="0.2118178" calcext:value-type="float">
            <text:p>0.2118178</text:p>
          </table:table-cell>
          <table:table-cell office:value-type="float" office:value="0.2232056" calcext:value-type="float">
            <text:p>0.2232056</text:p>
          </table:table-cell>
          <table:table-cell office:value-type="float" office:value="0.2762622" calcext:value-type="float">
            <text:p>0.2762622</text:p>
          </table:table-cell>
          <table:table-cell office:value-type="float" office:value="0.2919453" calcext:value-type="float">
            <text:p>0.2919453</text:p>
          </table:table-cell>
          <table:table-cell office:value-type="float" office:value="0.2696108" calcext:value-type="float">
            <text:p>0.2696108</text:p>
          </table:table-cell>
          <table:table-cell office:value-type="float" office:value="0.2779212" calcext:value-type="float">
            <text:p>0.2779212</text:p>
          </table:table-cell>
          <table:table-cell office:value-type="float" office:value="0.3657182" calcext:value-type="float">
            <text:p>0.3657182</text:p>
          </table:table-cell>
          <table:table-cell office:value-type="float" office:value="0.3632089" calcext:value-type="float">
            <text:p>0.3632089</text:p>
          </table:table-cell>
          <table:table-cell office:value-type="float" office:value="0.3743251" calcext:value-type="float">
            <text:p>0.3743251</text:p>
          </table:table-cell>
          <table:table-cell office:value-type="float" office:value="0.3893485" calcext:value-type="float">
            <text:p>0.3893485</text:p>
          </table:table-cell>
          <table:table-cell office:value-type="float" office:value="0.3982861" calcext:value-type="float">
            <text:p>0.3982861</text:p>
          </table:table-cell>
          <table:table-cell office:value-type="float" office:value="0.4623666" calcext:value-type="float">
            <text:p>0.4623666</text:p>
          </table:table-cell>
          <table:table-cell office:value-type="float" office:value="0" calcext:value-type="float">
            <text:p>0</text:p>
          </table:table-cell>
          <table:table-cell office:value-type="float" office:value="0.08594392" calcext:value-type="float">
            <text:p>0.08594392</text:p>
          </table:table-cell>
          <table:table-cell office:value-type="float" office:value="0.07998472" calcext:value-type="float">
            <text:p>0.07998472</text:p>
          </table:table-cell>
          <table:table-cell office:value-type="float" office:value="0.1327325" calcext:value-type="float">
            <text:p>0.1327325</text:p>
          </table:table-cell>
          <table:table-cell office:value-type="float" office:value="0.07779485" calcext:value-type="float">
            <text:p>0.07779485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38271" calcext:value-type="float">
            <text:p>-2.238271</text:p>
          </table:table-cell>
          <table:table-cell office:value-type="float" office:value="-0.5156544" calcext:value-type="float">
            <text:p>-0.5156544</text:p>
          </table:table-cell>
          <table:table-cell office:value-type="float" office:value="-0.3519342" calcext:value-type="float">
            <text:p>-0.3519342</text:p>
          </table:table-cell>
          <table:table-cell office:value-type="float" office:value="-0.06840084" calcext:value-type="float">
            <text:p>-0.06840084</text:p>
          </table:table-cell>
          <table:table-cell office:value-type="float" office:value="-0.04457936" calcext:value-type="float">
            <text:p>-0.04457936</text:p>
          </table:table-cell>
          <table:table-cell office:value-type="float" office:value="-0.03150228" calcext:value-type="float">
            <text:p>-0.03150228</text:p>
          </table:table-cell>
          <table:table-cell office:value-type="float" office:value="-0.02380376" calcext:value-type="float">
            <text:p>-0.02380376</text:p>
          </table:table-cell>
          <table:table-cell office:value-type="float" office:value="-0.01958243" calcext:value-type="float">
            <text:p>-0.01958243</text:p>
          </table:table-cell>
          <table:table-cell office:value-type="float" office:value="-0.01471784" calcext:value-type="float">
            <text:p>-0.01471784</text:p>
          </table:table-cell>
          <table:table-cell office:value-type="float" office:value="-0.01152143" calcext:value-type="float">
            <text:p>-0.01152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37279" calcext:value-type="float">
            <text:p>-7.537279</text:p>
          </table:table-cell>
          <table:table-cell office:value-type="float" office:value="0.03913968" calcext:value-type="float">
            <text:p>0.03913968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35463" calcext:value-type="float">
            <text:p>-2.335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0" calcext:value-type="float">
            <text:p>0</text:p>
          </table:table-cell>
          <table:table-cell office:value-type="float" office:value="1.365859" calcext:value-type="float">
            <text:p>1.365859</text:p>
          </table:table-cell>
          <table:table-cell office:value-type="float" office:value="0" calcext:value-type="float">
            <text:p>0</text:p>
          </table:table-cell>
          <table:table-cell office:value-type="float" office:value="1087.013" calcext:value-type="float">
            <text:p>1087.013</text:p>
          </table:table-cell>
          <table:table-cell office:value-type="float" office:value="0.0002292607" calcext:value-type="float">
            <text:p>0.0002292607</text:p>
          </table:table-cell>
          <table:table-cell office:value-type="float" office:value="0" calcext:value-type="float">
            <text:p>0</text:p>
          </table:table-cell>
          <table:table-cell office:value-type="float" office:value="0.2032215" calcext:value-type="float">
            <text:p>0.2032215</text:p>
          </table:table-cell>
          <table:table-cell office:value-type="float" office:value="0.2005633" calcext:value-type="float">
            <text:p>0.2005633</text:p>
          </table:table-cell>
          <table:table-cell office:value-type="float" office:value="0.2165272" calcext:value-type="float">
            <text:p>0.2165272</text:p>
          </table:table-cell>
          <table:table-cell office:value-type="float" office:value="0.2850584" calcext:value-type="float">
            <text:p>0.2850584</text:p>
          </table:table-cell>
          <table:table-cell office:value-type="float" office:value="0.2927454" calcext:value-type="float">
            <text:p>0.2927454</text:p>
          </table:table-cell>
          <table:table-cell office:value-type="float" office:value="0.2683886" calcext:value-type="float">
            <text:p>0.2683886</text:p>
          </table:table-cell>
          <table:table-cell office:value-type="float" office:value="0.2769646" calcext:value-type="float">
            <text:p>0.2769646</text:p>
          </table:table-cell>
          <table:table-cell office:value-type="float" office:value="0.3653826" calcext:value-type="float">
            <text:p>0.3653826</text:p>
          </table:table-cell>
          <table:table-cell office:value-type="float" office:value="0.3628463" calcext:value-type="float">
            <text:p>0.3628463</text:p>
          </table:table-cell>
          <table:table-cell office:value-type="float" office:value="0.3741552" calcext:value-type="float">
            <text:p>0.3741552</text:p>
          </table:table-cell>
          <table:table-cell office:value-type="float" office:value="0.3892972" calcext:value-type="float">
            <text:p>0.3892972</text:p>
          </table:table-cell>
          <table:table-cell office:value-type="float" office:value="0.3983219" calcext:value-type="float">
            <text:p>0.3983219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0.05045136" calcext:value-type="float">
            <text:p>0.05045136</text:p>
          </table:table-cell>
          <table:table-cell office:value-type="float" office:value="0.09214858" calcext:value-type="float">
            <text:p>0.09214858</text:p>
          </table:table-cell>
          <table:table-cell office:value-type="float" office:value="0.1419934" calcext:value-type="float">
            <text:p>0.1419934</text:p>
          </table:table-cell>
          <table:table-cell office:value-type="float" office:value="0.07237023" calcext:value-type="float">
            <text:p>0.07237023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973016" calcext:value-type="float">
            <text:p>-0.6973016</text:p>
          </table:table-cell>
          <table:table-cell office:value-type="float" office:value="-0.8032517" calcext:value-type="float">
            <text:p>-0.8032517</text:p>
          </table:table-cell>
          <table:table-cell office:value-type="float" office:value="-0.4453875" calcext:value-type="float">
            <text:p>-0.4453875</text:p>
          </table:table-cell>
          <table:table-cell office:value-type="float" office:value="-0.05366215" calcext:value-type="float">
            <text:p>-0.05366215</text:p>
          </table:table-cell>
          <table:table-cell office:value-type="float" office:value="-0.04366104" calcext:value-type="float">
            <text:p>-0.04366104</text:p>
          </table:table-cell>
          <table:table-cell office:value-type="float" office:value="-0.0325987" calcext:value-type="float">
            <text:p>-0.0325987</text:p>
          </table:table-cell>
          <table:table-cell office:value-type="float" office:value="-0.02450108" calcext:value-type="float">
            <text:p>-0.02450108</text:p>
          </table:table-cell>
          <table:table-cell office:value-type="float" office:value="-0.01997571" calcext:value-type="float">
            <text:p>-0.01997571</text:p>
          </table:table-cell>
          <table:table-cell office:value-type="float" office:value="-0.01496439" calcext:value-type="float">
            <text:p>-0.01496439</text:p>
          </table:table-cell>
          <table:table-cell office:value-type="float" office:value="-0.01161128" calcext:value-type="float">
            <text:p>-0.01161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20649" calcext:value-type="float">
            <text:p>-0.8220649</text:p>
          </table:table-cell>
          <table:table-cell office:value-type="float" office:value="0.03916098" calcext:value-type="float">
            <text:p>0.03916098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34119" calcext:value-type="float">
            <text:p>-2.334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0" calcext:value-type="float">
            <text:p>0</text:p>
          </table:table-cell>
          <table:table-cell office:value-type="float" office:value="1.721449" calcext:value-type="float">
            <text:p>1.721449</text:p>
          </table:table-cell>
          <table:table-cell office:value-type="float" office:value="0" calcext:value-type="float">
            <text:p>0</text:p>
          </table:table-cell>
          <table:table-cell office:value-type="float" office:value="1086.657" calcext:value-type="float">
            <text:p>1086.657</text:p>
          </table:table-cell>
          <table:table-cell office:value-type="float" office:value="0.0002292607" calcext:value-type="float">
            <text:p>0.0002292607</text:p>
          </table:table-cell>
          <table:table-cell office:value-type="float" office:value="0" calcext:value-type="float">
            <text:p>0</text:p>
          </table:table-cell>
          <table:table-cell office:value-type="float" office:value="0.2655693" calcext:value-type="float">
            <text:p>0.2655693</text:p>
          </table:table-cell>
          <table:table-cell office:value-type="float" office:value="0.225672" calcext:value-type="float">
            <text:p>0.225672</text:p>
          </table:table-cell>
          <table:table-cell office:value-type="float" office:value="0.2259439" calcext:value-type="float">
            <text:p>0.2259439</text:p>
          </table:table-cell>
          <table:table-cell office:value-type="float" office:value="0.2923391" calcext:value-type="float">
            <text:p>0.2923391</text:p>
          </table:table-cell>
          <table:table-cell office:value-type="float" office:value="0.295555" calcext:value-type="float">
            <text:p>0.295555</text:p>
          </table:table-cell>
          <table:table-cell office:value-type="float" office:value="0.2679913" calcext:value-type="float">
            <text:p>0.2679913</text:p>
          </table:table-cell>
          <table:table-cell office:value-type="float" office:value="0.2761867" calcext:value-type="float">
            <text:p>0.2761867</text:p>
          </table:table-cell>
          <table:table-cell office:value-type="float" office:value="0.3650337" calcext:value-type="float">
            <text:p>0.3650337</text:p>
          </table:table-cell>
          <table:table-cell office:value-type="float" office:value="0.3624839" calcext:value-type="float">
            <text:p>0.3624839</text:p>
          </table:table-cell>
          <table:table-cell office:value-type="float" office:value="0.3739803" calcext:value-type="float">
            <text:p>0.3739803</text:p>
          </table:table-cell>
          <table:table-cell office:value-type="float" office:value="0.389241" calcext:value-type="float">
            <text:p>0.389241</text:p>
          </table:table-cell>
          <table:table-cell office:value-type="float" office:value="0.3983667" calcext:value-type="float">
            <text:p>0.3983667</text:p>
          </table:table-cell>
          <table:table-cell office:value-type="float" office:value="0.4623765" calcext:value-type="float">
            <text:p>0.4623765</text:p>
          </table:table-cell>
          <table:table-cell office:value-type="float" office:value="0" calcext:value-type="float">
            <text:p>0</text:p>
          </table:table-cell>
          <table:table-cell office:value-type="float" office:value="0.00284935" calcext:value-type="float">
            <text:p>0.00284935</text:p>
          </table:table-cell>
          <table:table-cell office:value-type="float" office:value="0.06730903" calcext:value-type="float">
            <text:p>0.06730903</text:p>
          </table:table-cell>
          <table:table-cell office:value-type="float" office:value="0.1352212" calcext:value-type="float">
            <text:p>0.1352212</text:p>
          </table:table-cell>
          <table:table-cell office:value-type="float" office:value="0.06467807" calcext:value-type="float">
            <text:p>0.06467807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9227014" calcext:value-type="float">
            <text:p>-0.09227014</text:p>
          </table:table-cell>
          <table:table-cell office:value-type="float" office:value="-0.3245718" calcext:value-type="float">
            <text:p>-0.3245718</text:p>
          </table:table-cell>
          <table:table-cell office:value-type="float" office:value="-0.3218804" calcext:value-type="float">
            <text:p>-0.3218804</text:p>
          </table:table-cell>
          <table:table-cell office:value-type="float" office:value="-0.04420041" calcext:value-type="float">
            <text:p>-0.04420041</text:p>
          </table:table-cell>
          <table:table-cell office:value-type="float" office:value="-0.04058538" calcext:value-type="float">
            <text:p>-0.04058538</text:p>
          </table:table-cell>
          <table:table-cell office:value-type="float" office:value="-0.03296993" calcext:value-type="float">
            <text:p>-0.03296993</text:p>
          </table:table-cell>
          <table:table-cell office:value-type="float" office:value="-0.02508717" calcext:value-type="float">
            <text:p>-0.02508717</text:p>
          </table:table-cell>
          <table:table-cell office:value-type="float" office:value="-0.02039239" calcext:value-type="float">
            <text:p>-0.02039239</text:p>
          </table:table-cell>
          <table:table-cell office:value-type="float" office:value="-0.01521515" calcext:value-type="float">
            <text:p>-0.01521515</text:p>
          </table:table-cell>
          <table:table-cell office:value-type="float" office:value="-0.01170451" calcext:value-type="float">
            <text:p>-0.01170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58447" calcext:value-type="float">
            <text:p>-0.0858447</text:p>
          </table:table-cell>
          <table:table-cell office:value-type="float" office:value="0.03896277" calcext:value-type="float">
            <text:p>0.0389627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1032" calcext:value-type="float">
            <text:p>-2.3310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0" calcext:value-type="float">
            <text:p>0</text:p>
          </table:table-cell>
          <table:table-cell office:value-type="float" office:value="1.936351" calcext:value-type="float">
            <text:p>1.936351</text:p>
          </table:table-cell>
          <table:table-cell office:value-type="float" office:value="0" calcext:value-type="float">
            <text:p>0</text:p>
          </table:table-cell>
          <table:table-cell office:value-type="float" office:value="1086.443" calcext:value-type="float">
            <text:p>1086.443</text:p>
          </table:table-cell>
          <table:table-cell office:value-type="float" office:value="0.0002292607" calcext:value-type="float">
            <text:p>0.0002292607</text:p>
          </table:table-cell>
          <table:table-cell office:value-type="float" office:value="0" calcext:value-type="float">
            <text:p>0</text:p>
          </table:table-cell>
          <table:table-cell office:value-type="float" office:value="0.2548102" calcext:value-type="float">
            <text:p>0.2548102</text:p>
          </table:table-cell>
          <table:table-cell office:value-type="float" office:value="0.2484858" calcext:value-type="float">
            <text:p>0.2484858</text:p>
          </table:table-cell>
          <table:table-cell office:value-type="float" office:value="0.2411223" calcext:value-type="float">
            <text:p>0.2411223</text:p>
          </table:table-cell>
          <table:table-cell office:value-type="float" office:value="0.2993292" calcext:value-type="float">
            <text:p>0.2993292</text:p>
          </table:table-cell>
          <table:table-cell office:value-type="float" office:value="0.299655" calcext:value-type="float">
            <text:p>0.299655</text:p>
          </table:table-cell>
          <table:table-cell office:value-type="float" office:value="0.2685086" calcext:value-type="float">
            <text:p>0.2685086</text:p>
          </table:table-cell>
          <table:table-cell office:value-type="float" office:value="0.2757186" calcext:value-type="float">
            <text:p>0.2757186</text:p>
          </table:table-cell>
          <table:table-cell office:value-type="float" office:value="0.3647013" calcext:value-type="float">
            <text:p>0.3647013</text:p>
          </table:table-cell>
          <table:table-cell office:value-type="float" office:value="0.3621199" calcext:value-type="float">
            <text:p>0.3621199</text:p>
          </table:table-cell>
          <table:table-cell office:value-type="float" office:value="0.3738" calcext:value-type="float">
            <text:p>0.3738</text:p>
          </table:table-cell>
          <table:table-cell office:value-type="float" office:value="0.3891816" calcext:value-type="float">
            <text:p>0.3891816</text:p>
          </table:table-cell>
          <table:table-cell office:value-type="float" office:value="0.3984236" calcext:value-type="float">
            <text:p>0.3984236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001169931" calcext:value-type="float">
            <text:p>0.001169931</text:p>
          </table:table-cell>
          <table:table-cell office:value-type="float" office:value="0.04609917" calcext:value-type="float">
            <text:p>0.04609917</text:p>
          </table:table-cell>
          <table:table-cell office:value-type="float" office:value="0.1248444" calcext:value-type="float">
            <text:p>0.1248444</text:p>
          </table:table-cell>
          <table:table-cell office:value-type="float" office:value="0.05271312" calcext:value-type="float">
            <text:p>0.05271312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260833" calcext:value-type="float">
            <text:p>-0.1260833</text:p>
          </table:table-cell>
          <table:table-cell office:value-type="float" office:value="-0.1540338" calcext:value-type="float">
            <text:p>-0.1540338</text:p>
          </table:table-cell>
          <table:table-cell office:value-type="float" office:value="-0.1952347" calcext:value-type="float">
            <text:p>-0.1952347</text:p>
          </table:table-cell>
          <table:table-cell office:value-type="float" office:value="-0.03681094" calcext:value-type="float">
            <text:p>-0.03681094</text:p>
          </table:table-cell>
          <table:table-cell office:value-type="float" office:value="-0.03650265" calcext:value-type="float">
            <text:p>-0.03650265</text:p>
          </table:table-cell>
          <table:table-cell office:value-type="float" office:value="-0.03250667" calcext:value-type="float">
            <text:p>-0.03250667</text:p>
          </table:table-cell>
          <table:table-cell office:value-type="float" office:value="-0.0254492" calcext:value-type="float">
            <text:p>-0.0254492</text:p>
          </table:table-cell>
          <table:table-cell office:value-type="float" office:value="-0.02079844" calcext:value-type="float">
            <text:p>-0.02079844</text:p>
          </table:table-cell>
          <table:table-cell office:value-type="float" office:value="-0.01547153" calcext:value-type="float">
            <text:p>-0.01547153</text:p>
          </table:table-cell>
          <table:table-cell office:value-type="float" office:value="-0.01180143" calcext:value-type="float">
            <text:p>-0.0118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12133" calcext:value-type="float">
            <text:p>-0.1212133</text:p>
          </table:table-cell>
          <table:table-cell office:value-type="float" office:value="0.0387838" calcext:value-type="float">
            <text:p>0.038783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8248" calcext:value-type="float">
            <text:p>-2.328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0" calcext:value-type="float">
            <text:p>0</text:p>
          </table:table-cell>
          <table:table-cell office:value-type="float" office:value="2.757682" calcext:value-type="float">
            <text:p>2.757682</text:p>
          </table:table-cell>
          <table:table-cell office:value-type="float" office:value="0" calcext:value-type="float">
            <text:p>0</text:p>
          </table:table-cell>
          <table:table-cell office:value-type="float" office:value="1085.621" calcext:value-type="float">
            <text:p>1085.621</text:p>
          </table:table-cell>
          <table:table-cell office:value-type="float" office:value="0.0002292607" calcext:value-type="float">
            <text:p>0.0002292607</text:p>
          </table:table-cell>
          <table:table-cell office:value-type="float" office:value="0" calcext:value-type="float">
            <text:p>0</text:p>
          </table:table-cell>
          <table:table-cell office:value-type="float" office:value="0.2142451" calcext:value-type="float">
            <text:p>0.2142451</text:p>
          </table:table-cell>
          <table:table-cell office:value-type="float" office:value="0.2599714" calcext:value-type="float">
            <text:p>0.2599714</text:p>
          </table:table-cell>
          <table:table-cell office:value-type="float" office:value="0.258983" calcext:value-type="float">
            <text:p>0.258983</text:p>
          </table:table-cell>
          <table:table-cell office:value-type="float" office:value="0.3034959" calcext:value-type="float">
            <text:p>0.3034959</text:p>
          </table:table-cell>
          <table:table-cell office:value-type="float" office:value="0.3033705" calcext:value-type="float">
            <text:p>0.3033705</text:p>
          </table:table-cell>
          <table:table-cell office:value-type="float" office:value="0.269694" calcext:value-type="float">
            <text:p>0.269694</text:p>
          </table:table-cell>
          <table:table-cell office:value-type="float" office:value="0.27562" calcext:value-type="float">
            <text:p>0.27562</text:p>
          </table:table-cell>
          <table:table-cell office:value-type="float" office:value="0.3644343" calcext:value-type="float">
            <text:p>0.3644343</text:p>
          </table:table-cell>
          <table:table-cell office:value-type="float" office:value="0.3617618" calcext:value-type="float">
            <text:p>0.3617618</text:p>
          </table:table-cell>
          <table:table-cell office:value-type="float" office:value="0.3736154" calcext:value-type="float">
            <text:p>0.3736154</text:p>
          </table:table-cell>
          <table:table-cell office:value-type="float" office:value="0.3891203" calcext:value-type="float">
            <text:p>0.3891203</text:p>
          </table:table-cell>
          <table:table-cell office:value-type="float" office:value="0.3984866" calcext:value-type="float">
            <text:p>0.3984866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2161664" calcext:value-type="float">
            <text:p>0.02161664</text:p>
          </table:table-cell>
          <table:table-cell office:value-type="float" office:value="0.0231327" calcext:value-type="float">
            <text:p>0.0231327</text:p>
          </table:table-cell>
          <table:table-cell office:value-type="float" office:value="0.1161906" calcext:value-type="float">
            <text:p>0.1161906</text:p>
          </table:table-cell>
          <table:table-cell office:value-type="float" office:value="0.03836891" calcext:value-type="float">
            <text:p>0.03836891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590064" calcext:value-type="float">
            <text:p>-0.4590064</text:p>
          </table:table-cell>
          <table:table-cell office:value-type="float" office:value="-0.1076766" calcext:value-type="float">
            <text:p>-0.1076766</text:p>
          </table:table-cell>
          <table:table-cell office:value-type="float" office:value="-0.1125424" calcext:value-type="float">
            <text:p>-0.1125424</text:p>
          </table:table-cell>
          <table:table-cell office:value-type="float" office:value="-0.03305544" calcext:value-type="float">
            <text:p>-0.03305544</text:p>
          </table:table-cell>
          <table:table-cell office:value-type="float" office:value="-0.03318556" calcext:value-type="float">
            <text:p>-0.03318556</text:p>
          </table:table-cell>
          <table:table-cell office:value-type="float" office:value="-0.03145489" calcext:value-type="float">
            <text:p>-0.03145489</text:p>
          </table:table-cell>
          <table:table-cell office:value-type="float" office:value="-0.02552825" calcext:value-type="float">
            <text:p>-0.02552825</text:p>
          </table:table-cell>
          <table:table-cell office:value-type="float" office:value="-0.0211315" calcext:value-type="float">
            <text:p>-0.0211315</text:p>
          </table:table-cell>
          <table:table-cell office:value-type="float" office:value="-0.01572832" calcext:value-type="float">
            <text:p>-0.01572832</text:p>
          </table:table-cell>
          <table:table-cell office:value-type="float" office:value="-0.0119016" calcext:value-type="float">
            <text:p>-0.011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9356" calcext:value-type="float">
            <text:p>-1.049356</text:p>
          </table:table-cell>
          <table:table-cell office:value-type="float" office:value="0.03860988" calcext:value-type="float">
            <text:p>0.0386098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5667" calcext:value-type="float">
            <text:p>-2.325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0" calcext:value-type="float">
            <text:p>0</text:p>
          </table:table-cell>
          <table:table-cell office:value-type="float" office:value="3.379848" calcext:value-type="float">
            <text:p>3.379848</text:p>
          </table:table-cell>
          <table:table-cell office:value-type="float" office:value="0" calcext:value-type="float">
            <text:p>0</text:p>
          </table:table-cell>
          <table:table-cell office:value-type="float" office:value="1084.999" calcext:value-type="float">
            <text:p>1084.999</text:p>
          </table:table-cell>
          <table:table-cell office:value-type="float" office:value="0.0002292607" calcext:value-type="float">
            <text:p>0.0002292607</text:p>
          </table:table-cell>
          <table:table-cell office:value-type="float" office:value="0" calcext:value-type="float">
            <text:p>0</text:p>
          </table:table-cell>
          <table:table-cell office:value-type="float" office:value="0.2400943" calcext:value-type="float">
            <text:p>0.2400943</text:p>
          </table:table-cell>
          <table:table-cell office:value-type="float" office:value="0.2602685" calcext:value-type="float">
            <text:p>0.2602685</text:p>
          </table:table-cell>
          <table:table-cell office:value-type="float" office:value="0.2716045" calcext:value-type="float">
            <text:p>0.2716045</text:p>
          </table:table-cell>
          <table:table-cell office:value-type="float" office:value="0.3048572" calcext:value-type="float">
            <text:p>0.3048572</text:p>
          </table:table-cell>
          <table:table-cell office:value-type="float" office:value="0.3052537" calcext:value-type="float">
            <text:p>0.3052537</text:p>
          </table:table-cell>
          <table:table-cell office:value-type="float" office:value="0.2709218" calcext:value-type="float">
            <text:p>0.2709218</text:p>
          </table:table-cell>
          <table:table-cell office:value-type="float" office:value="0.275773" calcext:value-type="float">
            <text:p>0.275773</text:p>
          </table:table-cell>
          <table:table-cell office:value-type="float" office:value="0.364255" calcext:value-type="float">
            <text:p>0.364255</text:p>
          </table:table-cell>
          <table:table-cell office:value-type="float" office:value="0.3614214" calcext:value-type="float">
            <text:p>0.3614214</text:p>
          </table:table-cell>
          <table:table-cell office:value-type="float" office:value="0.3734272" calcext:value-type="float">
            <text:p>0.3734272</text:p>
          </table:table-cell>
          <table:table-cell office:value-type="float" office:value="0.3890564" calcext:value-type="float">
            <text:p>0.3890564</text:p>
          </table:table-cell>
          <table:table-cell office:value-type="float" office:value="0.3985465" calcext:value-type="float">
            <text:p>0.3985465</text:p>
          </table:table-cell>
          <table:table-cell office:value-type="float" office:value="0.4623765" calcext:value-type="float">
            <text:p>0.46237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19967" calcext:value-type="float">
            <text:p>5.519967E-09</text:p>
          </table:table-cell>
          <table:table-cell office:value-type="float" office:value="0.01309049" calcext:value-type="float">
            <text:p>0.01309049</text:p>
          </table:table-cell>
          <table:table-cell office:value-type="float" office:value="0.1124664" calcext:value-type="float">
            <text:p>0.1124664</text:p>
          </table:table-cell>
          <table:table-cell office:value-type="float" office:value="0.02350219" calcext:value-type="float">
            <text:p>0.02350219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021839" calcext:value-type="float">
            <text:p>-0.2021839</text:p>
          </table:table-cell>
          <table:table-cell office:value-type="float" office:value="-0.1077086" calcext:value-type="float">
            <text:p>-0.1077086</text:p>
          </table:table-cell>
          <table:table-cell office:value-type="float" office:value="-0.07799157" calcext:value-type="float">
            <text:p>-0.07799157</text:p>
          </table:table-cell>
          <table:table-cell office:value-type="float" office:value="-0.03214358" calcext:value-type="float">
            <text:p>-0.03214358</text:p>
          </table:table-cell>
          <table:table-cell office:value-type="float" office:value="-0.03190424" calcext:value-type="float">
            <text:p>-0.03190424</text:p>
          </table:table-cell>
          <table:table-cell office:value-type="float" office:value="-0.03040044" calcext:value-type="float">
            <text:p>-0.03040044</text:p>
          </table:table-cell>
          <table:table-cell office:value-type="float" office:value="-0.02541109" calcext:value-type="float">
            <text:p>-0.02541109</text:p>
          </table:table-cell>
          <table:table-cell office:value-type="float" office:value="-0.02135885" calcext:value-type="float">
            <text:p>-0.02135885</text:p>
          </table:table-cell>
          <table:table-cell office:value-type="float" office:value="-0.01597674" calcext:value-type="float">
            <text:p>-0.01597674</text:p>
          </table:table-cell>
          <table:table-cell office:value-type="float" office:value="-0.01200464" calcext:value-type="float">
            <text:p>-0.0120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19466" calcext:value-type="float">
            <text:p>-0.2319466</text:p>
          </table:table-cell>
          <table:table-cell office:value-type="float" office:value="0.0384663" calcext:value-type="float">
            <text:p>0.038466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3488" calcext:value-type="float">
            <text:p>-2.3234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0" calcext:value-type="float">
            <text:p>0</text:p>
          </table:table-cell>
          <table:table-cell office:value-type="float" office:value="4.301564" calcext:value-type="float">
            <text:p>4.301564</text:p>
          </table:table-cell>
          <table:table-cell office:value-type="float" office:value="0" calcext:value-type="float">
            <text:p>0</text:p>
          </table:table-cell>
          <table:table-cell office:value-type="float" office:value="1084.077" calcext:value-type="float">
            <text:p>1084.077</text:p>
          </table:table-cell>
          <table:table-cell office:value-type="float" office:value="0.0002292607" calcext:value-type="float">
            <text:p>0.0002292607</text:p>
          </table:table-cell>
          <table:table-cell office:value-type="float" office:value="0" calcext:value-type="float">
            <text:p>0</text:p>
          </table:table-cell>
          <table:table-cell office:value-type="float" office:value="0.2150056" calcext:value-type="float">
            <text:p>0.2150056</text:p>
          </table:table-cell>
          <table:table-cell office:value-type="float" office:value="0.2645934" calcext:value-type="float">
            <text:p>0.2645934</text:p>
          </table:table-cell>
          <table:table-cell office:value-type="float" office:value="0.2913765" calcext:value-type="float">
            <text:p>0.2913765</text:p>
          </table:table-cell>
          <table:table-cell office:value-type="float" office:value="0.3071057" calcext:value-type="float">
            <text:p>0.3071057</text:p>
          </table:table-cell>
          <table:table-cell office:value-type="float" office:value="0.3070741" calcext:value-type="float">
            <text:p>0.3070741</text:p>
          </table:table-cell>
          <table:table-cell office:value-type="float" office:value="0.2719325" calcext:value-type="float">
            <text:p>0.2719325</text:p>
          </table:table-cell>
          <table:table-cell office:value-type="float" office:value="0.2759942" calcext:value-type="float">
            <text:p>0.2759942</text:p>
          </table:table-cell>
          <table:table-cell office:value-type="float" office:value="0.3641508" calcext:value-type="float">
            <text:p>0.3641508</text:p>
          </table:table-cell>
          <table:table-cell office:value-type="float" office:value="0.3611098" calcext:value-type="float">
            <text:p>0.3611098</text:p>
          </table:table-cell>
          <table:table-cell office:value-type="float" office:value="0.3732376" calcext:value-type="float">
            <text:p>0.3732376</text:p>
          </table:table-cell>
          <table:table-cell office:value-type="float" office:value="0.3889899" calcext:value-type="float">
            <text:p>0.3889899</text:p>
          </table:table-cell>
          <table:table-cell office:value-type="float" office:value="0.3986079" calcext:value-type="float">
            <text:p>0.398607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008544857" calcext:value-type="float">
            <text:p>0.008544857</text:p>
          </table:table-cell>
          <table:table-cell office:value-type="float" office:value="0.002480667" calcext:value-type="float">
            <text:p>0.002480667</text:p>
          </table:table-cell>
          <table:table-cell office:value-type="float" office:value="0.09750973" calcext:value-type="float">
            <text:p>0.09750973</text:p>
          </table:table-cell>
          <table:table-cell office:value-type="float" office:value="0.006542925" calcext:value-type="float">
            <text:p>0.006542925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699199" calcext:value-type="float">
            <text:p>-0.4699199</text:p>
          </table:table-cell>
          <table:table-cell office:value-type="float" office:value="-0.09485257" calcext:value-type="float">
            <text:p>-0.09485257</text:p>
          </table:table-cell>
          <table:table-cell office:value-type="float" office:value="-0.04523186" calcext:value-type="float">
            <text:p>-0.04523186</text:p>
          </table:table-cell>
          <table:table-cell office:value-type="float" office:value="-0.03073938" calcext:value-type="float">
            <text:p>-0.03073938</text:p>
          </table:table-cell>
          <table:table-cell office:value-type="float" office:value="-0.03076722" calcext:value-type="float">
            <text:p>-0.03076722</text:p>
          </table:table-cell>
          <table:table-cell office:value-type="float" office:value="-0.0295649" calcext:value-type="float">
            <text:p>-0.0295649</text:p>
          </table:table-cell>
          <table:table-cell office:value-type="float" office:value="-0.0252382" calcext:value-type="float">
            <text:p>-0.0252382</text:p>
          </table:table-cell>
          <table:table-cell office:value-type="float" office:value="-0.0214921" calcext:value-type="float">
            <text:p>-0.0214921</text:p>
          </table:table-cell>
          <table:table-cell office:value-type="float" office:value="-0.01620778" calcext:value-type="float">
            <text:p>-0.01620778</text:p>
          </table:table-cell>
          <table:table-cell office:value-type="float" office:value="-0.01210938" calcext:value-type="float">
            <text:p>-0.01210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11496" calcext:value-type="float">
            <text:p>-0.8511496</text:p>
          </table:table-cell>
          <table:table-cell office:value-type="float" office:value="0.03828733" calcext:value-type="float">
            <text:p>0.0382873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1091" calcext:value-type="float">
            <text:p>-2.3210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0.7000001" calcext:value-type="float">
            <text:p>0.7000001</text:p>
          </table:table-cell>
          <table:table-cell office:value-type="float" office:value="4.88742" calcext:value-type="float">
            <text:p>4.88742</text:p>
          </table:table-cell>
          <table:table-cell office:value-type="float" office:value="0" calcext:value-type="float">
            <text:p>0</text:p>
          </table:table-cell>
          <table:table-cell office:value-type="float" office:value="1084.191" calcext:value-type="float">
            <text:p>1084.191</text:p>
          </table:table-cell>
          <table:table-cell office:value-type="float" office:value="0.0005081622" calcext:value-type="float">
            <text:p>0.0005081622</text:p>
          </table:table-cell>
          <table:table-cell office:value-type="float" office:value="0" calcext:value-type="float">
            <text:p>0</text:p>
          </table:table-cell>
          <table:table-cell office:value-type="float" office:value="0.2407415" calcext:value-type="float">
            <text:p>0.2407415</text:p>
          </table:table-cell>
          <table:table-cell office:value-type="float" office:value="0.2665978" calcext:value-type="float">
            <text:p>0.2665978</text:p>
          </table:table-cell>
          <table:table-cell office:value-type="float" office:value="0.3096624" calcext:value-type="float">
            <text:p>0.3096624</text:p>
          </table:table-cell>
          <table:table-cell office:value-type="float" office:value="0.3077647" calcext:value-type="float">
            <text:p>0.3077647</text:p>
          </table:table-cell>
          <table:table-cell office:value-type="float" office:value="0.308186" calcext:value-type="float">
            <text:p>0.308186</text:p>
          </table:table-cell>
          <table:table-cell office:value-type="float" office:value="0.2729451" calcext:value-type="float">
            <text:p>0.2729451</text:p>
          </table:table-cell>
          <table:table-cell office:value-type="float" office:value="0.2760686" calcext:value-type="float">
            <text:p>0.2760686</text:p>
          </table:table-cell>
          <table:table-cell office:value-type="float" office:value="0.3640758" calcext:value-type="float">
            <text:p>0.3640758</text:p>
          </table:table-cell>
          <table:table-cell office:value-type="float" office:value="0.3608219" calcext:value-type="float">
            <text:p>0.3608219</text:p>
          </table:table-cell>
          <table:table-cell office:value-type="float" office:value="0.3730787" calcext:value-type="float">
            <text:p>0.3730787</text:p>
          </table:table-cell>
          <table:table-cell office:value-type="float" office:value="0.3888939" calcext:value-type="float">
            <text:p>0.3888939</text:p>
          </table:table-cell>
          <table:table-cell office:value-type="float" office:value="0.3986665" calcext:value-type="float">
            <text:p>0.39866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1710486" calcext:value-type="float">
            <text:p>0.001710486</text:p>
          </table:table-cell>
          <table:table-cell office:value-type="float" office:value="0.0001605464" calcext:value-type="float">
            <text:p>0.0001605464</text:p>
          </table:table-cell>
          <table:table-cell office:value-type="float" office:value="0.06850847" calcext:value-type="float">
            <text:p>0.06850847</text:p>
          </table:table-cell>
          <table:table-cell office:value-type="float" office:value="9.599163E-016" calcext:value-type="float">
            <text:p>9.599163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032591" calcext:value-type="float">
            <text:p>-0.2032591</text:p>
          </table:table-cell>
          <table:table-cell office:value-type="float" office:value="-0.089682" calcext:value-type="float">
            <text:p>-0.089682</text:p>
          </table:table-cell>
          <table:table-cell office:value-type="float" office:value="-0.02914549" calcext:value-type="float">
            <text:p>-0.02914549</text:p>
          </table:table-cell>
          <table:table-cell office:value-type="float" office:value="-0.03034671" calcext:value-type="float">
            <text:p>-0.03034671</text:p>
          </table:table-cell>
          <table:table-cell office:value-type="float" office:value="-0.03008743" calcext:value-type="float">
            <text:p>-0.03008743</text:p>
          </table:table-cell>
          <table:table-cell office:value-type="float" office:value="-0.02874975" calcext:value-type="float">
            <text:p>-0.02874975</text:p>
          </table:table-cell>
          <table:table-cell office:value-type="float" office:value="-0.02518393" calcext:value-type="float">
            <text:p>-0.02518393</text:p>
          </table:table-cell>
          <table:table-cell office:value-type="float" office:value="-0.02158814" calcext:value-type="float">
            <text:p>-0.02158814</text:p>
          </table:table-cell>
          <table:table-cell office:value-type="float" office:value="-0.01642434" calcext:value-type="float">
            <text:p>-0.01642434</text:p>
          </table:table-cell>
          <table:table-cell office:value-type="float" office:value="-0.01219817" calcext:value-type="float">
            <text:p>-0.01219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16367" calcext:value-type="float">
            <text:p>-0.1516367</text:p>
          </table:table-cell>
          <table:table-cell office:value-type="float" office:value="0.03810666" calcext:value-type="float">
            <text:p>0.0381066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879" calcext:value-type="float">
            <text:p>-2.318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5.064577" calcext:value-type="float">
            <text:p>5.064577</text:p>
          </table:table-cell>
          <table:table-cell office:value-type="float" office:value="0" calcext:value-type="float">
            <text:p>0</text:p>
          </table:table-cell>
          <table:table-cell office:value-type="float" office:value="1084.114" calcext:value-type="float">
            <text:p>1084.114</text:p>
          </table:table-cell>
          <table:table-cell office:value-type="float" office:value="0.0005386572" calcext:value-type="float">
            <text:p>0.0005386572</text:p>
          </table:table-cell>
          <table:table-cell office:value-type="float" office:value="0" calcext:value-type="float">
            <text:p>0</text:p>
          </table:table-cell>
          <table:table-cell office:value-type="float" office:value="0.2410526" calcext:value-type="float">
            <text:p>0.2410526</text:p>
          </table:table-cell>
          <table:table-cell office:value-type="float" office:value="0.271929" calcext:value-type="float">
            <text:p>0.271929</text:p>
          </table:table-cell>
          <table:table-cell office:value-type="float" office:value="0.307121" calcext:value-type="float">
            <text:p>0.307121</text:p>
          </table:table-cell>
          <table:table-cell office:value-type="float" office:value="0.3083968" calcext:value-type="float">
            <text:p>0.3083968</text:p>
          </table:table-cell>
          <table:table-cell office:value-type="float" office:value="0.3092253" calcext:value-type="float">
            <text:p>0.3092253</text:p>
          </table:table-cell>
          <table:table-cell office:value-type="float" office:value="0.2736843" calcext:value-type="float">
            <text:p>0.2736843</text:p>
          </table:table-cell>
          <table:table-cell office:value-type="float" office:value="0.2762898" calcext:value-type="float">
            <text:p>0.2762898</text:p>
          </table:table-cell>
          <table:table-cell office:value-type="float" office:value="0.3640299" calcext:value-type="float">
            <text:p>0.3640299</text:p>
          </table:table-cell>
          <table:table-cell office:value-type="float" office:value="0.3605659" calcext:value-type="float">
            <text:p>0.3605659</text:p>
          </table:table-cell>
          <table:table-cell office:value-type="float" office:value="0.3729205" calcext:value-type="float">
            <text:p>0.3729205</text:p>
          </table:table-cell>
          <table:table-cell office:value-type="float" office:value="0.3888051" calcext:value-type="float">
            <text:p>0.3888051</text:p>
          </table:table-cell>
          <table:table-cell office:value-type="float" office:value="0.3987174" calcext:value-type="float">
            <text:p>0.3987174</text:p>
          </table:table-cell>
          <table:table-cell office:value-type="float" office:value="0.4623721" calcext:value-type="float">
            <text:p>0.4623721</text:p>
          </table:table-cell>
          <table:table-cell office:value-type="float" office:value="0" calcext:value-type="float">
            <text:p>0</text:p>
          </table:table-cell>
          <table:table-cell office:value-type="float" office:value="0.01759684" calcext:value-type="float">
            <text:p>0.01759684</text:p>
          </table:table-cell>
          <table:table-cell office:value-type="float" office:value="0.001954323" calcext:value-type="float">
            <text:p>0.001954323</text:p>
          </table:table-cell>
          <table:table-cell office:value-type="float" office:value="0.05196126" calcext:value-type="float">
            <text:p>0.05196126</text:p>
          </table:table-cell>
          <table:table-cell office:value-type="float" office:value="9.599163E-016" calcext:value-type="float">
            <text:p>9.599163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863488" calcext:value-type="float">
            <text:p>-0.1863488</text:p>
          </table:table-cell>
          <table:table-cell office:value-type="float" office:value="-0.07671192" calcext:value-type="float">
            <text:p>-0.07671192</text:p>
          </table:table-cell>
          <table:table-cell office:value-type="float" office:value="-0.03066356" calcext:value-type="float">
            <text:p>-0.03066356</text:p>
          </table:table-cell>
          <table:table-cell office:value-type="float" office:value="-0.02994986" calcext:value-type="float">
            <text:p>-0.02994986</text:p>
          </table:table-cell>
          <table:table-cell office:value-type="float" office:value="-0.02946672" calcext:value-type="float">
            <text:p>-0.02946672</text:p>
          </table:table-cell>
          <table:table-cell office:value-type="float" office:value="-0.02817188" calcext:value-type="float">
            <text:p>-0.02817188</text:p>
          </table:table-cell>
          <table:table-cell office:value-type="float" office:value="-0.02501594" calcext:value-type="float">
            <text:p>-0.02501594</text:p>
          </table:table-cell>
          <table:table-cell office:value-type="float" office:value="-0.02164753" calcext:value-type="float">
            <text:p>-0.02164753</text:p>
          </table:table-cell>
          <table:table-cell office:value-type="float" office:value="-0.01661968" calcext:value-type="float">
            <text:p>-0.01661968</text:p>
          </table:table-cell>
          <table:table-cell office:value-type="float" office:value="-0.01228701" calcext:value-type="float">
            <text:p>-0.01228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57536" calcext:value-type="float">
            <text:p>-0.2957536</text:p>
          </table:table-cell>
          <table:table-cell office:value-type="float" office:value="0.03804952" calcext:value-type="float">
            <text:p>0.0380495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7522" calcext:value-type="float">
            <text:p>-2.317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5.40515" calcext:value-type="float">
            <text:p>5.40515</text:p>
          </table:table-cell>
          <table:table-cell office:value-type="float" office:value="0" calcext:value-type="float">
            <text:p>0</text:p>
          </table:table-cell>
          <table:table-cell office:value-type="float" office:value="1083.773" calcext:value-type="float">
            <text:p>1083.773</text:p>
          </table:table-cell>
          <table:table-cell office:value-type="float" office:value="0.0005386572" calcext:value-type="float">
            <text:p>0.0005386572</text:p>
          </table:table-cell>
          <table:table-cell office:value-type="float" office:value="0" calcext:value-type="float">
            <text:p>0</text:p>
          </table:table-cell>
          <table:table-cell office:value-type="float" office:value="0.1914894" calcext:value-type="float">
            <text:p>0.1914894</text:p>
          </table:table-cell>
          <table:table-cell office:value-type="float" office:value="0.2605295" calcext:value-type="float">
            <text:p>0.2605295</text:p>
          </table:table-cell>
          <table:table-cell office:value-type="float" office:value="0.302752" calcext:value-type="float">
            <text:p>0.302752</text:p>
          </table:table-cell>
          <table:table-cell office:value-type="float" office:value="0.3070765" calcext:value-type="float">
            <text:p>0.3070765</text:p>
          </table:table-cell>
          <table:table-cell office:value-type="float" office:value="0.3090433" calcext:value-type="float">
            <text:p>0.3090433</text:p>
          </table:table-cell>
          <table:table-cell office:value-type="float" office:value="0.2741643" calcext:value-type="float">
            <text:p>0.2741643</text:p>
          </table:table-cell>
          <table:table-cell office:value-type="float" office:value="0.2763793" calcext:value-type="float">
            <text:p>0.2763793</text:p>
          </table:table-cell>
          <table:table-cell office:value-type="float" office:value="0.3639607" calcext:value-type="float">
            <text:p>0.3639607</text:p>
          </table:table-cell>
          <table:table-cell office:value-type="float" office:value="0.3603955" calcext:value-type="float">
            <text:p>0.3603955</text:p>
          </table:table-cell>
          <table:table-cell office:value-type="float" office:value="0.3727743" calcext:value-type="float">
            <text:p>0.3727743</text:p>
          </table:table-cell>
          <table:table-cell office:value-type="float" office:value="0.3887247" calcext:value-type="float">
            <text:p>0.3887247</text:p>
          </table:table-cell>
          <table:table-cell office:value-type="float" office:value="0.3987537" calcext:value-type="float">
            <text:p>0.3987537</text:p>
          </table:table-cell>
          <table:table-cell office:value-type="float" office:value="0.4623708" calcext:value-type="float">
            <text:p>0.4623708</text:p>
          </table:table-cell>
          <table:table-cell office:value-type="float" office:value="0" calcext:value-type="float">
            <text:p>0</text:p>
          </table:table-cell>
          <table:table-cell office:value-type="float" office:value="0.04013278" calcext:value-type="float">
            <text:p>0.04013278</text:p>
          </table:table-cell>
          <table:table-cell office:value-type="float" office:value="0.01756647" calcext:value-type="float">
            <text:p>0.01756647</text:p>
          </table:table-cell>
          <table:table-cell office:value-type="float" office:value="0.04273717" calcext:value-type="float">
            <text:p>0.04273717</text:p>
          </table:table-cell>
          <table:table-cell office:value-type="float" office:value="9.59916E-016" calcext:value-type="float">
            <text:p>9.59916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96022" calcext:value-type="float">
            <text:p>-1.096022</text:p>
          </table:table-cell>
          <table:table-cell office:value-type="float" office:value="-0.1062671" calcext:value-type="float">
            <text:p>-0.1062671</text:p>
          </table:table-cell>
          <table:table-cell office:value-type="float" office:value="-0.03364507" calcext:value-type="float">
            <text:p>-0.03364507</text:p>
          </table:table-cell>
          <table:table-cell office:value-type="float" office:value="-0.03073915" calcext:value-type="float">
            <text:p>-0.03073915</text:p>
          </table:table-cell>
          <table:table-cell office:value-type="float" office:value="-0.02956351" calcext:value-type="float">
            <text:p>-0.02956351</text:p>
          </table:table-cell>
          <table:table-cell office:value-type="float" office:value="-0.02780151" calcext:value-type="float">
            <text:p>-0.02780151</text:p>
          </table:table-cell>
          <table:table-cell office:value-type="float" office:value="-0.02494669" calcext:value-type="float">
            <text:p>-0.02494669</text:p>
          </table:table-cell>
          <table:table-cell office:value-type="float" office:value="-0.0217362" calcext:value-type="float">
            <text:p>-0.0217362</text:p>
          </table:table-cell>
          <table:table-cell office:value-type="float" office:value="-0.01675153" calcext:value-type="float">
            <text:p>-0.01675153</text:p>
          </table:table-cell>
          <table:table-cell office:value-type="float" office:value="-0.01236983" calcext:value-type="float">
            <text:p>-0.0123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60054" calcext:value-type="float">
            <text:p>-3.060054</text:p>
          </table:table-cell>
          <table:table-cell office:value-type="float" office:value="0.0380769" calcext:value-type="float">
            <text:p>0.038076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6989" calcext:value-type="float">
            <text:p>-2.316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5.803194" calcext:value-type="float">
            <text:p>5.803194</text:p>
          </table:table-cell>
          <table:table-cell office:value-type="float" office:value="0" calcext:value-type="float">
            <text:p>0</text:p>
          </table:table-cell>
          <table:table-cell office:value-type="float" office:value="1083.375" calcext:value-type="float">
            <text:p>1083.375</text:p>
          </table:table-cell>
          <table:table-cell office:value-type="float" office:value="0.0005386572" calcext:value-type="float">
            <text:p>0.0005386572</text:p>
          </table:table-cell>
          <table:table-cell office:value-type="float" office:value="0" calcext:value-type="float">
            <text:p>0</text:p>
          </table:table-cell>
          <table:table-cell office:value-type="float" office:value="0.1988172" calcext:value-type="float">
            <text:p>0.1988172</text:p>
          </table:table-cell>
          <table:table-cell office:value-type="float" office:value="0.2507071" calcext:value-type="float">
            <text:p>0.2507071</text:p>
          </table:table-cell>
          <table:table-cell office:value-type="float" office:value="0.3020714" calcext:value-type="float">
            <text:p>0.3020714</text:p>
          </table:table-cell>
          <table:table-cell office:value-type="float" office:value="0.3058071" calcext:value-type="float">
            <text:p>0.3058071</text:p>
          </table:table-cell>
          <table:table-cell office:value-type="float" office:value="0.3083404" calcext:value-type="float">
            <text:p>0.3083404</text:p>
          </table:table-cell>
          <table:table-cell office:value-type="float" office:value="0.2742606" calcext:value-type="float">
            <text:p>0.2742606</text:p>
          </table:table-cell>
          <table:table-cell office:value-type="float" office:value="0.2764212" calcext:value-type="float">
            <text:p>0.2764212</text:p>
          </table:table-cell>
          <table:table-cell office:value-type="float" office:value="0.3639137" calcext:value-type="float">
            <text:p>0.3639137</text:p>
          </table:table-cell>
          <table:table-cell office:value-type="float" office:value="0.3602446" calcext:value-type="float">
            <text:p>0.3602446</text:p>
          </table:table-cell>
          <table:table-cell office:value-type="float" office:value="0.3726333" calcext:value-type="float">
            <text:p>0.3726333</text:p>
          </table:table-cell>
          <table:table-cell office:value-type="float" office:value="0.3886503" calcext:value-type="float">
            <text:p>0.3886503</text:p>
          </table:table-cell>
          <table:table-cell office:value-type="float" office:value="0.3987783" calcext:value-type="float">
            <text:p>0.3987783</text:p>
          </table:table-cell>
          <table:table-cell office:value-type="float" office:value="0.4623686" calcext:value-type="float">
            <text:p>0.4623686</text:p>
          </table:table-cell>
          <table:table-cell office:value-type="float" office:value="0" calcext:value-type="float">
            <text:p>0</text:p>
          </table:table-cell>
          <table:table-cell office:value-type="float" office:value="0.0377682" calcext:value-type="float">
            <text:p>0.0377682</text:p>
          </table:table-cell>
          <table:table-cell office:value-type="float" office:value="0.03089756" calcext:value-type="float">
            <text:p>0.03089756</text:p>
          </table:table-cell>
          <table:table-cell office:value-type="float" office:value="0.03467422" calcext:value-type="float">
            <text:p>0.03467422</text:p>
          </table:table-cell>
          <table:table-cell office:value-type="float" office:value="9.599162E-016" calcext:value-type="float">
            <text:p>9.599162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808436" calcext:value-type="float">
            <text:p>-0.7808436</text:p>
          </table:table-cell>
          <table:table-cell office:value-type="float" office:value="-0.142477" calcext:value-type="float">
            <text:p>-0.142477</text:p>
          </table:table-cell>
          <table:table-cell office:value-type="float" office:value="-0.03425255" calcext:value-type="float">
            <text:p>-0.03425255</text:p>
          </table:table-cell>
          <table:table-cell office:value-type="float" office:value="-0.03153735" calcext:value-type="float">
            <text:p>-0.03153735</text:p>
          </table:table-cell>
          <table:table-cell office:value-type="float" office:value="-0.02998197" calcext:value-type="float">
            <text:p>-0.02998197</text:p>
          </table:table-cell>
          <table:table-cell office:value-type="float" office:value="-0.02772615" calcext:value-type="float">
            <text:p>-0.02772615</text:p>
          </table:table-cell>
          <table:table-cell office:value-type="float" office:value="-0.02491473" calcext:value-type="float">
            <text:p>-0.02491473</text:p>
          </table:table-cell>
          <table:table-cell office:value-type="float" office:value="-0.02179713" calcext:value-type="float">
            <text:p>-0.02179713</text:p>
          </table:table-cell>
          <table:table-cell office:value-type="float" office:value="-0.01686868" calcext:value-type="float">
            <text:p>-0.01686868</text:p>
          </table:table-cell>
          <table:table-cell office:value-type="float" office:value="-0.01245017" calcext:value-type="float">
            <text:p>-0.0124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03372" calcext:value-type="float">
            <text:p>-2.503372</text:p>
          </table:table-cell>
          <table:table-cell office:value-type="float" office:value="0.03807855" calcext:value-type="float">
            <text:p>0.0380785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6234" calcext:value-type="float">
            <text:p>-2.316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6.061231" calcext:value-type="float">
            <text:p>6.061231</text:p>
          </table:table-cell>
          <table:table-cell office:value-type="float" office:value="0" calcext:value-type="float">
            <text:p>0</text:p>
          </table:table-cell>
          <table:table-cell office:value-type="float" office:value="1083.116" calcext:value-type="float">
            <text:p>1083.116</text:p>
          </table:table-cell>
          <table:table-cell office:value-type="float" office:value="0.0005386572" calcext:value-type="float">
            <text:p>0.0005386572</text:p>
          </table:table-cell>
          <table:table-cell office:value-type="float" office:value="0" calcext:value-type="float">
            <text:p>0</text:p>
          </table:table-cell>
          <table:table-cell office:value-type="float" office:value="0.2070429" calcext:value-type="float">
            <text:p>0.2070429</text:p>
          </table:table-cell>
          <table:table-cell office:value-type="float" office:value="0.2334616" calcext:value-type="float">
            <text:p>0.2334616</text:p>
          </table:table-cell>
          <table:table-cell office:value-type="float" office:value="0.301525" calcext:value-type="float">
            <text:p>0.301525</text:p>
          </table:table-cell>
          <table:table-cell office:value-type="float" office:value="0.3048213" calcext:value-type="float">
            <text:p>0.3048213</text:p>
          </table:table-cell>
          <table:table-cell office:value-type="float" office:value="0.3076703" calcext:value-type="float">
            <text:p>0.3076703</text:p>
          </table:table-cell>
          <table:table-cell office:value-type="float" office:value="0.2741682" calcext:value-type="float">
            <text:p>0.2741682</text:p>
          </table:table-cell>
          <table:table-cell office:value-type="float" office:value="0.2764028" calcext:value-type="float">
            <text:p>0.2764028</text:p>
          </table:table-cell>
          <table:table-cell office:value-type="float" office:value="0.3638721" calcext:value-type="float">
            <text:p>0.3638721</text:p>
          </table:table-cell>
          <table:table-cell office:value-type="float" office:value="0.3601035" calcext:value-type="float">
            <text:p>0.3601035</text:p>
          </table:table-cell>
          <table:table-cell office:value-type="float" office:value="0.3724969" calcext:value-type="float">
            <text:p>0.3724969</text:p>
          </table:table-cell>
          <table:table-cell office:value-type="float" office:value="0.3885798" calcext:value-type="float">
            <text:p>0.3885798</text:p>
          </table:table-cell>
          <table:table-cell office:value-type="float" office:value="0.3987926" calcext:value-type="float">
            <text:p>0.3987926</text:p>
          </table:table-cell>
          <table:table-cell office:value-type="float" office:value="0.4623705" calcext:value-type="float">
            <text:p>0.4623705</text:p>
          </table:table-cell>
          <table:table-cell office:value-type="float" office:value="0" calcext:value-type="float">
            <text:p>0</text:p>
          </table:table-cell>
          <table:table-cell office:value-type="float" office:value="0.02570388" calcext:value-type="float">
            <text:p>0.02570388</text:p>
          </table:table-cell>
          <table:table-cell office:value-type="float" office:value="0.05192756" calcext:value-type="float">
            <text:p>0.05192756</text:p>
          </table:table-cell>
          <table:table-cell office:value-type="float" office:value="0.03114182" calcext:value-type="float">
            <text:p>0.03114182</text:p>
          </table:table-cell>
          <table:table-cell office:value-type="float" office:value="9.599159E-016" calcext:value-type="float">
            <text:p>9.599159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865209" calcext:value-type="float">
            <text:p>-0.5865209</text:p>
          </table:table-cell>
          <table:table-cell office:value-type="float" office:value="-0.2477202" calcext:value-type="float">
            <text:p>-0.2477202</text:p>
          </table:table-cell>
          <table:table-cell office:value-type="float" office:value="-0.03475747" calcext:value-type="float">
            <text:p>-0.03475747</text:p>
          </table:table-cell>
          <table:table-cell office:value-type="float" office:value="-0.03217223" calcext:value-type="float">
            <text:p>-0.03217223</text:p>
          </table:table-cell>
          <table:table-cell office:value-type="float" office:value="-0.03038466" calcext:value-type="float">
            <text:p>-0.03038466</text:p>
          </table:table-cell>
          <table:table-cell office:value-type="float" office:value="-0.02779505" calcext:value-type="float">
            <text:p>-0.02779505</text:p>
          </table:table-cell>
          <table:table-cell office:value-type="float" office:value="-0.0249281" calcext:value-type="float">
            <text:p>-0.0249281</text:p>
          </table:table-cell>
          <table:table-cell office:value-type="float" office:value="-0.02185136" calcext:value-type="float">
            <text:p>-0.02185136</text:p>
          </table:table-cell>
          <table:table-cell office:value-type="float" office:value="-0.01697897" calcext:value-type="float">
            <text:p>-0.01697897</text:p>
          </table:table-cell>
          <table:table-cell office:value-type="float" office:value="-0.01252851" calcext:value-type="float">
            <text:p>-0.0125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6165" calcext:value-type="float">
            <text:p>-1.26165</text:p>
          </table:table-cell>
          <table:table-cell office:value-type="float" office:value="0.03811553" calcext:value-type="float">
            <text:p>0.0381155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5851" calcext:value-type="float">
            <text:p>-2.3158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6.313807" calcext:value-type="float">
            <text:p>6.313807</text:p>
          </table:table-cell>
          <table:table-cell office:value-type="float" office:value="0" calcext:value-type="float">
            <text:p>0</text:p>
          </table:table-cell>
          <table:table-cell office:value-type="float" office:value="1082.864" calcext:value-type="float">
            <text:p>1082.864</text:p>
          </table:table-cell>
          <table:table-cell office:value-type="float" office:value="0.0005386572" calcext:value-type="float">
            <text:p>0.0005386572</text:p>
          </table:table-cell>
          <table:table-cell office:value-type="float" office:value="0" calcext:value-type="float">
            <text:p>0</text:p>
          </table:table-cell>
          <table:table-cell office:value-type="float" office:value="0.1634193" calcext:value-type="float">
            <text:p>0.1634193</text:p>
          </table:table-cell>
          <table:table-cell office:value-type="float" office:value="0.2016661" calcext:value-type="float">
            <text:p>0.2016661</text:p>
          </table:table-cell>
          <table:table-cell office:value-type="float" office:value="0.2960436" calcext:value-type="float">
            <text:p>0.2960436</text:p>
          </table:table-cell>
          <table:table-cell office:value-type="float" office:value="0.3032857" calcext:value-type="float">
            <text:p>0.3032857</text:p>
          </table:table-cell>
          <table:table-cell office:value-type="float" office:value="0.3068761" calcext:value-type="float">
            <text:p>0.3068761</text:p>
          </table:table-cell>
          <table:table-cell office:value-type="float" office:value="0.2739609" calcext:value-type="float">
            <text:p>0.2739609</text:p>
          </table:table-cell>
          <table:table-cell office:value-type="float" office:value="0.2763225" calcext:value-type="float">
            <text:p>0.2763225</text:p>
          </table:table-cell>
          <table:table-cell office:value-type="float" office:value="0.3638274" calcext:value-type="float">
            <text:p>0.3638274</text:p>
          </table:table-cell>
          <table:table-cell office:value-type="float" office:value="0.3599712" calcext:value-type="float">
            <text:p>0.3599712</text:p>
          </table:table-cell>
          <table:table-cell office:value-type="float" office:value="0.3723656" calcext:value-type="float">
            <text:p>0.3723656</text:p>
          </table:table-cell>
          <table:table-cell office:value-type="float" office:value="0.3885115" calcext:value-type="float">
            <text:p>0.3885115</text:p>
          </table:table-cell>
          <table:table-cell office:value-type="float" office:value="0.3987973" calcext:value-type="float">
            <text:p>0.3987973</text:p>
          </table:table-cell>
          <table:table-cell office:value-type="float" office:value="0.4623686" calcext:value-type="float">
            <text:p>0.4623686</text:p>
          </table:table-cell>
          <table:table-cell office:value-type="float" office:value="0" calcext:value-type="float">
            <text:p>0</text:p>
          </table:table-cell>
          <table:table-cell office:value-type="float" office:value="0.02973448" calcext:value-type="float">
            <text:p>0.02973448</text:p>
          </table:table-cell>
          <table:table-cell office:value-type="float" office:value="0.08490807" calcext:value-type="float">
            <text:p>0.08490807</text:p>
          </table:table-cell>
          <table:table-cell office:value-type="float" office:value="0.03686503" calcext:value-type="float">
            <text:p>0.03686503</text:p>
          </table:table-cell>
          <table:table-cell office:value-type="float" office:value="9.599159E-016" calcext:value-type="float">
            <text:p>9.599159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830735" calcext:value-type="float">
            <text:p>-3.830735</text:p>
          </table:table-cell>
          <table:table-cell office:value-type="float" office:value="-0.7553219" calcext:value-type="float">
            <text:p>-0.7553219</text:p>
          </table:table-cell>
          <table:table-cell office:value-type="float" office:value="-0.03990223" calcext:value-type="float">
            <text:p>-0.03990223</text:p>
          </table:table-cell>
          <table:table-cell office:value-type="float" office:value="-0.03320839" calcext:value-type="float">
            <text:p>-0.03320839</text:p>
          </table:table-cell>
          <table:table-cell office:value-type="float" office:value="-0.030864" calcext:value-type="float">
            <text:p>-0.030864</text:p>
          </table:table-cell>
          <table:table-cell office:value-type="float" office:value="-0.02795191" calcext:value-type="float">
            <text:p>-0.02795191</text:p>
          </table:table-cell>
          <table:table-cell office:value-type="float" office:value="-0.02498836" calcext:value-type="float">
            <text:p>-0.02498836</text:p>
          </table:table-cell>
          <table:table-cell office:value-type="float" office:value="-0.02190916" calcext:value-type="float">
            <text:p>-0.02190916</text:p>
          </table:table-cell>
          <table:table-cell office:value-type="float" office:value="-0.01708318" calcext:value-type="float">
            <text:p>-0.01708318</text:p>
          </table:table-cell>
          <table:table-cell office:value-type="float" office:value="-0.01260423" calcext:value-type="float">
            <text:p>-0.0126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41965" calcext:value-type="float">
            <text:p>-8.941965</text:p>
          </table:table-cell>
          <table:table-cell office:value-type="float" office:value="0.0382457" calcext:value-type="float">
            <text:p>0.038245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6233" calcext:value-type="float">
            <text:p>-2.316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2" calcext:value-type="float">
            <text:p>2</text:p>
          </table:table-cell>
          <table:table-cell office:value-type="float" office:value="6.540224" calcext:value-type="float">
            <text:p>6.540224</text:p>
          </table:table-cell>
          <table:table-cell office:value-type="float" office:value="0" calcext:value-type="float">
            <text:p>0</text:p>
          </table:table-cell>
          <table:table-cell office:value-type="float" office:value="1083.837" calcext:value-type="float">
            <text:p>1083.837</text:p>
          </table:table-cell>
          <table:table-cell office:value-type="float" office:value="0.0007781154" calcext:value-type="float">
            <text:p>0.0007781154</text:p>
          </table:table-cell>
          <table:table-cell office:value-type="float" office:value="4.614856" calcext:value-type="float">
            <text:p>4.614856</text:p>
          </table:table-cell>
          <table:table-cell office:value-type="float" office:value="0.1983851" calcext:value-type="float">
            <text:p>0.1983851</text:p>
          </table:table-cell>
          <table:table-cell office:value-type="float" office:value="0.2094064" calcext:value-type="float">
            <text:p>0.2094064</text:p>
          </table:table-cell>
          <table:table-cell office:value-type="float" office:value="0.2899739" calcext:value-type="float">
            <text:p>0.2899739</text:p>
          </table:table-cell>
          <table:table-cell office:value-type="float" office:value="0.2995486" calcext:value-type="float">
            <text:p>0.2995486</text:p>
          </table:table-cell>
          <table:table-cell office:value-type="float" office:value="0.304594" calcext:value-type="float">
            <text:p>0.304594</text:p>
          </table:table-cell>
          <table:table-cell office:value-type="float" office:value="0.2734982" calcext:value-type="float">
            <text:p>0.2734982</text:p>
          </table:table-cell>
          <table:table-cell office:value-type="float" office:value="0.2761653" calcext:value-type="float">
            <text:p>0.2761653</text:p>
          </table:table-cell>
          <table:table-cell office:value-type="float" office:value="0.3637721" calcext:value-type="float">
            <text:p>0.3637721</text:p>
          </table:table-cell>
          <table:table-cell office:value-type="float" office:value="0.3598456" calcext:value-type="float">
            <text:p>0.3598456</text:p>
          </table:table-cell>
          <table:table-cell office:value-type="float" office:value="0.3722391" calcext:value-type="float">
            <text:p>0.3722391</text:p>
          </table:table-cell>
          <table:table-cell office:value-type="float" office:value="0.3884451" calcext:value-type="float">
            <text:p>0.3884451</text:p>
          </table:table-cell>
          <table:table-cell office:value-type="float" office:value="0.3987942" calcext:value-type="float">
            <text:p>0.3987942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1741689" calcext:value-type="float">
            <text:p>0.01741689</text:p>
          </table:table-cell>
          <table:table-cell office:value-type="float" office:value="0.0774051" calcext:value-type="float">
            <text:p>0.0774051</text:p>
          </table:table-cell>
          <table:table-cell office:value-type="float" office:value="0.04849957" calcext:value-type="float">
            <text:p>0.04849957</text:p>
          </table:table-cell>
          <table:table-cell office:value-type="float" office:value="9.599157E-016" calcext:value-type="float">
            <text:p>9.599157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574087" calcext:value-type="float">
            <text:p>-0.8574087</text:p>
          </table:table-cell>
          <table:table-cell office:value-type="float" office:value="-0.5752028" calcext:value-type="float">
            <text:p>-0.5752028</text:p>
          </table:table-cell>
          <table:table-cell office:value-type="float" office:value="-0.04694837" calcext:value-type="float">
            <text:p>-0.04694837</text:p>
          </table:table-cell>
          <table:table-cell office:value-type="float" office:value="-0.03653992" calcext:value-type="float">
            <text:p>-0.03653992</text:p>
          </table:table-cell>
          <table:table-cell office:value-type="float" office:value="-0.03230699" calcext:value-type="float">
            <text:p>-0.03230699</text:p>
          </table:table-cell>
          <table:table-cell office:value-type="float" office:value="-0.02830527" calcext:value-type="float">
            <text:p>-0.02830527</text:p>
          </table:table-cell>
          <table:table-cell office:value-type="float" office:value="-0.02510691" calcext:value-type="float">
            <text:p>-0.02510691</text:p>
          </table:table-cell>
          <table:table-cell office:value-type="float" office:value="-0.02198127" calcext:value-type="float">
            <text:p>-0.02198127</text:p>
          </table:table-cell>
          <table:table-cell office:value-type="float" office:value="-0.01718263" calcext:value-type="float">
            <text:p>-0.01718263</text:p>
          </table:table-cell>
          <table:table-cell office:value-type="float" office:value="-0.01267783" calcext:value-type="float">
            <text:p>-0.01267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96613" calcext:value-type="float">
            <text:p>-0.3896613</text:p>
          </table:table-cell>
          <table:table-cell office:value-type="float" office:value="0.03825091" calcext:value-type="float">
            <text:p>0.0382509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558" calcext:value-type="float">
            <text:p>-2.31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2" calcext:value-type="float">
            <text:p>2</text:p>
          </table:table-cell>
          <table:table-cell office:value-type="float" office:value="6.767688" calcext:value-type="float">
            <text:p>6.767688</text:p>
          </table:table-cell>
          <table:table-cell office:value-type="float" office:value="0" calcext:value-type="float">
            <text:p>0</text:p>
          </table:table-cell>
          <table:table-cell office:value-type="float" office:value="1083.61" calcext:value-type="float">
            <text:p>1083.61</text:p>
          </table:table-cell>
          <table:table-cell office:value-type="float" office:value="0.0009250595" calcext:value-type="float">
            <text:p>0.0009250595</text:p>
          </table:table-cell>
          <table:table-cell office:value-type="float" office:value="0.4901406" calcext:value-type="float">
            <text:p>0.4901406</text:p>
          </table:table-cell>
          <table:table-cell office:value-type="float" office:value="0.2422978" calcext:value-type="float">
            <text:p>0.2422978</text:p>
          </table:table-cell>
          <table:table-cell office:value-type="float" office:value="0.2264715" calcext:value-type="float">
            <text:p>0.2264715</text:p>
          </table:table-cell>
          <table:table-cell office:value-type="float" office:value="0.292576" calcext:value-type="float">
            <text:p>0.292576</text:p>
          </table:table-cell>
          <table:table-cell office:value-type="float" office:value="0.2984286" calcext:value-type="float">
            <text:p>0.2984286</text:p>
          </table:table-cell>
          <table:table-cell office:value-type="float" office:value="0.3029082" calcext:value-type="float">
            <text:p>0.3029082</text:p>
          </table:table-cell>
          <table:table-cell office:value-type="float" office:value="0.2727393" calcext:value-type="float">
            <text:p>0.2727393</text:p>
          </table:table-cell>
          <table:table-cell office:value-type="float" office:value="0.275876" calcext:value-type="float">
            <text:p>0.275876</text:p>
          </table:table-cell>
          <table:table-cell office:value-type="float" office:value="0.363696" calcext:value-type="float">
            <text:p>0.363696</text:p>
          </table:table-cell>
          <table:table-cell office:value-type="float" office:value="0.359724" calcext:value-type="float">
            <text:p>0.359724</text:p>
          </table:table-cell>
          <table:table-cell office:value-type="float" office:value="0.3721172" calcext:value-type="float">
            <text:p>0.3721172</text:p>
          </table:table-cell>
          <table:table-cell office:value-type="float" office:value="0.3883789" calcext:value-type="float">
            <text:p>0.3883789</text:p>
          </table:table-cell>
          <table:table-cell office:value-type="float" office:value="0.3987943" calcext:value-type="float">
            <text:p>0.3987943</text:p>
          </table:table-cell>
          <table:table-cell office:value-type="float" office:value="0.4623712" calcext:value-type="float">
            <text:p>0.4623712</text:p>
          </table:table-cell>
          <table:table-cell office:value-type="float" office:value="0" calcext:value-type="float">
            <text:p>0</text:p>
          </table:table-cell>
          <table:table-cell office:value-type="float" office:value="0.02593089" calcext:value-type="float">
            <text:p>0.02593089</text:p>
          </table:table-cell>
          <table:table-cell office:value-type="float" office:value="0.06341885" calcext:value-type="float">
            <text:p>0.06341885</text:p>
          </table:table-cell>
          <table:table-cell office:value-type="float" office:value="0.0474873" calcext:value-type="float">
            <text:p>0.0474873</text:p>
          </table:table-cell>
          <table:table-cell office:value-type="float" office:value="9.599159E-016" calcext:value-type="float">
            <text:p>9.599159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82132" calcext:value-type="float">
            <text:p>-0.182132</text:p>
          </table:table-cell>
          <table:table-cell office:value-type="float" office:value="-0.3151321" calcext:value-type="float">
            <text:p>-0.3151321</text:p>
          </table:table-cell>
          <table:table-cell office:value-type="float" office:value="-0.04385328" calcext:value-type="float">
            <text:p>-0.04385328</text:p>
          </table:table-cell>
          <table:table-cell office:value-type="float" office:value="-0.03763633" calcext:value-type="float">
            <text:p>-0.03763633</text:p>
          </table:table-cell>
          <table:table-cell office:value-type="float" office:value="-0.03354773" calcext:value-type="float">
            <text:p>-0.03354773</text:p>
          </table:table-cell>
          <table:table-cell office:value-type="float" office:value="-0.02889935" calcext:value-type="float">
            <text:p>-0.02889935</text:p>
          </table:table-cell>
          <table:table-cell office:value-type="float" office:value="-0.02532719" calcext:value-type="float">
            <text:p>-0.02532719</text:p>
          </table:table-cell>
          <table:table-cell office:value-type="float" office:value="-0.02208046" calcext:value-type="float">
            <text:p>-0.02208046</text:p>
          </table:table-cell>
          <table:table-cell office:value-type="float" office:value="-0.01727955" calcext:value-type="float">
            <text:p>-0.01727955</text:p>
          </table:table-cell>
          <table:table-cell office:value-type="float" office:value="-0.01274903" calcext:value-type="float">
            <text:p>-0.01274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68173" calcext:value-type="float">
            <text:p>-0.1268173</text:p>
          </table:table-cell>
          <table:table-cell office:value-type="float" office:value="0.03819644" calcext:value-type="float">
            <text:p>0.0381964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4465" calcext:value-type="float">
            <text:p>-2.3144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2" calcext:value-type="float">
            <text:p>2</text:p>
          </table:table-cell>
          <table:table-cell office:value-type="float" office:value="7.466074" calcext:value-type="float">
            <text:p>7.466074</text:p>
          </table:table-cell>
          <table:table-cell office:value-type="float" office:value="0" calcext:value-type="float">
            <text:p>0</text:p>
          </table:table-cell>
          <table:table-cell office:value-type="float" office:value="1082.911" calcext:value-type="float">
            <text:p>1082.911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2692346" calcext:value-type="float">
            <text:p>0.2692346</text:p>
          </table:table-cell>
          <table:table-cell office:value-type="float" office:value="0.2552485" calcext:value-type="float">
            <text:p>0.2552485</text:p>
          </table:table-cell>
          <table:table-cell office:value-type="float" office:value="0.2966758" calcext:value-type="float">
            <text:p>0.2966758</text:p>
          </table:table-cell>
          <table:table-cell office:value-type="float" office:value="0.2993387" calcext:value-type="float">
            <text:p>0.2993387</text:p>
          </table:table-cell>
          <table:table-cell office:value-type="float" office:value="0.3027937" calcext:value-type="float">
            <text:p>0.3027937</text:p>
          </table:table-cell>
          <table:table-cell office:value-type="float" office:value="0.2720751" calcext:value-type="float">
            <text:p>0.2720751</text:p>
          </table:table-cell>
          <table:table-cell office:value-type="float" office:value="0.2754942" calcext:value-type="float">
            <text:p>0.2754942</text:p>
          </table:table-cell>
          <table:table-cell office:value-type="float" office:value="0.3635902" calcext:value-type="float">
            <text:p>0.3635902</text:p>
          </table:table-cell>
          <table:table-cell office:value-type="float" office:value="0.3596026" calcext:value-type="float">
            <text:p>0.3596026</text:p>
          </table:table-cell>
          <table:table-cell office:value-type="float" office:value="0.3720001" calcext:value-type="float">
            <text:p>0.3720001</text:p>
          </table:table-cell>
          <table:table-cell office:value-type="float" office:value="0.3883151" calcext:value-type="float">
            <text:p>0.3883151</text:p>
          </table:table-cell>
          <table:table-cell office:value-type="float" office:value="0.3987983" calcext:value-type="float">
            <text:p>0.398798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008419854" calcext:value-type="float">
            <text:p>0.008419854</text:p>
          </table:table-cell>
          <table:table-cell office:value-type="float" office:value="0.04392569" calcext:value-type="float">
            <text:p>0.04392569</text:p>
          </table:table-cell>
          <table:table-cell office:value-type="float" office:value="0.03870006" calcext:value-type="float">
            <text:p>0.03870006</text:p>
          </table:table-cell>
          <table:table-cell office:value-type="float" office:value="9.599157E-016" calcext:value-type="float">
            <text:p>9.599157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216222" calcext:value-type="float">
            <text:p>-0.08216222</text:p>
          </table:table-cell>
          <table:table-cell office:value-type="float" office:value="-0.1262255" calcext:value-type="float">
            <text:p>-0.1262255</text:p>
          </table:table-cell>
          <table:table-cell office:value-type="float" office:value="-0.03937415" calcext:value-type="float">
            <text:p>-0.03937415</text:p>
          </table:table-cell>
          <table:table-cell office:value-type="float" office:value="-0.0367742" calcext:value-type="float">
            <text:p>-0.0367742</text:p>
          </table:table-cell>
          <table:table-cell office:value-type="float" office:value="-0.03365625" calcext:value-type="float">
            <text:p>-0.03365625</text:p>
          </table:table-cell>
          <table:table-cell office:value-type="float" office:value="-0.02943472" calcext:value-type="float">
            <text:p>-0.02943472</text:p>
          </table:table-cell>
          <table:table-cell office:value-type="float" office:value="-0.02562247" calcext:value-type="float">
            <text:p>-0.02562247</text:p>
          </table:table-cell>
          <table:table-cell office:value-type="float" office:value="-0.02221936" calcext:value-type="float">
            <text:p>-0.02221936</text:p>
          </table:table-cell>
          <table:table-cell office:value-type="float" office:value="-0.01737677" calcext:value-type="float">
            <text:p>-0.01737677</text:p>
          </table:table-cell>
          <table:table-cell office:value-type="float" office:value="-0.01281797" calcext:value-type="float">
            <text:p>-0.01281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058269" calcext:value-type="float">
            <text:p>-0.08058269</text:p>
          </table:table-cell>
          <table:table-cell office:value-type="float" office:value="0.03805366" calcext:value-type="float">
            <text:p>0.0380536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2859" calcext:value-type="float">
            <text:p>-2.3128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2" calcext:value-type="float">
            <text:p>2</text:p>
          </table:table-cell>
          <table:table-cell office:value-type="float" office:value="8.478895" calcext:value-type="float">
            <text:p>8.478895</text:p>
          </table:table-cell>
          <table:table-cell office:value-type="float" office:value="0" calcext:value-type="float">
            <text:p>0</text:p>
          </table:table-cell>
          <table:table-cell office:value-type="float" office:value="1081.899" calcext:value-type="float">
            <text:p>1081.899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2590966" calcext:value-type="float">
            <text:p>0.2590966</text:p>
          </table:table-cell>
          <table:table-cell office:value-type="float" office:value="0.2849354" calcext:value-type="float">
            <text:p>0.2849354</text:p>
          </table:table-cell>
          <table:table-cell office:value-type="float" office:value="0.3009258" calcext:value-type="float">
            <text:p>0.3009258</text:p>
          </table:table-cell>
          <table:table-cell office:value-type="float" office:value="0.3012874" calcext:value-type="float">
            <text:p>0.3012874</text:p>
          </table:table-cell>
          <table:table-cell office:value-type="float" office:value="0.3031334" calcext:value-type="float">
            <text:p>0.3031334</text:p>
          </table:table-cell>
          <table:table-cell office:value-type="float" office:value="0.2717965" calcext:value-type="float">
            <text:p>0.2717965</text:p>
          </table:table-cell>
          <table:table-cell office:value-type="float" office:value="0.2752959" calcext:value-type="float">
            <text:p>0.2752959</text:p>
          </table:table-cell>
          <table:table-cell office:value-type="float" office:value="0.3634692" calcext:value-type="float">
            <text:p>0.3634692</text:p>
          </table:table-cell>
          <table:table-cell office:value-type="float" office:value="0.3594782" calcext:value-type="float">
            <text:p>0.3594782</text:p>
          </table:table-cell>
          <table:table-cell office:value-type="float" office:value="0.3718867" calcext:value-type="float">
            <text:p>0.3718867</text:p>
          </table:table-cell>
          <table:table-cell office:value-type="float" office:value="0.3882539" calcext:value-type="float">
            <text:p>0.3882539</text:p>
          </table:table-cell>
          <table:table-cell office:value-type="float" office:value="0.3988122" calcext:value-type="float">
            <text:p>0.3988122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09284484" calcext:value-type="float">
            <text:p>0.009284484</text:p>
          </table:table-cell>
          <table:table-cell office:value-type="float" office:value="0.01128256" calcext:value-type="float">
            <text:p>0.01128256</text:p>
          </table:table-cell>
          <table:table-cell office:value-type="float" office:value="0.0229977" calcext:value-type="float">
            <text:p>0.0229977</text:p>
          </table:table-cell>
          <table:table-cell office:value-type="float" office:value="9.599157E-016" calcext:value-type="float">
            <text:p>9.599157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8994" calcext:value-type="float">
            <text:p>-0.108994</text:p>
          </table:table-cell>
          <table:table-cell office:value-type="float" office:value="-0.05335905" calcext:value-type="float">
            <text:p>-0.05335905</text:p>
          </table:table-cell>
          <table:table-cell office:value-type="float" office:value="-0.03526323" calcext:value-type="float">
            <text:p>-0.03526323</text:p>
          </table:table-cell>
          <table:table-cell office:value-type="float" office:value="-0.03498793" calcext:value-type="float">
            <text:p>-0.03498793</text:p>
          </table:table-cell>
          <table:table-cell office:value-type="float" office:value="-0.03337034" calcext:value-type="float">
            <text:p>-0.03337034</text:p>
          </table:table-cell>
          <table:table-cell office:value-type="float" office:value="-0.02966459" calcext:value-type="float">
            <text:p>-0.02966459</text:p>
          </table:table-cell>
          <table:table-cell office:value-type="float" office:value="-0.02578009" calcext:value-type="float">
            <text:p>-0.02578009</text:p>
          </table:table-cell>
          <table:table-cell office:value-type="float" office:value="-0.02238001" calcext:value-type="float">
            <text:p>-0.02238001</text:p>
          </table:table-cell>
          <table:table-cell office:value-type="float" office:value="-0.01747704" calcext:value-type="float">
            <text:p>-0.01747704</text:p>
          </table:table-cell>
          <table:table-cell office:value-type="float" office:value="-0.01288506" calcext:value-type="float">
            <text:p>-0.01288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47784" calcext:value-type="float">
            <text:p>-0.1447784</text:p>
          </table:table-cell>
          <table:table-cell office:value-type="float" office:value="0.03783842" calcext:value-type="float">
            <text:p>0.0378384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083" calcext:value-type="float">
            <text:p>-2.310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2" calcext:value-type="float">
            <text:p>2</text:p>
          </table:table-cell>
          <table:table-cell office:value-type="float" office:value="8.859037" calcext:value-type="float">
            <text:p>8.859037</text:p>
          </table:table-cell>
          <table:table-cell office:value-type="float" office:value="0" calcext:value-type="float">
            <text:p>0</text:p>
          </table:table-cell>
          <table:table-cell office:value-type="float" office:value="1081.519" calcext:value-type="float">
            <text:p>1081.519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2094583" calcext:value-type="float">
            <text:p>0.2094583</text:p>
          </table:table-cell>
          <table:table-cell office:value-type="float" office:value="0.2727497" calcext:value-type="float">
            <text:p>0.2727497</text:p>
          </table:table-cell>
          <table:table-cell office:value-type="float" office:value="0.2989183" calcext:value-type="float">
            <text:p>0.2989183</text:p>
          </table:table-cell>
          <table:table-cell office:value-type="float" office:value="0.3018537" calcext:value-type="float">
            <text:p>0.3018537</text:p>
          </table:table-cell>
          <table:table-cell office:value-type="float" office:value="0.3037698" calcext:value-type="float">
            <text:p>0.3037698</text:p>
          </table:table-cell>
          <table:table-cell office:value-type="float" office:value="0.2717905" calcext:value-type="float">
            <text:p>0.2717905</text:p>
          </table:table-cell>
          <table:table-cell office:value-type="float" office:value="0.2752097" calcext:value-type="float">
            <text:p>0.2752097</text:p>
          </table:table-cell>
          <table:table-cell office:value-type="float" office:value="0.3633703" calcext:value-type="float">
            <text:p>0.3633703</text:p>
          </table:table-cell>
          <table:table-cell office:value-type="float" office:value="0.3593525" calcext:value-type="float">
            <text:p>0.3593525</text:p>
          </table:table-cell>
          <table:table-cell office:value-type="float" office:value="0.3717766" calcext:value-type="float">
            <text:p>0.3717766</text:p>
          </table:table-cell>
          <table:table-cell office:value-type="float" office:value="0.3881959" calcext:value-type="float">
            <text:p>0.3881959</text:p>
          </table:table-cell>
          <table:table-cell office:value-type="float" office:value="0.398828" calcext:value-type="float">
            <text:p>0.398828</text:p>
          </table:table-cell>
          <table:table-cell office:value-type="float" office:value="0.4623672" calcext:value-type="float">
            <text:p>0.4623672</text:p>
          </table:table-cell>
          <table:table-cell office:value-type="float" office:value="0" calcext:value-type="float">
            <text:p>0</text:p>
          </table:table-cell>
          <table:table-cell office:value-type="float" office:value="0.04474736" calcext:value-type="float">
            <text:p>0.04474736</text:p>
          </table:table-cell>
          <table:table-cell office:value-type="float" office:value="0.01798563" calcext:value-type="float">
            <text:p>0.01798563</text:p>
          </table:table-cell>
          <table:table-cell office:value-type="float" office:value="0.01235228" calcext:value-type="float">
            <text:p>0.01235228</text:p>
          </table:table-cell>
          <table:table-cell office:value-type="float" office:value="9.599155E-016" calcext:value-type="float">
            <text:p>9.599155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129263" calcext:value-type="float">
            <text:p>-0.5129263</text:p>
          </table:table-cell>
          <table:table-cell office:value-type="float" office:value="-0.07444206" calcext:value-type="float">
            <text:p>-0.07444206</text:p>
          </table:table-cell>
          <table:table-cell office:value-type="float" office:value="-0.03709895" calcext:value-type="float">
            <text:p>-0.03709895</text:p>
          </table:table-cell>
          <table:table-cell office:value-type="float" office:value="-0.03446387" calcext:value-type="float">
            <text:p>-0.03446387</text:p>
          </table:table-cell>
          <table:table-cell office:value-type="float" office:value="-0.0328647" calcext:value-type="float">
            <text:p>-0.0328647</text:p>
          </table:table-cell>
          <table:table-cell office:value-type="float" office:value="-0.02967091" calcext:value-type="float">
            <text:p>-0.02967091</text:p>
          </table:table-cell>
          <table:table-cell office:value-type="float" office:value="-0.02584767" calcext:value-type="float">
            <text:p>-0.02584767</text:p>
          </table:table-cell>
          <table:table-cell office:value-type="float" office:value="-0.02251224" calcext:value-type="float">
            <text:p>-0.02251224</text:p>
          </table:table-cell>
          <table:table-cell office:value-type="float" office:value="-0.017579" calcext:value-type="float">
            <text:p>-0.017579</text:p>
          </table:table-cell>
          <table:table-cell office:value-type="float" office:value="-0.01295048" calcext:value-type="float">
            <text:p>-0.01295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25752" calcext:value-type="float">
            <text:p>-1.725752</text:p>
          </table:table-cell>
          <table:table-cell office:value-type="float" office:value="0.03783676" calcext:value-type="float">
            <text:p>0.0378367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0427" calcext:value-type="float">
            <text:p>-2.3104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2" calcext:value-type="float">
            <text:p>2</text:p>
          </table:table-cell>
          <table:table-cell office:value-type="float" office:value="9.503392" calcext:value-type="float">
            <text:p>9.503392</text:p>
          </table:table-cell>
          <table:table-cell office:value-type="float" office:value="0" calcext:value-type="float">
            <text:p>0</text:p>
          </table:table-cell>
          <table:table-cell office:value-type="float" office:value="1080.874" calcext:value-type="float">
            <text:p>1080.874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2414962" calcext:value-type="float">
            <text:p>0.2414962</text:p>
          </table:table-cell>
          <table:table-cell office:value-type="float" office:value="0.2668747" calcext:value-type="float">
            <text:p>0.2668747</text:p>
          </table:table-cell>
          <table:table-cell office:value-type="float" office:value="0.2978404" calcext:value-type="float">
            <text:p>0.2978404</text:p>
          </table:table-cell>
          <table:table-cell office:value-type="float" office:value="0.3010283" calcext:value-type="float">
            <text:p>0.3010283</text:p>
          </table:table-cell>
          <table:table-cell office:value-type="float" office:value="0.3032871" calcext:value-type="float">
            <text:p>0.3032871</text:p>
          </table:table-cell>
          <table:table-cell office:value-type="float" office:value="0.2717661" calcext:value-type="float">
            <text:p>0.2717661</text:p>
          </table:table-cell>
          <table:table-cell office:value-type="float" office:value="0.2751223" calcext:value-type="float">
            <text:p>0.2751223</text:p>
          </table:table-cell>
          <table:table-cell office:value-type="float" office:value="0.3632864" calcext:value-type="float">
            <text:p>0.3632864</text:p>
          </table:table-cell>
          <table:table-cell office:value-type="float" office:value="0.3592285" calcext:value-type="float">
            <text:p>0.3592285</text:p>
          </table:table-cell>
          <table:table-cell office:value-type="float" office:value="0.3716695" calcext:value-type="float">
            <text:p>0.3716695</text:p>
          </table:table-cell>
          <table:table-cell office:value-type="float" office:value="0.3881397" calcext:value-type="float">
            <text:p>0.3881397</text:p>
          </table:table-cell>
          <table:table-cell office:value-type="float" office:value="0.3988341" calcext:value-type="float">
            <text:p>0.3988341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2301654" calcext:value-type="float">
            <text:p>0.02301654</text:p>
          </table:table-cell>
          <table:table-cell office:value-type="float" office:value="0.03064224" calcext:value-type="float">
            <text:p>0.03064224</text:p>
          </table:table-cell>
          <table:table-cell office:value-type="float" office:value="0.004216907" calcext:value-type="float">
            <text:p>0.004216907</text:p>
          </table:table-cell>
          <table:table-cell office:value-type="float" office:value="9.599149E-016" calcext:value-type="float">
            <text:p>9.599149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816" calcext:value-type="float">
            <text:p>-0.1816</text:p>
          </table:table-cell>
          <table:table-cell office:value-type="float" office:value="-0.08853191" calcext:value-type="float">
            <text:p>-0.08853191</text:p>
          </table:table-cell>
          <table:table-cell office:value-type="float" office:value="-0.03817316" calcext:value-type="float">
            <text:p>-0.03817316</text:p>
          </table:table-cell>
          <table:table-cell office:value-type="float" office:value="-0.03520021" calcext:value-type="float">
            <text:p>-0.03520021</text:p>
          </table:table-cell>
          <table:table-cell office:value-type="float" office:value="-0.03323073" calcext:value-type="float">
            <text:p>-0.03323073</text:p>
          </table:table-cell>
          <table:table-cell office:value-type="float" office:value="-0.02968958" calcext:value-type="float">
            <text:p>-0.02968958</text:p>
          </table:table-cell>
          <table:table-cell office:value-type="float" office:value="-0.02591644" calcext:value-type="float">
            <text:p>-0.02591644</text:p>
          </table:table-cell>
          <table:table-cell office:value-type="float" office:value="-0.02262509" calcext:value-type="float">
            <text:p>-0.02262509</text:p>
          </table:table-cell>
          <table:table-cell office:value-type="float" office:value="-0.01768022" calcext:value-type="float">
            <text:p>-0.01768022</text:p>
          </table:table-cell>
          <table:table-cell office:value-type="float" office:value="-0.01301454" calcext:value-type="float">
            <text:p>-0.0130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25228" calcext:value-type="float">
            <text:p>-0.2825228</text:p>
          </table:table-cell>
          <table:table-cell office:value-type="float" office:value="0.03780527" calcext:value-type="float">
            <text:p>0.0378052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09981" calcext:value-type="float">
            <text:p>-2.3099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2" calcext:value-type="float">
            <text:p>2</text:p>
          </table:table-cell>
          <table:table-cell office:value-type="float" office:value="10.68279" calcext:value-type="float">
            <text:p>10.68279</text:p>
          </table:table-cell>
          <table:table-cell office:value-type="float" office:value="0" calcext:value-type="float">
            <text:p>0</text:p>
          </table:table-cell>
          <table:table-cell office:value-type="float" office:value="1079.695" calcext:value-type="float">
            <text:p>1079.695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2696612" calcext:value-type="float">
            <text:p>0.2696612</text:p>
          </table:table-cell>
          <table:table-cell office:value-type="float" office:value="0.2860484" calcext:value-type="float">
            <text:p>0.2860484</text:p>
          </table:table-cell>
          <table:table-cell office:value-type="float" office:value="0.2954144" calcext:value-type="float">
            <text:p>0.2954144</text:p>
          </table:table-cell>
          <table:table-cell office:value-type="float" office:value="0.3002032" calcext:value-type="float">
            <text:p>0.3002032</text:p>
          </table:table-cell>
          <table:table-cell office:value-type="float" office:value="0.3029899" calcext:value-type="float">
            <text:p>0.3029899</text:p>
          </table:table-cell>
          <table:table-cell office:value-type="float" office:value="0.2716335" calcext:value-type="float">
            <text:p>0.2716335</text:p>
          </table:table-cell>
          <table:table-cell office:value-type="float" office:value="0.2750134" calcext:value-type="float">
            <text:p>0.2750134</text:p>
          </table:table-cell>
          <table:table-cell office:value-type="float" office:value="0.3632105" calcext:value-type="float">
            <text:p>0.3632105</text:p>
          </table:table-cell>
          <table:table-cell office:value-type="float" office:value="0.3591078" calcext:value-type="float">
            <text:p>0.3591078</text:p>
          </table:table-cell>
          <table:table-cell office:value-type="float" office:value="0.3715657" calcext:value-type="float">
            <text:p>0.3715657</text:p>
          </table:table-cell>
          <table:table-cell office:value-type="float" office:value="0.3880859" calcext:value-type="float">
            <text:p>0.3880859</text:p>
          </table:table-cell>
          <table:table-cell office:value-type="float" office:value="0.3988431" calcext:value-type="float">
            <text:p>0.398843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91001E-016" calcext:value-type="float">
            <text:p>9.591001E-16</text:p>
          </table:table-cell>
          <table:table-cell office:value-type="float" office:value="9.89748E-016" calcext:value-type="float">
            <text:p>9.89748E-16</text:p>
          </table:table-cell>
          <table:table-cell office:value-type="float" office:value="9.935255E-016" calcext:value-type="float">
            <text:p>9.935255E-16</text:p>
          </table:table-cell>
          <table:table-cell office:value-type="float" office:value="9.599149E-016" calcext:value-type="float">
            <text:p>9.599149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25924" calcext:value-type="float">
            <text:p>-0.0825924</text:p>
          </table:table-cell>
          <table:table-cell office:value-type="float" office:value="-0.05196799" calcext:value-type="float">
            <text:p>-0.05196799</text:p>
          </table:table-cell>
          <table:table-cell office:value-type="float" office:value="-0.04065133" calcext:value-type="float">
            <text:p>-0.04065133</text:p>
          </table:table-cell>
          <table:table-cell office:value-type="float" office:value="-0.03594218" calcext:value-type="float">
            <text:p>-0.03594218</text:p>
          </table:table-cell>
          <table:table-cell office:value-type="float" office:value="-0.03348283" calcext:value-type="float">
            <text:p>-0.03348283</text:p>
          </table:table-cell>
          <table:table-cell office:value-type="float" office:value="-0.02979789" calcext:value-type="float">
            <text:p>-0.02979789</text:p>
          </table:table-cell>
          <table:table-cell office:value-type="float" office:value="-0.02600235" calcext:value-type="float">
            <text:p>-0.02600235</text:p>
          </table:table-cell>
          <table:table-cell office:value-type="float" office:value="-0.02272754" calcext:value-type="float">
            <text:p>-0.02272754</text:p>
          </table:table-cell>
          <table:table-cell office:value-type="float" office:value="-0.01777932" calcext:value-type="float">
            <text:p>-0.01777932</text:p>
          </table:table-cell>
          <table:table-cell office:value-type="float" office:value="-0.01307685" calcext:value-type="float">
            <text:p>-0.01307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90355" calcext:value-type="float">
            <text:p>-0.09390355</text:p>
          </table:table-cell>
          <table:table-cell office:value-type="float" office:value="0.0376192" calcext:value-type="float">
            <text:p>0.0376192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08469" calcext:value-type="float">
            <text:p>-2.3084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2" calcext:value-type="float">
            <text:p>2</text:p>
          </table:table-cell>
          <table:table-cell office:value-type="float" office:value="12.39954" calcext:value-type="float">
            <text:p>12.39954</text:p>
          </table:table-cell>
          <table:table-cell office:value-type="float" office:value="0" calcext:value-type="float">
            <text:p>0</text:p>
          </table:table-cell>
          <table:table-cell office:value-type="float" office:value="1077.979" calcext:value-type="float">
            <text:p>1077.979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2457235" calcext:value-type="float">
            <text:p>0.2457235</text:p>
          </table:table-cell>
          <table:table-cell office:value-type="float" office:value="0.2748353" calcext:value-type="float">
            <text:p>0.2748353</text:p>
          </table:table-cell>
          <table:table-cell office:value-type="float" office:value="0.2916653" calcext:value-type="float">
            <text:p>0.2916653</text:p>
          </table:table-cell>
          <table:table-cell office:value-type="float" office:value="0.2989275" calcext:value-type="float">
            <text:p>0.2989275</text:p>
          </table:table-cell>
          <table:table-cell office:value-type="float" office:value="0.3023714" calcext:value-type="float">
            <text:p>0.3023714</text:p>
          </table:table-cell>
          <table:table-cell office:value-type="float" office:value="0.2714355" calcext:value-type="float">
            <text:p>0.2714355</text:p>
          </table:table-cell>
          <table:table-cell office:value-type="float" office:value="0.2748823" calcext:value-type="float">
            <text:p>0.2748823</text:p>
          </table:table-cell>
          <table:table-cell office:value-type="float" office:value="0.3631361" calcext:value-type="float">
            <text:p>0.3631361</text:p>
          </table:table-cell>
          <table:table-cell office:value-type="float" office:value="0.3589902" calcext:value-type="float">
            <text:p>0.3589902</text:p>
          </table:table-cell>
          <table:table-cell office:value-type="float" office:value="0.3714651" calcext:value-type="float">
            <text:p>0.3714651</text:p>
          </table:table-cell>
          <table:table-cell office:value-type="float" office:value="0.3880338" calcext:value-type="float">
            <text:p>0.3880338</text:p>
          </table:table-cell>
          <table:table-cell office:value-type="float" office:value="0.3988529" calcext:value-type="float">
            <text:p>0.39885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41258E-016" calcext:value-type="float">
            <text:p>9.641258E-16</text:p>
          </table:table-cell>
          <table:table-cell office:value-type="float" office:value="9.897446E-016" calcext:value-type="float">
            <text:p>9.897446E-16</text:p>
          </table:table-cell>
          <table:table-cell office:value-type="float" office:value="9.935223E-016" calcext:value-type="float">
            <text:p>9.935223E-16</text:p>
          </table:table-cell>
          <table:table-cell office:value-type="float" office:value="9.599121E-016" calcext:value-type="float">
            <text:p>9.599121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68775" calcext:value-type="float">
            <text:p>-0.168775</text:p>
          </table:table-cell>
          <table:table-cell office:value-type="float" office:value="-0.07076105" calcext:value-type="float">
            <text:p>-0.07076105</text:p>
          </table:table-cell>
          <table:table-cell office:value-type="float" office:value="-0.04484872" calcext:value-type="float">
            <text:p>-0.04484872</text:p>
          </table:table-cell>
          <table:table-cell office:value-type="float" office:value="-0.03713373" calcext:value-type="float">
            <text:p>-0.03713373</text:p>
          </table:table-cell>
          <table:table-cell office:value-type="float" office:value="-0.03400613" calcext:value-type="float">
            <text:p>-0.03400613</text:p>
          </table:table-cell>
          <table:table-cell office:value-type="float" office:value="-0.0299601" calcext:value-type="float">
            <text:p>-0.0299601</text:p>
          </table:table-cell>
          <table:table-cell office:value-type="float" office:value="-0.02610615" calcext:value-type="float">
            <text:p>-0.02610615</text:p>
          </table:table-cell>
          <table:table-cell office:value-type="float" office:value="-0.02282858" calcext:value-type="float">
            <text:p>-0.02282858</text:p>
          </table:table-cell>
          <table:table-cell office:value-type="float" office:value="-0.01787648" calcext:value-type="float">
            <text:p>-0.01787648</text:p>
          </table:table-cell>
          <table:table-cell office:value-type="float" office:value="-0.01313765" calcext:value-type="float">
            <text:p>-0.01313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45255" calcext:value-type="float">
            <text:p>-0.2245255</text:p>
          </table:table-cell>
          <table:table-cell office:value-type="float" office:value="0.03753971" calcext:value-type="float">
            <text:p>0.03753971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08207" calcext:value-type="float">
            <text:p>-2.308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2" calcext:value-type="float">
            <text:p>2</text:p>
          </table:table-cell>
          <table:table-cell office:value-type="float" office:value="13.47752" calcext:value-type="float">
            <text:p>13.47752</text:p>
          </table:table-cell>
          <table:table-cell office:value-type="float" office:value="0" calcext:value-type="float">
            <text:p>0</text:p>
          </table:table-cell>
          <table:table-cell office:value-type="float" office:value="1076.901" calcext:value-type="float">
            <text:p>1076.901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2105318" calcext:value-type="float">
            <text:p>0.2105318</text:p>
          </table:table-cell>
          <table:table-cell office:value-type="float" office:value="0.2676465" calcext:value-type="float">
            <text:p>0.2676465</text:p>
          </table:table-cell>
          <table:table-cell office:value-type="float" office:value="0.2882082" calcext:value-type="float">
            <text:p>0.2882082</text:p>
          </table:table-cell>
          <table:table-cell office:value-type="float" office:value="0.2968757" calcext:value-type="float">
            <text:p>0.2968757</text:p>
          </table:table-cell>
          <table:table-cell office:value-type="float" office:value="0.3010185" calcext:value-type="float">
            <text:p>0.3010185</text:p>
          </table:table-cell>
          <table:table-cell office:value-type="float" office:value="0.271036" calcext:value-type="float">
            <text:p>0.271036</text:p>
          </table:table-cell>
          <table:table-cell office:value-type="float" office:value="0.2747065" calcext:value-type="float">
            <text:p>0.2747065</text:p>
          </table:table-cell>
          <table:table-cell office:value-type="float" office:value="0.363059" calcext:value-type="float">
            <text:p>0.363059</text:p>
          </table:table-cell>
          <table:table-cell office:value-type="float" office:value="0.3588758" calcext:value-type="float">
            <text:p>0.3588758</text:p>
          </table:table-cell>
          <table:table-cell office:value-type="float" office:value="0.3713671" calcext:value-type="float">
            <text:p>0.3713671</text:p>
          </table:table-cell>
          <table:table-cell office:value-type="float" office:value="0.3879827" calcext:value-type="float">
            <text:p>0.3879827</text:p>
          </table:table-cell>
          <table:table-cell office:value-type="float" office:value="0.3988574" calcext:value-type="float">
            <text:p>0.39885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41795E-016" calcext:value-type="float">
            <text:p>9.641795E-16</text:p>
          </table:table-cell>
          <table:table-cell office:value-type="float" office:value="9.897399E-016" calcext:value-type="float">
            <text:p>9.897399E-16</text:p>
          </table:table-cell>
          <table:table-cell office:value-type="float" office:value="9.935232E-016" calcext:value-type="float">
            <text:p>9.935232E-16</text:p>
          </table:table-cell>
          <table:table-cell office:value-type="float" office:value="9.599047E-016" calcext:value-type="float">
            <text:p>9.599047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233445" calcext:value-type="float">
            <text:p>-0.5233445</text:p>
          </table:table-cell>
          <table:table-cell office:value-type="float" office:value="-0.08681928" calcext:value-type="float">
            <text:p>-0.08681928</text:p>
          </table:table-cell>
          <table:table-cell office:value-type="float" office:value="-0.04916361" calcext:value-type="float">
            <text:p>-0.04916361</text:p>
          </table:table-cell>
          <table:table-cell office:value-type="float" office:value="-0.03916411" calcext:value-type="float">
            <text:p>-0.03916411</text:p>
          </table:table-cell>
          <table:table-cell office:value-type="float" office:value="-0.03519563" calcext:value-type="float">
            <text:p>-0.03519563</text:p>
          </table:table-cell>
          <table:table-cell office:value-type="float" office:value="-0.03029016" calcext:value-type="float">
            <text:p>-0.03029016</text:p>
          </table:table-cell>
          <table:table-cell office:value-type="float" office:value="-0.02624583" calcext:value-type="float">
            <text:p>-0.02624583</text:p>
          </table:table-cell>
          <table:table-cell office:value-type="float" office:value="-0.02293356" calcext:value-type="float">
            <text:p>-0.02293356</text:p>
          </table:table-cell>
          <table:table-cell office:value-type="float" office:value="-0.01797147" calcext:value-type="float">
            <text:p>-0.01797147</text:p>
          </table:table-cell>
          <table:table-cell office:value-type="float" office:value="-0.01319711" calcext:value-type="float">
            <text:p>-0.0131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9939" calcext:value-type="float">
            <text:p>-1.89939</text:p>
          </table:table-cell>
          <table:table-cell office:value-type="float" office:value="0.03748789" calcext:value-type="float">
            <text:p>0.03748789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07955" calcext:value-type="float">
            <text:p>-2.3079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2" calcext:value-type="float">
            <text:p>2</text:p>
          </table:table-cell>
          <table:table-cell office:value-type="float" office:value="13.59896" calcext:value-type="float">
            <text:p>13.59896</text:p>
          </table:table-cell>
          <table:table-cell office:value-type="float" office:value="0" calcext:value-type="float">
            <text:p>0</text:p>
          </table:table-cell>
          <table:table-cell office:value-type="float" office:value="1076.78" calcext:value-type="float">
            <text:p>1076.78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1641703" calcext:value-type="float">
            <text:p>0.1641703</text:p>
          </table:table-cell>
          <table:table-cell office:value-type="float" office:value="0.2503592" calcext:value-type="float">
            <text:p>0.2503592</text:p>
          </table:table-cell>
          <table:table-cell office:value-type="float" office:value="0.2854648" calcext:value-type="float">
            <text:p>0.2854648</text:p>
          </table:table-cell>
          <table:table-cell office:value-type="float" office:value="0.2952195" calcext:value-type="float">
            <text:p>0.2952195</text:p>
          </table:table-cell>
          <table:table-cell office:value-type="float" office:value="0.2997835" calcext:value-type="float">
            <text:p>0.2997835</text:p>
          </table:table-cell>
          <table:table-cell office:value-type="float" office:value="0.2704852" calcext:value-type="float">
            <text:p>0.2704852</text:p>
          </table:table-cell>
          <table:table-cell office:value-type="float" office:value="0.2744515" calcext:value-type="float">
            <text:p>0.2744515</text:p>
          </table:table-cell>
          <table:table-cell office:value-type="float" office:value="0.3629708" calcext:value-type="float">
            <text:p>0.3629708</text:p>
          </table:table-cell>
          <table:table-cell office:value-type="float" office:value="0.3587631" calcext:value-type="float">
            <text:p>0.3587631</text:p>
          </table:table-cell>
          <table:table-cell office:value-type="float" office:value="0.3712716" calcext:value-type="float">
            <text:p>0.3712716</text:p>
          </table:table-cell>
          <table:table-cell office:value-type="float" office:value="0.3879323" calcext:value-type="float">
            <text:p>0.3879323</text:p>
          </table:table-cell>
          <table:table-cell office:value-type="float" office:value="0.3988567" calcext:value-type="float">
            <text:p>0.3988567</text:p>
          </table:table-cell>
          <table:table-cell office:value-type="float" office:value="0.4623682" calcext:value-type="float">
            <text:p>0.4623682</text:p>
          </table:table-cell>
          <table:table-cell office:value-type="float" office:value="0" calcext:value-type="float">
            <text:p>0</text:p>
          </table:table-cell>
          <table:table-cell office:value-type="float" office:value="0.00670387" calcext:value-type="float">
            <text:p>0.00670387</text:p>
          </table:table-cell>
          <table:table-cell office:value-type="float" office:value="0.01555263" calcext:value-type="float">
            <text:p>0.01555263</text:p>
          </table:table-cell>
          <table:table-cell office:value-type="float" office:value="9.935212E-016" calcext:value-type="float">
            <text:p>9.935212E-16</text:p>
          </table:table-cell>
          <table:table-cell office:value-type="float" office:value="9.59901E-016" calcext:value-type="float">
            <text:p>9.59901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05131" calcext:value-type="float">
            <text:p>-3.705131</text:p>
          </table:table-cell>
          <table:table-cell office:value-type="float" office:value="-0.1425052" calcext:value-type="float">
            <text:p>-0.1425052</text:p>
          </table:table-cell>
          <table:table-cell office:value-type="float" office:value="-0.0529486" calcext:value-type="float">
            <text:p>-0.0529486</text:p>
          </table:table-cell>
          <table:table-cell office:value-type="float" office:value="-0.04087695" calcext:value-type="float">
            <text:p>-0.04087695</text:p>
          </table:table-cell>
          <table:table-cell office:value-type="float" office:value="-0.03632873" calcext:value-type="float">
            <text:p>-0.03632873</text:p>
          </table:table-cell>
          <table:table-cell office:value-type="float" office:value="-0.03075513" calcext:value-type="float">
            <text:p>-0.03075513</text:p>
          </table:table-cell>
          <table:table-cell office:value-type="float" office:value="-0.02645022" calcext:value-type="float">
            <text:p>-0.02645022</text:p>
          </table:table-cell>
          <table:table-cell office:value-type="float" office:value="-0.02305427" calcext:value-type="float">
            <text:p>-0.02305427</text:p>
          </table:table-cell>
          <table:table-cell office:value-type="float" office:value="-0.01806561" calcext:value-type="float">
            <text:p>-0.01806561</text:p>
          </table:table-cell>
          <table:table-cell office:value-type="float" office:value="-0.01325532" calcext:value-type="float">
            <text:p>-0.01325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3412" calcext:value-type="float">
            <text:p>-10.23412</text:p>
          </table:table-cell>
          <table:table-cell office:value-type="float" office:value="0.03754168" calcext:value-type="float">
            <text:p>0.03754168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08154" calcext:value-type="float">
            <text:p>-2.3081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2" calcext:value-type="float">
            <text:p>2</text:p>
          </table:table-cell>
          <table:table-cell office:value-type="float" office:value="13.6876" calcext:value-type="float">
            <text:p>13.6876</text:p>
          </table:table-cell>
          <table:table-cell office:value-type="float" office:value="0" calcext:value-type="float">
            <text:p>0</text:p>
          </table:table-cell>
          <table:table-cell office:value-type="float" office:value="1076.691" calcext:value-type="float">
            <text:p>1076.691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1575795" calcext:value-type="float">
            <text:p>0.1575795</text:p>
          </table:table-cell>
          <table:table-cell office:value-type="float" office:value="0.2010664" calcext:value-type="float">
            <text:p>0.2010664</text:p>
          </table:table-cell>
          <table:table-cell office:value-type="float" office:value="0.2844332" calcext:value-type="float">
            <text:p>0.2844332</text:p>
          </table:table-cell>
          <table:table-cell office:value-type="float" office:value="0.2938629" calcext:value-type="float">
            <text:p>0.2938629</text:p>
          </table:table-cell>
          <table:table-cell office:value-type="float" office:value="0.2990036" calcext:value-type="float">
            <text:p>0.2990036</text:p>
          </table:table-cell>
          <table:table-cell office:value-type="float" office:value="0.2698868" calcext:value-type="float">
            <text:p>0.2698868</text:p>
          </table:table-cell>
          <table:table-cell office:value-type="float" office:value="0.2741419" calcext:value-type="float">
            <text:p>0.2741419</text:p>
          </table:table-cell>
          <table:table-cell office:value-type="float" office:value="0.3628663" calcext:value-type="float">
            <text:p>0.3628663</text:p>
          </table:table-cell>
          <table:table-cell office:value-type="float" office:value="0.3586501" calcext:value-type="float">
            <text:p>0.3586501</text:p>
          </table:table-cell>
          <table:table-cell office:value-type="float" office:value="0.3711786" calcext:value-type="float">
            <text:p>0.3711786</text:p>
          </table:table-cell>
          <table:table-cell office:value-type="float" office:value="0.3878814" calcext:value-type="float">
            <text:p>0.3878814</text:p>
          </table:table-cell>
          <table:table-cell office:value-type="float" office:value="0.3988428" calcext:value-type="float">
            <text:p>0.3988428</text:p>
          </table:table-cell>
          <table:table-cell office:value-type="float" office:value="0.462367" calcext:value-type="float">
            <text:p>0.462367</text:p>
          </table:table-cell>
          <table:table-cell office:value-type="float" office:value="0" calcext:value-type="float">
            <text:p>0</text:p>
          </table:table-cell>
          <table:table-cell office:value-type="float" office:value="0.001080012" calcext:value-type="float">
            <text:p>0.001080012</text:p>
          </table:table-cell>
          <table:table-cell office:value-type="float" office:value="0.06537143" calcext:value-type="float">
            <text:p>0.06537143</text:p>
          </table:table-cell>
          <table:table-cell office:value-type="float" office:value="0.001693472" calcext:value-type="float">
            <text:p>0.001693472</text:p>
          </table:table-cell>
          <table:table-cell office:value-type="float" office:value="9.599008E-016" calcext:value-type="float">
            <text:p>9.599008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00015" calcext:value-type="float">
            <text:p>-5.100015</text:p>
          </table:table-cell>
          <table:table-cell office:value-type="float" office:value="-0.7660688" calcext:value-type="float">
            <text:p>-0.7660688</text:p>
          </table:table-cell>
          <table:table-cell office:value-type="float" office:value="-0.05430392" calcext:value-type="float">
            <text:p>-0.05430392</text:p>
          </table:table-cell>
          <table:table-cell office:value-type="float" office:value="-0.04235767" calcext:value-type="float">
            <text:p>-0.04235767</text:p>
          </table:table-cell>
          <table:table-cell office:value-type="float" office:value="-0.03707288" calcext:value-type="float">
            <text:p>-0.03707288</text:p>
          </table:table-cell>
          <table:table-cell office:value-type="float" office:value="-0.03126977" calcext:value-type="float">
            <text:p>-0.03126977</text:p>
          </table:table-cell>
          <table:table-cell office:value-type="float" office:value="-0.02670108" calcext:value-type="float">
            <text:p>-0.02670108</text:p>
          </table:table-cell>
          <table:table-cell office:value-type="float" office:value="-0.02319797" calcext:value-type="float">
            <text:p>-0.02319797</text:p>
          </table:table-cell>
          <table:table-cell office:value-type="float" office:value="-0.01816048" calcext:value-type="float">
            <text:p>-0.01816048</text:p>
          </table:table-cell>
          <table:table-cell office:value-type="float" office:value="-0.01331222" calcext:value-type="float">
            <text:p>-0.0133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8127" calcext:value-type="float">
            <text:p>-12.68127</text:p>
          </table:table-cell>
          <table:table-cell office:value-type="float" office:value="0.03770264" calcext:value-type="float">
            <text:p>0.0377026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09324" calcext:value-type="float">
            <text:p>-2.3093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" calcext:value-type="float">
            <text:p>2</text:p>
          </table:table-cell>
          <table:table-cell office:value-type="float" office:value="13.67583" calcext:value-type="float">
            <text:p>13.67583</text:p>
          </table:table-cell>
          <table:table-cell office:value-type="float" office:value="0" calcext:value-type="float">
            <text:p>0</text:p>
          </table:table-cell>
          <table:table-cell office:value-type="float" office:value="1076.703" calcext:value-type="float">
            <text:p>1076.703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1526375" calcext:value-type="float">
            <text:p>0.1526375</text:p>
          </table:table-cell>
          <table:table-cell office:value-type="float" office:value="0.180151" calcext:value-type="float">
            <text:p>0.180151</text:p>
          </table:table-cell>
          <table:table-cell office:value-type="float" office:value="0.2643543" calcext:value-type="float">
            <text:p>0.2643543</text:p>
          </table:table-cell>
          <table:table-cell office:value-type="float" office:value="0.2909333" calcext:value-type="float">
            <text:p>0.2909333</text:p>
          </table:table-cell>
          <table:table-cell office:value-type="float" office:value="0.2975647" calcext:value-type="float">
            <text:p>0.2975647</text:p>
          </table:table-cell>
          <table:table-cell office:value-type="float" office:value="0.2692692" calcext:value-type="float">
            <text:p>0.2692692</text:p>
          </table:table-cell>
          <table:table-cell office:value-type="float" office:value="0.2737983" calcext:value-type="float">
            <text:p>0.2737983</text:p>
          </table:table-cell>
          <table:table-cell office:value-type="float" office:value="0.3627456" calcext:value-type="float">
            <text:p>0.3627456</text:p>
          </table:table-cell>
          <table:table-cell office:value-type="float" office:value="0.3585345" calcext:value-type="float">
            <text:p>0.3585345</text:p>
          </table:table-cell>
          <table:table-cell office:value-type="float" office:value="0.3710882" calcext:value-type="float">
            <text:p>0.3710882</text:p>
          </table:table-cell>
          <table:table-cell office:value-type="float" office:value="0.3878299" calcext:value-type="float">
            <text:p>0.3878299</text:p>
          </table:table-cell>
          <table:table-cell office:value-type="float" office:value="0.3988159" calcext:value-type="float">
            <text:p>0.3988159</text:p>
          </table:table-cell>
          <table:table-cell office:value-type="float" office:value="0.4623691" calcext:value-type="float">
            <text:p>0.4623691</text:p>
          </table:table-cell>
          <table:table-cell office:value-type="float" office:value="0" calcext:value-type="float">
            <text:p>0</text:p>
          </table:table-cell>
          <table:table-cell office:value-type="float" office:value="0.00000002493695" calcext:value-type="float">
            <text:p>2.493695E-08</text:p>
          </table:table-cell>
          <table:table-cell office:value-type="float" office:value="0.08653849" calcext:value-type="float">
            <text:p>0.08653849</text:p>
          </table:table-cell>
          <table:table-cell office:value-type="float" office:value="0.0286596" calcext:value-type="float">
            <text:p>0.0286596</text:p>
          </table:table-cell>
          <table:table-cell office:value-type="float" office:value="9.599006E-016" calcext:value-type="float">
            <text:p>9.599006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47455" calcext:value-type="float">
            <text:p>-6.547455</text:p>
          </table:table-cell>
          <table:table-cell office:value-type="float" office:value="-1.823998" calcext:value-type="float">
            <text:p>-1.823998</text:p>
          </table:table-cell>
          <table:table-cell office:value-type="float" office:value="-0.09491047" calcext:value-type="float">
            <text:p>-0.09491047</text:p>
          </table:table-cell>
          <table:table-cell office:value-type="float" office:value="-0.04571563" calcext:value-type="float">
            <text:p>-0.04571563</text:p>
          </table:table-cell>
          <table:table-cell office:value-type="float" office:value="-0.03845806" calcext:value-type="float">
            <text:p>-0.03845806</text:p>
          </table:table-cell>
          <table:table-cell office:value-type="float" office:value="-0.03180899" calcext:value-type="float">
            <text:p>-0.03180899</text:p>
          </table:table-cell>
          <table:table-cell office:value-type="float" office:value="-0.02698271" calcext:value-type="float">
            <text:p>-0.02698271</text:p>
          </table:table-cell>
          <table:table-cell office:value-type="float" office:value="-0.02336502" calcext:value-type="float">
            <text:p>-0.02336502</text:p>
          </table:table-cell>
          <table:table-cell office:value-type="float" office:value="-0.01825817" calcext:value-type="float">
            <text:p>-0.01825817</text:p>
          </table:table-cell>
          <table:table-cell office:value-type="float" office:value="-0.01336787" calcext:value-type="float">
            <text:p>-0.01336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0222" calcext:value-type="float">
            <text:p>-10.50222</text:p>
          </table:table-cell>
          <table:table-cell office:value-type="float" office:value="0.03787693" calcext:value-type="float">
            <text:p>0.0378769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0588" calcext:value-type="float">
            <text:p>-2.3105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2" calcext:value-type="float">
            <text:p>2</text:p>
          </table:table-cell>
          <table:table-cell office:value-type="float" office:value="13.77251" calcext:value-type="float">
            <text:p>13.77251</text:p>
          </table:table-cell>
          <table:table-cell office:value-type="float" office:value="0" calcext:value-type="float">
            <text:p>0</text:p>
          </table:table-cell>
          <table:table-cell office:value-type="float" office:value="1076.606" calcext:value-type="float">
            <text:p>1076.606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0" calcext:value-type="float">
            <text:p>0</text:p>
          </table:table-cell>
          <table:table-cell office:value-type="float" office:value="0.1582815" calcext:value-type="float">
            <text:p>0.1582815</text:p>
          </table:table-cell>
          <table:table-cell office:value-type="float" office:value="0.1851902" calcext:value-type="float">
            <text:p>0.1851902</text:p>
          </table:table-cell>
          <table:table-cell office:value-type="float" office:value="0.2446463" calcext:value-type="float">
            <text:p>0.2446463</text:p>
          </table:table-cell>
          <table:table-cell office:value-type="float" office:value="0.289241" calcext:value-type="float">
            <text:p>0.289241</text:p>
          </table:table-cell>
          <table:table-cell office:value-type="float" office:value="0.2957428" calcext:value-type="float">
            <text:p>0.2957428</text:p>
          </table:table-cell>
          <table:table-cell office:value-type="float" office:value="0.268358" calcext:value-type="float">
            <text:p>0.268358</text:p>
          </table:table-cell>
          <table:table-cell office:value-type="float" office:value="0.2733738" calcext:value-type="float">
            <text:p>0.2733738</text:p>
          </table:table-cell>
          <table:table-cell office:value-type="float" office:value="0.3626071" calcext:value-type="float">
            <text:p>0.3626071</text:p>
          </table:table-cell>
          <table:table-cell office:value-type="float" office:value="0.3584147" calcext:value-type="float">
            <text:p>0.3584147</text:p>
          </table:table-cell>
          <table:table-cell office:value-type="float" office:value="0.3709962" calcext:value-type="float">
            <text:p>0.3709962</text:p>
          </table:table-cell>
          <table:table-cell office:value-type="float" office:value="0.3877818" calcext:value-type="float">
            <text:p>0.3877818</text:p>
          </table:table-cell>
          <table:table-cell office:value-type="float" office:value="0.398782" calcext:value-type="float">
            <text:p>0.398782</text:p>
          </table:table-cell>
          <table:table-cell office:value-type="float" office:value="0.4623678" calcext:value-type="float">
            <text:p>0.4623678</text:p>
          </table:table-cell>
          <table:table-cell office:value-type="float" office:value="0" calcext:value-type="float">
            <text:p>0</text:p>
          </table:table-cell>
          <table:table-cell office:value-type="float" office:value="0.0002972537" calcext:value-type="float">
            <text:p>0.0002972537</text:p>
          </table:table-cell>
          <table:table-cell office:value-type="float" office:value="0.07985936" calcext:value-type="float">
            <text:p>0.07985936</text:p>
          </table:table-cell>
          <table:table-cell office:value-type="float" office:value="0.05537501" calcext:value-type="float">
            <text:p>0.05537501</text:p>
          </table:table-cell>
          <table:table-cell office:value-type="float" office:value="9.599009E-016" calcext:value-type="float">
            <text:p>9.599009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854326" calcext:value-type="float">
            <text:p>-4.854326</text:p>
          </table:table-cell>
          <table:table-cell office:value-type="float" office:value="-1.460772" calcext:value-type="float">
            <text:p>-1.460772</text:p>
          </table:table-cell>
          <table:table-cell office:value-type="float" office:value="-0.1724254" calcext:value-type="float">
            <text:p>-0.1724254</text:p>
          </table:table-cell>
          <table:table-cell office:value-type="float" office:value="-0.04787397" calcext:value-type="float">
            <text:p>-0.04787397</text:p>
          </table:table-cell>
          <table:table-cell office:value-type="float" office:value="-0.04032971" calcext:value-type="float">
            <text:p>-0.04032971</text:p>
          </table:table-cell>
          <table:table-cell office:value-type="float" office:value="-0.03262496" calcext:value-type="float">
            <text:p>-0.03262496</text:p>
          </table:table-cell>
          <table:table-cell office:value-type="float" office:value="-0.02733472" calcext:value-type="float">
            <text:p>-0.02733472</text:p>
          </table:table-cell>
          <table:table-cell office:value-type="float" office:value="-0.02355858" calcext:value-type="float">
            <text:p>-0.02355858</text:p>
          </table:table-cell>
          <table:table-cell office:value-type="float" office:value="-0.01835981" calcext:value-type="float">
            <text:p>-0.01835981</text:p>
          </table:table-cell>
          <table:table-cell office:value-type="float" office:value="-0.01342477" calcext:value-type="float">
            <text:p>-0.01342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9481" calcext:value-type="float">
            <text:p>-10.79481</text:p>
          </table:table-cell>
          <table:table-cell office:value-type="float" office:value="0.03796081" calcext:value-type="float">
            <text:p>0.0379608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0982" calcext:value-type="float">
            <text:p>-2.3109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3.97453" calcext:value-type="float">
            <text:p>13.97453</text:p>
          </table:table-cell>
          <table:table-cell office:value-type="float" office:value="0" calcext:value-type="float">
            <text:p>0</text:p>
          </table:table-cell>
          <table:table-cell office:value-type="float" office:value="1079.505" calcext:value-type="float">
            <text:p>1079.505</text:p>
          </table:table-cell>
          <table:table-cell office:value-type="float" office:value="0.0009316153" calcext:value-type="float">
            <text:p>0.0009316153</text:p>
          </table:table-cell>
          <table:table-cell office:value-type="float" office:value="39.05698" calcext:value-type="float">
            <text:p>39.05698</text:p>
          </table:table-cell>
          <table:table-cell office:value-type="float" office:value="0.1603181" calcext:value-type="float">
            <text:p>0.1603181</text:p>
          </table:table-cell>
          <table:table-cell office:value-type="float" office:value="0.1846842" calcext:value-type="float">
            <text:p>0.1846842</text:p>
          </table:table-cell>
          <table:table-cell office:value-type="float" office:value="0.2187414" calcext:value-type="float">
            <text:p>0.2187414</text:p>
          </table:table-cell>
          <table:table-cell office:value-type="float" office:value="0.2899598" calcext:value-type="float">
            <text:p>0.2899598</text:p>
          </table:table-cell>
          <table:table-cell office:value-type="float" office:value="0.2952479" calcext:value-type="float">
            <text:p>0.2952479</text:p>
          </table:table-cell>
          <table:table-cell office:value-type="float" office:value="0.2673778" calcext:value-type="float">
            <text:p>0.2673778</text:p>
          </table:table-cell>
          <table:table-cell office:value-type="float" office:value="0.2728449" calcext:value-type="float">
            <text:p>0.2728449</text:p>
          </table:table-cell>
          <table:table-cell office:value-type="float" office:value="0.3624859" calcext:value-type="float">
            <text:p>0.3624859</text:p>
          </table:table-cell>
          <table:table-cell office:value-type="float" office:value="0.3582911" calcext:value-type="float">
            <text:p>0.3582911</text:p>
          </table:table-cell>
          <table:table-cell office:value-type="float" office:value="0.3709067" calcext:value-type="float">
            <text:p>0.3709067</text:p>
          </table:table-cell>
          <table:table-cell office:value-type="float" office:value="0.3877315" calcext:value-type="float">
            <text:p>0.3877315</text:p>
          </table:table-cell>
          <table:table-cell office:value-type="float" office:value="0.3987441" calcext:value-type="float">
            <text:p>0.3987441</text:p>
          </table:table-cell>
          <table:table-cell office:value-type="float" office:value="0.4623693" calcext:value-type="float">
            <text:p>0.4623693</text:p>
          </table:table-cell>
          <table:table-cell office:value-type="float" office:value="0" calcext:value-type="float">
            <text:p>0</text:p>
          </table:table-cell>
          <table:table-cell office:value-type="float" office:value="0.0005493544" calcext:value-type="float">
            <text:p>0.0005493544</text:p>
          </table:table-cell>
          <table:table-cell office:value-type="float" office:value="0.07907259" calcext:value-type="float">
            <text:p>0.07907259</text:p>
          </table:table-cell>
          <table:table-cell office:value-type="float" office:value="0.08605067" calcext:value-type="float">
            <text:p>0.08605067</text:p>
          </table:table-cell>
          <table:table-cell office:value-type="float" office:value="9.599009E-016" calcext:value-type="float">
            <text:p>9.599009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19292" calcext:value-type="float">
            <text:p>-4.419292</text:p>
          </table:table-cell>
          <table:table-cell office:value-type="float" office:value="-1.495335" calcext:value-type="float">
            <text:p>-1.495335</text:p>
          </table:table-cell>
          <table:table-cell office:value-type="float" office:value="-0.4084512" calcext:value-type="float">
            <text:p>-0.4084512</text:p>
          </table:table-cell>
          <table:table-cell office:value-type="float" office:value="-0.04698251" calcext:value-type="float">
            <text:p>-0.04698251</text:p>
          </table:table-cell>
          <table:table-cell office:value-type="float" office:value="-0.04086957" calcext:value-type="float">
            <text:p>-0.04086957</text:p>
          </table:table-cell>
          <table:table-cell office:value-type="float" office:value="-0.03354516" calcext:value-type="float">
            <text:p>-0.03354516</text:p>
          </table:table-cell>
          <table:table-cell office:value-type="float" office:value="-0.02778115" calcext:value-type="float">
            <text:p>-0.02778115</text:p>
          </table:table-cell>
          <table:table-cell office:value-type="float" office:value="-0.02372951" calcext:value-type="float">
            <text:p>-0.02372951</text:p>
          </table:table-cell>
          <table:table-cell office:value-type="float" office:value="-0.01846542" calcext:value-type="float">
            <text:p>-0.01846542</text:p>
          </table:table-cell>
          <table:table-cell office:value-type="float" office:value="-0.01348026" calcext:value-type="float">
            <text:p>-0.0134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54784" calcext:value-type="float">
            <text:p>-9.954784</text:p>
          </table:table-cell>
          <table:table-cell office:value-type="float" office:value="0.03807829" calcext:value-type="float">
            <text:p>0.0380782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1718" calcext:value-type="float">
            <text:p>-2.3117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4.06609" calcext:value-type="float">
            <text:p>14.06609</text:p>
          </table:table-cell>
          <table:table-cell office:value-type="float" office:value="0" calcext:value-type="float">
            <text:p>0</text:p>
          </table:table-cell>
          <table:table-cell office:value-type="float" office:value="1079.413" calcext:value-type="float">
            <text:p>1079.413</text:p>
          </table:table-cell>
          <table:table-cell office:value-type="float" office:value="0.00104427" calcext:value-type="float">
            <text:p>0.00104427</text:p>
          </table:table-cell>
          <table:table-cell office:value-type="float" office:value="32.58626" calcext:value-type="float">
            <text:p>32.58626</text:p>
          </table:table-cell>
          <table:table-cell office:value-type="float" office:value="0.1736562" calcext:value-type="float">
            <text:p>0.1736562</text:p>
          </table:table-cell>
          <table:table-cell office:value-type="float" office:value="0.1914273" calcext:value-type="float">
            <text:p>0.1914273</text:p>
          </table:table-cell>
          <table:table-cell office:value-type="float" office:value="0.2086686" calcext:value-type="float">
            <text:p>0.2086686</text:p>
          </table:table-cell>
          <table:table-cell office:value-type="float" office:value="0.2903676" calcext:value-type="float">
            <text:p>0.2903676</text:p>
          </table:table-cell>
          <table:table-cell office:value-type="float" office:value="0.2947374" calcext:value-type="float">
            <text:p>0.2947374</text:p>
          </table:table-cell>
          <table:table-cell office:value-type="float" office:value="0.2667806" calcext:value-type="float">
            <text:p>0.2667806</text:p>
          </table:table-cell>
          <table:table-cell office:value-type="float" office:value="0.2726015" calcext:value-type="float">
            <text:p>0.2726015</text:p>
          </table:table-cell>
          <table:table-cell office:value-type="float" office:value="0.3623523" calcext:value-type="float">
            <text:p>0.3623523</text:p>
          </table:table-cell>
          <table:table-cell office:value-type="float" office:value="0.3581643" calcext:value-type="float">
            <text:p>0.3581643</text:p>
          </table:table-cell>
          <table:table-cell office:value-type="float" office:value="0.3708174" calcext:value-type="float">
            <text:p>0.3708174</text:p>
          </table:table-cell>
          <table:table-cell office:value-type="float" office:value="0.3876779" calcext:value-type="float">
            <text:p>0.3876779</text:p>
          </table:table-cell>
          <table:table-cell office:value-type="float" office:value="0.3987086" calcext:value-type="float">
            <text:p>0.3987086</text:p>
          </table:table-cell>
          <table:table-cell office:value-type="float" office:value="0.4623701" calcext:value-type="float">
            <text:p>0.4623701</text:p>
          </table:table-cell>
          <table:table-cell office:value-type="float" office:value="0" calcext:value-type="float">
            <text:p>0</text:p>
          </table:table-cell>
          <table:table-cell office:value-type="float" office:value="0.008393277" calcext:value-type="float">
            <text:p>0.008393277</text:p>
          </table:table-cell>
          <table:table-cell office:value-type="float" office:value="0.06969634" calcext:value-type="float">
            <text:p>0.06969634</text:p>
          </table:table-cell>
          <table:table-cell office:value-type="float" office:value="0.09868409" calcext:value-type="float">
            <text:p>0.09868409</text:p>
          </table:table-cell>
          <table:table-cell office:value-type="float" office:value="0.0009822112" calcext:value-type="float">
            <text:p>0.0009822112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08038" calcext:value-type="float">
            <text:p>-2.308038</text:p>
          </table:table-cell>
          <table:table-cell office:value-type="float" office:value="-1.138762" calcext:value-type="float">
            <text:p>-1.138762</text:p>
          </table:table-cell>
          <table:table-cell office:value-type="float" office:value="-0.5905892" calcext:value-type="float">
            <text:p>-0.5905892</text:p>
          </table:table-cell>
          <table:table-cell office:value-type="float" office:value="-0.04646196" calcext:value-type="float">
            <text:p>-0.04646196</text:p>
          </table:table-cell>
          <table:table-cell office:value-type="float" office:value="-0.04141429" calcext:value-type="float">
            <text:p>-0.04141429</text:p>
          </table:table-cell>
          <table:table-cell office:value-type="float" office:value="-0.03412748" calcext:value-type="float">
            <text:p>-0.03412748</text:p>
          </table:table-cell>
          <table:table-cell office:value-type="float" office:value="-0.0279925" calcext:value-type="float">
            <text:p>-0.0279925</text:p>
          </table:table-cell>
          <table:table-cell office:value-type="float" office:value="-0.02391962" calcext:value-type="float">
            <text:p>-0.02391962</text:p>
          </table:table-cell>
          <table:table-cell office:value-type="float" office:value="-0.01857443" calcext:value-type="float">
            <text:p>-0.01857443</text:p>
          </table:table-cell>
          <table:table-cell office:value-type="float" office:value="-0.01353599" calcext:value-type="float">
            <text:p>-0.01353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17218" calcext:value-type="float">
            <text:p>-3.617218</text:p>
          </table:table-cell>
          <table:table-cell office:value-type="float" office:value="0.03810257" calcext:value-type="float">
            <text:p>0.0381025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1662" calcext:value-type="float">
            <text:p>-2.3116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4.25997" calcext:value-type="float">
            <text:p>14.25997</text:p>
          </table:table-cell>
          <table:table-cell office:value-type="float" office:value="0" calcext:value-type="float">
            <text:p>0</text:p>
          </table:table-cell>
          <table:table-cell office:value-type="float" office:value="1079.22" calcext:value-type="float">
            <text:p>1079.22</text:p>
          </table:table-cell>
          <table:table-cell office:value-type="float" office:value="0.001340076" calcext:value-type="float">
            <text:p>0.001340076</text:p>
          </table:table-cell>
          <table:table-cell office:value-type="float" office:value="22.24394" calcext:value-type="float">
            <text:p>22.24394</text:p>
          </table:table-cell>
          <table:table-cell office:value-type="float" office:value="0.1773589" calcext:value-type="float">
            <text:p>0.1773589</text:p>
          </table:table-cell>
          <table:table-cell office:value-type="float" office:value="0.1910878" calcext:value-type="float">
            <text:p>0.1910878</text:p>
          </table:table-cell>
          <table:table-cell office:value-type="float" office:value="0.2046009" calcext:value-type="float">
            <text:p>0.2046009</text:p>
          </table:table-cell>
          <table:table-cell office:value-type="float" office:value="0.287304" calcext:value-type="float">
            <text:p>0.287304</text:p>
          </table:table-cell>
          <table:table-cell office:value-type="float" office:value="0.2938628" calcext:value-type="float">
            <text:p>0.2938628</text:p>
          </table:table-cell>
          <table:table-cell office:value-type="float" office:value="0.2663366" calcext:value-type="float">
            <text:p>0.2663366</text:p>
          </table:table-cell>
          <table:table-cell office:value-type="float" office:value="0.2723509" calcext:value-type="float">
            <text:p>0.2723509</text:p>
          </table:table-cell>
          <table:table-cell office:value-type="float" office:value="0.3622292" calcext:value-type="float">
            <text:p>0.3622292</text:p>
          </table:table-cell>
          <table:table-cell office:value-type="float" office:value="0.3580354" calcext:value-type="float">
            <text:p>0.3580354</text:p>
          </table:table-cell>
          <table:table-cell office:value-type="float" office:value="0.3707279" calcext:value-type="float">
            <text:p>0.3707279</text:p>
          </table:table-cell>
          <table:table-cell office:value-type="float" office:value="0.3876217" calcext:value-type="float">
            <text:p>0.3876217</text:p>
          </table:table-cell>
          <table:table-cell office:value-type="float" office:value="0.3986765" calcext:value-type="float">
            <text:p>0.3986765</text:p>
          </table:table-cell>
          <table:table-cell office:value-type="float" office:value="0.4623694" calcext:value-type="float">
            <text:p>0.4623694</text:p>
          </table:table-cell>
          <table:table-cell office:value-type="float" office:value="0" calcext:value-type="float">
            <text:p>0</text:p>
          </table:table-cell>
          <table:table-cell office:value-type="float" office:value="0.0221336" calcext:value-type="float">
            <text:p>0.0221336</text:p>
          </table:table-cell>
          <table:table-cell office:value-type="float" office:value="0.0688718" calcext:value-type="float">
            <text:p>0.0688718</text:p>
          </table:table-cell>
          <table:table-cell office:value-type="float" office:value="0.1049131" calcext:value-type="float">
            <text:p>0.1049131</text:p>
          </table:table-cell>
          <table:table-cell office:value-type="float" office:value="0.005934398" calcext:value-type="float">
            <text:p>0.005934398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958378" calcext:value-type="float">
            <text:p>-1.958378</text:p>
          </table:table-cell>
          <table:table-cell office:value-type="float" office:value="-1.155324" calcext:value-type="float">
            <text:p>-1.155324</text:p>
          </table:table-cell>
          <table:table-cell office:value-type="float" office:value="-0.688401" calcext:value-type="float">
            <text:p>-0.688401</text:p>
          </table:table-cell>
          <table:table-cell office:value-type="float" office:value="-0.0503794" calcext:value-type="float">
            <text:p>-0.0503794</text:p>
          </table:table-cell>
          <table:table-cell office:value-type="float" office:value="-0.04236218" calcext:value-type="float">
            <text:p>-0.04236218</text:p>
          </table:table-cell>
          <table:table-cell office:value-type="float" office:value="-0.03456636" calcext:value-type="float">
            <text:p>-0.03456636</text:p>
          </table:table-cell>
          <table:table-cell office:value-type="float" office:value="-0.0282085" calcext:value-type="float">
            <text:p>-0.0282085</text:p>
          </table:table-cell>
          <table:table-cell office:value-type="float" office:value="-0.02409602" calcext:value-type="float">
            <text:p>-0.02409602</text:p>
          </table:table-cell>
          <table:table-cell office:value-type="float" office:value="-0.01868594" calcext:value-type="float">
            <text:p>-0.01868594</text:p>
          </table:table-cell>
          <table:table-cell office:value-type="float" office:value="-0.01359193" calcext:value-type="float">
            <text:p>-0.01359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9148" calcext:value-type="float">
            <text:p>-2.219148</text:p>
          </table:table-cell>
          <table:table-cell office:value-type="float" office:value="0.03814718" calcext:value-type="float">
            <text:p>0.0381471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184" calcext:value-type="float">
            <text:p>-2.311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4.56762" calcext:value-type="float">
            <text:p>14.56762</text:p>
          </table:table-cell>
          <table:table-cell office:value-type="float" office:value="0" calcext:value-type="float">
            <text:p>0</text:p>
          </table:table-cell>
          <table:table-cell office:value-type="float" office:value="1078.912" calcext:value-type="float">
            <text:p>1078.912</text:p>
          </table:table-cell>
          <table:table-cell office:value-type="float" office:value="0.001340076" calcext:value-type="float">
            <text:p>0.001340076</text:p>
          </table:table-cell>
          <table:table-cell office:value-type="float" office:value="21.15725" calcext:value-type="float">
            <text:p>21.15725</text:p>
          </table:table-cell>
          <table:table-cell office:value-type="float" office:value="0.1556741" calcext:value-type="float">
            <text:p>0.1556741</text:p>
          </table:table-cell>
          <table:table-cell office:value-type="float" office:value="0.1791635" calcext:value-type="float">
            <text:p>0.1791635</text:p>
          </table:table-cell>
          <table:table-cell office:value-type="float" office:value="0.1968456" calcext:value-type="float">
            <text:p>0.1968456</text:p>
          </table:table-cell>
          <table:table-cell office:value-type="float" office:value="0.2811112" calcext:value-type="float">
            <text:p>0.2811112</text:p>
          </table:table-cell>
          <table:table-cell office:value-type="float" office:value="0.2914139" calcext:value-type="float">
            <text:p>0.2914139</text:p>
          </table:table-cell>
          <table:table-cell office:value-type="float" office:value="0.2656852" calcext:value-type="float">
            <text:p>0.2656852</text:p>
          </table:table-cell>
          <table:table-cell office:value-type="float" office:value="0.2720478" calcext:value-type="float">
            <text:p>0.2720478</text:p>
          </table:table-cell>
          <table:table-cell office:value-type="float" office:value="0.3621031" calcext:value-type="float">
            <text:p>0.3621031</text:p>
          </table:table-cell>
          <table:table-cell office:value-type="float" office:value="0.3579054" calcext:value-type="float">
            <text:p>0.3579054</text:p>
          </table:table-cell>
          <table:table-cell office:value-type="float" office:value="0.370638" calcext:value-type="float">
            <text:p>0.370638</text:p>
          </table:table-cell>
          <table:table-cell office:value-type="float" office:value="0.3875638" calcext:value-type="float">
            <text:p>0.3875638</text:p>
          </table:table-cell>
          <table:table-cell office:value-type="float" office:value="0.398643" calcext:value-type="float">
            <text:p>0.398643</text:p>
          </table:table-cell>
          <table:table-cell office:value-type="float" office:value="0.4623668" calcext:value-type="float">
            <text:p>0.4623668</text:p>
          </table:table-cell>
          <table:table-cell office:value-type="float" office:value="0" calcext:value-type="float">
            <text:p>0</text:p>
          </table:table-cell>
          <table:table-cell office:value-type="float" office:value="0.02708164" calcext:value-type="float">
            <text:p>0.02708164</text:p>
          </table:table-cell>
          <table:table-cell office:value-type="float" office:value="0.08086453" calcext:value-type="float">
            <text:p>0.08086453</text:p>
          </table:table-cell>
          <table:table-cell office:value-type="float" office:value="0.1149796" calcext:value-type="float">
            <text:p>0.1149796</text:p>
          </table:table-cell>
          <table:table-cell office:value-type="float" office:value="0.01612044" calcext:value-type="float">
            <text:p>0.01612044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504642" calcext:value-type="float">
            <text:p>-5.504642</text:p>
          </table:table-cell>
          <table:table-cell office:value-type="float" office:value="-1.873889" calcext:value-type="float">
            <text:p>-1.873889</text:p>
          </table:table-cell>
          <table:table-cell office:value-type="float" office:value="-0.9221914" calcext:value-type="float">
            <text:p>-0.9221914</text:p>
          </table:table-cell>
          <table:table-cell office:value-type="float" office:value="-0.05948971" calcext:value-type="float">
            <text:p>-0.05948971</text:p>
          </table:table-cell>
          <table:table-cell office:value-type="float" office:value="-0.04517018" calcext:value-type="float">
            <text:p>-0.04517018</text:p>
          </table:table-cell>
          <table:table-cell office:value-type="float" office:value="-0.03521558" calcext:value-type="float">
            <text:p>-0.03521558</text:p>
          </table:table-cell>
          <table:table-cell office:value-type="float" office:value="-0.02847206" calcext:value-type="float">
            <text:p>-0.02847206</text:p>
          </table:table-cell>
          <table:table-cell office:value-type="float" office:value="-0.0242778" calcext:value-type="float">
            <text:p>-0.0242778</text:p>
          </table:table-cell>
          <table:table-cell office:value-type="float" office:value="-0.01879916" calcext:value-type="float">
            <text:p>-0.01879916</text:p>
          </table:table-cell>
          <table:table-cell office:value-type="float" office:value="-0.01364848" calcext:value-type="float">
            <text:p>-0.0136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42473" calcext:value-type="float">
            <text:p>-12.42473</text:p>
          </table:table-cell>
          <table:table-cell office:value-type="float" office:value="0.03826657" calcext:value-type="float">
            <text:p>0.0382665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266" calcext:value-type="float">
            <text:p>-2.312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4.82681" calcext:value-type="float">
            <text:p>14.82681</text:p>
          </table:table-cell>
          <table:table-cell office:value-type="float" office:value="0" calcext:value-type="float">
            <text:p>0</text:p>
          </table:table-cell>
          <table:table-cell office:value-type="float" office:value="1078.652" calcext:value-type="float">
            <text:p>1078.652</text:p>
          </table:table-cell>
          <table:table-cell office:value-type="float" office:value="0.00151156" calcext:value-type="float">
            <text:p>0.00151156</text:p>
          </table:table-cell>
          <table:table-cell office:value-type="float" office:value="14.98645" calcext:value-type="float">
            <text:p>14.98645</text:p>
          </table:table-cell>
          <table:table-cell office:value-type="float" office:value="0.1670232" calcext:value-type="float">
            <text:p>0.1670232</text:p>
          </table:table-cell>
          <table:table-cell office:value-type="float" office:value="0.18287" calcext:value-type="float">
            <text:p>0.18287</text:p>
          </table:table-cell>
          <table:table-cell office:value-type="float" office:value="0.1939918" calcext:value-type="float">
            <text:p>0.1939918</text:p>
          </table:table-cell>
          <table:table-cell office:value-type="float" office:value="0.269658" calcext:value-type="float">
            <text:p>0.269658</text:p>
          </table:table-cell>
          <table:table-cell office:value-type="float" office:value="0.2877326" calcext:value-type="float">
            <text:p>0.2877326</text:p>
          </table:table-cell>
          <table:table-cell office:value-type="float" office:value="0.2645331" calcext:value-type="float">
            <text:p>0.2645331</text:p>
          </table:table-cell>
          <table:table-cell office:value-type="float" office:value="0.2716078" calcext:value-type="float">
            <text:p>0.2716078</text:p>
          </table:table-cell>
          <table:table-cell office:value-type="float" office:value="0.3619632" calcext:value-type="float">
            <text:p>0.3619632</text:p>
          </table:table-cell>
          <table:table-cell office:value-type="float" office:value="0.3577725" calcext:value-type="float">
            <text:p>0.3577725</text:p>
          </table:table-cell>
          <table:table-cell office:value-type="float" office:value="0.3705451" calcext:value-type="float">
            <text:p>0.3705451</text:p>
          </table:table-cell>
          <table:table-cell office:value-type="float" office:value="0.3875039" calcext:value-type="float">
            <text:p>0.3875039</text:p>
          </table:table-cell>
          <table:table-cell office:value-type="float" office:value="0.3986067" calcext:value-type="float">
            <text:p>0.3986067</text:p>
          </table:table-cell>
          <table:table-cell office:value-type="float" office:value="0.4623699" calcext:value-type="float">
            <text:p>0.4623699</text:p>
          </table:table-cell>
          <table:table-cell office:value-type="float" office:value="0" calcext:value-type="float">
            <text:p>0</text:p>
          </table:table-cell>
          <table:table-cell office:value-type="float" office:value="0.02382003" calcext:value-type="float">
            <text:p>0.02382003</text:p>
          </table:table-cell>
          <table:table-cell office:value-type="float" office:value="0.07624264" calcext:value-type="float">
            <text:p>0.07624264</text:p>
          </table:table-cell>
          <table:table-cell office:value-type="float" office:value="0.1199006" calcext:value-type="float">
            <text:p>0.1199006</text:p>
          </table:table-cell>
          <table:table-cell office:value-type="float" office:value="0.03427374" calcext:value-type="float">
            <text:p>0.03427374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55691" calcext:value-type="float">
            <text:p>-3.155691</text:p>
          </table:table-cell>
          <table:table-cell office:value-type="float" office:value="-1.618508" calcext:value-type="float">
            <text:p>-1.618508</text:p>
          </table:table-cell>
          <table:table-cell office:value-type="float" office:value="-1.038271" calcext:value-type="float">
            <text:p>-1.038271</text:p>
          </table:table-cell>
          <table:table-cell office:value-type="float" office:value="-0.08192128" calcext:value-type="float">
            <text:p>-0.08192128</text:p>
          </table:table-cell>
          <table:table-cell office:value-type="float" office:value="-0.04982181" calcext:value-type="float">
            <text:p>-0.04982181</text:p>
          </table:table-cell>
          <table:table-cell office:value-type="float" office:value="-0.03640343" calcext:value-type="float">
            <text:p>-0.03640343</text:p>
          </table:table-cell>
          <table:table-cell office:value-type="float" office:value="-0.02885918" calcext:value-type="float">
            <text:p>-0.02885918</text:p>
          </table:table-cell>
          <table:table-cell office:value-type="float" office:value="-0.02448132" calcext:value-type="float">
            <text:p>-0.02448132</text:p>
          </table:table-cell>
          <table:table-cell office:value-type="float" office:value="-0.01891558" calcext:value-type="float">
            <text:p>-0.01891558</text:p>
          </table:table-cell>
          <table:table-cell office:value-type="float" office:value="-0.01370713" calcext:value-type="float">
            <text:p>-0.0137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5925" calcext:value-type="float">
            <text:p>-5.85925</text:p>
          </table:table-cell>
          <table:table-cell office:value-type="float" office:value="0.03833501" calcext:value-type="float">
            <text:p>0.0383350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3097" calcext:value-type="float">
            <text:p>-2.3130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4.95732" calcext:value-type="float">
            <text:p>14.95732</text:p>
          </table:table-cell>
          <table:table-cell office:value-type="float" office:value="0" calcext:value-type="float">
            <text:p>0</text:p>
          </table:table-cell>
          <table:table-cell office:value-type="float" office:value="1078.38" calcext:value-type="float">
            <text:p>1078.38</text:p>
          </table:table-cell>
          <table:table-cell office:value-type="float" office:value="0.1427688" calcext:value-type="float">
            <text:p>0.1427688</text:p>
          </table:table-cell>
          <table:table-cell office:value-type="float" office:value="4.127491" calcext:value-type="float">
            <text:p>4.127491</text:p>
          </table:table-cell>
          <table:table-cell office:value-type="float" office:value="0.2022266" calcext:value-type="float">
            <text:p>0.2022266</text:p>
          </table:table-cell>
          <table:table-cell office:value-type="float" office:value="0.1981103" calcext:value-type="float">
            <text:p>0.1981103</text:p>
          </table:table-cell>
          <table:table-cell office:value-type="float" office:value="0.2031293" calcext:value-type="float">
            <text:p>0.2031293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2849344" calcext:value-type="float">
            <text:p>0.2849344</text:p>
          </table:table-cell>
          <table:table-cell office:value-type="float" office:value="0.2635034" calcext:value-type="float">
            <text:p>0.2635034</text:p>
          </table:table-cell>
          <table:table-cell office:value-type="float" office:value="0.2736785" calcext:value-type="float">
            <text:p>0.2736785</text:p>
          </table:table-cell>
          <table:table-cell office:value-type="float" office:value="0.3620023" calcext:value-type="float">
            <text:p>0.3620023</text:p>
          </table:table-cell>
          <table:table-cell office:value-type="float" office:value="0.3576424" calcext:value-type="float">
            <text:p>0.3576424</text:p>
          </table:table-cell>
          <table:table-cell office:value-type="float" office:value="0.370452" calcext:value-type="float">
            <text:p>0.370452</text:p>
          </table:table-cell>
          <table:table-cell office:value-type="float" office:value="0.3874426" calcext:value-type="float">
            <text:p>0.3874426</text:p>
          </table:table-cell>
          <table:table-cell office:value-type="float" office:value="0.3985756" calcext:value-type="float">
            <text:p>0.3985756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1599467" calcext:value-type="float">
            <text:p>0.01599467</text:p>
          </table:table-cell>
          <table:table-cell office:value-type="float" office:value="0.05945271" calcext:value-type="float">
            <text:p>0.05945271</text:p>
          </table:table-cell>
          <table:table-cell office:value-type="float" office:value="0.1121342" calcext:value-type="float">
            <text:p>0.1121342</text:p>
          </table:table-cell>
          <table:table-cell office:value-type="float" office:value="0.04520287" calcext:value-type="float">
            <text:p>0.04520287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485529" calcext:value-type="float">
            <text:p>-0.7485529</text:p>
          </table:table-cell>
          <table:table-cell office:value-type="float" office:value="-0.8818966" calcext:value-type="float">
            <text:p>-0.8818966</text:p>
          </table:table-cell>
          <table:table-cell office:value-type="float" office:value="-0.7306069" calcext:value-type="float">
            <text:p>-0.7306069</text:p>
          </table:table-cell>
          <table:table-cell office:value-type="float" office:value="-0.09332129" calcext:value-type="float">
            <text:p>-0.09332129</text:p>
          </table:table-cell>
          <table:table-cell office:value-type="float" office:value="-0.05370757" calcext:value-type="float">
            <text:p>-0.05370757</text:p>
          </table:table-cell>
          <table:table-cell office:value-type="float" office:value="-0.03751" calcext:value-type="float">
            <text:p>-0.03751</text:p>
          </table:table-cell>
          <table:table-cell office:value-type="float" office:value="-0.0270598" calcext:value-type="float">
            <text:p>-0.0270598</text:p>
          </table:table-cell>
          <table:table-cell office:value-type="float" office:value="-0.0244285" calcext:value-type="float">
            <text:p>-0.0244285</text:p>
          </table:table-cell>
          <table:table-cell office:value-type="float" office:value="-0.01903059" calcext:value-type="float">
            <text:p>-0.01903059</text:p>
          </table:table-cell>
          <table:table-cell office:value-type="float" office:value="-0.01376619" calcext:value-type="float">
            <text:p>-0.01376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34788" calcext:value-type="float">
            <text:p>-0.07534788</text:p>
          </table:table-cell>
          <table:table-cell office:value-type="float" office:value="0.03827075" calcext:value-type="float">
            <text:p>0.0382707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249" calcext:value-type="float">
            <text:p>-2.312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5.55636" calcext:value-type="float">
            <text:p>15.55636</text:p>
          </table:table-cell>
          <table:table-cell office:value-type="float" office:value="0" calcext:value-type="float">
            <text:p>0</text:p>
          </table:table-cell>
          <table:table-cell office:value-type="float" office:value="1077.781" calcext:value-type="float">
            <text:p>1077.781</text:p>
          </table:table-cell>
          <table:table-cell office:value-type="float" office:value="0.1429153" calcext:value-type="float">
            <text:p>0.1429153</text:p>
          </table:table-cell>
          <table:table-cell office:value-type="float" office:value="0" calcext:value-type="float">
            <text:p>0</text:p>
          </table:table-cell>
          <table:table-cell office:value-type="float" office:value="0.2767284" calcext:value-type="float">
            <text:p>0.2767284</text:p>
          </table:table-cell>
          <table:table-cell office:value-type="float" office:value="0.2211303" calcext:value-type="float">
            <text:p>0.2211303</text:p>
          </table:table-cell>
          <table:table-cell office:value-type="float" office:value="0.2170004" calcext:value-type="float">
            <text:p>0.2170004</text:p>
          </table:table-cell>
          <table:table-cell office:value-type="float" office:value="0.269224" calcext:value-type="float">
            <text:p>0.269224</text:p>
          </table:table-cell>
          <table:table-cell office:value-type="float" office:value="0.2843089" calcext:value-type="float">
            <text:p>0.2843089</text:p>
          </table:table-cell>
          <table:table-cell office:value-type="float" office:value="0.2623564" calcext:value-type="float">
            <text:p>0.2623564</text:p>
          </table:table-cell>
          <table:table-cell office:value-type="float" office:value="0.2717768" calcext:value-type="float">
            <text:p>0.2717768</text:p>
          </table:table-cell>
          <table:table-cell office:value-type="float" office:value="0.3619633" calcext:value-type="float">
            <text:p>0.3619633</text:p>
          </table:table-cell>
          <table:table-cell office:value-type="float" office:value="0.3575395" calcext:value-type="float">
            <text:p>0.3575395</text:p>
          </table:table-cell>
          <table:table-cell office:value-type="float" office:value="0.3703617" calcext:value-type="float">
            <text:p>0.3703617</text:p>
          </table:table-cell>
          <table:table-cell office:value-type="float" office:value="0.3873813" calcext:value-type="float">
            <text:p>0.3873813</text:p>
          </table:table-cell>
          <table:table-cell office:value-type="float" office:value="0.3985547" calcext:value-type="float">
            <text:p>0.3985547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2005699" calcext:value-type="float">
            <text:p>0.02005699</text:p>
          </table:table-cell>
          <table:table-cell office:value-type="float" office:value="0.03672843" calcext:value-type="float">
            <text:p>0.03672843</text:p>
          </table:table-cell>
          <table:table-cell office:value-type="float" office:value="0.09988855" calcext:value-type="float">
            <text:p>0.09988855</text:p>
          </table:table-cell>
          <table:table-cell office:value-type="float" office:value="0.04588104" calcext:value-type="float">
            <text:p>0.04588104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6470024" calcext:value-type="float">
            <text:p>-0.06470024</text:p>
          </table:table-cell>
          <table:table-cell office:value-type="float" office:value="-0.3783583" calcext:value-type="float">
            <text:p>-0.3783583</text:p>
          </table:table-cell>
          <table:table-cell office:value-type="float" office:value="-0.4394344" calcext:value-type="float">
            <text:p>-0.4394344</text:p>
          </table:table-cell>
          <table:table-cell office:value-type="float" office:value="-0.08328392" calcext:value-type="float">
            <text:p>-0.08328392</text:p>
          </table:table-cell>
          <table:table-cell office:value-type="float" office:value="-0.05464407" calcext:value-type="float">
            <text:p>-0.05464407</text:p>
          </table:table-cell>
          <table:table-cell office:value-type="float" office:value="-0.03878384" calcext:value-type="float">
            <text:p>-0.03878384</text:p>
          </table:table-cell>
          <table:table-cell office:value-type="float" office:value="-0.0287064" calcext:value-type="float">
            <text:p>-0.0287064</text:p>
          </table:table-cell>
          <table:table-cell office:value-type="float" office:value="-0.02448112" calcext:value-type="float">
            <text:p>-0.02448112</text:p>
          </table:table-cell>
          <table:table-cell office:value-type="float" office:value="-0.01912188" calcext:value-type="float">
            <text:p>-0.01912188</text:p>
          </table:table-cell>
          <table:table-cell office:value-type="float" office:value="-0.01382371" calcext:value-type="float">
            <text:p>-0.0138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721293" calcext:value-type="float">
            <text:p>-0.06721293</text:p>
          </table:table-cell>
          <table:table-cell office:value-type="float" office:value="0.03811232" calcext:value-type="float">
            <text:p>0.0381123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1334" calcext:value-type="float">
            <text:p>-2.3113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6.41931" calcext:value-type="float">
            <text:p>16.41931</text:p>
          </table:table-cell>
          <table:table-cell office:value-type="float" office:value="0" calcext:value-type="float">
            <text:p>0</text:p>
          </table:table-cell>
          <table:table-cell office:value-type="float" office:value="1076.919" calcext:value-type="float">
            <text:p>1076.919</text:p>
          </table:table-cell>
          <table:table-cell office:value-type="float" office:value="0.1429153" calcext:value-type="float">
            <text:p>0.1429153</text:p>
          </table:table-cell>
          <table:table-cell office:value-type="float" office:value="0" calcext:value-type="float">
            <text:p>0</text:p>
          </table:table-cell>
          <table:table-cell office:value-type="float" office:value="0.2656658" calcext:value-type="float">
            <text:p>0.2656658</text:p>
          </table:table-cell>
          <table:table-cell office:value-type="float" office:value="0.2493968" calcext:value-type="float">
            <text:p>0.2493968</text:p>
          </table:table-cell>
          <table:table-cell office:value-type="float" office:value="0.2330203" calcext:value-type="float">
            <text:p>0.2330203</text:p>
          </table:table-cell>
          <table:table-cell office:value-type="float" office:value="0.2762208" calcext:value-type="float">
            <text:p>0.2762208</text:p>
          </table:table-cell>
          <table:table-cell office:value-type="float" office:value="0.2844668" calcext:value-type="float">
            <text:p>0.2844668</text:p>
          </table:table-cell>
          <table:table-cell office:value-type="float" office:value="0.2614805" calcext:value-type="float">
            <text:p>0.2614805</text:p>
          </table:table-cell>
          <table:table-cell office:value-type="float" office:value="0.2710408" calcext:value-type="float">
            <text:p>0.2710408</text:p>
          </table:table-cell>
          <table:table-cell office:value-type="float" office:value="0.3617789" calcext:value-type="float">
            <text:p>0.3617789</text:p>
          </table:table-cell>
          <table:table-cell office:value-type="float" office:value="0.3574294" calcext:value-type="float">
            <text:p>0.3574294</text:p>
          </table:table-cell>
          <table:table-cell office:value-type="float" office:value="0.3702723" calcext:value-type="float">
            <text:p>0.3702723</text:p>
          </table:table-cell>
          <table:table-cell office:value-type="float" office:value="0.38732" calcext:value-type="float">
            <text:p>0.38732</text:p>
          </table:table-cell>
          <table:table-cell office:value-type="float" office:value="0.3985458" calcext:value-type="float">
            <text:p>0.398545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005639878" calcext:value-type="float">
            <text:p>0.005639878</text:p>
          </table:table-cell>
          <table:table-cell office:value-type="float" office:value="0.01070739" calcext:value-type="float">
            <text:p>0.01070739</text:p>
          </table:table-cell>
          <table:table-cell office:value-type="float" office:value="0.08743595" calcext:value-type="float">
            <text:p>0.08743595</text:p>
          </table:table-cell>
          <table:table-cell office:value-type="float" office:value="0.04031299" calcext:value-type="float">
            <text:p>0.04031299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9125216" calcext:value-type="float">
            <text:p>-0.09125216</text:p>
          </table:table-cell>
          <table:table-cell office:value-type="float" office:value="-0.1498283" calcext:value-type="float">
            <text:p>-0.1498283</text:p>
          </table:table-cell>
          <table:table-cell office:value-type="float" office:value="-0.2538423" calcext:value-type="float">
            <text:p>-0.2538423</text:p>
          </table:table-cell>
          <table:table-cell office:value-type="float" office:value="-0.06838068" calcext:value-type="float">
            <text:p>-0.06838068</text:p>
          </table:table-cell>
          <table:table-cell office:value-type="float" office:value="-0.05445139" calcext:value-type="float">
            <text:p>-0.05445139</text:p>
          </table:table-cell>
          <table:table-cell office:value-type="float" office:value="-0.03979315" calcext:value-type="float">
            <text:p>-0.03979315</text:p>
          </table:table-cell>
          <table:table-cell office:value-type="float" office:value="-0.0293674" calcext:value-type="float">
            <text:p>-0.0293674</text:p>
          </table:table-cell>
          <table:table-cell office:value-type="float" office:value="-0.02475133" calcext:value-type="float">
            <text:p>-0.02475133</text:p>
          </table:table-cell>
          <table:table-cell office:value-type="float" office:value="-0.01921994" calcext:value-type="float">
            <text:p>-0.01921994</text:p>
          </table:table-cell>
          <table:table-cell office:value-type="float" office:value="-0.01388094" calcext:value-type="float">
            <text:p>-0.01388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747875" calcext:value-type="float">
            <text:p>-0.08747875</text:p>
          </table:table-cell>
          <table:table-cell office:value-type="float" office:value="0.03787431" calcext:value-type="float">
            <text:p>0.0378743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0985" calcext:value-type="float">
            <text:p>-2.30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15" calcext:value-type="float">
            <text:p>15</text:p>
          </table:table-cell>
          <table:table-cell office:value-type="float" office:value="16.40496" calcext:value-type="float">
            <text:p>16.40496</text:p>
          </table:table-cell>
          <table:table-cell office:value-type="float" office:value="0" calcext:value-type="float">
            <text:p>0</text:p>
          </table:table-cell>
          <table:table-cell office:value-type="float" office:value="1086.388" calcext:value-type="float">
            <text:p>1086.388</text:p>
          </table:table-cell>
          <table:table-cell office:value-type="float" office:value="0.5879509" calcext:value-type="float">
            <text:p>0.5879509</text:p>
          </table:table-cell>
          <table:table-cell office:value-type="float" office:value="0" calcext:value-type="float">
            <text:p>0</text:p>
          </table:table-cell>
          <table:table-cell office:value-type="float" office:value="0.2931029" calcext:value-type="float">
            <text:p>0.2931029</text:p>
          </table:table-cell>
          <table:table-cell office:value-type="float" office:value="0.2526068" calcext:value-type="float">
            <text:p>0.2526068</text:p>
          </table:table-cell>
          <table:table-cell office:value-type="float" office:value="0.2448995" calcext:value-type="float">
            <text:p>0.2448995</text:p>
          </table:table-cell>
          <table:table-cell office:value-type="float" office:value="0.29435" calcext:value-type="float">
            <text:p>0.29435</text:p>
          </table:table-cell>
          <table:table-cell office:value-type="float" office:value="0.2894342" calcext:value-type="float">
            <text:p>0.2894342</text:p>
          </table:table-cell>
          <table:table-cell office:value-type="float" office:value="0.2631231" calcext:value-type="float">
            <text:p>0.2631231</text:p>
          </table:table-cell>
          <table:table-cell office:value-type="float" office:value="0.3431092" calcext:value-type="float">
            <text:p>0.3431092</text:p>
          </table:table-cell>
          <table:table-cell office:value-type="float" office:value="0.3637577" calcext:value-type="float">
            <text:p>0.3637577</text:p>
          </table:table-cell>
          <table:table-cell office:value-type="float" office:value="0.3573502" calcext:value-type="float">
            <text:p>0.3573502</text:p>
          </table:table-cell>
          <table:table-cell office:value-type="float" office:value="0.3701831" calcext:value-type="float">
            <text:p>0.3701831</text:p>
          </table:table-cell>
          <table:table-cell office:value-type="float" office:value="0.387261" calcext:value-type="float">
            <text:p>0.387261</text:p>
          </table:table-cell>
          <table:table-cell office:value-type="float" office:value="0.3985419" calcext:value-type="float">
            <text:p>0.3985419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3966855" calcext:value-type="float">
            <text:p>0.03966855</text:p>
          </table:table-cell>
          <table:table-cell office:value-type="float" office:value="0.01421742" calcext:value-type="float">
            <text:p>0.01421742</text:p>
          </table:table-cell>
          <table:table-cell office:value-type="float" office:value="0.08196244" calcext:value-type="float">
            <text:p>0.08196244</text:p>
          </table:table-cell>
          <table:table-cell office:value-type="float" office:value="0.0329434" calcext:value-type="float">
            <text:p>0.0329434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095822" calcext:value-type="float">
            <text:p>-0.04095822</text:p>
          </table:table-cell>
          <table:table-cell office:value-type="float" office:value="-0.1360198" calcext:value-type="float">
            <text:p>-0.1360198</text:p>
          </table:table-cell>
          <table:table-cell office:value-type="float" office:value="-0.1729857" calcext:value-type="float">
            <text:p>-0.1729857</text:p>
          </table:table-cell>
          <table:table-cell office:value-type="float" office:value="-0.04179071" calcext:value-type="float">
            <text:p>-0.04179071</text:p>
          </table:table-cell>
          <table:table-cell office:value-type="float" office:value="-0.04783444" calcext:value-type="float">
            <text:p>-0.04783444</text:p>
          </table:table-cell>
          <table:table-cell office:value-type="float" office:value="-0.03804452" calcext:value-type="float">
            <text:p>-0.03804452</text:p>
          </table:table-cell>
          <table:table-cell office:value-type="float" office:value="-0.004034882" calcext:value-type="float">
            <text:p>-0.004034882</text:p>
          </table:table-cell>
          <table:table-cell office:value-type="float" office:value="-0.02210479" calcext:value-type="float">
            <text:p>-0.02210479</text:p>
          </table:table-cell>
          <table:table-cell office:value-type="float" office:value="-0.01929382" calcext:value-type="float">
            <text:p>-0.01929382</text:p>
          </table:table-cell>
          <table:table-cell office:value-type="float" office:value="-0.01393828" calcext:value-type="float">
            <text:p>-0.0139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75172" calcext:value-type="float">
            <text:p>-0.04275172</text:p>
          </table:table-cell>
          <table:table-cell office:value-type="float" office:value="0.03786377" calcext:value-type="float">
            <text:p>0.0378637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09828" calcext:value-type="float">
            <text:p>-2.3098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15.20001" calcext:value-type="float">
            <text:p>15.20001</text:p>
          </table:table-cell>
          <table:table-cell office:value-type="float" office:value="17.26834" calcext:value-type="float">
            <text:p>17.26834</text:p>
          </table:table-cell>
          <table:table-cell office:value-type="float" office:value="0" calcext:value-type="float">
            <text:p>0</text:p>
          </table:table-cell>
          <table:table-cell office:value-type="float" office:value="1085.424" calcext:value-type="float">
            <text:p>1085.424</text:p>
          </table:table-cell>
          <table:table-cell office:value-type="float" office:value="0.88856" calcext:value-type="float">
            <text:p>0.88856</text:p>
          </table:table-cell>
          <table:table-cell office:value-type="float" office:value="0" calcext:value-type="float">
            <text:p>0</text:p>
          </table:table-cell>
          <table:table-cell office:value-type="float" office:value="0.2357927" calcext:value-type="float">
            <text:p>0.2357927</text:p>
          </table:table-cell>
          <table:table-cell office:value-type="float" office:value="0.257016" calcext:value-type="float">
            <text:p>0.257016</text:p>
          </table:table-cell>
          <table:table-cell office:value-type="float" office:value="0.257079" calcext:value-type="float">
            <text:p>0.257079</text:p>
          </table:table-cell>
          <table:table-cell office:value-type="float" office:value="0.2943244" calcext:value-type="float">
            <text:p>0.2943244</text:p>
          </table:table-cell>
          <table:table-cell office:value-type="float" office:value="0.2975214" calcext:value-type="float">
            <text:p>0.2975214</text:p>
          </table:table-cell>
          <table:table-cell office:value-type="float" office:value="0.2711424" calcext:value-type="float">
            <text:p>0.2711424</text:p>
          </table:table-cell>
          <table:table-cell office:value-type="float" office:value="0.3068296" calcext:value-type="float">
            <text:p>0.3068296</text:p>
          </table:table-cell>
          <table:table-cell office:value-type="float" office:value="0.3697956" calcext:value-type="float">
            <text:p>0.3697956</text:p>
          </table:table-cell>
          <table:table-cell office:value-type="float" office:value="0.3579907" calcext:value-type="float">
            <text:p>0.3579907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3872037" calcext:value-type="float">
            <text:p>0.3872037</text:p>
          </table:table-cell>
          <table:table-cell office:value-type="float" office:value="0.3985349" calcext:value-type="float">
            <text:p>0.3985349</text:p>
          </table:table-cell>
          <table:table-cell office:value-type="float" office:value="0.462369" calcext:value-type="float">
            <text:p>0.462369</text:p>
          </table:table-cell>
          <table:table-cell office:value-type="float" office:value="0" calcext:value-type="float">
            <text:p>0</text:p>
          </table:table-cell>
          <table:table-cell office:value-type="float" office:value="0.04389066" calcext:value-type="float">
            <text:p>0.04389066</text:p>
          </table:table-cell>
          <table:table-cell office:value-type="float" office:value="0.01318843" calcext:value-type="float">
            <text:p>0.01318843</text:p>
          </table:table-cell>
          <table:table-cell office:value-type="float" office:value="0.07803322" calcext:value-type="float">
            <text:p>0.07803322</text:p>
          </table:table-cell>
          <table:table-cell office:value-type="float" office:value="0.02447713" calcext:value-type="float">
            <text:p>0.02447713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12171" calcext:value-type="float">
            <text:p>-0.212171</text:p>
          </table:table-cell>
          <table:table-cell office:value-type="float" office:value="-0.1176019" calcext:value-type="float">
            <text:p>-0.1176019</text:p>
          </table:table-cell>
          <table:table-cell office:value-type="float" office:value="-0.1188946" calcext:value-type="float">
            <text:p>-0.1188946</text:p>
          </table:table-cell>
          <table:table-cell office:value-type="float" office:value="-0.04189347" calcext:value-type="float">
            <text:p>-0.04189347</text:p>
          </table:table-cell>
          <table:table-cell office:value-type="float" office:value="-0.03857789" calcext:value-type="float">
            <text:p>-0.03857789</text:p>
          </table:table-cell>
          <table:table-cell office:value-type="float" office:value="-0.03025781" calcext:value-type="float">
            <text:p>-0.03025781</text:p>
          </table:table-cell>
          <table:table-cell office:value-type="float" office:value="-0.01031743" calcext:value-type="float">
            <text:p>-0.01031743</text:p>
          </table:table-cell>
          <table:table-cell office:value-type="float" office:value="-0.01543959" calcext:value-type="float">
            <text:p>-0.01543959</text:p>
          </table:table-cell>
          <table:table-cell office:value-type="float" office:value="-0.01873432" calcext:value-type="float">
            <text:p>-0.01873432</text:p>
          </table:table-cell>
          <table:table-cell office:value-type="float" office:value="-0.01397932" calcext:value-type="float">
            <text:p>-0.01397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7108" calcext:value-type="float">
            <text:p>-0.3717108</text:p>
          </table:table-cell>
          <table:table-cell office:value-type="float" office:value="0.03776848" calcext:value-type="float">
            <text:p>0.0377684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09466" calcext:value-type="float">
            <text:p>-2.3094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17.84473" calcext:value-type="float">
            <text:p>17.84473</text:p>
          </table:table-cell>
          <table:table-cell office:value-type="float" office:value="0" calcext:value-type="float">
            <text:p>0</text:p>
          </table:table-cell>
          <table:table-cell office:value-type="float" office:value="1085.39" calcext:value-type="float">
            <text:p>1085.39</text:p>
          </table:table-cell>
          <table:table-cell office:value-type="float" office:value="0.9461644" calcext:value-type="float">
            <text:p>0.9461644</text:p>
          </table:table-cell>
          <table:table-cell office:value-type="float" office:value="0" calcext:value-type="float">
            <text:p>0</text:p>
          </table:table-cell>
          <table:table-cell office:value-type="float" office:value="0.2891913" calcext:value-type="float">
            <text:p>0.2891913</text:p>
          </table:table-cell>
          <table:table-cell office:value-type="float" office:value="0.2710791" calcext:value-type="float">
            <text:p>0.2710791</text:p>
          </table:table-cell>
          <table:table-cell office:value-type="float" office:value="0.2687679" calcext:value-type="float">
            <text:p>0.2687679</text:p>
          </table:table-cell>
          <table:table-cell office:value-type="float" office:value="0.2974063" calcext:value-type="float">
            <text:p>0.2974063</text:p>
          </table:table-cell>
          <table:table-cell office:value-type="float" office:value="0.302053" calcext:value-type="float">
            <text:p>0.302053</text:p>
          </table:table-cell>
          <table:table-cell office:value-type="float" office:value="0.2754348" calcext:value-type="float">
            <text:p>0.2754348</text:p>
          </table:table-cell>
          <table:table-cell office:value-type="float" office:value="0.2911031" calcext:value-type="float">
            <text:p>0.2911031</text:p>
          </table:table-cell>
          <table:table-cell office:value-type="float" office:value="0.3702839" calcext:value-type="float">
            <text:p>0.3702839</text:p>
          </table:table-cell>
          <table:table-cell office:value-type="float" office:value="0.3588816" calcext:value-type="float">
            <text:p>0.3588816</text:p>
          </table:table-cell>
          <table:table-cell office:value-type="float" office:value="0.3701197" calcext:value-type="float">
            <text:p>0.3701197</text:p>
          </table:table-cell>
          <table:table-cell office:value-type="float" office:value="0.3871535" calcext:value-type="float">
            <text:p>0.3871535</text:p>
          </table:table-cell>
          <table:table-cell office:value-type="float" office:value="0.3985282" calcext:value-type="float">
            <text:p>0.3985282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08749678" calcext:value-type="float">
            <text:p>0.008749678</text:p>
          </table:table-cell>
          <table:table-cell office:value-type="float" office:value="0.002591871" calcext:value-type="float">
            <text:p>0.002591871</text:p>
          </table:table-cell>
          <table:table-cell office:value-type="float" office:value="0.07459026" calcext:value-type="float">
            <text:p>0.07459026</text:p>
          </table:table-cell>
          <table:table-cell office:value-type="float" office:value="0.01507865" calcext:value-type="float">
            <text:p>0.01507865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670184" calcext:value-type="float">
            <text:p>-0.04670184</text:p>
          </table:table-cell>
          <table:table-cell office:value-type="float" office:value="-0.07911211" calcext:value-type="float">
            <text:p>-0.07911211</text:p>
          </table:table-cell>
          <table:table-cell office:value-type="float" office:value="-0.08454971" calcext:value-type="float">
            <text:p>-0.08454971</text:p>
          </table:table-cell>
          <table:table-cell office:value-type="float" office:value="-0.0386768" calcext:value-type="float">
            <text:p>-0.0386768</text:p>
          </table:table-cell>
          <table:table-cell office:value-type="float" office:value="-0.03432319" calcext:value-type="float">
            <text:p>-0.03432319</text:p>
          </table:table-cell>
          <table:table-cell office:value-type="float" office:value="-0.02686961" calcext:value-type="float">
            <text:p>-0.02686961</text:p>
          </table:table-cell>
          <table:table-cell office:value-type="float" office:value="-0.01610958" calcext:value-type="float">
            <text:p>-0.01610958</text:p>
          </table:table-cell>
          <table:table-cell office:value-type="float" office:value="-0.01497097" calcext:value-type="float">
            <text:p>-0.01497097</text:p>
          </table:table-cell>
          <table:table-cell office:value-type="float" office:value="-0.01797461" calcext:value-type="float">
            <text:p>-0.01797461</text:p>
          </table:table-cell>
          <table:table-cell office:value-type="float" office:value="-0.01398004" calcext:value-type="float">
            <text:p>-0.0139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10574" calcext:value-type="float">
            <text:p>-0.04610574</text:p>
          </table:table-cell>
          <table:table-cell office:value-type="float" office:value="0.03760397" calcext:value-type="float">
            <text:p>0.0376039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08667" calcext:value-type="float">
            <text:p>-2.308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19.16839" calcext:value-type="float">
            <text:p>19.16839</text:p>
          </table:table-cell>
          <table:table-cell office:value-type="float" office:value="0" calcext:value-type="float">
            <text:p>0</text:p>
          </table:table-cell>
          <table:table-cell office:value-type="float" office:value="1084.067" calcext:value-type="float">
            <text:p>1084.067</text:p>
          </table:table-cell>
          <table:table-cell office:value-type="float" office:value="0.9461647" calcext:value-type="float">
            <text:p>0.9461647</text:p>
          </table:table-cell>
          <table:table-cell office:value-type="float" office:value="0" calcext:value-type="float">
            <text:p>0</text:p>
          </table:table-cell>
          <table:table-cell office:value-type="float" office:value="0.2395486" calcext:value-type="float">
            <text:p>0.2395486</text:p>
          </table:table-cell>
          <table:table-cell office:value-type="float" office:value="0.2728922" calcext:value-type="float">
            <text:p>0.2728922</text:p>
          </table:table-cell>
          <table:table-cell office:value-type="float" office:value="0.2959138" calcext:value-type="float">
            <text:p>0.2959138</text:p>
          </table:table-cell>
          <table:table-cell office:value-type="float" office:value="0.3039689" calcext:value-type="float">
            <text:p>0.3039689</text:p>
          </table:table-cell>
          <table:table-cell office:value-type="float" office:value="0.3062922" calcext:value-type="float">
            <text:p>0.3062922</text:p>
          </table:table-cell>
          <table:table-cell office:value-type="float" office:value="0.2767107" calcext:value-type="float">
            <text:p>0.2767107</text:p>
          </table:table-cell>
          <table:table-cell office:value-type="float" office:value="0.2858841" calcext:value-type="float">
            <text:p>0.2858841</text:p>
          </table:table-cell>
          <table:table-cell office:value-type="float" office:value="0.3691124" calcext:value-type="float">
            <text:p>0.3691124</text:p>
          </table:table-cell>
          <table:table-cell office:value-type="float" office:value="0.359549" calcext:value-type="float">
            <text:p>0.359549</text:p>
          </table:table-cell>
          <table:table-cell office:value-type="float" office:value="0.3701687" calcext:value-type="float">
            <text:p>0.3701687</text:p>
          </table:table-cell>
          <table:table-cell office:value-type="float" office:value="0.3871157" calcext:value-type="float">
            <text:p>0.3871157</text:p>
          </table:table-cell>
          <table:table-cell office:value-type="float" office:value="0.3985291" calcext:value-type="float">
            <text:p>0.3985291</text:p>
          </table:table-cell>
          <table:table-cell office:value-type="float" office:value="0.4623709" calcext:value-type="float">
            <text:p>0.4623709</text:p>
          </table:table-cell>
          <table:table-cell office:value-type="float" office:value="0" calcext:value-type="float">
            <text:p>0</text:p>
          </table:table-cell>
          <table:table-cell office:value-type="float" office:value="0.01925682" calcext:value-type="float">
            <text:p>0.01925682</text:p>
          </table:table-cell>
          <table:table-cell office:value-type="float" office:value="0.002622259" calcext:value-type="float">
            <text:p>0.002622259</text:p>
          </table:table-cell>
          <table:table-cell office:value-type="float" office:value="0.04985749" calcext:value-type="float">
            <text:p>0.04985749</text:p>
          </table:table-cell>
          <table:table-cell office:value-type="float" office:value="0.002084559" calcext:value-type="float">
            <text:p>0.002084559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945086" calcext:value-type="float">
            <text:p>-0.1945086</text:p>
          </table:table-cell>
          <table:table-cell office:value-type="float" office:value="-0.07439671" calcext:value-type="float">
            <text:p>-0.07439671</text:p>
          </table:table-cell>
          <table:table-cell office:value-type="float" office:value="-0.04008057" calcext:value-type="float">
            <text:p>-0.04008057</text:p>
          </table:table-cell>
          <table:table-cell office:value-type="float" office:value="-0.0327599" calcext:value-type="float">
            <text:p>-0.0327599</text:p>
          </table:table-cell>
          <table:table-cell office:value-type="float" office:value="-0.03128131" calcext:value-type="float">
            <text:p>-0.03128131</text:p>
          </table:table-cell>
          <table:table-cell office:value-type="float" office:value="-0.02594748" calcext:value-type="float">
            <text:p>-0.02594748</text:p>
          </table:table-cell>
          <table:table-cell office:value-type="float" office:value="-0.01877047" calcext:value-type="float">
            <text:p>-0.01877047</text:p>
          </table:table-cell>
          <table:table-cell office:value-type="float" office:value="-0.01602868" calcext:value-type="float">
            <text:p>-0.01602868</text:p>
          </table:table-cell>
          <table:table-cell office:value-type="float" office:value="-0.01742546" calcext:value-type="float">
            <text:p>-0.01742546</text:p>
          </table:table-cell>
          <table:table-cell office:value-type="float" office:value="-0.01394868" calcext:value-type="float">
            <text:p>-0.013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38956" calcext:value-type="float">
            <text:p>-0.3238956</text:p>
          </table:table-cell>
          <table:table-cell office:value-type="float" office:value="0.03736759" calcext:value-type="float">
            <text:p>0.0373675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076" calcext:value-type="float">
            <text:p>-2.30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0.28307" calcext:value-type="float">
            <text:p>20.28307</text:p>
          </table:table-cell>
          <table:table-cell office:value-type="float" office:value="0" calcext:value-type="float">
            <text:p>0</text:p>
          </table:table-cell>
          <table:table-cell office:value-type="float" office:value="1082.952" calcext:value-type="float">
            <text:p>1082.952</text:p>
          </table:table-cell>
          <table:table-cell office:value-type="float" office:value="0.9461648" calcext:value-type="float">
            <text:p>0.9461648</text:p>
          </table:table-cell>
          <table:table-cell office:value-type="float" office:value="0" calcext:value-type="float">
            <text:p>0</text:p>
          </table:table-cell>
          <table:table-cell office:value-type="float" office:value="0.2455757" calcext:value-type="float">
            <text:p>0.2455757</text:p>
          </table:table-cell>
          <table:table-cell office:value-type="float" office:value="0.2738999" calcext:value-type="float">
            <text:p>0.2738999</text:p>
          </table:table-cell>
          <table:table-cell office:value-type="float" office:value="0.3061787" calcext:value-type="float">
            <text:p>0.3061787</text:p>
          </table:table-cell>
          <table:table-cell office:value-type="float" office:value="0.3056738" calcext:value-type="float">
            <text:p>0.3056738</text:p>
          </table:table-cell>
          <table:table-cell office:value-type="float" office:value="0.3091703" calcext:value-type="float">
            <text:p>0.3091703</text:p>
          </table:table-cell>
          <table:table-cell office:value-type="float" office:value="0.2773987" calcext:value-type="float">
            <text:p>0.2773987</text:p>
          </table:table-cell>
          <table:table-cell office:value-type="float" office:value="0.2831526" calcext:value-type="float">
            <text:p>0.2831526</text:p>
          </table:table-cell>
          <table:table-cell office:value-type="float" office:value="0.3679476" calcext:value-type="float">
            <text:p>0.3679476</text:p>
          </table:table-cell>
          <table:table-cell office:value-type="float" office:value="0.3599561" calcext:value-type="float">
            <text:p>0.3599561</text:p>
          </table:table-cell>
          <table:table-cell office:value-type="float" office:value="0.3702438" calcext:value-type="float">
            <text:p>0.3702438</text:p>
          </table:table-cell>
          <table:table-cell office:value-type="float" office:value="0.3870922" calcext:value-type="float">
            <text:p>0.3870922</text:p>
          </table:table-cell>
          <table:table-cell office:value-type="float" office:value="0.3985328" calcext:value-type="float">
            <text:p>0.3985328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7826875" calcext:value-type="float">
            <text:p>0.007826875</text:p>
          </table:table-cell>
          <table:table-cell office:value-type="float" office:value="0.0009053096" calcext:value-type="float">
            <text:p>0.0009053096</text:p>
          </table:table-cell>
          <table:table-cell office:value-type="float" office:value="0.02814327" calcext:value-type="float">
            <text:p>0.02814327</text:p>
          </table:table-cell>
          <table:table-cell office:value-type="float" office:value="9.463224E-016" calcext:value-type="float">
            <text:p>9.463224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66875" calcext:value-type="float">
            <text:p>-0.166875</text:p>
          </table:table-cell>
          <table:table-cell office:value-type="float" office:value="-0.07272194" calcext:value-type="float">
            <text:p>-0.07272194</text:p>
          </table:table-cell>
          <table:table-cell office:value-type="float" office:value="-0.03123695" calcext:value-type="float">
            <text:p>-0.03123695</text:p>
          </table:table-cell>
          <table:table-cell office:value-type="float" office:value="-0.03165295" calcext:value-type="float">
            <text:p>-0.03165295</text:p>
          </table:table-cell>
          <table:table-cell office:value-type="float" office:value="-0.02951078" calcext:value-type="float">
            <text:p>-0.02951078</text:p>
          </table:table-cell>
          <table:table-cell office:value-type="float" office:value="-0.02546401" calcext:value-type="float">
            <text:p>-0.02546401</text:p>
          </table:table-cell>
          <table:table-cell office:value-type="float" office:value="-0.02035495" calcext:value-type="float">
            <text:p>-0.02035495</text:p>
          </table:table-cell>
          <table:table-cell office:value-type="float" office:value="-0.01716479" calcext:value-type="float">
            <text:p>-0.01716479</text:p>
          </table:table-cell>
          <table:table-cell office:value-type="float" office:value="-0.01709854" calcext:value-type="float">
            <text:p>-0.01709854</text:p>
          </table:table-cell>
          <table:table-cell office:value-type="float" office:value="-0.01390038" calcext:value-type="float">
            <text:p>-0.0139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75205" calcext:value-type="float">
            <text:p>-0.2275205</text:p>
          </table:table-cell>
          <table:table-cell office:value-type="float" office:value="0.03718359" calcext:value-type="float">
            <text:p>0.0371835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0695" calcext:value-type="float">
            <text:p>-2.306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0.71793" calcext:value-type="float">
            <text:p>20.71793</text:p>
          </table:table-cell>
          <table:table-cell office:value-type="float" office:value="0" calcext:value-type="float">
            <text:p>0</text:p>
          </table:table-cell>
          <table:table-cell office:value-type="float" office:value="1082.517" calcext:value-type="float">
            <text:p>1082.517</text:p>
          </table:table-cell>
          <table:table-cell office:value-type="float" office:value="0.9461649" calcext:value-type="float">
            <text:p>0.9461649</text:p>
          </table:table-cell>
          <table:table-cell office:value-type="float" office:value="0" calcext:value-type="float">
            <text:p>0</text:p>
          </table:table-cell>
          <table:table-cell office:value-type="float" office:value="0.2578167" calcext:value-type="float">
            <text:p>0.2578167</text:p>
          </table:table-cell>
          <table:table-cell office:value-type="float" office:value="0.278865" calcext:value-type="float">
            <text:p>0.278865</text:p>
          </table:table-cell>
          <table:table-cell office:value-type="float" office:value="0.3111349" calcext:value-type="float">
            <text:p>0.3111349</text:p>
          </table:table-cell>
          <table:table-cell office:value-type="float" office:value="0.3099358" calcext:value-type="float">
            <text:p>0.3099358</text:p>
          </table:table-cell>
          <table:table-cell office:value-type="float" office:value="0.311463" calcext:value-type="float">
            <text:p>0.311463</text:p>
          </table:table-cell>
          <table:table-cell office:value-type="float" office:value="0.2776875" calcext:value-type="float">
            <text:p>0.2776875</text:p>
          </table:table-cell>
          <table:table-cell office:value-type="float" office:value="0.2817578" calcext:value-type="float">
            <text:p>0.2817578</text:p>
          </table:table-cell>
          <table:table-cell office:value-type="float" office:value="0.3670562" calcext:value-type="float">
            <text:p>0.3670562</text:p>
          </table:table-cell>
          <table:table-cell office:value-type="float" office:value="0.3601669" calcext:value-type="float">
            <text:p>0.3601669</text:p>
          </table:table-cell>
          <table:table-cell office:value-type="float" office:value="0.3703261" calcext:value-type="float">
            <text:p>0.3703261</text:p>
          </table:table-cell>
          <table:table-cell office:value-type="float" office:value="0.3870825" calcext:value-type="float">
            <text:p>0.3870825</text:p>
          </table:table-cell>
          <table:table-cell office:value-type="float" office:value="0.3985415" calcext:value-type="float">
            <text:p>0.3985415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05686586" calcext:value-type="float">
            <text:p>0.005686586</text:p>
          </table:table-cell>
          <table:table-cell office:value-type="float" office:value="0.0005747754" calcext:value-type="float">
            <text:p>0.0005747754</text:p>
          </table:table-cell>
          <table:table-cell office:value-type="float" office:value="0.001308462" calcext:value-type="float">
            <text:p>0.001308462</text:p>
          </table:table-cell>
          <table:table-cell office:value-type="float" office:value="9.463224E-016" calcext:value-type="float">
            <text:p>9.463224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151448" calcext:value-type="float">
            <text:p>-0.1151448</text:p>
          </table:table-cell>
          <table:table-cell office:value-type="float" office:value="-0.06342033" calcext:value-type="float">
            <text:p>-0.06342033</text:p>
          </table:table-cell>
          <table:table-cell office:value-type="float" office:value="-0.02828333" calcext:value-type="float">
            <text:p>-0.02828333</text:p>
          </table:table-cell>
          <table:table-cell office:value-type="float" office:value="-0.02906876" calcext:value-type="float">
            <text:p>-0.02906876</text:p>
          </table:table-cell>
          <table:table-cell office:value-type="float" office:value="-0.02820666" calcext:value-type="float">
            <text:p>-0.02820666</text:p>
          </table:table-cell>
          <table:table-cell office:value-type="float" office:value="-0.02526565" calcext:value-type="float">
            <text:p>-0.02526565</text:p>
          </table:table-cell>
          <table:table-cell office:value-type="float" office:value="-0.02122067" calcext:value-type="float">
            <text:p>-0.02122067</text:p>
          </table:table-cell>
          <table:table-cell office:value-type="float" office:value="-0.01809178" calcext:value-type="float">
            <text:p>-0.01809178</text:p>
          </table:table-cell>
          <table:table-cell office:value-type="float" office:value="-0.01693165" calcext:value-type="float">
            <text:p>-0.01693165</text:p>
          </table:table-cell>
          <table:table-cell office:value-type="float" office:value="-0.01384763" calcext:value-type="float">
            <text:p>-0.01384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98026" calcext:value-type="float">
            <text:p>-0.1398026</text:p>
          </table:table-cell>
          <table:table-cell office:value-type="float" office:value="0.03701252" calcext:value-type="float">
            <text:p>0.03701252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06325" calcext:value-type="float">
            <text:p>-2.3063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2.23587" calcext:value-type="float">
            <text:p>22.23587</text:p>
          </table:table-cell>
          <table:table-cell office:value-type="float" office:value="0" calcext:value-type="float">
            <text:p>0</text:p>
          </table:table-cell>
          <table:table-cell office:value-type="float" office:value="1080.999" calcext:value-type="float">
            <text:p>1080.999</text:p>
          </table:table-cell>
          <table:table-cell office:value-type="float" office:value="0.946165" calcext:value-type="float">
            <text:p>0.946165</text:p>
          </table:table-cell>
          <table:table-cell office:value-type="float" office:value="0" calcext:value-type="float">
            <text:p>0</text:p>
          </table:table-cell>
          <table:table-cell office:value-type="float" office:value="0.2466282" calcext:value-type="float">
            <text:p>0.2466282</text:p>
          </table:table-cell>
          <table:table-cell office:value-type="float" office:value="0.2763118" calcext:value-type="float">
            <text:p>0.2763118</text:p>
          </table:table-cell>
          <table:table-cell office:value-type="float" office:value="0.2995266" calcext:value-type="float">
            <text:p>0.2995266</text:p>
          </table:table-cell>
          <table:table-cell office:value-type="float" office:value="0.3083645" calcext:value-type="float">
            <text:p>0.3083645</text:p>
          </table:table-cell>
          <table:table-cell office:value-type="float" office:value="0.3121231" calcext:value-type="float">
            <text:p>0.3121231</text:p>
          </table:table-cell>
          <table:table-cell office:value-type="float" office:value="0.277956" calcext:value-type="float">
            <text:p>0.277956</text:p>
          </table:table-cell>
          <table:table-cell office:value-type="float" office:value="0.2809695" calcext:value-type="float">
            <text:p>0.2809695</text:p>
          </table:table-cell>
          <table:table-cell office:value-type="float" office:value="0.3664044" calcext:value-type="float">
            <text:p>0.3664044</text:p>
          </table:table-cell>
          <table:table-cell office:value-type="float" office:value="0.3602602" calcext:value-type="float">
            <text:p>0.3602602</text:p>
          </table:table-cell>
          <table:table-cell office:value-type="float" office:value="0.3704073" calcext:value-type="float">
            <text:p>0.3704073</text:p>
          </table:table-cell>
          <table:table-cell office:value-type="float" office:value="0.3870843" calcext:value-type="float">
            <text:p>0.3870843</text:p>
          </table:table-cell>
          <table:table-cell office:value-type="float" office:value="0.3985493" calcext:value-type="float">
            <text:p>0.39854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1236196" calcext:value-type="float">
            <text:p>1.236196E-07</text:p>
          </table:table-cell>
          <table:table-cell office:value-type="float" office:value="9.52334E-016" calcext:value-type="float">
            <text:p>9.52334E-16</text:p>
          </table:table-cell>
          <table:table-cell office:value-type="float" office:value="9.909772E-016" calcext:value-type="float">
            <text:p>9.909772E-16</text:p>
          </table:table-cell>
          <table:table-cell office:value-type="float" office:value="9.463212E-016" calcext:value-type="float">
            <text:p>9.463212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621865" calcext:value-type="float">
            <text:p>-0.1621865</text:p>
          </table:table-cell>
          <table:table-cell office:value-type="float" office:value="-0.06789238" calcext:value-type="float">
            <text:p>-0.06789238</text:p>
          </table:table-cell>
          <table:table-cell office:value-type="float" office:value="-0.0364997" calcext:value-type="float">
            <text:p>-0.0364997</text:p>
          </table:table-cell>
          <table:table-cell office:value-type="float" office:value="-0.02995124" calcext:value-type="float">
            <text:p>-0.02995124</text:p>
          </table:table-cell>
          <table:table-cell office:value-type="float" office:value="-0.02781411" calcext:value-type="float">
            <text:p>-0.02781411</text:p>
          </table:table-cell>
          <table:table-cell office:value-type="float" office:value="-0.02508145" calcext:value-type="float">
            <text:p>-0.02508145</text:p>
          </table:table-cell>
          <table:table-cell office:value-type="float" office:value="-0.021727" calcext:value-type="float">
            <text:p>-0.021727</text:p>
          </table:table-cell>
          <table:table-cell office:value-type="float" office:value="-0.01880272" calcext:value-type="float">
            <text:p>-0.01880272</text:p>
          </table:table-cell>
          <table:table-cell office:value-type="float" office:value="-0.0168581" calcext:value-type="float">
            <text:p>-0.0168581</text:p>
          </table:table-cell>
          <table:table-cell office:value-type="float" office:value="-0.01379578" calcext:value-type="float">
            <text:p>-0.01379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99924" calcext:value-type="float">
            <text:p>-0.2399924</text:p>
          </table:table-cell>
          <table:table-cell office:value-type="float" office:value="0.03688465" calcext:value-type="float">
            <text:p>0.03688465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6614" calcext:value-type="float">
            <text:p>-2.3066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3.84083" calcext:value-type="float">
            <text:p>23.84083</text:p>
          </table:table-cell>
          <table:table-cell office:value-type="float" office:value="0" calcext:value-type="float">
            <text:p>0</text:p>
          </table:table-cell>
          <table:table-cell office:value-type="float" office:value="1079.394" calcext:value-type="float">
            <text:p>1079.394</text:p>
          </table:table-cell>
          <table:table-cell office:value-type="float" office:value="0.946165" calcext:value-type="float">
            <text:p>0.946165</text:p>
          </table:table-cell>
          <table:table-cell office:value-type="float" office:value="0" calcext:value-type="float">
            <text:p>0</text:p>
          </table:table-cell>
          <table:table-cell office:value-type="float" office:value="0.2236931" calcext:value-type="float">
            <text:p>0.2236931</text:p>
          </table:table-cell>
          <table:table-cell office:value-type="float" office:value="0.2714993" calcext:value-type="float">
            <text:p>0.2714993</text:p>
          </table:table-cell>
          <table:table-cell office:value-type="float" office:value="0.2948108" calcext:value-type="float">
            <text:p>0.2948108</text:p>
          </table:table-cell>
          <table:table-cell office:value-type="float" office:value="0.3049287" calcext:value-type="float">
            <text:p>0.3049287</text:p>
          </table:table-cell>
          <table:table-cell office:value-type="float" office:value="0.3104476" calcext:value-type="float">
            <text:p>0.3104476</text:p>
          </table:table-cell>
          <table:table-cell office:value-type="float" office:value="0.277641" calcext:value-type="float">
            <text:p>0.277641</text:p>
          </table:table-cell>
          <table:table-cell office:value-type="float" office:value="0.280349" calcext:value-type="float">
            <text:p>0.280349</text:p>
          </table:table-cell>
          <table:table-cell office:value-type="float" office:value="0.3659184" calcext:value-type="float">
            <text:p>0.3659184</text:p>
          </table:table-cell>
          <table:table-cell office:value-type="float" office:value="0.3602748" calcext:value-type="float">
            <text:p>0.3602748</text:p>
          </table:table-cell>
          <table:table-cell office:value-type="float" office:value="0.3704819" calcext:value-type="float">
            <text:p>0.3704819</text:p>
          </table:table-cell>
          <table:table-cell office:value-type="float" office:value="0.3870947" calcext:value-type="float">
            <text:p>0.3870947</text:p>
          </table:table-cell>
          <table:table-cell office:value-type="float" office:value="0.3985534" calcext:value-type="float">
            <text:p>0.39855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4657348" calcext:value-type="float">
            <text:p>4.657348E-08</text:p>
          </table:table-cell>
          <table:table-cell office:value-type="float" office:value="9.52331E-016" calcext:value-type="float">
            <text:p>9.52331E-16</text:p>
          </table:table-cell>
          <table:table-cell office:value-type="float" office:value="9.909745E-016" calcext:value-type="float">
            <text:p>9.909745E-16</text:p>
          </table:table-cell>
          <table:table-cell office:value-type="float" office:value="9.463176E-016" calcext:value-type="float">
            <text:p>9.463176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412835" calcext:value-type="float">
            <text:p>-0.3412835</text:p>
          </table:table-cell>
          <table:table-cell office:value-type="float" office:value="-0.07783475" calcext:value-type="float">
            <text:p>-0.07783475</text:p>
          </table:table-cell>
          <table:table-cell office:value-type="float" office:value="-0.04128276" calcext:value-type="float">
            <text:p>-0.04128276</text:p>
          </table:table-cell>
          <table:table-cell office:value-type="float" office:value="-0.03207924" calcext:value-type="float">
            <text:p>-0.03207924</text:p>
          </table:table-cell>
          <table:table-cell office:value-type="float" office:value="-0.02874552" calcext:value-type="float">
            <text:p>-0.02874552</text:p>
          </table:table-cell>
          <table:table-cell office:value-type="float" office:value="-0.02529121" calcext:value-type="float">
            <text:p>-0.02529121</text:p>
          </table:table-cell>
          <table:table-cell office:value-type="float" office:value="-0.02213318" calcext:value-type="float">
            <text:p>-0.02213318</text:p>
          </table:table-cell>
          <table:table-cell office:value-type="float" office:value="-0.0193517" calcext:value-type="float">
            <text:p>-0.0193517</text:p>
          </table:table-cell>
          <table:table-cell office:value-type="float" office:value="-0.01684621" calcext:value-type="float">
            <text:p>-0.01684621</text:p>
          </table:table-cell>
          <table:table-cell office:value-type="float" office:value="-0.01374824" calcext:value-type="float">
            <text:p>-0.0137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84527" calcext:value-type="float">
            <text:p>-0.7084527</text:p>
          </table:table-cell>
          <table:table-cell office:value-type="float" office:value="0.03677387" calcext:value-type="float">
            <text:p>0.03677387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697" calcext:value-type="float">
            <text:p>-2.306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5.17384" calcext:value-type="float">
            <text:p>25.17384</text:p>
          </table:table-cell>
          <table:table-cell office:value-type="float" office:value="0" calcext:value-type="float">
            <text:p>0</text:p>
          </table:table-cell>
          <table:table-cell office:value-type="float" office:value="1078.061" calcext:value-type="float">
            <text:p>1078.061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0" calcext:value-type="float">
            <text:p>0</text:p>
          </table:table-cell>
          <table:table-cell office:value-type="float" office:value="0.2057941" calcext:value-type="float">
            <text:p>0.2057941</text:p>
          </table:table-cell>
          <table:table-cell office:value-type="float" office:value="0.2701363" calcext:value-type="float">
            <text:p>0.2701363</text:p>
          </table:table-cell>
          <table:table-cell office:value-type="float" office:value="0.2910998" calcext:value-type="float">
            <text:p>0.2910998</text:p>
          </table:table-cell>
          <table:table-cell office:value-type="float" office:value="0.302345" calcext:value-type="float">
            <text:p>0.302345</text:p>
          </table:table-cell>
          <table:table-cell office:value-type="float" office:value="0.3083563" calcext:value-type="float">
            <text:p>0.3083563</text:p>
          </table:table-cell>
          <table:table-cell office:value-type="float" office:value="0.2768633" calcext:value-type="float">
            <text:p>0.2768633</text:p>
          </table:table-cell>
          <table:table-cell office:value-type="float" office:value="0.2796848" calcext:value-type="float">
            <text:p>0.2796848</text:p>
          </table:table-cell>
          <table:table-cell office:value-type="float" office:value="0.365533" calcext:value-type="float">
            <text:p>0.365533</text:p>
          </table:table-cell>
          <table:table-cell office:value-type="float" office:value="0.3602374" calcext:value-type="float">
            <text:p>0.3602374</text:p>
          </table:table-cell>
          <table:table-cell office:value-type="float" office:value="0.3705469" calcext:value-type="float">
            <text:p>0.3705469</text:p>
          </table:table-cell>
          <table:table-cell office:value-type="float" office:value="0.3871107" calcext:value-type="float">
            <text:p>0.3871107</text:p>
          </table:table-cell>
          <table:table-cell office:value-type="float" office:value="0.3985542" calcext:value-type="float">
            <text:p>0.39855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1688242" calcext:value-type="float">
            <text:p>1.688242E-08</text:p>
          </table:table-cell>
          <table:table-cell office:value-type="float" office:value="9.523276E-016" calcext:value-type="float">
            <text:p>9.523276E-16</text:p>
          </table:table-cell>
          <table:table-cell office:value-type="float" office:value="9.90973E-016" calcext:value-type="float">
            <text:p>9.90973E-16</text:p>
          </table:table-cell>
          <table:table-cell office:value-type="float" office:value="9.463125E-016" calcext:value-type="float">
            <text:p>9.463125E-16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639034" calcext:value-type="float">
            <text:p>-0.6639034</text:p>
          </table:table-cell>
          <table:table-cell office:value-type="float" office:value="-0.08087694" calcext:value-type="float">
            <text:p>-0.08087694</text:p>
          </table:table-cell>
          <table:table-cell office:value-type="float" office:value="-0.04556802" calcext:value-type="float">
            <text:p>-0.04556802</text:p>
          </table:table-cell>
          <table:table-cell office:value-type="float" office:value="-0.03401562" calcext:value-type="float">
            <text:p>-0.03401562</text:p>
          </table:table-cell>
          <table:table-cell office:value-type="float" office:value="-0.02996008" calcext:value-type="float">
            <text:p>-0.02996008</text:p>
          </table:table-cell>
          <table:table-cell office:value-type="float" office:value="-0.02582529" calcext:value-type="float">
            <text:p>-0.02582529</text:p>
          </table:table-cell>
          <table:table-cell office:value-type="float" office:value="-0.02257679" calcext:value-type="float">
            <text:p>-0.02257679</text:p>
          </table:table-cell>
          <table:table-cell office:value-type="float" office:value="-0.01979847" calcext:value-type="float">
            <text:p>-0.01979847</text:p>
          </table:table-cell>
          <table:table-cell office:value-type="float" office:value="-0.01687499" calcext:value-type="float">
            <text:p>-0.01687499</text:p>
          </table:table-cell>
          <table:table-cell office:value-type="float" office:value="-0.01370696" calcext:value-type="float">
            <text:p>-0.0137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95" calcext:value-type="float">
            <text:p>-1.0495</text:p>
          </table:table-cell>
          <table:table-cell office:value-type="float" office:value="0.03669102" calcext:value-type="float">
            <text:p>0.03669102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7293" calcext:value-type="float">
            <text:p>-2.3072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5.88557" calcext:value-type="float">
            <text:p>25.88557</text:p>
          </table:table-cell>
          <table:table-cell office:value-type="float" office:value="0" calcext:value-type="float">
            <text:p>0</text:p>
          </table:table-cell>
          <table:table-cell office:value-type="float" office:value="1077.349" calcext:value-type="float">
            <text:p>1077.349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0" calcext:value-type="float">
            <text:p>0</text:p>
          </table:table-cell>
          <table:table-cell office:value-type="float" office:value="0.2013872" calcext:value-type="float">
            <text:p>0.2013872</text:p>
          </table:table-cell>
          <table:table-cell office:value-type="float" office:value="0.2667052" calcext:value-type="float">
            <text:p>0.2667052</text:p>
          </table:table-cell>
          <table:table-cell office:value-type="float" office:value="0.2896707" calcext:value-type="float">
            <text:p>0.2896707</text:p>
          </table:table-cell>
          <table:table-cell office:value-type="float" office:value="0.3000773" calcext:value-type="float">
            <text:p>0.3000773</text:p>
          </table:table-cell>
          <table:table-cell office:value-type="float" office:value="0.3058243" calcext:value-type="float">
            <text:p>0.3058243</text:p>
          </table:table-cell>
          <table:table-cell office:value-type="float" office:value="0.2759161" calcext:value-type="float">
            <text:p>0.2759161</text:p>
          </table:table-cell>
          <table:table-cell office:value-type="float" office:value="0.2791446" calcext:value-type="float">
            <text:p>0.2791446</text:p>
          </table:table-cell>
          <table:table-cell office:value-type="float" office:value="0.3652069" calcext:value-type="float">
            <text:p>0.3652069</text:p>
          </table:table-cell>
          <table:table-cell office:value-type="float" office:value="0.3601637" calcext:value-type="float">
            <text:p>0.3601637</text:p>
          </table:table-cell>
          <table:table-cell office:value-type="float" office:value="0.370601" calcext:value-type="float">
            <text:p>0.370601</text:p>
          </table:table-cell>
          <table:table-cell office:value-type="float" office:value="0.3871298" calcext:value-type="float">
            <text:p>0.3871298</text:p>
          </table:table-cell>
          <table:table-cell office:value-type="float" office:value="0.3985544" calcext:value-type="float">
            <text:p>0.39855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507333" calcext:value-type="float">
            <text:p>5.07333E-09</text:p>
          </table:table-cell>
          <table:table-cell office:value-type="float" office:value="9.52323E-016" calcext:value-type="float">
            <text:p>9.52323E-16</text:p>
          </table:table-cell>
          <table:table-cell office:value-type="float" office:value="9.909733E-016" calcext:value-type="float">
            <text:p>9.909733E-16</text:p>
          </table:table-cell>
          <table:table-cell office:value-type="float" office:value="9.463062E-016" calcext:value-type="float">
            <text:p>9.463062E-16</text:p>
          </table:table-cell>
          <table:table-cell office:value-type="float" office:value="2.430476E-017" calcext:value-type="float">
            <text:p>2.43047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857296" calcext:value-type="float">
            <text:p>-0.7857296</text:p>
          </table:table-cell>
          <table:table-cell office:value-type="float" office:value="-0.08934429" calcext:value-type="float">
            <text:p>-0.08934429</text:p>
          </table:table-cell>
          <table:table-cell office:value-type="float" office:value="-0.04728943" calcext:value-type="float">
            <text:p>-0.04728943</text:p>
          </table:table-cell>
          <table:table-cell office:value-type="float" office:value="-0.03604495" calcext:value-type="float">
            <text:p>-0.03604495</text:p>
          </table:table-cell>
          <table:table-cell office:value-type="float" office:value="-0.03152488" calcext:value-type="float">
            <text:p>-0.03152488</text:p>
          </table:table-cell>
          <table:table-cell office:value-type="float" office:value="-0.02649737" calcext:value-type="float">
            <text:p>-0.02649737</text:p>
          </table:table-cell>
          <table:table-cell office:value-type="float" office:value="-0.02294642" calcext:value-type="float">
            <text:p>-0.02294642</text:p>
          </table:table-cell>
          <table:table-cell office:value-type="float" office:value="-0.02018494" calcext:value-type="float">
            <text:p>-0.02018494</text:p>
          </table:table-cell>
          <table:table-cell office:value-type="float" office:value="-0.01693227" calcext:value-type="float">
            <text:p>-0.01693227</text:p>
          </table:table-cell>
          <table:table-cell office:value-type="float" office:value="-0.01367271" calcext:value-type="float">
            <text:p>-0.01367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75646" calcext:value-type="float">
            <text:p>-1.175646</text:p>
          </table:table-cell>
          <table:table-cell office:value-type="float" office:value="0.03662287" calcext:value-type="float">
            <text:p>0.03662287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7591" calcext:value-type="float">
            <text:p>-2.3075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5.94891" calcext:value-type="float">
            <text:p>25.94891</text:p>
          </table:table-cell>
          <table:table-cell office:value-type="float" office:value="0" calcext:value-type="float">
            <text:p>0</text:p>
          </table:table-cell>
          <table:table-cell office:value-type="float" office:value="1077.286" calcext:value-type="float">
            <text:p>1077.286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0" calcext:value-type="float">
            <text:p>0</text:p>
          </table:table-cell>
          <table:table-cell office:value-type="float" office:value="0.2210734" calcext:value-type="float">
            <text:p>0.2210734</text:p>
          </table:table-cell>
          <table:table-cell office:value-type="float" office:value="0.2636544" calcext:value-type="float">
            <text:p>0.2636544</text:p>
          </table:table-cell>
          <table:table-cell office:value-type="float" office:value="0.2869371" calcext:value-type="float">
            <text:p>0.2869371</text:p>
          </table:table-cell>
          <table:table-cell office:value-type="float" office:value="0.2983998" calcext:value-type="float">
            <text:p>0.2983998</text:p>
          </table:table-cell>
          <table:table-cell office:value-type="float" office:value="0.3042779" calcext:value-type="float">
            <text:p>0.3042779</text:p>
          </table:table-cell>
          <table:table-cell office:value-type="float" office:value="0.275007" calcext:value-type="float">
            <text:p>0.275007</text:p>
          </table:table-cell>
          <table:table-cell office:value-type="float" office:value="0.2785423" calcext:value-type="float">
            <text:p>0.2785423</text:p>
          </table:table-cell>
          <table:table-cell office:value-type="float" office:value="0.3649234" calcext:value-type="float">
            <text:p>0.3649234</text:p>
          </table:table-cell>
          <table:table-cell office:value-type="float" office:value="0.3600652" calcext:value-type="float">
            <text:p>0.3600652</text:p>
          </table:table-cell>
          <table:table-cell office:value-type="float" office:value="0.3706439" calcext:value-type="float">
            <text:p>0.3706439</text:p>
          </table:table-cell>
          <table:table-cell office:value-type="float" office:value="0.3871503" calcext:value-type="float">
            <text:p>0.3871503</text:p>
          </table:table-cell>
          <table:table-cell office:value-type="float" office:value="0.3985543" calcext:value-type="float">
            <text:p>0.39855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23591" calcext:value-type="float">
            <text:p>1.923591E-09</text:p>
          </table:table-cell>
          <table:table-cell office:value-type="float" office:value="9.523164E-016" calcext:value-type="float">
            <text:p>9.523164E-16</text:p>
          </table:table-cell>
          <table:table-cell office:value-type="float" office:value="9.909733E-016" calcext:value-type="float">
            <text:p>9.909733E-16</text:p>
          </table:table-cell>
          <table:table-cell office:value-type="float" office:value="9.462994E-016" calcext:value-type="float">
            <text:p>9.462994E-16</text:p>
          </table:table-cell>
          <table:table-cell office:value-type="float" office:value="2.430476E-017" calcext:value-type="float">
            <text:p>2.43047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816614" calcext:value-type="float">
            <text:p>-0.3816614</text:p>
          </table:table-cell>
          <table:table-cell office:value-type="float" office:value="-0.09753814" calcext:value-type="float">
            <text:p>-0.09753814</text:p>
          </table:table-cell>
          <table:table-cell office:value-type="float" office:value="-0.05089991" calcext:value-type="float">
            <text:p>-0.05089991</text:p>
          </table:table-cell>
          <table:table-cell office:value-type="float" office:value="-0.03764648" calcext:value-type="float">
            <text:p>-0.03764648</text:p>
          </table:table-cell>
          <table:table-cell office:value-type="float" office:value="-0.03251674" calcext:value-type="float">
            <text:p>-0.03251674</text:p>
          </table:table-cell>
          <table:table-cell office:value-type="float" office:value="-0.02716024" calcext:value-type="float">
            <text:p>-0.02716024</text:p>
          </table:table-cell>
          <table:table-cell office:value-type="float" office:value="-0.0233647" calcext:value-type="float">
            <text:p>-0.0233647</text:p>
          </table:table-cell>
          <table:table-cell office:value-type="float" office:value="-0.02052695" calcext:value-type="float">
            <text:p>-0.02052695</text:p>
          </table:table-cell>
          <table:table-cell office:value-type="float" office:value="-0.01700936" calcext:value-type="float">
            <text:p>-0.01700936</text:p>
          </table:table-cell>
          <table:table-cell office:value-type="float" office:value="-0.0136456" calcext:value-type="float">
            <text:p>-0.013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33487" calcext:value-type="float">
            <text:p>-0.5433487</text:p>
          </table:table-cell>
          <table:table-cell office:value-type="float" office:value="0.03658066" calcext:value-type="float">
            <text:p>0.03658066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7865" calcext:value-type="float">
            <text:p>-2.3078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6.59728" calcext:value-type="float">
            <text:p>26.59728</text:p>
          </table:table-cell>
          <table:table-cell office:value-type="float" office:value="0" calcext:value-type="float">
            <text:p>0</text:p>
          </table:table-cell>
          <table:table-cell office:value-type="float" office:value="1076.638" calcext:value-type="float">
            <text:p>1076.638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0" calcext:value-type="float">
            <text:p>0</text:p>
          </table:table-cell>
          <table:table-cell office:value-type="float" office:value="0.2151727" calcext:value-type="float">
            <text:p>0.2151727</text:p>
          </table:table-cell>
          <table:table-cell office:value-type="float" office:value="0.259362" calcext:value-type="float">
            <text:p>0.259362</text:p>
          </table:table-cell>
          <table:table-cell office:value-type="float" office:value="0.2854035" calcext:value-type="float">
            <text:p>0.2854035</text:p>
          </table:table-cell>
          <table:table-cell office:value-type="float" office:value="0.2970639" calcext:value-type="float">
            <text:p>0.2970639</text:p>
          </table:table-cell>
          <table:table-cell office:value-type="float" office:value="0.3028151" calcext:value-type="float">
            <text:p>0.3028151</text:p>
          </table:table-cell>
          <table:table-cell office:value-type="float" office:value="0.2740383" calcext:value-type="float">
            <text:p>0.2740383</text:p>
          </table:table-cell>
          <table:table-cell office:value-type="float" office:value="0.2778828" calcext:value-type="float">
            <text:p>0.2778828</text:p>
          </table:table-cell>
          <table:table-cell office:value-type="float" office:value="0.3646492" calcext:value-type="float">
            <text:p>0.3646492</text:p>
          </table:table-cell>
          <table:table-cell office:value-type="float" office:value="0.3599475" calcext:value-type="float">
            <text:p>0.3599475</text:p>
          </table:table-cell>
          <table:table-cell office:value-type="float" office:value="0.3706757" calcext:value-type="float">
            <text:p>0.3706757</text:p>
          </table:table-cell>
          <table:table-cell office:value-type="float" office:value="0.3871707" calcext:value-type="float">
            <text:p>0.3871707</text:p>
          </table:table-cell>
          <table:table-cell office:value-type="float" office:value="0.3985544" calcext:value-type="float">
            <text:p>0.39855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22386" calcext:value-type="float">
            <text:p>8.22386E-10</text:p>
          </table:table-cell>
          <table:table-cell office:value-type="float" office:value="9.523137E-016" calcext:value-type="float">
            <text:p>9.523137E-16</text:p>
          </table:table-cell>
          <table:table-cell office:value-type="float" office:value="9.909725E-016" calcext:value-type="float">
            <text:p>9.909725E-16</text:p>
          </table:table-cell>
          <table:table-cell office:value-type="float" office:value="9.462942E-016" calcext:value-type="float">
            <text:p>9.462942E-16</text:p>
          </table:table-cell>
          <table:table-cell office:value-type="float" office:value="2.430476E-017" calcext:value-type="float">
            <text:p>2.43047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632698" calcext:value-type="float">
            <text:p>-0.4632698</text:p>
          </table:table-cell>
          <table:table-cell office:value-type="float" office:value="-0.1107887" calcext:value-type="float">
            <text:p>-0.1107887</text:p>
          </table:table-cell>
          <table:table-cell office:value-type="float" office:value="-0.05302296" calcext:value-type="float">
            <text:p>-0.05302296</text:p>
          </table:table-cell>
          <table:table-cell office:value-type="float" office:value="-0.03896767" calcext:value-type="float">
            <text:p>-0.03896767</text:p>
          </table:table-cell>
          <table:table-cell office:value-type="float" office:value="-0.03362102" calcext:value-type="float">
            <text:p>-0.03362102</text:p>
          </table:table-cell>
          <table:table-cell office:value-type="float" office:value="-0.02788725" calcext:value-type="float">
            <text:p>-0.02788725</text:p>
          </table:table-cell>
          <table:table-cell office:value-type="float" office:value="-0.02383293" calcext:value-type="float">
            <text:p>-0.02383293</text:p>
          </table:table-cell>
          <table:table-cell office:value-type="float" office:value="-0.02086335" calcext:value-type="float">
            <text:p>-0.02086335</text:p>
          </table:table-cell>
          <table:table-cell office:value-type="float" office:value="-0.01710194" calcext:value-type="float">
            <text:p>-0.01710194</text:p>
          </table:table-cell>
          <table:table-cell office:value-type="float" office:value="-0.01362552" calcext:value-type="float">
            <text:p>-0.0136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80689" calcext:value-type="float">
            <text:p>-0.9180689</text:p>
          </table:table-cell>
          <table:table-cell office:value-type="float" office:value="0.03652059" calcext:value-type="float">
            <text:p>0.03652059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8124" calcext:value-type="float">
            <text:p>-2.3081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8.1419" calcext:value-type="float">
            <text:p>28.1419</text:p>
          </table:table-cell>
          <table:table-cell office:value-type="float" office:value="0" calcext:value-type="float">
            <text:p>0</text:p>
          </table:table-cell>
          <table:table-cell office:value-type="float" office:value="1075.094" calcext:value-type="float">
            <text:p>1075.094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0" calcext:value-type="float">
            <text:p>0</text:p>
          </table:table-cell>
          <table:table-cell office:value-type="float" office:value="0.1800333" calcext:value-type="float">
            <text:p>0.1800333</text:p>
          </table:table-cell>
          <table:table-cell office:value-type="float" office:value="0.2570026" calcext:value-type="float">
            <text:p>0.2570026</text:p>
          </table:table-cell>
          <table:table-cell office:value-type="float" office:value="0.2841415" calcext:value-type="float">
            <text:p>0.2841415</text:p>
          </table:table-cell>
          <table:table-cell office:value-type="float" office:value="0.2955217" calcext:value-type="float">
            <text:p>0.2955217</text:p>
          </table:table-cell>
          <table:table-cell office:value-type="float" office:value="0.301383" calcext:value-type="float">
            <text:p>0.301383</text:p>
          </table:table-cell>
          <table:table-cell office:value-type="float" office:value="0.2729194" calcext:value-type="float">
            <text:p>0.2729194</text:p>
          </table:table-cell>
          <table:table-cell office:value-type="float" office:value="0.2771846" calcext:value-type="float">
            <text:p>0.2771846</text:p>
          </table:table-cell>
          <table:table-cell office:value-type="float" office:value="0.3644044" calcext:value-type="float">
            <text:p>0.3644044</text:p>
          </table:table-cell>
          <table:table-cell office:value-type="float" office:value="0.3598145" calcext:value-type="float">
            <text:p>0.3598145</text:p>
          </table:table-cell>
          <table:table-cell office:value-type="float" office:value="0.3706966" calcext:value-type="float">
            <text:p>0.3706966</text:p>
          </table:table-cell>
          <table:table-cell office:value-type="float" office:value="0.3871897" calcext:value-type="float">
            <text:p>0.3871897</text:p>
          </table:table-cell>
          <table:table-cell office:value-type="float" office:value="0.3985539" calcext:value-type="float">
            <text:p>0.39855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69562" calcext:value-type="float">
            <text:p>2.769562E-10</text:p>
          </table:table-cell>
          <table:table-cell office:value-type="float" office:value="9.5231E-016" calcext:value-type="float">
            <text:p>9.5231E-16</text:p>
          </table:table-cell>
          <table:table-cell office:value-type="float" office:value="9.909717E-016" calcext:value-type="float">
            <text:p>9.909717E-16</text:p>
          </table:table-cell>
          <table:table-cell office:value-type="float" office:value="9.462883E-016" calcext:value-type="float">
            <text:p>9.462883E-16</text:p>
          </table:table-cell>
          <table:table-cell office:value-type="float" office:value="2.430476E-017" calcext:value-type="float">
            <text:p>2.43047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843267" calcext:value-type="float">
            <text:p>-1.843267</text:p>
          </table:table-cell>
          <table:table-cell office:value-type="float" office:value="-0.1188199" calcext:value-type="float">
            <text:p>-0.1188199</text:p>
          </table:table-cell>
          <table:table-cell office:value-type="float" office:value="-0.0548954" calcext:value-type="float">
            <text:p>-0.0548954</text:p>
          </table:table-cell>
          <table:table-cell office:value-type="float" office:value="-0.04056371" calcext:value-type="float">
            <text:p>-0.04056371</text:p>
          </table:table-cell>
          <table:table-cell office:value-type="float" office:value="-0.03487016" calcext:value-type="float">
            <text:p>-0.03487016</text:p>
          </table:table-cell>
          <table:table-cell office:value-type="float" office:value="-0.02875384" calcext:value-type="float">
            <text:p>-0.02875384</text:p>
          </table:table-cell>
          <table:table-cell office:value-type="float" office:value="-0.02434017" calcext:value-type="float">
            <text:p>-0.02434017</text:p>
          </table:table-cell>
          <table:table-cell office:value-type="float" office:value="-0.02116889" calcext:value-type="float">
            <text:p>-0.02116889</text:p>
          </table:table-cell>
          <table:table-cell office:value-type="float" office:value="-0.01720723" calcext:value-type="float">
            <text:p>-0.01720723</text:p>
          </table:table-cell>
          <table:table-cell office:value-type="float" office:value="-0.01361229" calcext:value-type="float">
            <text:p>-0.01361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7354" calcext:value-type="float">
            <text:p>-3.57354</text:p>
          </table:table-cell>
          <table:table-cell office:value-type="float" office:value="0.03644507" calcext:value-type="float">
            <text:p>0.03644507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8352" calcext:value-type="float">
            <text:p>-2.30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9.07481" calcext:value-type="float">
            <text:p>29.07481</text:p>
          </table:table-cell>
          <table:table-cell office:value-type="float" office:value="0" calcext:value-type="float">
            <text:p>0</text:p>
          </table:table-cell>
          <table:table-cell office:value-type="float" office:value="1074.161" calcext:value-type="float">
            <text:p>1074.161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0" calcext:value-type="float">
            <text:p>0</text:p>
          </table:table-cell>
          <table:table-cell office:value-type="float" office:value="0.1609715" calcext:value-type="float">
            <text:p>0.1609715</text:p>
          </table:table-cell>
          <table:table-cell office:value-type="float" office:value="0.2545994" calcext:value-type="float">
            <text:p>0.2545994</text:p>
          </table:table-cell>
          <table:table-cell office:value-type="float" office:value="0.2833101" calcext:value-type="float">
            <text:p>0.2833101</text:p>
          </table:table-cell>
          <table:table-cell office:value-type="float" office:value="0.2942545" calcext:value-type="float">
            <text:p>0.2942545</text:p>
          </table:table-cell>
          <table:table-cell office:value-type="float" office:value="0.3002131" calcext:value-type="float">
            <text:p>0.3002131</text:p>
          </table:table-cell>
          <table:table-cell office:value-type="float" office:value="0.271845" calcext:value-type="float">
            <text:p>0.271845</text:p>
          </table:table-cell>
          <table:table-cell office:value-type="float" office:value="0.2764817" calcext:value-type="float">
            <text:p>0.2764817</text:p>
          </table:table-cell>
          <table:table-cell office:value-type="float" office:value="0.3641491" calcext:value-type="float">
            <text:p>0.3641491</text:p>
          </table:table-cell>
          <table:table-cell office:value-type="float" office:value="0.3596702" calcext:value-type="float">
            <text:p>0.3596702</text:p>
          </table:table-cell>
          <table:table-cell office:value-type="float" office:value="0.3707072" calcext:value-type="float">
            <text:p>0.3707072</text:p>
          </table:table-cell>
          <table:table-cell office:value-type="float" office:value="0.3872067" calcext:value-type="float">
            <text:p>0.3872067</text:p>
          </table:table-cell>
          <table:table-cell office:value-type="float" office:value="0.3985522" calcext:value-type="float">
            <text:p>0.39855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434833" calcext:value-type="float">
            <text:p>9.434833E-11</text:p>
          </table:table-cell>
          <table:table-cell office:value-type="float" office:value="9.523066E-016" calcext:value-type="float">
            <text:p>9.523066E-16</text:p>
          </table:table-cell>
          <table:table-cell office:value-type="float" office:value="9.909714E-016" calcext:value-type="float">
            <text:p>9.909714E-16</text:p>
          </table:table-cell>
          <table:table-cell office:value-type="float" office:value="9.462826E-016" calcext:value-type="float">
            <text:p>9.462826E-16</text:p>
          </table:table-cell>
          <table:table-cell office:value-type="float" office:value="2.430475E-017" calcext:value-type="float">
            <text:p>2.43047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12133" calcext:value-type="float">
            <text:p>-4.412133</text:p>
          </table:table-cell>
          <table:table-cell office:value-type="float" office:value="-0.1278245" calcext:value-type="float">
            <text:p>-0.1278245</text:p>
          </table:table-cell>
          <table:table-cell office:value-type="float" office:value="-0.05611748" calcext:value-type="float">
            <text:p>-0.05611748</text:p>
          </table:table-cell>
          <table:table-cell office:value-type="float" office:value="-0.0419204" calcext:value-type="float">
            <text:p>-0.0419204</text:p>
          </table:table-cell>
          <table:table-cell office:value-type="float" office:value="-0.03593506" calcext:value-type="float">
            <text:p>-0.03593506</text:p>
          </table:table-cell>
          <table:table-cell office:value-type="float" office:value="-0.02962033" calcext:value-type="float">
            <text:p>-0.02962033</text:p>
          </table:table-cell>
          <table:table-cell office:value-type="float" office:value="-0.02486686" calcext:value-type="float">
            <text:p>-0.02486686</text:p>
          </table:table-cell>
          <table:table-cell office:value-type="float" office:value="-0.02149181" calcext:value-type="float">
            <text:p>-0.02149181</text:p>
          </table:table-cell>
          <table:table-cell office:value-type="float" office:value="-0.01732234" calcext:value-type="float">
            <text:p>-0.01732234</text:p>
          </table:table-cell>
          <table:table-cell office:value-type="float" office:value="-0.01360559" calcext:value-type="float">
            <text:p>-0.01360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2964" calcext:value-type="float">
            <text:p>-6.52964</text:p>
          </table:table-cell>
          <table:table-cell office:value-type="float" office:value="0.03640847" calcext:value-type="float">
            <text:p>0.03640847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8576" calcext:value-type="float">
            <text:p>-2.3085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9.68447" calcext:value-type="float">
            <text:p>29.68447</text:p>
          </table:table-cell>
          <table:table-cell office:value-type="float" office:value="0" calcext:value-type="float">
            <text:p>0</text:p>
          </table:table-cell>
          <table:table-cell office:value-type="float" office:value="1073.551" calcext:value-type="float">
            <text:p>1073.551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0" calcext:value-type="float">
            <text:p>0</text:p>
          </table:table-cell>
          <table:table-cell office:value-type="float" office:value="0.1604621" calcext:value-type="float">
            <text:p>0.1604621</text:p>
          </table:table-cell>
          <table:table-cell office:value-type="float" office:value="0.2525353" calcext:value-type="float">
            <text:p>0.2525353</text:p>
          </table:table-cell>
          <table:table-cell office:value-type="float" office:value="0.2809395" calcext:value-type="float">
            <text:p>0.2809395</text:p>
          </table:table-cell>
          <table:table-cell office:value-type="float" office:value="0.2930118" calcext:value-type="float">
            <text:p>0.2930118</text:p>
          </table:table-cell>
          <table:table-cell office:value-type="float" office:value="0.2991548" calcext:value-type="float">
            <text:p>0.2991548</text:p>
          </table:table-cell>
          <table:table-cell office:value-type="float" office:value="0.2711445" calcext:value-type="float">
            <text:p>0.2711445</text:p>
          </table:table-cell>
          <table:table-cell office:value-type="float" office:value="0.2760256" calcext:value-type="float">
            <text:p>0.2760256</text:p>
          </table:table-cell>
          <table:table-cell office:value-type="float" office:value="0.3639241" calcext:value-type="float">
            <text:p>0.3639241</text:p>
          </table:table-cell>
          <table:table-cell office:value-type="float" office:value="0.3595216" calcext:value-type="float">
            <text:p>0.3595216</text:p>
          </table:table-cell>
          <table:table-cell office:value-type="float" office:value="0.3707074" calcext:value-type="float">
            <text:p>0.3707074</text:p>
          </table:table-cell>
          <table:table-cell office:value-type="float" office:value="0.3872207" calcext:value-type="float">
            <text:p>0.3872207</text:p>
          </table:table-cell>
          <table:table-cell office:value-type="float" office:value="0.3985499" calcext:value-type="float">
            <text:p>0.398549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726517" calcext:value-type="float">
            <text:p>1.726517E-11</text:p>
          </table:table-cell>
          <table:table-cell office:value-type="float" office:value="9.52303E-016" calcext:value-type="float">
            <text:p>9.52303E-16</text:p>
          </table:table-cell>
          <table:table-cell office:value-type="float" office:value="9.909686E-016" calcext:value-type="float">
            <text:p>9.909686E-16</text:p>
          </table:table-cell>
          <table:table-cell office:value-type="float" office:value="9.462766E-016" calcext:value-type="float">
            <text:p>9.462766E-16</text:p>
          </table:table-cell>
          <table:table-cell office:value-type="float" office:value="2.430468E-017" calcext:value-type="float">
            <text:p>2.43046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5538" calcext:value-type="float">
            <text:p>-4.45538</text:p>
          </table:table-cell>
          <table:table-cell office:value-type="float" office:value="-0.1360817" calcext:value-type="float">
            <text:p>-0.1360817</text:p>
          </table:table-cell>
          <table:table-cell office:value-type="float" office:value="-0.05985912" calcext:value-type="float">
            <text:p>-0.05985912</text:p>
          </table:table-cell>
          <table:table-cell office:value-type="float" office:value="-0.04331868" calcext:value-type="float">
            <text:p>-0.04331868</text:p>
          </table:table-cell>
          <table:table-cell office:value-type="float" office:value="-0.03692483" calcext:value-type="float">
            <text:p>-0.03692483</text:p>
          </table:table-cell>
          <table:table-cell office:value-type="float" office:value="-0.0301978" calcext:value-type="float">
            <text:p>-0.0301978</text:p>
          </table:table-cell>
          <table:table-cell office:value-type="float" office:value="-0.02521062" calcext:value-type="float">
            <text:p>-0.02521062</text:p>
          </table:table-cell>
          <table:table-cell office:value-type="float" office:value="-0.02178161" calcext:value-type="float">
            <text:p>-0.02178161</text:p>
          </table:table-cell>
          <table:table-cell office:value-type="float" office:value="-0.01744189" calcext:value-type="float">
            <text:p>-0.01744189</text:p>
          </table:table-cell>
          <table:table-cell office:value-type="float" office:value="-0.01360533" calcext:value-type="float">
            <text:p>-0.01360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0794" calcext:value-type="float">
            <text:p>-10.30794</text:p>
          </table:table-cell>
          <table:table-cell office:value-type="float" office:value="0.03636011" calcext:value-type="float">
            <text:p>0.03636011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8777" calcext:value-type="float">
            <text:p>-2.3087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9.79789" calcext:value-type="float">
            <text:p>29.79789</text:p>
          </table:table-cell>
          <table:table-cell office:value-type="float" office:value="0" calcext:value-type="float">
            <text:p>0</text:p>
          </table:table-cell>
          <table:table-cell office:value-type="float" office:value="1073.437" calcext:value-type="float">
            <text:p>1073.437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0" calcext:value-type="float">
            <text:p>0</text:p>
          </table:table-cell>
          <table:table-cell office:value-type="float" office:value="0.1707381" calcext:value-type="float">
            <text:p>0.1707381</text:p>
          </table:table-cell>
          <table:table-cell office:value-type="float" office:value="0.2493243" calcext:value-type="float">
            <text:p>0.2493243</text:p>
          </table:table-cell>
          <table:table-cell office:value-type="float" office:value="0.2800505" calcext:value-type="float">
            <text:p>0.2800505</text:p>
          </table:table-cell>
          <table:table-cell office:value-type="float" office:value="0.2919641" calcext:value-type="float">
            <text:p>0.2919641</text:p>
          </table:table-cell>
          <table:table-cell office:value-type="float" office:value="0.2981781" calcext:value-type="float">
            <text:p>0.2981781</text:p>
          </table:table-cell>
          <table:table-cell office:value-type="float" office:value="0.2703861" calcext:value-type="float">
            <text:p>0.2703861</text:p>
          </table:table-cell>
          <table:table-cell office:value-type="float" office:value="0.2754538" calcext:value-type="float">
            <text:p>0.2754538</text:p>
          </table:table-cell>
          <table:table-cell office:value-type="float" office:value="0.3637154" calcext:value-type="float">
            <text:p>0.3637154</text:p>
          </table:table-cell>
          <table:table-cell office:value-type="float" office:value="0.3593777" calcext:value-type="float">
            <text:p>0.3593777</text:p>
          </table:table-cell>
          <table:table-cell office:value-type="float" office:value="0.3706995" calcext:value-type="float">
            <text:p>0.3706995</text:p>
          </table:table-cell>
          <table:table-cell office:value-type="float" office:value="0.3872316" calcext:value-type="float">
            <text:p>0.3872316</text:p>
          </table:table-cell>
          <table:table-cell office:value-type="float" office:value="0.3985471" calcext:value-type="float">
            <text:p>0.39854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5106745" calcext:value-type="float">
            <text:p>5.106745E-12</text:p>
          </table:table-cell>
          <table:table-cell office:value-type="float" office:value="9.522956E-016" calcext:value-type="float">
            <text:p>9.522956E-16</text:p>
          </table:table-cell>
          <table:table-cell office:value-type="float" office:value="9.909685E-016" calcext:value-type="float">
            <text:p>9.909685E-16</text:p>
          </table:table-cell>
          <table:table-cell office:value-type="float" office:value="9.462702E-016" calcext:value-type="float">
            <text:p>9.462702E-16</text:p>
          </table:table-cell>
          <table:table-cell office:value-type="float" office:value="2.430454E-017" calcext:value-type="float">
            <text:p>2.43045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74488" calcext:value-type="float">
            <text:p>-2.774488</text:p>
          </table:table-cell>
          <table:table-cell office:value-type="float" office:value="-0.1499743" calcext:value-type="float">
            <text:p>-0.1499743</text:p>
          </table:table-cell>
          <table:table-cell office:value-type="float" office:value="-0.06136439" calcext:value-type="float">
            <text:p>-0.06136439</text:p>
          </table:table-cell>
          <table:table-cell office:value-type="float" office:value="-0.04453131" calcext:value-type="float">
            <text:p>-0.04453131</text:p>
          </table:table-cell>
          <table:table-cell office:value-type="float" office:value="-0.03786613" calcext:value-type="float">
            <text:p>-0.03786613</text:p>
          </table:table-cell>
          <table:table-cell office:value-type="float" office:value="-0.0308378" calcext:value-type="float">
            <text:p>-0.0308378</text:p>
          </table:table-cell>
          <table:table-cell office:value-type="float" office:value="-0.02565257" calcext:value-type="float">
            <text:p>-0.02565257</text:p>
          </table:table-cell>
          <table:table-cell office:value-type="float" office:value="-0.02205332" calcext:value-type="float">
            <text:p>-0.02205332</text:p>
          </table:table-cell>
          <table:table-cell office:value-type="float" office:value="-0.0175584" calcext:value-type="float">
            <text:p>-0.0175584</text:p>
          </table:table-cell>
          <table:table-cell office:value-type="float" office:value="-0.01361033" calcext:value-type="float">
            <text:p>-0.0136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74919" calcext:value-type="float">
            <text:p>-5.374919</text:p>
          </table:table-cell>
          <table:table-cell office:value-type="float" office:value="0.0363398" calcext:value-type="float">
            <text:p>0.0363398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8973" calcext:value-type="float">
            <text:p>-2.3089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16.20001" calcext:value-type="float">
            <text:p>16.20001</text:p>
          </table:table-cell>
          <table:table-cell office:value-type="float" office:value="30.29764" calcext:value-type="float">
            <text:p>30.29764</text:p>
          </table:table-cell>
          <table:table-cell office:value-type="float" office:value="0" calcext:value-type="float">
            <text:p>0</text:p>
          </table:table-cell>
          <table:table-cell office:value-type="float" office:value="1073.337" calcext:value-type="float">
            <text:p>1073.337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5.87351" calcext:value-type="float">
            <text:p>5.87351</text:p>
          </table:table-cell>
          <table:table-cell office:value-type="float" office:value="0.1631696" calcext:value-type="float">
            <text:p>0.1631696</text:p>
          </table:table-cell>
          <table:table-cell office:value-type="float" office:value="0.2443017" calcext:value-type="float">
            <text:p>0.2443017</text:p>
          </table:table-cell>
          <table:table-cell office:value-type="float" office:value="0.2789283" calcext:value-type="float">
            <text:p>0.2789283</text:p>
          </table:table-cell>
          <table:table-cell office:value-type="float" office:value="0.2909459" calcext:value-type="float">
            <text:p>0.2909459</text:p>
          </table:table-cell>
          <table:table-cell office:value-type="float" office:value="0.2972234" calcext:value-type="float">
            <text:p>0.2972234</text:p>
          </table:table-cell>
          <table:table-cell office:value-type="float" office:value="0.2696041" calcext:value-type="float">
            <text:p>0.2696041</text:p>
          </table:table-cell>
          <table:table-cell office:value-type="float" office:value="0.2748921" calcext:value-type="float">
            <text:p>0.2748921</text:p>
          </table:table-cell>
          <table:table-cell office:value-type="float" office:value="0.3634952" calcext:value-type="float">
            <text:p>0.3634952</text:p>
          </table:table-cell>
          <table:table-cell office:value-type="float" office:value="0.3592274" calcext:value-type="float">
            <text:p>0.3592274</text:p>
          </table:table-cell>
          <table:table-cell office:value-type="float" office:value="0.3706835" calcext:value-type="float">
            <text:p>0.3706835</text:p>
          </table:table-cell>
          <table:table-cell office:value-type="float" office:value="0.3872385" calcext:value-type="float">
            <text:p>0.3872385</text:p>
          </table:table-cell>
          <table:table-cell office:value-type="float" office:value="0.3985438" calcext:value-type="float">
            <text:p>0.3985438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288256" calcext:value-type="float">
            <text:p>7.288256E-10</text:p>
          </table:table-cell>
          <table:table-cell office:value-type="float" office:value="0.001441581" calcext:value-type="float">
            <text:p>0.001441581</text:p>
          </table:table-cell>
          <table:table-cell office:value-type="float" office:value="9.909674E-016" calcext:value-type="float">
            <text:p>9.909674E-16</text:p>
          </table:table-cell>
          <table:table-cell office:value-type="float" office:value="9.462649E-016" calcext:value-type="float">
            <text:p>9.462649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86809" calcext:value-type="float">
            <text:p>-3.86809</text:p>
          </table:table-cell>
          <table:table-cell office:value-type="float" office:value="-0.1737639" calcext:value-type="float">
            <text:p>-0.1737639</text:p>
          </table:table-cell>
          <table:table-cell office:value-type="float" office:value="-0.06331147" calcext:value-type="float">
            <text:p>-0.06331147</text:p>
          </table:table-cell>
          <table:table-cell office:value-type="float" office:value="-0.0457445" calcext:value-type="float">
            <text:p>-0.0457445</text:p>
          </table:table-cell>
          <table:table-cell office:value-type="float" office:value="-0.0388122" calcext:value-type="float">
            <text:p>-0.0388122</text:p>
          </table:table-cell>
          <table:table-cell office:value-type="float" office:value="-0.031514" calcext:value-type="float">
            <text:p>-0.031514</text:p>
          </table:table-cell>
          <table:table-cell office:value-type="float" office:value="-0.02609493" calcext:value-type="float">
            <text:p>-0.02609493</text:p>
          </table:table-cell>
          <table:table-cell office:value-type="float" office:value="-0.02234396" calcext:value-type="float">
            <text:p>-0.02234396</text:p>
          </table:table-cell>
          <table:table-cell office:value-type="float" office:value="-0.01768083" calcext:value-type="float">
            <text:p>-0.01768083</text:p>
          </table:table-cell>
          <table:table-cell office:value-type="float" office:value="-0.01362032" calcext:value-type="float">
            <text:p>-0.0136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414" calcext:value-type="float">
            <text:p>-10.76414</text:p>
          </table:table-cell>
          <table:table-cell office:value-type="float" office:value="0.0363328" calcext:value-type="float">
            <text:p>0.0363328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9167" calcext:value-type="float">
            <text:p>-2.3091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0.42242" calcext:value-type="float">
            <text:p>30.42242</text:p>
          </table:table-cell>
          <table:table-cell office:value-type="float" office:value="0" calcext:value-type="float">
            <text:p>0</text:p>
          </table:table-cell>
          <table:table-cell office:value-type="float" office:value="1076.212" calcext:value-type="float">
            <text:p>1076.212</text:p>
          </table:table-cell>
          <table:table-cell office:value-type="float" office:value="0.9461651" calcext:value-type="float">
            <text:p>0.9461651</text:p>
          </table:table-cell>
          <table:table-cell office:value-type="float" office:value="48.32341" calcext:value-type="float">
            <text:p>48.32341</text:p>
          </table:table-cell>
          <table:table-cell office:value-type="float" office:value="0.1695563" calcext:value-type="float">
            <text:p>0.1695563</text:p>
          </table:table-cell>
          <table:table-cell office:value-type="float" office:value="0.2343109" calcext:value-type="float">
            <text:p>0.2343109</text:p>
          </table:table-cell>
          <table:table-cell office:value-type="float" office:value="0.2790956" calcext:value-type="float">
            <text:p>0.2790956</text:p>
          </table:table-cell>
          <table:table-cell office:value-type="float" office:value="0.2902326" calcext:value-type="float">
            <text:p>0.2902326</text:p>
          </table:table-cell>
          <table:table-cell office:value-type="float" office:value="0.2963502" calcext:value-type="float">
            <text:p>0.2963502</text:p>
          </table:table-cell>
          <table:table-cell office:value-type="float" office:value="0.2688149" calcext:value-type="float">
            <text:p>0.2688149</text:p>
          </table:table-cell>
          <table:table-cell office:value-type="float" office:value="0.2743255" calcext:value-type="float">
            <text:p>0.2743255</text:p>
          </table:table-cell>
          <table:table-cell office:value-type="float" office:value="0.3632667" calcext:value-type="float">
            <text:p>0.3632667</text:p>
          </table:table-cell>
          <table:table-cell office:value-type="float" office:value="0.3590701" calcext:value-type="float">
            <text:p>0.3590701</text:p>
          </table:table-cell>
          <table:table-cell office:value-type="float" office:value="0.3706597" calcext:value-type="float">
            <text:p>0.3706597</text:p>
          </table:table-cell>
          <table:table-cell office:value-type="float" office:value="0.3872418" calcext:value-type="float">
            <text:p>0.3872418</text:p>
          </table:table-cell>
          <table:table-cell office:value-type="float" office:value="0.3985392" calcext:value-type="float">
            <text:p>0.3985392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453073" calcext:value-type="float">
            <text:p>3.453073E-09</text:p>
          </table:table-cell>
          <table:table-cell office:value-type="float" office:value="0.008112697" calcext:value-type="float">
            <text:p>0.008112697</text:p>
          </table:table-cell>
          <table:table-cell office:value-type="float" office:value="9.909623E-016" calcext:value-type="float">
            <text:p>9.909623E-16</text:p>
          </table:table-cell>
          <table:table-cell office:value-type="float" office:value="9.462648E-016" calcext:value-type="float">
            <text:p>9.462648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70503" calcext:value-type="float">
            <text:p>-2.870503</text:p>
          </table:table-cell>
          <table:table-cell office:value-type="float" office:value="-0.2399032" calcext:value-type="float">
            <text:p>-0.2399032</text:p>
          </table:table-cell>
          <table:table-cell office:value-type="float" office:value="-0.06300056" calcext:value-type="float">
            <text:p>-0.06300056</text:p>
          </table:table-cell>
          <table:table-cell office:value-type="float" office:value="-0.04662295" calcext:value-type="float">
            <text:p>-0.04662295</text:p>
          </table:table-cell>
          <table:table-cell office:value-type="float" office:value="-0.03970395" calcext:value-type="float">
            <text:p>-0.03970395</text:p>
          </table:table-cell>
          <table:table-cell office:value-type="float" office:value="-0.03221384" calcext:value-type="float">
            <text:p>-0.03221384</text:p>
          </table:table-cell>
          <table:table-cell office:value-type="float" office:value="-0.02654969" calcext:value-type="float">
            <text:p>-0.02654969</text:p>
          </table:table-cell>
          <table:table-cell office:value-type="float" office:value="-0.02264952" calcext:value-type="float">
            <text:p>-0.02264952</text:p>
          </table:table-cell>
          <table:table-cell office:value-type="float" office:value="-0.01781007" calcext:value-type="float">
            <text:p>-0.01781007</text:p>
          </table:table-cell>
          <table:table-cell office:value-type="float" office:value="-0.01363518" calcext:value-type="float">
            <text:p>-0.01363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49762" calcext:value-type="float">
            <text:p>-7.949762</text:p>
          </table:table-cell>
          <table:table-cell office:value-type="float" office:value="0.03634955" calcext:value-type="float">
            <text:p>0.03634955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9526" calcext:value-type="float">
            <text:p>-2.3095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0.55607" calcext:value-type="float">
            <text:p>30.55607</text:p>
          </table:table-cell>
          <table:table-cell office:value-type="float" office:value="0" calcext:value-type="float">
            <text:p>0</text:p>
          </table:table-cell>
          <table:table-cell office:value-type="float" office:value="1076.078" calcext:value-type="float">
            <text:p>1076.078</text:p>
          </table:table-cell>
          <table:table-cell office:value-type="float" office:value="0.9463121" calcext:value-type="float">
            <text:p>0.9463121</text:p>
          </table:table-cell>
          <table:table-cell office:value-type="float" office:value="39.87456" calcext:value-type="float">
            <text:p>39.87456</text:p>
          </table:table-cell>
          <table:table-cell office:value-type="float" office:value="0.1948336" calcext:value-type="float">
            <text:p>0.1948336</text:p>
          </table:table-cell>
          <table:table-cell office:value-type="float" office:value="0.2375784" calcext:value-type="float">
            <text:p>0.2375784</text:p>
          </table:table-cell>
          <table:table-cell office:value-type="float" office:value="0.2794215" calcext:value-type="float">
            <text:p>0.2794215</text:p>
          </table:table-cell>
          <table:table-cell office:value-type="float" office:value="0.289878" calcext:value-type="float">
            <text:p>0.289878</text:p>
          </table:table-cell>
          <table:table-cell office:value-type="float" office:value="0.2957413" calcext:value-type="float">
            <text:p>0.2957413</text:p>
          </table:table-cell>
          <table:table-cell office:value-type="float" office:value="0.2680797" calcext:value-type="float">
            <text:p>0.2680797</text:p>
          </table:table-cell>
          <table:table-cell office:value-type="float" office:value="0.2737595" calcext:value-type="float">
            <text:p>0.2737595</text:p>
          </table:table-cell>
          <table:table-cell office:value-type="float" office:value="0.3630318" calcext:value-type="float">
            <text:p>0.3630318</text:p>
          </table:table-cell>
          <table:table-cell office:value-type="float" office:value="0.358905" calcext:value-type="float">
            <text:p>0.358905</text:p>
          </table:table-cell>
          <table:table-cell office:value-type="float" office:value="0.3706286" calcext:value-type="float">
            <text:p>0.3706286</text:p>
          </table:table-cell>
          <table:table-cell office:value-type="float" office:value="0.3872408" calcext:value-type="float">
            <text:p>0.3872408</text:p>
          </table:table-cell>
          <table:table-cell office:value-type="float" office:value="0.3985339" calcext:value-type="float">
            <text:p>0.3985339</text:p>
          </table:table-cell>
          <table:table-cell office:value-type="float" office:value="0.4623746" calcext:value-type="float">
            <text:p>0.4623746</text:p>
          </table:table-cell>
          <table:table-cell office:value-type="float" office:value="0" calcext:value-type="float">
            <text:p>0</text:p>
          </table:table-cell>
          <table:table-cell office:value-type="float" office:value="0.0006012431" calcext:value-type="float">
            <text:p>0.0006012431</text:p>
          </table:table-cell>
          <table:table-cell office:value-type="float" office:value="0.0004127666" calcext:value-type="float">
            <text:p>0.0004127666</text:p>
          </table:table-cell>
          <table:table-cell office:value-type="float" office:value="9.909585E-016" calcext:value-type="float">
            <text:p>9.909585E-16</text:p>
          </table:table-cell>
          <table:table-cell office:value-type="float" office:value="9.462642E-016" calcext:value-type="float">
            <text:p>9.462642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93302" calcext:value-type="float">
            <text:p>-0.993302</text:p>
          </table:table-cell>
          <table:table-cell office:value-type="float" office:value="-0.2174381" calcext:value-type="float">
            <text:p>-0.2174381</text:p>
          </table:table-cell>
          <table:table-cell office:value-type="float" office:value="-0.06244593" calcext:value-type="float">
            <text:p>-0.06244593</text:p>
          </table:table-cell>
          <table:table-cell office:value-type="float" office:value="-0.04706662" calcext:value-type="float">
            <text:p>-0.04706662</text:p>
          </table:table-cell>
          <table:table-cell office:value-type="float" office:value="-0.04034014" calcext:value-type="float">
            <text:p>-0.04034014</text:p>
          </table:table-cell>
          <table:table-cell office:value-type="float" office:value="-0.03288243" calcext:value-type="float">
            <text:p>-0.03288243</text:p>
          </table:table-cell>
          <table:table-cell office:value-type="float" office:value="-0.02701308" calcext:value-type="float">
            <text:p>-0.02701308</text:p>
          </table:table-cell>
          <table:table-cell office:value-type="float" office:value="-0.02296842" calcext:value-type="float">
            <text:p>-0.02296842</text:p>
          </table:table-cell>
          <table:table-cell office:value-type="float" office:value="-0.01794671" calcext:value-type="float">
            <text:p>-0.01794671</text:p>
          </table:table-cell>
          <table:table-cell office:value-type="float" office:value="-0.0136548" calcext:value-type="float">
            <text:p>-0.0136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66076" calcext:value-type="float">
            <text:p>-1.866076</text:p>
          </table:table-cell>
          <table:table-cell office:value-type="float" office:value="0.03630517" calcext:value-type="float">
            <text:p>0.03630517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9476" calcext:value-type="float">
            <text:p>-2.3094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0.8027" calcext:value-type="float">
            <text:p>30.8027</text:p>
          </table:table-cell>
          <table:table-cell office:value-type="float" office:value="0" calcext:value-type="float">
            <text:p>0</text:p>
          </table:table-cell>
          <table:table-cell office:value-type="float" office:value="1075.83" calcext:value-type="float">
            <text:p>1075.83</text:p>
          </table:table-cell>
          <table:table-cell office:value-type="float" office:value="0.9474483" calcext:value-type="float">
            <text:p>0.9474483</text:p>
          </table:table-cell>
          <table:table-cell office:value-type="float" office:value="8.285373" calcext:value-type="float">
            <text:p>8.285373</text:p>
          </table:table-cell>
          <table:table-cell office:value-type="float" office:value="0.2608056" calcext:value-type="float">
            <text:p>0.2608056</text:p>
          </table:table-cell>
          <table:table-cell office:value-type="float" office:value="0.2388611" calcext:value-type="float">
            <text:p>0.2388611</text:p>
          </table:table-cell>
          <table:table-cell office:value-type="float" office:value="0.2790218" calcext:value-type="float">
            <text:p>0.2790218</text:p>
          </table:table-cell>
          <table:table-cell office:value-type="float" office:value="0.2894675" calcext:value-type="float">
            <text:p>0.2894675</text:p>
          </table:table-cell>
          <table:table-cell office:value-type="float" office:value="0.2952174" calcext:value-type="float">
            <text:p>0.2952174</text:p>
          </table:table-cell>
          <table:table-cell office:value-type="float" office:value="0.2674113" calcext:value-type="float">
            <text:p>0.2674113</text:p>
          </table:table-cell>
          <table:table-cell office:value-type="float" office:value="0.2732059" calcext:value-type="float">
            <text:p>0.2732059</text:p>
          </table:table-cell>
          <table:table-cell office:value-type="float" office:value="0.3628034" calcext:value-type="float">
            <text:p>0.3628034</text:p>
          </table:table-cell>
          <table:table-cell office:value-type="float" office:value="0.3587322" calcext:value-type="float">
            <text:p>0.3587322</text:p>
          </table:table-cell>
          <table:table-cell office:value-type="float" office:value="0.3705902" calcext:value-type="float">
            <text:p>0.3705902</text:p>
          </table:table-cell>
          <table:table-cell office:value-type="float" office:value="0.3872363" calcext:value-type="float">
            <text:p>0.3872363</text:p>
          </table:table-cell>
          <table:table-cell office:value-type="float" office:value="0.3985305" calcext:value-type="float">
            <text:p>0.39853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098012" calcext:value-type="float">
            <text:p>1.098012E-12</text:p>
          </table:table-cell>
          <table:table-cell office:value-type="float" office:value="9.813455E-016" calcext:value-type="float">
            <text:p>9.813455E-16</text:p>
          </table:table-cell>
          <table:table-cell office:value-type="float" office:value="9.909552E-016" calcext:value-type="float">
            <text:p>9.909552E-16</text:p>
          </table:table-cell>
          <table:table-cell office:value-type="float" office:value="9.46263E-016" calcext:value-type="float">
            <text:p>9.46263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84379" calcext:value-type="float">
            <text:p>-0.1084379</text:p>
          </table:table-cell>
          <table:table-cell office:value-type="float" office:value="-0.2097619" calcext:value-type="float">
            <text:p>-0.2097619</text:p>
          </table:table-cell>
          <table:table-cell office:value-type="float" office:value="-0.0631455" calcext:value-type="float">
            <text:p>-0.0631455</text:p>
          </table:table-cell>
          <table:table-cell office:value-type="float" office:value="-0.04758146" calcext:value-type="float">
            <text:p>-0.04758146</text:p>
          </table:table-cell>
          <table:table-cell office:value-type="float" office:value="-0.04089406" calcext:value-type="float">
            <text:p>-0.04089406</text:p>
          </table:table-cell>
          <table:table-cell office:value-type="float" office:value="-0.03351364" calcext:value-type="float">
            <text:p>-0.03351364</text:p>
          </table:table-cell>
          <table:table-cell office:value-type="float" office:value="-0.02747493" calcext:value-type="float">
            <text:p>-0.02747493</text:p>
          </table:table-cell>
          <table:table-cell office:value-type="float" office:value="-0.02328408" calcext:value-type="float">
            <text:p>-0.02328408</text:p>
          </table:table-cell>
          <table:table-cell office:value-type="float" office:value="-0.018091" calcext:value-type="float">
            <text:p>-0.018091</text:p>
          </table:table-cell>
          <table:table-cell office:value-type="float" office:value="-0.01367893" calcext:value-type="float">
            <text:p>-0.0136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270553" calcext:value-type="float">
            <text:p>-0.08270553</text:p>
          </table:table-cell>
          <table:table-cell office:value-type="float" office:value="0.03622951" calcext:value-type="float">
            <text:p>0.03622951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09635" calcext:value-type="float">
            <text:p>-2.3096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1.05423" calcext:value-type="float">
            <text:p>31.05423</text:p>
          </table:table-cell>
          <table:table-cell office:value-type="float" office:value="0" calcext:value-type="float">
            <text:p>0</text:p>
          </table:table-cell>
          <table:table-cell office:value-type="float" office:value="1075.578" calcext:value-type="float">
            <text:p>1075.578</text:p>
          </table:table-cell>
          <table:table-cell office:value-type="float" office:value="0.9474483" calcext:value-type="float">
            <text:p>0.9474483</text:p>
          </table:table-cell>
          <table:table-cell office:value-type="float" office:value="8.04716" calcext:value-type="float">
            <text:p>8.04716</text:p>
          </table:table-cell>
          <table:table-cell office:value-type="float" office:value="0.1564566" calcext:value-type="float">
            <text:p>0.1564566</text:p>
          </table:table-cell>
          <table:table-cell office:value-type="float" office:value="0.2152499" calcext:value-type="float">
            <text:p>0.2152499</text:p>
          </table:table-cell>
          <table:table-cell office:value-type="float" office:value="0.2782511" calcext:value-type="float">
            <text:p>0.2782511</text:p>
          </table:table-cell>
          <table:table-cell office:value-type="float" office:value="0.288586" calcext:value-type="float">
            <text:p>0.288586</text:p>
          </table:table-cell>
          <table:table-cell office:value-type="float" office:value="0.2940396" calcext:value-type="float">
            <text:p>0.2940396</text:p>
          </table:table-cell>
          <table:table-cell office:value-type="float" office:value="0.2668158" calcext:value-type="float">
            <text:p>0.2668158</text:p>
          </table:table-cell>
          <table:table-cell office:value-type="float" office:value="0.2729276" calcext:value-type="float">
            <text:p>0.2729276</text:p>
          </table:table-cell>
          <table:table-cell office:value-type="float" office:value="0.3626334" calcext:value-type="float">
            <text:p>0.3626334</text:p>
          </table:table-cell>
          <table:table-cell office:value-type="float" office:value="0.3585577" calcext:value-type="float">
            <text:p>0.3585577</text:p>
          </table:table-cell>
          <table:table-cell office:value-type="float" office:value="0.3705449" calcext:value-type="float">
            <text:p>0.3705449</text:p>
          </table:table-cell>
          <table:table-cell office:value-type="float" office:value="0.3872275" calcext:value-type="float">
            <text:p>0.3872275</text:p>
          </table:table-cell>
          <table:table-cell office:value-type="float" office:value="0.3985237" calcext:value-type="float">
            <text:p>0.3985237</text:p>
          </table:table-cell>
          <table:table-cell office:value-type="float" office:value="0.4623643" calcext:value-type="float">
            <text:p>0.4623643</text:p>
          </table:table-cell>
          <table:table-cell office:value-type="float" office:value="0" calcext:value-type="float">
            <text:p>0</text:p>
          </table:table-cell>
          <table:table-cell office:value-type="float" office:value="0.04819691" calcext:value-type="float">
            <text:p>0.04819691</text:p>
          </table:table-cell>
          <table:table-cell office:value-type="float" office:value="0.02566582" calcext:value-type="float">
            <text:p>0.02566582</text:p>
          </table:table-cell>
          <table:table-cell office:value-type="float" office:value="0.0003186054" calcext:value-type="float">
            <text:p>0.0003186054</text:p>
          </table:table-cell>
          <table:table-cell office:value-type="float" office:value="9.462625E-016" calcext:value-type="float">
            <text:p>9.462625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69284" calcext:value-type="float">
            <text:p>-5.369284</text:p>
          </table:table-cell>
          <table:table-cell office:value-type="float" office:value="-0.4493948" calcext:value-type="float">
            <text:p>-0.4493948</text:p>
          </table:table-cell>
          <table:table-cell office:value-type="float" office:value="-0.06443151" calcext:value-type="float">
            <text:p>-0.06443151</text:p>
          </table:table-cell>
          <table:table-cell office:value-type="float" office:value="-0.04870133" calcext:value-type="float">
            <text:p>-0.04870133</text:p>
          </table:table-cell>
          <table:table-cell office:value-type="float" office:value="-0.04216668" calcext:value-type="float">
            <text:p>-0.04216668</text:p>
          </table:table-cell>
          <table:table-cell office:value-type="float" office:value="-0.03409323" calcext:value-type="float">
            <text:p>-0.03409323</text:p>
          </table:table-cell>
          <table:table-cell office:value-type="float" office:value="-0.0277135" calcext:value-type="float">
            <text:p>-0.0277135</text:p>
          </table:table-cell>
          <table:table-cell office:value-type="float" office:value="-0.02352148" calcext:value-type="float">
            <text:p>-0.02352148</text:p>
          </table:table-cell>
          <table:table-cell office:value-type="float" office:value="-0.01823796" calcext:value-type="float">
            <text:p>-0.01823796</text:p>
          </table:table-cell>
          <table:table-cell office:value-type="float" office:value="-0.01370747" calcext:value-type="float">
            <text:p>-0.0137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1425" calcext:value-type="float">
            <text:p>-13.61425</text:p>
          </table:table-cell>
          <table:table-cell office:value-type="float" office:value="0.03634656" calcext:value-type="float">
            <text:p>0.03634656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1078" calcext:value-type="float">
            <text:p>-2.310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1.73654" calcext:value-type="float">
            <text:p>31.73654</text:p>
          </table:table-cell>
          <table:table-cell office:value-type="float" office:value="0" calcext:value-type="float">
            <text:p>0</text:p>
          </table:table-cell>
          <table:table-cell office:value-type="float" office:value="1074.896" calcext:value-type="float">
            <text:p>1074.896</text:p>
          </table:table-cell>
          <table:table-cell office:value-type="float" office:value="0.947486" calcext:value-type="float">
            <text:p>0.947486</text:p>
          </table:table-cell>
          <table:table-cell office:value-type="float" office:value="5.42445" calcext:value-type="float">
            <text:p>5.42445</text:p>
          </table:table-cell>
          <table:table-cell office:value-type="float" office:value="0.1568173" calcext:value-type="float">
            <text:p>0.1568173</text:p>
          </table:table-cell>
          <table:table-cell office:value-type="float" office:value="0.1994696" calcext:value-type="float">
            <text:p>0.1994696</text:p>
          </table:table-cell>
          <table:table-cell office:value-type="float" office:value="0.2730971" calcext:value-type="float">
            <text:p>0.2730971</text:p>
          </table:table-cell>
          <table:table-cell office:value-type="float" office:value="0.286942" calcext:value-type="float">
            <text:p>0.286942</text:p>
          </table:table-cell>
          <table:table-cell office:value-type="float" office:value="0.2935275" calcext:value-type="float">
            <text:p>0.2935275</text:p>
          </table:table-cell>
          <table:table-cell office:value-type="float" office:value="0.2663527" calcext:value-type="float">
            <text:p>0.2663527</text:p>
          </table:table-cell>
          <table:table-cell office:value-type="float" office:value="0.2726583" calcext:value-type="float">
            <text:p>0.2726583</text:p>
          </table:table-cell>
          <table:table-cell office:value-type="float" office:value="0.36248" calcext:value-type="float">
            <text:p>0.36248</text:p>
          </table:table-cell>
          <table:table-cell office:value-type="float" office:value="0.3583867" calcext:value-type="float">
            <text:p>0.3583867</text:p>
          </table:table-cell>
          <table:table-cell office:value-type="float" office:value="0.3704932" calcext:value-type="float">
            <text:p>0.3704932</text:p>
          </table:table-cell>
          <table:table-cell office:value-type="float" office:value="0.3872141" calcext:value-type="float">
            <text:p>0.3872141</text:p>
          </table:table-cell>
          <table:table-cell office:value-type="float" office:value="0.3985056" calcext:value-type="float">
            <text:p>0.3985056</text:p>
          </table:table-cell>
          <table:table-cell office:value-type="float" office:value="0.4623626" calcext:value-type="float">
            <text:p>0.4623626</text:p>
          </table:table-cell>
          <table:table-cell office:value-type="float" office:value="0" calcext:value-type="float">
            <text:p>0</text:p>
          </table:table-cell>
          <table:table-cell office:value-type="float" office:value="0.05073815" calcext:value-type="float">
            <text:p>0.05073815</text:p>
          </table:table-cell>
          <table:table-cell office:value-type="float" office:value="0.04292611" calcext:value-type="float">
            <text:p>0.04292611</text:p>
          </table:table-cell>
          <table:table-cell office:value-type="float" office:value="0.008672736" calcext:value-type="float">
            <text:p>0.008672736</text:p>
          </table:table-cell>
          <table:table-cell office:value-type="float" office:value="9.462626E-016" calcext:value-type="float">
            <text:p>9.462626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031566" calcext:value-type="float">
            <text:p>-5.031566</text:p>
          </table:table-cell>
          <table:table-cell office:value-type="float" office:value="-0.8103079" calcext:value-type="float">
            <text:p>-0.8103079</text:p>
          </table:table-cell>
          <table:table-cell office:value-type="float" office:value="-0.07417417" calcext:value-type="float">
            <text:p>-0.07417417</text:p>
          </table:table-cell>
          <table:table-cell office:value-type="float" office:value="-0.05088818" calcext:value-type="float">
            <text:p>-0.05088818</text:p>
          </table:table-cell>
          <table:table-cell office:value-type="float" office:value="-0.0427387" calcext:value-type="float">
            <text:p>-0.0427387</text:p>
          </table:table-cell>
          <table:table-cell office:value-type="float" office:value="-0.03454992" calcext:value-type="float">
            <text:p>-0.03454992</text:p>
          </table:table-cell>
          <table:table-cell office:value-type="float" office:value="-0.02794295" calcext:value-type="float">
            <text:p>-0.02794295</text:p>
          </table:table-cell>
          <table:table-cell office:value-type="float" office:value="-0.02373774" calcext:value-type="float">
            <text:p>-0.02373774</text:p>
          </table:table-cell>
          <table:table-cell office:value-type="float" office:value="-0.01838332" calcext:value-type="float">
            <text:p>-0.01838332</text:p>
          </table:table-cell>
          <table:table-cell office:value-type="float" office:value="-0.01374023" calcext:value-type="float">
            <text:p>-0.0137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3563" calcext:value-type="float">
            <text:p>-14.43563</text:p>
          </table:table-cell>
          <table:table-cell office:value-type="float" office:value="0.03641542" calcext:value-type="float">
            <text:p>0.03641542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1164" calcext:value-type="float">
            <text:p>-2.311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2.41637" calcext:value-type="float">
            <text:p>32.41637</text:p>
          </table:table-cell>
          <table:table-cell office:value-type="float" office:value="0" calcext:value-type="float">
            <text:p>0</text:p>
          </table:table-cell>
          <table:table-cell office:value-type="float" office:value="1074.216" calcext:value-type="float">
            <text:p>1074.216</text:p>
          </table:table-cell>
          <table:table-cell office:value-type="float" office:value="0.9474931" calcext:value-type="float">
            <text:p>0.9474931</text:p>
          </table:table-cell>
          <table:table-cell office:value-type="float" office:value="4.033366" calcext:value-type="float">
            <text:p>4.033366</text:p>
          </table:table-cell>
          <table:table-cell office:value-type="float" office:value="0.1492447" calcext:value-type="float">
            <text:p>0.1492447</text:p>
          </table:table-cell>
          <table:table-cell office:value-type="float" office:value="0.1831217" calcext:value-type="float">
            <text:p>0.1831217</text:p>
          </table:table-cell>
          <table:table-cell office:value-type="float" office:value="0.252152" calcext:value-type="float">
            <text:p>0.252152</text:p>
          </table:table-cell>
          <table:table-cell office:value-type="float" office:value="0.2849436" calcext:value-type="float">
            <text:p>0.2849436</text:p>
          </table:table-cell>
          <table:table-cell office:value-type="float" office:value="0.2923061" calcext:value-type="float">
            <text:p>0.2923061</text:p>
          </table:table-cell>
          <table:table-cell office:value-type="float" office:value="0.2658154" calcext:value-type="float">
            <text:p>0.2658154</text:p>
          </table:table-cell>
          <table:table-cell office:value-type="float" office:value="0.2723348" calcext:value-type="float">
            <text:p>0.2723348</text:p>
          </table:table-cell>
          <table:table-cell office:value-type="float" office:value="0.3623288" calcext:value-type="float">
            <text:p>0.3623288</text:p>
          </table:table-cell>
          <table:table-cell office:value-type="float" office:value="0.3582191" calcext:value-type="float">
            <text:p>0.3582191</text:p>
          </table:table-cell>
          <table:table-cell office:value-type="float" office:value="0.3704361" calcext:value-type="float">
            <text:p>0.3704361</text:p>
          </table:table-cell>
          <table:table-cell office:value-type="float" office:value="0.3871956" calcext:value-type="float">
            <text:p>0.3871956</text:p>
          </table:table-cell>
          <table:table-cell office:value-type="float" office:value="0.3984802" calcext:value-type="float">
            <text:p>0.3984802</text:p>
          </table:table-cell>
          <table:table-cell office:value-type="float" office:value="0.4623613" calcext:value-type="float">
            <text:p>0.4623613</text:p>
          </table:table-cell>
          <table:table-cell office:value-type="float" office:value="0" calcext:value-type="float">
            <text:p>0</text:p>
          </table:table-cell>
          <table:table-cell office:value-type="float" office:value="0.04540192" calcext:value-type="float">
            <text:p>0.04540192</text:p>
          </table:table-cell>
          <table:table-cell office:value-type="float" office:value="0.06141358" calcext:value-type="float">
            <text:p>0.06141358</text:p>
          </table:table-cell>
          <table:table-cell office:value-type="float" office:value="0.03576023" calcext:value-type="float">
            <text:p>0.03576023</text:p>
          </table:table-cell>
          <table:table-cell office:value-type="float" office:value="9.462625E-016" calcext:value-type="float">
            <text:p>9.462625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71793" calcext:value-type="float">
            <text:p>-7.71793</text:p>
          </table:table-cell>
          <table:table-cell office:value-type="float" office:value="-1.558896" calcext:value-type="float">
            <text:p>-1.558896</text:p>
          </table:table-cell>
          <table:table-cell office:value-type="float" office:value="-0.1362307" calcext:value-type="float">
            <text:p>-0.1362307</text:p>
          </table:table-cell>
          <table:table-cell office:value-type="float" office:value="-0.05369565" calcext:value-type="float">
            <text:p>-0.05369565</text:p>
          </table:table-cell>
          <table:table-cell office:value-type="float" office:value="-0.04412555" calcext:value-type="float">
            <text:p>-0.04412555</text:p>
          </table:table-cell>
          <table:table-cell office:value-type="float" office:value="-0.0350866" calcext:value-type="float">
            <text:p>-0.0350866</text:p>
          </table:table-cell>
          <table:table-cell office:value-type="float" office:value="-0.02822183" calcext:value-type="float">
            <text:p>-0.02822183</text:p>
          </table:table-cell>
          <table:table-cell office:value-type="float" office:value="-0.02395265" calcext:value-type="float">
            <text:p>-0.02395265</text:p>
          </table:table-cell>
          <table:table-cell office:value-type="float" office:value="-0.01852693" calcext:value-type="float">
            <text:p>-0.01852693</text:p>
          </table:table-cell>
          <table:table-cell office:value-type="float" office:value="-0.01377657" calcext:value-type="float">
            <text:p>-0.01377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1103" calcext:value-type="float">
            <text:p>-20.41103</text:p>
          </table:table-cell>
          <table:table-cell office:value-type="float" office:value="0.03656313" calcext:value-type="float">
            <text:p>0.03656313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13114" calcext:value-type="float">
            <text:p>-2.3131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3.1759" calcext:value-type="float">
            <text:p>33.1759</text:p>
          </table:table-cell>
          <table:table-cell office:value-type="float" office:value="0" calcext:value-type="float">
            <text:p>0</text:p>
          </table:table-cell>
          <table:table-cell office:value-type="float" office:value="1073.457" calcext:value-type="float">
            <text:p>1073.457</text:p>
          </table:table-cell>
          <table:table-cell office:value-type="float" office:value="0.9476445" calcext:value-type="float">
            <text:p>0.9476445</text:p>
          </table:table-cell>
          <table:table-cell office:value-type="float" office:value="0" calcext:value-type="float">
            <text:p>0</text:p>
          </table:table-cell>
          <table:table-cell office:value-type="float" office:value="0.2079655" calcext:value-type="float">
            <text:p>0.2079655</text:p>
          </table:table-cell>
          <table:table-cell office:value-type="float" office:value="0.213786" calcext:value-type="float">
            <text:p>0.213786</text:p>
          </table:table-cell>
          <table:table-cell office:value-type="float" office:value="0.2374807" calcext:value-type="float">
            <text:p>0.2374807</text:p>
          </table:table-cell>
          <table:table-cell office:value-type="float" office:value="0.2846395" calcext:value-type="float">
            <text:p>0.2846395</text:p>
          </table:table-cell>
          <table:table-cell office:value-type="float" office:value="0.291432" calcext:value-type="float">
            <text:p>0.291432</text:p>
          </table:table-cell>
          <table:table-cell office:value-type="float" office:value="0.2651637" calcext:value-type="float">
            <text:p>0.2651637</text:p>
          </table:table-cell>
          <table:table-cell office:value-type="float" office:value="0.2719553" calcext:value-type="float">
            <text:p>0.2719553</text:p>
          </table:table-cell>
          <table:table-cell office:value-type="float" office:value="0.3621724" calcext:value-type="float">
            <text:p>0.3621724</text:p>
          </table:table-cell>
          <table:table-cell office:value-type="float" office:value="0.3580542" calcext:value-type="float">
            <text:p>0.3580542</text:p>
          </table:table-cell>
          <table:table-cell office:value-type="float" office:value="0.3703738" calcext:value-type="float">
            <text:p>0.3703738</text:p>
          </table:table-cell>
          <table:table-cell office:value-type="float" office:value="0.3871715" calcext:value-type="float">
            <text:p>0.3871715</text:p>
          </table:table-cell>
          <table:table-cell office:value-type="float" office:value="0.3984527" calcext:value-type="float">
            <text:p>0.3984527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01150005" calcext:value-type="float">
            <text:p>0.01150005</text:p>
          </table:table-cell>
          <table:table-cell office:value-type="float" office:value="0.02926251" calcext:value-type="float">
            <text:p>0.02926251</text:p>
          </table:table-cell>
          <table:table-cell office:value-type="float" office:value="0.05500931" calcext:value-type="float">
            <text:p>0.05500931</text:p>
          </table:table-cell>
          <table:table-cell office:value-type="float" office:value="9.462626E-016" calcext:value-type="float">
            <text:p>9.462626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013182" calcext:value-type="float">
            <text:p>-0.6013182</text:p>
          </table:table-cell>
          <table:table-cell office:value-type="float" office:value="-0.4901044" calcext:value-type="float">
            <text:p>-0.4901044</text:p>
          </table:table-cell>
          <table:table-cell office:value-type="float" office:value="-0.2189045" calcext:value-type="float">
            <text:p>-0.2189045</text:p>
          </table:table-cell>
          <table:table-cell office:value-type="float" office:value="-0.05416093" calcext:value-type="float">
            <text:p>-0.05416093</text:p>
          </table:table-cell>
          <table:table-cell office:value-type="float" office:value="-0.04516553" calcext:value-type="float">
            <text:p>-0.04516553</text:p>
          </table:table-cell>
          <table:table-cell office:value-type="float" office:value="-0.03575212" calcext:value-type="float">
            <text:p>-0.03575212</text:p>
          </table:table-cell>
          <table:table-cell office:value-type="float" office:value="-0.02855284" calcext:value-type="float">
            <text:p>-0.02855284</text:p>
          </table:table-cell>
          <table:table-cell office:value-type="float" office:value="-0.02417749" calcext:value-type="float">
            <text:p>-0.02417749</text:p>
          </table:table-cell>
          <table:table-cell office:value-type="float" office:value="-0.01866937" calcext:value-type="float">
            <text:p>-0.01866937</text:p>
          </table:table-cell>
          <table:table-cell office:value-type="float" office:value="-0.01381621" calcext:value-type="float">
            <text:p>-0.0138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72819" calcext:value-type="float">
            <text:p>-0.2272819</text:p>
          </table:table-cell>
          <table:table-cell office:value-type="float" office:value="0.03641676" calcext:value-type="float">
            <text:p>0.03641676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12729" calcext:value-type="float">
            <text:p>-2.3127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5.07958" calcext:value-type="float">
            <text:p>35.07958</text:p>
          </table:table-cell>
          <table:table-cell office:value-type="float" office:value="0" calcext:value-type="float">
            <text:p>0</text:p>
          </table:table-cell>
          <table:table-cell office:value-type="float" office:value="1071.553" calcext:value-type="float">
            <text:p>1071.553</text:p>
          </table:table-cell>
          <table:table-cell office:value-type="float" office:value="0.9476445" calcext:value-type="float">
            <text:p>0.9476445</text:p>
          </table:table-cell>
          <table:table-cell office:value-type="float" office:value="0" calcext:value-type="float">
            <text:p>0</text:p>
          </table:table-cell>
          <table:table-cell office:value-type="float" office:value="0.1993378" calcext:value-type="float">
            <text:p>0.1993378</text:p>
          </table:table-cell>
          <table:table-cell office:value-type="float" office:value="0.2391228" calcext:value-type="float">
            <text:p>0.2391228</text:p>
          </table:table-cell>
          <table:table-cell office:value-type="float" office:value="0.2716537" calcext:value-type="float">
            <text:p>0.2716537</text:p>
          </table:table-cell>
          <table:table-cell office:value-type="float" office:value="0.2838845" calcext:value-type="float">
            <text:p>0.2838845</text:p>
          </table:table-cell>
          <table:table-cell office:value-type="float" office:value="0.2908004" calcext:value-type="float">
            <text:p>0.2908004</text:p>
          </table:table-cell>
          <table:table-cell office:value-type="float" office:value="0.2645637" calcext:value-type="float">
            <text:p>0.2645637</text:p>
          </table:table-cell>
          <table:table-cell office:value-type="float" office:value="0.2715454" calcext:value-type="float">
            <text:p>0.2715454</text:p>
          </table:table-cell>
          <table:table-cell office:value-type="float" office:value="0.3620061" calcext:value-type="float">
            <text:p>0.3620061</text:p>
          </table:table-cell>
          <table:table-cell office:value-type="float" office:value="0.3578894" calcext:value-type="float">
            <text:p>0.3578894</text:p>
          </table:table-cell>
          <table:table-cell office:value-type="float" office:value="0.370307" calcext:value-type="float">
            <text:p>0.370307</text:p>
          </table:table-cell>
          <table:table-cell office:value-type="float" office:value="0.3871437" calcext:value-type="float">
            <text:p>0.3871437</text:p>
          </table:table-cell>
          <table:table-cell office:value-type="float" office:value="0.3984424" calcext:value-type="float">
            <text:p>0.3984424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075357" calcext:value-type="float">
            <text:p>2.075357E-12</text:p>
          </table:table-cell>
          <table:table-cell office:value-type="float" office:value="0.000008943368" calcext:value-type="float">
            <text:p>8.943368E-06</text:p>
          </table:table-cell>
          <table:table-cell office:value-type="float" office:value="0.02115287" calcext:value-type="float">
            <text:p>0.02115287</text:p>
          </table:table-cell>
          <table:table-cell office:value-type="float" office:value="9.462626E-016" calcext:value-type="float">
            <text:p>9.462626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448888" calcext:value-type="float">
            <text:p>-0.8448888</text:p>
          </table:table-cell>
          <table:table-cell office:value-type="float" office:value="-0.2068299" calcext:value-type="float">
            <text:p>-0.2068299</text:p>
          </table:table-cell>
          <table:table-cell office:value-type="float" office:value="-0.07780103" calcext:value-type="float">
            <text:p>-0.07780103</text:p>
          </table:table-cell>
          <table:table-cell office:value-type="float" office:value="-0.05527741" calcext:value-type="float">
            <text:p>-0.05527741</text:p>
          </table:table-cell>
          <table:table-cell office:value-type="float" office:value="-0.04592344" calcext:value-type="float">
            <text:p>-0.04592344</text:p>
          </table:table-cell>
          <table:table-cell office:value-type="float" office:value="-0.03637805" calcext:value-type="float">
            <text:p>-0.03637805</text:p>
          </table:table-cell>
          <table:table-cell office:value-type="float" office:value="-0.02891578" calcext:value-type="float">
            <text:p>-0.02891578</text:p>
          </table:table-cell>
          <table:table-cell office:value-type="float" office:value="-0.02441852" calcext:value-type="float">
            <text:p>-0.02441852</text:p>
          </table:table-cell>
          <table:table-cell office:value-type="float" office:value="-0.01881279" calcext:value-type="float">
            <text:p>-0.01881279</text:p>
          </table:table-cell>
          <table:table-cell office:value-type="float" office:value="-0.01385881" calcext:value-type="float">
            <text:p>-0.01385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734" calcext:value-type="float">
            <text:p>-1.18734</text:p>
          </table:table-cell>
          <table:table-cell office:value-type="float" office:value="0.0360177" calcext:value-type="float">
            <text:p>0.0360177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0694" calcext:value-type="float">
            <text:p>-2.3106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5.19926" calcext:value-type="float">
            <text:p>35.19926</text:p>
          </table:table-cell>
          <table:table-cell office:value-type="float" office:value="0" calcext:value-type="float">
            <text:p>0</text:p>
          </table:table-cell>
          <table:table-cell office:value-type="float" office:value="1071.433" calcext:value-type="float">
            <text:p>1071.433</text:p>
          </table:table-cell>
          <table:table-cell office:value-type="float" office:value="0.9476445" calcext:value-type="float">
            <text:p>0.9476445</text:p>
          </table:table-cell>
          <table:table-cell office:value-type="float" office:value="0" calcext:value-type="float">
            <text:p>0</text:p>
          </table:table-cell>
          <table:table-cell office:value-type="float" office:value="0.1828642" calcext:value-type="float">
            <text:p>0.1828642</text:p>
          </table:table-cell>
          <table:table-cell office:value-type="float" office:value="0.2298085" calcext:value-type="float">
            <text:p>0.2298085</text:p>
          </table:table-cell>
          <table:table-cell office:value-type="float" office:value="0.2755962" calcext:value-type="float">
            <text:p>0.2755962</text:p>
          </table:table-cell>
          <table:table-cell office:value-type="float" office:value="0.2843744" calcext:value-type="float">
            <text:p>0.2843744</text:p>
          </table:table-cell>
          <table:table-cell office:value-type="float" office:value="0.2904702" calcext:value-type="float">
            <text:p>0.2904702</text:p>
          </table:table-cell>
          <table:table-cell office:value-type="float" office:value="0.2639994" calcext:value-type="float">
            <text:p>0.2639994</text:p>
          </table:table-cell>
          <table:table-cell office:value-type="float" office:value="0.2711264" calcext:value-type="float">
            <text:p>0.2711264</text:p>
          </table:table-cell>
          <table:table-cell office:value-type="float" office:value="0.3618312" calcext:value-type="float">
            <text:p>0.3618312</text:p>
          </table:table-cell>
          <table:table-cell office:value-type="float" office:value="0.3577237" calcext:value-type="float">
            <text:p>0.3577237</text:p>
          </table:table-cell>
          <table:table-cell office:value-type="float" office:value="0.3702364" calcext:value-type="float">
            <text:p>0.3702364</text:p>
          </table:table-cell>
          <table:table-cell office:value-type="float" office:value="0.387113" calcext:value-type="float">
            <text:p>0.387113</text:p>
          </table:table-cell>
          <table:table-cell office:value-type="float" office:value="0.3984415" calcext:value-type="float">
            <text:p>0.3984415</text:p>
          </table:table-cell>
          <table:table-cell office:value-type="float" office:value="0.4623712" calcext:value-type="float">
            <text:p>0.4623712</text:p>
          </table:table-cell>
          <table:table-cell office:value-type="float" office:value="0" calcext:value-type="float">
            <text:p>0</text:p>
          </table:table-cell>
          <table:table-cell office:value-type="float" office:value="0.01262134" calcext:value-type="float">
            <text:p>0.01262134</text:p>
          </table:table-cell>
          <table:table-cell office:value-type="float" office:value="0.00723193" calcext:value-type="float">
            <text:p>0.00723193</text:p>
          </table:table-cell>
          <table:table-cell office:value-type="float" office:value="0.015776" calcext:value-type="float">
            <text:p>0.015776</text:p>
          </table:table-cell>
          <table:table-cell office:value-type="float" office:value="9.462626E-016" calcext:value-type="float">
            <text:p>9.462626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86352" calcext:value-type="float">
            <text:p>-1.586352</text:p>
          </table:table-cell>
          <table:table-cell office:value-type="float" office:value="-0.278333" calcext:value-type="float">
            <text:p>-0.278333</text:p>
          </table:table-cell>
          <table:table-cell office:value-type="float" office:value="-0.06941985" calcext:value-type="float">
            <text:p>-0.06941985</text:p>
          </table:table-cell>
          <table:table-cell office:value-type="float" office:value="-0.05456826" calcext:value-type="float">
            <text:p>-0.05456826</text:p>
          </table:table-cell>
          <table:table-cell office:value-type="float" office:value="-0.04633839" calcext:value-type="float">
            <text:p>-0.04633839</text:p>
          </table:table-cell>
          <table:table-cell office:value-type="float" office:value="-0.03697885" calcext:value-type="float">
            <text:p>-0.03697885</text:p>
          </table:table-cell>
          <table:table-cell office:value-type="float" office:value="-0.0292922" calcext:value-type="float">
            <text:p>-0.0292922</text:p>
          </table:table-cell>
          <table:table-cell office:value-type="float" office:value="-0.02467487" calcext:value-type="float">
            <text:p>-0.02467487</text:p>
          </table:table-cell>
          <table:table-cell office:value-type="float" office:value="-0.01895821" calcext:value-type="float">
            <text:p>-0.01895821</text:p>
          </table:table-cell>
          <table:table-cell office:value-type="float" office:value="-0.01390423" calcext:value-type="float">
            <text:p>-0.0139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80433" calcext:value-type="float">
            <text:p>-3.680433</text:p>
          </table:table-cell>
          <table:table-cell office:value-type="float" office:value="0.03601779" calcext:value-type="float">
            <text:p>0.03601779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0969" calcext:value-type="float">
            <text:p>-2.3109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20.30004" calcext:value-type="float">
            <text:p>20.30004</text:p>
          </table:table-cell>
          <table:table-cell office:value-type="float" office:value="35.18103" calcext:value-type="float">
            <text:p>35.18103</text:p>
          </table:table-cell>
          <table:table-cell office:value-type="float" office:value="0" calcext:value-type="float">
            <text:p>0</text:p>
          </table:table-cell>
          <table:table-cell office:value-type="float" office:value="1072.552" calcext:value-type="float">
            <text:p>1072.552</text:p>
          </table:table-cell>
          <table:table-cell office:value-type="float" office:value="0.9480531" calcext:value-type="float">
            <text:p>0.9480531</text:p>
          </table:table-cell>
          <table:table-cell office:value-type="float" office:value="0.7711785" calcext:value-type="float">
            <text:p>0.7711785</text:p>
          </table:table-cell>
          <table:table-cell office:value-type="float" office:value="0.1971772" calcext:value-type="float">
            <text:p>0.1971772</text:p>
          </table:table-cell>
          <table:table-cell office:value-type="float" office:value="0.2175745" calcext:value-type="float">
            <text:p>0.2175745</text:p>
          </table:table-cell>
          <table:table-cell office:value-type="float" office:value="0.2747775" calcext:value-type="float">
            <text:p>0.2747775</text:p>
          </table:table-cell>
          <table:table-cell office:value-type="float" office:value="0.2846178" calcext:value-type="float">
            <text:p>0.2846178</text:p>
          </table:table-cell>
          <table:table-cell office:value-type="float" office:value="0.2905184" calcext:value-type="float">
            <text:p>0.2905184</text:p>
          </table:table-cell>
          <table:table-cell office:value-type="float" office:value="0.2635954" calcext:value-type="float">
            <text:p>0.2635954</text:p>
          </table:table-cell>
          <table:table-cell office:value-type="float" office:value="0.2707285" calcext:value-type="float">
            <text:p>0.2707285</text:p>
          </table:table-cell>
          <table:table-cell office:value-type="float" office:value="0.3616523" calcext:value-type="float">
            <text:p>0.3616523</text:p>
          </table:table-cell>
          <table:table-cell office:value-type="float" office:value="0.3575557" calcext:value-type="float">
            <text:p>0.3575557</text:p>
          </table:table-cell>
          <table:table-cell office:value-type="float" office:value="0.3701615" calcext:value-type="float">
            <text:p>0.3701615</text:p>
          </table:table-cell>
          <table:table-cell office:value-type="float" office:value="0.3870805" calcext:value-type="float">
            <text:p>0.3870805</text:p>
          </table:table-cell>
          <table:table-cell office:value-type="float" office:value="0.3984332" calcext:value-type="float">
            <text:p>0.3984332</text:p>
          </table:table-cell>
          <table:table-cell office:value-type="float" office:value="0.4623733" calcext:value-type="float">
            <text:p>0.4623733</text:p>
          </table:table-cell>
          <table:table-cell office:value-type="float" office:value="0" calcext:value-type="float">
            <text:p>0</text:p>
          </table:table-cell>
          <table:table-cell office:value-type="float" office:value="0.008064705" calcext:value-type="float">
            <text:p>0.008064705</text:p>
          </table:table-cell>
          <table:table-cell office:value-type="float" office:value="0.0187586" calcext:value-type="float">
            <text:p>0.0187586</text:p>
          </table:table-cell>
          <table:table-cell office:value-type="float" office:value="0.0163508" calcext:value-type="float">
            <text:p>0.0163508</text:p>
          </table:table-cell>
          <table:table-cell office:value-type="float" office:value="9.462623E-016" calcext:value-type="float">
            <text:p>9.462623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026445" calcext:value-type="float">
            <text:p>-0.9026445</text:p>
          </table:table-cell>
          <table:table-cell office:value-type="float" office:value="-0.4278375" calcext:value-type="float">
            <text:p>-0.4278375</text:p>
          </table:table-cell>
          <table:table-cell office:value-type="float" office:value="-0.07103526" calcext:value-type="float">
            <text:p>-0.07103526</text:p>
          </table:table-cell>
          <table:table-cell office:value-type="float" office:value="-0.05419972" calcext:value-type="float">
            <text:p>-0.05419972</text:p>
          </table:table-cell>
          <table:table-cell office:value-type="float" office:value="-0.04627736" calcext:value-type="float">
            <text:p>-0.04627736</text:p>
          </table:table-cell>
          <table:table-cell office:value-type="float" office:value="-0.03741671" calcext:value-type="float">
            <text:p>-0.03741671</text:p>
          </table:table-cell>
          <table:table-cell office:value-type="float" office:value="-0.02965508" calcext:value-type="float">
            <text:p>-0.02965508</text:p>
          </table:table-cell>
          <table:table-cell office:value-type="float" office:value="-0.02493982" calcext:value-type="float">
            <text:p>-0.02493982</text:p>
          </table:table-cell>
          <table:table-cell office:value-type="float" office:value="-0.01910692" calcext:value-type="float">
            <text:p>-0.01910692</text:p>
          </table:table-cell>
          <table:table-cell office:value-type="float" office:value="-0.01395227" calcext:value-type="float">
            <text:p>-0.01395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9091" calcext:value-type="float">
            <text:p>-0.9879091</text:p>
          </table:table-cell>
          <table:table-cell office:value-type="float" office:value="0.03604443" calcext:value-type="float">
            <text:p>0.03604443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11495" calcext:value-type="float">
            <text:p>-2.3114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20.40004" calcext:value-type="float">
            <text:p>20.40004</text:p>
          </table:table-cell>
          <table:table-cell office:value-type="float" office:value="35.1852" calcext:value-type="float">
            <text:p>35.1852</text:p>
          </table:table-cell>
          <table:table-cell office:value-type="float" office:value="0" calcext:value-type="float">
            <text:p>0</text:p>
          </table:table-cell>
          <table:table-cell office:value-type="float" office:value="1072.648" calcext:value-type="float">
            <text:p>1072.648</text:p>
          </table:table-cell>
          <table:table-cell office:value-type="float" office:value="0.9480531" calcext:value-type="float">
            <text:p>0.9480531</text:p>
          </table:table-cell>
          <table:table-cell office:value-type="float" office:value="1.456767" calcext:value-type="float">
            <text:p>1.456767</text:p>
          </table:table-cell>
          <table:table-cell office:value-type="float" office:value="0.1665039" calcext:value-type="float">
            <text:p>0.1665039</text:p>
          </table:table-cell>
          <table:table-cell office:value-type="float" office:value="0.2053572" calcext:value-type="float">
            <text:p>0.2053572</text:p>
          </table:table-cell>
          <table:table-cell office:value-type="float" office:value="0.2717126" calcext:value-type="float">
            <text:p>0.2717126</text:p>
          </table:table-cell>
          <table:table-cell office:value-type="float" office:value="0.2841931" calcext:value-type="float">
            <text:p>0.2841931</text:p>
          </table:table-cell>
          <table:table-cell office:value-type="float" office:value="0.2903114" calcext:value-type="float">
            <text:p>0.2903114</text:p>
          </table:table-cell>
          <table:table-cell office:value-type="float" office:value="0.2632794" calcext:value-type="float">
            <text:p>0.2632794</text:p>
          </table:table-cell>
          <table:table-cell office:value-type="float" office:value="0.2703716" calcext:value-type="float">
            <text:p>0.2703716</text:p>
          </table:table-cell>
          <table:table-cell office:value-type="float" office:value="0.3614745" calcext:value-type="float">
            <text:p>0.3614745</text:p>
          </table:table-cell>
          <table:table-cell office:value-type="float" office:value="0.3573854" calcext:value-type="float">
            <text:p>0.3573854</text:p>
          </table:table-cell>
          <table:table-cell office:value-type="float" office:value="0.3700829" calcext:value-type="float">
            <text:p>0.3700829</text:p>
          </table:table-cell>
          <table:table-cell office:value-type="float" office:value="0.3870449" calcext:value-type="float">
            <text:p>0.3870449</text:p>
          </table:table-cell>
          <table:table-cell office:value-type="float" office:value="0.3984196" calcext:value-type="float">
            <text:p>0.3984196</text:p>
          </table:table-cell>
          <table:table-cell office:value-type="float" office:value="0.4623666" calcext:value-type="float">
            <text:p>0.4623666</text:p>
          </table:table-cell>
          <table:table-cell office:value-type="float" office:value="0" calcext:value-type="float">
            <text:p>0</text:p>
          </table:table-cell>
          <table:table-cell office:value-type="float" office:value="0.01784667" calcext:value-type="float">
            <text:p>0.01784667</text:p>
          </table:table-cell>
          <table:table-cell office:value-type="float" office:value="0.03149065" calcext:value-type="float">
            <text:p>0.03149065</text:p>
          </table:table-cell>
          <table:table-cell office:value-type="float" office:value="0.02065925" calcext:value-type="float">
            <text:p>0.02065925</text:p>
          </table:table-cell>
          <table:table-cell office:value-type="float" office:value="9.462622E-016" calcext:value-type="float">
            <text:p>9.462622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99458" calcext:value-type="float">
            <text:p>-3.199458</text:p>
          </table:table-cell>
          <table:table-cell office:value-type="float" office:value="-0.6564152" calcext:value-type="float">
            <text:p>-0.6564152</text:p>
          </table:table-cell>
          <table:table-cell office:value-type="float" office:value="-0.07722285" calcext:value-type="float">
            <text:p>-0.07722285</text:p>
          </table:table-cell>
          <table:table-cell office:value-type="float" office:value="-0.05480696" calcext:value-type="float">
            <text:p>-0.05480696</text:p>
          </table:table-cell>
          <table:table-cell office:value-type="float" office:value="-0.04652661" calcext:value-type="float">
            <text:p>-0.04652661</text:p>
          </table:table-cell>
          <table:table-cell office:value-type="float" office:value="-0.03776216" calcext:value-type="float">
            <text:p>-0.03776216</text:p>
          </table:table-cell>
          <table:table-cell office:value-type="float" office:value="-0.02998494" calcext:value-type="float">
            <text:p>-0.02998494</text:p>
          </table:table-cell>
          <table:table-cell office:value-type="float" office:value="-0.02520663" calcext:value-type="float">
            <text:p>-0.02520663</text:p>
          </table:table-cell>
          <table:table-cell office:value-type="float" office:value="-0.01925893" calcext:value-type="float">
            <text:p>-0.01925893</text:p>
          </table:table-cell>
          <table:table-cell office:value-type="float" office:value="-0.01400309" calcext:value-type="float">
            <text:p>-0.0140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36843" calcext:value-type="float">
            <text:p>-7.936843</text:p>
          </table:table-cell>
          <table:table-cell office:value-type="float" office:value="0.03610345" calcext:value-type="float">
            <text:p>0.03610345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12188" calcext:value-type="float">
            <text:p>-2.3121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21.50004" calcext:value-type="float">
            <text:p>21.50004</text:p>
          </table:table-cell>
          <table:table-cell office:value-type="float" office:value="35.66906" calcext:value-type="float">
            <text:p>35.66906</text:p>
          </table:table-cell>
          <table:table-cell office:value-type="float" office:value="0" calcext:value-type="float">
            <text:p>0</text:p>
          </table:table-cell>
          <table:table-cell office:value-type="float" office:value="1073.264" calcext:value-type="float">
            <text:p>1073.264</text:p>
          </table:table-cell>
          <table:table-cell office:value-type="float" office:value="0.9480642" calcext:value-type="float">
            <text:p>0.9480642</text:p>
          </table:table-cell>
          <table:table-cell office:value-type="float" office:value="15.85366" calcext:value-type="float">
            <text:p>15.85366</text:p>
          </table:table-cell>
          <table:table-cell office:value-type="float" office:value="0.1910037" calcext:value-type="float">
            <text:p>0.1910037</text:p>
          </table:table-cell>
          <table:table-cell office:value-type="float" office:value="0.2095714" calcext:value-type="float">
            <text:p>0.2095714</text:p>
          </table:table-cell>
          <table:table-cell office:value-type="float" office:value="0.2644155" calcext:value-type="float">
            <text:p>0.2644155</text:p>
          </table:table-cell>
          <table:table-cell office:value-type="float" office:value="0.2826739" calcext:value-type="float">
            <text:p>0.2826739</text:p>
          </table:table-cell>
          <table:table-cell office:value-type="float" office:value="0.2895083" calcext:value-type="float">
            <text:p>0.2895083</text:p>
          </table:table-cell>
          <table:table-cell office:value-type="float" office:value="0.2629107" calcext:value-type="float">
            <text:p>0.2629107</text:p>
          </table:table-cell>
          <table:table-cell office:value-type="float" office:value="0.2700359" calcext:value-type="float">
            <text:p>0.2700359</text:p>
          </table:table-cell>
          <table:table-cell office:value-type="float" office:value="0.3613022" calcext:value-type="float">
            <text:p>0.3613022</text:p>
          </table:table-cell>
          <table:table-cell office:value-type="float" office:value="0.3572134" calcext:value-type="float">
            <text:p>0.3572134</text:p>
          </table:table-cell>
          <table:table-cell office:value-type="float" office:value="0.3700005" calcext:value-type="float">
            <text:p>0.3700005</text:p>
          </table:table-cell>
          <table:table-cell office:value-type="float" office:value="0.3870055" calcext:value-type="float">
            <text:p>0.3870055</text:p>
          </table:table-cell>
          <table:table-cell office:value-type="float" office:value="0.3983988" calcext:value-type="float">
            <text:p>0.3983988</text:p>
          </table:table-cell>
          <table:table-cell office:value-type="float" office:value="0.4623712" calcext:value-type="float">
            <text:p>0.4623712</text:p>
          </table:table-cell>
          <table:table-cell office:value-type="float" office:value="0" calcext:value-type="float">
            <text:p>0</text:p>
          </table:table-cell>
          <table:table-cell office:value-type="float" office:value="0.01581161" calcext:value-type="float">
            <text:p>0.01581161</text:p>
          </table:table-cell>
          <table:table-cell office:value-type="float" office:value="0.02665276" calcext:value-type="float">
            <text:p>0.02665276</text:p>
          </table:table-cell>
          <table:table-cell office:value-type="float" office:value="0.03197927" calcext:value-type="float">
            <text:p>0.03197927</text:p>
          </table:table-cell>
          <table:table-cell office:value-type="float" office:value="9.462622E-016" calcext:value-type="float">
            <text:p>9.462622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36298" calcext:value-type="float">
            <text:p>-1.136298</text:p>
          </table:table-cell>
          <table:table-cell office:value-type="float" office:value="-0.5697085" calcext:value-type="float">
            <text:p>-0.5697085</text:p>
          </table:table-cell>
          <table:table-cell office:value-type="float" office:value="-0.09550128" calcext:value-type="float">
            <text:p>-0.09550128</text:p>
          </table:table-cell>
          <table:table-cell office:value-type="float" office:value="-0.05710103" calcext:value-type="float">
            <text:p>-0.05710103</text:p>
          </table:table-cell>
          <table:table-cell office:value-type="float" office:value="-0.04751993" calcext:value-type="float">
            <text:p>-0.04751993</text:p>
          </table:table-cell>
          <table:table-cell office:value-type="float" office:value="-0.03816803" calcext:value-type="float">
            <text:p>-0.03816803</text:p>
          </table:table-cell>
          <table:table-cell office:value-type="float" office:value="-0.03029861" calcext:value-type="float">
            <text:p>-0.03029861</text:p>
          </table:table-cell>
          <table:table-cell office:value-type="float" office:value="-0.0254679" calcext:value-type="float">
            <text:p>-0.0254679</text:p>
          </table:table-cell>
          <table:table-cell office:value-type="float" office:value="-0.01941369" calcext:value-type="float">
            <text:p>-0.01941369</text:p>
          </table:table-cell>
          <table:table-cell office:value-type="float" office:value="-0.01405653" calcext:value-type="float">
            <text:p>-0.01405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81651" calcext:value-type="float">
            <text:p>-0.9781651</text:p>
          </table:table-cell>
          <table:table-cell office:value-type="float" office:value="0.03609668" calcext:value-type="float">
            <text:p>0.03609668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12616" calcext:value-type="float">
            <text:p>-2.3126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22.10005" calcext:value-type="float">
            <text:p>22.10005</text:p>
          </table:table-cell>
          <table:table-cell office:value-type="float" office:value="36.1817" calcext:value-type="float">
            <text:p>36.1817</text:p>
          </table:table-cell>
          <table:table-cell office:value-type="float" office:value="0" calcext:value-type="float">
            <text:p>0</text:p>
          </table:table-cell>
          <table:table-cell office:value-type="float" office:value="1073.35" calcext:value-type="float">
            <text:p>1073.35</text:p>
          </table:table-cell>
          <table:table-cell office:value-type="float" office:value="0.94879" calcext:value-type="float">
            <text:p>0.94879</text:p>
          </table:table-cell>
          <table:table-cell office:value-type="float" office:value="2.98307" calcext:value-type="float">
            <text:p>2.98307</text:p>
          </table:table-cell>
          <table:table-cell office:value-type="float" office:value="0.2400477" calcext:value-type="float">
            <text:p>0.2400477</text:p>
          </table:table-cell>
          <table:table-cell office:value-type="float" office:value="0.2284385" calcext:value-type="float">
            <text:p>0.2284385</text:p>
          </table:table-cell>
          <table:table-cell office:value-type="float" office:value="0.2661935" calcext:value-type="float">
            <text:p>0.2661935</text:p>
          </table:table-cell>
          <table:table-cell office:value-type="float" office:value="0.2815157" calcext:value-type="float">
            <text:p>0.2815157</text:p>
          </table:table-cell>
          <table:table-cell office:value-type="float" office:value="0.2891656" calcext:value-type="float">
            <text:p>0.2891656</text:p>
          </table:table-cell>
          <table:table-cell office:value-type="float" office:value="0.2624895" calcext:value-type="float">
            <text:p>0.2624895</text:p>
          </table:table-cell>
          <table:table-cell office:value-type="float" office:value="0.2697321" calcext:value-type="float">
            <text:p>0.2697321</text:p>
          </table:table-cell>
          <table:table-cell office:value-type="float" office:value="0.3611328" calcext:value-type="float">
            <text:p>0.3611328</text:p>
          </table:table-cell>
          <table:table-cell office:value-type="float" office:value="0.35704" calcext:value-type="float">
            <text:p>0.35704</text:p>
          </table:table-cell>
          <table:table-cell office:value-type="float" office:value="0.3699147" calcext:value-type="float">
            <text:p>0.3699147</text:p>
          </table:table-cell>
          <table:table-cell office:value-type="float" office:value="0.386963" calcext:value-type="float">
            <text:p>0.386963</text:p>
          </table:table-cell>
          <table:table-cell office:value-type="float" office:value="0.3983796" calcext:value-type="float">
            <text:p>0.39837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7276312" calcext:value-type="float">
            <text:p>0.007276312</text:p>
          </table:table-cell>
          <table:table-cell office:value-type="float" office:value="0.007802614" calcext:value-type="float">
            <text:p>0.007802614</text:p>
          </table:table-cell>
          <table:table-cell office:value-type="float" office:value="0.03265757" calcext:value-type="float">
            <text:p>0.03265757</text:p>
          </table:table-cell>
          <table:table-cell office:value-type="float" office:value="9.462625E-016" calcext:value-type="float">
            <text:p>9.462625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058106" calcext:value-type="float">
            <text:p>-0.2058106</text:p>
          </table:table-cell>
          <table:table-cell office:value-type="float" office:value="-0.2958487" calcext:value-type="float">
            <text:p>-0.2958487</text:p>
          </table:table-cell>
          <table:table-cell office:value-type="float" office:value="-0.09083289" calcext:value-type="float">
            <text:p>-0.09083289</text:p>
          </table:table-cell>
          <table:table-cell office:value-type="float" office:value="-0.0589543" calcext:value-type="float">
            <text:p>-0.0589543</text:p>
          </table:table-cell>
          <table:table-cell office:value-type="float" office:value="-0.04794827" calcext:value-type="float">
            <text:p>-0.04794827</text:p>
          </table:table-cell>
          <table:table-cell office:value-type="float" office:value="-0.03864113" calcext:value-type="float">
            <text:p>-0.03864113</text:p>
          </table:table-cell>
          <table:table-cell office:value-type="float" office:value="-0.03059082" calcext:value-type="float">
            <text:p>-0.03059082</text:p>
          </table:table-cell>
          <table:table-cell office:value-type="float" office:value="-0.02572751" calcext:value-type="float">
            <text:p>-0.02572751</text:p>
          </table:table-cell>
          <table:table-cell office:value-type="float" office:value="-0.0195711" calcext:value-type="float">
            <text:p>-0.0195711</text:p>
          </table:table-cell>
          <table:table-cell office:value-type="float" office:value="-0.01411239" calcext:value-type="float">
            <text:p>-0.0141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79988" calcext:value-type="float">
            <text:p>-0.05779988</text:p>
          </table:table-cell>
          <table:table-cell office:value-type="float" office:value="0.03595132" calcext:value-type="float">
            <text:p>0.03595132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12223" calcext:value-type="float">
            <text:p>-2.3122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22.10005" calcext:value-type="float">
            <text:p>22.10005</text:p>
          </table:table-cell>
          <table:table-cell office:value-type="float" office:value="37.45502" calcext:value-type="float">
            <text:p>37.45502</text:p>
          </table:table-cell>
          <table:table-cell office:value-type="float" office:value="0" calcext:value-type="float">
            <text:p>0</text:p>
          </table:table-cell>
          <table:table-cell office:value-type="float" office:value="1072.076" calcext:value-type="float">
            <text:p>1072.076</text:p>
          </table:table-cell>
          <table:table-cell office:value-type="float" office:value="0.9488862" calcext:value-type="float">
            <text:p>0.9488862</text:p>
          </table:table-cell>
          <table:table-cell office:value-type="float" office:value="0" calcext:value-type="float">
            <text:p>0</text:p>
          </table:table-cell>
          <table:table-cell office:value-type="float" office:value="0.225354" calcext:value-type="float">
            <text:p>0.225354</text:p>
          </table:table-cell>
          <table:table-cell office:value-type="float" office:value="0.2459941" calcext:value-type="float">
            <text:p>0.2459941</text:p>
          </table:table-cell>
          <table:table-cell office:value-type="float" office:value="0.2910481" calcext:value-type="float">
            <text:p>0.2910481</text:p>
          </table:table-cell>
          <table:table-cell office:value-type="float" office:value="0.2848326" calcext:value-type="float">
            <text:p>0.2848326</text:p>
          </table:table-cell>
          <table:table-cell office:value-type="float" office:value="0.2885442" calcext:value-type="float">
            <text:p>0.2885442</text:p>
          </table:table-cell>
          <table:table-cell office:value-type="float" office:value="0.2621392" calcext:value-type="float">
            <text:p>0.2621392</text:p>
          </table:table-cell>
          <table:table-cell office:value-type="float" office:value="0.2697566" calcext:value-type="float">
            <text:p>0.2697566</text:p>
          </table:table-cell>
          <table:table-cell office:value-type="float" office:value="0.361004" calcext:value-type="float">
            <text:p>0.361004</text:p>
          </table:table-cell>
          <table:table-cell office:value-type="float" office:value="0.3568687" calcext:value-type="float">
            <text:p>0.3568687</text:p>
          </table:table-cell>
          <table:table-cell office:value-type="float" office:value="0.3698252" calcext:value-type="float">
            <text:p>0.3698252</text:p>
          </table:table-cell>
          <table:table-cell office:value-type="float" office:value="0.3869176" calcext:value-type="float">
            <text:p>0.3869176</text:p>
          </table:table-cell>
          <table:table-cell office:value-type="float" office:value="0.3983698" calcext:value-type="float">
            <text:p>0.3983698</text:p>
          </table:table-cell>
          <table:table-cell office:value-type="float" office:value="0.4623719" calcext:value-type="float">
            <text:p>0.4623719</text:p>
          </table:table-cell>
          <table:table-cell office:value-type="float" office:value="0" calcext:value-type="float">
            <text:p>0</text:p>
          </table:table-cell>
          <table:table-cell office:value-type="float" office:value="0.01415269" calcext:value-type="float">
            <text:p>0.01415269</text:p>
          </table:table-cell>
          <table:table-cell office:value-type="float" office:value="0.0002537617" calcext:value-type="float">
            <text:p>0.0002537617</text:p>
          </table:table-cell>
          <table:table-cell office:value-type="float" office:value="0.00000000000001365314" calcext:value-type="float">
            <text:p>1.365314E-14</text:p>
          </table:table-cell>
          <table:table-cell office:value-type="float" office:value="9.462623E-016" calcext:value-type="float">
            <text:p>9.462623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109658" calcext:value-type="float">
            <text:p>-0.3109658</text:p>
          </table:table-cell>
          <table:table-cell office:value-type="float" office:value="-0.1663053" calcext:value-type="float">
            <text:p>-0.1663053</text:p>
          </table:table-cell>
          <table:table-cell office:value-type="float" office:value="-0.04548784" calcext:value-type="float">
            <text:p>-0.04548784</text:p>
          </table:table-cell>
          <table:table-cell office:value-type="float" office:value="-0.05398902" calcext:value-type="float">
            <text:p>-0.05398902</text:p>
          </table:table-cell>
          <table:table-cell office:value-type="float" office:value="-0.04879434" calcext:value-type="float">
            <text:p>-0.04879434</text:p>
          </table:table-cell>
          <table:table-cell office:value-type="float" office:value="-0.03903827" calcext:value-type="float">
            <text:p>-0.03903827</text:p>
          </table:table-cell>
          <table:table-cell office:value-type="float" office:value="-0.03056484" calcext:value-type="float">
            <text:p>-0.03056484</text:p>
          </table:table-cell>
          <table:table-cell office:value-type="float" office:value="-0.02592753" calcext:value-type="float">
            <text:p>-0.02592753</text:p>
          </table:table-cell>
          <table:table-cell office:value-type="float" office:value="-0.01972794" calcext:value-type="float">
            <text:p>-0.01972794</text:p>
          </table:table-cell>
          <table:table-cell office:value-type="float" office:value="-0.01417094" calcext:value-type="float">
            <text:p>-0.01417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99374" calcext:value-type="float">
            <text:p>-0.4999374</text:p>
          </table:table-cell>
          <table:table-cell office:value-type="float" office:value="0.03562249" calcext:value-type="float">
            <text:p>0.03562249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1072" calcext:value-type="float">
            <text:p>-2.3110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22.10005" calcext:value-type="float">
            <text:p>22.10005</text:p>
          </table:table-cell>
          <table:table-cell office:value-type="float" office:value="39.2928" calcext:value-type="float">
            <text:p>39.2928</text:p>
          </table:table-cell>
          <table:table-cell office:value-type="float" office:value="0" calcext:value-type="float">
            <text:p>0</text:p>
          </table:table-cell>
          <table:table-cell office:value-type="float" office:value="1070.239" calcext:value-type="float">
            <text:p>1070.239</text:p>
          </table:table-cell>
          <table:table-cell office:value-type="float" office:value="0.9488862" calcext:value-type="float">
            <text:p>0.9488862</text:p>
          </table:table-cell>
          <table:table-cell office:value-type="float" office:value="0" calcext:value-type="float">
            <text:p>0</text:p>
          </table:table-cell>
          <table:table-cell office:value-type="float" office:value="0.2054199" calcext:value-type="float">
            <text:p>0.2054199</text:p>
          </table:table-cell>
          <table:table-cell office:value-type="float" office:value="0.2461451" calcext:value-type="float">
            <text:p>0.2461451</text:p>
          </table:table-cell>
          <table:table-cell office:value-type="float" office:value="0.2826962" calcext:value-type="float">
            <text:p>0.2826962</text:p>
          </table:table-cell>
          <table:table-cell office:value-type="float" office:value="0.2871331" calcext:value-type="float">
            <text:p>0.2871331</text:p>
          </table:table-cell>
          <table:table-cell office:value-type="float" office:value="0.2903687" calcext:value-type="float">
            <text:p>0.2903687</text:p>
          </table:table-cell>
          <table:table-cell office:value-type="float" office:value="0.2621147" calcext:value-type="float">
            <text:p>0.2621147</text:p>
          </table:table-cell>
          <table:table-cell office:value-type="float" office:value="0.2696473" calcext:value-type="float">
            <text:p>0.2696473</text:p>
          </table:table-cell>
          <table:table-cell office:value-type="float" office:value="0.360901" calcext:value-type="float">
            <text:p>0.360901</text:p>
          </table:table-cell>
          <table:table-cell office:value-type="float" office:value="0.356705" calcext:value-type="float">
            <text:p>0.356705</text:p>
          </table:table-cell>
          <table:table-cell office:value-type="float" office:value="0.3697329" calcext:value-type="float">
            <text:p>0.3697329</text:p>
          </table:table-cell>
          <table:table-cell office:value-type="float" office:value="0.3868706" calcext:value-type="float">
            <text:p>0.3868706</text:p>
          </table:table-cell>
          <table:table-cell office:value-type="float" office:value="0.3983625" calcext:value-type="float">
            <text:p>0.39836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710271" calcext:value-type="float">
            <text:p>7.10271E-14</text:p>
          </table:table-cell>
          <table:table-cell office:value-type="float" office:value="9.614784E-016" calcext:value-type="float">
            <text:p>9.614784E-16</text:p>
          </table:table-cell>
          <table:table-cell office:value-type="float" office:value="9.922681E-016" calcext:value-type="float">
            <text:p>9.922681E-16</text:p>
          </table:table-cell>
          <table:table-cell office:value-type="float" office:value="9.46261E-016" calcext:value-type="float">
            <text:p>9.46261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70297" calcext:value-type="float">
            <text:p>-0.670297</text:p>
          </table:table-cell>
          <table:table-cell office:value-type="float" office:value="-0.1656016" calcext:value-type="float">
            <text:p>-0.1656016</text:p>
          </table:table-cell>
          <table:table-cell office:value-type="float" office:value="-0.05703232" calcext:value-type="float">
            <text:p>-0.05703232</text:p>
          </table:table-cell>
          <table:table-cell office:value-type="float" office:value="-0.05064498" calcext:value-type="float">
            <text:p>-0.05064498</text:p>
          </table:table-cell>
          <table:table-cell office:value-type="float" office:value="-0.04647437" calcext:value-type="float">
            <text:p>-0.04647437</text:p>
          </table:table-cell>
          <table:table-cell office:value-type="float" office:value="-0.03907166" calcext:value-type="float">
            <text:p>-0.03907166</text:p>
          </table:table-cell>
          <table:table-cell office:value-type="float" office:value="-0.03066859" calcext:value-type="float">
            <text:p>-0.03066859</text:p>
          </table:table-cell>
          <table:table-cell office:value-type="float" office:value="-0.02608814" calcext:value-type="float">
            <text:p>-0.02608814</text:p>
          </table:table-cell>
          <table:table-cell office:value-type="float" office:value="-0.01987918" calcext:value-type="float">
            <text:p>-0.01987918</text:p>
          </table:table-cell>
          <table:table-cell office:value-type="float" office:value="-0.01423153" calcext:value-type="float">
            <text:p>-0.0142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19644" calcext:value-type="float">
            <text:p>-0.9619644</text:p>
          </table:table-cell>
          <table:table-cell office:value-type="float" office:value="0.03542595" calcext:value-type="float">
            <text:p>0.03542595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1307" calcext:value-type="float">
            <text:p>-2.3113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22.10005" calcext:value-type="float">
            <text:p>22.10005</text:p>
          </table:table-cell>
          <table:table-cell office:value-type="float" office:value="40.55509" calcext:value-type="float">
            <text:p>40.55509</text:p>
          </table:table-cell>
          <table:table-cell office:value-type="float" office:value="0" calcext:value-type="float">
            <text:p>0</text:p>
          </table:table-cell>
          <table:table-cell office:value-type="float" office:value="1068.976" calcext:value-type="float">
            <text:p>1068.976</text:p>
          </table:table-cell>
          <table:table-cell office:value-type="float" office:value="0.9488862" calcext:value-type="float">
            <text:p>0.9488862</text:p>
          </table:table-cell>
          <table:table-cell office:value-type="float" office:value="0" calcext:value-type="float">
            <text:p>0</text:p>
          </table:table-cell>
          <table:table-cell office:value-type="float" office:value="0.1712904" calcext:value-type="float">
            <text:p>0.1712904</text:p>
          </table:table-cell>
          <table:table-cell office:value-type="float" office:value="0.2426859" calcext:value-type="float">
            <text:p>0.2426859</text:p>
          </table:table-cell>
          <table:table-cell office:value-type="float" office:value="0.2792497" calcext:value-type="float">
            <text:p>0.2792497</text:p>
          </table:table-cell>
          <table:table-cell office:value-type="float" office:value="0.2867127" calcext:value-type="float">
            <text:p>0.2867127</text:p>
          </table:table-cell>
          <table:table-cell office:value-type="float" office:value="0.2907158" calcext:value-type="float">
            <text:p>0.2907158</text:p>
          </table:table-cell>
          <table:table-cell office:value-type="float" office:value="0.2622899" calcext:value-type="float">
            <text:p>0.2622899</text:p>
          </table:table-cell>
          <table:table-cell office:value-type="float" office:value="0.269566" calcext:value-type="float">
            <text:p>0.269566</text:p>
          </table:table-cell>
          <table:table-cell office:value-type="float" office:value="0.3608099" calcext:value-type="float">
            <text:p>0.3608099</text:p>
          </table:table-cell>
          <table:table-cell office:value-type="float" office:value="0.3565496" calcext:value-type="float">
            <text:p>0.3565496</text:p>
          </table:table-cell>
          <table:table-cell office:value-type="float" office:value="0.3696399" calcext:value-type="float">
            <text:p>0.3696399</text:p>
          </table:table-cell>
          <table:table-cell office:value-type="float" office:value="0.3868219" calcext:value-type="float">
            <text:p>0.3868219</text:p>
          </table:table-cell>
          <table:table-cell office:value-type="float" office:value="0.3983507" calcext:value-type="float">
            <text:p>0.39835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2125792" calcext:value-type="float">
            <text:p>2.125792E-14</text:p>
          </table:table-cell>
          <table:table-cell office:value-type="float" office:value="9.614754E-016" calcext:value-type="float">
            <text:p>9.614754E-16</text:p>
          </table:table-cell>
          <table:table-cell office:value-type="float" office:value="9.922662E-016" calcext:value-type="float">
            <text:p>9.922662E-16</text:p>
          </table:table-cell>
          <table:table-cell office:value-type="float" office:value="9.462568E-016" calcext:value-type="float">
            <text:p>9.462568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30073" calcext:value-type="float">
            <text:p>-2.730073</text:p>
          </table:table-cell>
          <table:table-cell office:value-type="float" office:value="-0.1846201" calcext:value-type="float">
            <text:p>-0.1846201</text:p>
          </table:table-cell>
          <table:table-cell office:value-type="float" office:value="-0.06269192" calcext:value-type="float">
            <text:p>-0.06269192</text:p>
          </table:table-cell>
          <table:table-cell office:value-type="float" office:value="-0.05121024" calcext:value-type="float">
            <text:p>-0.05121024</text:p>
          </table:table-cell>
          <table:table-cell office:value-type="float" office:value="-0.04603476" calcext:value-type="float">
            <text:p>-0.04603476</text:p>
          </table:table-cell>
          <table:table-cell office:value-type="float" office:value="-0.03887222" calcext:value-type="float">
            <text:p>-0.03887222</text:p>
          </table:table-cell>
          <table:table-cell office:value-type="float" office:value="-0.03074658" calcext:value-type="float">
            <text:p>-0.03074658</text:p>
          </table:table-cell>
          <table:table-cell office:value-type="float" office:value="-0.02623114" calcext:value-type="float">
            <text:p>-0.02623114</text:p>
          </table:table-cell>
          <table:table-cell office:value-type="float" office:value="-0.0200238" calcext:value-type="float">
            <text:p>-0.0200238</text:p>
          </table:table-cell>
          <table:table-cell office:value-type="float" office:value="-0.01429291" calcext:value-type="float">
            <text:p>-0.01429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14369" calcext:value-type="float">
            <text:p>-4.214369</text:p>
          </table:table-cell>
          <table:table-cell office:value-type="float" office:value="0.03532401" calcext:value-type="float">
            <text:p>0.03532401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1626" calcext:value-type="float">
            <text:p>-2.3116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22.20005" calcext:value-type="float">
            <text:p>22.20005</text:p>
          </table:table-cell>
          <table:table-cell office:value-type="float" office:value="41.01418" calcext:value-type="float">
            <text:p>41.01418</text:p>
          </table:table-cell>
          <table:table-cell office:value-type="float" office:value="0" calcext:value-type="float">
            <text:p>0</text:p>
          </table:table-cell>
          <table:table-cell office:value-type="float" office:value="1068.616" calcext:value-type="float">
            <text:p>1068.616</text:p>
          </table:table-cell>
          <table:table-cell office:value-type="float" office:value="0.9488862" calcext:value-type="float">
            <text:p>0.9488862</text:p>
          </table:table-cell>
          <table:table-cell office:value-type="float" office:value="0.7179256" calcext:value-type="float">
            <text:p>0.7179256</text:p>
          </table:table-cell>
          <table:table-cell office:value-type="float" office:value="0.1716287" calcext:value-type="float">
            <text:p>0.1716287</text:p>
          </table:table-cell>
          <table:table-cell office:value-type="float" office:value="0.2385128" calcext:value-type="float">
            <text:p>0.2385128</text:p>
          </table:table-cell>
          <table:table-cell office:value-type="float" office:value="0.2769351" calcext:value-type="float">
            <text:p>0.2769351</text:p>
          </table:table-cell>
          <table:table-cell office:value-type="float" office:value="0.285575" calcext:value-type="float">
            <text:p>0.285575</text:p>
          </table:table-cell>
          <table:table-cell office:value-type="float" office:value="0.2902653" calcext:value-type="float">
            <text:p>0.2902653</text:p>
          </table:table-cell>
          <table:table-cell office:value-type="float" office:value="0.2623654" calcext:value-type="float">
            <text:p>0.2623654</text:p>
          </table:table-cell>
          <table:table-cell office:value-type="float" office:value="0.2695026" calcext:value-type="float">
            <text:p>0.2695026</text:p>
          </table:table-cell>
          <table:table-cell office:value-type="float" office:value="0.3607311" calcext:value-type="float">
            <text:p>0.3607311</text:p>
          </table:table-cell>
          <table:table-cell office:value-type="float" office:value="0.3564031" calcext:value-type="float">
            <text:p>0.3564031</text:p>
          </table:table-cell>
          <table:table-cell office:value-type="float" office:value="0.3695445" calcext:value-type="float">
            <text:p>0.3695445</text:p>
          </table:table-cell>
          <table:table-cell office:value-type="float" office:value="0.3867708" calcext:value-type="float">
            <text:p>0.3867708</text:p>
          </table:table-cell>
          <table:table-cell office:value-type="float" office:value="0.3983346" calcext:value-type="float">
            <text:p>0.39833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18141E-015" calcext:value-type="float">
            <text:p>8.918141E-15</text:p>
          </table:table-cell>
          <table:table-cell office:value-type="float" office:value="9.614747E-016" calcext:value-type="float">
            <text:p>9.614747E-16</text:p>
          </table:table-cell>
          <table:table-cell office:value-type="float" office:value="9.922645E-016" calcext:value-type="float">
            <text:p>9.922645E-16</text:p>
          </table:table-cell>
          <table:table-cell office:value-type="float" office:value="9.462522E-016" calcext:value-type="float">
            <text:p>9.462522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81627" calcext:value-type="float">
            <text:p>-2.681627</text:p>
          </table:table-cell>
          <table:table-cell office:value-type="float" office:value="-0.2109297" calcext:value-type="float">
            <text:p>-0.2109297</text:p>
          </table:table-cell>
          <table:table-cell office:value-type="float" office:value="-0.06688063" calcext:value-type="float">
            <text:p>-0.06688063</text:p>
          </table:table-cell>
          <table:table-cell office:value-type="float" office:value="-0.05279822" calcext:value-type="float">
            <text:p>-0.05279822</text:p>
          </table:table-cell>
          <table:table-cell office:value-type="float" office:value="-0.04658062" calcext:value-type="float">
            <text:p>-0.04658062</text:p>
          </table:table-cell>
          <table:table-cell office:value-type="float" office:value="-0.03878469" calcext:value-type="float">
            <text:p>-0.03878469</text:p>
          </table:table-cell>
          <table:table-cell office:value-type="float" office:value="-0.0308072" calcext:value-type="float">
            <text:p>-0.0308072</text:p>
          </table:table-cell>
          <table:table-cell office:value-type="float" office:value="-0.02635549" calcext:value-type="float">
            <text:p>-0.02635549</text:p>
          </table:table-cell>
          <table:table-cell office:value-type="float" office:value="-0.02016126" calcext:value-type="float">
            <text:p>-0.02016126</text:p>
          </table:table-cell>
          <table:table-cell office:value-type="float" office:value="-0.0143562" calcext:value-type="float">
            <text:p>-0.014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83619" calcext:value-type="float">
            <text:p>-4.283619</text:p>
          </table:table-cell>
          <table:table-cell office:value-type="float" office:value="0.03528384" calcext:value-type="float">
            <text:p>0.03528384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1942" calcext:value-type="float">
            <text:p>-2.3119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22.20005" calcext:value-type="float">
            <text:p>22.20005</text:p>
          </table:table-cell>
          <table:table-cell office:value-type="float" office:value="41.92614" calcext:value-type="float">
            <text:p>41.92614</text:p>
          </table:table-cell>
          <table:table-cell office:value-type="float" office:value="0" calcext:value-type="float">
            <text:p>0</text:p>
          </table:table-cell>
          <table:table-cell office:value-type="float" office:value="1067.703" calcext:value-type="float">
            <text:p>1067.703</text:p>
          </table:table-cell>
          <table:table-cell office:value-type="float" office:value="0.9489042" calcext:value-type="float">
            <text:p>0.9489042</text:p>
          </table:table-cell>
          <table:table-cell office:value-type="float" office:value="0" calcext:value-type="float">
            <text:p>0</text:p>
          </table:table-cell>
          <table:table-cell office:value-type="float" office:value="0.1557327" calcext:value-type="float">
            <text:p>0.1557327</text:p>
          </table:table-cell>
          <table:table-cell office:value-type="float" office:value="0.2348823" calcext:value-type="float">
            <text:p>0.2348823</text:p>
          </table:table-cell>
          <table:table-cell office:value-type="float" office:value="0.2751329" calcext:value-type="float">
            <text:p>0.2751329</text:p>
          </table:table-cell>
          <table:table-cell office:value-type="float" office:value="0.2848769" calcext:value-type="float">
            <text:p>0.2848769</text:p>
          </table:table-cell>
          <table:table-cell office:value-type="float" office:value="0.2896584" calcext:value-type="float">
            <text:p>0.2896584</text:p>
          </table:table-cell>
          <table:table-cell office:value-type="float" office:value="0.2622801" calcext:value-type="float">
            <text:p>0.2622801</text:p>
          </table:table-cell>
          <table:table-cell office:value-type="float" office:value="0.269421" calcext:value-type="float">
            <text:p>0.269421</text:p>
          </table:table-cell>
          <table:table-cell office:value-type="float" office:value="0.36066" calcext:value-type="float">
            <text:p>0.36066</text:p>
          </table:table-cell>
          <table:table-cell office:value-type="float" office:value="0.3562654" calcext:value-type="float">
            <text:p>0.3562654</text:p>
          </table:table-cell>
          <table:table-cell office:value-type="float" office:value="0.3694479" calcext:value-type="float">
            <text:p>0.3694479</text:p>
          </table:table-cell>
          <table:table-cell office:value-type="float" office:value="0.3867173" calcext:value-type="float">
            <text:p>0.3867173</text:p>
          </table:table-cell>
          <table:table-cell office:value-type="float" office:value="0.3983152" calcext:value-type="float">
            <text:p>0.39831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4.382203E-015" calcext:value-type="float">
            <text:p>4.382203E-15</text:p>
          </table:table-cell>
          <table:table-cell office:value-type="float" office:value="9.614736E-016" calcext:value-type="float">
            <text:p>9.614736E-16</text:p>
          </table:table-cell>
          <table:table-cell office:value-type="float" office:value="9.922623E-016" calcext:value-type="float">
            <text:p>9.922623E-16</text:p>
          </table:table-cell>
          <table:table-cell office:value-type="float" office:value="9.462485E-016" calcext:value-type="float">
            <text:p>9.462485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71862" calcext:value-type="float">
            <text:p>-5.671862</text:p>
          </table:table-cell>
          <table:table-cell office:value-type="float" office:value="-0.2376662" calcext:value-type="float">
            <text:p>-0.2376662</text:p>
          </table:table-cell>
          <table:table-cell office:value-type="float" office:value="-0.07030702" calcext:value-type="float">
            <text:p>-0.07030702</text:p>
          </table:table-cell>
          <table:table-cell office:value-type="float" office:value="-0.0538099" calcext:value-type="float">
            <text:p>-0.0538099</text:p>
          </table:table-cell>
          <table:table-cell office:value-type="float" office:value="-0.04734006" calcext:value-type="float">
            <text:p>-0.04734006</text:p>
          </table:table-cell>
          <table:table-cell office:value-type="float" office:value="-0.03887982" calcext:value-type="float">
            <text:p>-0.03887982</text:p>
          </table:table-cell>
          <table:table-cell office:value-type="float" office:value="-0.03088513" calcext:value-type="float">
            <text:p>-0.03088513</text:p>
          </table:table-cell>
          <table:table-cell office:value-type="float" office:value="-0.02646815" calcext:value-type="float">
            <text:p>-0.02646815</text:p>
          </table:table-cell>
          <table:table-cell office:value-type="float" office:value="-0.02029131" calcext:value-type="float">
            <text:p>-0.02029131</text:p>
          </table:table-cell>
          <table:table-cell office:value-type="float" office:value="-0.01442054" calcext:value-type="float">
            <text:p>-0.0144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9597" calcext:value-type="float">
            <text:p>-8.89597</text:p>
          </table:table-cell>
          <table:table-cell office:value-type="float" office:value="0.03524509" calcext:value-type="float">
            <text:p>0.03524509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2258" calcext:value-type="float">
            <text:p>-2.3122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22.20005" calcext:value-type="float">
            <text:p>22.20005</text:p>
          </table:table-cell>
          <table:table-cell office:value-type="float" office:value="42.4116" calcext:value-type="float">
            <text:p>42.4116</text:p>
          </table:table-cell>
          <table:table-cell office:value-type="float" office:value="0" calcext:value-type="float">
            <text:p>0</text:p>
          </table:table-cell>
          <table:table-cell office:value-type="float" office:value="1067.218" calcext:value-type="float">
            <text:p>1067.218</text:p>
          </table:table-cell>
          <table:table-cell office:value-type="float" office:value="0.9489042" calcext:value-type="float">
            <text:p>0.9489042</text:p>
          </table:table-cell>
          <table:table-cell office:value-type="float" office:value="0" calcext:value-type="float">
            <text:p>0</text:p>
          </table:table-cell>
          <table:table-cell office:value-type="float" office:value="0.1539098" calcext:value-type="float">
            <text:p>0.1539098</text:p>
          </table:table-cell>
          <table:table-cell office:value-type="float" office:value="0.2306353" calcext:value-type="float">
            <text:p>0.2306353</text:p>
          </table:table-cell>
          <table:table-cell office:value-type="float" office:value="0.2742648" calcext:value-type="float">
            <text:p>0.2742648</text:p>
          </table:table-cell>
          <table:table-cell office:value-type="float" office:value="0.2842166" calcext:value-type="float">
            <text:p>0.2842166</text:p>
          </table:table-cell>
          <table:table-cell office:value-type="float" office:value="0.2891645" calcext:value-type="float">
            <text:p>0.2891645</text:p>
          </table:table-cell>
          <table:table-cell office:value-type="float" office:value="0.2621053" calcext:value-type="float">
            <text:p>0.2621053</text:p>
          </table:table-cell>
          <table:table-cell office:value-type="float" office:value="0.2693096" calcext:value-type="float">
            <text:p>0.2693096</text:p>
          </table:table-cell>
          <table:table-cell office:value-type="float" office:value="0.3605898" calcext:value-type="float">
            <text:p>0.3605898</text:p>
          </table:table-cell>
          <table:table-cell office:value-type="float" office:value="0.3561358" calcext:value-type="float">
            <text:p>0.3561358</text:p>
          </table:table-cell>
          <table:table-cell office:value-type="float" office:value="0.3693529" calcext:value-type="float">
            <text:p>0.3693529</text:p>
          </table:table-cell>
          <table:table-cell office:value-type="float" office:value="0.3866615" calcext:value-type="float">
            <text:p>0.3866615</text:p>
          </table:table-cell>
          <table:table-cell office:value-type="float" office:value="0.3982936" calcext:value-type="float">
            <text:p>0.39829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2.201853E-015" calcext:value-type="float">
            <text:p>2.201853E-15</text:p>
          </table:table-cell>
          <table:table-cell office:value-type="float" office:value="9.614718E-016" calcext:value-type="float">
            <text:p>9.614718E-16</text:p>
          </table:table-cell>
          <table:table-cell office:value-type="float" office:value="9.922598E-016" calcext:value-type="float">
            <text:p>9.922598E-16</text:p>
          </table:table-cell>
          <table:table-cell office:value-type="float" office:value="9.462442E-016" calcext:value-type="float">
            <text:p>9.462442E-16</text:p>
          </table:table-cell>
          <table:table-cell office:value-type="float" office:value="2.430452E-017" calcext:value-type="float">
            <text:p>2.4304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189537" calcext:value-type="float">
            <text:p>-6.189537</text:p>
          </table:table-cell>
          <table:table-cell office:value-type="float" office:value="-0.2733218" calcext:value-type="float">
            <text:p>-0.2733218</text:p>
          </table:table-cell>
          <table:table-cell office:value-type="float" office:value="-0.07206447" calcext:value-type="float">
            <text:p>-0.07206447</text:p>
          </table:table-cell>
          <table:table-cell office:value-type="float" office:value="-0.05477985" calcext:value-type="float">
            <text:p>-0.05477985</text:p>
          </table:table-cell>
          <table:table-cell office:value-type="float" office:value="-0.04796566" calcext:value-type="float">
            <text:p>-0.04796566</text:p>
          </table:table-cell>
          <table:table-cell office:value-type="float" office:value="-0.03907798" calcext:value-type="float">
            <text:p>-0.03907798</text:p>
          </table:table-cell>
          <table:table-cell office:value-type="float" office:value="-0.03099212" calcext:value-type="float">
            <text:p>-0.03099212</text:p>
          </table:table-cell>
          <table:table-cell office:value-type="float" office:value="-0.02657978" calcext:value-type="float">
            <text:p>-0.02657978</text:p>
          </table:table-cell>
          <table:table-cell office:value-type="float" office:value="-0.02041462" calcext:value-type="float">
            <text:p>-0.02041462</text:p>
          </table:table-cell>
          <table:table-cell office:value-type="float" office:value="-0.01448418" calcext:value-type="float">
            <text:p>-0.0144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363" calcext:value-type="float">
            <text:p>-11.1363</text:p>
          </table:table-cell>
          <table:table-cell office:value-type="float" office:value="0.0352147" calcext:value-type="float">
            <text:p>0.0352147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2577" calcext:value-type="float">
            <text:p>-2.3125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22.20005" calcext:value-type="float">
            <text:p>22.20005</text:p>
          </table:table-cell>
          <table:table-cell office:value-type="float" office:value="42.83918" calcext:value-type="float">
            <text:p>42.83918</text:p>
          </table:table-cell>
          <table:table-cell office:value-type="float" office:value="0" calcext:value-type="float">
            <text:p>0</text:p>
          </table:table-cell>
          <table:table-cell office:value-type="float" office:value="1066.79" calcext:value-type="float">
            <text:p>1066.79</text:p>
          </table:table-cell>
          <table:table-cell office:value-type="float" office:value="0.9489042" calcext:value-type="float">
            <text:p>0.9489042</text:p>
          </table:table-cell>
          <table:table-cell office:value-type="float" office:value="0" calcext:value-type="float">
            <text:p>0</text:p>
          </table:table-cell>
          <table:table-cell office:value-type="float" office:value="0.1530192" calcext:value-type="float">
            <text:p>0.1530192</text:p>
          </table:table-cell>
          <table:table-cell office:value-type="float" office:value="0.2265776" calcext:value-type="float">
            <text:p>0.2265776</text:p>
          </table:table-cell>
          <table:table-cell office:value-type="float" office:value="0.2736785" calcext:value-type="float">
            <text:p>0.2736785</text:p>
          </table:table-cell>
          <table:table-cell office:value-type="float" office:value="0.2835768" calcext:value-type="float">
            <text:p>0.2835768</text:p>
          </table:table-cell>
          <table:table-cell office:value-type="float" office:value="0.2886476" calcext:value-type="float">
            <text:p>0.2886476</text:p>
          </table:table-cell>
          <table:table-cell office:value-type="float" office:value="0.2618697" calcext:value-type="float">
            <text:p>0.2618697</text:p>
          </table:table-cell>
          <table:table-cell office:value-type="float" office:value="0.2691522" calcext:value-type="float">
            <text:p>0.2691522</text:p>
          </table:table-cell>
          <table:table-cell office:value-type="float" office:value="0.3604614" calcext:value-type="float">
            <text:p>0.3604614</text:p>
          </table:table-cell>
          <table:table-cell office:value-type="float" office:value="0.3560269" calcext:value-type="float">
            <text:p>0.3560269</text:p>
          </table:table-cell>
          <table:table-cell office:value-type="float" office:value="0.3692828" calcext:value-type="float">
            <text:p>0.3692828</text:p>
          </table:table-cell>
          <table:table-cell office:value-type="float" office:value="0.3866054" calcext:value-type="float">
            <text:p>0.3866054</text:p>
          </table:table-cell>
          <table:table-cell office:value-type="float" office:value="0.3982685" calcext:value-type="float">
            <text:p>0.39826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709E-015" calcext:value-type="float">
            <text:p>1.948709E-15</text:p>
          </table:table-cell>
          <table:table-cell office:value-type="float" office:value="9.614679E-016" calcext:value-type="float">
            <text:p>9.614679E-16</text:p>
          </table:table-cell>
          <table:table-cell office:value-type="float" office:value="9.922589E-016" calcext:value-type="float">
            <text:p>9.922589E-16</text:p>
          </table:table-cell>
          <table:table-cell office:value-type="float" office:value="9.462391E-016" calcext:value-type="float">
            <text:p>9.462391E-16</text:p>
          </table:table-cell>
          <table:table-cell office:value-type="float" office:value="2.430451E-017" calcext:value-type="float">
            <text:p>2.43045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475182" calcext:value-type="float">
            <text:p>-6.475182</text:p>
          </table:table-cell>
          <table:table-cell office:value-type="float" office:value="-0.3131926" calcext:value-type="float">
            <text:p>-0.3131926</text:p>
          </table:table-cell>
          <table:table-cell office:value-type="float" office:value="-0.07328244" calcext:value-type="float">
            <text:p>-0.07328244</text:p>
          </table:table-cell>
          <table:table-cell office:value-type="float" office:value="-0.05574026" calcext:value-type="float">
            <text:p>-0.05574026</text:p>
          </table:table-cell>
          <table:table-cell office:value-type="float" office:value="-0.04863076" calcext:value-type="float">
            <text:p>-0.04863076</text:p>
          </table:table-cell>
          <table:table-cell office:value-type="float" office:value="-0.0393473" calcext:value-type="float">
            <text:p>-0.0393473</text:p>
          </table:table-cell>
          <table:table-cell office:value-type="float" office:value="-0.03114346" calcext:value-type="float">
            <text:p>-0.03114346</text:p>
          </table:table-cell>
          <table:table-cell office:value-type="float" office:value="-0.02678402" calcext:value-type="float">
            <text:p>-0.02678402</text:p>
          </table:table-cell>
          <table:table-cell office:value-type="float" office:value="-0.02051883" calcext:value-type="float">
            <text:p>-0.02051883</text:p>
          </table:table-cell>
          <table:table-cell office:value-type="float" office:value="-0.01453156" calcext:value-type="float">
            <text:p>-0.01453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1906" calcext:value-type="float">
            <text:p>-11.51906</text:p>
          </table:table-cell>
          <table:table-cell office:value-type="float" office:value="0.03517476" calcext:value-type="float">
            <text:p>0.03517476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2908" calcext:value-type="float">
            <text:p>-2.3129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23.90004" calcext:value-type="float">
            <text:p>23.90004</text:p>
          </table:table-cell>
          <table:table-cell office:value-type="float" office:value="43.24937" calcext:value-type="float">
            <text:p>43.24937</text:p>
          </table:table-cell>
          <table:table-cell office:value-type="float" office:value="0" calcext:value-type="float">
            <text:p>0</text:p>
          </table:table-cell>
          <table:table-cell office:value-type="float" office:value="1068.079" calcext:value-type="float">
            <text:p>1068.079</text:p>
          </table:table-cell>
          <table:table-cell office:value-type="float" office:value="0.9497626" calcext:value-type="float">
            <text:p>0.9497626</text:p>
          </table:table-cell>
          <table:table-cell office:value-type="float" office:value="0" calcext:value-type="float">
            <text:p>0</text:p>
          </table:table-cell>
          <table:table-cell office:value-type="float" office:value="0.1688222" calcext:value-type="float">
            <text:p>0.1688222</text:p>
          </table:table-cell>
          <table:table-cell office:value-type="float" office:value="0.2224396" calcext:value-type="float">
            <text:p>0.2224396</text:p>
          </table:table-cell>
          <table:table-cell office:value-type="float" office:value="0.2733137" calcext:value-type="float">
            <text:p>0.2733137</text:p>
          </table:table-cell>
          <table:table-cell office:value-type="float" office:value="0.2829684" calcext:value-type="float">
            <text:p>0.2829684</text:p>
          </table:table-cell>
          <table:table-cell office:value-type="float" office:value="0.288231" calcext:value-type="float">
            <text:p>0.288231</text:p>
          </table:table-cell>
          <table:table-cell office:value-type="float" office:value="0.2616512" calcext:value-type="float">
            <text:p>0.2616512</text:p>
          </table:table-cell>
          <table:table-cell office:value-type="float" office:value="0.2689398" calcext:value-type="float">
            <text:p>0.2689398</text:p>
          </table:table-cell>
          <table:table-cell office:value-type="float" office:value="0.3603288" calcext:value-type="float">
            <text:p>0.3603288</text:p>
          </table:table-cell>
          <table:table-cell office:value-type="float" office:value="0.3559198" calcext:value-type="float">
            <text:p>0.3559198</text:p>
          </table:table-cell>
          <table:table-cell office:value-type="float" office:value="0.3692219" calcext:value-type="float">
            <text:p>0.3692219</text:p>
          </table:table-cell>
          <table:table-cell office:value-type="float" office:value="0.3865511" calcext:value-type="float">
            <text:p>0.3865511</text:p>
          </table:table-cell>
          <table:table-cell office:value-type="float" office:value="0.3982427" calcext:value-type="float">
            <text:p>0.39824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763E-015" calcext:value-type="float">
            <text:p>1.948763E-15</text:p>
          </table:table-cell>
          <table:table-cell office:value-type="float" office:value="9.614649E-016" calcext:value-type="float">
            <text:p>9.614649E-16</text:p>
          </table:table-cell>
          <table:table-cell office:value-type="float" office:value="9.922575E-016" calcext:value-type="float">
            <text:p>9.922575E-16</text:p>
          </table:table-cell>
          <table:table-cell office:value-type="float" office:value="9.462327E-016" calcext:value-type="float">
            <text:p>9.462327E-16</text:p>
          </table:table-cell>
          <table:table-cell office:value-type="float" office:value="2.430447E-017" calcext:value-type="float">
            <text:p>2.43044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80522" calcext:value-type="float">
            <text:p>-3.280522</text:p>
          </table:table-cell>
          <table:table-cell office:value-type="float" office:value="-0.3610294" calcext:value-type="float">
            <text:p>-0.3610294</text:p>
          </table:table-cell>
          <table:table-cell office:value-type="float" office:value="-0.07401994" calcext:value-type="float">
            <text:p>-0.07401994</text:p>
          </table:table-cell>
          <table:table-cell office:value-type="float" office:value="-0.05666628" calcext:value-type="float">
            <text:p>-0.05666628</text:p>
          </table:table-cell>
          <table:table-cell office:value-type="float" office:value="-0.04917571" calcext:value-type="float">
            <text:p>-0.04917571</text:p>
          </table:table-cell>
          <table:table-cell office:value-type="float" office:value="-0.03960087" calcext:value-type="float">
            <text:p>-0.03960087</text:p>
          </table:table-cell>
          <table:table-cell office:value-type="float" office:value="-0.03134998" calcext:value-type="float">
            <text:p>-0.03134998</text:p>
          </table:table-cell>
          <table:table-cell office:value-type="float" office:value="-0.02699832" calcext:value-type="float">
            <text:p>-0.02699832</text:p>
          </table:table-cell>
          <table:table-cell office:value-type="float" office:value="-0.02062176" calcext:value-type="float">
            <text:p>-0.02062176</text:p>
          </table:table-cell>
          <table:table-cell office:value-type="float" office:value="-0.0145726" calcext:value-type="float">
            <text:p>-0.014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44511" calcext:value-type="float">
            <text:p>-0.2344511</text:p>
          </table:table-cell>
          <table:table-cell office:value-type="float" office:value="0.03511954" calcext:value-type="float">
            <text:p>0.03511954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13256" calcext:value-type="float">
            <text:p>-2.3132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24.40004" calcext:value-type="float">
            <text:p>24.40004</text:p>
          </table:table-cell>
          <table:table-cell office:value-type="float" office:value="43.57453" calcext:value-type="float">
            <text:p>43.57453</text:p>
          </table:table-cell>
          <table:table-cell office:value-type="float" office:value="0" calcext:value-type="float">
            <text:p>0</text:p>
          </table:table-cell>
          <table:table-cell office:value-type="float" office:value="1068.253" calcext:value-type="float">
            <text:p>1068.253</text:p>
          </table:table-cell>
          <table:table-cell office:value-type="float" office:value="0.9500174" calcext:value-type="float">
            <text:p>0.9500174</text:p>
          </table:table-cell>
          <table:table-cell office:value-type="float" office:value="0" calcext:value-type="float">
            <text:p>0</text:p>
          </table:table-cell>
          <table:table-cell office:value-type="float" office:value="0.2208986" calcext:value-type="float">
            <text:p>0.2208986</text:p>
          </table:table-cell>
          <table:table-cell office:value-type="float" office:value="0.2245207" calcext:value-type="float">
            <text:p>0.2245207</text:p>
          </table:table-cell>
          <table:table-cell office:value-type="float" office:value="0.2732396" calcext:value-type="float">
            <text:p>0.2732396</text:p>
          </table:table-cell>
          <table:table-cell office:value-type="float" office:value="0.2824572" calcext:value-type="float">
            <text:p>0.2824572</text:p>
          </table:table-cell>
          <table:table-cell office:value-type="float" office:value="0.2877934" calcext:value-type="float">
            <text:p>0.2877934</text:p>
          </table:table-cell>
          <table:table-cell office:value-type="float" office:value="0.2613955" calcext:value-type="float">
            <text:p>0.2613955</text:p>
          </table:table-cell>
          <table:table-cell office:value-type="float" office:value="0.2686653" calcext:value-type="float">
            <text:p>0.2686653</text:p>
          </table:table-cell>
          <table:table-cell office:value-type="float" office:value="0.3602515" calcext:value-type="float">
            <text:p>0.3602515</text:p>
          </table:table-cell>
          <table:table-cell office:value-type="float" office:value="0.3558114" calcext:value-type="float">
            <text:p>0.3558114</text:p>
          </table:table-cell>
          <table:table-cell office:value-type="float" office:value="0.3691577" calcext:value-type="float">
            <text:p>0.3691577</text:p>
          </table:table-cell>
          <table:table-cell office:value-type="float" office:value="0.3864974" calcext:value-type="float">
            <text:p>0.3864974</text:p>
          </table:table-cell>
          <table:table-cell office:value-type="float" office:value="0.3982142" calcext:value-type="float">
            <text:p>0.39821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81E-015" calcext:value-type="float">
            <text:p>1.94881E-15</text:p>
          </table:table-cell>
          <table:table-cell office:value-type="float" office:value="9.614594E-016" calcext:value-type="float">
            <text:p>9.614594E-16</text:p>
          </table:table-cell>
          <table:table-cell office:value-type="float" office:value="9.922576E-016" calcext:value-type="float">
            <text:p>9.922576E-16</text:p>
          </table:table-cell>
          <table:table-cell office:value-type="float" office:value="9.46226E-016" calcext:value-type="float">
            <text:p>9.46226E-16</text:p>
          </table:table-cell>
          <table:table-cell office:value-type="float" office:value="2.430446E-017" calcext:value-type="float">
            <text:p>2.43044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760619" calcext:value-type="float">
            <text:p>-0.3760619</text:p>
          </table:table-cell>
          <table:table-cell office:value-type="float" office:value="-0.3371127" calcext:value-type="float">
            <text:p>-0.3371127</text:p>
          </table:table-cell>
          <table:table-cell office:value-type="float" office:value="-0.07418057" calcext:value-type="float">
            <text:p>-0.07418057</text:p>
          </table:table-cell>
          <table:table-cell office:value-type="float" office:value="-0.05746477" calcext:value-type="float">
            <text:p>-0.05746477</text:p>
          </table:table-cell>
          <table:table-cell office:value-type="float" office:value="-0.04975427" calcext:value-type="float">
            <text:p>-0.04975427</text:p>
          </table:table-cell>
          <table:table-cell office:value-type="float" office:value="-0.03989669" calcext:value-type="float">
            <text:p>-0.03989669</text:p>
          </table:table-cell>
          <table:table-cell office:value-type="float" office:value="-0.03161867" calcext:value-type="float">
            <text:p>-0.03161867</text:p>
          </table:table-cell>
          <table:table-cell office:value-type="float" office:value="-0.02712455" calcext:value-type="float">
            <text:p>-0.02712455</text:p>
          </table:table-cell>
          <table:table-cell office:value-type="float" office:value="-0.02072653" calcext:value-type="float">
            <text:p>-0.02072653</text:p>
          </table:table-cell>
          <table:table-cell office:value-type="float" office:value="-0.01461595" calcext:value-type="float">
            <text:p>-0.01461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41639" calcext:value-type="float">
            <text:p>-0.5441639</text:p>
          </table:table-cell>
          <table:table-cell office:value-type="float" office:value="0.03504114" calcext:value-type="float">
            <text:p>0.03504114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3621" calcext:value-type="float">
            <text:p>-2.3136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24.40004" calcext:value-type="float">
            <text:p>24.40004</text:p>
          </table:table-cell>
          <table:table-cell office:value-type="float" office:value="45.29527" calcext:value-type="float">
            <text:p>45.29527</text:p>
          </table:table-cell>
          <table:table-cell office:value-type="float" office:value="0" calcext:value-type="float">
            <text:p>0</text:p>
          </table:table-cell>
          <table:table-cell office:value-type="float" office:value="1066.532" calcext:value-type="float">
            <text:p>1066.532</text:p>
          </table:table-cell>
          <table:table-cell office:value-type="float" office:value="0.9500174" calcext:value-type="float">
            <text:p>0.9500174</text:p>
          </table:table-cell>
          <table:table-cell office:value-type="float" office:value="0" calcext:value-type="float">
            <text:p>0</text:p>
          </table:table-cell>
          <table:table-cell office:value-type="float" office:value="0.1731247" calcext:value-type="float">
            <text:p>0.1731247</text:p>
          </table:table-cell>
          <table:table-cell office:value-type="float" office:value="0.2240106" calcext:value-type="float">
            <text:p>0.2240106</text:p>
          </table:table-cell>
          <table:table-cell office:value-type="float" office:value="0.2724734" calcext:value-type="float">
            <text:p>0.2724734</text:p>
          </table:table-cell>
          <table:table-cell office:value-type="float" office:value="0.2819062" calcext:value-type="float">
            <text:p>0.2819062</text:p>
          </table:table-cell>
          <table:table-cell office:value-type="float" office:value="0.2879794" calcext:value-type="float">
            <text:p>0.2879794</text:p>
          </table:table-cell>
          <table:table-cell office:value-type="float" office:value="0.2611576" calcext:value-type="float">
            <text:p>0.2611576</text:p>
          </table:table-cell>
          <table:table-cell office:value-type="float" office:value="0.2684251" calcext:value-type="float">
            <text:p>0.2684251</text:p>
          </table:table-cell>
          <table:table-cell office:value-type="float" office:value="0.3601722" calcext:value-type="float">
            <text:p>0.3601722</text:p>
          </table:table-cell>
          <table:table-cell office:value-type="float" office:value="0.3557068" calcext:value-type="float">
            <text:p>0.3557068</text:p>
          </table:table-cell>
          <table:table-cell office:value-type="float" office:value="0.3690934" calcext:value-type="float">
            <text:p>0.3690934</text:p>
          </table:table-cell>
          <table:table-cell office:value-type="float" office:value="0.3864438" calcext:value-type="float">
            <text:p>0.3864438</text:p>
          </table:table-cell>
          <table:table-cell office:value-type="float" office:value="0.3981856" calcext:value-type="float">
            <text:p>0.39818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853E-015" calcext:value-type="float">
            <text:p>1.948853E-15</text:p>
          </table:table-cell>
          <table:table-cell office:value-type="float" office:value="9.614562E-016" calcext:value-type="float">
            <text:p>9.614562E-16</text:p>
          </table:table-cell>
          <table:table-cell office:value-type="float" office:value="9.922565E-016" calcext:value-type="float">
            <text:p>9.922565E-16</text:p>
          </table:table-cell>
          <table:table-cell office:value-type="float" office:value="9.462209E-016" calcext:value-type="float">
            <text:p>9.462209E-16</text:p>
          </table:table-cell>
          <table:table-cell office:value-type="float" office:value="2.430446E-017" calcext:value-type="float">
            <text:p>2.43044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468034" calcext:value-type="float">
            <text:p>-2.468034</text:p>
          </table:table-cell>
          <table:table-cell office:value-type="float" office:value="-0.3420372" calcext:value-type="float">
            <text:p>-0.3420372</text:p>
          </table:table-cell>
          <table:table-cell office:value-type="float" office:value="-0.07579197" calcext:value-type="float">
            <text:p>-0.07579197</text:p>
          </table:table-cell>
          <table:table-cell office:value-type="float" office:value="-0.05833493" calcext:value-type="float">
            <text:p>-0.05833493</text:p>
          </table:table-cell>
          <table:table-cell office:value-type="float" office:value="-0.04951185" calcext:value-type="float">
            <text:p>-0.04951185</text:p>
          </table:table-cell>
          <table:table-cell office:value-type="float" office:value="-0.04017708" calcext:value-type="float">
            <text:p>-0.04017708</text:p>
          </table:table-cell>
          <table:table-cell office:value-type="float" office:value="-0.03185698" calcext:value-type="float">
            <text:p>-0.03185698</text:p>
          </table:table-cell>
          <table:table-cell office:value-type="float" office:value="-0.02725378" calcext:value-type="float">
            <text:p>-0.02725378</text:p>
          </table:table-cell>
          <table:table-cell office:value-type="float" office:value="-0.02082811" calcext:value-type="float">
            <text:p>-0.02082811</text:p>
          </table:table-cell>
          <table:table-cell office:value-type="float" office:value="-0.01465966" calcext:value-type="float">
            <text:p>-0.01465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40854" calcext:value-type="float">
            <text:p>-5.340854</text:p>
          </table:table-cell>
          <table:table-cell office:value-type="float" office:value="0.03492139" calcext:value-type="float">
            <text:p>0.03492139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3997" calcext:value-type="float">
            <text:p>-2.313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24.50004" calcext:value-type="float">
            <text:p>24.50004</text:p>
          </table:table-cell>
          <table:table-cell office:value-type="float" office:value="46.39079" calcext:value-type="float">
            <text:p>46.39079</text:p>
          </table:table-cell>
          <table:table-cell office:value-type="float" office:value="0" calcext:value-type="float">
            <text:p>0</text:p>
          </table:table-cell>
          <table:table-cell office:value-type="float" office:value="1065.537" calcext:value-type="float">
            <text:p>1065.537</text:p>
          </table:table-cell>
          <table:table-cell office:value-type="float" office:value="0.9500322" calcext:value-type="float">
            <text:p>0.9500322</text:p>
          </table:table-cell>
          <table:table-cell office:value-type="float" office:value="0" calcext:value-type="float">
            <text:p>0</text:p>
          </table:table-cell>
          <table:table-cell office:value-type="float" office:value="0.1506565" calcext:value-type="float">
            <text:p>0.1506565</text:p>
          </table:table-cell>
          <table:table-cell office:value-type="float" office:value="0.219172" calcext:value-type="float">
            <text:p>0.219172</text:p>
          </table:table-cell>
          <table:table-cell office:value-type="float" office:value="0.2720983" calcext:value-type="float">
            <text:p>0.2720983</text:p>
          </table:table-cell>
          <table:table-cell office:value-type="float" office:value="0.2814548" calcext:value-type="float">
            <text:p>0.2814548</text:p>
          </table:table-cell>
          <table:table-cell office:value-type="float" office:value="0.2877338" calcext:value-type="float">
            <text:p>0.2877338</text:p>
          </table:table-cell>
          <table:table-cell office:value-type="float" office:value="0.26096" calcext:value-type="float">
            <text:p>0.26096</text:p>
          </table:table-cell>
          <table:table-cell office:value-type="float" office:value="0.2682236" calcext:value-type="float">
            <text:p>0.2682236</text:p>
          </table:table-cell>
          <table:table-cell office:value-type="float" office:value="0.3600839" calcext:value-type="float">
            <text:p>0.3600839</text:p>
          </table:table-cell>
          <table:table-cell office:value-type="float" office:value="0.3556037" calcext:value-type="float">
            <text:p>0.3556037</text:p>
          </table:table-cell>
          <table:table-cell office:value-type="float" office:value="0.369029" calcext:value-type="float">
            <text:p>0.369029</text:p>
          </table:table-cell>
          <table:table-cell office:value-type="float" office:value="0.3863922" calcext:value-type="float">
            <text:p>0.3863922</text:p>
          </table:table-cell>
          <table:table-cell office:value-type="float" office:value="0.3981571" calcext:value-type="float">
            <text:p>0.39815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89E-015" calcext:value-type="float">
            <text:p>1.94889E-15</text:p>
          </table:table-cell>
          <table:table-cell office:value-type="float" office:value="9.614544E-016" calcext:value-type="float">
            <text:p>9.614544E-16</text:p>
          </table:table-cell>
          <table:table-cell office:value-type="float" office:value="9.922565E-016" calcext:value-type="float">
            <text:p>9.922565E-16</text:p>
          </table:table-cell>
          <table:table-cell office:value-type="float" office:value="9.462146E-016" calcext:value-type="float">
            <text:p>9.462146E-16</text:p>
          </table:table-cell>
          <table:table-cell office:value-type="float" office:value="2.430445E-017" calcext:value-type="float">
            <text:p>2.43044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235836" calcext:value-type="float">
            <text:p>-7.235836</text:p>
          </table:table-cell>
          <table:table-cell office:value-type="float" office:value="-0.4043224" calcext:value-type="float">
            <text:p>-0.4043224</text:p>
          </table:table-cell>
          <table:table-cell office:value-type="float" office:value="-0.07661581" calcext:value-type="float">
            <text:p>-0.07661581</text:p>
          </table:table-cell>
          <table:table-cell office:value-type="float" office:value="-0.05906121" calcext:value-type="float">
            <text:p>-0.05906121</text:p>
          </table:table-cell>
          <table:table-cell office:value-type="float" office:value="-0.04983534" calcext:value-type="float">
            <text:p>-0.04983534</text:p>
          </table:table-cell>
          <table:table-cell office:value-type="float" office:value="-0.04041042" calcext:value-type="float">
            <text:p>-0.04041042</text:p>
          </table:table-cell>
          <table:table-cell office:value-type="float" office:value="-0.03205826" calcext:value-type="float">
            <text:p>-0.03205826</text:p>
          </table:table-cell>
          <table:table-cell office:value-type="float" office:value="-0.02739864" calcext:value-type="float">
            <text:p>-0.02739864</text:p>
          </table:table-cell>
          <table:table-cell office:value-type="float" office:value="-0.02092878" calcext:value-type="float">
            <text:p>-0.02092878</text:p>
          </table:table-cell>
          <table:table-cell office:value-type="float" office:value="-0.01470344" calcext:value-type="float">
            <text:p>-0.0147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7967" calcext:value-type="float">
            <text:p>-16.37967</text:p>
          </table:table-cell>
          <table:table-cell office:value-type="float" office:value="0.03489152" calcext:value-type="float">
            <text:p>0.03489152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4401" calcext:value-type="float">
            <text:p>-2.3144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24.50004" calcext:value-type="float">
            <text:p>24.50004</text:p>
          </table:table-cell>
          <table:table-cell office:value-type="float" office:value="46.80173" calcext:value-type="float">
            <text:p>46.80173</text:p>
          </table:table-cell>
          <table:table-cell office:value-type="float" office:value="0" calcext:value-type="float">
            <text:p>0</text:p>
          </table:table-cell>
          <table:table-cell office:value-type="float" office:value="1065.126" calcext:value-type="float">
            <text:p>1065.126</text:p>
          </table:table-cell>
          <table:table-cell office:value-type="float" office:value="0.9500322" calcext:value-type="float">
            <text:p>0.9500322</text:p>
          </table:table-cell>
          <table:table-cell office:value-type="float" office:value="0" calcext:value-type="float">
            <text:p>0</text:p>
          </table:table-cell>
          <table:table-cell office:value-type="float" office:value="0.1474467" calcext:value-type="float">
            <text:p>0.1474467</text:p>
          </table:table-cell>
          <table:table-cell office:value-type="float" office:value="0.214722" calcext:value-type="float">
            <text:p>0.214722</text:p>
          </table:table-cell>
          <table:table-cell office:value-type="float" office:value="0.2720914" calcext:value-type="float">
            <text:p>0.2720914</text:p>
          </table:table-cell>
          <table:table-cell office:value-type="float" office:value="0.281159" calcext:value-type="float">
            <text:p>0.281159</text:p>
          </table:table-cell>
          <table:table-cell office:value-type="float" office:value="0.2874396" calcext:value-type="float">
            <text:p>0.2874396</text:p>
          </table:table-cell>
          <table:table-cell office:value-type="float" office:value="0.2607462" calcext:value-type="float">
            <text:p>0.2607462</text:p>
          </table:table-cell>
          <table:table-cell office:value-type="float" office:value="0.2680359" calcext:value-type="float">
            <text:p>0.2680359</text:p>
          </table:table-cell>
          <table:table-cell office:value-type="float" office:value="0.3599945" calcext:value-type="float">
            <text:p>0.3599945</text:p>
          </table:table-cell>
          <table:table-cell office:value-type="float" office:value="0.3555019" calcext:value-type="float">
            <text:p>0.3555019</text:p>
          </table:table-cell>
          <table:table-cell office:value-type="float" office:value="0.3689612" calcext:value-type="float">
            <text:p>0.3689612</text:p>
          </table:table-cell>
          <table:table-cell office:value-type="float" office:value="0.386339" calcext:value-type="float">
            <text:p>0.386339</text:p>
          </table:table-cell>
          <table:table-cell office:value-type="float" office:value="0.3981251" calcext:value-type="float">
            <text:p>0.39812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065E-015" calcext:value-type="float">
            <text:p>1.982065E-15</text:p>
          </table:table-cell>
          <table:table-cell office:value-type="float" office:value="9.622821E-016" calcext:value-type="float">
            <text:p>9.622821E-16</text:p>
          </table:table-cell>
          <table:table-cell office:value-type="float" office:value="9.922537E-016" calcext:value-type="float">
            <text:p>9.922537E-16</text:p>
          </table:table-cell>
          <table:table-cell office:value-type="float" office:value="9.462115E-016" calcext:value-type="float">
            <text:p>9.462115E-16</text:p>
          </table:table-cell>
          <table:table-cell office:value-type="float" office:value="2.430445E-017" calcext:value-type="float">
            <text:p>2.43044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594136" calcext:value-type="float">
            <text:p>-8.594136</text:p>
          </table:table-cell>
          <table:table-cell office:value-type="float" office:value="-0.4737956" calcext:value-type="float">
            <text:p>-0.4737956</text:p>
          </table:table-cell>
          <table:table-cell office:value-type="float" office:value="-0.07664184" calcext:value-type="float">
            <text:p>-0.07664184</text:p>
          </table:table-cell>
          <table:table-cell office:value-type="float" office:value="-0.05954364" calcext:value-type="float">
            <text:p>-0.05954364</text:p>
          </table:table-cell>
          <table:table-cell office:value-type="float" office:value="-0.05022968" calcext:value-type="float">
            <text:p>-0.05022968</text:p>
          </table:table-cell>
          <table:table-cell office:value-type="float" office:value="-0.04066469" calcext:value-type="float">
            <text:p>-0.04066469</text:p>
          </table:table-cell>
          <table:table-cell office:value-type="float" office:value="-0.03224678" calcext:value-type="float">
            <text:p>-0.03224678</text:p>
          </table:table-cell>
          <table:table-cell office:value-type="float" office:value="-0.02754613" calcext:value-type="float">
            <text:p>-0.02754613</text:p>
          </table:table-cell>
          <table:table-cell office:value-type="float" office:value="-0.02102877" calcext:value-type="float">
            <text:p>-0.02102877</text:p>
          </table:table-cell>
          <table:table-cell office:value-type="float" office:value="-0.01474977" calcext:value-type="float">
            <text:p>-0.01474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0269" calcext:value-type="float">
            <text:p>-16.10269</text:p>
          </table:table-cell>
          <table:table-cell office:value-type="float" office:value="0.03486102" calcext:value-type="float">
            <text:p>0.03486102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4814" calcext:value-type="float">
            <text:p>-2.3148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24.50004" calcext:value-type="float">
            <text:p>24.50004</text:p>
          </table:table-cell>
          <table:table-cell office:value-type="float" office:value="47.1197" calcext:value-type="float">
            <text:p>47.1197</text:p>
          </table:table-cell>
          <table:table-cell office:value-type="float" office:value="0" calcext:value-type="float">
            <text:p>0</text:p>
          </table:table-cell>
          <table:table-cell office:value-type="float" office:value="1064.807" calcext:value-type="float">
            <text:p>1064.807</text:p>
          </table:table-cell>
          <table:table-cell office:value-type="float" office:value="0.9500322" calcext:value-type="float">
            <text:p>0.9500322</text:p>
          </table:table-cell>
          <table:table-cell office:value-type="float" office:value="0" calcext:value-type="float">
            <text:p>0</text:p>
          </table:table-cell>
          <table:table-cell office:value-type="float" office:value="0.1478773" calcext:value-type="float">
            <text:p>0.1478773</text:p>
          </table:table-cell>
          <table:table-cell office:value-type="float" office:value="0.2107842" calcext:value-type="float">
            <text:p>0.2107842</text:p>
          </table:table-cell>
          <table:table-cell office:value-type="float" office:value="0.2719988" calcext:value-type="float">
            <text:p>0.2719988</text:p>
          </table:table-cell>
          <table:table-cell office:value-type="float" office:value="0.2809763" calcext:value-type="float">
            <text:p>0.2809763</text:p>
          </table:table-cell>
          <table:table-cell office:value-type="float" office:value="0.2871998" calcext:value-type="float">
            <text:p>0.2871998</text:p>
          </table:table-cell>
          <table:table-cell office:value-type="float" office:value="0.2605276" calcext:value-type="float">
            <text:p>0.2605276</text:p>
          </table:table-cell>
          <table:table-cell office:value-type="float" office:value="0.2678506" calcext:value-type="float">
            <text:p>0.2678506</text:p>
          </table:table-cell>
          <table:table-cell office:value-type="float" office:value="0.3599034" calcext:value-type="float">
            <text:p>0.3599034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3688933" calcext:value-type="float">
            <text:p>0.3688933</text:p>
          </table:table-cell>
          <table:table-cell office:value-type="float" office:value="0.3862854" calcext:value-type="float">
            <text:p>0.3862854</text:p>
          </table:table-cell>
          <table:table-cell office:value-type="float" office:value="0.3980929" calcext:value-type="float">
            <text:p>0.39809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111E-015" calcext:value-type="float">
            <text:p>1.982111E-15</text:p>
          </table:table-cell>
          <table:table-cell office:value-type="float" office:value="9.622783E-016" calcext:value-type="float">
            <text:p>9.622783E-16</text:p>
          </table:table-cell>
          <table:table-cell office:value-type="float" office:value="9.922524E-016" calcext:value-type="float">
            <text:p>9.922524E-16</text:p>
          </table:table-cell>
          <table:table-cell office:value-type="float" office:value="9.462064E-016" calcext:value-type="float">
            <text:p>9.462064E-16</text:p>
          </table:table-cell>
          <table:table-cell office:value-type="float" office:value="2.430444E-017" calcext:value-type="float">
            <text:p>2.43044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21885" calcext:value-type="float">
            <text:p>-8.421885</text:p>
          </table:table-cell>
          <table:table-cell office:value-type="float" office:value="-0.5465577" calcext:value-type="float">
            <text:p>-0.5465577</text:p>
          </table:table-cell>
          <table:table-cell office:value-type="float" office:value="-0.07682845" calcext:value-type="float">
            <text:p>-0.07682845</text:p>
          </table:table-cell>
          <table:table-cell office:value-type="float" office:value="-0.05984269" calcext:value-type="float">
            <text:p>-0.05984269</text:p>
          </table:table-cell>
          <table:table-cell office:value-type="float" office:value="-0.05055433" calcext:value-type="float">
            <text:p>-0.05055433</text:p>
          </table:table-cell>
          <table:table-cell office:value-type="float" office:value="-0.04092671" calcext:value-type="float">
            <text:p>-0.04092671</text:p>
          </table:table-cell>
          <table:table-cell office:value-type="float" office:value="-0.03243418" calcext:value-type="float">
            <text:p>-0.03243418</text:p>
          </table:table-cell>
          <table:table-cell office:value-type="float" office:value="-0.0276972" calcext:value-type="float">
            <text:p>-0.0276972</text:p>
          </table:table-cell>
          <table:table-cell office:value-type="float" office:value="-0.02112924" calcext:value-type="float">
            <text:p>-0.02112924</text:p>
          </table:table-cell>
          <table:table-cell office:value-type="float" office:value="-0.01479626" calcext:value-type="float">
            <text:p>-0.01479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9935" calcext:value-type="float">
            <text:p>-14.19935</text:p>
          </table:table-cell>
          <table:table-cell office:value-type="float" office:value="0.03483361" calcext:value-type="float">
            <text:p>0.03483361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5248" calcext:value-type="float">
            <text:p>-2.3152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24.50004" calcext:value-type="float">
            <text:p>24.50004</text:p>
          </table:table-cell>
          <table:table-cell office:value-type="float" office:value="47.12988" calcext:value-type="float">
            <text:p>47.12988</text:p>
          </table:table-cell>
          <table:table-cell office:value-type="float" office:value="0" calcext:value-type="float">
            <text:p>0</text:p>
          </table:table-cell>
          <table:table-cell office:value-type="float" office:value="1064.796" calcext:value-type="float">
            <text:p>1064.796</text:p>
          </table:table-cell>
          <table:table-cell office:value-type="float" office:value="0.9500322" calcext:value-type="float">
            <text:p>0.9500322</text:p>
          </table:table-cell>
          <table:table-cell office:value-type="float" office:value="0" calcext:value-type="float">
            <text:p>0</text:p>
          </table:table-cell>
          <table:table-cell office:value-type="float" office:value="0.1606139" calcext:value-type="float">
            <text:p>0.1606139</text:p>
          </table:table-cell>
          <table:table-cell office:value-type="float" office:value="0.2065863" calcext:value-type="float">
            <text:p>0.2065863</text:p>
          </table:table-cell>
          <table:table-cell office:value-type="float" office:value="0.2721989" calcext:value-type="float">
            <text:p>0.2721989</text:p>
          </table:table-cell>
          <table:table-cell office:value-type="float" office:value="0.2808357" calcext:value-type="float">
            <text:p>0.2808357</text:p>
          </table:table-cell>
          <table:table-cell office:value-type="float" office:value="0.2869941" calcext:value-type="float">
            <text:p>0.2869941</text:p>
          </table:table-cell>
          <table:table-cell office:value-type="float" office:value="0.2603145" calcext:value-type="float">
            <text:p>0.2603145</text:p>
          </table:table-cell>
          <table:table-cell office:value-type="float" office:value="0.2676667" calcext:value-type="float">
            <text:p>0.2676667</text:p>
          </table:table-cell>
          <table:table-cell office:value-type="float" office:value="0.3598127" calcext:value-type="float">
            <text:p>0.3598127</text:p>
          </table:table-cell>
          <table:table-cell office:value-type="float" office:value="0.3552981" calcext:value-type="float">
            <text:p>0.3552981</text:p>
          </table:table-cell>
          <table:table-cell office:value-type="float" office:value="0.3688253" calcext:value-type="float">
            <text:p>0.3688253</text:p>
          </table:table-cell>
          <table:table-cell office:value-type="float" office:value="0.3862318" calcext:value-type="float">
            <text:p>0.3862318</text:p>
          </table:table-cell>
          <table:table-cell office:value-type="float" office:value="0.3980607" calcext:value-type="float">
            <text:p>0.39806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147E-015" calcext:value-type="float">
            <text:p>1.982147E-15</text:p>
          </table:table-cell>
          <table:table-cell office:value-type="float" office:value="9.622776E-016" calcext:value-type="float">
            <text:p>9.622776E-16</text:p>
          </table:table-cell>
          <table:table-cell office:value-type="float" office:value="9.922516E-016" calcext:value-type="float">
            <text:p>9.922516E-16</text:p>
          </table:table-cell>
          <table:table-cell office:value-type="float" office:value="9.46201E-016" calcext:value-type="float">
            <text:p>9.46201E-16</text:p>
          </table:table-cell>
          <table:table-cell office:value-type="float" office:value="2.430443E-017" calcext:value-type="float">
            <text:p>2.43044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63231" calcext:value-type="float">
            <text:p>-4.463231</text:p>
          </table:table-cell>
          <table:table-cell office:value-type="float" office:value="-0.637989" calcext:value-type="float">
            <text:p>-0.637989</text:p>
          </table:table-cell>
          <table:table-cell office:value-type="float" office:value="-0.07640432" calcext:value-type="float">
            <text:p>-0.07640432</text:p>
          </table:table-cell>
          <table:table-cell office:value-type="float" office:value="-0.06007589" calcext:value-type="float">
            <text:p>-0.06007589</text:p>
          </table:table-cell>
          <table:table-cell office:value-type="float" office:value="-0.05083456" calcext:value-type="float">
            <text:p>-0.05083456</text:p>
          </table:table-cell>
          <table:table-cell office:value-type="float" office:value="-0.04118398" calcext:value-type="float">
            <text:p>-0.04118398</text:p>
          </table:table-cell>
          <table:table-cell office:value-type="float" office:value="-0.03262128" calcext:value-type="float">
            <text:p>-0.03262128</text:p>
          </table:table-cell>
          <table:table-cell office:value-type="float" office:value="-0.02784858" calcext:value-type="float">
            <text:p>-0.02784858</text:p>
          </table:table-cell>
          <table:table-cell office:value-type="float" office:value="-0.02123018" calcext:value-type="float">
            <text:p>-0.02123018</text:p>
          </table:table-cell>
          <table:table-cell office:value-type="float" office:value="-0.01484304" calcext:value-type="float">
            <text:p>-0.0148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23524" calcext:value-type="float">
            <text:p>-6.223524</text:p>
          </table:table-cell>
          <table:table-cell office:value-type="float" office:value="0.03482193" calcext:value-type="float">
            <text:p>0.03482193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5701" calcext:value-type="float">
            <text:p>-2.3157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8.32546" calcext:value-type="float">
            <text:p>48.32546</text:p>
          </table:table-cell>
          <table:table-cell office:value-type="float" office:value="0" calcext:value-type="float">
            <text:p>0</text:p>
          </table:table-cell>
          <table:table-cell office:value-type="float" office:value="1064.801" calcext:value-type="float">
            <text:p>1064.801</text:p>
          </table:table-cell>
          <table:table-cell office:value-type="float" office:value="0.9506136" calcext:value-type="float">
            <text:p>0.9506136</text:p>
          </table:table-cell>
          <table:table-cell office:value-type="float" office:value="0.3592332" calcext:value-type="float">
            <text:p>0.3592332</text:p>
          </table:table-cell>
          <table:table-cell office:value-type="float" office:value="0.1671163" calcext:value-type="float">
            <text:p>0.1671163</text:p>
          </table:table-cell>
          <table:table-cell office:value-type="float" office:value="0.2039219" calcext:value-type="float">
            <text:p>0.2039219</text:p>
          </table:table-cell>
          <table:table-cell office:value-type="float" office:value="0.2721534" calcext:value-type="float">
            <text:p>0.2721534</text:p>
          </table:table-cell>
          <table:table-cell office:value-type="float" office:value="0.280742" calcext:value-type="float">
            <text:p>0.280742</text:p>
          </table:table-cell>
          <table:table-cell office:value-type="float" office:value="0.2868371" calcext:value-type="float">
            <text:p>0.2868371</text:p>
          </table:table-cell>
          <table:table-cell office:value-type="float" office:value="0.2601154" calcext:value-type="float">
            <text:p>0.2601154</text:p>
          </table:table-cell>
          <table:table-cell office:value-type="float" office:value="0.2674864" calcext:value-type="float">
            <text:p>0.2674864</text:p>
          </table:table-cell>
          <table:table-cell office:value-type="float" office:value="0.3597228" calcext:value-type="float">
            <text:p>0.3597228</text:p>
          </table:table-cell>
          <table:table-cell office:value-type="float" office:value="0.3551962" calcext:value-type="float">
            <text:p>0.3551962</text:p>
          </table:table-cell>
          <table:table-cell office:value-type="float" office:value="0.3687574" calcext:value-type="float">
            <text:p>0.3687574</text:p>
          </table:table-cell>
          <table:table-cell office:value-type="float" office:value="0.3861781" calcext:value-type="float">
            <text:p>0.3861781</text:p>
          </table:table-cell>
          <table:table-cell office:value-type="float" office:value="0.3980285" calcext:value-type="float">
            <text:p>0.39802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179E-015" calcext:value-type="float">
            <text:p>1.982179E-15</text:p>
          </table:table-cell>
          <table:table-cell office:value-type="float" office:value="9.62277E-016" calcext:value-type="float">
            <text:p>9.62277E-16</text:p>
          </table:table-cell>
          <table:table-cell office:value-type="float" office:value="9.922493E-016" calcext:value-type="float">
            <text:p>9.922493E-16</text:p>
          </table:table-cell>
          <table:table-cell office:value-type="float" office:value="9.46197E-016" calcext:value-type="float">
            <text:p>9.46197E-16</text:p>
          </table:table-cell>
          <table:table-cell office:value-type="float" office:value="2.430443E-017" calcext:value-type="float">
            <text:p>2.43044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32829" calcext:value-type="float">
            <text:p>-3.232829</text:p>
          </table:table-cell>
          <table:table-cell office:value-type="float" office:value="-0.7052662" calcext:value-type="float">
            <text:p>-0.7052662</text:p>
          </table:table-cell>
          <table:table-cell office:value-type="float" office:value="-0.07651645" calcext:value-type="float">
            <text:p>-0.07651645</text:p>
          </table:table-cell>
          <table:table-cell office:value-type="float" office:value="-0.06023009" calcext:value-type="float">
            <text:p>-0.06023009</text:p>
          </table:table-cell>
          <table:table-cell office:value-type="float" office:value="-0.05104947" calcext:value-type="float">
            <text:p>-0.05104947</text:p>
          </table:table-cell>
          <table:table-cell office:value-type="float" office:value="-0.04142624" calcext:value-type="float">
            <text:p>-0.04142624</text:p>
          </table:table-cell>
          <table:table-cell office:value-type="float" office:value="-0.03280597" calcext:value-type="float">
            <text:p>-0.03280597</text:p>
          </table:table-cell>
          <table:table-cell office:value-type="float" office:value="-0.02799937" calcext:value-type="float">
            <text:p>-0.02799937</text:p>
          </table:table-cell>
          <table:table-cell office:value-type="float" office:value="-0.02133169" calcext:value-type="float">
            <text:p>-0.02133169</text:p>
          </table:table-cell>
          <table:table-cell office:value-type="float" office:value="-0.01488984" calcext:value-type="float">
            <text:p>-0.0148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53462" calcext:value-type="float">
            <text:p>-6.553462</text:p>
          </table:table-cell>
          <table:table-cell office:value-type="float" office:value="0.03476796" calcext:value-type="float">
            <text:p>0.03476796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6164" calcext:value-type="float">
            <text:p>-2.3161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9.21202" calcext:value-type="float">
            <text:p>49.21202</text:p>
          </table:table-cell>
          <table:table-cell office:value-type="float" office:value="0" calcext:value-type="float">
            <text:p>0</text:p>
          </table:table-cell>
          <table:table-cell office:value-type="float" office:value="1063.915" calcext:value-type="float">
            <text:p>1063.915</text:p>
          </table:table-cell>
          <table:table-cell office:value-type="float" office:value="0.9506168" calcext:value-type="float">
            <text:p>0.9506168</text:p>
          </table:table-cell>
          <table:table-cell office:value-type="float" office:value="0" calcext:value-type="float">
            <text:p>0</text:p>
          </table:table-cell>
          <table:table-cell office:value-type="float" office:value="0.149106" calcext:value-type="float">
            <text:p>0.149106</text:p>
          </table:table-cell>
          <table:table-cell office:value-type="float" office:value="0.2006852" calcext:value-type="float">
            <text:p>0.2006852</text:p>
          </table:table-cell>
          <table:table-cell office:value-type="float" office:value="0.2724918" calcext:value-type="float">
            <text:p>0.2724918</text:p>
          </table:table-cell>
          <table:table-cell office:value-type="float" office:value="0.2807363" calcext:value-type="float">
            <text:p>0.2807363</text:p>
          </table:table-cell>
          <table:table-cell office:value-type="float" office:value="0.2867169" calcext:value-type="float">
            <text:p>0.2867169</text:p>
          </table:table-cell>
          <table:table-cell office:value-type="float" office:value="0.2599295" calcext:value-type="float">
            <text:p>0.2599295</text:p>
          </table:table-cell>
          <table:table-cell office:value-type="float" office:value="0.2672298" calcext:value-type="float">
            <text:p>0.2672298</text:p>
          </table:table-cell>
          <table:table-cell office:value-type="float" office:value="0.3596405" calcext:value-type="float">
            <text:p>0.3596405</text:p>
          </table:table-cell>
          <table:table-cell office:value-type="float" office:value="0.3550949" calcext:value-type="float">
            <text:p>0.3550949</text:p>
          </table:table-cell>
          <table:table-cell office:value-type="float" office:value="0.3686879" calcext:value-type="float">
            <text:p>0.3686879</text:p>
          </table:table-cell>
          <table:table-cell office:value-type="float" office:value="0.3861403" calcext:value-type="float">
            <text:p>0.3861403</text:p>
          </table:table-cell>
          <table:table-cell office:value-type="float" office:value="0.397995" calcext:value-type="float">
            <text:p>0.3979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473E-015" calcext:value-type="float">
            <text:p>1.967473E-15</text:p>
          </table:table-cell>
          <table:table-cell office:value-type="float" office:value="9.440105E-016" calcext:value-type="float">
            <text:p>9.440105E-16</text:p>
          </table:table-cell>
          <table:table-cell office:value-type="float" office:value="9.92247E-016" calcext:value-type="float">
            <text:p>9.92247E-16</text:p>
          </table:table-cell>
          <table:table-cell office:value-type="float" office:value="9.461934E-016" calcext:value-type="float">
            <text:p>9.461934E-16</text:p>
          </table:table-cell>
          <table:table-cell office:value-type="float" office:value="2.430443E-017" calcext:value-type="float">
            <text:p>2.43044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873696" calcext:value-type="float">
            <text:p>-7.873696</text:p>
          </table:table-cell>
          <table:table-cell office:value-type="float" office:value="-0.7976714" calcext:value-type="float">
            <text:p>-0.7976714</text:p>
          </table:table-cell>
          <table:table-cell office:value-type="float" office:value="-0.07577486" calcext:value-type="float">
            <text:p>-0.07577486</text:p>
          </table:table-cell>
          <table:table-cell office:value-type="float" office:value="-0.06024148" calcext:value-type="float">
            <text:p>-0.06024148</text:p>
          </table:table-cell>
          <table:table-cell office:value-type="float" office:value="-0.05121531" calcext:value-type="float">
            <text:p>-0.05121531</text:p>
          </table:table-cell>
          <table:table-cell office:value-type="float" office:value="-0.04165361" calcext:value-type="float">
            <text:p>-0.04165361</text:p>
          </table:table-cell>
          <table:table-cell office:value-type="float" office:value="-0.03305873" calcext:value-type="float">
            <text:p>-0.03305873</text:p>
          </table:table-cell>
          <table:table-cell office:value-type="float" office:value="-0.02813848" calcext:value-type="float">
            <text:p>-0.02813848</text:p>
          </table:table-cell>
          <table:table-cell office:value-type="float" office:value="-0.02143322" calcext:value-type="float">
            <text:p>-0.02143322</text:p>
          </table:table-cell>
          <table:table-cell office:value-type="float" office:value="-0.0149379" calcext:value-type="float">
            <text:p>-0.0149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8211" calcext:value-type="float">
            <text:p>-13.98211</text:p>
          </table:table-cell>
          <table:table-cell office:value-type="float" office:value="0.03473999" calcext:value-type="float">
            <text:p>0.03473999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6655" calcext:value-type="float">
            <text:p>-2.3166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9.5495" calcext:value-type="float">
            <text:p>49.5495</text:p>
          </table:table-cell>
          <table:table-cell office:value-type="float" office:value="0" calcext:value-type="float">
            <text:p>0</text:p>
          </table:table-cell>
          <table:table-cell office:value-type="float" office:value="1063.577" calcext:value-type="float">
            <text:p>1063.577</text:p>
          </table:table-cell>
          <table:table-cell office:value-type="float" office:value="0.9506168" calcext:value-type="float">
            <text:p>0.9506168</text:p>
          </table:table-cell>
          <table:table-cell office:value-type="float" office:value="0" calcext:value-type="float">
            <text:p>0</text:p>
          </table:table-cell>
          <table:table-cell office:value-type="float" office:value="0.1458591" calcext:value-type="float">
            <text:p>0.1458591</text:p>
          </table:table-cell>
          <table:table-cell office:value-type="float" office:value="0.1976285" calcext:value-type="float">
            <text:p>0.1976285</text:p>
          </table:table-cell>
          <table:table-cell office:value-type="float" office:value="0.2725028" calcext:value-type="float">
            <text:p>0.2725028</text:p>
          </table:table-cell>
          <table:table-cell office:value-type="float" office:value="0.2807244" calcext:value-type="float">
            <text:p>0.2807244</text:p>
          </table:table-cell>
          <table:table-cell office:value-type="float" office:value="0.286631" calcext:value-type="float">
            <text:p>0.286631</text:p>
          </table:table-cell>
          <table:table-cell office:value-type="float" office:value="0.2597503" calcext:value-type="float">
            <text:p>0.2597503</text:p>
          </table:table-cell>
          <table:table-cell office:value-type="float" office:value="0.2669354" calcext:value-type="float">
            <text:p>0.2669354</text:p>
          </table:table-cell>
          <table:table-cell office:value-type="float" office:value="0.3595541" calcext:value-type="float">
            <text:p>0.3595541</text:p>
          </table:table-cell>
          <table:table-cell office:value-type="float" office:value="0.354993" calcext:value-type="float">
            <text:p>0.354993</text:p>
          </table:table-cell>
          <table:table-cell office:value-type="float" office:value="0.3686165" calcext:value-type="float">
            <text:p>0.3686165</text:p>
          </table:table-cell>
          <table:table-cell office:value-type="float" office:value="0.38612" calcext:value-type="float">
            <text:p>0.38612</text:p>
          </table:table-cell>
          <table:table-cell office:value-type="float" office:value="0.3979629" calcext:value-type="float">
            <text:p>0.39796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517E-015" calcext:value-type="float">
            <text:p>1.967517E-15</text:p>
          </table:table-cell>
          <table:table-cell office:value-type="float" office:value="9.440077E-016" calcext:value-type="float">
            <text:p>9.440077E-16</text:p>
          </table:table-cell>
          <table:table-cell office:value-type="float" office:value="9.922453E-016" calcext:value-type="float">
            <text:p>9.922453E-16</text:p>
          </table:table-cell>
          <table:table-cell office:value-type="float" office:value="9.461881E-016" calcext:value-type="float">
            <text:p>9.461881E-16</text:p>
          </table:table-cell>
          <table:table-cell office:value-type="float" office:value="2.430443E-017" calcext:value-type="float">
            <text:p>2.43044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356181" calcext:value-type="float">
            <text:p>-9.356181</text:p>
          </table:table-cell>
          <table:table-cell office:value-type="float" office:value="-0.8971763" calcext:value-type="float">
            <text:p>-0.8971763</text:p>
          </table:table-cell>
          <table:table-cell office:value-type="float" office:value="-0.07576226" calcext:value-type="float">
            <text:p>-0.07576226</text:p>
          </table:table-cell>
          <table:table-cell office:value-type="float" office:value="-0.06026056" calcext:value-type="float">
            <text:p>-0.06026056</text:p>
          </table:table-cell>
          <table:table-cell office:value-type="float" office:value="-0.05133362" calcext:value-type="float">
            <text:p>-0.05133362</text:p>
          </table:table-cell>
          <table:table-cell office:value-type="float" office:value="-0.0418744" calcext:value-type="float">
            <text:p>-0.0418744</text:p>
          </table:table-cell>
          <table:table-cell office:value-type="float" office:value="-0.03332001" calcext:value-type="float">
            <text:p>-0.03332001</text:p>
          </table:table-cell>
          <table:table-cell office:value-type="float" office:value="-0.02828476" calcext:value-type="float">
            <text:p>-0.02828476</text:p>
          </table:table-cell>
          <table:table-cell office:value-type="float" office:value="-0.02153575" calcext:value-type="float">
            <text:p>-0.02153575</text:p>
          </table:table-cell>
          <table:table-cell office:value-type="float" office:value="-0.01498755" calcext:value-type="float">
            <text:p>-0.01498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0477" calcext:value-type="float">
            <text:p>-15.40477</text:p>
          </table:table-cell>
          <table:table-cell office:value-type="float" office:value="0.03469792" calcext:value-type="float">
            <text:p>0.03469792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7152" calcext:value-type="float">
            <text:p>-2.3171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9.86767" calcext:value-type="float">
            <text:p>49.86767</text:p>
          </table:table-cell>
          <table:table-cell office:value-type="float" office:value="0" calcext:value-type="float">
            <text:p>0</text:p>
          </table:table-cell>
          <table:table-cell office:value-type="float" office:value="1063.259" calcext:value-type="float">
            <text:p>1063.259</text:p>
          </table:table-cell>
          <table:table-cell office:value-type="float" office:value="0.9506168" calcext:value-type="float">
            <text:p>0.9506168</text:p>
          </table:table-cell>
          <table:table-cell office:value-type="float" office:value="0" calcext:value-type="float">
            <text:p>0</text:p>
          </table:table-cell>
          <table:table-cell office:value-type="float" office:value="0.144307" calcext:value-type="float">
            <text:p>0.144307</text:p>
          </table:table-cell>
          <table:table-cell office:value-type="float" office:value="0.1946069" calcext:value-type="float">
            <text:p>0.1946069</text:p>
          </table:table-cell>
          <table:table-cell office:value-type="float" office:value="0.2727913" calcext:value-type="float">
            <text:p>0.2727913</text:p>
          </table:table-cell>
          <table:table-cell office:value-type="float" office:value="0.2807671" calcext:value-type="float">
            <text:p>0.2807671</text:p>
          </table:table-cell>
          <table:table-cell office:value-type="float" office:value="0.2865591" calcext:value-type="float">
            <text:p>0.2865591</text:p>
          </table:table-cell>
          <table:table-cell office:value-type="float" office:value="0.2595849" calcext:value-type="float">
            <text:p>0.2595849</text:p>
          </table:table-cell>
          <table:table-cell office:value-type="float" office:value="0.2666923" calcext:value-type="float">
            <text:p>0.2666923</text:p>
          </table:table-cell>
          <table:table-cell office:value-type="float" office:value="0.3594608" calcext:value-type="float">
            <text:p>0.3594608</text:p>
          </table:table-cell>
          <table:table-cell office:value-type="float" office:value="0.3548911" calcext:value-type="float">
            <text:p>0.3548911</text:p>
          </table:table-cell>
          <table:table-cell office:value-type="float" office:value="0.3685482" calcext:value-type="float">
            <text:p>0.3685482</text:p>
          </table:table-cell>
          <table:table-cell office:value-type="float" office:value="0.3860939" calcext:value-type="float">
            <text:p>0.3860939</text:p>
          </table:table-cell>
          <table:table-cell office:value-type="float" office:value="0.3979326" calcext:value-type="float">
            <text:p>0.39793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585E-015" calcext:value-type="float">
            <text:p>1.967585E-15</text:p>
          </table:table-cell>
          <table:table-cell office:value-type="float" office:value="9.440012E-016" calcext:value-type="float">
            <text:p>9.440012E-16</text:p>
          </table:table-cell>
          <table:table-cell office:value-type="float" office:value="9.922417E-016" calcext:value-type="float">
            <text:p>9.922417E-16</text:p>
          </table:table-cell>
          <table:table-cell office:value-type="float" office:value="9.461822E-016" calcext:value-type="float">
            <text:p>9.461822E-16</text:p>
          </table:table-cell>
          <table:table-cell office:value-type="float" office:value="2.430425E-017" calcext:value-type="float">
            <text:p>2.43042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12079" calcext:value-type="float">
            <text:p>-10.12079</text:p>
          </table:table-cell>
          <table:table-cell office:value-type="float" office:value="-1.010103" calcext:value-type="float">
            <text:p>-1.010103</text:p>
          </table:table-cell>
          <table:table-cell office:value-type="float" office:value="-0.07513611" calcext:value-type="float">
            <text:p>-0.07513611</text:p>
          </table:table-cell>
          <table:table-cell office:value-type="float" office:value="-0.06019096" calcext:value-type="float">
            <text:p>-0.06019096</text:p>
          </table:table-cell>
          <table:table-cell office:value-type="float" office:value="-0.05143325" calcext:value-type="float">
            <text:p>-0.05143325</text:p>
          </table:table-cell>
          <table:table-cell office:value-type="float" office:value="-0.04207926" calcext:value-type="float">
            <text:p>-0.04207926</text:p>
          </table:table-cell>
          <table:table-cell office:value-type="float" office:value="-0.03353729" calcext:value-type="float">
            <text:p>-0.03353729</text:p>
          </table:table-cell>
          <table:table-cell office:value-type="float" office:value="-0.02844383" calcext:value-type="float">
            <text:p>-0.02844383</text:p>
          </table:table-cell>
          <table:table-cell office:value-type="float" office:value="-0.02163877" calcext:value-type="float">
            <text:p>-0.02163877</text:p>
          </table:table-cell>
          <table:table-cell office:value-type="float" office:value="-0.0150352" calcext:value-type="float">
            <text:p>-0.015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8959" calcext:value-type="float">
            <text:p>-18.78959</text:p>
          </table:table-cell>
          <table:table-cell office:value-type="float" office:value="0.0346524" calcext:value-type="float">
            <text:p>0.0346524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7669" calcext:value-type="float">
            <text:p>-2.3176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50.14461" calcext:value-type="float">
            <text:p>50.14461</text:p>
          </table:table-cell>
          <table:table-cell office:value-type="float" office:value="0" calcext:value-type="float">
            <text:p>0</text:p>
          </table:table-cell>
          <table:table-cell office:value-type="float" office:value="1062.983" calcext:value-type="float">
            <text:p>1062.983</text:p>
          </table:table-cell>
          <table:table-cell office:value-type="float" office:value="0.9506168" calcext:value-type="float">
            <text:p>0.9506168</text:p>
          </table:table-cell>
          <table:table-cell office:value-type="float" office:value="0" calcext:value-type="float">
            <text:p>0</text:p>
          </table:table-cell>
          <table:table-cell office:value-type="float" office:value="0.1436035" calcext:value-type="float">
            <text:p>0.1436035</text:p>
          </table:table-cell>
          <table:table-cell office:value-type="float" office:value="0.1924045" calcext:value-type="float">
            <text:p>0.1924045</text:p>
          </table:table-cell>
          <table:table-cell office:value-type="float" office:value="0.2726882" calcext:value-type="float">
            <text:p>0.2726882</text:p>
          </table:table-cell>
          <table:table-cell office:value-type="float" office:value="0.2807767" calcext:value-type="float">
            <text:p>0.2807767</text:p>
          </table:table-cell>
          <table:table-cell office:value-type="float" office:value="0.2865064" calcext:value-type="float">
            <text:p>0.2865064</text:p>
          </table:table-cell>
          <table:table-cell office:value-type="float" office:value="0.2594383" calcext:value-type="float">
            <text:p>0.2594383</text:p>
          </table:table-cell>
          <table:table-cell office:value-type="float" office:value="0.2664759" calcext:value-type="float">
            <text:p>0.2664759</text:p>
          </table:table-cell>
          <table:table-cell office:value-type="float" office:value="0.3593681" calcext:value-type="float">
            <text:p>0.3593681</text:p>
          </table:table-cell>
          <table:table-cell office:value-type="float" office:value="0.3547892" calcext:value-type="float">
            <text:p>0.3547892</text:p>
          </table:table-cell>
          <table:table-cell office:value-type="float" office:value="0.3684802" calcext:value-type="float">
            <text:p>0.3684802</text:p>
          </table:table-cell>
          <table:table-cell office:value-type="float" office:value="0.3860637" calcext:value-type="float">
            <text:p>0.3860637</text:p>
          </table:table-cell>
          <table:table-cell office:value-type="float" office:value="0.3979035" calcext:value-type="float">
            <text:p>0.39790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671E-015" calcext:value-type="float">
            <text:p>1.967671E-15</text:p>
          </table:table-cell>
          <table:table-cell office:value-type="float" office:value="9.439963E-016" calcext:value-type="float">
            <text:p>9.439963E-16</text:p>
          </table:table-cell>
          <table:table-cell office:value-type="float" office:value="9.922357E-016" calcext:value-type="float">
            <text:p>9.922357E-16</text:p>
          </table:table-cell>
          <table:table-cell office:value-type="float" office:value="9.461765E-016" calcext:value-type="float">
            <text:p>9.461765E-16</text:p>
          </table:table-cell>
          <table:table-cell office:value-type="float" office:value="2.430384E-017" calcext:value-type="float">
            <text:p>2.430384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50213" calcext:value-type="float">
            <text:p>-10.50213</text:p>
          </table:table-cell>
          <table:table-cell office:value-type="float" office:value="-1.103935" calcext:value-type="float">
            <text:p>-1.103935</text:p>
          </table:table-cell>
          <table:table-cell office:value-type="float" office:value="-0.07534943" calcext:value-type="float">
            <text:p>-0.07534943</text:p>
          </table:table-cell>
          <table:table-cell office:value-type="float" office:value="-0.06017357" calcext:value-type="float">
            <text:p>-0.06017357</text:p>
          </table:table-cell>
          <table:table-cell office:value-type="float" office:value="-0.05150619" calcext:value-type="float">
            <text:p>-0.05150619</text:p>
          </table:table-cell>
          <table:table-cell office:value-type="float" office:value="-0.04226182" calcext:value-type="float">
            <text:p>-0.04226182</text:p>
          </table:table-cell>
          <table:table-cell office:value-type="float" office:value="-0.03373199" calcext:value-type="float">
            <text:p>-0.03373199</text:p>
          </table:table-cell>
          <table:table-cell office:value-type="float" office:value="-0.02860292" calcext:value-type="float">
            <text:p>-0.02860292</text:p>
          </table:table-cell>
          <table:table-cell office:value-type="float" office:value="-0.02174237" calcext:value-type="float">
            <text:p>-0.02174237</text:p>
          </table:table-cell>
          <table:table-cell office:value-type="float" office:value="-0.01508267" calcext:value-type="float">
            <text:p>-0.01508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0305" calcext:value-type="float">
            <text:p>-20.50305</text:p>
          </table:table-cell>
          <table:table-cell office:value-type="float" office:value="0.03460591" calcext:value-type="float">
            <text:p>0.03460591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819" calcext:value-type="float">
            <text:p>-2.318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50.42212" calcext:value-type="float">
            <text:p>50.42212</text:p>
          </table:table-cell>
          <table:table-cell office:value-type="float" office:value="0" calcext:value-type="float">
            <text:p>0</text:p>
          </table:table-cell>
          <table:table-cell office:value-type="float" office:value="1062.707" calcext:value-type="float">
            <text:p>1062.707</text:p>
          </table:table-cell>
          <table:table-cell office:value-type="float" office:value="0.9506168" calcext:value-type="float">
            <text:p>0.9506168</text:p>
          </table:table-cell>
          <table:table-cell office:value-type="float" office:value="0" calcext:value-type="float">
            <text:p>0</text:p>
          </table:table-cell>
          <table:table-cell office:value-type="float" office:value="0.1394233" calcext:value-type="float">
            <text:p>0.1394233</text:p>
          </table:table-cell>
          <table:table-cell office:value-type="float" office:value="0.1898661" calcext:value-type="float">
            <text:p>0.1898661</text:p>
          </table:table-cell>
          <table:table-cell office:value-type="float" office:value="0.2729958" calcext:value-type="float">
            <text:p>0.2729958</text:p>
          </table:table-cell>
          <table:table-cell office:value-type="float" office:value="0.2807908" calcext:value-type="float">
            <text:p>0.2807908</text:p>
          </table:table-cell>
          <table:table-cell office:value-type="float" office:value="0.2864457" calcext:value-type="float">
            <text:p>0.2864457</text:p>
          </table:table-cell>
          <table:table-cell office:value-type="float" office:value="0.2593051" calcext:value-type="float">
            <text:p>0.2593051</text:p>
          </table:table-cell>
          <table:table-cell office:value-type="float" office:value="0.2662766" calcext:value-type="float">
            <text:p>0.2662766</text:p>
          </table:table-cell>
          <table:table-cell office:value-type="float" office:value="0.3592763" calcext:value-type="float">
            <text:p>0.3592763</text:p>
          </table:table-cell>
          <table:table-cell office:value-type="float" office:value="0.3546874" calcext:value-type="float">
            <text:p>0.3546874</text:p>
          </table:table-cell>
          <table:table-cell office:value-type="float" office:value="0.3684123" calcext:value-type="float">
            <text:p>0.3684123</text:p>
          </table:table-cell>
          <table:table-cell office:value-type="float" office:value="0.3860297" calcext:value-type="float">
            <text:p>0.3860297</text:p>
          </table:table-cell>
          <table:table-cell office:value-type="float" office:value="0.3978728" calcext:value-type="float">
            <text:p>0.39787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752E-015" calcext:value-type="float">
            <text:p>1.967752E-15</text:p>
          </table:table-cell>
          <table:table-cell office:value-type="float" office:value="9.439929E-016" calcext:value-type="float">
            <text:p>9.439929E-16</text:p>
          </table:table-cell>
          <table:table-cell office:value-type="float" office:value="9.922292E-016" calcext:value-type="float">
            <text:p>9.922292E-16</text:p>
          </table:table-cell>
          <table:table-cell office:value-type="float" office:value="9.4617E-016" calcext:value-type="float">
            <text:p>9.4617E-16</text:p>
          </table:table-cell>
          <table:table-cell office:value-type="float" office:value="2.43034E-017" calcext:value-type="float">
            <text:p>2.4303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28024" calcext:value-type="float">
            <text:p>-13.28024</text:p>
          </table:table-cell>
          <table:table-cell office:value-type="float" office:value="-1.221804" calcext:value-type="float">
            <text:p>-1.221804</text:p>
          </table:table-cell>
          <table:table-cell office:value-type="float" office:value="-0.07470698" calcext:value-type="float">
            <text:p>-0.07470698</text:p>
          </table:table-cell>
          <table:table-cell office:value-type="float" office:value="-0.06015214" calcext:value-type="float">
            <text:p>-0.06015214</text:p>
          </table:table-cell>
          <table:table-cell office:value-type="float" office:value="-0.05159072" calcext:value-type="float">
            <text:p>-0.05159072</text:p>
          </table:table-cell>
          <table:table-cell office:value-type="float" office:value="-0.04242855" calcext:value-type="float">
            <text:p>-0.04242855</text:p>
          </table:table-cell>
          <table:table-cell office:value-type="float" office:value="-0.03391234" calcext:value-type="float">
            <text:p>-0.03391234</text:p>
          </table:table-cell>
          <table:table-cell office:value-type="float" office:value="-0.02876141" calcext:value-type="float">
            <text:p>-0.02876141</text:p>
          </table:table-cell>
          <table:table-cell office:value-type="float" office:value="-0.02184642" calcext:value-type="float">
            <text:p>-0.02184642</text:p>
          </table:table-cell>
          <table:table-cell office:value-type="float" office:value="-0.01513034" calcext:value-type="float">
            <text:p>-0.01513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12171" calcext:value-type="float">
            <text:p>-19.12171</text:p>
          </table:table-cell>
          <table:table-cell office:value-type="float" office:value="0.03459097" calcext:value-type="float">
            <text:p>0.03459097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8703" calcext:value-type="float">
            <text:p>-2.3187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51.14217" calcext:value-type="float">
            <text:p>51.14217</text:p>
          </table:table-cell>
          <table:table-cell office:value-type="float" office:value="0" calcext:value-type="float">
            <text:p>0</text:p>
          </table:table-cell>
          <table:table-cell office:value-type="float" office:value="1062.586" calcext:value-type="float">
            <text:p>1062.586</text:p>
          </table:table-cell>
          <table:table-cell office:value-type="float" office:value="0.9509216" calcext:value-type="float">
            <text:p>0.9509216</text:p>
          </table:table-cell>
          <table:table-cell office:value-type="float" office:value="0" calcext:value-type="float">
            <text:p>0</text:p>
          </table:table-cell>
          <table:table-cell office:value-type="float" office:value="0.1465746" calcext:value-type="float">
            <text:p>0.1465746</text:p>
          </table:table-cell>
          <table:table-cell office:value-type="float" office:value="0.1880955" calcext:value-type="float">
            <text:p>0.1880955</text:p>
          </table:table-cell>
          <table:table-cell office:value-type="float" office:value="0.2730534" calcext:value-type="float">
            <text:p>0.2730534</text:p>
          </table:table-cell>
          <table:table-cell office:value-type="float" office:value="0.280837" calcext:value-type="float">
            <text:p>0.280837</text:p>
          </table:table-cell>
          <table:table-cell office:value-type="float" office:value="0.2864134" calcext:value-type="float">
            <text:p>0.2864134</text:p>
          </table:table-cell>
          <table:table-cell office:value-type="float" office:value="0.2591869" calcext:value-type="float">
            <text:p>0.2591869</text:p>
          </table:table-cell>
          <table:table-cell office:value-type="float" office:value="0.2660916" calcext:value-type="float">
            <text:p>0.2660916</text:p>
          </table:table-cell>
          <table:table-cell office:value-type="float" office:value="0.3591877" calcext:value-type="float">
            <text:p>0.3591877</text:p>
          </table:table-cell>
          <table:table-cell office:value-type="float" office:value="0.3545855" calcext:value-type="float">
            <text:p>0.3545855</text:p>
          </table:table-cell>
          <table:table-cell office:value-type="float" office:value="0.3683443" calcext:value-type="float">
            <text:p>0.3683443</text:p>
          </table:table-cell>
          <table:table-cell office:value-type="float" office:value="0.3859929" calcext:value-type="float">
            <text:p>0.3859929</text:p>
          </table:table-cell>
          <table:table-cell office:value-type="float" office:value="0.3978407" calcext:value-type="float">
            <text:p>0.39784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834E-015" calcext:value-type="float">
            <text:p>1.967834E-15</text:p>
          </table:table-cell>
          <table:table-cell office:value-type="float" office:value="9.43988E-016" calcext:value-type="float">
            <text:p>9.43988E-16</text:p>
          </table:table-cell>
          <table:table-cell office:value-type="float" office:value="9.922241E-016" calcext:value-type="float">
            <text:p>9.922241E-16</text:p>
          </table:table-cell>
          <table:table-cell office:value-type="float" office:value="9.461634E-016" calcext:value-type="float">
            <text:p>9.461634E-16</text:p>
          </table:table-cell>
          <table:table-cell office:value-type="float" office:value="2.430294E-017" calcext:value-type="float">
            <text:p>2.43029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971665" calcext:value-type="float">
            <text:p>-8.971665</text:p>
          </table:table-cell>
          <table:table-cell office:value-type="float" office:value="-1.313503" calcext:value-type="float">
            <text:p>-1.313503</text:p>
          </table:table-cell>
          <table:table-cell office:value-type="float" office:value="-0.07458039" calcext:value-type="float">
            <text:p>-0.07458039</text:p>
          </table:table-cell>
          <table:table-cell office:value-type="float" office:value="-0.06007546" calcext:value-type="float">
            <text:p>-0.06007546</text:p>
          </table:table-cell>
          <table:table-cell office:value-type="float" office:value="-0.05163568" calcext:value-type="float">
            <text:p>-0.05163568</text:p>
          </table:table-cell>
          <table:table-cell office:value-type="float" office:value="-0.04257708" calcext:value-type="float">
            <text:p>-0.04257708</text:p>
          </table:table-cell>
          <table:table-cell office:value-type="float" office:value="-0.03408081" calcext:value-type="float">
            <text:p>-0.03408081</text:p>
          </table:table-cell>
          <table:table-cell office:value-type="float" office:value="-0.02891527" calcext:value-type="float">
            <text:p>-0.02891527</text:p>
          </table:table-cell>
          <table:table-cell office:value-type="float" office:value="-0.02195104" calcext:value-type="float">
            <text:p>-0.02195104</text:p>
          </table:table-cell>
          <table:table-cell office:value-type="float" office:value="-0.01517817" calcext:value-type="float">
            <text:p>-0.0151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4768" calcext:value-type="float">
            <text:p>-15.84768</text:p>
          </table:table-cell>
          <table:table-cell office:value-type="float" office:value="0.03454971" calcext:value-type="float">
            <text:p>0.03454971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9239" calcext:value-type="float">
            <text:p>-2.3192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51.46591" calcext:value-type="float">
            <text:p>51.46591</text:p>
          </table:table-cell>
          <table:table-cell office:value-type="float" office:value="0" calcext:value-type="float">
            <text:p>0</text:p>
          </table:table-cell>
          <table:table-cell office:value-type="float" office:value="1062.262" calcext:value-type="float">
            <text:p>1062.262</text:p>
          </table:table-cell>
          <table:table-cell office:value-type="float" office:value="0.9509216" calcext:value-type="float">
            <text:p>0.9509216</text:p>
          </table:table-cell>
          <table:table-cell office:value-type="float" office:value="0" calcext:value-type="float">
            <text:p>0</text:p>
          </table:table-cell>
          <table:table-cell office:value-type="float" office:value="0.1427124" calcext:value-type="float">
            <text:p>0.1427124</text:p>
          </table:table-cell>
          <table:table-cell office:value-type="float" office:value="0.1865972" calcext:value-type="float">
            <text:p>0.1865972</text:p>
          </table:table-cell>
          <table:table-cell office:value-type="float" office:value="0.2729171" calcext:value-type="float">
            <text:p>0.2729171</text:p>
          </table:table-cell>
          <table:table-cell office:value-type="float" office:value="0.2808256" calcext:value-type="float">
            <text:p>0.2808256</text:p>
          </table:table-cell>
          <table:table-cell office:value-type="float" office:value="0.2863736" calcext:value-type="float">
            <text:p>0.2863736</text:p>
          </table:table-cell>
          <table:table-cell office:value-type="float" office:value="0.259082" calcext:value-type="float">
            <text:p>0.259082</text:p>
          </table:table-cell>
          <table:table-cell office:value-type="float" office:value="0.2659192" calcext:value-type="float">
            <text:p>0.2659192</text:p>
          </table:table-cell>
          <table:table-cell office:value-type="float" office:value="0.3591025" calcext:value-type="float">
            <text:p>0.3591025</text:p>
          </table:table-cell>
          <table:table-cell office:value-type="float" office:value="0.3544836" calcext:value-type="float">
            <text:p>0.3544836</text:p>
          </table:table-cell>
          <table:table-cell office:value-type="float" office:value="0.3682763" calcext:value-type="float">
            <text:p>0.3682763</text:p>
          </table:table-cell>
          <table:table-cell office:value-type="float" office:value="0.3859535" calcext:value-type="float">
            <text:p>0.3859535</text:p>
          </table:table-cell>
          <table:table-cell office:value-type="float" office:value="0.3978085" calcext:value-type="float">
            <text:p>0.39780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929E-015" calcext:value-type="float">
            <text:p>1.967929E-15</text:p>
          </table:table-cell>
          <table:table-cell office:value-type="float" office:value="9.439839E-016" calcext:value-type="float">
            <text:p>9.439839E-16</text:p>
          </table:table-cell>
          <table:table-cell office:value-type="float" office:value="9.922174E-016" calcext:value-type="float">
            <text:p>9.922174E-16</text:p>
          </table:table-cell>
          <table:table-cell office:value-type="float" office:value="9.461557E-016" calcext:value-type="float">
            <text:p>9.461557E-16</text:p>
          </table:table-cell>
          <table:table-cell office:value-type="float" office:value="2.430247E-017" calcext:value-type="float">
            <text:p>2.43024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98674" calcext:value-type="float">
            <text:p>-10.98674</text:p>
          </table:table-cell>
          <table:table-cell office:value-type="float" office:value="-1.397669" calcext:value-type="float">
            <text:p>-1.397669</text:p>
          </table:table-cell>
          <table:table-cell office:value-type="float" office:value="-0.07486415" calcext:value-type="float">
            <text:p>-0.07486415</text:p>
          </table:table-cell>
          <table:table-cell office:value-type="float" office:value="-0.06009294" calcext:value-type="float">
            <text:p>-0.06009294</text:p>
          </table:table-cell>
          <table:table-cell office:value-type="float" office:value="-0.05169039" calcext:value-type="float">
            <text:p>-0.05169039</text:p>
          </table:table-cell>
          <table:table-cell office:value-type="float" office:value="-0.04270942" calcext:value-type="float">
            <text:p>-0.04270942</text:p>
          </table:table-cell>
          <table:table-cell office:value-type="float" office:value="-0.03423858" calcext:value-type="float">
            <text:p>-0.03423858</text:p>
          </table:table-cell>
          <table:table-cell office:value-type="float" office:value="-0.02906402" calcext:value-type="float">
            <text:p>-0.02906402</text:p>
          </table:table-cell>
          <table:table-cell office:value-type="float" office:value="-0.02205619" calcext:value-type="float">
            <text:p>-0.02205619</text:p>
          </table:table-cell>
          <table:table-cell office:value-type="float" office:value="-0.01522622" calcext:value-type="float">
            <text:p>-0.0152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8092" calcext:value-type="float">
            <text:p>-23.28092</text:p>
          </table:table-cell>
          <table:table-cell office:value-type="float" office:value="0.03450711" calcext:value-type="float">
            <text:p>0.03450711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19785" calcext:value-type="float">
            <text:p>-2.3197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51.68076" calcext:value-type="float">
            <text:p>51.68076</text:p>
          </table:table-cell>
          <table:table-cell office:value-type="float" office:value="0" calcext:value-type="float">
            <text:p>0</text:p>
          </table:table-cell>
          <table:table-cell office:value-type="float" office:value="1062.048" calcext:value-type="float">
            <text:p>1062.048</text:p>
          </table:table-cell>
          <table:table-cell office:value-type="float" office:value="0.9509216" calcext:value-type="float">
            <text:p>0.9509216</text:p>
          </table:table-cell>
          <table:table-cell office:value-type="float" office:value="0" calcext:value-type="float">
            <text:p>0</text:p>
          </table:table-cell>
          <table:table-cell office:value-type="float" office:value="0.1387794" calcext:value-type="float">
            <text:p>0.1387794</text:p>
          </table:table-cell>
          <table:table-cell office:value-type="float" office:value="0.1849167" calcext:value-type="float">
            <text:p>0.1849167</text:p>
          </table:table-cell>
          <table:table-cell office:value-type="float" office:value="0.273145" calcext:value-type="float">
            <text:p>0.273145</text:p>
          </table:table-cell>
          <table:table-cell office:value-type="float" office:value="0.2808031" calcext:value-type="float">
            <text:p>0.2808031</text:p>
          </table:table-cell>
          <table:table-cell office:value-type="float" office:value="0.2863128" calcext:value-type="float">
            <text:p>0.2863128</text:p>
          </table:table-cell>
          <table:table-cell office:value-type="float" office:value="0.2589813" calcext:value-type="float">
            <text:p>0.2589813</text:p>
          </table:table-cell>
          <table:table-cell office:value-type="float" office:value="0.2657561" calcext:value-type="float">
            <text:p>0.2657561</text:p>
          </table:table-cell>
          <table:table-cell office:value-type="float" office:value="0.3590207" calcext:value-type="float">
            <text:p>0.3590207</text:p>
          </table:table-cell>
          <table:table-cell office:value-type="float" office:value="0.3543822" calcext:value-type="float">
            <text:p>0.3543822</text:p>
          </table:table-cell>
          <table:table-cell office:value-type="float" office:value="0.3682076" calcext:value-type="float">
            <text:p>0.3682076</text:p>
          </table:table-cell>
          <table:table-cell office:value-type="float" office:value="0.3859121" calcext:value-type="float">
            <text:p>0.3859121</text:p>
          </table:table-cell>
          <table:table-cell office:value-type="float" office:value="0.3977766" calcext:value-type="float">
            <text:p>0.39777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018E-015" calcext:value-type="float">
            <text:p>1.968018E-15</text:p>
          </table:table-cell>
          <table:table-cell office:value-type="float" office:value="9.439778E-016" calcext:value-type="float">
            <text:p>9.439778E-16</text:p>
          </table:table-cell>
          <table:table-cell office:value-type="float" office:value="9.922116E-016" calcext:value-type="float">
            <text:p>9.922116E-16</text:p>
          </table:table-cell>
          <table:table-cell office:value-type="float" office:value="9.461484E-016" calcext:value-type="float">
            <text:p>9.461484E-16</text:p>
          </table:table-cell>
          <table:table-cell office:value-type="float" office:value="2.430201E-017" calcext:value-type="float">
            <text:p>2.43020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7803" calcext:value-type="float">
            <text:p>-13.7803</text:p>
          </table:table-cell>
          <table:table-cell office:value-type="float" office:value="-1.497277" calcext:value-type="float">
            <text:p>-1.497277</text:p>
          </table:table-cell>
          <table:table-cell office:value-type="float" office:value="-0.07439554" calcext:value-type="float">
            <text:p>-0.07439554</text:p>
          </table:table-cell>
          <table:table-cell office:value-type="float" office:value="-0.06013161" calcext:value-type="float">
            <text:p>-0.06013161</text:p>
          </table:table-cell>
          <table:table-cell office:value-type="float" office:value="-0.05177528" calcext:value-type="float">
            <text:p>-0.05177528</text:p>
          </table:table-cell>
          <table:table-cell office:value-type="float" office:value="-0.04283673" calcext:value-type="float">
            <text:p>-0.04283673</text:p>
          </table:table-cell>
          <table:table-cell office:value-type="float" office:value="-0.03438861" calcext:value-type="float">
            <text:p>-0.03438861</text:p>
          </table:table-cell>
          <table:table-cell office:value-type="float" office:value="-0.02920745" calcext:value-type="float">
            <text:p>-0.02920745</text:p>
          </table:table-cell>
          <table:table-cell office:value-type="float" office:value="-0.02216152" calcext:value-type="float">
            <text:p>-0.02216152</text:p>
          </table:table-cell>
          <table:table-cell office:value-type="float" office:value="-0.01527483" calcext:value-type="float">
            <text:p>-0.01527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3436" calcext:value-type="float">
            <text:p>-18.03436</text:p>
          </table:table-cell>
          <table:table-cell office:value-type="float" office:value="0.03449932" calcext:value-type="float">
            <text:p>0.03449932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0331" calcext:value-type="float">
            <text:p>-2.3203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51.92502" calcext:value-type="float">
            <text:p>51.92502</text:p>
          </table:table-cell>
          <table:table-cell office:value-type="float" office:value="0" calcext:value-type="float">
            <text:p>0</text:p>
          </table:table-cell>
          <table:table-cell office:value-type="float" office:value="1061.803" calcext:value-type="float">
            <text:p>1061.803</text:p>
          </table:table-cell>
          <table:table-cell office:value-type="float" office:value="0.9509216" calcext:value-type="float">
            <text:p>0.9509216</text:p>
          </table:table-cell>
          <table:table-cell office:value-type="float" office:value="0" calcext:value-type="float">
            <text:p>0</text:p>
          </table:table-cell>
          <table:table-cell office:value-type="float" office:value="0.1386024" calcext:value-type="float">
            <text:p>0.1386024</text:p>
          </table:table-cell>
          <table:table-cell office:value-type="float" office:value="0.1831234" calcext:value-type="float">
            <text:p>0.1831234</text:p>
          </table:table-cell>
          <table:table-cell office:value-type="float" office:value="0.2733017" calcext:value-type="float">
            <text:p>0.2733017</text:p>
          </table:table-cell>
          <table:table-cell office:value-type="float" office:value="0.2808562" calcext:value-type="float">
            <text:p>0.2808562</text:p>
          </table:table-cell>
          <table:table-cell office:value-type="float" office:value="0.2862858" calcext:value-type="float">
            <text:p>0.2862858</text:p>
          </table:table-cell>
          <table:table-cell office:value-type="float" office:value="0.2588881" calcext:value-type="float">
            <text:p>0.2588881</text:p>
          </table:table-cell>
          <table:table-cell office:value-type="float" office:value="0.2656005" calcext:value-type="float">
            <text:p>0.2656005</text:p>
          </table:table-cell>
          <table:table-cell office:value-type="float" office:value="0.3589421" calcext:value-type="float">
            <text:p>0.3589421</text:p>
          </table:table-cell>
          <table:table-cell office:value-type="float" office:value="0.3542825" calcext:value-type="float">
            <text:p>0.3542825</text:p>
          </table:table-cell>
          <table:table-cell office:value-type="float" office:value="0.3681373" calcext:value-type="float">
            <text:p>0.3681373</text:p>
          </table:table-cell>
          <table:table-cell office:value-type="float" office:value="0.3858687" calcext:value-type="float">
            <text:p>0.3858687</text:p>
          </table:table-cell>
          <table:table-cell office:value-type="float" office:value="0.3977444" calcext:value-type="float">
            <text:p>0.39774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084E-015" calcext:value-type="float">
            <text:p>1.968084E-15</text:p>
          </table:table-cell>
          <table:table-cell office:value-type="float" office:value="9.439733E-016" calcext:value-type="float">
            <text:p>9.439733E-16</text:p>
          </table:table-cell>
          <table:table-cell office:value-type="float" office:value="9.922079E-016" calcext:value-type="float">
            <text:p>9.922079E-16</text:p>
          </table:table-cell>
          <table:table-cell office:value-type="float" office:value="9.461419E-016" calcext:value-type="float">
            <text:p>9.461419E-16</text:p>
          </table:table-cell>
          <table:table-cell office:value-type="float" office:value="2.430158E-017" calcext:value-type="float">
            <text:p>2.43015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86719" calcext:value-type="float">
            <text:p>-13.86719</text:p>
          </table:table-cell>
          <table:table-cell office:value-type="float" office:value="-1.614114" calcext:value-type="float">
            <text:p>-1.614114</text:p>
          </table:table-cell>
          <table:table-cell office:value-type="float" office:value="-0.07406181" calcext:value-type="float">
            <text:p>-0.07406181</text:p>
          </table:table-cell>
          <table:table-cell office:value-type="float" office:value="-0.06004414" calcext:value-type="float">
            <text:p>-0.06004414</text:p>
          </table:table-cell>
          <table:table-cell office:value-type="float" office:value="-0.05181322" calcext:value-type="float">
            <text:p>-0.05181322</text:p>
          </table:table-cell>
          <table:table-cell office:value-type="float" office:value="-0.04295508" calcext:value-type="float">
            <text:p>-0.04295508</text:p>
          </table:table-cell>
          <table:table-cell office:value-type="float" office:value="-0.0345324" calcext:value-type="float">
            <text:p>-0.0345324</text:p>
          </table:table-cell>
          <table:table-cell office:value-type="float" office:value="-0.02934622" calcext:value-type="float">
            <text:p>-0.02934622</text:p>
          </table:table-cell>
          <table:table-cell office:value-type="float" office:value="-0.02226545" calcext:value-type="float">
            <text:p>-0.02226545</text:p>
          </table:table-cell>
          <table:table-cell office:value-type="float" office:value="-0.01532487" calcext:value-type="float">
            <text:p>-0.01532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3993" calcext:value-type="float">
            <text:p>-21.3993</text:p>
          </table:table-cell>
          <table:table-cell office:value-type="float" office:value="0.03449076" calcext:value-type="float">
            <text:p>0.03449076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0894" calcext:value-type="float">
            <text:p>-2.3208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52.13756" calcext:value-type="float">
            <text:p>52.13756</text:p>
          </table:table-cell>
          <table:table-cell office:value-type="float" office:value="0" calcext:value-type="float">
            <text:p>0</text:p>
          </table:table-cell>
          <table:table-cell office:value-type="float" office:value="1061.59" calcext:value-type="float">
            <text:p>1061.59</text:p>
          </table:table-cell>
          <table:table-cell office:value-type="float" office:value="0.9509216" calcext:value-type="float">
            <text:p>0.9509216</text:p>
          </table:table-cell>
          <table:table-cell office:value-type="float" office:value="0" calcext:value-type="float">
            <text:p>0</text:p>
          </table:table-cell>
          <table:table-cell office:value-type="float" office:value="0.1387297" calcext:value-type="float">
            <text:p>0.1387297</text:p>
          </table:table-cell>
          <table:table-cell office:value-type="float" office:value="0.1815574" calcext:value-type="float">
            <text:p>0.1815574</text:p>
          </table:table-cell>
          <table:table-cell office:value-type="float" office:value="0.2732317" calcext:value-type="float">
            <text:p>0.2732317</text:p>
          </table:table-cell>
          <table:table-cell office:value-type="float" office:value="0.2808753" calcext:value-type="float">
            <text:p>0.2808753</text:p>
          </table:table-cell>
          <table:table-cell office:value-type="float" office:value="0.2862669" calcext:value-type="float">
            <text:p>0.2862669</text:p>
          </table:table-cell>
          <table:table-cell office:value-type="float" office:value="0.2588057" calcext:value-type="float">
            <text:p>0.2588057</text:p>
          </table:table-cell>
          <table:table-cell office:value-type="float" office:value="0.2654546" calcext:value-type="float">
            <text:p>0.2654546</text:p>
          </table:table-cell>
          <table:table-cell office:value-type="float" office:value="0.3588665" calcext:value-type="float">
            <text:p>0.3588665</text:p>
          </table:table-cell>
          <table:table-cell office:value-type="float" office:value="0.3541837" calcext:value-type="float">
            <text:p>0.3541837</text:p>
          </table:table-cell>
          <table:table-cell office:value-type="float" office:value="0.3680667" calcext:value-type="float">
            <text:p>0.3680667</text:p>
          </table:table-cell>
          <table:table-cell office:value-type="float" office:value="0.3858235" calcext:value-type="float">
            <text:p>0.3858235</text:p>
          </table:table-cell>
          <table:table-cell office:value-type="float" office:value="0.3977115" calcext:value-type="float">
            <text:p>0.39771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152E-015" calcext:value-type="float">
            <text:p>1.968152E-15</text:p>
          </table:table-cell>
          <table:table-cell office:value-type="float" office:value="9.439679E-016" calcext:value-type="float">
            <text:p>9.439679E-16</text:p>
          </table:table-cell>
          <table:table-cell office:value-type="float" office:value="9.922044E-016" calcext:value-type="float">
            <text:p>9.922044E-16</text:p>
          </table:table-cell>
          <table:table-cell office:value-type="float" office:value="9.461355E-016" calcext:value-type="float">
            <text:p>9.461355E-16</text:p>
          </table:table-cell>
          <table:table-cell office:value-type="float" office:value="2.430113E-017" calcext:value-type="float">
            <text:p>2.43011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7712" calcext:value-type="float">
            <text:p>-13.7712</text:p>
          </table:table-cell>
          <table:table-cell office:value-type="float" office:value="-1.724715" calcext:value-type="float">
            <text:p>-1.724715</text:p>
          </table:table-cell>
          <table:table-cell office:value-type="float" office:value="-0.07420427" calcext:value-type="float">
            <text:p>-0.07420427</text:p>
          </table:table-cell>
          <table:table-cell office:value-type="float" office:value="-0.06001182" calcext:value-type="float">
            <text:p>-0.06001182</text:p>
          </table:table-cell>
          <table:table-cell office:value-type="float" office:value="-0.05183923" calcext:value-type="float">
            <text:p>-0.05183923</text:p>
          </table:table-cell>
          <table:table-cell office:value-type="float" office:value="-0.04306017" calcext:value-type="float">
            <text:p>-0.04306017</text:p>
          </table:table-cell>
          <table:table-cell office:value-type="float" office:value="-0.03466798" calcext:value-type="float">
            <text:p>-0.03466798</text:p>
          </table:table-cell>
          <table:table-cell office:value-type="float" office:value="-0.02948017" calcext:value-type="float">
            <text:p>-0.02948017</text:p>
          </table:table-cell>
          <table:table-cell office:value-type="float" office:value="-0.02236899" calcext:value-type="float">
            <text:p>-0.02236899</text:p>
          </table:table-cell>
          <table:table-cell office:value-type="float" office:value="-0.01537522" calcext:value-type="float">
            <text:p>-0.01537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08039" calcext:value-type="float">
            <text:p>-21.08039</text:p>
          </table:table-cell>
          <table:table-cell office:value-type="float" office:value="0.03447854" calcext:value-type="float">
            <text:p>0.03447854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1468" calcext:value-type="float">
            <text:p>-2.3214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52.37164" calcext:value-type="float">
            <text:p>52.37164</text:p>
          </table:table-cell>
          <table:table-cell office:value-type="float" office:value="0" calcext:value-type="float">
            <text:p>0</text:p>
          </table:table-cell>
          <table:table-cell office:value-type="float" office:value="1061.356" calcext:value-type="float">
            <text:p>1061.356</text:p>
          </table:table-cell>
          <table:table-cell office:value-type="float" office:value="0.9509216" calcext:value-type="float">
            <text:p>0.9509216</text:p>
          </table:table-cell>
          <table:table-cell office:value-type="float" office:value="0" calcext:value-type="float">
            <text:p>0</text:p>
          </table:table-cell>
          <table:table-cell office:value-type="float" office:value="0.1383619" calcext:value-type="float">
            <text:p>0.1383619</text:p>
          </table:table-cell>
          <table:table-cell office:value-type="float" office:value="0.1803949" calcext:value-type="float">
            <text:p>0.1803949</text:p>
          </table:table-cell>
          <table:table-cell office:value-type="float" office:value="0.2730319" calcext:value-type="float">
            <text:p>0.2730319</text:p>
          </table:table-cell>
          <table:table-cell office:value-type="float" office:value="0.2808276" calcext:value-type="float">
            <text:p>0.2808276</text:p>
          </table:table-cell>
          <table:table-cell office:value-type="float" office:value="0.2862225" calcext:value-type="float">
            <text:p>0.2862225</text:p>
          </table:table-cell>
          <table:table-cell office:value-type="float" office:value="0.2587286" calcext:value-type="float">
            <text:p>0.2587286</text:p>
          </table:table-cell>
          <table:table-cell office:value-type="float" office:value="0.2653184" calcext:value-type="float">
            <text:p>0.2653184</text:p>
          </table:table-cell>
          <table:table-cell office:value-type="float" office:value="0.3587942" calcext:value-type="float">
            <text:p>0.3587942</text:p>
          </table:table-cell>
          <table:table-cell office:value-type="float" office:value="0.3540863" calcext:value-type="float">
            <text:p>0.3540863</text:p>
          </table:table-cell>
          <table:table-cell office:value-type="float" office:value="0.3679966" calcext:value-type="float">
            <text:p>0.3679966</text:p>
          </table:table-cell>
          <table:table-cell office:value-type="float" office:value="0.3857775" calcext:value-type="float">
            <text:p>0.3857775</text:p>
          </table:table-cell>
          <table:table-cell office:value-type="float" office:value="0.3976755" calcext:value-type="float">
            <text:p>0.39767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231E-015" calcext:value-type="float">
            <text:p>1.968231E-15</text:p>
          </table:table-cell>
          <table:table-cell office:value-type="float" office:value="9.439623E-016" calcext:value-type="float">
            <text:p>9.439623E-16</text:p>
          </table:table-cell>
          <table:table-cell office:value-type="float" office:value="9.921997E-016" calcext:value-type="float">
            <text:p>9.921997E-16</text:p>
          </table:table-cell>
          <table:table-cell office:value-type="float" office:value="9.461287E-016" calcext:value-type="float">
            <text:p>9.461287E-16</text:p>
          </table:table-cell>
          <table:table-cell office:value-type="float" office:value="2.43007E-017" calcext:value-type="float">
            <text:p>2.4300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01305" calcext:value-type="float">
            <text:p>-14.01305</text:p>
          </table:table-cell>
          <table:table-cell office:value-type="float" office:value="-1.812232" calcext:value-type="float">
            <text:p>-1.812232</text:p>
          </table:table-cell>
          <table:table-cell office:value-type="float" office:value="-0.07462105" calcext:value-type="float">
            <text:p>-0.07462105</text:p>
          </table:table-cell>
          <table:table-cell office:value-type="float" office:value="-0.06008919" calcext:value-type="float">
            <text:p>-0.06008919</text:p>
          </table:table-cell>
          <table:table-cell office:value-type="float" office:value="-0.05190098" calcext:value-type="float">
            <text:p>-0.05190098</text:p>
          </table:table-cell>
          <table:table-cell office:value-type="float" office:value="-0.04315845" calcext:value-type="float">
            <text:p>-0.04315845</text:p>
          </table:table-cell>
          <table:table-cell office:value-type="float" office:value="-0.03479503" calcext:value-type="float">
            <text:p>-0.03479503</text:p>
          </table:table-cell>
          <table:table-cell office:value-type="float" office:value="-0.02960892" calcext:value-type="float">
            <text:p>-0.02960892</text:p>
          </table:table-cell>
          <table:table-cell office:value-type="float" office:value="-0.02247154" calcext:value-type="float">
            <text:p>-0.02247154</text:p>
          </table:table-cell>
          <table:table-cell office:value-type="float" office:value="-0.01542545" calcext:value-type="float">
            <text:p>-0.0154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8975" calcext:value-type="float">
            <text:p>-24.08975</text:p>
          </table:table-cell>
          <table:table-cell office:value-type="float" office:value="0.03446398" calcext:value-type="float">
            <text:p>0.03446398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2038" calcext:value-type="float">
            <text:p>-2.3220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52.6027" calcext:value-type="float">
            <text:p>52.6027</text:p>
          </table:table-cell>
          <table:table-cell office:value-type="float" office:value="0" calcext:value-type="float">
            <text:p>0</text:p>
          </table:table-cell>
          <table:table-cell office:value-type="float" office:value="1061.124" calcext:value-type="float">
            <text:p>1061.124</text:p>
          </table:table-cell>
          <table:table-cell office:value-type="float" office:value="0.9509216" calcext:value-type="float">
            <text:p>0.9509216</text:p>
          </table:table-cell>
          <table:table-cell office:value-type="float" office:value="0" calcext:value-type="float">
            <text:p>0</text:p>
          </table:table-cell>
          <table:table-cell office:value-type="float" office:value="0.1366893" calcext:value-type="float">
            <text:p>0.1366893</text:p>
          </table:table-cell>
          <table:table-cell office:value-type="float" office:value="0.178925" calcext:value-type="float">
            <text:p>0.178925</text:p>
          </table:table-cell>
          <table:table-cell office:value-type="float" office:value="0.2733511" calcext:value-type="float">
            <text:p>0.2733511</text:p>
          </table:table-cell>
          <table:table-cell office:value-type="float" office:value="0.2808154" calcext:value-type="float">
            <text:p>0.2808154</text:p>
          </table:table-cell>
          <table:table-cell office:value-type="float" office:value="0.2861642" calcext:value-type="float">
            <text:p>0.2861642</text:p>
          </table:table-cell>
          <table:table-cell office:value-type="float" office:value="0.2586501" calcext:value-type="float">
            <text:p>0.2586501</text:p>
          </table:table-cell>
          <table:table-cell office:value-type="float" office:value="0.2651883" calcext:value-type="float">
            <text:p>0.2651883</text:p>
          </table:table-cell>
          <table:table-cell office:value-type="float" office:value="0.358725" calcext:value-type="float">
            <text:p>0.358725</text:p>
          </table:table-cell>
          <table:table-cell office:value-type="float" office:value="0.3539909" calcext:value-type="float">
            <text:p>0.3539909</text:p>
          </table:table-cell>
          <table:table-cell office:value-type="float" office:value="0.3679266" calcext:value-type="float">
            <text:p>0.3679266</text:p>
          </table:table-cell>
          <table:table-cell office:value-type="float" office:value="0.385729" calcext:value-type="float">
            <text:p>0.385729</text:p>
          </table:table-cell>
          <table:table-cell office:value-type="float" office:value="0.39764" calcext:value-type="float">
            <text:p>0.397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321E-015" calcext:value-type="float">
            <text:p>1.968321E-15</text:p>
          </table:table-cell>
          <table:table-cell office:value-type="float" office:value="9.439576E-016" calcext:value-type="float">
            <text:p>9.439576E-16</text:p>
          </table:table-cell>
          <table:table-cell office:value-type="float" office:value="9.921943E-016" calcext:value-type="float">
            <text:p>9.921943E-16</text:p>
          </table:table-cell>
          <table:table-cell office:value-type="float" office:value="9.461214E-016" calcext:value-type="float">
            <text:p>9.461214E-16</text:p>
          </table:table-cell>
          <table:table-cell office:value-type="float" office:value="2.430023E-017" calcext:value-type="float">
            <text:p>2.43002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37863" calcext:value-type="float">
            <text:p>-15.37863</text:p>
          </table:table-cell>
          <table:table-cell office:value-type="float" office:value="-1.931142" calcext:value-type="float">
            <text:p>-1.931142</text:p>
          </table:table-cell>
          <table:table-cell office:value-type="float" office:value="-0.07396413" calcext:value-type="float">
            <text:p>-0.07396413</text:p>
          </table:table-cell>
          <table:table-cell office:value-type="float" office:value="-0.06011152" calcext:value-type="float">
            <text:p>-0.06011152</text:p>
          </table:table-cell>
          <table:table-cell office:value-type="float" office:value="-0.05198259" calcext:value-type="float">
            <text:p>-0.05198259</text:p>
          </table:table-cell>
          <table:table-cell office:value-type="float" office:value="-0.04325878" calcext:value-type="float">
            <text:p>-0.04325878</text:p>
          </table:table-cell>
          <table:table-cell office:value-type="float" office:value="-0.03491683" calcext:value-type="float">
            <text:p>-0.03491683</text:p>
          </table:table-cell>
          <table:table-cell office:value-type="float" office:value="-0.02973289" calcext:value-type="float">
            <text:p>-0.02973289</text:p>
          </table:table-cell>
          <table:table-cell office:value-type="float" office:value="-0.02257241" calcext:value-type="float">
            <text:p>-0.02257241</text:p>
          </table:table-cell>
          <table:table-cell office:value-type="float" office:value="-0.01547572" calcext:value-type="float">
            <text:p>-0.0154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14227" calcext:value-type="float">
            <text:p>-27.14227</text:p>
          </table:table-cell>
          <table:table-cell office:value-type="float" office:value="0.03445145" calcext:value-type="float">
            <text:p>0.03445145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2632" calcext:value-type="float">
            <text:p>-2.3226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26.70006" calcext:value-type="float">
            <text:p>26.70006</text:p>
          </table:table-cell>
          <table:table-cell office:value-type="float" office:value="52.75072" calcext:value-type="float">
            <text:p>52.75072</text:p>
          </table:table-cell>
          <table:table-cell office:value-type="float" office:value="0" calcext:value-type="float">
            <text:p>0</text:p>
          </table:table-cell>
          <table:table-cell office:value-type="float" office:value="1061.376" calcext:value-type="float">
            <text:p>1061.376</text:p>
          </table:table-cell>
          <table:table-cell office:value-type="float" office:value="0.9511087" calcext:value-type="float">
            <text:p>0.9511087</text:p>
          </table:table-cell>
          <table:table-cell office:value-type="float" office:value="0" calcext:value-type="float">
            <text:p>0</text:p>
          </table:table-cell>
          <table:table-cell office:value-type="float" office:value="0.1487991" calcext:value-type="float">
            <text:p>0.1487991</text:p>
          </table:table-cell>
          <table:table-cell office:value-type="float" office:value="0.1777518" calcext:value-type="float">
            <text:p>0.1777518</text:p>
          </table:table-cell>
          <table:table-cell office:value-type="float" office:value="0.2735119" calcext:value-type="float">
            <text:p>0.2735119</text:p>
          </table:table-cell>
          <table:table-cell office:value-type="float" office:value="0.2808729" calcext:value-type="float">
            <text:p>0.2808729</text:p>
          </table:table-cell>
          <table:table-cell office:value-type="float" office:value="0.2861496" calcext:value-type="float">
            <text:p>0.2861496</text:p>
          </table:table-cell>
          <table:table-cell office:value-type="float" office:value="0.2585764" calcext:value-type="float">
            <text:p>0.2585764</text:p>
          </table:table-cell>
          <table:table-cell office:value-type="float" office:value="0.265063" calcext:value-type="float">
            <text:p>0.265063</text:p>
          </table:table-cell>
          <table:table-cell office:value-type="float" office:value="0.3586585" calcext:value-type="float">
            <text:p>0.3586585</text:p>
          </table:table-cell>
          <table:table-cell office:value-type="float" office:value="0.3538976" calcext:value-type="float">
            <text:p>0.3538976</text:p>
          </table:table-cell>
          <table:table-cell office:value-type="float" office:value="0.3678575" calcext:value-type="float">
            <text:p>0.3678575</text:p>
          </table:table-cell>
          <table:table-cell office:value-type="float" office:value="0.3856805" calcext:value-type="float">
            <text:p>0.3856805</text:p>
          </table:table-cell>
          <table:table-cell office:value-type="float" office:value="0.3976043" calcext:value-type="float">
            <text:p>0.39760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411E-015" calcext:value-type="float">
            <text:p>1.968411E-15</text:p>
          </table:table-cell>
          <table:table-cell office:value-type="float" office:value="9.439496E-016" calcext:value-type="float">
            <text:p>9.439496E-16</text:p>
          </table:table-cell>
          <table:table-cell office:value-type="float" office:value="9.921874E-016" calcext:value-type="float">
            <text:p>9.921874E-16</text:p>
          </table:table-cell>
          <table:table-cell office:value-type="float" office:value="9.461154E-016" calcext:value-type="float">
            <text:p>9.461154E-16</text:p>
          </table:table-cell>
          <table:table-cell office:value-type="float" office:value="2.429981E-017" calcext:value-type="float">
            <text:p>2.429981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11568" calcext:value-type="float">
            <text:p>-8.111568</text:p>
          </table:table-cell>
          <table:table-cell office:value-type="float" office:value="-2.031666" calcext:value-type="float">
            <text:p>-2.031666</text:p>
          </table:table-cell>
          <table:table-cell office:value-type="float" office:value="-0.07362556" calcext:value-type="float">
            <text:p>-0.07362556</text:p>
          </table:table-cell>
          <table:table-cell office:value-type="float" office:value="-0.06001694" calcext:value-type="float">
            <text:p>-0.06001694</text:p>
          </table:table-cell>
          <table:table-cell office:value-type="float" office:value="-0.05200344" calcext:value-type="float">
            <text:p>-0.05200344</text:p>
          </table:table-cell>
          <table:table-cell office:value-type="float" office:value="-0.0433534" calcext:value-type="float">
            <text:p>-0.0433534</text:p>
          </table:table-cell>
          <table:table-cell office:value-type="float" office:value="-0.03503464" calcext:value-type="float">
            <text:p>-0.03503464</text:p>
          </table:table-cell>
          <table:table-cell office:value-type="float" office:value="-0.02985214" calcext:value-type="float">
            <text:p>-0.02985214</text:p>
          </table:table-cell>
          <table:table-cell office:value-type="float" office:value="-0.02267171" calcext:value-type="float">
            <text:p>-0.02267171</text:p>
          </table:table-cell>
          <table:table-cell office:value-type="float" office:value="-0.01552549" calcext:value-type="float">
            <text:p>-0.0155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17215" calcext:value-type="float">
            <text:p>-5.017215</text:p>
          </table:table-cell>
          <table:table-cell office:value-type="float" office:value="0.03443281" calcext:value-type="float">
            <text:p>0.03443281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3231" calcext:value-type="float">
            <text:p>-2.3232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28.40006" calcext:value-type="float">
            <text:p>28.40006</text:p>
          </table:table-cell>
          <table:table-cell office:value-type="float" office:value="53.98479" calcext:value-type="float">
            <text:p>53.98479</text:p>
          </table:table-cell>
          <table:table-cell office:value-type="float" office:value="0" calcext:value-type="float">
            <text:p>0</text:p>
          </table:table-cell>
          <table:table-cell office:value-type="float" office:value="1061.843" calcext:value-type="float">
            <text:p>1061.843</text:p>
          </table:table-cell>
          <table:table-cell office:value-type="float" office:value="0.9519986" calcext:value-type="float">
            <text:p>0.9519986</text:p>
          </table:table-cell>
          <table:table-cell office:value-type="float" office:value="0" calcext:value-type="float">
            <text:p>0</text:p>
          </table:table-cell>
          <table:table-cell office:value-type="float" office:value="0.1776217" calcext:value-type="float">
            <text:p>0.1776217</text:p>
          </table:table-cell>
          <table:table-cell office:value-type="float" office:value="0.1804092" calcext:value-type="float">
            <text:p>0.1804092</text:p>
          </table:table-cell>
          <table:table-cell office:value-type="float" office:value="0.2736307" calcext:value-type="float">
            <text:p>0.2736307</text:p>
          </table:table-cell>
          <table:table-cell office:value-type="float" office:value="0.2809271" calcext:value-type="float">
            <text:p>0.2809271</text:p>
          </table:table-cell>
          <table:table-cell office:value-type="float" office:value="0.2861487" calcext:value-type="float">
            <text:p>0.2861487</text:p>
          </table:table-cell>
          <table:table-cell office:value-type="float" office:value="0.2585126" calcext:value-type="float">
            <text:p>0.2585126</text:p>
          </table:table-cell>
          <table:table-cell office:value-type="float" office:value="0.2649435" calcext:value-type="float">
            <text:p>0.2649435</text:p>
          </table:table-cell>
          <table:table-cell office:value-type="float" office:value="0.3585943" calcext:value-type="float">
            <text:p>0.3585943</text:p>
          </table:table-cell>
          <table:table-cell office:value-type="float" office:value="0.3538063" calcext:value-type="float">
            <text:p>0.3538063</text:p>
          </table:table-cell>
          <table:table-cell office:value-type="float" office:value="0.3677895" calcext:value-type="float">
            <text:p>0.3677895</text:p>
          </table:table-cell>
          <table:table-cell office:value-type="float" office:value="0.3856311" calcext:value-type="float">
            <text:p>0.3856311</text:p>
          </table:table-cell>
          <table:table-cell office:value-type="float" office:value="0.3975681" calcext:value-type="float">
            <text:p>0.39756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5E-015" calcext:value-type="float">
            <text:p>1.9685E-15</text:p>
          </table:table-cell>
          <table:table-cell office:value-type="float" office:value="9.439437E-016" calcext:value-type="float">
            <text:p>9.439437E-16</text:p>
          </table:table-cell>
          <table:table-cell office:value-type="float" office:value="9.921819E-016" calcext:value-type="float">
            <text:p>9.921819E-16</text:p>
          </table:table-cell>
          <table:table-cell office:value-type="float" office:value="9.461081E-016" calcext:value-type="float">
            <text:p>9.461081E-16</text:p>
          </table:table-cell>
          <table:table-cell office:value-type="float" office:value="2.429937E-017" calcext:value-type="float">
            <text:p>2.42993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39332" calcext:value-type="float">
            <text:p>-2.039332</text:p>
          </table:table-cell>
          <table:table-cell office:value-type="float" office:value="-1.815818" calcext:value-type="float">
            <text:p>-1.815818</text:p>
          </table:table-cell>
          <table:table-cell office:value-type="float" office:value="-0.07336769" calcext:value-type="float">
            <text:p>-0.07336769</text:p>
          </table:table-cell>
          <table:table-cell office:value-type="float" office:value="-0.05992788" calcext:value-type="float">
            <text:p>-0.05992788</text:p>
          </table:table-cell>
          <table:table-cell office:value-type="float" office:value="-0.05200483" calcext:value-type="float">
            <text:p>-0.05200483</text:p>
          </table:table-cell>
          <table:table-cell office:value-type="float" office:value="-0.04343547" calcext:value-type="float">
            <text:p>-0.04343547</text:p>
          </table:table-cell>
          <table:table-cell office:value-type="float" office:value="-0.03514739" calcext:value-type="float">
            <text:p>-0.03514739</text:p>
          </table:table-cell>
          <table:table-cell office:value-type="float" office:value="-0.02996792" calcext:value-type="float">
            <text:p>-0.02996792</text:p>
          </table:table-cell>
          <table:table-cell office:value-type="float" office:value="-0.02276924" calcext:value-type="float">
            <text:p>-0.02276924</text:p>
          </table:table-cell>
          <table:table-cell office:value-type="float" office:value="-0.01557477" calcext:value-type="float">
            <text:p>-0.0155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68355" calcext:value-type="float">
            <text:p>-2.268355</text:p>
          </table:table-cell>
          <table:table-cell office:value-type="float" office:value="0.03431404" calcext:value-type="float">
            <text:p>0.03431404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3835" calcext:value-type="float">
            <text:p>-2.3238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28.40006" calcext:value-type="float">
            <text:p>28.40006</text:p>
          </table:table-cell>
          <table:table-cell office:value-type="float" office:value="54.77253" calcext:value-type="float">
            <text:p>54.77253</text:p>
          </table:table-cell>
          <table:table-cell office:value-type="float" office:value="0" calcext:value-type="float">
            <text:p>0</text:p>
          </table:table-cell>
          <table:table-cell office:value-type="float" office:value="1061.055" calcext:value-type="float">
            <text:p>1061.055</text:p>
          </table:table-cell>
          <table:table-cell office:value-type="float" office:value="0.9519986" calcext:value-type="float">
            <text:p>0.9519986</text:p>
          </table:table-cell>
          <table:table-cell office:value-type="float" office:value="0" calcext:value-type="float">
            <text:p>0</text:p>
          </table:table-cell>
          <table:table-cell office:value-type="float" office:value="0.1500779" calcext:value-type="float">
            <text:p>0.1500779</text:p>
          </table:table-cell>
          <table:table-cell office:value-type="float" office:value="0.1819788" calcext:value-type="float">
            <text:p>0.1819788</text:p>
          </table:table-cell>
          <table:table-cell office:value-type="float" office:value="0.2733911" calcext:value-type="float">
            <text:p>0.2733911</text:p>
          </table:table-cell>
          <table:table-cell office:value-type="float" office:value="0.2809136" calcext:value-type="float">
            <text:p>0.2809136</text:p>
          </table:table-cell>
          <table:table-cell office:value-type="float" office:value="0.2861355" calcext:value-type="float">
            <text:p>0.2861355</text:p>
          </table:table-cell>
          <table:table-cell office:value-type="float" office:value="0.2584563" calcext:value-type="float">
            <text:p>0.2584563</text:p>
          </table:table-cell>
          <table:table-cell office:value-type="float" office:value="0.2648312" calcext:value-type="float">
            <text:p>0.2648312</text:p>
          </table:table-cell>
          <table:table-cell office:value-type="float" office:value="0.3585326" calcext:value-type="float">
            <text:p>0.3585326</text:p>
          </table:table-cell>
          <table:table-cell office:value-type="float" office:value="0.353717" calcext:value-type="float">
            <text:p>0.353717</text:p>
          </table:table-cell>
          <table:table-cell office:value-type="float" office:value="0.3677214" calcext:value-type="float">
            <text:p>0.3677214</text:p>
          </table:table-cell>
          <table:table-cell office:value-type="float" office:value="0.38558" calcext:value-type="float">
            <text:p>0.38558</text:p>
          </table:table-cell>
          <table:table-cell office:value-type="float" office:value="0.3975287" calcext:value-type="float">
            <text:p>0.39752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593E-015" calcext:value-type="float">
            <text:p>1.968593E-15</text:p>
          </table:table-cell>
          <table:table-cell office:value-type="float" office:value="9.4394E-016" calcext:value-type="float">
            <text:p>9.4394E-16</text:p>
          </table:table-cell>
          <table:table-cell office:value-type="float" office:value="9.921748E-016" calcext:value-type="float">
            <text:p>9.921748E-16</text:p>
          </table:table-cell>
          <table:table-cell office:value-type="float" office:value="9.461002E-016" calcext:value-type="float">
            <text:p>9.461002E-16</text:p>
          </table:table-cell>
          <table:table-cell office:value-type="float" office:value="2.429891E-017" calcext:value-type="float">
            <text:p>2.42989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452522" calcext:value-type="float">
            <text:p>-7.452522</text:p>
          </table:table-cell>
          <table:table-cell office:value-type="float" office:value="-1.694779" calcext:value-type="float">
            <text:p>-1.694779</text:p>
          </table:table-cell>
          <table:table-cell office:value-type="float" office:value="-0.07387153" calcext:value-type="float">
            <text:p>-0.07387153</text:p>
          </table:table-cell>
          <table:table-cell office:value-type="float" office:value="-0.05994812" calcext:value-type="float">
            <text:p>-0.05994812</text:p>
          </table:table-cell>
          <table:table-cell office:value-type="float" office:value="-0.05202272" calcext:value-type="float">
            <text:p>-0.05202272</text:p>
          </table:table-cell>
          <table:table-cell office:value-type="float" office:value="-0.04350804" calcext:value-type="float">
            <text:p>-0.04350804</text:p>
          </table:table-cell>
          <table:table-cell office:value-type="float" office:value="-0.0352538" calcext:value-type="float">
            <text:p>-0.0352538</text:p>
          </table:table-cell>
          <table:table-cell office:value-type="float" office:value="-0.03007981" calcext:value-type="float">
            <text:p>-0.03007981</text:p>
          </table:table-cell>
          <table:table-cell office:value-type="float" office:value="-0.02286496" calcext:value-type="float">
            <text:p>-0.02286496</text:p>
          </table:table-cell>
          <table:table-cell office:value-type="float" office:value="-0.0156242" calcext:value-type="float">
            <text:p>-0.015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5116" calcext:value-type="float">
            <text:p>-13.75116</text:p>
          </table:table-cell>
          <table:table-cell office:value-type="float" office:value="0.03427756" calcext:value-type="float">
            <text:p>0.03427756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4466" calcext:value-type="float">
            <text:p>-2.3244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28.40006" calcext:value-type="float">
            <text:p>28.40006</text:p>
          </table:table-cell>
          <table:table-cell office:value-type="float" office:value="55.16288" calcext:value-type="float">
            <text:p>55.16288</text:p>
          </table:table-cell>
          <table:table-cell office:value-type="float" office:value="0" calcext:value-type="float">
            <text:p>0</text:p>
          </table:table-cell>
          <table:table-cell office:value-type="float" office:value="1060.665" calcext:value-type="float">
            <text:p>1060.665</text:p>
          </table:table-cell>
          <table:table-cell office:value-type="float" office:value="0.9519986" calcext:value-type="float">
            <text:p>0.9519986</text:p>
          </table:table-cell>
          <table:table-cell office:value-type="float" office:value="0" calcext:value-type="float">
            <text:p>0</text:p>
          </table:table-cell>
          <table:table-cell office:value-type="float" office:value="0.1417907" calcext:value-type="float">
            <text:p>0.1417907</text:p>
          </table:table-cell>
          <table:table-cell office:value-type="float" office:value="0.1811388" calcext:value-type="float">
            <text:p>0.1811388</text:p>
          </table:table-cell>
          <table:table-cell office:value-type="float" office:value="0.2732042" calcext:value-type="float">
            <text:p>0.2732042</text:p>
          </table:table-cell>
          <table:table-cell office:value-type="float" office:value="0.2808448" calcext:value-type="float">
            <text:p>0.2808448</text:p>
          </table:table-cell>
          <table:table-cell office:value-type="float" office:value="0.2860854" calcext:value-type="float">
            <text:p>0.2860854</text:p>
          </table:table-cell>
          <table:table-cell office:value-type="float" office:value="0.2583992" calcext:value-type="float">
            <text:p>0.2583992</text:p>
          </table:table-cell>
          <table:table-cell office:value-type="float" office:value="0.2647259" calcext:value-type="float">
            <text:p>0.2647259</text:p>
          </table:table-cell>
          <table:table-cell office:value-type="float" office:value="0.3584734" calcext:value-type="float">
            <text:p>0.3584734</text:p>
          </table:table-cell>
          <table:table-cell office:value-type="float" office:value="0.3536299" calcext:value-type="float">
            <text:p>0.3536299</text:p>
          </table:table-cell>
          <table:table-cell office:value-type="float" office:value="0.3676533" calcext:value-type="float">
            <text:p>0.3676533</text:p>
          </table:table-cell>
          <table:table-cell office:value-type="float" office:value="0.3855289" calcext:value-type="float">
            <text:p>0.3855289</text:p>
          </table:table-cell>
          <table:table-cell office:value-type="float" office:value="0.3974894" calcext:value-type="float">
            <text:p>0.39748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708E-015" calcext:value-type="float">
            <text:p>1.968708E-15</text:p>
          </table:table-cell>
          <table:table-cell office:value-type="float" office:value="9.439316E-016" calcext:value-type="float">
            <text:p>9.439316E-16</text:p>
          </table:table-cell>
          <table:table-cell office:value-type="float" office:value="9.921724E-016" calcext:value-type="float">
            <text:p>9.921724E-16</text:p>
          </table:table-cell>
          <table:table-cell office:value-type="float" office:value="9.460872E-016" calcext:value-type="float">
            <text:p>9.460872E-16</text:p>
          </table:table-cell>
          <table:table-cell office:value-type="float" office:value="2.429846E-017" calcext:value-type="float">
            <text:p>2.42984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51892" calcext:value-type="float">
            <text:p>-11.51892</text:p>
          </table:table-cell>
          <table:table-cell office:value-type="float" office:value="-1.756568" calcext:value-type="float">
            <text:p>-1.756568</text:p>
          </table:table-cell>
          <table:table-cell office:value-type="float" office:value="-0.07426034" calcext:value-type="float">
            <text:p>-0.07426034</text:p>
          </table:table-cell>
          <table:table-cell office:value-type="float" office:value="-0.06006062" calcext:value-type="float">
            <text:p>-0.06006062</text:p>
          </table:table-cell>
          <table:table-cell office:value-type="float" office:value="-0.05209267" calcext:value-type="float">
            <text:p>-0.05209267</text:p>
          </table:table-cell>
          <table:table-cell office:value-type="float" office:value="-0.04358169" calcext:value-type="float">
            <text:p>-0.04358169</text:p>
          </table:table-cell>
          <table:table-cell office:value-type="float" office:value="-0.0353538" calcext:value-type="float">
            <text:p>-0.0353538</text:p>
          </table:table-cell>
          <table:table-cell office:value-type="float" office:value="-0.03018745" calcext:value-type="float">
            <text:p>-0.03018745</text:p>
          </table:table-cell>
          <table:table-cell office:value-type="float" office:value="-0.02295885" calcext:value-type="float">
            <text:p>-0.02295885</text:p>
          </table:table-cell>
          <table:table-cell office:value-type="float" office:value="-0.01567377" calcext:value-type="float">
            <text:p>-0.0156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43565" calcext:value-type="float">
            <text:p>-27.43565</text:p>
          </table:table-cell>
          <table:table-cell office:value-type="float" office:value="0.03424153" calcext:value-type="float">
            <text:p>0.03424153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5094" calcext:value-type="float">
            <text:p>-2.3250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55.62698" calcext:value-type="float">
            <text:p>55.62698</text:p>
          </table:table-cell>
          <table:table-cell office:value-type="float" office:value="0" calcext:value-type="float">
            <text:p>0</text:p>
          </table:table-cell>
          <table:table-cell office:value-type="float" office:value="1066.498" calcext:value-type="float">
            <text:p>1066.498</text:p>
          </table:table-cell>
          <table:table-cell office:value-type="float" office:value="0.955373" calcext:value-type="float">
            <text:p>0.955373</text:p>
          </table:table-cell>
          <table:table-cell office:value-type="float" office:value="0" calcext:value-type="float">
            <text:p>0</text:p>
          </table:table-cell>
          <table:table-cell office:value-type="float" office:value="0.3580538" calcext:value-type="float">
            <text:p>0.3580538</text:p>
          </table:table-cell>
          <table:table-cell office:value-type="float" office:value="0.1842027" calcext:value-type="float">
            <text:p>0.1842027</text:p>
          </table:table-cell>
          <table:table-cell office:value-type="float" office:value="0.273079" calcext:value-type="float">
            <text:p>0.273079</text:p>
          </table:table-cell>
          <table:table-cell office:value-type="float" office:value="0.2807364" calcext:value-type="float">
            <text:p>0.2807364</text:p>
          </table:table-cell>
          <table:table-cell office:value-type="float" office:value="0.2860058" calcext:value-type="float">
            <text:p>0.2860058</text:p>
          </table:table-cell>
          <table:table-cell office:value-type="float" office:value="0.2583348" calcext:value-type="float">
            <text:p>0.2583348</text:p>
          </table:table-cell>
          <table:table-cell office:value-type="float" office:value="0.2646233" calcext:value-type="float">
            <text:p>0.2646233</text:p>
          </table:table-cell>
          <table:table-cell office:value-type="float" office:value="0.3584167" calcext:value-type="float">
            <text:p>0.3584167</text:p>
          </table:table-cell>
          <table:table-cell office:value-type="float" office:value="0.353545" calcext:value-type="float">
            <text:p>0.353545</text:p>
          </table:table-cell>
          <table:table-cell office:value-type="float" office:value="0.3675854" calcext:value-type="float">
            <text:p>0.3675854</text:p>
          </table:table-cell>
          <table:table-cell office:value-type="float" office:value="0.3854778" calcext:value-type="float">
            <text:p>0.3854778</text:p>
          </table:table-cell>
          <table:table-cell office:value-type="float" office:value="0.3974501" calcext:value-type="float">
            <text:p>0.39745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824E-015" calcext:value-type="float">
            <text:p>1.968824E-15</text:p>
          </table:table-cell>
          <table:table-cell office:value-type="float" office:value="9.43926E-016" calcext:value-type="float">
            <text:p>9.43926E-16</text:p>
          </table:table-cell>
          <table:table-cell office:value-type="float" office:value="9.921662E-016" calcext:value-type="float">
            <text:p>9.921662E-16</text:p>
          </table:table-cell>
          <table:table-cell office:value-type="float" office:value="9.460746E-016" calcext:value-type="float">
            <text:p>9.460746E-16</text:p>
          </table:table-cell>
          <table:table-cell office:value-type="float" office:value="2.429798E-017" calcext:value-type="float">
            <text:p>2.42979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197352" calcext:value-type="float">
            <text:p>-0.01197352</text:p>
          </table:table-cell>
          <table:table-cell office:value-type="float" office:value="-1.549333" calcext:value-type="float">
            <text:p>-1.549333</text:p>
          </table:table-cell>
          <table:table-cell office:value-type="float" office:value="-0.07453208" calcext:value-type="float">
            <text:p>-0.07453208</text:p>
          </table:table-cell>
          <table:table-cell office:value-type="float" office:value="-0.06023943" calcext:value-type="float">
            <text:p>-0.06023943</text:p>
          </table:table-cell>
          <table:table-cell office:value-type="float" office:value="-0.0522039" calcext:value-type="float">
            <text:p>-0.0522039</text:p>
          </table:table-cell>
          <table:table-cell office:value-type="float" office:value="-0.04366474" calcext:value-type="float">
            <text:p>-0.04366474</text:p>
          </table:table-cell>
          <table:table-cell office:value-type="float" office:value="-0.03545157" calcext:value-type="float">
            <text:p>-0.03545157</text:p>
          </table:table-cell>
          <table:table-cell office:value-type="float" office:value="-0.03029086" calcext:value-type="float">
            <text:p>-0.03029086</text:p>
          </table:table-cell>
          <table:table-cell office:value-type="float" office:value="-0.0230508" calcext:value-type="float">
            <text:p>-0.0230508</text:p>
          </table:table-cell>
          <table:table-cell office:value-type="float" office:value="-0.0157234" calcext:value-type="float">
            <text:p>-0.0157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16859" calcext:value-type="float">
            <text:p>-0.01216859</text:p>
          </table:table-cell>
          <table:table-cell office:value-type="float" office:value="0.03415035" calcext:value-type="float">
            <text:p>0.03415035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25747" calcext:value-type="float">
            <text:p>-2.3257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59.20894" calcext:value-type="float">
            <text:p>59.20894</text:p>
          </table:table-cell>
          <table:table-cell office:value-type="float" office:value="0" calcext:value-type="float">
            <text:p>0</text:p>
          </table:table-cell>
          <table:table-cell office:value-type="float" office:value="1062.917" calcext:value-type="float">
            <text:p>1062.917</text:p>
          </table:table-cell>
          <table:table-cell office:value-type="float" office:value="0.955373" calcext:value-type="float">
            <text:p>0.955373</text:p>
          </table:table-cell>
          <table:table-cell office:value-type="float" office:value="0" calcext:value-type="float">
            <text:p>0</text:p>
          </table:table-cell>
          <table:table-cell office:value-type="float" office:value="0.2265449" calcext:value-type="float">
            <text:p>0.2265449</text:p>
          </table:table-cell>
          <table:table-cell office:value-type="float" office:value="0.1914676" calcext:value-type="float">
            <text:p>0.1914676</text:p>
          </table:table-cell>
          <table:table-cell office:value-type="float" office:value="0.2731556" calcext:value-type="float">
            <text:p>0.2731556</text:p>
          </table:table-cell>
          <table:table-cell office:value-type="float" office:value="0.2806788" calcext:value-type="float">
            <text:p>0.2806788</text:p>
          </table:table-cell>
          <table:table-cell office:value-type="float" office:value="0.2859278" calcext:value-type="float">
            <text:p>0.2859278</text:p>
          </table:table-cell>
          <table:table-cell office:value-type="float" office:value="0.2582636" calcext:value-type="float">
            <text:p>0.2582636</text:p>
          </table:table-cell>
          <table:table-cell office:value-type="float" office:value="0.2645197" calcext:value-type="float">
            <text:p>0.2645197</text:p>
          </table:table-cell>
          <table:table-cell office:value-type="float" office:value="0.3583621" calcext:value-type="float">
            <text:p>0.3583621</text:p>
          </table:table-cell>
          <table:table-cell office:value-type="float" office:value="0.3534621" calcext:value-type="float">
            <text:p>0.3534621</text:p>
          </table:table-cell>
          <table:table-cell office:value-type="float" office:value="0.3675175" calcext:value-type="float">
            <text:p>0.3675175</text:p>
          </table:table-cell>
          <table:table-cell office:value-type="float" office:value="0.3854248" calcext:value-type="float">
            <text:p>0.3854248</text:p>
          </table:table-cell>
          <table:table-cell office:value-type="float" office:value="0.3974105" calcext:value-type="float">
            <text:p>0.39741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935E-015" calcext:value-type="float">
            <text:p>1.968935E-15</text:p>
          </table:table-cell>
          <table:table-cell office:value-type="float" office:value="9.439182E-016" calcext:value-type="float">
            <text:p>9.439182E-16</text:p>
          </table:table-cell>
          <table:table-cell office:value-type="float" office:value="9.921617E-016" calcext:value-type="float">
            <text:p>9.921617E-16</text:p>
          </table:table-cell>
          <table:table-cell office:value-type="float" office:value="9.460632E-016" calcext:value-type="float">
            <text:p>9.460632E-16</text:p>
          </table:table-cell>
          <table:table-cell office:value-type="float" office:value="2.429751E-017" calcext:value-type="float">
            <text:p>2.42975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128223" calcext:value-type="float">
            <text:p>-0.3128223</text:p>
          </table:table-cell>
          <table:table-cell office:value-type="float" office:value="-1.149545" calcext:value-type="float">
            <text:p>-1.149545</text:p>
          </table:table-cell>
          <table:table-cell office:value-type="float" office:value="-0.07437246" calcext:value-type="float">
            <text:p>-0.07437246</text:p>
          </table:table-cell>
          <table:table-cell office:value-type="float" office:value="-0.06033553" calcext:value-type="float">
            <text:p>-0.06033553</text:p>
          </table:table-cell>
          <table:table-cell office:value-type="float" office:value="-0.05231396" calcext:value-type="float">
            <text:p>-0.05231396</text:p>
          </table:table-cell>
          <table:table-cell office:value-type="float" office:value="-0.04375698" calcext:value-type="float">
            <text:p>-0.04375698</text:p>
          </table:table-cell>
          <table:table-cell office:value-type="float" office:value="-0.03555063" calcext:value-type="float">
            <text:p>-0.03555063</text:p>
          </table:table-cell>
          <table:table-cell office:value-type="float" office:value="-0.03039081" calcext:value-type="float">
            <text:p>-0.03039081</text:p>
          </table:table-cell>
          <table:table-cell office:value-type="float" office:value="-0.02314083" calcext:value-type="float">
            <text:p>-0.02314083</text:p>
          </table:table-cell>
          <table:table-cell office:value-type="float" office:value="-0.01577313" calcext:value-type="float">
            <text:p>-0.01577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44806" calcext:value-type="float">
            <text:p>-0.3144806</text:p>
          </table:table-cell>
          <table:table-cell office:value-type="float" office:value="0.03382206" calcext:value-type="float">
            <text:p>0.03382206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26408" calcext:value-type="float">
            <text:p>-2.3264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61.04676" calcext:value-type="float">
            <text:p>61.04676</text:p>
          </table:table-cell>
          <table:table-cell office:value-type="float" office:value="0" calcext:value-type="float">
            <text:p>0</text:p>
          </table:table-cell>
          <table:table-cell office:value-type="float" office:value="1061.078" calcext:value-type="float">
            <text:p>1061.078</text:p>
          </table:table-cell>
          <table:table-cell office:value-type="float" office:value="0.955373" calcext:value-type="float">
            <text:p>0.955373</text:p>
          </table:table-cell>
          <table:table-cell office:value-type="float" office:value="0" calcext:value-type="float">
            <text:p>0</text:p>
          </table:table-cell>
          <table:table-cell office:value-type="float" office:value="0.1600058" calcext:value-type="float">
            <text:p>0.1600058</text:p>
          </table:table-cell>
          <table:table-cell office:value-type="float" office:value="0.1952724" calcext:value-type="float">
            <text:p>0.1952724</text:p>
          </table:table-cell>
          <table:table-cell office:value-type="float" office:value="0.2730616" calcext:value-type="float">
            <text:p>0.2730616</text:p>
          </table:table-cell>
          <table:table-cell office:value-type="float" office:value="0.2806247" calcext:value-type="float">
            <text:p>0.2806247</text:p>
          </table:table-cell>
          <table:table-cell office:value-type="float" office:value="0.2858522" calcext:value-type="float">
            <text:p>0.2858522</text:p>
          </table:table-cell>
          <table:table-cell office:value-type="float" office:value="0.2581338" calcext:value-type="float">
            <text:p>0.2581338</text:p>
          </table:table-cell>
          <table:table-cell office:value-type="float" office:value="0.2643701" calcext:value-type="float">
            <text:p>0.2643701</text:p>
          </table:table-cell>
          <table:table-cell office:value-type="float" office:value="0.3583452" calcext:value-type="float">
            <text:p>0.3583452</text:p>
          </table:table-cell>
          <table:table-cell office:value-type="float" office:value="0.3533829" calcext:value-type="float">
            <text:p>0.3533829</text:p>
          </table:table-cell>
          <table:table-cell office:value-type="float" office:value="0.3674495" calcext:value-type="float">
            <text:p>0.3674495</text:p>
          </table:table-cell>
          <table:table-cell office:value-type="float" office:value="0.3853711" calcext:value-type="float">
            <text:p>0.3853711</text:p>
          </table:table-cell>
          <table:table-cell office:value-type="float" office:value="0.3973682" calcext:value-type="float">
            <text:p>0.39736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054E-015" calcext:value-type="float">
            <text:p>1.969054E-15</text:p>
          </table:table-cell>
          <table:table-cell office:value-type="float" office:value="9.43911E-016" calcext:value-type="float">
            <text:p>9.43911E-16</text:p>
          </table:table-cell>
          <table:table-cell office:value-type="float" office:value="9.921565E-016" calcext:value-type="float">
            <text:p>9.921565E-16</text:p>
          </table:table-cell>
          <table:table-cell office:value-type="float" office:value="9.46051E-016" calcext:value-type="float">
            <text:p>9.46051E-16</text:p>
          </table:table-cell>
          <table:table-cell office:value-type="float" office:value="2.429707E-017" calcext:value-type="float">
            <text:p>2.42970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8124" calcext:value-type="float">
            <text:p>-4.48124</text:p>
          </table:table-cell>
          <table:table-cell office:value-type="float" office:value="-0.98473" calcext:value-type="float">
            <text:p>-0.98473</text:p>
          </table:table-cell>
          <table:table-cell office:value-type="float" office:value="-0.07456315" calcext:value-type="float">
            <text:p>-0.07456315</text:p>
          </table:table-cell>
          <table:table-cell office:value-type="float" office:value="-0.06042442" calcext:value-type="float">
            <text:p>-0.06042442</text:p>
          </table:table-cell>
          <table:table-cell office:value-type="float" office:value="-0.05241999" calcext:value-type="float">
            <text:p>-0.05241999</text:p>
          </table:table-cell>
          <table:table-cell office:value-type="float" office:value="-0.04392448" calcext:value-type="float">
            <text:p>-0.04392448</text:p>
          </table:table-cell>
          <table:table-cell office:value-type="float" office:value="-0.03569349" calcext:value-type="float">
            <text:p>-0.03569349</text:p>
          </table:table-cell>
          <table:table-cell office:value-type="float" office:value="-0.03042286" calcext:value-type="float">
            <text:p>-0.03042286</text:p>
          </table:table-cell>
          <table:table-cell office:value-type="float" office:value="-0.02322732" calcext:value-type="float">
            <text:p>-0.02322732</text:p>
          </table:table-cell>
          <table:table-cell office:value-type="float" office:value="-0.0158231" calcext:value-type="float">
            <text:p>-0.015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0817" calcext:value-type="float">
            <text:p>-12.20817</text:p>
          </table:table-cell>
          <table:table-cell office:value-type="float" office:value="0.03367398" calcext:value-type="float">
            <text:p>0.03367398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27084" calcext:value-type="float">
            <text:p>-2.3270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61.57153" calcext:value-type="float">
            <text:p>61.57153</text:p>
          </table:table-cell>
          <table:table-cell office:value-type="float" office:value="0" calcext:value-type="float">
            <text:p>0</text:p>
          </table:table-cell>
          <table:table-cell office:value-type="float" office:value="1060.553" calcext:value-type="float">
            <text:p>1060.553</text:p>
          </table:table-cell>
          <table:table-cell office:value-type="float" office:value="0.955373" calcext:value-type="float">
            <text:p>0.955373</text:p>
          </table:table-cell>
          <table:table-cell office:value-type="float" office:value="0" calcext:value-type="float">
            <text:p>0</text:p>
          </table:table-cell>
          <table:table-cell office:value-type="float" office:value="0.149145" calcext:value-type="float">
            <text:p>0.149145</text:p>
          </table:table-cell>
          <table:table-cell office:value-type="float" office:value="0.1928573" calcext:value-type="float">
            <text:p>0.1928573</text:p>
          </table:table-cell>
          <table:table-cell office:value-type="float" office:value="0.2728785" calcext:value-type="float">
            <text:p>0.2728785</text:p>
          </table:table-cell>
          <table:table-cell office:value-type="float" office:value="0.2805409" calcext:value-type="float">
            <text:p>0.2805409</text:p>
          </table:table-cell>
          <table:table-cell office:value-type="float" office:value="0.2857437" calcext:value-type="float">
            <text:p>0.2857437</text:p>
          </table:table-cell>
          <table:table-cell office:value-type="float" office:value="0.2579787" calcext:value-type="float">
            <text:p>0.2579787</text:p>
          </table:table-cell>
          <table:table-cell office:value-type="float" office:value="0.264227" calcext:value-type="float">
            <text:p>0.264227</text:p>
          </table:table-cell>
          <table:table-cell office:value-type="float" office:value="0.358335" calcext:value-type="float">
            <text:p>0.358335</text:p>
          </table:table-cell>
          <table:table-cell office:value-type="float" office:value="0.353312" calcext:value-type="float">
            <text:p>0.353312</text:p>
          </table:table-cell>
          <table:table-cell office:value-type="float" office:value="0.3673816" calcext:value-type="float">
            <text:p>0.3673816</text:p>
          </table:table-cell>
          <table:table-cell office:value-type="float" office:value="0.3853175" calcext:value-type="float">
            <text:p>0.3853175</text:p>
          </table:table-cell>
          <table:table-cell office:value-type="float" office:value="0.3973251" calcext:value-type="float">
            <text:p>0.39732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196E-015" calcext:value-type="float">
            <text:p>1.969196E-15</text:p>
          </table:table-cell>
          <table:table-cell office:value-type="float" office:value="9.439021E-016" calcext:value-type="float">
            <text:p>9.439021E-16</text:p>
          </table:table-cell>
          <table:table-cell office:value-type="float" office:value="9.921489E-016" calcext:value-type="float">
            <text:p>9.921489E-16</text:p>
          </table:table-cell>
          <table:table-cell office:value-type="float" office:value="9.460371E-016" calcext:value-type="float">
            <text:p>9.460371E-16</text:p>
          </table:table-cell>
          <table:table-cell office:value-type="float" office:value="2.429666E-017" calcext:value-type="float">
            <text:p>2.42966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667741" calcext:value-type="float">
            <text:p>-7.667741</text:p>
          </table:table-cell>
          <table:table-cell office:value-type="float" office:value="-1.083907" calcext:value-type="float">
            <text:p>-1.083907</text:p>
          </table:table-cell>
          <table:table-cell office:value-type="float" office:value="-0.07494301" calcext:value-type="float">
            <text:p>-0.07494301</text:p>
          </table:table-cell>
          <table:table-cell office:value-type="float" office:value="-0.06056272" calcext:value-type="float">
            <text:p>-0.06056272</text:p>
          </table:table-cell>
          <table:table-cell office:value-type="float" office:value="-0.05257314" calcext:value-type="float">
            <text:p>-0.05257314</text:p>
          </table:table-cell>
          <table:table-cell office:value-type="float" office:value="-0.04412737" calcext:value-type="float">
            <text:p>-0.04412737</text:p>
          </table:table-cell>
          <table:table-cell office:value-type="float" office:value="-0.03583187" calcext:value-type="float">
            <text:p>-0.03583187</text:p>
          </table:table-cell>
          <table:table-cell office:value-type="float" office:value="-0.03044129" calcext:value-type="float">
            <text:p>-0.03044129</text:p>
          </table:table-cell>
          <table:table-cell office:value-type="float" office:value="-0.02330506" calcext:value-type="float">
            <text:p>-0.02330506</text:p>
          </table:table-cell>
          <table:table-cell office:value-type="float" office:value="-0.01587331" calcext:value-type="float">
            <text:p>-0.01587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16251" calcext:value-type="float">
            <text:p>-33.16251</text:p>
          </table:table-cell>
          <table:table-cell office:value-type="float" office:value="0.03357414" calcext:value-type="float">
            <text:p>0.03357414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27774" calcext:value-type="float">
            <text:p>-2.3277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61.88194" calcext:value-type="float">
            <text:p>61.88194</text:p>
          </table:table-cell>
          <table:table-cell office:value-type="float" office:value="0" calcext:value-type="float">
            <text:p>0</text:p>
          </table:table-cell>
          <table:table-cell office:value-type="float" office:value="1060.242" calcext:value-type="float">
            <text:p>1060.242</text:p>
          </table:table-cell>
          <table:table-cell office:value-type="float" office:value="0.955373" calcext:value-type="float">
            <text:p>0.955373</text:p>
          </table:table-cell>
          <table:table-cell office:value-type="float" office:value="0" calcext:value-type="float">
            <text:p>0</text:p>
          </table:table-cell>
          <table:table-cell office:value-type="float" office:value="0.1429251" calcext:value-type="float">
            <text:p>0.1429251</text:p>
          </table:table-cell>
          <table:table-cell office:value-type="float" office:value="0.1905743" calcext:value-type="float">
            <text:p>0.1905743</text:p>
          </table:table-cell>
          <table:table-cell office:value-type="float" office:value="0.272965" calcext:value-type="float">
            <text:p>0.272965</text:p>
          </table:table-cell>
          <table:table-cell office:value-type="float" office:value="0.2804399" calcext:value-type="float">
            <text:p>0.2804399</text:p>
          </table:table-cell>
          <table:table-cell office:value-type="float" office:value="0.2856157" calcext:value-type="float">
            <text:p>0.2856157</text:p>
          </table:table-cell>
          <table:table-cell office:value-type="float" office:value="0.2578395" calcext:value-type="float">
            <text:p>0.2578395</text:p>
          </table:table-cell>
          <table:table-cell office:value-type="float" office:value="0.2641093" calcext:value-type="float">
            <text:p>0.2641093</text:p>
          </table:table-cell>
          <table:table-cell office:value-type="float" office:value="0.3583089" calcext:value-type="float">
            <text:p>0.3583089</text:p>
          </table:table-cell>
          <table:table-cell office:value-type="float" office:value="0.3532461" calcext:value-type="float">
            <text:p>0.3532461</text:p>
          </table:table-cell>
          <table:table-cell office:value-type="float" office:value="0.3673147" calcext:value-type="float">
            <text:p>0.3673147</text:p>
          </table:table-cell>
          <table:table-cell office:value-type="float" office:value="0.3852639" calcext:value-type="float">
            <text:p>0.3852639</text:p>
          </table:table-cell>
          <table:table-cell office:value-type="float" office:value="0.3972822" calcext:value-type="float">
            <text:p>0.397282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69375E-015" calcext:value-type="float">
            <text:p>1.969375E-15</text:p>
          </table:table-cell>
          <table:table-cell office:value-type="float" office:value="9.438915E-016" calcext:value-type="float">
            <text:p>9.438915E-16</text:p>
          </table:table-cell>
          <table:table-cell office:value-type="float" office:value="9.921359E-016" calcext:value-type="float">
            <text:p>9.921359E-16</text:p>
          </table:table-cell>
          <table:table-cell office:value-type="float" office:value="9.46022E-016" calcext:value-type="float">
            <text:p>9.46022E-16</text:p>
          </table:table-cell>
          <table:table-cell office:value-type="float" office:value="2.429622E-017" calcext:value-type="float">
            <text:p>2.42962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75383" calcext:value-type="float">
            <text:p>-10.75383</text:p>
          </table:table-cell>
          <table:table-cell office:value-type="float" office:value="-1.187886" calcext:value-type="float">
            <text:p>-1.187886</text:p>
          </table:table-cell>
          <table:table-cell office:value-type="float" office:value="-0.07477091" calcext:value-type="float">
            <text:p>-0.07477091</text:p>
          </table:table-cell>
          <table:table-cell office:value-type="float" office:value="-0.06073214" calcext:value-type="float">
            <text:p>-0.06073214</text:p>
          </table:table-cell>
          <table:table-cell office:value-type="float" office:value="-0.05275482" calcext:value-type="float">
            <text:p>-0.05275482</text:p>
          </table:table-cell>
          <table:table-cell office:value-type="float" office:value="-0.04431023" calcext:value-type="float">
            <text:p>-0.04431023</text:p>
          </table:table-cell>
          <table:table-cell office:value-type="float" office:value="-0.03594587" calcext:value-type="float">
            <text:p>-0.03594587</text:p>
          </table:table-cell>
          <table:table-cell office:value-type="float" office:value="-0.03048903" calcext:value-type="float">
            <text:p>-0.03048903</text:p>
          </table:table-cell>
          <table:table-cell office:value-type="float" office:value="-0.02337748" calcext:value-type="float">
            <text:p>-0.02337748</text:p>
          </table:table-cell>
          <table:table-cell office:value-type="float" office:value="-0.01592283" calcext:value-type="float">
            <text:p>-0.0159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61114" calcext:value-type="float">
            <text:p>-34.61114</text:p>
          </table:table-cell>
          <table:table-cell office:value-type="float" office:value="0.03348356" calcext:value-type="float">
            <text:p>0.03348356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28478" calcext:value-type="float">
            <text:p>-2.3284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47.00006" calcext:value-type="float">
            <text:p>47.00006</text:p>
          </table:table-cell>
          <table:table-cell office:value-type="float" office:value="62.53431" calcext:value-type="float">
            <text:p>62.53431</text:p>
          </table:table-cell>
          <table:table-cell office:value-type="float" office:value="0" calcext:value-type="float">
            <text:p>0</text:p>
          </table:table-cell>
          <table:table-cell office:value-type="float" office:value="1071.804" calcext:value-type="float">
            <text:p>1071.804</text:p>
          </table:table-cell>
          <table:table-cell office:value-type="float" office:value="1.041969" calcext:value-type="float">
            <text:p>1.041969</text:p>
          </table:table-cell>
          <table:table-cell office:value-type="float" office:value="0" calcext:value-type="float">
            <text:p>0</text:p>
          </table:table-cell>
          <table:table-cell office:value-type="float" office:value="0.4921212" calcext:value-type="float">
            <text:p>0.4921212</text:p>
          </table:table-cell>
          <table:table-cell office:value-type="float" office:value="0.2747205" calcext:value-type="float">
            <text:p>0.2747205</text:p>
          </table:table-cell>
          <table:table-cell office:value-type="float" office:value="0.2735388" calcext:value-type="float">
            <text:p>0.2735388</text:p>
          </table:table-cell>
          <table:table-cell office:value-type="float" office:value="0.2833385" calcext:value-type="float">
            <text:p>0.2833385</text:p>
          </table:table-cell>
          <table:table-cell office:value-type="float" office:value="0.2855392" calcext:value-type="float">
            <text:p>0.2855392</text:p>
          </table:table-cell>
          <table:table-cell office:value-type="float" office:value="0.2580082" calcext:value-type="float">
            <text:p>0.2580082</text:p>
          </table:table-cell>
          <table:table-cell office:value-type="float" office:value="0.272972" calcext:value-type="float">
            <text:p>0.272972</text:p>
          </table:table-cell>
          <table:table-cell office:value-type="float" office:value="0.3585069" calcext:value-type="float">
            <text:p>0.3585069</text:p>
          </table:table-cell>
          <table:table-cell office:value-type="float" office:value="0.3531865" calcext:value-type="float">
            <text:p>0.3531865</text:p>
          </table:table-cell>
          <table:table-cell office:value-type="float" office:value="0.3672505" calcext:value-type="float">
            <text:p>0.3672505</text:p>
          </table:table-cell>
          <table:table-cell office:value-type="float" office:value="0.3852101" calcext:value-type="float">
            <text:p>0.3852101</text:p>
          </table:table-cell>
          <table:table-cell office:value-type="float" office:value="0.3972393" calcext:value-type="float">
            <text:p>0.39723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564E-015" calcext:value-type="float">
            <text:p>1.969564E-15</text:p>
          </table:table-cell>
          <table:table-cell office:value-type="float" office:value="9.438823E-016" calcext:value-type="float">
            <text:p>9.438823E-16</text:p>
          </table:table-cell>
          <table:table-cell office:value-type="float" office:value="9.921241E-016" calcext:value-type="float">
            <text:p>9.921241E-16</text:p>
          </table:table-cell>
          <table:table-cell office:value-type="float" office:value="9.460031E-016" calcext:value-type="float">
            <text:p>9.460031E-16</text:p>
          </table:table-cell>
          <table:table-cell office:value-type="float" office:value="2.429575E-017" calcext:value-type="float">
            <text:p>2.429575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659382" calcext:value-type="float">
            <text:p>-0.001659382</text:p>
          </table:table-cell>
          <table:table-cell office:value-type="float" office:value="-0.07201124" calcext:value-type="float">
            <text:p>-0.07201124</text:p>
          </table:table-cell>
          <table:table-cell office:value-type="float" office:value="-0.07367296" calcext:value-type="float">
            <text:p>-0.07367296</text:p>
          </table:table-cell>
          <table:table-cell office:value-type="float" office:value="-0.05606373" calcext:value-type="float">
            <text:p>-0.05606373</text:p>
          </table:table-cell>
          <table:table-cell office:value-type="float" office:value="-0.05290532" calcext:value-type="float">
            <text:p>-0.05290532</text:p>
          </table:table-cell>
          <table:table-cell office:value-type="float" office:value="-0.0441131" calcext:value-type="float">
            <text:p>-0.0441131</text:p>
          </table:table-cell>
          <table:table-cell office:value-type="float" office:value="-0.02761714" calcext:value-type="float">
            <text:p>-0.02761714</text:p>
          </table:table-cell>
          <table:table-cell office:value-type="float" office:value="-0.0301489" calcext:value-type="float">
            <text:p>-0.0301489</text:p>
          </table:table-cell>
          <table:table-cell office:value-type="float" office:value="-0.02344358" calcext:value-type="float">
            <text:p>-0.02344358</text:p>
          </table:table-cell>
          <table:table-cell office:value-type="float" office:value="-0.01597058" calcext:value-type="float">
            <text:p>-0.01597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912238" calcext:value-type="float">
            <text:p>-0.004912238</text:p>
          </table:table-cell>
          <table:table-cell office:value-type="float" office:value="0.03342021" calcext:value-type="float">
            <text:p>0.03342021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29186" calcext:value-type="float">
            <text:p>-2.3291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47.10007" calcext:value-type="float">
            <text:p>47.10007</text:p>
          </table:table-cell>
          <table:table-cell office:value-type="float" office:value="67.51574" calcext:value-type="float">
            <text:p>67.51574</text:p>
          </table:table-cell>
          <table:table-cell office:value-type="float" office:value="0" calcext:value-type="float">
            <text:p>0</text:p>
          </table:table-cell>
          <table:table-cell office:value-type="float" office:value="1066.922" calcext:value-type="float">
            <text:p>1066.922</text:p>
          </table:table-cell>
          <table:table-cell office:value-type="float" office:value="1.042013" calcext:value-type="float">
            <text:p>1.042013</text:p>
          </table:table-cell>
          <table:table-cell office:value-type="float" office:value="0" calcext:value-type="float">
            <text:p>0</text:p>
          </table:table-cell>
          <table:table-cell office:value-type="float" office:value="0.2346518" calcext:value-type="float">
            <text:p>0.2346518</text:p>
          </table:table-cell>
          <table:table-cell office:value-type="float" office:value="0.2794604" calcext:value-type="float">
            <text:p>0.2794604</text:p>
          </table:table-cell>
          <table:table-cell office:value-type="float" office:value="0.2812051" calcext:value-type="float">
            <text:p>0.2812051</text:p>
          </table:table-cell>
          <table:table-cell office:value-type="float" office:value="0.2832962" calcext:value-type="float">
            <text:p>0.2832962</text:p>
          </table:table-cell>
          <table:table-cell office:value-type="float" office:value="0.2867207" calcext:value-type="float">
            <text:p>0.2867207</text:p>
          </table:table-cell>
          <table:table-cell office:value-type="float" office:value="0.2590593" calcext:value-type="float">
            <text:p>0.2590593</text:p>
          </table:table-cell>
          <table:table-cell office:value-type="float" office:value="0.2687173" calcext:value-type="float">
            <text:p>0.2687173</text:p>
          </table:table-cell>
          <table:table-cell office:value-type="float" office:value="0.35906" calcext:value-type="float">
            <text:p>0.35906</text:p>
          </table:table-cell>
          <table:table-cell office:value-type="float" office:value="0.353207" calcext:value-type="float">
            <text:p>0.353207</text:p>
          </table:table-cell>
          <table:table-cell office:value-type="float" office:value="0.3671882" calcext:value-type="float">
            <text:p>0.3671882</text:p>
          </table:table-cell>
          <table:table-cell office:value-type="float" office:value="0.3851328" calcext:value-type="float">
            <text:p>0.3851328</text:p>
          </table:table-cell>
          <table:table-cell office:value-type="float" office:value="0.3971863" calcext:value-type="float">
            <text:p>0.39718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747E-015" calcext:value-type="float">
            <text:p>1.969747E-15</text:p>
          </table:table-cell>
          <table:table-cell office:value-type="float" office:value="9.438653E-016" calcext:value-type="float">
            <text:p>9.438653E-16</text:p>
          </table:table-cell>
          <table:table-cell office:value-type="float" office:value="9.921189E-016" calcext:value-type="float">
            <text:p>9.921189E-16</text:p>
          </table:table-cell>
          <table:table-cell office:value-type="float" office:value="9.459846E-016" calcext:value-type="float">
            <text:p>9.459846E-16</text:p>
          </table:table-cell>
          <table:table-cell office:value-type="float" office:value="2.429536E-017" calcext:value-type="float">
            <text:p>2.42953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403168" calcext:value-type="float">
            <text:p>-0.2403168</text:p>
          </table:table-cell>
          <table:table-cell office:value-type="float" office:value="-0.06190028" calcext:value-type="float">
            <text:p>-0.06190028</text:p>
          </table:table-cell>
          <table:table-cell office:value-type="float" office:value="-0.05947067" calcext:value-type="float">
            <text:p>-0.05947067</text:p>
          </table:table-cell>
          <table:table-cell office:value-type="float" office:value="-0.0561971" calcext:value-type="float">
            <text:p>-0.0561971</text:p>
          </table:table-cell>
          <table:table-cell office:value-type="float" office:value="-0.05122584" calcext:value-type="float">
            <text:p>-0.05122584</text:p>
          </table:table-cell>
          <table:table-cell office:value-type="float" office:value="-0.042746" calcext:value-type="float">
            <text:p>-0.042746</text:p>
          </table:table-cell>
          <table:table-cell office:value-type="float" office:value="-0.03154634" calcext:value-type="float">
            <text:p>-0.03154634</text:p>
          </table:table-cell>
          <table:table-cell office:value-type="float" office:value="-0.02914333" calcext:value-type="float">
            <text:p>-0.02914333</text:p>
          </table:table-cell>
          <table:table-cell office:value-type="float" office:value="-0.02342193" calcext:value-type="float">
            <text:p>-0.02342193</text:p>
          </table:table-cell>
          <table:table-cell office:value-type="float" office:value="-0.01601701" calcext:value-type="float">
            <text:p>-0.01601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60545" calcext:value-type="float">
            <text:p>-0.3860545</text:p>
          </table:table-cell>
          <table:table-cell office:value-type="float" office:value="0.03304695" calcext:value-type="float">
            <text:p>0.03304695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29714" calcext:value-type="float">
            <text:p>-2.3297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47.10007" calcext:value-type="float">
            <text:p>47.10007</text:p>
          </table:table-cell>
          <table:table-cell office:value-type="float" office:value="69.68535" calcext:value-type="float">
            <text:p>69.68535</text:p>
          </table:table-cell>
          <table:table-cell office:value-type="float" office:value="0" calcext:value-type="float">
            <text:p>0</text:p>
          </table:table-cell>
          <table:table-cell office:value-type="float" office:value="1064.753" calcext:value-type="float">
            <text:p>1064.753</text:p>
          </table:table-cell>
          <table:table-cell office:value-type="float" office:value="1.042013" calcext:value-type="float">
            <text:p>1.042013</text:p>
          </table:table-cell>
          <table:table-cell office:value-type="float" office:value="0" calcext:value-type="float">
            <text:p>0</text:p>
          </table:table-cell>
          <table:table-cell office:value-type="float" office:value="0.1952296" calcext:value-type="float">
            <text:p>0.1952296</text:p>
          </table:table-cell>
          <table:table-cell office:value-type="float" office:value="0.2660509" calcext:value-type="float">
            <text:p>0.2660509</text:p>
          </table:table-cell>
          <table:table-cell office:value-type="float" office:value="0.2790143" calcext:value-type="float">
            <text:p>0.2790143</text:p>
          </table:table-cell>
          <table:table-cell office:value-type="float" office:value="0.2839398" calcext:value-type="float">
            <text:p>0.2839398</text:p>
          </table:table-cell>
          <table:table-cell office:value-type="float" office:value="0.2875389" calcext:value-type="float">
            <text:p>0.2875389</text:p>
          </table:table-cell>
          <table:table-cell office:value-type="float" office:value="0.2594188" calcext:value-type="float">
            <text:p>0.2594188</text:p>
          </table:table-cell>
          <table:table-cell office:value-type="float" office:value="0.2671987" calcext:value-type="float">
            <text:p>0.2671987</text:p>
          </table:table-cell>
          <table:table-cell office:value-type="float" office:value="0.3591001" calcext:value-type="float">
            <text:p>0.3591001</text:p>
          </table:table-cell>
          <table:table-cell office:value-type="float" office:value="0.3532518" calcext:value-type="float">
            <text:p>0.3532518</text:p>
          </table:table-cell>
          <table:table-cell office:value-type="float" office:value="0.3671328" calcext:value-type="float">
            <text:p>0.3671328</text:p>
          </table:table-cell>
          <table:table-cell office:value-type="float" office:value="0.3850592" calcext:value-type="float">
            <text:p>0.3850592</text:p>
          </table:table-cell>
          <table:table-cell office:value-type="float" office:value="0.3971354" calcext:value-type="float">
            <text:p>0.397135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69963E-015" calcext:value-type="float">
            <text:p>1.969963E-15</text:p>
          </table:table-cell>
          <table:table-cell office:value-type="float" office:value="9.438497E-016" calcext:value-type="float">
            <text:p>9.438497E-16</text:p>
          </table:table-cell>
          <table:table-cell office:value-type="float" office:value="9.921064E-016" calcext:value-type="float">
            <text:p>9.921064E-16</text:p>
          </table:table-cell>
          <table:table-cell office:value-type="float" office:value="9.459661E-016" calcext:value-type="float">
            <text:p>9.459661E-16</text:p>
          </table:table-cell>
          <table:table-cell office:value-type="float" office:value="2.42949E-017" calcext:value-type="float">
            <text:p>2.4294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760749" calcext:value-type="float">
            <text:p>-0.8760749</text:p>
          </table:table-cell>
          <table:table-cell office:value-type="float" office:value="-0.09092404" calcext:value-type="float">
            <text:p>-0.09092404</text:p>
          </table:table-cell>
          <table:table-cell office:value-type="float" office:value="-0.06310187" calcext:value-type="float">
            <text:p>-0.06310187</text:p>
          </table:table-cell>
          <table:table-cell office:value-type="float" office:value="-0.0552011" calcext:value-type="float">
            <text:p>-0.0552011</text:p>
          </table:table-cell>
          <table:table-cell office:value-type="float" office:value="-0.05010679" calcext:value-type="float">
            <text:p>-0.05010679</text:p>
          </table:table-cell>
          <table:table-cell office:value-type="float" office:value="-0.04229133" calcext:value-type="float">
            <text:p>-0.04229133</text:p>
          </table:table-cell>
          <table:table-cell office:value-type="float" office:value="-0.0330804" calcext:value-type="float">
            <text:p>-0.0330804</text:p>
          </table:table-cell>
          <table:table-cell office:value-type="float" office:value="-0.02906871" calcext:value-type="float">
            <text:p>-0.02906871</text:p>
          </table:table-cell>
          <table:table-cell office:value-type="float" office:value="-0.02337243" calcext:value-type="float">
            <text:p>-0.02337243</text:p>
          </table:table-cell>
          <table:table-cell office:value-type="float" office:value="-0.01605849" calcext:value-type="float">
            <text:p>-0.01605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5861" calcext:value-type="float">
            <text:p>-14.75861</text:p>
          </table:table-cell>
          <table:table-cell office:value-type="float" office:value="0.03281069" calcext:value-type="float">
            <text:p>0.03281069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30276" calcext:value-type="float">
            <text:p>-2.3302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47.10007" calcext:value-type="float">
            <text:p>47.10007</text:p>
          </table:table-cell>
          <table:table-cell office:value-type="float" office:value="70.67815" calcext:value-type="float">
            <text:p>70.67815</text:p>
          </table:table-cell>
          <table:table-cell office:value-type="float" office:value="0" calcext:value-type="float">
            <text:p>0</text:p>
          </table:table-cell>
          <table:table-cell office:value-type="float" office:value="1063.761" calcext:value-type="float">
            <text:p>1063.761</text:p>
          </table:table-cell>
          <table:table-cell office:value-type="float" office:value="1.042013" calcext:value-type="float">
            <text:p>1.042013</text:p>
          </table:table-cell>
          <table:table-cell office:value-type="float" office:value="0" calcext:value-type="float">
            <text:p>0</text:p>
          </table:table-cell>
          <table:table-cell office:value-type="float" office:value="0.1504908" calcext:value-type="float">
            <text:p>0.1504908</text:p>
          </table:table-cell>
          <table:table-cell office:value-type="float" office:value="0.2601893" calcext:value-type="float">
            <text:p>0.2601893</text:p>
          </table:table-cell>
          <table:table-cell office:value-type="float" office:value="0.2765099" calcext:value-type="float">
            <text:p>0.2765099</text:p>
          </table:table-cell>
          <table:table-cell office:value-type="float" office:value="0.283421" calcext:value-type="float">
            <text:p>0.283421</text:p>
          </table:table-cell>
          <table:table-cell office:value-type="float" office:value="0.2876354" calcext:value-type="float">
            <text:p>0.2876354</text:p>
          </table:table-cell>
          <table:table-cell office:value-type="float" office:value="0.2595856" calcext:value-type="float">
            <text:p>0.2595856</text:p>
          </table:table-cell>
          <table:table-cell office:value-type="float" office:value="0.2665057" calcext:value-type="float">
            <text:p>0.2665057</text:p>
          </table:table-cell>
          <table:table-cell office:value-type="float" office:value="0.3590138" calcext:value-type="float">
            <text:p>0.3590138</text:p>
          </table:table-cell>
          <table:table-cell office:value-type="float" office:value="0.3532816" calcext:value-type="float">
            <text:p>0.3532816</text:p>
          </table:table-cell>
          <table:table-cell office:value-type="float" office:value="0.3670832" calcext:value-type="float">
            <text:p>0.3670832</text:p>
          </table:table-cell>
          <table:table-cell office:value-type="float" office:value="0.384989" calcext:value-type="float">
            <text:p>0.384989</text:p>
          </table:table-cell>
          <table:table-cell office:value-type="float" office:value="0.3970856" calcext:value-type="float">
            <text:p>0.39708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134E-015" calcext:value-type="float">
            <text:p>1.970134E-15</text:p>
          </table:table-cell>
          <table:table-cell office:value-type="float" office:value="9.438397E-016" calcext:value-type="float">
            <text:p>9.438397E-16</text:p>
          </table:table-cell>
          <table:table-cell office:value-type="float" office:value="9.92097E-016" calcext:value-type="float">
            <text:p>9.92097E-16</text:p>
          </table:table-cell>
          <table:table-cell office:value-type="float" office:value="9.459491E-016" calcext:value-type="float">
            <text:p>9.459491E-16</text:p>
          </table:table-cell>
          <table:table-cell office:value-type="float" office:value="2.429444E-017" calcext:value-type="float">
            <text:p>2.42944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50348" calcext:value-type="float">
            <text:p>-7.350348</text:p>
          </table:table-cell>
          <table:table-cell office:value-type="float" office:value="-0.1080076" calcext:value-type="float">
            <text:p>-0.1080076</text:p>
          </table:table-cell>
          <table:table-cell office:value-type="float" office:value="-0.06764968" calcext:value-type="float">
            <text:p>-0.06764968</text:p>
          </table:table-cell>
          <table:table-cell office:value-type="float" office:value="-0.05597151" calcext:value-type="float">
            <text:p>-0.05597151</text:p>
          </table:table-cell>
          <table:table-cell office:value-type="float" office:value="-0.0499677" calcext:value-type="float">
            <text:p>-0.0499677</text:p>
          </table:table-cell>
          <table:table-cell office:value-type="float" office:value="-0.04208141" calcext:value-type="float">
            <text:p>-0.04208141</text:p>
          </table:table-cell>
          <table:table-cell office:value-type="float" office:value="-0.03370236" calcext:value-type="float">
            <text:p>-0.03370236</text:p>
          </table:table-cell>
          <table:table-cell office:value-type="float" office:value="-0.02921946" calcext:value-type="float">
            <text:p>-0.02921946</text:p>
          </table:table-cell>
          <table:table-cell office:value-type="float" office:value="-0.02333946" calcext:value-type="float">
            <text:p>-0.02333946</text:p>
          </table:table-cell>
          <table:table-cell office:value-type="float" office:value="-0.01609575" calcext:value-type="float">
            <text:p>-0.0160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4953" calcext:value-type="float">
            <text:p>-14.44953</text:p>
          </table:table-cell>
          <table:table-cell office:value-type="float" office:value="0.03277252" calcext:value-type="float">
            <text:p>0.03277252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30853" calcext:value-type="float">
            <text:p>-2.3308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57.90009" calcext:value-type="float">
            <text:p>57.90009</text:p>
          </table:table-cell>
          <table:table-cell office:value-type="float" office:value="71.0851" calcext:value-type="float">
            <text:p>71.0851</text:p>
          </table:table-cell>
          <table:table-cell office:value-type="float" office:value="0" calcext:value-type="float">
            <text:p>0</text:p>
          </table:table-cell>
          <table:table-cell office:value-type="float" office:value="1073.993" calcext:value-type="float">
            <text:p>1073.993</text:p>
          </table:table-cell>
          <table:table-cell office:value-type="float" office:value="1.203181" calcext:value-type="float">
            <text:p>1.203181</text:p>
          </table:table-cell>
          <table:table-cell office:value-type="float" office:value="0" calcext:value-type="float">
            <text:p>0</text:p>
          </table:table-cell>
          <table:table-cell office:value-type="float" office:value="0.5241715" calcext:value-type="float">
            <text:p>0.5241715</text:p>
          </table:table-cell>
          <table:table-cell office:value-type="float" office:value="0.3278202" calcext:value-type="float">
            <text:p>0.3278202</text:p>
          </table:table-cell>
          <table:table-cell office:value-type="float" office:value="0.2772597" calcext:value-type="float">
            <text:p>0.2772597</text:p>
          </table:table-cell>
          <table:table-cell office:value-type="float" office:value="0.2829969" calcext:value-type="float">
            <text:p>0.2829969</text:p>
          </table:table-cell>
          <table:table-cell office:value-type="float" office:value="0.2873869" calcext:value-type="float">
            <text:p>0.2873869</text:p>
          </table:table-cell>
          <table:table-cell office:value-type="float" office:value="0.2596101" calcext:value-type="float">
            <text:p>0.2596101</text:p>
          </table:table-cell>
          <table:table-cell office:value-type="float" office:value="0.2666795" calcext:value-type="float">
            <text:p>0.2666795</text:p>
          </table:table-cell>
          <table:table-cell office:value-type="float" office:value="0.3589184" calcext:value-type="float">
            <text:p>0.3589184</text:p>
          </table:table-cell>
          <table:table-cell office:value-type="float" office:value="0.3532913" calcext:value-type="float">
            <text:p>0.3532913</text:p>
          </table:table-cell>
          <table:table-cell office:value-type="float" office:value="0.3670375" calcext:value-type="float">
            <text:p>0.3670375</text:p>
          </table:table-cell>
          <table:table-cell office:value-type="float" office:value="0.384922" calcext:value-type="float">
            <text:p>0.384922</text:p>
          </table:table-cell>
          <table:table-cell office:value-type="float" office:value="0.3970355" calcext:value-type="float">
            <text:p>0.39703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5779788" calcext:value-type="float">
            <text:p>5.779788E-06</text:p>
          </table:table-cell>
          <table:table-cell office:value-type="float" office:value="1.970261E-015" calcext:value-type="float">
            <text:p>1.970261E-15</text:p>
          </table:table-cell>
          <table:table-cell office:value-type="float" office:value="9.438321E-016" calcext:value-type="float">
            <text:p>9.438321E-16</text:p>
          </table:table-cell>
          <table:table-cell office:value-type="float" office:value="9.92092E-016" calcext:value-type="float">
            <text:p>9.92092E-16</text:p>
          </table:table-cell>
          <table:table-cell office:value-type="float" office:value="9.459351E-016" calcext:value-type="float">
            <text:p>9.459351E-16</text:p>
          </table:table-cell>
          <table:table-cell office:value-type="float" office:value="2.429403E-017" calcext:value-type="float">
            <text:p>2.42940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151144" calcext:value-type="float">
            <text:p>-0.001151144</text:p>
          </table:table-cell>
          <table:table-cell office:value-type="float" office:value="-0.02137933" calcext:value-type="float">
            <text:p>-0.02137933</text:p>
          </table:table-cell>
          <table:table-cell office:value-type="float" office:value="-0.06682356" calcext:value-type="float">
            <text:p>-0.06682356</text:p>
          </table:table-cell>
          <table:table-cell office:value-type="float" office:value="-0.05663238" calcext:value-type="float">
            <text:p>-0.05663238</text:p>
          </table:table-cell>
          <table:table-cell office:value-type="float" office:value="-0.05030086" calcext:value-type="float">
            <text:p>-0.05030086</text:p>
          </table:table-cell>
          <table:table-cell office:value-type="float" office:value="-0.04205054" calcext:value-type="float">
            <text:p>-0.04205054</text:p>
          </table:table-cell>
          <table:table-cell office:value-type="float" office:value="-0.03353946" calcext:value-type="float">
            <text:p>-0.03353946</text:p>
          </table:table-cell>
          <table:table-cell office:value-type="float" office:value="-0.02938893" calcext:value-type="float">
            <text:p>-0.02938893</text:p>
          </table:table-cell>
          <table:table-cell office:value-type="float" office:value="-0.02332859" calcext:value-type="float">
            <text:p>-0.02332859</text:p>
          </table:table-cell>
          <table:table-cell office:value-type="float" office:value="-0.01613002" calcext:value-type="float">
            <text:p>-0.01613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272255" calcext:value-type="float">
            <text:p>0.03272255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31457" calcext:value-type="float">
            <text:p>-2.3314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58.6001" calcext:value-type="float">
            <text:p>58.6001</text:p>
          </table:table-cell>
          <table:table-cell office:value-type="float" office:value="71.87958" calcext:value-type="float">
            <text:p>71.87958</text:p>
          </table:table-cell>
          <table:table-cell office:value-type="float" office:value="0" calcext:value-type="float">
            <text:p>0</text:p>
          </table:table-cell>
          <table:table-cell office:value-type="float" office:value="1073.894" calcext:value-type="float">
            <text:p>1073.894</text:p>
          </table:table-cell>
          <table:table-cell office:value-type="float" office:value="1.20889" calcext:value-type="float">
            <text:p>1.20889</text:p>
          </table:table-cell>
          <table:table-cell office:value-type="float" office:value="0" calcext:value-type="float">
            <text:p>0</text:p>
          </table:table-cell>
          <table:table-cell office:value-type="float" office:value="0.3371656" calcext:value-type="float">
            <text:p>0.3371656</text:p>
          </table:table-cell>
          <table:table-cell office:value-type="float" office:value="0.3381011" calcext:value-type="float">
            <text:p>0.3381011</text:p>
          </table:table-cell>
          <table:table-cell office:value-type="float" office:value="0.3090396" calcext:value-type="float">
            <text:p>0.3090396</text:p>
          </table:table-cell>
          <table:table-cell office:value-type="float" office:value="0.2902419" calcext:value-type="float">
            <text:p>0.2902419</text:p>
          </table:table-cell>
          <table:table-cell office:value-type="float" office:value="0.289262" calcext:value-type="float">
            <text:p>0.289262</text:p>
          </table:table-cell>
          <table:table-cell office:value-type="float" office:value="0.2596838" calcext:value-type="float">
            <text:p>0.2596838</text:p>
          </table:table-cell>
          <table:table-cell office:value-type="float" office:value="0.2661634" calcext:value-type="float">
            <text:p>0.2661634</text:p>
          </table:table-cell>
          <table:table-cell office:value-type="float" office:value="0.3588567" calcext:value-type="float">
            <text:p>0.3588567</text:p>
          </table:table-cell>
          <table:table-cell office:value-type="float" office:value="0.3532881" calcext:value-type="float">
            <text:p>0.3532881</text:p>
          </table:table-cell>
          <table:table-cell office:value-type="float" office:value="0.3669946" calcext:value-type="float">
            <text:p>0.3669946</text:p>
          </table:table-cell>
          <table:table-cell office:value-type="float" office:value="0.3848584" calcext:value-type="float">
            <text:p>0.3848584</text:p>
          </table:table-cell>
          <table:table-cell office:value-type="float" office:value="0.3969852" calcext:value-type="float">
            <text:p>0.39698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362E-015" calcext:value-type="float">
            <text:p>1.970362E-15</text:p>
          </table:table-cell>
          <table:table-cell office:value-type="float" office:value="9.438242E-016" calcext:value-type="float">
            <text:p>9.438242E-16</text:p>
          </table:table-cell>
          <table:table-cell office:value-type="float" office:value="9.920909E-016" calcext:value-type="float">
            <text:p>9.920909E-16</text:p>
          </table:table-cell>
          <table:table-cell office:value-type="float" office:value="9.459233E-016" calcext:value-type="float">
            <text:p>9.459233E-16</text:p>
          </table:table-cell>
          <table:table-cell office:value-type="float" office:value="2.429364E-017" calcext:value-type="float">
            <text:p>2.42936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705131" calcext:value-type="float">
            <text:p>-0.01705131</text:p>
          </table:table-cell>
          <table:table-cell office:value-type="float" office:value="-0.01687676" calcext:value-type="float">
            <text:p>-0.01687676</text:p>
          </table:table-cell>
          <table:table-cell office:value-type="float" office:value="-0.02971024" calcext:value-type="float">
            <text:p>-0.02971024</text:p>
          </table:table-cell>
          <table:table-cell office:value-type="float" office:value="-0.04680056" calcext:value-type="float">
            <text:p>-0.04680056</text:p>
          </table:table-cell>
          <table:table-cell office:value-type="float" office:value="-0.04792056" calcext:value-type="float">
            <text:p>-0.04792056</text:p>
          </table:table-cell>
          <table:table-cell office:value-type="float" office:value="-0.04196228" calcext:value-type="float">
            <text:p>-0.04196228</text:p>
          </table:table-cell>
          <table:table-cell office:value-type="float" office:value="-0.03401342" calcext:value-type="float">
            <text:p>-0.03401342</text:p>
          </table:table-cell>
          <table:table-cell office:value-type="float" office:value="-0.02949759" calcext:value-type="float">
            <text:p>-0.02949759</text:p>
          </table:table-cell>
          <table:table-cell office:value-type="float" office:value="-0.02333198" calcext:value-type="float">
            <text:p>-0.02333198</text:p>
          </table:table-cell>
          <table:table-cell office:value-type="float" office:value="-0.01616237" calcext:value-type="float">
            <text:p>-0.0161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48191" calcext:value-type="float">
            <text:p>-0.01748191</text:p>
          </table:table-cell>
          <table:table-cell office:value-type="float" office:value="0.03258755" calcext:value-type="float">
            <text:p>0.03258755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32097" calcext:value-type="float">
            <text:p>-2.33209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60.80011" calcext:value-type="float">
            <text:p>60.80011</text:p>
          </table:table-cell>
          <table:table-cell office:value-type="float" office:value="75.81396" calcext:value-type="float">
            <text:p>75.81396</text:p>
          </table:table-cell>
          <table:table-cell office:value-type="float" office:value="0" calcext:value-type="float">
            <text:p>0</text:p>
          </table:table-cell>
          <table:table-cell office:value-type="float" office:value="1072.159" calcext:value-type="float">
            <text:p>1072.159</text:p>
          </table:table-cell>
          <table:table-cell office:value-type="float" office:value="1.2103" calcext:value-type="float">
            <text:p>1.2103</text:p>
          </table:table-cell>
          <table:table-cell office:value-type="float" office:value="0" calcext:value-type="float">
            <text:p>0</text:p>
          </table:table-cell>
          <table:table-cell office:value-type="float" office:value="0.3108712" calcext:value-type="float">
            <text:p>0.3108712</text:p>
          </table:table-cell>
          <table:table-cell office:value-type="float" office:value="0.3031389" calcext:value-type="float">
            <text:p>0.3031389</text:p>
          </table:table-cell>
          <table:table-cell office:value-type="float" office:value="0.3056547" calcext:value-type="float">
            <text:p>0.3056547</text:p>
          </table:table-cell>
          <table:table-cell office:value-type="float" office:value="0.299078" calcext:value-type="float">
            <text:p>0.299078</text:p>
          </table:table-cell>
          <table:table-cell office:value-type="float" office:value="0.2959348" calcext:value-type="float">
            <text:p>0.2959348</text:p>
          </table:table-cell>
          <table:table-cell office:value-type="float" office:value="0.2605793" calcext:value-type="float">
            <text:p>0.2605793</text:p>
          </table:table-cell>
          <table:table-cell office:value-type="float" office:value="0.2659689" calcext:value-type="float">
            <text:p>0.2659689</text:p>
          </table:table-cell>
          <table:table-cell office:value-type="float" office:value="0.3587788" calcext:value-type="float">
            <text:p>0.3587788</text:p>
          </table:table-cell>
          <table:table-cell office:value-type="float" office:value="0.3532735" calcext:value-type="float">
            <text:p>0.3532735</text:p>
          </table:table-cell>
          <table:table-cell office:value-type="float" office:value="0.3669537" calcext:value-type="float">
            <text:p>0.3669537</text:p>
          </table:table-cell>
          <table:table-cell office:value-type="float" office:value="0.3847975" calcext:value-type="float">
            <text:p>0.3847975</text:p>
          </table:table-cell>
          <table:table-cell office:value-type="float" office:value="0.3969353" calcext:value-type="float">
            <text:p>0.39693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481E-015" calcext:value-type="float">
            <text:p>1.970481E-15</text:p>
          </table:table-cell>
          <table:table-cell office:value-type="float" office:value="9.438136E-016" calcext:value-type="float">
            <text:p>9.438136E-16</text:p>
          </table:table-cell>
          <table:table-cell office:value-type="float" office:value="9.92086E-016" calcext:value-type="float">
            <text:p>9.92086E-16</text:p>
          </table:table-cell>
          <table:table-cell office:value-type="float" office:value="9.459126E-016" calcext:value-type="float">
            <text:p>9.459126E-16</text:p>
          </table:table-cell>
          <table:table-cell office:value-type="float" office:value="2.429317E-017" calcext:value-type="float">
            <text:p>2.42931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84209" calcext:value-type="float">
            <text:p>-0.0284209</text:p>
          </table:table-cell>
          <table:table-cell office:value-type="float" office:value="-0.03352348" calcext:value-type="float">
            <text:p>-0.03352348</text:p>
          </table:table-cell>
          <table:table-cell office:value-type="float" office:value="-0.03158557" calcext:value-type="float">
            <text:p>-0.03158557</text:p>
          </table:table-cell>
          <table:table-cell office:value-type="float" office:value="-0.03702834" calcext:value-type="float">
            <text:p>-0.03702834</text:p>
          </table:table-cell>
          <table:table-cell office:value-type="float" office:value="-0.04020004" calcext:value-type="float">
            <text:p>-0.04020004</text:p>
          </table:table-cell>
          <table:table-cell office:value-type="float" office:value="-0.04088478" calcext:value-type="float">
            <text:p>-0.04088478</text:p>
          </table:table-cell>
          <table:table-cell office:value-type="float" office:value="-0.03419459" calcext:value-type="float">
            <text:p>-0.03419459</text:p>
          </table:table-cell>
          <table:table-cell office:value-type="float" office:value="-0.02963652" calcext:value-type="float">
            <text:p>-0.02963652</text:p>
          </table:table-cell>
          <table:table-cell office:value-type="float" office:value="-0.02334794" calcext:value-type="float">
            <text:p>-0.02334794</text:p>
          </table:table-cell>
          <table:table-cell office:value-type="float" office:value="-0.01619323" calcext:value-type="float">
            <text:p>-0.01619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9202" calcext:value-type="float">
            <text:p>-0.0279202</text:p>
          </table:table-cell>
          <table:table-cell office:value-type="float" office:value="0.03219743" calcext:value-type="float">
            <text:p>0.03219743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32764" calcext:value-type="float">
            <text:p>-2.3327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60.80011" calcext:value-type="float">
            <text:p>60.80011</text:p>
          </table:table-cell>
          <table:table-cell office:value-type="float" office:value="80.4258" calcext:value-type="float">
            <text:p>80.4258</text:p>
          </table:table-cell>
          <table:table-cell office:value-type="float" office:value="0" calcext:value-type="float">
            <text:p>0</text:p>
          </table:table-cell>
          <table:table-cell office:value-type="float" office:value="1067.547" calcext:value-type="float">
            <text:p>1067.547</text:p>
          </table:table-cell>
          <table:table-cell office:value-type="float" office:value="1.2103" calcext:value-type="float">
            <text:p>1.2103</text:p>
          </table:table-cell>
          <table:table-cell office:value-type="float" office:value="0" calcext:value-type="float">
            <text:p>0</text:p>
          </table:table-cell>
          <table:table-cell office:value-type="float" office:value="0.1720356" calcext:value-type="float">
            <text:p>0.1720356</text:p>
          </table:table-cell>
          <table:table-cell office:value-type="float" office:value="0.2936042" calcext:value-type="float">
            <text:p>0.2936042</text:p>
          </table:table-cell>
          <table:table-cell office:value-type="float" office:value="0.2998297" calcext:value-type="float">
            <text:p>0.2998297</text:p>
          </table:table-cell>
          <table:table-cell office:value-type="float" office:value="0.299785" calcext:value-type="float">
            <text:p>0.299785</text:p>
          </table:table-cell>
          <table:table-cell office:value-type="float" office:value="0.2986158" calcext:value-type="float">
            <text:p>0.2986158</text:p>
          </table:table-cell>
          <table:table-cell office:value-type="float" office:value="0.2620091" calcext:value-type="float">
            <text:p>0.2620091</text:p>
          </table:table-cell>
          <table:table-cell office:value-type="float" office:value="0.2661316" calcext:value-type="float">
            <text:p>0.2661316</text:p>
          </table:table-cell>
          <table:table-cell office:value-type="float" office:value="0.3587286" calcext:value-type="float">
            <text:p>0.3587286</text:p>
          </table:table-cell>
          <table:table-cell office:value-type="float" office:value="0.3532502" calcext:value-type="float">
            <text:p>0.3532502</text:p>
          </table:table-cell>
          <table:table-cell office:value-type="float" office:value="0.3669143" calcext:value-type="float">
            <text:p>0.3669143</text:p>
          </table:table-cell>
          <table:table-cell office:value-type="float" office:value="0.384739" calcext:value-type="float">
            <text:p>0.384739</text:p>
          </table:table-cell>
          <table:table-cell office:value-type="float" office:value="0.3968853" calcext:value-type="float">
            <text:p>0.39688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635E-015" calcext:value-type="float">
            <text:p>1.970635E-15</text:p>
          </table:table-cell>
          <table:table-cell office:value-type="float" office:value="9.438012E-016" calcext:value-type="float">
            <text:p>9.438012E-16</text:p>
          </table:table-cell>
          <table:table-cell office:value-type="float" office:value="9.920782E-016" calcext:value-type="float">
            <text:p>9.920782E-16</text:p>
          </table:table-cell>
          <table:table-cell office:value-type="float" office:value="9.458984E-016" calcext:value-type="float">
            <text:p>9.458984E-16</text:p>
          </table:table-cell>
          <table:table-cell office:value-type="float" office:value="2.429272E-017" calcext:value-type="float">
            <text:p>2.42927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93313" calcext:value-type="float">
            <text:p>-2.593313</text:p>
          </table:table-cell>
          <table:table-cell office:value-type="float" office:value="-0.04257921" calcext:value-type="float">
            <text:p>-0.04257921</text:p>
          </table:table-cell>
          <table:table-cell office:value-type="float" office:value="-0.03624654" calcext:value-type="float">
            <text:p>-0.03624654</text:p>
          </table:table-cell>
          <table:table-cell office:value-type="float" office:value="-0.0363299" calcext:value-type="float">
            <text:p>-0.0363299</text:p>
          </table:table-cell>
          <table:table-cell office:value-type="float" office:value="-0.03745956" calcext:value-type="float">
            <text:p>-0.03745956</text:p>
          </table:table-cell>
          <table:table-cell office:value-type="float" office:value="-0.03920637" calcext:value-type="float">
            <text:p>-0.03920637</text:p>
          </table:table-cell>
          <table:table-cell office:value-type="float" office:value="-0.03404871" calcext:value-type="float">
            <text:p>-0.03404871</text:p>
          </table:table-cell>
          <table:table-cell office:value-type="float" office:value="-0.02972709" calcext:value-type="float">
            <text:p>-0.02972709</text:p>
          </table:table-cell>
          <table:table-cell office:value-type="float" office:value="-0.02337346" calcext:value-type="float">
            <text:p>-0.02337346</text:p>
          </table:table-cell>
          <table:table-cell office:value-type="float" office:value="-0.01622295" calcext:value-type="float">
            <text:p>-0.01622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01059" calcext:value-type="float">
            <text:p>-6.701059</text:p>
          </table:table-cell>
          <table:table-cell office:value-type="float" office:value="0.03183598" calcext:value-type="float">
            <text:p>0.03183598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33451" calcext:value-type="float">
            <text:p>-2.3334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63.20008" calcext:value-type="float">
            <text:p>63.20008</text:p>
          </table:table-cell>
          <table:table-cell office:value-type="float" office:value="83.37621" calcext:value-type="float">
            <text:p>83.37621</text:p>
          </table:table-cell>
          <table:table-cell office:value-type="float" office:value="0" calcext:value-type="float">
            <text:p>0</text:p>
          </table:table-cell>
          <table:table-cell office:value-type="float" office:value="1066.996" calcext:value-type="float">
            <text:p>1066.996</text:p>
          </table:table-cell>
          <table:table-cell office:value-type="float" office:value="1.211873" calcext:value-type="float">
            <text:p>1.211873</text:p>
          </table:table-cell>
          <table:table-cell office:value-type="float" office:value="0" calcext:value-type="float">
            <text:p>0</text:p>
          </table:table-cell>
          <table:table-cell office:value-type="float" office:value="0.176818" calcext:value-type="float">
            <text:p>0.176818</text:p>
          </table:table-cell>
          <table:table-cell office:value-type="float" office:value="0.2856981" calcext:value-type="float">
            <text:p>0.2856981</text:p>
          </table:table-cell>
          <table:table-cell office:value-type="float" office:value="0.2948807" calcext:value-type="float">
            <text:p>0.2948807</text:p>
          </table:table-cell>
          <table:table-cell office:value-type="float" office:value="0.2980248" calcext:value-type="float">
            <text:p>0.2980248</text:p>
          </table:table-cell>
          <table:table-cell office:value-type="float" office:value="0.2984373" calcext:value-type="float">
            <text:p>0.2984373</text:p>
          </table:table-cell>
          <table:table-cell office:value-type="float" office:value="0.2632349" calcext:value-type="float">
            <text:p>0.2632349</text:p>
          </table:table-cell>
          <table:table-cell office:value-type="float" office:value="0.2663755" calcext:value-type="float">
            <text:p>0.2663755</text:p>
          </table:table-cell>
          <table:table-cell office:value-type="float" office:value="0.3587211" calcext:value-type="float">
            <text:p>0.3587211</text:p>
          </table:table-cell>
          <table:table-cell office:value-type="float" office:value="0.3532248" calcext:value-type="float">
            <text:p>0.3532248</text:p>
          </table:table-cell>
          <table:table-cell office:value-type="float" office:value="0.3668751" calcext:value-type="float">
            <text:p>0.3668751</text:p>
          </table:table-cell>
          <table:table-cell office:value-type="float" office:value="0.3846828" calcext:value-type="float">
            <text:p>0.3846828</text:p>
          </table:table-cell>
          <table:table-cell office:value-type="float" office:value="0.3968351" calcext:value-type="float">
            <text:p>0.39683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808E-015" calcext:value-type="float">
            <text:p>1.970808E-15</text:p>
          </table:table-cell>
          <table:table-cell office:value-type="float" office:value="9.437865E-016" calcext:value-type="float">
            <text:p>9.437865E-16</text:p>
          </table:table-cell>
          <table:table-cell office:value-type="float" office:value="9.920683E-016" calcext:value-type="float">
            <text:p>9.920683E-16</text:p>
          </table:table-cell>
          <table:table-cell office:value-type="float" office:value="9.458851E-016" calcext:value-type="float">
            <text:p>9.458851E-16</text:p>
          </table:table-cell>
          <table:table-cell office:value-type="float" office:value="2.429236E-017" calcext:value-type="float">
            <text:p>2.42923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83554" calcext:value-type="float">
            <text:p>-2.083554</text:p>
          </table:table-cell>
          <table:table-cell office:value-type="float" office:value="-0.05255896" calcext:value-type="float">
            <text:p>-0.05255896</text:p>
          </table:table-cell>
          <table:table-cell office:value-type="float" office:value="-0.04120638" calcext:value-type="float">
            <text:p>-0.04120638</text:p>
          </table:table-cell>
          <table:table-cell office:value-type="float" office:value="-0.03800275" calcext:value-type="float">
            <text:p>-0.03800275</text:p>
          </table:table-cell>
          <table:table-cell office:value-type="float" office:value="-0.03761509" calcext:value-type="float">
            <text:p>-0.03761509</text:p>
          </table:table-cell>
          <table:table-cell office:value-type="float" office:value="-0.03782595" calcext:value-type="float">
            <text:p>-0.03782595</text:p>
          </table:table-cell>
          <table:table-cell office:value-type="float" office:value="-0.03382701" calcext:value-type="float">
            <text:p>-0.03382701</text:p>
          </table:table-cell>
          <table:table-cell office:value-type="float" office:value="-0.02974104" calcext:value-type="float">
            <text:p>-0.02974104</text:p>
          </table:table-cell>
          <table:table-cell office:value-type="float" office:value="-0.02340142" calcext:value-type="float">
            <text:p>-0.02340142</text:p>
          </table:table-cell>
          <table:table-cell office:value-type="float" office:value="-0.01625272" calcext:value-type="float">
            <text:p>-0.01625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98498" calcext:value-type="float">
            <text:p>-6.098498</text:p>
          </table:table-cell>
          <table:table-cell office:value-type="float" office:value="0.03160741" calcext:value-type="float">
            <text:p>0.03160741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34146" calcext:value-type="float">
            <text:p>-2.3341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63.20008" calcext:value-type="float">
            <text:p>63.20008</text:p>
          </table:table-cell>
          <table:table-cell office:value-type="float" office:value="84.13644" calcext:value-type="float">
            <text:p>84.13644</text:p>
          </table:table-cell>
          <table:table-cell office:value-type="float" office:value="0" calcext:value-type="float">
            <text:p>0</text:p>
          </table:table-cell>
          <table:table-cell office:value-type="float" office:value="1066.235" calcext:value-type="float">
            <text:p>1066.235</text:p>
          </table:table-cell>
          <table:table-cell office:value-type="float" office:value="1.211873" calcext:value-type="float">
            <text:p>1.211873</text:p>
          </table:table-cell>
          <table:table-cell office:value-type="float" office:value="0" calcext:value-type="float">
            <text:p>0</text:p>
          </table:table-cell>
          <table:table-cell office:value-type="float" office:value="0.1640863" calcext:value-type="float">
            <text:p>0.1640863</text:p>
          </table:table-cell>
          <table:table-cell office:value-type="float" office:value="0.2803245" calcext:value-type="float">
            <text:p>0.2803245</text:p>
          </table:table-cell>
          <table:table-cell office:value-type="float" office:value="0.2911802" calcext:value-type="float">
            <text:p>0.2911802</text:p>
          </table:table-cell>
          <table:table-cell office:value-type="float" office:value="0.2959155" calcext:value-type="float">
            <text:p>0.2959155</text:p>
          </table:table-cell>
          <table:table-cell office:value-type="float" office:value="0.297425" calcext:value-type="float">
            <text:p>0.297425</text:p>
          </table:table-cell>
          <table:table-cell office:value-type="float" office:value="0.2638999" calcext:value-type="float">
            <text:p>0.2638999</text:p>
          </table:table-cell>
          <table:table-cell office:value-type="float" office:value="0.2666738" calcext:value-type="float">
            <text:p>0.2666738</text:p>
          </table:table-cell>
          <table:table-cell office:value-type="float" office:value="0.3587425" calcext:value-type="float">
            <text:p>0.3587425</text:p>
          </table:table-cell>
          <table:table-cell office:value-type="float" office:value="0.3532026" calcext:value-type="float">
            <text:p>0.3532026</text:p>
          </table:table-cell>
          <table:table-cell office:value-type="float" office:value="0.3668357" calcext:value-type="float">
            <text:p>0.3668357</text:p>
          </table:table-cell>
          <table:table-cell office:value-type="float" office:value="0.3846285" calcext:value-type="float">
            <text:p>0.3846285</text:p>
          </table:table-cell>
          <table:table-cell office:value-type="float" office:value="0.3967849" calcext:value-type="float">
            <text:p>0.396784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0959E-015" calcext:value-type="float">
            <text:p>1.970959E-15</text:p>
          </table:table-cell>
          <table:table-cell office:value-type="float" office:value="9.437742E-016" calcext:value-type="float">
            <text:p>9.437742E-16</text:p>
          </table:table-cell>
          <table:table-cell office:value-type="float" office:value="9.920595E-016" calcext:value-type="float">
            <text:p>9.920595E-16</text:p>
          </table:table-cell>
          <table:table-cell office:value-type="float" office:value="9.458727E-016" calcext:value-type="float">
            <text:p>9.458727E-16</text:p>
          </table:table-cell>
          <table:table-cell office:value-type="float" office:value="2.429195E-017" calcext:value-type="float">
            <text:p>2.42919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31172" calcext:value-type="float">
            <text:p>-3.731172</text:p>
          </table:table-cell>
          <table:table-cell office:value-type="float" office:value="-0.06083702" calcext:value-type="float">
            <text:p>-0.06083702</text:p>
          </table:table-cell>
          <table:table-cell office:value-type="float" office:value="-0.04543076" calcext:value-type="float">
            <text:p>-0.04543076</text:p>
          </table:table-cell>
          <table:table-cell office:value-type="float" office:value="-0.04014054" calcext:value-type="float">
            <text:p>-0.04014054</text:p>
          </table:table-cell>
          <table:table-cell office:value-type="float" office:value="-0.038608" calcext:value-type="float">
            <text:p>-0.038608</text:p>
          </table:table-cell>
          <table:table-cell office:value-type="float" office:value="-0.03709561" calcext:value-type="float">
            <text:p>-0.03709561</text:p>
          </table:table-cell>
          <table:table-cell office:value-type="float" office:value="-0.0335588" calcext:value-type="float">
            <text:p>-0.0335588</text:p>
          </table:table-cell>
          <table:table-cell office:value-type="float" office:value="-0.02970336" calcext:value-type="float">
            <text:p>-0.02970336</text:p>
          </table:table-cell>
          <table:table-cell office:value-type="float" office:value="-0.02342598" calcext:value-type="float">
            <text:p>-0.02342598</text:p>
          </table:table-cell>
          <table:table-cell office:value-type="float" office:value="-0.01628259" calcext:value-type="float">
            <text:p>-0.01628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87187" calcext:value-type="float">
            <text:p>-9.787187</text:p>
          </table:table-cell>
          <table:table-cell office:value-type="float" office:value="0.03153496" calcext:value-type="float">
            <text:p>0.03153496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34866" calcext:value-type="float">
            <text:p>-2.3348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63.50008" calcext:value-type="float">
            <text:p>63.50008</text:p>
          </table:table-cell>
          <table:table-cell office:value-type="float" office:value="84.72152" calcext:value-type="float">
            <text:p>84.72152</text:p>
          </table:table-cell>
          <table:table-cell office:value-type="float" office:value="0" calcext:value-type="float">
            <text:p>0</text:p>
          </table:table-cell>
          <table:table-cell office:value-type="float" office:value="1065.949" calcext:value-type="float">
            <text:p>1065.949</text:p>
          </table:table-cell>
          <table:table-cell office:value-type="float" office:value="1.21208" calcext:value-type="float">
            <text:p>1.21208</text:p>
          </table:table-cell>
          <table:table-cell office:value-type="float" office:value="0" calcext:value-type="float">
            <text:p>0</text:p>
          </table:table-cell>
          <table:table-cell office:value-type="float" office:value="0.1536638" calcext:value-type="float">
            <text:p>0.1536638</text:p>
          </table:table-cell>
          <table:table-cell office:value-type="float" office:value="0.2778742" calcext:value-type="float">
            <text:p>0.2778742</text:p>
          </table:table-cell>
          <table:table-cell office:value-type="float" office:value="0.2880832" calcext:value-type="float">
            <text:p>0.2880832</text:p>
          </table:table-cell>
          <table:table-cell office:value-type="float" office:value="0.2939086" calcext:value-type="float">
            <text:p>0.2939086</text:p>
          </table:table-cell>
          <table:table-cell office:value-type="float" office:value="0.2962862" calcext:value-type="float">
            <text:p>0.2962862</text:p>
          </table:table-cell>
          <table:table-cell office:value-type="float" office:value="0.2640762" calcext:value-type="float">
            <text:p>0.2640762</text:p>
          </table:table-cell>
          <table:table-cell office:value-type="float" office:value="0.2669286" calcext:value-type="float">
            <text:p>0.2669286</text:p>
          </table:table-cell>
          <table:table-cell office:value-type="float" office:value="0.358785" calcext:value-type="float">
            <text:p>0.358785</text:p>
          </table:table-cell>
          <table:table-cell office:value-type="float" office:value="0.3531863" calcext:value-type="float">
            <text:p>0.3531863</text:p>
          </table:table-cell>
          <table:table-cell office:value-type="float" office:value="0.3667979" calcext:value-type="float">
            <text:p>0.3667979</text:p>
          </table:table-cell>
          <table:table-cell office:value-type="float" office:value="0.384575" calcext:value-type="float">
            <text:p>0.384575</text:p>
          </table:table-cell>
          <table:table-cell office:value-type="float" office:value="0.396735" calcext:value-type="float">
            <text:p>0.3967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091E-015" calcext:value-type="float">
            <text:p>1.971091E-15</text:p>
          </table:table-cell>
          <table:table-cell office:value-type="float" office:value="9.437651E-016" calcext:value-type="float">
            <text:p>9.437651E-16</text:p>
          </table:table-cell>
          <table:table-cell office:value-type="float" office:value="9.920518E-016" calcext:value-type="float">
            <text:p>9.920518E-16</text:p>
          </table:table-cell>
          <table:table-cell office:value-type="float" office:value="9.458617E-016" calcext:value-type="float">
            <text:p>9.458617E-16</text:p>
          </table:table-cell>
          <table:table-cell office:value-type="float" office:value="2.429151E-017" calcext:value-type="float">
            <text:p>2.42915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96108" calcext:value-type="float">
            <text:p>-6.596108</text:p>
          </table:table-cell>
          <table:table-cell office:value-type="float" office:value="-0.06512499" calcext:value-type="float">
            <text:p>-0.06512499</text:p>
          </table:table-cell>
          <table:table-cell office:value-type="float" office:value="-0.04933658" calcext:value-type="float">
            <text:p>-0.04933658</text:p>
          </table:table-cell>
          <table:table-cell office:value-type="float" office:value="-0.04230825" calcext:value-type="float">
            <text:p>-0.04230825</text:p>
          </table:table-cell>
          <table:table-cell office:value-type="float" office:value="-0.03976883" calcext:value-type="float">
            <text:p>-0.03976883</text:p>
          </table:table-cell>
          <table:table-cell office:value-type="float" office:value="-0.03690225" calcext:value-type="float">
            <text:p>-0.03690225</text:p>
          </table:table-cell>
          <table:table-cell office:value-type="float" office:value="-0.03333034" calcext:value-type="float">
            <text:p>-0.03333034</text:p>
          </table:table-cell>
          <table:table-cell office:value-type="float" office:value="-0.02962775" calcext:value-type="float">
            <text:p>-0.02962775</text:p>
          </table:table-cell>
          <table:table-cell office:value-type="float" office:value="-0.02344406" calcext:value-type="float">
            <text:p>-0.02344406</text:p>
          </table:table-cell>
          <table:table-cell office:value-type="float" office:value="-0.01631138" calcext:value-type="float">
            <text:p>-0.0163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81865" calcext:value-type="float">
            <text:p>-3.881865</text:p>
          </table:table-cell>
          <table:table-cell office:value-type="float" office:value="0.03150202" calcext:value-type="float">
            <text:p>0.03150202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35593" calcext:value-type="float">
            <text:p>-2.3355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104.3" calcext:value-type="float">
            <text:p>104.3</text:p>
          </table:table-cell>
          <table:table-cell office:value-type="float" office:value="85.03483" calcext:value-type="float">
            <text:p>85.03483</text:p>
          </table:table-cell>
          <table:table-cell office:value-type="float" office:value="0" calcext:value-type="float">
            <text:p>0</text:p>
          </table:table-cell>
          <table:table-cell office:value-type="float" office:value="1106.146" calcext:value-type="float">
            <text:p>1106.146</text:p>
          </table:table-cell>
          <table:table-cell office:value-type="float" office:value="1.502675" calcext:value-type="float">
            <text:p>1.502675</text:p>
          </table:table-cell>
          <table:table-cell office:value-type="float" office:value="0" calcext:value-type="float">
            <text:p>0</text:p>
          </table:table-cell>
          <table:table-cell office:value-type="float" office:value="0.4502464" calcext:value-type="float">
            <text:p>0.4502464</text:p>
          </table:table-cell>
          <table:table-cell office:value-type="float" office:value="0.4567749" calcext:value-type="float">
            <text:p>0.4567749</text:p>
          </table:table-cell>
          <table:table-cell office:value-type="float" office:value="0.4702545" calcext:value-type="float">
            <text:p>0.4702545</text:p>
          </table:table-cell>
          <table:table-cell office:value-type="float" office:value="0.4891132" calcext:value-type="float">
            <text:p>0.4891132</text:p>
          </table:table-cell>
          <table:table-cell office:value-type="float" office:value="0.5090863" calcext:value-type="float">
            <text:p>0.5090863</text:p>
          </table:table-cell>
          <table:table-cell office:value-type="float" office:value="0.2708035" calcext:value-type="float">
            <text:p>0.2708035</text:p>
          </table:table-cell>
          <table:table-cell office:value-type="float" office:value="0.2756411" calcext:value-type="float">
            <text:p>0.2756411</text:p>
          </table:table-cell>
          <table:table-cell office:value-type="float" office:value="0.3599288" calcext:value-type="float">
            <text:p>0.3599288</text:p>
          </table:table-cell>
          <table:table-cell office:value-type="float" office:value="0.3532428" calcext:value-type="float">
            <text:p>0.3532428</text:p>
          </table:table-cell>
          <table:table-cell office:value-type="float" office:value="0.3667633" calcext:value-type="float">
            <text:p>0.3667633</text:p>
          </table:table-cell>
          <table:table-cell office:value-type="float" office:value="0.384524" calcext:value-type="float">
            <text:p>0.384524</text:p>
          </table:table-cell>
          <table:table-cell office:value-type="float" office:value="0.396685" calcext:value-type="float">
            <text:p>0.3966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101E-015" calcext:value-type="float">
            <text:p>1.971101E-15</text:p>
          </table:table-cell>
          <table:table-cell office:value-type="float" office:value="9.437794E-016" calcext:value-type="float">
            <text:p>9.437794E-16</text:p>
          </table:table-cell>
          <table:table-cell office:value-type="float" office:value="9.920508E-016" calcext:value-type="float">
            <text:p>9.920508E-16</text:p>
          </table:table-cell>
          <table:table-cell office:value-type="float" office:value="9.458487E-016" calcext:value-type="float">
            <text:p>9.458487E-16</text:p>
          </table:table-cell>
          <table:table-cell office:value-type="float" office:value="2.429104E-017" calcext:value-type="float">
            <text:p>2.42910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2927124" calcext:value-type="float">
            <text:p>-0.002927124</text:p>
          </table:table-cell>
          <table:table-cell office:value-type="float" office:value="-0.002683084" calcext:value-type="float">
            <text:p>-0.002683084</text:p>
          </table:table-cell>
          <table:table-cell office:value-type="float" office:value="-0.002247494" calcext:value-type="float">
            <text:p>-0.002247494</text:p>
          </table:table-cell>
          <table:table-cell office:value-type="float" office:value="-0.001765654" calcext:value-type="float">
            <text:p>-0.001765654</text:p>
          </table:table-cell>
          <table:table-cell office:value-type="float" office:value="-0.001380228" calcext:value-type="float">
            <text:p>-0.001380228</text:p>
          </table:table-cell>
          <table:table-cell office:value-type="float" office:value="-0.0306303" calcext:value-type="float">
            <text:p>-0.0306303</text:p>
          </table:table-cell>
          <table:table-cell office:value-type="float" office:value="-0.02547148" calcext:value-type="float">
            <text:p>-0.02547148</text:p>
          </table:table-cell>
          <table:table-cell office:value-type="float" office:value="-0.02767409" calcext:value-type="float">
            <text:p>-0.02767409</text:p>
          </table:table-cell>
          <table:table-cell office:value-type="float" office:value="-0.02338339" calcext:value-type="float">
            <text:p>-0.02338339</text:p>
          </table:table-cell>
          <table:table-cell office:value-type="float" office:value="-0.0163378" calcext:value-type="float">
            <text:p>-0.0163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28483" calcext:value-type="float">
            <text:p>-0.003128483</text:p>
          </table:table-cell>
          <table:table-cell office:value-type="float" office:value="0.03128272" calcext:value-type="float">
            <text:p>0.03128272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36355" calcext:value-type="float">
            <text:p>-2.3363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104.3" calcext:value-type="float">
            <text:p>104.3</text:p>
          </table:table-cell>
          <table:table-cell office:value-type="float" office:value="86.4062" calcext:value-type="float">
            <text:p>86.4062</text:p>
          </table:table-cell>
          <table:table-cell office:value-type="float" office:value="0" calcext:value-type="float">
            <text:p>0</text:p>
          </table:table-cell>
          <table:table-cell office:value-type="float" office:value="1104.774" calcext:value-type="float">
            <text:p>1104.774</text:p>
          </table:table-cell>
          <table:table-cell office:value-type="float" office:value="1.502675" calcext:value-type="float">
            <text:p>1.502675</text:p>
          </table:table-cell>
          <table:table-cell office:value-type="float" office:value="0" calcext:value-type="float">
            <text:p>0</text:p>
          </table:table-cell>
          <table:table-cell office:value-type="float" office:value="0.4378673" calcext:value-type="float">
            <text:p>0.4378673</text:p>
          </table:table-cell>
          <table:table-cell office:value-type="float" office:value="0.4430738" calcext:value-type="float">
            <text:p>0.4430738</text:p>
          </table:table-cell>
          <table:table-cell office:value-type="float" office:value="0.4533363" calcext:value-type="float">
            <text:p>0.4533363</text:p>
          </table:table-cell>
          <table:table-cell office:value-type="float" office:value="0.4666745" calcext:value-type="float">
            <text:p>0.4666745</text:p>
          </table:table-cell>
          <table:table-cell office:value-type="float" office:value="0.4794091" calcext:value-type="float">
            <text:p>0.4794091</text:p>
          </table:table-cell>
          <table:table-cell office:value-type="float" office:value="0.2909139" calcext:value-type="float">
            <text:p>0.2909139</text:p>
          </table:table-cell>
          <table:table-cell office:value-type="float" office:value="0.2764069" calcext:value-type="float">
            <text:p>0.2764069</text:p>
          </table:table-cell>
          <table:table-cell office:value-type="float" office:value="0.3606367" calcext:value-type="float">
            <text:p>0.3606367</text:p>
          </table:table-cell>
          <table:table-cell office:value-type="float" office:value="0.3534059" calcext:value-type="float">
            <text:p>0.3534059</text:p>
          </table:table-cell>
          <table:table-cell office:value-type="float" office:value="0.3667374" calcext:value-type="float">
            <text:p>0.3667374</text:p>
          </table:table-cell>
          <table:table-cell office:value-type="float" office:value="0.3844741" calcext:value-type="float">
            <text:p>0.3844741</text:p>
          </table:table-cell>
          <table:table-cell office:value-type="float" office:value="0.3966335" calcext:value-type="float">
            <text:p>0.39663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21E-015" calcext:value-type="float">
            <text:p>1.97121E-15</text:p>
          </table:table-cell>
          <table:table-cell office:value-type="float" office:value="9.437718E-016" calcext:value-type="float">
            <text:p>9.437718E-16</text:p>
          </table:table-cell>
          <table:table-cell office:value-type="float" office:value="9.920484E-016" calcext:value-type="float">
            <text:p>9.920484E-16</text:p>
          </table:table-cell>
          <table:table-cell office:value-type="float" office:value="9.458366E-016" calcext:value-type="float">
            <text:p>9.458366E-16</text:p>
          </table:table-cell>
          <table:table-cell office:value-type="float" office:value="2.429067E-017" calcext:value-type="float">
            <text:p>2.42906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471833" calcext:value-type="float">
            <text:p>-0.003471833</text:p>
          </table:table-cell>
          <table:table-cell office:value-type="float" office:value="-0.003232626" calcext:value-type="float">
            <text:p>-0.003232626</text:p>
          </table:table-cell>
          <table:table-cell office:value-type="float" office:value="-0.002811627" calcext:value-type="float">
            <text:p>-0.002811627</text:p>
          </table:table-cell>
          <table:table-cell office:value-type="float" office:value="-0.002351908" calcext:value-type="float">
            <text:p>-0.002351908</text:p>
          </table:table-cell>
          <table:table-cell office:value-type="float" office:value="-0.001987782" calcext:value-type="float">
            <text:p>-0.001987782</text:p>
          </table:table-cell>
          <table:table-cell office:value-type="float" office:value="-0.01796393" calcext:value-type="float">
            <text:p>-0.01796393</text:p>
          </table:table-cell>
          <table:table-cell office:value-type="float" office:value="-0.02497612" calcext:value-type="float">
            <text:p>-0.02497612</text:p>
          </table:table-cell>
          <table:table-cell office:value-type="float" office:value="-0.02651885" calcext:value-type="float">
            <text:p>-0.02651885</text:p>
          </table:table-cell>
          <table:table-cell office:value-type="float" office:value="-0.0232054" calcext:value-type="float">
            <text:p>-0.0232054</text:p>
          </table:table-cell>
          <table:table-cell office:value-type="float" office:value="-0.0163576" calcext:value-type="float">
            <text:p>-0.016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75917" calcext:value-type="float">
            <text:p>-0.003675917</text:p>
          </table:table-cell>
          <table:table-cell office:value-type="float" office:value="0.03105474" calcext:value-type="float">
            <text:p>0.03105474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37105" calcext:value-type="float">
            <text:p>-2.3371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104.3" calcext:value-type="float">
            <text:p>104.3</text:p>
          </table:table-cell>
          <table:table-cell office:value-type="float" office:value="90.95855" calcext:value-type="float">
            <text:p>90.95855</text:p>
          </table:table-cell>
          <table:table-cell office:value-type="float" office:value="0" calcext:value-type="float">
            <text:p>0</text:p>
          </table:table-cell>
          <table:table-cell office:value-type="float" office:value="1100.221" calcext:value-type="float">
            <text:p>1100.221</text:p>
          </table:table-cell>
          <table:table-cell office:value-type="float" office:value="1.502675" calcext:value-type="float">
            <text:p>1.502675</text:p>
          </table:table-cell>
          <table:table-cell office:value-type="float" office:value="0" calcext:value-type="float">
            <text:p>0</text:p>
          </table:table-cell>
          <table:table-cell office:value-type="float" office:value="0.4025158" calcext:value-type="float">
            <text:p>0.4025158</text:p>
          </table:table-cell>
          <table:table-cell office:value-type="float" office:value="0.4052154" calcext:value-type="float">
            <text:p>0.4052154</text:p>
          </table:table-cell>
          <table:table-cell office:value-type="float" office:value="0.4094861" calcext:value-type="float">
            <text:p>0.4094861</text:p>
          </table:table-cell>
          <table:table-cell office:value-type="float" office:value="0.4130304" calcext:value-type="float">
            <text:p>0.4130304</text:p>
          </table:table-cell>
          <table:table-cell office:value-type="float" office:value="0.4138896" calcext:value-type="float">
            <text:p>0.4138896</text:p>
          </table:table-cell>
          <table:table-cell office:value-type="float" office:value="0.3208165" calcext:value-type="float">
            <text:p>0.3208165</text:p>
          </table:table-cell>
          <table:table-cell office:value-type="float" office:value="0.2900753" calcext:value-type="float">
            <text:p>0.2900753</text:p>
          </table:table-cell>
          <table:table-cell office:value-type="float" office:value="0.3621575" calcext:value-type="float">
            <text:p>0.3621575</text:p>
          </table:table-cell>
          <table:table-cell office:value-type="float" office:value="0.3536628" calcext:value-type="float">
            <text:p>0.3536628</text:p>
          </table:table-cell>
          <table:table-cell office:value-type="float" office:value="0.3667254" calcext:value-type="float">
            <text:p>0.3667254</text:p>
          </table:table-cell>
          <table:table-cell office:value-type="float" office:value="0.3844266" calcext:value-type="float">
            <text:p>0.3844266</text:p>
          </table:table-cell>
          <table:table-cell office:value-type="float" office:value="0.3965797" calcext:value-type="float">
            <text:p>0.39657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34E-015" calcext:value-type="float">
            <text:p>1.97134E-15</text:p>
          </table:table-cell>
          <table:table-cell office:value-type="float" office:value="9.437601E-016" calcext:value-type="float">
            <text:p>9.437601E-16</text:p>
          </table:table-cell>
          <table:table-cell office:value-type="float" office:value="9.92045E-016" calcext:value-type="float">
            <text:p>9.92045E-16</text:p>
          </table:table-cell>
          <table:table-cell office:value-type="float" office:value="9.458237E-016" calcext:value-type="float">
            <text:p>9.458237E-16</text:p>
          </table:table-cell>
          <table:table-cell office:value-type="float" office:value="2.429021E-017" calcext:value-type="float">
            <text:p>2.42902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822377" calcext:value-type="float">
            <text:p>-0.005822377</text:p>
          </table:table-cell>
          <table:table-cell office:value-type="float" office:value="-0.005592126" calcext:value-type="float">
            <text:p>-0.005592126</text:p>
          </table:table-cell>
          <table:table-cell office:value-type="float" office:value="-0.005242127" calcext:value-type="float">
            <text:p>-0.005242127</text:p>
          </table:table-cell>
          <table:table-cell office:value-type="float" office:value="-0.004964604" calcext:value-type="float">
            <text:p>-0.004964604</text:p>
          </table:table-cell>
          <table:table-cell office:value-type="float" office:value="-0.004891817" calcext:value-type="float">
            <text:p>-0.004891817</text:p>
          </table:table-cell>
          <table:table-cell office:value-type="float" office:value="-0.008619486" calcext:value-type="float">
            <text:p>-0.008619486</text:p>
          </table:table-cell>
          <table:table-cell office:value-type="float" office:value="-0.01673696" calcext:value-type="float">
            <text:p>-0.01673696</text:p>
          </table:table-cell>
          <table:table-cell office:value-type="float" office:value="-0.02423915" calcext:value-type="float">
            <text:p>-0.02423915</text:p>
          </table:table-cell>
          <table:table-cell office:value-type="float" office:value="-0.02292827" calcext:value-type="float">
            <text:p>-0.02292827</text:p>
          </table:table-cell>
          <table:table-cell office:value-type="float" office:value="-0.01636685" calcext:value-type="float">
            <text:p>-0.01636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16275" calcext:value-type="float">
            <text:p>-0.006016275</text:p>
          </table:table-cell>
          <table:table-cell office:value-type="float" office:value="0.03044956" calcext:value-type="float">
            <text:p>0.03044956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37867" calcext:value-type="float">
            <text:p>-2.3378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104.7" calcext:value-type="float">
            <text:p>104.7</text:p>
          </table:table-cell>
          <table:table-cell office:value-type="float" office:value="94.22844" calcext:value-type="float">
            <text:p>94.22844</text:p>
          </table:table-cell>
          <table:table-cell office:value-type="float" office:value="0" calcext:value-type="float">
            <text:p>0</text:p>
          </table:table-cell>
          <table:table-cell office:value-type="float" office:value="1097.352" calcext:value-type="float">
            <text:p>1097.352</text:p>
          </table:table-cell>
          <table:table-cell office:value-type="float" office:value="1.50297" calcext:value-type="float">
            <text:p>1.50297</text:p>
          </table:table-cell>
          <table:table-cell office:value-type="float" office:value="0" calcext:value-type="float">
            <text:p>0</text:p>
          </table:table-cell>
          <table:table-cell office:value-type="float" office:value="0.3722133" calcext:value-type="float">
            <text:p>0.3722133</text:p>
          </table:table-cell>
          <table:table-cell office:value-type="float" office:value="0.3740873" calcext:value-type="float">
            <text:p>0.3740873</text:p>
          </table:table-cell>
          <table:table-cell office:value-type="float" office:value="0.3787535" calcext:value-type="float">
            <text:p>0.3787535</text:p>
          </table:table-cell>
          <table:table-cell office:value-type="float" office:value="0.3836342" calcext:value-type="float">
            <text:p>0.3836342</text:p>
          </table:table-cell>
          <table:table-cell office:value-type="float" office:value="0.385891" calcext:value-type="float">
            <text:p>0.385891</text:p>
          </table:table-cell>
          <table:table-cell office:value-type="float" office:value="0.3254623" calcext:value-type="float">
            <text:p>0.3254623</text:p>
          </table:table-cell>
          <table:table-cell office:value-type="float" office:value="0.3081731" calcext:value-type="float">
            <text:p>0.3081731</text:p>
          </table:table-cell>
          <table:table-cell office:value-type="float" office:value="0.3659066" calcext:value-type="float">
            <text:p>0.3659066</text:p>
          </table:table-cell>
          <table:table-cell office:value-type="float" office:value="0.35419" calcext:value-type="float">
            <text:p>0.35419</text:p>
          </table:table-cell>
          <table:table-cell office:value-type="float" office:value="0.3667356" calcext:value-type="float">
            <text:p>0.3667356</text:p>
          </table:table-cell>
          <table:table-cell office:value-type="float" office:value="0.3843829" calcext:value-type="float">
            <text:p>0.3843829</text:p>
          </table:table-cell>
          <table:table-cell office:value-type="float" office:value="0.3965297" calcext:value-type="float">
            <text:p>0.39652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492E-015" calcext:value-type="float">
            <text:p>1.971492E-15</text:p>
          </table:table-cell>
          <table:table-cell office:value-type="float" office:value="9.437475E-016" calcext:value-type="float">
            <text:p>9.437475E-16</text:p>
          </table:table-cell>
          <table:table-cell office:value-type="float" office:value="9.920356E-016" calcext:value-type="float">
            <text:p>9.920356E-16</text:p>
          </table:table-cell>
          <table:table-cell office:value-type="float" office:value="9.45812E-016" calcext:value-type="float">
            <text:p>9.45812E-16</text:p>
          </table:table-cell>
          <table:table-cell office:value-type="float" office:value="2.428982E-017" calcext:value-type="float">
            <text:p>2.42898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456926" calcext:value-type="float">
            <text:p>-0.009456926</text:p>
          </table:table-cell>
          <table:table-cell office:value-type="float" office:value="-0.009169788" calcext:value-type="float">
            <text:p>-0.009169788</text:p>
          </table:table-cell>
          <table:table-cell office:value-type="float" office:value="-0.008481755" calcext:value-type="float">
            <text:p>-0.008481755</text:p>
          </table:table-cell>
          <table:table-cell office:value-type="float" office:value="-0.00782621" calcext:value-type="float">
            <text:p>-0.00782621</text:p>
          </table:table-cell>
          <table:table-cell office:value-type="float" office:value="-0.007544023" calcext:value-type="float">
            <text:p>-0.007544023</text:p>
          </table:table-cell>
          <table:table-cell office:value-type="float" office:value="-0.007678373" calcext:value-type="float">
            <text:p>-0.007678373</text:p>
          </table:table-cell>
          <table:table-cell office:value-type="float" office:value="-0.01004159" calcext:value-type="float">
            <text:p>-0.01004159</text:p>
          </table:table-cell>
          <table:table-cell office:value-type="float" office:value="-0.01942133" calcext:value-type="float">
            <text:p>-0.01942133</text:p>
          </table:table-cell>
          <table:table-cell office:value-type="float" office:value="-0.02237147" calcext:value-type="float">
            <text:p>-0.02237147</text:p>
          </table:table-cell>
          <table:table-cell office:value-type="float" office:value="-0.01635938" calcext:value-type="float">
            <text:p>-0.0163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647651" calcext:value-type="float">
            <text:p>-0.009647651</text:p>
          </table:table-cell>
          <table:table-cell office:value-type="float" office:value="0.02985135" calcext:value-type="float">
            <text:p>0.02985135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38637" calcext:value-type="float">
            <text:p>-2.3386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95.48885" calcext:value-type="float">
            <text:p>95.48885</text:p>
          </table:table-cell>
          <table:table-cell office:value-type="float" office:value="0" calcext:value-type="float">
            <text:p>0</text:p>
          </table:table-cell>
          <table:table-cell office:value-type="float" office:value="1099.089" calcext:value-type="float">
            <text:p>1099.089</text:p>
          </table:table-cell>
          <table:table-cell office:value-type="float" office:value="1.505375" calcext:value-type="float">
            <text:p>1.505375</text:p>
          </table:table-cell>
          <table:table-cell office:value-type="float" office:value="0" calcext:value-type="float">
            <text:p>0</text:p>
          </table:table-cell>
          <table:table-cell office:value-type="float" office:value="0.3844411" calcext:value-type="float">
            <text:p>0.3844411</text:p>
          </table:table-cell>
          <table:table-cell office:value-type="float" office:value="0.3859363" calcext:value-type="float">
            <text:p>0.3859363</text:p>
          </table:table-cell>
          <table:table-cell office:value-type="float" office:value="0.3862287" calcext:value-type="float">
            <text:p>0.3862287</text:p>
          </table:table-cell>
          <table:table-cell office:value-type="float" office:value="0.3843946" calcext:value-type="float">
            <text:p>0.3843946</text:p>
          </table:table-cell>
          <table:table-cell office:value-type="float" office:value="0.3833687" calcext:value-type="float">
            <text:p>0.3833687</text:p>
          </table:table-cell>
          <table:table-cell office:value-type="float" office:value="0.3207937" calcext:value-type="float">
            <text:p>0.3207937</text:p>
          </table:table-cell>
          <table:table-cell office:value-type="float" office:value="0.3094659" calcext:value-type="float">
            <text:p>0.3094659</text:p>
          </table:table-cell>
          <table:table-cell office:value-type="float" office:value="0.3697227" calcext:value-type="float">
            <text:p>0.3697227</text:p>
          </table:table-cell>
          <table:table-cell office:value-type="float" office:value="0.3550688" calcext:value-type="float">
            <text:p>0.3550688</text:p>
          </table:table-cell>
          <table:table-cell office:value-type="float" office:value="0.3667856" calcext:value-type="float">
            <text:p>0.3667856</text:p>
          </table:table-cell>
          <table:table-cell office:value-type="float" office:value="0.3843456" calcext:value-type="float">
            <text:p>0.3843456</text:p>
          </table:table-cell>
          <table:table-cell office:value-type="float" office:value="0.3964795" calcext:value-type="float">
            <text:p>0.39647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631E-015" calcext:value-type="float">
            <text:p>1.971631E-15</text:p>
          </table:table-cell>
          <table:table-cell office:value-type="float" office:value="9.437355E-016" calcext:value-type="float">
            <text:p>9.437355E-16</text:p>
          </table:table-cell>
          <table:table-cell office:value-type="float" office:value="9.920291E-016" calcext:value-type="float">
            <text:p>9.920291E-16</text:p>
          </table:table-cell>
          <table:table-cell office:value-type="float" office:value="9.457993E-016" calcext:value-type="float">
            <text:p>9.457993E-16</text:p>
          </table:table-cell>
          <table:table-cell office:value-type="float" office:value="2.428943E-017" calcext:value-type="float">
            <text:p>2.42894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701265" calcext:value-type="float">
            <text:p>-0.007701265</text:p>
          </table:table-cell>
          <table:table-cell office:value-type="float" office:value="-0.007525187" calcext:value-type="float">
            <text:p>-0.007525187</text:p>
          </table:table-cell>
          <table:table-cell office:value-type="float" office:value="-0.00751415" calcext:value-type="float">
            <text:p>-0.00751415</text:p>
          </table:table-cell>
          <table:table-cell office:value-type="float" office:value="-0.0077628" calcext:value-type="float">
            <text:p>-0.0077628</text:p>
          </table:table-cell>
          <table:table-cell office:value-type="float" office:value="-0.00789549" calcext:value-type="float">
            <text:p>-0.00789549</text:p>
          </table:table-cell>
          <table:table-cell office:value-type="float" office:value="-0.008575726" calcext:value-type="float">
            <text:p>-0.008575726</text:p>
          </table:table-cell>
          <table:table-cell office:value-type="float" office:value="-0.009674435" calcext:value-type="float">
            <text:p>-0.009674435</text:p>
          </table:table-cell>
          <table:table-cell office:value-type="float" office:value="-0.01551044" calcext:value-type="float">
            <text:p>-0.01551044</text:p>
          </table:table-cell>
          <table:table-cell office:value-type="float" office:value="-0.02147118" calcext:value-type="float">
            <text:p>-0.02147118</text:p>
          </table:table-cell>
          <table:table-cell office:value-type="float" office:value="-0.01632168" calcext:value-type="float">
            <text:p>-0.0163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895916" calcext:value-type="float">
            <text:p>-0.007895916</text:p>
          </table:table-cell>
          <table:table-cell office:value-type="float" office:value="0.02953464" calcext:value-type="float">
            <text:p>0.02953464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39422" calcext:value-type="float">
            <text:p>-2.3394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99.87511" calcext:value-type="float">
            <text:p>99.87511</text:p>
          </table:table-cell>
          <table:table-cell office:value-type="float" office:value="0" calcext:value-type="float">
            <text:p>0</text:p>
          </table:table-cell>
          <table:table-cell office:value-type="float" office:value="1094.703" calcext:value-type="float">
            <text:p>1094.703</text:p>
          </table:table-cell>
          <table:table-cell office:value-type="float" office:value="1.505375" calcext:value-type="float">
            <text:p>1.505375</text:p>
          </table:table-cell>
          <table:table-cell office:value-type="float" office:value="0" calcext:value-type="float">
            <text:p>0</text:p>
          </table:table-cell>
          <table:table-cell office:value-type="float" office:value="0.3369893" calcext:value-type="float">
            <text:p>0.3369893</text:p>
          </table:table-cell>
          <table:table-cell office:value-type="float" office:value="0.3424358" calcext:value-type="float">
            <text:p>0.3424358</text:p>
          </table:table-cell>
          <table:table-cell office:value-type="float" office:value="0.3574558" calcext:value-type="float">
            <text:p>0.3574558</text:p>
          </table:table-cell>
          <table:table-cell office:value-type="float" office:value="0.3674706" calcext:value-type="float">
            <text:p>0.3674706</text:p>
          </table:table-cell>
          <table:table-cell office:value-type="float" office:value="0.3717133" calcext:value-type="float">
            <text:p>0.3717133</text:p>
          </table:table-cell>
          <table:table-cell office:value-type="float" office:value="0.3193544" calcext:value-type="float">
            <text:p>0.3193544</text:p>
          </table:table-cell>
          <table:table-cell office:value-type="float" office:value="0.3105496" calcext:value-type="float">
            <text:p>0.3105496</text:p>
          </table:table-cell>
          <table:table-cell office:value-type="float" office:value="0.3723359" calcext:value-type="float">
            <text:p>0.3723359</text:p>
          </table:table-cell>
          <table:table-cell office:value-type="float" office:value="0.3561276" calcext:value-type="float">
            <text:p>0.3561276</text:p>
          </table:table-cell>
          <table:table-cell office:value-type="float" office:value="0.3668845" calcext:value-type="float">
            <text:p>0.3668845</text:p>
          </table:table-cell>
          <table:table-cell office:value-type="float" office:value="0.3843181" calcext:value-type="float">
            <text:p>0.3843181</text:p>
          </table:table-cell>
          <table:table-cell office:value-type="float" office:value="0.396431" calcext:value-type="float">
            <text:p>0.3964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766E-015" calcext:value-type="float">
            <text:p>1.971766E-15</text:p>
          </table:table-cell>
          <table:table-cell office:value-type="float" office:value="9.437248E-016" calcext:value-type="float">
            <text:p>9.437248E-16</text:p>
          </table:table-cell>
          <table:table-cell office:value-type="float" office:value="9.920231E-016" calcext:value-type="float">
            <text:p>9.920231E-16</text:p>
          </table:table-cell>
          <table:table-cell office:value-type="float" office:value="9.457875E-016" calcext:value-type="float">
            <text:p>9.457875E-16</text:p>
          </table:table-cell>
          <table:table-cell office:value-type="float" office:value="2.428903E-017" calcext:value-type="float">
            <text:p>2.42890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755729" calcext:value-type="float">
            <text:p>-0.01755729</text:p>
          </table:table-cell>
          <table:table-cell office:value-type="float" office:value="-0.01582415" calcext:value-type="float">
            <text:p>-0.01582415</text:p>
          </table:table-cell>
          <table:table-cell office:value-type="float" office:value="-0.01208064" calcext:value-type="float">
            <text:p>-0.01208064</text:p>
          </table:table-cell>
          <table:table-cell office:value-type="float" office:value="-0.01018198" calcext:value-type="float">
            <text:p>-0.01018198</text:p>
          </table:table-cell>
          <table:table-cell office:value-type="float" office:value="-0.009491083" calcext:value-type="float">
            <text:p>-0.009491083</text:p>
          </table:table-cell>
          <table:table-cell office:value-type="float" office:value="-0.008848236" calcext:value-type="float">
            <text:p>-0.008848236</text:p>
          </table:table-cell>
          <table:table-cell office:value-type="float" office:value="-0.009394431" calcext:value-type="float">
            <text:p>-0.009394431</text:p>
          </table:table-cell>
          <table:table-cell office:value-type="float" office:value="-0.01330539" calcext:value-type="float">
            <text:p>-0.01330539</text:p>
          </table:table-cell>
          <table:table-cell office:value-type="float" office:value="-0.02043713" calcext:value-type="float">
            <text:p>-0.02043713</text:p>
          </table:table-cell>
          <table:table-cell office:value-type="float" office:value="-0.01624684" calcext:value-type="float">
            <text:p>-0.01624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96909" calcext:value-type="float">
            <text:p>-0.01796909</text:p>
          </table:table-cell>
          <table:table-cell office:value-type="float" office:value="0.02895801" calcext:value-type="float">
            <text:p>0.02895801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40226" calcext:value-type="float">
            <text:p>-2.3402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104.8794" calcext:value-type="float">
            <text:p>104.8794</text:p>
          </table:table-cell>
          <table:table-cell office:value-type="float" office:value="0" calcext:value-type="float">
            <text:p>0</text:p>
          </table:table-cell>
          <table:table-cell office:value-type="float" office:value="1089.699" calcext:value-type="float">
            <text:p>1089.699</text:p>
          </table:table-cell>
          <table:table-cell office:value-type="float" office:value="1.505375" calcext:value-type="float">
            <text:p>1.505375</text:p>
          </table:table-cell>
          <table:table-cell office:value-type="float" office:value="0" calcext:value-type="float">
            <text:p>0</text:p>
          </table:table-cell>
          <table:table-cell office:value-type="float" office:value="0.2477118" calcext:value-type="float">
            <text:p>0.2477118</text:p>
          </table:table-cell>
          <table:table-cell office:value-type="float" office:value="0.329455" calcext:value-type="float">
            <text:p>0.329455</text:p>
          </table:table-cell>
          <table:table-cell office:value-type="float" office:value="0.3453346" calcext:value-type="float">
            <text:p>0.3453346</text:p>
          </table:table-cell>
          <table:table-cell office:value-type="float" office:value="0.3548722" calcext:value-type="float">
            <text:p>0.3548722</text:p>
          </table:table-cell>
          <table:table-cell office:value-type="float" office:value="0.3594411" calcext:value-type="float">
            <text:p>0.3594411</text:p>
          </table:table-cell>
          <table:table-cell office:value-type="float" office:value="0.3123398" calcext:value-type="float">
            <text:p>0.3123398</text:p>
          </table:table-cell>
          <table:table-cell office:value-type="float" office:value="0.3062498" calcext:value-type="float">
            <text:p>0.3062498</text:p>
          </table:table-cell>
          <table:table-cell office:value-type="float" office:value="0.3737539" calcext:value-type="float">
            <text:p>0.3737539</text:p>
          </table:table-cell>
          <table:table-cell office:value-type="float" office:value="0.3575049" calcext:value-type="float">
            <text:p>0.3575049</text:p>
          </table:table-cell>
          <table:table-cell office:value-type="float" office:value="0.3670379" calcext:value-type="float">
            <text:p>0.3670379</text:p>
          </table:table-cell>
          <table:table-cell office:value-type="float" office:value="0.3843038" calcext:value-type="float">
            <text:p>0.3843038</text:p>
          </table:table-cell>
          <table:table-cell office:value-type="float" office:value="0.3963842" calcext:value-type="float">
            <text:p>0.39638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92E-015" calcext:value-type="float">
            <text:p>1.97192E-15</text:p>
          </table:table-cell>
          <table:table-cell office:value-type="float" office:value="9.437129E-016" calcext:value-type="float">
            <text:p>9.437129E-16</text:p>
          </table:table-cell>
          <table:table-cell office:value-type="float" office:value="9.920149E-016" calcext:value-type="float">
            <text:p>9.920149E-16</text:p>
          </table:table-cell>
          <table:table-cell office:value-type="float" office:value="9.457739E-016" calcext:value-type="float">
            <text:p>9.457739E-16</text:p>
          </table:table-cell>
          <table:table-cell office:value-type="float" office:value="2.428858E-017" calcext:value-type="float">
            <text:p>2.42885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61744" calcext:value-type="float">
            <text:p>-0.161744</text:p>
          </table:table-cell>
          <table:table-cell office:value-type="float" office:value="-0.01991473" calcext:value-type="float">
            <text:p>-0.01991473</text:p>
          </table:table-cell>
          <table:table-cell office:value-type="float" office:value="-0.01493551" calcext:value-type="float">
            <text:p>-0.01493551</text:p>
          </table:table-cell>
          <table:table-cell office:value-type="float" office:value="-0.0126316" calcext:value-type="float">
            <text:p>-0.0126316</text:p>
          </table:table-cell>
          <table:table-cell office:value-type="float" office:value="-0.01167766" calcext:value-type="float">
            <text:p>-0.01167766</text:p>
          </table:table-cell>
          <table:table-cell office:value-type="float" office:value="-0.01045243" calcext:value-type="float">
            <text:p>-0.01045243</text:p>
          </table:table-cell>
          <table:table-cell office:value-type="float" office:value="-0.01054856" calcext:value-type="float">
            <text:p>-0.01054856</text:p>
          </table:table-cell>
          <table:table-cell office:value-type="float" office:value="-0.0122488" calcext:value-type="float">
            <text:p>-0.0122488</text:p>
          </table:table-cell>
          <table:table-cell office:value-type="float" office:value="-0.01916612" calcext:value-type="float">
            <text:p>-0.01916612</text:p>
          </table:table-cell>
          <table:table-cell office:value-type="float" office:value="-0.01613159" calcext:value-type="float">
            <text:p>-0.01613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28007" calcext:value-type="float">
            <text:p>-0.2628007</text:p>
          </table:table-cell>
          <table:table-cell office:value-type="float" office:value="0.02841023" calcext:value-type="float">
            <text:p>0.02841023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41026" calcext:value-type="float">
            <text:p>-2.3410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108.367" calcext:value-type="float">
            <text:p>108.367</text:p>
          </table:table-cell>
          <table:table-cell office:value-type="float" office:value="0" calcext:value-type="float">
            <text:p>0</text:p>
          </table:table-cell>
          <table:table-cell office:value-type="float" office:value="1086.212" calcext:value-type="float">
            <text:p>1086.212</text:p>
          </table:table-cell>
          <table:table-cell office:value-type="float" office:value="1.505375" calcext:value-type="float">
            <text:p>1.505375</text:p>
          </table:table-cell>
          <table:table-cell office:value-type="float" office:value="0" calcext:value-type="float">
            <text:p>0</text:p>
          </table:table-cell>
          <table:table-cell office:value-type="float" office:value="0.1667697" calcext:value-type="float">
            <text:p>0.1667697</text:p>
          </table:table-cell>
          <table:table-cell office:value-type="float" office:value="0.3262064" calcext:value-type="float">
            <text:p>0.3262064</text:p>
          </table:table-cell>
          <table:table-cell office:value-type="float" office:value="0.3360678" calcext:value-type="float">
            <text:p>0.3360678</text:p>
          </table:table-cell>
          <table:table-cell office:value-type="float" office:value="0.3453668" calcext:value-type="float">
            <text:p>0.3453668</text:p>
          </table:table-cell>
          <table:table-cell office:value-type="float" office:value="0.3501905" calcext:value-type="float">
            <text:p>0.3501905</text:p>
          </table:table-cell>
          <table:table-cell office:value-type="float" office:value="0.3064362" calcext:value-type="float">
            <text:p>0.3064362</text:p>
          </table:table-cell>
          <table:table-cell office:value-type="float" office:value="0.3026034" calcext:value-type="float">
            <text:p>0.3026034</text:p>
          </table:table-cell>
          <table:table-cell office:value-type="float" office:value="0.3739369" calcext:value-type="float">
            <text:p>0.3739369</text:p>
          </table:table-cell>
          <table:table-cell office:value-type="float" office:value="0.3587293" calcext:value-type="float">
            <text:p>0.3587293</text:p>
          </table:table-cell>
          <table:table-cell office:value-type="float" office:value="0.3672509" calcext:value-type="float">
            <text:p>0.3672509</text:p>
          </table:table-cell>
          <table:table-cell office:value-type="float" office:value="0.3843066" calcext:value-type="float">
            <text:p>0.3843066</text:p>
          </table:table-cell>
          <table:table-cell office:value-type="float" office:value="0.3963412" calcext:value-type="float">
            <text:p>0.39634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081E-015" calcext:value-type="float">
            <text:p>1.972081E-15</text:p>
          </table:table-cell>
          <table:table-cell office:value-type="float" office:value="9.436991E-016" calcext:value-type="float">
            <text:p>9.436991E-16</text:p>
          </table:table-cell>
          <table:table-cell office:value-type="float" office:value="9.920067E-016" calcext:value-type="float">
            <text:p>9.920067E-16</text:p>
          </table:table-cell>
          <table:table-cell office:value-type="float" office:value="9.457605E-016" calcext:value-type="float">
            <text:p>9.457605E-16</text:p>
          </table:table-cell>
          <table:table-cell office:value-type="float" office:value="2.428817E-017" calcext:value-type="float">
            <text:p>2.42881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40446" calcext:value-type="float">
            <text:p>-3.340446</text:p>
          </table:table-cell>
          <table:table-cell office:value-type="float" office:value="-0.02126693" calcext:value-type="float">
            <text:p>-0.02126693</text:p>
          </table:table-cell>
          <table:table-cell office:value-type="float" office:value="-0.01767446" calcext:value-type="float">
            <text:p>-0.01767446</text:p>
          </table:table-cell>
          <table:table-cell office:value-type="float" office:value="-0.01493866" calcext:value-type="float">
            <text:p>-0.01493866</text:p>
          </table:table-cell>
          <table:table-cell office:value-type="float" office:value="-0.01371465" calcext:value-type="float">
            <text:p>-0.01371465</text:p>
          </table:table-cell>
          <table:table-cell office:value-type="float" office:value="-0.01206195" calcext:value-type="float">
            <text:p>-0.01206195</text:p>
          </table:table-cell>
          <table:table-cell office:value-type="float" office:value="-0.01166388" calcext:value-type="float">
            <text:p>-0.01166388</text:p>
          </table:table-cell>
          <table:table-cell office:value-type="float" office:value="-0.01211302" calcext:value-type="float">
            <text:p>-0.01211302</text:p>
          </table:table-cell>
          <table:table-cell office:value-type="float" office:value="-0.01810486" calcext:value-type="float">
            <text:p>-0.01810486</text:p>
          </table:table-cell>
          <table:table-cell office:value-type="float" office:value="-0.0159726" calcext:value-type="float">
            <text:p>-0.0159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48075" calcext:value-type="float">
            <text:p>-5.948075</text:p>
          </table:table-cell>
          <table:table-cell office:value-type="float" office:value="0.02811209" calcext:value-type="float">
            <text:p>0.0281120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41816" calcext:value-type="float">
            <text:p>-2.3418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109.0247" calcext:value-type="float">
            <text:p>109.0247</text:p>
          </table:table-cell>
          <table:table-cell office:value-type="float" office:value="0" calcext:value-type="float">
            <text:p>0</text:p>
          </table:table-cell>
          <table:table-cell office:value-type="float" office:value="1085.554" calcext:value-type="float">
            <text:p>1085.554</text:p>
          </table:table-cell>
          <table:table-cell office:value-type="float" office:value="1.505375" calcext:value-type="float">
            <text:p>1.505375</text:p>
          </table:table-cell>
          <table:table-cell office:value-type="float" office:value="0" calcext:value-type="float">
            <text:p>0</text:p>
          </table:table-cell>
          <table:table-cell office:value-type="float" office:value="0.1594404" calcext:value-type="float">
            <text:p>0.1594404</text:p>
          </table:table-cell>
          <table:table-cell office:value-type="float" office:value="0.3299641" calcext:value-type="float">
            <text:p>0.3299641</text:p>
          </table:table-cell>
          <table:table-cell office:value-type="float" office:value="0.3361195" calcext:value-type="float">
            <text:p>0.3361195</text:p>
          </table:table-cell>
          <table:table-cell office:value-type="float" office:value="0.3420425" calcext:value-type="float">
            <text:p>0.3420425</text:p>
          </table:table-cell>
          <table:table-cell office:value-type="float" office:value="0.3457372" calcext:value-type="float">
            <text:p>0.3457372</text:p>
          </table:table-cell>
          <table:table-cell office:value-type="float" office:value="0.3023674" calcext:value-type="float">
            <text:p>0.3023674</text:p>
          </table:table-cell>
          <table:table-cell office:value-type="float" office:value="0.2995858" calcext:value-type="float">
            <text:p>0.2995858</text:p>
          </table:table-cell>
          <table:table-cell office:value-type="float" office:value="0.3735119" calcext:value-type="float">
            <text:p>0.3735119</text:p>
          </table:table-cell>
          <table:table-cell office:value-type="float" office:value="0.3597371" calcext:value-type="float">
            <text:p>0.3597371</text:p>
          </table:table-cell>
          <table:table-cell office:value-type="float" office:value="0.3675014" calcext:value-type="float">
            <text:p>0.3675014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0.3963023" calcext:value-type="float">
            <text:p>0.39630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261E-015" calcext:value-type="float">
            <text:p>1.972261E-15</text:p>
          </table:table-cell>
          <table:table-cell office:value-type="float" office:value="9.436836E-016" calcext:value-type="float">
            <text:p>9.436836E-16</text:p>
          </table:table-cell>
          <table:table-cell office:value-type="float" office:value="9.919966E-016" calcext:value-type="float">
            <text:p>9.919966E-16</text:p>
          </table:table-cell>
          <table:table-cell office:value-type="float" office:value="9.457464E-016" calcext:value-type="float">
            <text:p>9.457464E-16</text:p>
          </table:table-cell>
          <table:table-cell office:value-type="float" office:value="2.428775E-017" calcext:value-type="float">
            <text:p>2.42877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90774" calcext:value-type="float">
            <text:p>-4.690774</text:p>
          </table:table-cell>
          <table:table-cell office:value-type="float" office:value="-0.01978313" calcext:value-type="float">
            <text:p>-0.01978313</text:p>
          </table:table-cell>
          <table:table-cell office:value-type="float" office:value="-0.01765814" calcext:value-type="float">
            <text:p>-0.01765814</text:p>
          </table:table-cell>
          <table:table-cell office:value-type="float" office:value="-0.01586078" calcext:value-type="float">
            <text:p>-0.01586078</text:p>
          </table:table-cell>
          <table:table-cell office:value-type="float" office:value="-0.01484608" calcext:value-type="float">
            <text:p>-0.01484608</text:p>
          </table:table-cell>
          <table:table-cell office:value-type="float" office:value="-0.01333989" calcext:value-type="float">
            <text:p>-0.01333989</text:p>
          </table:table-cell>
          <table:table-cell office:value-type="float" office:value="-0.01268866" calcext:value-type="float">
            <text:p>-0.01268866</text:p>
          </table:table-cell>
          <table:table-cell office:value-type="float" office:value="-0.01241152" calcext:value-type="float">
            <text:p>-0.01241152</text:p>
          </table:table-cell>
          <table:table-cell office:value-type="float" office:value="-0.01727768" calcext:value-type="float">
            <text:p>-0.01727768</text:p>
          </table:table-cell>
          <table:table-cell office:value-type="float" office:value="-0.01578752" calcext:value-type="float">
            <text:p>-0.0157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1438" calcext:value-type="float">
            <text:p>-10.51438</text:p>
          </table:table-cell>
          <table:table-cell office:value-type="float" office:value="0.02776782" calcext:value-type="float">
            <text:p>0.0277678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42634" calcext:value-type="float">
            <text:p>-2.3426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111.5" calcext:value-type="float">
            <text:p>111.5</text:p>
          </table:table-cell>
          <table:table-cell office:value-type="float" office:value="113.1146" calcext:value-type="float">
            <text:p>113.1146</text:p>
          </table:table-cell>
          <table:table-cell office:value-type="float" office:value="0" calcext:value-type="float">
            <text:p>0</text:p>
          </table:table-cell>
          <table:table-cell office:value-type="float" office:value="1085.261" calcext:value-type="float">
            <text:p>1085.261</text:p>
          </table:table-cell>
          <table:table-cell office:value-type="float" office:value="1.508925" calcext:value-type="float">
            <text:p>1.508925</text:p>
          </table:table-cell>
          <table:table-cell office:value-type="float" office:value="0" calcext:value-type="float">
            <text:p>0</text:p>
          </table:table-cell>
          <table:table-cell office:value-type="float" office:value="0.2267755" calcext:value-type="float">
            <text:p>0.2267755</text:p>
          </table:table-cell>
          <table:table-cell office:value-type="float" office:value="0.314274" calcext:value-type="float">
            <text:p>0.314274</text:p>
          </table:table-cell>
          <table:table-cell office:value-type="float" office:value="0.3281635" calcext:value-type="float">
            <text:p>0.3281635</text:p>
          </table:table-cell>
          <table:table-cell office:value-type="float" office:value="0.3372503" calcext:value-type="float">
            <text:p>0.3372503</text:p>
          </table:table-cell>
          <table:table-cell office:value-type="float" office:value="0.3414257" calcext:value-type="float">
            <text:p>0.3414257</text:p>
          </table:table-cell>
          <table:table-cell office:value-type="float" office:value="0.2995784" calcext:value-type="float">
            <text:p>0.2995784</text:p>
          </table:table-cell>
          <table:table-cell office:value-type="float" office:value="0.2973827" calcext:value-type="float">
            <text:p>0.2973827</text:p>
          </table:table-cell>
          <table:table-cell office:value-type="float" office:value="0.3728704" calcext:value-type="float">
            <text:p>0.3728704</text:p>
          </table:table-cell>
          <table:table-cell office:value-type="float" office:value="0.360539" calcext:value-type="float">
            <text:p>0.360539</text:p>
          </table:table-cell>
          <table:table-cell office:value-type="float" office:value="0.367772" calcext:value-type="float">
            <text:p>0.367772</text:p>
          </table:table-cell>
          <table:table-cell office:value-type="float" office:value="0.3843675" calcext:value-type="float">
            <text:p>0.3843675</text:p>
          </table:table-cell>
          <table:table-cell office:value-type="float" office:value="0.3962681" calcext:value-type="float">
            <text:p>0.39626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467E-015" calcext:value-type="float">
            <text:p>1.972467E-15</text:p>
          </table:table-cell>
          <table:table-cell office:value-type="float" office:value="9.436698E-016" calcext:value-type="float">
            <text:p>9.436698E-16</text:p>
          </table:table-cell>
          <table:table-cell office:value-type="float" office:value="9.91985E-016" calcext:value-type="float">
            <text:p>9.91985E-16</text:p>
          </table:table-cell>
          <table:table-cell office:value-type="float" office:value="9.457278E-016" calcext:value-type="float">
            <text:p>9.457278E-16</text:p>
          </table:table-cell>
          <table:table-cell office:value-type="float" office:value="2.428729E-017" calcext:value-type="float">
            <text:p>2.42872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133289" calcext:value-type="float">
            <text:p>-0.3133289</text:p>
          </table:table-cell>
          <table:table-cell office:value-type="float" office:value="-0.02668928" calcext:value-type="float">
            <text:p>-0.02668928</text:p>
          </table:table-cell>
          <table:table-cell office:value-type="float" office:value="-0.02043593" calcext:value-type="float">
            <text:p>-0.02043593</text:p>
          </table:table-cell>
          <table:table-cell office:value-type="float" office:value="-0.01728025" calcext:value-type="float">
            <text:p>-0.01728025</text:p>
          </table:table-cell>
          <table:table-cell office:value-type="float" office:value="-0.01602393" calcext:value-type="float">
            <text:p>-0.01602393</text:p>
          </table:table-cell>
          <table:table-cell office:value-type="float" office:value="-0.0143004" calcext:value-type="float">
            <text:p>-0.0143004</text:p>
          </table:table-cell>
          <table:table-cell office:value-type="float" office:value="-0.0134991" calcext:value-type="float">
            <text:p>-0.0134991</text:p>
          </table:table-cell>
          <table:table-cell office:value-type="float" office:value="-0.01288123" calcext:value-type="float">
            <text:p>-0.01288123</text:p>
          </table:table-cell>
          <table:table-cell office:value-type="float" office:value="-0.01664799" calcext:value-type="float">
            <text:p>-0.01664799</text:p>
          </table:table-cell>
          <table:table-cell office:value-type="float" office:value="-0.01559004" calcext:value-type="float">
            <text:p>-0.0155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85092" calcext:value-type="float">
            <text:p>-0.5685092</text:p>
          </table:table-cell>
          <table:table-cell office:value-type="float" office:value="0.02716665" calcext:value-type="float">
            <text:p>0.0271666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3426" calcext:value-type="float">
            <text:p>-2.3434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112.2" calcext:value-type="float">
            <text:p>112.2</text:p>
          </table:table-cell>
          <table:table-cell office:value-type="float" office:value="115.373" calcext:value-type="float">
            <text:p>115.373</text:p>
          </table:table-cell>
          <table:table-cell office:value-type="float" office:value="0" calcext:value-type="float">
            <text:p>0</text:p>
          </table:table-cell>
          <table:table-cell office:value-type="float" office:value="1083.702" calcext:value-type="float">
            <text:p>1083.702</text:p>
          </table:table-cell>
          <table:table-cell office:value-type="float" office:value="1.509618" calcext:value-type="float">
            <text:p>1.509618</text:p>
          </table:table-cell>
          <table:table-cell office:value-type="float" office:value="0" calcext:value-type="float">
            <text:p>0</text:p>
          </table:table-cell>
          <table:table-cell office:value-type="float" office:value="0.1935736" calcext:value-type="float">
            <text:p>0.1935736</text:p>
          </table:table-cell>
          <table:table-cell office:value-type="float" office:value="0.3148134" calcext:value-type="float">
            <text:p>0.3148134</text:p>
          </table:table-cell>
          <table:table-cell office:value-type="float" office:value="0.3243182" calcext:value-type="float">
            <text:p>0.3243182</text:p>
          </table:table-cell>
          <table:table-cell office:value-type="float" office:value="0.3323083" calcext:value-type="float">
            <text:p>0.3323083</text:p>
          </table:table-cell>
          <table:table-cell office:value-type="float" office:value="0.3366737" calcext:value-type="float">
            <text:p>0.3366737</text:p>
          </table:table-cell>
          <table:table-cell office:value-type="float" office:value="0.2966997" calcext:value-type="float">
            <text:p>0.2966997</text:p>
          </table:table-cell>
          <table:table-cell office:value-type="float" office:value="0.2954009" calcext:value-type="float">
            <text:p>0.2954009</text:p>
          </table:table-cell>
          <table:table-cell office:value-type="float" office:value="0.3719929" calcext:value-type="float">
            <text:p>0.3719929</text:p>
          </table:table-cell>
          <table:table-cell office:value-type="float" office:value="0.3612657" calcext:value-type="float">
            <text:p>0.3612657</text:p>
          </table:table-cell>
          <table:table-cell office:value-type="float" office:value="0.3680815" calcext:value-type="float">
            <text:p>0.3680815</text:p>
          </table:table-cell>
          <table:table-cell office:value-type="float" office:value="0.3844247" calcext:value-type="float">
            <text:p>0.3844247</text:p>
          </table:table-cell>
          <table:table-cell office:value-type="float" office:value="0.3962395" calcext:value-type="float">
            <text:p>0.39623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665E-015" calcext:value-type="float">
            <text:p>1.972665E-15</text:p>
          </table:table-cell>
          <table:table-cell office:value-type="float" office:value="9.436562E-016" calcext:value-type="float">
            <text:p>9.436562E-16</text:p>
          </table:table-cell>
          <table:table-cell office:value-type="float" office:value="9.919743E-016" calcext:value-type="float">
            <text:p>9.919743E-16</text:p>
          </table:table-cell>
          <table:table-cell office:value-type="float" office:value="9.457095E-016" calcext:value-type="float">
            <text:p>9.457095E-16</text:p>
          </table:table-cell>
          <table:table-cell office:value-type="float" office:value="2.428672E-017" calcext:value-type="float">
            <text:p>2.42867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62915" calcext:value-type="float">
            <text:p>-1.062915</text:p>
          </table:table-cell>
          <table:table-cell office:value-type="float" office:value="-0.02639389" calcext:value-type="float">
            <text:p>-0.02639389</text:p>
          </table:table-cell>
          <table:table-cell office:value-type="float" office:value="-0.02198502" calcext:value-type="float">
            <text:p>-0.02198502</text:p>
          </table:table-cell>
          <table:table-cell office:value-type="float" office:value="-0.01893522" calcext:value-type="float">
            <text:p>-0.01893522</text:p>
          </table:table-cell>
          <table:table-cell office:value-type="float" office:value="-0.01747166" calcext:value-type="float">
            <text:p>-0.01747166</text:p>
          </table:table-cell>
          <table:table-cell office:value-type="float" office:value="-0.01537158" calcext:value-type="float">
            <text:p>-0.01537158</text:p>
          </table:table-cell>
          <table:table-cell office:value-type="float" office:value="-0.01427628" calcext:value-type="float">
            <text:p>-0.01427628</text:p>
          </table:table-cell>
          <table:table-cell office:value-type="float" office:value="-0.0135533" calcext:value-type="float">
            <text:p>-0.0135533</text:p>
          </table:table-cell>
          <table:table-cell office:value-type="float" office:value="-0.01609886" calcext:value-type="float">
            <text:p>-0.01609886</text:p>
          </table:table-cell>
          <table:table-cell office:value-type="float" office:value="-0.01536755" calcext:value-type="float">
            <text:p>-0.0153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38621" calcext:value-type="float">
            <text:p>-1.838621</text:p>
          </table:table-cell>
          <table:table-cell office:value-type="float" office:value="0.02692265" calcext:value-type="float">
            <text:p>0.0269226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4208" calcext:value-type="float">
            <text:p>-2.3442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12.3" calcext:value-type="float">
            <text:p>112.3</text:p>
          </table:table-cell>
          <table:table-cell office:value-type="float" office:value="116.471" calcext:value-type="float">
            <text:p>116.471</text:p>
          </table:table-cell>
          <table:table-cell office:value-type="float" office:value="0" calcext:value-type="float">
            <text:p>0</text:p>
          </table:table-cell>
          <table:table-cell office:value-type="float" office:value="1082.704" calcext:value-type="float">
            <text:p>1082.704</text:p>
          </table:table-cell>
          <table:table-cell office:value-type="float" office:value="1.509716" calcext:value-type="float">
            <text:p>1.509716</text:p>
          </table:table-cell>
          <table:table-cell office:value-type="float" office:value="0" calcext:value-type="float">
            <text:p>0</text:p>
          </table:table-cell>
          <table:table-cell office:value-type="float" office:value="0.1721414" calcext:value-type="float">
            <text:p>0.1721414</text:p>
          </table:table-cell>
          <table:table-cell office:value-type="float" office:value="0.3150952" calcext:value-type="float">
            <text:p>0.3150952</text:p>
          </table:table-cell>
          <table:table-cell office:value-type="float" office:value="0.3229271" calcext:value-type="float">
            <text:p>0.3229271</text:p>
          </table:table-cell>
          <table:table-cell office:value-type="float" office:value="0.3298562" calcext:value-type="float">
            <text:p>0.3298562</text:p>
          </table:table-cell>
          <table:table-cell office:value-type="float" office:value="0.3338709" calcext:value-type="float">
            <text:p>0.3338709</text:p>
          </table:table-cell>
          <table:table-cell office:value-type="float" office:value="0.2943388" calcext:value-type="float">
            <text:p>0.2943388</text:p>
          </table:table-cell>
          <table:table-cell office:value-type="float" office:value="0.2934574" calcext:value-type="float">
            <text:p>0.2934574</text:p>
          </table:table-cell>
          <table:table-cell office:value-type="float" office:value="0.3712376" calcext:value-type="float">
            <text:p>0.3712376</text:p>
          </table:table-cell>
          <table:table-cell office:value-type="float" office:value="0.3617709" calcext:value-type="float">
            <text:p>0.3617709</text:p>
          </table:table-cell>
          <table:table-cell office:value-type="float" office:value="0.3683908" calcext:value-type="float">
            <text:p>0.3683908</text:p>
          </table:table-cell>
          <table:table-cell office:value-type="float" office:value="0.3844983" calcext:value-type="float">
            <text:p>0.3844983</text:p>
          </table:table-cell>
          <table:table-cell office:value-type="float" office:value="0.3962164" calcext:value-type="float">
            <text:p>0.39621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867E-015" calcext:value-type="float">
            <text:p>1.972867E-15</text:p>
          </table:table-cell>
          <table:table-cell office:value-type="float" office:value="9.43643E-016" calcext:value-type="float">
            <text:p>9.43643E-16</text:p>
          </table:table-cell>
          <table:table-cell office:value-type="float" office:value="9.919639E-016" calcext:value-type="float">
            <text:p>9.919639E-16</text:p>
          </table:table-cell>
          <table:table-cell office:value-type="float" office:value="9.456899E-016" calcext:value-type="float">
            <text:p>9.456899E-16</text:p>
          </table:table-cell>
          <table:table-cell office:value-type="float" office:value="2.428619E-017" calcext:value-type="float">
            <text:p>2.42861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04714" calcext:value-type="float">
            <text:p>-2.604714</text:p>
          </table:table-cell>
          <table:table-cell office:value-type="float" office:value="-0.02625162" calcext:value-type="float">
            <text:p>-0.02625162</text:p>
          </table:table-cell>
          <table:table-cell office:value-type="float" office:value="-0.0225724" calcext:value-type="float">
            <text:p>-0.0225724</text:p>
          </table:table-cell>
          <table:table-cell office:value-type="float" office:value="-0.0198145" calcext:value-type="float">
            <text:p>-0.0198145</text:p>
          </table:table-cell>
          <table:table-cell office:value-type="float" office:value="-0.01839588" calcext:value-type="float">
            <text:p>-0.01839588</text:p>
          </table:table-cell>
          <table:table-cell office:value-type="float" office:value="-0.0163237" calcext:value-type="float">
            <text:p>-0.0163237</text:p>
          </table:table-cell>
          <table:table-cell office:value-type="float" office:value="-0.01508936" calcext:value-type="float">
            <text:p>-0.01508936</text:p>
          </table:table-cell>
          <table:table-cell office:value-type="float" office:value="-0.0141629" calcext:value-type="float">
            <text:p>-0.0141629</text:p>
          </table:table-cell>
          <table:table-cell office:value-type="float" office:value="-0.01572771" calcext:value-type="float">
            <text:p>-0.01572771</text:p>
          </table:table-cell>
          <table:table-cell office:value-type="float" office:value="-0.01514819" calcext:value-type="float">
            <text:p>-0.01514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52716" calcext:value-type="float">
            <text:p>-5.152716</text:p>
          </table:table-cell>
          <table:table-cell office:value-type="float" office:value="0.02673284" calcext:value-type="float">
            <text:p>0.0267328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496" calcext:value-type="float">
            <text:p>-2.344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112.3" calcext:value-type="float">
            <text:p>112.3</text:p>
          </table:table-cell>
          <table:table-cell office:value-type="float" office:value="117.2287" calcext:value-type="float">
            <text:p>117.2287</text:p>
          </table:table-cell>
          <table:table-cell office:value-type="float" office:value="0" calcext:value-type="float">
            <text:p>0</text:p>
          </table:table-cell>
          <table:table-cell office:value-type="float" office:value="1081.946" calcext:value-type="float">
            <text:p>1081.946</text:p>
          </table:table-cell>
          <table:table-cell office:value-type="float" office:value="1.509716" calcext:value-type="float">
            <text:p>1.509716</text:p>
          </table:table-cell>
          <table:table-cell office:value-type="float" office:value="0" calcext:value-type="float">
            <text:p>0</text:p>
          </table:table-cell>
          <table:table-cell office:value-type="float" office:value="0.1595364" calcext:value-type="float">
            <text:p>0.1595364</text:p>
          </table:table-cell>
          <table:table-cell office:value-type="float" office:value="0.3145733" calcext:value-type="float">
            <text:p>0.3145733</text:p>
          </table:table-cell>
          <table:table-cell office:value-type="float" office:value="0.3215796" calcext:value-type="float">
            <text:p>0.3215796</text:p>
          </table:table-cell>
          <table:table-cell office:value-type="float" office:value="0.3278956" calcext:value-type="float">
            <text:p>0.3278956</text:p>
          </table:table-cell>
          <table:table-cell office:value-type="float" office:value="0.3316489" calcext:value-type="float">
            <text:p>0.3316489</text:p>
          </table:table-cell>
          <table:table-cell office:value-type="float" office:value="0.2924343" calcext:value-type="float">
            <text:p>0.2924343</text:p>
          </table:table-cell>
          <table:table-cell office:value-type="float" office:value="0.2917703" calcext:value-type="float">
            <text:p>0.2917703</text:p>
          </table:table-cell>
          <table:table-cell office:value-type="float" office:value="0.3705841" calcext:value-type="float">
            <text:p>0.3705841</text:p>
          </table:table-cell>
          <table:table-cell office:value-type="float" office:value="0.3621196" calcext:value-type="float">
            <text:p>0.3621196</text:p>
          </table:table-cell>
          <table:table-cell office:value-type="float" office:value="0.3686895" calcext:value-type="float">
            <text:p>0.3686895</text:p>
          </table:table-cell>
          <table:table-cell office:value-type="float" office:value="0.384585" calcext:value-type="float">
            <text:p>0.384585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061E-015" calcext:value-type="float">
            <text:p>1.973061E-15</text:p>
          </table:table-cell>
          <table:table-cell office:value-type="float" office:value="9.436312E-016" calcext:value-type="float">
            <text:p>9.436312E-16</text:p>
          </table:table-cell>
          <table:table-cell office:value-type="float" office:value="9.919513E-016" calcext:value-type="float">
            <text:p>9.919513E-16</text:p>
          </table:table-cell>
          <table:table-cell office:value-type="float" office:value="9.456731E-016" calcext:value-type="float">
            <text:p>9.456731E-16</text:p>
          </table:table-cell>
          <table:table-cell office:value-type="float" office:value="2.428567E-017" calcext:value-type="float">
            <text:p>2.42856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44285" calcext:value-type="float">
            <text:p>-4.644285</text:p>
          </table:table-cell>
          <table:table-cell office:value-type="float" office:value="-0.0265214" calcext:value-type="float">
            <text:p>-0.0265214</text:p>
          </table:table-cell>
          <table:table-cell office:value-type="float" office:value="-0.02316103" calcext:value-type="float">
            <text:p>-0.02316103</text:p>
          </table:table-cell>
          <table:table-cell office:value-type="float" office:value="-0.0205542" calcext:value-type="float">
            <text:p>-0.0205542</text:p>
          </table:table-cell>
          <table:table-cell office:value-type="float" office:value="-0.01916543" calcext:value-type="float">
            <text:p>-0.01916543</text:p>
          </table:table-cell>
          <table:table-cell office:value-type="float" office:value="-0.01713779" calcext:value-type="float">
            <text:p>-0.01713779</text:p>
          </table:table-cell>
          <table:table-cell office:value-type="float" office:value="-0.01583692" calcext:value-type="float">
            <text:p>-0.01583692</text:p>
          </table:table-cell>
          <table:table-cell office:value-type="float" office:value="-0.01471356" calcext:value-type="float">
            <text:p>-0.01471356</text:p>
          </table:table-cell>
          <table:table-cell office:value-type="float" office:value="-0.01547667" calcext:value-type="float">
            <text:p>-0.01547667</text:p>
          </table:table-cell>
          <table:table-cell office:value-type="float" office:value="-0.01493943" calcext:value-type="float">
            <text:p>-0.01493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991" calcext:value-type="float">
            <text:p>-11.3991</text:p>
          </table:table-cell>
          <table:table-cell office:value-type="float" office:value="0.02660853" calcext:value-type="float">
            <text:p>0.0266085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5691" calcext:value-type="float">
            <text:p>-2.3456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8721" calcext:value-type="float">
            <text:p>117.8721</text:p>
          </table:table-cell>
          <table:table-cell office:value-type="float" office:value="0" calcext:value-type="float">
            <text:p>0</text:p>
          </table:table-cell>
          <table:table-cell office:value-type="float" office:value="1082.701" calcext:value-type="float">
            <text:p>1082.701</text:p>
          </table:table-cell>
          <table:table-cell office:value-type="float" office:value="1.511155" calcext:value-type="float">
            <text:p>1.511155</text:p>
          </table:table-cell>
          <table:table-cell office:value-type="float" office:value="0" calcext:value-type="float">
            <text:p>0</text:p>
          </table:table-cell>
          <table:table-cell office:value-type="float" office:value="0.1722411" calcext:value-type="float">
            <text:p>0.1722411</text:p>
          </table:table-cell>
          <table:table-cell office:value-type="float" office:value="0.3142094" calcext:value-type="float">
            <text:p>0.3142094</text:p>
          </table:table-cell>
          <table:table-cell office:value-type="float" office:value="0.3205819" calcext:value-type="float">
            <text:p>0.3205819</text:p>
          </table:table-cell>
          <table:table-cell office:value-type="float" office:value="0.3261622" calcext:value-type="float">
            <text:p>0.3261622</text:p>
          </table:table-cell>
          <table:table-cell office:value-type="float" office:value="0.3297377" calcext:value-type="float">
            <text:p>0.3297377</text:p>
          </table:table-cell>
          <table:table-cell office:value-type="float" office:value="0.2907516" calcext:value-type="float">
            <text:p>0.2907516</text:p>
          </table:table-cell>
          <table:table-cell office:value-type="float" office:value="0.2903199" calcext:value-type="float">
            <text:p>0.2903199</text:p>
          </table:table-cell>
          <table:table-cell office:value-type="float" office:value="0.3699956" calcext:value-type="float">
            <text:p>0.3699956</text:p>
          </table:table-cell>
          <table:table-cell office:value-type="float" office:value="0.3622965" calcext:value-type="float">
            <text:p>0.3622965</text:p>
          </table:table-cell>
          <table:table-cell office:value-type="float" office:value="0.36902" calcext:value-type="float">
            <text:p>0.36902</text:p>
          </table:table-cell>
          <table:table-cell office:value-type="float" office:value="0.3846748" calcext:value-type="float">
            <text:p>0.3846748</text:p>
          </table:table-cell>
          <table:table-cell office:value-type="float" office:value="0.3961895" calcext:value-type="float">
            <text:p>0.39618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237E-015" calcext:value-type="float">
            <text:p>1.973237E-15</text:p>
          </table:table-cell>
          <table:table-cell office:value-type="float" office:value="9.436177E-016" calcext:value-type="float">
            <text:p>9.436177E-16</text:p>
          </table:table-cell>
          <table:table-cell office:value-type="float" office:value="9.91943E-016" calcext:value-type="float">
            <text:p>9.91943E-16</text:p>
          </table:table-cell>
          <table:table-cell office:value-type="float" office:value="9.45657E-016" calcext:value-type="float">
            <text:p>9.45657E-16</text:p>
          </table:table-cell>
          <table:table-cell office:value-type="float" office:value="2.42852E-017" calcext:value-type="float">
            <text:p>2.428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96554" calcext:value-type="float">
            <text:p>-2.696554</text:p>
          </table:table-cell>
          <table:table-cell office:value-type="float" office:value="-0.02669578" calcext:value-type="float">
            <text:p>-0.02669578</text:p>
          </table:table-cell>
          <table:table-cell office:value-type="float" office:value="-0.02360653" calcext:value-type="float">
            <text:p>-0.02360653</text:p>
          </table:table-cell>
          <table:table-cell office:value-type="float" office:value="-0.02123458" calcext:value-type="float">
            <text:p>-0.02123458</text:p>
          </table:table-cell>
          <table:table-cell office:value-type="float" office:value="-0.01985852" calcext:value-type="float">
            <text:p>-0.01985852</text:p>
          </table:table-cell>
          <table:table-cell office:value-type="float" office:value="-0.0178962" calcext:value-type="float">
            <text:p>-0.0178962</text:p>
          </table:table-cell>
          <table:table-cell office:value-type="float" office:value="-0.01651319" calcext:value-type="float">
            <text:p>-0.01651319</text:p>
          </table:table-cell>
          <table:table-cell office:value-type="float" office:value="-0.01522839" calcext:value-type="float">
            <text:p>-0.01522839</text:p>
          </table:table-cell>
          <table:table-cell office:value-type="float" office:value="-0.01535034" calcext:value-type="float">
            <text:p>-0.01535034</text:p>
          </table:table-cell>
          <table:table-cell office:value-type="float" office:value="-0.01471231" calcext:value-type="float">
            <text:p>-0.0147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34018" calcext:value-type="float">
            <text:p>-0.2134018</text:p>
          </table:table-cell>
          <table:table-cell office:value-type="float" office:value="0.02654631" calcext:value-type="float">
            <text:p>0.0265463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6389" calcext:value-type="float">
            <text:p>-2.3463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142" calcext:value-type="float">
            <text:p>142</text:p>
          </table:table-cell>
          <table:table-cell office:value-type="float" office:value="118.4742" calcext:value-type="float">
            <text:p>118.4742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107.366" calcext:value-type="float">
            <text:p>1107.366</text:p>
          </table:table-cell>
          <table:table-cell office:value-type="float" office:value="1.920781" calcext:value-type="float">
            <text:p>1.920781</text:p>
          </table:table-cell>
          <table:table-cell office:value-type="float" office:value="0" calcext:value-type="float">
            <text:p>0</text:p>
          </table:table-cell>
          <table:table-cell office:value-type="float" office:value="0.4046729" calcext:value-type="float">
            <text:p>0.4046729</text:p>
          </table:table-cell>
          <table:table-cell office:value-type="float" office:value="0.4074394" calcext:value-type="float">
            <text:p>0.4074394</text:p>
          </table:table-cell>
          <table:table-cell office:value-type="float" office:value="0.4113544" calcext:value-type="float">
            <text:p>0.4113544</text:p>
          </table:table-cell>
          <table:table-cell office:value-type="float" office:value="0.414434" calcext:value-type="float">
            <text:p>0.414434</text:p>
          </table:table-cell>
          <table:table-cell office:value-type="float" office:value="0.4155231" calcext:value-type="float">
            <text:p>0.4155231</text:p>
          </table:table-cell>
          <table:table-cell office:value-type="float" office:value="0.3209303" calcext:value-type="float">
            <text:p>0.3209303</text:p>
          </table:table-cell>
          <table:table-cell office:value-type="float" office:value="0.3084252" calcext:value-type="float">
            <text:p>0.3084252</text:p>
          </table:table-cell>
          <table:table-cell office:value-type="float" office:value="0.3728651" calcext:value-type="float">
            <text:p>0.3728651</text:p>
          </table:table-cell>
          <table:table-cell office:value-type="float" office:value="0.362618" calcext:value-type="float">
            <text:p>0.362618</text:p>
          </table:table-cell>
          <table:table-cell office:value-type="float" office:value="0.3693264" calcext:value-type="float">
            <text:p>0.3693264</text:p>
          </table:table-cell>
          <table:table-cell office:value-type="float" office:value="0.3847814" calcext:value-type="float">
            <text:p>0.3847814</text:p>
          </table:table-cell>
          <table:table-cell office:value-type="float" office:value="0.3961843" calcext:value-type="float">
            <text:p>0.39618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363E-015" calcext:value-type="float">
            <text:p>1.973363E-15</text:p>
          </table:table-cell>
          <table:table-cell office:value-type="float" office:value="9.436093E-016" calcext:value-type="float">
            <text:p>9.436093E-16</text:p>
          </table:table-cell>
          <table:table-cell office:value-type="float" office:value="9.919365E-016" calcext:value-type="float">
            <text:p>9.919365E-16</text:p>
          </table:table-cell>
          <table:table-cell office:value-type="float" office:value="9.456437E-016" calcext:value-type="float">
            <text:p>9.456437E-16</text:p>
          </table:table-cell>
          <table:table-cell office:value-type="float" office:value="2.428487E-017" calcext:value-type="float">
            <text:p>2.42848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62655" calcext:value-type="float">
            <text:p>-0.00562655</text:p>
          </table:table-cell>
          <table:table-cell office:value-type="float" office:value="-0.005401516" calcext:value-type="float">
            <text:p>-0.005401516</text:p>
          </table:table-cell>
          <table:table-cell office:value-type="float" office:value="-0.005096965" calcext:value-type="float">
            <text:p>-0.005096965</text:p>
          </table:table-cell>
          <table:table-cell office:value-type="float" office:value="-0.004865572" calcext:value-type="float">
            <text:p>-0.004865572</text:p>
          </table:table-cell>
          <table:table-cell office:value-type="float" office:value="-0.004778221" calcext:value-type="float">
            <text:p>-0.004778221</text:p>
          </table:table-cell>
          <table:table-cell office:value-type="float" office:value="-0.008620337" calcext:value-type="float">
            <text:p>-0.008620337</text:p>
          </table:table-cell>
          <table:table-cell office:value-type="float" office:value="-0.009960766" calcext:value-type="float">
            <text:p>-0.009960766</text:p>
          </table:table-cell>
          <table:table-cell office:value-type="float" office:value="-0.01290859" calcext:value-type="float">
            <text:p>-0.01290859</text:p>
          </table:table-cell>
          <table:table-cell office:value-type="float" office:value="-0.0151287" calcext:value-type="float">
            <text:p>-0.0151287</text:p>
          </table:table-cell>
          <table:table-cell office:value-type="float" office:value="-0.01450478" calcext:value-type="float">
            <text:p>-0.0145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01039" calcext:value-type="float">
            <text:p>-0.005801039</text:p>
          </table:table-cell>
          <table:table-cell office:value-type="float" office:value="0.02628521" calcext:value-type="float">
            <text:p>0.0262852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7062" calcext:value-type="float">
            <text:p>-2.3470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142" calcext:value-type="float">
            <text:p>142</text:p>
          </table:table-cell>
          <table:table-cell office:value-type="float" office:value="119.8467" calcext:value-type="float">
            <text:p>119.8467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105.994" calcext:value-type="float">
            <text:p>1105.994</text:p>
          </table:table-cell>
          <table:table-cell office:value-type="float" office:value="1.920781" calcext:value-type="float">
            <text:p>1.920781</text:p>
          </table:table-cell>
          <table:table-cell office:value-type="float" office:value="0" calcext:value-type="float">
            <text:p>0</text:p>
          </table:table-cell>
          <table:table-cell office:value-type="float" office:value="0.3828942" calcext:value-type="float">
            <text:p>0.3828942</text:p>
          </table:table-cell>
          <table:table-cell office:value-type="float" office:value="0.3849136" calcext:value-type="float">
            <text:p>0.3849136</text:p>
          </table:table-cell>
          <table:table-cell office:value-type="float" office:value="0.3883695" calcext:value-type="float">
            <text:p>0.3883695</text:p>
          </table:table-cell>
          <table:table-cell office:value-type="float" office:value="0.3917634" calcext:value-type="float">
            <text:p>0.3917634</text:p>
          </table:table-cell>
          <table:table-cell office:value-type="float" office:value="0.3938382" calcext:value-type="float">
            <text:p>0.3938382</text:p>
          </table:table-cell>
          <table:table-cell office:value-type="float" office:value="0.3310848" calcext:value-type="float">
            <text:p>0.3310848</text:p>
          </table:table-cell>
          <table:table-cell office:value-type="float" office:value="0.3190943" calcext:value-type="float">
            <text:p>0.3190943</text:p>
          </table:table-cell>
          <table:table-cell office:value-type="float" office:value="0.3757027" calcext:value-type="float">
            <text:p>0.3757027</text:p>
          </table:table-cell>
          <table:table-cell office:value-type="float" office:value="0.3633018" calcext:value-type="float">
            <text:p>0.3633018</text:p>
          </table:table-cell>
          <table:table-cell office:value-type="float" office:value="0.3696285" calcext:value-type="float">
            <text:p>0.3696285</text:p>
          </table:table-cell>
          <table:table-cell office:value-type="float" office:value="0.3849008" calcext:value-type="float">
            <text:p>0.3849008</text:p>
          </table:table-cell>
          <table:table-cell office:value-type="float" office:value="0.396185" calcext:value-type="float">
            <text:p>0.3961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504E-015" calcext:value-type="float">
            <text:p>1.973504E-15</text:p>
          </table:table-cell>
          <table:table-cell office:value-type="float" office:value="9.435979E-016" calcext:value-type="float">
            <text:p>9.435979E-16</text:p>
          </table:table-cell>
          <table:table-cell office:value-type="float" office:value="9.919306E-016" calcext:value-type="float">
            <text:p>9.919306E-16</text:p>
          </table:table-cell>
          <table:table-cell office:value-type="float" office:value="9.456302E-016" calcext:value-type="float">
            <text:p>9.456302E-16</text:p>
          </table:table-cell>
          <table:table-cell office:value-type="float" office:value="2.428445E-017" calcext:value-type="float">
            <text:p>2.42844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895938" calcext:value-type="float">
            <text:p>-0.007895938</text:p>
          </table:table-cell>
          <table:table-cell office:value-type="float" office:value="-0.007679655" calcext:value-type="float">
            <text:p>-0.007679655</text:p>
          </table:table-cell>
          <table:table-cell office:value-type="float" office:value="-0.007271013" calcext:value-type="float">
            <text:p>-0.007271013</text:p>
          </table:table-cell>
          <table:table-cell office:value-type="float" office:value="-0.006889298" calcext:value-type="float">
            <text:p>-0.006889298</text:p>
          </table:table-cell>
          <table:table-cell office:value-type="float" office:value="-0.006667944" calcext:value-type="float">
            <text:p>-0.006667944</text:p>
          </table:table-cell>
          <table:table-cell office:value-type="float" office:value="-0.006761423" calcext:value-type="float">
            <text:p>-0.006761423</text:p>
          </table:table-cell>
          <table:table-cell office:value-type="float" office:value="-0.007496321" calcext:value-type="float">
            <text:p>-0.007496321</text:p>
          </table:table-cell>
          <table:table-cell office:value-type="float" office:value="-0.01096104" calcext:value-type="float">
            <text:p>-0.01096104</text:p>
          </table:table-cell>
          <table:table-cell office:value-type="float" office:value="-0.01466369" calcext:value-type="float">
            <text:p>-0.01466369</text:p>
          </table:table-cell>
          <table:table-cell office:value-type="float" office:value="-0.01430329" calcext:value-type="float">
            <text:p>-0.01430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163637" calcext:value-type="float">
            <text:p>-0.008163637</text:p>
          </table:table-cell>
          <table:table-cell office:value-type="float" office:value="0.02599897" calcext:value-type="float">
            <text:p>0.02599897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47686" calcext:value-type="float">
            <text:p>-2.3476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142" calcext:value-type="float">
            <text:p>142</text:p>
          </table:table-cell>
          <table:table-cell office:value-type="float" office:value="125.1688" calcext:value-type="float">
            <text:p>125.168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100.672" calcext:value-type="float">
            <text:p>1100.672</text:p>
          </table:table-cell>
          <table:table-cell office:value-type="float" office:value="1.920781" calcext:value-type="float">
            <text:p>1.920781</text:p>
          </table:table-cell>
          <table:table-cell office:value-type="float" office:value="0" calcext:value-type="float">
            <text:p>0</text:p>
          </table:table-cell>
          <table:table-cell office:value-type="float" office:value="0.3293811" calcext:value-type="float">
            <text:p>0.3293811</text:p>
          </table:table-cell>
          <table:table-cell office:value-type="float" office:value="0.3387442" calcext:value-type="float">
            <text:p>0.3387442</text:p>
          </table:table-cell>
          <table:table-cell office:value-type="float" office:value="0.3588155" calcext:value-type="float">
            <text:p>0.3588155</text:p>
          </table:table-cell>
          <table:table-cell office:value-type="float" office:value="0.3715504" calcext:value-type="float">
            <text:p>0.3715504</text:p>
          </table:table-cell>
          <table:table-cell office:value-type="float" office:value="0.3773167" calcext:value-type="float">
            <text:p>0.3773167</text:p>
          </table:table-cell>
          <table:table-cell office:value-type="float" office:value="0.3255505" calcext:value-type="float">
            <text:p>0.3255505</text:p>
          </table:table-cell>
          <table:table-cell office:value-type="float" office:value="0.318262" calcext:value-type="float">
            <text:p>0.318262</text:p>
          </table:table-cell>
          <table:table-cell office:value-type="float" office:value="0.3784811" calcext:value-type="float">
            <text:p>0.3784811</text:p>
          </table:table-cell>
          <table:table-cell office:value-type="float" office:value="0.3642394" calcext:value-type="float">
            <text:p>0.3642394</text:p>
          </table:table-cell>
          <table:table-cell office:value-type="float" office:value="0.369945" calcext:value-type="float">
            <text:p>0.369945</text:p>
          </table:table-cell>
          <table:table-cell office:value-type="float" office:value="0.3850313" calcext:value-type="float">
            <text:p>0.3850313</text:p>
          </table:table-cell>
          <table:table-cell office:value-type="float" office:value="0.3961921" calcext:value-type="float">
            <text:p>0.39619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665E-015" calcext:value-type="float">
            <text:p>1.973665E-15</text:p>
          </table:table-cell>
          <table:table-cell office:value-type="float" office:value="9.435844E-016" calcext:value-type="float">
            <text:p>9.435844E-16</text:p>
          </table:table-cell>
          <table:table-cell office:value-type="float" office:value="9.919231E-016" calcext:value-type="float">
            <text:p>9.919231E-16</text:p>
          </table:table-cell>
          <table:table-cell office:value-type="float" office:value="9.456159E-016" calcext:value-type="float">
            <text:p>9.456159E-16</text:p>
          </table:table-cell>
          <table:table-cell office:value-type="float" office:value="2.428398E-017" calcext:value-type="float">
            <text:p>2.42839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033044" calcext:value-type="float">
            <text:p>-0.02033044</text:p>
          </table:table-cell>
          <table:table-cell office:value-type="float" office:value="-0.01691713" calcext:value-type="float">
            <text:p>-0.01691713</text:p>
          </table:table-cell>
          <table:table-cell office:value-type="float" office:value="-0.01178749" calcext:value-type="float">
            <text:p>-0.01178749</text:p>
          </table:table-cell>
          <table:table-cell office:value-type="float" office:value="-0.00951447" calcext:value-type="float">
            <text:p>-0.00951447</text:p>
          </table:table-cell>
          <table:table-cell office:value-type="float" office:value="-0.008660371" calcext:value-type="float">
            <text:p>-0.008660371</text:p>
          </table:table-cell>
          <table:table-cell office:value-type="float" office:value="-0.00765651" calcext:value-type="float">
            <text:p>-0.00765651</text:p>
          </table:table-cell>
          <table:table-cell office:value-type="float" office:value="-0.007641329" calcext:value-type="float">
            <text:p>-0.007641329</text:p>
          </table:table-cell>
          <table:table-cell office:value-type="float" office:value="-0.009342165" calcext:value-type="float">
            <text:p>-0.009342165</text:p>
          </table:table-cell>
          <table:table-cell office:value-type="float" office:value="-0.01405008" calcext:value-type="float">
            <text:p>-0.01405008</text:p>
          </table:table-cell>
          <table:table-cell office:value-type="float" office:value="-0.0140955" calcext:value-type="float">
            <text:p>-0.0140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22239" calcext:value-type="float">
            <text:p>-0.02122239</text:p>
          </table:table-cell>
          <table:table-cell office:value-type="float" office:value="0.02541816" calcext:value-type="float">
            <text:p>0.0254181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4829" calcext:value-type="float">
            <text:p>-2.348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142" calcext:value-type="float">
            <text:p>142</text:p>
          </table:table-cell>
          <table:table-cell office:value-type="float" office:value="130.4561" calcext:value-type="float">
            <text:p>130.4561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5.384" calcext:value-type="float">
            <text:p>1095.384</text:p>
          </table:table-cell>
          <table:table-cell office:value-type="float" office:value="1.920781" calcext:value-type="float">
            <text:p>1.920781</text:p>
          </table:table-cell>
          <table:table-cell office:value-type="float" office:value="0" calcext:value-type="float">
            <text:p>0</text:p>
          </table:table-cell>
          <table:table-cell office:value-type="float" office:value="0.2015234" calcext:value-type="float">
            <text:p>0.2015234</text:p>
          </table:table-cell>
          <table:table-cell office:value-type="float" office:value="0.341428" calcext:value-type="float">
            <text:p>0.341428</text:p>
          </table:table-cell>
          <table:table-cell office:value-type="float" office:value="0.3499611" calcext:value-type="float">
            <text:p>0.3499611</text:p>
          </table:table-cell>
          <table:table-cell office:value-type="float" office:value="0.3586665" calcext:value-type="float">
            <text:p>0.3586665</text:p>
          </table:table-cell>
          <table:table-cell office:value-type="float" office:value="0.364059" calcext:value-type="float">
            <text:p>0.364059</text:p>
          </table:table-cell>
          <table:table-cell office:value-type="float" office:value="0.3169106" calcext:value-type="float">
            <text:p>0.3169106</text:p>
          </table:table-cell>
          <table:table-cell office:value-type="float" office:value="0.3129034" calcext:value-type="float">
            <text:p>0.3129034</text:p>
          </table:table-cell>
          <table:table-cell office:value-type="float" office:value="0.3791749" calcext:value-type="float">
            <text:p>0.3791749</text:p>
          </table:table-cell>
          <table:table-cell office:value-type="float" office:value="0.3653586" calcext:value-type="float">
            <text:p>0.3653586</text:p>
          </table:table-cell>
          <table:table-cell office:value-type="float" office:value="0.3703038" calcext:value-type="float">
            <text:p>0.3703038</text:p>
          </table:table-cell>
          <table:table-cell office:value-type="float" office:value="0.3851733" calcext:value-type="float">
            <text:p>0.3851733</text:p>
          </table:table-cell>
          <table:table-cell office:value-type="float" office:value="0.3962048" calcext:value-type="float">
            <text:p>0.39620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848E-015" calcext:value-type="float">
            <text:p>1.973848E-15</text:p>
          </table:table-cell>
          <table:table-cell office:value-type="float" office:value="9.435705E-016" calcext:value-type="float">
            <text:p>9.435705E-16</text:p>
          </table:table-cell>
          <table:table-cell office:value-type="float" office:value="9.919136E-016" calcext:value-type="float">
            <text:p>9.919136E-16</text:p>
          </table:table-cell>
          <table:table-cell office:value-type="float" office:value="9.455999E-016" calcext:value-type="float">
            <text:p>9.455999E-16</text:p>
          </table:table-cell>
          <table:table-cell office:value-type="float" office:value="2.428356E-017" calcext:value-type="float">
            <text:p>2.42835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691049" calcext:value-type="float">
            <text:p>-0.7691049</text:p>
          </table:table-cell>
          <table:table-cell office:value-type="float" office:value="-0.01607562" calcext:value-type="float">
            <text:p>-0.01607562</text:p>
          </table:table-cell>
          <table:table-cell office:value-type="float" office:value="-0.01379168" calcext:value-type="float">
            <text:p>-0.01379168</text:p>
          </table:table-cell>
          <table:table-cell office:value-type="float" office:value="-0.01184464" calcext:value-type="float">
            <text:p>-0.01184464</text:p>
          </table:table-cell>
          <table:table-cell office:value-type="float" office:value="-0.01080282" calcext:value-type="float">
            <text:p>-0.01080282</text:p>
          </table:table-cell>
          <table:table-cell office:value-type="float" office:value="-0.00937453" calcext:value-type="float">
            <text:p>-0.00937453</text:p>
          </table:table-cell>
          <table:table-cell office:value-type="float" office:value="-0.008808913" calcext:value-type="float">
            <text:p>-0.008808913</text:p>
          </table:table-cell>
          <table:table-cell office:value-type="float" office:value="-0.008964826" calcext:value-type="float">
            <text:p>-0.008964826</text:p>
          </table:table-cell>
          <table:table-cell office:value-type="float" office:value="-0.01335272" calcext:value-type="float">
            <text:p>-0.01335272</text:p>
          </table:table-cell>
          <table:table-cell office:value-type="float" office:value="-0.01386426" calcext:value-type="float">
            <text:p>-0.01386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87839" calcext:value-type="float">
            <text:p>-1.787839</text:p>
          </table:table-cell>
          <table:table-cell office:value-type="float" office:value="0.02494472" calcext:value-type="float">
            <text:p>0.02494472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48835" calcext:value-type="float">
            <text:p>-2.3488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42" calcext:value-type="float">
            <text:p>142</text:p>
          </table:table-cell>
          <table:table-cell office:value-type="float" office:value="131.5892" calcext:value-type="float">
            <text:p>131.5892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4.251" calcext:value-type="float">
            <text:p>1094.251</text:p>
          </table:table-cell>
          <table:table-cell office:value-type="float" office:value="1.920781" calcext:value-type="float">
            <text:p>1.920781</text:p>
          </table:table-cell>
          <table:table-cell office:value-type="float" office:value="0" calcext:value-type="float">
            <text:p>0</text:p>
          </table:table-cell>
          <table:table-cell office:value-type="float" office:value="0.1675596" calcext:value-type="float">
            <text:p>0.1675596</text:p>
          </table:table-cell>
          <table:table-cell office:value-type="float" office:value="0.3460182" calcext:value-type="float">
            <text:p>0.3460182</text:p>
          </table:table-cell>
          <table:table-cell office:value-type="float" office:value="0.3506619" calcext:value-type="float">
            <text:p>0.3506619</text:p>
          </table:table-cell>
          <table:table-cell office:value-type="float" office:value="0.3554905" calcext:value-type="float">
            <text:p>0.3554905</text:p>
          </table:table-cell>
          <table:table-cell office:value-type="float" office:value="0.3589835" calcext:value-type="float">
            <text:p>0.3589835</text:p>
          </table:table-cell>
          <table:table-cell office:value-type="float" office:value="0.3118733" calcext:value-type="float">
            <text:p>0.3118733</text:p>
          </table:table-cell>
          <table:table-cell office:value-type="float" office:value="0.3086648" calcext:value-type="float">
            <text:p>0.3086648</text:p>
          </table:table-cell>
          <table:table-cell office:value-type="float" office:value="0.3783257" calcext:value-type="float">
            <text:p>0.3783257</text:p>
          </table:table-cell>
          <table:table-cell office:value-type="float" office:value="0.3664791" calcext:value-type="float">
            <text:p>0.3664791</text:p>
          </table:table-cell>
          <table:table-cell office:value-type="float" office:value="0.3707398" calcext:value-type="float">
            <text:p>0.3707398</text:p>
          </table:table-cell>
          <table:table-cell office:value-type="float" office:value="0.3853329" calcext:value-type="float">
            <text:p>0.3853329</text:p>
          </table:table-cell>
          <table:table-cell office:value-type="float" office:value="0.3962239" calcext:value-type="float">
            <text:p>0.3962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05E-015" calcext:value-type="float">
            <text:p>1.97405E-15</text:p>
          </table:table-cell>
          <table:table-cell office:value-type="float" office:value="9.43558E-016" calcext:value-type="float">
            <text:p>9.43558E-16</text:p>
          </table:table-cell>
          <table:table-cell office:value-type="float" office:value="9.919025E-016" calcext:value-type="float">
            <text:p>9.919025E-16</text:p>
          </table:table-cell>
          <table:table-cell office:value-type="float" office:value="9.455809E-016" calcext:value-type="float">
            <text:p>9.455809E-16</text:p>
          </table:table-cell>
          <table:table-cell office:value-type="float" office:value="2.428294E-017" calcext:value-type="float">
            <text:p>2.42829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95759" calcext:value-type="float">
            <text:p>-3.195759</text:p>
          </table:table-cell>
          <table:table-cell office:value-type="float" office:value="-0.01478139" calcext:value-type="float">
            <text:p>-0.01478139</text:p>
          </table:table-cell>
          <table:table-cell office:value-type="float" office:value="-0.01361886" calcext:value-type="float">
            <text:p>-0.01361886</text:p>
          </table:table-cell>
          <table:table-cell office:value-type="float" office:value="-0.01252001" calcext:value-type="float">
            <text:p>-0.01252001</text:p>
          </table:table-cell>
          <table:table-cell office:value-type="float" office:value="-0.01178725" calcext:value-type="float">
            <text:p>-0.01178725</text:p>
          </table:table-cell>
          <table:table-cell office:value-type="float" office:value="-0.01057818" calcext:value-type="float">
            <text:p>-0.01057818</text:p>
          </table:table-cell>
          <table:table-cell office:value-type="float" office:value="-0.009878784" calcext:value-type="float">
            <text:p>-0.009878784</text:p>
          </table:table-cell>
          <table:table-cell office:value-type="float" office:value="-0.009408242" calcext:value-type="float">
            <text:p>-0.009408242</text:p>
          </table:table-cell>
          <table:table-cell office:value-type="float" office:value="-0.01268766" calcext:value-type="float">
            <text:p>-0.01268766</text:p>
          </table:table-cell>
          <table:table-cell office:value-type="float" office:value="-0.01358804" calcext:value-type="float">
            <text:p>-0.0135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7758" calcext:value-type="float">
            <text:p>-7.27758</text:p>
          </table:table-cell>
          <table:table-cell office:value-type="float" office:value="0.02473872" calcext:value-type="float">
            <text:p>0.02473872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49321" calcext:value-type="float">
            <text:p>-2.3493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43.3" calcext:value-type="float">
            <text:p>143.3</text:p>
          </table:table-cell>
          <table:table-cell office:value-type="float" office:value="132.2366" calcext:value-type="float">
            <text:p>132.2366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4.902" calcext:value-type="float">
            <text:p>1094.902</text:p>
          </table:table-cell>
          <table:table-cell office:value-type="float" office:value="1.922349" calcext:value-type="float">
            <text:p>1.922349</text:p>
          </table:table-cell>
          <table:table-cell office:value-type="float" office:value="0" calcext:value-type="float">
            <text:p>0</text:p>
          </table:table-cell>
          <table:table-cell office:value-type="float" office:value="0.1723137" calcext:value-type="float">
            <text:p>0.1723137</text:p>
          </table:table-cell>
          <table:table-cell office:value-type="float" office:value="0.34583" calcext:value-type="float">
            <text:p>0.34583</text:p>
          </table:table-cell>
          <table:table-cell office:value-type="float" office:value="0.3497048" calcext:value-type="float">
            <text:p>0.3497048</text:p>
          </table:table-cell>
          <table:table-cell office:value-type="float" office:value="0.3537187" calcext:value-type="float">
            <text:p>0.3537187</text:p>
          </table:table-cell>
          <table:table-cell office:value-type="float" office:value="0.3565575" calcext:value-type="float">
            <text:p>0.3565575</text:p>
          </table:table-cell>
          <table:table-cell office:value-type="float" office:value="0.3091225" calcext:value-type="float">
            <text:p>0.3091225</text:p>
          </table:table-cell>
          <table:table-cell office:value-type="float" office:value="0.305935" calcext:value-type="float">
            <text:p>0.305935</text:p>
          </table:table-cell>
          <table:table-cell office:value-type="float" office:value="0.3773313" calcext:value-type="float">
            <text:p>0.3773313</text:p>
          </table:table-cell>
          <table:table-cell office:value-type="float" office:value="0.3672794" calcext:value-type="float">
            <text:p>0.3672794</text:p>
          </table:table-cell>
          <table:table-cell office:value-type="float" office:value="0.3711818" calcext:value-type="float">
            <text:p>0.3711818</text:p>
          </table:table-cell>
          <table:table-cell office:value-type="float" office:value="0.3855101" calcext:value-type="float">
            <text:p>0.3855101</text:p>
          </table:table-cell>
          <table:table-cell office:value-type="float" office:value="0.3962499" calcext:value-type="float">
            <text:p>0.39624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26E-015" calcext:value-type="float">
            <text:p>1.97426E-15</text:p>
          </table:table-cell>
          <table:table-cell office:value-type="float" office:value="9.435445E-016" calcext:value-type="float">
            <text:p>9.435445E-16</text:p>
          </table:table-cell>
          <table:table-cell office:value-type="float" office:value="9.918908E-016" calcext:value-type="float">
            <text:p>9.918908E-16</text:p>
          </table:table-cell>
          <table:table-cell office:value-type="float" office:value="9.455621E-016" calcext:value-type="float">
            <text:p>9.455621E-16</text:p>
          </table:table-cell>
          <table:table-cell office:value-type="float" office:value="2.428231E-017" calcext:value-type="float">
            <text:p>2.42823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03641" calcext:value-type="float">
            <text:p>-3.203641</text:p>
          </table:table-cell>
          <table:table-cell office:value-type="float" office:value="-0.01481599" calcext:value-type="float">
            <text:p>-0.01481599</text:p>
          </table:table-cell>
          <table:table-cell office:value-type="float" office:value="-0.01384713" calcext:value-type="float">
            <text:p>-0.01384713</text:p>
          </table:table-cell>
          <table:table-cell office:value-type="float" office:value="-0.01290978" calcext:value-type="float">
            <text:p>-0.01290978</text:p>
          </table:table-cell>
          <table:table-cell office:value-type="float" office:value="-0.01228909" calcext:value-type="float">
            <text:p>-0.01228909</text:p>
          </table:table-cell>
          <table:table-cell office:value-type="float" office:value="-0.0113085" calcext:value-type="float">
            <text:p>-0.0113085</text:p>
          </table:table-cell>
          <table:table-cell office:value-type="float" office:value="-0.01064507" calcext:value-type="float">
            <text:p>-0.01064507</text:p>
          </table:table-cell>
          <table:table-cell office:value-type="float" office:value="-0.009959341" calcext:value-type="float">
            <text:p>-0.009959341</text:p>
          </table:table-cell>
          <table:table-cell office:value-type="float" office:value="-0.01223391" calcext:value-type="float">
            <text:p>-0.01223391</text:p>
          </table:table-cell>
          <table:table-cell office:value-type="float" office:value="-0.01331375" calcext:value-type="float">
            <text:p>-0.0133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6602" calcext:value-type="float">
            <text:p>-0.326602</text:p>
          </table:table-cell>
          <table:table-cell office:value-type="float" office:value="0.02462267" calcext:value-type="float">
            <text:p>0.02462267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49736" calcext:value-type="float">
            <text:p>-2.3497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143.5" calcext:value-type="float">
            <text:p>143.5</text:p>
          </table:table-cell>
          <table:table-cell office:value-type="float" office:value="134.026" calcext:value-type="float">
            <text:p>134.026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3.313" calcext:value-type="float">
            <text:p>1093.313</text:p>
          </table:table-cell>
          <table:table-cell office:value-type="float" office:value="1.922591" calcext:value-type="float">
            <text:p>1.922591</text:p>
          </table:table-cell>
          <table:table-cell office:value-type="float" office:value="0" calcext:value-type="float">
            <text:p>0</text:p>
          </table:table-cell>
          <table:table-cell office:value-type="float" office:value="0.1704396" calcext:value-type="float">
            <text:p>0.1704396</text:p>
          </table:table-cell>
          <table:table-cell office:value-type="float" office:value="0.3431911" calcext:value-type="float">
            <text:p>0.3431911</text:p>
          </table:table-cell>
          <table:table-cell office:value-type="float" office:value="0.3474745" calcext:value-type="float">
            <text:p>0.3474745</text:p>
          </table:table-cell>
          <table:table-cell office:value-type="float" office:value="0.3515668" calcext:value-type="float">
            <text:p>0.3515668</text:p>
          </table:table-cell>
          <table:table-cell office:value-type="float" office:value="0.354241" calcext:value-type="float">
            <text:p>0.354241</text:p>
          </table:table-cell>
          <table:table-cell office:value-type="float" office:value="0.3072105" calcext:value-type="float">
            <text:p>0.3072105</text:p>
          </table:table-cell>
          <table:table-cell office:value-type="float" office:value="0.3042079" calcext:value-type="float">
            <text:p>0.3042079</text:p>
          </table:table-cell>
          <table:table-cell office:value-type="float" office:value="0.3764898" calcext:value-type="float">
            <text:p>0.3764898</text:p>
          </table:table-cell>
          <table:table-cell office:value-type="float" office:value="0.3677583" calcext:value-type="float">
            <text:p>0.3677583</text:p>
          </table:table-cell>
          <table:table-cell office:value-type="float" office:value="0.3716096" calcext:value-type="float">
            <text:p>0.3716096</text:p>
          </table:table-cell>
          <table:table-cell office:value-type="float" office:value="0.3857011" calcext:value-type="float">
            <text:p>0.3857011</text:p>
          </table:table-cell>
          <table:table-cell office:value-type="float" office:value="0.3962829" calcext:value-type="float">
            <text:p>0.396282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4465E-015" calcext:value-type="float">
            <text:p>1.974465E-15</text:p>
          </table:table-cell>
          <table:table-cell office:value-type="float" office:value="9.435313E-016" calcext:value-type="float">
            <text:p>9.435313E-16</text:p>
          </table:table-cell>
          <table:table-cell office:value-type="float" office:value="9.918803E-016" calcext:value-type="float">
            <text:p>9.918803E-16</text:p>
          </table:table-cell>
          <table:table-cell office:value-type="float" office:value="9.455417E-016" calcext:value-type="float">
            <text:p>9.455417E-16</text:p>
          </table:table-cell>
          <table:table-cell office:value-type="float" office:value="2.428175E-017" calcext:value-type="float">
            <text:p>2.42817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86429" calcext:value-type="float">
            <text:p>-2.786429</text:p>
          </table:table-cell>
          <table:table-cell office:value-type="float" office:value="-0.01553249" calcext:value-type="float">
            <text:p>-0.01553249</text:p>
          </table:table-cell>
          <table:table-cell office:value-type="float" office:value="-0.01439869" calcext:value-type="float">
            <text:p>-0.01439869</text:p>
          </table:table-cell>
          <table:table-cell office:value-type="float" office:value="-0.01340122" calcext:value-type="float">
            <text:p>-0.01340122</text:p>
          </table:table-cell>
          <table:table-cell office:value-type="float" office:value="-0.01279115" calcext:value-type="float">
            <text:p>-0.01279115</text:p>
          </table:table-cell>
          <table:table-cell office:value-type="float" office:value="-0.01184726" calcext:value-type="float">
            <text:p>-0.01184726</text:p>
          </table:table-cell>
          <table:table-cell office:value-type="float" office:value="-0.01116438" calcext:value-type="float">
            <text:p>-0.01116438</text:p>
          </table:table-cell>
          <table:table-cell office:value-type="float" office:value="-0.01045299" calcext:value-type="float">
            <text:p>-0.01045299</text:p>
          </table:table-cell>
          <table:table-cell office:value-type="float" office:value="-0.01196988" calcext:value-type="float">
            <text:p>-0.01196988</text:p>
          </table:table-cell>
          <table:table-cell office:value-type="float" office:value="-0.01305377" calcext:value-type="float">
            <text:p>-0.01305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48802" calcext:value-type="float">
            <text:p>-6.848802</text:p>
          </table:table-cell>
          <table:table-cell office:value-type="float" office:value="0.02445928" calcext:value-type="float">
            <text:p>0.02445928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50092" calcext:value-type="float">
            <text:p>-2.3500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143.5" calcext:value-type="float">
            <text:p>143.5</text:p>
          </table:table-cell>
          <table:table-cell office:value-type="float" office:value="134.8053" calcext:value-type="float">
            <text:p>134.8053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2.533" calcext:value-type="float">
            <text:p>1092.533</text:p>
          </table:table-cell>
          <table:table-cell office:value-type="float" office:value="1.922591" calcext:value-type="float">
            <text:p>1.922591</text:p>
          </table:table-cell>
          <table:table-cell office:value-type="float" office:value="0" calcext:value-type="float">
            <text:p>0</text:p>
          </table:table-cell>
          <table:table-cell office:value-type="float" office:value="0.1490076" calcext:value-type="float">
            <text:p>0.1490076</text:p>
          </table:table-cell>
          <table:table-cell office:value-type="float" office:value="0.3419493" calcext:value-type="float">
            <text:p>0.3419493</text:p>
          </table:table-cell>
          <table:table-cell office:value-type="float" office:value="0.345829" calcext:value-type="float">
            <text:p>0.345829</text:p>
          </table:table-cell>
          <table:table-cell office:value-type="float" office:value="0.3495211" calcext:value-type="float">
            <text:p>0.3495211</text:p>
          </table:table-cell>
          <table:table-cell office:value-type="float" office:value="0.3520429" calcext:value-type="float">
            <text:p>0.3520429</text:p>
          </table:table-cell>
          <table:table-cell office:value-type="float" office:value="0.3055337" calcext:value-type="float">
            <text:p>0.3055337</text:p>
          </table:table-cell>
          <table:table-cell office:value-type="float" office:value="0.3027091" calcext:value-type="float">
            <text:p>0.3027091</text:p>
          </table:table-cell>
          <table:table-cell office:value-type="float" office:value="0.3757927" calcext:value-type="float">
            <text:p>0.3757927</text:p>
          </table:table-cell>
          <table:table-cell office:value-type="float" office:value="0.3680429" calcext:value-type="float">
            <text:p>0.3680429</text:p>
          </table:table-cell>
          <table:table-cell office:value-type="float" office:value="0.3720098" calcext:value-type="float">
            <text:p>0.3720098</text:p>
          </table:table-cell>
          <table:table-cell office:value-type="float" office:value="0.3859009" calcext:value-type="float">
            <text:p>0.3859009</text:p>
          </table:table-cell>
          <table:table-cell office:value-type="float" office:value="0.3963233" calcext:value-type="float">
            <text:p>0.39632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668E-015" calcext:value-type="float">
            <text:p>1.974668E-15</text:p>
          </table:table-cell>
          <table:table-cell office:value-type="float" office:value="9.435189E-016" calcext:value-type="float">
            <text:p>9.435189E-16</text:p>
          </table:table-cell>
          <table:table-cell office:value-type="float" office:value="9.918683E-016" calcext:value-type="float">
            <text:p>9.918683E-16</text:p>
          </table:table-cell>
          <table:table-cell office:value-type="float" office:value="9.455231E-016" calcext:value-type="float">
            <text:p>9.455231E-16</text:p>
          </table:table-cell>
          <table:table-cell office:value-type="float" office:value="2.428125E-017" calcext:value-type="float">
            <text:p>2.42812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867691" calcext:value-type="float">
            <text:p>-7.867691</text:p>
          </table:table-cell>
          <table:table-cell office:value-type="float" office:value="-0.0158907" calcext:value-type="float">
            <text:p>-0.0158907</text:p>
          </table:table-cell>
          <table:table-cell office:value-type="float" office:value="-0.01482712" calcext:value-type="float">
            <text:p>-0.01482712</text:p>
          </table:table-cell>
          <table:table-cell office:value-type="float" office:value="-0.01389134" calcext:value-type="float">
            <text:p>-0.01389134</text:p>
          </table:table-cell>
          <table:table-cell office:value-type="float" office:value="-0.0132899" calcext:value-type="float">
            <text:p>-0.0132899</text:p>
          </table:table-cell>
          <table:table-cell office:value-type="float" office:value="-0.01234339" calcext:value-type="float">
            <text:p>-0.01234339</text:p>
          </table:table-cell>
          <table:table-cell office:value-type="float" office:value="-0.01163619" calcext:value-type="float">
            <text:p>-0.01163619</text:p>
          </table:table-cell>
          <table:table-cell office:value-type="float" office:value="-0.01088104" calcext:value-type="float">
            <text:p>-0.01088104</text:p>
          </table:table-cell>
          <table:table-cell office:value-type="float" office:value="-0.0118162" calcext:value-type="float">
            <text:p>-0.0118162</text:p>
          </table:table-cell>
          <table:table-cell office:value-type="float" office:value="-0.01281538" calcext:value-type="float">
            <text:p>-0.0128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0029" calcext:value-type="float">
            <text:p>-18.30029</text:p>
          </table:table-cell>
          <table:table-cell office:value-type="float" office:value="0.02439173" calcext:value-type="float">
            <text:p>0.02439173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50372" calcext:value-type="float">
            <text:p>-2.3503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143.5" calcext:value-type="float">
            <text:p>143.5</text:p>
          </table:table-cell>
          <table:table-cell office:value-type="float" office:value="135.3245" calcext:value-type="float">
            <text:p>135.324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2.014" calcext:value-type="float">
            <text:p>1092.014</text:p>
          </table:table-cell>
          <table:table-cell office:value-type="float" office:value="1.922591" calcext:value-type="float">
            <text:p>1.922591</text:p>
          </table:table-cell>
          <table:table-cell office:value-type="float" office:value="0" calcext:value-type="float">
            <text:p>0</text:p>
          </table:table-cell>
          <table:table-cell office:value-type="float" office:value="0.1306222" calcext:value-type="float">
            <text:p>0.1306222</text:p>
          </table:table-cell>
          <table:table-cell office:value-type="float" office:value="0.3421302" calcext:value-type="float">
            <text:p>0.3421302</text:p>
          </table:table-cell>
          <table:table-cell office:value-type="float" office:value="0.3449998" calcext:value-type="float">
            <text:p>0.3449998</text:p>
          </table:table-cell>
          <table:table-cell office:value-type="float" office:value="0.3481271" calcext:value-type="float">
            <text:p>0.3481271</text:p>
          </table:table-cell>
          <table:table-cell office:value-type="float" office:value="0.3503985" calcext:value-type="float">
            <text:p>0.3503985</text:p>
          </table:table-cell>
          <table:table-cell office:value-type="float" office:value="0.3041308" calcext:value-type="float">
            <text:p>0.3041308</text:p>
          </table:table-cell>
          <table:table-cell office:value-type="float" office:value="0.3013243" calcext:value-type="float">
            <text:p>0.3013243</text:p>
          </table:table-cell>
          <table:table-cell office:value-type="float" office:value="0.3752088" calcext:value-type="float">
            <text:p>0.3752088</text:p>
          </table:table-cell>
          <table:table-cell office:value-type="float" office:value="0.3682199" calcext:value-type="float">
            <text:p>0.3682199</text:p>
          </table:table-cell>
          <table:table-cell office:value-type="float" office:value="0.3723789" calcext:value-type="float">
            <text:p>0.3723789</text:p>
          </table:table-cell>
          <table:table-cell office:value-type="float" office:value="0.3861052" calcext:value-type="float">
            <text:p>0.3861052</text:p>
          </table:table-cell>
          <table:table-cell office:value-type="float" office:value="0.39637" calcext:value-type="float">
            <text:p>0.396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875E-015" calcext:value-type="float">
            <text:p>1.974875E-15</text:p>
          </table:table-cell>
          <table:table-cell office:value-type="float" office:value="9.435058E-016" calcext:value-type="float">
            <text:p>9.435058E-16</text:p>
          </table:table-cell>
          <table:table-cell office:value-type="float" office:value="9.91856E-016" calcext:value-type="float">
            <text:p>9.91856E-16</text:p>
          </table:table-cell>
          <table:table-cell office:value-type="float" office:value="9.455037E-016" calcext:value-type="float">
            <text:p>9.455037E-16</text:p>
          </table:table-cell>
          <table:table-cell office:value-type="float" office:value="2.42807E-017" calcext:value-type="float">
            <text:p>2.4280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77012" calcext:value-type="float">
            <text:p>-21.77012</text:p>
          </table:table-cell>
          <table:table-cell office:value-type="float" office:value="-0.015839" calcext:value-type="float">
            <text:p>-0.015839</text:p>
          </table:table-cell>
          <table:table-cell office:value-type="float" office:value="-0.01504956" calcext:value-type="float">
            <text:p>-0.01504956</text:p>
          </table:table-cell>
          <table:table-cell office:value-type="float" office:value="-0.01423813" calcext:value-type="float">
            <text:p>-0.01423813</text:p>
          </table:table-cell>
          <table:table-cell office:value-type="float" office:value="-0.01367901" calcext:value-type="float">
            <text:p>-0.01367901</text:p>
          </table:table-cell>
          <table:table-cell office:value-type="float" office:value="-0.0127777" calcext:value-type="float">
            <text:p>-0.0127777</text:p>
          </table:table-cell>
          <table:table-cell office:value-type="float" office:value="-0.01209251" calcext:value-type="float">
            <text:p>-0.01209251</text:p>
          </table:table-cell>
          <table:table-cell office:value-type="float" office:value="-0.01125365" calcext:value-type="float">
            <text:p>-0.01125365</text:p>
          </table:table-cell>
          <table:table-cell office:value-type="float" office:value="-0.01172157" calcext:value-type="float">
            <text:p>-0.01172157</text:p>
          </table:table-cell>
          <table:table-cell office:value-type="float" office:value="-0.01259957" calcext:value-type="float">
            <text:p>-0.01259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83603" calcext:value-type="float">
            <text:p>-36.83603</text:p>
          </table:table-cell>
          <table:table-cell office:value-type="float" office:value="0.02434477" calcext:value-type="float">
            <text:p>0.02434477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5058" calcext:value-type="float">
            <text:p>-2.350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143.5" calcext:value-type="float">
            <text:p>143.5</text:p>
          </table:table-cell>
          <table:table-cell office:value-type="float" office:value="135.6079" calcext:value-type="float">
            <text:p>135.6079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9.325" calcext:value-type="float">
            <text:p>1089.325</text:p>
          </table:table-cell>
          <table:table-cell office:value-type="float" office:value="1.922591" calcext:value-type="float">
            <text:p>1.922591</text:p>
          </table:table-cell>
          <table:table-cell office:value-type="float" office:value="0" calcext:value-type="float">
            <text:p>0</text:p>
          </table:table-cell>
          <table:table-cell office:value-type="float" office:value="0.1151669" calcext:value-type="float">
            <text:p>0.1151669</text:p>
          </table:table-cell>
          <table:table-cell office:value-type="float" office:value="0.3426343" calcext:value-type="float">
            <text:p>0.3426343</text:p>
          </table:table-cell>
          <table:table-cell office:value-type="float" office:value="0.3448707" calcext:value-type="float">
            <text:p>0.3448707</text:p>
          </table:table-cell>
          <table:table-cell office:value-type="float" office:value="0.3474486" calcext:value-type="float">
            <text:p>0.3474486</text:p>
          </table:table-cell>
          <table:table-cell office:value-type="float" office:value="0.3494124" calcext:value-type="float">
            <text:p>0.3494124</text:p>
          </table:table-cell>
          <table:table-cell office:value-type="float" office:value="0.303046" calcext:value-type="float">
            <text:p>0.303046</text:p>
          </table:table-cell>
          <table:table-cell office:value-type="float" office:value="0.3002083" calcext:value-type="float">
            <text:p>0.3002083</text:p>
          </table:table-cell>
          <table:table-cell office:value-type="float" office:value="0.3747088" calcext:value-type="float">
            <text:p>0.3747088</text:p>
          </table:table-cell>
          <table:table-cell office:value-type="float" office:value="0.3683163" calcext:value-type="float">
            <text:p>0.3683163</text:p>
          </table:table-cell>
          <table:table-cell office:value-type="float" office:value="0.3727169" calcext:value-type="float">
            <text:p>0.3727169</text:p>
          </table:table-cell>
          <table:table-cell office:value-type="float" office:value="0.3863095" calcext:value-type="float">
            <text:p>0.3863095</text:p>
          </table:table-cell>
          <table:table-cell office:value-type="float" office:value="0.3964224" calcext:value-type="float">
            <text:p>0.39642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09E-015" calcext:value-type="float">
            <text:p>1.97509E-15</text:p>
          </table:table-cell>
          <table:table-cell office:value-type="float" office:value="9.434917E-016" calcext:value-type="float">
            <text:p>9.434917E-16</text:p>
          </table:table-cell>
          <table:table-cell office:value-type="float" office:value="9.918442E-016" calcext:value-type="float">
            <text:p>9.918442E-16</text:p>
          </table:table-cell>
          <table:table-cell office:value-type="float" office:value="9.454842E-016" calcext:value-type="float">
            <text:p>9.454842E-16</text:p>
          </table:table-cell>
          <table:table-cell office:value-type="float" office:value="2.428017E-017" calcext:value-type="float">
            <text:p>2.42801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71581" calcext:value-type="float">
            <text:p>-57.71581</text:p>
          </table:table-cell>
          <table:table-cell office:value-type="float" office:value="-0.01569459" calcext:value-type="float">
            <text:p>-0.01569459</text:p>
          </table:table-cell>
          <table:table-cell office:value-type="float" office:value="-0.01508457" calcext:value-type="float">
            <text:p>-0.01508457</text:p>
          </table:table-cell>
          <table:table-cell office:value-type="float" office:value="-0.01441095" calcext:value-type="float">
            <text:p>-0.01441095</text:p>
          </table:table-cell>
          <table:table-cell office:value-type="float" office:value="-0.01391894" calcext:value-type="float">
            <text:p>-0.01391894</text:p>
          </table:table-cell>
          <table:table-cell office:value-type="float" office:value="-0.01312521" calcext:value-type="float">
            <text:p>-0.01312521</text:p>
          </table:table-cell>
          <table:table-cell office:value-type="float" office:value="-0.01247515" calcext:value-type="float">
            <text:p>-0.01247515</text:p>
          </table:table-cell>
          <table:table-cell office:value-type="float" office:value="-0.01158339" calcext:value-type="float">
            <text:p>-0.01158339</text:p>
          </table:table-cell>
          <table:table-cell office:value-type="float" office:value="-0.01167026" calcext:value-type="float">
            <text:p>-0.01167026</text:p>
          </table:table-cell>
          <table:table-cell office:value-type="float" office:value="-0.01240528" calcext:value-type="float">
            <text:p>-0.01240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20227" calcext:value-type="float">
            <text:p>-41.20227</text:p>
          </table:table-cell>
          <table:table-cell office:value-type="float" office:value="0.02430916" calcext:value-type="float">
            <text:p>0.02430916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50714" calcext:value-type="float">
            <text:p>-2.3507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144.1" calcext:value-type="float">
            <text:p>144.1</text:p>
          </table:table-cell>
          <table:table-cell office:value-type="float" office:value="136.295" calcext:value-type="float">
            <text:p>136.29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9.237" calcext:value-type="float">
            <text:p>1089.237</text:p>
          </table:table-cell>
          <table:table-cell office:value-type="float" office:value="1.923335" calcext:value-type="float">
            <text:p>1.923335</text:p>
          </table:table-cell>
          <table:table-cell office:value-type="float" office:value="0" calcext:value-type="float">
            <text:p>0</text:p>
          </table:table-cell>
          <table:table-cell office:value-type="float" office:value="0.1153415" calcext:value-type="float">
            <text:p>0.1153415</text:p>
          </table:table-cell>
          <table:table-cell office:value-type="float" office:value="0.3426079" calcext:value-type="float">
            <text:p>0.3426079</text:p>
          </table:table-cell>
          <table:table-cell office:value-type="float" office:value="0.3447076" calcext:value-type="float">
            <text:p>0.3447076</text:p>
          </table:table-cell>
          <table:table-cell office:value-type="float" office:value="0.3470049" calcext:value-type="float">
            <text:p>0.3470049</text:p>
          </table:table-cell>
          <table:table-cell office:value-type="float" office:value="0.3487487" calcext:value-type="float">
            <text:p>0.3487487</text:p>
          </table:table-cell>
          <table:table-cell office:value-type="float" office:value="0.3022495" calcext:value-type="float">
            <text:p>0.3022495</text:p>
          </table:table-cell>
          <table:table-cell office:value-type="float" office:value="0.2993432" calcext:value-type="float">
            <text:p>0.2993432</text:p>
          </table:table-cell>
          <table:table-cell office:value-type="float" office:value="0.3742753" calcext:value-type="float">
            <text:p>0.3742753</text:p>
          </table:table-cell>
          <table:table-cell office:value-type="float" office:value="0.368353" calcext:value-type="float">
            <text:p>0.368353</text:p>
          </table:table-cell>
          <table:table-cell office:value-type="float" office:value="0.3730244" calcext:value-type="float">
            <text:p>0.3730244</text:p>
          </table:table-cell>
          <table:table-cell office:value-type="float" office:value="0.386513" calcext:value-type="float">
            <text:p>0.386513</text:p>
          </table:table-cell>
          <table:table-cell office:value-type="float" office:value="0.3964805" calcext:value-type="float">
            <text:p>0.39648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316E-015" calcext:value-type="float">
            <text:p>1.975316E-15</text:p>
          </table:table-cell>
          <table:table-cell office:value-type="float" office:value="9.434772E-016" calcext:value-type="float">
            <text:p>9.434772E-16</text:p>
          </table:table-cell>
          <table:table-cell office:value-type="float" office:value="9.918296E-016" calcext:value-type="float">
            <text:p>9.918296E-16</text:p>
          </table:table-cell>
          <table:table-cell office:value-type="float" office:value="9.45465E-016" calcext:value-type="float">
            <text:p>9.45465E-16</text:p>
          </table:table-cell>
          <table:table-cell office:value-type="float" office:value="2.42795E-017" calcext:value-type="float">
            <text:p>2.4279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05664" calcext:value-type="float">
            <text:p>-57.05664</text:p>
          </table:table-cell>
          <table:table-cell office:value-type="float" office:value="-0.01570057" calcext:value-type="float">
            <text:p>-0.01570057</text:p>
          </table:table-cell>
          <table:table-cell office:value-type="float" office:value="-0.01512757" calcext:value-type="float">
            <text:p>-0.01512757</text:p>
          </table:table-cell>
          <table:table-cell office:value-type="float" office:value="-0.01452444" calcext:value-type="float">
            <text:p>-0.01452444</text:p>
          </table:table-cell>
          <table:table-cell office:value-type="float" office:value="-0.01408274" calcext:value-type="float">
            <text:p>-0.01408274</text:p>
          </table:table-cell>
          <table:table-cell office:value-type="float" office:value="-0.01338748" calcext:value-type="float">
            <text:p>-0.01338748</text:p>
          </table:table-cell>
          <table:table-cell office:value-type="float" office:value="-0.01278123" calcext:value-type="float">
            <text:p>-0.01278123</text:p>
          </table:table-cell>
          <table:table-cell office:value-type="float" office:value="-0.01187737" calcext:value-type="float">
            <text:p>-0.01187737</text:p>
          </table:table-cell>
          <table:table-cell office:value-type="float" office:value="-0.01165069" calcext:value-type="float">
            <text:p>-0.01165069</text:p>
          </table:table-cell>
          <table:table-cell office:value-type="float" office:value="-0.01223126" calcext:value-type="float">
            <text:p>-0.01223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86946" calcext:value-type="float">
            <text:p>-43.86946</text:p>
          </table:table-cell>
          <table:table-cell office:value-type="float" office:value="0.02428227" calcext:value-type="float">
            <text:p>0.02428227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50771" calcext:value-type="float">
            <text:p>-2.3507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148.0001" calcext:value-type="float">
            <text:p>148.0001</text:p>
          </table:table-cell>
          <table:table-cell office:value-type="float" office:value="137.0117" calcext:value-type="float">
            <text:p>137.0117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2.416" calcext:value-type="float">
            <text:p>1092.416</text:p>
          </table:table-cell>
          <table:table-cell office:value-type="float" office:value="1.928265" calcext:value-type="float">
            <text:p>1.928265</text:p>
          </table:table-cell>
          <table:table-cell office:value-type="float" office:value="0" calcext:value-type="float">
            <text:p>0</text:p>
          </table:table-cell>
          <table:table-cell office:value-type="float" office:value="0.1831728" calcext:value-type="float">
            <text:p>0.1831728</text:p>
          </table:table-cell>
          <table:table-cell office:value-type="float" office:value="0.3404194" calcext:value-type="float">
            <text:p>0.3404194</text:p>
          </table:table-cell>
          <table:table-cell office:value-type="float" office:value="0.3437499" calcext:value-type="float">
            <text:p>0.3437499</text:p>
          </table:table-cell>
          <table:table-cell office:value-type="float" office:value="0.346309" calcext:value-type="float">
            <text:p>0.346309</text:p>
          </table:table-cell>
          <table:table-cell office:value-type="float" office:value="0.3480428" calcext:value-type="float">
            <text:p>0.3480428</text:p>
          </table:table-cell>
          <table:table-cell office:value-type="float" office:value="0.3016131" calcext:value-type="float">
            <text:p>0.3016131</text:p>
          </table:table-cell>
          <table:table-cell office:value-type="float" office:value="0.298645" calcext:value-type="float">
            <text:p>0.298645</text:p>
          </table:table-cell>
          <table:table-cell office:value-type="float" office:value="0.3739131" calcext:value-type="float">
            <text:p>0.3739131</text:p>
          </table:table-cell>
          <table:table-cell office:value-type="float" office:value="0.3683068" calcext:value-type="float">
            <text:p>0.3683068</text:p>
          </table:table-cell>
          <table:table-cell office:value-type="float" office:value="0.3733191" calcext:value-type="float">
            <text:p>0.3733191</text:p>
          </table:table-cell>
          <table:table-cell office:value-type="float" office:value="0.3867351" calcext:value-type="float">
            <text:p>0.3867351</text:p>
          </table:table-cell>
          <table:table-cell office:value-type="float" office:value="0.3965429" calcext:value-type="float">
            <text:p>0.39654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535E-015" calcext:value-type="float">
            <text:p>1.975535E-15</text:p>
          </table:table-cell>
          <table:table-cell office:value-type="float" office:value="9.434682E-016" calcext:value-type="float">
            <text:p>9.434682E-16</text:p>
          </table:table-cell>
          <table:table-cell office:value-type="float" office:value="9.918124E-016" calcext:value-type="float">
            <text:p>9.918124E-16</text:p>
          </table:table-cell>
          <table:table-cell office:value-type="float" office:value="9.454457E-016" calcext:value-type="float">
            <text:p>9.454457E-16</text:p>
          </table:table-cell>
          <table:table-cell office:value-type="float" office:value="2.427892E-017" calcext:value-type="float">
            <text:p>2.42789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827" calcext:value-type="float">
            <text:p>-1.6827</text:p>
          </table:table-cell>
          <table:table-cell office:value-type="float" office:value="-0.01631071" calcext:value-type="float">
            <text:p>-0.01631071</text:p>
          </table:table-cell>
          <table:table-cell office:value-type="float" office:value="-0.01538022" calcext:value-type="float">
            <text:p>-0.01538022</text:p>
          </table:table-cell>
          <table:table-cell office:value-type="float" office:value="-0.01470214" calcext:value-type="float">
            <text:p>-0.01470214</text:p>
          </table:table-cell>
          <table:table-cell office:value-type="float" office:value="-0.01425803" calcext:value-type="float">
            <text:p>-0.01425803</text:p>
          </table:table-cell>
          <table:table-cell office:value-type="float" office:value="-0.01360069" calcext:value-type="float">
            <text:p>-0.01360069</text:p>
          </table:table-cell>
          <table:table-cell office:value-type="float" office:value="-0.01303382" calcext:value-type="float">
            <text:p>-0.01303382</text:p>
          </table:table-cell>
          <table:table-cell office:value-type="float" office:value="-0.01212915" calcext:value-type="float">
            <text:p>-0.01212915</text:p>
          </table:table-cell>
          <table:table-cell office:value-type="float" office:value="-0.01167418" calcext:value-type="float">
            <text:p>-0.01167418</text:p>
          </table:table-cell>
          <table:table-cell office:value-type="float" office:value="-0.0120672" calcext:value-type="float">
            <text:p>-0.0120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8467" calcext:value-type="float">
            <text:p>-0.01208467</text:p>
          </table:table-cell>
          <table:table-cell office:value-type="float" office:value="0.02424203" calcext:value-type="float">
            <text:p>0.02424203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50755" calcext:value-type="float">
            <text:p>-2.3507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149.2001" calcext:value-type="float">
            <text:p>149.2001</text:p>
          </table:table-cell>
          <table:table-cell office:value-type="float" office:value="140.7898" calcext:value-type="float">
            <text:p>140.789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9.836" calcext:value-type="float">
            <text:p>1089.836</text:p>
          </table:table-cell>
          <table:table-cell office:value-type="float" office:value="1.929701" calcext:value-type="float">
            <text:p>1.929701</text:p>
          </table:table-cell>
          <table:table-cell office:value-type="float" office:value="0" calcext:value-type="float">
            <text:p>0</text:p>
          </table:table-cell>
          <table:table-cell office:value-type="float" office:value="0.2638817" calcext:value-type="float">
            <text:p>0.2638817</text:p>
          </table:table-cell>
          <table:table-cell office:value-type="float" office:value="0.3141026" calcext:value-type="float">
            <text:p>0.3141026</text:p>
          </table:table-cell>
          <table:table-cell office:value-type="float" office:value="0.3328415" calcext:value-type="float">
            <text:p>0.3328415</text:p>
          </table:table-cell>
          <table:table-cell office:value-type="float" office:value="0.3413408" calcext:value-type="float">
            <text:p>0.3413408</text:p>
          </table:table-cell>
          <table:table-cell office:value-type="float" office:value="0.3448441" calcext:value-type="float">
            <text:p>0.3448441</text:p>
          </table:table-cell>
          <table:table-cell office:value-type="float" office:value="0.3005614" calcext:value-type="float">
            <text:p>0.3005614</text:p>
          </table:table-cell>
          <table:table-cell office:value-type="float" office:value="0.2979544" calcext:value-type="float">
            <text:p>0.2979544</text:p>
          </table:table-cell>
          <table:table-cell office:value-type="float" office:value="0.3736013" calcext:value-type="float">
            <text:p>0.3736013</text:p>
          </table:table-cell>
          <table:table-cell office:value-type="float" office:value="0.3681724" calcext:value-type="float">
            <text:p>0.3681724</text:p>
          </table:table-cell>
          <table:table-cell office:value-type="float" office:value="0.3736093" calcext:value-type="float">
            <text:p>0.3736093</text:p>
          </table:table-cell>
          <table:table-cell office:value-type="float" office:value="0.3869941" calcext:value-type="float">
            <text:p>0.3869941</text:p>
          </table:table-cell>
          <table:table-cell office:value-type="float" office:value="0.3966128" calcext:value-type="float">
            <text:p>0.39661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74E-015" calcext:value-type="float">
            <text:p>1.97574E-15</text:p>
          </table:table-cell>
          <table:table-cell office:value-type="float" office:value="9.434558E-016" calcext:value-type="float">
            <text:p>9.434558E-16</text:p>
          </table:table-cell>
          <table:table-cell office:value-type="float" office:value="9.918005E-016" calcext:value-type="float">
            <text:p>9.918005E-16</text:p>
          </table:table-cell>
          <table:table-cell office:value-type="float" office:value="9.454266E-016" calcext:value-type="float">
            <text:p>9.454266E-16</text:p>
          </table:table-cell>
          <table:table-cell office:value-type="float" office:value="2.427833E-017" calcext:value-type="float">
            <text:p>2.42783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993006" calcext:value-type="float">
            <text:p>-0.0993006</text:p>
          </table:table-cell>
          <table:table-cell office:value-type="float" office:value="-0.02666364" calcext:value-type="float">
            <text:p>-0.02666364</text:p>
          </table:table-cell>
          <table:table-cell office:value-type="float" office:value="-0.01870262" calcext:value-type="float">
            <text:p>-0.01870262</text:p>
          </table:table-cell>
          <table:table-cell office:value-type="float" office:value="-0.01604303" calcext:value-type="float">
            <text:p>-0.01604303</text:p>
          </table:table-cell>
          <table:table-cell office:value-type="float" office:value="-0.01507579" calcext:value-type="float">
            <text:p>-0.01507579</text:p>
          </table:table-cell>
          <table:table-cell office:value-type="float" office:value="-0.0139568" calcext:value-type="float">
            <text:p>-0.0139568</text:p>
          </table:table-cell>
          <table:table-cell office:value-type="float" office:value="-0.01328845" calcext:value-type="float">
            <text:p>-0.01328845</text:p>
          </table:table-cell>
          <table:table-cell office:value-type="float" office:value="-0.01235003" calcext:value-type="float">
            <text:p>-0.01235003</text:p>
          </table:table-cell>
          <table:table-cell office:value-type="float" office:value="-0.01174529" calcext:value-type="float">
            <text:p>-0.01174529</text:p>
          </table:table-cell>
          <table:table-cell office:value-type="float" office:value="-0.01190759" calcext:value-type="float">
            <text:p>-0.01190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65766" calcext:value-type="float">
            <text:p>-0.1465766</text:p>
          </table:table-cell>
          <table:table-cell office:value-type="float" office:value="0.02402694" calcext:value-type="float">
            <text:p>0.02402694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50666" calcext:value-type="float">
            <text:p>-2.3506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165.7001" calcext:value-type="float">
            <text:p>165.7001</text:p>
          </table:table-cell>
          <table:table-cell office:value-type="float" office:value="141.9738" calcext:value-type="float">
            <text:p>141.973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104.879" calcext:value-type="float">
            <text:p>1104.879</text:p>
          </table:table-cell>
          <table:table-cell office:value-type="float" office:value="2.202872" calcext:value-type="float">
            <text:p>2.202872</text:p>
          </table:table-cell>
          <table:table-cell office:value-type="float" office:value="0" calcext:value-type="float">
            <text:p>0</text:p>
          </table:table-cell>
          <table:table-cell office:value-type="float" office:value="0.4438791" calcext:value-type="float">
            <text:p>0.4438791</text:p>
          </table:table-cell>
          <table:table-cell office:value-type="float" office:value="0.4467638" calcext:value-type="float">
            <text:p>0.4467638</text:p>
          </table:table-cell>
          <table:table-cell office:value-type="float" office:value="0.418379" calcext:value-type="float">
            <text:p>0.418379</text:p>
          </table:table-cell>
          <table:table-cell office:value-type="float" office:value="0.3547284" calcext:value-type="float">
            <text:p>0.3547284</text:p>
          </table:table-cell>
          <table:table-cell office:value-type="float" office:value="0.3452971" calcext:value-type="float">
            <text:p>0.3452971</text:p>
          </table:table-cell>
          <table:table-cell office:value-type="float" office:value="0.3007758" calcext:value-type="float">
            <text:p>0.3007758</text:p>
          </table:table-cell>
          <table:table-cell office:value-type="float" office:value="0.3126414" calcext:value-type="float">
            <text:p>0.3126414</text:p>
          </table:table-cell>
          <table:table-cell office:value-type="float" office:value="0.3741746" calcext:value-type="float">
            <text:p>0.3741746</text:p>
          </table:table-cell>
          <table:table-cell office:value-type="float" office:value="0.3680552" calcext:value-type="float">
            <text:p>0.3680552</text:p>
          </table:table-cell>
          <table:table-cell office:value-type="float" office:value="0.3738607" calcext:value-type="float">
            <text:p>0.3738607</text:p>
          </table:table-cell>
          <table:table-cell office:value-type="float" office:value="0.38724" calcext:value-type="float">
            <text:p>0.38724</text:p>
          </table:table-cell>
          <table:table-cell office:value-type="float" office:value="0.3966897" calcext:value-type="float">
            <text:p>0.39668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889E-015" calcext:value-type="float">
            <text:p>1.975889E-15</text:p>
          </table:table-cell>
          <table:table-cell office:value-type="float" office:value="9.434488E-016" calcext:value-type="float">
            <text:p>9.434488E-16</text:p>
          </table:table-cell>
          <table:table-cell office:value-type="float" office:value="9.917944E-016" calcext:value-type="float">
            <text:p>9.917944E-16</text:p>
          </table:table-cell>
          <table:table-cell office:value-type="float" office:value="9.454086E-016" calcext:value-type="float">
            <text:p>9.454086E-16</text:p>
          </table:table-cell>
          <table:table-cell office:value-type="float" office:value="2.427779E-017" calcext:value-type="float">
            <text:p>2.42777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2920127" calcext:value-type="float">
            <text:p>-0.002920127</text:p>
          </table:table-cell>
          <table:table-cell office:value-type="float" office:value="-0.002780427" calcext:value-type="float">
            <text:p>-0.002780427</text:p>
          </table:table-cell>
          <table:table-cell office:value-type="float" office:value="-0.004963884" calcext:value-type="float">
            <text:p>-0.004963884</text:p>
          </table:table-cell>
          <table:table-cell office:value-type="float" office:value="-0.01313832" calcext:value-type="float">
            <text:p>-0.01313832</text:p>
          </table:table-cell>
          <table:table-cell office:value-type="float" office:value="-0.01517622" calcext:value-type="float">
            <text:p>-0.01517622</text:p>
          </table:table-cell>
          <table:table-cell office:value-type="float" office:value="-0.0139265" calcext:value-type="float">
            <text:p>-0.0139265</text:p>
          </table:table-cell>
          <table:table-cell office:value-type="float" office:value="-0.008805847" calcext:value-type="float">
            <text:p>-0.008805847</text:p>
          </table:table-cell>
          <table:table-cell office:value-type="float" office:value="-0.01197202" calcext:value-type="float">
            <text:p>-0.01197202</text:p>
          </table:table-cell>
          <table:table-cell office:value-type="float" office:value="-0.01180841" calcext:value-type="float">
            <text:p>-0.01180841</text:p>
          </table:table-cell>
          <table:table-cell office:value-type="float" office:value="-0.01177118" calcext:value-type="float">
            <text:p>-0.0117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63622" calcext:value-type="float">
            <text:p>-0.003063622</text:p>
          </table:table-cell>
          <table:table-cell office:value-type="float" office:value="0.02389452" calcext:value-type="float">
            <text:p>0.02389452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505" calcext:value-type="float">
            <text:p>-2.35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165.8001" calcext:value-type="float">
            <text:p>165.8001</text:p>
          </table:table-cell>
          <table:table-cell office:value-type="float" office:value="146.8134" calcext:value-type="float">
            <text:p>146.8134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100.14" calcext:value-type="float">
            <text:p>1100.14</text:p>
          </table:table-cell>
          <table:table-cell office:value-type="float" office:value="2.202872" calcext:value-type="float">
            <text:p>2.202872</text:p>
          </table:table-cell>
          <table:table-cell office:value-type="float" office:value="0" calcext:value-type="float">
            <text:p>0</text:p>
          </table:table-cell>
          <table:table-cell office:value-type="float" office:value="0.3472717" calcext:value-type="float">
            <text:p>0.3472717</text:p>
          </table:table-cell>
          <table:table-cell office:value-type="float" office:value="0.3510539" calcext:value-type="float">
            <text:p>0.3510539</text:p>
          </table:table-cell>
          <table:table-cell office:value-type="float" office:value="0.3620321" calcext:value-type="float">
            <text:p>0.3620321</text:p>
          </table:table-cell>
          <table:table-cell office:value-type="float" office:value="0.3702123" calcext:value-type="float">
            <text:p>0.3702123</text:p>
          </table:table-cell>
          <table:table-cell office:value-type="float" office:value="0.3728077" calcext:value-type="float">
            <text:p>0.3728077</text:p>
          </table:table-cell>
          <table:table-cell office:value-type="float" office:value="0.316152" calcext:value-type="float">
            <text:p>0.316152</text:p>
          </table:table-cell>
          <table:table-cell office:value-type="float" office:value="0.3070416" calcext:value-type="float">
            <text:p>0.3070416</text:p>
          </table:table-cell>
          <table:table-cell office:value-type="float" office:value="0.3753232" calcext:value-type="float">
            <text:p>0.3753232</text:p>
          </table:table-cell>
          <table:table-cell office:value-type="float" office:value="0.3681808" calcext:value-type="float">
            <text:p>0.3681808</text:p>
          </table:table-cell>
          <table:table-cell office:value-type="float" office:value="0.3740881" calcext:value-type="float">
            <text:p>0.3740881</text:p>
          </table:table-cell>
          <table:table-cell office:value-type="float" office:value="0.3874723" calcext:value-type="float">
            <text:p>0.3874723</text:p>
          </table:table-cell>
          <table:table-cell office:value-type="float" office:value="0.3967712" calcext:value-type="float">
            <text:p>0.39677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05E-015" calcext:value-type="float">
            <text:p>1.97605E-15</text:p>
          </table:table-cell>
          <table:table-cell office:value-type="float" office:value="9.434357E-016" calcext:value-type="float">
            <text:p>9.434357E-16</text:p>
          </table:table-cell>
          <table:table-cell office:value-type="float" office:value="9.917889E-016" calcext:value-type="float">
            <text:p>9.917889E-16</text:p>
          </table:table-cell>
          <table:table-cell office:value-type="float" office:value="9.45392E-016" calcext:value-type="float">
            <text:p>9.45392E-16</text:p>
          </table:table-cell>
          <table:table-cell office:value-type="float" office:value="2.427728E-017" calcext:value-type="float">
            <text:p>2.427728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455987" calcext:value-type="float">
            <text:p>-0.01455987</text:p>
          </table:table-cell>
          <table:table-cell office:value-type="float" office:value="-0.01358915" calcext:value-type="float">
            <text:p>-0.01358915</text:p>
          </table:table-cell>
          <table:table-cell office:value-type="float" office:value="-0.01117143" calcext:value-type="float">
            <text:p>-0.01117143</text:p>
          </table:table-cell>
          <table:table-cell office:value-type="float" office:value="-0.009722104" calcext:value-type="float">
            <text:p>-0.009722104</text:p>
          </table:table-cell>
          <table:table-cell office:value-type="float" office:value="-0.009317114" calcext:value-type="float">
            <text:p>-0.009317114</text:p>
          </table:table-cell>
          <table:table-cell office:value-type="float" office:value="-0.009559554" calcext:value-type="float">
            <text:p>-0.009559554</text:p>
          </table:table-cell>
          <table:table-cell office:value-type="float" office:value="-0.0103436" calcext:value-type="float">
            <text:p>-0.0103436</text:p>
          </table:table-cell>
          <table:table-cell office:value-type="float" office:value="-0.01118903" calcext:value-type="float">
            <text:p>-0.01118903</text:p>
          </table:table-cell>
          <table:table-cell office:value-type="float" office:value="-0.0117426" calcext:value-type="float">
            <text:p>-0.0117426</text:p>
          </table:table-cell>
          <table:table-cell office:value-type="float" office:value="-0.01164925" calcext:value-type="float">
            <text:p>-0.0116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83939" calcext:value-type="float">
            <text:p>-0.01483939</text:p>
          </table:table-cell>
          <table:table-cell office:value-type="float" office:value="0.02349284" calcext:value-type="float">
            <text:p>0.02349284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50264" calcext:value-type="float">
            <text:p>-2.3502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175.1001" calcext:value-type="float">
            <text:p>175.1001</text:p>
          </table:table-cell>
          <table:table-cell office:value-type="float" office:value="152.1376" calcext:value-type="float">
            <text:p>152.1376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104.04" calcext:value-type="float">
            <text:p>1104.04</text:p>
          </table:table-cell>
          <table:table-cell office:value-type="float" office:value="2.278396" calcext:value-type="float">
            <text:p>2.278396</text:p>
          </table:table-cell>
          <table:table-cell office:value-type="float" office:value="0" calcext:value-type="float">
            <text:p>0</text:p>
          </table:table-cell>
          <table:table-cell office:value-type="float" office:value="0.4143021" calcext:value-type="float">
            <text:p>0.4143021</text:p>
          </table:table-cell>
          <table:table-cell office:value-type="float" office:value="0.4152088" calcext:value-type="float">
            <text:p>0.4152088</text:p>
          </table:table-cell>
          <table:table-cell office:value-type="float" office:value="0.3733976" calcext:value-type="float">
            <text:p>0.3733976</text:p>
          </table:table-cell>
          <table:table-cell office:value-type="float" office:value="0.3612341" calcext:value-type="float">
            <text:p>0.3612341</text:p>
          </table:table-cell>
          <table:table-cell office:value-type="float" office:value="0.3620886" calcext:value-type="float">
            <text:p>0.3620886</text:p>
          </table:table-cell>
          <table:table-cell office:value-type="float" office:value="0.3131998" calcext:value-type="float">
            <text:p>0.3131998</text:p>
          </table:table-cell>
          <table:table-cell office:value-type="float" office:value="0.3134815" calcext:value-type="float">
            <text:p>0.3134815</text:p>
          </table:table-cell>
          <table:table-cell office:value-type="float" office:value="0.3761661" calcext:value-type="float">
            <text:p>0.3761661</text:p>
          </table:table-cell>
          <table:table-cell office:value-type="float" office:value="0.3684122" calcext:value-type="float">
            <text:p>0.3684122</text:p>
          </table:table-cell>
          <table:table-cell office:value-type="float" office:value="0.3743075" calcext:value-type="float">
            <text:p>0.3743075</text:p>
          </table:table-cell>
          <table:table-cell office:value-type="float" office:value="0.3876924" calcext:value-type="float">
            <text:p>0.3876924</text:p>
          </table:table-cell>
          <table:table-cell office:value-type="float" office:value="0.3968562" calcext:value-type="float">
            <text:p>0.39685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233E-015" calcext:value-type="float">
            <text:p>1.976233E-15</text:p>
          </table:table-cell>
          <table:table-cell office:value-type="float" office:value="9.434276E-016" calcext:value-type="float">
            <text:p>9.434276E-16</text:p>
          </table:table-cell>
          <table:table-cell office:value-type="float" office:value="9.917751E-016" calcext:value-type="float">
            <text:p>9.917751E-16</text:p>
          </table:table-cell>
          <table:table-cell office:value-type="float" office:value="9.453755E-016" calcext:value-type="float">
            <text:p>9.453755E-16</text:p>
          </table:table-cell>
          <table:table-cell office:value-type="float" office:value="2.427667E-017" calcext:value-type="float">
            <text:p>2.42766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681062" calcext:value-type="float">
            <text:p>-0.004681062</text:p>
          </table:table-cell>
          <table:table-cell office:value-type="float" office:value="-0.004608632" calcext:value-type="float">
            <text:p>-0.004608632</text:p>
          </table:table-cell>
          <table:table-cell office:value-type="float" office:value="-0.009651839" calcext:value-type="float">
            <text:p>-0.009651839</text:p>
          </table:table-cell>
          <table:table-cell office:value-type="float" office:value="-0.01147936" calcext:value-type="float">
            <text:p>-0.01147936</text:p>
          </table:table-cell>
          <table:table-cell office:value-type="float" office:value="-0.01121562" calcext:value-type="float">
            <text:p>-0.01121562</text:p>
          </table:table-cell>
          <table:table-cell office:value-type="float" office:value="-0.01026096" calcext:value-type="float">
            <text:p>-0.01026096</text:p>
          </table:table-cell>
          <table:table-cell office:value-type="float" office:value="-0.008647801" calcext:value-type="float">
            <text:p>-0.008647801</text:p>
          </table:table-cell>
          <table:table-cell office:value-type="float" office:value="-0.01066629" calcext:value-type="float">
            <text:p>-0.01066629</text:p>
          </table:table-cell>
          <table:table-cell office:value-type="float" office:value="-0.01162108" calcext:value-type="float">
            <text:p>-0.01162108</text:p>
          </table:table-cell>
          <table:table-cell office:value-type="float" office:value="-0.01153295" calcext:value-type="float">
            <text:p>-0.01153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20216" calcext:value-type="float">
            <text:p>-0.004820216</text:p>
          </table:table-cell>
          <table:table-cell office:value-type="float" office:value="0.02303663" calcext:value-type="float">
            <text:p>0.02303663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49951" calcext:value-type="float">
            <text:p>-2.3499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175.1001" calcext:value-type="float">
            <text:p>175.1001</text:p>
          </table:table-cell>
          <table:table-cell office:value-type="float" office:value="157.5801" calcext:value-type="float">
            <text:p>157.5801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8.597" calcext:value-type="float">
            <text:p>1098.597</text:p>
          </table:table-cell>
          <table:table-cell office:value-type="float" office:value="2.278396" calcext:value-type="float">
            <text:p>2.278396</text:p>
          </table:table-cell>
          <table:table-cell office:value-type="float" office:value="0" calcext:value-type="float">
            <text:p>0</text:p>
          </table:table-cell>
          <table:table-cell office:value-type="float" office:value="0.3094649" calcext:value-type="float">
            <text:p>0.3094649</text:p>
          </table:table-cell>
          <table:table-cell office:value-type="float" office:value="0.3301745" calcext:value-type="float">
            <text:p>0.3301745</text:p>
          </table:table-cell>
          <table:table-cell office:value-type="float" office:value="0.3523751" calcext:value-type="float">
            <text:p>0.3523751</text:p>
          </table:table-cell>
          <table:table-cell office:value-type="float" office:value="0.3633324" calcext:value-type="float">
            <text:p>0.3633324</text:p>
          </table:table-cell>
          <table:table-cell office:value-type="float" office:value="0.3674271" calcext:value-type="float">
            <text:p>0.3674271</text:p>
          </table:table-cell>
          <table:table-cell office:value-type="float" office:value="0.3162112" calcext:value-type="float">
            <text:p>0.3162112</text:p>
          </table:table-cell>
          <table:table-cell office:value-type="float" office:value="0.3099569" calcext:value-type="float">
            <text:p>0.3099569</text:p>
          </table:table-cell>
          <table:table-cell office:value-type="float" office:value="0.3769932" calcext:value-type="float">
            <text:p>0.3769932</text:p>
          </table:table-cell>
          <table:table-cell office:value-type="float" office:value="0.3687404" calcext:value-type="float">
            <text:p>0.3687404</text:p>
          </table:table-cell>
          <table:table-cell office:value-type="float" office:value="0.3745094" calcext:value-type="float">
            <text:p>0.3745094</text:p>
          </table:table-cell>
          <table:table-cell office:value-type="float" office:value="0.3879093" calcext:value-type="float">
            <text:p>0.3879093</text:p>
          </table:table-cell>
          <table:table-cell office:value-type="float" office:value="0.3969547" calcext:value-type="float">
            <text:p>0.39695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459E-015" calcext:value-type="float">
            <text:p>1.976459E-15</text:p>
          </table:table-cell>
          <table:table-cell office:value-type="float" office:value="9.434124E-016" calcext:value-type="float">
            <text:p>9.434124E-16</text:p>
          </table:table-cell>
          <table:table-cell office:value-type="float" office:value="9.917608E-016" calcext:value-type="float">
            <text:p>9.917608E-16</text:p>
          </table:table-cell>
          <table:table-cell office:value-type="float" office:value="9.453564E-016" calcext:value-type="float">
            <text:p>9.453564E-16</text:p>
          </table:table-cell>
          <table:table-cell office:value-type="float" office:value="2.427615E-017" calcext:value-type="float">
            <text:p>2.427615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983224" calcext:value-type="float">
            <text:p>-0.02983224</text:p>
          </table:table-cell>
          <table:table-cell office:value-type="float" office:value="-0.01965622" calcext:value-type="float">
            <text:p>-0.01965622</text:p>
          </table:table-cell>
          <table:table-cell office:value-type="float" office:value="-0.01317859" calcext:value-type="float">
            <text:p>-0.01317859</text:p>
          </table:table-cell>
          <table:table-cell office:value-type="float" office:value="-0.01091572" calcext:value-type="float">
            <text:p>-0.01091572</text:p>
          </table:table-cell>
          <table:table-cell office:value-type="float" office:value="-0.01019515" calcext:value-type="float">
            <text:p>-0.01019515</text:p>
          </table:table-cell>
          <table:table-cell office:value-type="float" office:value="-0.009537071" calcext:value-type="float">
            <text:p>-0.009537071</text:p>
          </table:table-cell>
          <table:table-cell office:value-type="float" office:value="-0.009547136" calcext:value-type="float">
            <text:p>-0.009547136</text:p>
          </table:table-cell>
          <table:table-cell office:value-type="float" office:value="-0.01016297" calcext:value-type="float">
            <text:p>-0.01016297</text:p>
          </table:table-cell>
          <table:table-cell office:value-type="float" office:value="-0.01145058" calcext:value-type="float">
            <text:p>-0.01145058</text:p>
          </table:table-cell>
          <table:table-cell office:value-type="float" office:value="-0.01142679" calcext:value-type="float">
            <text:p>-0.0114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96756" calcext:value-type="float">
            <text:p>-0.03396756</text:p>
          </table:table-cell>
          <table:table-cell office:value-type="float" office:value="0.02243524" calcext:value-type="float">
            <text:p>0.02243524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49558" calcext:value-type="float">
            <text:p>-2.3495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183.2001" calcext:value-type="float">
            <text:p>183.2001</text:p>
          </table:table-cell>
          <table:table-cell office:value-type="float" office:value="162.1609" calcext:value-type="float">
            <text:p>162.1609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102.016" calcext:value-type="float">
            <text:p>1102.016</text:p>
          </table:table-cell>
          <table:table-cell office:value-type="float" office:value="2.378885" calcext:value-type="float">
            <text:p>2.378885</text:p>
          </table:table-cell>
          <table:table-cell office:value-type="float" office:value="0" calcext:value-type="float">
            <text:p>0</text:p>
          </table:table-cell>
          <table:table-cell office:value-type="float" office:value="0.3473935" calcext:value-type="float">
            <text:p>0.3473935</text:p>
          </table:table-cell>
          <table:table-cell office:value-type="float" office:value="0.3510968" calcext:value-type="float">
            <text:p>0.3510968</text:p>
          </table:table-cell>
          <table:table-cell office:value-type="float" office:value="0.3615905" calcext:value-type="float">
            <text:p>0.3615905</text:p>
          </table:table-cell>
          <table:table-cell office:value-type="float" office:value="0.369843" calcext:value-type="float">
            <text:p>0.369843</text:p>
          </table:table-cell>
          <table:table-cell office:value-type="float" office:value="0.3731303" calcext:value-type="float">
            <text:p>0.3731303</text:p>
          </table:table-cell>
          <table:table-cell office:value-type="float" office:value="0.3188489" calcext:value-type="float">
            <text:p>0.3188489</text:p>
          </table:table-cell>
          <table:table-cell office:value-type="float" office:value="0.3110662" calcext:value-type="float">
            <text:p>0.3110662</text:p>
          </table:table-cell>
          <table:table-cell office:value-type="float" office:value="0.3778318" calcext:value-type="float">
            <text:p>0.3778318</text:p>
          </table:table-cell>
          <table:table-cell office:value-type="float" office:value="0.3692189" calcext:value-type="float">
            <text:p>0.3692189</text:p>
          </table:table-cell>
          <table:table-cell office:value-type="float" office:value="0.374698" calcext:value-type="float">
            <text:p>0.374698</text:p>
          </table:table-cell>
          <table:table-cell office:value-type="float" office:value="0.3881238" calcext:value-type="float">
            <text:p>0.3881238</text:p>
          </table:table-cell>
          <table:table-cell office:value-type="float" office:value="0.3970727" calcext:value-type="float">
            <text:p>0.39707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663E-015" calcext:value-type="float">
            <text:p>1.976663E-15</text:p>
          </table:table-cell>
          <table:table-cell office:value-type="float" office:value="9.434067E-016" calcext:value-type="float">
            <text:p>9.434067E-16</text:p>
          </table:table-cell>
          <table:table-cell office:value-type="float" office:value="9.917445E-016" calcext:value-type="float">
            <text:p>9.917445E-16</text:p>
          </table:table-cell>
          <table:table-cell office:value-type="float" office:value="9.453369E-016" calcext:value-type="float">
            <text:p>9.453369E-16</text:p>
          </table:table-cell>
          <table:table-cell office:value-type="float" office:value="2.427564E-017" calcext:value-type="float">
            <text:p>2.427564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452146" calcext:value-type="float">
            <text:p>-0.01452146</text:p>
          </table:table-cell>
          <table:table-cell office:value-type="float" office:value="-0.01357558" calcext:value-type="float">
            <text:p>-0.01357558</text:p>
          </table:table-cell>
          <table:table-cell office:value-type="float" office:value="-0.0112608" calcext:value-type="float">
            <text:p>-0.0112608</text:p>
          </table:table-cell>
          <table:table-cell office:value-type="float" office:value="-0.00978873" calcext:value-type="float">
            <text:p>-0.00978873</text:p>
          </table:table-cell>
          <table:table-cell office:value-type="float" office:value="-0.009274216" calcext:value-type="float">
            <text:p>-0.009274216</text:p>
          </table:table-cell>
          <table:table-cell office:value-type="float" office:value="-0.00896389" calcext:value-type="float">
            <text:p>-0.00896389</text:p>
          </table:table-cell>
          <table:table-cell office:value-type="float" office:value="-0.009270255" calcext:value-type="float">
            <text:p>-0.009270255</text:p>
          </table:table-cell>
          <table:table-cell office:value-type="float" office:value="-0.009687471" calcext:value-type="float">
            <text:p>-0.009687471</text:p>
          </table:table-cell>
          <table:table-cell office:value-type="float" office:value="-0.01120703" calcext:value-type="float">
            <text:p>-0.01120703</text:p>
          </table:table-cell>
          <table:table-cell office:value-type="float" office:value="-0.01132888" calcext:value-type="float">
            <text:p>-0.0113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78651" calcext:value-type="float">
            <text:p>-0.01478651</text:p>
          </table:table-cell>
          <table:table-cell office:value-type="float" office:value="0.02173677" calcext:value-type="float">
            <text:p>0.0217367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9078" calcext:value-type="float">
            <text:p>-2.3490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68.0296" calcext:value-type="float">
            <text:p>168.0296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7.245" calcext:value-type="float">
            <text:p>1097.245</text:p>
          </table:table-cell>
          <table:table-cell office:value-type="float" office:value="2.380533" calcext:value-type="float">
            <text:p>2.380533</text:p>
          </table:table-cell>
          <table:table-cell office:value-type="float" office:value="0" calcext:value-type="float">
            <text:p>0</text:p>
          </table:table-cell>
          <table:table-cell office:value-type="float" office:value="0.2188378" calcext:value-type="float">
            <text:p>0.2188378</text:p>
          </table:table-cell>
          <table:table-cell office:value-type="float" office:value="0.3422053" calcext:value-type="float">
            <text:p>0.3422053</text:p>
          </table:table-cell>
          <table:table-cell office:value-type="float" office:value="0.3512504" calcext:value-type="float">
            <text:p>0.3512504</text:p>
          </table:table-cell>
          <table:table-cell office:value-type="float" office:value="0.3593105" calcext:value-type="float">
            <text:p>0.3593105</text:p>
          </table:table-cell>
          <table:table-cell office:value-type="float" office:value="0.3636414" calcext:value-type="float">
            <text:p>0.3636414</text:p>
          </table:table-cell>
          <table:table-cell office:value-type="float" office:value="0.3148026" calcext:value-type="float">
            <text:p>0.3148026</text:p>
          </table:table-cell>
          <table:table-cell office:value-type="float" office:value="0.3098062" calcext:value-type="float">
            <text:p>0.3098062</text:p>
          </table:table-cell>
          <table:table-cell office:value-type="float" office:value="0.3779967" calcext:value-type="float">
            <text:p>0.3779967</text:p>
          </table:table-cell>
          <table:table-cell office:value-type="float" office:value="0.3697975" calcext:value-type="float">
            <text:p>0.3697975</text:p>
          </table:table-cell>
          <table:table-cell office:value-type="float" office:value="0.3749538" calcext:value-type="float">
            <text:p>0.3749538</text:p>
          </table:table-cell>
          <table:table-cell office:value-type="float" office:value="0.3883299" calcext:value-type="float">
            <text:p>0.3883299</text:p>
          </table:table-cell>
          <table:table-cell office:value-type="float" office:value="0.3971869" calcext:value-type="float">
            <text:p>0.39718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927E-015" calcext:value-type="float">
            <text:p>1.976927E-15</text:p>
          </table:table-cell>
          <table:table-cell office:value-type="float" office:value="9.433921E-016" calcext:value-type="float">
            <text:p>9.433921E-16</text:p>
          </table:table-cell>
          <table:table-cell office:value-type="float" office:value="9.917244E-016" calcext:value-type="float">
            <text:p>9.917244E-16</text:p>
          </table:table-cell>
          <table:table-cell office:value-type="float" office:value="9.453157E-016" calcext:value-type="float">
            <text:p>9.453157E-16</text:p>
          </table:table-cell>
          <table:table-cell office:value-type="float" office:value="2.427509E-017" calcext:value-type="float">
            <text:p>2.42750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100018" calcext:value-type="float">
            <text:p>-0.4100018</text:p>
          </table:table-cell>
          <table:table-cell office:value-type="float" office:value="-0.01584389" calcext:value-type="float">
            <text:p>-0.01584389</text:p>
          </table:table-cell>
          <table:table-cell office:value-type="float" office:value="-0.01347533" calcext:value-type="float">
            <text:p>-0.01347533</text:p>
          </table:table-cell>
          <table:table-cell office:value-type="float" office:value="-0.01171082" calcext:value-type="float">
            <text:p>-0.01171082</text:p>
          </table:table-cell>
          <table:table-cell office:value-type="float" office:value="-0.01087883" calcext:value-type="float">
            <text:p>-0.01087883</text:p>
          </table:table-cell>
          <table:table-cell office:value-type="float" office:value="-0.009858766" calcext:value-type="float">
            <text:p>-0.009858766</text:p>
          </table:table-cell>
          <table:table-cell office:value-type="float" office:value="-0.009581167" calcext:value-type="float">
            <text:p>-0.009581167</text:p>
          </table:table-cell>
          <table:table-cell office:value-type="float" office:value="-0.009591653" calcext:value-type="float">
            <text:p>-0.009591653</text:p>
          </table:table-cell>
          <table:table-cell office:value-type="float" office:value="-0.01091961" calcext:value-type="float">
            <text:p>-0.01091961</text:p>
          </table:table-cell>
          <table:table-cell office:value-type="float" office:value="-0.01119794" calcext:value-type="float">
            <text:p>-0.01119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47762" calcext:value-type="float">
            <text:p>-0.8347762</text:p>
          </table:table-cell>
          <table:table-cell office:value-type="float" office:value="0.02114414" calcext:value-type="float">
            <text:p>0.0211441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8477" calcext:value-type="float">
            <text:p>-2.3484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70.2092" calcext:value-type="float">
            <text:p>170.2092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5.065" calcext:value-type="float">
            <text:p>1095.065</text:p>
          </table:table-cell>
          <table:table-cell office:value-type="float" office:value="2.380533" calcext:value-type="float">
            <text:p>2.380533</text:p>
          </table:table-cell>
          <table:table-cell office:value-type="float" office:value="0" calcext:value-type="float">
            <text:p>0</text:p>
          </table:table-cell>
          <table:table-cell office:value-type="float" office:value="0.1560825" calcext:value-type="float">
            <text:p>0.1560825</text:p>
          </table:table-cell>
          <table:table-cell office:value-type="float" office:value="0.3419161" calcext:value-type="float">
            <text:p>0.3419161</text:p>
          </table:table-cell>
          <table:table-cell office:value-type="float" office:value="0.3474835" calcext:value-type="float">
            <text:p>0.3474835</text:p>
          </table:table-cell>
          <table:table-cell office:value-type="float" office:value="0.3532179" calcext:value-type="float">
            <text:p>0.3532179</text:p>
          </table:table-cell>
          <table:table-cell office:value-type="float" office:value="0.3569069" calcext:value-type="float">
            <text:p>0.3569069</text:p>
          </table:table-cell>
          <table:table-cell office:value-type="float" office:value="0.310127" calcext:value-type="float">
            <text:p>0.310127</text:p>
          </table:table-cell>
          <table:table-cell office:value-type="float" office:value="0.3068023" calcext:value-type="float">
            <text:p>0.3068023</text:p>
          </table:table-cell>
          <table:table-cell office:value-type="float" office:value="0.3774768" calcext:value-type="float">
            <text:p>0.3774768</text:p>
          </table:table-cell>
          <table:table-cell office:value-type="float" office:value="0.3703162" calcext:value-type="float">
            <text:p>0.3703162</text:p>
          </table:table-cell>
          <table:table-cell office:value-type="float" office:value="0.3752649" calcext:value-type="float">
            <text:p>0.3752649</text:p>
          </table:table-cell>
          <table:table-cell office:value-type="float" office:value="0.3885121" calcext:value-type="float">
            <text:p>0.3885121</text:p>
          </table:table-cell>
          <table:table-cell office:value-type="float" office:value="0.3973038" calcext:value-type="float">
            <text:p>0.39730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212E-015" calcext:value-type="float">
            <text:p>1.977212E-15</text:p>
          </table:table-cell>
          <table:table-cell office:value-type="float" office:value="9.433756E-016" calcext:value-type="float">
            <text:p>9.433756E-16</text:p>
          </table:table-cell>
          <table:table-cell office:value-type="float" office:value="9.917042E-016" calcext:value-type="float">
            <text:p>9.917042E-16</text:p>
          </table:table-cell>
          <table:table-cell office:value-type="float" office:value="9.452922E-016" calcext:value-type="float">
            <text:p>9.452922E-16</text:p>
          </table:table-cell>
          <table:table-cell office:value-type="float" office:value="2.427444E-017" calcext:value-type="float">
            <text:p>2.42744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496849" calcext:value-type="float">
            <text:p>-5.496849</text:p>
          </table:table-cell>
          <table:table-cell office:value-type="float" office:value="-0.01590812" calcext:value-type="float">
            <text:p>-0.01590812</text:p>
          </table:table-cell>
          <table:table-cell office:value-type="float" office:value="-0.01440215" calcext:value-type="float">
            <text:p>-0.01440215</text:p>
          </table:table-cell>
          <table:table-cell office:value-type="float" office:value="-0.01302108" calcext:value-type="float">
            <text:p>-0.01302108</text:p>
          </table:table-cell>
          <table:table-cell office:value-type="float" office:value="-0.01221352" calcext:value-type="float">
            <text:p>-0.01221352</text:p>
          </table:table-cell>
          <table:table-cell office:value-type="float" office:value="-0.01103272" calcext:value-type="float">
            <text:p>-0.01103272</text:p>
          </table:table-cell>
          <table:table-cell office:value-type="float" office:value="-0.01039464" calcext:value-type="float">
            <text:p>-0.01039464</text:p>
          </table:table-cell>
          <table:table-cell office:value-type="float" office:value="-0.009878765" calcext:value-type="float">
            <text:p>-0.009878765</text:p>
          </table:table-cell>
          <table:table-cell office:value-type="float" office:value="-0.01066696" calcext:value-type="float">
            <text:p>-0.01066696</text:p>
          </table:table-cell>
          <table:table-cell office:value-type="float" office:value="-0.01104012" calcext:value-type="float">
            <text:p>-0.01104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6766" calcext:value-type="float">
            <text:p>-14.06766</text:p>
          </table:table-cell>
          <table:table-cell office:value-type="float" office:value="0.02078012" calcext:value-type="float">
            <text:p>0.0207801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7645" calcext:value-type="float">
            <text:p>-2.3476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71.5965" calcext:value-type="float">
            <text:p>171.596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3.677" calcext:value-type="float">
            <text:p>1093.677</text:p>
          </table:table-cell>
          <table:table-cell office:value-type="float" office:value="2.380533" calcext:value-type="float">
            <text:p>2.380533</text:p>
          </table:table-cell>
          <table:table-cell office:value-type="float" office:value="0" calcext:value-type="float">
            <text:p>0</text:p>
          </table:table-cell>
          <table:table-cell office:value-type="float" office:value="0.1144145" calcext:value-type="float">
            <text:p>0.1144145</text:p>
          </table:table-cell>
          <table:table-cell office:value-type="float" office:value="0.3408237" calcext:value-type="float">
            <text:p>0.3408237</text:p>
          </table:table-cell>
          <table:table-cell office:value-type="float" office:value="0.3447393" calcext:value-type="float">
            <text:p>0.3447393</text:p>
          </table:table-cell>
          <table:table-cell office:value-type="float" office:value="0.349325" calcext:value-type="float">
            <text:p>0.349325</text:p>
          </table:table-cell>
          <table:table-cell office:value-type="float" office:value="0.3525509" calcext:value-type="float">
            <text:p>0.3525509</text:p>
          </table:table-cell>
          <table:table-cell office:value-type="float" office:value="0.3069313" calcext:value-type="float">
            <text:p>0.3069313</text:p>
          </table:table-cell>
          <table:table-cell office:value-type="float" office:value="0.3043334" calcext:value-type="float">
            <text:p>0.3043334</text:p>
          </table:table-cell>
          <table:table-cell office:value-type="float" office:value="0.3767004" calcext:value-type="float">
            <text:p>0.3767004</text:p>
          </table:table-cell>
          <table:table-cell office:value-type="float" office:value="0.3705693" calcext:value-type="float">
            <text:p>0.3705693</text:p>
          </table:table-cell>
          <table:table-cell office:value-type="float" office:value="0.3755658" calcext:value-type="float">
            <text:p>0.3755658</text:p>
          </table:table-cell>
          <table:table-cell office:value-type="float" office:value="0.3886821" calcext:value-type="float">
            <text:p>0.3886821</text:p>
          </table:table-cell>
          <table:table-cell office:value-type="float" office:value="0.3974191" calcext:value-type="float">
            <text:p>0.39741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521E-015" calcext:value-type="float">
            <text:p>1.977521E-15</text:p>
          </table:table-cell>
          <table:table-cell office:value-type="float" office:value="9.433582E-016" calcext:value-type="float">
            <text:p>9.433582E-16</text:p>
          </table:table-cell>
          <table:table-cell office:value-type="float" office:value="9.916825E-016" calcext:value-type="float">
            <text:p>9.916825E-16</text:p>
          </table:table-cell>
          <table:table-cell office:value-type="float" office:value="9.452666E-016" calcext:value-type="float">
            <text:p>9.452666E-16</text:p>
          </table:table-cell>
          <table:table-cell office:value-type="float" office:value="2.427385E-017" calcext:value-type="float">
            <text:p>2.42738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49585" calcext:value-type="float">
            <text:p>-60.49585</text:p>
          </table:table-cell>
          <table:table-cell office:value-type="float" office:value="-0.01623145" calcext:value-type="float">
            <text:p>-0.01623145</text:p>
          </table:table-cell>
          <table:table-cell office:value-type="float" office:value="-0.01512493" calcext:value-type="float">
            <text:p>-0.01512493</text:p>
          </table:table-cell>
          <table:table-cell office:value-type="float" office:value="-0.01393966" calcext:value-type="float">
            <text:p>-0.01393966</text:p>
          </table:table-cell>
          <table:table-cell office:value-type="float" office:value="-0.01317145" calcext:value-type="float">
            <text:p>-0.01317145</text:p>
          </table:table-cell>
          <table:table-cell office:value-type="float" office:value="-0.01192582" calcext:value-type="float">
            <text:p>-0.01192582</text:p>
          </table:table-cell>
          <table:table-cell office:value-type="float" office:value="-0.01112499" calcext:value-type="float">
            <text:p>-0.01112499</text:p>
          </table:table-cell>
          <table:table-cell office:value-type="float" office:value="-0.0103281" calcext:value-type="float">
            <text:p>-0.0103281</text:p>
          </table:table-cell>
          <table:table-cell office:value-type="float" office:value="-0.01054486" calcext:value-type="float">
            <text:p>-0.01054486</text:p>
          </table:table-cell>
          <table:table-cell office:value-type="float" office:value="-0.01088967" calcext:value-type="float">
            <text:p>-0.01088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65823" calcext:value-type="float">
            <text:p>-69.65823</text:p>
          </table:table-cell>
          <table:table-cell office:value-type="float" office:value="0.02061624" calcext:value-type="float">
            <text:p>0.0206162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6563" calcext:value-type="float">
            <text:p>-2.3465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72.4146" calcext:value-type="float">
            <text:p>172.4146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2.859" calcext:value-type="float">
            <text:p>1092.859</text:p>
          </table:table-cell>
          <table:table-cell office:value-type="float" office:value="2.380533" calcext:value-type="float">
            <text:p>2.380533</text:p>
          </table:table-cell>
          <table:table-cell office:value-type="float" office:value="0" calcext:value-type="float">
            <text:p>0</text:p>
          </table:table-cell>
          <table:table-cell office:value-type="float" office:value="0.1048088" calcext:value-type="float">
            <text:p>0.1048088</text:p>
          </table:table-cell>
          <table:table-cell office:value-type="float" office:value="0.3388679" calcext:value-type="float">
            <text:p>0.3388679</text:p>
          </table:table-cell>
          <table:table-cell office:value-type="float" office:value="0.3423007" calcext:value-type="float">
            <text:p>0.3423007</text:p>
          </table:table-cell>
          <table:table-cell office:value-type="float" office:value="0.3466657" calcext:value-type="float">
            <text:p>0.3466657</text:p>
          </table:table-cell>
          <table:table-cell office:value-type="float" office:value="0.3495696" calcext:value-type="float">
            <text:p>0.3495696</text:p>
          </table:table-cell>
          <table:table-cell office:value-type="float" office:value="0.3044617" calcext:value-type="float">
            <text:p>0.3044617</text:p>
          </table:table-cell>
          <table:table-cell office:value-type="float" office:value="0.3022793" calcext:value-type="float">
            <text:p>0.3022793</text:p>
          </table:table-cell>
          <table:table-cell office:value-type="float" office:value="0.3759172" calcext:value-type="float">
            <text:p>0.3759172</text:p>
          </table:table-cell>
          <table:table-cell office:value-type="float" office:value="0.3705743" calcext:value-type="float">
            <text:p>0.3705743</text:p>
          </table:table-cell>
          <table:table-cell office:value-type="float" office:value="0.3758367" calcext:value-type="float">
            <text:p>0.3758367</text:p>
          </table:table-cell>
          <table:table-cell office:value-type="float" office:value="0.3888598" calcext:value-type="float">
            <text:p>0.3888598</text:p>
          </table:table-cell>
          <table:table-cell office:value-type="float" office:value="0.3975335" calcext:value-type="float">
            <text:p>0.39753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856E-015" calcext:value-type="float">
            <text:p>1.977856E-15</text:p>
          </table:table-cell>
          <table:table-cell office:value-type="float" office:value="9.433377E-016" calcext:value-type="float">
            <text:p>9.433377E-16</text:p>
          </table:table-cell>
          <table:table-cell office:value-type="float" office:value="9.916596E-016" calcext:value-type="float">
            <text:p>9.916596E-16</text:p>
          </table:table-cell>
          <table:table-cell office:value-type="float" office:value="9.452389E-016" calcext:value-type="float">
            <text:p>9.452389E-16</text:p>
          </table:table-cell>
          <table:table-cell office:value-type="float" office:value="2.42733E-017" calcext:value-type="float">
            <text:p>2.4273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.1862" calcext:value-type="float">
            <text:p>-120.1862</text:p>
          </table:table-cell>
          <table:table-cell office:value-type="float" office:value="-0.01681249" calcext:value-type="float">
            <text:p>-0.01681249</text:p>
          </table:table-cell>
          <table:table-cell office:value-type="float" office:value="-0.01579743" calcext:value-type="float">
            <text:p>-0.01579743</text:p>
          </table:table-cell>
          <table:table-cell office:value-type="float" office:value="-0.01460985" calcext:value-type="float">
            <text:p>-0.01460985</text:p>
          </table:table-cell>
          <table:table-cell office:value-type="float" office:value="-0.01387746" calcext:value-type="float">
            <text:p>-0.01387746</text:p>
          </table:table-cell>
          <table:table-cell office:value-type="float" office:value="-0.01267265" calcext:value-type="float">
            <text:p>-0.01267265</text:p>
          </table:table-cell>
          <table:table-cell office:value-type="float" office:value="-0.011775" calcext:value-type="float">
            <text:p>-0.011775</text:p>
          </table:table-cell>
          <table:table-cell office:value-type="float" office:value="-0.01080352" calcext:value-type="float">
            <text:p>-0.01080352</text:p>
          </table:table-cell>
          <table:table-cell office:value-type="float" office:value="-0.01054196" calcext:value-type="float">
            <text:p>-0.01054196</text:p>
          </table:table-cell>
          <table:table-cell office:value-type="float" office:value="-0.01075601" calcext:value-type="float">
            <text:p>-0.01075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6916" calcext:value-type="float">
            <text:p>-58.6916</text:p>
          </table:table-cell>
          <table:table-cell office:value-type="float" office:value="0.02055445" calcext:value-type="float">
            <text:p>0.02055445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5384" calcext:value-type="float">
            <text:p>-2.3453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73.2349" calcext:value-type="float">
            <text:p>173.2349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2.038" calcext:value-type="float">
            <text:p>1092.038</text:p>
          </table:table-cell>
          <table:table-cell office:value-type="float" office:value="2.380533" calcext:value-type="float">
            <text:p>2.380533</text:p>
          </table:table-cell>
          <table:table-cell office:value-type="float" office:value="0" calcext:value-type="float">
            <text:p>0</text:p>
          </table:table-cell>
          <table:table-cell office:value-type="float" office:value="0.1023452" calcext:value-type="float">
            <text:p>0.1023452</text:p>
          </table:table-cell>
          <table:table-cell office:value-type="float" office:value="0.3358213" calcext:value-type="float">
            <text:p>0.3358213</text:p>
          </table:table-cell>
          <table:table-cell office:value-type="float" office:value="0.3395541" calcext:value-type="float">
            <text:p>0.3395541</text:p>
          </table:table-cell>
          <table:table-cell office:value-type="float" office:value="0.3437886" calcext:value-type="float">
            <text:p>0.3437886</text:p>
          </table:table-cell>
          <table:table-cell office:value-type="float" office:value="0.3466926" calcext:value-type="float">
            <text:p>0.3466926</text:p>
          </table:table-cell>
          <table:table-cell office:value-type="float" office:value="0.3024252" calcext:value-type="float">
            <text:p>0.3024252</text:p>
          </table:table-cell>
          <table:table-cell office:value-type="float" office:value="0.3004774" calcext:value-type="float">
            <text:p>0.3004774</text:p>
          </table:table-cell>
          <table:table-cell office:value-type="float" office:value="0.3751866" calcext:value-type="float">
            <text:p>0.3751866</text:p>
          </table:table-cell>
          <table:table-cell office:value-type="float" office:value="0.3704607" calcext:value-type="float">
            <text:p>0.3704607</text:p>
          </table:table-cell>
          <table:table-cell office:value-type="float" office:value="0.3760714" calcext:value-type="float">
            <text:p>0.3760714</text:p>
          </table:table-cell>
          <table:table-cell office:value-type="float" office:value="0.3890386" calcext:value-type="float">
            <text:p>0.3890386</text:p>
          </table:table-cell>
          <table:table-cell office:value-type="float" office:value="0.397648" calcext:value-type="float">
            <text:p>0.3976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216E-015" calcext:value-type="float">
            <text:p>1.978216E-15</text:p>
          </table:table-cell>
          <table:table-cell office:value-type="float" office:value="9.433145E-016" calcext:value-type="float">
            <text:p>9.433145E-16</text:p>
          </table:table-cell>
          <table:table-cell office:value-type="float" office:value="9.916354E-016" calcext:value-type="float">
            <text:p>9.916354E-16</text:p>
          </table:table-cell>
          <table:table-cell office:value-type="float" office:value="9.452091E-016" calcext:value-type="float">
            <text:p>9.452091E-16</text:p>
          </table:table-cell>
          <table:table-cell office:value-type="float" office:value="2.427251E-017" calcext:value-type="float">
            <text:p>2.42725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4.293" calcext:value-type="float">
            <text:p>-144.293</text:p>
          </table:table-cell>
          <table:table-cell office:value-type="float" office:value="-0.01777181" calcext:value-type="float">
            <text:p>-0.01777181</text:p>
          </table:table-cell>
          <table:table-cell office:value-type="float" office:value="-0.01659696" calcext:value-type="float">
            <text:p>-0.01659696</text:p>
          </table:table-cell>
          <table:table-cell office:value-type="float" office:value="-0.01537569" calcext:value-type="float">
            <text:p>-0.01537569</text:p>
          </table:table-cell>
          <table:table-cell office:value-type="float" office:value="-0.01459975" calcext:value-type="float">
            <text:p>-0.01459975</text:p>
          </table:table-cell>
          <table:table-cell office:value-type="float" office:value="-0.01332588" calcext:value-type="float">
            <text:p>-0.01332588</text:p>
          </table:table-cell>
          <table:table-cell office:value-type="float" office:value="-0.01238038" calcext:value-type="float">
            <text:p>-0.01238038</text:p>
          </table:table-cell>
          <table:table-cell office:value-type="float" office:value="-0.01126797" calcext:value-type="float">
            <text:p>-0.01126797</text:p>
          </table:table-cell>
          <table:table-cell office:value-type="float" office:value="-0.01059538" calcext:value-type="float">
            <text:p>-0.01059538</text:p>
          </table:table-cell>
          <table:table-cell office:value-type="float" office:value="-0.01064156" calcext:value-type="float">
            <text:p>-0.0106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32438" calcext:value-type="float">
            <text:p>-78.32438</text:p>
          </table:table-cell>
          <table:table-cell office:value-type="float" office:value="0.02052763" calcext:value-type="float">
            <text:p>0.0205276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4127" calcext:value-type="float">
            <text:p>-2.3441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84.6001" calcext:value-type="float">
            <text:p>184.6001</text:p>
          </table:table-cell>
          <table:table-cell office:value-type="float" office:value="173.7312" calcext:value-type="float">
            <text:p>173.7312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1.842" calcext:value-type="float">
            <text:p>1091.842</text:p>
          </table:table-cell>
          <table:table-cell office:value-type="float" office:value="2.380946" calcext:value-type="float">
            <text:p>2.380946</text:p>
          </table:table-cell>
          <table:table-cell office:value-type="float" office:value="0" calcext:value-type="float">
            <text:p>0</text:p>
          </table:table-cell>
          <table:table-cell office:value-type="float" office:value="0.1106856" calcext:value-type="float">
            <text:p>0.1106856</text:p>
          </table:table-cell>
          <table:table-cell office:value-type="float" office:value="0.3346524" calcext:value-type="float">
            <text:p>0.3346524</text:p>
          </table:table-cell>
          <table:table-cell office:value-type="float" office:value="0.3377711" calcext:value-type="float">
            <text:p>0.3377711</text:p>
          </table:table-cell>
          <table:table-cell office:value-type="float" office:value="0.341674" calcext:value-type="float">
            <text:p>0.341674</text:p>
          </table:table-cell>
          <table:table-cell office:value-type="float" office:value="0.3445274" calcext:value-type="float">
            <text:p>0.3445274</text:p>
          </table:table-cell>
          <table:table-cell office:value-type="float" office:value="0.3005926" calcext:value-type="float">
            <text:p>0.3005926</text:p>
          </table:table-cell>
          <table:table-cell office:value-type="float" office:value="0.2989378" calcext:value-type="float">
            <text:p>0.2989378</text:p>
          </table:table-cell>
          <table:table-cell office:value-type="float" office:value="0.374543" calcext:value-type="float">
            <text:p>0.374543</text:p>
          </table:table-cell>
          <table:table-cell office:value-type="float" office:value="0.3702795" calcext:value-type="float">
            <text:p>0.3702795</text:p>
          </table:table-cell>
          <table:table-cell office:value-type="float" office:value="0.3762689" calcext:value-type="float">
            <text:p>0.3762689</text:p>
          </table:table-cell>
          <table:table-cell office:value-type="float" office:value="0.3892149" calcext:value-type="float">
            <text:p>0.3892149</text:p>
          </table:table-cell>
          <table:table-cell office:value-type="float" office:value="0.3977643" calcext:value-type="float">
            <text:p>0.39776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562E-015" calcext:value-type="float">
            <text:p>1.978562E-15</text:p>
          </table:table-cell>
          <table:table-cell office:value-type="float" office:value="9.432951E-016" calcext:value-type="float">
            <text:p>9.432951E-16</text:p>
          </table:table-cell>
          <table:table-cell office:value-type="float" office:value="9.916134E-016" calcext:value-type="float">
            <text:p>9.916134E-16</text:p>
          </table:table-cell>
          <table:table-cell office:value-type="float" office:value="9.451779E-016" calcext:value-type="float">
            <text:p>9.451779E-16</text:p>
          </table:table-cell>
          <table:table-cell office:value-type="float" office:value="2.427176E-017" calcext:value-type="float">
            <text:p>2.42717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8.60106" calcext:value-type="float">
            <text:p>-78.60106</text:p>
          </table:table-cell>
          <table:table-cell office:value-type="float" office:value="-0.01815346" calcext:value-type="float">
            <text:p>-0.01815346</text:p>
          </table:table-cell>
          <table:table-cell office:value-type="float" office:value="-0.01714271" calcext:value-type="float">
            <text:p>-0.01714271</text:p>
          </table:table-cell>
          <table:table-cell office:value-type="float" office:value="-0.01597101" calcext:value-type="float">
            <text:p>-0.01597101</text:p>
          </table:table-cell>
          <table:table-cell office:value-type="float" office:value="-0.01517393" calcext:value-type="float">
            <text:p>-0.01517393</text:p>
          </table:table-cell>
          <table:table-cell office:value-type="float" office:value="-0.01394778" calcext:value-type="float">
            <text:p>-0.01394778</text:p>
          </table:table-cell>
          <table:table-cell office:value-type="float" office:value="-0.01292541" calcext:value-type="float">
            <text:p>-0.01292541</text:p>
          </table:table-cell>
          <table:table-cell office:value-type="float" office:value="-0.01169441" calcext:value-type="float">
            <text:p>-0.01169441</text:p>
          </table:table-cell>
          <table:table-cell office:value-type="float" office:value="-0.01068166" calcext:value-type="float">
            <text:p>-0.01068166</text:p>
          </table:table-cell>
          <table:table-cell office:value-type="float" office:value="-0.01054616" calcext:value-type="float">
            <text:p>-0.0105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24386" calcext:value-type="float">
            <text:p>-5.624386</text:p>
          </table:table-cell>
          <table:table-cell office:value-type="float" office:value="0.02051803" calcext:value-type="float">
            <text:p>0.0205180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2799" calcext:value-type="float">
            <text:p>-2.3427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74.5749" calcext:value-type="float">
            <text:p>174.5749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1.098" calcext:value-type="float">
            <text:p>1091.098</text:p>
          </table:table-cell>
          <table:table-cell office:value-type="float" office:value="2.38108" calcext:value-type="float">
            <text:p>2.38108</text:p>
          </table:table-cell>
          <table:table-cell office:value-type="float" office:value="0" calcext:value-type="float">
            <text:p>0</text:p>
          </table:table-cell>
          <table:table-cell office:value-type="float" office:value="0.1101857" calcext:value-type="float">
            <text:p>0.1101857</text:p>
          </table:table-cell>
          <table:table-cell office:value-type="float" office:value="0.3327849" calcext:value-type="float">
            <text:p>0.3327849</text:p>
          </table:table-cell>
          <table:table-cell office:value-type="float" office:value="0.3360215" calcext:value-type="float">
            <text:p>0.3360215</text:p>
          </table:table-cell>
          <table:table-cell office:value-type="float" office:value="0.3398856" calcext:value-type="float">
            <text:p>0.3398856</text:p>
          </table:table-cell>
          <table:table-cell office:value-type="float" office:value="0.3424731" calcext:value-type="float">
            <text:p>0.3424731</text:p>
          </table:table-cell>
          <table:table-cell office:value-type="float" office:value="0.2991413" calcext:value-type="float">
            <text:p>0.2991413</text:p>
          </table:table-cell>
          <table:table-cell office:value-type="float" office:value="0.2976245" calcext:value-type="float">
            <text:p>0.2976245</text:p>
          </table:table-cell>
          <table:table-cell office:value-type="float" office:value="0.3739612" calcext:value-type="float">
            <text:p>0.3739612</text:p>
          </table:table-cell>
          <table:table-cell office:value-type="float" office:value="0.3700445" calcext:value-type="float">
            <text:p>0.3700445</text:p>
          </table:table-cell>
          <table:table-cell office:value-type="float" office:value="0.3764306" calcext:value-type="float">
            <text:p>0.3764306</text:p>
          </table:table-cell>
          <table:table-cell office:value-type="float" office:value="0.3893852" calcext:value-type="float">
            <text:p>0.3893852</text:p>
          </table:table-cell>
          <table:table-cell office:value-type="float" office:value="0.3978821" calcext:value-type="float">
            <text:p>0.39788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852E-015" calcext:value-type="float">
            <text:p>1.978852E-15</text:p>
          </table:table-cell>
          <table:table-cell office:value-type="float" office:value="9.432808E-016" calcext:value-type="float">
            <text:p>9.432808E-16</text:p>
          </table:table-cell>
          <table:table-cell office:value-type="float" office:value="9.915928E-016" calcext:value-type="float">
            <text:p>9.915928E-16</text:p>
          </table:table-cell>
          <table:table-cell office:value-type="float" office:value="9.451519E-016" calcext:value-type="float">
            <text:p>9.451519E-16</text:p>
          </table:table-cell>
          <table:table-cell office:value-type="float" office:value="2.42712E-017" calcext:value-type="float">
            <text:p>2.4271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35802" calcext:value-type="float">
            <text:p>-81.35802</text:p>
          </table:table-cell>
          <table:table-cell office:value-type="float" office:value="-0.01878697" calcext:value-type="float">
            <text:p>-0.01878697</text:p>
          </table:table-cell>
          <table:table-cell office:value-type="float" office:value="-0.01769602" calcext:value-type="float">
            <text:p>-0.01769602</text:p>
          </table:table-cell>
          <table:table-cell office:value-type="float" office:value="-0.01649265" calcext:value-type="float">
            <text:p>-0.01649265</text:p>
          </table:table-cell>
          <table:table-cell office:value-type="float" office:value="-0.01574222" calcext:value-type="float">
            <text:p>-0.01574222</text:p>
          </table:table-cell>
          <table:table-cell office:value-type="float" office:value="-0.01446383" calcext:value-type="float">
            <text:p>-0.01446383</text:p>
          </table:table-cell>
          <table:table-cell office:value-type="float" office:value="-0.01341174" calcext:value-type="float">
            <text:p>-0.01341174</text:p>
          </table:table-cell>
          <table:table-cell office:value-type="float" office:value="-0.01209462" calcext:value-type="float">
            <text:p>-0.01209462</text:p>
          </table:table-cell>
          <table:table-cell office:value-type="float" office:value="-0.01079479" calcext:value-type="float">
            <text:p>-0.01079479</text:p>
          </table:table-cell>
          <table:table-cell office:value-type="float" office:value="-0.0104687" calcext:value-type="float">
            <text:p>-0.010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28129" calcext:value-type="float">
            <text:p>-27.28129</text:p>
          </table:table-cell>
          <table:table-cell office:value-type="float" office:value="0.02050419" calcext:value-type="float">
            <text:p>0.0205041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1411" calcext:value-type="float">
            <text:p>-2.3414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75.6238" calcext:value-type="float">
            <text:p>175.623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0.05" calcext:value-type="float">
            <text:p>1090.05</text:p>
          </table:table-cell>
          <table:table-cell office:value-type="float" office:value="2.38108" calcext:value-type="float">
            <text:p>2.38108</text:p>
          </table:table-cell>
          <table:table-cell office:value-type="float" office:value="0" calcext:value-type="float">
            <text:p>0</text:p>
          </table:table-cell>
          <table:table-cell office:value-type="float" office:value="0.1017949" calcext:value-type="float">
            <text:p>0.1017949</text:p>
          </table:table-cell>
          <table:table-cell office:value-type="float" office:value="0.3279222" calcext:value-type="float">
            <text:p>0.3279222</text:p>
          </table:table-cell>
          <table:table-cell office:value-type="float" office:value="0.3320849" calcext:value-type="float">
            <text:p>0.3320849</text:p>
          </table:table-cell>
          <table:table-cell office:value-type="float" office:value="0.3366549" calcext:value-type="float">
            <text:p>0.3366549</text:p>
          </table:table-cell>
          <table:table-cell office:value-type="float" office:value="0.3396125" calcext:value-type="float">
            <text:p>0.3396125</text:p>
          </table:table-cell>
          <table:table-cell office:value-type="float" office:value="0.2974897" calcext:value-type="float">
            <text:p>0.2974897</text:p>
          </table:table-cell>
          <table:table-cell office:value-type="float" office:value="0.2962821" calcext:value-type="float">
            <text:p>0.2962821</text:p>
          </table:table-cell>
          <table:table-cell office:value-type="float" office:value="0.3733737" calcext:value-type="float">
            <text:p>0.3733737</text:p>
          </table:table-cell>
          <table:table-cell office:value-type="float" office:value="0.3697373" calcext:value-type="float">
            <text:p>0.3697373</text:p>
          </table:table-cell>
          <table:table-cell office:value-type="float" office:value="0.3765568" calcext:value-type="float">
            <text:p>0.3765568</text:p>
          </table:table-cell>
          <table:table-cell office:value-type="float" office:value="0.3895471" calcext:value-type="float">
            <text:p>0.3895471</text:p>
          </table:table-cell>
          <table:table-cell office:value-type="float" office:value="0.3979998" calcext:value-type="float">
            <text:p>0.39799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14E-015" calcext:value-type="float">
            <text:p>1.97914E-15</text:p>
          </table:table-cell>
          <table:table-cell office:value-type="float" office:value="9.432667E-016" calcext:value-type="float">
            <text:p>9.432667E-16</text:p>
          </table:table-cell>
          <table:table-cell office:value-type="float" office:value="9.915719E-016" calcext:value-type="float">
            <text:p>9.915719E-16</text:p>
          </table:table-cell>
          <table:table-cell office:value-type="float" office:value="9.451259E-016" calcext:value-type="float">
            <text:p>9.451259E-16</text:p>
          </table:table-cell>
          <table:table-cell office:value-type="float" office:value="2.427063E-017" calcext:value-type="float">
            <text:p>2.42706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0.187" calcext:value-type="float">
            <text:p>-150.187</text:p>
          </table:table-cell>
          <table:table-cell office:value-type="float" office:value="-0.02057707" calcext:value-type="float">
            <text:p>-0.02057707</text:p>
          </table:table-cell>
          <table:table-cell office:value-type="float" office:value="-0.01902357" calcext:value-type="float">
            <text:p>-0.01902357</text:p>
          </table:table-cell>
          <table:table-cell office:value-type="float" office:value="-0.01748564" calcext:value-type="float">
            <text:p>-0.01748564</text:p>
          </table:table-cell>
          <table:table-cell office:value-type="float" office:value="-0.01657023" calcext:value-type="float">
            <text:p>-0.01657023</text:p>
          </table:table-cell>
          <table:table-cell office:value-type="float" office:value="-0.0150749" calcext:value-type="float">
            <text:p>-0.0150749</text:p>
          </table:table-cell>
          <table:table-cell office:value-type="float" office:value="-0.01392927" calcext:value-type="float">
            <text:p>-0.01392927</text:p>
          </table:table-cell>
          <table:table-cell office:value-type="float" office:value="-0.01251308" calcext:value-type="float">
            <text:p>-0.01251308</text:p>
          </table:table-cell>
          <table:table-cell office:value-type="float" office:value="-0.01094473" calcext:value-type="float">
            <text:p>-0.01094473</text:p>
          </table:table-cell>
          <table:table-cell office:value-type="float" office:value="-0.01040864" calcext:value-type="float">
            <text:p>-0.0104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92166" calcext:value-type="float">
            <text:p>-48.92166</text:p>
          </table:table-cell>
          <table:table-cell office:value-type="float" office:value="0.02049447" calcext:value-type="float">
            <text:p>0.0204944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39961" calcext:value-type="float">
            <text:p>-2.3399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76.7403" calcext:value-type="float">
            <text:p>176.7403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8.933" calcext:value-type="float">
            <text:p>1088.933</text:p>
          </table:table-cell>
          <table:table-cell office:value-type="float" office:value="2.38108" calcext:value-type="float">
            <text:p>2.38108</text:p>
          </table:table-cell>
          <table:table-cell office:value-type="float" office:value="0" calcext:value-type="float">
            <text:p>0</text:p>
          </table:table-cell>
          <table:table-cell office:value-type="float" office:value="0.100628" calcext:value-type="float">
            <text:p>0.100628</text:p>
          </table:table-cell>
          <table:table-cell office:value-type="float" office:value="0.3223262" calcext:value-type="float">
            <text:p>0.3223262</text:p>
          </table:table-cell>
          <table:table-cell office:value-type="float" office:value="0.3275042" calcext:value-type="float">
            <text:p>0.3275042</text:p>
          </table:table-cell>
          <table:table-cell office:value-type="float" office:value="0.3330769" calcext:value-type="float">
            <text:p>0.3330769</text:p>
          </table:table-cell>
          <table:table-cell office:value-type="float" office:value="0.3364784" calcext:value-type="float">
            <text:p>0.3364784</text:p>
          </table:table-cell>
          <table:table-cell office:value-type="float" office:value="0.2954918" calcext:value-type="float">
            <text:p>0.2954918</text:p>
          </table:table-cell>
          <table:table-cell office:value-type="float" office:value="0.2948343" calcext:value-type="float">
            <text:p>0.2948343</text:p>
          </table:table-cell>
          <table:table-cell office:value-type="float" office:value="0.3728073" calcext:value-type="float">
            <text:p>0.3728073</text:p>
          </table:table-cell>
          <table:table-cell office:value-type="float" office:value="0.3693924" calcext:value-type="float">
            <text:p>0.3693924</text:p>
          </table:table-cell>
          <table:table-cell office:value-type="float" office:value="0.3766311" calcext:value-type="float">
            <text:p>0.3766311</text:p>
          </table:table-cell>
          <table:table-cell office:value-type="float" office:value="0.3896979" calcext:value-type="float">
            <text:p>0.3896979</text:p>
          </table:table-cell>
          <table:table-cell office:value-type="float" office:value="0.3981151" calcext:value-type="float">
            <text:p>0.39811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448E-015" calcext:value-type="float">
            <text:p>1.979448E-15</text:p>
          </table:table-cell>
          <table:table-cell office:value-type="float" office:value="9.432501E-016" calcext:value-type="float">
            <text:p>9.432501E-16</text:p>
          </table:table-cell>
          <table:table-cell office:value-type="float" office:value="9.915516E-016" calcext:value-type="float">
            <text:p>9.915516E-16</text:p>
          </table:table-cell>
          <table:table-cell office:value-type="float" office:value="9.450989E-016" calcext:value-type="float">
            <text:p>9.450989E-16</text:p>
          </table:table-cell>
          <table:table-cell office:value-type="float" office:value="2.427013E-017" calcext:value-type="float">
            <text:p>2.42701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3.9206" calcext:value-type="float">
            <text:p>-163.9206</text:p>
          </table:table-cell>
          <table:table-cell office:value-type="float" office:value="-0.02287264" calcext:value-type="float">
            <text:p>-0.02287264</text:p>
          </table:table-cell>
          <table:table-cell office:value-type="float" office:value="-0.0207146" calcext:value-type="float">
            <text:p>-0.0207146</text:p>
          </table:table-cell>
          <table:table-cell office:value-type="float" office:value="-0.01866826" calcext:value-type="float">
            <text:p>-0.01866826</text:p>
          </table:table-cell>
          <table:table-cell office:value-type="float" office:value="-0.01754171" calcext:value-type="float">
            <text:p>-0.01754171</text:p>
          </table:table-cell>
          <table:table-cell office:value-type="float" office:value="-0.01585506" calcext:value-type="float">
            <text:p>-0.01585506</text:p>
          </table:table-cell>
          <table:table-cell office:value-type="float" office:value="-0.01451258" calcext:value-type="float">
            <text:p>-0.01451258</text:p>
          </table:table-cell>
          <table:table-cell office:value-type="float" office:value="-0.01293103" calcext:value-type="float">
            <text:p>-0.01293103</text:p>
          </table:table-cell>
          <table:table-cell office:value-type="float" office:value="-0.01111592" calcext:value-type="float">
            <text:p>-0.01111592</text:p>
          </table:table-cell>
          <table:table-cell office:value-type="float" office:value="-0.01037308" calcext:value-type="float">
            <text:p>-0.01037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98308" calcext:value-type="float">
            <text:p>-73.98308</text:p>
          </table:table-cell>
          <table:table-cell office:value-type="float" office:value="0.02048605" calcext:value-type="float">
            <text:p>0.02048605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38455" calcext:value-type="float">
            <text:p>-2.3384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77.9805" calcext:value-type="float">
            <text:p>177.980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7.692" calcext:value-type="float">
            <text:p>1087.692</text:p>
          </table:table-cell>
          <table:table-cell office:value-type="float" office:value="2.38108" calcext:value-type="float">
            <text:p>2.38108</text:p>
          </table:table-cell>
          <table:table-cell office:value-type="float" office:value="0" calcext:value-type="float">
            <text:p>0</text:p>
          </table:table-cell>
          <table:table-cell office:value-type="float" office:value="0.1012592" calcext:value-type="float">
            <text:p>0.1012592</text:p>
          </table:table-cell>
          <table:table-cell office:value-type="float" office:value="0.3156562" calcext:value-type="float">
            <text:p>0.3156562</text:p>
          </table:table-cell>
          <table:table-cell office:value-type="float" office:value="0.3220999" calcext:value-type="float">
            <text:p>0.3220999</text:p>
          </table:table-cell>
          <table:table-cell office:value-type="float" office:value="0.32873" calcext:value-type="float">
            <text:p>0.32873</text:p>
          </table:table-cell>
          <table:table-cell office:value-type="float" office:value="0.3326206" calcext:value-type="float">
            <text:p>0.3326206</text:p>
          </table:table-cell>
          <table:table-cell office:value-type="float" office:value="0.293441" calcext:value-type="float">
            <text:p>0.293441</text:p>
          </table:table-cell>
          <table:table-cell office:value-type="float" office:value="0.2934008" calcext:value-type="float">
            <text:p>0.2934008</text:p>
          </table:table-cell>
          <table:table-cell office:value-type="float" office:value="0.3722917" calcext:value-type="float">
            <text:p>0.3722917</text:p>
          </table:table-cell>
          <table:table-cell office:value-type="float" office:value="0.3690215" calcext:value-type="float">
            <text:p>0.3690215</text:p>
          </table:table-cell>
          <table:table-cell office:value-type="float" office:value="0.3766154" calcext:value-type="float">
            <text:p>0.3766154</text:p>
          </table:table-cell>
          <table:table-cell office:value-type="float" office:value="0.3898308" calcext:value-type="float">
            <text:p>0.3898308</text:p>
          </table:table-cell>
          <table:table-cell office:value-type="float" office:value="0.3982293" calcext:value-type="float">
            <text:p>0.39822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783E-015" calcext:value-type="float">
            <text:p>1.979783E-15</text:p>
          </table:table-cell>
          <table:table-cell office:value-type="float" office:value="9.432312E-016" calcext:value-type="float">
            <text:p>9.432312E-16</text:p>
          </table:table-cell>
          <table:table-cell office:value-type="float" office:value="9.915285E-016" calcext:value-type="float">
            <text:p>9.915285E-16</text:p>
          </table:table-cell>
          <table:table-cell office:value-type="float" office:value="9.4507E-016" calcext:value-type="float">
            <text:p>9.4507E-16</text:p>
          </table:table-cell>
          <table:table-cell office:value-type="float" office:value="2.426942E-017" calcext:value-type="float">
            <text:p>2.42694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6.7064" calcext:value-type="float">
            <text:p>-156.7064</text:p>
          </table:table-cell>
          <table:table-cell office:value-type="float" office:value="-0.02601152" calcext:value-type="float">
            <text:p>-0.02601152</text:p>
          </table:table-cell>
          <table:table-cell office:value-type="float" office:value="-0.02293865" calcext:value-type="float">
            <text:p>-0.02293865</text:p>
          </table:table-cell>
          <table:table-cell office:value-type="float" office:value="-0.02023638" calcext:value-type="float">
            <text:p>-0.02023638</text:p>
          </table:table-cell>
          <table:table-cell office:value-type="float" office:value="-0.01882689" calcext:value-type="float">
            <text:p>-0.01882689</text:p>
          </table:table-cell>
          <table:table-cell office:value-type="float" office:value="-0.01670369" calcext:value-type="float">
            <text:p>-0.01670369</text:p>
          </table:table-cell>
          <table:table-cell office:value-type="float" office:value="-0.01511746" calcext:value-type="float">
            <text:p>-0.01511746</text:p>
          </table:table-cell>
          <table:table-cell office:value-type="float" office:value="-0.01332389" calcext:value-type="float">
            <text:p>-0.01332389</text:p>
          </table:table-cell>
          <table:table-cell office:value-type="float" office:value="-0.01130299" calcext:value-type="float">
            <text:p>-0.01130299</text:p>
          </table:table-cell>
          <table:table-cell office:value-type="float" office:value="-0.0103804" calcext:value-type="float">
            <text:p>-0.010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51867" calcext:value-type="float">
            <text:p>-63.51867</text:p>
          </table:table-cell>
          <table:table-cell office:value-type="float" office:value="0.02048004" calcext:value-type="float">
            <text:p>0.0204800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36905" calcext:value-type="float">
            <text:p>-2.3369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79.3039" calcext:value-type="float">
            <text:p>179.3039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6.369" calcext:value-type="float">
            <text:p>1086.369</text:p>
          </table:table-cell>
          <table:table-cell office:value-type="float" office:value="2.38108" calcext:value-type="float">
            <text:p>2.38108</text:p>
          </table:table-cell>
          <table:table-cell office:value-type="float" office:value="0" calcext:value-type="float">
            <text:p>0</text:p>
          </table:table-cell>
          <table:table-cell office:value-type="float" office:value="0.1042218" calcext:value-type="float">
            <text:p>0.1042218</text:p>
          </table:table-cell>
          <table:table-cell office:value-type="float" office:value="0.3081194" calcext:value-type="float">
            <text:p>0.3081194</text:p>
          </table:table-cell>
          <table:table-cell office:value-type="float" office:value="0.3166129" calcext:value-type="float">
            <text:p>0.3166129</text:p>
          </table:table-cell>
          <table:table-cell office:value-type="float" office:value="0.3243527" calcext:value-type="float">
            <text:p>0.3243527</text:p>
          </table:table-cell>
          <table:table-cell office:value-type="float" office:value="0.3288218" calcext:value-type="float">
            <text:p>0.3288218</text:p>
          </table:table-cell>
          <table:table-cell office:value-type="float" office:value="0.2911722" calcext:value-type="float">
            <text:p>0.2911722</text:p>
          </table:table-cell>
          <table:table-cell office:value-type="float" office:value="0.291788" calcext:value-type="float">
            <text:p>0.291788</text:p>
          </table:table-cell>
          <table:table-cell office:value-type="float" office:value="0.3717044" calcext:value-type="float">
            <text:p>0.3717044</text:p>
          </table:table-cell>
          <table:table-cell office:value-type="float" office:value="0.3686271" calcext:value-type="float">
            <text:p>0.3686271</text:p>
          </table:table-cell>
          <table:table-cell office:value-type="float" office:value="0.3765721" calcext:value-type="float">
            <text:p>0.3765721</text:p>
          </table:table-cell>
          <table:table-cell office:value-type="float" office:value="0.3899435" calcext:value-type="float">
            <text:p>0.3899435</text:p>
          </table:table-cell>
          <table:table-cell office:value-type="float" office:value="0.3983301" calcext:value-type="float">
            <text:p>0.39833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134E-015" calcext:value-type="float">
            <text:p>1.980134E-15</text:p>
          </table:table-cell>
          <table:table-cell office:value-type="float" office:value="9.432108E-016" calcext:value-type="float">
            <text:p>9.432108E-16</text:p>
          </table:table-cell>
          <table:table-cell office:value-type="float" office:value="9.915057E-016" calcext:value-type="float">
            <text:p>9.915057E-16</text:p>
          </table:table-cell>
          <table:table-cell office:value-type="float" office:value="9.450393E-016" calcext:value-type="float">
            <text:p>9.450393E-16</text:p>
          </table:table-cell>
          <table:table-cell office:value-type="float" office:value="2.426872E-017" calcext:value-type="float">
            <text:p>2.42687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5.7036" calcext:value-type="float">
            <text:p>-125.7036</text:p>
          </table:table-cell>
          <table:table-cell office:value-type="float" office:value="-0.03017976" calcext:value-type="float">
            <text:p>-0.03017976</text:p>
          </table:table-cell>
          <table:table-cell office:value-type="float" office:value="-0.0254814" calcext:value-type="float">
            <text:p>-0.0254814</text:p>
          </table:table-cell>
          <table:table-cell office:value-type="float" office:value="-0.02197081" calcext:value-type="float">
            <text:p>-0.02197081</text:p>
          </table:table-cell>
          <table:table-cell office:value-type="float" office:value="-0.02020808" calcext:value-type="float">
            <text:p>-0.02020808</text:p>
          </table:table-cell>
          <table:table-cell office:value-type="float" office:value="-0.0177031" calcext:value-type="float">
            <text:p>-0.0177031</text:p>
          </table:table-cell>
          <table:table-cell office:value-type="float" office:value="-0.01583116" calcext:value-type="float">
            <text:p>-0.01583116</text:p>
          </table:table-cell>
          <table:table-cell office:value-type="float" office:value="-0.01378588" calcext:value-type="float">
            <text:p>-0.01378588</text:p>
          </table:table-cell>
          <table:table-cell office:value-type="float" office:value="-0.01150571" calcext:value-type="float">
            <text:p>-0.01150571</text:p>
          </table:table-cell>
          <table:table-cell office:value-type="float" office:value="-0.0104008" calcext:value-type="float">
            <text:p>-0.010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33274" calcext:value-type="float">
            <text:p>-50.33274</text:p>
          </table:table-cell>
          <table:table-cell office:value-type="float" office:value="0.02047512" calcext:value-type="float">
            <text:p>0.0204751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352" calcext:value-type="float">
            <text:p>-2.3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80.4991" calcext:value-type="float">
            <text:p>180.4991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5.174" calcext:value-type="float">
            <text:p>1085.174</text:p>
          </table:table-cell>
          <table:table-cell office:value-type="float" office:value="2.38108" calcext:value-type="float">
            <text:p>2.38108</text:p>
          </table:table-cell>
          <table:table-cell office:value-type="float" office:value="0" calcext:value-type="float">
            <text:p>0</text:p>
          </table:table-cell>
          <table:table-cell office:value-type="float" office:value="0.1074833" calcext:value-type="float">
            <text:p>0.1074833</text:p>
          </table:table-cell>
          <table:table-cell office:value-type="float" office:value="0.3021846" calcext:value-type="float">
            <text:p>0.3021846</text:p>
          </table:table-cell>
          <table:table-cell office:value-type="float" office:value="0.3115698" calcext:value-type="float">
            <text:p>0.3115698</text:p>
          </table:table-cell>
          <table:table-cell office:value-type="float" office:value="0.320374" calcext:value-type="float">
            <text:p>0.320374</text:p>
          </table:table-cell>
          <table:table-cell office:value-type="float" office:value="0.3249603" calcext:value-type="float">
            <text:p>0.3249603</text:p>
          </table:table-cell>
          <table:table-cell office:value-type="float" office:value="0.2890715" calcext:value-type="float">
            <text:p>0.2890715</text:p>
          </table:table-cell>
          <table:table-cell office:value-type="float" office:value="0.2903585" calcext:value-type="float">
            <text:p>0.2903585</text:p>
          </table:table-cell>
          <table:table-cell office:value-type="float" office:value="0.3710904" calcext:value-type="float">
            <text:p>0.3710904</text:p>
          </table:table-cell>
          <table:table-cell office:value-type="float" office:value="0.3682191" calcext:value-type="float">
            <text:p>0.3682191</text:p>
          </table:table-cell>
          <table:table-cell office:value-type="float" office:value="0.3765101" calcext:value-type="float">
            <text:p>0.3765101</text:p>
          </table:table-cell>
          <table:table-cell office:value-type="float" office:value="0.3900372" calcext:value-type="float">
            <text:p>0.3900372</text:p>
          </table:table-cell>
          <table:table-cell office:value-type="float" office:value="0.3984303" calcext:value-type="float">
            <text:p>0.39843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482E-015" calcext:value-type="float">
            <text:p>1.980482E-15</text:p>
          </table:table-cell>
          <table:table-cell office:value-type="float" office:value="9.431915E-016" calcext:value-type="float">
            <text:p>9.431915E-16</text:p>
          </table:table-cell>
          <table:table-cell office:value-type="float" office:value="9.914828E-016" calcext:value-type="float">
            <text:p>9.914828E-16</text:p>
          </table:table-cell>
          <table:table-cell office:value-type="float" office:value="9.45008E-016" calcext:value-type="float">
            <text:p>9.45008E-16</text:p>
          </table:table-cell>
          <table:table-cell office:value-type="float" office:value="2.426807E-017" calcext:value-type="float">
            <text:p>2.42680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88838" calcext:value-type="float">
            <text:p>-98.88838</text:p>
          </table:table-cell>
          <table:table-cell office:value-type="float" office:value="-0.03426902" calcext:value-type="float">
            <text:p>-0.03426902</text:p>
          </table:table-cell>
          <table:table-cell office:value-type="float" office:value="-0.02812485" calcext:value-type="float">
            <text:p>-0.02812485</text:p>
          </table:table-cell>
          <table:table-cell office:value-type="float" office:value="-0.02370141" calcext:value-type="float">
            <text:p>-0.02370141</text:p>
          </table:table-cell>
          <table:table-cell office:value-type="float" office:value="-0.02172131" calcext:value-type="float">
            <text:p>-0.02172131</text:p>
          </table:table-cell>
          <table:table-cell office:value-type="float" office:value="-0.01868938" calcext:value-type="float">
            <text:p>-0.01868938</text:p>
          </table:table-cell>
          <table:table-cell office:value-type="float" office:value="-0.01649695" calcext:value-type="float">
            <text:p>-0.01649695</text:p>
          </table:table-cell>
          <table:table-cell office:value-type="float" office:value="-0.01428793" calcext:value-type="float">
            <text:p>-0.01428793</text:p>
          </table:table-cell>
          <table:table-cell office:value-type="float" office:value="-0.01171943" calcext:value-type="float">
            <text:p>-0.01171943</text:p>
          </table:table-cell>
          <table:table-cell office:value-type="float" office:value="-0.01043004" calcext:value-type="float">
            <text:p>-0.01043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91" calcext:value-type="float">
            <text:p>-35.091</text:p>
          </table:table-cell>
          <table:table-cell office:value-type="float" office:value="0.02047056" calcext:value-type="float">
            <text:p>0.0204705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33478" calcext:value-type="float">
            <text:p>-2.333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92.5002" calcext:value-type="float">
            <text:p>192.5002</text:p>
          </table:table-cell>
          <table:table-cell office:value-type="float" office:value="182.1958" calcext:value-type="float">
            <text:p>182.195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91.255" calcext:value-type="float">
            <text:p>1091.255</text:p>
          </table:table-cell>
          <table:table-cell office:value-type="float" office:value="2.403239" calcext:value-type="float">
            <text:p>2.403239</text:p>
          </table:table-cell>
          <table:table-cell office:value-type="float" office:value="0" calcext:value-type="float">
            <text:p>0</text:p>
          </table:table-cell>
          <table:table-cell office:value-type="float" office:value="0.4335274" calcext:value-type="float">
            <text:p>0.4335274</text:p>
          </table:table-cell>
          <table:table-cell office:value-type="float" office:value="0.3312236" calcext:value-type="float">
            <text:p>0.3312236</text:p>
          </table:table-cell>
          <table:table-cell office:value-type="float" office:value="0.3092214" calcext:value-type="float">
            <text:p>0.3092214</text:p>
          </table:table-cell>
          <table:table-cell office:value-type="float" office:value="0.3162789" calcext:value-type="float">
            <text:p>0.3162789</text:p>
          </table:table-cell>
          <table:table-cell office:value-type="float" office:value="0.3218076" calcext:value-type="float">
            <text:p>0.3218076</text:p>
          </table:table-cell>
          <table:table-cell office:value-type="float" office:value="0.2869802" calcext:value-type="float">
            <text:p>0.2869802</text:p>
          </table:table-cell>
          <table:table-cell office:value-type="float" office:value="0.2891488" calcext:value-type="float">
            <text:p>0.2891488</text:p>
          </table:table-cell>
          <table:table-cell office:value-type="float" office:value="0.3705004" calcext:value-type="float">
            <text:p>0.3705004</text:p>
          </table:table-cell>
          <table:table-cell office:value-type="float" office:value="0.3677918" calcext:value-type="float">
            <text:p>0.3677918</text:p>
          </table:table-cell>
          <table:table-cell office:value-type="float" office:value="0.3764307" calcext:value-type="float">
            <text:p>0.3764307</text:p>
          </table:table-cell>
          <table:table-cell office:value-type="float" office:value="0.390114" calcext:value-type="float">
            <text:p>0.390114</text:p>
          </table:table-cell>
          <table:table-cell office:value-type="float" office:value="0.3985302" calcext:value-type="float">
            <text:p>0.39853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808E-015" calcext:value-type="float">
            <text:p>1.980808E-15</text:p>
          </table:table-cell>
          <table:table-cell office:value-type="float" office:value="9.431727E-016" calcext:value-type="float">
            <text:p>9.431727E-16</text:p>
          </table:table-cell>
          <table:table-cell office:value-type="float" office:value="9.914625E-016" calcext:value-type="float">
            <text:p>9.914625E-16</text:p>
          </table:table-cell>
          <table:table-cell office:value-type="float" office:value="9.449773E-016" calcext:value-type="float">
            <text:p>9.449773E-16</text:p>
          </table:table-cell>
          <table:table-cell office:value-type="float" office:value="2.426737E-017" calcext:value-type="float">
            <text:p>2.426737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196551" calcext:value-type="float">
            <text:p>-0.003196551</text:p>
          </table:table-cell>
          <table:table-cell office:value-type="float" office:value="-0.02016014" calcext:value-type="float">
            <text:p>-0.02016014</text:p>
          </table:table-cell>
          <table:table-cell office:value-type="float" office:value="-0.02967129" calcext:value-type="float">
            <text:p>-0.02967129</text:p>
          </table:table-cell>
          <table:table-cell office:value-type="float" office:value="-0.02565878" calcext:value-type="float">
            <text:p>-0.02565878</text:p>
          </table:table-cell>
          <table:table-cell office:value-type="float" office:value="-0.02306293" calcext:value-type="float">
            <text:p>-0.02306293</text:p>
          </table:table-cell>
          <table:table-cell office:value-type="float" office:value="-0.0197357" calcext:value-type="float">
            <text:p>-0.0197357</text:p>
          </table:table-cell>
          <table:table-cell office:value-type="float" office:value="-0.0170813" calcext:value-type="float">
            <text:p>-0.0170813</text:p>
          </table:table-cell>
          <table:table-cell office:value-type="float" office:value="-0.0147883" calcext:value-type="float">
            <text:p>-0.0147883</text:p>
          </table:table-cell>
          <table:table-cell office:value-type="float" office:value="-0.01194781" calcext:value-type="float">
            <text:p>-0.01194781</text:p>
          </table:table-cell>
          <table:table-cell office:value-type="float" office:value="-0.01046772" calcext:value-type="float">
            <text:p>-0.0104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39004" calcext:value-type="float">
            <text:p>-0.003339004</text:p>
          </table:table-cell>
          <table:table-cell office:value-type="float" office:value="0.02046052" calcext:value-type="float">
            <text:p>0.0204605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31744" calcext:value-type="float">
            <text:p>-2.3317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94.0002" calcext:value-type="float">
            <text:p>194.0002</text:p>
          </table:table-cell>
          <table:table-cell office:value-type="float" office:value="187.1303" calcext:value-type="float">
            <text:p>187.1303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7.819" calcext:value-type="float">
            <text:p>1087.819</text:p>
          </table:table-cell>
          <table:table-cell office:value-type="float" office:value="2.405427" calcext:value-type="float">
            <text:p>2.405427</text:p>
          </table:table-cell>
          <table:table-cell office:value-type="float" office:value="0" calcext:value-type="float">
            <text:p>0</text:p>
          </table:table-cell>
          <table:table-cell office:value-type="float" office:value="0.2824425" calcext:value-type="float">
            <text:p>0.2824425</text:p>
          </table:table-cell>
          <table:table-cell office:value-type="float" office:value="0.3015389" calcext:value-type="float">
            <text:p>0.3015389</text:p>
          </table:table-cell>
          <table:table-cell office:value-type="float" office:value="0.3180177" calcext:value-type="float">
            <text:p>0.3180177</text:p>
          </table:table-cell>
          <table:table-cell office:value-type="float" office:value="0.3216004" calcext:value-type="float">
            <text:p>0.3216004</text:p>
          </table:table-cell>
          <table:table-cell office:value-type="float" office:value="0.3233912" calcext:value-type="float">
            <text:p>0.3233912</text:p>
          </table:table-cell>
          <table:table-cell office:value-type="float" office:value="0.2858224" calcext:value-type="float">
            <text:p>0.2858224</text:p>
          </table:table-cell>
          <table:table-cell office:value-type="float" office:value="0.2876753" calcext:value-type="float">
            <text:p>0.2876753</text:p>
          </table:table-cell>
          <table:table-cell office:value-type="float" office:value="0.3699189" calcext:value-type="float">
            <text:p>0.3699189</text:p>
          </table:table-cell>
          <table:table-cell office:value-type="float" office:value="0.3673502" calcext:value-type="float">
            <text:p>0.3673502</text:p>
          </table:table-cell>
          <table:table-cell office:value-type="float" office:value="0.3763358" calcext:value-type="float">
            <text:p>0.3763358</text:p>
          </table:table-cell>
          <table:table-cell office:value-type="float" office:value="0.3901758" calcext:value-type="float">
            <text:p>0.3901758</text:p>
          </table:table-cell>
          <table:table-cell office:value-type="float" office:value="0.3986265" calcext:value-type="float">
            <text:p>0.39862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103E-015" calcext:value-type="float">
            <text:p>1.981103E-15</text:p>
          </table:table-cell>
          <table:table-cell office:value-type="float" office:value="9.43159E-016" calcext:value-type="float">
            <text:p>9.43159E-16</text:p>
          </table:table-cell>
          <table:table-cell office:value-type="float" office:value="9.914412E-016" calcext:value-type="float">
            <text:p>9.914412E-16</text:p>
          </table:table-cell>
          <table:table-cell office:value-type="float" office:value="9.449508E-016" calcext:value-type="float">
            <text:p>9.449508E-16</text:p>
          </table:table-cell>
          <table:table-cell office:value-type="float" office:value="2.426672E-017" calcext:value-type="float">
            <text:p>2.42667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5805738" calcext:value-type="float">
            <text:p>-0.05805738</text:p>
          </table:table-cell>
          <table:table-cell office:value-type="float" office:value="-0.03456159" calcext:value-type="float">
            <text:p>-0.03456159</text:p>
          </table:table-cell>
          <table:table-cell office:value-type="float" office:value="-0.02473421" calcext:value-type="float">
            <text:p>-0.02473421</text:p>
          </table:table-cell>
          <table:table-cell office:value-type="float" office:value="-0.02315267" calcext:value-type="float">
            <text:p>-0.02315267</text:p>
          </table:table-cell>
          <table:table-cell office:value-type="float" office:value="-0.02239198" calcext:value-type="float">
            <text:p>-0.02239198</text:p>
          </table:table-cell>
          <table:table-cell office:value-type="float" office:value="-0.02035074" calcext:value-type="float">
            <text:p>-0.02035074</text:p>
          </table:table-cell>
          <table:table-cell office:value-type="float" office:value="-0.01783348" calcext:value-type="float">
            <text:p>-0.01783348</text:p>
          </table:table-cell>
          <table:table-cell office:value-type="float" office:value="-0.01529885" calcext:value-type="float">
            <text:p>-0.01529885</text:p>
          </table:table-cell>
          <table:table-cell office:value-type="float" office:value="-0.0121888" calcext:value-type="float">
            <text:p>-0.0121888</text:p>
          </table:table-cell>
          <table:table-cell office:value-type="float" office:value="-0.01051289" calcext:value-type="float">
            <text:p>-0.0105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952426" calcext:value-type="float">
            <text:p>-0.06952426</text:p>
          </table:table-cell>
          <table:table-cell office:value-type="float" office:value="0.0203175" calcext:value-type="float">
            <text:p>0.020317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30012" calcext:value-type="float">
            <text:p>-2.3300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98.0002" calcext:value-type="float">
            <text:p>198.0002</text:p>
          </table:table-cell>
          <table:table-cell office:value-type="float" office:value="190.7016" calcext:value-type="float">
            <text:p>190.7016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8.241" calcext:value-type="float">
            <text:p>1088.241</text:p>
          </table:table-cell>
          <table:table-cell office:value-type="float" office:value="2.411659" calcext:value-type="float">
            <text:p>2.411659</text:p>
          </table:table-cell>
          <table:table-cell office:value-type="float" office:value="0" calcext:value-type="float">
            <text:p>0</text:p>
          </table:table-cell>
          <table:table-cell office:value-type="float" office:value="0.3277301" calcext:value-type="float">
            <text:p>0.3277301</text:p>
          </table:table-cell>
          <table:table-cell office:value-type="float" office:value="0.3108296" calcext:value-type="float">
            <text:p>0.3108296</text:p>
          </table:table-cell>
          <table:table-cell office:value-type="float" office:value="0.3090263" calcext:value-type="float">
            <text:p>0.3090263</text:p>
          </table:table-cell>
          <table:table-cell office:value-type="float" office:value="0.3166415" calcext:value-type="float">
            <text:p>0.3166415</text:p>
          </table:table-cell>
          <table:table-cell office:value-type="float" office:value="0.3209376" calcext:value-type="float">
            <text:p>0.3209376</text:p>
          </table:table-cell>
          <table:table-cell office:value-type="float" office:value="0.2852267" calcext:value-type="float">
            <text:p>0.2852267</text:p>
          </table:table-cell>
          <table:table-cell office:value-type="float" office:value="0.2869692" calcext:value-type="float">
            <text:p>0.2869692</text:p>
          </table:table-cell>
          <table:table-cell office:value-type="float" office:value="0.3694605" calcext:value-type="float">
            <text:p>0.3694605</text:p>
          </table:table-cell>
          <table:table-cell office:value-type="float" office:value="0.3669008" calcext:value-type="float">
            <text:p>0.3669008</text:p>
          </table:table-cell>
          <table:table-cell office:value-type="float" office:value="0.3762354" calcext:value-type="float">
            <text:p>0.3762354</text:p>
          </table:table-cell>
          <table:table-cell office:value-type="float" office:value="0.3902239" calcext:value-type="float">
            <text:p>0.3902239</text:p>
          </table:table-cell>
          <table:table-cell office:value-type="float" office:value="0.39872" calcext:value-type="float">
            <text:p>0.398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378E-015" calcext:value-type="float">
            <text:p>1.981378E-15</text:p>
          </table:table-cell>
          <table:table-cell office:value-type="float" office:value="9.431473E-016" calcext:value-type="float">
            <text:p>9.431473E-16</text:p>
          </table:table-cell>
          <table:table-cell office:value-type="float" office:value="9.914221E-016" calcext:value-type="float">
            <text:p>9.914221E-16</text:p>
          </table:table-cell>
          <table:table-cell office:value-type="float" office:value="9.449251E-016" calcext:value-type="float">
            <text:p>9.449251E-16</text:p>
          </table:table-cell>
          <table:table-cell office:value-type="float" office:value="2.426617E-017" calcext:value-type="float">
            <text:p>2.42661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009056" calcext:value-type="float">
            <text:p>-0.02009056</text:p>
          </table:table-cell>
          <table:table-cell office:value-type="float" office:value="-0.02875967" calcext:value-type="float">
            <text:p>-0.02875967</text:p>
          </table:table-cell>
          <table:table-cell office:value-type="float" office:value="-0.02963809" calcext:value-type="float">
            <text:p>-0.02963809</text:p>
          </table:table-cell>
          <table:table-cell office:value-type="float" office:value="-0.02546703" calcext:value-type="float">
            <text:p>-0.02546703</text:p>
          </table:table-cell>
          <table:table-cell office:value-type="float" office:value="-0.02344468" calcext:value-type="float">
            <text:p>-0.02344468</text:p>
          </table:table-cell>
          <table:table-cell office:value-type="float" office:value="-0.02066694" calcext:value-type="float">
            <text:p>-0.02066694</text:p>
          </table:table-cell>
          <table:table-cell office:value-type="float" office:value="-0.01820445" calcext:value-type="float">
            <text:p>-0.01820445</text:p>
          </table:table-cell>
          <table:table-cell office:value-type="float" office:value="-0.01571528" calcext:value-type="float">
            <text:p>-0.01571528</text:p>
          </table:table-cell>
          <table:table-cell office:value-type="float" office:value="-0.01243947" calcext:value-type="float">
            <text:p>-0.01243947</text:p>
          </table:table-cell>
          <table:table-cell office:value-type="float" office:value="-0.0105609" calcext:value-type="float">
            <text:p>-0.0105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91027" calcext:value-type="float">
            <text:p>-0.01991027</text:p>
          </table:table-cell>
          <table:table-cell office:value-type="float" office:value="0.02008218" calcext:value-type="float">
            <text:p>0.02008218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28288" calcext:value-type="float">
            <text:p>-2.3282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198.0002" calcext:value-type="float">
            <text:p>198.0002</text:p>
          </table:table-cell>
          <table:table-cell office:value-type="float" office:value="195.4825" calcext:value-type="float">
            <text:p>195.482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3.46" calcext:value-type="float">
            <text:p>1083.46</text:p>
          </table:table-cell>
          <table:table-cell office:value-type="float" office:value="2.411659" calcext:value-type="float">
            <text:p>2.411659</text:p>
          </table:table-cell>
          <table:table-cell office:value-type="float" office:value="0" calcext:value-type="float">
            <text:p>0</text:p>
          </table:table-cell>
          <table:table-cell office:value-type="float" office:value="0.2143869" calcext:value-type="float">
            <text:p>0.2143869</text:p>
          </table:table-cell>
          <table:table-cell office:value-type="float" office:value="0.2851187" calcext:value-type="float">
            <text:p>0.2851187</text:p>
          </table:table-cell>
          <table:table-cell office:value-type="float" office:value="0.3026297" calcext:value-type="float">
            <text:p>0.3026297</text:p>
          </table:table-cell>
          <table:table-cell office:value-type="float" office:value="0.3123864" calcext:value-type="float">
            <text:p>0.3123864</text:p>
          </table:table-cell>
          <table:table-cell office:value-type="float" office:value="0.3172231" calcext:value-type="float">
            <text:p>0.3172231</text:p>
          </table:table-cell>
          <table:table-cell office:value-type="float" office:value="0.2836199" calcext:value-type="float">
            <text:p>0.2836199</text:p>
          </table:table-cell>
          <table:table-cell office:value-type="float" office:value="0.2858526" calcext:value-type="float">
            <text:p>0.2858526</text:p>
          </table:table-cell>
          <table:table-cell office:value-type="float" office:value="0.3689499" calcext:value-type="float">
            <text:p>0.3689499</text:p>
          </table:table-cell>
          <table:table-cell office:value-type="float" office:value="0.3664004" calcext:value-type="float">
            <text:p>0.366400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3902589" calcext:value-type="float">
            <text:p>0.3902589</text:p>
          </table:table-cell>
          <table:table-cell office:value-type="float" office:value="0.39881" calcext:value-type="float">
            <text:p>0.3988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1616E-015" calcext:value-type="float">
            <text:p>1.981616E-15</text:p>
          </table:table-cell>
          <table:table-cell office:value-type="float" office:value="9.431386E-016" calcext:value-type="float">
            <text:p>9.431386E-16</text:p>
          </table:table-cell>
          <table:table-cell office:value-type="float" office:value="9.914074E-016" calcext:value-type="float">
            <text:p>9.914074E-16</text:p>
          </table:table-cell>
          <table:table-cell office:value-type="float" office:value="9.448999E-016" calcext:value-type="float">
            <text:p>9.448999E-16</text:p>
          </table:table-cell>
          <table:table-cell office:value-type="float" office:value="2.426564E-017" calcext:value-type="float">
            <text:p>2.42656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789339" calcext:value-type="float">
            <text:p>-0.4789339</text:p>
          </table:table-cell>
          <table:table-cell office:value-type="float" office:value="-0.05351206" calcext:value-type="float">
            <text:p>-0.05351206</text:p>
          </table:table-cell>
          <table:table-cell office:value-type="float" office:value="-0.03373628" calcext:value-type="float">
            <text:p>-0.03373628</text:p>
          </table:table-cell>
          <table:table-cell office:value-type="float" office:value="-0.02766426" calcext:value-type="float">
            <text:p>-0.02766426</text:p>
          </table:table-cell>
          <table:table-cell office:value-type="float" office:value="-0.02519465" calcext:value-type="float">
            <text:p>-0.02519465</text:p>
          </table:table-cell>
          <table:table-cell office:value-type="float" office:value="-0.02155695" calcext:value-type="float">
            <text:p>-0.02155695</text:p>
          </table:table-cell>
          <table:table-cell office:value-type="float" office:value="-0.01880779" calcext:value-type="float">
            <text:p>-0.01880779</text:p>
          </table:table-cell>
          <table:table-cell office:value-type="float" office:value="-0.01619261" calcext:value-type="float">
            <text:p>-0.01619261</text:p>
          </table:table-cell>
          <table:table-cell office:value-type="float" office:value="-0.01272507" calcext:value-type="float">
            <text:p>-0.01272507</text:p>
          </table:table-cell>
          <table:table-cell office:value-type="float" office:value="-0.01062602" calcext:value-type="float">
            <text:p>-0.0106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84762" calcext:value-type="float">
            <text:p>-0.9084762</text:p>
          </table:table-cell>
          <table:table-cell office:value-type="float" office:value="0.0198634" calcext:value-type="float">
            <text:p>0.019863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26571" calcext:value-type="float">
            <text:p>-2.3265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198.0002" calcext:value-type="float">
            <text:p>198.0002</text:p>
          </table:table-cell>
          <table:table-cell office:value-type="float" office:value="198.9445" calcext:value-type="float">
            <text:p>198.944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79.998" calcext:value-type="float">
            <text:p>1079.998</text:p>
          </table:table-cell>
          <table:table-cell office:value-type="float" office:value="2.411659" calcext:value-type="float">
            <text:p>2.411659</text:p>
          </table:table-cell>
          <table:table-cell office:value-type="float" office:value="0" calcext:value-type="float">
            <text:p>0</text:p>
          </table:table-cell>
          <table:table-cell office:value-type="float" office:value="0.1528687" calcext:value-type="float">
            <text:p>0.1528687</text:p>
          </table:table-cell>
          <table:table-cell office:value-type="float" office:value="0.2654715" calcext:value-type="float">
            <text:p>0.2654715</text:p>
          </table:table-cell>
          <table:table-cell office:value-type="float" office:value="0.2914247" calcext:value-type="float">
            <text:p>0.2914247</text:p>
          </table:table-cell>
          <table:table-cell office:value-type="float" office:value="0.3051252" calcext:value-type="float">
            <text:p>0.3051252</text:p>
          </table:table-cell>
          <table:table-cell office:value-type="float" office:value="0.3125624" calcext:value-type="float">
            <text:p>0.3125624</text:p>
          </table:table-cell>
          <table:table-cell office:value-type="float" office:value="0.2813822" calcext:value-type="float">
            <text:p>0.2813822</text:p>
          </table:table-cell>
          <table:table-cell office:value-type="float" office:value="0.2844235" calcext:value-type="float">
            <text:p>0.2844235</text:p>
          </table:table-cell>
          <table:table-cell office:value-type="float" office:value="0.3683859" calcext:value-type="float">
            <text:p>0.3683859</text:p>
          </table:table-cell>
          <table:table-cell office:value-type="float" office:value="0.3658688" calcext:value-type="float">
            <text:p>0.3658688</text:p>
          </table:table-cell>
          <table:table-cell office:value-type="float" office:value="0.3759388" calcext:value-type="float">
            <text:p>0.3759388</text:p>
          </table:table-cell>
          <table:table-cell office:value-type="float" office:value="0.3902797" calcext:value-type="float">
            <text:p>0.3902797</text:p>
          </table:table-cell>
          <table:table-cell office:value-type="float" office:value="0.3988954" calcext:value-type="float">
            <text:p>0.39889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841E-015" calcext:value-type="float">
            <text:p>1.981841E-15</text:p>
          </table:table-cell>
          <table:table-cell office:value-type="float" office:value="9.431318E-016" calcext:value-type="float">
            <text:p>9.431318E-16</text:p>
          </table:table-cell>
          <table:table-cell office:value-type="float" office:value="9.913908E-016" calcext:value-type="float">
            <text:p>9.913908E-16</text:p>
          </table:table-cell>
          <table:table-cell office:value-type="float" office:value="9.448776E-016" calcext:value-type="float">
            <text:p>9.448776E-16</text:p>
          </table:table-cell>
          <table:table-cell office:value-type="float" office:value="2.426504E-017" calcext:value-type="float">
            <text:p>2.42650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427687" calcext:value-type="float">
            <text:p>-6.427687</text:p>
          </table:table-cell>
          <table:table-cell office:value-type="float" office:value="-0.09281667" calcext:value-type="float">
            <text:p>-0.09281667</text:p>
          </table:table-cell>
          <table:table-cell office:value-type="float" office:value="-0.04515223" calcext:value-type="float">
            <text:p>-0.04515223</text:p>
          </table:table-cell>
          <table:table-cell office:value-type="float" office:value="-0.03195854" calcext:value-type="float">
            <text:p>-0.03195854</text:p>
          </table:table-cell>
          <table:table-cell office:value-type="float" office:value="-0.02758491" calcext:value-type="float">
            <text:p>-0.02758491</text:p>
          </table:table-cell>
          <table:table-cell office:value-type="float" office:value="-0.02287073" calcext:value-type="float">
            <text:p>-0.02287073</text:p>
          </table:table-cell>
          <table:table-cell office:value-type="float" office:value="-0.01961271" calcext:value-type="float">
            <text:p>-0.01961271</text:p>
          </table:table-cell>
          <table:table-cell office:value-type="float" office:value="-0.0167366" calcext:value-type="float">
            <text:p>-0.0167366</text:p>
          </table:table-cell>
          <table:table-cell office:value-type="float" office:value="-0.01303598" calcext:value-type="float">
            <text:p>-0.01303598</text:p>
          </table:table-cell>
          <table:table-cell office:value-type="float" office:value="-0.01070418" calcext:value-type="float">
            <text:p>-0.0107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5334" calcext:value-type="float">
            <text:p>-15.35334</text:p>
          </table:table-cell>
          <table:table-cell office:value-type="float" office:value="0.01977603" calcext:value-type="float">
            <text:p>0.0197760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24845" calcext:value-type="float">
            <text:p>-2.3248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204.4001" calcext:value-type="float">
            <text:p>204.4001</text:p>
          </table:table-cell>
          <table:table-cell office:value-type="float" office:value="202.4695" calcext:value-type="float">
            <text:p>202.469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82.857" calcext:value-type="float">
            <text:p>1082.857</text:p>
          </table:table-cell>
          <table:table-cell office:value-type="float" office:value="2.428128" calcext:value-type="float">
            <text:p>2.428128</text:p>
          </table:table-cell>
          <table:table-cell office:value-type="float" office:value="0" calcext:value-type="float">
            <text:p>0</text:p>
          </table:table-cell>
          <table:table-cell office:value-type="float" office:value="0.3916899" calcext:value-type="float">
            <text:p>0.3916899</text:p>
          </table:table-cell>
          <table:table-cell office:value-type="float" office:value="0.2582741" calcext:value-type="float">
            <text:p>0.2582741</text:p>
          </table:table-cell>
          <table:table-cell office:value-type="float" office:value="0.2836237" calcext:value-type="float">
            <text:p>0.2836237</text:p>
          </table:table-cell>
          <table:table-cell office:value-type="float" office:value="0.2983311" calcext:value-type="float">
            <text:p>0.2983311</text:p>
          </table:table-cell>
          <table:table-cell office:value-type="float" office:value="0.3067065" calcext:value-type="float">
            <text:p>0.3067065</text:p>
          </table:table-cell>
          <table:table-cell office:value-type="float" office:value="0.2789362" calcext:value-type="float">
            <text:p>0.2789362</text:p>
          </table:table-cell>
          <table:table-cell office:value-type="float" office:value="0.2830327" calcext:value-type="float">
            <text:p>0.2830327</text:p>
          </table:table-cell>
          <table:table-cell office:value-type="float" office:value="0.367851" calcext:value-type="float">
            <text:p>0.367851</text:p>
          </table:table-cell>
          <table:table-cell office:value-type="float" office:value="0.3653531" calcext:value-type="float">
            <text:p>0.3653531</text:p>
          </table:table-cell>
          <table:table-cell office:value-type="float" office:value="0.3757622" calcext:value-type="float">
            <text:p>0.3757622</text:p>
          </table:table-cell>
          <table:table-cell office:value-type="float" office:value="0.390286" calcext:value-type="float">
            <text:p>0.390286</text:p>
          </table:table-cell>
          <table:table-cell office:value-type="float" office:value="0.3989765" calcext:value-type="float">
            <text:p>0.39897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06E-015" calcext:value-type="float">
            <text:p>1.98206E-15</text:p>
          </table:table-cell>
          <table:table-cell office:value-type="float" office:value="9.431254E-016" calcext:value-type="float">
            <text:p>9.431254E-16</text:p>
          </table:table-cell>
          <table:table-cell office:value-type="float" office:value="9.913731E-016" calcext:value-type="float">
            <text:p>9.913731E-16</text:p>
          </table:table-cell>
          <table:table-cell office:value-type="float" office:value="9.448572E-016" calcext:value-type="float">
            <text:p>9.448572E-16</text:p>
          </table:table-cell>
          <table:table-cell office:value-type="float" office:value="2.426446E-017" calcext:value-type="float">
            <text:p>2.42644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773382" calcext:value-type="float">
            <text:p>-0.006773382</text:p>
          </table:table-cell>
          <table:table-cell office:value-type="float" office:value="-0.1154806" calcext:value-type="float">
            <text:p>-0.1154806</text:p>
          </table:table-cell>
          <table:table-cell office:value-type="float" office:value="-0.05570702" calcext:value-type="float">
            <text:p>-0.05570702</text:p>
          </table:table-cell>
          <table:table-cell office:value-type="float" office:value="-0.03771157" calcext:value-type="float">
            <text:p>-0.03771157</text:p>
          </table:table-cell>
          <table:table-cell office:value-type="float" office:value="-0.03097486" calcext:value-type="float">
            <text:p>-0.03097486</text:p>
          </table:table-cell>
          <table:table-cell office:value-type="float" office:value="-0.02441525" calcext:value-type="float">
            <text:p>-0.02441525</text:p>
          </table:table-cell>
          <table:table-cell office:value-type="float" office:value="-0.02043363" calcext:value-type="float">
            <text:p>-0.02043363</text:p>
          </table:table-cell>
          <table:table-cell office:value-type="float" office:value="-0.01727105" calcext:value-type="float">
            <text:p>-0.01727105</text:p>
          </table:table-cell>
          <table:table-cell office:value-type="float" office:value="-0.01334555" calcext:value-type="float">
            <text:p>-0.01334555</text:p>
          </table:table-cell>
          <table:table-cell office:value-type="float" office:value="-0.01079053" calcext:value-type="float">
            <text:p>-0.01079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921897" calcext:value-type="float">
            <text:p>-0.006921897</text:p>
          </table:table-cell>
          <table:table-cell office:value-type="float" office:value="0.01964074" calcext:value-type="float">
            <text:p>0.0196407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23145" calcext:value-type="float">
            <text:p>-2.3231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204.4001" calcext:value-type="float">
            <text:p>204.4001</text:p>
          </table:table-cell>
          <table:table-cell office:value-type="float" office:value="208.7953" calcext:value-type="float">
            <text:p>208.7953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76.531" calcext:value-type="float">
            <text:p>1076.531</text:p>
          </table:table-cell>
          <table:table-cell office:value-type="float" office:value="2.428128" calcext:value-type="float">
            <text:p>2.428128</text:p>
          </table:table-cell>
          <table:table-cell office:value-type="float" office:value="0" calcext:value-type="float">
            <text:p>0</text:p>
          </table:table-cell>
          <table:table-cell office:value-type="float" office:value="0.170747" calcext:value-type="float">
            <text:p>0.170747</text:p>
          </table:table-cell>
          <table:table-cell office:value-type="float" office:value="0.2483619" calcext:value-type="float">
            <text:p>0.2483619</text:p>
          </table:table-cell>
          <table:table-cell office:value-type="float" office:value="0.2751137" calcext:value-type="float">
            <text:p>0.2751137</text:p>
          </table:table-cell>
          <table:table-cell office:value-type="float" office:value="0.2924277" calcext:value-type="float">
            <text:p>0.2924277</text:p>
          </table:table-cell>
          <table:table-cell office:value-type="float" office:value="0.3011049" calcext:value-type="float">
            <text:p>0.3011049</text:p>
          </table:table-cell>
          <table:table-cell office:value-type="float" office:value="0.2760462" calcext:value-type="float">
            <text:p>0.2760462</text:p>
          </table:table-cell>
          <table:table-cell office:value-type="float" office:value="0.2812823" calcext:value-type="float">
            <text:p>0.2812823</text:p>
          </table:table-cell>
          <table:table-cell office:value-type="float" office:value="0.3672307" calcext:value-type="float">
            <text:p>0.3672307</text:p>
          </table:table-cell>
          <table:table-cell office:value-type="float" office:value="0.3648402" calcext:value-type="float">
            <text:p>0.3648402</text:p>
          </table:table-cell>
          <table:table-cell office:value-type="float" office:value="0.3755583" calcext:value-type="float">
            <text:p>0.3755583</text:p>
          </table:table-cell>
          <table:table-cell office:value-type="float" office:value="0.3902654" calcext:value-type="float">
            <text:p>0.3902654</text:p>
          </table:table-cell>
          <table:table-cell office:value-type="float" office:value="0.3990518" calcext:value-type="float">
            <text:p>0.39905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27E-015" calcext:value-type="float">
            <text:p>1.98227E-15</text:p>
          </table:table-cell>
          <table:table-cell office:value-type="float" office:value="9.431163E-016" calcext:value-type="float">
            <text:p>9.431163E-16</text:p>
          </table:table-cell>
          <table:table-cell office:value-type="float" office:value="9.91358E-016" calcext:value-type="float">
            <text:p>9.91358E-16</text:p>
          </table:table-cell>
          <table:table-cell office:value-type="float" office:value="9.448375E-016" calcext:value-type="float">
            <text:p>9.448375E-16</text:p>
          </table:table-cell>
          <table:table-cell office:value-type="float" office:value="2.426393E-017" calcext:value-type="float">
            <text:p>2.42639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46978" calcext:value-type="float">
            <text:p>-2.746978</text:p>
          </table:table-cell>
          <table:table-cell office:value-type="float" office:value="-0.1546122" calcext:value-type="float">
            <text:p>-0.1546122</text:p>
          </table:table-cell>
          <table:table-cell office:value-type="float" office:value="-0.07039909" calcext:value-type="float">
            <text:p>-0.07039909</text:p>
          </table:table-cell>
          <table:table-cell office:value-type="float" office:value="-0.04400104" calcext:value-type="float">
            <text:p>-0.04400104</text:p>
          </table:table-cell>
          <table:table-cell office:value-type="float" office:value="-0.03513218" calcext:value-type="float">
            <text:p>-0.03513218</text:p>
          </table:table-cell>
          <table:table-cell office:value-type="float" office:value="-0.02639517" calcext:value-type="float">
            <text:p>-0.02639517</text:p>
          </table:table-cell>
          <table:table-cell office:value-type="float" office:value="-0.02152584" calcext:value-type="float">
            <text:p>-0.02152584</text:p>
          </table:table-cell>
          <table:table-cell office:value-type="float" office:value="-0.01791195" calcext:value-type="float">
            <text:p>-0.01791195</text:p>
          </table:table-cell>
          <table:table-cell office:value-type="float" office:value="-0.01366129" calcext:value-type="float">
            <text:p>-0.01366129</text:p>
          </table:table-cell>
          <table:table-cell office:value-type="float" office:value="-0.01089103" calcext:value-type="float">
            <text:p>-0.01089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10418" calcext:value-type="float">
            <text:p>-6.410418</text:p>
          </table:table-cell>
          <table:table-cell office:value-type="float" office:value="0.01941822" calcext:value-type="float">
            <text:p>0.0194182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21461" calcext:value-type="float">
            <text:p>-2.3214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12.2645" calcext:value-type="float">
            <text:p>212.264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73.162" calcext:value-type="float">
            <text:p>1073.162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320027" calcext:value-type="float">
            <text:p>0.1320027</text:p>
          </table:table-cell>
          <table:table-cell office:value-type="float" office:value="0.2219493" calcext:value-type="float">
            <text:p>0.2219493</text:p>
          </table:table-cell>
          <table:table-cell office:value-type="float" office:value="0.2655685" calcext:value-type="float">
            <text:p>0.2655685</text:p>
          </table:table-cell>
          <table:table-cell office:value-type="float" office:value="0.285566" calcext:value-type="float">
            <text:p>0.285566</text:p>
          </table:table-cell>
          <table:table-cell office:value-type="float" office:value="0.295923" calcext:value-type="float">
            <text:p>0.295923</text:p>
          </table:table-cell>
          <table:table-cell office:value-type="float" office:value="0.2729337" calcext:value-type="float">
            <text:p>0.2729337</text:p>
          </table:table-cell>
          <table:table-cell office:value-type="float" office:value="0.279501" calcext:value-type="float">
            <text:p>0.279501</text:p>
          </table:table-cell>
          <table:table-cell office:value-type="float" office:value="0.366532" calcext:value-type="float">
            <text:p>0.366532</text:p>
          </table:table-cell>
          <table:table-cell office:value-type="float" office:value="0.3643243" calcext:value-type="float">
            <text:p>0.3643243</text:p>
          </table:table-cell>
          <table:table-cell office:value-type="float" office:value="0.375299" calcext:value-type="float">
            <text:p>0.375299</text:p>
          </table:table-cell>
          <table:table-cell office:value-type="float" office:value="0.3902146" calcext:value-type="float">
            <text:p>0.3902146</text:p>
          </table:table-cell>
          <table:table-cell office:value-type="float" office:value="0.3991197" calcext:value-type="float">
            <text:p>0.39911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484E-015" calcext:value-type="float">
            <text:p>1.982484E-15</text:p>
          </table:table-cell>
          <table:table-cell office:value-type="float" office:value="9.431064E-016" calcext:value-type="float">
            <text:p>9.431064E-16</text:p>
          </table:table-cell>
          <table:table-cell office:value-type="float" office:value="9.913426E-016" calcext:value-type="float">
            <text:p>9.913426E-16</text:p>
          </table:table-cell>
          <table:table-cell office:value-type="float" office:value="9.448187E-016" calcext:value-type="float">
            <text:p>9.448187E-16</text:p>
          </table:table-cell>
          <table:table-cell office:value-type="float" office:value="2.426333E-017" calcext:value-type="float">
            <text:p>2.42633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9843" calcext:value-type="float">
            <text:p>-19.9843</text:p>
          </table:table-cell>
          <table:table-cell office:value-type="float" office:value="-0.3679093" calcext:value-type="float">
            <text:p>-0.3679093</text:p>
          </table:table-cell>
          <table:table-cell office:value-type="float" office:value="-0.09246808" calcext:value-type="float">
            <text:p>-0.09246808</text:p>
          </table:table-cell>
          <table:table-cell office:value-type="float" office:value="-0.05281867" calcext:value-type="float">
            <text:p>-0.05281867</text:p>
          </table:table-cell>
          <table:table-cell office:value-type="float" office:value="-0.0401803" calcext:value-type="float">
            <text:p>-0.0401803</text:p>
          </table:table-cell>
          <table:table-cell office:value-type="float" office:value="-0.02873217" calcext:value-type="float">
            <text:p>-0.02873217</text:p>
          </table:table-cell>
          <table:table-cell office:value-type="float" office:value="-0.02269931" calcext:value-type="float">
            <text:p>-0.02269931</text:p>
          </table:table-cell>
          <table:table-cell office:value-type="float" office:value="-0.01866421" calcext:value-type="float">
            <text:p>-0.01866421</text:p>
          </table:table-cell>
          <table:table-cell office:value-type="float" office:value="-0.01398628" calcext:value-type="float">
            <text:p>-0.01398628</text:p>
          </table:table-cell>
          <table:table-cell office:value-type="float" office:value="-0.01102042" calcext:value-type="float">
            <text:p>-0.0110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18673" calcext:value-type="float">
            <text:p>-44.18673</text:p>
          </table:table-cell>
          <table:table-cell office:value-type="float" office:value="0.01933531" calcext:value-type="float">
            <text:p>0.01933531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9799" calcext:value-type="float">
            <text:p>-2.3197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15.1559" calcext:value-type="float">
            <text:p>215.1559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70.27" calcext:value-type="float">
            <text:p>1070.27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121487" calcext:value-type="float">
            <text:p>0.1121487</text:p>
          </table:table-cell>
          <table:table-cell office:value-type="float" office:value="0.202934" calcext:value-type="float">
            <text:p>0.202934</text:p>
          </table:table-cell>
          <table:table-cell office:value-type="float" office:value="0.2547507" calcext:value-type="float">
            <text:p>0.2547507</text:p>
          </table:table-cell>
          <table:table-cell office:value-type="float" office:value="0.2783752" calcext:value-type="float">
            <text:p>0.2783752</text:p>
          </table:table-cell>
          <table:table-cell office:value-type="float" office:value="0.2898408" calcext:value-type="float">
            <text:p>0.2898408</text:p>
          </table:table-cell>
          <table:table-cell office:value-type="float" office:value="0.2697199" calcext:value-type="float">
            <text:p>0.2697199</text:p>
          </table:table-cell>
          <table:table-cell office:value-type="float" office:value="0.2776886" calcext:value-type="float">
            <text:p>0.2776886</text:p>
          </table:table-cell>
          <table:table-cell office:value-type="float" office:value="0.36575" calcext:value-type="float">
            <text:p>0.36575</text:p>
          </table:table-cell>
          <table:table-cell office:value-type="float" office:value="0.3637504" calcext:value-type="float">
            <text:p>0.3637504</text:p>
          </table:table-cell>
          <table:table-cell office:value-type="float" office:value="0.3750225" calcext:value-type="float">
            <text:p>0.3750225</text:p>
          </table:table-cell>
          <table:table-cell office:value-type="float" office:value="0.3901377" calcext:value-type="float">
            <text:p>0.3901377</text:p>
          </table:table-cell>
          <table:table-cell office:value-type="float" office:value="0.3991794" calcext:value-type="float">
            <text:p>0.399179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271E-015" calcext:value-type="float">
            <text:p>1.98271E-15</text:p>
          </table:table-cell>
          <table:table-cell office:value-type="float" office:value="9.430994E-016" calcext:value-type="float">
            <text:p>9.430994E-16</text:p>
          </table:table-cell>
          <table:table-cell office:value-type="float" office:value="9.913249E-016" calcext:value-type="float">
            <text:p>9.913249E-16</text:p>
          </table:table-cell>
          <table:table-cell office:value-type="float" office:value="9.447975E-016" calcext:value-type="float">
            <text:p>9.447975E-16</text:p>
          </table:table-cell>
          <table:table-cell office:value-type="float" office:value="2.426277E-017" calcext:value-type="float">
            <text:p>2.4262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86969" calcext:value-type="float">
            <text:p>-70.86969</text:p>
          </table:table-cell>
          <table:table-cell office:value-type="float" office:value="-0.7339226" calcext:value-type="float">
            <text:p>-0.7339226</text:p>
          </table:table-cell>
          <table:table-cell office:value-type="float" office:value="-0.1273217" calcext:value-type="float">
            <text:p>-0.1273217</text:p>
          </table:table-cell>
          <table:table-cell office:value-type="float" office:value="-0.06429283" calcext:value-type="float">
            <text:p>-0.06429283</text:p>
          </table:table-cell>
          <table:table-cell office:value-type="float" office:value="-0.0471534" calcext:value-type="float">
            <text:p>-0.0471534</text:p>
          </table:table-cell>
          <table:table-cell office:value-type="float" office:value="-0.03139552" calcext:value-type="float">
            <text:p>-0.03139552</text:p>
          </table:table-cell>
          <table:table-cell office:value-type="float" office:value="-0.02397191" calcext:value-type="float">
            <text:p>-0.02397191</text:p>
          </table:table-cell>
          <table:table-cell office:value-type="float" office:value="-0.01954704" calcext:value-type="float">
            <text:p>-0.01954704</text:p>
          </table:table-cell>
          <table:table-cell office:value-type="float" office:value="-0.01435752" calcext:value-type="float">
            <text:p>-0.01435752</text:p>
          </table:table-cell>
          <table:table-cell office:value-type="float" office:value="-0.01116025" calcext:value-type="float">
            <text:p>-0.0111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37788" calcext:value-type="float">
            <text:p>-54.37788</text:p>
          </table:table-cell>
          <table:table-cell office:value-type="float" office:value="0.01928903" calcext:value-type="float">
            <text:p>0.0192890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8173" calcext:value-type="float">
            <text:p>-2.3181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18.1598" calcext:value-type="float">
            <text:p>218.159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67.266" calcext:value-type="float">
            <text:p>1067.266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051401" calcext:value-type="float">
            <text:p>0.1051401</text:p>
          </table:table-cell>
          <table:table-cell office:value-type="float" office:value="0.1888627" calcext:value-type="float">
            <text:p>0.1888627</text:p>
          </table:table-cell>
          <table:table-cell office:value-type="float" office:value="0.2398061" calcext:value-type="float">
            <text:p>0.2398061</text:p>
          </table:table-cell>
          <table:table-cell office:value-type="float" office:value="0.2695148" calcext:value-type="float">
            <text:p>0.2695148</text:p>
          </table:table-cell>
          <table:table-cell office:value-type="float" office:value="0.2831654" calcext:value-type="float">
            <text:p>0.2831654</text:p>
          </table:table-cell>
          <table:table-cell office:value-type="float" office:value="0.2660927" calcext:value-type="float">
            <text:p>0.2660927</text:p>
          </table:table-cell>
          <table:table-cell office:value-type="float" office:value="0.2756514" calcext:value-type="float">
            <text:p>0.2756514</text:p>
          </table:table-cell>
          <table:table-cell office:value-type="float" office:value="0.3649505" calcext:value-type="float">
            <text:p>0.3649505</text:p>
          </table:table-cell>
          <table:table-cell office:value-type="float" office:value="0.3630989" calcext:value-type="float">
            <text:p>0.3630989</text:p>
          </table:table-cell>
          <table:table-cell office:value-type="float" office:value="0.3747142" calcext:value-type="float">
            <text:p>0.3747142</text:p>
          </table:table-cell>
          <table:table-cell office:value-type="float" office:value="0.3900326" calcext:value-type="float">
            <text:p>0.3900326</text:p>
          </table:table-cell>
          <table:table-cell office:value-type="float" office:value="0.3992296" calcext:value-type="float">
            <text:p>0.39922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95E-015" calcext:value-type="float">
            <text:p>1.98295E-15</text:p>
          </table:table-cell>
          <table:table-cell office:value-type="float" office:value="9.430912E-016" calcext:value-type="float">
            <text:p>9.430912E-16</text:p>
          </table:table-cell>
          <table:table-cell office:value-type="float" office:value="9.91306E-016" calcext:value-type="float">
            <text:p>9.91306E-16</text:p>
          </table:table-cell>
          <table:table-cell office:value-type="float" office:value="9.447756E-016" calcext:value-type="float">
            <text:p>9.447756E-16</text:p>
          </table:table-cell>
          <table:table-cell office:value-type="float" office:value="2.426219E-017" calcext:value-type="float">
            <text:p>2.42621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7466" calcext:value-type="float">
            <text:p>-116.7466</text:p>
          </table:table-cell>
          <table:table-cell office:value-type="float" office:value="-1.277215" calcext:value-type="float">
            <text:p>-1.277215</text:p>
          </table:table-cell>
          <table:table-cell office:value-type="float" office:value="-0.2026166" calcext:value-type="float">
            <text:p>-0.2026166</text:p>
          </table:table-cell>
          <table:table-cell office:value-type="float" office:value="-0.08246956" calcext:value-type="float">
            <text:p>-0.08246956</text:p>
          </table:table-cell>
          <table:table-cell office:value-type="float" office:value="-0.05644692" calcext:value-type="float">
            <text:p>-0.05644692</text:p>
          </table:table-cell>
          <table:table-cell office:value-type="float" office:value="-0.03478556" calcext:value-type="float">
            <text:p>-0.03478556</text:p>
          </table:table-cell>
          <table:table-cell office:value-type="float" office:value="-0.02549972" calcext:value-type="float">
            <text:p>-0.02549972</text:p>
          </table:table-cell>
          <table:table-cell office:value-type="float" office:value="-0.02049294" calcext:value-type="float">
            <text:p>-0.02049294</text:p>
          </table:table-cell>
          <table:table-cell office:value-type="float" office:value="-0.01479163" calcext:value-type="float">
            <text:p>-0.01479163</text:p>
          </table:table-cell>
          <table:table-cell office:value-type="float" office:value="-0.0113183" calcext:value-type="float">
            <text:p>-0.011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17339" calcext:value-type="float">
            <text:p>-83.17339</text:p>
          </table:table-cell>
          <table:table-cell office:value-type="float" office:value="0.01925473" calcext:value-type="float">
            <text:p>0.0192547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6585" calcext:value-type="float">
            <text:p>-2.316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20.4328" calcext:value-type="float">
            <text:p>220.432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64.993" calcext:value-type="float">
            <text:p>1064.993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090296" calcext:value-type="float">
            <text:p>0.1090296</text:p>
          </table:table-cell>
          <table:table-cell office:value-type="float" office:value="0.1843769" calcext:value-type="float">
            <text:p>0.1843769</text:p>
          </table:table-cell>
          <table:table-cell office:value-type="float" office:value="0.2261826" calcext:value-type="float">
            <text:p>0.2261826</text:p>
          </table:table-cell>
          <table:table-cell office:value-type="float" office:value="0.2615979" calcext:value-type="float">
            <text:p>0.2615979</text:p>
          </table:table-cell>
          <table:table-cell office:value-type="float" office:value="0.2780043" calcext:value-type="float">
            <text:p>0.2780043</text:p>
          </table:table-cell>
          <table:table-cell office:value-type="float" office:value="0.2627152" calcext:value-type="float">
            <text:p>0.2627152</text:p>
          </table:table-cell>
          <table:table-cell office:value-type="float" office:value="0.2737916" calcext:value-type="float">
            <text:p>0.2737916</text:p>
          </table:table-cell>
          <table:table-cell office:value-type="float" office:value="0.3641614" calcext:value-type="float">
            <text:p>0.3641614</text:p>
          </table:table-cell>
          <table:table-cell office:value-type="float" office:value="0.3624263" calcext:value-type="float">
            <text:p>0.3624263</text:p>
          </table:table-cell>
          <table:table-cell office:value-type="float" office:value="0.3744005" calcext:value-type="float">
            <text:p>0.3744005</text:p>
          </table:table-cell>
          <table:table-cell office:value-type="float" office:value="0.3899182" calcext:value-type="float">
            <text:p>0.3899182</text:p>
          </table:table-cell>
          <table:table-cell office:value-type="float" office:value="0.39926" calcext:value-type="float">
            <text:p>0.399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3188E-015" calcext:value-type="float">
            <text:p>1.983188E-15</text:p>
          </table:table-cell>
          <table:table-cell office:value-type="float" office:value="9.430835E-016" calcext:value-type="float">
            <text:p>9.430835E-16</text:p>
          </table:table-cell>
          <table:table-cell office:value-type="float" office:value="9.912886E-016" calcext:value-type="float">
            <text:p>9.912886E-16</text:p>
          </table:table-cell>
          <table:table-cell office:value-type="float" office:value="9.447519E-016" calcext:value-type="float">
            <text:p>9.447519E-16</text:p>
          </table:table-cell>
          <table:table-cell office:value-type="float" office:value="2.42616E-017" calcext:value-type="float">
            <text:p>2.4261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8.68267" calcext:value-type="float">
            <text:p>-88.68267</text:p>
          </table:table-cell>
          <table:table-cell office:value-type="float" office:value="-1.536671" calcext:value-type="float">
            <text:p>-1.536671</text:p>
          </table:table-cell>
          <table:table-cell office:value-type="float" office:value="-0.3179915" calcext:value-type="float">
            <text:p>-0.3179915</text:p>
          </table:table-cell>
          <table:table-cell office:value-type="float" office:value="-0.1037631" calcext:value-type="float">
            <text:p>-0.1037631</text:p>
          </table:table-cell>
          <table:table-cell office:value-type="float" office:value="-0.06504884" calcext:value-type="float">
            <text:p>-0.06504884</text:p>
          </table:table-cell>
          <table:table-cell office:value-type="float" office:value="-0.03836183" calcext:value-type="float">
            <text:p>-0.03836183</text:p>
          </table:table-cell>
          <table:table-cell office:value-type="float" office:value="-0.02698375" calcext:value-type="float">
            <text:p>-0.02698375</text:p>
          </table:table-cell>
          <table:table-cell office:value-type="float" office:value="-0.02147411" calcext:value-type="float">
            <text:p>-0.02147411</text:p>
          </table:table-cell>
          <table:table-cell office:value-type="float" office:value="-0.01525453" calcext:value-type="float">
            <text:p>-0.01525453</text:p>
          </table:table-cell>
          <table:table-cell office:value-type="float" office:value="-0.0114816" calcext:value-type="float">
            <text:p>-0.0114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92929" calcext:value-type="float">
            <text:p>-49.92929</text:p>
          </table:table-cell>
          <table:table-cell office:value-type="float" office:value="0.01923965" calcext:value-type="float">
            <text:p>0.0192396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5058" calcext:value-type="float">
            <text:p>-2.3150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23.1625" calcext:value-type="float">
            <text:p>223.162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62.263" calcext:value-type="float">
            <text:p>1062.263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063482" calcext:value-type="float">
            <text:p>0.1063482</text:p>
          </table:table-cell>
          <table:table-cell office:value-type="float" office:value="0.1801449" calcext:value-type="float">
            <text:p>0.1801449</text:p>
          </table:table-cell>
          <table:table-cell office:value-type="float" office:value="0.2112868" calcext:value-type="float">
            <text:p>0.2112868</text:p>
          </table:table-cell>
          <table:table-cell office:value-type="float" office:value="0.2512181" calcext:value-type="float">
            <text:p>0.2512181</text:p>
          </table:table-cell>
          <table:table-cell office:value-type="float" office:value="0.2694781" calcext:value-type="float">
            <text:p>0.2694781</text:p>
          </table:table-cell>
          <table:table-cell office:value-type="float" office:value="0.2593777" calcext:value-type="float">
            <text:p>0.2593777</text:p>
          </table:table-cell>
          <table:table-cell office:value-type="float" office:value="0.2716882" calcext:value-type="float">
            <text:p>0.2716882</text:p>
          </table:table-cell>
          <table:table-cell office:value-type="float" office:value="0.3633664" calcext:value-type="float">
            <text:p>0.3633664</text:p>
          </table:table-cell>
          <table:table-cell office:value-type="float" office:value="0.3617229" calcext:value-type="float">
            <text:p>0.3617229</text:p>
          </table:table-cell>
          <table:table-cell office:value-type="float" office:value="0.3740498" calcext:value-type="float">
            <text:p>0.3740498</text:p>
          </table:table-cell>
          <table:table-cell office:value-type="float" office:value="0.3897785" calcext:value-type="float">
            <text:p>0.3897785</text:p>
          </table:table-cell>
          <table:table-cell office:value-type="float" office:value="0.3992681" calcext:value-type="float">
            <text:p>0.3992681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83428E-015" calcext:value-type="float">
            <text:p>1.983428E-15</text:p>
          </table:table-cell>
          <table:table-cell office:value-type="float" office:value="9.430752E-016" calcext:value-type="float">
            <text:p>9.430752E-16</text:p>
          </table:table-cell>
          <table:table-cell office:value-type="float" office:value="9.912713E-016" calcext:value-type="float">
            <text:p>9.912713E-16</text:p>
          </table:table-cell>
          <table:table-cell office:value-type="float" office:value="9.447281E-016" calcext:value-type="float">
            <text:p>9.447281E-16</text:p>
          </table:table-cell>
          <table:table-cell office:value-type="float" office:value="2.426105E-017" calcext:value-type="float">
            <text:p>2.42610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7.1598" calcext:value-type="float">
            <text:p>-107.1598</text:p>
          </table:table-cell>
          <table:table-cell office:value-type="float" office:value="-1.838125" calcext:value-type="float">
            <text:p>-1.838125</text:p>
          </table:table-cell>
          <table:table-cell office:value-type="float" office:value="-0.5373613" calcext:value-type="float">
            <text:p>-0.5373613</text:p>
          </table:table-cell>
          <table:table-cell office:value-type="float" office:value="-0.1416267" calcext:value-type="float">
            <text:p>-0.1416267</text:p>
          </table:table-cell>
          <table:table-cell office:value-type="float" office:value="-0.08267832" calcext:value-type="float">
            <text:p>-0.08267832</text:p>
          </table:table-cell>
          <table:table-cell office:value-type="float" office:value="-0.04230883" calcext:value-type="float">
            <text:p>-0.04230883</text:p>
          </table:table-cell>
          <table:table-cell office:value-type="float" office:value="-0.02878407" calcext:value-type="float">
            <text:p>-0.02878407</text:p>
          </table:table-cell>
          <table:table-cell office:value-type="float" office:value="-0.02251426" calcext:value-type="float">
            <text:p>-0.02251426</text:p>
          </table:table-cell>
          <table:table-cell office:value-type="float" office:value="-0.01575551" calcext:value-type="float">
            <text:p>-0.01575551</text:p>
          </table:table-cell>
          <table:table-cell office:value-type="float" office:value="-0.011667" calcext:value-type="float">
            <text:p>-0.01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18116" calcext:value-type="float">
            <text:p>-63.18116</text:p>
          </table:table-cell>
          <table:table-cell office:value-type="float" office:value="0.01922657" calcext:value-type="float">
            <text:p>0.0192265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3626" calcext:value-type="float">
            <text:p>-2.3136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25.8632" calcext:value-type="float">
            <text:p>225.8632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59.563" calcext:value-type="float">
            <text:p>1059.563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047897" calcext:value-type="float">
            <text:p>0.1047897</text:p>
          </table:table-cell>
          <table:table-cell office:value-type="float" office:value="0.1779705" calcext:value-type="float">
            <text:p>0.1779705</text:p>
          </table:table-cell>
          <table:table-cell office:value-type="float" office:value="0.1982821" calcext:value-type="float">
            <text:p>0.1982821</text:p>
          </table:table-cell>
          <table:table-cell office:value-type="float" office:value="0.2392874" calcext:value-type="float">
            <text:p>0.2392874</text:p>
          </table:table-cell>
          <table:table-cell office:value-type="float" office:value="0.2610194" calcext:value-type="float">
            <text:p>0.2610194</text:p>
          </table:table-cell>
          <table:table-cell office:value-type="float" office:value="0.255834" calcext:value-type="float">
            <text:p>0.255834</text:p>
          </table:table-cell>
          <table:table-cell office:value-type="float" office:value="0.2696443" calcext:value-type="float">
            <text:p>0.2696443</text:p>
          </table:table-cell>
          <table:table-cell office:value-type="float" office:value="0.3625123" calcext:value-type="float">
            <text:p>0.3625123</text:p>
          </table:table-cell>
          <table:table-cell office:value-type="float" office:value="0.360987" calcext:value-type="float">
            <text:p>0.360987</text:p>
          </table:table-cell>
          <table:table-cell office:value-type="float" office:value="0.3736737" calcext:value-type="float">
            <text:p>0.3736737</text:p>
          </table:table-cell>
          <table:table-cell office:value-type="float" office:value="0.3896185" calcext:value-type="float">
            <text:p>0.3896185</text:p>
          </table:table-cell>
          <table:table-cell office:value-type="float" office:value="0.3992612" calcext:value-type="float">
            <text:p>0.399261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3671E-015" calcext:value-type="float">
            <text:p>1.983671E-15</text:p>
          </table:table-cell>
          <table:table-cell office:value-type="float" office:value="9.430674E-016" calcext:value-type="float">
            <text:p>9.430674E-16</text:p>
          </table:table-cell>
          <table:table-cell office:value-type="float" office:value="9.912548E-016" calcext:value-type="float">
            <text:p>9.912548E-16</text:p>
          </table:table-cell>
          <table:table-cell office:value-type="float" office:value="9.447035E-016" calcext:value-type="float">
            <text:p>9.447035E-16</text:p>
          </table:table-cell>
          <table:table-cell office:value-type="float" office:value="2.426047E-017" calcext:value-type="float">
            <text:p>2.42604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5232" calcext:value-type="float">
            <text:p>-119.5232</text:p>
          </table:table-cell>
          <table:table-cell office:value-type="float" office:value="-2.01805" calcext:value-type="float">
            <text:p>-2.01805</text:p>
          </table:table-cell>
          <table:table-cell office:value-type="float" office:value="-0.8763523" calcext:value-type="float">
            <text:p>-0.8763523</text:p>
          </table:table-cell>
          <table:table-cell office:value-type="float" office:value="-0.2059476" calcext:value-type="float">
            <text:p>-0.2059476</text:p>
          </table:table-cell>
          <table:table-cell office:value-type="float" office:value="-0.1056984" calcext:value-type="float">
            <text:p>-0.1056984</text:p>
          </table:table-cell>
          <table:table-cell office:value-type="float" office:value="-0.04700289" calcext:value-type="float">
            <text:p>-0.04700289</text:p>
          </table:table-cell>
          <table:table-cell office:value-type="float" office:value="-0.03066878" calcext:value-type="float">
            <text:p>-0.03066878</text:p>
          </table:table-cell>
          <table:table-cell office:value-type="float" office:value="-0.02368827" calcext:value-type="float">
            <text:p>-0.02368827</text:p>
          </table:table-cell>
          <table:table-cell office:value-type="float" office:value="-0.01629793" calcext:value-type="float">
            <text:p>-0.01629793</text:p>
          </table:table-cell>
          <table:table-cell office:value-type="float" office:value="-0.01186948" calcext:value-type="float">
            <text:p>-0.01186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87029" calcext:value-type="float">
            <text:p>-91.87029</text:p>
          </table:table-cell>
          <table:table-cell office:value-type="float" office:value="0.01922387" calcext:value-type="float">
            <text:p>0.0192238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2301" calcext:value-type="float">
            <text:p>-2.3123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28.4953" calcext:value-type="float">
            <text:p>228.4953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56.93" calcext:value-type="float">
            <text:p>1056.93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019491" calcext:value-type="float">
            <text:p>0.1019491</text:p>
          </table:table-cell>
          <table:table-cell office:value-type="float" office:value="0.1766091" calcext:value-type="float">
            <text:p>0.1766091</text:p>
          </table:table-cell>
          <table:table-cell office:value-type="float" office:value="0.1886397" calcext:value-type="float">
            <text:p>0.1886397</text:p>
          </table:table-cell>
          <table:table-cell office:value-type="float" office:value="0.2261593" calcext:value-type="float">
            <text:p>0.2261593</text:p>
          </table:table-cell>
          <table:table-cell office:value-type="float" office:value="0.2510272" calcext:value-type="float">
            <text:p>0.2510272</text:p>
          </table:table-cell>
          <table:table-cell office:value-type="float" office:value="0.2523105" calcext:value-type="float">
            <text:p>0.2523105</text:p>
          </table:table-cell>
          <table:table-cell office:value-type="float" office:value="0.2675844" calcext:value-type="float">
            <text:p>0.2675844</text:p>
          </table:table-cell>
          <table:table-cell office:value-type="float" office:value="0.361612" calcext:value-type="float">
            <text:p>0.361612</text:p>
          </table:table-cell>
          <table:table-cell office:value-type="float" office:value="0.3602274" calcext:value-type="float">
            <text:p>0.3602274</text:p>
          </table:table-cell>
          <table:table-cell office:value-type="float" office:value="0.3732789" calcext:value-type="float">
            <text:p>0.3732789</text:p>
          </table:table-cell>
          <table:table-cell office:value-type="float" office:value="0.3894367" calcext:value-type="float">
            <text:p>0.3894367</text:p>
          </table:table-cell>
          <table:table-cell office:value-type="float" office:value="0.3992423" calcext:value-type="float">
            <text:p>0.39924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3914E-015" calcext:value-type="float">
            <text:p>1.983914E-15</text:p>
          </table:table-cell>
          <table:table-cell office:value-type="float" office:value="9.430597E-016" calcext:value-type="float">
            <text:p>9.430597E-16</text:p>
          </table:table-cell>
          <table:table-cell office:value-type="float" office:value="9.912386E-016" calcext:value-type="float">
            <text:p>9.912386E-16</text:p>
          </table:table-cell>
          <table:table-cell office:value-type="float" office:value="9.446778E-016" calcext:value-type="float">
            <text:p>9.446778E-16</text:p>
          </table:table-cell>
          <table:table-cell office:value-type="float" office:value="2.42599E-017" calcext:value-type="float">
            <text:p>2.4259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7.9232" calcext:value-type="float">
            <text:p>-147.9232</text:p>
          </table:table-cell>
          <table:table-cell office:value-type="float" office:value="-2.141329" calcext:value-type="float">
            <text:p>-2.141329</text:p>
          </table:table-cell>
          <table:table-cell office:value-type="float" office:value="-1.286935" calcext:value-type="float">
            <text:p>-1.286935</text:p>
          </table:table-cell>
          <table:table-cell office:value-type="float" office:value="-0.3179809" calcext:value-type="float">
            <text:p>-0.3179809</text:p>
          </table:table-cell>
          <table:table-cell office:value-type="float" office:value="-0.1426689" calcext:value-type="float">
            <text:p>-0.1426689</text:p>
          </table:table-cell>
          <table:table-cell office:value-type="float" office:value="-0.05227498" calcext:value-type="float">
            <text:p>-0.05227498</text:p>
          </table:table-cell>
          <table:table-cell office:value-type="float" office:value="-0.0327043" calcext:value-type="float">
            <text:p>-0.0327043</text:p>
          </table:table-cell>
          <table:table-cell office:value-type="float" office:value="-0.02499587" calcext:value-type="float">
            <text:p>-0.02499587</text:p>
          </table:table-cell>
          <table:table-cell office:value-type="float" office:value="-0.01687924" calcext:value-type="float">
            <text:p>-0.01687924</text:p>
          </table:table-cell>
          <table:table-cell office:value-type="float" office:value="-0.01208619" calcext:value-type="float">
            <text:p>-0.01208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38615" calcext:value-type="float">
            <text:p>-89.38615</text:p>
          </table:table-cell>
          <table:table-cell office:value-type="float" office:value="0.01924062" calcext:value-type="float">
            <text:p>0.0192406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1093" calcext:value-type="float">
            <text:p>-2.3110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30.8398" calcext:value-type="float">
            <text:p>230.839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54.586" calcext:value-type="float">
            <text:p>1054.586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024906" calcext:value-type="float">
            <text:p>0.1024906</text:p>
          </table:table-cell>
          <table:table-cell office:value-type="float" office:value="0.1758405" calcext:value-type="float">
            <text:p>0.1758405</text:p>
          </table:table-cell>
          <table:table-cell office:value-type="float" office:value="0.1828691" calcext:value-type="float">
            <text:p>0.1828691</text:p>
          </table:table-cell>
          <table:table-cell office:value-type="float" office:value="0.2139717" calcext:value-type="float">
            <text:p>0.2139717</text:p>
          </table:table-cell>
          <table:table-cell office:value-type="float" office:value="0.2400498" calcext:value-type="float">
            <text:p>0.2400498</text:p>
          </table:table-cell>
          <table:table-cell office:value-type="float" office:value="0.2491308" calcext:value-type="float">
            <text:p>0.2491308</text:p>
          </table:table-cell>
          <table:table-cell office:value-type="float" office:value="0.265283" calcext:value-type="float">
            <text:p>0.265283</text:p>
          </table:table-cell>
          <table:table-cell office:value-type="float" office:value="0.3606654" calcext:value-type="float">
            <text:p>0.3606654</text:p>
          </table:table-cell>
          <table:table-cell office:value-type="float" office:value="0.3594523" calcext:value-type="float">
            <text:p>0.3594523</text:p>
          </table:table-cell>
          <table:table-cell office:value-type="float" office:value="0.3729103" calcext:value-type="float">
            <text:p>0.3729103</text:p>
          </table:table-cell>
          <table:table-cell office:value-type="float" office:value="0.3892246" calcext:value-type="float">
            <text:p>0.3892246</text:p>
          </table:table-cell>
          <table:table-cell office:value-type="float" office:value="0.3992144" calcext:value-type="float">
            <text:p>0.39921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4151E-015" calcext:value-type="float">
            <text:p>1.984151E-15</text:p>
          </table:table-cell>
          <table:table-cell office:value-type="float" office:value="9.430523E-016" calcext:value-type="float">
            <text:p>9.430523E-16</text:p>
          </table:table-cell>
          <table:table-cell office:value-type="float" office:value="9.912226E-016" calcext:value-type="float">
            <text:p>9.912226E-16</text:p>
          </table:table-cell>
          <table:table-cell office:value-type="float" office:value="9.446528E-016" calcext:value-type="float">
            <text:p>9.446528E-16</text:p>
          </table:table-cell>
          <table:table-cell office:value-type="float" office:value="2.425932E-017" calcext:value-type="float">
            <text:p>2.42593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3.4343" calcext:value-type="float">
            <text:p>-143.4343</text:p>
          </table:table-cell>
          <table:table-cell office:value-type="float" office:value="-2.213809" calcext:value-type="float">
            <text:p>-2.213809</text:p>
          </table:table-cell>
          <table:table-cell office:value-type="float" office:value="-1.635117" calcext:value-type="float">
            <text:p>-1.635117</text:p>
          </table:table-cell>
          <table:table-cell office:value-type="float" office:value="-0.48734" calcext:value-type="float">
            <text:p>-0.48734</text:p>
          </table:table-cell>
          <table:table-cell office:value-type="float" office:value="-0.2012677" calcext:value-type="float">
            <text:p>-0.2012677</text:p>
          </table:table-cell>
          <table:table-cell office:value-type="float" office:value="-0.05762065" calcext:value-type="float">
            <text:p>-0.05762065</text:p>
          </table:table-cell>
          <table:table-cell office:value-type="float" office:value="-0.03482459" calcext:value-type="float">
            <text:p>-0.03482459</text:p>
          </table:table-cell>
          <table:table-cell office:value-type="float" office:value="-0.026452" calcext:value-type="float">
            <text:p>-0.026452</text:p>
          </table:table-cell>
          <table:table-cell office:value-type="float" office:value="-0.01749428" calcext:value-type="float">
            <text:p>-0.01749428</text:p>
          </table:table-cell>
          <table:table-cell office:value-type="float" office:value="-0.01229233" calcext:value-type="float">
            <text:p>-0.01229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17843" calcext:value-type="float">
            <text:p>-58.17843</text:p>
          </table:table-cell>
          <table:table-cell office:value-type="float" office:value="0.01925657" calcext:value-type="float">
            <text:p>0.0192565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0021" calcext:value-type="float">
            <text:p>-2.3100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33.0965" calcext:value-type="float">
            <text:p>233.0965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52.329" calcext:value-type="float">
            <text:p>1052.329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037454" calcext:value-type="float">
            <text:p>0.1037454</text:p>
          </table:table-cell>
          <table:table-cell office:value-type="float" office:value="0.1752975" calcext:value-type="float">
            <text:p>0.1752975</text:p>
          </table:table-cell>
          <table:table-cell office:value-type="float" office:value="0.1795951" calcext:value-type="float">
            <text:p>0.1795951</text:p>
          </table:table-cell>
          <table:table-cell office:value-type="float" office:value="0.2037386" calcext:value-type="float">
            <text:p>0.2037386</text:p>
          </table:table-cell>
          <table:table-cell office:value-type="float" office:value="0.2293887" calcext:value-type="float">
            <text:p>0.2293887</text:p>
          </table:table-cell>
          <table:table-cell office:value-type="float" office:value="0.2458497" calcext:value-type="float">
            <text:p>0.2458497</text:p>
          </table:table-cell>
          <table:table-cell office:value-type="float" office:value="0.2625642" calcext:value-type="float">
            <text:p>0.2625642</text:p>
          </table:table-cell>
          <table:table-cell office:value-type="float" office:value="0.3596317" calcext:value-type="float">
            <text:p>0.3596317</text:p>
          </table:table-cell>
          <table:table-cell office:value-type="float" office:value="0.3586172" calcext:value-type="float">
            <text:p>0.3586172</text:p>
          </table:table-cell>
          <table:table-cell office:value-type="float" office:value="0.3725283" calcext:value-type="float">
            <text:p>0.3725283</text:p>
          </table:table-cell>
          <table:table-cell office:value-type="float" office:value="0.3889962" calcext:value-type="float">
            <text:p>0.3889962</text:p>
          </table:table-cell>
          <table:table-cell office:value-type="float" office:value="0.3991779" calcext:value-type="float">
            <text:p>0.39917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4382E-015" calcext:value-type="float">
            <text:p>1.984382E-15</text:p>
          </table:table-cell>
          <table:table-cell office:value-type="float" office:value="9.430455E-016" calcext:value-type="float">
            <text:p>9.430455E-16</text:p>
          </table:table-cell>
          <table:table-cell office:value-type="float" office:value="9.912077E-016" calcext:value-type="float">
            <text:p>9.912077E-16</text:p>
          </table:table-cell>
          <table:table-cell office:value-type="float" office:value="9.446277E-016" calcext:value-type="float">
            <text:p>9.446277E-16</text:p>
          </table:table-cell>
          <table:table-cell office:value-type="float" office:value="2.425876E-017" calcext:value-type="float">
            <text:p>2.42587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9.5889" calcext:value-type="float">
            <text:p>-129.5889</text:p>
          </table:table-cell>
          <table:table-cell office:value-type="float" office:value="-2.266877" calcext:value-type="float">
            <text:p>-2.266877</text:p>
          </table:table-cell>
          <table:table-cell office:value-type="float" office:value="-1.879078" calcext:value-type="float">
            <text:p>-1.879078</text:p>
          </table:table-cell>
          <table:table-cell office:value-type="float" office:value="-0.7109075" calcext:value-type="float">
            <text:p>-0.7109075</text:p>
          </table:table-cell>
          <table:table-cell office:value-type="float" office:value="-0.2855906" calcext:value-type="float">
            <text:p>-0.2855906</text:p>
          </table:table-cell>
          <table:table-cell office:value-type="float" office:value="-0.06376045" calcext:value-type="float">
            <text:p>-0.06376045</text:p>
          </table:table-cell>
          <table:table-cell office:value-type="float" office:value="-0.03746916" calcext:value-type="float">
            <text:p>-0.03746916</text:p>
          </table:table-cell>
          <table:table-cell office:value-type="float" office:value="-0.02814734" calcext:value-type="float">
            <text:p>-0.02814734</text:p>
          </table:table-cell>
          <table:table-cell office:value-type="float" office:value="-0.0181842" calcext:value-type="float">
            <text:p>-0.0181842</text:p>
          </table:table-cell>
          <table:table-cell office:value-type="float" office:value="-0.01250958" calcext:value-type="float">
            <text:p>-0.01250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04987" calcext:value-type="float">
            <text:p>-82.04987</text:p>
          </table:table-cell>
          <table:table-cell office:value-type="float" office:value="0.01927242" calcext:value-type="float">
            <text:p>0.0192724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9079" calcext:value-type="float">
            <text:p>-2.3090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35.3592" calcext:value-type="float">
            <text:p>235.3592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1050.066" calcext:value-type="float">
            <text:p>1050.066</text:p>
          </table:table-cell>
          <table:table-cell office:value-type="float" office:value="2.428216" calcext:value-type="float">
            <text:p>2.428216</text:p>
          </table:table-cell>
          <table:table-cell office:value-type="float" office:value="0" calcext:value-type="float">
            <text:p>0</text:p>
          </table:table-cell>
          <table:table-cell office:value-type="float" office:value="0.1039371" calcext:value-type="float">
            <text:p>0.1039371</text:p>
          </table:table-cell>
          <table:table-cell office:value-type="float" office:value="0.1747669" calcext:value-type="float">
            <text:p>0.1747669</text:p>
          </table:table-cell>
          <table:table-cell office:value-type="float" office:value="0.1774815" calcext:value-type="float">
            <text:p>0.1774815</text:p>
          </table:table-cell>
          <table:table-cell office:value-type="float" office:value="0.1947643" calcext:value-type="float">
            <text:p>0.1947643</text:p>
          </table:table-cell>
          <table:table-cell office:value-type="float" office:value="0.2171303" calcext:value-type="float">
            <text:p>0.2171303</text:p>
          </table:table-cell>
          <table:table-cell office:value-type="float" office:value="0.2426653" calcext:value-type="float">
            <text:p>0.2426653</text:p>
          </table:table-cell>
          <table:table-cell office:value-type="float" office:value="0.2587305" calcext:value-type="float">
            <text:p>0.2587305</text:p>
          </table:table-cell>
          <table:table-cell office:value-type="float" office:value="0.3584812" calcext:value-type="float">
            <text:p>0.3584812</text:p>
          </table:table-cell>
          <table:table-cell office:value-type="float" office:value="0.3577657" calcext:value-type="float">
            <text:p>0.3577657</text:p>
          </table:table-cell>
          <table:table-cell office:value-type="float" office:value="0.3721117" calcext:value-type="float">
            <text:p>0.3721117</text:p>
          </table:table-cell>
          <table:table-cell office:value-type="float" office:value="0.3887137" calcext:value-type="float">
            <text:p>0.3887137</text:p>
          </table:table-cell>
          <table:table-cell office:value-type="float" office:value="0.399126" calcext:value-type="float">
            <text:p>0.3991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4614E-015" calcext:value-type="float">
            <text:p>1.984614E-15</text:p>
          </table:table-cell>
          <table:table-cell office:value-type="float" office:value="9.430383E-016" calcext:value-type="float">
            <text:p>9.430383E-16</text:p>
          </table:table-cell>
          <table:table-cell office:value-type="float" office:value="9.911923E-016" calcext:value-type="float">
            <text:p>9.911923E-16</text:p>
          </table:table-cell>
          <table:table-cell office:value-type="float" office:value="9.446024E-016" calcext:value-type="float">
            <text:p>9.446024E-16</text:p>
          </table:table-cell>
          <table:table-cell office:value-type="float" office:value="2.425819E-017" calcext:value-type="float">
            <text:p>2.42581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1E-031" calcext:value-type="float">
            <text:p>2.468041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9.3582" calcext:value-type="float">
            <text:p>-129.3582</text:p>
          </table:table-cell>
          <table:table-cell office:value-type="float" office:value="-2.320729" calcext:value-type="float">
            <text:p>-2.320729</text:p>
          </table:table-cell>
          <table:table-cell office:value-type="float" office:value="-2.058669" calcext:value-type="float">
            <text:p>-2.058669</text:p>
          </table:table-cell>
          <table:table-cell office:value-type="float" office:value="-1.005799" calcext:value-type="float">
            <text:p>-1.005799</text:p>
          </table:table-cell>
          <table:table-cell office:value-type="float" office:value="-0.4359914" calcext:value-type="float">
            <text:p>-0.4359914</text:p>
          </table:table-cell>
          <table:table-cell office:value-type="float" office:value="-0.07045771" calcext:value-type="float">
            <text:p>-0.07045771</text:p>
          </table:table-cell>
          <table:table-cell office:value-type="float" office:value="-0.04161535" calcext:value-type="float">
            <text:p>-0.04161535</text:p>
          </table:table-cell>
          <table:table-cell office:value-type="float" office:value="-0.03016667" calcext:value-type="float">
            <text:p>-0.03016667</text:p>
          </table:table-cell>
          <table:table-cell office:value-type="float" office:value="-0.01891678" calcext:value-type="float">
            <text:p>-0.01891678</text:p>
          </table:table-cell>
          <table:table-cell office:value-type="float" office:value="-0.01275128" calcext:value-type="float">
            <text:p>-0.01275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05468" calcext:value-type="float">
            <text:p>-47.05468</text:p>
          </table:table-cell>
          <table:table-cell office:value-type="float" office:value="0.01930851" calcext:value-type="float">
            <text:p>0.01930851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8278" calcext:value-type="float">
            <text:p>-2.3082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242.6002" calcext:value-type="float">
            <text:p>242.6002</text:p>
          </table:table-cell>
          <table:table-cell office:value-type="float" office:value="241.6331" calcext:value-type="float">
            <text:p>241.6331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73.876" calcext:value-type="float">
            <text:p>1073.876</text:p>
          </table:table-cell>
          <table:table-cell office:value-type="float" office:value="3.141199" calcext:value-type="float">
            <text:p>3.141199</text:p>
          </table:table-cell>
          <table:table-cell office:value-type="float" office:value="0" calcext:value-type="float">
            <text:p>0</text:p>
          </table:table-cell>
          <table:table-cell office:value-type="float" office:value="0.4825411" calcext:value-type="float">
            <text:p>0.4825411</text:p>
          </table:table-cell>
          <table:table-cell office:value-type="float" office:value="0.4938659" calcext:value-type="float">
            <text:p>0.4938659</text:p>
          </table:table-cell>
          <table:table-cell office:value-type="float" office:value="0.1878087" calcext:value-type="float">
            <text:p>0.1878087</text:p>
          </table:table-cell>
          <table:table-cell office:value-type="float" office:value="0.2150033" calcext:value-type="float">
            <text:p>0.2150033</text:p>
          </table:table-cell>
          <table:table-cell office:value-type="float" office:value="0.2138341" calcext:value-type="float">
            <text:p>0.2138341</text:p>
          </table:table-cell>
          <table:table-cell office:value-type="float" office:value="0.2415705" calcext:value-type="float">
            <text:p>0.2415705</text:p>
          </table:table-cell>
          <table:table-cell office:value-type="float" office:value="0.3073086" calcext:value-type="float">
            <text:p>0.3073086</text:p>
          </table:table-cell>
          <table:table-cell office:value-type="float" office:value="0.3607907" calcext:value-type="float">
            <text:p>0.3607907</text:p>
          </table:table-cell>
          <table:table-cell office:value-type="float" office:value="0.3570333" calcext:value-type="float">
            <text:p>0.3570333</text:p>
          </table:table-cell>
          <table:table-cell office:value-type="float" office:value="0.3717377" calcext:value-type="float">
            <text:p>0.3717377</text:p>
          </table:table-cell>
          <table:table-cell office:value-type="float" office:value="0.3884946" calcext:value-type="float">
            <text:p>0.3884946</text:p>
          </table:table-cell>
          <table:table-cell office:value-type="float" office:value="0.3990867" calcext:value-type="float">
            <text:p>0.399086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4821E-015" calcext:value-type="float">
            <text:p>1.984821E-15</text:p>
          </table:table-cell>
          <table:table-cell office:value-type="float" office:value="9.430357E-016" calcext:value-type="float">
            <text:p>9.430357E-16</text:p>
          </table:table-cell>
          <table:table-cell office:value-type="float" office:value="9.911784E-016" calcext:value-type="float">
            <text:p>9.911784E-16</text:p>
          </table:table-cell>
          <table:table-cell office:value-type="float" office:value="9.44577E-016" calcext:value-type="float">
            <text:p>9.44577E-16</text:p>
          </table:table-cell>
          <table:table-cell office:value-type="float" office:value="2.425762E-017" calcext:value-type="float">
            <text:p>2.42576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906766" calcext:value-type="float">
            <text:p>-0.001906766</text:p>
          </table:table-cell>
          <table:table-cell office:value-type="float" office:value="-0.001657913" calcext:value-type="float">
            <text:p>-0.001657913</text:p>
          </table:table-cell>
          <table:table-cell office:value-type="float" office:value="-1.33388" calcext:value-type="float">
            <text:p>-1.33388</text:p>
          </table:table-cell>
          <table:table-cell office:value-type="float" office:value="-0.4695203" calcext:value-type="float">
            <text:p>-0.4695203</text:p>
          </table:table-cell>
          <table:table-cell office:value-type="float" office:value="-0.4913658" calcext:value-type="float">
            <text:p>-0.4913658</text:p>
          </table:table-cell>
          <table:table-cell office:value-type="float" office:value="-0.07303195" calcext:value-type="float">
            <text:p>-0.07303195</text:p>
          </table:table-cell>
          <table:table-cell office:value-type="float" office:value="-0.0101801" calcext:value-type="float">
            <text:p>-0.0101801</text:p>
          </table:table-cell>
          <table:table-cell office:value-type="float" office:value="-0.0263758" calcext:value-type="float">
            <text:p>-0.0263758</text:p>
          </table:table-cell>
          <table:table-cell office:value-type="float" office:value="-0.01957786" calcext:value-type="float">
            <text:p>-0.01957786</text:p>
          </table:table-cell>
          <table:table-cell office:value-type="float" office:value="-0.01297293" calcext:value-type="float">
            <text:p>-0.01297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956684" calcext:value-type="float">
            <text:p>-0.004956684</text:p>
          </table:table-cell>
          <table:table-cell office:value-type="float" office:value="0.01924294" calcext:value-type="float">
            <text:p>0.0192429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7623" calcext:value-type="float">
            <text:p>-2.3076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242.6002" calcext:value-type="float">
            <text:p>242.6002</text:p>
          </table:table-cell>
          <table:table-cell office:value-type="float" office:value="250.3926" calcext:value-type="float">
            <text:p>250.3926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65.116" calcext:value-type="float">
            <text:p>1065.116</text:p>
          </table:table-cell>
          <table:table-cell office:value-type="float" office:value="3.141199" calcext:value-type="float">
            <text:p>3.141199</text:p>
          </table:table-cell>
          <table:table-cell office:value-type="float" office:value="0" calcext:value-type="float">
            <text:p>0</text:p>
          </table:table-cell>
          <table:table-cell office:value-type="float" office:value="0.3450421" calcext:value-type="float">
            <text:p>0.3450421</text:p>
          </table:table-cell>
          <table:table-cell office:value-type="float" office:value="0.3502774" calcext:value-type="float">
            <text:p>0.3502774</text:p>
          </table:table-cell>
          <table:table-cell office:value-type="float" office:value="0.1891924" calcext:value-type="float">
            <text:p>0.1891924</text:p>
          </table:table-cell>
          <table:table-cell office:value-type="float" office:value="0.2072134" calcext:value-type="float">
            <text:p>0.2072134</text:p>
          </table:table-cell>
          <table:table-cell office:value-type="float" office:value="0.2125817" calcext:value-type="float">
            <text:p>0.2125817</text:p>
          </table:table-cell>
          <table:table-cell office:value-type="float" office:value="0.2418104" calcext:value-type="float">
            <text:p>0.2418104</text:p>
          </table:table-cell>
          <table:table-cell office:value-type="float" office:value="0.2863901" calcext:value-type="float">
            <text:p>0.2863901</text:p>
          </table:table-cell>
          <table:table-cell office:value-type="float" office:value="0.3633812" calcext:value-type="float">
            <text:p>0.3633812</text:p>
          </table:table-cell>
          <table:table-cell office:value-type="float" office:value="0.3569611" calcext:value-type="float">
            <text:p>0.3569611</text:p>
          </table:table-cell>
          <table:table-cell office:value-type="float" office:value="0.3713957" calcext:value-type="float">
            <text:p>0.3713957</text:p>
          </table:table-cell>
          <table:table-cell office:value-type="float" office:value="0.3882947" calcext:value-type="float">
            <text:p>0.3882947</text:p>
          </table:table-cell>
          <table:table-cell office:value-type="float" office:value="0.3990481" calcext:value-type="float">
            <text:p>0.39904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027E-015" calcext:value-type="float">
            <text:p>1.985027E-15</text:p>
          </table:table-cell>
          <table:table-cell office:value-type="float" office:value="9.430237E-016" calcext:value-type="float">
            <text:p>9.430237E-16</text:p>
          </table:table-cell>
          <table:table-cell office:value-type="float" office:value="9.911659E-016" calcext:value-type="float">
            <text:p>9.911659E-16</text:p>
          </table:table-cell>
          <table:table-cell office:value-type="float" office:value="9.445576E-016" calcext:value-type="float">
            <text:p>9.445576E-16</text:p>
          </table:table-cell>
          <table:table-cell office:value-type="float" office:value="2.425705E-017" calcext:value-type="float">
            <text:p>2.42570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491944" calcext:value-type="float">
            <text:p>-0.01491944</text:p>
          </table:table-cell>
          <table:table-cell office:value-type="float" office:value="-0.01360305" calcext:value-type="float">
            <text:p>-0.01360305</text:p>
          </table:table-cell>
          <table:table-cell office:value-type="float" office:value="-1.260152" calcext:value-type="float">
            <text:p>-1.260152</text:p>
          </table:table-cell>
          <table:table-cell office:value-type="float" office:value="-0.6240524" calcext:value-type="float">
            <text:p>-0.6240524</text:p>
          </table:table-cell>
          <table:table-cell office:value-type="float" office:value="-0.5140266" calcext:value-type="float">
            <text:p>-0.5140266</text:p>
          </table:table-cell>
          <table:table-cell office:value-type="float" office:value="-0.07245897" calcext:value-type="float">
            <text:p>-0.07245897</text:p>
          </table:table-cell>
          <table:table-cell office:value-type="float" office:value="-0.01845836" calcext:value-type="float">
            <text:p>-0.01845836</text:p>
          </table:table-cell>
          <table:table-cell office:value-type="float" office:value="-0.02251977" calcext:value-type="float">
            <text:p>-0.02251977</text:p>
          </table:table-cell>
          <table:table-cell office:value-type="float" office:value="-0.01964767" calcext:value-type="float">
            <text:p>-0.01964767</text:p>
          </table:table-cell>
          <table:table-cell office:value-type="float" office:value="-0.01317899" calcext:value-type="float">
            <text:p>-0.01317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55832" calcext:value-type="float">
            <text:p>-0.01555832</text:p>
          </table:table-cell>
          <table:table-cell office:value-type="float" office:value="0.01905815" calcext:value-type="float">
            <text:p>0.0190581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7075" calcext:value-type="float">
            <text:p>-2.3070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242.6002" calcext:value-type="float">
            <text:p>242.6002</text:p>
          </table:table-cell>
          <table:table-cell office:value-type="float" office:value="259.3348" calcext:value-type="float">
            <text:p>259.3348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56.174" calcext:value-type="float">
            <text:p>1056.174</text:p>
          </table:table-cell>
          <table:table-cell office:value-type="float" office:value="3.141199" calcext:value-type="float">
            <text:p>3.141199</text:p>
          </table:table-cell>
          <table:table-cell office:value-type="float" office:value="0" calcext:value-type="float">
            <text:p>0</text:p>
          </table:table-cell>
          <table:table-cell office:value-type="float" office:value="0.1768408" calcext:value-type="float">
            <text:p>0.1768408</text:p>
          </table:table-cell>
          <table:table-cell office:value-type="float" office:value="0.2590643" calcext:value-type="float">
            <text:p>0.2590643</text:p>
          </table:table-cell>
          <table:table-cell office:value-type="float" office:value="0.1882484" calcext:value-type="float">
            <text:p>0.1882484</text:p>
          </table:table-cell>
          <table:table-cell office:value-type="float" office:value="0.2000635" calcext:value-type="float">
            <text:p>0.2000635</text:p>
          </table:table-cell>
          <table:table-cell office:value-type="float" office:value="0.2087795" calcext:value-type="float">
            <text:p>0.2087795</text:p>
          </table:table-cell>
          <table:table-cell office:value-type="float" office:value="0.2412931" calcext:value-type="float">
            <text:p>0.2412931</text:p>
          </table:table-cell>
          <table:table-cell office:value-type="float" office:value="0.2756711" calcext:value-type="float">
            <text:p>0.2756711</text:p>
          </table:table-cell>
          <table:table-cell office:value-type="float" office:value="0.3626007" calcext:value-type="float">
            <text:p>0.3626007</text:p>
          </table:table-cell>
          <table:table-cell office:value-type="float" office:value="0.3569194" calcext:value-type="float">
            <text:p>0.3569194</text:p>
          </table:table-cell>
          <table:table-cell office:value-type="float" office:value="0.3710712" calcext:value-type="float">
            <text:p>0.3710712</text:p>
          </table:table-cell>
          <table:table-cell office:value-type="float" office:value="0.3880787" calcext:value-type="float">
            <text:p>0.3880787</text:p>
          </table:table-cell>
          <table:table-cell office:value-type="float" office:value="0.3989966" calcext:value-type="float">
            <text:p>0.39899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235E-015" calcext:value-type="float">
            <text:p>1.985235E-15</text:p>
          </table:table-cell>
          <table:table-cell office:value-type="float" office:value="9.430111E-016" calcext:value-type="float">
            <text:p>9.430111E-16</text:p>
          </table:table-cell>
          <table:table-cell office:value-type="float" office:value="9.911542E-016" calcext:value-type="float">
            <text:p>9.911542E-16</text:p>
          </table:table-cell>
          <table:table-cell office:value-type="float" office:value="9.445384E-016" calcext:value-type="float">
            <text:p>9.445384E-16</text:p>
          </table:table-cell>
          <table:table-cell office:value-type="float" office:value="2.425646E-017" calcext:value-type="float">
            <text:p>2.42564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37342" calcext:value-type="float">
            <text:p>-2.037342</text:p>
          </table:table-cell>
          <table:table-cell office:value-type="float" office:value="-0.1111623" calcext:value-type="float">
            <text:p>-0.1111623</text:p>
          </table:table-cell>
          <table:table-cell office:value-type="float" office:value="-1.309429" calcext:value-type="float">
            <text:p>-1.309429</text:p>
          </table:table-cell>
          <table:table-cell office:value-type="float" office:value="-0.8179694" calcext:value-type="float">
            <text:p>-0.8179694</text:p>
          </table:table-cell>
          <table:table-cell office:value-type="float" office:value="-0.5903406" calcext:value-type="float">
            <text:p>-0.5903406</text:p>
          </table:table-cell>
          <table:table-cell office:value-type="float" office:value="-0.07365062" calcext:value-type="float">
            <text:p>-0.07365062</text:p>
          </table:table-cell>
          <table:table-cell office:value-type="float" office:value="-0.02545039" calcext:value-type="float">
            <text:p>-0.02545039</text:p>
          </table:table-cell>
          <table:table-cell office:value-type="float" office:value="-0.02356788" calcext:value-type="float">
            <text:p>-0.02356788</text:p>
          </table:table-cell>
          <table:table-cell office:value-type="float" office:value="-0.01968428" calcext:value-type="float">
            <text:p>-0.01968428</text:p>
          </table:table-cell>
          <table:table-cell office:value-type="float" office:value="-0.01337774" calcext:value-type="float">
            <text:p>-0.01337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38736" calcext:value-type="float">
            <text:p>-8.438736</text:p>
          </table:table-cell>
          <table:table-cell office:value-type="float" office:value="0.01880572" calcext:value-type="float">
            <text:p>0.0188057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6645" calcext:value-type="float">
            <text:p>-2.3066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242.6002" calcext:value-type="float">
            <text:p>242.6002</text:p>
          </table:table-cell>
          <table:table-cell office:value-type="float" office:value="264.5787" calcext:value-type="float">
            <text:p>264.5787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50.93" calcext:value-type="float">
            <text:p>1050.93</text:p>
          </table:table-cell>
          <table:table-cell office:value-type="float" office:value="3.141199" calcext:value-type="float">
            <text:p>3.141199</text:p>
          </table:table-cell>
          <table:table-cell office:value-type="float" office:value="0" calcext:value-type="float">
            <text:p>0</text:p>
          </table:table-cell>
          <table:table-cell office:value-type="float" office:value="0.1242358" calcext:value-type="float">
            <text:p>0.1242358</text:p>
          </table:table-cell>
          <table:table-cell office:value-type="float" office:value="0.2004944" calcext:value-type="float">
            <text:p>0.2004944</text:p>
          </table:table-cell>
          <table:table-cell office:value-type="float" office:value="0.1849706" calcext:value-type="float">
            <text:p>0.1849706</text:p>
          </table:table-cell>
          <table:table-cell office:value-type="float" office:value="0.1932331" calcext:value-type="float">
            <text:p>0.1932331</text:p>
          </table:table-cell>
          <table:table-cell office:value-type="float" office:value="0.202763" calcext:value-type="float">
            <text:p>0.202763</text:p>
          </table:table-cell>
          <table:table-cell office:value-type="float" office:value="0.2400739" calcext:value-type="float">
            <text:p>0.2400739</text:p>
          </table:table-cell>
          <table:table-cell office:value-type="float" office:value="0.268005" calcext:value-type="float">
            <text:p>0.268005</text:p>
          </table:table-cell>
          <table:table-cell office:value-type="float" office:value="0.3605946" calcext:value-type="float">
            <text:p>0.3605946</text:p>
          </table:table-cell>
          <table:table-cell office:value-type="float" office:value="0.3564671" calcext:value-type="float">
            <text:p>0.3564671</text:p>
          </table:table-cell>
          <table:table-cell office:value-type="float" office:value="0.3707372" calcext:value-type="float">
            <text:p>0.3707372</text:p>
          </table:table-cell>
          <table:table-cell office:value-type="float" office:value="0.3878395" calcext:value-type="float">
            <text:p>0.3878395</text:p>
          </table:table-cell>
          <table:table-cell office:value-type="float" office:value="0.3989295" calcext:value-type="float">
            <text:p>0.39892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434E-015" calcext:value-type="float">
            <text:p>1.985434E-15</text:p>
          </table:table-cell>
          <table:table-cell office:value-type="float" office:value="9.430003E-016" calcext:value-type="float">
            <text:p>9.430003E-16</text:p>
          </table:table-cell>
          <table:table-cell office:value-type="float" office:value="9.911414E-016" calcext:value-type="float">
            <text:p>9.911414E-16</text:p>
          </table:table-cell>
          <table:table-cell office:value-type="float" office:value="9.445193E-016" calcext:value-type="float">
            <text:p>9.445193E-16</text:p>
          </table:table-cell>
          <table:table-cell office:value-type="float" office:value="2.425587E-017" calcext:value-type="float">
            <text:p>2.42558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78356" calcext:value-type="float">
            <text:p>-31.78356</text:p>
          </table:table-cell>
          <table:table-cell office:value-type="float" office:value="-0.8037295" calcext:value-type="float">
            <text:p>-0.8037295</text:p>
          </table:table-cell>
          <table:table-cell office:value-type="float" office:value="-1.497744" calcext:value-type="float">
            <text:p>-1.497744</text:p>
          </table:table-cell>
          <table:table-cell office:value-type="float" office:value="-1.068867" calcext:value-type="float">
            <text:p>-1.068867</text:p>
          </table:table-cell>
          <table:table-cell office:value-type="float" office:value="-0.7392407" calcext:value-type="float">
            <text:p>-0.7392407</text:p>
          </table:table-cell>
          <table:table-cell office:value-type="float" office:value="-0.07654287" calcext:value-type="float">
            <text:p>-0.07654287</text:p>
          </table:table-cell>
          <table:table-cell office:value-type="float" office:value="-0.03224409" calcext:value-type="float">
            <text:p>-0.03224409</text:p>
          </table:table-cell>
          <table:table-cell office:value-type="float" office:value="-0.02655863" calcext:value-type="float">
            <text:p>-0.02655863</text:p>
          </table:table-cell>
          <table:table-cell office:value-type="float" office:value="-0.02009914" calcext:value-type="float">
            <text:p>-0.02009914</text:p>
          </table:table-cell>
          <table:table-cell office:value-type="float" office:value="-0.01358518" calcext:value-type="float">
            <text:p>-0.01358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4971" calcext:value-type="float">
            <text:p>-63.4971</text:p>
          </table:table-cell>
          <table:table-cell office:value-type="float" office:value="0.01873144" calcext:value-type="float">
            <text:p>0.0187314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6331" calcext:value-type="float">
            <text:p>-2.3063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242.6002" calcext:value-type="float">
            <text:p>242.6002</text:p>
          </table:table-cell>
          <table:table-cell office:value-type="float" office:value="268.0711" calcext:value-type="float">
            <text:p>268.0711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47.438" calcext:value-type="float">
            <text:p>1047.438</text:p>
          </table:table-cell>
          <table:table-cell office:value-type="float" office:value="3.141199" calcext:value-type="float">
            <text:p>3.141199</text:p>
          </table:table-cell>
          <table:table-cell office:value-type="float" office:value="0" calcext:value-type="float">
            <text:p>0</text:p>
          </table:table-cell>
          <table:table-cell office:value-type="float" office:value="0.1085153" calcext:value-type="float">
            <text:p>0.1085153</text:p>
          </table:table-cell>
          <table:table-cell office:value-type="float" office:value="0.1808761" calcext:value-type="float">
            <text:p>0.1808761</text:p>
          </table:table-cell>
          <table:table-cell office:value-type="float" office:value="0.1811439" calcext:value-type="float">
            <text:p>0.1811439</text:p>
          </table:table-cell>
          <table:table-cell office:value-type="float" office:value="0.1873135" calcext:value-type="float">
            <text:p>0.1873135</text:p>
          </table:table-cell>
          <table:table-cell office:value-type="float" office:value="0.1962608" calcext:value-type="float">
            <text:p>0.1962608</text:p>
          </table:table-cell>
          <table:table-cell office:value-type="float" office:value="0.237901" calcext:value-type="float">
            <text:p>0.237901</text:p>
          </table:table-cell>
          <table:table-cell office:value-type="float" office:value="0.2612242" calcext:value-type="float">
            <text:p>0.2612242</text:p>
          </table:table-cell>
          <table:table-cell office:value-type="float" office:value="0.3581443" calcext:value-type="float">
            <text:p>0.3581443</text:p>
          </table:table-cell>
          <table:table-cell office:value-type="float" office:value="0.3553743" calcext:value-type="float">
            <text:p>0.3553743</text:p>
          </table:table-cell>
          <table:table-cell office:value-type="float" office:value="0.3703763" calcext:value-type="float">
            <text:p>0.3703763</text:p>
          </table:table-cell>
          <table:table-cell office:value-type="float" office:value="0.3875863" calcext:value-type="float">
            <text:p>0.3875863</text:p>
          </table:table-cell>
          <table:table-cell office:value-type="float" office:value="0.3988488" calcext:value-type="float">
            <text:p>0.39884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628E-015" calcext:value-type="float">
            <text:p>1.985628E-15</text:p>
          </table:table-cell>
          <table:table-cell office:value-type="float" office:value="9.429902E-016" calcext:value-type="float">
            <text:p>9.429902E-16</text:p>
          </table:table-cell>
          <table:table-cell office:value-type="float" office:value="9.911292E-016" calcext:value-type="float">
            <text:p>9.911292E-16</text:p>
          </table:table-cell>
          <table:table-cell office:value-type="float" office:value="9.444998E-016" calcext:value-type="float">
            <text:p>9.444998E-16</text:p>
          </table:table-cell>
          <table:table-cell office:value-type="float" office:value="2.425529E-017" calcext:value-type="float">
            <text:p>2.42552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1.71184" calcext:value-type="float">
            <text:p>-91.71184</text:p>
          </table:table-cell>
          <table:table-cell office:value-type="float" office:value="-1.780314" calcext:value-type="float">
            <text:p>-1.780314</text:p>
          </table:table-cell>
          <table:table-cell office:value-type="float" office:value="-1.758945" calcext:value-type="float">
            <text:p>-1.758945</text:p>
          </table:table-cell>
          <table:table-cell office:value-type="float" office:value="-1.358351" calcext:value-type="float">
            <text:p>-1.358351</text:p>
          </table:table-cell>
          <table:table-cell office:value-type="float" office:value="-0.9502011" calcext:value-type="float">
            <text:p>-0.9502011</text:p>
          </table:table-cell>
          <table:table-cell office:value-type="float" office:value="-0.08203374" calcext:value-type="float">
            <text:p>-0.08203374</text:p>
          </table:table-cell>
          <table:table-cell office:value-type="float" office:value="-0.0388472" calcext:value-type="float">
            <text:p>-0.0388472</text:p>
          </table:table-cell>
          <table:table-cell office:value-type="float" office:value="-0.03077438" calcext:value-type="float">
            <text:p>-0.03077438</text:p>
          </table:table-cell>
          <table:table-cell office:value-type="float" office:value="-0.0211495" calcext:value-type="float">
            <text:p>-0.0211495</text:p>
          </table:table-cell>
          <table:table-cell office:value-type="float" office:value="-0.01381346" calcext:value-type="float">
            <text:p>-0.0138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40946" calcext:value-type="float">
            <text:p>-60.40946</text:p>
          </table:table-cell>
          <table:table-cell office:value-type="float" office:value="0.01870014" calcext:value-type="float">
            <text:p>0.0187001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6156" calcext:value-type="float">
            <text:p>-2.3061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242.6002" calcext:value-type="float">
            <text:p>242.6002</text:p>
          </table:table-cell>
          <table:table-cell office:value-type="float" office:value="270.6393" calcext:value-type="float">
            <text:p>270.6393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44.87" calcext:value-type="float">
            <text:p>1044.87</text:p>
          </table:table-cell>
          <table:table-cell office:value-type="float" office:value="3.141199" calcext:value-type="float">
            <text:p>3.141199</text:p>
          </table:table-cell>
          <table:table-cell office:value-type="float" office:value="0" calcext:value-type="float">
            <text:p>0</text:p>
          </table:table-cell>
          <table:table-cell office:value-type="float" office:value="0.1094396" calcext:value-type="float">
            <text:p>0.1094396</text:p>
          </table:table-cell>
          <table:table-cell office:value-type="float" office:value="0.1773687" calcext:value-type="float">
            <text:p>0.1773687</text:p>
          </table:table-cell>
          <table:table-cell office:value-type="float" office:value="0.1789227" calcext:value-type="float">
            <text:p>0.1789227</text:p>
          </table:table-cell>
          <table:table-cell office:value-type="float" office:value="0.1833384" calcext:value-type="float">
            <text:p>0.1833384</text:p>
          </table:table-cell>
          <table:table-cell office:value-type="float" office:value="0.1915182" calcext:value-type="float">
            <text:p>0.1915182</text:p>
          </table:table-cell>
          <table:table-cell office:value-type="float" office:value="0.2351558" calcext:value-type="float">
            <text:p>0.2351558</text:p>
          </table:table-cell>
          <table:table-cell office:value-type="float" office:value="0.2550499" calcext:value-type="float">
            <text:p>0.2550499</text:p>
          </table:table-cell>
          <table:table-cell office:value-type="float" office:value="0.3557431" calcext:value-type="float">
            <text:p>0.3557431</text:p>
          </table:table-cell>
          <table:table-cell office:value-type="float" office:value="0.3540464" calcext:value-type="float">
            <text:p>0.3540464</text:p>
          </table:table-cell>
          <table:table-cell office:value-type="float" office:value="0.369943" calcext:value-type="float">
            <text:p>0.369943</text:p>
          </table:table-cell>
          <table:table-cell office:value-type="float" office:value="0.3873267" calcext:value-type="float">
            <text:p>0.3873267</text:p>
          </table:table-cell>
          <table:table-cell office:value-type="float" office:value="0.3987285" calcext:value-type="float">
            <text:p>0.39872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815E-015" calcext:value-type="float">
            <text:p>1.985815E-15</text:p>
          </table:table-cell>
          <table:table-cell office:value-type="float" office:value="9.429813E-016" calcext:value-type="float">
            <text:p>9.429813E-16</text:p>
          </table:table-cell>
          <table:table-cell office:value-type="float" office:value="9.911181E-016" calcext:value-type="float">
            <text:p>9.911181E-16</text:p>
          </table:table-cell>
          <table:table-cell office:value-type="float" office:value="9.444802E-016" calcext:value-type="float">
            <text:p>9.444802E-16</text:p>
          </table:table-cell>
          <table:table-cell office:value-type="float" office:value="2.425467E-017" calcext:value-type="float">
            <text:p>2.42546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01463" calcext:value-type="float">
            <text:p>-86.01463</text:p>
          </table:table-cell>
          <table:table-cell office:value-type="float" office:value="-2.071257" calcext:value-type="float">
            <text:p>-2.071257</text:p>
          </table:table-cell>
          <table:table-cell office:value-type="float" office:value="-1.934334" calcext:value-type="float">
            <text:p>-1.934334</text:p>
          </table:table-cell>
          <table:table-cell office:value-type="float" office:value="-1.602521" calcext:value-type="float">
            <text:p>-1.602521</text:p>
          </table:table-cell>
          <table:table-cell office:value-type="float" office:value="-1.147191" calcext:value-type="float">
            <text:p>-1.147191</text:p>
          </table:table-cell>
          <table:table-cell office:value-type="float" office:value="-0.08965575" calcext:value-type="float">
            <text:p>-0.08965575</text:p>
          </table:table-cell>
          <table:table-cell office:value-type="float" office:value="-0.04606672" calcext:value-type="float">
            <text:p>-0.04606672</text:p>
          </table:table-cell>
          <table:table-cell office:value-type="float" office:value="-0.03402807" calcext:value-type="float">
            <text:p>-0.03402807</text:p>
          </table:table-cell>
          <table:table-cell office:value-type="float" office:value="-0.0225069" calcext:value-type="float">
            <text:p>-0.0225069</text:p>
          </table:table-cell>
          <table:table-cell office:value-type="float" office:value="-0.01409232" calcext:value-type="float">
            <text:p>-0.01409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56952" calcext:value-type="float">
            <text:p>-50.56952</text:p>
          </table:table-cell>
          <table:table-cell office:value-type="float" office:value="0.01868147" calcext:value-type="float">
            <text:p>0.0186814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6148" calcext:value-type="float">
            <text:p>-2.3061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243.1002" calcext:value-type="float">
            <text:p>243.1002</text:p>
          </table:table-cell>
          <table:table-cell office:value-type="float" office:value="273.1461" calcext:value-type="float">
            <text:p>273.1461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42.863" calcext:value-type="float">
            <text:p>1042.863</text:p>
          </table:table-cell>
          <table:table-cell office:value-type="float" office:value="3.141555" calcext:value-type="float">
            <text:p>3.141555</text:p>
          </table:table-cell>
          <table:table-cell office:value-type="float" office:value="0" calcext:value-type="float">
            <text:p>0</text:p>
          </table:table-cell>
          <table:table-cell office:value-type="float" office:value="0.1174122" calcext:value-type="float">
            <text:p>0.1174122</text:p>
          </table:table-cell>
          <table:table-cell office:value-type="float" office:value="0.1775454" calcext:value-type="float">
            <text:p>0.1775454</text:p>
          </table:table-cell>
          <table:table-cell office:value-type="float" office:value="0.1788448" calcext:value-type="float">
            <text:p>0.1788448</text:p>
          </table:table-cell>
          <table:table-cell office:value-type="float" office:value="0.181736" calcext:value-type="float">
            <text:p>0.181736</text:p>
          </table:table-cell>
          <table:table-cell office:value-type="float" office:value="0.1897082" calcext:value-type="float">
            <text:p>0.1897082</text:p>
          </table:table-cell>
          <table:table-cell office:value-type="float" office:value="0.2320371" calcext:value-type="float">
            <text:p>0.2320371</text:p>
          </table:table-cell>
          <table:table-cell office:value-type="float" office:value="0.2499037" calcext:value-type="float">
            <text:p>0.2499037</text:p>
          </table:table-cell>
          <table:table-cell office:value-type="float" office:value="0.3533339" calcext:value-type="float">
            <text:p>0.3533339</text:p>
          </table:table-cell>
          <table:table-cell office:value-type="float" office:value="0.3527582" calcext:value-type="float">
            <text:p>0.3527582</text:p>
          </table:table-cell>
          <table:table-cell office:value-type="float" office:value="0.3694476" calcext:value-type="float">
            <text:p>0.3694476</text:p>
          </table:table-cell>
          <table:table-cell office:value-type="float" office:value="0.3870628" calcext:value-type="float">
            <text:p>0.3870628</text:p>
          </table:table-cell>
          <table:table-cell office:value-type="float" office:value="0.3986174" calcext:value-type="float">
            <text:p>0.398617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5992E-015" calcext:value-type="float">
            <text:p>1.985992E-15</text:p>
          </table:table-cell>
          <table:table-cell office:value-type="float" office:value="9.429668E-016" calcext:value-type="float">
            <text:p>9.429668E-16</text:p>
          </table:table-cell>
          <table:table-cell office:value-type="float" office:value="9.911117E-016" calcext:value-type="float">
            <text:p>9.911117E-16</text:p>
          </table:table-cell>
          <table:table-cell office:value-type="float" office:value="9.444614E-016" calcext:value-type="float">
            <text:p>9.444614E-16</text:p>
          </table:table-cell>
          <table:table-cell office:value-type="float" office:value="2.425412E-017" calcext:value-type="float">
            <text:p>2.42541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7851" calcext:value-type="float">
            <text:p>-49.7851</text:p>
          </table:table-cell>
          <table:table-cell office:value-type="float" office:value="-2.055223" calcext:value-type="float">
            <text:p>-2.055223</text:p>
          </table:table-cell>
          <table:table-cell office:value-type="float" office:value="-1.940904" calcext:value-type="float">
            <text:p>-1.940904</text:p>
          </table:table-cell>
          <table:table-cell office:value-type="float" office:value="-1.714831" calcext:value-type="float">
            <text:p>-1.714831</text:p>
          </table:table-cell>
          <table:table-cell office:value-type="float" office:value="-1.234513" calcext:value-type="float">
            <text:p>-1.234513</text:p>
          </table:table-cell>
          <table:table-cell office:value-type="float" office:value="-0.09928689" calcext:value-type="float">
            <text:p>-0.09928689</text:p>
          </table:table-cell>
          <table:table-cell office:value-type="float" office:value="-0.05328146" calcext:value-type="float">
            <text:p>-0.05328146</text:p>
          </table:table-cell>
          <table:table-cell office:value-type="float" office:value="-0.03611586" calcext:value-type="float">
            <text:p>-0.03611586</text:p>
          </table:table-cell>
          <table:table-cell office:value-type="float" office:value="-0.02391457" calcext:value-type="float">
            <text:p>-0.02391457</text:p>
          </table:table-cell>
          <table:table-cell office:value-type="float" office:value="-0.01441886" calcext:value-type="float">
            <text:p>-0.01441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9483" calcext:value-type="float">
            <text:p>-36.9483</text:p>
          </table:table-cell>
          <table:table-cell office:value-type="float" office:value="0.01866965" calcext:value-type="float">
            <text:p>0.0186696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6328" calcext:value-type="float">
            <text:p>-2.3063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243.1002" calcext:value-type="float">
            <text:p>243.1002</text:p>
          </table:table-cell>
          <table:table-cell office:value-type="float" office:value="275.6545" calcext:value-type="float">
            <text:p>275.6545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40.354" calcext:value-type="float">
            <text:p>1040.354</text:p>
          </table:table-cell>
          <table:table-cell office:value-type="float" office:value="3.141555" calcext:value-type="float">
            <text:p>3.141555</text:p>
          </table:table-cell>
          <table:table-cell office:value-type="float" office:value="0" calcext:value-type="float">
            <text:p>0</text:p>
          </table:table-cell>
          <table:table-cell office:value-type="float" office:value="0.1132338" calcext:value-type="float">
            <text:p>0.1132338</text:p>
          </table:table-cell>
          <table:table-cell office:value-type="float" office:value="0.1763312" calcext:value-type="float">
            <text:p>0.1763312</text:p>
          </table:table-cell>
          <table:table-cell office:value-type="float" office:value="0.1775904" calcext:value-type="float">
            <text:p>0.1775904</text:p>
          </table:table-cell>
          <table:table-cell office:value-type="float" office:value="0.1797386" calcext:value-type="float">
            <text:p>0.1797386</text:p>
          </table:table-cell>
          <table:table-cell office:value-type="float" office:value="0.1868671" calcext:value-type="float">
            <text:p>0.1868671</text:p>
          </table:table-cell>
          <table:table-cell office:value-type="float" office:value="0.2283967" calcext:value-type="float">
            <text:p>0.2283967</text:p>
          </table:table-cell>
          <table:table-cell office:value-type="float" office:value="0.2446484" calcext:value-type="float">
            <text:p>0.2446484</text:p>
          </table:table-cell>
          <table:table-cell office:value-type="float" office:value="0.35057" calcext:value-type="float">
            <text:p>0.35057</text:p>
          </table:table-cell>
          <table:table-cell office:value-type="float" office:value="0.3513953" calcext:value-type="float">
            <text:p>0.3513953</text:p>
          </table:table-cell>
          <table:table-cell office:value-type="float" office:value="0.3689063" calcext:value-type="float">
            <text:p>0.3689063</text:p>
          </table:table-cell>
          <table:table-cell office:value-type="float" office:value="0.3867663" calcext:value-type="float">
            <text:p>0.3867663</text:p>
          </table:table-cell>
          <table:table-cell office:value-type="float" office:value="0.3984976" calcext:value-type="float">
            <text:p>0.39849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165E-015" calcext:value-type="float">
            <text:p>1.986165E-15</text:p>
          </table:table-cell>
          <table:table-cell office:value-type="float" office:value="9.429545E-016" calcext:value-type="float">
            <text:p>9.429545E-16</text:p>
          </table:table-cell>
          <table:table-cell office:value-type="float" office:value="9.911052E-016" calcext:value-type="float">
            <text:p>9.911052E-16</text:p>
          </table:table-cell>
          <table:table-cell office:value-type="float" office:value="9.444422E-016" calcext:value-type="float">
            <text:p>9.444422E-16</text:p>
          </table:table-cell>
          <table:table-cell office:value-type="float" office:value="2.425359E-017" calcext:value-type="float">
            <text:p>2.42535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6.14664" calcext:value-type="float">
            <text:p>-66.14664</text:p>
          </table:table-cell>
          <table:table-cell office:value-type="float" office:value="-2.168021" calcext:value-type="float">
            <text:p>-2.168021</text:p>
          </table:table-cell>
          <table:table-cell office:value-type="float" office:value="-2.049218" calcext:value-type="float">
            <text:p>-2.049218</text:p>
          </table:table-cell>
          <table:table-cell office:value-type="float" office:value="-1.867242" calcext:value-type="float">
            <text:p>-1.867242</text:p>
          </table:table-cell>
          <table:table-cell office:value-type="float" office:value="-1.387294" calcext:value-type="float">
            <text:p>-1.387294</text:p>
          </table:table-cell>
          <table:table-cell office:value-type="float" office:value="-0.1120444" calcext:value-type="float">
            <text:p>-0.1120444</text:p>
          </table:table-cell>
          <table:table-cell office:value-type="float" office:value="-0.06200008" calcext:value-type="float">
            <text:p>-0.06200008</text:p>
          </table:table-cell>
          <table:table-cell office:value-type="float" office:value="-0.03868787" calcext:value-type="float">
            <text:p>-0.03868787</text:p>
          </table:table-cell>
          <table:table-cell office:value-type="float" office:value="-0.02550586" calcext:value-type="float">
            <text:p>-0.02550586</text:p>
          </table:table-cell>
          <table:table-cell office:value-type="float" office:value="-0.01478548" calcext:value-type="float">
            <text:p>-0.01478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33943" calcext:value-type="float">
            <text:p>-27.33943</text:p>
          </table:table-cell>
          <table:table-cell office:value-type="float" office:value="0.01866642" calcext:value-type="float">
            <text:p>0.0186664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6673" calcext:value-type="float">
            <text:p>-2.3066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243.1002" calcext:value-type="float">
            <text:p>243.1002</text:p>
          </table:table-cell>
          <table:table-cell office:value-type="float" office:value="278.2958" calcext:value-type="float">
            <text:p>278.2958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37.713" calcext:value-type="float">
            <text:p>1037.713</text:p>
          </table:table-cell>
          <table:table-cell office:value-type="float" office:value="3.141555" calcext:value-type="float">
            <text:p>3.141555</text:p>
          </table:table-cell>
          <table:table-cell office:value-type="float" office:value="0" calcext:value-type="float">
            <text:p>0</text:p>
          </table:table-cell>
          <table:table-cell office:value-type="float" office:value="0.1109137" calcext:value-type="float">
            <text:p>0.1109137</text:p>
          </table:table-cell>
          <table:table-cell office:value-type="float" office:value="0.1755905" calcext:value-type="float">
            <text:p>0.1755905</text:p>
          </table:table-cell>
          <table:table-cell office:value-type="float" office:value="0.1765731" calcext:value-type="float">
            <text:p>0.1765731</text:p>
          </table:table-cell>
          <table:table-cell office:value-type="float" office:value="0.1782301" calcext:value-type="float">
            <text:p>0.1782301</text:p>
          </table:table-cell>
          <table:table-cell office:value-type="float" office:value="0.1847665" calcext:value-type="float">
            <text:p>0.1847665</text:p>
          </table:table-cell>
          <table:table-cell office:value-type="float" office:value="0.2242833" calcext:value-type="float">
            <text:p>0.2242833</text:p>
          </table:table-cell>
          <table:table-cell office:value-type="float" office:value="0.2393199" calcext:value-type="float">
            <text:p>0.2393199</text:p>
          </table:table-cell>
          <table:table-cell office:value-type="float" office:value="0.3475542" calcext:value-type="float">
            <text:p>0.3475542</text:p>
          </table:table-cell>
          <table:table-cell office:value-type="float" office:value="0.3499853" calcext:value-type="float">
            <text:p>0.3499853</text:p>
          </table:table-cell>
          <table:table-cell office:value-type="float" office:value="0.3682999" calcext:value-type="float">
            <text:p>0.3682999</text:p>
          </table:table-cell>
          <table:table-cell office:value-type="float" office:value="0.3864748" calcext:value-type="float">
            <text:p>0.3864748</text:p>
          </table:table-cell>
          <table:table-cell office:value-type="float" office:value="0.3983721" calcext:value-type="float">
            <text:p>0.39837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337E-015" calcext:value-type="float">
            <text:p>1.986337E-15</text:p>
          </table:table-cell>
          <table:table-cell office:value-type="float" office:value="9.429422E-016" calcext:value-type="float">
            <text:p>9.429422E-16</text:p>
          </table:table-cell>
          <table:table-cell office:value-type="float" office:value="9.910989E-016" calcext:value-type="float">
            <text:p>9.910989E-16</text:p>
          </table:table-cell>
          <table:table-cell office:value-type="float" office:value="9.44423E-016" calcext:value-type="float">
            <text:p>9.44423E-16</text:p>
          </table:table-cell>
          <table:table-cell office:value-type="float" office:value="2.425302E-017" calcext:value-type="float">
            <text:p>2.42530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7.66733" calcext:value-type="float">
            <text:p>-77.66733</text:p>
          </table:table-cell>
          <table:table-cell office:value-type="float" office:value="-2.239473" calcext:value-type="float">
            <text:p>-2.239473</text:p>
          </table:table-cell>
          <table:table-cell office:value-type="float" office:value="-2.142063" calcext:value-type="float">
            <text:p>-2.142063</text:p>
          </table:table-cell>
          <table:table-cell office:value-type="float" office:value="-1.992555" calcext:value-type="float">
            <text:p>-1.992555</text:p>
          </table:table-cell>
          <table:table-cell office:value-type="float" office:value="-1.512814" calcext:value-type="float">
            <text:p>-1.512814</text:p>
          </table:table-cell>
          <table:table-cell office:value-type="float" office:value="-0.1287726" calcext:value-type="float">
            <text:p>-0.1287726</text:p>
          </table:table-cell>
          <table:table-cell office:value-type="float" office:value="-0.07253571" calcext:value-type="float">
            <text:p>-0.07253571</text:p>
          </table:table-cell>
          <table:table-cell office:value-type="float" office:value="-0.04173145" calcext:value-type="float">
            <text:p>-0.04173145</text:p>
          </table:table-cell>
          <table:table-cell office:value-type="float" office:value="-0.02726831" calcext:value-type="float">
            <text:p>-0.02726831</text:p>
          </table:table-cell>
          <table:table-cell office:value-type="float" office:value="-0.01520673" calcext:value-type="float">
            <text:p>-0.01520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65688" calcext:value-type="float">
            <text:p>-44.65688</text:p>
          </table:table-cell>
          <table:table-cell office:value-type="float" office:value="0.01865821" calcext:value-type="float">
            <text:p>0.01865821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7186" calcext:value-type="float">
            <text:p>-2.307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247.3002" calcext:value-type="float">
            <text:p>247.3002</text:p>
          </table:table-cell>
          <table:table-cell office:value-type="float" office:value="281.2858" calcext:value-type="float">
            <text:p>281.2858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38.916" calcext:value-type="float">
            <text:p>1038.916</text:p>
          </table:table-cell>
          <table:table-cell office:value-type="float" office:value="3.148603" calcext:value-type="float">
            <text:p>3.148603</text:p>
          </table:table-cell>
          <table:table-cell office:value-type="float" office:value="0" calcext:value-type="float">
            <text:p>0</text:p>
          </table:table-cell>
          <table:table-cell office:value-type="float" office:value="0.2301784" calcext:value-type="float">
            <text:p>0.2301784</text:p>
          </table:table-cell>
          <table:table-cell office:value-type="float" office:value="0.1760162" calcext:value-type="float">
            <text:p>0.1760162</text:p>
          </table:table-cell>
          <table:table-cell office:value-type="float" office:value="0.1760781" calcext:value-type="float">
            <text:p>0.1760781</text:p>
          </table:table-cell>
          <table:table-cell office:value-type="float" office:value="0.1773204" calcext:value-type="float">
            <text:p>0.1773204</text:p>
          </table:table-cell>
          <table:table-cell office:value-type="float" office:value="0.18356" calcext:value-type="float">
            <text:p>0.18356</text:p>
          </table:table-cell>
          <table:table-cell office:value-type="float" office:value="0.2200286" calcext:value-type="float">
            <text:p>0.2200286</text:p>
          </table:table-cell>
          <table:table-cell office:value-type="float" office:value="0.2341141" calcext:value-type="float">
            <text:p>0.2341141</text:p>
          </table:table-cell>
          <table:table-cell office:value-type="float" office:value="0.344554" calcext:value-type="float">
            <text:p>0.344554</text:p>
          </table:table-cell>
          <table:table-cell office:value-type="float" office:value="0.3485869" calcext:value-type="float">
            <text:p>0.3485869</text:p>
          </table:table-cell>
          <table:table-cell office:value-type="float" office:value="0.3674273" calcext:value-type="float">
            <text:p>0.3674273</text:p>
          </table:table-cell>
          <table:table-cell office:value-type="float" office:value="0.3861714" calcext:value-type="float">
            <text:p>0.3861714</text:p>
          </table:table-cell>
          <table:table-cell office:value-type="float" office:value="0.3982469" calcext:value-type="float">
            <text:p>0.39824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511E-015" calcext:value-type="float">
            <text:p>1.986511E-15</text:p>
          </table:table-cell>
          <table:table-cell office:value-type="float" office:value="9.429298E-016" calcext:value-type="float">
            <text:p>9.429298E-16</text:p>
          </table:table-cell>
          <table:table-cell office:value-type="float" office:value="9.910914E-016" calcext:value-type="float">
            <text:p>9.910914E-16</text:p>
          </table:table-cell>
          <table:table-cell office:value-type="float" office:value="9.444049E-016" calcext:value-type="float">
            <text:p>9.444049E-16</text:p>
          </table:table-cell>
          <table:table-cell office:value-type="float" office:value="2.425241E-017" calcext:value-type="float">
            <text:p>2.425241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836051" calcext:value-type="float">
            <text:p>-0.2836051</text:p>
          </table:table-cell>
          <table:table-cell office:value-type="float" office:value="-2.203099" calcext:value-type="float">
            <text:p>-2.203099</text:p>
          </table:table-cell>
          <table:table-cell office:value-type="float" office:value="-2.189281" calcext:value-type="float">
            <text:p>-2.189281</text:p>
          </table:table-cell>
          <table:table-cell office:value-type="float" office:value="-2.072915" calcext:value-type="float">
            <text:p>-2.072915</text:p>
          </table:table-cell>
          <table:table-cell office:value-type="float" office:value="-1.591416" calcext:value-type="float">
            <text:p>-1.591416</text:p>
          </table:table-cell>
          <table:table-cell office:value-type="float" office:value="-0.1491113" calcext:value-type="float">
            <text:p>-0.1491113</text:p>
          </table:table-cell>
          <table:table-cell office:value-type="float" office:value="-0.08485336" calcext:value-type="float">
            <text:p>-0.08485336</text:p>
          </table:table-cell>
          <table:table-cell office:value-type="float" office:value="-0.04502937" calcext:value-type="float">
            <text:p>-0.04502937</text:p>
          </table:table-cell>
          <table:table-cell office:value-type="float" office:value="-0.02914781" calcext:value-type="float">
            <text:p>-0.02914781</text:p>
          </table:table-cell>
          <table:table-cell office:value-type="float" office:value="-0.01583636" calcext:value-type="float">
            <text:p>-0.0158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28221" calcext:value-type="float">
            <text:p>-0.01328221</text:p>
          </table:table-cell>
          <table:table-cell office:value-type="float" office:value="0.01866905" calcext:value-type="float">
            <text:p>0.0186690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7872" calcext:value-type="float">
            <text:p>-2.3078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257.0001" calcext:value-type="float">
            <text:p>257.0001</text:p>
          </table:table-cell>
          <table:table-cell office:value-type="float" office:value="288.2009" calcext:value-type="float">
            <text:p>288.2009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41.514" calcext:value-type="float">
            <text:p>1041.514</text:p>
          </table:table-cell>
          <table:table-cell office:value-type="float" office:value="3.33529" calcext:value-type="float">
            <text:p>3.33529</text:p>
          </table:table-cell>
          <table:table-cell office:value-type="float" office:value="0" calcext:value-type="float">
            <text:p>0</text:p>
          </table:table-cell>
          <table:table-cell office:value-type="float" office:value="0.2567042" calcext:value-type="float">
            <text:p>0.2567042</text:p>
          </table:table-cell>
          <table:table-cell office:value-type="float" office:value="0.2625268" calcext:value-type="float">
            <text:p>0.2625268</text:p>
          </table:table-cell>
          <table:table-cell office:value-type="float" office:value="0.1807029" calcext:value-type="float">
            <text:p>0.1807029</text:p>
          </table:table-cell>
          <table:table-cell office:value-type="float" office:value="0.1837267" calcext:value-type="float">
            <text:p>0.1837267</text:p>
          </table:table-cell>
          <table:table-cell office:value-type="float" office:value="0.1875678" calcext:value-type="float">
            <text:p>0.1875678</text:p>
          </table:table-cell>
          <table:table-cell office:value-type="float" office:value="0.2176092" calcext:value-type="float">
            <text:p>0.2176092</text:p>
          </table:table-cell>
          <table:table-cell office:value-type="float" office:value="0.2465645" calcext:value-type="float">
            <text:p>0.2465645</text:p>
          </table:table-cell>
          <table:table-cell office:value-type="float" office:value="0.3432789" calcext:value-type="float">
            <text:p>0.3432789</text:p>
          </table:table-cell>
          <table:table-cell office:value-type="float" office:value="0.3477739" calcext:value-type="float">
            <text:p>0.3477739</text:p>
          </table:table-cell>
          <table:table-cell office:value-type="float" office:value="0.3667656" calcext:value-type="float">
            <text:p>0.3667656</text:p>
          </table:table-cell>
          <table:table-cell office:value-type="float" office:value="0.385914" calcext:value-type="float">
            <text:p>0.385914</text:p>
          </table:table-cell>
          <table:table-cell office:value-type="float" office:value="0.3981615" calcext:value-type="float">
            <text:p>0.39816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676E-015" calcext:value-type="float">
            <text:p>1.986676E-15</text:p>
          </table:table-cell>
          <table:table-cell office:value-type="float" office:value="9.429183E-016" calcext:value-type="float">
            <text:p>9.429183E-16</text:p>
          </table:table-cell>
          <table:table-cell office:value-type="float" office:value="9.91086E-016" calcext:value-type="float">
            <text:p>9.91086E-16</text:p>
          </table:table-cell>
          <table:table-cell office:value-type="float" office:value="9.443855E-016" calcext:value-type="float">
            <text:p>9.443855E-16</text:p>
          </table:table-cell>
          <table:table-cell office:value-type="float" office:value="2.425178E-017" calcext:value-type="float">
            <text:p>2.42517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191173" calcext:value-type="float">
            <text:p>-0.1191173</text:p>
          </table:table-cell>
          <table:table-cell office:value-type="float" office:value="-0.1005625" calcext:value-type="float">
            <text:p>-0.1005625</text:p>
          </table:table-cell>
          <table:table-cell office:value-type="float" office:value="-1.795416" calcext:value-type="float">
            <text:p>-1.795416</text:p>
          </table:table-cell>
          <table:table-cell office:value-type="float" office:value="-1.577075" calcext:value-type="float">
            <text:p>-1.577075</text:p>
          </table:table-cell>
          <table:table-cell office:value-type="float" office:value="-1.348069" calcext:value-type="float">
            <text:p>-1.348069</text:p>
          </table:table-cell>
          <table:table-cell office:value-type="float" office:value="-0.1623593" calcext:value-type="float">
            <text:p>-0.1623593</text:p>
          </table:table-cell>
          <table:table-cell office:value-type="float" office:value="-0.05864489" calcext:value-type="float">
            <text:p>-0.05864489</text:p>
          </table:table-cell>
          <table:table-cell office:value-type="float" office:value="-0.0465337" calcext:value-type="float">
            <text:p>-0.0465337</text:p>
          </table:table-cell>
          <table:table-cell office:value-type="float" office:value="-0.0303071" calcext:value-type="float">
            <text:p>-0.0303071</text:p>
          </table:table-cell>
          <table:table-cell office:value-type="float" office:value="-0.01633359" calcext:value-type="float">
            <text:p>-0.0163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254" calcext:value-type="float">
            <text:p>-0.13254</text:p>
          </table:table-cell>
          <table:table-cell office:value-type="float" office:value="0.01850908" calcext:value-type="float">
            <text:p>0.01850908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868" calcext:value-type="float">
            <text:p>-2.308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257.0001" calcext:value-type="float">
            <text:p>257.0001</text:p>
          </table:table-cell>
          <table:table-cell office:value-type="float" office:value="295.0296" calcext:value-type="float">
            <text:p>295.0296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34.685" calcext:value-type="float">
            <text:p>1034.685</text:p>
          </table:table-cell>
          <table:table-cell office:value-type="float" office:value="3.33529" calcext:value-type="float">
            <text:p>3.33529</text:p>
          </table:table-cell>
          <table:table-cell office:value-type="float" office:value="0" calcext:value-type="float">
            <text:p>0</text:p>
          </table:table-cell>
          <table:table-cell office:value-type="float" office:value="0.1506036" calcext:value-type="float">
            <text:p>0.1506036</text:p>
          </table:table-cell>
          <table:table-cell office:value-type="float" office:value="0.1979205" calcext:value-type="float">
            <text:p>0.1979205</text:p>
          </table:table-cell>
          <table:table-cell office:value-type="float" office:value="0.1812778" calcext:value-type="float">
            <text:p>0.1812778</text:p>
          </table:table-cell>
          <table:table-cell office:value-type="float" office:value="0.1822116" calcext:value-type="float">
            <text:p>0.1822116</text:p>
          </table:table-cell>
          <table:table-cell office:value-type="float" office:value="0.1871699" calcext:value-type="float">
            <text:p>0.1871699</text:p>
          </table:table-cell>
          <table:table-cell office:value-type="float" office:value="0.2143125" calcext:value-type="float">
            <text:p>0.2143125</text:p>
          </table:table-cell>
          <table:table-cell office:value-type="float" office:value="0.2402687" calcext:value-type="float">
            <text:p>0.2402687</text:p>
          </table:table-cell>
          <table:table-cell office:value-type="float" office:value="0.3412247" calcext:value-type="float">
            <text:p>0.3412247</text:p>
          </table:table-cell>
          <table:table-cell office:value-type="float" office:value="0.3466935" calcext:value-type="float">
            <text:p>0.3466935</text:p>
          </table:table-cell>
          <table:table-cell office:value-type="float" office:value="0.3659693" calcext:value-type="float">
            <text:p>0.3659693</text:p>
          </table:table-cell>
          <table:table-cell office:value-type="float" office:value="0.3855807" calcext:value-type="float">
            <text:p>0.3855807</text:p>
          </table:table-cell>
          <table:table-cell office:value-type="float" office:value="0.3980395" calcext:value-type="float">
            <text:p>0.39803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845E-015" calcext:value-type="float">
            <text:p>1.986845E-15</text:p>
          </table:table-cell>
          <table:table-cell office:value-type="float" office:value="9.429065E-016" calcext:value-type="float">
            <text:p>9.429065E-16</text:p>
          </table:table-cell>
          <table:table-cell office:value-type="float" office:value="9.910794E-016" calcext:value-type="float">
            <text:p>9.910794E-16</text:p>
          </table:table-cell>
          <table:table-cell office:value-type="float" office:value="9.44367E-016" calcext:value-type="float">
            <text:p>9.44367E-16</text:p>
          </table:table-cell>
          <table:table-cell office:value-type="float" office:value="2.425124E-017" calcext:value-type="float">
            <text:p>2.42512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72655" calcext:value-type="float">
            <text:p>-7.172655</text:p>
          </table:table-cell>
          <table:table-cell office:value-type="float" office:value="-0.8866719" calcext:value-type="float">
            <text:p>-0.8866719</text:p>
          </table:table-cell>
          <table:table-cell office:value-type="float" office:value="-1.750095" calcext:value-type="float">
            <text:p>-1.750095</text:p>
          </table:table-cell>
          <table:table-cell office:value-type="float" office:value="-1.680903" calcext:value-type="float">
            <text:p>-1.680903</text:p>
          </table:table-cell>
          <table:table-cell office:value-type="float" office:value="-1.369766" calcext:value-type="float">
            <text:p>-1.369766</text:p>
          </table:table-cell>
          <table:table-cell office:value-type="float" office:value="-0.1824299" calcext:value-type="float">
            <text:p>-0.1824299</text:p>
          </table:table-cell>
          <table:table-cell office:value-type="float" office:value="-0.07049599" calcext:value-type="float">
            <text:p>-0.07049599</text:p>
          </table:table-cell>
          <table:table-cell office:value-type="float" office:value="-0.04903566" calcext:value-type="float">
            <text:p>-0.04903566</text:p>
          </table:table-cell>
          <table:table-cell office:value-type="float" office:value="-0.03191335" calcext:value-type="float">
            <text:p>-0.03191335</text:p>
          </table:table-cell>
          <table:table-cell office:value-type="float" office:value="-0.01695208" calcext:value-type="float">
            <text:p>-0.0169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8249" calcext:value-type="float">
            <text:p>-18.78249</text:p>
          </table:table-cell>
          <table:table-cell office:value-type="float" office:value="0.0183942" calcext:value-type="float">
            <text:p>0.018394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9589" calcext:value-type="float">
            <text:p>-2.3095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257.0001" calcext:value-type="float">
            <text:p>257.0001</text:p>
          </table:table-cell>
          <table:table-cell office:value-type="float" office:value="299.1819" calcext:value-type="float">
            <text:p>299.1819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30.533" calcext:value-type="float">
            <text:p>1030.533</text:p>
          </table:table-cell>
          <table:table-cell office:value-type="float" office:value="3.33529" calcext:value-type="float">
            <text:p>3.33529</text:p>
          </table:table-cell>
          <table:table-cell office:value-type="float" office:value="0" calcext:value-type="float">
            <text:p>0</text:p>
          </table:table-cell>
          <table:table-cell office:value-type="float" office:value="0.1193208" calcext:value-type="float">
            <text:p>0.1193208</text:p>
          </table:table-cell>
          <table:table-cell office:value-type="float" office:value="0.1780113" calcext:value-type="float">
            <text:p>0.1780113</text:p>
          </table:table-cell>
          <table:table-cell office:value-type="float" office:value="0.1785283" calcext:value-type="float">
            <text:p>0.1785283</text:p>
          </table:table-cell>
          <table:table-cell office:value-type="float" office:value="0.1797763" calcext:value-type="float">
            <text:p>0.1797763</text:p>
          </table:table-cell>
          <table:table-cell office:value-type="float" office:value="0.1843922" calcext:value-type="float">
            <text:p>0.1843922</text:p>
          </table:table-cell>
          <table:table-cell office:value-type="float" office:value="0.2101605" calcext:value-type="float">
            <text:p>0.2101605</text:p>
          </table:table-cell>
          <table:table-cell office:value-type="float" office:value="0.233038" calcext:value-type="float">
            <text:p>0.233038</text:p>
          </table:table-cell>
          <table:table-cell office:value-type="float" office:value="0.3383809" calcext:value-type="float">
            <text:p>0.3383809</text:p>
          </table:table-cell>
          <table:table-cell office:value-type="float" office:value="0.345363" calcext:value-type="float">
            <text:p>0.345363</text:p>
          </table:table-cell>
          <table:table-cell office:value-type="float" office:value="0.3650663" calcext:value-type="float">
            <text:p>0.3650663</text:p>
          </table:table-cell>
          <table:table-cell office:value-type="float" office:value="0.3851737" calcext:value-type="float">
            <text:p>0.3851737</text:p>
          </table:table-cell>
          <table:table-cell office:value-type="float" office:value="0.3978838" calcext:value-type="float">
            <text:p>0.39788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01E-015" calcext:value-type="float">
            <text:p>1.98701E-15</text:p>
          </table:table-cell>
          <table:table-cell office:value-type="float" office:value="9.428954E-016" calcext:value-type="float">
            <text:p>9.428954E-16</text:p>
          </table:table-cell>
          <table:table-cell office:value-type="float" office:value="9.910723E-016" calcext:value-type="float">
            <text:p>9.910723E-16</text:p>
          </table:table-cell>
          <table:table-cell office:value-type="float" office:value="9.443492E-016" calcext:value-type="float">
            <text:p>9.443492E-16</text:p>
          </table:table-cell>
          <table:table-cell office:value-type="float" office:value="2.425065E-017" calcext:value-type="float">
            <text:p>2.42506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90446" calcext:value-type="float">
            <text:p>-43.90446</text:p>
          </table:table-cell>
          <table:table-cell office:value-type="float" office:value="-2.015171" calcext:value-type="float">
            <text:p>-2.015171</text:p>
          </table:table-cell>
          <table:table-cell office:value-type="float" office:value="-1.968002" calcext:value-type="float">
            <text:p>-1.968002</text:p>
          </table:table-cell>
          <table:table-cell office:value-type="float" office:value="-1.864385" calcext:value-type="float">
            <text:p>-1.864385</text:p>
          </table:table-cell>
          <table:table-cell office:value-type="float" office:value="-1.536453" calcext:value-type="float">
            <text:p>-1.536453</text:p>
          </table:table-cell>
          <table:table-cell office:value-type="float" office:value="-0.2118876" calcext:value-type="float">
            <text:p>-0.2118876</text:p>
          </table:table-cell>
          <table:table-cell office:value-type="float" office:value="-0.08762629" calcext:value-type="float">
            <text:p>-0.08762629</text:p>
          </table:table-cell>
          <table:table-cell office:value-type="float" office:value="-0.05276586" calcext:value-type="float">
            <text:p>-0.05276586</text:p>
          </table:table-cell>
          <table:table-cell office:value-type="float" office:value="-0.03356827" calcext:value-type="float">
            <text:p>-0.03356827</text:p>
          </table:table-cell>
          <table:table-cell office:value-type="float" office:value="-0.01768349" calcext:value-type="float">
            <text:p>-0.01768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42249" calcext:value-type="float">
            <text:p>-41.42249</text:p>
          </table:table-cell>
          <table:table-cell office:value-type="float" office:value="0.01837353" calcext:value-type="float">
            <text:p>0.0183735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10649" calcext:value-type="float">
            <text:p>-2.3106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260.1" calcext:value-type="float">
            <text:p>260.1</text:p>
          </table:table-cell>
          <table:table-cell office:value-type="float" office:value="304.085" calcext:value-type="float">
            <text:p>304.085</text:p>
          </table:table-cell>
          <table:table-cell office:value-type="float" office:value="9.927125" calcext:value-type="float">
            <text:p>9.927125</text:p>
          </table:table-cell>
          <table:table-cell office:value-type="float" office:value="1028.726" calcext:value-type="float">
            <text:p>1028.726</text:p>
          </table:table-cell>
          <table:table-cell office:value-type="float" office:value="3.339925" calcext:value-type="float">
            <text:p>3.339925</text:p>
          </table:table-cell>
          <table:table-cell office:value-type="float" office:value="0" calcext:value-type="float">
            <text:p>0</text:p>
          </table:table-cell>
          <table:table-cell office:value-type="float" office:value="0.1435675" calcext:value-type="float">
            <text:p>0.1435675</text:p>
          </table:table-cell>
          <table:table-cell office:value-type="float" office:value="0.1774952" calcext:value-type="float">
            <text:p>0.1774952</text:p>
          </table:table-cell>
          <table:table-cell office:value-type="float" office:value="0.1787987" calcext:value-type="float">
            <text:p>0.1787987</text:p>
          </table:table-cell>
          <table:table-cell office:value-type="float" office:value="0.1797377" calcext:value-type="float">
            <text:p>0.1797377</text:p>
          </table:table-cell>
          <table:table-cell office:value-type="float" office:value="0.1849215" calcext:value-type="float">
            <text:p>0.1849215</text:p>
          </table:table-cell>
          <table:table-cell office:value-type="float" office:value="0.2068012" calcext:value-type="float">
            <text:p>0.2068012</text:p>
          </table:table-cell>
          <table:table-cell office:value-type="float" office:value="0.2277778" calcext:value-type="float">
            <text:p>0.2277778</text:p>
          </table:table-cell>
          <table:table-cell office:value-type="float" office:value="0.3361256" calcext:value-type="float">
            <text:p>0.3361256</text:p>
          </table:table-cell>
          <table:table-cell office:value-type="float" office:value="0.344284" calcext:value-type="float">
            <text:p>0.344284</text:p>
          </table:table-cell>
          <table:table-cell office:value-type="float" office:value="0.3643067" calcext:value-type="float">
            <text:p>0.3643067</text:p>
          </table:table-cell>
          <table:table-cell office:value-type="float" office:value="0.3847763" calcext:value-type="float">
            <text:p>0.3847763</text:p>
          </table:table-cell>
          <table:table-cell office:value-type="float" office:value="0.3977393" calcext:value-type="float">
            <text:p>0.39773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171E-015" calcext:value-type="float">
            <text:p>1.987171E-15</text:p>
          </table:table-cell>
          <table:table-cell office:value-type="float" office:value="9.428872E-016" calcext:value-type="float">
            <text:p>9.428872E-16</text:p>
          </table:table-cell>
          <table:table-cell office:value-type="float" office:value="9.910659E-016" calcext:value-type="float">
            <text:p>9.910659E-16</text:p>
          </table:table-cell>
          <table:table-cell office:value-type="float" office:value="9.443297E-016" calcext:value-type="float">
            <text:p>9.443297E-16</text:p>
          </table:table-cell>
          <table:table-cell office:value-type="float" office:value="2.425007E-017" calcext:value-type="float">
            <text:p>2.42500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42015" calcext:value-type="float">
            <text:p>-10.42015</text:p>
          </table:table-cell>
          <table:table-cell office:value-type="float" office:value="-2.059574" calcext:value-type="float">
            <text:p>-2.059574</text:p>
          </table:table-cell>
          <table:table-cell office:value-type="float" office:value="-1.945238" calcext:value-type="float">
            <text:p>-1.945238</text:p>
          </table:table-cell>
          <table:table-cell office:value-type="float" office:value="-1.867581" calcext:value-type="float">
            <text:p>-1.867581</text:p>
          </table:table-cell>
          <table:table-cell office:value-type="float" office:value="-1.502762" calcext:value-type="float">
            <text:p>-1.502762</text:p>
          </table:table-cell>
          <table:table-cell office:value-type="float" office:value="-0.2397268" calcext:value-type="float">
            <text:p>-0.2397268</text:p>
          </table:table-cell>
          <table:table-cell office:value-type="float" office:value="-0.1031035" calcext:value-type="float">
            <text:p>-0.1031035</text:p>
          </table:table-cell>
          <table:table-cell office:value-type="float" office:value="-0.05595222" calcext:value-type="float">
            <text:p>-0.05595222</text:p>
          </table:table-cell>
          <table:table-cell office:value-type="float" office:value="-0.03456474" calcext:value-type="float">
            <text:p>-0.03456474</text:p>
          </table:table-cell>
          <table:table-cell office:value-type="float" office:value="-0.0183253" calcext:value-type="float">
            <text:p>-0.0183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84898" calcext:value-type="float">
            <text:p>-20.84898</text:p>
          </table:table-cell>
          <table:table-cell office:value-type="float" office:value="0.01827413" calcext:value-type="float">
            <text:p>0.01827413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11876" calcext:value-type="float">
            <text:p>-2.3118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299.1999" calcext:value-type="float">
            <text:p>299.1999</text:p>
          </table:table-cell>
          <table:table-cell office:value-type="float" office:value="307.38" calcext:value-type="float">
            <text:p>307.38</text:p>
          </table:table-cell>
          <table:table-cell office:value-type="float" office:value="18.13926" calcext:value-type="float">
            <text:p>18.13926</text:p>
          </table:table-cell>
          <table:table-cell office:value-type="float" office:value="1055.653" calcext:value-type="float">
            <text:p>1055.653</text:p>
          </table:table-cell>
          <table:table-cell office:value-type="float" office:value="4.005823" calcext:value-type="float">
            <text:p>4.005823</text:p>
          </table:table-cell>
          <table:table-cell office:value-type="float" office:value="0" calcext:value-type="float">
            <text:p>0</text:p>
          </table:table-cell>
          <table:table-cell office:value-type="float" office:value="0.5092543" calcext:value-type="float">
            <text:p>0.5092543</text:p>
          </table:table-cell>
          <table:table-cell office:value-type="float" office:value="0.5179685" calcext:value-type="float">
            <text:p>0.5179685</text:p>
          </table:table-cell>
          <table:table-cell office:value-type="float" office:value="0.2151515" calcext:value-type="float">
            <text:p>0.2151515</text:p>
          </table:table-cell>
          <table:table-cell office:value-type="float" office:value="0.2075206" calcext:value-type="float">
            <text:p>0.2075206</text:p>
          </table:table-cell>
          <table:table-cell office:value-type="float" office:value="0.1909066" calcext:value-type="float">
            <text:p>0.1909066</text:p>
          </table:table-cell>
          <table:table-cell office:value-type="float" office:value="0.205138" calcext:value-type="float">
            <text:p>0.205138</text:p>
          </table:table-cell>
          <table:table-cell office:value-type="float" office:value="0.2857203" calcext:value-type="float">
            <text:p>0.2857203</text:p>
          </table:table-cell>
          <table:table-cell office:value-type="float" office:value="0.336731" calcext:value-type="float">
            <text:p>0.336731</text:p>
          </table:table-cell>
          <table:table-cell office:value-type="float" office:value="0.3437264" calcext:value-type="float">
            <text:p>0.3437264</text:p>
          </table:table-cell>
          <table:table-cell office:value-type="float" office:value="0.3638572" calcext:value-type="float">
            <text:p>0.3638572</text:p>
          </table:table-cell>
          <table:table-cell office:value-type="float" office:value="0.3845402" calcext:value-type="float">
            <text:p>0.3845402</text:p>
          </table:table-cell>
          <table:table-cell office:value-type="float" office:value="0.3976322" calcext:value-type="float">
            <text:p>0.39763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274E-015" calcext:value-type="float">
            <text:p>1.987274E-15</text:p>
          </table:table-cell>
          <table:table-cell office:value-type="float" office:value="9.428863E-016" calcext:value-type="float">
            <text:p>9.428863E-16</text:p>
          </table:table-cell>
          <table:table-cell office:value-type="float" office:value="9.9106E-016" calcext:value-type="float">
            <text:p>9.9106E-16</text:p>
          </table:table-cell>
          <table:table-cell office:value-type="float" office:value="9.443161E-016" calcext:value-type="float">
            <text:p>9.443161E-16</text:p>
          </table:table-cell>
          <table:table-cell office:value-type="float" office:value="2.424951E-017" calcext:value-type="float">
            <text:p>2.42495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362507" calcext:value-type="float">
            <text:p>-0.001362507</text:p>
          </table:table-cell>
          <table:table-cell office:value-type="float" office:value="-0.001286817" calcext:value-type="float">
            <text:p>-0.001286817</text:p>
          </table:table-cell>
          <table:table-cell office:value-type="float" office:value="-0.4709509" calcext:value-type="float">
            <text:p>-0.4709509</text:p>
          </table:table-cell>
          <table:table-cell office:value-type="float" office:value="-0.6170633" calcext:value-type="float">
            <text:p>-0.6170633</text:p>
          </table:table-cell>
          <table:table-cell office:value-type="float" office:value="-1.176986" calcext:value-type="float">
            <text:p>-1.176986</text:p>
          </table:table-cell>
          <table:table-cell office:value-type="float" office:value="-0.255159" calcext:value-type="float">
            <text:p>-0.255159</text:p>
          </table:table-cell>
          <table:table-cell office:value-type="float" office:value="-0.0188179" calcext:value-type="float">
            <text:p>-0.0188179</text:p>
          </table:table-cell>
          <table:table-cell office:value-type="float" office:value="-0.0551473" calcext:value-type="float">
            <text:p>-0.0551473</text:p>
          </table:table-cell>
          <table:table-cell office:value-type="float" office:value="-0.03509746" calcext:value-type="float">
            <text:p>-0.03509746</text:p>
          </table:table-cell>
          <table:table-cell office:value-type="float" office:value="-0.01871907" calcext:value-type="float">
            <text:p>-0.01871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55698" calcext:value-type="float">
            <text:p>-0.005355698</text:p>
          </table:table-cell>
          <table:table-cell office:value-type="float" office:value="0.01814101" calcext:value-type="float">
            <text:p>0.01814101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13241" calcext:value-type="float">
            <text:p>-2.313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299.3999" calcext:value-type="float">
            <text:p>299.3999</text:p>
          </table:table-cell>
          <table:table-cell office:value-type="float" office:value="312.5885" calcext:value-type="float">
            <text:p>312.5885</text:p>
          </table:table-cell>
          <table:table-cell office:value-type="float" office:value="18.13926" calcext:value-type="float">
            <text:p>18.13926</text:p>
          </table:table-cell>
          <table:table-cell office:value-type="float" office:value="1050.644" calcext:value-type="float">
            <text:p>1050.644</text:p>
          </table:table-cell>
          <table:table-cell office:value-type="float" office:value="4.006014" calcext:value-type="float">
            <text:p>4.006014</text:p>
          </table:table-cell>
          <table:table-cell office:value-type="float" office:value="0" calcext:value-type="float">
            <text:p>0</text:p>
          </table:table-cell>
          <table:table-cell office:value-type="float" office:value="0.4345081" calcext:value-type="float">
            <text:p>0.4345081</text:p>
          </table:table-cell>
          <table:table-cell office:value-type="float" office:value="0.4397465" calcext:value-type="float">
            <text:p>0.4397465</text:p>
          </table:table-cell>
          <table:table-cell office:value-type="float" office:value="0.2155758" calcext:value-type="float">
            <text:p>0.2155758</text:p>
          </table:table-cell>
          <table:table-cell office:value-type="float" office:value="0.2058002" calcext:value-type="float">
            <text:p>0.2058002</text:p>
          </table:table-cell>
          <table:table-cell office:value-type="float" office:value="0.1971592" calcext:value-type="float">
            <text:p>0.1971592</text:p>
          </table:table-cell>
          <table:table-cell office:value-type="float" office:value="0.2042927" calcext:value-type="float">
            <text:p>0.2042927</text:p>
          </table:table-cell>
          <table:table-cell office:value-type="float" office:value="0.27231" calcext:value-type="float">
            <text:p>0.27231</text:p>
          </table:table-cell>
          <table:table-cell office:value-type="float" office:value="0.3394376" calcext:value-type="float">
            <text:p>0.3394376</text:p>
          </table:table-cell>
          <table:table-cell office:value-type="float" office:value="0.3434137" calcext:value-type="float">
            <text:p>0.3434137</text:p>
          </table:table-cell>
          <table:table-cell office:value-type="float" office:value="0.3635107" calcext:value-type="float">
            <text:p>0.3635107</text:p>
          </table:table-cell>
          <table:table-cell office:value-type="float" office:value="0.3843323" calcext:value-type="float">
            <text:p>0.3843323</text:p>
          </table:table-cell>
          <table:table-cell office:value-type="float" office:value="0.3975328" calcext:value-type="float">
            <text:p>0.39753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394E-015" calcext:value-type="float">
            <text:p>1.987394E-15</text:p>
          </table:table-cell>
          <table:table-cell office:value-type="float" office:value="9.428799E-016" calcext:value-type="float">
            <text:p>9.428799E-16</text:p>
          </table:table-cell>
          <table:table-cell office:value-type="float" office:value="9.910535E-016" calcext:value-type="float">
            <text:p>9.910535E-16</text:p>
          </table:table-cell>
          <table:table-cell office:value-type="float" office:value="9.443032E-016" calcext:value-type="float">
            <text:p>9.443032E-16</text:p>
          </table:table-cell>
          <table:table-cell office:value-type="float" office:value="2.424895E-017" calcext:value-type="float">
            <text:p>2.42489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637884" calcext:value-type="float">
            <text:p>-0.003637884</text:p>
          </table:table-cell>
          <table:table-cell office:value-type="float" office:value="-0.003387999" calcext:value-type="float">
            <text:p>-0.003387999</text:p>
          </table:table-cell>
          <table:table-cell office:value-type="float" office:value="-0.4608303" calcext:value-type="float">
            <text:p>-0.4608303</text:p>
          </table:table-cell>
          <table:table-cell office:value-type="float" office:value="-0.6581089" calcext:value-type="float">
            <text:p>-0.6581089</text:p>
          </table:table-cell>
          <table:table-cell office:value-type="float" office:value="-0.9175743" calcext:value-type="float">
            <text:p>-0.9175743</text:p>
          </table:table-cell>
          <table:table-cell office:value-type="float" office:value="-0.263371" calcext:value-type="float">
            <text:p>-0.263371</text:p>
          </table:table-cell>
          <table:table-cell office:value-type="float" office:value="-0.02816758" calcext:value-type="float">
            <text:p>-0.02816758</text:p>
          </table:table-cell>
          <table:table-cell office:value-type="float" office:value="-0.05139594" calcext:value-type="float">
            <text:p>-0.05139594</text:p>
          </table:table-cell>
          <table:table-cell office:value-type="float" office:value="-0.03539801" calcext:value-type="float">
            <text:p>-0.03539801</text:p>
          </table:table-cell>
          <table:table-cell office:value-type="float" office:value="-0.01902689" calcext:value-type="float">
            <text:p>-0.01902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773055" calcext:value-type="float">
            <text:p>-0.003773055</text:p>
          </table:table-cell>
          <table:table-cell office:value-type="float" office:value="0.01790934" calcext:value-type="float">
            <text:p>0.0179093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1466" calcext:value-type="float">
            <text:p>-2.314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299.3999" calcext:value-type="float">
            <text:p>299.3999</text:p>
          </table:table-cell>
          <table:table-cell office:value-type="float" office:value="318.5398" calcext:value-type="float">
            <text:p>318.5398</text:p>
          </table:table-cell>
          <table:table-cell office:value-type="float" office:value="18.13926" calcext:value-type="float">
            <text:p>18.13926</text:p>
          </table:table-cell>
          <table:table-cell office:value-type="float" office:value="1044.694" calcext:value-type="float">
            <text:p>1044.694</text:p>
          </table:table-cell>
          <table:table-cell office:value-type="float" office:value="4.006014" calcext:value-type="float">
            <text:p>4.006014</text:p>
          </table:table-cell>
          <table:table-cell office:value-type="float" office:value="0" calcext:value-type="float">
            <text:p>0</text:p>
          </table:table-cell>
          <table:table-cell office:value-type="float" office:value="0.3525108" calcext:value-type="float">
            <text:p>0.3525108</text:p>
          </table:table-cell>
          <table:table-cell office:value-type="float" office:value="0.3544958" calcext:value-type="float">
            <text:p>0.3544958</text:p>
          </table:table-cell>
          <table:table-cell office:value-type="float" office:value="0.2104232" calcext:value-type="float">
            <text:p>0.2104232</text:p>
          </table:table-cell>
          <table:table-cell office:value-type="float" office:value="0.2030395" calcext:value-type="float">
            <text:p>0.2030395</text:p>
          </table:table-cell>
          <table:table-cell office:value-type="float" office:value="0.1996933" calcext:value-type="float">
            <text:p>0.1996933</text:p>
          </table:table-cell>
          <table:table-cell office:value-type="float" office:value="0.2030591" calcext:value-type="float">
            <text:p>0.2030591</text:p>
          </table:table-cell>
          <table:table-cell office:value-type="float" office:value="0.2615309" calcext:value-type="float">
            <text:p>0.2615309</text:p>
          </table:table-cell>
          <table:table-cell office:value-type="float" office:value="0.3403614" calcext:value-type="float">
            <text:p>0.3403614</text:p>
          </table:table-cell>
          <table:table-cell office:value-type="float" office:value="0.3429686" calcext:value-type="float">
            <text:p>0.3429686</text:p>
          </table:table-cell>
          <table:table-cell office:value-type="float" office:value="0.3630577" calcext:value-type="float">
            <text:p>0.3630577</text:p>
          </table:table-cell>
          <table:table-cell office:value-type="float" office:value="0.3840751" calcext:value-type="float">
            <text:p>0.3840751</text:p>
          </table:table-cell>
          <table:table-cell office:value-type="float" office:value="0.3974072" calcext:value-type="float">
            <text:p>0.39740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536E-015" calcext:value-type="float">
            <text:p>1.987536E-15</text:p>
          </table:table-cell>
          <table:table-cell office:value-type="float" office:value="9.428669E-016" calcext:value-type="float">
            <text:p>9.428669E-16</text:p>
          </table:table-cell>
          <table:table-cell office:value-type="float" office:value="9.910477E-016" calcext:value-type="float">
            <text:p>9.910477E-16</text:p>
          </table:table-cell>
          <table:table-cell office:value-type="float" office:value="9.442901E-016" calcext:value-type="float">
            <text:p>9.442901E-16</text:p>
          </table:table-cell>
          <table:table-cell office:value-type="float" office:value="2.424849E-017" calcext:value-type="float">
            <text:p>2.42484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314286" calcext:value-type="float">
            <text:p>-0.01314286</text:p>
          </table:table-cell>
          <table:table-cell office:value-type="float" office:value="-0.01269911" calcext:value-type="float">
            <text:p>-0.01269911</text:p>
          </table:table-cell>
          <table:table-cell office:value-type="float" office:value="-0.5554212" calcext:value-type="float">
            <text:p>-0.5554212</text:p>
          </table:table-cell>
          <table:table-cell office:value-type="float" office:value="-0.7303375" calcext:value-type="float">
            <text:p>-0.7303375</text:p>
          </table:table-cell>
          <table:table-cell office:value-type="float" office:value="-0.8313727" calcext:value-type="float">
            <text:p>-0.8313727</text:p>
          </table:table-cell>
          <table:table-cell office:value-type="float" office:value="-0.2758715" calcext:value-type="float">
            <text:p>-0.2758715</text:p>
          </table:table-cell>
          <table:table-cell office:value-type="float" office:value="-0.03849604" calcext:value-type="float">
            <text:p>-0.03849604</text:p>
          </table:table-cell>
          <table:table-cell office:value-type="float" office:value="-0.05016854" calcext:value-type="float">
            <text:p>-0.05016854</text:p>
          </table:table-cell>
          <table:table-cell office:value-type="float" office:value="-0.03583016" calcext:value-type="float">
            <text:p>-0.03583016</text:p>
          </table:table-cell>
          <table:table-cell office:value-type="float" office:value="-0.01943732" calcext:value-type="float">
            <text:p>-0.01943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33905" calcext:value-type="float">
            <text:p>-0.01333905</text:p>
          </table:table-cell>
          <table:table-cell office:value-type="float" office:value="0.01760371" calcext:value-type="float">
            <text:p>0.01760371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1616" calcext:value-type="float">
            <text:p>-2.316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299.3999" calcext:value-type="float">
            <text:p>299.3999</text:p>
          </table:table-cell>
          <table:table-cell office:value-type="float" office:value="325.7452" calcext:value-type="float">
            <text:p>325.7452</text:p>
          </table:table-cell>
          <table:table-cell office:value-type="float" office:value="18.13926" calcext:value-type="float">
            <text:p>18.13926</text:p>
          </table:table-cell>
          <table:table-cell office:value-type="float" office:value="1037.488" calcext:value-type="float">
            <text:p>1037.488</text:p>
          </table:table-cell>
          <table:table-cell office:value-type="float" office:value="4.006014" calcext:value-type="float">
            <text:p>4.006014</text:p>
          </table:table-cell>
          <table:table-cell office:value-type="float" office:value="0" calcext:value-type="float">
            <text:p>0</text:p>
          </table:table-cell>
          <table:table-cell office:value-type="float" office:value="0.2642347" calcext:value-type="float">
            <text:p>0.2642347</text:p>
          </table:table-cell>
          <table:table-cell office:value-type="float" office:value="0.2741112" calcext:value-type="float">
            <text:p>0.2741112</text:p>
          </table:table-cell>
          <table:table-cell office:value-type="float" office:value="0.2029469" calcext:value-type="float">
            <text:p>0.2029469</text:p>
          </table:table-cell>
          <table:table-cell office:value-type="float" office:value="0.1986805" calcext:value-type="float">
            <text:p>0.1986805</text:p>
          </table:table-cell>
          <table:table-cell office:value-type="float" office:value="0.1978751" calcext:value-type="float">
            <text:p>0.1978751</text:p>
          </table:table-cell>
          <table:table-cell office:value-type="float" office:value="0.2013431" calcext:value-type="float">
            <text:p>0.2013431</text:p>
          </table:table-cell>
          <table:table-cell office:value-type="float" office:value="0.2528278" calcext:value-type="float">
            <text:p>0.2528278</text:p>
          </table:table-cell>
          <table:table-cell office:value-type="float" office:value="0.3398231" calcext:value-type="float">
            <text:p>0.3398231</text:p>
          </table:table-cell>
          <table:table-cell office:value-type="float" office:value="0.3423451" calcext:value-type="float">
            <text:p>0.3423451</text:p>
          </table:table-cell>
          <table:table-cell office:value-type="float" office:value="0.3625512" calcext:value-type="float">
            <text:p>0.3625512</text:p>
          </table:table-cell>
          <table:table-cell office:value-type="float" office:value="0.3836335" calcext:value-type="float">
            <text:p>0.3836335</text:p>
          </table:table-cell>
          <table:table-cell office:value-type="float" office:value="0.3972522" calcext:value-type="float">
            <text:p>0.39725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673E-015" calcext:value-type="float">
            <text:p>1.987673E-15</text:p>
          </table:table-cell>
          <table:table-cell office:value-type="float" office:value="9.428558E-016" calcext:value-type="float">
            <text:p>9.428558E-16</text:p>
          </table:table-cell>
          <table:table-cell office:value-type="float" office:value="9.910391E-016" calcext:value-type="float">
            <text:p>9.910391E-16</text:p>
          </table:table-cell>
          <table:table-cell office:value-type="float" office:value="9.442795E-016" calcext:value-type="float">
            <text:p>9.442795E-16</text:p>
          </table:table-cell>
          <table:table-cell office:value-type="float" office:value="2.424787E-017" calcext:value-type="float">
            <text:p>2.42478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9562714" calcext:value-type="float">
            <text:p>-0.09562714</text:p>
          </table:table-cell>
          <table:table-cell office:value-type="float" office:value="-0.07205673" calcext:value-type="float">
            <text:p>-0.07205673</text:p>
          </table:table-cell>
          <table:table-cell office:value-type="float" office:value="-0.7336191" calcext:value-type="float">
            <text:p>-0.7336191</text:p>
          </table:table-cell>
          <table:table-cell office:value-type="float" office:value="-0.863234" calcext:value-type="float">
            <text:p>-0.863234</text:p>
          </table:table-cell>
          <table:table-cell office:value-type="float" office:value="-0.891712" calcext:value-type="float">
            <text:p>-0.891712</text:p>
          </table:table-cell>
          <table:table-cell office:value-type="float" office:value="-0.2943867" calcext:value-type="float">
            <text:p>-0.2943867</text:p>
          </table:table-cell>
          <table:table-cell office:value-type="float" office:value="-0.04902608" calcext:value-type="float">
            <text:p>-0.04902608</text:p>
          </table:table-cell>
          <table:table-cell office:value-type="float" office:value="-0.05085592" calcext:value-type="float">
            <text:p>-0.05085592</text:p>
          </table:table-cell>
          <table:table-cell office:value-type="float" office:value="-0.03644376" calcext:value-type="float">
            <text:p>-0.03644376</text:p>
          </table:table-cell>
          <table:table-cell office:value-type="float" office:value="-0.0199078" calcext:value-type="float">
            <text:p>-0.0199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2233" calcext:value-type="float">
            <text:p>-0.1052233</text:p>
          </table:table-cell>
          <table:table-cell office:value-type="float" office:value="0.01725266" calcext:value-type="float">
            <text:p>0.01725266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17782" calcext:value-type="float">
            <text:p>-2.3177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299.3999" calcext:value-type="float">
            <text:p>299.3999</text:p>
          </table:table-cell>
          <table:table-cell office:value-type="float" office:value="333.4124" calcext:value-type="float">
            <text:p>333.4124</text:p>
          </table:table-cell>
          <table:table-cell office:value-type="float" office:value="18.13926" calcext:value-type="float">
            <text:p>18.13926</text:p>
          </table:table-cell>
          <table:table-cell office:value-type="float" office:value="1029.821" calcext:value-type="float">
            <text:p>1029.821</text:p>
          </table:table-cell>
          <table:table-cell office:value-type="float" office:value="4.006014" calcext:value-type="float">
            <text:p>4.006014</text:p>
          </table:table-cell>
          <table:table-cell office:value-type="float" office:value="0" calcext:value-type="float">
            <text:p>0</text:p>
          </table:table-cell>
          <table:table-cell office:value-type="float" office:value="0.154866" calcext:value-type="float">
            <text:p>0.154866</text:p>
          </table:table-cell>
          <table:table-cell office:value-type="float" office:value="0.2085092" calcext:value-type="float">
            <text:p>0.2085092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0.1933008" calcext:value-type="float">
            <text:p>0.1933008</text:p>
          </table:table-cell>
          <table:table-cell office:value-type="float" office:value="0.1938022" calcext:value-type="float">
            <text:p>0.1938022</text:p>
          </table:table-cell>
          <table:table-cell office:value-type="float" office:value="0.1988651" calcext:value-type="float">
            <text:p>0.1988651</text:p>
          </table:table-cell>
          <table:table-cell office:value-type="float" office:value="0.2445877" calcext:value-type="float">
            <text:p>0.2445877</text:p>
          </table:table-cell>
          <table:table-cell office:value-type="float" office:value="0.3380529" calcext:value-type="float">
            <text:p>0.3380529</text:p>
          </table:table-cell>
          <table:table-cell office:value-type="float" office:value="0.3414157" calcext:value-type="float">
            <text:p>0.3414157</text:p>
          </table:table-cell>
          <table:table-cell office:value-type="float" office:value="0.3619319" calcext:value-type="float">
            <text:p>0.3619319</text:p>
          </table:table-cell>
          <table:table-cell office:value-type="float" office:value="0.3829631" calcext:value-type="float">
            <text:p>0.3829631</text:p>
          </table:table-cell>
          <table:table-cell office:value-type="float" office:value="0.3970503" calcext:value-type="float">
            <text:p>0.39705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803E-015" calcext:value-type="float">
            <text:p>1.987803E-15</text:p>
          </table:table-cell>
          <table:table-cell office:value-type="float" office:value="9.428478E-016" calcext:value-type="float">
            <text:p>9.428478E-16</text:p>
          </table:table-cell>
          <table:table-cell office:value-type="float" office:value="9.91033E-016" calcext:value-type="float">
            <text:p>9.91033E-16</text:p>
          </table:table-cell>
          <table:table-cell office:value-type="float" office:value="9.442667E-016" calcext:value-type="float">
            <text:p>9.442667E-16</text:p>
          </table:table-cell>
          <table:table-cell office:value-type="float" office:value="2.424745E-017" calcext:value-type="float">
            <text:p>2.42474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817235" calcext:value-type="float">
            <text:p>-5.817235</text:p>
          </table:table-cell>
          <table:table-cell office:value-type="float" office:value="-0.5937419" calcext:value-type="float">
            <text:p>-0.5937419</text:p>
          </table:table-cell>
          <table:table-cell office:value-type="float" office:value="-1.030624" calcext:value-type="float">
            <text:p>-1.030624</text:p>
          </table:table-cell>
          <table:table-cell office:value-type="float" office:value="-1.06636" calcext:value-type="float">
            <text:p>-1.06636</text:p>
          </table:table-cell>
          <table:table-cell office:value-type="float" office:value="-1.046727" calcext:value-type="float">
            <text:p>-1.046727</text:p>
          </table:table-cell>
          <table:table-cell office:value-type="float" office:value="-0.323642" calcext:value-type="float">
            <text:p>-0.323642</text:p>
          </table:table-cell>
          <table:table-cell office:value-type="float" office:value="-0.06207461" calcext:value-type="float">
            <text:p>-0.06207461</text:p>
          </table:table-cell>
          <table:table-cell office:value-type="float" office:value="-0.0532242" calcext:value-type="float">
            <text:p>-0.0532242</text:p>
          </table:table-cell>
          <table:table-cell office:value-type="float" office:value="-0.03737854" calcext:value-type="float">
            <text:p>-0.03737854</text:p>
          </table:table-cell>
          <table:table-cell office:value-type="float" office:value="-0.02049707" calcext:value-type="float">
            <text:p>-0.02049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4191" calcext:value-type="float">
            <text:p>-13.24191</text:p>
          </table:table-cell>
          <table:table-cell office:value-type="float" office:value="0.01705807" calcext:value-type="float">
            <text:p>0.01705807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19128" calcext:value-type="float">
            <text:p>-2.3191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299.3999" calcext:value-type="float">
            <text:p>299.3999</text:p>
          </table:table-cell>
          <table:table-cell office:value-type="float" office:value="338.8304" calcext:value-type="float">
            <text:p>338.8304</text:p>
          </table:table-cell>
          <table:table-cell office:value-type="float" office:value="18.13926" calcext:value-type="float">
            <text:p>18.13926</text:p>
          </table:table-cell>
          <table:table-cell office:value-type="float" office:value="1024.403" calcext:value-type="float">
            <text:p>1024.403</text:p>
          </table:table-cell>
          <table:table-cell office:value-type="float" office:value="4.006014" calcext:value-type="float">
            <text:p>4.006014</text:p>
          </table:table-cell>
          <table:table-cell office:value-type="float" office:value="0" calcext:value-type="float">
            <text:p>0</text:p>
          </table:table-cell>
          <table:table-cell office:value-type="float" office:value="0.1218966" calcext:value-type="float">
            <text:p>0.1218966</text:p>
          </table:table-cell>
          <table:table-cell office:value-type="float" office:value="0.1819661" calcext:value-type="float">
            <text:p>0.1819661</text:p>
          </table:table-cell>
          <table:table-cell office:value-type="float" office:value="0.1847994" calcext:value-type="float">
            <text:p>0.1847994</text:p>
          </table:table-cell>
          <table:table-cell office:value-type="float" office:value="0.1866683" calcext:value-type="float">
            <text:p>0.1866683</text:p>
          </table:table-cell>
          <table:table-cell office:value-type="float" office:value="0.1876303" calcext:value-type="float">
            <text:p>0.1876303</text:p>
          </table:table-cell>
          <table:table-cell office:value-type="float" office:value="0.1953629" calcext:value-type="float">
            <text:p>0.1953629</text:p>
          </table:table-cell>
          <table:table-cell office:value-type="float" office:value="0.235057" calcext:value-type="float">
            <text:p>0.235057</text:p>
          </table:table-cell>
          <table:table-cell office:value-type="float" office:value="0.335057" calcext:value-type="float">
            <text:p>0.335057</text:p>
          </table:table-cell>
          <table:table-cell office:value-type="float" office:value="0.3400822" calcext:value-type="float">
            <text:p>0.3400822</text:p>
          </table:table-cell>
          <table:table-cell office:value-type="float" office:value="0.3610759" calcext:value-type="float">
            <text:p>0.3610759</text:p>
          </table:table-cell>
          <table:table-cell office:value-type="float" office:value="0.3820474" calcext:value-type="float">
            <text:p>0.3820474</text:p>
          </table:table-cell>
          <table:table-cell office:value-type="float" office:value="0.3968254" calcext:value-type="float">
            <text:p>0.39682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925E-015" calcext:value-type="float">
            <text:p>1.987925E-15</text:p>
          </table:table-cell>
          <table:table-cell office:value-type="float" office:value="9.428408E-016" calcext:value-type="float">
            <text:p>9.428408E-16</text:p>
          </table:table-cell>
          <table:table-cell office:value-type="float" office:value="9.910266E-016" calcext:value-type="float">
            <text:p>9.910266E-16</text:p>
          </table:table-cell>
          <table:table-cell office:value-type="float" office:value="9.44254E-016" calcext:value-type="float">
            <text:p>9.44254E-16</text:p>
          </table:table-cell>
          <table:table-cell office:value-type="float" office:value="2.424701E-017" calcext:value-type="float">
            <text:p>2.42470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14431" calcext:value-type="float">
            <text:p>-37.14431</text:p>
          </table:table-cell>
          <table:table-cell office:value-type="float" office:value="-1.701349" calcext:value-type="float">
            <text:p>-1.701349</text:p>
          </table:table-cell>
          <table:table-cell office:value-type="float" office:value="-1.508597" calcext:value-type="float">
            <text:p>-1.508597</text:p>
          </table:table-cell>
          <table:table-cell office:value-type="float" office:value="-1.395401" calcext:value-type="float">
            <text:p>-1.395401</text:p>
          </table:table-cell>
          <table:table-cell office:value-type="float" office:value="-1.343158" calcext:value-type="float">
            <text:p>-1.343158</text:p>
          </table:table-cell>
          <table:table-cell office:value-type="float" office:value="-0.3707168" calcext:value-type="float">
            <text:p>-0.3707168</text:p>
          </table:table-cell>
          <table:table-cell office:value-type="float" office:value="-0.08238307" calcext:value-type="float">
            <text:p>-0.08238307</text:p>
          </table:table-cell>
          <table:table-cell office:value-type="float" office:value="-0.05753329" calcext:value-type="float">
            <text:p>-0.05753329</text:p>
          </table:table-cell>
          <table:table-cell office:value-type="float" office:value="-0.03876839" calcext:value-type="float">
            <text:p>-0.03876839</text:p>
          </table:table-cell>
          <table:table-cell office:value-type="float" office:value="-0.02134349" calcext:value-type="float">
            <text:p>-0.02134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73304" calcext:value-type="float">
            <text:p>-48.73304</text:p>
          </table:table-cell>
          <table:table-cell office:value-type="float" office:value="0.01697371" calcext:value-type="float">
            <text:p>0.01697371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20585" calcext:value-type="float">
            <text:p>-2.32058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337.4996" calcext:value-type="float">
            <text:p>337.4996</text:p>
          </table:table-cell>
          <table:table-cell office:value-type="float" office:value="346.3503" calcext:value-type="float">
            <text:p>346.3503</text:p>
          </table:table-cell>
          <table:table-cell office:value-type="float" office:value="25.29728" calcext:value-type="float">
            <text:p>25.29728</text:p>
          </table:table-cell>
          <table:table-cell office:value-type="float" office:value="1047.152" calcext:value-type="float">
            <text:p>1047.152</text:p>
          </table:table-cell>
          <table:table-cell office:value-type="float" office:value="4.678426" calcext:value-type="float">
            <text:p>4.678426</text:p>
          </table:table-cell>
          <table:table-cell office:value-type="float" office:value="0" calcext:value-type="float">
            <text:p>0</text:p>
          </table:table-cell>
          <table:table-cell office:value-type="float" office:value="0.4837855" calcext:value-type="float">
            <text:p>0.4837855</text:p>
          </table:table-cell>
          <table:table-cell office:value-type="float" office:value="0.495313" calcext:value-type="float">
            <text:p>0.495313</text:p>
          </table:table-cell>
          <table:table-cell office:value-type="float" office:value="0.1987187" calcext:value-type="float">
            <text:p>0.1987187</text:p>
          </table:table-cell>
          <table:table-cell office:value-type="float" office:value="0.2100264" calcext:value-type="float">
            <text:p>0.2100264</text:p>
          </table:table-cell>
          <table:table-cell office:value-type="float" office:value="0.1895232" calcext:value-type="float">
            <text:p>0.1895232</text:p>
          </table:table-cell>
          <table:table-cell office:value-type="float" office:value="0.1932272" calcext:value-type="float">
            <text:p>0.1932272</text:p>
          </table:table-cell>
          <table:table-cell office:value-type="float" office:value="0.2886167" calcext:value-type="float">
            <text:p>0.2886167</text:p>
          </table:table-cell>
          <table:table-cell office:value-type="float" office:value="0.3345194" calcext:value-type="float">
            <text:p>0.3345194</text:p>
          </table:table-cell>
          <table:table-cell office:value-type="float" office:value="0.3391516" calcext:value-type="float">
            <text:p>0.3391516</text:p>
          </table:table-cell>
          <table:table-cell office:value-type="float" office:value="0.3604797" calcext:value-type="float">
            <text:p>0.3604797</text:p>
          </table:table-cell>
          <table:table-cell office:value-type="float" office:value="0.381377" calcext:value-type="float">
            <text:p>0.381377</text:p>
          </table:table-cell>
          <table:table-cell office:value-type="float" office:value="0.3965757" calcext:value-type="float">
            <text:p>0.39657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924E-015" calcext:value-type="float">
            <text:p>1.987924E-15</text:p>
          </table:table-cell>
          <table:table-cell office:value-type="float" office:value="9.428656E-016" calcext:value-type="float">
            <text:p>9.428656E-16</text:p>
          </table:table-cell>
          <table:table-cell office:value-type="float" office:value="9.910198E-016" calcext:value-type="float">
            <text:p>9.910198E-16</text:p>
          </table:table-cell>
          <table:table-cell office:value-type="float" office:value="9.442415E-016" calcext:value-type="float">
            <text:p>9.442415E-16</text:p>
          </table:table-cell>
          <table:table-cell office:value-type="float" office:value="2.424662E-017" calcext:value-type="float">
            <text:p>2.42466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876869" calcext:value-type="float">
            <text:p>-0.001876869</text:p>
          </table:table-cell>
          <table:table-cell office:value-type="float" office:value="-0.00162888" calcext:value-type="float">
            <text:p>-0.00162888</text:p>
          </table:table-cell>
          <table:table-cell office:value-type="float" office:value="-0.8636525" calcext:value-type="float">
            <text:p>-0.8636525</text:p>
          </table:table-cell>
          <table:table-cell office:value-type="float" office:value="-0.5623419" calcext:value-type="float">
            <text:p>-0.5623419</text:p>
          </table:table-cell>
          <table:table-cell office:value-type="float" office:value="-1.244882" calcext:value-type="float">
            <text:p>-1.244882</text:p>
          </table:table-cell>
          <table:table-cell office:value-type="float" office:value="-0.4034143" calcext:value-type="float">
            <text:p>-0.4034143</text:p>
          </table:table-cell>
          <table:table-cell office:value-type="float" office:value="-0.0172858" calcext:value-type="float">
            <text:p>-0.0172858</text:p>
          </table:table-cell>
          <table:table-cell office:value-type="float" office:value="-0.05843208" calcext:value-type="float">
            <text:p>-0.05843208</text:p>
          </table:table-cell>
          <table:table-cell office:value-type="float" office:value="-0.03978039" calcext:value-type="float">
            <text:p>-0.03978039</text:p>
          </table:table-cell>
          <table:table-cell office:value-type="float" office:value="-0.02195896" calcext:value-type="float">
            <text:p>-0.0219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82503" calcext:value-type="float">
            <text:p>-0.004882503</text:p>
          </table:table-cell>
          <table:table-cell office:value-type="float" office:value="0.01666971" calcext:value-type="float">
            <text:p>0.01666971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22291" calcext:value-type="float">
            <text:p>-2.3222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337.4996" calcext:value-type="float">
            <text:p>337.4996</text:p>
          </table:table-cell>
          <table:table-cell office:value-type="float" office:value="354.6523" calcext:value-type="float">
            <text:p>354.6523</text:p>
          </table:table-cell>
          <table:table-cell office:value-type="float" office:value="25.29728" calcext:value-type="float">
            <text:p>25.29728</text:p>
          </table:table-cell>
          <table:table-cell office:value-type="float" office:value="1038.85" calcext:value-type="float">
            <text:p>1038.85</text:p>
          </table:table-cell>
          <table:table-cell office:value-type="float" office:value="4.678426" calcext:value-type="float">
            <text:p>4.678426</text:p>
          </table:table-cell>
          <table:table-cell office:value-type="float" office:value="0" calcext:value-type="float">
            <text:p>0</text:p>
          </table:table-cell>
          <table:table-cell office:value-type="float" office:value="0.3692571" calcext:value-type="float">
            <text:p>0.3692571</text:p>
          </table:table-cell>
          <table:table-cell office:value-type="float" office:value="0.3718998" calcext:value-type="float">
            <text:p>0.3718998</text:p>
          </table:table-cell>
          <table:table-cell office:value-type="float" office:value="0.1969175" calcext:value-type="float">
            <text:p>0.1969175</text:p>
          </table:table-cell>
          <table:table-cell office:value-type="float" office:value="0.2023355" calcext:value-type="float">
            <text:p>0.2023355</text:p>
          </table:table-cell>
          <table:table-cell office:value-type="float" office:value="0.1926066" calcext:value-type="float">
            <text:p>0.1926066</text:p>
          </table:table-cell>
          <table:table-cell office:value-type="float" office:value="0.1917568" calcext:value-type="float">
            <text:p>0.1917568</text:p>
          </table:table-cell>
          <table:table-cell office:value-type="float" office:value="0.2717067" calcext:value-type="float">
            <text:p>0.2717067</text:p>
          </table:table-cell>
          <table:table-cell office:value-type="float" office:value="0.3360634" calcext:value-type="float">
            <text:p>0.3360634</text:p>
          </table:table-cell>
          <table:table-cell office:value-type="float" office:value="0.338496" calcext:value-type="float">
            <text:p>0.338496</text:p>
          </table:table-cell>
          <table:table-cell office:value-type="float" office:value="0.3600098" calcext:value-type="float">
            <text:p>0.3600098</text:p>
          </table:table-cell>
          <table:table-cell office:value-type="float" office:value="0.3808296" calcext:value-type="float">
            <text:p>0.3808296</text:p>
          </table:table-cell>
          <table:table-cell office:value-type="float" office:value="0.3963354" calcext:value-type="float">
            <text:p>0.39633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053E-015" calcext:value-type="float">
            <text:p>1.988053E-15</text:p>
          </table:table-cell>
          <table:table-cell office:value-type="float" office:value="9.428575E-016" calcext:value-type="float">
            <text:p>9.428575E-16</text:p>
          </table:table-cell>
          <table:table-cell office:value-type="float" office:value="9.910127E-016" calcext:value-type="float">
            <text:p>9.910127E-16</text:p>
          </table:table-cell>
          <table:table-cell office:value-type="float" office:value="9.442293E-016" calcext:value-type="float">
            <text:p>9.442293E-16</text:p>
          </table:table-cell>
          <table:table-cell office:value-type="float" office:value="2.42461E-017" calcext:value-type="float">
            <text:p>2.4246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865693" calcext:value-type="float">
            <text:p>-0.009865693</text:p>
          </table:table-cell>
          <table:table-cell office:value-type="float" office:value="-0.009454473" calcext:value-type="float">
            <text:p>-0.009454473</text:p>
          </table:table-cell>
          <table:table-cell office:value-type="float" office:value="-0.9260895" calcext:value-type="float">
            <text:p>-0.9260895</text:p>
          </table:table-cell>
          <table:table-cell office:value-type="float" office:value="-0.7498723" calcext:value-type="float">
            <text:p>-0.7498723</text:p>
          </table:table-cell>
          <table:table-cell office:value-type="float" office:value="-1.098431" calcext:value-type="float">
            <text:p>-1.098431</text:p>
          </table:table-cell>
          <table:table-cell office:value-type="float" office:value="-0.4277116" calcext:value-type="float">
            <text:p>-0.4277116</text:p>
          </table:table-cell>
          <table:table-cell office:value-type="float" office:value="-0.02869985" calcext:value-type="float">
            <text:p>-0.02869985</text:p>
          </table:table-cell>
          <table:table-cell office:value-type="float" office:value="-0.05609598" calcext:value-type="float">
            <text:p>-0.05609598</text:p>
          </table:table-cell>
          <table:table-cell office:value-type="float" office:value="-0.04050724" calcext:value-type="float">
            <text:p>-0.04050724</text:p>
          </table:table-cell>
          <table:table-cell office:value-type="float" office:value="-0.02245453" calcext:value-type="float">
            <text:p>-0.02245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5207" calcext:value-type="float">
            <text:p>-0.01005207</text:p>
          </table:table-cell>
          <table:table-cell office:value-type="float" office:value="0.01623363" calcext:value-type="float">
            <text:p>0.0162336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2419" calcext:value-type="float">
            <text:p>-2.324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337.4996" calcext:value-type="float">
            <text:p>337.4996</text:p>
          </table:table-cell>
          <table:table-cell office:value-type="float" office:value="363.1831" calcext:value-type="float">
            <text:p>363.1831</text:p>
          </table:table-cell>
          <table:table-cell office:value-type="float" office:value="25.29728" calcext:value-type="float">
            <text:p>25.29728</text:p>
          </table:table-cell>
          <table:table-cell office:value-type="float" office:value="1030.319" calcext:value-type="float">
            <text:p>1030.319</text:p>
          </table:table-cell>
          <table:table-cell office:value-type="float" office:value="4.678426" calcext:value-type="float">
            <text:p>4.678426</text:p>
          </table:table-cell>
          <table:table-cell office:value-type="float" office:value="0" calcext:value-type="float">
            <text:p>0</text:p>
          </table:table-cell>
          <table:table-cell office:value-type="float" office:value="0.2588988" calcext:value-type="float">
            <text:p>0.2588988</text:p>
          </table:table-cell>
          <table:table-cell office:value-type="float" office:value="0.2728034" calcext:value-type="float">
            <text:p>0.2728034</text:p>
          </table:table-cell>
          <table:table-cell office:value-type="float" office:value="0.193949" calcext:value-type="float">
            <text:p>0.193949</text:p>
          </table:table-cell>
          <table:table-cell office:value-type="float" office:value="0.1961855" calcext:value-type="float">
            <text:p>0.1961855</text:p>
          </table:table-cell>
          <table:table-cell office:value-type="float" office:value="0.1921995" calcext:value-type="float">
            <text:p>0.1921995</text:p>
          </table:table-cell>
          <table:table-cell office:value-type="float" office:value="0.1899844" calcext:value-type="float">
            <text:p>0.1899844</text:p>
          </table:table-cell>
          <table:table-cell office:value-type="float" office:value="0.2583853" calcext:value-type="float">
            <text:p>0.2583853</text:p>
          </table:table-cell>
          <table:table-cell office:value-type="float" office:value="0.3359022" calcext:value-type="float">
            <text:p>0.3359022</text:p>
          </table:table-cell>
          <table:table-cell office:value-type="float" office:value="0.3377156" calcext:value-type="float">
            <text:p>0.3377156</text:p>
          </table:table-cell>
          <table:table-cell office:value-type="float" office:value="0.3594864" calcext:value-type="float">
            <text:p>0.3594864</text:p>
          </table:table-cell>
          <table:table-cell office:value-type="float" office:value="0.3802704" calcext:value-type="float">
            <text:p>0.3802704</text:p>
          </table:table-cell>
          <table:table-cell office:value-type="float" office:value="0.395998" calcext:value-type="float">
            <text:p>0.3959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193E-015" calcext:value-type="float">
            <text:p>1.988193E-15</text:p>
          </table:table-cell>
          <table:table-cell office:value-type="float" office:value="9.428456E-016" calcext:value-type="float">
            <text:p>9.428456E-16</text:p>
          </table:table-cell>
          <table:table-cell office:value-type="float" office:value="9.910047E-016" calcext:value-type="float">
            <text:p>9.910047E-16</text:p>
          </table:table-cell>
          <table:table-cell office:value-type="float" office:value="9.442183E-016" calcext:value-type="float">
            <text:p>9.442183E-16</text:p>
          </table:table-cell>
          <table:table-cell office:value-type="float" office:value="2.424573E-017" calcext:value-type="float">
            <text:p>2.42457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112376" calcext:value-type="float">
            <text:p>-0.1112376</text:p>
          </table:table-cell>
          <table:table-cell office:value-type="float" office:value="-0.07460901" calcext:value-type="float">
            <text:p>-0.07460901</text:p>
          </table:table-cell>
          <table:table-cell office:value-type="float" office:value="-1.041122" calcext:value-type="float">
            <text:p>-1.041122</text:p>
          </table:table-cell>
          <table:table-cell office:value-type="float" office:value="-0.9514111" calcext:value-type="float">
            <text:p>-0.9514111</text:p>
          </table:table-cell>
          <table:table-cell office:value-type="float" office:value="-1.115937" calcext:value-type="float">
            <text:p>-1.115937</text:p>
          </table:table-cell>
          <table:table-cell office:value-type="float" office:value="-0.4592465" calcext:value-type="float">
            <text:p>-0.4592465</text:p>
          </table:table-cell>
          <table:table-cell office:value-type="float" office:value="-0.04195828" calcext:value-type="float">
            <text:p>-0.04195828</text:p>
          </table:table-cell>
          <table:table-cell office:value-type="float" office:value="-0.05631057" calcext:value-type="float">
            <text:p>-0.05631057</text:p>
          </table:table-cell>
          <table:table-cell office:value-type="float" office:value="-0.04138884" calcext:value-type="float">
            <text:p>-0.04138884</text:p>
          </table:table-cell>
          <table:table-cell office:value-type="float" office:value="-0.02302027" calcext:value-type="float">
            <text:p>-0.0230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87906" calcext:value-type="float">
            <text:p>-0.1387906</text:p>
          </table:table-cell>
          <table:table-cell office:value-type="float" office:value="0.01579086" calcext:value-type="float">
            <text:p>0.0157908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26328" calcext:value-type="float">
            <text:p>-2.3263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337.4996" calcext:value-type="float">
            <text:p>337.4996</text:p>
          </table:table-cell>
          <table:table-cell office:value-type="float" office:value="371.8752" calcext:value-type="float">
            <text:p>371.8752</text:p>
          </table:table-cell>
          <table:table-cell office:value-type="float" office:value="25.29728" calcext:value-type="float">
            <text:p>25.29728</text:p>
          </table:table-cell>
          <table:table-cell office:value-type="float" office:value="1021.627" calcext:value-type="float">
            <text:p>1021.627</text:p>
          </table:table-cell>
          <table:table-cell office:value-type="float" office:value="4.678426" calcext:value-type="float">
            <text:p>4.678426</text:p>
          </table:table-cell>
          <table:table-cell office:value-type="float" office:value="0" calcext:value-type="float">
            <text:p>0</text:p>
          </table:table-cell>
          <table:table-cell office:value-type="float" office:value="0.1416799" calcext:value-type="float">
            <text:p>0.1416799</text:p>
          </table:table-cell>
          <table:table-cell office:value-type="float" office:value="0.1984527" calcext:value-type="float">
            <text:p>0.1984527</text:p>
          </table:table-cell>
          <table:table-cell office:value-type="float" office:value="0.1877534" calcext:value-type="float">
            <text:p>0.1877534</text:p>
          </table:table-cell>
          <table:table-cell office:value-type="float" office:value="0.1895982" calcext:value-type="float">
            <text:p>0.1895982</text:p>
          </table:table-cell>
          <table:table-cell office:value-type="float" office:value="0.18836" calcext:value-type="float">
            <text:p>0.18836</text:p>
          </table:table-cell>
          <table:table-cell office:value-type="float" office:value="0.1873653" calcext:value-type="float">
            <text:p>0.1873653</text:p>
          </table:table-cell>
          <table:table-cell office:value-type="float" office:value="0.245638" calcext:value-type="float">
            <text:p>0.245638</text:p>
          </table:table-cell>
          <table:table-cell office:value-type="float" office:value="0.3338563" calcext:value-type="float">
            <text:p>0.3338563</text:p>
          </table:table-cell>
          <table:table-cell office:value-type="float" office:value="0.3364983" calcext:value-type="float">
            <text:p>0.3364983</text:p>
          </table:table-cell>
          <table:table-cell office:value-type="float" office:value="0.3587553" calcext:value-type="float">
            <text:p>0.3587553</text:p>
          </table:table-cell>
          <table:table-cell office:value-type="float" office:value="0.3795697" calcext:value-type="float">
            <text:p>0.3795697</text:p>
          </table:table-cell>
          <table:table-cell office:value-type="float" office:value="0.3955147" calcext:value-type="float">
            <text:p>0.39551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324E-015" calcext:value-type="float">
            <text:p>1.988324E-15</text:p>
          </table:table-cell>
          <table:table-cell office:value-type="float" office:value="9.428375E-016" calcext:value-type="float">
            <text:p>9.428375E-16</text:p>
          </table:table-cell>
          <table:table-cell office:value-type="float" office:value="9.909977E-016" calcext:value-type="float">
            <text:p>9.909977E-16</text:p>
          </table:table-cell>
          <table:table-cell office:value-type="float" office:value="9.442064E-016" calcext:value-type="float">
            <text:p>9.442064E-16</text:p>
          </table:table-cell>
          <table:table-cell office:value-type="float" office:value="2.424532E-017" calcext:value-type="float">
            <text:p>2.42453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35576" calcext:value-type="float">
            <text:p>-11.35576</text:p>
          </table:table-cell>
          <table:table-cell office:value-type="float" office:value="-0.8696783" calcext:value-type="float">
            <text:p>-0.8696783</text:p>
          </table:table-cell>
          <table:table-cell office:value-type="float" office:value="-1.335712" calcext:value-type="float">
            <text:p>-1.335712</text:p>
          </table:table-cell>
          <table:table-cell office:value-type="float" office:value="-1.237649" calcext:value-type="float">
            <text:p>-1.237649</text:p>
          </table:table-cell>
          <table:table-cell office:value-type="float" office:value="-1.303231" calcext:value-type="float">
            <text:p>-1.303231</text:p>
          </table:table-cell>
          <table:table-cell office:value-type="float" office:value="-0.5106965" calcext:value-type="float">
            <text:p>-0.5106965</text:p>
          </table:table-cell>
          <table:table-cell office:value-type="float" office:value="-0.06016014" calcext:value-type="float">
            <text:p>-0.06016014</text:p>
          </table:table-cell>
          <table:table-cell office:value-type="float" office:value="-0.05938039" calcext:value-type="float">
            <text:p>-0.05938039</text:p>
          </table:table-cell>
          <table:table-cell office:value-type="float" office:value="-0.04280401" calcext:value-type="float">
            <text:p>-0.04280401</text:p>
          </table:table-cell>
          <table:table-cell office:value-type="float" office:value="-0.02383369" calcext:value-type="float">
            <text:p>-0.02383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76219" calcext:value-type="float">
            <text:p>-48.76219</text:p>
          </table:table-cell>
          <table:table-cell office:value-type="float" office:value="0.01557046" calcext:value-type="float">
            <text:p>0.0155704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28847" calcext:value-type="float">
            <text:p>-2.3288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346.8997" calcext:value-type="float">
            <text:p>346.8997</text:p>
          </table:table-cell>
          <table:table-cell office:value-type="float" office:value="377.9262" calcext:value-type="float">
            <text:p>377.9262</text:p>
          </table:table-cell>
          <table:table-cell office:value-type="float" office:value="25.29728" calcext:value-type="float">
            <text:p>25.29728</text:p>
          </table:table-cell>
          <table:table-cell office:value-type="float" office:value="1024.926" calcext:value-type="float">
            <text:p>1024.926</text:p>
          </table:table-cell>
          <table:table-cell office:value-type="float" office:value="4.728053" calcext:value-type="float">
            <text:p>4.728053</text:p>
          </table:table-cell>
          <table:table-cell office:value-type="float" office:value="0" calcext:value-type="float">
            <text:p>0</text:p>
          </table:table-cell>
          <table:table-cell office:value-type="float" office:value="0.5970322" calcext:value-type="float">
            <text:p>0.5970322</text:p>
          </table:table-cell>
          <table:table-cell office:value-type="float" office:value="0.1971504" calcext:value-type="float">
            <text:p>0.1971504</text:p>
          </table:table-cell>
          <table:table-cell office:value-type="float" office:value="0.1809478" calcext:value-type="float">
            <text:p>0.1809478</text:p>
          </table:table-cell>
          <table:table-cell office:value-type="float" office:value="0.1831233" calcext:value-type="float">
            <text:p>0.1831233</text:p>
          </table:table-cell>
          <table:table-cell office:value-type="float" office:value="0.1830145" calcext:value-type="float">
            <text:p>0.1830145</text:p>
          </table:table-cell>
          <table:table-cell office:value-type="float" office:value="0.1838218" calcext:value-type="float">
            <text:p>0.1838218</text:p>
          </table:table-cell>
          <table:table-cell office:value-type="float" office:value="0.234716" calcext:value-type="float">
            <text:p>0.234716</text:p>
          </table:table-cell>
          <table:table-cell office:value-type="float" office:value="0.330205" calcext:value-type="float">
            <text:p>0.330205</text:p>
          </table:table-cell>
          <table:table-cell office:value-type="float" office:value="0.3348258" calcext:value-type="float">
            <text:p>0.3348258</text:p>
          </table:table-cell>
          <table:table-cell office:value-type="float" office:value="0.3577929" calcext:value-type="float">
            <text:p>0.3577929</text:p>
          </table:table-cell>
          <table:table-cell office:value-type="float" office:value="0.3786394" calcext:value-type="float">
            <text:p>0.3786394</text:p>
          </table:table-cell>
          <table:table-cell office:value-type="float" office:value="0.3949356" calcext:value-type="float">
            <text:p>0.3949356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.0003949869" calcext:value-type="float">
            <text:p>0.0003949869</text:p>
          </table:table-cell>
          <table:table-cell office:value-type="float" office:value="1.988444E-015" calcext:value-type="float">
            <text:p>1.988444E-15</text:p>
          </table:table-cell>
          <table:table-cell office:value-type="float" office:value="9.428311E-016" calcext:value-type="float">
            <text:p>9.428311E-16</text:p>
          </table:table-cell>
          <table:table-cell office:value-type="float" office:value="9.909911E-016" calcext:value-type="float">
            <text:p>9.909911E-16</text:p>
          </table:table-cell>
          <table:table-cell office:value-type="float" office:value="9.441939E-016" calcext:value-type="float">
            <text:p>9.441939E-16</text:p>
          </table:table-cell>
          <table:table-cell office:value-type="float" office:value="2.424492E-017" calcext:value-type="float">
            <text:p>2.42449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9194376" calcext:value-type="float">
            <text:p>-0.0009194376</text:p>
          </table:table-cell>
          <table:table-cell office:value-type="float" office:value="-1.828872" calcext:value-type="float">
            <text:p>-1.828872</text:p>
          </table:table-cell>
          <table:table-cell office:value-type="float" office:value="-1.775998" calcext:value-type="float">
            <text:p>-1.775998</text:p>
          </table:table-cell>
          <table:table-cell office:value-type="float" office:value="-1.623878" calcext:value-type="float">
            <text:p>-1.623878</text:p>
          </table:table-cell>
          <table:table-cell office:value-type="float" office:value="-1.627489" calcext:value-type="float">
            <text:p>-1.627489</text:p>
          </table:table-cell>
          <table:table-cell office:value-type="float" office:value="-0.5910835" calcext:value-type="float">
            <text:p>-0.5910835</text:p>
          </table:table-cell>
          <table:table-cell office:value-type="float" office:value="-0.08823967" calcext:value-type="float">
            <text:p>-0.08823967</text:p>
          </table:table-cell>
          <table:table-cell office:value-type="float" office:value="-0.06538312" calcext:value-type="float">
            <text:p>-0.06538312</text:p>
          </table:table-cell>
          <table:table-cell office:value-type="float" office:value="-0.04484386" calcext:value-type="float">
            <text:p>-0.04484386</text:p>
          </table:table-cell>
          <table:table-cell office:value-type="float" office:value="-0.02495465" calcext:value-type="float">
            <text:p>-0.02495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556041" calcext:value-type="float">
            <text:p>0.0155604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31525" calcext:value-type="float">
            <text:p>-2.3315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387.1994" calcext:value-type="float">
            <text:p>387.1994</text:p>
          </table:table-cell>
          <table:table-cell office:value-type="float" office:value="385.3268" calcext:value-type="float">
            <text:p>385.3268</text:p>
          </table:table-cell>
          <table:table-cell office:value-type="float" office:value="32.73853" calcext:value-type="float">
            <text:p>32.73853</text:p>
          </table:table-cell>
          <table:table-cell office:value-type="float" office:value="1049.632" calcext:value-type="float">
            <text:p>1049.632</text:p>
          </table:table-cell>
          <table:table-cell office:value-type="float" office:value="5.480406" calcext:value-type="float">
            <text:p>5.480406</text:p>
          </table:table-cell>
          <table:table-cell office:value-type="float" office:value="0" calcext:value-type="float">
            <text:p>0</text:p>
          </table:table-cell>
          <table:table-cell office:value-type="float" office:value="0.4233128" calcext:value-type="float">
            <text:p>0.4233128</text:p>
          </table:table-cell>
          <table:table-cell office:value-type="float" office:value="0.427996" calcext:value-type="float">
            <text:p>0.427996</text:p>
          </table:table-cell>
          <table:table-cell office:value-type="float" office:value="0.4367009" calcext:value-type="float">
            <text:p>0.4367009</text:p>
          </table:table-cell>
          <table:table-cell office:value-type="float" office:value="0.2129847" calcext:value-type="float">
            <text:p>0.2129847</text:p>
          </table:table-cell>
          <table:table-cell office:value-type="float" office:value="0.1897747" calcext:value-type="float">
            <text:p>0.1897747</text:p>
          </table:table-cell>
          <table:table-cell office:value-type="float" office:value="0.1837629" calcext:value-type="float">
            <text:p>0.1837629</text:p>
          </table:table-cell>
          <table:table-cell office:value-type="float" office:value="0.2937071" calcext:value-type="float">
            <text:p>0.2937071</text:p>
          </table:table-cell>
          <table:table-cell office:value-type="float" office:value="0.3312051" calcext:value-type="float">
            <text:p>0.3312051</text:p>
          </table:table-cell>
          <table:table-cell office:value-type="float" office:value="0.3344967" calcext:value-type="float">
            <text:p>0.3344967</text:p>
          </table:table-cell>
          <table:table-cell office:value-type="float" office:value="0.3576065" calcext:value-type="float">
            <text:p>0.3576065</text:p>
          </table:table-cell>
          <table:table-cell office:value-type="float" office:value="0.3785101" calcext:value-type="float">
            <text:p>0.3785101</text:p>
          </table:table-cell>
          <table:table-cell office:value-type="float" office:value="0.3947223" calcext:value-type="float">
            <text:p>0.39472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358E-015" calcext:value-type="float">
            <text:p>1.988358E-15</text:p>
          </table:table-cell>
          <table:table-cell office:value-type="float" office:value="9.428706E-016" calcext:value-type="float">
            <text:p>9.428706E-16</text:p>
          </table:table-cell>
          <table:table-cell office:value-type="float" office:value="9.909888E-016" calcext:value-type="float">
            <text:p>9.909888E-16</text:p>
          </table:table-cell>
          <table:table-cell office:value-type="float" office:value="9.441818E-016" calcext:value-type="float">
            <text:p>9.441818E-16</text:p>
          </table:table-cell>
          <table:table-cell office:value-type="float" office:value="2.424434E-017" calcext:value-type="float">
            <text:p>2.42443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27385" calcext:value-type="float">
            <text:p>-0.00427385</text:p>
          </table:table-cell>
          <table:table-cell office:value-type="float" office:value="-0.004003314" calcext:value-type="float">
            <text:p>-0.004003314</text:p>
          </table:table-cell>
          <table:table-cell office:value-type="float" office:value="-0.003539659" calcext:value-type="float">
            <text:p>-0.003539659</text:p>
          </table:table-cell>
          <table:table-cell office:value-type="float" office:value="-0.5057094" calcext:value-type="float">
            <text:p>-0.5057094</text:p>
          </table:table-cell>
          <table:table-cell office:value-type="float" office:value="-1.23217" calcext:value-type="float">
            <text:p>-1.23217</text:p>
          </table:table-cell>
          <table:table-cell office:value-type="float" office:value="-0.5926592" calcext:value-type="float">
            <text:p>-0.5926592</text:p>
          </table:table-cell>
          <table:table-cell office:value-type="float" office:value="-0.0149379" calcext:value-type="float">
            <text:p>-0.0149379</text:p>
          </table:table-cell>
          <table:table-cell office:value-type="float" office:value="-0.06375696" calcext:value-type="float">
            <text:p>-0.06375696</text:p>
          </table:table-cell>
          <table:table-cell office:value-type="float" office:value="-0.04526639" calcext:value-type="float">
            <text:p>-0.04526639</text:p>
          </table:table-cell>
          <table:table-cell office:value-type="float" office:value="-0.02518255" calcext:value-type="float">
            <text:p>-0.02518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01697" calcext:value-type="float">
            <text:p>-0.004401697</text:p>
          </table:table-cell>
          <table:table-cell office:value-type="float" office:value="0.01505099" calcext:value-type="float">
            <text:p>0.0150509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3539" calcext:value-type="float">
            <text:p>-2.3353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387.1994" calcext:value-type="float">
            <text:p>387.1994</text:p>
          </table:table-cell>
          <table:table-cell office:value-type="float" office:value="392.2709" calcext:value-type="float">
            <text:p>392.2709</text:p>
          </table:table-cell>
          <table:table-cell office:value-type="float" office:value="32.73853" calcext:value-type="float">
            <text:p>32.73853</text:p>
          </table:table-cell>
          <table:table-cell office:value-type="float" office:value="1042.688" calcext:value-type="float">
            <text:p>1042.688</text:p>
          </table:table-cell>
          <table:table-cell office:value-type="float" office:value="5.480406" calcext:value-type="float">
            <text:p>5.480406</text:p>
          </table:table-cell>
          <table:table-cell office:value-type="float" office:value="0" calcext:value-type="float">
            <text:p>0</text:p>
          </table:table-cell>
          <table:table-cell office:value-type="float" office:value="0.3689505" calcext:value-type="float">
            <text:p>0.3689505</text:p>
          </table:table-cell>
          <table:table-cell office:value-type="float" office:value="0.3719128" calcext:value-type="float">
            <text:p>0.3719128</text:p>
          </table:table-cell>
          <table:table-cell office:value-type="float" office:value="0.3762579" calcext:value-type="float">
            <text:p>0.3762579</text:p>
          </table:table-cell>
          <table:table-cell office:value-type="float" office:value="0.211629" calcext:value-type="float">
            <text:p>0.211629</text:p>
          </table:table-cell>
          <table:table-cell office:value-type="float" office:value="0.1958256" calcext:value-type="float">
            <text:p>0.1958256</text:p>
          </table:table-cell>
          <table:table-cell office:value-type="float" office:value="0.1836387" calcext:value-type="float">
            <text:p>0.1836387</text:p>
          </table:table-cell>
          <table:table-cell office:value-type="float" office:value="0.2786205" calcext:value-type="float">
            <text:p>0.2786205</text:p>
          </table:table-cell>
          <table:table-cell office:value-type="float" office:value="0.3332123" calcext:value-type="float">
            <text:p>0.3332123</text:p>
          </table:table-cell>
          <table:table-cell office:value-type="float" office:value="0.3341362" calcext:value-type="float">
            <text:p>0.3341362</text:p>
          </table:table-cell>
          <table:table-cell office:value-type="float" office:value="0.357344" calcext:value-type="float">
            <text:p>0.357344</text:p>
          </table:table-cell>
          <table:table-cell office:value-type="float" office:value="0.3782594" calcext:value-type="float">
            <text:p>0.3782594</text:p>
          </table:table-cell>
          <table:table-cell office:value-type="float" office:value="0.3945189" calcext:value-type="float">
            <text:p>0.39451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499E-015" calcext:value-type="float">
            <text:p>1.988499E-15</text:p>
          </table:table-cell>
          <table:table-cell office:value-type="float" office:value="9.428578E-016" calcext:value-type="float">
            <text:p>9.428578E-16</text:p>
          </table:table-cell>
          <table:table-cell office:value-type="float" office:value="9.909821E-016" calcext:value-type="float">
            <text:p>9.909821E-16</text:p>
          </table:table-cell>
          <table:table-cell office:value-type="float" office:value="9.441695E-016" calcext:value-type="float">
            <text:p>9.441695E-16</text:p>
          </table:table-cell>
          <table:table-cell office:value-type="float" office:value="2.424386E-017" calcext:value-type="float">
            <text:p>2.42438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945157" calcext:value-type="float">
            <text:p>-0.009945157</text:p>
          </table:table-cell>
          <table:table-cell office:value-type="float" office:value="-0.009477783" calcext:value-type="float">
            <text:p>-0.009477783</text:p>
          </table:table-cell>
          <table:table-cell office:value-type="float" office:value="-0.008823256" calcext:value-type="float">
            <text:p>-0.008823256</text:p>
          </table:table-cell>
          <table:table-cell office:value-type="float" office:value="-0.5313421" calcext:value-type="float">
            <text:p>-0.5313421</text:p>
          </table:table-cell>
          <table:table-cell office:value-type="float" office:value="-0.966759" calcext:value-type="float">
            <text:p>-0.966759</text:p>
          </table:table-cell>
          <table:table-cell office:value-type="float" office:value="-0.595776" calcext:value-type="float">
            <text:p>-0.595776</text:p>
          </table:table-cell>
          <table:table-cell office:value-type="float" office:value="-0.02324979" calcext:value-type="float">
            <text:p>-0.02324979</text:p>
          </table:table-cell>
          <table:table-cell office:value-type="float" office:value="-0.06045083" calcext:value-type="float">
            <text:p>-0.06045083</text:p>
          </table:table-cell>
          <table:table-cell office:value-type="float" office:value="-0.04572601" calcext:value-type="float">
            <text:p>-0.04572601</text:p>
          </table:table-cell>
          <table:table-cell office:value-type="float" office:value="-0.02550055" calcext:value-type="float">
            <text:p>-0.02550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12558" calcext:value-type="float">
            <text:p>-0.01012558</text:p>
          </table:table-cell>
          <table:table-cell office:value-type="float" office:value="0.01471793" calcext:value-type="float">
            <text:p>0.01471793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38794" calcext:value-type="float">
            <text:p>-2.33879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389.9994" calcext:value-type="float">
            <text:p>389.9994</text:p>
          </table:table-cell>
          <table:table-cell office:value-type="float" office:value="400.2715" calcext:value-type="float">
            <text:p>400.2715</text:p>
          </table:table-cell>
          <table:table-cell office:value-type="float" office:value="32.73853" calcext:value-type="float">
            <text:p>32.73853</text:p>
          </table:table-cell>
          <table:table-cell office:value-type="float" office:value="1037.482" calcext:value-type="float">
            <text:p>1037.482</text:p>
          </table:table-cell>
          <table:table-cell office:value-type="float" office:value="5.485504" calcext:value-type="float">
            <text:p>5.485504</text:p>
          </table:table-cell>
          <table:table-cell office:value-type="float" office:value="0" calcext:value-type="float">
            <text:p>0</text:p>
          </table:table-cell>
          <table:table-cell office:value-type="float" office:value="0.3892139" calcext:value-type="float">
            <text:p>0.3892139</text:p>
          </table:table-cell>
          <table:table-cell office:value-type="float" office:value="0.3172137" calcext:value-type="float">
            <text:p>0.3172137</text:p>
          </table:table-cell>
          <table:table-cell office:value-type="float" office:value="0.3239007" calcext:value-type="float">
            <text:p>0.3239007</text:p>
          </table:table-cell>
          <table:table-cell office:value-type="float" office:value="0.2092549" calcext:value-type="float">
            <text:p>0.2092549</text:p>
          </table:table-cell>
          <table:table-cell office:value-type="float" office:value="0.1981631" calcext:value-type="float">
            <text:p>0.1981631</text:p>
          </table:table-cell>
          <table:table-cell office:value-type="float" office:value="0.1833753" calcext:value-type="float">
            <text:p>0.1833753</text:p>
          </table:table-cell>
          <table:table-cell office:value-type="float" office:value="0.2649293" calcext:value-type="float">
            <text:p>0.2649293</text:p>
          </table:table-cell>
          <table:table-cell office:value-type="float" office:value="0.3343103" calcext:value-type="float">
            <text:p>0.3343103</text:p>
          </table:table-cell>
          <table:table-cell office:value-type="float" office:value="0.3337041" calcext:value-type="float">
            <text:p>0.3337041</text:p>
          </table:table-cell>
          <table:table-cell office:value-type="float" office:value="0.3570365" calcext:value-type="float">
            <text:p>0.3570365</text:p>
          </table:table-cell>
          <table:table-cell office:value-type="float" office:value="0.3778936" calcext:value-type="float">
            <text:p>0.3778936</text:p>
          </table:table-cell>
          <table:table-cell office:value-type="float" office:value="0.3943347" calcext:value-type="float">
            <text:p>0.39433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631E-015" calcext:value-type="float">
            <text:p>1.988631E-15</text:p>
          </table:table-cell>
          <table:table-cell office:value-type="float" office:value="9.42848E-016" calcext:value-type="float">
            <text:p>9.42848E-16</text:p>
          </table:table-cell>
          <table:table-cell office:value-type="float" office:value="9.909768E-016" calcext:value-type="float">
            <text:p>9.909768E-16</text:p>
          </table:table-cell>
          <table:table-cell office:value-type="float" office:value="9.441561E-016" calcext:value-type="float">
            <text:p>9.441561E-16</text:p>
          </table:table-cell>
          <table:table-cell office:value-type="float" office:value="2.424343E-017" calcext:value-type="float">
            <text:p>2.42434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840944" calcext:value-type="float">
            <text:p>-0.00840944</text:p>
          </table:table-cell>
          <table:table-cell office:value-type="float" office:value="-0.0259193" calcext:value-type="float">
            <text:p>-0.0259193</text:p>
          </table:table-cell>
          <table:table-cell office:value-type="float" office:value="-0.02210867" calcext:value-type="float">
            <text:p>-0.02210867</text:p>
          </table:table-cell>
          <table:table-cell office:value-type="float" office:value="-0.5795015" calcext:value-type="float">
            <text:p>-0.5795015</text:p>
          </table:table-cell>
          <table:table-cell office:value-type="float" office:value="-0.8818676" calcext:value-type="float">
            <text:p>-0.8818676</text:p>
          </table:table-cell>
          <table:table-cell office:value-type="float" office:value="-0.6023768" calcext:value-type="float">
            <text:p>-0.6023768</text:p>
          </table:table-cell>
          <table:table-cell office:value-type="float" office:value="-0.03509634" calcext:value-type="float">
            <text:p>-0.03509634</text:p>
          </table:table-cell>
          <table:table-cell office:value-type="float" office:value="-0.05872001" calcext:value-type="float">
            <text:p>-0.05872001</text:p>
          </table:table-cell>
          <table:table-cell office:value-type="float" office:value="-0.04628213" calcext:value-type="float">
            <text:p>-0.04628213</text:p>
          </table:table-cell>
          <table:table-cell office:value-type="float" office:value="-0.02587967" calcext:value-type="float">
            <text:p>-0.02587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085999" calcext:value-type="float">
            <text:p>-0.008085999</text:p>
          </table:table-cell>
          <table:table-cell office:value-type="float" office:value="0.01435447" calcext:value-type="float">
            <text:p>0.01435447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42155" calcext:value-type="float">
            <text:p>-2.3421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394.1994" calcext:value-type="float">
            <text:p>394.1994</text:p>
          </table:table-cell>
          <table:table-cell office:value-type="float" office:value="407.8125" calcext:value-type="float">
            <text:p>407.8125</text:p>
          </table:table-cell>
          <table:table-cell office:value-type="float" office:value="32.73853" calcext:value-type="float">
            <text:p>32.73853</text:p>
          </table:table-cell>
          <table:table-cell office:value-type="float" office:value="1034.091" calcext:value-type="float">
            <text:p>1034.091</text:p>
          </table:table-cell>
          <table:table-cell office:value-type="float" office:value="5.536386" calcext:value-type="float">
            <text:p>5.536386</text:p>
          </table:table-cell>
          <table:table-cell office:value-type="float" office:value="0" calcext:value-type="float">
            <text:p>0</text:p>
          </table:table-cell>
          <table:table-cell office:value-type="float" office:value="0.303538" calcext:value-type="float">
            <text:p>0.303538</text:p>
          </table:table-cell>
          <table:table-cell office:value-type="float" office:value="0.3043376" calcext:value-type="float">
            <text:p>0.3043376</text:p>
          </table:table-cell>
          <table:table-cell office:value-type="float" office:value="0.316182" calcext:value-type="float">
            <text:p>0.316182</text:p>
          </table:table-cell>
          <table:table-cell office:value-type="float" office:value="0.2080982" calcext:value-type="float">
            <text:p>0.2080982</text:p>
          </table:table-cell>
          <table:table-cell office:value-type="float" office:value="0.1997514" calcext:value-type="float">
            <text:p>0.1997514</text:p>
          </table:table-cell>
          <table:table-cell office:value-type="float" office:value="0.1832481" calcext:value-type="float">
            <text:p>0.1832481</text:p>
          </table:table-cell>
          <table:table-cell office:value-type="float" office:value="0.2558784" calcext:value-type="float">
            <text:p>0.2558784</text:p>
          </table:table-cell>
          <table:table-cell office:value-type="float" office:value="0.3345377" calcext:value-type="float">
            <text:p>0.3345377</text:p>
          </table:table-cell>
          <table:table-cell office:value-type="float" office:value="0.3333342" calcext:value-type="float">
            <text:p>0.3333342</text:p>
          </table:table-cell>
          <table:table-cell office:value-type="float" office:value="0.3568072" calcext:value-type="float">
            <text:p>0.3568072</text:p>
          </table:table-cell>
          <table:table-cell office:value-type="float" office:value="0.3775772" calcext:value-type="float">
            <text:p>0.3775772</text:p>
          </table:table-cell>
          <table:table-cell office:value-type="float" office:value="0.394152" calcext:value-type="float">
            <text:p>0.3941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749E-015" calcext:value-type="float">
            <text:p>1.988749E-15</text:p>
          </table:table-cell>
          <table:table-cell office:value-type="float" office:value="9.428409E-016" calcext:value-type="float">
            <text:p>9.428409E-16</text:p>
          </table:table-cell>
          <table:table-cell office:value-type="float" office:value="9.909696E-016" calcext:value-type="float">
            <text:p>9.909696E-16</text:p>
          </table:table-cell>
          <table:table-cell office:value-type="float" office:value="9.441441E-016" calcext:value-type="float">
            <text:p>9.441441E-16</text:p>
          </table:table-cell>
          <table:table-cell office:value-type="float" office:value="2.424298E-017" calcext:value-type="float">
            <text:p>2.42429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58207" calcext:value-type="float">
            <text:p>-0.0358207</text:p>
          </table:table-cell>
          <table:table-cell office:value-type="float" office:value="-0.03253771" calcext:value-type="float">
            <text:p>-0.03253771</text:p>
          </table:table-cell>
          <table:table-cell office:value-type="float" office:value="-0.02561766" calcext:value-type="float">
            <text:p>-0.02561766</text:p>
          </table:table-cell>
          <table:table-cell office:value-type="float" office:value="-0.6048449" calcext:value-type="float">
            <text:p>-0.6048449</text:p>
          </table:table-cell>
          <table:table-cell office:value-type="float" office:value="-0.829173" calcext:value-type="float">
            <text:p>-0.829173</text:p>
          </table:table-cell>
          <table:table-cell office:value-type="float" office:value="-0.6055929" calcext:value-type="float">
            <text:p>-0.6055929</text:p>
          </table:table-cell>
          <table:table-cell office:value-type="float" office:value="-0.04499074" calcext:value-type="float">
            <text:p>-0.04499074</text:p>
          </table:table-cell>
          <table:table-cell office:value-type="float" office:value="-0.05835737" calcext:value-type="float">
            <text:p>-0.05835737</text:p>
          </table:table-cell>
          <table:table-cell office:value-type="float" office:value="-0.04676472" calcext:value-type="float">
            <text:p>-0.04676472</text:p>
          </table:table-cell>
          <table:table-cell office:value-type="float" office:value="-0.02616577" calcext:value-type="float">
            <text:p>-0.02616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17294" calcext:value-type="float">
            <text:p>-0.03517294</text:p>
          </table:table-cell>
          <table:table-cell office:value-type="float" office:value="0.01393115" calcext:value-type="float">
            <text:p>0.0139311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45548" calcext:value-type="float">
            <text:p>-2.3455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400.0995" calcext:value-type="float">
            <text:p>400.0995</text:p>
          </table:table-cell>
          <table:table-cell office:value-type="float" office:value="409.8244" calcext:value-type="float">
            <text:p>409.8244</text:p>
          </table:table-cell>
          <table:table-cell office:value-type="float" office:value="32.73853" calcext:value-type="float">
            <text:p>32.73853</text:p>
          </table:table-cell>
          <table:table-cell office:value-type="float" office:value="1037.966" calcext:value-type="float">
            <text:p>1037.966</text:p>
          </table:table-cell>
          <table:table-cell office:value-type="float" office:value="5.549164" calcext:value-type="float">
            <text:p>5.549164</text:p>
          </table:table-cell>
          <table:table-cell office:value-type="float" office:value="0" calcext:value-type="float">
            <text:p>0</text:p>
          </table:table-cell>
          <table:table-cell office:value-type="float" office:value="0.3486696" calcext:value-type="float">
            <text:p>0.3486696</text:p>
          </table:table-cell>
          <table:table-cell office:value-type="float" office:value="0.3474696" calcext:value-type="float">
            <text:p>0.3474696</text:p>
          </table:table-cell>
          <table:table-cell office:value-type="float" office:value="0.3355248" calcext:value-type="float">
            <text:p>0.3355248</text:p>
          </table:table-cell>
          <table:table-cell office:value-type="float" office:value="0.2124403" calcext:value-type="float">
            <text:p>0.2124403</text:p>
          </table:table-cell>
          <table:table-cell office:value-type="float" office:value="0.2041334" calcext:value-type="float">
            <text:p>0.2041334</text:p>
          </table:table-cell>
          <table:table-cell office:value-type="float" office:value="0.1840044" calcext:value-type="float">
            <text:p>0.1840044</text:p>
          </table:table-cell>
          <table:table-cell office:value-type="float" office:value="0.2529291" calcext:value-type="float">
            <text:p>0.2529291</text:p>
          </table:table-cell>
          <table:table-cell office:value-type="float" office:value="0.3354042" calcext:value-type="float">
            <text:p>0.3354042</text:p>
          </table:table-cell>
          <table:table-cell office:value-type="float" office:value="0.3335568" calcext:value-type="float">
            <text:p>0.3335568</text:p>
          </table:table-cell>
          <table:table-cell office:value-type="float" office:value="0.3569045" calcext:value-type="float">
            <text:p>0.3569045</text:p>
          </table:table-cell>
          <table:table-cell office:value-type="float" office:value="0.3776072" calcext:value-type="float">
            <text:p>0.3776072</text:p>
          </table:table-cell>
          <table:table-cell office:value-type="float" office:value="0.3941044" calcext:value-type="float">
            <text:p>0.39410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876E-015" calcext:value-type="float">
            <text:p>1.988876E-15</text:p>
          </table:table-cell>
          <table:table-cell office:value-type="float" office:value="9.428345E-016" calcext:value-type="float">
            <text:p>9.428345E-16</text:p>
          </table:table-cell>
          <table:table-cell office:value-type="float" office:value="9.909645E-016" calcext:value-type="float">
            <text:p>9.909645E-16</text:p>
          </table:table-cell>
          <table:table-cell office:value-type="float" office:value="9.441302E-016" calcext:value-type="float">
            <text:p>9.441302E-16</text:p>
          </table:table-cell>
          <table:table-cell office:value-type="float" office:value="2.424259E-017" calcext:value-type="float">
            <text:p>2.42425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395504" calcext:value-type="float">
            <text:p>-0.01395504</text:p>
          </table:table-cell>
          <table:table-cell office:value-type="float" office:value="-0.01432767" calcext:value-type="float">
            <text:p>-0.01432767</text:p>
          </table:table-cell>
          <table:table-cell office:value-type="float" office:value="-0.0179563" calcext:value-type="float">
            <text:p>-0.0179563</text:p>
          </table:table-cell>
          <table:table-cell office:value-type="float" office:value="-0.5160105" calcext:value-type="float">
            <text:p>-0.5160105</text:p>
          </table:table-cell>
          <table:table-cell office:value-type="float" office:value="-0.7013958" calcext:value-type="float">
            <text:p>-0.7013958</text:p>
          </table:table-cell>
          <table:table-cell office:value-type="float" office:value="-0.5868121" calcext:value-type="float">
            <text:p>-0.5868121</text:p>
          </table:table-cell>
          <table:table-cell office:value-type="float" office:value="-0.04888125" calcext:value-type="float">
            <text:p>-0.04888125</text:p>
          </table:table-cell>
          <table:table-cell office:value-type="float" office:value="-0.05704274" calcext:value-type="float">
            <text:p>-0.05704274</text:p>
          </table:table-cell>
          <table:table-cell office:value-type="float" office:value="-0.046474" calcext:value-type="float">
            <text:p>-0.046474</text:p>
          </table:table-cell>
          <table:table-cell office:value-type="float" office:value="-0.02604415" calcext:value-type="float">
            <text:p>-0.02604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0043" calcext:value-type="float">
            <text:p>-0.01400043</text:p>
          </table:table-cell>
          <table:table-cell office:value-type="float" office:value="0.01353532" calcext:value-type="float">
            <text:p>0.01353532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48891" calcext:value-type="float">
            <text:p>-2.3488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400.0995" calcext:value-type="float">
            <text:p>400.0995</text:p>
          </table:table-cell>
          <table:table-cell office:value-type="float" office:value="416.0588" calcext:value-type="float">
            <text:p>416.0588</text:p>
          </table:table-cell>
          <table:table-cell office:value-type="float" office:value="32.73853" calcext:value-type="float">
            <text:p>32.73853</text:p>
          </table:table-cell>
          <table:table-cell office:value-type="float" office:value="1031.731" calcext:value-type="float">
            <text:p>1031.731</text:p>
          </table:table-cell>
          <table:table-cell office:value-type="float" office:value="5.549164" calcext:value-type="float">
            <text:p>5.549164</text:p>
          </table:table-cell>
          <table:table-cell office:value-type="float" office:value="0" calcext:value-type="float">
            <text:p>0</text:p>
          </table:table-cell>
          <table:table-cell office:value-type="float" office:value="0.2881395" calcext:value-type="float">
            <text:p>0.2881395</text:p>
          </table:table-cell>
          <table:table-cell office:value-type="float" office:value="0.2958831" calcext:value-type="float">
            <text:p>0.2958831</text:p>
          </table:table-cell>
          <table:table-cell office:value-type="float" office:value="0.3075608" calcext:value-type="float">
            <text:p>0.3075608</text:p>
          </table:table-cell>
          <table:table-cell office:value-type="float" office:value="0.2124881" calcext:value-type="float">
            <text:p>0.2124881</text:p>
          </table:table-cell>
          <table:table-cell office:value-type="float" office:value="0.2048144" calcext:value-type="float">
            <text:p>0.2048144</text:p>
          </table:table-cell>
          <table:table-cell office:value-type="float" office:value="0.1841876" calcext:value-type="float">
            <text:p>0.1841876</text:p>
          </table:table-cell>
          <table:table-cell office:value-type="float" office:value="0.2471952" calcext:value-type="float">
            <text:p>0.2471952</text:p>
          </table:table-cell>
          <table:table-cell office:value-type="float" office:value="0.334826" calcext:value-type="float">
            <text:p>0.334826</text:p>
          </table:table-cell>
          <table:table-cell office:value-type="float" office:value="0.3332903" calcext:value-type="float">
            <text:p>0.3332903</text:p>
          </table:table-cell>
          <table:table-cell office:value-type="float" office:value="0.3567212" calcext:value-type="float">
            <text:p>0.3567212</text:p>
          </table:table-cell>
          <table:table-cell office:value-type="float" office:value="0.3773521" calcext:value-type="float">
            <text:p>0.3773521</text:p>
          </table:table-cell>
          <table:table-cell office:value-type="float" office:value="0.3939199" calcext:value-type="float">
            <text:p>0.39391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016E-015" calcext:value-type="float">
            <text:p>1.989016E-15</text:p>
          </table:table-cell>
          <table:table-cell office:value-type="float" office:value="9.428224E-016" calcext:value-type="float">
            <text:p>9.428224E-16</text:p>
          </table:table-cell>
          <table:table-cell office:value-type="float" office:value="9.909593E-016" calcext:value-type="float">
            <text:p>9.909593E-16</text:p>
          </table:table-cell>
          <table:table-cell office:value-type="float" office:value="9.441159E-016" calcext:value-type="float">
            <text:p>9.441159E-16</text:p>
          </table:table-cell>
          <table:table-cell office:value-type="float" office:value="2.424214E-017" calcext:value-type="float">
            <text:p>2.42421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943625" calcext:value-type="float">
            <text:p>-0.04943625</text:p>
          </table:table-cell>
          <table:table-cell office:value-type="float" office:value="-0.04019444" calcext:value-type="float">
            <text:p>-0.04019444</text:p>
          </table:table-cell>
          <table:table-cell office:value-type="float" office:value="-0.03034272" calcext:value-type="float">
            <text:p>-0.03034272</text:p>
          </table:table-cell>
          <table:table-cell office:value-type="float" office:value="-0.5150759" calcext:value-type="float">
            <text:p>-0.5150759</text:p>
          </table:table-cell>
          <table:table-cell office:value-type="float" office:value="-0.6836248" calcext:value-type="float">
            <text:p>-0.6836248</text:p>
          </table:table-cell>
          <table:table-cell office:value-type="float" office:value="-0.5823542" calcext:value-type="float">
            <text:p>-0.5823542</text:p>
          </table:table-cell>
          <table:table-cell office:value-type="float" office:value="-0.05757795" calcext:value-type="float">
            <text:p>-0.05757795</text:p>
          </table:table-cell>
          <table:table-cell office:value-type="float" office:value="-0.05790581" calcext:value-type="float">
            <text:p>-0.05790581</text:p>
          </table:table-cell>
          <table:table-cell office:value-type="float" office:value="-0.04682228" calcext:value-type="float">
            <text:p>-0.04682228</text:p>
          </table:table-cell>
          <table:table-cell office:value-type="float" office:value="-0.02627397" calcext:value-type="float">
            <text:p>-0.02627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77206" calcext:value-type="float">
            <text:p>-0.05277206</text:p>
          </table:table-cell>
          <table:table-cell office:value-type="float" office:value="0.01309148" calcext:value-type="float">
            <text:p>0.0130914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5216" calcext:value-type="float">
            <text:p>-2.352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400.1996" calcext:value-type="float">
            <text:p>400.1996</text:p>
          </table:table-cell>
          <table:table-cell office:value-type="float" office:value="422.3292" calcext:value-type="float">
            <text:p>422.3292</text:p>
          </table:table-cell>
          <table:table-cell office:value-type="float" office:value="32.73853" calcext:value-type="float">
            <text:p>32.73853</text:p>
          </table:table-cell>
          <table:table-cell office:value-type="float" office:value="1025.561" calcext:value-type="float">
            <text:p>1025.561</text:p>
          </table:table-cell>
          <table:table-cell office:value-type="float" office:value="5.549164" calcext:value-type="float">
            <text:p>5.549164</text:p>
          </table:table-cell>
          <table:table-cell office:value-type="float" office:value="0" calcext:value-type="float">
            <text:p>0</text:p>
          </table:table-cell>
          <table:table-cell office:value-type="float" office:value="0.2196731" calcext:value-type="float">
            <text:p>0.2196731</text:p>
          </table:table-cell>
          <table:table-cell office:value-type="float" office:value="0.2516355" calcext:value-type="float">
            <text:p>0.2516355</text:p>
          </table:table-cell>
          <table:table-cell office:value-type="float" office:value="0.2723399" calcext:value-type="float">
            <text:p>0.2723399</text:p>
          </table:table-cell>
          <table:table-cell office:value-type="float" office:value="0.2107433" calcext:value-type="float">
            <text:p>0.2107433</text:p>
          </table:table-cell>
          <table:table-cell office:value-type="float" office:value="0.203584" calcext:value-type="float">
            <text:p>0.203584</text:p>
          </table:table-cell>
          <table:table-cell office:value-type="float" office:value="0.1840713" calcext:value-type="float">
            <text:p>0.1840713</text:p>
          </table:table-cell>
          <table:table-cell office:value-type="float" office:value="0.2419495" calcext:value-type="float">
            <text:p>0.2419495</text:p>
          </table:table-cell>
          <table:table-cell office:value-type="float" office:value="0.3336899" calcext:value-type="float">
            <text:p>0.3336899</text:p>
          </table:table-cell>
          <table:table-cell office:value-type="float" office:value="0.3328999" calcext:value-type="float">
            <text:p>0.3328999</text:p>
          </table:table-cell>
          <table:table-cell office:value-type="float" office:value="0.356475" calcext:value-type="float">
            <text:p>0.356475</text:p>
          </table:table-cell>
          <table:table-cell office:value-type="float" office:value="0.3770403" calcext:value-type="float">
            <text:p>0.3770403</text:p>
          </table:table-cell>
          <table:table-cell office:value-type="float" office:value="0.3937026" calcext:value-type="float">
            <text:p>0.39370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154E-015" calcext:value-type="float">
            <text:p>1.989154E-15</text:p>
          </table:table-cell>
          <table:table-cell office:value-type="float" office:value="9.428109E-016" calcext:value-type="float">
            <text:p>9.428109E-16</text:p>
          </table:table-cell>
          <table:table-cell office:value-type="float" office:value="9.909526E-016" calcext:value-type="float">
            <text:p>9.909526E-16</text:p>
          </table:table-cell>
          <table:table-cell office:value-type="float" office:value="9.441037E-016" calcext:value-type="float">
            <text:p>9.441037E-16</text:p>
          </table:table-cell>
          <table:table-cell office:value-type="float" office:value="2.424166E-017" calcext:value-type="float">
            <text:p>2.42416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956704" calcext:value-type="float">
            <text:p>-0.3956704</text:p>
          </table:table-cell>
          <table:table-cell office:value-type="float" office:value="-0.1398216" calcext:value-type="float">
            <text:p>-0.1398216</text:p>
          </table:table-cell>
          <table:table-cell office:value-type="float" office:value="-0.07587201" calcext:value-type="float">
            <text:p>-0.07587201</text:p>
          </table:table-cell>
          <table:table-cell office:value-type="float" office:value="-0.5488245" calcext:value-type="float">
            <text:p>-0.5488245</text:p>
          </table:table-cell>
          <table:table-cell office:value-type="float" office:value="-0.7160429" calcext:value-type="float">
            <text:p>-0.7160429</text:p>
          </table:table-cell>
          <table:table-cell office:value-type="float" office:value="-0.5851642" calcext:value-type="float">
            <text:p>-0.5851642</text:p>
          </table:table-cell>
          <table:table-cell office:value-type="float" office:value="-0.06709253" calcext:value-type="float">
            <text:p>-0.06709253</text:p>
          </table:table-cell>
          <table:table-cell office:value-type="float" office:value="-0.05965086" calcext:value-type="float">
            <text:p>-0.05965086</text:p>
          </table:table-cell>
          <table:table-cell office:value-type="float" office:value="-0.04733665" calcext:value-type="float">
            <text:p>-0.04733665</text:p>
          </table:table-cell>
          <table:table-cell office:value-type="float" office:value="-0.02658551" calcext:value-type="float">
            <text:p>-0.02658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53744" calcext:value-type="float">
            <text:p>-0.6353744</text:p>
          </table:table-cell>
          <table:table-cell office:value-type="float" office:value="0.01277037" calcext:value-type="float">
            <text:p>0.0127703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55482" calcext:value-type="float">
            <text:p>-2.3554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400.1996" calcext:value-type="float">
            <text:p>400.1996</text:p>
          </table:table-cell>
          <table:table-cell office:value-type="float" office:value="429.6466" calcext:value-type="float">
            <text:p>429.6466</text:p>
          </table:table-cell>
          <table:table-cell office:value-type="float" office:value="32.73853" calcext:value-type="float">
            <text:p>32.73853</text:p>
          </table:table-cell>
          <table:table-cell office:value-type="float" office:value="1018.244" calcext:value-type="float">
            <text:p>1018.244</text:p>
          </table:table-cell>
          <table:table-cell office:value-type="float" office:value="5.549164" calcext:value-type="float">
            <text:p>5.549164</text:p>
          </table:table-cell>
          <table:table-cell office:value-type="float" office:value="0" calcext:value-type="float">
            <text:p>0</text:p>
          </table:table-cell>
          <table:table-cell office:value-type="float" office:value="0.1466391" calcext:value-type="float">
            <text:p>0.1466391</text:p>
          </table:table-cell>
          <table:table-cell office:value-type="float" office:value="0.2067223" calcext:value-type="float">
            <text:p>0.2067223</text:p>
          </table:table-cell>
          <table:table-cell office:value-type="float" office:value="0.2344105" calcext:value-type="float">
            <text:p>0.2344105</text:p>
          </table:table-cell>
          <table:table-cell office:value-type="float" office:value="0.2047374" calcext:value-type="float">
            <text:p>0.2047374</text:p>
          </table:table-cell>
          <table:table-cell office:value-type="float" office:value="0.1989037" calcext:value-type="float">
            <text:p>0.1989037</text:p>
          </table:table-cell>
          <table:table-cell office:value-type="float" office:value="0.1830733" calcext:value-type="float">
            <text:p>0.1830733</text:p>
          </table:table-cell>
          <table:table-cell office:value-type="float" office:value="0.2344974" calcext:value-type="float">
            <text:p>0.2344974</text:p>
          </table:table-cell>
          <table:table-cell office:value-type="float" office:value="0.3314433" calcext:value-type="float">
            <text:p>0.3314433</text:p>
          </table:table-cell>
          <table:table-cell office:value-type="float" office:value="0.3320939" calcext:value-type="float">
            <text:p>0.3320939</text:p>
          </table:table-cell>
          <table:table-cell office:value-type="float" office:value="0.3560085" calcext:value-type="float">
            <text:p>0.3560085</text:p>
          </table:table-cell>
          <table:table-cell office:value-type="float" office:value="0.3765109" calcext:value-type="float">
            <text:p>0.3765109</text:p>
          </table:table-cell>
          <table:table-cell office:value-type="float" office:value="0.393388" calcext:value-type="float">
            <text:p>0.3933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277E-015" calcext:value-type="float">
            <text:p>1.989277E-15</text:p>
          </table:table-cell>
          <table:table-cell office:value-type="float" office:value="9.428025E-016" calcext:value-type="float">
            <text:p>9.428025E-16</text:p>
          </table:table-cell>
          <table:table-cell office:value-type="float" office:value="9.909453E-016" calcext:value-type="float">
            <text:p>9.909453E-16</text:p>
          </table:table-cell>
          <table:table-cell office:value-type="float" office:value="9.440928E-016" calcext:value-type="float">
            <text:p>9.440928E-16</text:p>
          </table:table-cell>
          <table:table-cell office:value-type="float" office:value="2.424124E-017" calcext:value-type="float">
            <text:p>2.42412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873216" calcext:value-type="float">
            <text:p>-8.873216</text:p>
          </table:table-cell>
          <table:table-cell office:value-type="float" office:value="-0.6358309" calcext:value-type="float">
            <text:p>-0.6358309</text:p>
          </table:table-cell>
          <table:table-cell office:value-type="float" office:value="-0.241044" calcext:value-type="float">
            <text:p>-0.241044</text:p>
          </table:table-cell>
          <table:table-cell office:value-type="float" office:value="-0.6853297" calcext:value-type="float">
            <text:p>-0.6853297</text:p>
          </table:table-cell>
          <table:table-cell office:value-type="float" office:value="-0.8565326" calcext:value-type="float">
            <text:p>-0.8565326</text:p>
          </table:table-cell>
          <table:table-cell office:value-type="float" office:value="-0.6099958" calcext:value-type="float">
            <text:p>-0.6099958</text:p>
          </table:table-cell>
          <table:table-cell office:value-type="float" office:value="-0.08381665" calcext:value-type="float">
            <text:p>-0.08381665</text:p>
          </table:table-cell>
          <table:table-cell office:value-type="float" office:value="-0.06327698" calcext:value-type="float">
            <text:p>-0.06327698</text:p>
          </table:table-cell>
          <table:table-cell office:value-type="float" office:value="-0.04841751" calcext:value-type="float">
            <text:p>-0.04841751</text:p>
          </table:table-cell>
          <table:table-cell office:value-type="float" office:value="-0.02718622" calcext:value-type="float">
            <text:p>-0.02718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85632" calcext:value-type="float">
            <text:p>-22.85632</text:p>
          </table:table-cell>
          <table:table-cell office:value-type="float" office:value="0.01262688" calcext:value-type="float">
            <text:p>0.0126268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58917" calcext:value-type="float">
            <text:p>-2.3589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431.9994" calcext:value-type="float">
            <text:p>431.9994</text:p>
          </table:table-cell>
          <table:table-cell office:value-type="float" office:value="434.8173" calcext:value-type="float">
            <text:p>434.8173</text:p>
          </table:table-cell>
          <table:table-cell office:value-type="float" office:value="35.96457" calcext:value-type="float">
            <text:p>35.96457</text:p>
          </table:table-cell>
          <table:table-cell office:value-type="float" office:value="1041.028" calcext:value-type="float">
            <text:p>1041.028</text:p>
          </table:table-cell>
          <table:table-cell office:value-type="float" office:value="6.168846" calcext:value-type="float">
            <text:p>6.168846</text:p>
          </table:table-cell>
          <table:table-cell office:value-type="float" office:value="0" calcext:value-type="float">
            <text:p>0</text:p>
          </table:table-cell>
          <table:table-cell office:value-type="float" office:value="0.4852203" calcext:value-type="float">
            <text:p>0.4852203</text:p>
          </table:table-cell>
          <table:table-cell office:value-type="float" office:value="0.4967481" calcext:value-type="float">
            <text:p>0.4967481</text:p>
          </table:table-cell>
          <table:table-cell office:value-type="float" office:value="0.2684395" calcext:value-type="float">
            <text:p>0.2684395</text:p>
          </table:table-cell>
          <table:table-cell office:value-type="float" office:value="0.2289149" calcext:value-type="float">
            <text:p>0.2289149</text:p>
          </table:table-cell>
          <table:table-cell office:value-type="float" office:value="0.201806" calcext:value-type="float">
            <text:p>0.201806</text:p>
          </table:table-cell>
          <table:table-cell office:value-type="float" office:value="0.1831369" calcext:value-type="float">
            <text:p>0.1831369</text:p>
          </table:table-cell>
          <table:table-cell office:value-type="float" office:value="0.286783" calcext:value-type="float">
            <text:p>0.286783</text:p>
          </table:table-cell>
          <table:table-cell office:value-type="float" office:value="0.3316451" calcext:value-type="float">
            <text:p>0.3316451</text:p>
          </table:table-cell>
          <table:table-cell office:value-type="float" office:value="0.3317473" calcext:value-type="float">
            <text:p>0.3317473</text:p>
          </table:table-cell>
          <table:table-cell office:value-type="float" office:value="0.355815" calcext:value-type="float">
            <text:p>0.355815</text:p>
          </table:table-cell>
          <table:table-cell office:value-type="float" office:value="0.3762733" calcext:value-type="float">
            <text:p>0.3762733</text:p>
          </table:table-cell>
          <table:table-cell office:value-type="float" office:value="0.3931882" calcext:value-type="float">
            <text:p>0.39318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174E-015" calcext:value-type="float">
            <text:p>1.989174E-15</text:p>
          </table:table-cell>
          <table:table-cell office:value-type="float" office:value="9.428477E-016" calcext:value-type="float">
            <text:p>9.428477E-16</text:p>
          </table:table-cell>
          <table:table-cell office:value-type="float" office:value="9.909407E-016" calcext:value-type="float">
            <text:p>9.909407E-16</text:p>
          </table:table-cell>
          <table:table-cell office:value-type="float" office:value="9.440826E-016" calcext:value-type="float">
            <text:p>9.440826E-16</text:p>
          </table:table-cell>
          <table:table-cell office:value-type="float" office:value="2.424078E-017" calcext:value-type="float">
            <text:p>2.42407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843406" calcext:value-type="float">
            <text:p>-0.001843406</text:p>
          </table:table-cell>
          <table:table-cell office:value-type="float" office:value="-0.001593884" calcext:value-type="float">
            <text:p>-0.001593884</text:p>
          </table:table-cell>
          <table:table-cell office:value-type="float" office:value="-0.0854772" calcext:value-type="float">
            <text:p>-0.0854772</text:p>
          </table:table-cell>
          <table:table-cell office:value-type="float" office:value="-0.290146" calcext:value-type="float">
            <text:p>-0.290146</text:p>
          </table:table-cell>
          <table:table-cell office:value-type="float" office:value="-0.7671501" calcext:value-type="float">
            <text:p>-0.7671501</text:p>
          </table:table-cell>
          <table:table-cell office:value-type="float" office:value="-0.6084506" calcext:value-type="float">
            <text:p>-0.6084506</text:p>
          </table:table-cell>
          <table:table-cell office:value-type="float" office:value="-0.01824429" calcext:value-type="float">
            <text:p>-0.01824429</text:p>
          </table:table-cell>
          <table:table-cell office:value-type="float" office:value="-0.06301056" calcext:value-type="float">
            <text:p>-0.06301056</text:p>
          </table:table-cell>
          <table:table-cell office:value-type="float" office:value="-0.04889763" calcext:value-type="float">
            <text:p>-0.04889763</text:p>
          </table:table-cell>
          <table:table-cell office:value-type="float" office:value="-0.02744289" calcext:value-type="float">
            <text:p>-0.02744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01239" calcext:value-type="float">
            <text:p>-0.005301239</text:p>
          </table:table-cell>
          <table:table-cell office:value-type="float" office:value="0.01229929" calcext:value-type="float">
            <text:p>0.01229929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62541" calcext:value-type="float">
            <text:p>-2.3625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431.9994" calcext:value-type="float">
            <text:p>431.9994</text:p>
          </table:table-cell>
          <table:table-cell office:value-type="float" office:value="443.9323" calcext:value-type="float">
            <text:p>443.9323</text:p>
          </table:table-cell>
          <table:table-cell office:value-type="float" office:value="35.96457" calcext:value-type="float">
            <text:p>35.96457</text:p>
          </table:table-cell>
          <table:table-cell office:value-type="float" office:value="1031.912" calcext:value-type="float">
            <text:p>1031.912</text:p>
          </table:table-cell>
          <table:table-cell office:value-type="float" office:value="6.168846" calcext:value-type="float">
            <text:p>6.168846</text:p>
          </table:table-cell>
          <table:table-cell office:value-type="float" office:value="0" calcext:value-type="float">
            <text:p>0</text:p>
          </table:table-cell>
          <table:table-cell office:value-type="float" office:value="0.3585703" calcext:value-type="float">
            <text:p>0.3585703</text:p>
          </table:table-cell>
          <table:table-cell office:value-type="float" office:value="0.3617642" calcext:value-type="float">
            <text:p>0.3617642</text:p>
          </table:table-cell>
          <table:table-cell office:value-type="float" office:value="0.2595216" calcext:value-type="float">
            <text:p>0.2595216</text:p>
          </table:table-cell>
          <table:table-cell office:value-type="float" office:value="0.2209151" calcext:value-type="float">
            <text:p>0.2209151</text:p>
          </table:table-cell>
          <table:table-cell office:value-type="float" office:value="0.2026705" calcext:value-type="float">
            <text:p>0.2026705</text:p>
          </table:table-cell>
          <table:table-cell office:value-type="float" office:value="0.1829014" calcext:value-type="float">
            <text:p>0.1829014</text:p>
          </table:table-cell>
          <table:table-cell office:value-type="float" office:value="0.2712625" calcext:value-type="float">
            <text:p>0.2712625</text:p>
          </table:table-cell>
          <table:table-cell office:value-type="float" office:value="0.3327239" calcext:value-type="float">
            <text:p>0.3327239</text:p>
          </table:table-cell>
          <table:table-cell office:value-type="float" office:value="0.3312679" calcext:value-type="float">
            <text:p>0.3312679</text:p>
          </table:table-cell>
          <table:table-cell office:value-type="float" office:value="0.3555212" calcext:value-type="float">
            <text:p>0.3555212</text:p>
          </table:table-cell>
          <table:table-cell office:value-type="float" office:value="0.3759362" calcext:value-type="float">
            <text:p>0.3759362</text:p>
          </table:table-cell>
          <table:table-cell office:value-type="float" office:value="0.392947" calcext:value-type="float">
            <text:p>0.3929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304E-015" calcext:value-type="float">
            <text:p>1.989304E-15</text:p>
          </table:table-cell>
          <table:table-cell office:value-type="float" office:value="9.42838E-016" calcext:value-type="float">
            <text:p>9.42838E-16</text:p>
          </table:table-cell>
          <table:table-cell office:value-type="float" office:value="9.909316E-016" calcext:value-type="float">
            <text:p>9.909316E-16</text:p>
          </table:table-cell>
          <table:table-cell office:value-type="float" office:value="9.440738E-016" calcext:value-type="float">
            <text:p>9.440738E-16</text:p>
          </table:table-cell>
          <table:table-cell office:value-type="float" office:value="2.42403E-017" calcext:value-type="float">
            <text:p>2.4240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177859" calcext:value-type="float">
            <text:p>-0.01177859</text:p>
          </table:table-cell>
          <table:table-cell office:value-type="float" office:value="-0.01115377" calcext:value-type="float">
            <text:p>-0.01115377</text:p>
          </table:table-cell>
          <table:table-cell office:value-type="float" office:value="-0.1107959" calcext:value-type="float">
            <text:p>-0.1107959</text:p>
          </table:table-cell>
          <table:table-cell office:value-type="float" office:value="-0.3815087" calcext:value-type="float">
            <text:p>-0.3815087</text:p>
          </table:table-cell>
          <table:table-cell office:value-type="float" office:value="-0.7418016" calcext:value-type="float">
            <text:p>-0.7418016</text:p>
          </table:table-cell>
          <table:table-cell office:value-type="float" office:value="-0.6144808" calcext:value-type="float">
            <text:p>-0.6144808</text:p>
          </table:table-cell>
          <table:table-cell office:value-type="float" office:value="-0.02909988" calcext:value-type="float">
            <text:p>-0.02909988</text:p>
          </table:table-cell>
          <table:table-cell office:value-type="float" office:value="-0.06122365" calcext:value-type="float">
            <text:p>-0.06122365</text:p>
          </table:table-cell>
          <table:table-cell office:value-type="float" office:value="-0.04956351" calcext:value-type="float">
            <text:p>-0.04956351</text:p>
          </table:table-cell>
          <table:table-cell office:value-type="float" office:value="-0.02783352" calcext:value-type="float">
            <text:p>-0.02783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8584" calcext:value-type="float">
            <text:p>-0.01208584</text:p>
          </table:table-cell>
          <table:table-cell office:value-type="float" office:value="0.01185955" calcext:value-type="float">
            <text:p>0.01185955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66173" calcext:value-type="float">
            <text:p>-2.36617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431.9994" calcext:value-type="float">
            <text:p>431.9994</text:p>
          </table:table-cell>
          <table:table-cell office:value-type="float" office:value="451.3524" calcext:value-type="float">
            <text:p>451.3524</text:p>
          </table:table-cell>
          <table:table-cell office:value-type="float" office:value="35.96457" calcext:value-type="float">
            <text:p>35.96457</text:p>
          </table:table-cell>
          <table:table-cell office:value-type="float" office:value="1024.493" calcext:value-type="float">
            <text:p>1024.493</text:p>
          </table:table-cell>
          <table:table-cell office:value-type="float" office:value="6.168846" calcext:value-type="float">
            <text:p>6.168846</text:p>
          </table:table-cell>
          <table:table-cell office:value-type="float" office:value="0" calcext:value-type="float">
            <text:p>0</text:p>
          </table:table-cell>
          <table:table-cell office:value-type="float" office:value="0.2596115" calcext:value-type="float">
            <text:p>0.2596115</text:p>
          </table:table-cell>
          <table:table-cell office:value-type="float" office:value="0.274777" calcext:value-type="float">
            <text:p>0.274777</text:p>
          </table:table-cell>
          <table:table-cell office:value-type="float" office:value="0.2462516" calcext:value-type="float">
            <text:p>0.2462516</text:p>
          </table:table-cell>
          <table:table-cell office:value-type="float" office:value="0.2157086" calcext:value-type="float">
            <text:p>0.2157086</text:p>
          </table:table-cell>
          <table:table-cell office:value-type="float" office:value="0.2034819" calcext:value-type="float">
            <text:p>0.2034819</text:p>
          </table:table-cell>
          <table:table-cell office:value-type="float" office:value="0.1828848" calcext:value-type="float">
            <text:p>0.1828848</text:p>
          </table:table-cell>
          <table:table-cell office:value-type="float" office:value="0.2595214" calcext:value-type="float">
            <text:p>0.2595214</text:p>
          </table:table-cell>
          <table:table-cell office:value-type="float" office:value="0.3329309" calcext:value-type="float">
            <text:p>0.3329309</text:p>
          </table:table-cell>
          <table:table-cell office:value-type="float" office:value="0.3308674" calcext:value-type="float">
            <text:p>0.3308674</text:p>
          </table:table-cell>
          <table:table-cell office:value-type="float" office:value="0.3552545" calcext:value-type="float">
            <text:p>0.3552545</text:p>
          </table:table-cell>
          <table:table-cell office:value-type="float" office:value="0.3756288" calcext:value-type="float">
            <text:p>0.3756288</text:p>
          </table:table-cell>
          <table:table-cell office:value-type="float" office:value="0.3927155" calcext:value-type="float">
            <text:p>0.39271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29E-015" calcext:value-type="float">
            <text:p>1.989429E-15</text:p>
          </table:table-cell>
          <table:table-cell office:value-type="float" office:value="9.42827E-016" calcext:value-type="float">
            <text:p>9.42827E-16</text:p>
          </table:table-cell>
          <table:table-cell office:value-type="float" office:value="9.909228E-016" calcext:value-type="float">
            <text:p>9.909228E-16</text:p>
          </table:table-cell>
          <table:table-cell office:value-type="float" office:value="9.440668E-016" calcext:value-type="float">
            <text:p>9.440668E-16</text:p>
          </table:table-cell>
          <table:table-cell office:value-type="float" office:value="2.423979E-017" calcext:value-type="float">
            <text:p>2.42397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91829" calcext:value-type="float">
            <text:p>-0.1091829</text:p>
          </table:table-cell>
          <table:table-cell office:value-type="float" office:value="-0.07063817" calcext:value-type="float">
            <text:p>-0.07063817</text:p>
          </table:table-cell>
          <table:table-cell office:value-type="float" office:value="-0.1653728" calcext:value-type="float">
            <text:p>-0.1653728</text:p>
          </table:table-cell>
          <table:table-cell office:value-type="float" office:value="-0.4583964" calcext:value-type="float">
            <text:p>-0.4583964</text:p>
          </table:table-cell>
          <table:table-cell office:value-type="float" office:value="-0.7190095" calcext:value-type="float">
            <text:p>-0.7190095</text:p>
          </table:table-cell>
          <table:table-cell office:value-type="float" office:value="-0.614906" calcext:value-type="float">
            <text:p>-0.614906</text:p>
          </table:table-cell>
          <table:table-cell office:value-type="float" office:value="-0.0406661" calcext:value-type="float">
            <text:p>-0.0406661</text:p>
          </table:table-cell>
          <table:table-cell office:value-type="float" office:value="-0.06087392" calcext:value-type="float">
            <text:p>-0.06087392</text:p>
          </table:table-cell>
          <table:table-cell office:value-type="float" office:value="-0.05012659" calcext:value-type="float">
            <text:p>-0.05012659</text:p>
          </table:table-cell>
          <table:table-cell office:value-type="float" office:value="-0.02819286" calcext:value-type="float">
            <text:p>-0.0281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7755" calcext:value-type="float">
            <text:p>-0.127755</text:p>
          </table:table-cell>
          <table:table-cell office:value-type="float" office:value="0.01152684" calcext:value-type="float">
            <text:p>0.0115268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69879" calcext:value-type="float">
            <text:p>-2.3698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431.9994" calcext:value-type="float">
            <text:p>431.9994</text:p>
          </table:table-cell>
          <table:table-cell office:value-type="float" office:value="457.6136" calcext:value-type="float">
            <text:p>457.6136</text:p>
          </table:table-cell>
          <table:table-cell office:value-type="float" office:value="35.96457" calcext:value-type="float">
            <text:p>35.96457</text:p>
          </table:table-cell>
          <table:table-cell office:value-type="float" office:value="1018.231" calcext:value-type="float">
            <text:p>1018.231</text:p>
          </table:table-cell>
          <table:table-cell office:value-type="float" office:value="6.168846" calcext:value-type="float">
            <text:p>6.168846</text:p>
          </table:table-cell>
          <table:table-cell office:value-type="float" office:value="0" calcext:value-type="float">
            <text:p>0</text:p>
          </table:table-cell>
          <table:table-cell office:value-type="float" office:value="0.1860081" calcext:value-type="float">
            <text:p>0.1860081</text:p>
          </table:table-cell>
          <table:table-cell office:value-type="float" office:value="0.2226239" calcext:value-type="float">
            <text:p>0.2226239</text:p>
          </table:table-cell>
          <table:table-cell office:value-type="float" office:value="0.2267483" calcext:value-type="float">
            <text:p>0.2267483</text:p>
          </table:table-cell>
          <table:table-cell office:value-type="float" office:value="0.2103171" calcext:value-type="float">
            <text:p>0.2103171</text:p>
          </table:table-cell>
          <table:table-cell office:value-type="float" office:value="0.2022566" calcext:value-type="float">
            <text:p>0.2022566</text:p>
          </table:table-cell>
          <table:table-cell office:value-type="float" office:value="0.1826341" calcext:value-type="float">
            <text:p>0.1826341</text:p>
          </table:table-cell>
          <table:table-cell office:value-type="float" office:value="0.2494646" calcext:value-type="float">
            <text:p>0.2494646</text:p>
          </table:table-cell>
          <table:table-cell office:value-type="float" office:value="0.3320779" calcext:value-type="float">
            <text:p>0.3320779</text:p>
          </table:table-cell>
          <table:table-cell office:value-type="float" office:value="0.3303172" calcext:value-type="float">
            <text:p>0.3303172</text:p>
          </table:table-cell>
          <table:table-cell office:value-type="float" office:value="0.3548771" calcext:value-type="float">
            <text:p>0.3548771</text:p>
          </table:table-cell>
          <table:table-cell office:value-type="float" office:value="0.3752833" calcext:value-type="float">
            <text:p>0.3752833</text:p>
          </table:table-cell>
          <table:table-cell office:value-type="float" office:value="0.3924215" calcext:value-type="float">
            <text:p>0.39242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527E-015" calcext:value-type="float">
            <text:p>1.989527E-15</text:p>
          </table:table-cell>
          <table:table-cell office:value-type="float" office:value="9.42819E-016" calcext:value-type="float">
            <text:p>9.42819E-16</text:p>
          </table:table-cell>
          <table:table-cell office:value-type="float" office:value="9.909167E-016" calcext:value-type="float">
            <text:p>9.909167E-16</text:p>
          </table:table-cell>
          <table:table-cell office:value-type="float" office:value="9.4406E-016" calcext:value-type="float">
            <text:p>9.4406E-16</text:p>
          </table:table-cell>
          <table:table-cell office:value-type="float" office:value="2.423935E-017" calcext:value-type="float">
            <text:p>2.42393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15379" calcext:value-type="float">
            <text:p>-1.415379</text:p>
          </table:table-cell>
          <table:table-cell office:value-type="float" office:value="-0.3587726" calcext:value-type="float">
            <text:p>-0.3587726</text:p>
          </table:table-cell>
          <table:table-cell office:value-type="float" office:value="-0.311769" calcext:value-type="float">
            <text:p>-0.311769</text:p>
          </table:table-cell>
          <table:table-cell office:value-type="float" office:value="-0.5568995" calcext:value-type="float">
            <text:p>-0.5568995</text:p>
          </table:table-cell>
          <table:table-cell office:value-type="float" office:value="-0.7529922" calcext:value-type="float">
            <text:p>-0.7529922</text:p>
          </table:table-cell>
          <table:table-cell office:value-type="float" office:value="-0.6213365" calcext:value-type="float">
            <text:p>-0.6213365</text:p>
          </table:table-cell>
          <table:table-cell office:value-type="float" office:value="-0.05390125" calcext:value-type="float">
            <text:p>-0.05390125</text:p>
          </table:table-cell>
          <table:table-cell office:value-type="float" office:value="-0.06224028" calcext:value-type="float">
            <text:p>-0.06224028</text:p>
          </table:table-cell>
          <table:table-cell office:value-type="float" office:value="-0.05090895" calcext:value-type="float">
            <text:p>-0.05090895</text:p>
          </table:table-cell>
          <table:table-cell office:value-type="float" office:value="-0.02870782" calcext:value-type="float">
            <text:p>-0.0287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32943" calcext:value-type="float">
            <text:p>-3.032943</text:p>
          </table:table-cell>
          <table:table-cell office:value-type="float" office:value="0.01135485" calcext:value-type="float">
            <text:p>0.01135485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73123" calcext:value-type="float">
            <text:p>-2.3731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431.9994" calcext:value-type="float">
            <text:p>431.9994</text:p>
          </table:table-cell>
          <table:table-cell office:value-type="float" office:value="465.1703" calcext:value-type="float">
            <text:p>465.1703</text:p>
          </table:table-cell>
          <table:table-cell office:value-type="float" office:value="35.96457" calcext:value-type="float">
            <text:p>35.96457</text:p>
          </table:table-cell>
          <table:table-cell office:value-type="float" office:value="1010.675" calcext:value-type="float">
            <text:p>1010.675</text:p>
          </table:table-cell>
          <table:table-cell office:value-type="float" office:value="6.168846" calcext:value-type="float">
            <text:p>6.168846</text:p>
          </table:table-cell>
          <table:table-cell office:value-type="float" office:value="0" calcext:value-type="float">
            <text:p>0</text:p>
          </table:table-cell>
          <table:table-cell office:value-type="float" office:value="0.1247622" calcext:value-type="float">
            <text:p>0.1247622</text:p>
          </table:table-cell>
          <table:table-cell office:value-type="float" office:value="0.1889112" calcext:value-type="float">
            <text:p>0.1889112</text:p>
          </table:table-cell>
          <table:table-cell office:value-type="float" office:value="0.199692" calcext:value-type="float">
            <text:p>0.199692</text:p>
          </table:table-cell>
          <table:table-cell office:value-type="float" office:value="0.1979094" calcext:value-type="float">
            <text:p>0.1979094</text:p>
          </table:table-cell>
          <table:table-cell office:value-type="float" office:value="0.1930503" calcext:value-type="float">
            <text:p>0.1930503</text:p>
          </table:table-cell>
          <table:table-cell office:value-type="float" office:value="0.1805412" calcext:value-type="float">
            <text:p>0.1805412</text:p>
          </table:table-cell>
          <table:table-cell office:value-type="float" office:value="0.2364099" calcext:value-type="float">
            <text:p>0.2364099</text:p>
          </table:table-cell>
          <table:table-cell office:value-type="float" office:value="0.3290832" calcext:value-type="float">
            <text:p>0.3290832</text:p>
          </table:table-cell>
          <table:table-cell office:value-type="float" office:value="0.3290324" calcext:value-type="float">
            <text:p>0.3290324</text:p>
          </table:table-cell>
          <table:table-cell office:value-type="float" office:value="0.354122" calcext:value-type="float">
            <text:p>0.354122</text:p>
          </table:table-cell>
          <table:table-cell office:value-type="float" office:value="0.3745623" calcext:value-type="float">
            <text:p>0.3745623</text:p>
          </table:table-cell>
          <table:table-cell office:value-type="float" office:value="0.3919649" calcext:value-type="float">
            <text:p>0.39196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626E-015" calcext:value-type="float">
            <text:p>1.989626E-15</text:p>
          </table:table-cell>
          <table:table-cell office:value-type="float" office:value="9.428111E-016" calcext:value-type="float">
            <text:p>9.428111E-16</text:p>
          </table:table-cell>
          <table:table-cell office:value-type="float" office:value="9.909099E-016" calcext:value-type="float">
            <text:p>9.909099E-16</text:p>
          </table:table-cell>
          <table:table-cell office:value-type="float" office:value="9.440545E-016" calcext:value-type="float">
            <text:p>9.440545E-16</text:p>
          </table:table-cell>
          <table:table-cell office:value-type="float" office:value="2.423907E-017" calcext:value-type="float">
            <text:p>2.42390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73893" calcext:value-type="float">
            <text:p>-30.73893</text:p>
          </table:table-cell>
          <table:table-cell office:value-type="float" office:value="-1.275771" calcext:value-type="float">
            <text:p>-1.275771</text:p>
          </table:table-cell>
          <table:table-cell office:value-type="float" office:value="-0.8299145" calcext:value-type="float">
            <text:p>-0.8299145</text:p>
          </table:table-cell>
          <table:table-cell office:value-type="float" office:value="-0.8893043" calcext:value-type="float">
            <text:p>-0.8893043</text:p>
          </table:table-cell>
          <table:table-cell office:value-type="float" office:value="-1.078122" calcext:value-type="float">
            <text:p>-1.078122</text:p>
          </table:table-cell>
          <table:table-cell office:value-type="float" office:value="-0.6785896" calcext:value-type="float">
            <text:p>-0.6785896</text:p>
          </table:table-cell>
          <table:table-cell office:value-type="float" office:value="-0.0790129" calcext:value-type="float">
            <text:p>-0.0790129</text:p>
          </table:table-cell>
          <table:table-cell office:value-type="float" office:value="-0.06735631" calcext:value-type="float">
            <text:p>-0.06735631</text:p>
          </table:table-cell>
          <table:table-cell office:value-type="float" office:value="-0.05278961" calcext:value-type="float">
            <text:p>-0.05278961</text:p>
          </table:table-cell>
          <table:table-cell office:value-type="float" office:value="-0.02977092" calcext:value-type="float">
            <text:p>-0.02977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45519" calcext:value-type="float">
            <text:p>-71.45519</text:p>
          </table:table-cell>
          <table:table-cell office:value-type="float" office:value="0.01123254" calcext:value-type="float">
            <text:p>0.0112325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75989" calcext:value-type="float">
            <text:p>-2.3759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439.8994" calcext:value-type="float">
            <text:p>439.8994</text:p>
          </table:table-cell>
          <table:table-cell office:value-type="float" office:value="471.6193" calcext:value-type="float">
            <text:p>471.6193</text:p>
          </table:table-cell>
          <table:table-cell office:value-type="float" office:value="35.96457" calcext:value-type="float">
            <text:p>35.96457</text:p>
          </table:table-cell>
          <table:table-cell office:value-type="float" office:value="1012.091" calcext:value-type="float">
            <text:p>1012.091</text:p>
          </table:table-cell>
          <table:table-cell office:value-type="float" office:value="6.203032" calcext:value-type="float">
            <text:p>6.203032</text:p>
          </table:table-cell>
          <table:table-cell office:value-type="float" office:value="0" calcext:value-type="float">
            <text:p>0</text:p>
          </table:table-cell>
          <table:table-cell office:value-type="float" office:value="0.3402129" calcext:value-type="float">
            <text:p>0.3402129</text:p>
          </table:table-cell>
          <table:table-cell office:value-type="float" office:value="0.2001843" calcext:value-type="float">
            <text:p>0.2001843</text:p>
          </table:table-cell>
          <table:table-cell office:value-type="float" office:value="0.1953113" calcext:value-type="float">
            <text:p>0.1953113</text:p>
          </table:table-cell>
          <table:table-cell office:value-type="float" office:value="0.1951299" calcext:value-type="float">
            <text:p>0.1951299</text:p>
          </table:table-cell>
          <table:table-cell office:value-type="float" office:value="0.1930306" calcext:value-type="float">
            <text:p>0.1930306</text:p>
          </table:table-cell>
          <table:table-cell office:value-type="float" office:value="0.1796464" calcext:value-type="float">
            <text:p>0.1796464</text:p>
          </table:table-cell>
          <table:table-cell office:value-type="float" office:value="0.2287699" calcext:value-type="float">
            <text:p>0.2287699</text:p>
          </table:table-cell>
          <table:table-cell office:value-type="float" office:value="0.3266601" calcext:value-type="float">
            <text:p>0.3266601</text:p>
          </table:table-cell>
          <table:table-cell office:value-type="float" office:value="0.3281082" calcext:value-type="float">
            <text:p>0.3281082</text:p>
          </table:table-cell>
          <table:table-cell office:value-type="float" office:value="0.3536466" calcext:value-type="float">
            <text:p>0.3536466</text:p>
          </table:table-cell>
          <table:table-cell office:value-type="float" office:value="0.3740892" calcext:value-type="float">
            <text:p>0.3740892</text:p>
          </table:table-cell>
          <table:table-cell office:value-type="float" office:value="0.3915959" calcext:value-type="float">
            <text:p>0.39159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721E-015" calcext:value-type="float">
            <text:p>1.989721E-15</text:p>
          </table:table-cell>
          <table:table-cell office:value-type="float" office:value="9.428041E-016" calcext:value-type="float">
            <text:p>9.428041E-16</text:p>
          </table:table-cell>
          <table:table-cell office:value-type="float" office:value="9.909033E-016" calcext:value-type="float">
            <text:p>9.909033E-16</text:p>
          </table:table-cell>
          <table:table-cell office:value-type="float" office:value="9.440482E-016" calcext:value-type="float">
            <text:p>9.440482E-16</text:p>
          </table:table-cell>
          <table:table-cell office:value-type="float" office:value="2.423879E-017" calcext:value-type="float">
            <text:p>2.42387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623077" calcext:value-type="float">
            <text:p>-0.01623077</text:p>
          </table:table-cell>
          <table:table-cell office:value-type="float" office:value="-0.8173389" calcext:value-type="float">
            <text:p>-0.8173389</text:p>
          </table:table-cell>
          <table:table-cell office:value-type="float" office:value="-0.9856486" calcext:value-type="float">
            <text:p>-0.9856486</text:p>
          </table:table-cell>
          <table:table-cell office:value-type="float" office:value="-0.9920701" calcext:value-type="float">
            <text:p>-0.9920701</text:p>
          </table:table-cell>
          <table:table-cell office:value-type="float" office:value="-1.079198" calcext:value-type="float">
            <text:p>-1.079198</text:p>
          </table:table-cell>
          <table:table-cell office:value-type="float" office:value="-0.7049502" calcext:value-type="float">
            <text:p>-0.7049502</text:p>
          </table:table-cell>
          <table:table-cell office:value-type="float" office:value="-0.09994927" calcext:value-type="float">
            <text:p>-0.09994927</text:p>
          </table:table-cell>
          <table:table-cell office:value-type="float" office:value="-0.07187733" calcext:value-type="float">
            <text:p>-0.07187733</text:p>
          </table:table-cell>
          <table:table-cell office:value-type="float" office:value="-0.05420047" calcext:value-type="float">
            <text:p>-0.05420047</text:p>
          </table:table-cell>
          <table:table-cell office:value-type="float" office:value="-0.03046591" calcext:value-type="float">
            <text:p>-0.0304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22622" calcext:value-type="float">
            <text:p>-0.01622622</text:p>
          </table:table-cell>
          <table:table-cell office:value-type="float" office:value="0.01078716" calcext:value-type="float">
            <text:p>0.0107871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79076" calcext:value-type="float">
            <text:p>-2.3790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449.8994" calcext:value-type="float">
            <text:p>449.8994</text:p>
          </table:table-cell>
          <table:table-cell office:value-type="float" office:value="476.8832" calcext:value-type="float">
            <text:p>476.8832</text:p>
          </table:table-cell>
          <table:table-cell office:value-type="float" office:value="35.96457" calcext:value-type="float">
            <text:p>35.96457</text:p>
          </table:table-cell>
          <table:table-cell office:value-type="float" office:value="1016.62" calcext:value-type="float">
            <text:p>1016.62</text:p>
          </table:table-cell>
          <table:table-cell office:value-type="float" office:value="6.410789" calcext:value-type="float">
            <text:p>6.410789</text:p>
          </table:table-cell>
          <table:table-cell office:value-type="float" office:value="0" calcext:value-type="float">
            <text:p>0</text:p>
          </table:table-cell>
          <table:table-cell office:value-type="float" office:value="0.3205152" calcext:value-type="float">
            <text:p>0.3205152</text:p>
          </table:table-cell>
          <table:table-cell office:value-type="float" office:value="0.3232519" calcext:value-type="float">
            <text:p>0.3232519</text:p>
          </table:table-cell>
          <table:table-cell office:value-type="float" office:value="0.2005207" calcext:value-type="float">
            <text:p>0.2005207</text:p>
          </table:table-cell>
          <table:table-cell office:value-type="float" office:value="0.19741" calcext:value-type="float">
            <text:p>0.19741</text:p>
          </table:table-cell>
          <table:table-cell office:value-type="float" office:value="0.1967509" calcext:value-type="float">
            <text:p>0.1967509</text:p>
          </table:table-cell>
          <table:table-cell office:value-type="float" office:value="0.1799226" calcext:value-type="float">
            <text:p>0.1799226</text:p>
          </table:table-cell>
          <table:table-cell office:value-type="float" office:value="0.2301907" calcext:value-type="float">
            <text:p>0.2301907</text:p>
          </table:table-cell>
          <table:table-cell office:value-type="float" office:value="0.3255406" calcext:value-type="float">
            <text:p>0.3255406</text:p>
          </table:table-cell>
          <table:table-cell office:value-type="float" office:value="0.3277038" calcext:value-type="float">
            <text:p>0.3277038</text:p>
          </table:table-cell>
          <table:table-cell office:value-type="float" office:value="0.353476" calcext:value-type="float">
            <text:p>0.353476</text:p>
          </table:table-cell>
          <table:table-cell office:value-type="float" office:value="0.3739267" calcext:value-type="float">
            <text:p>0.3739267</text:p>
          </table:table-cell>
          <table:table-cell office:value-type="float" office:value="0.3913397" calcext:value-type="float">
            <text:p>0.39133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764E-015" calcext:value-type="float">
            <text:p>1.989764E-15</text:p>
          </table:table-cell>
          <table:table-cell office:value-type="float" office:value="9.428093E-016" calcext:value-type="float">
            <text:p>9.428093E-16</text:p>
          </table:table-cell>
          <table:table-cell office:value-type="float" office:value="9.908983E-016" calcext:value-type="float">
            <text:p>9.908983E-16</text:p>
          </table:table-cell>
          <table:table-cell office:value-type="float" office:value="9.440402E-016" calcext:value-type="float">
            <text:p>9.440402E-16</text:p>
          </table:table-cell>
          <table:table-cell office:value-type="float" office:value="2.423855E-017" calcext:value-type="float">
            <text:p>2.42385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356448" calcext:value-type="float">
            <text:p>-0.02356448</text:p>
          </table:table-cell>
          <table:table-cell office:value-type="float" office:value="-0.02234279" calcext:value-type="float">
            <text:p>-0.02234279</text:p>
          </table:table-cell>
          <table:table-cell office:value-type="float" office:value="-0.8056371" calcext:value-type="float">
            <text:p>-0.8056371</text:p>
          </table:table-cell>
          <table:table-cell office:value-type="float" office:value="-0.9074254" calcext:value-type="float">
            <text:p>-0.9074254</text:p>
          </table:table-cell>
          <table:table-cell office:value-type="float" office:value="-0.9315724" calcext:value-type="float">
            <text:p>-0.9315724</text:p>
          </table:table-cell>
          <table:table-cell office:value-type="float" office:value="-0.69677" calcext:value-type="float">
            <text:p>-0.69677</text:p>
          </table:table-cell>
          <table:table-cell office:value-type="float" office:value="-0.09570409" calcext:value-type="float">
            <text:p>-0.09570409</text:p>
          </table:table-cell>
          <table:table-cell office:value-type="float" office:value="-0.07409009" calcext:value-type="float">
            <text:p>-0.07409009</text:p>
          </table:table-cell>
          <table:table-cell office:value-type="float" office:value="-0.05483375" calcext:value-type="float">
            <text:p>-0.05483375</text:p>
          </table:table-cell>
          <table:table-cell office:value-type="float" office:value="-0.03072139" calcext:value-type="float">
            <text:p>-0.0307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95327" calcext:value-type="float">
            <text:p>-0.02395327</text:p>
          </table:table-cell>
          <table:table-cell office:value-type="float" office:value="0.01031578" calcext:value-type="float">
            <text:p>0.0103157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82341" calcext:value-type="float">
            <text:p>-2.3823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449.8994" calcext:value-type="float">
            <text:p>449.8994</text:p>
          </table:table-cell>
          <table:table-cell office:value-type="float" office:value="483.5699" calcext:value-type="float">
            <text:p>483.5699</text:p>
          </table:table-cell>
          <table:table-cell office:value-type="float" office:value="35.96457" calcext:value-type="float">
            <text:p>35.96457</text:p>
          </table:table-cell>
          <table:table-cell office:value-type="float" office:value="1009.933" calcext:value-type="float">
            <text:p>1009.933</text:p>
          </table:table-cell>
          <table:table-cell office:value-type="float" office:value="6.410789" calcext:value-type="float">
            <text:p>6.410789</text:p>
          </table:table-cell>
          <table:table-cell office:value-type="float" office:value="0" calcext:value-type="float">
            <text:p>0</text:p>
          </table:table-cell>
          <table:table-cell office:value-type="float" office:value="0.2263055" calcext:value-type="float">
            <text:p>0.2263055</text:p>
          </table:table-cell>
          <table:table-cell office:value-type="float" office:value="0.2444157" calcext:value-type="float">
            <text:p>0.2444157</text:p>
          </table:table-cell>
          <table:table-cell office:value-type="float" office:value="0.1992362" calcext:value-type="float">
            <text:p>0.1992362</text:p>
          </table:table-cell>
          <table:table-cell office:value-type="float" office:value="0.1966896" calcext:value-type="float">
            <text:p>0.1966896</text:p>
          </table:table-cell>
          <table:table-cell office:value-type="float" office:value="0.1964512" calcext:value-type="float">
            <text:p>0.1964512</text:p>
          </table:table-cell>
          <table:table-cell office:value-type="float" office:value="0.1794789" calcext:value-type="float">
            <text:p>0.1794789</text:p>
          </table:table-cell>
          <table:table-cell office:value-type="float" office:value="0.2241051" calcext:value-type="float">
            <text:p>0.2241051</text:p>
          </table:table-cell>
          <table:table-cell office:value-type="float" office:value="0.3235268" calcext:value-type="float">
            <text:p>0.3235268</text:p>
          </table:table-cell>
          <table:table-cell office:value-type="float" office:value="0.3269149" calcext:value-type="float">
            <text:p>0.3269149</text:p>
          </table:table-cell>
          <table:table-cell office:value-type="float" office:value="0.353085" calcext:value-type="float">
            <text:p>0.353085</text:p>
          </table:table-cell>
          <table:table-cell office:value-type="float" office:value="0.3735099" calcext:value-type="float">
            <text:p>0.3735099</text:p>
          </table:table-cell>
          <table:table-cell office:value-type="float" office:value="0.3910727" calcext:value-type="float">
            <text:p>0.39107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886E-015" calcext:value-type="float">
            <text:p>1.989886E-15</text:p>
          </table:table-cell>
          <table:table-cell office:value-type="float" office:value="9.42794E-016" calcext:value-type="float">
            <text:p>9.42794E-16</text:p>
          </table:table-cell>
          <table:table-cell office:value-type="float" office:value="9.908921E-016" calcext:value-type="float">
            <text:p>9.908921E-16</text:p>
          </table:table-cell>
          <table:table-cell office:value-type="float" office:value="9.44034E-016" calcext:value-type="float">
            <text:p>9.44034E-16</text:p>
          </table:table-cell>
          <table:table-cell office:value-type="float" office:value="2.423807E-017" calcext:value-type="float">
            <text:p>2.42380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143851" calcext:value-type="float">
            <text:p>-0.3143851</text:p>
          </table:table-cell>
          <table:table-cell office:value-type="float" office:value="-0.1744084" calcext:value-type="float">
            <text:p>-0.1744084</text:p>
          </table:table-cell>
          <table:table-cell office:value-type="float" office:value="-0.8462187" calcext:value-type="float">
            <text:p>-0.8462187</text:p>
          </table:table-cell>
          <table:table-cell office:value-type="float" office:value="-0.933229" calcext:value-type="float">
            <text:p>-0.933229</text:p>
          </table:table-cell>
          <table:table-cell office:value-type="float" office:value="-0.9423984" calcext:value-type="float">
            <text:p>-0.9423984</text:p>
          </table:table-cell>
          <table:table-cell office:value-type="float" office:value="-0.7100463" calcext:value-type="float">
            <text:p>-0.7100463</text:p>
          </table:table-cell>
          <table:table-cell office:value-type="float" office:value="-0.115785" calcext:value-type="float">
            <text:p>-0.115785</text:p>
          </table:table-cell>
          <table:table-cell office:value-type="float" office:value="-0.07822289" calcext:value-type="float">
            <text:p>-0.07822289</text:p>
          </table:table-cell>
          <table:table-cell office:value-type="float" office:value="-0.05607967" calcext:value-type="float">
            <text:p>-0.05607967</text:p>
          </table:table-cell>
          <table:table-cell office:value-type="float" office:value="-0.03130633" calcext:value-type="float">
            <text:p>-0.03130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37735" calcext:value-type="float">
            <text:p>-0.4437735</text:p>
          </table:table-cell>
          <table:table-cell office:value-type="float" office:value="0.0100468" calcext:value-type="float">
            <text:p>0.010046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85698" calcext:value-type="float">
            <text:p>-2.3856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481.6991" calcext:value-type="float">
            <text:p>481.6991</text:p>
          </table:table-cell>
          <table:table-cell office:value-type="float" office:value="489.7845" calcext:value-type="float">
            <text:p>489.7845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32.162" calcext:value-type="float">
            <text:p>1032.162</text:p>
          </table:table-cell>
          <table:table-cell office:value-type="float" office:value="7.020006" calcext:value-type="float">
            <text:p>7.020006</text:p>
          </table:table-cell>
          <table:table-cell office:value-type="float" office:value="0" calcext:value-type="float">
            <text:p>0</text:p>
          </table:table-cell>
          <table:table-cell office:value-type="float" office:value="0.4823443" calcext:value-type="float">
            <text:p>0.4823443</text:p>
          </table:table-cell>
          <table:table-cell office:value-type="float" office:value="0.4936114" calcext:value-type="float">
            <text:p>0.4936114</text:p>
          </table:table-cell>
          <table:table-cell office:value-type="float" office:value="0.281508" calcext:value-type="float">
            <text:p>0.281508</text:p>
          </table:table-cell>
          <table:table-cell office:value-type="float" office:value="0.2220628" calcext:value-type="float">
            <text:p>0.2220628</text:p>
          </table:table-cell>
          <table:table-cell office:value-type="float" office:value="0.1999353" calcext:value-type="float">
            <text:p>0.1999353</text:p>
          </table:table-cell>
          <table:table-cell office:value-type="float" office:value="0.1798452" calcext:value-type="float">
            <text:p>0.1798452</text:p>
          </table:table-cell>
          <table:table-cell office:value-type="float" office:value="0.2771418" calcext:value-type="float">
            <text:p>0.2771418</text:p>
          </table:table-cell>
          <table:table-cell office:value-type="float" office:value="0.3235362" calcext:value-type="float">
            <text:p>0.3235362</text:p>
          </table:table-cell>
          <table:table-cell office:value-type="float" office:value="0.3265508" calcext:value-type="float">
            <text:p>0.3265508</text:p>
          </table:table-cell>
          <table:table-cell office:value-type="float" office:value="0.35291" calcext:value-type="float">
            <text:p>0.35291</text:p>
          </table:table-cell>
          <table:table-cell office:value-type="float" office:value="0.3732765" calcext:value-type="float">
            <text:p>0.3732765</text:p>
          </table:table-cell>
          <table:table-cell office:value-type="float" office:value="0.3909428" calcext:value-type="float">
            <text:p>0.39094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693E-015" calcext:value-type="float">
            <text:p>1.989693E-15</text:p>
          </table:table-cell>
          <table:table-cell office:value-type="float" office:value="9.428597E-016" calcext:value-type="float">
            <text:p>9.428597E-16</text:p>
          </table:table-cell>
          <table:table-cell office:value-type="float" office:value="9.908853E-016" calcext:value-type="float">
            <text:p>9.908853E-16</text:p>
          </table:table-cell>
          <table:table-cell office:value-type="float" office:value="9.44028E-016" calcext:value-type="float">
            <text:p>9.44028E-16</text:p>
          </table:table-cell>
          <table:table-cell office:value-type="float" office:value="2.423764E-017" calcext:value-type="float">
            <text:p>2.42376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906001" calcext:value-type="float">
            <text:p>-0.001906001</text:p>
          </table:table-cell>
          <table:table-cell office:value-type="float" office:value="-0.001658276" calcext:value-type="float">
            <text:p>-0.001658276</text:p>
          </table:table-cell>
          <table:table-cell office:value-type="float" office:value="-0.05946624" calcext:value-type="float">
            <text:p>-0.05946624</text:p>
          </table:table-cell>
          <table:table-cell office:value-type="float" office:value="-0.366629" calcext:value-type="float">
            <text:p>-0.366629</text:p>
          </table:table-cell>
          <table:table-cell office:value-type="float" office:value="-0.8241068" calcext:value-type="float">
            <text:p>-0.8241068</text:p>
          </table:table-cell>
          <table:table-cell office:value-type="float" office:value="-0.6991237" calcext:value-type="float">
            <text:p>-0.6991237</text:p>
          </table:table-cell>
          <table:table-cell office:value-type="float" office:value="-0.02431849" calcext:value-type="float">
            <text:p>-0.02431849</text:p>
          </table:table-cell>
          <table:table-cell office:value-type="float" office:value="-0.07826722" calcext:value-type="float">
            <text:p>-0.07826722</text:p>
          </table:table-cell>
          <table:table-cell office:value-type="float" office:value="-0.05667155" calcext:value-type="float">
            <text:p>-0.05667155</text:p>
          </table:table-cell>
          <table:table-cell office:value-type="float" office:value="-0.03157569" calcext:value-type="float">
            <text:p>-0.03157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0807" calcext:value-type="float">
            <text:p>-0.00480807</text:p>
          </table:table-cell>
          <table:table-cell office:value-type="float" office:value="0.009649083" calcext:value-type="float">
            <text:p>0.00964908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89112" calcext:value-type="float">
            <text:p>-2.3891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481.6991" calcext:value-type="float">
            <text:p>481.6991</text:p>
          </table:table-cell>
          <table:table-cell office:value-type="float" office:value="497.3044" calcext:value-type="float">
            <text:p>497.3044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24.642" calcext:value-type="float">
            <text:p>1024.642</text:p>
          </table:table-cell>
          <table:table-cell office:value-type="float" office:value="7.020006" calcext:value-type="float">
            <text:p>7.020006</text:p>
          </table:table-cell>
          <table:table-cell office:value-type="float" office:value="0" calcext:value-type="float">
            <text:p>0</text:p>
          </table:table-cell>
          <table:table-cell office:value-type="float" office:value="0.3506994" calcext:value-type="float">
            <text:p>0.3506994</text:p>
          </table:table-cell>
          <table:table-cell office:value-type="float" office:value="0.352287" calcext:value-type="float">
            <text:p>0.352287</text:p>
          </table:table-cell>
          <table:table-cell office:value-type="float" office:value="0.2976135" calcext:value-type="float">
            <text:p>0.2976135</text:p>
          </table:table-cell>
          <table:table-cell office:value-type="float" office:value="0.2188329" calcext:value-type="float">
            <text:p>0.2188329</text:p>
          </table:table-cell>
          <table:table-cell office:value-type="float" office:value="0.203416" calcext:value-type="float">
            <text:p>0.203416</text:p>
          </table:table-cell>
          <table:table-cell office:value-type="float" office:value="0.1802833" calcext:value-type="float">
            <text:p>0.1802833</text:p>
          </table:table-cell>
          <table:table-cell office:value-type="float" office:value="0.2649351" calcext:value-type="float">
            <text:p>0.2649351</text:p>
          </table:table-cell>
          <table:table-cell office:value-type="float" office:value="0.3243266" calcext:value-type="float">
            <text:p>0.3243266</text:p>
          </table:table-cell>
          <table:table-cell office:value-type="float" office:value="0.3261218" calcext:value-type="float">
            <text:p>0.3261218</text:p>
          </table:table-cell>
          <table:table-cell office:value-type="float" office:value="0.3526825" calcext:value-type="float">
            <text:p>0.3526825</text:p>
          </table:table-cell>
          <table:table-cell office:value-type="float" office:value="0.3729998" calcext:value-type="float">
            <text:p>0.3729998</text:p>
          </table:table-cell>
          <table:table-cell office:value-type="float" office:value="0.3907898" calcext:value-type="float">
            <text:p>0.39078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816E-015" calcext:value-type="float">
            <text:p>1.989816E-15</text:p>
          </table:table-cell>
          <table:table-cell office:value-type="float" office:value="9.428485E-016" calcext:value-type="float">
            <text:p>9.428485E-16</text:p>
          </table:table-cell>
          <table:table-cell office:value-type="float" office:value="9.908781E-016" calcext:value-type="float">
            <text:p>9.908781E-16</text:p>
          </table:table-cell>
          <table:table-cell office:value-type="float" office:value="9.440203E-016" calcext:value-type="float">
            <text:p>9.440203E-16</text:p>
          </table:table-cell>
          <table:table-cell office:value-type="float" office:value="2.423728E-017" calcext:value-type="float">
            <text:p>2.42372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345171" calcext:value-type="float">
            <text:p>-0.01345171</text:p>
          </table:table-cell>
          <table:table-cell office:value-type="float" office:value="-0.01309259" calcext:value-type="float">
            <text:p>-0.01309259</text:p>
          </table:table-cell>
          <table:table-cell office:value-type="float" office:value="-0.03881922" calcext:value-type="float">
            <text:p>-0.03881922</text:p>
          </table:table-cell>
          <table:table-cell office:value-type="float" office:value="-0.4106254" calcext:value-type="float">
            <text:p>-0.4106254</text:p>
          </table:table-cell>
          <table:table-cell office:value-type="float" office:value="-0.7210759" calcext:value-type="float">
            <text:p>-0.7210759</text:p>
          </table:table-cell>
          <table:table-cell office:value-type="float" office:value="-0.6862305" calcext:value-type="float">
            <text:p>-0.6862305</text:p>
          </table:table-cell>
          <table:table-cell office:value-type="float" office:value="-0.03509806" calcext:value-type="float">
            <text:p>-0.03509806</text:p>
          </table:table-cell>
          <table:table-cell office:value-type="float" office:value="-0.07659784" calcext:value-type="float">
            <text:p>-0.07659784</text:p>
          </table:table-cell>
          <table:table-cell office:value-type="float" office:value="-0.05737277" calcext:value-type="float">
            <text:p>-0.05737277</text:p>
          </table:table-cell>
          <table:table-cell office:value-type="float" office:value="-0.03192586" calcext:value-type="float">
            <text:p>-0.0319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3627" calcext:value-type="float">
            <text:p>-0.01363627</text:p>
          </table:table-cell>
          <table:table-cell office:value-type="float" office:value="0.009325201" calcext:value-type="float">
            <text:p>0.00932520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2444" calcext:value-type="float">
            <text:p>-2.39244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481.6991" calcext:value-type="float">
            <text:p>481.6991</text:p>
          </table:table-cell>
          <table:table-cell office:value-type="float" office:value="502.8661" calcext:value-type="float">
            <text:p>502.8661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19.081" calcext:value-type="float">
            <text:p>1019.081</text:p>
          </table:table-cell>
          <table:table-cell office:value-type="float" office:value="7.020006" calcext:value-type="float">
            <text:p>7.020006</text:p>
          </table:table-cell>
          <table:table-cell office:value-type="float" office:value="0" calcext:value-type="float">
            <text:p>0</text:p>
          </table:table-cell>
          <table:table-cell office:value-type="float" office:value="0.2689868" calcext:value-type="float">
            <text:p>0.2689868</text:p>
          </table:table-cell>
          <table:table-cell office:value-type="float" office:value="0.2811405" calcext:value-type="float">
            <text:p>0.2811405</text:p>
          </table:table-cell>
          <table:table-cell office:value-type="float" office:value="0.2875917" calcext:value-type="float">
            <text:p>0.2875917</text:p>
          </table:table-cell>
          <table:table-cell office:value-type="float" office:value="0.2180161" calcext:value-type="float">
            <text:p>0.2180161</text:p>
          </table:table-cell>
          <table:table-cell office:value-type="float" office:value="0.206163" calcext:value-type="float">
            <text:p>0.206163</text:p>
          </table:table-cell>
          <table:table-cell office:value-type="float" office:value="0.1808999" calcext:value-type="float">
            <text:p>0.1808999</text:p>
          </table:table-cell>
          <table:table-cell office:value-type="float" office:value="0.2554711" calcext:value-type="float">
            <text:p>0.2554711</text:p>
          </table:table-cell>
          <table:table-cell office:value-type="float" office:value="0.3247622" calcext:value-type="float">
            <text:p>0.3247622</text:p>
          </table:table-cell>
          <table:table-cell office:value-type="float" office:value="0.3258101" calcext:value-type="float">
            <text:p>0.3258101</text:p>
          </table:table-cell>
          <table:table-cell office:value-type="float" office:value="0.3525017" calcext:value-type="float">
            <text:p>0.3525017</text:p>
          </table:table-cell>
          <table:table-cell office:value-type="float" office:value="0.3727762" calcext:value-type="float">
            <text:p>0.3727762</text:p>
          </table:table-cell>
          <table:table-cell office:value-type="float" office:value="0.390638" calcext:value-type="float">
            <text:p>0.3906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39E-015" calcext:value-type="float">
            <text:p>1.989939E-15</text:p>
          </table:table-cell>
          <table:table-cell office:value-type="float" office:value="9.428382E-016" calcext:value-type="float">
            <text:p>9.428382E-16</text:p>
          </table:table-cell>
          <table:table-cell office:value-type="float" office:value="9.908736E-016" calcext:value-type="float">
            <text:p>9.908736E-16</text:p>
          </table:table-cell>
          <table:table-cell office:value-type="float" office:value="9.440089E-016" calcext:value-type="float">
            <text:p>9.440089E-16</text:p>
          </table:table-cell>
          <table:table-cell office:value-type="float" office:value="2.423688E-017" calcext:value-type="float">
            <text:p>2.42368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373518" calcext:value-type="float">
            <text:p>-0.08373518</text:p>
          </table:table-cell>
          <table:table-cell office:value-type="float" office:value="-0.05943465" calcext:value-type="float">
            <text:p>-0.05943465</text:p>
          </table:table-cell>
          <table:table-cell office:value-type="float" office:value="-0.049898" calcext:value-type="float">
            <text:p>-0.049898</text:p>
          </table:table-cell>
          <table:table-cell office:value-type="float" office:value="-0.4226315" calcext:value-type="float">
            <text:p>-0.4226315</text:p>
          </table:table-cell>
          <table:table-cell office:value-type="float" office:value="-0.6501158" calcext:value-type="float">
            <text:p>-0.6501158</text:p>
          </table:table-cell>
          <table:table-cell office:value-type="float" office:value="-0.6685205" calcext:value-type="float">
            <text:p>-0.6685205</text:p>
          </table:table-cell>
          <table:table-cell office:value-type="float" office:value="-0.04549674" calcext:value-type="float">
            <text:p>-0.04549674</text:p>
          </table:table-cell>
          <table:table-cell office:value-type="float" office:value="-0.07568964" calcext:value-type="float">
            <text:p>-0.07568964</text:p>
          </table:table-cell>
          <table:table-cell office:value-type="float" office:value="-0.05788785" calcext:value-type="float">
            <text:p>-0.05788785</text:p>
          </table:table-cell>
          <table:table-cell office:value-type="float" office:value="-0.03220673" calcext:value-type="float">
            <text:p>-0.03220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410039" calcext:value-type="float">
            <text:p>-0.09410039</text:p>
          </table:table-cell>
          <table:table-cell office:value-type="float" office:value="0.009165742" calcext:value-type="float">
            <text:p>0.00916574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5752" calcext:value-type="float">
            <text:p>-2.3957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481.7992" calcext:value-type="float">
            <text:p>481.7992</text:p>
          </table:table-cell>
          <table:table-cell office:value-type="float" office:value="508.4831" calcext:value-type="float">
            <text:p>508.4831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13.564" calcext:value-type="float">
            <text:p>1013.564</text:p>
          </table:table-cell>
          <table:table-cell office:value-type="float" office:value="7.020023" calcext:value-type="float">
            <text:p>7.020023</text:p>
          </table:table-cell>
          <table:table-cell office:value-type="float" office:value="0" calcext:value-type="float">
            <text:p>0</text:p>
          </table:table-cell>
          <table:table-cell office:value-type="float" office:value="0.2090524" calcext:value-type="float">
            <text:p>0.2090524</text:p>
          </table:table-cell>
          <table:table-cell office:value-type="float" office:value="0.2395217" calcext:value-type="float">
            <text:p>0.2395217</text:p>
          </table:table-cell>
          <table:table-cell office:value-type="float" office:value="0.257248" calcext:value-type="float">
            <text:p>0.257248</text:p>
          </table:table-cell>
          <table:table-cell office:value-type="float" office:value="0.2155972" calcext:value-type="float">
            <text:p>0.2155972</text:p>
          </table:table-cell>
          <table:table-cell office:value-type="float" office:value="0.2062969" calcext:value-type="float">
            <text:p>0.2062969</text:p>
          </table:table-cell>
          <table:table-cell office:value-type="float" office:value="0.1812532" calcext:value-type="float">
            <text:p>0.1812532</text:p>
          </table:table-cell>
          <table:table-cell office:value-type="float" office:value="0.2465621" calcext:value-type="float">
            <text:p>0.2465621</text:p>
          </table:table-cell>
          <table:table-cell office:value-type="float" office:value="0.3244634" calcext:value-type="float">
            <text:p>0.3244634</text:p>
          </table:table-cell>
          <table:table-cell office:value-type="float" office:value="0.3253743" calcext:value-type="float">
            <text:p>0.3253743</text:p>
          </table:table-cell>
          <table:table-cell office:value-type="float" office:value="0.3522428" calcext:value-type="float">
            <text:p>0.3522428</text:p>
          </table:table-cell>
          <table:table-cell office:value-type="float" office:value="0.3724784" calcext:value-type="float">
            <text:p>0.3724784</text:p>
          </table:table-cell>
          <table:table-cell office:value-type="float" office:value="0.3904562" calcext:value-type="float">
            <text:p>0.39045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067E-015" calcext:value-type="float">
            <text:p>1.990067E-15</text:p>
          </table:table-cell>
          <table:table-cell office:value-type="float" office:value="9.428284E-016" calcext:value-type="float">
            <text:p>9.428284E-16</text:p>
          </table:table-cell>
          <table:table-cell office:value-type="float" office:value="9.908679E-016" calcext:value-type="float">
            <text:p>9.908679E-16</text:p>
          </table:table-cell>
          <table:table-cell office:value-type="float" office:value="9.439969E-016" calcext:value-type="float">
            <text:p>9.439969E-16</text:p>
          </table:table-cell>
          <table:table-cell office:value-type="float" office:value="2.423652E-017" calcext:value-type="float">
            <text:p>2.42365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766414" calcext:value-type="float">
            <text:p>-0.5766414</text:p>
          </table:table-cell>
          <table:table-cell office:value-type="float" office:value="-0.2044751" calcext:value-type="float">
            <text:p>-0.2044751</text:p>
          </table:table-cell>
          <table:table-cell office:value-type="float" office:value="-0.1177932" calcext:value-type="float">
            <text:p>-0.1177932</text:p>
          </table:table-cell>
          <table:table-cell office:value-type="float" office:value="-0.4603345" calcext:value-type="float">
            <text:p>-0.4603345</text:p>
          </table:table-cell>
          <table:table-cell office:value-type="float" office:value="-0.6466621" calcext:value-type="float">
            <text:p>-0.6466621</text:p>
          </table:table-cell>
          <table:table-cell office:value-type="float" office:value="-0.6585875" calcext:value-type="float">
            <text:p>-0.6585875</text:p>
          </table:table-cell>
          <table:table-cell office:value-type="float" office:value="-0.05859577" calcext:value-type="float">
            <text:p>-0.05859577</text:p>
          </table:table-cell>
          <table:table-cell office:value-type="float" office:value="-0.07628737" calcext:value-type="float">
            <text:p>-0.07628737</text:p>
          </table:table-cell>
          <table:table-cell office:value-type="float" office:value="-0.0586145" calcext:value-type="float">
            <text:p>-0.0586145</text:p>
          </table:table-cell>
          <table:table-cell office:value-type="float" office:value="-0.03261308" calcext:value-type="float">
            <text:p>-0.0326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3383" calcext:value-type="float">
            <text:p>-1.083383</text:p>
          </table:table-cell>
          <table:table-cell office:value-type="float" office:value="0.008915656" calcext:value-type="float">
            <text:p>0.008915656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9044" calcext:value-type="float">
            <text:p>-2.39904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481.7992" calcext:value-type="float">
            <text:p>481.7992</text:p>
          </table:table-cell>
          <table:table-cell office:value-type="float" office:value="515.7451" calcext:value-type="float">
            <text:p>515.7451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06.712" calcext:value-type="float">
            <text:p>1006.712</text:p>
          </table:table-cell>
          <table:table-cell office:value-type="float" office:value="6.609884" calcext:value-type="float">
            <text:p>6.609884</text:p>
          </table:table-cell>
          <table:table-cell office:value-type="float" office:value="0" calcext:value-type="float">
            <text:p>0</text:p>
          </table:table-cell>
          <table:table-cell office:value-type="float" office:value="0.13627" calcext:value-type="float">
            <text:p>0.13627</text:p>
          </table:table-cell>
          <table:table-cell office:value-type="float" office:value="0.2014167" calcext:value-type="float">
            <text:p>0.2014167</text:p>
          </table:table-cell>
          <table:table-cell office:value-type="float" office:value="0.2222029" calcext:value-type="float">
            <text:p>0.2222029</text:p>
          </table:table-cell>
          <table:table-cell office:value-type="float" office:value="0.2066403" calcext:value-type="float">
            <text:p>0.2066403</text:p>
          </table:table-cell>
          <table:table-cell office:value-type="float" office:value="0.2000429" calcext:value-type="float">
            <text:p>0.2000429</text:p>
          </table:table-cell>
          <table:table-cell office:value-type="float" office:value="0.1803738" calcext:value-type="float">
            <text:p>0.1803738</text:p>
          </table:table-cell>
          <table:table-cell office:value-type="float" office:value="0.2353736" calcext:value-type="float">
            <text:p>0.2353736</text:p>
          </table:table-cell>
          <table:table-cell office:value-type="float" office:value="0.3224701" calcext:value-type="float">
            <text:p>0.3224701</text:p>
          </table:table-cell>
          <table:table-cell office:value-type="float" office:value="0.3243948" calcext:value-type="float">
            <text:p>0.3243948</text:p>
          </table:table-cell>
          <table:table-cell office:value-type="float" office:value="0.3517212" calcext:value-type="float">
            <text:p>0.3517212</text:p>
          </table:table-cell>
          <table:table-cell office:value-type="float" office:value="0.3719011" calcext:value-type="float">
            <text:p>0.3719011</text:p>
          </table:table-cell>
          <table:table-cell office:value-type="float" office:value="0.3902511" calcext:value-type="float">
            <text:p>0.3902511</text:p>
          </table:table-cell>
          <table:table-cell office:value-type="float" office:value="0.4619385" calcext:value-type="float">
            <text:p>0.4619385</text:p>
          </table:table-cell>
          <table:table-cell office:value-type="float" office:value="0" calcext:value-type="float">
            <text:p>0</text:p>
          </table:table-cell>
          <table:table-cell office:value-type="float" office:value="1.990192E-015" calcext:value-type="float">
            <text:p>1.990192E-15</text:p>
          </table:table-cell>
          <table:table-cell office:value-type="float" office:value="9.428203E-016" calcext:value-type="float">
            <text:p>9.428203E-16</text:p>
          </table:table-cell>
          <table:table-cell office:value-type="float" office:value="9.908613E-016" calcext:value-type="float">
            <text:p>9.908613E-16</text:p>
          </table:table-cell>
          <table:table-cell office:value-type="float" office:value="9.439851E-016" calcext:value-type="float">
            <text:p>9.439851E-16</text:p>
          </table:table-cell>
          <table:table-cell office:value-type="float" office:value="2.423616E-017" calcext:value-type="float">
            <text:p>2.42361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54109" calcext:value-type="float">
            <text:p>-15.54109</text:p>
          </table:table-cell>
          <table:table-cell office:value-type="float" office:value="-0.7776534" calcext:value-type="float">
            <text:p>-0.7776534</text:p>
          </table:table-cell>
          <table:table-cell office:value-type="float" office:value="-0.3641886" calcext:value-type="float">
            <text:p>-0.3641886</text:p>
          </table:table-cell>
          <table:table-cell office:value-type="float" office:value="-0.6379111" calcext:value-type="float">
            <text:p>-0.6379111</text:p>
          </table:table-cell>
          <table:table-cell office:value-type="float" office:value="-0.8195926" calcext:value-type="float">
            <text:p>-0.8195926</text:p>
          </table:table-cell>
          <table:table-cell office:value-type="float" office:value="-0.6835114" calcext:value-type="float">
            <text:p>-0.6835114</text:p>
          </table:table-cell>
          <table:table-cell office:value-type="float" office:value="-0.08153354" calcext:value-type="float">
            <text:p>-0.08153354</text:p>
          </table:table-cell>
          <table:table-cell office:value-type="float" office:value="-0.08049215" calcext:value-type="float">
            <text:p>-0.08049215</text:p>
          </table:table-cell>
          <table:table-cell office:value-type="float" office:value="-0.06028148" calcext:value-type="float">
            <text:p>-0.06028148</text:p>
          </table:table-cell>
          <table:table-cell office:value-type="float" office:value="-0.03325181" calcext:value-type="float">
            <text:p>-0.0332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57677" calcext:value-type="float">
            <text:p>-43.57677</text:p>
          </table:table-cell>
          <table:table-cell office:value-type="float" office:value="0.008796931" calcext:value-type="float">
            <text:p>0.00879693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0657" calcext:value-type="float">
            <text:p>-2.3906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504.3991" calcext:value-type="float">
            <text:p>504.3991</text:p>
          </table:table-cell>
          <table:table-cell office:value-type="float" office:value="519.8895" calcext:value-type="float">
            <text:p>519.8895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24.773" calcext:value-type="float">
            <text:p>1024.773</text:p>
          </table:table-cell>
          <table:table-cell office:value-type="float" office:value="7.004263" calcext:value-type="float">
            <text:p>7.004263</text:p>
          </table:table-cell>
          <table:table-cell office:value-type="float" office:value="0" calcext:value-type="float">
            <text:p>0</text:p>
          </table:table-cell>
          <table:table-cell office:value-type="float" office:value="0.5207884" calcext:value-type="float">
            <text:p>0.5207884</text:p>
          </table:table-cell>
          <table:table-cell office:value-type="float" office:value="0.4866212" calcext:value-type="float">
            <text:p>0.4866212</text:p>
          </table:table-cell>
          <table:table-cell office:value-type="float" office:value="0.2079059" calcext:value-type="float">
            <text:p>0.2079059</text:p>
          </table:table-cell>
          <table:table-cell office:value-type="float" office:value="0.2145344" calcext:value-type="float">
            <text:p>0.2145344</text:p>
          </table:table-cell>
          <table:table-cell office:value-type="float" office:value="0.1983513" calcext:value-type="float">
            <text:p>0.1983513</text:p>
          </table:table-cell>
          <table:table-cell office:value-type="float" office:value="0.1798181" calcext:value-type="float">
            <text:p>0.1798181</text:p>
          </table:table-cell>
          <table:table-cell office:value-type="float" office:value="0.2671762" calcext:value-type="float">
            <text:p>0.2671762</text:p>
          </table:table-cell>
          <table:table-cell office:value-type="float" office:value="0.3207022" calcext:value-type="float">
            <text:p>0.3207022</text:p>
          </table:table-cell>
          <table:table-cell office:value-type="float" office:value="0.3235314" calcext:value-type="float">
            <text:p>0.3235314</text:p>
          </table:table-cell>
          <table:table-cell office:value-type="float" office:value="0.3513102" calcext:value-type="float">
            <text:p>0.3513102</text:p>
          </table:table-cell>
          <table:table-cell office:value-type="float" office:value="0.3714508" calcext:value-type="float">
            <text:p>0.3714508</text:p>
          </table:table-cell>
          <table:table-cell office:value-type="float" office:value="0.3900525" calcext:value-type="float">
            <text:p>0.3900525</text:p>
          </table:table-cell>
          <table:table-cell office:value-type="float" office:value="0.4620578" calcext:value-type="float">
            <text:p>0.4620578</text:p>
          </table:table-cell>
          <table:table-cell office:value-type="float" office:value="0" calcext:value-type="float">
            <text:p>0</text:p>
          </table:table-cell>
          <table:table-cell office:value-type="float" office:value="1.990226E-015" calcext:value-type="float">
            <text:p>1.990226E-15</text:p>
          </table:table-cell>
          <table:table-cell office:value-type="float" office:value="9.42833E-016" calcext:value-type="float">
            <text:p>9.42833E-16</text:p>
          </table:table-cell>
          <table:table-cell office:value-type="float" office:value="9.908559E-016" calcext:value-type="float">
            <text:p>9.908559E-16</text:p>
          </table:table-cell>
          <table:table-cell office:value-type="float" office:value="9.439726E-016" calcext:value-type="float">
            <text:p>9.439726E-16</text:p>
          </table:table-cell>
          <table:table-cell office:value-type="float" office:value="2.423575E-017" calcext:value-type="float">
            <text:p>2.42357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06493" calcext:value-type="float">
            <text:p>-0.00106493</text:p>
          </table:table-cell>
          <table:table-cell office:value-type="float" office:value="-0.00187561" calcext:value-type="float">
            <text:p>-0.00187561</text:p>
          </table:table-cell>
          <table:table-cell office:value-type="float" office:value="-0.6098604" calcext:value-type="float">
            <text:p>-0.6098604</text:p>
          </table:table-cell>
          <table:table-cell office:value-type="float" office:value="-0.4777314" calcext:value-type="float">
            <text:p>-0.4777314</text:p>
          </table:table-cell>
          <table:table-cell office:value-type="float" office:value="-0.8759832" calcext:value-type="float">
            <text:p>-0.8759832</text:p>
          </table:table-cell>
          <table:table-cell office:value-type="float" office:value="-0.6999369" calcext:value-type="float">
            <text:p>-0.6999369</text:p>
          </table:table-cell>
          <table:table-cell office:value-type="float" office:value="-0.03304388" calcext:value-type="float">
            <text:p>-0.03304388</text:p>
          </table:table-cell>
          <table:table-cell office:value-type="float" office:value="-0.08453726" calcext:value-type="float">
            <text:p>-0.08453726</text:p>
          </table:table-cell>
          <table:table-cell office:value-type="float" office:value="-0.06181166" calcext:value-type="float">
            <text:p>-0.06181166</text:p>
          </table:table-cell>
          <table:table-cell office:value-type="float" office:value="-0.03363203" calcext:value-type="float">
            <text:p>-0.0336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8264" calcext:value-type="float">
            <text:p>-0.00608264</text:p>
          </table:table-cell>
          <table:table-cell office:value-type="float" office:value="0.008749543" calcext:value-type="float">
            <text:p>0.008749543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5695" calcext:value-type="float">
            <text:p>-2.3956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504.3991" calcext:value-type="float">
            <text:p>504.3991</text:p>
          </table:table-cell>
          <table:table-cell office:value-type="float" office:value="524.9542" calcext:value-type="float">
            <text:p>524.9542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19.946" calcext:value-type="float">
            <text:p>1019.946</text:p>
          </table:table-cell>
          <table:table-cell office:value-type="float" office:value="6.766039" calcext:value-type="float">
            <text:p>6.766039</text:p>
          </table:table-cell>
          <table:table-cell office:value-type="float" office:value="0" calcext:value-type="float">
            <text:p>0</text:p>
          </table:table-cell>
          <table:table-cell office:value-type="float" office:value="0.4180961" calcext:value-type="float">
            <text:p>0.4180961</text:p>
          </table:table-cell>
          <table:table-cell office:value-type="float" office:value="0.4223934" calcext:value-type="float">
            <text:p>0.4223934</text:p>
          </table:table-cell>
          <table:table-cell office:value-type="float" office:value="0.2119567" calcext:value-type="float">
            <text:p>0.2119567</text:p>
          </table:table-cell>
          <table:table-cell office:value-type="float" office:value="0.2128674" calcext:value-type="float">
            <text:p>0.2128674</text:p>
          </table:table-cell>
          <table:table-cell office:value-type="float" office:value="0.203299" calcext:value-type="float">
            <text:p>0.203299</text:p>
          </table:table-cell>
          <table:table-cell office:value-type="float" office:value="0.1806004" calcext:value-type="float">
            <text:p>0.1806004</text:p>
          </table:table-cell>
          <table:table-cell office:value-type="float" office:value="0.2577408" calcext:value-type="float">
            <text:p>0.2577408</text:p>
          </table:table-cell>
          <table:table-cell office:value-type="float" office:value="0.3217957" calcext:value-type="float">
            <text:p>0.3217957</text:p>
          </table:table-cell>
          <table:table-cell office:value-type="float" office:value="0.3233307" calcext:value-type="float">
            <text:p>0.3233307</text:p>
          </table:table-cell>
          <table:table-cell office:value-type="float" office:value="0.3512662" calcext:value-type="float">
            <text:p>0.3512662</text:p>
          </table:table-cell>
          <table:table-cell office:value-type="float" office:value="0.3713935" calcext:value-type="float">
            <text:p>0.3713935</text:p>
          </table:table-cell>
          <table:table-cell office:value-type="float" office:value="0.3900701" calcext:value-type="float">
            <text:p>0.3900701</text:p>
          </table:table-cell>
          <table:table-cell office:value-type="float" office:value="0.4531973" calcext:value-type="float">
            <text:p>0.4531973</text:p>
          </table:table-cell>
          <table:table-cell office:value-type="float" office:value="0" calcext:value-type="float">
            <text:p>0</text:p>
          </table:table-cell>
          <table:table-cell office:value-type="float" office:value="1.990324E-015" calcext:value-type="float">
            <text:p>1.990324E-15</text:p>
          </table:table-cell>
          <table:table-cell office:value-type="float" office:value="9.428246E-016" calcext:value-type="float">
            <text:p>9.428246E-16</text:p>
          </table:table-cell>
          <table:table-cell office:value-type="float" office:value="9.908525E-016" calcext:value-type="float">
            <text:p>9.908525E-16</text:p>
          </table:table-cell>
          <table:table-cell office:value-type="float" office:value="9.439634E-016" calcext:value-type="float">
            <text:p>9.439634E-16</text:p>
          </table:table-cell>
          <table:table-cell office:value-type="float" office:value="2.423534E-017" calcext:value-type="float">
            <text:p>2.42353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600813" calcext:value-type="float">
            <text:p>-0.004600813</text:p>
          </table:table-cell>
          <table:table-cell office:value-type="float" office:value="-0.004330328" calcext:value-type="float">
            <text:p>-0.004330328</text:p>
          </table:table-cell>
          <table:table-cell office:value-type="float" office:value="-0.5256107" calcext:value-type="float">
            <text:p>-0.5256107</text:p>
          </table:table-cell>
          <table:table-cell office:value-type="float" office:value="-0.5074729" calcext:value-type="float">
            <text:p>-0.5074729</text:p>
          </table:table-cell>
          <table:table-cell office:value-type="float" office:value="-0.7241458" calcext:value-type="float">
            <text:p>-0.7241458</text:p>
          </table:table-cell>
          <table:table-cell office:value-type="float" office:value="-0.6770683" calcext:value-type="float">
            <text:p>-0.6770683</text:p>
          </table:table-cell>
          <table:table-cell office:value-type="float" office:value="-0.04270916" calcext:value-type="float">
            <text:p>-0.04270916</text:p>
          </table:table-cell>
          <table:table-cell office:value-type="float" office:value="-0.08203941" calcext:value-type="float">
            <text:p>-0.08203941</text:p>
          </table:table-cell>
          <table:table-cell office:value-type="float" office:value="-0.06217192" calcext:value-type="float">
            <text:p>-0.06217192</text:p>
          </table:table-cell>
          <table:table-cell office:value-type="float" office:value="-0.03367271" calcext:value-type="float">
            <text:p>-0.03367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676583" calcext:value-type="float">
            <text:p>-0.004676583</text:p>
          </table:table-cell>
          <table:table-cell office:value-type="float" office:value="0.008474134" calcext:value-type="float">
            <text:p>0.00847413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17495" calcext:value-type="float">
            <text:p>-2.31749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536.1994" calcext:value-type="float">
            <text:p>536.1994</text:p>
          </table:table-cell>
          <table:table-cell office:value-type="float" office:value="533.016" calcext:value-type="float">
            <text:p>533.016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44.168" calcext:value-type="float">
            <text:p>1044.168</text:p>
          </table:table-cell>
          <table:table-cell office:value-type="float" office:value="6.282143" calcext:value-type="float">
            <text:p>6.282143</text:p>
          </table:table-cell>
          <table:table-cell office:value-type="float" office:value="0" calcext:value-type="float">
            <text:p>0</text:p>
          </table:table-cell>
          <table:table-cell office:value-type="float" office:value="0.4637532" calcext:value-type="float">
            <text:p>0.4637532</text:p>
          </table:table-cell>
          <table:table-cell office:value-type="float" office:value="0.472395" calcext:value-type="float">
            <text:p>0.472395</text:p>
          </table:table-cell>
          <table:table-cell office:value-type="float" office:value="0.4894173" calcext:value-type="float">
            <text:p>0.4894173</text:p>
          </table:table-cell>
          <table:table-cell office:value-type="float" office:value="0.3171337" calcext:value-type="float">
            <text:p>0.3171337</text:p>
          </table:table-cell>
          <table:table-cell office:value-type="float" office:value="0.2091264" calcext:value-type="float">
            <text:p>0.2091264</text:p>
          </table:table-cell>
          <table:table-cell office:value-type="float" office:value="0.1813729" calcext:value-type="float">
            <text:p>0.1813729</text:p>
          </table:table-cell>
          <table:table-cell office:value-type="float" office:value="0.2813187" calcext:value-type="float">
            <text:p>0.2813187</text:p>
          </table:table-cell>
          <table:table-cell office:value-type="float" office:value="0.3230162" calcext:value-type="float">
            <text:p>0.3230162</text:p>
          </table:table-cell>
          <table:table-cell office:value-type="float" office:value="0.3231607" calcext:value-type="float">
            <text:p>0.3231607</text:p>
          </table:table-cell>
          <table:table-cell office:value-type="float" office:value="0.3512155" calcext:value-type="float">
            <text:p>0.3512155</text:p>
          </table:table-cell>
          <table:table-cell office:value-type="float" office:value="0.3713558" calcext:value-type="float">
            <text:p>0.3713558</text:p>
          </table:table-cell>
          <table:table-cell office:value-type="float" office:value="0.3903534" calcext:value-type="float">
            <text:p>0.3903534</text:p>
          </table:table-cell>
          <table:table-cell office:value-type="float" office:value="0.4571088" calcext:value-type="float">
            <text:p>0.4571088</text:p>
          </table:table-cell>
          <table:table-cell office:value-type="float" office:value="0" calcext:value-type="float">
            <text:p>0</text:p>
          </table:table-cell>
          <table:table-cell office:value-type="float" office:value="1.989969E-015" calcext:value-type="float">
            <text:p>1.989969E-15</text:p>
          </table:table-cell>
          <table:table-cell office:value-type="float" office:value="9.429101E-016" calcext:value-type="float">
            <text:p>9.429101E-16</text:p>
          </table:table-cell>
          <table:table-cell office:value-type="float" office:value="9.90861E-016" calcext:value-type="float">
            <text:p>9.90861E-16</text:p>
          </table:table-cell>
          <table:table-cell office:value-type="float" office:value="9.439583E-016" calcext:value-type="float">
            <text:p>9.439583E-16</text:p>
          </table:table-cell>
          <table:table-cell office:value-type="float" office:value="2.423489E-017" calcext:value-type="float">
            <text:p>2.42348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2423634" calcext:value-type="float">
            <text:p>-0.002423634</text:p>
          </table:table-cell>
          <table:table-cell office:value-type="float" office:value="-0.002168585" calcext:value-type="float">
            <text:p>-0.002168585</text:p>
          </table:table-cell>
          <table:table-cell office:value-type="float" office:value="-0.001743575" calcext:value-type="float">
            <text:p>-0.001743575</text:p>
          </table:table-cell>
          <table:table-cell office:value-type="float" office:value="-0.02580901" calcext:value-type="float">
            <text:p>-0.02580901</text:p>
          </table:table-cell>
          <table:table-cell office:value-type="float" office:value="-0.5838255" calcext:value-type="float">
            <text:p>-0.5838255</text:p>
          </table:table-cell>
          <table:table-cell office:value-type="float" office:value="-0.6553257" calcext:value-type="float">
            <text:p>-0.6553257</text:p>
          </table:table-cell>
          <table:table-cell office:value-type="float" office:value="-0.02145242" calcext:value-type="float">
            <text:p>-0.02145242</text:p>
          </table:table-cell>
          <table:table-cell office:value-type="float" office:value="-0.07938047" calcext:value-type="float">
            <text:p>-0.07938047</text:p>
          </table:table-cell>
          <table:table-cell office:value-type="float" office:value="-0.06247899" calcext:value-type="float">
            <text:p>-0.06247899</text:p>
          </table:table-cell>
          <table:table-cell office:value-type="float" office:value="-0.03371969" calcext:value-type="float">
            <text:p>-0.03371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87249" calcext:value-type="float">
            <text:p>-0.003187249</text:p>
          </table:table-cell>
          <table:table-cell office:value-type="float" office:value="0.008113666" calcext:value-type="float">
            <text:p>0.008113666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42298" calcext:value-type="float">
            <text:p>-2.3422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536.1994" calcext:value-type="float">
            <text:p>536.1994</text:p>
          </table:table-cell>
          <table:table-cell office:value-type="float" office:value="539.845" calcext:value-type="float">
            <text:p>539.845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38.148" calcext:value-type="float">
            <text:p>1038.148</text:p>
          </table:table-cell>
          <table:table-cell office:value-type="float" office:value="5.473242" calcext:value-type="float">
            <text:p>5.473242</text:p>
          </table:table-cell>
          <table:table-cell office:value-type="float" office:value="0" calcext:value-type="float">
            <text:p>0</text:p>
          </table:table-cell>
          <table:table-cell office:value-type="float" office:value="0.3759977" calcext:value-type="float">
            <text:p>0.3759977</text:p>
          </table:table-cell>
          <table:table-cell office:value-type="float" office:value="0.3794694" calcext:value-type="float">
            <text:p>0.3794694</text:p>
          </table:table-cell>
          <table:table-cell office:value-type="float" office:value="0.3849354" calcext:value-type="float">
            <text:p>0.3849354</text:p>
          </table:table-cell>
          <table:table-cell office:value-type="float" office:value="0.3902496" calcext:value-type="float">
            <text:p>0.3902496</text:p>
          </table:table-cell>
          <table:table-cell office:value-type="float" office:value="0.2178386" calcext:value-type="float">
            <text:p>0.2178386</text:p>
          </table:table-cell>
          <table:table-cell office:value-type="float" office:value="0.1822464" calcext:value-type="float">
            <text:p>0.1822464</text:p>
          </table:table-cell>
          <table:table-cell office:value-type="float" office:value="0.269596" calcext:value-type="float">
            <text:p>0.269596</text:p>
          </table:table-cell>
          <table:table-cell office:value-type="float" office:value="0.3241962" calcext:value-type="float">
            <text:p>0.3241962</text:p>
          </table:table-cell>
          <table:table-cell office:value-type="float" office:value="0.3229399" calcext:value-type="float">
            <text:p>0.3229399</text:p>
          </table:table-cell>
          <table:table-cell office:value-type="float" office:value="0.3511133" calcext:value-type="float">
            <text:p>0.3511133</text:p>
          </table:table-cell>
          <table:table-cell office:value-type="float" office:value="0.3712853" calcext:value-type="float">
            <text:p>0.3712853</text:p>
          </table:table-cell>
          <table:table-cell office:value-type="float" office:value="0.390437" calcext:value-type="float">
            <text:p>0.390437</text:p>
          </table:table-cell>
          <table:table-cell office:value-type="float" office:value="0.46087" calcext:value-type="float">
            <text:p>0.46087</text:p>
          </table:table-cell>
          <table:table-cell office:value-type="float" office:value="0" calcext:value-type="float">
            <text:p>0</text:p>
          </table:table-cell>
          <table:table-cell office:value-type="float" office:value="1.990094E-015" calcext:value-type="float">
            <text:p>1.990094E-15</text:p>
          </table:table-cell>
          <table:table-cell office:value-type="float" office:value="9.428973E-016" calcext:value-type="float">
            <text:p>9.428973E-16</text:p>
          </table:table-cell>
          <table:table-cell office:value-type="float" office:value="9.908558E-016" calcext:value-type="float">
            <text:p>9.908558E-16</text:p>
          </table:table-cell>
          <table:table-cell office:value-type="float" office:value="9.439482E-016" calcext:value-type="float">
            <text:p>9.439482E-16</text:p>
          </table:table-cell>
          <table:table-cell office:value-type="float" office:value="2.423451E-017" calcext:value-type="float">
            <text:p>2.42345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8857882" calcext:value-type="float">
            <text:p>-0.008857882</text:p>
          </table:table-cell>
          <table:table-cell office:value-type="float" office:value="-0.008388774" calcext:value-type="float">
            <text:p>-0.008388774</text:p>
          </table:table-cell>
          <table:table-cell office:value-type="float" office:value="-0.0076789" calcext:value-type="float">
            <text:p>-0.0076789</text:p>
          </table:table-cell>
          <table:table-cell office:value-type="float" office:value="-0.007051227" calcext:value-type="float">
            <text:p>-0.007051227</text:p>
          </table:table-cell>
          <table:table-cell office:value-type="float" office:value="-0.4268005" calcext:value-type="float">
            <text:p>-0.4268005</text:p>
          </table:table-cell>
          <table:table-cell office:value-type="float" office:value="-0.6316748" calcext:value-type="float">
            <text:p>-0.6316748</text:p>
          </table:table-cell>
          <table:table-cell office:value-type="float" office:value="-0.03065478" calcext:value-type="float">
            <text:p>-0.03065478</text:p>
          </table:table-cell>
          <table:table-cell office:value-type="float" office:value="-0.07687085" calcext:value-type="float">
            <text:p>-0.07687085</text:p>
          </table:table-cell>
          <table:table-cell office:value-type="float" office:value="-0.06288005" calcext:value-type="float">
            <text:p>-0.06288005</text:p>
          </table:table-cell>
          <table:table-cell office:value-type="float" office:value="-0.0338145" calcext:value-type="float">
            <text:p>-0.03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83938" calcext:value-type="float">
            <text:p>-0.008983938</text:p>
          </table:table-cell>
          <table:table-cell office:value-type="float" office:value="0.007945906" calcext:value-type="float">
            <text:p>0.007945906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5207" calcext:value-type="float">
            <text:p>-2.3652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543.6993" calcext:value-type="float">
            <text:p>543.6993</text:p>
          </table:table-cell>
          <table:table-cell office:value-type="float" office:value="544.8523" calcext:value-type="float">
            <text:p>544.8523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40.861" calcext:value-type="float">
            <text:p>1040.861</text:p>
          </table:table-cell>
          <table:table-cell office:value-type="float" office:value="5.253532" calcext:value-type="float">
            <text:p>5.253532</text:p>
          </table:table-cell>
          <table:table-cell office:value-type="float" office:value="0" calcext:value-type="float">
            <text:p>0</text:p>
          </table:table-cell>
          <table:table-cell office:value-type="float" office:value="0.3913663" calcext:value-type="float">
            <text:p>0.3913663</text:p>
          </table:table-cell>
          <table:table-cell office:value-type="float" office:value="0.3946247" calcext:value-type="float">
            <text:p>0.3946247</text:p>
          </table:table-cell>
          <table:table-cell office:value-type="float" office:value="0.400643" calcext:value-type="float">
            <text:p>0.400643</text:p>
          </table:table-cell>
          <table:table-cell office:value-type="float" office:value="0.406884" calcext:value-type="float">
            <text:p>0.406884</text:p>
          </table:table-cell>
          <table:table-cell office:value-type="float" office:value="0.2295931" calcext:value-type="float">
            <text:p>0.2295931</text:p>
          </table:table-cell>
          <table:table-cell office:value-type="float" office:value="0.1834478" calcext:value-type="float">
            <text:p>0.1834478</text:p>
          </table:table-cell>
          <table:table-cell office:value-type="float" office:value="0.2621634" calcext:value-type="float">
            <text:p>0.2621634</text:p>
          </table:table-cell>
          <table:table-cell office:value-type="float" office:value="0.3255715" calcext:value-type="float">
            <text:p>0.3255715</text:p>
          </table:table-cell>
          <table:table-cell office:value-type="float" office:value="0.3229796" calcext:value-type="float">
            <text:p>0.3229796</text:p>
          </table:table-cell>
          <table:table-cell office:value-type="float" office:value="0.351146" calcext:value-type="float">
            <text:p>0.351146</text:p>
          </table:table-cell>
          <table:table-cell office:value-type="float" office:value="0.3713524" calcext:value-type="float">
            <text:p>0.3713524</text:p>
          </table:table-cell>
          <table:table-cell office:value-type="float" office:value="0.390431" calcext:value-type="float">
            <text:p>0.3904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157E-015" calcext:value-type="float">
            <text:p>1.990157E-15</text:p>
          </table:table-cell>
          <table:table-cell office:value-type="float" office:value="9.428967E-016" calcext:value-type="float">
            <text:p>9.428967E-16</text:p>
          </table:table-cell>
          <table:table-cell office:value-type="float" office:value="9.908502E-016" calcext:value-type="float">
            <text:p>9.908502E-16</text:p>
          </table:table-cell>
          <table:table-cell office:value-type="float" office:value="9.439415E-016" calcext:value-type="float">
            <text:p>9.439415E-16</text:p>
          </table:table-cell>
          <table:table-cell office:value-type="float" office:value="2.423405E-017" calcext:value-type="float">
            <text:p>2.42340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937441" calcext:value-type="float">
            <text:p>-0.006937441</text:p>
          </table:table-cell>
          <table:table-cell office:value-type="float" office:value="-0.006600063" calcext:value-type="float">
            <text:p>-0.006600063</text:p>
          </table:table-cell>
          <table:table-cell office:value-type="float" office:value="-0.006008457" calcext:value-type="float">
            <text:p>-0.006008457</text:p>
          </table:table-cell>
          <table:table-cell office:value-type="float" office:value="-0.005457987" calcext:value-type="float">
            <text:p>-0.005457987</text:p>
          </table:table-cell>
          <table:table-cell office:value-type="float" office:value="-0.2851" calcext:value-type="float">
            <text:p>-0.2851</text:p>
          </table:table-cell>
          <table:table-cell office:value-type="float" office:value="-0.600756" calcext:value-type="float">
            <text:p>-0.600756</text:p>
          </table:table-cell>
          <table:table-cell office:value-type="float" office:value="-0.03782524" calcext:value-type="float">
            <text:p>-0.03782524</text:p>
          </table:table-cell>
          <table:table-cell office:value-type="float" office:value="-0.07406655" calcext:value-type="float">
            <text:p>-0.07406655</text:p>
          </table:table-cell>
          <table:table-cell office:value-type="float" office:value="-0.06280836" calcext:value-type="float">
            <text:p>-0.06280836</text:p>
          </table:table-cell>
          <table:table-cell office:value-type="float" office:value="-0.03378414" calcext:value-type="float">
            <text:p>-0.03378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062375" calcext:value-type="float">
            <text:p>-0.007062375</text:p>
          </table:table-cell>
          <table:table-cell office:value-type="float" office:value="0.007732433" calcext:value-type="float">
            <text:p>0.00773243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7798" calcext:value-type="float">
            <text:p>-2.377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555.6992" calcext:value-type="float">
            <text:p>555.6992</text:p>
          </table:table-cell>
          <table:table-cell office:value-type="float" office:value="550.3456" calcext:value-type="float">
            <text:p>550.3456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47.232" calcext:value-type="float">
            <text:p>1047.232</text:p>
          </table:table-cell>
          <table:table-cell office:value-type="float" office:value="5.388812" calcext:value-type="float">
            <text:p>5.388812</text:p>
          </table:table-cell>
          <table:table-cell office:value-type="float" office:value="0" calcext:value-type="float">
            <text:p>0</text:p>
          </table:table-cell>
          <table:table-cell office:value-type="float" office:value="0.4261339" calcext:value-type="float">
            <text:p>0.4261339</text:p>
          </table:table-cell>
          <table:table-cell office:value-type="float" office:value="0.4310617" calcext:value-type="float">
            <text:p>0.4310617</text:p>
          </table:table-cell>
          <table:table-cell office:value-type="float" office:value="0.4401085" calcext:value-type="float">
            <text:p>0.4401085</text:p>
          </table:table-cell>
          <table:table-cell office:value-type="float" office:value="0.4513693" calcext:value-type="float">
            <text:p>0.4513693</text:p>
          </table:table-cell>
          <table:table-cell office:value-type="float" office:value="0.2458186" calcext:value-type="float">
            <text:p>0.2458186</text:p>
          </table:table-cell>
          <table:table-cell office:value-type="float" office:value="0.184812" calcext:value-type="float">
            <text:p>0.184812</text:p>
          </table:table-cell>
          <table:table-cell office:value-type="float" office:value="0.2575189" calcext:value-type="float">
            <text:p>0.2575189</text:p>
          </table:table-cell>
          <table:table-cell office:value-type="float" office:value="0.3266885" calcext:value-type="float">
            <text:p>0.3266885</text:p>
          </table:table-cell>
          <table:table-cell office:value-type="float" office:value="0.3230376" calcext:value-type="float">
            <text:p>0.3230376</text:p>
          </table:table-cell>
          <table:table-cell office:value-type="float" office:value="0.3511752" calcext:value-type="float">
            <text:p>0.3511752</text:p>
          </table:table-cell>
          <table:table-cell office:value-type="float" office:value="0.3714068" calcext:value-type="float">
            <text:p>0.3714068</text:p>
          </table:table-cell>
          <table:table-cell office:value-type="float" office:value="0.3903673" calcext:value-type="float">
            <text:p>0.39036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12E-015" calcext:value-type="float">
            <text:p>1.99012E-15</text:p>
          </table:table-cell>
          <table:table-cell office:value-type="float" office:value="9.429191E-016" calcext:value-type="float">
            <text:p>9.429191E-16</text:p>
          </table:table-cell>
          <table:table-cell office:value-type="float" office:value="9.908469E-016" calcext:value-type="float">
            <text:p>9.908469E-16</text:p>
          </table:table-cell>
          <table:table-cell office:value-type="float" office:value="9.439355E-016" calcext:value-type="float">
            <text:p>9.439355E-16</text:p>
          </table:table-cell>
          <table:table-cell office:value-type="float" office:value="2.423377E-017" calcext:value-type="float">
            <text:p>2.4233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103954" calcext:value-type="float">
            <text:p>-0.004103954</text:p>
          </table:table-cell>
          <table:table-cell office:value-type="float" office:value="-0.003833949" calcext:value-type="float">
            <text:p>-0.003833949</text:p>
          </table:table-cell>
          <table:table-cell office:value-type="float" office:value="-0.003377672" calcext:value-type="float">
            <text:p>-0.003377672</text:p>
          </table:table-cell>
          <table:table-cell office:value-type="float" office:value="-0.002891736" calcext:value-type="float">
            <text:p>-0.002891736</text:p>
          </table:table-cell>
          <table:table-cell office:value-type="float" office:value="-0.1687335" calcext:value-type="float">
            <text:p>-0.1687335</text:p>
          </table:table-cell>
          <table:table-cell office:value-type="float" office:value="-0.5676337" calcext:value-type="float">
            <text:p>-0.5676337</text:p>
          </table:table-cell>
          <table:table-cell office:value-type="float" office:value="-0.04297688" calcext:value-type="float">
            <text:p>-0.04297688</text:p>
          </table:table-cell>
          <table:table-cell office:value-type="float" office:value="-0.07186721" calcext:value-type="float">
            <text:p>-0.07186721</text:p>
          </table:table-cell>
          <table:table-cell office:value-type="float" office:value="-0.06270342" calcext:value-type="float">
            <text:p>-0.06270342</text:p>
          </table:table-cell>
          <table:table-cell office:value-type="float" office:value="-0.03375706" calcext:value-type="float">
            <text:p>-0.03375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180408" calcext:value-type="float">
            <text:p>-0.004180408</text:p>
          </table:table-cell>
          <table:table-cell office:value-type="float" office:value="0.007492003" calcext:value-type="float">
            <text:p>0.00749200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2424" calcext:value-type="float">
            <text:p>-2.3824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555.6992" calcext:value-type="float">
            <text:p>555.6992</text:p>
          </table:table-cell>
          <table:table-cell office:value-type="float" office:value="551.5839" calcext:value-type="float">
            <text:p>551.5839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45.993" calcext:value-type="float">
            <text:p>1045.993</text:p>
          </table:table-cell>
          <table:table-cell office:value-type="float" office:value="5.388812" calcext:value-type="float">
            <text:p>5.388812</text:p>
          </table:table-cell>
          <table:table-cell office:value-type="float" office:value="0" calcext:value-type="float">
            <text:p>0</text:p>
          </table:table-cell>
          <table:table-cell office:value-type="float" office:value="0.4103432" calcext:value-type="float">
            <text:p>0.4103432</text:p>
          </table:table-cell>
          <table:table-cell office:value-type="float" office:value="0.4136993" calcext:value-type="float">
            <text:p>0.4136993</text:p>
          </table:table-cell>
          <table:table-cell office:value-type="float" office:value="0.4180272" calcext:value-type="float">
            <text:p>0.4180272</text:p>
          </table:table-cell>
          <table:table-cell office:value-type="float" office:value="0.4191587" calcext:value-type="float">
            <text:p>0.4191587</text:p>
          </table:table-cell>
          <table:table-cell office:value-type="float" office:value="0.3224852" calcext:value-type="float">
            <text:p>0.3224852</text:p>
          </table:table-cell>
          <table:table-cell office:value-type="float" office:value="0.1863064" calcext:value-type="float">
            <text:p>0.1863064</text:p>
          </table:table-cell>
          <table:table-cell office:value-type="float" office:value="0.2531502" calcext:value-type="float">
            <text:p>0.2531502</text:p>
          </table:table-cell>
          <table:table-cell office:value-type="float" office:value="0.327762" calcext:value-type="float">
            <text:p>0.327762</text:p>
          </table:table-cell>
          <table:table-cell office:value-type="float" office:value="0.3233138" calcext:value-type="float">
            <text:p>0.3233138</text:p>
          </table:table-cell>
          <table:table-cell office:value-type="float" office:value="0.3513193" calcext:value-type="float">
            <text:p>0.3513193</text:p>
          </table:table-cell>
          <table:table-cell office:value-type="float" office:value="0.3715598" calcext:value-type="float">
            <text:p>0.3715598</text:p>
          </table:table-cell>
          <table:table-cell office:value-type="float" office:value="0.3903158" calcext:value-type="float">
            <text:p>0.39031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197E-015" calcext:value-type="float">
            <text:p>1.990197E-15</text:p>
          </table:table-cell>
          <table:table-cell office:value-type="float" office:value="9.429142E-016" calcext:value-type="float">
            <text:p>9.429142E-16</text:p>
          </table:table-cell>
          <table:table-cell office:value-type="float" office:value="9.908426E-016" calcext:value-type="float">
            <text:p>9.908426E-16</text:p>
          </table:table-cell>
          <table:table-cell office:value-type="float" office:value="9.439295E-016" calcext:value-type="float">
            <text:p>9.439295E-16</text:p>
          </table:table-cell>
          <table:table-cell office:value-type="float" office:value="2.423365E-017" calcext:value-type="float">
            <text:p>2.42336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156417" calcext:value-type="float">
            <text:p>-0.005156417</text:p>
          </table:table-cell>
          <table:table-cell office:value-type="float" office:value="-0.004913603" calcext:value-type="float">
            <text:p>-0.004913603</text:p>
          </table:table-cell>
          <table:table-cell office:value-type="float" office:value="-0.00460095" calcext:value-type="float">
            <text:p>-0.00460095</text:p>
          </table:table-cell>
          <table:table-cell office:value-type="float" office:value="-0.004472031" calcext:value-type="float">
            <text:p>-0.004472031</text:p>
          </table:table-cell>
          <table:table-cell office:value-type="float" office:value="-0.02439932" calcext:value-type="float">
            <text:p>-0.02439932</text:p>
          </table:table-cell>
          <table:table-cell office:value-type="float" office:value="-0.533704" calcext:value-type="float">
            <text:p>-0.533704</text:p>
          </table:table-cell>
          <table:table-cell office:value-type="float" office:value="-0.0485648" calcext:value-type="float">
            <text:p>-0.0485648</text:p>
          </table:table-cell>
          <table:table-cell office:value-type="float" office:value="-0.06982169" calcext:value-type="float">
            <text:p>-0.06982169</text:p>
          </table:table-cell>
          <table:table-cell office:value-type="float" office:value="-0.06220484" calcext:value-type="float">
            <text:p>-0.06220484</text:p>
          </table:table-cell>
          <table:table-cell office:value-type="float" office:value="-0.03362372" calcext:value-type="float">
            <text:p>-0.0336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233245" calcext:value-type="float">
            <text:p>-0.005233245</text:p>
          </table:table-cell>
          <table:table-cell office:value-type="float" office:value="0.007291002" calcext:value-type="float">
            <text:p>0.00729100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6687" calcext:value-type="float">
            <text:p>-2.38668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556.2993" calcext:value-type="float">
            <text:p>556.2993</text:p>
          </table:table-cell>
          <table:table-cell office:value-type="float" office:value="556.508" calcext:value-type="float">
            <text:p>556.508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41.669" calcext:value-type="float">
            <text:p>1041.669</text:p>
          </table:table-cell>
          <table:table-cell office:value-type="float" office:value="5.389019" calcext:value-type="float">
            <text:p>5.389019</text:p>
          </table:table-cell>
          <table:table-cell office:value-type="float" office:value="0" calcext:value-type="float">
            <text:p>0</text:p>
          </table:table-cell>
          <table:table-cell office:value-type="float" office:value="0.3686046" calcext:value-type="float">
            <text:p>0.3686046</text:p>
          </table:table-cell>
          <table:table-cell office:value-type="float" office:value="0.369862" calcext:value-type="float">
            <text:p>0.369862</text:p>
          </table:table-cell>
          <table:table-cell office:value-type="float" office:value="0.375157" calcext:value-type="float">
            <text:p>0.375157</text:p>
          </table:table-cell>
          <table:table-cell office:value-type="float" office:value="0.3812352" calcext:value-type="float">
            <text:p>0.3812352</text:p>
          </table:table-cell>
          <table:table-cell office:value-type="float" office:value="0.3850483" calcext:value-type="float">
            <text:p>0.3850483</text:p>
          </table:table-cell>
          <table:table-cell office:value-type="float" office:value="0.1877189" calcext:value-type="float">
            <text:p>0.1877189</text:p>
          </table:table-cell>
          <table:table-cell office:value-type="float" office:value="0.2477465" calcext:value-type="float">
            <text:p>0.2477465</text:p>
          </table:table-cell>
          <table:table-cell office:value-type="float" office:value="0.3278811" calcext:value-type="float">
            <text:p>0.3278811</text:p>
          </table:table-cell>
          <table:table-cell office:value-type="float" office:value="0.3233333" calcext:value-type="float">
            <text:p>0.3233333</text:p>
          </table:table-cell>
          <table:table-cell office:value-type="float" office:value="0.3513154" calcext:value-type="float">
            <text:p>0.3513154</text:p>
          </table:table-cell>
          <table:table-cell office:value-type="float" office:value="0.3715493" calcext:value-type="float">
            <text:p>0.3715493</text:p>
          </table:table-cell>
          <table:table-cell office:value-type="float" office:value="0.3902223" calcext:value-type="float">
            <text:p>0.39022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265E-015" calcext:value-type="float">
            <text:p>1.990265E-15</text:p>
          </table:table-cell>
          <table:table-cell office:value-type="float" office:value="9.429073E-016" calcext:value-type="float">
            <text:p>9.429073E-16</text:p>
          </table:table-cell>
          <table:table-cell office:value-type="float" office:value="9.908415E-016" calcext:value-type="float">
            <text:p>9.908415E-16</text:p>
          </table:table-cell>
          <table:table-cell office:value-type="float" office:value="9.43923E-016" calcext:value-type="float">
            <text:p>9.43923E-16</text:p>
          </table:table-cell>
          <table:table-cell office:value-type="float" office:value="2.423359E-017" calcext:value-type="float">
            <text:p>2.42335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009351" calcext:value-type="float">
            <text:p>-0.01009351</text:p>
          </table:table-cell>
          <table:table-cell office:value-type="float" office:value="-0.009855401" calcext:value-type="float">
            <text:p>-0.009855401</text:p>
          </table:table-cell>
          <table:table-cell office:value-type="float" office:value="-0.009005808" calcext:value-type="float">
            <text:p>-0.009005808</text:p>
          </table:table-cell>
          <table:table-cell office:value-type="float" office:value="-0.008146116" calcext:value-type="float">
            <text:p>-0.008146116</text:p>
          </table:table-cell>
          <table:table-cell office:value-type="float" office:value="-0.007658244" calcext:value-type="float">
            <text:p>-0.007658244</text:p>
          </table:table-cell>
          <table:table-cell office:value-type="float" office:value="-0.503773" calcext:value-type="float">
            <text:p>-0.503773</text:p>
          </table:table-cell>
          <table:table-cell office:value-type="float" office:value="-0.05664916" calcext:value-type="float">
            <text:p>-0.05664916</text:p>
          </table:table-cell>
          <table:table-cell office:value-type="float" office:value="-0.06959298" calcext:value-type="float">
            <text:p>-0.06959298</text:p>
          </table:table-cell>
          <table:table-cell office:value-type="float" office:value="-0.06216985" calcext:value-type="float">
            <text:p>-0.06216985</text:p>
          </table:table-cell>
          <table:table-cell office:value-type="float" office:value="-0.03362732" calcext:value-type="float">
            <text:p>-0.03362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675" calcext:value-type="float">
            <text:p>-0.0100675</text:p>
          </table:table-cell>
          <table:table-cell office:value-type="float" office:value="0.007357915" calcext:value-type="float">
            <text:p>0.00735791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0801" calcext:value-type="float">
            <text:p>-2.3908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572.8992" calcext:value-type="float">
            <text:p>572.8992</text:p>
          </table:table-cell>
          <table:table-cell office:value-type="float" office:value="562.1891" calcext:value-type="float">
            <text:p>562.1891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52.408" calcext:value-type="float">
            <text:p>1052.408</text:p>
          </table:table-cell>
          <table:table-cell office:value-type="float" office:value="5.568656" calcext:value-type="float">
            <text:p>5.568656</text:p>
          </table:table-cell>
          <table:table-cell office:value-type="float" office:value="0" calcext:value-type="float">
            <text:p>0</text:p>
          </table:table-cell>
          <table:table-cell office:value-type="float" office:value="0.4217049" calcext:value-type="float">
            <text:p>0.4217049</text:p>
          </table:table-cell>
          <table:table-cell office:value-type="float" office:value="0.4262498" calcext:value-type="float">
            <text:p>0.4262498</text:p>
          </table:table-cell>
          <table:table-cell office:value-type="float" office:value="0.4348256" calcext:value-type="float">
            <text:p>0.4348256</text:p>
          </table:table-cell>
          <table:table-cell office:value-type="float" office:value="0.4455628" calcext:value-type="float">
            <text:p>0.4455628</text:p>
          </table:table-cell>
          <table:table-cell office:value-type="float" office:value="0.4554392" calcext:value-type="float">
            <text:p>0.4554392</text:p>
          </table:table-cell>
          <table:table-cell office:value-type="float" office:value="0.1893594" calcext:value-type="float">
            <text:p>0.1893594</text:p>
          </table:table-cell>
          <table:table-cell office:value-type="float" office:value="0.2497796" calcext:value-type="float">
            <text:p>0.2497796</text:p>
          </table:table-cell>
          <table:table-cell office:value-type="float" office:value="0.3281561" calcext:value-type="float">
            <text:p>0.3281561</text:p>
          </table:table-cell>
          <table:table-cell office:value-type="float" office:value="0.3233892" calcext:value-type="float">
            <text:p>0.3233892</text:p>
          </table:table-cell>
          <table:table-cell office:value-type="float" office:value="0.3513339" calcext:value-type="float">
            <text:p>0.3513339</text:p>
          </table:table-cell>
          <table:table-cell office:value-type="float" office:value="0.3715564" calcext:value-type="float">
            <text:p>0.3715564</text:p>
          </table:table-cell>
          <table:table-cell office:value-type="float" office:value="0.3901229" calcext:value-type="float">
            <text:p>0.39012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233E-015" calcext:value-type="float">
            <text:p>1.990233E-15</text:p>
          </table:table-cell>
          <table:table-cell office:value-type="float" office:value="9.42921E-016" calcext:value-type="float">
            <text:p>9.42921E-16</text:p>
          </table:table-cell>
          <table:table-cell office:value-type="float" office:value="9.908396E-016" calcext:value-type="float">
            <text:p>9.908396E-16</text:p>
          </table:table-cell>
          <table:table-cell office:value-type="float" office:value="9.439204E-016" calcext:value-type="float">
            <text:p>9.439204E-16</text:p>
          </table:table-cell>
          <table:table-cell office:value-type="float" office:value="2.423359E-017" calcext:value-type="float">
            <text:p>2.42335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38042" calcext:value-type="float">
            <text:p>-0.00438042</text:p>
          </table:table-cell>
          <table:table-cell office:value-type="float" office:value="-0.004111268" calcext:value-type="float">
            <text:p>-0.004111268</text:p>
          </table:table-cell>
          <table:table-cell office:value-type="float" office:value="-0.003640664" calcext:value-type="float">
            <text:p>-0.003640664</text:p>
          </table:table-cell>
          <table:table-cell office:value-type="float" office:value="-0.003133433" calcext:value-type="float">
            <text:p>-0.003133433</text:p>
          </table:table-cell>
          <table:table-cell office:value-type="float" office:value="-0.002737971" calcext:value-type="float">
            <text:p>-0.002737971</text:p>
          </table:table-cell>
          <table:table-cell office:value-type="float" office:value="-0.4712801" calcext:value-type="float">
            <text:p>-0.4712801</text:p>
          </table:table-cell>
          <table:table-cell office:value-type="float" office:value="-0.05344187" calcext:value-type="float">
            <text:p>-0.05344187</text:p>
          </table:table-cell>
          <table:table-cell office:value-type="float" office:value="-0.06908488" calcext:value-type="float">
            <text:p>-0.06908488</text:p>
          </table:table-cell>
          <table:table-cell office:value-type="float" office:value="-0.06206948" calcext:value-type="float">
            <text:p>-0.06206948</text:p>
          </table:table-cell>
          <table:table-cell office:value-type="float" office:value="-0.03361022" calcext:value-type="float">
            <text:p>-0.0336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71743" calcext:value-type="float">
            <text:p>-0.004471743</text:p>
          </table:table-cell>
          <table:table-cell office:value-type="float" office:value="0.007130703" calcext:value-type="float">
            <text:p>0.00713070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4801" calcext:value-type="float">
            <text:p>-2.3948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585.9991" calcext:value-type="float">
            <text:p>585.9991</text:p>
          </table:table-cell>
          <table:table-cell office:value-type="float" office:value="567.2617" calcext:value-type="float">
            <text:p>567.2617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1060.32" calcext:value-type="float">
            <text:p>1060.32</text:p>
          </table:table-cell>
          <table:table-cell office:value-type="float" office:value="5.684732" calcext:value-type="float">
            <text:p>5.684732</text:p>
          </table:table-cell>
          <table:table-cell office:value-type="float" office:value="0" calcext:value-type="float">
            <text:p>0</text:p>
          </table:table-cell>
          <table:table-cell office:value-type="float" office:value="0.4551712" calcext:value-type="float">
            <text:p>0.4551712</text:p>
          </table:table-cell>
          <table:table-cell office:value-type="float" office:value="0.4603198" calcext:value-type="float">
            <text:p>0.4603198</text:p>
          </table:table-cell>
          <table:table-cell office:value-type="float" office:value="0.4713252" calcext:value-type="float">
            <text:p>0.4713252</text:p>
          </table:table-cell>
          <table:table-cell office:value-type="float" office:value="0.4876245" calcext:value-type="float">
            <text:p>0.4876245</text:p>
          </table:table-cell>
          <table:table-cell office:value-type="float" office:value="0.5064376" calcext:value-type="float">
            <text:p>0.5064376</text:p>
          </table:table-cell>
          <table:table-cell office:value-type="float" office:value="0.1909265" calcext:value-type="float">
            <text:p>0.1909265</text:p>
          </table:table-cell>
          <table:table-cell office:value-type="float" office:value="0.2465292" calcext:value-type="float">
            <text:p>0.2465292</text:p>
          </table:table-cell>
          <table:table-cell office:value-type="float" office:value="0.3283015" calcext:value-type="float">
            <text:p>0.3283015</text:p>
          </table:table-cell>
          <table:table-cell office:value-type="float" office:value="0.3234988" calcext:value-type="float">
            <text:p>0.3234988</text:p>
          </table:table-cell>
          <table:table-cell office:value-type="float" office:value="0.351381" calcext:value-type="float">
            <text:p>0.351381</text:p>
          </table:table-cell>
          <table:table-cell office:value-type="float" office:value="0.3715848" calcext:value-type="float">
            <text:p>0.3715848</text:p>
          </table:table-cell>
          <table:table-cell office:value-type="float" office:value="0.3900207" calcext:value-type="float">
            <text:p>0.39002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044E-015" calcext:value-type="float">
            <text:p>1.990044E-15</text:p>
          </table:table-cell>
          <table:table-cell office:value-type="float" office:value="9.42964E-016" calcext:value-type="float">
            <text:p>9.42964E-16</text:p>
          </table:table-cell>
          <table:table-cell office:value-type="float" office:value="9.908415E-016" calcext:value-type="float">
            <text:p>9.908415E-16</text:p>
          </table:table-cell>
          <table:table-cell office:value-type="float" office:value="9.439214E-016" calcext:value-type="float">
            <text:p>9.439214E-16</text:p>
          </table:table-cell>
          <table:table-cell office:value-type="float" office:value="2.42364E-017" calcext:value-type="float">
            <text:p>2.4236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2722701" calcext:value-type="float">
            <text:p>-0.002722701</text:p>
          </table:table-cell>
          <table:table-cell office:value-type="float" office:value="-0.002548189" calcext:value-type="float">
            <text:p>-0.002548189</text:p>
          </table:table-cell>
          <table:table-cell office:value-type="float" office:value="-0.002219191" calcext:value-type="float">
            <text:p>-0.002219191</text:p>
          </table:table-cell>
          <table:table-cell office:value-type="float" office:value="-0.001818215" calcext:value-type="float">
            <text:p>-0.001818215</text:p>
          </table:table-cell>
          <table:table-cell office:value-type="float" office:value="-0.001450045" calcext:value-type="float">
            <text:p>-0.001450045</text:p>
          </table:table-cell>
          <table:table-cell office:value-type="float" office:value="-0.4424371" calcext:value-type="float">
            <text:p>-0.4424371</text:p>
          </table:table-cell>
          <table:table-cell office:value-type="float" office:value="-0.05868285" calcext:value-type="float">
            <text:p>-0.05868285</text:p>
          </table:table-cell>
          <table:table-cell office:value-type="float" office:value="-0.06881263" calcext:value-type="float">
            <text:p>-0.06881263</text:p>
          </table:table-cell>
          <table:table-cell office:value-type="float" office:value="-0.06187317" calcext:value-type="float">
            <text:p>-0.06187317</text:p>
          </table:table-cell>
          <table:table-cell office:value-type="float" office:value="-0.0335668" calcext:value-type="float">
            <text:p>-0.033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70628" calcext:value-type="float">
            <text:p>-0.002570628</text:p>
          </table:table-cell>
          <table:table-cell office:value-type="float" office:value="0.006868519" calcext:value-type="float">
            <text:p>0.00686851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8699" calcext:value-type="float">
            <text:p>-2.39869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655.3992" calcext:value-type="float">
            <text:p>655.3992</text:p>
          </table:table-cell>
          <table:table-cell office:value-type="float" office:value="571.3178" calcext:value-type="float">
            <text:p>571.3178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25.39" calcext:value-type="float">
            <text:p>1125.39</text:p>
          </table:table-cell>
          <table:table-cell office:value-type="float" office:value="5.749424" calcext:value-type="float">
            <text:p>5.749424</text:p>
          </table:table-cell>
          <table:table-cell office:value-type="float" office:value="0" calcext:value-type="float">
            <text:p>0</text:p>
          </table:table-cell>
          <table:table-cell office:value-type="float" office:value="0.5454195" calcext:value-type="float">
            <text:p>0.5454195</text:p>
          </table:table-cell>
          <table:table-cell office:value-type="float" office:value="0.5384454" calcext:value-type="float">
            <text:p>0.5384454</text:p>
          </table:table-cell>
          <table:table-cell office:value-type="float" office:value="0.5485201" calcext:value-type="float">
            <text:p>0.5485201</text:p>
          </table:table-cell>
          <table:table-cell office:value-type="float" office:value="0.5667698" calcext:value-type="float">
            <text:p>0.5667698</text:p>
          </table:table-cell>
          <table:table-cell office:value-type="float" office:value="0.5470553" calcext:value-type="float">
            <text:p>0.5470553</text:p>
          </table:table-cell>
          <table:table-cell office:value-type="float" office:value="0.4457726" calcext:value-type="float">
            <text:p>0.4457726</text:p>
          </table:table-cell>
          <table:table-cell office:value-type="float" office:value="0.4151795" calcext:value-type="float">
            <text:p>0.4151795</text:p>
          </table:table-cell>
          <table:table-cell office:value-type="float" office:value="0.3874489" calcext:value-type="float">
            <text:p>0.3874489</text:p>
          </table:table-cell>
          <table:table-cell office:value-type="float" office:value="0.3237734" calcext:value-type="float">
            <text:p>0.3237734</text:p>
          </table:table-cell>
          <table:table-cell office:value-type="float" office:value="0.3514749" calcext:value-type="float">
            <text:p>0.3514749</text:p>
          </table:table-cell>
          <table:table-cell office:value-type="float" office:value="0.3716613" calcext:value-type="float">
            <text:p>0.3716613</text:p>
          </table:table-cell>
          <table:table-cell office:value-type="float" office:value="0.3903961" calcext:value-type="float">
            <text:p>0.3903961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006684952" calcext:value-type="float">
            <text:p>6.684952E-05</text:p>
          </table:table-cell>
          <table:table-cell office:value-type="float" office:value="1.989383E-015" calcext:value-type="float">
            <text:p>1.989383E-15</text:p>
          </table:table-cell>
          <table:table-cell office:value-type="float" office:value="9.430803E-016" calcext:value-type="float">
            <text:p>9.430803E-16</text:p>
          </table:table-cell>
          <table:table-cell office:value-type="float" office:value="9.908624E-016" calcext:value-type="float">
            <text:p>9.908624E-16</text:p>
          </table:table-cell>
          <table:table-cell office:value-type="float" office:value="9.439342E-016" calcext:value-type="float">
            <text:p>9.439342E-16</text:p>
          </table:table-cell>
          <table:table-cell office:value-type="float" office:value="2.424672E-017" calcext:value-type="float">
            <text:p>2.42467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9128103" calcext:value-type="float">
            <text:p>-0.0009128103</text:p>
          </table:table-cell>
          <table:table-cell office:value-type="float" office:value="-0.001005924" calcext:value-type="float">
            <text:p>-0.001005924</text:p>
          </table:table-cell>
          <table:table-cell office:value-type="float" office:value="-0.0009406977" calcext:value-type="float">
            <text:p>-0.0009406977</text:p>
          </table:table-cell>
          <table:table-cell office:value-type="float" office:value="-0.0007581785" calcext:value-type="float">
            <text:p>-0.0007581785</text:p>
          </table:table-cell>
          <table:table-cell office:value-type="float" office:value="-0.0008671466" calcext:value-type="float">
            <text:p>-0.0008671466</text:p>
          </table:table-cell>
          <table:table-cell office:value-type="float" office:value="-0.0007377543" calcext:value-type="float">
            <text:p>-0.0007377543</text:p>
          </table:table-cell>
          <table:table-cell office:value-type="float" office:value="-0.000849711" calcext:value-type="float">
            <text:p>-0.000849711</text:p>
          </table:table-cell>
          <table:table-cell office:value-type="float" office:value="-0.008053968" calcext:value-type="float">
            <text:p>-0.008053968</text:p>
          </table:table-cell>
          <table:table-cell office:value-type="float" office:value="-0.06140357" calcext:value-type="float">
            <text:p>-0.06140357</text:p>
          </table:table-cell>
          <table:table-cell office:value-type="float" office:value="-0.03348039" calcext:value-type="float">
            <text:p>-0.03348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6837369" calcext:value-type="float">
            <text:p>0.00683736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92402" calcext:value-type="float">
            <text:p>-2.2924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656.0991" calcext:value-type="float">
            <text:p>656.0991</text:p>
          </table:table-cell>
          <table:table-cell office:value-type="float" office:value="575.7607" calcext:value-type="float">
            <text:p>575.7607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22.483" calcext:value-type="float">
            <text:p>1122.483</text:p>
          </table:table-cell>
          <table:table-cell office:value-type="float" office:value="4.91337" calcext:value-type="float">
            <text:p>4.91337</text:p>
          </table:table-cell>
          <table:table-cell office:value-type="float" office:value="0" calcext:value-type="float">
            <text:p>0</text:p>
          </table:table-cell>
          <table:table-cell office:value-type="float" office:value="0.4172802" calcext:value-type="float">
            <text:p>0.4172802</text:p>
          </table:table-cell>
          <table:table-cell office:value-type="float" office:value="0.4215836" calcext:value-type="float">
            <text:p>0.4215836</text:p>
          </table:table-cell>
          <table:table-cell office:value-type="float" office:value="0.4288326" calcext:value-type="float">
            <text:p>0.4288326</text:p>
          </table:table-cell>
          <table:table-cell office:value-type="float" office:value="0.4371085" calcext:value-type="float">
            <text:p>0.4371085</text:p>
          </table:table-cell>
          <table:table-cell office:value-type="float" office:value="0.444004" calcext:value-type="float">
            <text:p>0.444004</text:p>
          </table:table-cell>
          <table:table-cell office:value-type="float" office:value="0.373345" calcext:value-type="float">
            <text:p>0.373345</text:p>
          </table:table-cell>
          <table:table-cell office:value-type="float" office:value="0.3667041" calcext:value-type="float">
            <text:p>0.3667041</text:p>
          </table:table-cell>
          <table:table-cell office:value-type="float" office:value="0.4162014" calcext:value-type="float">
            <text:p>0.4162014</text:p>
          </table:table-cell>
          <table:table-cell office:value-type="float" office:value="0.3911118" calcext:value-type="float">
            <text:p>0.3911118</text:p>
          </table:table-cell>
          <table:table-cell office:value-type="float" office:value="0.3528631" calcext:value-type="float">
            <text:p>0.3528631</text:p>
          </table:table-cell>
          <table:table-cell office:value-type="float" office:value="0.3717641" calcext:value-type="float">
            <text:p>0.3717641</text:p>
          </table:table-cell>
          <table:table-cell office:value-type="float" office:value="0.3907678" calcext:value-type="float">
            <text:p>0.3907678</text:p>
          </table:table-cell>
          <table:table-cell office:value-type="float" office:value="0.4560727" calcext:value-type="float">
            <text:p>0.4560727</text:p>
          </table:table-cell>
          <table:table-cell office:value-type="float" office:value="0" calcext:value-type="float">
            <text:p>0</text:p>
          </table:table-cell>
          <table:table-cell office:value-type="float" office:value="1.989419E-015" calcext:value-type="float">
            <text:p>1.989419E-15</text:p>
          </table:table-cell>
          <table:table-cell office:value-type="float" office:value="9.430757E-016" calcext:value-type="float">
            <text:p>9.430757E-16</text:p>
          </table:table-cell>
          <table:table-cell office:value-type="float" office:value="9.908582E-016" calcext:value-type="float">
            <text:p>9.908582E-16</text:p>
          </table:table-cell>
          <table:table-cell office:value-type="float" office:value="9.439331E-016" calcext:value-type="float">
            <text:p>9.439331E-16</text:p>
          </table:table-cell>
          <table:table-cell office:value-type="float" office:value="2.424904E-017" calcext:value-type="float">
            <text:p>2.424904E-17</text:p>
          </table:table-cell>
          <table:table-cell office:value-type="float" office:value="4.865554E-018" calcext:value-type="float">
            <text:p>4.865554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664576" calcext:value-type="float">
            <text:p>-0.004664576</text:p>
          </table:table-cell>
          <table:table-cell office:value-type="float" office:value="-0.004389813" calcext:value-type="float">
            <text:p>-0.004389813</text:p>
          </table:table-cell>
          <table:table-cell office:value-type="float" office:value="-0.003956852" calcext:value-type="float">
            <text:p>-0.003956852</text:p>
          </table:table-cell>
          <table:table-cell office:value-type="float" office:value="-0.003517771" calcext:value-type="float">
            <text:p>-0.003517771</text:p>
          </table:table-cell>
          <table:table-cell office:value-type="float" office:value="-0.003193614" calcext:value-type="float">
            <text:p>-0.003193614</text:p>
          </table:table-cell>
          <table:table-cell office:value-type="float" office:value="-0.002741777" calcext:value-type="float">
            <text:p>-0.002741777</text:p>
          </table:table-cell>
          <table:table-cell office:value-type="float" office:value="-0.002328687" calcext:value-type="float">
            <text:p>-0.002328687</text:p>
          </table:table-cell>
          <table:table-cell office:value-type="float" office:value="-0.001196864" calcext:value-type="float">
            <text:p>-0.001196864</text:p>
          </table:table-cell>
          <table:table-cell office:value-type="float" office:value="-0.004325276" calcext:value-type="float">
            <text:p>-0.004325276</text:p>
          </table:table-cell>
          <table:table-cell office:value-type="float" office:value="-0.03167891" calcext:value-type="float">
            <text:p>-0.0316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728046" calcext:value-type="float">
            <text:p>-0.004728046</text:p>
          </table:table-cell>
          <table:table-cell office:value-type="float" office:value="0.006567933" calcext:value-type="float">
            <text:p>0.00656793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8524" calcext:value-type="float">
            <text:p>-2.3285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656.0991" calcext:value-type="float">
            <text:p>656.0991</text:p>
          </table:table-cell>
          <table:table-cell office:value-type="float" office:value="578.1712" calcext:value-type="float">
            <text:p>578.1712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20.887" calcext:value-type="float">
            <text:p>1120.887</text:p>
          </table:table-cell>
          <table:table-cell office:value-type="float" office:value="4.098902" calcext:value-type="float">
            <text:p>4.098902</text:p>
          </table:table-cell>
          <table:table-cell office:value-type="float" office:value="0" calcext:value-type="float">
            <text:p>0</text:p>
          </table:table-cell>
          <table:table-cell office:value-type="float" office:value="0.4025183" calcext:value-type="float">
            <text:p>0.4025183</text:p>
          </table:table-cell>
          <table:table-cell office:value-type="float" office:value="0.4060876" calcext:value-type="float">
            <text:p>0.4060876</text:p>
          </table:table-cell>
          <table:table-cell office:value-type="float" office:value="0.4122482" calcext:value-type="float">
            <text:p>0.4122482</text:p>
          </table:table-cell>
          <table:table-cell office:value-type="float" office:value="0.4194827" calcext:value-type="float">
            <text:p>0.4194827</text:p>
          </table:table-cell>
          <table:table-cell office:value-type="float" office:value="0.4255812" calcext:value-type="float">
            <text:p>0.4255812</text:p>
          </table:table-cell>
          <table:table-cell office:value-type="float" office:value="0.3606496" calcext:value-type="float">
            <text:p>0.3606496</text:p>
          </table:table-cell>
          <table:table-cell office:value-type="float" office:value="0.3561929" calcext:value-type="float">
            <text:p>0.3561929</text:p>
          </table:table-cell>
          <table:table-cell office:value-type="float" office:value="0.4071671" calcext:value-type="float">
            <text:p>0.4071671</text:p>
          </table:table-cell>
          <table:table-cell office:value-type="float" office:value="0.4038714" calcext:value-type="float">
            <text:p>0.4038714</text:p>
          </table:table-cell>
          <table:table-cell office:value-type="float" office:value="0.3548034" calcext:value-type="float">
            <text:p>0.3548034</text:p>
          </table:table-cell>
          <table:table-cell office:value-type="float" office:value="0.3720446" calcext:value-type="float">
            <text:p>0.3720446</text:p>
          </table:table-cell>
          <table:table-cell office:value-type="float" office:value="0.3909206" calcext:value-type="float">
            <text:p>0.3909206</text:p>
          </table:table-cell>
          <table:table-cell office:value-type="float" office:value="0.4605637" calcext:value-type="float">
            <text:p>0.4605637</text:p>
          </table:table-cell>
          <table:table-cell office:value-type="float" office:value="0" calcext:value-type="float">
            <text:p>0</text:p>
          </table:table-cell>
          <table:table-cell office:value-type="float" office:value="1.989508E-015" calcext:value-type="float">
            <text:p>1.989508E-15</text:p>
          </table:table-cell>
          <table:table-cell office:value-type="float" office:value="9.430686E-016" calcext:value-type="float">
            <text:p>9.430686E-16</text:p>
          </table:table-cell>
          <table:table-cell office:value-type="float" office:value="9.908526E-016" calcext:value-type="float">
            <text:p>9.908526E-16</text:p>
          </table:table-cell>
          <table:table-cell office:value-type="float" office:value="9.439266E-016" calcext:value-type="float">
            <text:p>9.439266E-16</text:p>
          </table:table-cell>
          <table:table-cell office:value-type="float" office:value="2.424895E-017" calcext:value-type="float">
            <text:p>2.424895E-17</text:p>
          </table:table-cell>
          <table:table-cell office:value-type="float" office:value="4.865554E-018" calcext:value-type="float">
            <text:p>4.865554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830968" calcext:value-type="float">
            <text:p>-0.005830968</text:p>
          </table:table-cell>
          <table:table-cell office:value-type="float" office:value="-0.005533759" calcext:value-type="float">
            <text:p>-0.005533759</text:p>
          </table:table-cell>
          <table:table-cell office:value-type="float" office:value="-0.005048552" calcext:value-type="float">
            <text:p>-0.005048552</text:p>
          </table:table-cell>
          <table:table-cell office:value-type="float" office:value="-0.004535767" calcext:value-type="float">
            <text:p>-0.004535767</text:p>
          </table:table-cell>
          <table:table-cell office:value-type="float" office:value="-0.004149387" calcext:value-type="float">
            <text:p>-0.004149387</text:p>
          </table:table-cell>
          <table:table-cell office:value-type="float" office:value="-0.003559236" calcext:value-type="float">
            <text:p>-0.003559236</text:p>
          </table:table-cell>
          <table:table-cell office:value-type="float" office:value="-0.002972929" calcext:value-type="float">
            <text:p>-0.002972929</text:p>
          </table:table-cell>
          <table:table-cell office:value-type="float" office:value="-0.00190637" calcext:value-type="float">
            <text:p>-0.00190637</text:p>
          </table:table-cell>
          <table:table-cell office:value-type="float" office:value="-0.002537687" calcext:value-type="float">
            <text:p>-0.002537687</text:p>
          </table:table-cell>
          <table:table-cell office:value-type="float" office:value="-0.0288396" calcext:value-type="float">
            <text:p>-0.028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98897" calcext:value-type="float">
            <text:p>-0.005898897</text:p>
          </table:table-cell>
          <table:table-cell office:value-type="float" office:value="0.00631382" calcext:value-type="float">
            <text:p>0.0063138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7694" calcext:value-type="float">
            <text:p>-2.3576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656.0991" calcext:value-type="float">
            <text:p>656.0991</text:p>
          </table:table-cell>
          <table:table-cell office:value-type="float" office:value="583.4913" calcext:value-type="float">
            <text:p>583.4913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15.846" calcext:value-type="float">
            <text:p>1115.846</text:p>
          </table:table-cell>
          <table:table-cell office:value-type="float" office:value="3.819296" calcext:value-type="float">
            <text:p>3.819296</text:p>
          </table:table-cell>
          <table:table-cell office:value-type="float" office:value="0" calcext:value-type="float">
            <text:p>0</text:p>
          </table:table-cell>
          <table:table-cell office:value-type="float" office:value="0.3800518" calcext:value-type="float">
            <text:p>0.3800518</text:p>
          </table:table-cell>
          <table:table-cell office:value-type="float" office:value="0.3833899" calcext:value-type="float">
            <text:p>0.3833899</text:p>
          </table:table-cell>
          <table:table-cell office:value-type="float" office:value="0.3897021" calcext:value-type="float">
            <text:p>0.3897021</text:p>
          </table:table-cell>
          <table:table-cell office:value-type="float" office:value="0.3971908" calcext:value-type="float">
            <text:p>0.3971908</text:p>
          </table:table-cell>
          <table:table-cell office:value-type="float" office:value="0.4029099" calcext:value-type="float">
            <text:p>0.4029099</text:p>
          </table:table-cell>
          <table:table-cell office:value-type="float" office:value="0.3452897" calcext:value-type="float">
            <text:p>0.3452897</text:p>
          </table:table-cell>
          <table:table-cell office:value-type="float" office:value="0.3416876" calcext:value-type="float">
            <text:p>0.3416876</text:p>
          </table:table-cell>
          <table:table-cell office:value-type="float" office:value="0.3971497" calcext:value-type="float">
            <text:p>0.3971497</text:p>
          </table:table-cell>
          <table:table-cell office:value-type="float" office:value="0.4131372" calcext:value-type="float">
            <text:p>0.4131372</text:p>
          </table:table-cell>
          <table:table-cell office:value-type="float" office:value="0.3569349" calcext:value-type="float">
            <text:p>0.3569349</text:p>
          </table:table-cell>
          <table:table-cell office:value-type="float" office:value="0.3722813" calcext:value-type="float">
            <text:p>0.3722813</text:p>
          </table:table-cell>
          <table:table-cell office:value-type="float" office:value="0.3909237" calcext:value-type="float">
            <text:p>0.39092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593E-015" calcext:value-type="float">
            <text:p>1.989593E-15</text:p>
          </table:table-cell>
          <table:table-cell office:value-type="float" office:value="9.430618E-016" calcext:value-type="float">
            <text:p>9.430618E-16</text:p>
          </table:table-cell>
          <table:table-cell office:value-type="float" office:value="9.908479E-016" calcext:value-type="float">
            <text:p>9.908479E-16</text:p>
          </table:table-cell>
          <table:table-cell office:value-type="float" office:value="9.439201E-016" calcext:value-type="float">
            <text:p>9.439201E-16</text:p>
          </table:table-cell>
          <table:table-cell office:value-type="float" office:value="2.424894E-017" calcext:value-type="float">
            <text:p>2.424894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8313175" calcext:value-type="float">
            <text:p>-0.008313175</text:p>
          </table:table-cell>
          <table:table-cell office:value-type="float" office:value="-0.007891395" calcext:value-type="float">
            <text:p>-0.007891395</text:p>
          </table:table-cell>
          <table:table-cell office:value-type="float" office:value="-0.007136189" calcext:value-type="float">
            <text:p>-0.007136189</text:p>
          </table:table-cell>
          <table:table-cell office:value-type="float" office:value="-0.006341637" calcext:value-type="float">
            <text:p>-0.006341637</text:p>
          </table:table-cell>
          <table:table-cell office:value-type="float" office:value="-0.005804583" calcext:value-type="float">
            <text:p>-0.005804583</text:p>
          </table:table-cell>
          <table:table-cell office:value-type="float" office:value="-0.004929131" calcext:value-type="float">
            <text:p>-0.004929131</text:p>
          </table:table-cell>
          <table:table-cell office:value-type="float" office:value="-0.004209538" calcext:value-type="float">
            <text:p>-0.004209538</text:p>
          </table:table-cell>
          <table:table-cell office:value-type="float" office:value="-0.003288837" calcext:value-type="float">
            <text:p>-0.003288837</text:p>
          </table:table-cell>
          <table:table-cell office:value-type="float" office:value="-0.001731019" calcext:value-type="float">
            <text:p>-0.001731019</text:p>
          </table:table-cell>
          <table:table-cell office:value-type="float" office:value="-0.02603489" calcext:value-type="float">
            <text:p>-0.02603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405992" calcext:value-type="float">
            <text:p>-0.008405992</text:p>
          </table:table-cell>
          <table:table-cell office:value-type="float" office:value="0.006058417" calcext:value-type="float">
            <text:p>0.00605841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2998" calcext:value-type="float">
            <text:p>-2.37299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656.0991" calcext:value-type="float">
            <text:p>656.0991</text:p>
          </table:table-cell>
          <table:table-cell office:value-type="float" office:value="586.5548" calcext:value-type="float">
            <text:p>586.5548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12.783" calcext:value-type="float">
            <text:p>1112.783</text:p>
          </table:table-cell>
          <table:table-cell office:value-type="float" office:value="3.819296" calcext:value-type="float">
            <text:p>3.819296</text:p>
          </table:table-cell>
          <table:table-cell office:value-type="float" office:value="0" calcext:value-type="float">
            <text:p>0</text:p>
          </table:table-cell>
          <table:table-cell office:value-type="float" office:value="0.3707676" calcext:value-type="float">
            <text:p>0.3707676</text:p>
          </table:table-cell>
          <table:table-cell office:value-type="float" office:value="0.3739182" calcext:value-type="float">
            <text:p>0.3739182</text:p>
          </table:table-cell>
          <table:table-cell office:value-type="float" office:value="0.3793318" calcext:value-type="float">
            <text:p>0.3793318</text:p>
          </table:table-cell>
          <table:table-cell office:value-type="float" office:value="0.3857578" calcext:value-type="float">
            <text:p>0.3857578</text:p>
          </table:table-cell>
          <table:table-cell office:value-type="float" office:value="0.3907543" calcext:value-type="float">
            <text:p>0.3907543</text:p>
          </table:table-cell>
          <table:table-cell office:value-type="float" office:value="0.3361007" calcext:value-type="float">
            <text:p>0.3361007</text:p>
          </table:table-cell>
          <table:table-cell office:value-type="float" office:value="0.3334391" calcext:value-type="float">
            <text:p>0.3334391</text:p>
          </table:table-cell>
          <table:table-cell office:value-type="float" office:value="0.3939871" calcext:value-type="float">
            <text:p>0.3939871</text:p>
          </table:table-cell>
          <table:table-cell office:value-type="float" office:value="0.4144206" calcext:value-type="float">
            <text:p>0.4144206</text:p>
          </table:table-cell>
          <table:table-cell office:value-type="float" office:value="0.3590021" calcext:value-type="float">
            <text:p>0.3590021</text:p>
          </table:table-cell>
          <table:table-cell office:value-type="float" office:value="0.3727179" calcext:value-type="float">
            <text:p>0.3727179</text:p>
          </table:table-cell>
          <table:table-cell office:value-type="float" office:value="0.3909011" calcext:value-type="float">
            <text:p>0.39090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67E-015" calcext:value-type="float">
            <text:p>1.98967E-15</text:p>
          </table:table-cell>
          <table:table-cell office:value-type="float" office:value="9.430549E-016" calcext:value-type="float">
            <text:p>9.430549E-16</text:p>
          </table:table-cell>
          <table:table-cell office:value-type="float" office:value="9.908451E-016" calcext:value-type="float">
            <text:p>9.908451E-16</text:p>
          </table:table-cell>
          <table:table-cell office:value-type="float" office:value="9.439144E-016" calcext:value-type="float">
            <text:p>9.439144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6764" calcext:value-type="float">
            <text:p>-0.0096764</text:p>
          </table:table-cell>
          <table:table-cell office:value-type="float" office:value="-0.009196595" calcext:value-type="float">
            <text:p>-0.009196595</text:p>
          </table:table-cell>
          <table:table-cell office:value-type="float" office:value="-0.008417744" calcext:value-type="float">
            <text:p>-0.008417744</text:p>
          </table:table-cell>
          <table:table-cell office:value-type="float" office:value="-0.007586884" calcext:value-type="float">
            <text:p>-0.007586884</text:p>
          </table:table-cell>
          <table:table-cell office:value-type="float" office:value="-0.007007198" calcext:value-type="float">
            <text:p>-0.007007198</text:p>
          </table:table-cell>
          <table:table-cell office:value-type="float" office:value="-0.00603833" calcext:value-type="float">
            <text:p>-0.00603833</text:p>
          </table:table-cell>
          <table:table-cell office:value-type="float" office:value="-0.005173157" calcext:value-type="float">
            <text:p>-0.005173157</text:p>
          </table:table-cell>
          <table:table-cell office:value-type="float" office:value="-0.003914654" calcext:value-type="float">
            <text:p>-0.003914654</text:p>
          </table:table-cell>
          <table:table-cell office:value-type="float" office:value="-0.001641387" calcext:value-type="float">
            <text:p>-0.001641387</text:p>
          </table:table-cell>
          <table:table-cell office:value-type="float" office:value="-0.02358209" calcext:value-type="float">
            <text:p>-0.02358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87064" calcext:value-type="float">
            <text:p>-0.009787064</text:p>
          </table:table-cell>
          <table:table-cell office:value-type="float" office:value="0.005839079" calcext:value-type="float">
            <text:p>0.00583907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7211" calcext:value-type="float">
            <text:p>-2.3772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656.0991" calcext:value-type="float">
            <text:p>656.0991</text:p>
          </table:table-cell>
          <table:table-cell office:value-type="float" office:value="591.0771" calcext:value-type="float">
            <text:p>591.0771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08.26" calcext:value-type="float">
            <text:p>1108.26</text:p>
          </table:table-cell>
          <table:table-cell office:value-type="float" office:value="3.819296" calcext:value-type="float">
            <text:p>3.819296</text:p>
          </table:table-cell>
          <table:table-cell office:value-type="float" office:value="0" calcext:value-type="float">
            <text:p>0</text:p>
          </table:table-cell>
          <table:table-cell office:value-type="float" office:value="0.3522544" calcext:value-type="float">
            <text:p>0.3522544</text:p>
          </table:table-cell>
          <table:table-cell office:value-type="float" office:value="0.3560052" calcext:value-type="float">
            <text:p>0.3560052</text:p>
          </table:table-cell>
          <table:table-cell office:value-type="float" office:value="0.3630625" calcext:value-type="float">
            <text:p>0.3630625</text:p>
          </table:table-cell>
          <table:table-cell office:value-type="float" office:value="0.3713934" calcext:value-type="float">
            <text:p>0.3713934</text:p>
          </table:table-cell>
          <table:table-cell office:value-type="float" office:value="0.377395" calcext:value-type="float">
            <text:p>0.377395</text:p>
          </table:table-cell>
          <table:table-cell office:value-type="float" office:value="0.3277462" calcext:value-type="float">
            <text:p>0.3277462</text:p>
          </table:table-cell>
          <table:table-cell office:value-type="float" office:value="0.3271167" calcext:value-type="float">
            <text:p>0.3271167</text:p>
          </table:table-cell>
          <table:table-cell office:value-type="float" office:value="0.3918645" calcext:value-type="float">
            <text:p>0.3918645</text:p>
          </table:table-cell>
          <table:table-cell office:value-type="float" office:value="0.4125391" calcext:value-type="float">
            <text:p>0.4125391</text:p>
          </table:table-cell>
          <table:table-cell office:value-type="float" office:value="0.3611456" calcext:value-type="float">
            <text:p>0.3611456</text:p>
          </table:table-cell>
          <table:table-cell office:value-type="float" office:value="0.373171" calcext:value-type="float">
            <text:p>0.373171</text:p>
          </table:table-cell>
          <table:table-cell office:value-type="float" office:value="0.3908668" calcext:value-type="float">
            <text:p>0.39086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741E-015" calcext:value-type="float">
            <text:p>1.989741E-15</text:p>
          </table:table-cell>
          <table:table-cell office:value-type="float" office:value="9.430469E-016" calcext:value-type="float">
            <text:p>9.430469E-16</text:p>
          </table:table-cell>
          <table:table-cell office:value-type="float" office:value="9.908432E-016" calcext:value-type="float">
            <text:p>9.908432E-16</text:p>
          </table:table-cell>
          <table:table-cell office:value-type="float" office:value="9.439083E-016" calcext:value-type="float">
            <text:p>9.439083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327735" calcext:value-type="float">
            <text:p>-0.01327735</text:p>
          </table:table-cell>
          <table:table-cell office:value-type="float" office:value="-0.0124422" calcext:value-type="float">
            <text:p>-0.0124422</text:p>
          </table:table-cell>
          <table:table-cell office:value-type="float" office:value="-0.01101467" calcext:value-type="float">
            <text:p>-0.01101467</text:p>
          </table:table-cell>
          <table:table-cell office:value-type="float" office:value="-0.009572646" calcext:value-type="float">
            <text:p>-0.009572646</text:p>
          </table:table-cell>
          <table:table-cell office:value-type="float" office:value="-0.008670851" calcext:value-type="float">
            <text:p>-0.008670851</text:p>
          </table:table-cell>
          <table:table-cell office:value-type="float" office:value="-0.007292955" calcext:value-type="float">
            <text:p>-0.007292955</text:p>
          </table:table-cell>
          <table:table-cell office:value-type="float" office:value="-0.006074736" calcext:value-type="float">
            <text:p>-0.006074736</text:p>
          </table:table-cell>
          <table:table-cell office:value-type="float" office:value="-0.00439957" calcext:value-type="float">
            <text:p>-0.00439957</text:p>
          </table:table-cell>
          <table:table-cell office:value-type="float" office:value="-0.001769028" calcext:value-type="float">
            <text:p>-0.001769028</text:p>
          </table:table-cell>
          <table:table-cell office:value-type="float" office:value="-0.0213018" calcext:value-type="float">
            <text:p>-0.021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51264" calcext:value-type="float">
            <text:p>-0.01351264</text:p>
          </table:table-cell>
          <table:table-cell office:value-type="float" office:value="0.005622377" calcext:value-type="float">
            <text:p>0.00562237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1173" calcext:value-type="float">
            <text:p>-2.3811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671.2988" calcext:value-type="float">
            <text:p>671.2988</text:p>
          </table:table-cell>
          <table:table-cell office:value-type="float" office:value="594.7208" calcext:value-type="float">
            <text:p>594.7208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19.633" calcext:value-type="float">
            <text:p>1119.633</text:p>
          </table:table-cell>
          <table:table-cell office:value-type="float" office:value="4.002139" calcext:value-type="float">
            <text:p>4.002139</text:p>
          </table:table-cell>
          <table:table-cell office:value-type="float" office:value="0" calcext:value-type="float">
            <text:p>0</text:p>
          </table:table-cell>
          <table:table-cell office:value-type="float" office:value="0.4144188" calcext:value-type="float">
            <text:p>0.4144188</text:p>
          </table:table-cell>
          <table:table-cell office:value-type="float" office:value="0.417798" calcext:value-type="float">
            <text:p>0.417798</text:p>
          </table:table-cell>
          <table:table-cell office:value-type="float" office:value="0.4207552" calcext:value-type="float">
            <text:p>0.4207552</text:p>
          </table:table-cell>
          <table:table-cell office:value-type="float" office:value="0.4213564" calcext:value-type="float">
            <text:p>0.4213564</text:p>
          </table:table-cell>
          <table:table-cell office:value-type="float" office:value="0.4214463" calcext:value-type="float">
            <text:p>0.4214463</text:p>
          </table:table-cell>
          <table:table-cell office:value-type="float" office:value="0.3339567" calcext:value-type="float">
            <text:p>0.3339567</text:p>
          </table:table-cell>
          <table:table-cell office:value-type="float" office:value="0.3296425" calcext:value-type="float">
            <text:p>0.3296425</text:p>
          </table:table-cell>
          <table:table-cell office:value-type="float" office:value="0.3913442" calcext:value-type="float">
            <text:p>0.3913442</text:p>
          </table:table-cell>
          <table:table-cell office:value-type="float" office:value="0.409882" calcext:value-type="float">
            <text:p>0.409882</text:p>
          </table:table-cell>
          <table:table-cell office:value-type="float" office:value="0.3632398" calcext:value-type="float">
            <text:p>0.3632398</text:p>
          </table:table-cell>
          <table:table-cell office:value-type="float" office:value="0.3737887" calcext:value-type="float">
            <text:p>0.3737887</text:p>
          </table:table-cell>
          <table:table-cell office:value-type="float" office:value="0.3908353" calcext:value-type="float">
            <text:p>0.39083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737E-015" calcext:value-type="float">
            <text:p>1.989737E-15</text:p>
          </table:table-cell>
          <table:table-cell office:value-type="float" office:value="9.43055E-016" calcext:value-type="float">
            <text:p>9.43055E-16</text:p>
          </table:table-cell>
          <table:table-cell office:value-type="float" office:value="9.908434E-016" calcext:value-type="float">
            <text:p>9.908434E-16</text:p>
          </table:table-cell>
          <table:table-cell office:value-type="float" office:value="9.43902E-016" calcext:value-type="float">
            <text:p>9.43902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819574" calcext:value-type="float">
            <text:p>-0.004819574</text:p>
          </table:table-cell>
          <table:table-cell office:value-type="float" office:value="-0.004596489" calcext:value-type="float">
            <text:p>-0.004596489</text:p>
          </table:table-cell>
          <table:table-cell office:value-type="float" office:value="-0.004420683" calcext:value-type="float">
            <text:p>-0.004420683</text:p>
          </table:table-cell>
          <table:table-cell office:value-type="float" office:value="-0.004413583" calcext:value-type="float">
            <text:p>-0.004413583</text:p>
          </table:table-cell>
          <table:table-cell office:value-type="float" office:value="-0.004419144" calcext:value-type="float">
            <text:p>-0.004419144</text:p>
          </table:table-cell>
          <table:table-cell office:value-type="float" office:value="-0.0064278" calcext:value-type="float">
            <text:p>-0.0064278</text:p>
          </table:table-cell>
          <table:table-cell office:value-type="float" office:value="-0.005698303" calcext:value-type="float">
            <text:p>-0.005698303</text:p>
          </table:table-cell>
          <table:table-cell office:value-type="float" office:value="-0.00453241" calcext:value-type="float">
            <text:p>-0.00453241</text:p>
          </table:table-cell>
          <table:table-cell office:value-type="float" office:value="-0.001970133" calcext:value-type="float">
            <text:p>-0.001970133</text:p>
          </table:table-cell>
          <table:table-cell office:value-type="float" office:value="-0.01929205" calcext:value-type="float">
            <text:p>-0.01929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80001" calcext:value-type="float">
            <text:p>-0.004880001</text:p>
          </table:table-cell>
          <table:table-cell office:value-type="float" office:value="0.005418945" calcext:value-type="float">
            <text:p>0.0054189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96" calcext:value-type="float">
            <text:p>-2.384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598.9833" calcext:value-type="float">
            <text:p>598.9833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15.47" calcext:value-type="float">
            <text:p>1115.47</text:p>
          </table:table-cell>
          <table:table-cell office:value-type="float" office:value="4.002522" calcext:value-type="float">
            <text:p>4.002522</text:p>
          </table:table-cell>
          <table:table-cell office:value-type="float" office:value="0" calcext:value-type="float">
            <text:p>0</text:p>
          </table:table-cell>
          <table:table-cell office:value-type="float" office:value="0.3827033" calcext:value-type="float">
            <text:p>0.3827033</text:p>
          </table:table-cell>
          <table:table-cell office:value-type="float" office:value="0.3858679" calcext:value-type="float">
            <text:p>0.3858679</text:p>
          </table:table-cell>
          <table:table-cell office:value-type="float" office:value="0.3909598" calcext:value-type="float">
            <text:p>0.3909598</text:p>
          </table:table-cell>
          <table:table-cell office:value-type="float" office:value="0.3966377" calcext:value-type="float">
            <text:p>0.3966377</text:p>
          </table:table-cell>
          <table:table-cell office:value-type="float" office:value="0.4009667" calcext:value-type="float">
            <text:p>0.4009667</text:p>
          </table:table-cell>
          <table:table-cell office:value-type="float" office:value="0.3412853" calcext:value-type="float">
            <text:p>0.3412853</text:p>
          </table:table-cell>
          <table:table-cell office:value-type="float" office:value="0.3353751" calcext:value-type="float">
            <text:p>0.3353751</text:p>
          </table:table-cell>
          <table:table-cell office:value-type="float" office:value="0.3925691" calcext:value-type="float">
            <text:p>0.3925691</text:p>
          </table:table-cell>
          <table:table-cell office:value-type="float" office:value="0.40814" calcext:value-type="float">
            <text:p>0.40814</text:p>
          </table:table-cell>
          <table:table-cell office:value-type="float" office:value="0.3654005" calcext:value-type="float">
            <text:p>0.3654005</text:p>
          </table:table-cell>
          <table:table-cell office:value-type="float" office:value="0.3746201" calcext:value-type="float">
            <text:p>0.3746201</text:p>
          </table:table-cell>
          <table:table-cell office:value-type="float" office:value="0.3907562" calcext:value-type="float">
            <text:p>0.39075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791E-015" calcext:value-type="float">
            <text:p>1.989791E-15</text:p>
          </table:table-cell>
          <table:table-cell office:value-type="float" office:value="9.430486E-016" calcext:value-type="float">
            <text:p>9.430486E-16</text:p>
          </table:table-cell>
          <table:table-cell office:value-type="float" office:value="9.908424E-016" calcext:value-type="float">
            <text:p>9.908424E-16</text:p>
          </table:table-cell>
          <table:table-cell office:value-type="float" office:value="9.438968E-016" calcext:value-type="float">
            <text:p>9.438968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956918" calcext:value-type="float">
            <text:p>-0.007956918</text:p>
          </table:table-cell>
          <table:table-cell office:value-type="float" office:value="-0.007574558" calcext:value-type="float">
            <text:p>-0.007574558</text:p>
          </table:table-cell>
          <table:table-cell office:value-type="float" office:value="-0.006988292" calcext:value-type="float">
            <text:p>-0.006988292</text:p>
          </table:table-cell>
          <table:table-cell office:value-type="float" office:value="-0.006393826" calcext:value-type="float">
            <text:p>-0.006393826</text:p>
          </table:table-cell>
          <table:table-cell office:value-type="float" office:value="-0.00597953" calcext:value-type="float">
            <text:p>-0.00597953</text:p>
          </table:table-cell>
          <table:table-cell office:value-type="float" office:value="-0.005384279" calcext:value-type="float">
            <text:p>-0.005384279</text:p>
          </table:table-cell>
          <table:table-cell office:value-type="float" office:value="-0.004931398" calcext:value-type="float">
            <text:p>-0.004931398</text:p>
          </table:table-cell>
          <table:table-cell office:value-type="float" office:value="-0.00423787" calcext:value-type="float">
            <text:p>-0.00423787</text:p>
          </table:table-cell>
          <table:table-cell office:value-type="float" office:value="-0.00211531" calcext:value-type="float">
            <text:p>-0.00211531</text:p>
          </table:table-cell>
          <table:table-cell office:value-type="float" office:value="-0.01743362" calcext:value-type="float">
            <text:p>-0.0174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06354" calcext:value-type="float">
            <text:p>-0.00806354</text:p>
          </table:table-cell>
          <table:table-cell office:value-type="float" office:value="0.005255163" calcext:value-type="float">
            <text:p>0.0052551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604" calcext:value-type="float">
            <text:p>-2.3886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03.4965" calcext:value-type="float">
            <text:p>603.4965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10.957" calcext:value-type="float">
            <text:p>1110.957</text:p>
          </table:table-cell>
          <table:table-cell office:value-type="float" office:value="4.002522" calcext:value-type="float">
            <text:p>4.002522</text:p>
          </table:table-cell>
          <table:table-cell office:value-type="float" office:value="0" calcext:value-type="float">
            <text:p>0</text:p>
          </table:table-cell>
          <table:table-cell office:value-type="float" office:value="0.3612843" calcext:value-type="float">
            <text:p>0.3612843</text:p>
          </table:table-cell>
          <table:table-cell office:value-type="float" office:value="0.3650399" calcext:value-type="float">
            <text:p>0.3650399</text:p>
          </table:table-cell>
          <table:table-cell office:value-type="float" office:value="0.3719436" calcext:value-type="float">
            <text:p>0.3719436</text:p>
          </table:table-cell>
          <table:table-cell office:value-type="float" office:value="0.3795583" calcext:value-type="float">
            <text:p>0.3795583</text:p>
          </table:table-cell>
          <table:table-cell office:value-type="float" office:value="0.3847216" calcext:value-type="float">
            <text:p>0.3847216</text:p>
          </table:table-cell>
          <table:table-cell office:value-type="float" office:value="0.3321297" calcext:value-type="float">
            <text:p>0.3321297</text:p>
          </table:table-cell>
          <table:table-cell office:value-type="float" office:value="0.3294671" calcext:value-type="float">
            <text:p>0.3294671</text:p>
          </table:table-cell>
          <table:table-cell office:value-type="float" office:value="0.3915358" calcext:value-type="float">
            <text:p>0.3915358</text:p>
          </table:table-cell>
          <table:table-cell office:value-type="float" office:value="0.4067692" calcext:value-type="float">
            <text:p>0.4067692</text:p>
          </table:table-cell>
          <table:table-cell office:value-type="float" office:value="0.3675227" calcext:value-type="float">
            <text:p>0.3675227</text:p>
          </table:table-cell>
          <table:table-cell office:value-type="float" office:value="0.3754648" calcext:value-type="float">
            <text:p>0.3754648</text:p>
          </table:table-cell>
          <table:table-cell office:value-type="float" office:value="0.3907216" calcext:value-type="float">
            <text:p>0.39072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838E-015" calcext:value-type="float">
            <text:p>1.989838E-15</text:p>
          </table:table-cell>
          <table:table-cell office:value-type="float" office:value="9.430431E-016" calcext:value-type="float">
            <text:p>9.430431E-16</text:p>
          </table:table-cell>
          <table:table-cell office:value-type="float" office:value="9.908389E-016" calcext:value-type="float">
            <text:p>9.908389E-16</text:p>
          </table:table-cell>
          <table:table-cell office:value-type="float" office:value="9.438939E-016" calcext:value-type="float">
            <text:p>9.438939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135784" calcext:value-type="float">
            <text:p>-0.01135784</text:p>
          </table:table-cell>
          <table:table-cell office:value-type="float" office:value="-0.01066187" calcext:value-type="float">
            <text:p>-0.01066187</text:p>
          </table:table-cell>
          <table:table-cell office:value-type="float" office:value="-0.009496466" calcext:value-type="float">
            <text:p>-0.009496466</text:p>
          </table:table-cell>
          <table:table-cell office:value-type="float" office:value="-0.008376407" calcext:value-type="float">
            <text:p>-0.008376407</text:p>
          </table:table-cell>
          <table:table-cell office:value-type="float" office:value="-0.007705625" calcext:value-type="float">
            <text:p>-0.007705625</text:p>
          </table:table-cell>
          <table:table-cell office:value-type="float" office:value="-0.006599361" calcext:value-type="float">
            <text:p>-0.006599361</text:p>
          </table:table-cell>
          <table:table-cell office:value-type="float" office:value="-0.005719687" calcext:value-type="float">
            <text:p>-0.005719687</text:p>
          </table:table-cell>
          <table:table-cell office:value-type="float" office:value="-0.004480689" calcext:value-type="float">
            <text:p>-0.004480689</text:p>
          </table:table-cell>
          <table:table-cell office:value-type="float" office:value="-0.002236949" calcext:value-type="float">
            <text:p>-0.002236949</text:p>
          </table:table-cell>
          <table:table-cell office:value-type="float" office:value="-0.01578631" calcext:value-type="float">
            <text:p>-0.01578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55584" calcext:value-type="float">
            <text:p>-0.01155584</text:p>
          </table:table-cell>
          <table:table-cell office:value-type="float" office:value="0.005105691" calcext:value-type="float">
            <text:p>0.00510569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112" calcext:value-type="float">
            <text:p>-2.3921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09.236" calcext:value-type="float">
            <text:p>609.236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105.217" calcext:value-type="float">
            <text:p>1105.217</text:p>
          </table:table-cell>
          <table:table-cell office:value-type="float" office:value="4.002522" calcext:value-type="float">
            <text:p>4.002522</text:p>
          </table:table-cell>
          <table:table-cell office:value-type="float" office:value="0" calcext:value-type="float">
            <text:p>0</text:p>
          </table:table-cell>
          <table:table-cell office:value-type="float" office:value="0.3335746" calcext:value-type="float">
            <text:p>0.3335746</text:p>
          </table:table-cell>
          <table:table-cell office:value-type="float" office:value="0.3399312" calcext:value-type="float">
            <text:p>0.3399312</text:p>
          </table:table-cell>
          <table:table-cell office:value-type="float" office:value="0.3510525" calcext:value-type="float">
            <text:p>0.3510525</text:p>
          </table:table-cell>
          <table:table-cell office:value-type="float" office:value="0.3617005" calcext:value-type="float">
            <text:p>0.3617005</text:p>
          </table:table-cell>
          <table:table-cell office:value-type="float" office:value="0.3683062" calcext:value-type="float">
            <text:p>0.3683062</text:p>
          </table:table-cell>
          <table:table-cell office:value-type="float" office:value="0.3223628" calcext:value-type="float">
            <text:p>0.3223628</text:p>
          </table:table-cell>
          <table:table-cell office:value-type="float" office:value="0.3224002" calcext:value-type="float">
            <text:p>0.3224002</text:p>
          </table:table-cell>
          <table:table-cell office:value-type="float" office:value="0.3893098" calcext:value-type="float">
            <text:p>0.3893098</text:p>
          </table:table-cell>
          <table:table-cell office:value-type="float" office:value="0.4042587" calcext:value-type="float">
            <text:p>0.4042587</text:p>
          </table:table-cell>
          <table:table-cell office:value-type="float" office:value="0.3695316" calcext:value-type="float">
            <text:p>0.3695316</text:p>
          </table:table-cell>
          <table:table-cell office:value-type="float" office:value="0.3762961" calcext:value-type="float">
            <text:p>0.3762961</text:p>
          </table:table-cell>
          <table:table-cell office:value-type="float" office:value="0.3907199" calcext:value-type="float">
            <text:p>0.39071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88E-015" calcext:value-type="float">
            <text:p>1.98988E-15</text:p>
          </table:table-cell>
          <table:table-cell office:value-type="float" office:value="9.430398E-016" calcext:value-type="float">
            <text:p>9.430398E-16</text:p>
          </table:table-cell>
          <table:table-cell office:value-type="float" office:value="9.908329E-016" calcext:value-type="float">
            <text:p>9.908329E-16</text:p>
          </table:table-cell>
          <table:table-cell office:value-type="float" office:value="9.438937E-016" calcext:value-type="float">
            <text:p>9.438937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861173" calcext:value-type="float">
            <text:p>-0.01861173</text:p>
          </table:table-cell>
          <table:table-cell office:value-type="float" office:value="-0.01653238" calcext:value-type="float">
            <text:p>-0.01653238</text:p>
          </table:table-cell>
          <table:table-cell office:value-type="float" office:value="-0.01353698" calcext:value-type="float">
            <text:p>-0.01353698</text:p>
          </table:table-cell>
          <table:table-cell office:value-type="float" office:value="-0.0112549" calcext:value-type="float">
            <text:p>-0.0112549</text:p>
          </table:table-cell>
          <table:table-cell office:value-type="float" office:value="-0.0100672" calcext:value-type="float">
            <text:p>-0.0100672</text:p>
          </table:table-cell>
          <table:table-cell office:value-type="float" office:value="-0.008252884" calcext:value-type="float">
            <text:p>-0.008252884</text:p>
          </table:table-cell>
          <table:table-cell office:value-type="float" office:value="-0.006860561" calcext:value-type="float">
            <text:p>-0.006860561</text:p>
          </table:table-cell>
          <table:table-cell office:value-type="float" office:value="-0.005067971" calcext:value-type="float">
            <text:p>-0.005067971</text:p>
          </table:table-cell>
          <table:table-cell office:value-type="float" office:value="-0.002477363" calcext:value-type="float">
            <text:p>-0.002477363</text:p>
          </table:table-cell>
          <table:table-cell office:value-type="float" office:value="-0.01438365" calcext:value-type="float">
            <text:p>-0.01438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23268" calcext:value-type="float">
            <text:p>-0.01923268</text:p>
          </table:table-cell>
          <table:table-cell office:value-type="float" office:value="0.004961076" calcext:value-type="float">
            <text:p>0.00496107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442" calcext:value-type="float">
            <text:p>-2.3954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15.2726" calcext:value-type="float">
            <text:p>615.2726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99.18" calcext:value-type="float">
            <text:p>1099.18</text:p>
          </table:table-cell>
          <table:table-cell office:value-type="float" office:value="4.002522" calcext:value-type="float">
            <text:p>4.002522</text:p>
          </table:table-cell>
          <table:table-cell office:value-type="float" office:value="0" calcext:value-type="float">
            <text:p>0</text:p>
          </table:table-cell>
          <table:table-cell office:value-type="float" office:value="0.2920433" calcext:value-type="float">
            <text:p>0.2920433</text:p>
          </table:table-cell>
          <table:table-cell office:value-type="float" office:value="0.3147873" calcext:value-type="float">
            <text:p>0.3147873</text:p>
          </table:table-cell>
          <table:table-cell office:value-type="float" office:value="0.3323903" calcext:value-type="float">
            <text:p>0.3323903</text:p>
          </table:table-cell>
          <table:table-cell office:value-type="float" office:value="0.3456009" calcext:value-type="float">
            <text:p>0.3456009</text:p>
          </table:table-cell>
          <table:table-cell office:value-type="float" office:value="0.3536926" calcext:value-type="float">
            <text:p>0.3536926</text:p>
          </table:table-cell>
          <table:table-cell office:value-type="float" office:value="0.3131533" calcext:value-type="float">
            <text:p>0.3131533</text:p>
          </table:table-cell>
          <table:table-cell office:value-type="float" office:value="0.3158965" calcext:value-type="float">
            <text:p>0.3158965</text:p>
          </table:table-cell>
          <table:table-cell office:value-type="float" office:value="0.3867974" calcext:value-type="float">
            <text:p>0.3867974</text:p>
          </table:table-cell>
          <table:table-cell office:value-type="float" office:value="0.4004524" calcext:value-type="float">
            <text:p>0.4004524</text:p>
          </table:table-cell>
          <table:table-cell office:value-type="float" office:value="0.37167" calcext:value-type="float">
            <text:p>0.37167</text:p>
          </table:table-cell>
          <table:table-cell office:value-type="float" office:value="0.3772011" calcext:value-type="float">
            <text:p>0.3772011</text:p>
          </table:table-cell>
          <table:table-cell office:value-type="float" office:value="0.390755" calcext:value-type="float">
            <text:p>0.3907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18E-015" calcext:value-type="float">
            <text:p>1.989918E-15</text:p>
          </table:table-cell>
          <table:table-cell office:value-type="float" office:value="9.430361E-016" calcext:value-type="float">
            <text:p>9.430361E-16</text:p>
          </table:table-cell>
          <table:table-cell office:value-type="float" office:value="9.908274E-016" calcext:value-type="float">
            <text:p>9.908274E-16</text:p>
          </table:table-cell>
          <table:table-cell office:value-type="float" office:value="9.438938E-016" calcext:value-type="float">
            <text:p>9.438938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459741" calcext:value-type="float">
            <text:p>-0.04459741</text:p>
          </table:table-cell>
          <table:table-cell office:value-type="float" office:value="-0.02643891" calcext:value-type="float">
            <text:p>-0.02643891</text:p>
          </table:table-cell>
          <table:table-cell office:value-type="float" office:value="-0.01891244" calcext:value-type="float">
            <text:p>-0.01891244</text:p>
          </table:table-cell>
          <table:table-cell office:value-type="float" office:value="-0.01488316" calcext:value-type="float">
            <text:p>-0.01488316</text:p>
          </table:table-cell>
          <table:table-cell office:value-type="float" office:value="-0.01291003" calcext:value-type="float">
            <text:p>-0.01291003</text:p>
          </table:table-cell>
          <table:table-cell office:value-type="float" office:value="-0.01025788" calcext:value-type="float">
            <text:p>-0.01025788</text:p>
          </table:table-cell>
          <table:table-cell office:value-type="float" office:value="-0.008140191" calcext:value-type="float">
            <text:p>-0.008140191</text:p>
          </table:table-cell>
          <table:table-cell office:value-type="float" office:value="-0.005828355" calcext:value-type="float">
            <text:p>-0.005828355</text:p>
          </table:table-cell>
          <table:table-cell office:value-type="float" office:value="-0.002899169" calcext:value-type="float">
            <text:p>-0.002899169</text:p>
          </table:table-cell>
          <table:table-cell office:value-type="float" office:value="-0.01302841" calcext:value-type="float">
            <text:p>-0.01302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91038" calcext:value-type="float">
            <text:p>-0.05791038</text:p>
          </table:table-cell>
          <table:table-cell office:value-type="float" office:value="0.004826266" calcext:value-type="float">
            <text:p>0.0048262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566" calcext:value-type="float">
            <text:p>-2.39856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22.1873" calcext:value-type="float">
            <text:p>622.1873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92.727" calcext:value-type="float">
            <text:p>1092.727</text:p>
          </table:table-cell>
          <table:table-cell office:value-type="float" office:value="3.540959" calcext:value-type="float">
            <text:p>3.540959</text:p>
          </table:table-cell>
          <table:table-cell office:value-type="float" office:value="0" calcext:value-type="float">
            <text:p>0</text:p>
          </table:table-cell>
          <table:table-cell office:value-type="float" office:value="0.203501" calcext:value-type="float">
            <text:p>0.203501</text:p>
          </table:table-cell>
          <table:table-cell office:value-type="float" office:value="0.2890067" calcext:value-type="float">
            <text:p>0.2890067</text:p>
          </table:table-cell>
          <table:table-cell office:value-type="float" office:value="0.3119642" calcext:value-type="float">
            <text:p>0.3119642</text:p>
          </table:table-cell>
          <table:table-cell office:value-type="float" office:value="0.3298667" calcext:value-type="float">
            <text:p>0.3298667</text:p>
          </table:table-cell>
          <table:table-cell office:value-type="float" office:value="0.3399936" calcext:value-type="float">
            <text:p>0.3399936</text:p>
          </table:table-cell>
          <table:table-cell office:value-type="float" office:value="0.3044494" calcext:value-type="float">
            <text:p>0.3044494</text:p>
          </table:table-cell>
          <table:table-cell office:value-type="float" office:value="0.3092695" calcext:value-type="float">
            <text:p>0.3092695</text:p>
          </table:table-cell>
          <table:table-cell office:value-type="float" office:value="0.3841698" calcext:value-type="float">
            <text:p>0.3841698</text:p>
          </table:table-cell>
          <table:table-cell office:value-type="float" office:value="0.3963471" calcext:value-type="float">
            <text:p>0.3963471</text:p>
          </table:table-cell>
          <table:table-cell office:value-type="float" office:value="0.3734146" calcext:value-type="float">
            <text:p>0.3734146</text:p>
          </table:table-cell>
          <table:table-cell office:value-type="float" office:value="0.3780791" calcext:value-type="float">
            <text:p>0.3780791</text:p>
          </table:table-cell>
          <table:table-cell office:value-type="float" office:value="0.3911223" calcext:value-type="float">
            <text:p>0.3911223</text:p>
          </table:table-cell>
          <table:table-cell office:value-type="float" office:value="0.4526432" calcext:value-type="float">
            <text:p>0.4526432</text:p>
          </table:table-cell>
          <table:table-cell office:value-type="float" office:value="0" calcext:value-type="float">
            <text:p>0</text:p>
          </table:table-cell>
          <table:table-cell office:value-type="float" office:value="1.98995E-015" calcext:value-type="float">
            <text:p>1.98995E-15</text:p>
          </table:table-cell>
          <table:table-cell office:value-type="float" office:value="9.430336E-016" calcext:value-type="float">
            <text:p>9.430336E-16</text:p>
          </table:table-cell>
          <table:table-cell office:value-type="float" office:value="9.908226E-016" calcext:value-type="float">
            <text:p>9.908226E-16</text:p>
          </table:table-cell>
          <table:table-cell office:value-type="float" office:value="9.438938E-016" calcext:value-type="float">
            <text:p>9.438938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05707" calcext:value-type="float">
            <text:p>-0.705707</text:p>
          </table:table-cell>
          <table:table-cell office:value-type="float" office:value="-0.04845981" calcext:value-type="float">
            <text:p>-0.04845981</text:p>
          </table:table-cell>
          <table:table-cell office:value-type="float" office:value="-0.02790165" calcext:value-type="float">
            <text:p>-0.02790165</text:p>
          </table:table-cell>
          <table:table-cell office:value-type="float" office:value="-0.01982717" calcext:value-type="float">
            <text:p>-0.01982717</text:p>
          </table:table-cell>
          <table:table-cell office:value-type="float" office:value="-0.01645672" calcext:value-type="float">
            <text:p>-0.01645672</text:p>
          </table:table-cell>
          <table:table-cell office:value-type="float" office:value="-0.01267247" calcext:value-type="float">
            <text:p>-0.01267247</text:p>
          </table:table-cell>
          <table:table-cell office:value-type="float" office:value="-0.009725405" calcext:value-type="float">
            <text:p>-0.009725405</text:p>
          </table:table-cell>
          <table:table-cell office:value-type="float" office:value="-0.006754108" calcext:value-type="float">
            <text:p>-0.006754108</text:p>
          </table:table-cell>
          <table:table-cell office:value-type="float" office:value="-0.003439189" calcext:value-type="float">
            <text:p>-0.003439189</text:p>
          </table:table-cell>
          <table:table-cell office:value-type="float" office:value="-0.0120281" calcext:value-type="float">
            <text:p>-0.012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5368" calcext:value-type="float">
            <text:p>-1.425368</text:p>
          </table:table-cell>
          <table:table-cell office:value-type="float" office:value="0.004733633" calcext:value-type="float">
            <text:p>0.00473363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08449" calcext:value-type="float">
            <text:p>-2.3084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27.863" calcext:value-type="float">
            <text:p>627.863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87.896" calcext:value-type="float">
            <text:p>1087.896</text:p>
          </table:table-cell>
          <table:table-cell office:value-type="float" office:value="2.696684" calcext:value-type="float">
            <text:p>2.696684</text:p>
          </table:table-cell>
          <table:table-cell office:value-type="float" office:value="0" calcext:value-type="float">
            <text:p>0</text:p>
          </table:table-cell>
          <table:table-cell office:value-type="float" office:value="0.1415933" calcext:value-type="float">
            <text:p>0.1415933</text:p>
          </table:table-cell>
          <table:table-cell office:value-type="float" office:value="0.2712951" calcext:value-type="float">
            <text:p>0.2712951</text:p>
          </table:table-cell>
          <table:table-cell office:value-type="float" office:value="0.2961743" calcext:value-type="float">
            <text:p>0.2961743</text:p>
          </table:table-cell>
          <table:table-cell office:value-type="float" office:value="0.3157371" calcext:value-type="float">
            <text:p>0.3157371</text:p>
          </table:table-cell>
          <table:table-cell office:value-type="float" office:value="0.3277984" calcext:value-type="float">
            <text:p>0.3277984</text:p>
          </table:table-cell>
          <table:table-cell office:value-type="float" office:value="0.2970384" calcext:value-type="float">
            <text:p>0.2970384</text:p>
          </table:table-cell>
          <table:table-cell office:value-type="float" office:value="0.3039398" calcext:value-type="float">
            <text:p>0.3039398</text:p>
          </table:table-cell>
          <table:table-cell office:value-type="float" office:value="0.3815439" calcext:value-type="float">
            <text:p>0.3815439</text:p>
          </table:table-cell>
          <table:table-cell office:value-type="float" office:value="0.3914829" calcext:value-type="float">
            <text:p>0.3914829</text:p>
          </table:table-cell>
          <table:table-cell office:value-type="float" office:value="0.3752941" calcext:value-type="float">
            <text:p>0.3752941</text:p>
          </table:table-cell>
          <table:table-cell office:value-type="float" office:value="0.3792881" calcext:value-type="float">
            <text:p>0.3792881</text:p>
          </table:table-cell>
          <table:table-cell office:value-type="float" office:value="0.3916057" calcext:value-type="float">
            <text:p>0.3916057</text:p>
          </table:table-cell>
          <table:table-cell office:value-type="float" office:value="0.4572462" calcext:value-type="float">
            <text:p>0.4572462</text:p>
          </table:table-cell>
          <table:table-cell office:value-type="float" office:value="0" calcext:value-type="float">
            <text:p>0</text:p>
          </table:table-cell>
          <table:table-cell office:value-type="float" office:value="1.989948E-015" calcext:value-type="float">
            <text:p>1.989948E-15</text:p>
          </table:table-cell>
          <table:table-cell office:value-type="float" office:value="9.430345E-016" calcext:value-type="float">
            <text:p>9.430345E-16</text:p>
          </table:table-cell>
          <table:table-cell office:value-type="float" office:value="9.908226E-016" calcext:value-type="float">
            <text:p>9.908226E-16</text:p>
          </table:table-cell>
          <table:table-cell office:value-type="float" office:value="9.438938E-016" calcext:value-type="float">
            <text:p>9.438938E-16</text:p>
          </table:table-cell>
          <table:table-cell office:value-type="float" office:value="2.424893E-017" calcext:value-type="float">
            <text:p>2.42489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70923" calcext:value-type="float">
            <text:p>-11.70923</text:p>
          </table:table-cell>
          <table:table-cell office:value-type="float" office:value="-0.07875239" calcext:value-type="float">
            <text:p>-0.07875239</text:p>
          </table:table-cell>
          <table:table-cell office:value-type="float" office:value="-0.03990791" calcext:value-type="float">
            <text:p>-0.03990791</text:p>
          </table:table-cell>
          <table:table-cell office:value-type="float" office:value="-0.0259265" calcext:value-type="float">
            <text:p>-0.0259265</text:p>
          </table:table-cell>
          <table:table-cell office:value-type="float" office:value="-0.02060355" calcext:value-type="float">
            <text:p>-0.02060355</text:p>
          </table:table-cell>
          <table:table-cell office:value-type="float" office:value="-0.01523886" calcext:value-type="float">
            <text:p>-0.01523886</text:p>
          </table:table-cell>
          <table:table-cell office:value-type="float" office:value="-0.01124776" calcext:value-type="float">
            <text:p>-0.01124776</text:p>
          </table:table-cell>
          <table:table-cell office:value-type="float" office:value="-0.007833087" calcext:value-type="float">
            <text:p>-0.007833087</text:p>
          </table:table-cell>
          <table:table-cell office:value-type="float" office:value="-0.004224292" calcext:value-type="float">
            <text:p>-0.004224292</text:p>
          </table:table-cell>
          <table:table-cell office:value-type="float" office:value="-0.01103314" calcext:value-type="float">
            <text:p>-0.0110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65211" calcext:value-type="float">
            <text:p>-20.65211</text:p>
          </table:table-cell>
          <table:table-cell office:value-type="float" office:value="0.00469713" calcext:value-type="float">
            <text:p>0.0046971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3826" calcext:value-type="float">
            <text:p>-2.338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33.2808" calcext:value-type="float">
            <text:p>633.2808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83.285" calcext:value-type="float">
            <text:p>1083.285</text:p>
          </table:table-cell>
          <table:table-cell office:value-type="float" office:value="1.889952" calcext:value-type="float">
            <text:p>1.889952</text:p>
          </table:table-cell>
          <table:table-cell office:value-type="float" office:value="0" calcext:value-type="float">
            <text:p>0</text:p>
          </table:table-cell>
          <table:table-cell office:value-type="float" office:value="0.12481" calcext:value-type="float">
            <text:p>0.12481</text:p>
          </table:table-cell>
          <table:table-cell office:value-type="float" office:value="0.2506639" calcext:value-type="float">
            <text:p>0.2506639</text:p>
          </table:table-cell>
          <table:table-cell office:value-type="float" office:value="0.2799146" calcext:value-type="float">
            <text:p>0.2799146</text:p>
          </table:table-cell>
          <table:table-cell office:value-type="float" office:value="0.3017164" calcext:value-type="float">
            <text:p>0.3017164</text:p>
          </table:table-cell>
          <table:table-cell office:value-type="float" office:value="0.3148343" calcext:value-type="float">
            <text:p>0.3148343</text:p>
          </table:table-cell>
          <table:table-cell office:value-type="float" office:value="0.2895373" calcext:value-type="float">
            <text:p>0.2895373</text:p>
          </table:table-cell>
          <table:table-cell office:value-type="float" office:value="0.2979466" calcext:value-type="float">
            <text:p>0.2979466</text:p>
          </table:table-cell>
          <table:table-cell office:value-type="float" office:value="0.3789068" calcext:value-type="float">
            <text:p>0.3789068</text:p>
          </table:table-cell>
          <table:table-cell office:value-type="float" office:value="0.3871468" calcext:value-type="float">
            <text:p>0.3871468</text:p>
          </table:table-cell>
          <table:table-cell office:value-type="float" office:value="0.3765423" calcext:value-type="float">
            <text:p>0.3765423</text:p>
          </table:table-cell>
          <table:table-cell office:value-type="float" office:value="0.3804337" calcext:value-type="float">
            <text:p>0.3804337</text:p>
          </table:table-cell>
          <table:table-cell office:value-type="float" office:value="0.3919254" calcext:value-type="float">
            <text:p>0.3919254</text:p>
          </table:table-cell>
          <table:table-cell office:value-type="float" office:value="0.4613703" calcext:value-type="float">
            <text:p>0.4613703</text:p>
          </table:table-cell>
          <table:table-cell office:value-type="float" office:value="0" calcext:value-type="float">
            <text:p>0</text:p>
          </table:table-cell>
          <table:table-cell office:value-type="float" office:value="1.98994E-015" calcext:value-type="float">
            <text:p>1.98994E-15</text:p>
          </table:table-cell>
          <table:table-cell office:value-type="float" office:value="9.430375E-016" calcext:value-type="float">
            <text:p>9.430375E-16</text:p>
          </table:table-cell>
          <table:table-cell office:value-type="float" office:value="9.908227E-016" calcext:value-type="float">
            <text:p>9.908227E-16</text:p>
          </table:table-cell>
          <table:table-cell office:value-type="float" office:value="9.438934E-016" calcext:value-type="float">
            <text:p>9.438934E-16</text:p>
          </table:table-cell>
          <table:table-cell office:value-type="float" office:value="2.42494E-017" calcext:value-type="float">
            <text:p>2.42494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52958" calcext:value-type="float">
            <text:p>-31.52958</text:p>
          </table:table-cell>
          <table:table-cell office:value-type="float" office:value="-0.1445156" calcext:value-type="float">
            <text:p>-0.1445156</text:p>
          </table:table-cell>
          <table:table-cell office:value-type="float" office:value="-0.06170341" calcext:value-type="float">
            <text:p>-0.06170341</text:p>
          </table:table-cell>
          <table:table-cell office:value-type="float" office:value="-0.03459802" calcext:value-type="float">
            <text:p>-0.03459802</text:p>
          </table:table-cell>
          <table:table-cell office:value-type="float" office:value="-0.02639518" calcext:value-type="float">
            <text:p>-0.02639518</text:p>
          </table:table-cell>
          <table:table-cell office:value-type="float" office:value="-0.01845758" calcext:value-type="float">
            <text:p>-0.01845758</text:p>
          </table:table-cell>
          <table:table-cell office:value-type="float" office:value="-0.01329412" calcext:value-type="float">
            <text:p>-0.01329412</text:p>
          </table:table-cell>
          <table:table-cell office:value-type="float" office:value="-0.009099972" calcext:value-type="float">
            <text:p>-0.009099972</text:p>
          </table:table-cell>
          <table:table-cell office:value-type="float" office:value="-0.005085143" calcext:value-type="float">
            <text:p>-0.005085143</text:p>
          </table:table-cell>
          <table:table-cell office:value-type="float" office:value="-0.01042123" calcext:value-type="float">
            <text:p>-0.01042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23664" calcext:value-type="float">
            <text:p>-34.23664</text:p>
          </table:table-cell>
          <table:table-cell office:value-type="float" office:value="0.004656062" calcext:value-type="float">
            <text:p>0.00465606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2976" calcext:value-type="float">
            <text:p>-2.3629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38.5686" calcext:value-type="float">
            <text:p>638.5686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78.115" calcext:value-type="float">
            <text:p>1078.115</text:p>
          </table:table-cell>
          <table:table-cell office:value-type="float" office:value="1.772585" calcext:value-type="float">
            <text:p>1.772585</text:p>
          </table:table-cell>
          <table:table-cell office:value-type="float" office:value="0" calcext:value-type="float">
            <text:p>0</text:p>
          </table:table-cell>
          <table:table-cell office:value-type="float" office:value="0.1227116" calcext:value-type="float">
            <text:p>0.1227116</text:p>
          </table:table-cell>
          <table:table-cell office:value-type="float" office:value="0.230937" calcext:value-type="float">
            <text:p>0.230937</text:p>
          </table:table-cell>
          <table:table-cell office:value-type="float" office:value="0.2628403" calcext:value-type="float">
            <text:p>0.2628403</text:p>
          </table:table-cell>
          <table:table-cell office:value-type="float" office:value="0.2882499" calcext:value-type="float">
            <text:p>0.2882499</text:p>
          </table:table-cell>
          <table:table-cell office:value-type="float" office:value="0.3029258" calcext:value-type="float">
            <text:p>0.3029258</text:p>
          </table:table-cell>
          <table:table-cell office:value-type="float" office:value="0.2821895" calcext:value-type="float">
            <text:p>0.2821895</text:p>
          </table:table-cell>
          <table:table-cell office:value-type="float" office:value="0.2921255" calcext:value-type="float">
            <text:p>0.2921255</text:p>
          </table:table-cell>
          <table:table-cell office:value-type="float" office:value="0.3762152" calcext:value-type="float">
            <text:p>0.3762152</text:p>
          </table:table-cell>
          <table:table-cell office:value-type="float" office:value="0.3832001" calcext:value-type="float">
            <text:p>0.3832001</text:p>
          </table:table-cell>
          <table:table-cell office:value-type="float" office:value="0.3772948" calcext:value-type="float">
            <text:p>0.3772948</text:p>
          </table:table-cell>
          <table:table-cell office:value-type="float" office:value="0.3814315" calcext:value-type="float">
            <text:p>0.3814315</text:p>
          </table:table-cell>
          <table:table-cell office:value-type="float" office:value="0.3921657" calcext:value-type="float">
            <text:p>0.39216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49E-015" calcext:value-type="float">
            <text:p>1.989949E-15</text:p>
          </table:table-cell>
          <table:table-cell office:value-type="float" office:value="9.430345E-016" calcext:value-type="float">
            <text:p>9.430345E-16</text:p>
          </table:table-cell>
          <table:table-cell office:value-type="float" office:value="9.908227E-016" calcext:value-type="float">
            <text:p>9.908227E-16</text:p>
          </table:table-cell>
          <table:table-cell office:value-type="float" office:value="9.43893E-016" calcext:value-type="float">
            <text:p>9.43893E-16</text:p>
          </table:table-cell>
          <table:table-cell office:value-type="float" office:value="2.425033E-017" calcext:value-type="float">
            <text:p>2.42503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04509" calcext:value-type="float">
            <text:p>-36.04509</text:p>
          </table:table-cell>
          <table:table-cell office:value-type="float" office:value="-0.2715202" calcext:value-type="float">
            <text:p>-0.2715202</text:p>
          </table:table-cell>
          <table:table-cell office:value-type="float" office:value="-0.1001156" calcext:value-type="float">
            <text:p>-0.1001156</text:p>
          </table:table-cell>
          <table:table-cell office:value-type="float" office:value="-0.04918003" calcext:value-type="float">
            <text:p>-0.04918003</text:p>
          </table:table-cell>
          <table:table-cell office:value-type="float" office:value="-0.03359574" calcext:value-type="float">
            <text:p>-0.03359574</text:p>
          </table:table-cell>
          <table:table-cell office:value-type="float" office:value="-0.0223777" calcext:value-type="float">
            <text:p>-0.0223777</text:p>
          </table:table-cell>
          <table:table-cell office:value-type="float" office:value="-0.01567878" calcext:value-type="float">
            <text:p>-0.01567878</text:p>
          </table:table-cell>
          <table:table-cell office:value-type="float" office:value="-0.01061746" calcext:value-type="float">
            <text:p>-0.01061746</text:p>
          </table:table-cell>
          <table:table-cell office:value-type="float" office:value="-0.006030366" calcext:value-type="float">
            <text:p>-0.006030366</text:p>
          </table:table-cell>
          <table:table-cell office:value-type="float" office:value="-0.01006977" calcext:value-type="float">
            <text:p>-0.01006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56875" calcext:value-type="float">
            <text:p>-36.56875</text:p>
          </table:table-cell>
          <table:table-cell office:value-type="float" office:value="0.004637036" calcext:value-type="float">
            <text:p>0.00463703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3051" calcext:value-type="float">
            <text:p>-2.3730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44.4229" calcext:value-type="float">
            <text:p>644.4229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72.26" calcext:value-type="float">
            <text:p>1072.26</text:p>
          </table:table-cell>
          <table:table-cell office:value-type="float" office:value="1.772585" calcext:value-type="float">
            <text:p>1.772585</text:p>
          </table:table-cell>
          <table:table-cell office:value-type="float" office:value="0" calcext:value-type="float">
            <text:p>0</text:p>
          </table:table-cell>
          <table:table-cell office:value-type="float" office:value="0.1176047" calcext:value-type="float">
            <text:p>0.1176047</text:p>
          </table:table-cell>
          <table:table-cell office:value-type="float" office:value="0.2136999" calcext:value-type="float">
            <text:p>0.2136999</text:p>
          </table:table-cell>
          <table:table-cell office:value-type="float" office:value="0.2429386" calcext:value-type="float">
            <text:p>0.2429386</text:p>
          </table:table-cell>
          <table:table-cell office:value-type="float" office:value="0.2728536" calcext:value-type="float">
            <text:p>0.2728536</text:p>
          </table:table-cell>
          <table:table-cell office:value-type="float" office:value="0.2882757" calcext:value-type="float">
            <text:p>0.2882757</text:p>
          </table:table-cell>
          <table:table-cell office:value-type="float" office:value="0.2741477" calcext:value-type="float">
            <text:p>0.2741477</text:p>
          </table:table-cell>
          <table:table-cell office:value-type="float" office:value="0.2858948" calcext:value-type="float">
            <text:p>0.2858948</text:p>
          </table:table-cell>
          <table:table-cell office:value-type="float" office:value="0.3733154" calcext:value-type="float">
            <text:p>0.3733154</text:p>
          </table:table-cell>
          <table:table-cell office:value-type="float" office:value="0.3794672" calcext:value-type="float">
            <text:p>0.3794672</text:p>
          </table:table-cell>
          <table:table-cell office:value-type="float" office:value="0.3775714" calcext:value-type="float">
            <text:p>0.3775714</text:p>
          </table:table-cell>
          <table:table-cell office:value-type="float" office:value="0.382231" calcext:value-type="float">
            <text:p>0.382231</text:p>
          </table:table-cell>
          <table:table-cell office:value-type="float" office:value="0.3923702" calcext:value-type="float">
            <text:p>0.39237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62E-015" calcext:value-type="float">
            <text:p>1.989962E-15</text:p>
          </table:table-cell>
          <table:table-cell office:value-type="float" office:value="9.430303E-016" calcext:value-type="float">
            <text:p>9.430303E-16</text:p>
          </table:table-cell>
          <table:table-cell office:value-type="float" office:value="9.908225E-016" calcext:value-type="float">
            <text:p>9.908225E-16</text:p>
          </table:table-cell>
          <table:table-cell office:value-type="float" office:value="9.438928E-016" calcext:value-type="float">
            <text:p>9.438928E-16</text:p>
          </table:table-cell>
          <table:table-cell office:value-type="float" office:value="2.425033E-017" calcext:value-type="float">
            <text:p>2.42503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66472" calcext:value-type="float">
            <text:p>-49.66472</text:p>
          </table:table-cell>
          <table:table-cell office:value-type="float" office:value="-0.4936025" calcext:value-type="float">
            <text:p>-0.4936025</text:p>
          </table:table-cell>
          <table:table-cell office:value-type="float" office:value="-0.1835659" calcext:value-type="float">
            <text:p>-0.1835659</text:p>
          </table:table-cell>
          <table:table-cell office:value-type="float" office:value="-0.07504783" calcext:value-type="float">
            <text:p>-0.07504783</text:p>
          </table:table-cell>
          <table:table-cell office:value-type="float" office:value="-0.04922505" calcext:value-type="float">
            <text:p>-0.04922505</text:p>
          </table:table-cell>
          <table:table-cell office:value-type="float" office:value="-0.02778429" calcext:value-type="float">
            <text:p>-0.02778429</text:p>
          </table:table-cell>
          <table:table-cell office:value-type="float" office:value="-0.01879111" calcext:value-type="float">
            <text:p>-0.01879111</text:p>
          </table:table-cell>
          <table:table-cell office:value-type="float" office:value="-0.01255194" calcext:value-type="float">
            <text:p>-0.01255194</text:p>
          </table:table-cell>
          <table:table-cell office:value-type="float" office:value="-0.007097022" calcext:value-type="float">
            <text:p>-0.007097022</text:p>
          </table:table-cell>
          <table:table-cell office:value-type="float" office:value="-0.009942468" calcext:value-type="float">
            <text:p>-0.00994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04123" calcext:value-type="float">
            <text:p>-42.04123</text:p>
          </table:table-cell>
          <table:table-cell office:value-type="float" office:value="0.004662239" calcext:value-type="float">
            <text:p>0.00466223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5867" calcext:value-type="float">
            <text:p>-2.3758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50.2438" calcext:value-type="float">
            <text:p>650.2438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66.439" calcext:value-type="float">
            <text:p>1066.439</text:p>
          </table:table-cell>
          <table:table-cell office:value-type="float" office:value="1.772585" calcext:value-type="float">
            <text:p>1.772585</text:p>
          </table:table-cell>
          <table:table-cell office:value-type="float" office:value="0" calcext:value-type="float">
            <text:p>0</text:p>
          </table:table-cell>
          <table:table-cell office:value-type="float" office:value="0.1122203" calcext:value-type="float">
            <text:p>0.1122203</text:p>
          </table:table-cell>
          <table:table-cell office:value-type="float" office:value="0.2037266" calcext:value-type="float">
            <text:p>0.2037266</text:p>
          </table:table-cell>
          <table:table-cell office:value-type="float" office:value="0.2243092" calcext:value-type="float">
            <text:p>0.2243092</text:p>
          </table:table-cell>
          <table:table-cell office:value-type="float" office:value="0.2560875" calcext:value-type="float">
            <text:p>0.2560875</text:p>
          </table:table-cell>
          <table:table-cell office:value-type="float" office:value="0.273912" calcext:value-type="float">
            <text:p>0.273912</text:p>
          </table:table-cell>
          <table:table-cell office:value-type="float" office:value="0.2654586" calcext:value-type="float">
            <text:p>0.2654586</text:p>
          </table:table-cell>
          <table:table-cell office:value-type="float" office:value="0.2793332" calcext:value-type="float">
            <text:p>0.2793332</text:p>
          </table:table-cell>
          <table:table-cell office:value-type="float" office:value="0.3703245" calcext:value-type="float">
            <text:p>0.3703245</text:p>
          </table:table-cell>
          <table:table-cell office:value-type="float" office:value="0.3758674" calcext:value-type="float">
            <text:p>0.3758674</text:p>
          </table:table-cell>
          <table:table-cell office:value-type="float" office:value="0.3774821" calcext:value-type="float">
            <text:p>0.3774821</text:p>
          </table:table-cell>
          <table:table-cell office:value-type="float" office:value="0.3828779" calcext:value-type="float">
            <text:p>0.3828779</text:p>
          </table:table-cell>
          <table:table-cell office:value-type="float" office:value="0.3925532" calcext:value-type="float">
            <text:p>0.39255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72E-015" calcext:value-type="float">
            <text:p>1.989972E-15</text:p>
          </table:table-cell>
          <table:table-cell office:value-type="float" office:value="9.43027E-016" calcext:value-type="float">
            <text:p>9.43027E-16</text:p>
          </table:table-cell>
          <table:table-cell office:value-type="float" office:value="9.908223E-016" calcext:value-type="float">
            <text:p>9.908223E-16</text:p>
          </table:table-cell>
          <table:table-cell office:value-type="float" office:value="9.438928E-016" calcext:value-type="float">
            <text:p>9.438928E-16</text:p>
          </table:table-cell>
          <table:table-cell office:value-type="float" office:value="2.425033E-017" calcext:value-type="float">
            <text:p>2.42503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1.21549" calcext:value-type="float">
            <text:p>-71.21549</text:p>
          </table:table-cell>
          <table:table-cell office:value-type="float" office:value="-0.7135475" calcext:value-type="float">
            <text:p>-0.7135475</text:p>
          </table:table-cell>
          <table:table-cell office:value-type="float" office:value="-0.3393085" calcext:value-type="float">
            <text:p>-0.3393085</text:p>
          </table:table-cell>
          <table:table-cell office:value-type="float" office:value="-0.1222914" calcext:value-type="float">
            <text:p>-0.1222914</text:p>
          </table:table-cell>
          <table:table-cell office:value-type="float" office:value="-0.07299931" calcext:value-type="float">
            <text:p>-0.07299931</text:p>
          </table:table-cell>
          <table:table-cell office:value-type="float" office:value="-0.035415" calcext:value-type="float">
            <text:p>-0.035415</text:p>
          </table:table-cell>
          <table:table-cell office:value-type="float" office:value="-0.02282731" calcext:value-type="float">
            <text:p>-0.02282731</text:p>
          </table:table-cell>
          <table:table-cell office:value-type="float" office:value="-0.0149345" calcext:value-type="float">
            <text:p>-0.0149345</text:p>
          </table:table-cell>
          <table:table-cell office:value-type="float" office:value="-0.00831747" calcext:value-type="float">
            <text:p>-0.00831747</text:p>
          </table:table-cell>
          <table:table-cell office:value-type="float" office:value="-0.009981016" calcext:value-type="float">
            <text:p>-0.00998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99977" calcext:value-type="float">
            <text:p>-59.99977</text:p>
          </table:table-cell>
          <table:table-cell office:value-type="float" office:value="0.004722157" calcext:value-type="float">
            <text:p>0.00472215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8287" calcext:value-type="float">
            <text:p>-2.3782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55.9885" calcext:value-type="float">
            <text:p>655.9885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60.694" calcext:value-type="float">
            <text:p>1060.694</text:p>
          </table:table-cell>
          <table:table-cell office:value-type="float" office:value="1.772585" calcext:value-type="float">
            <text:p>1.772585</text:p>
          </table:table-cell>
          <table:table-cell office:value-type="float" office:value="0" calcext:value-type="float">
            <text:p>0</text:p>
          </table:table-cell>
          <table:table-cell office:value-type="float" office:value="0.1148214" calcext:value-type="float">
            <text:p>0.1148214</text:p>
          </table:table-cell>
          <table:table-cell office:value-type="float" office:value="0.1979518" calcext:value-type="float">
            <text:p>0.1979518</text:p>
          </table:table-cell>
          <table:table-cell office:value-type="float" office:value="0.2093391" calcext:value-type="float">
            <text:p>0.2093391</text:p>
          </table:table-cell>
          <table:table-cell office:value-type="float" office:value="0.2382936" calcext:value-type="float">
            <text:p>0.2382936</text:p>
          </table:table-cell>
          <table:table-cell office:value-type="float" office:value="0.2568573" calcext:value-type="float">
            <text:p>0.2568573</text:p>
          </table:table-cell>
          <table:table-cell office:value-type="float" office:value="0.2568344" calcext:value-type="float">
            <text:p>0.2568344</text:p>
          </table:table-cell>
          <table:table-cell office:value-type="float" office:value="0.2721227" calcext:value-type="float">
            <text:p>0.2721227</text:p>
          </table:table-cell>
          <table:table-cell office:value-type="float" office:value="0.3671843" calcext:value-type="float">
            <text:p>0.3671843</text:p>
          </table:table-cell>
          <table:table-cell office:value-type="float" office:value="0.372453" calcext:value-type="float">
            <text:p>0.372453</text:p>
          </table:table-cell>
          <table:table-cell office:value-type="float" office:value="0.3769073" calcext:value-type="float">
            <text:p>0.3769073</text:p>
          </table:table-cell>
          <table:table-cell office:value-type="float" office:value="0.3834267" calcext:value-type="float">
            <text:p>0.3834267</text:p>
          </table:table-cell>
          <table:table-cell office:value-type="float" office:value="0.3927844" calcext:value-type="float">
            <text:p>0.39278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79E-015" calcext:value-type="float">
            <text:p>1.989979E-15</text:p>
          </table:table-cell>
          <table:table-cell office:value-type="float" office:value="9.430243E-016" calcext:value-type="float">
            <text:p>9.430243E-16</text:p>
          </table:table-cell>
          <table:table-cell office:value-type="float" office:value="9.908224E-016" calcext:value-type="float">
            <text:p>9.908224E-16</text:p>
          </table:table-cell>
          <table:table-cell office:value-type="float" office:value="9.43893E-016" calcext:value-type="float">
            <text:p>9.43893E-16</text:p>
          </table:table-cell>
          <table:table-cell office:value-type="float" office:value="2.425033E-017" calcext:value-type="float">
            <text:p>2.42503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49761" calcext:value-type="float">
            <text:p>-60.49761</text:p>
          </table:table-cell>
          <table:table-cell office:value-type="float" office:value="-0.8904991" calcext:value-type="float">
            <text:p>-0.8904991</text:p>
          </table:table-cell>
          <table:table-cell office:value-type="float" office:value="-0.5777109" calcext:value-type="float">
            <text:p>-0.5777109</text:p>
          </table:table-cell>
          <table:table-cell office:value-type="float" office:value="-0.2128759" calcext:value-type="float">
            <text:p>-0.2128759</text:p>
          </table:table-cell>
          <table:table-cell office:value-type="float" office:value="-0.1197487" calcext:value-type="float">
            <text:p>-0.1197487</text:p>
          </table:table-cell>
          <table:table-cell office:value-type="float" office:value="-0.0456077" calcext:value-type="float">
            <text:p>-0.0456077</text:p>
          </table:table-cell>
          <table:table-cell office:value-type="float" office:value="-0.02841678" calcext:value-type="float">
            <text:p>-0.02841678</text:p>
          </table:table-cell>
          <table:table-cell office:value-type="float" office:value="-0.01795398" calcext:value-type="float">
            <text:p>-0.01795398</text:p>
          </table:table-cell>
          <table:table-cell office:value-type="float" office:value="-0.009681745" calcext:value-type="float">
            <text:p>-0.009681745</text:p>
          </table:table-cell>
          <table:table-cell office:value-type="float" office:value="-0.01024269" calcext:value-type="float">
            <text:p>-0.01024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0655" calcext:value-type="float">
            <text:p>-45.00655</text:p>
          </table:table-cell>
          <table:table-cell office:value-type="float" office:value="0.004839188" calcext:value-type="float">
            <text:p>0.00483918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0925" calcext:value-type="float">
            <text:p>-2.3809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671.3987" calcext:value-type="float">
            <text:p>671.3987</text:p>
          </table:table-cell>
          <table:table-cell office:value-type="float" office:value="660.7278" calcext:value-type="float">
            <text:p>660.7278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55.955" calcext:value-type="float">
            <text:p>1055.955</text:p>
          </table:table-cell>
          <table:table-cell office:value-type="float" office:value="1.772585" calcext:value-type="float">
            <text:p>1.772585</text:p>
          </table:table-cell>
          <table:table-cell office:value-type="float" office:value="0" calcext:value-type="float">
            <text:p>0</text:p>
          </table:table-cell>
          <table:table-cell office:value-type="float" office:value="0.1163378" calcext:value-type="float">
            <text:p>0.1163378</text:p>
          </table:table-cell>
          <table:table-cell office:value-type="float" office:value="0.1968562" calcext:value-type="float">
            <text:p>0.1968562</text:p>
          </table:table-cell>
          <table:table-cell office:value-type="float" office:value="0.2025183" calcext:value-type="float">
            <text:p>0.2025183</text:p>
          </table:table-cell>
          <table:table-cell office:value-type="float" office:value="0.2243716" calcext:value-type="float">
            <text:p>0.2243716</text:p>
          </table:table-cell>
          <table:table-cell office:value-type="float" office:value="0.243195" calcext:value-type="float">
            <text:p>0.243195</text:p>
          </table:table-cell>
          <table:table-cell office:value-type="float" office:value="0.2488343" calcext:value-type="float">
            <text:p>0.2488343</text:p>
          </table:table-cell>
          <table:table-cell office:value-type="float" office:value="0.2657785" calcext:value-type="float">
            <text:p>0.2657785</text:p>
          </table:table-cell>
          <table:table-cell office:value-type="float" office:value="0.3642996" calcext:value-type="float">
            <text:p>0.3642996</text:p>
          </table:table-cell>
          <table:table-cell office:value-type="float" office:value="0.3692114" calcext:value-type="float">
            <text:p>0.3692114</text:p>
          </table:table-cell>
          <table:table-cell office:value-type="float" office:value="0.3761251" calcext:value-type="float">
            <text:p>0.3761251</text:p>
          </table:table-cell>
          <table:table-cell office:value-type="float" office:value="0.3838516" calcext:value-type="float">
            <text:p>0.3838516</text:p>
          </table:table-cell>
          <table:table-cell office:value-type="float" office:value="0.3930085" calcext:value-type="float">
            <text:p>0.39300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81E-015" calcext:value-type="float">
            <text:p>1.989981E-15</text:p>
          </table:table-cell>
          <table:table-cell office:value-type="float" office:value="9.430234E-016" calcext:value-type="float">
            <text:p>9.430234E-16</text:p>
          </table:table-cell>
          <table:table-cell office:value-type="float" office:value="9.908222E-016" calcext:value-type="float">
            <text:p>9.908222E-16</text:p>
          </table:table-cell>
          <table:table-cell office:value-type="float" office:value="9.43893E-016" calcext:value-type="float">
            <text:p>9.43893E-16</text:p>
          </table:table-cell>
          <table:table-cell office:value-type="float" office:value="2.425033E-017" calcext:value-type="float">
            <text:p>2.42503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02227" calcext:value-type="float">
            <text:p>-55.02227</text:p>
          </table:table-cell>
          <table:table-cell office:value-type="float" office:value="-0.9292636" calcext:value-type="float">
            <text:p>-0.9292636</text:p>
          </table:table-cell>
          <table:table-cell office:value-type="float" office:value="-0.7458016" calcext:value-type="float">
            <text:p>-0.7458016</text:p>
          </table:table-cell>
          <table:table-cell office:value-type="float" office:value="-0.3384128" calcext:value-type="float">
            <text:p>-0.3384128</text:p>
          </table:table-cell>
          <table:table-cell office:value-type="float" office:value="-0.1824691" calcext:value-type="float">
            <text:p>-0.1824691</text:p>
          </table:table-cell>
          <table:table-cell office:value-type="float" office:value="-0.05811718" calcext:value-type="float">
            <text:p>-0.05811718</text:p>
          </table:table-cell>
          <table:table-cell office:value-type="float" office:value="-0.03437669" calcext:value-type="float">
            <text:p>-0.03437669</text:p>
          </table:table-cell>
          <table:table-cell office:value-type="float" office:value="-0.02128919" calcext:value-type="float">
            <text:p>-0.02128919</text:p>
          </table:table-cell>
          <table:table-cell office:value-type="float" office:value="-0.01119708" calcext:value-type="float">
            <text:p>-0.01119708</text:p>
          </table:table-cell>
          <table:table-cell office:value-type="float" office:value="-0.0106122" calcext:value-type="float">
            <text:p>-0.010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93279" calcext:value-type="float">
            <text:p>-44.93279</text:p>
          </table:table-cell>
          <table:table-cell office:value-type="float" office:value="0.005001105" calcext:value-type="float">
            <text:p>0.00500110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255" calcext:value-type="float">
            <text:p>-2.3832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671.6986" calcext:value-type="float">
            <text:p>671.6986</text:p>
          </table:table-cell>
          <table:table-cell office:value-type="float" office:value="664.0206" calcext:value-type="float">
            <text:p>664.0206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52.962" calcext:value-type="float">
            <text:p>1052.962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0" calcext:value-type="float">
            <text:p>0</text:p>
          </table:table-cell>
          <table:table-cell office:value-type="float" office:value="0.1171168" calcext:value-type="float">
            <text:p>0.1171168</text:p>
          </table:table-cell>
          <table:table-cell office:value-type="float" office:value="0.1994117" calcext:value-type="float">
            <text:p>0.1994117</text:p>
          </table:table-cell>
          <table:table-cell office:value-type="float" office:value="0.2023519" calcext:value-type="float">
            <text:p>0.2023519</text:p>
          </table:table-cell>
          <table:table-cell office:value-type="float" office:value="0.2178016" calcext:value-type="float">
            <text:p>0.2178016</text:p>
          </table:table-cell>
          <table:table-cell office:value-type="float" office:value="0.2363135" calcext:value-type="float">
            <text:p>0.2363135</text:p>
          </table:table-cell>
          <table:table-cell office:value-type="float" office:value="0.2428854" calcext:value-type="float">
            <text:p>0.2428854</text:p>
          </table:table-cell>
          <table:table-cell office:value-type="float" office:value="0.2614365" calcext:value-type="float">
            <text:p>0.2614365</text:p>
          </table:table-cell>
          <table:table-cell office:value-type="float" office:value="0.3620642" calcext:value-type="float">
            <text:p>0.3620642</text:p>
          </table:table-cell>
          <table:table-cell office:value-type="float" office:value="0.366516" calcext:value-type="float">
            <text:p>0.366516</text:p>
          </table:table-cell>
          <table:table-cell office:value-type="float" office:value="0.3753113" calcext:value-type="float">
            <text:p>0.3753113</text:p>
          </table:table-cell>
          <table:table-cell office:value-type="float" office:value="0.3842199" calcext:value-type="float">
            <text:p>0.3842199</text:p>
          </table:table-cell>
          <table:table-cell office:value-type="float" office:value="0.3932225" calcext:value-type="float">
            <text:p>0.39322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63E-015" calcext:value-type="float">
            <text:p>1.989963E-15</text:p>
          </table:table-cell>
          <table:table-cell office:value-type="float" office:value="9.430286E-016" calcext:value-type="float">
            <text:p>9.430286E-16</text:p>
          </table:table-cell>
          <table:table-cell office:value-type="float" office:value="9.908223E-016" calcext:value-type="float">
            <text:p>9.908223E-16</text:p>
          </table:table-cell>
          <table:table-cell office:value-type="float" office:value="9.438928E-016" calcext:value-type="float">
            <text:p>9.438928E-16</text:p>
          </table:table-cell>
          <table:table-cell office:value-type="float" office:value="2.425033E-017" calcext:value-type="float">
            <text:p>2.42503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5674" calcext:value-type="float">
            <text:p>-51.5674</text:p>
          </table:table-cell>
          <table:table-cell office:value-type="float" office:value="-0.8410661" calcext:value-type="float">
            <text:p>-0.8410661</text:p>
          </table:table-cell>
          <table:table-cell office:value-type="float" office:value="-0.7505043" calcext:value-type="float">
            <text:p>-0.7505043</text:p>
          </table:table-cell>
          <table:table-cell office:value-type="float" office:value="-0.4254978" calcext:value-type="float">
            <text:p>-0.4254978</text:p>
          </table:table-cell>
          <table:table-cell office:value-type="float" office:value="-0.2274908" calcext:value-type="float">
            <text:p>-0.2274908</text:p>
          </table:table-cell>
          <table:table-cell office:value-type="float" office:value="-0.06995292" calcext:value-type="float">
            <text:p>-0.06995292</text:p>
          </table:table-cell>
          <table:table-cell office:value-type="float" office:value="-0.03865661" calcext:value-type="float">
            <text:p>-0.03865661</text:p>
          </table:table-cell>
          <table:table-cell office:value-type="float" office:value="-0.0243263" calcext:value-type="float">
            <text:p>-0.0243263</text:p>
          </table:table-cell>
          <table:table-cell office:value-type="float" office:value="-0.01264879" calcext:value-type="float">
            <text:p>-0.01264879</text:p>
          </table:table-cell>
          <table:table-cell office:value-type="float" office:value="-0.01101263" calcext:value-type="float">
            <text:p>-0.0110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52862" calcext:value-type="float">
            <text:p>-28.52862</text:p>
          </table:table-cell>
          <table:table-cell office:value-type="float" office:value="0.0051255" calcext:value-type="float">
            <text:p>0.005125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14" calcext:value-type="float">
            <text:p>-2.385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671.6986" calcext:value-type="float">
            <text:p>671.6986</text:p>
          </table:table-cell>
          <table:table-cell office:value-type="float" office:value="667.4316" calcext:value-type="float">
            <text:p>667.4316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9.552" calcext:value-type="float">
            <text:p>1049.552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0" calcext:value-type="float">
            <text:p>0</text:p>
          </table:table-cell>
          <table:table-cell office:value-type="float" office:value="0.1172166" calcext:value-type="float">
            <text:p>0.1172166</text:p>
          </table:table-cell>
          <table:table-cell office:value-type="float" office:value="0.1991948" calcext:value-type="float">
            <text:p>0.1991948</text:p>
          </table:table-cell>
          <table:table-cell office:value-type="float" office:value="0.2011957" calcext:value-type="float">
            <text:p>0.2011957</text:p>
          </table:table-cell>
          <table:table-cell office:value-type="float" office:value="0.2116697" calcext:value-type="float">
            <text:p>0.2116697</text:p>
          </table:table-cell>
          <table:table-cell office:value-type="float" office:value="0.2272449" calcext:value-type="float">
            <text:p>0.2272449</text:p>
          </table:table-cell>
          <table:table-cell office:value-type="float" office:value="0.236915" calcext:value-type="float">
            <text:p>0.236915</text:p>
          </table:table-cell>
          <table:table-cell office:value-type="float" office:value="0.256193" calcext:value-type="float">
            <text:p>0.256193</text:p>
          </table:table-cell>
          <table:table-cell office:value-type="float" office:value="0.3598257" calcext:value-type="float">
            <text:p>0.3598257</text:p>
          </table:table-cell>
          <table:table-cell office:value-type="float" office:value="0.3638146" calcext:value-type="float">
            <text:p>0.3638146</text:p>
          </table:table-cell>
          <table:table-cell office:value-type="float" office:value="0.3743494" calcext:value-type="float">
            <text:p>0.3743494</text:p>
          </table:table-cell>
          <table:table-cell office:value-type="float" office:value="0.3843941" calcext:value-type="float">
            <text:p>0.3843941</text:p>
          </table:table-cell>
          <table:table-cell office:value-type="float" office:value="0.3933876" calcext:value-type="float">
            <text:p>0.39338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905E-015" calcext:value-type="float">
            <text:p>1.989905E-15</text:p>
          </table:table-cell>
          <table:table-cell office:value-type="float" office:value="9.430387E-016" calcext:value-type="float">
            <text:p>9.430387E-16</text:p>
          </table:table-cell>
          <table:table-cell office:value-type="float" office:value="9.908264E-016" calcext:value-type="float">
            <text:p>9.908264E-16</text:p>
          </table:table-cell>
          <table:table-cell office:value-type="float" office:value="9.438933E-016" calcext:value-type="float">
            <text:p>9.438933E-16</text:p>
          </table:table-cell>
          <table:table-cell office:value-type="float" office:value="2.425033E-017" calcext:value-type="float">
            <text:p>2.425033E-17</text:p>
          </table:table-cell>
          <table:table-cell office:value-type="float" office:value="4.865554E-018" calcext:value-type="float">
            <text:p>4.865554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44298" calcext:value-type="float">
            <text:p>-51.44298</text:p>
          </table:table-cell>
          <table:table-cell office:value-type="float" office:value="-0.8480639" calcext:value-type="float">
            <text:p>-0.8480639</text:p>
          </table:table-cell>
          <table:table-cell office:value-type="float" office:value="-0.7843326" calcext:value-type="float">
            <text:p>-0.7843326</text:p>
          </table:table-cell>
          <table:table-cell office:value-type="float" office:value="-0.5301784" calcext:value-type="float">
            <text:p>-0.5301784</text:p>
          </table:table-cell>
          <table:table-cell office:value-type="float" office:value="-0.3073059" calcext:value-type="float">
            <text:p>-0.3073059</text:p>
          </table:table-cell>
          <table:table-cell office:value-type="float" office:value="-0.0846569" calcext:value-type="float">
            <text:p>-0.0846569</text:p>
          </table:table-cell>
          <table:table-cell office:value-type="float" office:value="-0.04465812" calcext:value-type="float">
            <text:p>-0.04465812</text:p>
          </table:table-cell>
          <table:table-cell office:value-type="float" office:value="-0.02781595" calcext:value-type="float">
            <text:p>-0.02781595</text:p>
          </table:table-cell>
          <table:table-cell office:value-type="float" office:value="-0.01430576" calcext:value-type="float">
            <text:p>-0.01430576</text:p>
          </table:table-cell>
          <table:table-cell office:value-type="float" office:value="-0.0115063" calcext:value-type="float">
            <text:p>-0.0115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87091" calcext:value-type="float">
            <text:p>-31.87091</text:p>
          </table:table-cell>
          <table:table-cell office:value-type="float" office:value="0.005275022" calcext:value-type="float">
            <text:p>0.0052750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647" calcext:value-type="float">
            <text:p>-2.3866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671.9984" calcext:value-type="float">
            <text:p>671.9984</text:p>
          </table:table-cell>
          <table:table-cell office:value-type="float" office:value="669.4094" calcext:value-type="float">
            <text:p>669.4094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7.873" calcext:value-type="float">
            <text:p>1047.873</text:p>
          </table:table-cell>
          <table:table-cell office:value-type="float" office:value="1.773006" calcext:value-type="float">
            <text:p>1.773006</text:p>
          </table:table-cell>
          <table:table-cell office:value-type="float" office:value="0" calcext:value-type="float">
            <text:p>0</text:p>
          </table:table-cell>
          <table:table-cell office:value-type="float" office:value="0.1260133" calcext:value-type="float">
            <text:p>0.1260133</text:p>
          </table:table-cell>
          <table:table-cell office:value-type="float" office:value="0.2026322" calcext:value-type="float">
            <text:p>0.2026322</text:p>
          </table:table-cell>
          <table:table-cell office:value-type="float" office:value="0.2036142" calcext:value-type="float">
            <text:p>0.2036142</text:p>
          </table:table-cell>
          <table:table-cell office:value-type="float" office:value="0.2110909" calcext:value-type="float">
            <text:p>0.2110909</text:p>
          </table:table-cell>
          <table:table-cell office:value-type="float" office:value="0.2260328" calcext:value-type="float">
            <text:p>0.2260328</text:p>
          </table:table-cell>
          <table:table-cell office:value-type="float" office:value="0.2327608" calcext:value-type="float">
            <text:p>0.2327608</text:p>
          </table:table-cell>
          <table:table-cell office:value-type="float" office:value="0.2529961" calcext:value-type="float">
            <text:p>0.2529961</text:p>
          </table:table-cell>
          <table:table-cell office:value-type="float" office:value="0.3583373" calcext:value-type="float">
            <text:p>0.3583373</text:p>
          </table:table-cell>
          <table:table-cell office:value-type="float" office:value="0.3616283" calcext:value-type="float">
            <text:p>0.3616283</text:p>
          </table:table-cell>
          <table:table-cell office:value-type="float" office:value="0.373473" calcext:value-type="float">
            <text:p>0.373473</text:p>
          </table:table-cell>
          <table:table-cell office:value-type="float" office:value="0.3845594" calcext:value-type="float">
            <text:p>0.3845594</text:p>
          </table:table-cell>
          <table:table-cell office:value-type="float" office:value="0.3935463" calcext:value-type="float">
            <text:p>0.39354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844E-015" calcext:value-type="float">
            <text:p>1.989844E-15</text:p>
          </table:table-cell>
          <table:table-cell office:value-type="float" office:value="9.430472E-016" calcext:value-type="float">
            <text:p>9.430472E-16</text:p>
          </table:table-cell>
          <table:table-cell office:value-type="float" office:value="9.908317E-016" calcext:value-type="float">
            <text:p>9.908317E-16</text:p>
          </table:table-cell>
          <table:table-cell office:value-type="float" office:value="9.438939E-016" calcext:value-type="float">
            <text:p>9.438939E-16</text:p>
          </table:table-cell>
          <table:table-cell office:value-type="float" office:value="2.425033E-017" calcext:value-type="float">
            <text:p>2.425033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30842" calcext:value-type="float">
            <text:p>-29.30842</text:p>
          </table:table-cell>
          <table:table-cell office:value-type="float" office:value="-0.7429277" calcext:value-type="float">
            <text:p>-0.7429277</text:p>
          </table:table-cell>
          <table:table-cell office:value-type="float" office:value="-0.7152219" calcext:value-type="float">
            <text:p>-0.7152219</text:p>
          </table:table-cell>
          <table:table-cell office:value-type="float" office:value="-0.5415277" calcext:value-type="float">
            <text:p>-0.5415277</text:p>
          </table:table-cell>
          <table:table-cell office:value-type="float" office:value="-0.3201775" calcext:value-type="float">
            <text:p>-0.3201775</text:p>
          </table:table-cell>
          <table:table-cell office:value-type="float" office:value="-0.09694042" calcext:value-type="float">
            <text:p>-0.09694042</text:p>
          </table:table-cell>
          <table:table-cell office:value-type="float" office:value="-0.0488296" calcext:value-type="float">
            <text:p>-0.0488296</text:p>
          </table:table-cell>
          <table:table-cell office:value-type="float" office:value="-0.03042878" calcext:value-type="float">
            <text:p>-0.03042878</text:p>
          </table:table-cell>
          <table:table-cell office:value-type="float" office:value="-0.01581559" calcext:value-type="float">
            <text:p>-0.01581559</text:p>
          </table:table-cell>
          <table:table-cell office:value-type="float" office:value="-0.01197702" calcext:value-type="float">
            <text:p>-0.01197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90542" calcext:value-type="float">
            <text:p>-21.90542</text:p>
          </table:table-cell>
          <table:table-cell office:value-type="float" office:value="0.005436451" calcext:value-type="float">
            <text:p>0.00543645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7845" calcext:value-type="float">
            <text:p>-2.3878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686.3983" calcext:value-type="float">
            <text:p>686.3983</text:p>
          </table:table-cell>
          <table:table-cell office:value-type="float" office:value="671.4317" calcext:value-type="float">
            <text:p>671.4317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60.041" calcext:value-type="float">
            <text:p>1060.041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5541575" calcext:value-type="float">
            <text:p>0.5541575</text:p>
          </table:table-cell>
          <table:table-cell office:value-type="float" office:value="0.3628186" calcext:value-type="float">
            <text:p>0.3628186</text:p>
          </table:table-cell>
          <table:table-cell office:value-type="float" office:value="0.2089458" calcext:value-type="float">
            <text:p>0.2089458</text:p>
          </table:table-cell>
          <table:table-cell office:value-type="float" office:value="0.2137412" calcext:value-type="float">
            <text:p>0.2137412</text:p>
          </table:table-cell>
          <table:table-cell office:value-type="float" office:value="0.2314137" calcext:value-type="float">
            <text:p>0.2314137</text:p>
          </table:table-cell>
          <table:table-cell office:value-type="float" office:value="0.2314881" calcext:value-type="float">
            <text:p>0.2314881</text:p>
          </table:table-cell>
          <table:table-cell office:value-type="float" office:value="0.2564064" calcext:value-type="float">
            <text:p>0.2564064</text:p>
          </table:table-cell>
          <table:table-cell office:value-type="float" office:value="0.3579912" calcext:value-type="float">
            <text:p>0.3579912</text:p>
          </table:table-cell>
          <table:table-cell office:value-type="float" office:value="0.3601278" calcext:value-type="float">
            <text:p>0.3601278</text:p>
          </table:table-cell>
          <table:table-cell office:value-type="float" office:value="0.3728918" calcext:value-type="float">
            <text:p>0.3728918</text:p>
          </table:table-cell>
          <table:table-cell office:value-type="float" office:value="0.3847598" calcext:value-type="float">
            <text:p>0.3847598</text:p>
          </table:table-cell>
          <table:table-cell office:value-type="float" office:value="0.3937254" calcext:value-type="float">
            <text:p>0.39372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9775744" calcext:value-type="float">
            <text:p>9.775744E-06</text:p>
          </table:table-cell>
          <table:table-cell office:value-type="float" office:value="1.98977E-015" calcext:value-type="float">
            <text:p>1.98977E-15</text:p>
          </table:table-cell>
          <table:table-cell office:value-type="float" office:value="9.430602E-016" calcext:value-type="float">
            <text:p>9.430602E-16</text:p>
          </table:table-cell>
          <table:table-cell office:value-type="float" office:value="9.908357E-016" calcext:value-type="float">
            <text:p>9.908357E-16</text:p>
          </table:table-cell>
          <table:table-cell office:value-type="float" office:value="9.43895E-016" calcext:value-type="float">
            <text:p>9.43895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8060295" calcext:value-type="float">
            <text:p>-0.0008060295</text:p>
          </table:table-cell>
          <table:table-cell office:value-type="float" office:value="-0.01302385" calcext:value-type="float">
            <text:p>-0.01302385</text:p>
          </table:table-cell>
          <table:table-cell office:value-type="float" office:value="-0.5868137" calcext:value-type="float">
            <text:p>-0.5868137</text:p>
          </table:table-cell>
          <table:table-cell office:value-type="float" office:value="-0.4920544" calcext:value-type="float">
            <text:p>-0.4920544</text:p>
          </table:table-cell>
          <table:table-cell office:value-type="float" office:value="-0.2671413" calcext:value-type="float">
            <text:p>-0.2671413</text:p>
          </table:table-cell>
          <table:table-cell office:value-type="float" office:value="-0.1011527" calcext:value-type="float">
            <text:p>-0.1011527</text:p>
          </table:table-cell>
          <table:table-cell office:value-type="float" office:value="-0.04439558" calcext:value-type="float">
            <text:p>-0.04439558</text:p>
          </table:table-cell>
          <table:table-cell office:value-type="float" office:value="-0.03108299" calcext:value-type="float">
            <text:p>-0.03108299</text:p>
          </table:table-cell>
          <table:table-cell office:value-type="float" office:value="-0.01695331" calcext:value-type="float">
            <text:p>-0.01695331</text:p>
          </table:table-cell>
          <table:table-cell office:value-type="float" office:value="-0.01230196" calcext:value-type="float">
            <text:p>-0.0123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535712" calcext:value-type="float">
            <text:p>0.00553571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741" calcext:value-type="float">
            <text:p>-2.3887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686.3983" calcext:value-type="float">
            <text:p>686.3983</text:p>
          </table:table-cell>
          <table:table-cell office:value-type="float" office:value="673.4511" calcext:value-type="float">
            <text:p>673.4511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58.021" calcext:value-type="float">
            <text:p>1058.021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36964" calcext:value-type="float">
            <text:p>0.36964</text:p>
          </table:table-cell>
          <table:table-cell office:value-type="float" office:value="0.3724273" calcext:value-type="float">
            <text:p>0.3724273</text:p>
          </table:table-cell>
          <table:table-cell office:value-type="float" office:value="0.2158834" calcext:value-type="float">
            <text:p>0.2158834</text:p>
          </table:table-cell>
          <table:table-cell office:value-type="float" office:value="0.2169352" calcext:value-type="float">
            <text:p>0.2169352</text:p>
          </table:table-cell>
          <table:table-cell office:value-type="float" office:value="0.2365125" calcext:value-type="float">
            <text:p>0.2365125</text:p>
          </table:table-cell>
          <table:table-cell office:value-type="float" office:value="0.2313326" calcext:value-type="float">
            <text:p>0.2313326</text:p>
          </table:table-cell>
          <table:table-cell office:value-type="float" office:value="0.2575648" calcext:value-type="float">
            <text:p>0.2575648</text:p>
          </table:table-cell>
          <table:table-cell office:value-type="float" office:value="0.3580821" calcext:value-type="float">
            <text:p>0.3580821</text:p>
          </table:table-cell>
          <table:table-cell office:value-type="float" office:value="0.3591228" calcext:value-type="float">
            <text:p>0.3591228</text:p>
          </table:table-cell>
          <table:table-cell office:value-type="float" office:value="0.3724631" calcext:value-type="float">
            <text:p>0.3724631</text:p>
          </table:table-cell>
          <table:table-cell office:value-type="float" office:value="0.3849429" calcext:value-type="float">
            <text:p>0.3849429</text:p>
          </table:table-cell>
          <table:table-cell office:value-type="float" office:value="0.3938963" calcext:value-type="float">
            <text:p>0.39389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741E-015" calcext:value-type="float">
            <text:p>1.989741E-15</text:p>
          </table:table-cell>
          <table:table-cell office:value-type="float" office:value="9.43062E-016" calcext:value-type="float">
            <text:p>9.43062E-16</text:p>
          </table:table-cell>
          <table:table-cell office:value-type="float" office:value="9.908411E-016" calcext:value-type="float">
            <text:p>9.908411E-16</text:p>
          </table:table-cell>
          <table:table-cell office:value-type="float" office:value="9.438951E-016" calcext:value-type="float">
            <text:p>9.438951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4E-018" calcext:value-type="float">
            <text:p>4.865554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808064" calcext:value-type="float">
            <text:p>-0.009808064</text:p>
          </table:table-cell>
          <table:table-cell office:value-type="float" office:value="-0.009378591" calcext:value-type="float">
            <text:p>-0.009378591</text:p>
          </table:table-cell>
          <table:table-cell office:value-type="float" office:value="-0.456176" calcext:value-type="float">
            <text:p>-0.456176</text:p>
          </table:table-cell>
          <table:table-cell office:value-type="float" office:value="-0.4390342" calcext:value-type="float">
            <text:p>-0.4390342</text:p>
          </table:table-cell>
          <table:table-cell office:value-type="float" office:value="-0.2257678" calcext:value-type="float">
            <text:p>-0.2257678</text:p>
          </table:table-cell>
          <table:table-cell office:value-type="float" office:value="-0.1016806" calcext:value-type="float">
            <text:p>-0.1016806</text:p>
          </table:table-cell>
          <table:table-cell office:value-type="float" office:value="-0.04298735" calcext:value-type="float">
            <text:p>-0.04298735</text:p>
          </table:table-cell>
          <table:table-cell office:value-type="float" office:value="-0.03091453" calcext:value-type="float">
            <text:p>-0.03091453</text:p>
          </table:table-cell>
          <table:table-cell office:value-type="float" office:value="-0.01776136" calcext:value-type="float">
            <text:p>-0.01776136</text:p>
          </table:table-cell>
          <table:table-cell office:value-type="float" office:value="-0.01254661" calcext:value-type="float">
            <text:p>-0.01254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05888" calcext:value-type="float">
            <text:p>-0.009905888</text:p>
          </table:table-cell>
          <table:table-cell office:value-type="float" office:value="0.005459192" calcext:value-type="float">
            <text:p>0.00545919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364" calcext:value-type="float">
            <text:p>-2.3893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686.3983" calcext:value-type="float">
            <text:p>686.3983</text:p>
          </table:table-cell>
          <table:table-cell office:value-type="float" office:value="676.7865" calcext:value-type="float">
            <text:p>676.7865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54.686" calcext:value-type="float">
            <text:p>1054.686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3112085" calcext:value-type="float">
            <text:p>0.3112085</text:p>
          </table:table-cell>
          <table:table-cell office:value-type="float" office:value="0.3172041" calcext:value-type="float">
            <text:p>0.3172041</text:p>
          </table:table-cell>
          <table:table-cell office:value-type="float" office:value="0.2213766" calcext:value-type="float">
            <text:p>0.2213766</text:p>
          </table:table-cell>
          <table:table-cell office:value-type="float" office:value="0.2197371" calcext:value-type="float">
            <text:p>0.2197371</text:p>
          </table:table-cell>
          <table:table-cell office:value-type="float" office:value="0.2372812" calcext:value-type="float">
            <text:p>0.2372812</text:p>
          </table:table-cell>
          <table:table-cell office:value-type="float" office:value="0.2302847" calcext:value-type="float">
            <text:p>0.2302847</text:p>
          </table:table-cell>
          <table:table-cell office:value-type="float" office:value="0.2565457" calcext:value-type="float">
            <text:p>0.2565457</text:p>
          </table:table-cell>
          <table:table-cell office:value-type="float" office:value="0.3576207" calcext:value-type="float">
            <text:p>0.3576207</text:p>
          </table:table-cell>
          <table:table-cell office:value-type="float" office:value="0.3579982" calcext:value-type="float">
            <text:p>0.3579982</text:p>
          </table:table-cell>
          <table:table-cell office:value-type="float" office:value="0.3718998" calcext:value-type="float">
            <text:p>0.3718998</text:p>
          </table:table-cell>
          <table:table-cell office:value-type="float" office:value="0.3849671" calcext:value-type="float">
            <text:p>0.3849671</text:p>
          </table:table-cell>
          <table:table-cell office:value-type="float" office:value="0.3940127" calcext:value-type="float">
            <text:p>0.39401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677E-015" calcext:value-type="float">
            <text:p>1.989677E-15</text:p>
          </table:table-cell>
          <table:table-cell office:value-type="float" office:value="9.430707E-016" calcext:value-type="float">
            <text:p>9.430707E-16</text:p>
          </table:table-cell>
          <table:table-cell office:value-type="float" office:value="9.908443E-016" calcext:value-type="float">
            <text:p>9.908443E-16</text:p>
          </table:table-cell>
          <table:table-cell office:value-type="float" office:value="9.43898E-016" calcext:value-type="float">
            <text:p>9.43898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822879" calcext:value-type="float">
            <text:p>-0.02822879</text:p>
          </table:table-cell>
          <table:table-cell office:value-type="float" office:value="-0.0250994" calcext:value-type="float">
            <text:p>-0.0250994</text:p>
          </table:table-cell>
          <table:table-cell office:value-type="float" office:value="-0.3758617" calcext:value-type="float">
            <text:p>-0.3758617</text:p>
          </table:table-cell>
          <table:table-cell office:value-type="float" office:value="-0.3976703" calcext:value-type="float">
            <text:p>-0.3976703</text:p>
          </table:table-cell>
          <table:table-cell office:value-type="float" office:value="-0.2201925" calcext:value-type="float">
            <text:p>-0.2201925</text:p>
          </table:table-cell>
          <table:table-cell office:value-type="float" office:value="-0.1052846" calcext:value-type="float">
            <text:p>-0.1052846</text:p>
          </table:table-cell>
          <table:table-cell office:value-type="float" office:value="-0.04421856" calcext:value-type="float">
            <text:p>-0.04421856</text:p>
          </table:table-cell>
          <table:table-cell office:value-type="float" office:value="-0.03178621" calcext:value-type="float">
            <text:p>-0.03178621</text:p>
          </table:table-cell>
          <table:table-cell office:value-type="float" office:value="-0.01871279" calcext:value-type="float">
            <text:p>-0.01871279</text:p>
          </table:table-cell>
          <table:table-cell office:value-type="float" office:value="-0.01287565" calcext:value-type="float">
            <text:p>-0.01287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53332" calcext:value-type="float">
            <text:p>-0.02853332</text:p>
          </table:table-cell>
          <table:table-cell office:value-type="float" office:value="0.005378772" calcext:value-type="float">
            <text:p>0.0053787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758" calcext:value-type="float">
            <text:p>-2.3897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686.3983" calcext:value-type="float">
            <text:p>686.3983</text:p>
          </table:table-cell>
          <table:table-cell office:value-type="float" office:value="680.5907" calcext:value-type="float">
            <text:p>680.5907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50.882" calcext:value-type="float">
            <text:p>1050.882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2249043" calcext:value-type="float">
            <text:p>0.2249043</text:p>
          </table:table-cell>
          <table:table-cell office:value-type="float" office:value="0.2738195" calcext:value-type="float">
            <text:p>0.2738195</text:p>
          </table:table-cell>
          <table:table-cell office:value-type="float" office:value="0.2244338" calcext:value-type="float">
            <text:p>0.2244338</text:p>
          </table:table-cell>
          <table:table-cell office:value-type="float" office:value="0.221212" calcext:value-type="float">
            <text:p>0.221212</text:p>
          </table:table-cell>
          <table:table-cell office:value-type="float" office:value="0.2363329" calcext:value-type="float">
            <text:p>0.2363329</text:p>
          </table:table-cell>
          <table:table-cell office:value-type="float" office:value="0.2289437" calcext:value-type="float">
            <text:p>0.2289437</text:p>
          </table:table-cell>
          <table:table-cell office:value-type="float" office:value="0.2549525" calcext:value-type="float">
            <text:p>0.2549525</text:p>
          </table:table-cell>
          <table:table-cell office:value-type="float" office:value="0.3570147" calcext:value-type="float">
            <text:p>0.3570147</text:p>
          </table:table-cell>
          <table:table-cell office:value-type="float" office:value="0.3568426" calcext:value-type="float">
            <text:p>0.3568426</text:p>
          </table:table-cell>
          <table:table-cell office:value-type="float" office:value="0.3712771" calcext:value-type="float">
            <text:p>0.3712771</text:p>
          </table:table-cell>
          <table:table-cell office:value-type="float" office:value="0.384903" calcext:value-type="float">
            <text:p>0.384903</text:p>
          </table:table-cell>
          <table:table-cell office:value-type="float" office:value="0.3940917" calcext:value-type="float">
            <text:p>0.39409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612E-015" calcext:value-type="float">
            <text:p>1.989612E-15</text:p>
          </table:table-cell>
          <table:table-cell office:value-type="float" office:value="9.430799E-016" calcext:value-type="float">
            <text:p>9.430799E-16</text:p>
          </table:table-cell>
          <table:table-cell office:value-type="float" office:value="9.908484E-016" calcext:value-type="float">
            <text:p>9.908484E-16</text:p>
          </table:table-cell>
          <table:table-cell office:value-type="float" office:value="9.439004E-016" calcext:value-type="float">
            <text:p>9.439004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306937" calcext:value-type="float">
            <text:p>-0.3306937</text:p>
          </table:table-cell>
          <table:table-cell office:value-type="float" office:value="-0.07267984" calcext:value-type="float">
            <text:p>-0.07267984</text:p>
          </table:table-cell>
          <table:table-cell office:value-type="float" office:value="-0.338142" calcext:value-type="float">
            <text:p>-0.338142</text:p>
          </table:table-cell>
          <table:table-cell office:value-type="float" office:value="-0.3776542" calcext:value-type="float">
            <text:p>-0.3776542</text:p>
          </table:table-cell>
          <table:table-cell office:value-type="float" office:value="-0.2270395" calcext:value-type="float">
            <text:p>-0.2270395</text:p>
          </table:table-cell>
          <table:table-cell office:value-type="float" office:value="-0.1100889" calcext:value-type="float">
            <text:p>-0.1100889</text:p>
          </table:table-cell>
          <table:table-cell office:value-type="float" office:value="-0.04621991" calcext:value-type="float">
            <text:p>-0.04621991</text:p>
          </table:table-cell>
          <table:table-cell office:value-type="float" office:value="-0.03297323" calcext:value-type="float">
            <text:p>-0.03297323</text:p>
          </table:table-cell>
          <table:table-cell office:value-type="float" office:value="-0.01974625" calcext:value-type="float">
            <text:p>-0.01974625</text:p>
          </table:table-cell>
          <table:table-cell office:value-type="float" office:value="-0.01324985" calcext:value-type="float">
            <text:p>-0.0132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4759" calcext:value-type="float">
            <text:p>-0.5244759</text:p>
          </table:table-cell>
          <table:table-cell office:value-type="float" office:value="0.005305764" calcext:value-type="float">
            <text:p>0.00530576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003" calcext:value-type="float">
            <text:p>-2.3900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686.3983" calcext:value-type="float">
            <text:p>686.3983</text:p>
          </table:table-cell>
          <table:table-cell office:value-type="float" office:value="683.0754" calcext:value-type="float">
            <text:p>683.0754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8.397" calcext:value-type="float">
            <text:p>1048.397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15915" calcext:value-type="float">
            <text:p>0.15915</text:p>
          </table:table-cell>
          <table:table-cell office:value-type="float" office:value="0.2498826" calcext:value-type="float">
            <text:p>0.249882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34492" calcext:value-type="float">
            <text:p>0.2234492</text:p>
          </table:table-cell>
          <table:table-cell office:value-type="float" office:value="0.2366555" calcext:value-type="float">
            <text:p>0.2366555</text:p>
          </table:table-cell>
          <table:table-cell office:value-type="float" office:value="0.2278632" calcext:value-type="float">
            <text:p>0.2278632</text:p>
          </table:table-cell>
          <table:table-cell office:value-type="float" office:value="0.2537696" calcext:value-type="float">
            <text:p>0.2537696</text:p>
          </table:table-cell>
          <table:table-cell office:value-type="float" office:value="0.3563914" calcext:value-type="float">
            <text:p>0.3563914</text:p>
          </table:table-cell>
          <table:table-cell office:value-type="float" office:value="0.3558228" calcext:value-type="float">
            <text:p>0.3558228</text:p>
          </table:table-cell>
          <table:table-cell office:value-type="float" office:value="0.3706718" calcext:value-type="float">
            <text:p>0.3706718</text:p>
          </table:table-cell>
          <table:table-cell office:value-type="float" office:value="0.3848018" calcext:value-type="float">
            <text:p>0.3848018</text:p>
          </table:table-cell>
          <table:table-cell office:value-type="float" office:value="0.3941471" calcext:value-type="float">
            <text:p>0.39414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555E-015" calcext:value-type="float">
            <text:p>1.989555E-15</text:p>
          </table:table-cell>
          <table:table-cell office:value-type="float" office:value="9.430885E-016" calcext:value-type="float">
            <text:p>9.430885E-16</text:p>
          </table:table-cell>
          <table:table-cell office:value-type="float" office:value="9.908516E-016" calcext:value-type="float">
            <text:p>9.908516E-16</text:p>
          </table:table-cell>
          <table:table-cell office:value-type="float" office:value="9.439023E-016" calcext:value-type="float">
            <text:p>9.439023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4E-018" calcext:value-type="float">
            <text:p>4.865554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70772" calcext:value-type="float">
            <text:p>-4.770772</text:p>
          </table:table-cell>
          <table:table-cell office:value-type="float" office:value="-0.1472768" calcext:value-type="float">
            <text:p>-0.1472768</text:p>
          </table:table-cell>
          <table:table-cell office:value-type="float" office:value="-0.3095236" calcext:value-type="float">
            <text:p>-0.3095236</text:p>
          </table:table-cell>
          <table:table-cell office:value-type="float" office:value="-0.3494774" calcext:value-type="float">
            <text:p>-0.3494774</text:p>
          </table:table-cell>
          <table:table-cell office:value-type="float" office:value="-0.2245942" calcext:value-type="float">
            <text:p>-0.2245942</text:p>
          </table:table-cell>
          <table:table-cell office:value-type="float" office:value="-0.1141423" calcext:value-type="float">
            <text:p>-0.1141423</text:p>
          </table:table-cell>
          <table:table-cell office:value-type="float" office:value="-0.04776416" calcext:value-type="float">
            <text:p>-0.04776416</text:p>
          </table:table-cell>
          <table:table-cell office:value-type="float" office:value="-0.03349251" calcext:value-type="float">
            <text:p>-0.03349251</text:p>
          </table:table-cell>
          <table:table-cell office:value-type="float" office:value="-0.02070941" calcext:value-type="float">
            <text:p>-0.02070941</text:p>
          </table:table-cell>
          <table:table-cell office:value-type="float" office:value="-0.01362478" calcext:value-type="float">
            <text:p>-0.013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6479" calcext:value-type="float">
            <text:p>-12.76479</text:p>
          </table:table-cell>
          <table:table-cell office:value-type="float" office:value="0.005267511" calcext:value-type="float">
            <text:p>0.0052675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141" calcext:value-type="float">
            <text:p>-2.3901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686.3983" calcext:value-type="float">
            <text:p>686.3983</text:p>
          </table:table-cell>
          <table:table-cell office:value-type="float" office:value="684.5482" calcext:value-type="float">
            <text:p>684.5482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6.925" calcext:value-type="float">
            <text:p>1046.925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133342" calcext:value-type="float">
            <text:p>0.133342</text:p>
          </table:table-cell>
          <table:table-cell office:value-type="float" office:value="0.2385058" calcext:value-type="float">
            <text:p>0.2385058</text:p>
          </table:table-cell>
          <table:table-cell office:value-type="float" office:value="0.228528" calcext:value-type="float">
            <text:p>0.228528</text:p>
          </table:table-cell>
          <table:table-cell office:value-type="float" office:value="0.2256827" calcext:value-type="float">
            <text:p>0.2256827</text:p>
          </table:table-cell>
          <table:table-cell office:value-type="float" office:value="0.2375278" calcext:value-type="float">
            <text:p>0.2375278</text:p>
          </table:table-cell>
          <table:table-cell office:value-type="float" office:value="0.2269798" calcext:value-type="float">
            <text:p>0.2269798</text:p>
          </table:table-cell>
          <table:table-cell office:value-type="float" office:value="0.2526948" calcext:value-type="float">
            <text:p>0.2526948</text:p>
          </table:table-cell>
          <table:table-cell office:value-type="float" office:value="0.3554659" calcext:value-type="float">
            <text:p>0.3554659</text:p>
          </table:table-cell>
          <table:table-cell office:value-type="float" office:value="0.354926" calcext:value-type="float">
            <text:p>0.354926</text:p>
          </table:table-cell>
          <table:table-cell office:value-type="float" office:value="0.3700904" calcext:value-type="float">
            <text:p>0.3700904</text:p>
          </table:table-cell>
          <table:table-cell office:value-type="float" office:value="0.3846566" calcext:value-type="float">
            <text:p>0.3846566</text:p>
          </table:table-cell>
          <table:table-cell office:value-type="float" office:value="0.3941775" calcext:value-type="float">
            <text:p>0.39417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54E-015" calcext:value-type="float">
            <text:p>1.98954E-15</text:p>
          </table:table-cell>
          <table:table-cell office:value-type="float" office:value="9.430922E-016" calcext:value-type="float">
            <text:p>9.430922E-16</text:p>
          </table:table-cell>
          <table:table-cell office:value-type="float" office:value="9.908531E-016" calcext:value-type="float">
            <text:p>9.908531E-16</text:p>
          </table:table-cell>
          <table:table-cell office:value-type="float" office:value="9.439023E-016" calcext:value-type="float">
            <text:p>9.439023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6E-018" calcext:value-type="float">
            <text:p>4.865556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57415" calcext:value-type="float">
            <text:p>-18.57415</text:p>
          </table:table-cell>
          <table:table-cell office:value-type="float" office:value="-0.2110776" calcext:value-type="float">
            <text:p>-0.2110776</text:p>
          </table:table-cell>
          <table:table-cell office:value-type="float" office:value="-0.2938276" calcext:value-type="float">
            <text:p>-0.2938276</text:p>
          </table:table-cell>
          <table:table-cell office:value-type="float" office:value="-0.3236598" calcext:value-type="float">
            <text:p>-0.3236598</text:p>
          </table:table-cell>
          <table:table-cell office:value-type="float" office:value="-0.2183097" calcext:value-type="float">
            <text:p>-0.2183097</text:p>
          </table:table-cell>
          <table:table-cell office:value-type="float" office:value="-0.1175901" calcext:value-type="float">
            <text:p>-0.1175901</text:p>
          </table:table-cell>
          <table:table-cell office:value-type="float" office:value="-0.04922898" calcext:value-type="float">
            <text:p>-0.04922898</text:p>
          </table:table-cell>
          <table:table-cell office:value-type="float" office:value="-0.03426366" calcext:value-type="float">
            <text:p>-0.03426366</text:p>
          </table:table-cell>
          <table:table-cell office:value-type="float" office:value="-0.02159718" calcext:value-type="float">
            <text:p>-0.02159718</text:p>
          </table:table-cell>
          <table:table-cell office:value-type="float" office:value="-0.01399557" calcext:value-type="float">
            <text:p>-0.0139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5095" calcext:value-type="float">
            <text:p>-26.95095</text:p>
          </table:table-cell>
          <table:table-cell office:value-type="float" office:value="0.005244025" calcext:value-type="float">
            <text:p>0.0052440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213" calcext:value-type="float">
            <text:p>-2.3902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686.698" calcext:value-type="float">
            <text:p>686.698</text:p>
          </table:table-cell>
          <table:table-cell office:value-type="float" office:value="685.0023" calcext:value-type="float">
            <text:p>685.0023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6.771" calcext:value-type="float">
            <text:p>1046.771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1426689" calcext:value-type="float">
            <text:p>0.1426689</text:p>
          </table:table-cell>
          <table:table-cell office:value-type="float" office:value="0.2357242" calcext:value-type="float">
            <text:p>0.2357242</text:p>
          </table:table-cell>
          <table:table-cell office:value-type="float" office:value="0.2302617" calcext:value-type="float">
            <text:p>0.2302617</text:p>
          </table:table-cell>
          <table:table-cell office:value-type="float" office:value="0.2279076" calcext:value-type="float">
            <text:p>0.2279076</text:p>
          </table:table-cell>
          <table:table-cell office:value-type="float" office:value="0.2398305" calcext:value-type="float">
            <text:p>0.2398305</text:p>
          </table:table-cell>
          <table:table-cell office:value-type="float" office:value="0.2269543" calcext:value-type="float">
            <text:p>0.2269543</text:p>
          </table:table-cell>
          <table:table-cell office:value-type="float" office:value="0.2525002" calcext:value-type="float">
            <text:p>0.2525002</text:p>
          </table:table-cell>
          <table:table-cell office:value-type="float" office:value="0.354785" calcext:value-type="float">
            <text:p>0.354785</text:p>
          </table:table-cell>
          <table:table-cell office:value-type="float" office:value="0.3542657" calcext:value-type="float">
            <text:p>0.3542657</text:p>
          </table:table-cell>
          <table:table-cell office:value-type="float" office:value="0.3695876" calcext:value-type="float">
            <text:p>0.3695876</text:p>
          </table:table-cell>
          <table:table-cell office:value-type="float" office:value="0.3845336" calcext:value-type="float">
            <text:p>0.3845336</text:p>
          </table:table-cell>
          <table:table-cell office:value-type="float" office:value="0.3942014" calcext:value-type="float">
            <text:p>0.39420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513E-015" calcext:value-type="float">
            <text:p>1.989513E-15</text:p>
          </table:table-cell>
          <table:table-cell office:value-type="float" office:value="9.431015E-016" calcext:value-type="float">
            <text:p>9.431015E-16</text:p>
          </table:table-cell>
          <table:table-cell office:value-type="float" office:value="9.908531E-016" calcext:value-type="float">
            <text:p>9.908531E-16</text:p>
          </table:table-cell>
          <table:table-cell office:value-type="float" office:value="9.439023E-016" calcext:value-type="float">
            <text:p>9.439023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6E-018" calcext:value-type="float">
            <text:p>4.865556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20521" calcext:value-type="float">
            <text:p>-11.20521</text:p>
          </table:table-cell>
          <table:table-cell office:value-type="float" office:value="-0.2311006" calcext:value-type="float">
            <text:p>-0.2311006</text:p>
          </table:table-cell>
          <table:table-cell office:value-type="float" office:value="-0.2771723" calcext:value-type="float">
            <text:p>-0.2771723</text:p>
          </table:table-cell>
          <table:table-cell office:value-type="float" office:value="-0.3000922" calcext:value-type="float">
            <text:p>-0.3000922</text:p>
          </table:table-cell>
          <table:table-cell office:value-type="float" office:value="-0.2026458" calcext:value-type="float">
            <text:p>-0.2026458</text:p>
          </table:table-cell>
          <table:table-cell office:value-type="float" office:value="-0.1177074" calcext:value-type="float">
            <text:p>-0.1177074</text:p>
          </table:table-cell>
          <table:table-cell office:value-type="float" office:value="-0.04950355" calcext:value-type="float">
            <text:p>-0.04950355</text:p>
          </table:table-cell>
          <table:table-cell office:value-type="float" office:value="-0.03484528" calcext:value-type="float">
            <text:p>-0.03484528</text:p>
          </table:table-cell>
          <table:table-cell office:value-type="float" office:value="-0.02227818" calcext:value-type="float">
            <text:p>-0.02227818</text:p>
          </table:table-cell>
          <table:table-cell office:value-type="float" office:value="-0.01432519" calcext:value-type="float">
            <text:p>-0.01432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01597" calcext:value-type="float">
            <text:p>-9.101597</text:p>
          </table:table-cell>
          <table:table-cell office:value-type="float" office:value="0.005231232" calcext:value-type="float">
            <text:p>0.00523123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255" calcext:value-type="float">
            <text:p>-2.3902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686.698" calcext:value-type="float">
            <text:p>686.698</text:p>
          </table:table-cell>
          <table:table-cell office:value-type="float" office:value="686.147" calcext:value-type="float">
            <text:p>686.147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5.626" calcext:value-type="float">
            <text:p>1045.626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114098" calcext:value-type="float">
            <text:p>0.114098</text:p>
          </table:table-cell>
          <table:table-cell office:value-type="float" office:value="0.2337969" calcext:value-type="float">
            <text:p>0.2337969</text:p>
          </table:table-cell>
          <table:table-cell office:value-type="float" office:value="0.2312518" calcext:value-type="float">
            <text:p>0.2312518</text:p>
          </table:table-cell>
          <table:table-cell office:value-type="float" office:value="0.2300415" calcext:value-type="float">
            <text:p>0.2300415</text:p>
          </table:table-cell>
          <table:table-cell office:value-type="float" office:value="0.2406668" calcext:value-type="float">
            <text:p>0.2406668</text:p>
          </table:table-cell>
          <table:table-cell office:value-type="float" office:value="0.2267226" calcext:value-type="float">
            <text:p>0.2267226</text:p>
          </table:table-cell>
          <table:table-cell office:value-type="float" office:value="0.2518079" calcext:value-type="float">
            <text:p>0.2518079</text:p>
          </table:table-cell>
          <table:table-cell office:value-type="float" office:value="0.3539761" calcext:value-type="float">
            <text:p>0.3539761</text:p>
          </table:table-cell>
          <table:table-cell office:value-type="float" office:value="0.3535973" calcext:value-type="float">
            <text:p>0.3535973</text:p>
          </table:table-cell>
          <table:table-cell office:value-type="float" office:value="0.3690658" calcext:value-type="float">
            <text:p>0.3690658</text:p>
          </table:table-cell>
          <table:table-cell office:value-type="float" office:value="0.3843584" calcext:value-type="float">
            <text:p>0.3843584</text:p>
          </table:table-cell>
          <table:table-cell office:value-type="float" office:value="0.3942015" calcext:value-type="float">
            <text:p>0.39420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93E-015" calcext:value-type="float">
            <text:p>1.989493E-15</text:p>
          </table:table-cell>
          <table:table-cell office:value-type="float" office:value="9.431078E-016" calcext:value-type="float">
            <text:p>9.431078E-16</text:p>
          </table:table-cell>
          <table:table-cell office:value-type="float" office:value="9.908538E-016" calcext:value-type="float">
            <text:p>9.908538E-16</text:p>
          </table:table-cell>
          <table:table-cell office:value-type="float" office:value="9.439022E-016" calcext:value-type="float">
            <text:p>9.439022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96783" calcext:value-type="float">
            <text:p>-62.96783</text:p>
          </table:table-cell>
          <table:table-cell office:value-type="float" office:value="-0.2464605" calcext:value-type="float">
            <text:p>-0.2464605</text:p>
          </table:table-cell>
          <table:table-cell office:value-type="float" office:value="-0.2681407" calcext:value-type="float">
            <text:p>-0.2681407</text:p>
          </table:table-cell>
          <table:table-cell office:value-type="float" office:value="-0.2793321" calcext:value-type="float">
            <text:p>-0.2793321</text:p>
          </table:table-cell>
          <table:table-cell office:value-type="float" office:value="-0.1972821" calcext:value-type="float">
            <text:p>-0.1972821</text:p>
          </table:table-cell>
          <table:table-cell office:value-type="float" office:value="-0.1186356" calcext:value-type="float">
            <text:p>-0.1186356</text:p>
          </table:table-cell>
          <table:table-cell office:value-type="float" office:value="-0.050488" calcext:value-type="float">
            <text:p>-0.050488</text:p>
          </table:table-cell>
          <table:table-cell office:value-type="float" office:value="-0.03555034" calcext:value-type="float">
            <text:p>-0.03555034</text:p>
          </table:table-cell>
          <table:table-cell office:value-type="float" office:value="-0.02298977" calcext:value-type="float">
            <text:p>-0.02298977</text:p>
          </table:table-cell>
          <table:table-cell office:value-type="float" office:value="-0.01467594" calcext:value-type="float">
            <text:p>-0.01467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74309" calcext:value-type="float">
            <text:p>-41.74309</text:p>
          </table:table-cell>
          <table:table-cell office:value-type="float" office:value="0.005212217" calcext:value-type="float">
            <text:p>0.00521221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284" calcext:value-type="float">
            <text:p>-2.39028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686.698" calcext:value-type="float">
            <text:p>686.698</text:p>
          </table:table-cell>
          <table:table-cell office:value-type="float" office:value="686.4669" calcext:value-type="float">
            <text:p>686.4669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5.306" calcext:value-type="float">
            <text:p>1045.306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1148723" calcext:value-type="float">
            <text:p>0.1148723</text:p>
          </table:table-cell>
          <table:table-cell office:value-type="float" office:value="0.2340838" calcext:value-type="float">
            <text:p>0.2340838</text:p>
          </table:table-cell>
          <table:table-cell office:value-type="float" office:value="0.2323426" calcext:value-type="float">
            <text:p>0.2323426</text:p>
          </table:table-cell>
          <table:table-cell office:value-type="float" office:value="0.2321115" calcext:value-type="float">
            <text:p>0.2321115</text:p>
          </table:table-cell>
          <table:table-cell office:value-type="float" office:value="0.2423941" calcext:value-type="float">
            <text:p>0.2423941</text:p>
          </table:table-cell>
          <table:table-cell office:value-type="float" office:value="0.2268712" calcext:value-type="float">
            <text:p>0.2268712</text:p>
          </table:table-cell>
          <table:table-cell office:value-type="float" office:value="0.2517709" calcext:value-type="float">
            <text:p>0.2517709</text:p>
          </table:table-cell>
          <table:table-cell office:value-type="float" office:value="0.3533562" calcext:value-type="float">
            <text:p>0.3533562</text:p>
          </table:table-cell>
          <table:table-cell office:value-type="float" office:value="0.3530267" calcext:value-type="float">
            <text:p>0.3530267</text:p>
          </table:table-cell>
          <table:table-cell office:value-type="float" office:value="0.3686096" calcext:value-type="float">
            <text:p>0.3686096</text:p>
          </table:table-cell>
          <table:table-cell office:value-type="float" office:value="0.3841953" calcext:value-type="float">
            <text:p>0.3841953</text:p>
          </table:table-cell>
          <table:table-cell office:value-type="float" office:value="0.3941946" calcext:value-type="float">
            <text:p>0.39419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84E-015" calcext:value-type="float">
            <text:p>1.989484E-15</text:p>
          </table:table-cell>
          <table:table-cell office:value-type="float" office:value="9.431105E-016" calcext:value-type="float">
            <text:p>9.431105E-16</text:p>
          </table:table-cell>
          <table:table-cell office:value-type="float" office:value="9.908538E-016" calcext:value-type="float">
            <text:p>9.908538E-16</text:p>
          </table:table-cell>
          <table:table-cell office:value-type="float" office:value="9.439022E-016" calcext:value-type="float">
            <text:p>9.439022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99196" calcext:value-type="float">
            <text:p>-59.99196</text:p>
          </table:table-cell>
          <table:table-cell office:value-type="float" office:value="-0.2441001" calcext:value-type="float">
            <text:p>-0.2441001</text:p>
          </table:table-cell>
          <table:table-cell office:value-type="float" office:value="-0.2585977" calcext:value-type="float">
            <text:p>-0.2585977</text:p>
          </table:table-cell>
          <table:table-cell office:value-type="float" office:value="-0.2606875" calcext:value-type="float">
            <text:p>-0.2606875</text:p>
          </table:table-cell>
          <table:table-cell office:value-type="float" office:value="-0.1866948" calcext:value-type="float">
            <text:p>-0.1866948</text:p>
          </table:table-cell>
          <table:table-cell office:value-type="float" office:value="-0.1180479" calcext:value-type="float">
            <text:p>-0.1180479</text:p>
          </table:table-cell>
          <table:table-cell office:value-type="float" office:value="-0.05054093" calcext:value-type="float">
            <text:p>-0.05054093</text:p>
          </table:table-cell>
          <table:table-cell office:value-type="float" office:value="-0.03610144" calcext:value-type="float">
            <text:p>-0.03610144</text:p>
          </table:table-cell>
          <table:table-cell office:value-type="float" office:value="-0.02361551" calcext:value-type="float">
            <text:p>-0.02361551</text:p>
          </table:table-cell>
          <table:table-cell office:value-type="float" office:value="-0.01499023" calcext:value-type="float">
            <text:p>-0.01499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06102" calcext:value-type="float">
            <text:p>-32.06102</text:p>
          </table:table-cell>
          <table:table-cell office:value-type="float" office:value="0.005202937" calcext:value-type="float">
            <text:p>0.00520293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317" calcext:value-type="float">
            <text:p>-2.3903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686.698" calcext:value-type="float">
            <text:p>686.698</text:p>
          </table:table-cell>
          <table:table-cell office:value-type="float" office:value="686.84" calcext:value-type="float">
            <text:p>686.84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4.933" calcext:value-type="float">
            <text:p>1044.933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1127298" calcext:value-type="float">
            <text:p>0.1127298</text:p>
          </table:table-cell>
          <table:table-cell office:value-type="float" office:value="0.2344468" calcext:value-type="float">
            <text:p>0.2344468</text:p>
          </table:table-cell>
          <table:table-cell office:value-type="float" office:value="0.2333606" calcext:value-type="float">
            <text:p>0.2333606</text:p>
          </table:table-cell>
          <table:table-cell office:value-type="float" office:value="0.2338828" calcext:value-type="float">
            <text:p>0.2338828</text:p>
          </table:table-cell>
          <table:table-cell office:value-type="float" office:value="0.2438208" calcext:value-type="float">
            <text:p>0.2438208</text:p>
          </table:table-cell>
          <table:table-cell office:value-type="float" office:value="0.2270977" calcext:value-type="float">
            <text:p>0.2270977</text:p>
          </table:table-cell>
          <table:table-cell office:value-type="float" office:value="0.2516328" calcext:value-type="float">
            <text:p>0.2516328</text:p>
          </table:table-cell>
          <table:table-cell office:value-type="float" office:value="0.3527621" calcext:value-type="float">
            <text:p>0.3527621</text:p>
          </table:table-cell>
          <table:table-cell office:value-type="float" office:value="0.352452" calcext:value-type="float">
            <text:p>0.352452</text:p>
          </table:table-cell>
          <table:table-cell office:value-type="float" office:value="0.3681841" calcext:value-type="float">
            <text:p>0.3681841</text:p>
          </table:table-cell>
          <table:table-cell office:value-type="float" office:value="0.3840231" calcext:value-type="float">
            <text:p>0.3840231</text:p>
          </table:table-cell>
          <table:table-cell office:value-type="float" office:value="0.3941743" calcext:value-type="float">
            <text:p>0.39417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69E-015" calcext:value-type="float">
            <text:p>1.989469E-15</text:p>
          </table:table-cell>
          <table:table-cell office:value-type="float" office:value="9.431156E-016" calcext:value-type="float">
            <text:p>9.431156E-16</text:p>
          </table:table-cell>
          <table:table-cell office:value-type="float" office:value="9.908542E-016" calcext:value-type="float">
            <text:p>9.908542E-16</text:p>
          </table:table-cell>
          <table:table-cell office:value-type="float" office:value="9.439022E-016" calcext:value-type="float">
            <text:p>9.439022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.86868" calcext:value-type="float">
            <text:p>-68.86868</text:p>
          </table:table-cell>
          <table:table-cell office:value-type="float" office:value="-0.24126" calcext:value-type="float">
            <text:p>-0.24126</text:p>
          </table:table-cell>
          <table:table-cell office:value-type="float" office:value="-0.2500361" calcext:value-type="float">
            <text:p>-0.2500361</text:p>
          </table:table-cell>
          <table:table-cell office:value-type="float" office:value="-0.2458458" calcext:value-type="float">
            <text:p>-0.2458458</text:p>
          </table:table-cell>
          <table:table-cell office:value-type="float" office:value="-0.1784342" calcext:value-type="float">
            <text:p>-0.1784342</text:p>
          </table:table-cell>
          <table:table-cell office:value-type="float" office:value="-0.117153" calcext:value-type="float">
            <text:p>-0.117153</text:p>
          </table:table-cell>
          <table:table-cell office:value-type="float" office:value="-0.05073912" calcext:value-type="float">
            <text:p>-0.05073912</text:p>
          </table:table-cell>
          <table:table-cell office:value-type="float" office:value="-0.03663841" calcext:value-type="float">
            <text:p>-0.03663841</text:p>
          </table:table-cell>
          <table:table-cell office:value-type="float" office:value="-0.02426453" calcext:value-type="float">
            <text:p>-0.02426453</text:p>
          </table:table-cell>
          <table:table-cell office:value-type="float" office:value="-0.01528943" calcext:value-type="float">
            <text:p>-0.01528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1537" calcext:value-type="float">
            <text:p>-34.1537</text:p>
          </table:table-cell>
          <table:table-cell office:value-type="float" office:value="0.00519435" calcext:value-type="float">
            <text:p>0.0051943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353" calcext:value-type="float">
            <text:p>-2.3903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686.698" calcext:value-type="float">
            <text:p>686.698</text:p>
          </table:table-cell>
          <table:table-cell office:value-type="float" office:value="687.1414" calcext:value-type="float">
            <text:p>687.1414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4.631" calcext:value-type="float">
            <text:p>1044.631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1140089" calcext:value-type="float">
            <text:p>0.1140089</text:p>
          </table:table-cell>
          <table:table-cell office:value-type="float" office:value="0.2349484" calcext:value-type="float">
            <text:p>0.2349484</text:p>
          </table:table-cell>
          <table:table-cell office:value-type="float" office:value="0.234379" calcext:value-type="float">
            <text:p>0.234379</text:p>
          </table:table-cell>
          <table:table-cell office:value-type="float" office:value="0.2356717" calcext:value-type="float">
            <text:p>0.2356717</text:p>
          </table:table-cell>
          <table:table-cell office:value-type="float" office:value="0.2447393" calcext:value-type="float">
            <text:p>0.2447393</text:p>
          </table:table-cell>
          <table:table-cell office:value-type="float" office:value="0.2274301" calcext:value-type="float">
            <text:p>0.2274301</text:p>
          </table:table-cell>
          <table:table-cell office:value-type="float" office:value="0.2515543" calcext:value-type="float">
            <text:p>0.2515543</text:p>
          </table:table-cell>
          <table:table-cell office:value-type="float" office:value="0.3522182" calcext:value-type="float">
            <text:p>0.3522182</text:p>
          </table:table-cell>
          <table:table-cell office:value-type="float" office:value="0.3519248" calcext:value-type="float">
            <text:p>0.3519248</text:p>
          </table:table-cell>
          <table:table-cell office:value-type="float" office:value="0.367769" calcext:value-type="float">
            <text:p>0.367769</text:p>
          </table:table-cell>
          <table:table-cell office:value-type="float" office:value="0.3838465" calcext:value-type="float">
            <text:p>0.3838465</text:p>
          </table:table-cell>
          <table:table-cell office:value-type="float" office:value="0.3941438" calcext:value-type="float">
            <text:p>0.39414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58E-015" calcext:value-type="float">
            <text:p>1.989458E-15</text:p>
          </table:table-cell>
          <table:table-cell office:value-type="float" office:value="9.431191E-016" calcext:value-type="float">
            <text:p>9.431191E-16</text:p>
          </table:table-cell>
          <table:table-cell office:value-type="float" office:value="9.908544E-016" calcext:value-type="float">
            <text:p>9.908544E-16</text:p>
          </table:table-cell>
          <table:table-cell office:value-type="float" office:value="9.439025E-016" calcext:value-type="float">
            <text:p>9.439025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3.34526" calcext:value-type="float">
            <text:p>-63.34526</text:p>
          </table:table-cell>
          <table:table-cell office:value-type="float" office:value="-0.2373314" calcext:value-type="float">
            <text:p>-0.2373314</text:p>
          </table:table-cell>
          <table:table-cell office:value-type="float" office:value="-0.2417913" calcext:value-type="float">
            <text:p>-0.2417913</text:p>
          </table:table-cell>
          <table:table-cell office:value-type="float" office:value="-0.2318441" calcext:value-type="float">
            <text:p>-0.2318441</text:p>
          </table:table-cell>
          <table:table-cell office:value-type="float" office:value="-0.1733122" calcext:value-type="float">
            <text:p>-0.1733122</text:p>
          </table:table-cell>
          <table:table-cell office:value-type="float" office:value="-0.1158495" calcext:value-type="float">
            <text:p>-0.1158495</text:p>
          </table:table-cell>
          <table:table-cell office:value-type="float" office:value="-0.05085225" calcext:value-type="float">
            <text:p>-0.05085225</text:p>
          </table:table-cell>
          <table:table-cell office:value-type="float" office:value="-0.03713784" calcext:value-type="float">
            <text:p>-0.03713784</text:p>
          </table:table-cell>
          <table:table-cell office:value-type="float" office:value="-0.0248767" calcext:value-type="float">
            <text:p>-0.0248767</text:p>
          </table:table-cell>
          <table:table-cell office:value-type="float" office:value="-0.01558752" calcext:value-type="float">
            <text:p>-0.0155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59331" calcext:value-type="float">
            <text:p>-29.59331</text:p>
          </table:table-cell>
          <table:table-cell office:value-type="float" office:value="0.005187506" calcext:value-type="float">
            <text:p>0.00518750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424" calcext:value-type="float">
            <text:p>-2.3904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686.698" calcext:value-type="float">
            <text:p>686.698</text:p>
          </table:table-cell>
          <table:table-cell office:value-type="float" office:value="687.5384" calcext:value-type="float">
            <text:p>687.5384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4.234" calcext:value-type="float">
            <text:p>1044.234</text:p>
          </table:table-cell>
          <table:table-cell office:value-type="float" office:value="1.983467" calcext:value-type="float">
            <text:p>1.983467</text:p>
          </table:table-cell>
          <table:table-cell office:value-type="float" office:value="0" calcext:value-type="float">
            <text:p>0</text:p>
          </table:table-cell>
          <table:table-cell office:value-type="float" office:value="0.1131196" calcext:value-type="float">
            <text:p>0.1131196</text:p>
          </table:table-cell>
          <table:table-cell office:value-type="float" office:value="0.235223" calcext:value-type="float">
            <text:p>0.235223</text:p>
          </table:table-cell>
          <table:table-cell office:value-type="float" office:value="0.2353352" calcext:value-type="float">
            <text:p>0.2353352</text:p>
          </table:table-cell>
          <table:table-cell office:value-type="float" office:value="0.237193" calcext:value-type="float">
            <text:p>0.237193</text:p>
          </table:table-cell>
          <table:table-cell office:value-type="float" office:value="0.2454937" calcext:value-type="float">
            <text:p>0.2454937</text:p>
          </table:table-cell>
          <table:table-cell office:value-type="float" office:value="0.2277152" calcext:value-type="float">
            <text:p>0.2277152</text:p>
          </table:table-cell>
          <table:table-cell office:value-type="float" office:value="0.2513396" calcext:value-type="float">
            <text:p>0.2513396</text:p>
          </table:table-cell>
          <table:table-cell office:value-type="float" office:value="0.3516024" calcext:value-type="float">
            <text:p>0.3516024</text:p>
          </table:table-cell>
          <table:table-cell office:value-type="float" office:value="0.3514353" calcext:value-type="float">
            <text:p>0.3514353</text:p>
          </table:table-cell>
          <table:table-cell office:value-type="float" office:value="0.3673782" calcext:value-type="float">
            <text:p>0.3673782</text:p>
          </table:table-cell>
          <table:table-cell office:value-type="float" office:value="0.3836558" calcext:value-type="float">
            <text:p>0.3836558</text:p>
          </table:table-cell>
          <table:table-cell office:value-type="float" office:value="0.3941009" calcext:value-type="float">
            <text:p>0.39410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47E-015" calcext:value-type="float">
            <text:p>1.989447E-15</text:p>
          </table:table-cell>
          <table:table-cell office:value-type="float" office:value="9.43123E-016" calcext:value-type="float">
            <text:p>9.43123E-16</text:p>
          </table:table-cell>
          <table:table-cell office:value-type="float" office:value="9.908543E-016" calcext:value-type="float">
            <text:p>9.908543E-16</text:p>
          </table:table-cell>
          <table:table-cell office:value-type="float" office:value="9.439022E-016" calcext:value-type="float">
            <text:p>9.439022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12617" calcext:value-type="float">
            <text:p>-67.12617</text:p>
          </table:table-cell>
          <table:table-cell office:value-type="float" office:value="-0.2351915" calcext:value-type="float">
            <text:p>-0.2351915</text:p>
          </table:table-cell>
          <table:table-cell office:value-type="float" office:value="-0.2343171" calcext:value-type="float">
            <text:p>-0.2343171</text:p>
          </table:table-cell>
          <table:table-cell office:value-type="float" office:value="-0.2206106" calcext:value-type="float">
            <text:p>-0.2206106</text:p>
          </table:table-cell>
          <table:table-cell office:value-type="float" office:value="-0.1692552" calcext:value-type="float">
            <text:p>-0.1692552</text:p>
          </table:table-cell>
          <table:table-cell office:value-type="float" office:value="-0.1147424" calcext:value-type="float">
            <text:p>-0.1147424</text:p>
          </table:table-cell>
          <table:table-cell office:value-type="float" office:value="-0.05115829" calcext:value-type="float">
            <text:p>-0.05115829</text:p>
          </table:table-cell>
          <table:table-cell office:value-type="float" office:value="-0.03771" calcext:value-type="float">
            <text:p>-0.03771</text:p>
          </table:table-cell>
          <table:table-cell office:value-type="float" office:value="-0.02545968" calcext:value-type="float">
            <text:p>-0.02545968</text:p>
          </table:table-cell>
          <table:table-cell office:value-type="float" office:value="-0.01587401" calcext:value-type="float">
            <text:p>-0.01587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08488" calcext:value-type="float">
            <text:p>-50.08488</text:p>
          </table:table-cell>
          <table:table-cell office:value-type="float" office:value="0.005179852" calcext:value-type="float">
            <text:p>0.00517985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526" calcext:value-type="float">
            <text:p>-2.3905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691.5978" calcext:value-type="float">
            <text:p>691.5978</text:p>
          </table:table-cell>
          <table:table-cell office:value-type="float" office:value="689.246" calcext:value-type="float">
            <text:p>689.246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7.403" calcext:value-type="float">
            <text:p>1047.403</text:p>
          </table:table-cell>
          <table:table-cell office:value-type="float" office:value="2.006996" calcext:value-type="float">
            <text:p>2.006996</text:p>
          </table:table-cell>
          <table:table-cell office:value-type="float" office:value="0" calcext:value-type="float">
            <text:p>0</text:p>
          </table:table-cell>
          <table:table-cell office:value-type="float" office:value="0.3558427" calcext:value-type="float">
            <text:p>0.3558427</text:p>
          </table:table-cell>
          <table:table-cell office:value-type="float" office:value="0.2416963" calcext:value-type="float">
            <text:p>0.2416963</text:p>
          </table:table-cell>
          <table:table-cell office:value-type="float" office:value="0.2366453" calcext:value-type="float">
            <text:p>0.2366453</text:p>
          </table:table-cell>
          <table:table-cell office:value-type="float" office:value="0.2386626" calcext:value-type="float">
            <text:p>0.2386626</text:p>
          </table:table-cell>
          <table:table-cell office:value-type="float" office:value="0.2465912" calcext:value-type="float">
            <text:p>0.2465912</text:p>
          </table:table-cell>
          <table:table-cell office:value-type="float" office:value="0.2282415" calcext:value-type="float">
            <text:p>0.2282415</text:p>
          </table:table-cell>
          <table:table-cell office:value-type="float" office:value="0.2517176" calcext:value-type="float">
            <text:p>0.2517176</text:p>
          </table:table-cell>
          <table:table-cell office:value-type="float" office:value="0.3511292" calcext:value-type="float">
            <text:p>0.3511292</text:p>
          </table:table-cell>
          <table:table-cell office:value-type="float" office:value="0.3510668" calcext:value-type="float">
            <text:p>0.3510668</text:p>
          </table:table-cell>
          <table:table-cell office:value-type="float" office:value="0.3670693" calcext:value-type="float">
            <text:p>0.3670693</text:p>
          </table:table-cell>
          <table:table-cell office:value-type="float" office:value="0.3834955" calcext:value-type="float">
            <text:p>0.3834955</text:p>
          </table:table-cell>
          <table:table-cell office:value-type="float" office:value="0.3940586" calcext:value-type="float">
            <text:p>0.39405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55E-015" calcext:value-type="float">
            <text:p>1.989455E-15</text:p>
          </table:table-cell>
          <table:table-cell office:value-type="float" office:value="9.431213E-016" calcext:value-type="float">
            <text:p>9.431213E-16</text:p>
          </table:table-cell>
          <table:table-cell office:value-type="float" office:value="9.908542E-016" calcext:value-type="float">
            <text:p>9.908542E-16</text:p>
          </table:table-cell>
          <table:table-cell office:value-type="float" office:value="9.439025E-016" calcext:value-type="float">
            <text:p>9.439025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221397" calcext:value-type="float">
            <text:p>-0.01221397</text:p>
          </table:table-cell>
          <table:table-cell office:value-type="float" office:value="-0.1917111" calcext:value-type="float">
            <text:p>-0.1917111</text:p>
          </table:table-cell>
          <table:table-cell office:value-type="float" office:value="-0.224595" calcext:value-type="float">
            <text:p>-0.224595</text:p>
          </table:table-cell>
          <table:table-cell office:value-type="float" office:value="-0.2103787" calcext:value-type="float">
            <text:p>-0.2103787</text:p>
          </table:table-cell>
          <table:table-cell office:value-type="float" office:value="-0.1635647" calcext:value-type="float">
            <text:p>-0.1635647</text:p>
          </table:table-cell>
          <table:table-cell office:value-type="float" office:value="-0.1127324" calcext:value-type="float">
            <text:p>-0.1127324</text:p>
          </table:table-cell>
          <table:table-cell office:value-type="float" office:value="-0.05063419" calcext:value-type="float">
            <text:p>-0.05063419</text:p>
          </table:table-cell>
          <table:table-cell office:value-type="float" office:value="-0.03816157" calcext:value-type="float">
            <text:p>-0.03816157</text:p>
          </table:table-cell>
          <table:table-cell office:value-type="float" office:value="-0.02590949" calcext:value-type="float">
            <text:p>-0.02590949</text:p>
          </table:table-cell>
          <table:table-cell office:value-type="float" office:value="-0.01610472" calcext:value-type="float">
            <text:p>-0.0161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21796" calcext:value-type="float">
            <text:p>-0.01221796</text:p>
          </table:table-cell>
          <table:table-cell office:value-type="float" office:value="0.00513033" calcext:value-type="float">
            <text:p>0.0051303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683" calcext:value-type="float">
            <text:p>-2.3906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691.5978" calcext:value-type="float">
            <text:p>691.5978</text:p>
          </table:table-cell>
          <table:table-cell office:value-type="float" office:value="689.8704" calcext:value-type="float">
            <text:p>689.8704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6.779" calcext:value-type="float">
            <text:p>1046.779</text:p>
          </table:table-cell>
          <table:table-cell office:value-type="float" office:value="2.006996" calcext:value-type="float">
            <text:p>2.006996</text:p>
          </table:table-cell>
          <table:table-cell office:value-type="float" office:value="0" calcext:value-type="float">
            <text:p>0</text:p>
          </table:table-cell>
          <table:table-cell office:value-type="float" office:value="0.2697202" calcext:value-type="float">
            <text:p>0.2697202</text:p>
          </table:table-cell>
          <table:table-cell office:value-type="float" office:value="0.2527703" calcext:value-type="float">
            <text:p>0.2527703</text:p>
          </table:table-cell>
          <table:table-cell office:value-type="float" office:value="0.2392779" calcext:value-type="float">
            <text:p>0.2392779</text:p>
          </table:table-cell>
          <table:table-cell office:value-type="float" office:value="0.2402896" calcext:value-type="float">
            <text:p>0.2402896</text:p>
          </table:table-cell>
          <table:table-cell office:value-type="float" office:value="0.2479217" calcext:value-type="float">
            <text:p>0.2479217</text:p>
          </table:table-cell>
          <table:table-cell office:value-type="float" office:value="0.2288009" calcext:value-type="float">
            <text:p>0.2288009</text:p>
          </table:table-cell>
          <table:table-cell office:value-type="float" office:value="0.2522669" calcext:value-type="float">
            <text:p>0.2522669</text:p>
          </table:table-cell>
          <table:table-cell office:value-type="float" office:value="0.3509169" calcext:value-type="float">
            <text:p>0.3509169</text:p>
          </table:table-cell>
          <table:table-cell office:value-type="float" office:value="0.3508147" calcext:value-type="float">
            <text:p>0.3508147</text:p>
          </table:table-cell>
          <table:table-cell office:value-type="float" office:value="0.3668088" calcext:value-type="float">
            <text:p>0.3668088</text:p>
          </table:table-cell>
          <table:table-cell office:value-type="float" office:value="0.3833617" calcext:value-type="float">
            <text:p>0.3833617</text:p>
          </table:table-cell>
          <table:table-cell office:value-type="float" office:value="0.3940177" calcext:value-type="float">
            <text:p>0.39401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42E-015" calcext:value-type="float">
            <text:p>1.989442E-15</text:p>
          </table:table-cell>
          <table:table-cell office:value-type="float" office:value="9.431241E-016" calcext:value-type="float">
            <text:p>9.431241E-16</text:p>
          </table:table-cell>
          <table:table-cell office:value-type="float" office:value="9.908543E-016" calcext:value-type="float">
            <text:p>9.908543E-16</text:p>
          </table:table-cell>
          <table:table-cell office:value-type="float" office:value="9.439022E-016" calcext:value-type="float">
            <text:p>9.439022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081054" calcext:value-type="float">
            <text:p>-0.08081054</text:p>
          </table:table-cell>
          <table:table-cell office:value-type="float" office:value="-0.1353936" calcext:value-type="float">
            <text:p>-0.1353936</text:p>
          </table:table-cell>
          <table:table-cell office:value-type="float" office:value="-0.2063171" calcext:value-type="float">
            <text:p>-0.2063171</text:p>
          </table:table-cell>
          <table:table-cell office:value-type="float" office:value="-0.1996528" calcext:value-type="float">
            <text:p>-0.1996528</text:p>
          </table:table-cell>
          <table:table-cell office:value-type="float" office:value="-0.1569179" calcext:value-type="float">
            <text:p>-0.1569179</text:p>
          </table:table-cell>
          <table:table-cell office:value-type="float" office:value="-0.1106408" calcext:value-type="float">
            <text:p>-0.1106408</text:p>
          </table:table-cell>
          <table:table-cell office:value-type="float" office:value="-0.04984436" calcext:value-type="float">
            <text:p>-0.04984436</text:p>
          </table:table-cell>
          <table:table-cell office:value-type="float" office:value="-0.03836485" calcext:value-type="float">
            <text:p>-0.03836485</text:p>
          </table:table-cell>
          <table:table-cell office:value-type="float" office:value="-0.02622159" calcext:value-type="float">
            <text:p>-0.02622159</text:p>
          </table:table-cell>
          <table:table-cell office:value-type="float" office:value="-0.01630156" calcext:value-type="float">
            <text:p>-0.0163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262214" calcext:value-type="float">
            <text:p>-0.07262214</text:p>
          </table:table-cell>
          <table:table-cell office:value-type="float" office:value="0.005073396" calcext:value-type="float">
            <text:p>0.00507339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873" calcext:value-type="float">
            <text:p>-2.3908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691.5978" calcext:value-type="float">
            <text:p>691.5978</text:p>
          </table:table-cell>
          <table:table-cell office:value-type="float" office:value="691.049" calcext:value-type="float">
            <text:p>691.049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5.601" calcext:value-type="float">
            <text:p>1045.601</text:p>
          </table:table-cell>
          <table:table-cell office:value-type="float" office:value="2.006996" calcext:value-type="float">
            <text:p>2.006996</text:p>
          </table:table-cell>
          <table:table-cell office:value-type="float" office:value="0" calcext:value-type="float">
            <text:p>0</text:p>
          </table:table-cell>
          <table:table-cell office:value-type="float" office:value="0.1993744" calcext:value-type="float">
            <text:p>0.1993744</text:p>
          </table:table-cell>
          <table:table-cell office:value-type="float" office:value="0.2489965" calcext:value-type="float">
            <text:p>0.2489965</text:p>
          </table:table-cell>
          <table:table-cell office:value-type="float" office:value="0.2419159" calcext:value-type="float">
            <text:p>0.2419159</text:p>
          </table:table-cell>
          <table:table-cell office:value-type="float" office:value="0.2420349" calcext:value-type="float">
            <text:p>0.2420349</text:p>
          </table:table-cell>
          <table:table-cell office:value-type="float" office:value="0.2486036" calcext:value-type="float">
            <text:p>0.2486036</text:p>
          </table:table-cell>
          <table:table-cell office:value-type="float" office:value="0.2292828" calcext:value-type="float">
            <text:p>0.2292828</text:p>
          </table:table-cell>
          <table:table-cell office:value-type="float" office:value="0.2521121" calcext:value-type="float">
            <text:p>0.2521121</text:p>
          </table:table-cell>
          <table:table-cell office:value-type="float" office:value="0.3506063" calcext:value-type="float">
            <text:p>0.3506063</text:p>
          </table:table-cell>
          <table:table-cell office:value-type="float" office:value="0.3505414" calcext:value-type="float">
            <text:p>0.3505414</text:p>
          </table:table-cell>
          <table:table-cell office:value-type="float" office:value="0.366524" calcext:value-type="float">
            <text:p>0.366524</text:p>
          </table:table-cell>
          <table:table-cell office:value-type="float" office:value="0.3831984" calcext:value-type="float">
            <text:p>0.3831984</text:p>
          </table:table-cell>
          <table:table-cell office:value-type="float" office:value="0.3939649" calcext:value-type="float">
            <text:p>0.39396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28E-015" calcext:value-type="float">
            <text:p>1.989428E-15</text:p>
          </table:table-cell>
          <table:table-cell office:value-type="float" office:value="9.431297E-016" calcext:value-type="float">
            <text:p>9.431297E-16</text:p>
          </table:table-cell>
          <table:table-cell office:value-type="float" office:value="9.908544E-016" calcext:value-type="float">
            <text:p>9.908544E-16</text:p>
          </table:table-cell>
          <table:table-cell office:value-type="float" office:value="9.439022E-016" calcext:value-type="float">
            <text:p>9.439022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39315" calcext:value-type="float">
            <text:p>-0.839315</text:p>
          </table:table-cell>
          <table:table-cell office:value-type="float" office:value="-0.1513482" calcext:value-type="float">
            <text:p>-0.1513482</text:p>
          </table:table-cell>
          <table:table-cell office:value-type="float" office:value="-0.1895528" calcext:value-type="float">
            <text:p>-0.1895528</text:p>
          </table:table-cell>
          <table:table-cell office:value-type="float" office:value="-0.1888395" calcext:value-type="float">
            <text:p>-0.1888395</text:p>
          </table:table-cell>
          <table:table-cell office:value-type="float" office:value="-0.1536146" calcext:value-type="float">
            <text:p>-0.1536146</text:p>
          </table:table-cell>
          <table:table-cell office:value-type="float" office:value="-0.1088711" calcext:value-type="float">
            <text:p>-0.1088711</text:p>
          </table:table-cell>
          <table:table-cell office:value-type="float" office:value="-0.05006034" calcext:value-type="float">
            <text:p>-0.05006034</text:p>
          </table:table-cell>
          <table:table-cell office:value-type="float" office:value="-0.03866333" calcext:value-type="float">
            <text:p>-0.03866333</text:p>
          </table:table-cell>
          <table:table-cell office:value-type="float" office:value="-0.02656335" calcext:value-type="float">
            <text:p>-0.02656335</text:p>
          </table:table-cell>
          <table:table-cell office:value-type="float" office:value="-0.0165196" calcext:value-type="float">
            <text:p>-0.0165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5697" calcext:value-type="float">
            <text:p>-1.315697</text:p>
          </table:table-cell>
          <table:table-cell office:value-type="float" office:value="0.005027682" calcext:value-type="float">
            <text:p>0.00502768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106" calcext:value-type="float">
            <text:p>-2.3911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691.9978" calcext:value-type="float">
            <text:p>691.9978</text:p>
          </table:table-cell>
          <table:table-cell office:value-type="float" office:value="691.6921" calcext:value-type="float">
            <text:p>691.6921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5.357" calcext:value-type="float">
            <text:p>1045.357</text:p>
          </table:table-cell>
          <table:table-cell office:value-type="float" office:value="2.007272" calcext:value-type="float">
            <text:p>2.007272</text:p>
          </table:table-cell>
          <table:table-cell office:value-type="float" office:value="0" calcext:value-type="float">
            <text:p>0</text:p>
          </table:table-cell>
          <table:table-cell office:value-type="float" office:value="0.1857165" calcext:value-type="float">
            <text:p>0.1857165</text:p>
          </table:table-cell>
          <table:table-cell office:value-type="float" office:value="0.2427163" calcext:value-type="float">
            <text:p>0.2427163</text:p>
          </table:table-cell>
          <table:table-cell office:value-type="float" office:value="0.2430839" calcext:value-type="float">
            <text:p>0.2430839</text:p>
          </table:table-cell>
          <table:table-cell office:value-type="float" office:value="0.2435603" calcext:value-type="float">
            <text:p>0.2435603</text:p>
          </table:table-cell>
          <table:table-cell office:value-type="float" office:value="0.2495004" calcext:value-type="float">
            <text:p>0.2495004</text:p>
          </table:table-cell>
          <table:table-cell office:value-type="float" office:value="0.2297864" calcext:value-type="float">
            <text:p>0.2297864</text:p>
          </table:table-cell>
          <table:table-cell office:value-type="float" office:value="0.2518937" calcext:value-type="float">
            <text:p>0.2518937</text:p>
          </table:table-cell>
          <table:table-cell office:value-type="float" office:value="0.3502816" calcext:value-type="float">
            <text:p>0.3502816</text:p>
          </table:table-cell>
          <table:table-cell office:value-type="float" office:value="0.3502704" calcext:value-type="float">
            <text:p>0.3502704</text:p>
          </table:table-cell>
          <table:table-cell office:value-type="float" office:value="0.3662378" calcext:value-type="float">
            <text:p>0.3662378</text:p>
          </table:table-cell>
          <table:table-cell office:value-type="float" office:value="0.383029" calcext:value-type="float">
            <text:p>0.383029</text:p>
          </table:table-cell>
          <table:table-cell office:value-type="float" office:value="0.3939104" calcext:value-type="float">
            <text:p>0.39391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26E-015" calcext:value-type="float">
            <text:p>1.989426E-15</text:p>
          </table:table-cell>
          <table:table-cell office:value-type="float" office:value="9.431289E-016" calcext:value-type="float">
            <text:p>9.431289E-16</text:p>
          </table:table-cell>
          <table:table-cell office:value-type="float" office:value="9.908543E-016" calcext:value-type="float">
            <text:p>9.908543E-16</text:p>
          </table:table-cell>
          <table:table-cell office:value-type="float" office:value="9.439022E-016" calcext:value-type="float">
            <text:p>9.439022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55287" calcext:value-type="float">
            <text:p>-1.455287</text:p>
          </table:table-cell>
          <table:table-cell office:value-type="float" office:value="-0.1844185" calcext:value-type="float">
            <text:p>-0.1844185</text:p>
          </table:table-cell>
          <table:table-cell office:value-type="float" office:value="-0.1825686" calcext:value-type="float">
            <text:p>-0.1825686</text:p>
          </table:table-cell>
          <table:table-cell office:value-type="float" office:value="-0.1799045" calcext:value-type="float">
            <text:p>-0.1799045</text:p>
          </table:table-cell>
          <table:table-cell office:value-type="float" office:value="-0.1494492" calcext:value-type="float">
            <text:p>-0.1494492</text:p>
          </table:table-cell>
          <table:table-cell office:value-type="float" office:value="-0.1070672" calcext:value-type="float">
            <text:p>-0.1070672</text:p>
          </table:table-cell>
          <table:table-cell office:value-type="float" office:value="-0.05035879" calcext:value-type="float">
            <text:p>-0.05035879</text:p>
          </table:table-cell>
          <table:table-cell office:value-type="float" office:value="-0.03897823" calcext:value-type="float">
            <text:p>-0.03897823</text:p>
          </table:table-cell>
          <table:table-cell office:value-type="float" office:value="-0.02690717" calcext:value-type="float">
            <text:p>-0.02690717</text:p>
          </table:table-cell>
          <table:table-cell office:value-type="float" office:value="-0.01674173" calcext:value-type="float">
            <text:p>-0.01674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81267" calcext:value-type="float">
            <text:p>-1.981267</text:p>
          </table:table-cell>
          <table:table-cell office:value-type="float" office:value="0.00499137" calcext:value-type="float">
            <text:p>0.0049913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389" calcext:value-type="float">
            <text:p>-2.3913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696.6978" calcext:value-type="float">
            <text:p>696.6978</text:p>
          </table:table-cell>
          <table:table-cell office:value-type="float" office:value="694.3155" calcext:value-type="float">
            <text:p>694.3155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7.393" calcext:value-type="float">
            <text:p>1047.393</text:p>
          </table:table-cell>
          <table:table-cell office:value-type="float" office:value="2.048554" calcext:value-type="float">
            <text:p>2.048554</text:p>
          </table:table-cell>
          <table:table-cell office:value-type="float" office:value="0" calcext:value-type="float">
            <text:p>0</text:p>
          </table:table-cell>
          <table:table-cell office:value-type="float" office:value="0.2973677" calcext:value-type="float">
            <text:p>0.2973677</text:p>
          </table:table-cell>
          <table:table-cell office:value-type="float" office:value="0.2665042" calcext:value-type="float">
            <text:p>0.2665042</text:p>
          </table:table-cell>
          <table:table-cell office:value-type="float" office:value="0.2458374" calcext:value-type="float">
            <text:p>0.2458374</text:p>
          </table:table-cell>
          <table:table-cell office:value-type="float" office:value="0.24504" calcext:value-type="float">
            <text:p>0.24504</text:p>
          </table:table-cell>
          <table:table-cell office:value-type="float" office:value="0.2509726" calcext:value-type="float">
            <text:p>0.2509726</text:p>
          </table:table-cell>
          <table:table-cell office:value-type="float" office:value="0.2305307" calcext:value-type="float">
            <text:p>0.2305307</text:p>
          </table:table-cell>
          <table:table-cell office:value-type="float" office:value="0.2515212" calcext:value-type="float">
            <text:p>0.2515212</text:p>
          </table:table-cell>
          <table:table-cell office:value-type="float" office:value="0.3500209" calcext:value-type="float">
            <text:p>0.3500209</text:p>
          </table:table-cell>
          <table:table-cell office:value-type="float" office:value="0.3500414" calcext:value-type="float">
            <text:p>0.3500414</text:p>
          </table:table-cell>
          <table:table-cell office:value-type="float" office:value="0.3659683" calcext:value-type="float">
            <text:p>0.3659683</text:p>
          </table:table-cell>
          <table:table-cell office:value-type="float" office:value="0.38287" calcext:value-type="float">
            <text:p>0.38287</text:p>
          </table:table-cell>
          <table:table-cell office:value-type="float" office:value="0.3938637" calcext:value-type="float">
            <text:p>0.39386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45E-015" calcext:value-type="float">
            <text:p>1.989445E-15</text:p>
          </table:table-cell>
          <table:table-cell office:value-type="float" office:value="9.431275E-016" calcext:value-type="float">
            <text:p>9.431275E-16</text:p>
          </table:table-cell>
          <table:table-cell office:value-type="float" office:value="9.908524E-016" calcext:value-type="float">
            <text:p>9.908524E-16</text:p>
          </table:table-cell>
          <table:table-cell office:value-type="float" office:value="9.439016E-016" calcext:value-type="float">
            <text:p>9.439016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698533" calcext:value-type="float">
            <text:p>-0.03698533</text:p>
          </table:table-cell>
          <table:table-cell office:value-type="float" office:value="-0.09031279" calcext:value-type="float">
            <text:p>-0.09031279</text:p>
          </table:table-cell>
          <table:table-cell office:value-type="float" office:value="-0.1675753" calcext:value-type="float">
            <text:p>-0.1675753</text:p>
          </table:table-cell>
          <table:table-cell office:value-type="float" office:value="-0.1717126" calcext:value-type="float">
            <text:p>-0.1717126</text:p>
          </table:table-cell>
          <table:table-cell office:value-type="float" office:value="-0.1428199" calcext:value-type="float">
            <text:p>-0.1428199</text:p>
          </table:table-cell>
          <table:table-cell office:value-type="float" office:value="-0.1044484" calcext:value-type="float">
            <text:p>-0.1044484</text:p>
          </table:table-cell>
          <table:table-cell office:value-type="float" office:value="-0.05089269" calcext:value-type="float">
            <text:p>-0.05089269</text:p>
          </table:table-cell>
          <table:table-cell office:value-type="float" office:value="-0.03923332" calcext:value-type="float">
            <text:p>-0.03923332</text:p>
          </table:table-cell>
          <table:table-cell office:value-type="float" office:value="-0.02720151" calcext:value-type="float">
            <text:p>-0.02720151</text:p>
          </table:table-cell>
          <table:table-cell office:value-type="float" office:value="-0.01695403" calcext:value-type="float">
            <text:p>-0.01695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35244" calcext:value-type="float">
            <text:p>-0.03735244</text:p>
          </table:table-cell>
          <table:table-cell office:value-type="float" office:value="0.004869722" calcext:value-type="float">
            <text:p>0.0048697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716" calcext:value-type="float">
            <text:p>-2.3917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696.6978" calcext:value-type="float">
            <text:p>696.6978</text:p>
          </table:table-cell>
          <table:table-cell office:value-type="float" office:value="696.9771" calcext:value-type="float">
            <text:p>696.9771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4.731" calcext:value-type="float">
            <text:p>1044.731</text:p>
          </table:table-cell>
          <table:table-cell office:value-type="float" office:value="2.048554" calcext:value-type="float">
            <text:p>2.048554</text:p>
          </table:table-cell>
          <table:table-cell office:value-type="float" office:value="0" calcext:value-type="float">
            <text:p>0</text:p>
          </table:table-cell>
          <table:table-cell office:value-type="float" office:value="0.1350706" calcext:value-type="float">
            <text:p>0.1350706</text:p>
          </table:table-cell>
          <table:table-cell office:value-type="float" office:value="0.2572421" calcext:value-type="float">
            <text:p>0.2572421</text:p>
          </table:table-cell>
          <table:table-cell office:value-type="float" office:value="0.2487808" calcext:value-type="float">
            <text:p>0.2487808</text:p>
          </table:table-cell>
          <table:table-cell office:value-type="float" office:value="0.2464702" calcext:value-type="float">
            <text:p>0.2464702</text:p>
          </table:table-cell>
          <table:table-cell office:value-type="float" office:value="0.2517886" calcext:value-type="float">
            <text:p>0.2517886</text:p>
          </table:table-cell>
          <table:table-cell office:value-type="float" office:value="0.2309822" calcext:value-type="float">
            <text:p>0.2309822</text:p>
          </table:table-cell>
          <table:table-cell office:value-type="float" office:value="0.2504939" calcext:value-type="float">
            <text:p>0.2504939</text:p>
          </table:table-cell>
          <table:table-cell office:value-type="float" office:value="0.349586" calcext:value-type="float">
            <text:p>0.349586</text:p>
          </table:table-cell>
          <table:table-cell office:value-type="float" office:value="0.3497308" calcext:value-type="float">
            <text:p>0.3497308</text:p>
          </table:table-cell>
          <table:table-cell office:value-type="float" office:value="0.3656571" calcext:value-type="float">
            <text:p>0.3656571</text:p>
          </table:table-cell>
          <table:table-cell office:value-type="float" office:value="0.3826709" calcext:value-type="float">
            <text:p>0.3826709</text:p>
          </table:table-cell>
          <table:table-cell office:value-type="float" office:value="0.3938007" calcext:value-type="float">
            <text:p>0.39380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86E-015" calcext:value-type="float">
            <text:p>1.989486E-15</text:p>
          </table:table-cell>
          <table:table-cell office:value-type="float" office:value="9.431244E-016" calcext:value-type="float">
            <text:p>9.431244E-16</text:p>
          </table:table-cell>
          <table:table-cell office:value-type="float" office:value="9.908505E-016" calcext:value-type="float">
            <text:p>9.908505E-16</text:p>
          </table:table-cell>
          <table:table-cell office:value-type="float" office:value="9.438975E-016" calcext:value-type="float">
            <text:p>9.438975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78252" calcext:value-type="float">
            <text:p>-16.78252</text:p>
          </table:table-cell>
          <table:table-cell office:value-type="float" office:value="-0.1178713" calcext:value-type="float">
            <text:p>-0.1178713</text:p>
          </table:table-cell>
          <table:table-cell office:value-type="float" office:value="-0.1527899" calcext:value-type="float">
            <text:p>-0.1527899</text:p>
          </table:table-cell>
          <table:table-cell office:value-type="float" office:value="-0.1642053" calcext:value-type="float">
            <text:p>-0.1642053</text:p>
          </table:table-cell>
          <table:table-cell office:value-type="float" office:value="-0.139271" calcext:value-type="float">
            <text:p>-0.139271</text:p>
          </table:table-cell>
          <table:table-cell office:value-type="float" office:value="-0.1028864" calcext:value-type="float">
            <text:p>-0.1028864</text:p>
          </table:table-cell>
          <table:table-cell office:value-type="float" office:value="-0.05239185" calcext:value-type="float">
            <text:p>-0.05239185</text:p>
          </table:table-cell>
          <table:table-cell office:value-type="float" office:value="-0.03966273" calcext:value-type="float">
            <text:p>-0.03966273</text:p>
          </table:table-cell>
          <table:table-cell office:value-type="float" office:value="-0.02760535" calcext:value-type="float">
            <text:p>-0.02760535</text:p>
          </table:table-cell>
          <table:table-cell office:value-type="float" office:value="-0.01720244" calcext:value-type="float">
            <text:p>-0.0172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22606" calcext:value-type="float">
            <text:p>-25.22606</text:p>
          </table:table-cell>
          <table:table-cell office:value-type="float" office:value="0.004801863" calcext:value-type="float">
            <text:p>0.0048018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077" calcext:value-type="float">
            <text:p>-2.3920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702.5977" calcext:value-type="float">
            <text:p>702.5977</text:p>
          </table:table-cell>
          <table:table-cell office:value-type="float" office:value="699.7454" calcext:value-type="float">
            <text:p>699.7454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47.84" calcext:value-type="float">
            <text:p>1047.84</text:p>
          </table:table-cell>
          <table:table-cell office:value-type="float" office:value="2.071682" calcext:value-type="float">
            <text:p>2.071682</text:p>
          </table:table-cell>
          <table:table-cell office:value-type="float" office:value="0" calcext:value-type="float">
            <text:p>0</text:p>
          </table:table-cell>
          <table:table-cell office:value-type="float" office:value="0.3388754" calcext:value-type="float">
            <text:p>0.3388754</text:p>
          </table:table-cell>
          <table:table-cell office:value-type="float" office:value="0.2565806" calcext:value-type="float">
            <text:p>0.2565806</text:p>
          </table:table-cell>
          <table:table-cell office:value-type="float" office:value="0.2496561" calcext:value-type="float">
            <text:p>0.2496561</text:p>
          </table:table-cell>
          <table:table-cell office:value-type="float" office:value="0.2480695" calcext:value-type="float">
            <text:p>0.2480695</text:p>
          </table:table-cell>
          <table:table-cell office:value-type="float" office:value="0.2525654" calcext:value-type="float">
            <text:p>0.2525654</text:p>
          </table:table-cell>
          <table:table-cell office:value-type="float" office:value="0.2314698" calcext:value-type="float">
            <text:p>0.2314698</text:p>
          </table:table-cell>
          <table:table-cell office:value-type="float" office:value="0.2499759" calcext:value-type="float">
            <text:p>0.2499759</text:p>
          </table:table-cell>
          <table:table-cell office:value-type="float" office:value="0.3492428" calcext:value-type="float">
            <text:p>0.3492428</text:p>
          </table:table-cell>
          <table:table-cell office:value-type="float" office:value="0.3494698" calcext:value-type="float">
            <text:p>0.3494698</text:p>
          </table:table-cell>
          <table:table-cell office:value-type="float" office:value="0.3653744" calcext:value-type="float">
            <text:p>0.3653744</text:p>
          </table:table-cell>
          <table:table-cell office:value-type="float" office:value="0.3824863" calcext:value-type="float">
            <text:p>0.3824863</text:p>
          </table:table-cell>
          <table:table-cell office:value-type="float" office:value="0.393737" calcext:value-type="float">
            <text:p>0.3937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528E-015" calcext:value-type="float">
            <text:p>1.989528E-15</text:p>
          </table:table-cell>
          <table:table-cell office:value-type="float" office:value="9.43121E-016" calcext:value-type="float">
            <text:p>9.43121E-16</text:p>
          </table:table-cell>
          <table:table-cell office:value-type="float" office:value="9.908489E-016" calcext:value-type="float">
            <text:p>9.908489E-16</text:p>
          </table:table-cell>
          <table:table-cell office:value-type="float" office:value="9.438928E-016" calcext:value-type="float">
            <text:p>9.438928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020528" calcext:value-type="float">
            <text:p>-0.02020528</text:p>
          </table:table-cell>
          <table:table-cell office:value-type="float" office:value="-0.1210695" calcext:value-type="float">
            <text:p>-0.1210695</text:p>
          </table:table-cell>
          <table:table-cell office:value-type="float" office:value="-0.1487233" calcext:value-type="float">
            <text:p>-0.1487233</text:p>
          </table:table-cell>
          <table:table-cell office:value-type="float" office:value="-0.1562282" calcext:value-type="float">
            <text:p>-0.1562282</text:p>
          </table:table-cell>
          <table:table-cell office:value-type="float" office:value="-0.1360367" calcext:value-type="float">
            <text:p>-0.1360367</text:p>
          </table:table-cell>
          <table:table-cell office:value-type="float" office:value="-0.1012399" calcext:value-type="float">
            <text:p>-0.1012399</text:p>
          </table:table-cell>
          <table:table-cell office:value-type="float" office:value="-0.05319372" calcext:value-type="float">
            <text:p>-0.05319372</text:p>
          </table:table-cell>
          <table:table-cell office:value-type="float" office:value="-0.04000855" calcext:value-type="float">
            <text:p>-0.04000855</text:p>
          </table:table-cell>
          <table:table-cell office:value-type="float" office:value="-0.0279522" calcext:value-type="float">
            <text:p>-0.0279522</text:p>
          </table:table-cell>
          <table:table-cell office:value-type="float" office:value="-0.01743221" calcext:value-type="float">
            <text:p>-0.01743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52024" calcext:value-type="float">
            <text:p>-0.01452024</text:p>
          </table:table-cell>
          <table:table-cell office:value-type="float" office:value="0.004730255" calcext:value-type="float">
            <text:p>0.00473025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2496" calcext:value-type="float">
            <text:p>-2.3924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721.6971" calcext:value-type="float">
            <text:p>721.6971</text:p>
          </table:table-cell>
          <table:table-cell office:value-type="float" office:value="700.8307" calcext:value-type="float">
            <text:p>700.8307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1065.502" calcext:value-type="float">
            <text:p>1065.502</text:p>
          </table:table-cell>
          <table:table-cell office:value-type="float" office:value="2.42504" calcext:value-type="float">
            <text:p>2.42504</text:p>
          </table:table-cell>
          <table:table-cell office:value-type="float" office:value="0" calcext:value-type="float">
            <text:p>0</text:p>
          </table:table-cell>
          <table:table-cell office:value-type="float" office:value="0.4074671" calcext:value-type="float">
            <text:p>0.4074671</text:p>
          </table:table-cell>
          <table:table-cell office:value-type="float" office:value="0.408931" calcext:value-type="float">
            <text:p>0.408931</text:p>
          </table:table-cell>
          <table:table-cell office:value-type="float" office:value="0.4130712" calcext:value-type="float">
            <text:p>0.4130712</text:p>
          </table:table-cell>
          <table:table-cell office:value-type="float" office:value="0.2657589" calcext:value-type="float">
            <text:p>0.2657589</text:p>
          </table:table-cell>
          <table:table-cell office:value-type="float" office:value="0.2573261" calcext:value-type="float">
            <text:p>0.2573261</text:p>
          </table:table-cell>
          <table:table-cell office:value-type="float" office:value="0.2329363" calcext:value-type="float">
            <text:p>0.2329363</text:p>
          </table:table-cell>
          <table:table-cell office:value-type="float" office:value="0.2661624" calcext:value-type="float">
            <text:p>0.2661624</text:p>
          </table:table-cell>
          <table:table-cell office:value-type="float" office:value="0.3508253" calcext:value-type="float">
            <text:p>0.3508253</text:p>
          </table:table-cell>
          <table:table-cell office:value-type="float" office:value="0.349427" calcext:value-type="float">
            <text:p>0.349427</text:p>
          </table:table-cell>
          <table:table-cell office:value-type="float" office:value="0.3652035" calcext:value-type="float">
            <text:p>0.3652035</text:p>
          </table:table-cell>
          <table:table-cell office:value-type="float" office:value="0.382378" calcext:value-type="float">
            <text:p>0.382378</text:p>
          </table:table-cell>
          <table:table-cell office:value-type="float" office:value="0.3936899" calcext:value-type="float">
            <text:p>0.39368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523E-015" calcext:value-type="float">
            <text:p>1.989523E-15</text:p>
          </table:table-cell>
          <table:table-cell office:value-type="float" office:value="9.43124E-016" calcext:value-type="float">
            <text:p>9.43124E-16</text:p>
          </table:table-cell>
          <table:table-cell office:value-type="float" office:value="9.908486E-016" calcext:value-type="float">
            <text:p>9.908486E-16</text:p>
          </table:table-cell>
          <table:table-cell office:value-type="float" office:value="9.438915E-016" calcext:value-type="float">
            <text:p>9.438915E-16</text:p>
          </table:table-cell>
          <table:table-cell office:value-type="float" office:value="2.425127E-017" calcext:value-type="float">
            <text:p>2.425127E-17</text:p>
          </table:table-cell>
          <table:table-cell office:value-type="float" office:value="4.865555E-018" calcext:value-type="float">
            <text:p>4.865555E-18</text:p>
          </table:table-cell>
          <table:table-cell office:value-type="float" office:value="2.46804E-031" calcext:value-type="float">
            <text:p>2.46804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432808" calcext:value-type="float">
            <text:p>-0.005432808</text:p>
          </table:table-cell>
          <table:table-cell office:value-type="float" office:value="-0.005311836" calcext:value-type="float">
            <text:p>-0.005311836</text:p>
          </table:table-cell>
          <table:table-cell office:value-type="float" office:value="-0.004989494" calcext:value-type="float">
            <text:p>-0.004989494</text:p>
          </table:table-cell>
          <table:table-cell office:value-type="float" office:value="-0.09242558" calcext:value-type="float">
            <text:p>-0.09242558</text:p>
          </table:table-cell>
          <table:table-cell office:value-type="float" office:value="-0.118024" calcext:value-type="float">
            <text:p>-0.118024</text:p>
          </table:table-cell>
          <table:table-cell office:value-type="float" office:value="-0.0964934" calcext:value-type="float">
            <text:p>-0.0964934</text:p>
          </table:table-cell>
          <table:table-cell office:value-type="float" office:value="-0.03396909" calcext:value-type="float">
            <text:p>-0.03396909</text:p>
          </table:table-cell>
          <table:table-cell office:value-type="float" office:value="-0.03846756" calcext:value-type="float">
            <text:p>-0.03846756</text:p>
          </table:table-cell>
          <table:table-cell office:value-type="float" office:value="-0.02801132" calcext:value-type="float">
            <text:p>-0.02801132</text:p>
          </table:table-cell>
          <table:table-cell office:value-type="float" office:value="-0.0175728" calcext:value-type="float">
            <text:p>-0.017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420545" calcext:value-type="float">
            <text:p>-0.005420545</text:p>
          </table:table-cell>
          <table:table-cell office:value-type="float" office:value="0.004655767" calcext:value-type="float">
            <text:p>0.00465576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2956" calcext:value-type="float">
            <text:p>-2.39295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763.4972" calcext:value-type="float">
            <text:p>763.4972</text:p>
          </table:table-cell>
          <table:table-cell office:value-type="float" office:value="701.8414" calcext:value-type="float">
            <text:p>701.841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8.108" calcext:value-type="float">
            <text:p>1098.108</text:p>
          </table:table-cell>
          <table:table-cell office:value-type="float" office:value="2.755373" calcext:value-type="float">
            <text:p>2.755373</text:p>
          </table:table-cell>
          <table:table-cell office:value-type="float" office:value="0" calcext:value-type="float">
            <text:p>0</text:p>
          </table:table-cell>
          <table:table-cell office:value-type="float" office:value="0.4782183" calcext:value-type="float">
            <text:p>0.4782183</text:p>
          </table:table-cell>
          <table:table-cell office:value-type="float" office:value="0.4874815" calcext:value-type="float">
            <text:p>0.4874815</text:p>
          </table:table-cell>
          <table:table-cell office:value-type="float" office:value="0.5024134" calcext:value-type="float">
            <text:p>0.5024134</text:p>
          </table:table-cell>
          <table:table-cell office:value-type="float" office:value="0.518448" calcext:value-type="float">
            <text:p>0.518448</text:p>
          </table:table-cell>
          <table:table-cell office:value-type="float" office:value="0.537402" calcext:value-type="float">
            <text:p>0.537402</text:p>
          </table:table-cell>
          <table:table-cell office:value-type="float" office:value="0.2395124" calcext:value-type="float">
            <text:p>0.2395124</text:p>
          </table:table-cell>
          <table:table-cell office:value-type="float" office:value="0.2994778" calcext:value-type="float">
            <text:p>0.2994778</text:p>
          </table:table-cell>
          <table:table-cell office:value-type="float" office:value="0.3524811" calcext:value-type="float">
            <text:p>0.3524811</text:p>
          </table:table-cell>
          <table:table-cell office:value-type="float" office:value="0.3494246" calcext:value-type="float">
            <text:p>0.3494246</text:p>
          </table:table-cell>
          <table:table-cell office:value-type="float" office:value="0.365049" calcext:value-type="float">
            <text:p>0.365049</text:p>
          </table:table-cell>
          <table:table-cell office:value-type="float" office:value="0.3822711" calcext:value-type="float">
            <text:p>0.3822711</text:p>
          </table:table-cell>
          <table:table-cell office:value-type="float" office:value="0.3936403" calcext:value-type="float">
            <text:p>0.39364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286E-015" calcext:value-type="float">
            <text:p>1.990286E-15</text:p>
          </table:table-cell>
          <table:table-cell office:value-type="float" office:value="9.431414E-016" calcext:value-type="float">
            <text:p>9.431414E-16</text:p>
          </table:table-cell>
          <table:table-cell office:value-type="float" office:value="9.908411E-016" calcext:value-type="float">
            <text:p>9.908411E-16</text:p>
          </table:table-cell>
          <table:table-cell office:value-type="float" office:value="9.437363E-016" calcext:value-type="float">
            <text:p>9.437363E-16</text:p>
          </table:table-cell>
          <table:table-cell office:value-type="float" office:value="2.42458E-017" calcext:value-type="float">
            <text:p>2.42458E-17</text:p>
          </table:table-cell>
          <table:table-cell office:value-type="float" office:value="4.865143E-018" calcext:value-type="float">
            <text:p>4.865143E-18</text:p>
          </table:table-cell>
          <table:table-cell office:value-type="float" office:value="2.467742E-031" calcext:value-type="float">
            <text:p>2.467742E-31</text:p>
          </table:table-cell>
          <table:table-cell office:value-type="float" office:value="3.279254E-036" calcext:value-type="float">
            <text:p>3.279254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918175" calcext:value-type="float">
            <text:p>-0.001918175</text:p>
          </table:table-cell>
          <table:table-cell office:value-type="float" office:value="-0.001701007" calcext:value-type="float">
            <text:p>-0.001701007</text:p>
          </table:table-cell>
          <table:table-cell office:value-type="float" office:value="-0.001399353" calcext:value-type="float">
            <text:p>-0.001399353</text:p>
          </table:table-cell>
          <table:table-cell office:value-type="float" office:value="-0.001090875" calcext:value-type="float">
            <text:p>-0.001090875</text:p>
          </table:table-cell>
          <table:table-cell office:value-type="float" office:value="-0.001262692" calcext:value-type="float">
            <text:p>-0.001262692</text:p>
          </table:table-cell>
          <table:table-cell office:value-type="float" office:value="-0.08996364" calcext:value-type="float">
            <text:p>-0.08996364</text:p>
          </table:table-cell>
          <table:table-cell office:value-type="float" office:value="-0.01264897" calcext:value-type="float">
            <text:p>-0.01264897</text:p>
          </table:table-cell>
          <table:table-cell office:value-type="float" office:value="-0.03695678" calcext:value-type="float">
            <text:p>-0.03695678</text:p>
          </table:table-cell>
          <table:table-cell office:value-type="float" office:value="-0.02801494" calcext:value-type="float">
            <text:p>-0.02801494</text:p>
          </table:table-cell>
          <table:table-cell office:value-type="float" office:value="-0.01770066" calcext:value-type="float">
            <text:p>-0.0177006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04646495" calcext:value-type="float">
            <text:p>-0.004646495</text:p>
          </table:table-cell>
          <table:table-cell office:value-type="float" office:value="0.004559238" calcext:value-type="float">
            <text:p>0.00455923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3586" calcext:value-type="float">
            <text:p>-2.3935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763.597" calcext:value-type="float">
            <text:p>763.597</text:p>
          </table:table-cell>
          <table:table-cell office:value-type="float" office:value="703.7201" calcext:value-type="float">
            <text:p>703.7201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6.329" calcext:value-type="float">
            <text:p>1096.329</text:p>
          </table:table-cell>
          <table:table-cell office:value-type="float" office:value="2.755493" calcext:value-type="float">
            <text:p>2.755493</text:p>
          </table:table-cell>
          <table:table-cell office:value-type="float" office:value="0" calcext:value-type="float">
            <text:p>0</text:p>
          </table:table-cell>
          <table:table-cell office:value-type="float" office:value="0.4476816" calcext:value-type="float">
            <text:p>0.4476816</text:p>
          </table:table-cell>
          <table:table-cell office:value-type="float" office:value="0.454455" calcext:value-type="float">
            <text:p>0.454455</text:p>
          </table:table-cell>
          <table:table-cell office:value-type="float" office:value="0.4675606" calcext:value-type="float">
            <text:p>0.4675606</text:p>
          </table:table-cell>
          <table:table-cell office:value-type="float" office:value="0.485234" calcext:value-type="float">
            <text:p>0.485234</text:p>
          </table:table-cell>
          <table:table-cell office:value-type="float" office:value="0.5033656" calcext:value-type="float">
            <text:p>0.5033656</text:p>
          </table:table-cell>
          <table:table-cell office:value-type="float" office:value="0.2930958" calcext:value-type="float">
            <text:p>0.2930958</text:p>
          </table:table-cell>
          <table:table-cell office:value-type="float" office:value="0.282103" calcext:value-type="float">
            <text:p>0.282103</text:p>
          </table:table-cell>
          <table:table-cell office:value-type="float" office:value="0.3568129" calcext:value-type="float">
            <text:p>0.3568129</text:p>
          </table:table-cell>
          <table:table-cell office:value-type="float" office:value="0.3495787" calcext:value-type="float">
            <text:p>0.3495787</text:p>
          </table:table-cell>
          <table:table-cell office:value-type="float" office:value="0.364911" calcext:value-type="float">
            <text:p>0.364911</text:p>
          </table:table-cell>
          <table:table-cell office:value-type="float" office:value="0.3821624" calcext:value-type="float">
            <text:p>0.3821624</text:p>
          </table:table-cell>
          <table:table-cell office:value-type="float" office:value="0.3935868" calcext:value-type="float">
            <text:p>0.39358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312E-015" calcext:value-type="float">
            <text:p>1.990312E-15</text:p>
          </table:table-cell>
          <table:table-cell office:value-type="float" office:value="9.431385E-016" calcext:value-type="float">
            <text:p>9.431385E-16</text:p>
          </table:table-cell>
          <table:table-cell office:value-type="float" office:value="9.908382E-016" calcext:value-type="float">
            <text:p>9.908382E-16</text:p>
          </table:table-cell>
          <table:table-cell office:value-type="float" office:value="9.437352E-016" calcext:value-type="float">
            <text:p>9.437352E-16</text:p>
          </table:table-cell>
          <table:table-cell office:value-type="float" office:value="2.42458E-017" calcext:value-type="float">
            <text:p>2.42458E-17</text:p>
          </table:table-cell>
          <table:table-cell office:value-type="float" office:value="4.865143E-018" calcext:value-type="float">
            <text:p>4.865143E-18</text:p>
          </table:table-cell>
          <table:table-cell office:value-type="float" office:value="2.467742E-031" calcext:value-type="float">
            <text:p>2.467742E-31</text:p>
          </table:table-cell>
          <table:table-cell office:value-type="float" office:value="3.279254E-036" calcext:value-type="float">
            <text:p>3.279254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017863" calcext:value-type="float">
            <text:p>-0.003017863</text:p>
          </table:table-cell>
          <table:table-cell office:value-type="float" office:value="-0.002768559" calcext:value-type="float">
            <text:p>-0.002768559</text:p>
          </table:table-cell>
          <table:table-cell office:value-type="float" office:value="-0.002327291" calcext:value-type="float">
            <text:p>-0.002327291</text:p>
          </table:table-cell>
          <table:table-cell office:value-type="float" office:value="-0.00185196" calcext:value-type="float">
            <text:p>-0.00185196</text:p>
          </table:table-cell>
          <table:table-cell office:value-type="float" office:value="-0.001477018" calcext:value-type="float">
            <text:p>-0.001477018</text:p>
          </table:table-cell>
          <table:table-cell office:value-type="float" office:value="-0.01699325" calcext:value-type="float">
            <text:p>-0.01699325</text:p>
          </table:table-cell>
          <table:table-cell office:value-type="float" office:value="-0.02099094" calcext:value-type="float">
            <text:p>-0.02099094</text:p>
          </table:table-cell>
          <table:table-cell office:value-type="float" office:value="-0.03318012" calcext:value-type="float">
            <text:p>-0.03318012</text:p>
          </table:table-cell>
          <table:table-cell office:value-type="float" office:value="-0.02781295" calcext:value-type="float">
            <text:p>-0.02781295</text:p>
          </table:table-cell>
          <table:table-cell office:value-type="float" office:value="-0.0178157" calcext:value-type="float">
            <text:p>-0.017815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03629512" calcext:value-type="float">
            <text:p>-0.003629512</text:p>
          </table:table-cell>
          <table:table-cell office:value-type="float" office:value="0.004477515" calcext:value-type="float">
            <text:p>0.00447751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4085" calcext:value-type="float">
            <text:p>-2.3940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763.597" calcext:value-type="float">
            <text:p>763.597</text:p>
          </table:table-cell>
          <table:table-cell office:value-type="float" office:value="704.8809" calcext:value-type="float">
            <text:p>704.880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5.169" calcext:value-type="float">
            <text:p>1095.169</text:p>
          </table:table-cell>
          <table:table-cell office:value-type="float" office:value="2.755493" calcext:value-type="float">
            <text:p>2.755493</text:p>
          </table:table-cell>
          <table:table-cell office:value-type="float" office:value="0" calcext:value-type="float">
            <text:p>0</text:p>
          </table:table-cell>
          <table:table-cell office:value-type="float" office:value="0.423205" calcext:value-type="float">
            <text:p>0.423205</text:p>
          </table:table-cell>
          <table:table-cell office:value-type="float" office:value="0.4274154" calcext:value-type="float">
            <text:p>0.4274154</text:p>
          </table:table-cell>
          <table:table-cell office:value-type="float" office:value="0.4340892" calcext:value-type="float">
            <text:p>0.4340892</text:p>
          </table:table-cell>
          <table:table-cell office:value-type="float" office:value="0.4404358" calcext:value-type="float">
            <text:p>0.4404358</text:p>
          </table:table-cell>
          <table:table-cell office:value-type="float" office:value="0.4444047" calcext:value-type="float">
            <text:p>0.4444047</text:p>
          </table:table-cell>
          <table:table-cell office:value-type="float" office:value="0.3355246" calcext:value-type="float">
            <text:p>0.3355246</text:p>
          </table:table-cell>
          <table:table-cell office:value-type="float" office:value="0.2950958" calcext:value-type="float">
            <text:p>0.2950958</text:p>
          </table:table-cell>
          <table:table-cell office:value-type="float" office:value="0.3599074" calcext:value-type="float">
            <text:p>0.3599074</text:p>
          </table:table-cell>
          <table:table-cell office:value-type="float" office:value="0.3499511" calcext:value-type="float">
            <text:p>0.3499511</text:p>
          </table:table-cell>
          <table:table-cell office:value-type="float" office:value="0.3647989" calcext:value-type="float">
            <text:p>0.3647989</text:p>
          </table:table-cell>
          <table:table-cell office:value-type="float" office:value="0.3820543" calcext:value-type="float">
            <text:p>0.3820543</text:p>
          </table:table-cell>
          <table:table-cell office:value-type="float" office:value="0.3935317" calcext:value-type="float">
            <text:p>0.39353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33E-015" calcext:value-type="float">
            <text:p>1.99033E-15</text:p>
          </table:table-cell>
          <table:table-cell office:value-type="float" office:value="9.431364E-016" calcext:value-type="float">
            <text:p>9.431364E-16</text:p>
          </table:table-cell>
          <table:table-cell office:value-type="float" office:value="9.908361E-016" calcext:value-type="float">
            <text:p>9.908361E-16</text:p>
          </table:table-cell>
          <table:table-cell office:value-type="float" office:value="9.43735E-016" calcext:value-type="float">
            <text:p>9.43735E-16</text:p>
          </table:table-cell>
          <table:table-cell office:value-type="float" office:value="2.42458E-017" calcext:value-type="float">
            <text:p>2.42458E-17</text:p>
          </table:table-cell>
          <table:table-cell office:value-type="float" office:value="4.865143E-018" calcext:value-type="float">
            <text:p>4.865143E-18</text:p>
          </table:table-cell>
          <table:table-cell office:value-type="float" office:value="2.467742E-031" calcext:value-type="float">
            <text:p>2.467742E-31</text:p>
          </table:table-cell>
          <table:table-cell office:value-type="float" office:value="3.279254E-036" calcext:value-type="float">
            <text:p>3.279254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26497" calcext:value-type="float">
            <text:p>-0.00426497</text:p>
          </table:table-cell>
          <table:table-cell office:value-type="float" office:value="-0.004021613" calcext:value-type="float">
            <text:p>-0.004021613</text:p>
          </table:table-cell>
          <table:table-cell office:value-type="float" office:value="-0.003655893" calcext:value-type="float">
            <text:p>-0.003655893</text:p>
          </table:table-cell>
          <table:table-cell office:value-type="float" office:value="-0.003340544" calcext:value-type="float">
            <text:p>-0.003340544</text:p>
          </table:table-cell>
          <table:table-cell office:value-type="float" office:value="-0.003157332" calcext:value-type="float">
            <text:p>-0.003157332</text:p>
          </table:table-cell>
          <table:table-cell office:value-type="float" office:value="-0.006201814" calcext:value-type="float">
            <text:p>-0.006201814</text:p>
          </table:table-cell>
          <table:table-cell office:value-type="float" office:value="-0.01452453" calcext:value-type="float">
            <text:p>-0.01452453</text:p>
          </table:table-cell>
          <table:table-cell office:value-type="float" office:value="-0.02777041" calcext:value-type="float">
            <text:p>-0.02777041</text:p>
          </table:table-cell>
          <table:table-cell office:value-type="float" office:value="-0.02732892" calcext:value-type="float">
            <text:p>-0.02732892</text:p>
          </table:table-cell>
          <table:table-cell office:value-type="float" office:value="-0.01790988" calcext:value-type="float">
            <text:p>-0.0179098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0432526" calcext:value-type="float">
            <text:p>-0.00432526</text:p>
          </table:table-cell>
          <table:table-cell office:value-type="float" office:value="0.004391417" calcext:value-type="float">
            <text:p>0.00439141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4611" calcext:value-type="float">
            <text:p>-2.3946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763.597" calcext:value-type="float">
            <text:p>763.597</text:p>
          </table:table-cell>
          <table:table-cell office:value-type="float" office:value="706.1366" calcext:value-type="float">
            <text:p>706.136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3.913" calcext:value-type="float">
            <text:p>1093.913</text:p>
          </table:table-cell>
          <table:table-cell office:value-type="float" office:value="2.755493" calcext:value-type="float">
            <text:p>2.755493</text:p>
          </table:table-cell>
          <table:table-cell office:value-type="float" office:value="0" calcext:value-type="float">
            <text:p>0</text:p>
          </table:table-cell>
          <table:table-cell office:value-type="float" office:value="0.3938189" calcext:value-type="float">
            <text:p>0.3938189</text:p>
          </table:table-cell>
          <table:table-cell office:value-type="float" office:value="0.3972954" calcext:value-type="float">
            <text:p>0.3972954</text:p>
          </table:table-cell>
          <table:table-cell office:value-type="float" office:value="0.4022264" calcext:value-type="float">
            <text:p>0.4022264</text:p>
          </table:table-cell>
          <table:table-cell office:value-type="float" office:value="0.4065489" calcext:value-type="float">
            <text:p>0.4065489</text:p>
          </table:table-cell>
          <table:table-cell office:value-type="float" office:value="0.4092007" calcext:value-type="float">
            <text:p>0.4092007</text:p>
          </table:table-cell>
          <table:table-cell office:value-type="float" office:value="0.3424718" calcext:value-type="float">
            <text:p>0.3424718</text:p>
          </table:table-cell>
          <table:table-cell office:value-type="float" office:value="0.3284659" calcext:value-type="float">
            <text:p>0.3284659</text:p>
          </table:table-cell>
          <table:table-cell office:value-type="float" office:value="0.3657418" calcext:value-type="float">
            <text:p>0.3657418</text:p>
          </table:table-cell>
          <table:table-cell office:value-type="float" office:value="0.3507222" calcext:value-type="float">
            <text:p>0.3507222</text:p>
          </table:table-cell>
          <table:table-cell office:value-type="float" office:value="0.3647294" calcext:value-type="float">
            <text:p>0.3647294</text:p>
          </table:table-cell>
          <table:table-cell office:value-type="float" office:value="0.3819505" calcext:value-type="float">
            <text:p>0.3819505</text:p>
          </table:table-cell>
          <table:table-cell office:value-type="float" office:value="0.3934744" calcext:value-type="float">
            <text:p>0.39347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351E-015" calcext:value-type="float">
            <text:p>1.990351E-15</text:p>
          </table:table-cell>
          <table:table-cell office:value-type="float" office:value="9.431338E-016" calcext:value-type="float">
            <text:p>9.431338E-16</text:p>
          </table:table-cell>
          <table:table-cell office:value-type="float" office:value="9.908327E-016" calcext:value-type="float">
            <text:p>9.908327E-16</text:p>
          </table:table-cell>
          <table:table-cell office:value-type="float" office:value="9.437348E-016" calcext:value-type="float">
            <text:p>9.437348E-16</text:p>
          </table:table-cell>
          <table:table-cell office:value-type="float" office:value="2.42458E-017" calcext:value-type="float">
            <text:p>2.42458E-17</text:p>
          </table:table-cell>
          <table:table-cell office:value-type="float" office:value="4.865143E-018" calcext:value-type="float">
            <text:p>4.865143E-18</text:p>
          </table:table-cell>
          <table:table-cell office:value-type="float" office:value="2.467742E-031" calcext:value-type="float">
            <text:p>2.467742E-31</text:p>
          </table:table-cell>
          <table:table-cell office:value-type="float" office:value="3.279254E-036" calcext:value-type="float">
            <text:p>3.279254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654426" calcext:value-type="float">
            <text:p>-0.006654426</text:p>
          </table:table-cell>
          <table:table-cell office:value-type="float" office:value="-0.00631638" calcext:value-type="float">
            <text:p>-0.00631638</text:p>
          </table:table-cell>
          <table:table-cell office:value-type="float" office:value="-0.005859682" calcext:value-type="float">
            <text:p>-0.005859682</text:p>
          </table:table-cell>
          <table:table-cell office:value-type="float" office:value="-0.005485979" calcext:value-type="float">
            <text:p>-0.005485979</text:p>
          </table:table-cell>
          <table:table-cell office:value-type="float" office:value="-0.00527172" calcext:value-type="float">
            <text:p>-0.00527172</text:p>
          </table:table-cell>
          <table:table-cell office:value-type="float" office:value="-0.005247468" calcext:value-type="float">
            <text:p>-0.005247468</text:p>
          </table:table-cell>
          <table:table-cell office:value-type="float" office:value="-0.005890425" calcext:value-type="float">
            <text:p>-0.005890425</text:p>
          </table:table-cell>
          <table:table-cell office:value-type="float" office:value="-0.01964333" calcext:value-type="float">
            <text:p>-0.01964333</text:p>
          </table:table-cell>
          <table:table-cell office:value-type="float" office:value="-0.02635313" calcext:value-type="float">
            <text:p>-0.02635313</text:p>
          </table:table-cell>
          <table:table-cell office:value-type="float" office:value="-0.01796888" calcext:value-type="float">
            <text:p>-0.0179688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06743385" calcext:value-type="float">
            <text:p>-0.006743385</text:p>
          </table:table-cell>
          <table:table-cell office:value-type="float" office:value="0.004315906" calcext:value-type="float">
            <text:p>0.00431590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5168" calcext:value-type="float">
            <text:p>-2.3951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763.597" calcext:value-type="float">
            <text:p>763.597</text:p>
          </table:table-cell>
          <table:table-cell office:value-type="float" office:value="707.2978" calcext:value-type="float">
            <text:p>707.297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2.752" calcext:value-type="float">
            <text:p>1092.752</text:p>
          </table:table-cell>
          <table:table-cell office:value-type="float" office:value="2.755493" calcext:value-type="float">
            <text:p>2.755493</text:p>
          </table:table-cell>
          <table:table-cell office:value-type="float" office:value="0" calcext:value-type="float">
            <text:p>0</text:p>
          </table:table-cell>
          <table:table-cell office:value-type="float" office:value="0.3826329" calcext:value-type="float">
            <text:p>0.3826329</text:p>
          </table:table-cell>
          <table:table-cell office:value-type="float" office:value="0.3851652" calcext:value-type="float">
            <text:p>0.3851652</text:p>
          </table:table-cell>
          <table:table-cell office:value-type="float" office:value="0.3894856" calcext:value-type="float">
            <text:p>0.3894856</text:p>
          </table:table-cell>
          <table:table-cell office:value-type="float" office:value="0.3940746" calcext:value-type="float">
            <text:p>0.3940746</text:p>
          </table:table-cell>
          <table:table-cell office:value-type="float" office:value="0.3973747" calcext:value-type="float">
            <text:p>0.3973747</text:p>
          </table:table-cell>
          <table:table-cell office:value-type="float" office:value="0.3366918" calcext:value-type="float">
            <text:p>0.3366918</text:p>
          </table:table-cell>
          <table:table-cell office:value-type="float" office:value="0.3273644" calcext:value-type="float">
            <text:p>0.3273644</text:p>
          </table:table-cell>
          <table:table-cell office:value-type="float" office:value="0.3716403" calcext:value-type="float">
            <text:p>0.3716403</text:p>
          </table:table-cell>
          <table:table-cell office:value-type="float" office:value="0.351991" calcext:value-type="float">
            <text:p>0.351991</text:p>
          </table:table-cell>
          <table:table-cell office:value-type="float" office:value="0.3647165" calcext:value-type="float">
            <text:p>0.3647165</text:p>
          </table:table-cell>
          <table:table-cell office:value-type="float" office:value="0.3818554" calcext:value-type="float">
            <text:p>0.3818554</text:p>
          </table:table-cell>
          <table:table-cell office:value-type="float" office:value="0.3934172" calcext:value-type="float">
            <text:p>0.39341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352E-015" calcext:value-type="float">
            <text:p>1.990352E-15</text:p>
          </table:table-cell>
          <table:table-cell office:value-type="float" office:value="9.431325E-016" calcext:value-type="float">
            <text:p>9.431325E-16</text:p>
          </table:table-cell>
          <table:table-cell office:value-type="float" office:value="9.908327E-016" calcext:value-type="float">
            <text:p>9.908327E-16</text:p>
          </table:table-cell>
          <table:table-cell office:value-type="float" office:value="9.437348E-016" calcext:value-type="float">
            <text:p>9.437348E-16</text:p>
          </table:table-cell>
          <table:table-cell office:value-type="float" office:value="2.42458E-017" calcext:value-type="float">
            <text:p>2.42458E-17</text:p>
          </table:table-cell>
          <table:table-cell office:value-type="float" office:value="4.865143E-018" calcext:value-type="float">
            <text:p>4.865143E-18</text:p>
          </table:table-cell>
          <table:table-cell office:value-type="float" office:value="2.467742E-031" calcext:value-type="float">
            <text:p>2.467742E-31</text:p>
          </table:table-cell>
          <table:table-cell office:value-type="float" office:value="3.279254E-036" calcext:value-type="float">
            <text:p>3.279254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961134" calcext:value-type="float">
            <text:p>-0.007961134</text:p>
          </table:table-cell>
          <table:table-cell office:value-type="float" office:value="-0.007656524" calcext:value-type="float">
            <text:p>-0.007656524</text:p>
          </table:table-cell>
          <table:table-cell office:value-type="float" office:value="-0.007151198" calcext:value-type="float">
            <text:p>-0.007151198</text:p>
          </table:table-cell>
          <table:table-cell office:value-type="float" office:value="-0.006652269" calcext:value-type="float">
            <text:p>-0.006652269</text:p>
          </table:table-cell>
          <table:table-cell office:value-type="float" office:value="-0.006318278" calcext:value-type="float">
            <text:p>-0.006318278</text:p>
          </table:table-cell>
          <table:table-cell office:value-type="float" office:value="-0.005958916" calcext:value-type="float">
            <text:p>-0.005958916</text:p>
          </table:table-cell>
          <table:table-cell office:value-type="float" office:value="-0.006034833" calcext:value-type="float">
            <text:p>-0.006034833</text:p>
          </table:table-cell>
          <table:table-cell office:value-type="float" office:value="-0.01388062" calcext:value-type="float">
            <text:p>-0.01388062</text:p>
          </table:table-cell>
          <table:table-cell office:value-type="float" office:value="-0.02482468" calcext:value-type="float">
            <text:p>-0.02482468</text:p>
          </table:table-cell>
          <table:table-cell office:value-type="float" office:value="-0.01798013" calcext:value-type="float">
            <text:p>-0.0179801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08034728" calcext:value-type="float">
            <text:p>-0.008034728</text:p>
          </table:table-cell>
          <table:table-cell office:value-type="float" office:value="0.004254626" calcext:value-type="float">
            <text:p>0.00425462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5756" calcext:value-type="float">
            <text:p>-2.3957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763.597" calcext:value-type="float">
            <text:p>763.597</text:p>
          </table:table-cell>
          <table:table-cell office:value-type="float" office:value="708.4805" calcext:value-type="float">
            <text:p>708.480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1.57" calcext:value-type="float">
            <text:p>1091.57</text:p>
          </table:table-cell>
          <table:table-cell office:value-type="float" office:value="2.755493" calcext:value-type="float">
            <text:p>2.755493</text:p>
          </table:table-cell>
          <table:table-cell office:value-type="float" office:value="0" calcext:value-type="float">
            <text:p>0</text:p>
          </table:table-cell>
          <table:table-cell office:value-type="float" office:value="0.3734892" calcext:value-type="float">
            <text:p>0.3734892</text:p>
          </table:table-cell>
          <table:table-cell office:value-type="float" office:value="0.3759239" calcext:value-type="float">
            <text:p>0.3759239</text:p>
          </table:table-cell>
          <table:table-cell office:value-type="float" office:value="0.3802971" calcext:value-type="float">
            <text:p>0.3802971</text:p>
          </table:table-cell>
          <table:table-cell office:value-type="float" office:value="0.3849196" calcext:value-type="float">
            <text:p>0.3849196</text:p>
          </table:table-cell>
          <table:table-cell office:value-type="float" office:value="0.3880914" calcext:value-type="float">
            <text:p>0.3880914</text:p>
          </table:table-cell>
          <table:table-cell office:value-type="float" office:value="0.3303863" calcext:value-type="float">
            <text:p>0.3303863</text:p>
          </table:table-cell>
          <table:table-cell office:value-type="float" office:value="0.3218322" calcext:value-type="float">
            <text:p>0.3218322</text:p>
          </table:table-cell>
          <table:table-cell office:value-type="float" office:value="0.3757847" calcext:value-type="float">
            <text:p>0.3757847</text:p>
          </table:table-cell>
          <table:table-cell office:value-type="float" office:value="0.3537125" calcext:value-type="float">
            <text:p>0.3537125</text:p>
          </table:table-cell>
          <table:table-cell office:value-type="float" office:value="0.3647716" calcext:value-type="float">
            <text:p>0.3647716</text:p>
          </table:table-cell>
          <table:table-cell office:value-type="float" office:value="0.3817722" calcext:value-type="float">
            <text:p>0.3817722</text:p>
          </table:table-cell>
          <table:table-cell office:value-type="float" office:value="0.3933599" calcext:value-type="float">
            <text:p>0.39335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371E-015" calcext:value-type="float">
            <text:p>1.990371E-15</text:p>
          </table:table-cell>
          <table:table-cell office:value-type="float" office:value="9.431316E-016" calcext:value-type="float">
            <text:p>9.431316E-16</text:p>
          </table:table-cell>
          <table:table-cell office:value-type="float" office:value="9.908301E-016" calcext:value-type="float">
            <text:p>9.908301E-16</text:p>
          </table:table-cell>
          <table:table-cell office:value-type="float" office:value="9.437341E-016" calcext:value-type="float">
            <text:p>9.437341E-16</text:p>
          </table:table-cell>
          <table:table-cell office:value-type="float" office:value="2.42458E-017" calcext:value-type="float">
            <text:p>2.42458E-17</text:p>
          </table:table-cell>
          <table:table-cell office:value-type="float" office:value="4.865143E-018" calcext:value-type="float">
            <text:p>4.865143E-18</text:p>
          </table:table-cell>
          <table:table-cell office:value-type="float" office:value="2.467742E-031" calcext:value-type="float">
            <text:p>2.467742E-31</text:p>
          </table:table-cell>
          <table:table-cell office:value-type="float" office:value="3.279254E-036" calcext:value-type="float">
            <text:p>3.279254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241698" calcext:value-type="float">
            <text:p>-0.009241698</text:p>
          </table:table-cell>
          <table:table-cell office:value-type="float" office:value="-0.008892106" calcext:value-type="float">
            <text:p>-0.008892106</text:p>
          </table:table-cell>
          <table:table-cell office:value-type="float" office:value="-0.008280749" calcext:value-type="float">
            <text:p>-0.008280749</text:p>
          </table:table-cell>
          <table:table-cell office:value-type="float" office:value="-0.007683713" calcext:value-type="float">
            <text:p>-0.007683713</text:p>
          </table:table-cell>
          <table:table-cell office:value-type="float" office:value="-0.007303433" calcext:value-type="float">
            <text:p>-0.007303433</text:p>
          </table:table-cell>
          <table:table-cell office:value-type="float" office:value="-0.006864959" calcext:value-type="float">
            <text:p>-0.006864959</text:p>
          </table:table-cell>
          <table:table-cell office:value-type="float" office:value="-0.0069621" calcext:value-type="float">
            <text:p>-0.0069621</text:p>
          </table:table-cell>
          <table:table-cell office:value-type="float" office:value="-0.0109114" calcext:value-type="float">
            <text:p>-0.0109114</text:p>
          </table:table-cell>
          <table:table-cell office:value-type="float" office:value="-0.02289075" calcext:value-type="float">
            <text:p>-0.02289075</text:p>
          </table:table-cell>
          <table:table-cell office:value-type="float" office:value="-0.01793459" calcext:value-type="float">
            <text:p>-0.01793459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09314559" calcext:value-type="float">
            <text:p>-0.009314559</text:p>
          </table:table-cell>
          <table:table-cell office:value-type="float" office:value="0.004170263" calcext:value-type="float">
            <text:p>0.00417026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6372" calcext:value-type="float">
            <text:p>-2.39637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763.597" calcext:value-type="float">
            <text:p>763.597</text:p>
          </table:table-cell>
          <table:table-cell office:value-type="float" office:value="709.8955" calcext:value-type="float">
            <text:p>709.895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0.156" calcext:value-type="float">
            <text:p>1090.156</text:p>
          </table:table-cell>
          <table:table-cell office:value-type="float" office:value="2.755493" calcext:value-type="float">
            <text:p>2.755493</text:p>
          </table:table-cell>
          <table:table-cell office:value-type="float" office:value="0" calcext:value-type="float">
            <text:p>0</text:p>
          </table:table-cell>
          <table:table-cell office:value-type="float" office:value="0.2414063" calcext:value-type="float">
            <text:p>0.2414063</text:p>
          </table:table-cell>
          <table:table-cell office:value-type="float" office:value="0.368838" calcext:value-type="float">
            <text:p>0.368838</text:p>
          </table:table-cell>
          <table:table-cell office:value-type="float" office:value="0.3735783" calcext:value-type="float">
            <text:p>0.3735783</text:p>
          </table:table-cell>
          <table:table-cell office:value-type="float" office:value="0.3780291" calcext:value-type="float">
            <text:p>0.3780291</text:p>
          </table:table-cell>
          <table:table-cell office:value-type="float" office:value="0.3809106" calcext:value-type="float">
            <text:p>0.3809106</text:p>
          </table:table-cell>
          <table:table-cell office:value-type="float" office:value="0.3252428" calcext:value-type="float">
            <text:p>0.3252428</text:p>
          </table:table-cell>
          <table:table-cell office:value-type="float" office:value="0.31739" calcext:value-type="float">
            <text:p>0.31739</text:p>
          </table:table-cell>
          <table:table-cell office:value-type="float" office:value="0.3781778" calcext:value-type="float">
            <text:p>0.3781778</text:p>
          </table:table-cell>
          <table:table-cell office:value-type="float" office:value="0.3553937" calcext:value-type="float">
            <text:p>0.3553937</text:p>
          </table:table-cell>
          <table:table-cell office:value-type="float" office:value="0.3649251" calcext:value-type="float">
            <text:p>0.3649251</text:p>
          </table:table-cell>
          <table:table-cell office:value-type="float" office:value="0.3817115" calcext:value-type="float">
            <text:p>0.3817115</text:p>
          </table:table-cell>
          <table:table-cell office:value-type="float" office:value="0.3933034" calcext:value-type="float">
            <text:p>0.3933034</text:p>
          </table:table-cell>
          <table:table-cell office:value-type="float" office:value="0.4622696" calcext:value-type="float">
            <text:p>0.4622696</text:p>
          </table:table-cell>
          <table:table-cell office:value-type="float" office:value="0" calcext:value-type="float">
            <text:p>0</text:p>
          </table:table-cell>
          <table:table-cell office:value-type="float" office:value="1.961859E-015" calcext:value-type="float">
            <text:p>1.961859E-15</text:p>
          </table:table-cell>
          <table:table-cell office:value-type="float" office:value="9.476548E-016" calcext:value-type="float">
            <text:p>9.476548E-16</text:p>
          </table:table-cell>
          <table:table-cell office:value-type="float" office:value="9.91365E-016" calcext:value-type="float">
            <text:p>9.91365E-16</text:p>
          </table:table-cell>
          <table:table-cell office:value-type="float" office:value="9.442212E-016" calcext:value-type="float">
            <text:p>9.442212E-16</text:p>
          </table:table-cell>
          <table:table-cell office:value-type="float" office:value="2.597624E-017" calcext:value-type="float">
            <text:p>2.597624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49368" calcext:value-type="float">
            <text:p>-0.1949368</text:p>
          </table:table-cell>
          <table:table-cell office:value-type="float" office:value="-0.009967964" calcext:value-type="float">
            <text:p>-0.009967964</text:p>
          </table:table-cell>
          <table:table-cell office:value-type="float" office:value="-0.009228311" calcext:value-type="float">
            <text:p>-0.009228311</text:p>
          </table:table-cell>
          <table:table-cell office:value-type="float" office:value="-0.008582255" calcext:value-type="float">
            <text:p>-0.008582255</text:p>
          </table:table-cell>
          <table:table-cell office:value-type="float" office:value="-0.00818898" calcext:value-type="float">
            <text:p>-0.00818898</text:p>
          </table:table-cell>
          <table:table-cell office:value-type="float" office:value="-0.007721875" calcext:value-type="float">
            <text:p>-0.007721875</text:p>
          </table:table-cell>
          <table:table-cell office:value-type="float" office:value="-0.007820834" calcext:value-type="float">
            <text:p>-0.007820834</text:p>
          </table:table-cell>
          <table:table-cell office:value-type="float" office:value="-0.009504398" calcext:value-type="float">
            <text:p>-0.009504398</text:p>
          </table:table-cell>
          <table:table-cell office:value-type="float" office:value="-0.02115359" calcext:value-type="float">
            <text:p>-0.02115359</text:p>
          </table:table-cell>
          <table:table-cell office:value-type="float" office:value="-0.01780645" calcext:value-type="float">
            <text:p>-0.0178064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3202595" calcext:value-type="float">
            <text:p>-0.3202595</text:p>
          </table:table-cell>
          <table:table-cell office:value-type="float" office:value="0.02636532" calcext:value-type="float">
            <text:p>0.0263653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742" calcext:value-type="float">
            <text:p>-2.3974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763.597" calcext:value-type="float">
            <text:p>763.597</text:p>
          </table:table-cell>
          <table:table-cell office:value-type="float" office:value="711.9835" calcext:value-type="float">
            <text:p>711.983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067" calcext:value-type="float">
            <text:p>1088.067</text:p>
          </table:table-cell>
          <table:table-cell office:value-type="float" office:value="2.755493" calcext:value-type="float">
            <text:p>2.755493</text:p>
          </table:table-cell>
          <table:table-cell office:value-type="float" office:value="0" calcext:value-type="float">
            <text:p>0</text:p>
          </table:table-cell>
          <table:table-cell office:value-type="float" office:value="0.1777233" calcext:value-type="float">
            <text:p>0.1777233</text:p>
          </table:table-cell>
          <table:table-cell office:value-type="float" office:value="0.3654932" calcext:value-type="float">
            <text:p>0.3654932</text:p>
          </table:table-cell>
          <table:table-cell office:value-type="float" office:value="0.368925" calcext:value-type="float">
            <text:p>0.368925</text:p>
          </table:table-cell>
          <table:table-cell office:value-type="float" office:value="0.3724825" calcext:value-type="float">
            <text:p>0.3724825</text:p>
          </table:table-cell>
          <table:table-cell office:value-type="float" office:value="0.3750033" calcext:value-type="float">
            <text:p>0.3750033</text:p>
          </table:table-cell>
          <table:table-cell office:value-type="float" office:value="0.321027" calcext:value-type="float">
            <text:p>0.321027</text:p>
          </table:table-cell>
          <table:table-cell office:value-type="float" office:value="0.3144654" calcext:value-type="float">
            <text:p>0.3144654</text:p>
          </table:table-cell>
          <table:table-cell office:value-type="float" office:value="0.3788345" calcext:value-type="float">
            <text:p>0.3788345</text:p>
          </table:table-cell>
          <table:table-cell office:value-type="float" office:value="0.3571743" calcext:value-type="float">
            <text:p>0.3571743</text:p>
          </table:table-cell>
          <table:table-cell office:value-type="float" office:value="0.3651566" calcext:value-type="float">
            <text:p>0.3651566</text:p>
          </table:table-cell>
          <table:table-cell office:value-type="float" office:value="0.3816725" calcext:value-type="float">
            <text:p>0.3816725</text:p>
          </table:table-cell>
          <table:table-cell office:value-type="float" office:value="0.3932393" calcext:value-type="float">
            <text:p>0.3932393</text:p>
          </table:table-cell>
          <table:table-cell office:value-type="float" office:value="0.4623511" calcext:value-type="float">
            <text:p>0.4623511</text:p>
          </table:table-cell>
          <table:table-cell office:value-type="float" office:value="0" calcext:value-type="float">
            <text:p>0</text:p>
          </table:table-cell>
          <table:table-cell office:value-type="float" office:value="1.962011E-015" calcext:value-type="float">
            <text:p>1.962011E-15</text:p>
          </table:table-cell>
          <table:table-cell office:value-type="float" office:value="9.476434E-016" calcext:value-type="float">
            <text:p>9.476434E-16</text:p>
          </table:table-cell>
          <table:table-cell office:value-type="float" office:value="9.913562E-016" calcext:value-type="float">
            <text:p>9.913562E-16</text:p>
          </table:table-cell>
          <table:table-cell office:value-type="float" office:value="9.442088E-016" calcext:value-type="float">
            <text:p>9.442088E-16</text:p>
          </table:table-cell>
          <table:table-cell office:value-type="float" office:value="2.597574E-017" calcext:value-type="float">
            <text:p>2.597574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24364" calcext:value-type="float">
            <text:p>-2.024364</text:p>
          </table:table-cell>
          <table:table-cell office:value-type="float" office:value="-0.01055577" calcext:value-type="float">
            <text:p>-0.01055577</text:p>
          </table:table-cell>
          <table:table-cell office:value-type="float" office:value="-0.009972362" calcext:value-type="float">
            <text:p>-0.009972362</text:p>
          </table:table-cell>
          <table:table-cell office:value-type="float" office:value="-0.009402103" calcext:value-type="float">
            <text:p>-0.009402103</text:p>
          </table:table-cell>
          <table:table-cell office:value-type="float" office:value="-0.009017986" calcext:value-type="float">
            <text:p>-0.009017986</text:p>
          </table:table-cell>
          <table:table-cell office:value-type="float" office:value="-0.008518611" calcext:value-type="float">
            <text:p>-0.008518611</text:p>
          </table:table-cell>
          <table:table-cell office:value-type="float" office:value="-0.008453456" calcext:value-type="float">
            <text:p>-0.008453456</text:p>
          </table:table-cell>
          <table:table-cell office:value-type="float" office:value="-0.009144341" calcext:value-type="float">
            <text:p>-0.009144341</text:p>
          </table:table-cell>
          <table:table-cell office:value-type="float" office:value="-0.01946821" calcext:value-type="float">
            <text:p>-0.01946821</text:p>
          </table:table-cell>
          <table:table-cell office:value-type="float" office:value="-0.01761495" calcext:value-type="float">
            <text:p>-0.0176149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5.234529" calcext:value-type="float">
            <text:p>-5.234529</text:p>
          </table:table-cell>
          <table:table-cell office:value-type="float" office:value="0.02630309" calcext:value-type="float">
            <text:p>0.0263030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8735" calcext:value-type="float">
            <text:p>-2.3987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764.097" calcext:value-type="float">
            <text:p>764.097</text:p>
          </table:table-cell>
          <table:table-cell office:value-type="float" office:value="712.5096" calcext:value-type="float">
            <text:p>712.509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041" calcext:value-type="float">
            <text:p>1088.041</text:p>
          </table:table-cell>
          <table:table-cell office:value-type="float" office:value="2.756026" calcext:value-type="float">
            <text:p>2.756026</text:p>
          </table:table-cell>
          <table:table-cell office:value-type="float" office:value="0" calcext:value-type="float">
            <text:p>0</text:p>
          </table:table-cell>
          <table:table-cell office:value-type="float" office:value="0.1652595" calcext:value-type="float">
            <text:p>0.1652595</text:p>
          </table:table-cell>
          <table:table-cell office:value-type="float" office:value="0.363712" calcext:value-type="float">
            <text:p>0.363712</text:p>
          </table:table-cell>
          <table:table-cell office:value-type="float" office:value="0.3667343" calcext:value-type="float">
            <text:p>0.3667343</text:p>
          </table:table-cell>
          <table:table-cell office:value-type="float" office:value="0.369777" calcext:value-type="float">
            <text:p>0.369777</text:p>
          </table:table-cell>
          <table:table-cell office:value-type="float" office:value="0.3719514" calcext:value-type="float">
            <text:p>0.3719514</text:p>
          </table:table-cell>
          <table:table-cell office:value-type="float" office:value="0.3184107" calcext:value-type="float">
            <text:p>0.3184107</text:p>
          </table:table-cell>
          <table:table-cell office:value-type="float" office:value="0.3123289" calcext:value-type="float">
            <text:p>0.3123289</text:p>
          </table:table-cell>
          <table:table-cell office:value-type="float" office:value="0.3786907" calcext:value-type="float">
            <text:p>0.3786907</text:p>
          </table:table-cell>
          <table:table-cell office:value-type="float" office:value="0.3588271" calcext:value-type="float">
            <text:p>0.3588271</text:p>
          </table:table-cell>
          <table:table-cell office:value-type="float" office:value="0.3654686" calcext:value-type="float">
            <text:p>0.3654686</text:p>
          </table:table-cell>
          <table:table-cell office:value-type="float" office:value="0.3816617" calcext:value-type="float">
            <text:p>0.3816617</text:p>
          </table:table-cell>
          <table:table-cell office:value-type="float" office:value="0.3931777" calcext:value-type="float">
            <text:p>0.39317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218E-015" calcext:value-type="float">
            <text:p>1.96218E-15</text:p>
          </table:table-cell>
          <table:table-cell office:value-type="float" office:value="9.47628E-016" calcext:value-type="float">
            <text:p>9.47628E-16</text:p>
          </table:table-cell>
          <table:table-cell office:value-type="float" office:value="9.9135E-016" calcext:value-type="float">
            <text:p>9.9135E-16</text:p>
          </table:table-cell>
          <table:table-cell office:value-type="float" office:value="9.44192E-016" calcext:value-type="float">
            <text:p>9.44192E-16</text:p>
          </table:table-cell>
          <table:table-cell office:value-type="float" office:value="2.597524E-017" calcext:value-type="float">
            <text:p>2.597524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53961" calcext:value-type="float">
            <text:p>-3.853961</text:p>
          </table:table-cell>
          <table:table-cell office:value-type="float" office:value="-0.01087378" calcext:value-type="float">
            <text:p>-0.01087378</text:p>
          </table:table-cell>
          <table:table-cell office:value-type="float" office:value="-0.01034296" calcext:value-type="float">
            <text:p>-0.01034296</text:p>
          </table:table-cell>
          <table:table-cell office:value-type="float" office:value="-0.009833033" calcext:value-type="float">
            <text:p>-0.009833033</text:p>
          </table:table-cell>
          <table:table-cell office:value-type="float" office:value="-0.009483786" calcext:value-type="float">
            <text:p>-0.009483786</text:p>
          </table:table-cell>
          <table:table-cell office:value-type="float" office:value="-0.00906052" calcext:value-type="float">
            <text:p>-0.00906052</text:p>
          </table:table-cell>
          <table:table-cell office:value-type="float" office:value="-0.008951102" calcext:value-type="float">
            <text:p>-0.008951102</text:p>
          </table:table-cell>
          <table:table-cell office:value-type="float" office:value="-0.009217849" calcext:value-type="float">
            <text:p>-0.009217849</text:p>
          </table:table-cell>
          <table:table-cell office:value-type="float" office:value="-0.01802642" calcext:value-type="float">
            <text:p>-0.01802642</text:p>
          </table:table-cell>
          <table:table-cell office:value-type="float" office:value="-0.01735994" calcext:value-type="float">
            <text:p>-0.0173599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.727757" calcext:value-type="float">
            <text:p>-1.727757</text:p>
          </table:table-cell>
          <table:table-cell office:value-type="float" office:value="0.0262593" calcext:value-type="float">
            <text:p>0.026259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9534" calcext:value-type="float">
            <text:p>-2.39953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764.2968" calcext:value-type="float">
            <text:p>764.2968</text:p>
          </table:table-cell>
          <table:table-cell office:value-type="float" office:value="713.4592" calcext:value-type="float">
            <text:p>713.4592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7.529" calcext:value-type="float">
            <text:p>1087.529</text:p>
          </table:table-cell>
          <table:table-cell office:value-type="float" office:value="2.518" calcext:value-type="float">
            <text:p>2.518</text:p>
          </table:table-cell>
          <table:table-cell office:value-type="float" office:value="0" calcext:value-type="float">
            <text:p>0</text:p>
          </table:table-cell>
          <table:table-cell office:value-type="float" office:value="0.1586951" calcext:value-type="float">
            <text:p>0.1586951</text:p>
          </table:table-cell>
          <table:table-cell office:value-type="float" office:value="0.3614523" calcext:value-type="float">
            <text:p>0.3614523</text:p>
          </table:table-cell>
          <table:table-cell office:value-type="float" office:value="0.3644181" calcext:value-type="float">
            <text:p>0.3644181</text:p>
          </table:table-cell>
          <table:table-cell office:value-type="float" office:value="0.3673483" calcext:value-type="float">
            <text:p>0.3673483</text:p>
          </table:table-cell>
          <table:table-cell office:value-type="float" office:value="0.3694127" calcext:value-type="float">
            <text:p>0.3694127</text:p>
          </table:table-cell>
          <table:table-cell office:value-type="float" office:value="0.3165148" calcext:value-type="float">
            <text:p>0.3165148</text:p>
          </table:table-cell>
          <table:table-cell office:value-type="float" office:value="0.3107186" calcext:value-type="float">
            <text:p>0.3107186</text:p>
          </table:table-cell>
          <table:table-cell office:value-type="float" office:value="0.3783605" calcext:value-type="float">
            <text:p>0.3783605</text:p>
          </table:table-cell>
          <table:table-cell office:value-type="float" office:value="0.3601839" calcext:value-type="float">
            <text:p>0.3601839</text:p>
          </table:table-cell>
          <table:table-cell office:value-type="float" office:value="0.365826" calcext:value-type="float">
            <text:p>0.365826</text:p>
          </table:table-cell>
          <table:table-cell office:value-type="float" office:value="0.3816836" calcext:value-type="float">
            <text:p>0.3816836</text:p>
          </table:table-cell>
          <table:table-cell office:value-type="float" office:value="0.3933862" calcext:value-type="float">
            <text:p>0.3933862</text:p>
          </table:table-cell>
          <table:table-cell office:value-type="float" office:value="0.4483484" calcext:value-type="float">
            <text:p>0.4483484</text:p>
          </table:table-cell>
          <table:table-cell office:value-type="float" office:value="0" calcext:value-type="float">
            <text:p>0</text:p>
          </table:table-cell>
          <table:table-cell office:value-type="float" office:value="1.962357E-015" calcext:value-type="float">
            <text:p>1.962357E-15</text:p>
          </table:table-cell>
          <table:table-cell office:value-type="float" office:value="9.476149E-016" calcext:value-type="float">
            <text:p>9.476149E-16</text:p>
          </table:table-cell>
          <table:table-cell office:value-type="float" office:value="9.913431E-016" calcext:value-type="float">
            <text:p>9.913431E-16</text:p>
          </table:table-cell>
          <table:table-cell office:value-type="float" office:value="9.441739E-016" calcext:value-type="float">
            <text:p>9.441739E-16</text:p>
          </table:table-cell>
          <table:table-cell office:value-type="float" office:value="2.597465E-017" calcext:value-type="float">
            <text:p>2.59746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60795" calcext:value-type="float">
            <text:p>-4.860795</text:p>
          </table:table-cell>
          <table:table-cell office:value-type="float" office:value="-0.01129907" calcext:value-type="float">
            <text:p>-0.01129907</text:p>
          </table:table-cell>
          <table:table-cell office:value-type="float" office:value="-0.0107529" calcext:value-type="float">
            <text:p>-0.0107529</text:p>
          </table:table-cell>
          <table:table-cell office:value-type="float" office:value="-0.01023851" calcext:value-type="float">
            <text:p>-0.01023851</text:p>
          </table:table-cell>
          <table:table-cell office:value-type="float" office:value="-0.009890676" calcext:value-type="float">
            <text:p>-0.009890676</text:p>
          </table:table-cell>
          <table:table-cell office:value-type="float" office:value="-0.009475324" calcext:value-type="float">
            <text:p>-0.009475324</text:p>
          </table:table-cell>
          <table:table-cell office:value-type="float" office:value="-0.009349175" calcext:value-type="float">
            <text:p>-0.009349175</text:p>
          </table:table-cell>
          <table:table-cell office:value-type="float" office:value="-0.009393414" calcext:value-type="float">
            <text:p>-0.009393414</text:p>
          </table:table-cell>
          <table:table-cell office:value-type="float" office:value="-0.01692762" calcext:value-type="float">
            <text:p>-0.01692762</text:p>
          </table:table-cell>
          <table:table-cell office:value-type="float" office:value="-0.01707228" calcext:value-type="float">
            <text:p>-0.0170722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9.613211" calcext:value-type="float">
            <text:p>-9.613211</text:p>
          </table:table-cell>
          <table:table-cell office:value-type="float" office:value="0.02622715" calcext:value-type="float">
            <text:p>0.0262271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273765" calcext:value-type="float">
            <text:p>-2.27376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764.2968" calcext:value-type="float">
            <text:p>764.2968</text:p>
          </table:table-cell>
          <table:table-cell office:value-type="float" office:value="713.8434" calcext:value-type="float">
            <text:p>713.843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031" calcext:value-type="float">
            <text:p>1088.031</text:p>
          </table:table-cell>
          <table:table-cell office:value-type="float" office:value="1.632523" calcext:value-type="float">
            <text:p>1.632523</text:p>
          </table:table-cell>
          <table:table-cell office:value-type="float" office:value="0" calcext:value-type="float">
            <text:p>0</text:p>
          </table:table-cell>
          <table:table-cell office:value-type="float" office:value="0.1474189" calcext:value-type="float">
            <text:p>0.1474189</text:p>
          </table:table-cell>
          <table:table-cell office:value-type="float" office:value="0.3595932" calcext:value-type="float">
            <text:p>0.3595932</text:p>
          </table:table-cell>
          <table:table-cell office:value-type="float" office:value="0.362357" calcext:value-type="float">
            <text:p>0.362357</text:p>
          </table:table-cell>
          <table:table-cell office:value-type="float" office:value="0.3650986" calcext:value-type="float">
            <text:p>0.3650986</text:p>
          </table:table-cell>
          <table:table-cell office:value-type="float" office:value="0.3670129" calcext:value-type="float">
            <text:p>0.3670129</text:p>
          </table:table-cell>
          <table:table-cell office:value-type="float" office:value="0.3147831" calcext:value-type="float">
            <text:p>0.3147831</text:p>
          </table:table-cell>
          <table:table-cell office:value-type="float" office:value="0.3092942" calcext:value-type="float">
            <text:p>0.3092942</text:p>
          </table:table-cell>
          <table:table-cell office:value-type="float" office:value="0.3777204" calcext:value-type="float">
            <text:p>0.3777204</text:p>
          </table:table-cell>
          <table:table-cell office:value-type="float" office:value="0.3615589" calcext:value-type="float">
            <text:p>0.3615589</text:p>
          </table:table-cell>
          <table:table-cell office:value-type="float" office:value="0.3662445" calcext:value-type="float">
            <text:p>0.3662445</text:p>
          </table:table-cell>
          <table:table-cell office:value-type="float" office:value="0.3817894" calcext:value-type="float">
            <text:p>0.3817894</text:p>
          </table:table-cell>
          <table:table-cell office:value-type="float" office:value="0.3940993" calcext:value-type="float">
            <text:p>0.3940993</text:p>
          </table:table-cell>
          <table:table-cell office:value-type="float" office:value="0.4535711" calcext:value-type="float">
            <text:p>0.4535711</text:p>
          </table:table-cell>
          <table:table-cell office:value-type="float" office:value="0" calcext:value-type="float">
            <text:p>0</text:p>
          </table:table-cell>
          <table:table-cell office:value-type="float" office:value="1.962519E-015" calcext:value-type="float">
            <text:p>1.962519E-15</text:p>
          </table:table-cell>
          <table:table-cell office:value-type="float" office:value="9.47602E-016" calcext:value-type="float">
            <text:p>9.47602E-16</text:p>
          </table:table-cell>
          <table:table-cell office:value-type="float" office:value="9.913374E-016" calcext:value-type="float">
            <text:p>9.913374E-16</text:p>
          </table:table-cell>
          <table:table-cell office:value-type="float" office:value="9.441564E-016" calcext:value-type="float">
            <text:p>9.441564E-16</text:p>
          </table:table-cell>
          <table:table-cell office:value-type="float" office:value="2.597411E-017" calcext:value-type="float">
            <text:p>2.59741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89658" calcext:value-type="float">
            <text:p>-8.589658</text:p>
          </table:table-cell>
          <table:table-cell office:value-type="float" office:value="-0.01166349" calcext:value-type="float">
            <text:p>-0.01166349</text:p>
          </table:table-cell>
          <table:table-cell office:value-type="float" office:value="-0.01113436" calcext:value-type="float">
            <text:p>-0.01113436</text:p>
          </table:table-cell>
          <table:table-cell office:value-type="float" office:value="-0.01063229" calcext:value-type="float">
            <text:p>-0.01063229</text:p>
          </table:table-cell>
          <table:table-cell office:value-type="float" office:value="-0.01029463" calcext:value-type="float">
            <text:p>-0.01029463</text:p>
          </table:table-cell>
          <table:table-cell office:value-type="float" office:value="-0.009873058" calcext:value-type="float">
            <text:p>-0.009873058</text:p>
          </table:table-cell>
          <table:table-cell office:value-type="float" office:value="-0.009715639" calcext:value-type="float">
            <text:p>-0.009715639</text:p>
          </table:table-cell>
          <table:table-cell office:value-type="float" office:value="-0.009741748" calcext:value-type="float">
            <text:p>-0.009741748</text:p>
          </table:table-cell>
          <table:table-cell office:value-type="float" office:value="-0.0158889" calcext:value-type="float">
            <text:p>-0.0158889</text:p>
          </table:table-cell>
          <table:table-cell office:value-type="float" office:value="-0.01674214" calcext:value-type="float">
            <text:p>-0.0167421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5.5073" calcext:value-type="float">
            <text:p>-15.5073</text:p>
          </table:table-cell>
          <table:table-cell office:value-type="float" office:value="0.02620657" calcext:value-type="float">
            <text:p>0.0262065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08637" calcext:value-type="float">
            <text:p>-2.30863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764.2968" calcext:value-type="float">
            <text:p>764.2968</text:p>
          </table:table-cell>
          <table:table-cell office:value-type="float" office:value="714.1309" calcext:value-type="float">
            <text:p>714.130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576" calcext:value-type="float">
            <text:p>1088.576</text:p>
          </table:table-cell>
          <table:table-cell office:value-type="float" office:value="0.799302" calcext:value-type="float">
            <text:p>0.799302</text:p>
          </table:table-cell>
          <table:table-cell office:value-type="float" office:value="0" calcext:value-type="float">
            <text:p>0</text:p>
          </table:table-cell>
          <table:table-cell office:value-type="float" office:value="0.1389674" calcext:value-type="float">
            <text:p>0.1389674</text:p>
          </table:table-cell>
          <table:table-cell office:value-type="float" office:value="0.357974" calcext:value-type="float">
            <text:p>0.357974</text:p>
          </table:table-cell>
          <table:table-cell office:value-type="float" office:value="0.3606085" calcext:value-type="float">
            <text:p>0.3606085</text:p>
          </table:table-cell>
          <table:table-cell office:value-type="float" office:value="0.3632359" calcext:value-type="float">
            <text:p>0.3632359</text:p>
          </table:table-cell>
          <table:table-cell office:value-type="float" office:value="0.3650939" calcext:value-type="float">
            <text:p>0.3650939</text:p>
          </table:table-cell>
          <table:table-cell office:value-type="float" office:value="0.313278" calcext:value-type="float">
            <text:p>0.313278</text:p>
          </table:table-cell>
          <table:table-cell office:value-type="float" office:value="0.3076927" calcext:value-type="float">
            <text:p>0.3076927</text:p>
          </table:table-cell>
          <table:table-cell office:value-type="float" office:value="0.3771277" calcext:value-type="float">
            <text:p>0.3771277</text:p>
          </table:table-cell>
          <table:table-cell office:value-type="float" office:value="0.3627415" calcext:value-type="float">
            <text:p>0.3627415</text:p>
          </table:table-cell>
          <table:table-cell office:value-type="float" office:value="0.366703" calcext:value-type="float">
            <text:p>0.366703</text:p>
          </table:table-cell>
          <table:table-cell office:value-type="float" office:value="0.3819612" calcext:value-type="float">
            <text:p>0.3819612</text:p>
          </table:table-cell>
          <table:table-cell office:value-type="float" office:value="0.3944453" calcext:value-type="float">
            <text:p>0.3944453</text:p>
          </table:table-cell>
          <table:table-cell office:value-type="float" office:value="0.4586762" calcext:value-type="float">
            <text:p>0.4586762</text:p>
          </table:table-cell>
          <table:table-cell office:value-type="float" office:value="0" calcext:value-type="float">
            <text:p>0</text:p>
          </table:table-cell>
          <table:table-cell office:value-type="float" office:value="1.962691E-015" calcext:value-type="float">
            <text:p>1.962691E-15</text:p>
          </table:table-cell>
          <table:table-cell office:value-type="float" office:value="9.475879E-016" calcext:value-type="float">
            <text:p>9.475879E-16</text:p>
          </table:table-cell>
          <table:table-cell office:value-type="float" office:value="9.913297E-016" calcext:value-type="float">
            <text:p>9.913297E-16</text:p>
          </table:table-cell>
          <table:table-cell office:value-type="float" office:value="9.441401E-016" calcext:value-type="float">
            <text:p>9.441401E-16</text:p>
          </table:table-cell>
          <table:table-cell office:value-type="float" office:value="2.597352E-017" calcext:value-type="float">
            <text:p>2.59735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4916" calcext:value-type="float">
            <text:p>-13.54916</text:p>
          </table:table-cell>
          <table:table-cell office:value-type="float" office:value="-0.01199097" calcext:value-type="float">
            <text:p>-0.01199097</text:p>
          </table:table-cell>
          <table:table-cell office:value-type="float" office:value="-0.01146993" calcext:value-type="float">
            <text:p>-0.01146993</text:p>
          </table:table-cell>
          <table:table-cell office:value-type="float" office:value="-0.0109718" calcext:value-type="float">
            <text:p>-0.0109718</text:p>
          </table:table-cell>
          <table:table-cell office:value-type="float" office:value="-0.01063189" calcext:value-type="float">
            <text:p>-0.01063189</text:p>
          </table:table-cell>
          <table:table-cell office:value-type="float" office:value="-0.01023461" calcext:value-type="float">
            <text:p>-0.01023461</text:p>
          </table:table-cell>
          <table:table-cell office:value-type="float" office:value="-0.01014765" calcext:value-type="float">
            <text:p>-0.01014765</text:p>
          </table:table-cell>
          <table:table-cell office:value-type="float" office:value="-0.01007872" calcext:value-type="float">
            <text:p>-0.01007872</text:p>
          </table:table-cell>
          <table:table-cell office:value-type="float" office:value="-0.01504701" calcext:value-type="float">
            <text:p>-0.01504701</text:p>
          </table:table-cell>
          <table:table-cell office:value-type="float" office:value="-0.01638764" calcext:value-type="float">
            <text:p>-0.0163876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21.72366" calcext:value-type="float">
            <text:p>-21.72366</text:p>
          </table:table-cell>
          <table:table-cell office:value-type="float" office:value="0.02618636" calcext:value-type="float">
            <text:p>0.0261863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1164" calcext:value-type="float">
            <text:p>-2.34116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764.2968" calcext:value-type="float">
            <text:p>764.2968</text:p>
          </table:table-cell>
          <table:table-cell office:value-type="float" office:value="714.312" calcext:value-type="float">
            <text:p>714.312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993" calcext:value-type="float">
            <text:p>1088.993</text:p>
          </table:table-cell>
          <table:table-cell office:value-type="float" office:value="0.2014252" calcext:value-type="float">
            <text:p>0.2014252</text:p>
          </table:table-cell>
          <table:table-cell office:value-type="float" office:value="0" calcext:value-type="float">
            <text:p>0</text:p>
          </table:table-cell>
          <table:table-cell office:value-type="float" office:value="0.1343467" calcext:value-type="float">
            <text:p>0.1343467</text:p>
          </table:table-cell>
          <table:table-cell office:value-type="float" office:value="0.3565505" calcext:value-type="float">
            <text:p>0.3565505</text:p>
          </table:table-cell>
          <table:table-cell office:value-type="float" office:value="0.3590465" calcext:value-type="float">
            <text:p>0.3590465</text:p>
          </table:table-cell>
          <table:table-cell office:value-type="float" office:value="0.3615366" calcext:value-type="float">
            <text:p>0.3615366</text:p>
          </table:table-cell>
          <table:table-cell office:value-type="float" office:value="0.3633261" calcext:value-type="float">
            <text:p>0.3633261</text:p>
          </table:table-cell>
          <table:table-cell office:value-type="float" office:value="0.3120249" calcext:value-type="float">
            <text:p>0.3120249</text:p>
          </table:table-cell>
          <table:table-cell office:value-type="float" office:value="0.3069136" calcext:value-type="float">
            <text:p>0.3069136</text:p>
          </table:table-cell>
          <table:table-cell office:value-type="float" office:value="0.3765623" calcext:value-type="float">
            <text:p>0.3765623</text:p>
          </table:table-cell>
          <table:table-cell office:value-type="float" office:value="0.363593" calcext:value-type="float">
            <text:p>0.363593</text:p>
          </table:table-cell>
          <table:table-cell office:value-type="float" office:value="0.3671668" calcext:value-type="float">
            <text:p>0.3671668</text:p>
          </table:table-cell>
          <table:table-cell office:value-type="float" office:value="0.3821627" calcext:value-type="float">
            <text:p>0.3821627</text:p>
          </table:table-cell>
          <table:table-cell office:value-type="float" office:value="0.3945425" calcext:value-type="float">
            <text:p>0.3945425</text:p>
          </table:table-cell>
          <table:table-cell office:value-type="float" office:value="0.4623726" calcext:value-type="float">
            <text:p>0.4623726</text:p>
          </table:table-cell>
          <table:table-cell office:value-type="float" office:value="0" calcext:value-type="float">
            <text:p>0</text:p>
          </table:table-cell>
          <table:table-cell office:value-type="float" office:value="1.962862E-015" calcext:value-type="float">
            <text:p>1.962862E-15</text:p>
          </table:table-cell>
          <table:table-cell office:value-type="float" office:value="9.47575E-016" calcext:value-type="float">
            <text:p>9.47575E-16</text:p>
          </table:table-cell>
          <table:table-cell office:value-type="float" office:value="9.913235E-016" calcext:value-type="float">
            <text:p>9.913235E-16</text:p>
          </table:table-cell>
          <table:table-cell office:value-type="float" office:value="9.441215E-016" calcext:value-type="float">
            <text:p>9.441215E-16</text:p>
          </table:table-cell>
          <table:table-cell office:value-type="float" office:value="2.597296E-017" calcext:value-type="float">
            <text:p>2.597296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1312" calcext:value-type="float">
            <text:p>-17.61312</text:p>
          </table:table-cell>
          <table:table-cell office:value-type="float" office:value="-0.01228877" calcext:value-type="float">
            <text:p>-0.01228877</text:p>
          </table:table-cell>
          <table:table-cell office:value-type="float" office:value="-0.01178007" calcext:value-type="float">
            <text:p>-0.01178007</text:p>
          </table:table-cell>
          <table:table-cell office:value-type="float" office:value="-0.01129238" calcext:value-type="float">
            <text:p>-0.01129238</text:p>
          </table:table-cell>
          <table:table-cell office:value-type="float" office:value="-0.01095373" calcext:value-type="float">
            <text:p>-0.01095373</text:p>
          </table:table-cell>
          <table:table-cell office:value-type="float" office:value="-0.01054729" calcext:value-type="float">
            <text:p>-0.01054729</text:p>
          </table:table-cell>
          <table:table-cell office:value-type="float" office:value="-0.01036706" calcext:value-type="float">
            <text:p>-0.01036706</text:p>
          </table:table-cell>
          <table:table-cell office:value-type="float" office:value="-0.01041159" calcext:value-type="float">
            <text:p>-0.01041159</text:p>
          </table:table-cell>
          <table:table-cell office:value-type="float" office:value="-0.01446938" calcext:value-type="float">
            <text:p>-0.01446938</text:p>
          </table:table-cell>
          <table:table-cell office:value-type="float" office:value="-0.01603698" calcext:value-type="float">
            <text:p>-0.0160369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20.75078" calcext:value-type="float">
            <text:p>-20.75078</text:p>
          </table:table-cell>
          <table:table-cell office:value-type="float" office:value="0.02617455" calcext:value-type="float">
            <text:p>0.0261745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64186" calcext:value-type="float">
            <text:p>-2.3641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769.1968" calcext:value-type="float">
            <text:p>769.1968</text:p>
          </table:table-cell>
          <table:table-cell office:value-type="float" office:value="714.5569" calcext:value-type="float">
            <text:p>714.556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3.643" calcext:value-type="float">
            <text:p>1093.643</text:p>
          </table:table-cell>
          <table:table-cell office:value-type="float" office:value="0.2067035" calcext:value-type="float">
            <text:p>0.2067035</text:p>
          </table:table-cell>
          <table:table-cell office:value-type="float" office:value="0" calcext:value-type="float">
            <text:p>0</text:p>
          </table:table-cell>
          <table:table-cell office:value-type="float" office:value="0.3526894" calcext:value-type="float">
            <text:p>0.3526894</text:p>
          </table:table-cell>
          <table:table-cell office:value-type="float" office:value="0.3537933" calcext:value-type="float">
            <text:p>0.3537933</text:p>
          </table:table-cell>
          <table:table-cell office:value-type="float" office:value="0.3563528" calcext:value-type="float">
            <text:p>0.3563528</text:p>
          </table:table-cell>
          <table:table-cell office:value-type="float" office:value="0.3592399" calcext:value-type="float">
            <text:p>0.3592399</text:p>
          </table:table-cell>
          <table:table-cell office:value-type="float" office:value="0.361206" calcext:value-type="float">
            <text:p>0.361206</text:p>
          </table:table-cell>
          <table:table-cell office:value-type="float" office:value="0.3108217" calcext:value-type="float">
            <text:p>0.3108217</text:p>
          </table:table-cell>
          <table:table-cell office:value-type="float" office:value="0.305977" calcext:value-type="float">
            <text:p>0.305977</text:p>
          </table:table-cell>
          <table:table-cell office:value-type="float" office:value="0.3761812" calcext:value-type="float">
            <text:p>0.3761812</text:p>
          </table:table-cell>
          <table:table-cell office:value-type="float" office:value="0.3642603" calcext:value-type="float">
            <text:p>0.3642603</text:p>
          </table:table-cell>
          <table:table-cell office:value-type="float" office:value="0.3676211" calcext:value-type="float">
            <text:p>0.3676211</text:p>
          </table:table-cell>
          <table:table-cell office:value-type="float" office:value="0.3823746" calcext:value-type="float">
            <text:p>0.3823746</text:p>
          </table:table-cell>
          <table:table-cell office:value-type="float" office:value="0.3945604" calcext:value-type="float">
            <text:p>0.39456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3009E-015" calcext:value-type="float">
            <text:p>1.963009E-15</text:p>
          </table:table-cell>
          <table:table-cell office:value-type="float" office:value="9.475631E-016" calcext:value-type="float">
            <text:p>9.475631E-16</text:p>
          </table:table-cell>
          <table:table-cell office:value-type="float" office:value="9.913129E-016" calcext:value-type="float">
            <text:p>9.913129E-16</text:p>
          </table:table-cell>
          <table:table-cell office:value-type="float" office:value="9.441109E-016" calcext:value-type="float">
            <text:p>9.441109E-16</text:p>
          </table:table-cell>
          <table:table-cell office:value-type="float" office:value="2.59724E-017" calcext:value-type="float">
            <text:p>2.59724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4267" calcext:value-type="float">
            <text:p>-0.01314267</text:p>
          </table:table-cell>
          <table:table-cell office:value-type="float" office:value="-0.01289778" calcext:value-type="float">
            <text:p>-0.01289778</text:p>
          </table:table-cell>
          <table:table-cell office:value-type="float" office:value="-0.01234005" calcext:value-type="float">
            <text:p>-0.01234005</text:p>
          </table:table-cell>
          <table:table-cell office:value-type="float" office:value="-0.01174156" calcext:value-type="float">
            <text:p>-0.01174156</text:p>
          </table:table-cell>
          <table:table-cell office:value-type="float" office:value="-0.01135253" calcext:value-type="float">
            <text:p>-0.01135253</text:p>
          </table:table-cell>
          <table:table-cell office:value-type="float" office:value="-0.01085601" calcext:value-type="float">
            <text:p>-0.01085601</text:p>
          </table:table-cell>
          <table:table-cell office:value-type="float" office:value="-0.01063558" calcext:value-type="float">
            <text:p>-0.01063558</text:p>
          </table:table-cell>
          <table:table-cell office:value-type="float" office:value="-0.01064288" calcext:value-type="float">
            <text:p>-0.01064288</text:p>
          </table:table-cell>
          <table:table-cell office:value-type="float" office:value="-0.01403396" calcext:value-type="float">
            <text:p>-0.01403396</text:p>
          </table:table-cell>
          <table:table-cell office:value-type="float" office:value="-0.0157012" calcext:value-type="float">
            <text:p>-0.015701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1329887" calcext:value-type="float">
            <text:p>-0.01329887</text:p>
          </table:table-cell>
          <table:table-cell office:value-type="float" office:value="0.02615536" calcext:value-type="float">
            <text:p>0.0261553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65746" calcext:value-type="float">
            <text:p>-2.3657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769.1968" calcext:value-type="float">
            <text:p>769.1968</text:p>
          </table:table-cell>
          <table:table-cell office:value-type="float" office:value="716.4705" calcext:value-type="float">
            <text:p>716.470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1.729" calcext:value-type="float">
            <text:p>1091.729</text:p>
          </table:table-cell>
          <table:table-cell office:value-type="float" office:value="0.2067035" calcext:value-type="float">
            <text:p>0.2067035</text:p>
          </table:table-cell>
          <table:table-cell office:value-type="float" office:value="0" calcext:value-type="float">
            <text:p>0</text:p>
          </table:table-cell>
          <table:table-cell office:value-type="float" office:value="0.332265" calcext:value-type="float">
            <text:p>0.332265</text:p>
          </table:table-cell>
          <table:table-cell office:value-type="float" office:value="0.3366947" calcext:value-type="float">
            <text:p>0.3366947</text:p>
          </table:table-cell>
          <table:table-cell office:value-type="float" office:value="0.3466668" calcext:value-type="float">
            <text:p>0.3466668</text:p>
          </table:table-cell>
          <table:table-cell office:value-type="float" office:value="0.3538642" calcext:value-type="float">
            <text:p>0.3538642</text:p>
          </table:table-cell>
          <table:table-cell office:value-type="float" office:value="0.3571754" calcext:value-type="float">
            <text:p>0.3571754</text:p>
          </table:table-cell>
          <table:table-cell office:value-type="float" office:value="0.3091707" calcext:value-type="float">
            <text:p>0.3091707</text:p>
          </table:table-cell>
          <table:table-cell office:value-type="float" office:value="0.3048731" calcext:value-type="float">
            <text:p>0.3048731</text:p>
          </table:table-cell>
          <table:table-cell office:value-type="float" office:value="0.3758797" calcext:value-type="float">
            <text:p>0.3758797</text:p>
          </table:table-cell>
          <table:table-cell office:value-type="float" office:value="0.3648124" calcext:value-type="float">
            <text:p>0.3648124</text:p>
          </table:table-cell>
          <table:table-cell office:value-type="float" office:value="0.3680601" calcext:value-type="float">
            <text:p>0.3680601</text:p>
          </table:table-cell>
          <table:table-cell office:value-type="float" office:value="0.3825912" calcext:value-type="float">
            <text:p>0.3825912</text:p>
          </table:table-cell>
          <table:table-cell office:value-type="float" office:value="0.3945783" calcext:value-type="float">
            <text:p>0.39457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3152E-015" calcext:value-type="float">
            <text:p>1.963152E-15</text:p>
          </table:table-cell>
          <table:table-cell office:value-type="float" office:value="9.47552E-016" calcext:value-type="float">
            <text:p>9.47552E-16</text:p>
          </table:table-cell>
          <table:table-cell office:value-type="float" office:value="9.91305E-016" calcext:value-type="float">
            <text:p>9.91305E-16</text:p>
          </table:table-cell>
          <table:table-cell office:value-type="float" office:value="9.440983E-016" calcext:value-type="float">
            <text:p>9.440983E-16</text:p>
          </table:table-cell>
          <table:table-cell office:value-type="float" office:value="2.597187E-017" calcext:value-type="float">
            <text:p>2.59718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08173" calcext:value-type="float">
            <text:p>-0.01908173</text:p>
          </table:table-cell>
          <table:table-cell office:value-type="float" office:value="-0.01751664" calcext:value-type="float">
            <text:p>-0.01751664</text:p>
          </table:table-cell>
          <table:table-cell office:value-type="float" office:value="-0.0145848" calcext:value-type="float">
            <text:p>-0.0145848</text:p>
          </table:table-cell>
          <table:table-cell office:value-type="float" office:value="-0.01286348" calcext:value-type="float">
            <text:p>-0.01286348</text:p>
          </table:table-cell>
          <table:table-cell office:value-type="float" office:value="-0.01215106" calcext:value-type="float">
            <text:p>-0.01215106</text:p>
          </table:table-cell>
          <table:table-cell office:value-type="float" office:value="-0.01129489" calcext:value-type="float">
            <text:p>-0.01129489</text:p>
          </table:table-cell>
          <table:table-cell office:value-type="float" office:value="-0.01096057" calcext:value-type="float">
            <text:p>-0.01096057</text:p>
          </table:table-cell>
          <table:table-cell office:value-type="float" office:value="-0.0108291" calcext:value-type="float">
            <text:p>-0.0108291</text:p>
          </table:table-cell>
          <table:table-cell office:value-type="float" office:value="-0.01368424" calcext:value-type="float">
            <text:p>-0.01368424</text:p>
          </table:table-cell>
          <table:table-cell office:value-type="float" office:value="-0.01538364" calcext:value-type="float">
            <text:p>-0.0153836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1955786" calcext:value-type="float">
            <text:p>-0.01955786</text:p>
          </table:table-cell>
          <table:table-cell office:value-type="float" office:value="0.02606491" calcext:value-type="float">
            <text:p>0.02606491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67123" calcext:value-type="float">
            <text:p>-2.3671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769.1968" calcext:value-type="float">
            <text:p>769.1968</text:p>
          </table:table-cell>
          <table:table-cell office:value-type="float" office:value="719.0987" calcext:value-type="float">
            <text:p>719.098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9.101" calcext:value-type="float">
            <text:p>1089.101</text:p>
          </table:table-cell>
          <table:table-cell office:value-type="float" office:value="0.2067035" calcext:value-type="float">
            <text:p>0.2067035</text:p>
          </table:table-cell>
          <table:table-cell office:value-type="float" office:value="0" calcext:value-type="float">
            <text:p>0</text:p>
          </table:table-cell>
          <table:table-cell office:value-type="float" office:value="0.3004267" calcext:value-type="float">
            <text:p>0.3004267</text:p>
          </table:table-cell>
          <table:table-cell office:value-type="float" office:value="0.3212952" calcext:value-type="float">
            <text:p>0.3212952</text:p>
          </table:table-cell>
          <table:table-cell office:value-type="float" office:value="0.3379371" calcext:value-type="float">
            <text:p>0.3379371</text:p>
          </table:table-cell>
          <table:table-cell office:value-type="float" office:value="0.3469236" calcext:value-type="float">
            <text:p>0.3469236</text:p>
          </table:table-cell>
          <table:table-cell office:value-type="float" office:value="0.3512042" calcext:value-type="float">
            <text:p>0.3512042</text:p>
          </table:table-cell>
          <table:table-cell office:value-type="float" office:value="0.3061299" calcext:value-type="float">
            <text:p>0.3061299</text:p>
          </table:table-cell>
          <table:table-cell office:value-type="float" office:value="0.3029978" calcext:value-type="float">
            <text:p>0.3029978</text:p>
          </table:table-cell>
          <table:table-cell office:value-type="float" office:value="0.3752986" calcext:value-type="float">
            <text:p>0.3752986</text:p>
          </table:table-cell>
          <table:table-cell office:value-type="float" office:value="0.365375" calcext:value-type="float">
            <text:p>0.365375</text:p>
          </table:table-cell>
          <table:table-cell office:value-type="float" office:value="0.3685185" calcext:value-type="float">
            <text:p>0.3685185</text:p>
          </table:table-cell>
          <table:table-cell office:value-type="float" office:value="0.3828118" calcext:value-type="float">
            <text:p>0.3828118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3316E-015" calcext:value-type="float">
            <text:p>1.963316E-15</text:p>
          </table:table-cell>
          <table:table-cell office:value-type="float" office:value="9.475371E-016" calcext:value-type="float">
            <text:p>9.475371E-16</text:p>
          </table:table-cell>
          <table:table-cell office:value-type="float" office:value="9.912981E-016" calcext:value-type="float">
            <text:p>9.912981E-16</text:p>
          </table:table-cell>
          <table:table-cell office:value-type="float" office:value="9.44083E-016" calcext:value-type="float">
            <text:p>9.44083E-16</text:p>
          </table:table-cell>
          <table:table-cell office:value-type="float" office:value="2.597128E-017" calcext:value-type="float">
            <text:p>2.597128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23995" calcext:value-type="float">
            <text:p>-0.03623995</text:p>
          </table:table-cell>
          <table:table-cell office:value-type="float" office:value="-0.02325591" calcext:value-type="float">
            <text:p>-0.02325591</text:p>
          </table:table-cell>
          <table:table-cell office:value-type="float" office:value="-0.01704785" calcext:value-type="float">
            <text:p>-0.01704785</text:p>
          </table:table-cell>
          <table:table-cell office:value-type="float" office:value="-0.01452428" calcext:value-type="float">
            <text:p>-0.01452428</text:p>
          </table:table-cell>
          <table:table-cell office:value-type="float" office:value="-0.01347568" calcext:value-type="float">
            <text:p>-0.01347568</text:p>
          </table:table-cell>
          <table:table-cell office:value-type="float" office:value="-0.01216" calcext:value-type="float">
            <text:p>-0.01216</text:p>
          </table:table-cell>
          <table:table-cell office:value-type="float" office:value="-0.01154004" calcext:value-type="float">
            <text:p>-0.01154004</text:p>
          </table:table-cell>
          <table:table-cell office:value-type="float" office:value="-0.01119469" calcext:value-type="float">
            <text:p>-0.01119469</text:p>
          </table:table-cell>
          <table:table-cell office:value-type="float" office:value="-0.01333831" calcext:value-type="float">
            <text:p>-0.01333831</text:p>
          </table:table-cell>
          <table:table-cell office:value-type="float" office:value="-0.01505978" calcext:value-type="float">
            <text:p>-0.0150597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4300858" calcext:value-type="float">
            <text:p>-0.04300858</text:p>
          </table:table-cell>
          <table:table-cell office:value-type="float" office:value="0.02594465" calcext:value-type="float">
            <text:p>0.0259446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68381" calcext:value-type="float">
            <text:p>-2.36838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769.1968" calcext:value-type="float">
            <text:p>769.1968</text:p>
          </table:table-cell>
          <table:table-cell office:value-type="float" office:value="720.9795" calcext:value-type="float">
            <text:p>720.979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7.22" calcext:value-type="float">
            <text:p>1087.22</text:p>
          </table:table-cell>
          <table:table-cell office:value-type="float" office:value="0.2067035" calcext:value-type="float">
            <text:p>0.2067035</text:p>
          </table:table-cell>
          <table:table-cell office:value-type="float" office:value="0" calcext:value-type="float">
            <text:p>0</text:p>
          </table:table-cell>
          <table:table-cell office:value-type="float" office:value="0.2909149" calcext:value-type="float">
            <text:p>0.2909149</text:p>
          </table:table-cell>
          <table:table-cell office:value-type="float" office:value="0.3118264" calcext:value-type="float">
            <text:p>0.3118264</text:p>
          </table:table-cell>
          <table:table-cell office:value-type="float" office:value="0.3297178" calcext:value-type="float">
            <text:p>0.3297178</text:p>
          </table:table-cell>
          <table:table-cell office:value-type="float" office:value="0.339779" calcext:value-type="float">
            <text:p>0.339779</text:p>
          </table:table-cell>
          <table:table-cell office:value-type="float" office:value="0.3446605" calcext:value-type="float">
            <text:p>0.3446605</text:p>
          </table:table-cell>
          <table:table-cell office:value-type="float" office:value="0.3026048" calcext:value-type="float">
            <text:p>0.3026048</text:p>
          </table:table-cell>
          <table:table-cell office:value-type="float" office:value="0.3005795" calcext:value-type="float">
            <text:p>0.3005795</text:p>
          </table:table-cell>
          <table:table-cell office:value-type="float" office:value="0.3745857" calcext:value-type="float">
            <text:p>0.3745857</text:p>
          </table:table-cell>
          <table:table-cell office:value-type="float" office:value="0.3657631" calcext:value-type="float">
            <text:p>0.3657631</text:p>
          </table:table-cell>
          <table:table-cell office:value-type="float" office:value="0.3690405" calcext:value-type="float">
            <text:p>0.3690405</text:p>
          </table:table-cell>
          <table:table-cell office:value-type="float" office:value="0.3830462" calcext:value-type="float">
            <text:p>0.3830462</text:p>
          </table:table-cell>
          <table:table-cell office:value-type="float" office:value="0.394623" calcext:value-type="float">
            <text:p>0.3946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3474E-015" calcext:value-type="float">
            <text:p>1.963474E-15</text:p>
          </table:table-cell>
          <table:table-cell office:value-type="float" office:value="9.475244E-016" calcext:value-type="float">
            <text:p>9.475244E-16</text:p>
          </table:table-cell>
          <table:table-cell office:value-type="float" office:value="9.9129E-016" calcext:value-type="float">
            <text:p>9.9129E-16</text:p>
          </table:table-cell>
          <table:table-cell office:value-type="float" office:value="9.440682E-016" calcext:value-type="float">
            <text:p>9.440682E-16</text:p>
          </table:table-cell>
          <table:table-cell office:value-type="float" office:value="2.597071E-017" calcext:value-type="float">
            <text:p>2.59707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99701" calcext:value-type="float">
            <text:p>-0.04599701</text:p>
          </table:table-cell>
          <table:table-cell office:value-type="float" office:value="-0.02792583" calcext:value-type="float">
            <text:p>-0.02792583</text:p>
          </table:table-cell>
          <table:table-cell office:value-type="float" office:value="-0.01985298" calcext:value-type="float">
            <text:p>-0.01985298</text:p>
          </table:table-cell>
          <table:table-cell office:value-type="float" office:value="-0.01651295" calcext:value-type="float">
            <text:p>-0.01651295</text:p>
          </table:table-cell>
          <table:table-cell office:value-type="float" office:value="-0.01512689" calcext:value-type="float">
            <text:p>-0.01512689</text:p>
          </table:table-cell>
          <table:table-cell office:value-type="float" office:value="-0.01326108" calcext:value-type="float">
            <text:p>-0.01326108</text:p>
          </table:table-cell>
          <table:table-cell office:value-type="float" office:value="-0.0123401" calcext:value-type="float">
            <text:p>-0.0123401</text:p>
          </table:table-cell>
          <table:table-cell office:value-type="float" office:value="-0.01166422" calcext:value-type="float">
            <text:p>-0.01166422</text:p>
          </table:table-cell>
          <table:table-cell office:value-type="float" office:value="-0.01310306" calcext:value-type="float">
            <text:p>-0.01310306</text:p>
          </table:table-cell>
          <table:table-cell office:value-type="float" office:value="-0.01469992" calcext:value-type="float">
            <text:p>-0.0146999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5658202" calcext:value-type="float">
            <text:p>-0.05658202</text:p>
          </table:table-cell>
          <table:table-cell office:value-type="float" office:value="0.02586794" calcext:value-type="float">
            <text:p>0.0258679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69516" calcext:value-type="float">
            <text:p>-2.3695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769.1968" calcext:value-type="float">
            <text:p>769.1968</text:p>
          </table:table-cell>
          <table:table-cell office:value-type="float" office:value="723.0236" calcext:value-type="float">
            <text:p>723.023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5.176" calcext:value-type="float">
            <text:p>1085.176</text:p>
          </table:table-cell>
          <table:table-cell office:value-type="float" office:value="0.2067035" calcext:value-type="float">
            <text:p>0.2067035</text:p>
          </table:table-cell>
          <table:table-cell office:value-type="float" office:value="0" calcext:value-type="float">
            <text:p>0</text:p>
          </table:table-cell>
          <table:table-cell office:value-type="float" office:value="0.2713959" calcext:value-type="float">
            <text:p>0.2713959</text:p>
          </table:table-cell>
          <table:table-cell office:value-type="float" office:value="0.3055287" calcext:value-type="float">
            <text:p>0.3055287</text:p>
          </table:table-cell>
          <table:table-cell office:value-type="float" office:value="0.3238021" calcext:value-type="float">
            <text:p>0.3238021</text:p>
          </table:table-cell>
          <table:table-cell office:value-type="float" office:value="0.3342306" calcext:value-type="float">
            <text:p>0.3342306</text:p>
          </table:table-cell>
          <table:table-cell office:value-type="float" office:value="0.339372" calcext:value-type="float">
            <text:p>0.339372</text:p>
          </table:table-cell>
          <table:table-cell office:value-type="float" office:value="0.2992394" calcext:value-type="float">
            <text:p>0.2992394</text:p>
          </table:table-cell>
          <table:table-cell office:value-type="float" office:value="0.2981703" calcext:value-type="float">
            <text:p>0.2981703</text:p>
          </table:table-cell>
          <table:table-cell office:value-type="float" office:value="0.3738031" calcext:value-type="float">
            <text:p>0.3738031</text:p>
          </table:table-cell>
          <table:table-cell office:value-type="float" office:value="0.3659604" calcext:value-type="float">
            <text:p>0.3659604</text:p>
          </table:table-cell>
          <table:table-cell office:value-type="float" office:value="0.3695505" calcext:value-type="float">
            <text:p>0.3695505</text:p>
          </table:table-cell>
          <table:table-cell office:value-type="float" office:value="0.3833376" calcext:value-type="float">
            <text:p>0.3833376</text:p>
          </table:table-cell>
          <table:table-cell office:value-type="float" office:value="0.3946335" calcext:value-type="float">
            <text:p>0.39463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3626E-015" calcext:value-type="float">
            <text:p>1.963626E-15</text:p>
          </table:table-cell>
          <table:table-cell office:value-type="float" office:value="9.475125E-016" calcext:value-type="float">
            <text:p>9.475125E-16</text:p>
          </table:table-cell>
          <table:table-cell office:value-type="float" office:value="9.912826E-016" calcext:value-type="float">
            <text:p>9.912826E-16</text:p>
          </table:table-cell>
          <table:table-cell office:value-type="float" office:value="9.440541E-016" calcext:value-type="float">
            <text:p>9.440541E-16</text:p>
          </table:table-cell>
          <table:table-cell office:value-type="float" office:value="2.597027E-017" calcext:value-type="float">
            <text:p>2.59702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941743" calcext:value-type="float">
            <text:p>-0.07941743</text:p>
          </table:table-cell>
          <table:table-cell office:value-type="float" office:value="-0.03159561" calcext:value-type="float">
            <text:p>-0.03159561</text:p>
          </table:table-cell>
          <table:table-cell office:value-type="float" office:value="-0.02219169" calcext:value-type="float">
            <text:p>-0.02219169</text:p>
          </table:table-cell>
          <table:table-cell office:value-type="float" office:value="-0.01827164" calcext:value-type="float">
            <text:p>-0.01827164</text:p>
          </table:table-cell>
          <table:table-cell office:value-type="float" office:value="-0.0166344" calcext:value-type="float">
            <text:p>-0.0166344</text:p>
          </table:table-cell>
          <table:table-cell office:value-type="float" office:value="-0.01442193" calcext:value-type="float">
            <text:p>-0.01442193</text:p>
          </table:table-cell>
          <table:table-cell office:value-type="float" office:value="-0.01320153" calcext:value-type="float">
            <text:p>-0.01320153</text:p>
          </table:table-cell>
          <table:table-cell office:value-type="float" office:value="-0.01220332" calcext:value-type="float">
            <text:p>-0.01220332</text:p>
          </table:table-cell>
          <table:table-cell office:value-type="float" office:value="-0.01298527" calcext:value-type="float">
            <text:p>-0.01298527</text:p>
          </table:table-cell>
          <table:table-cell office:value-type="float" office:value="-0.0143562" calcext:value-type="float">
            <text:p>-0.014356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07171" calcext:value-type="float">
            <text:p>-0.107171</text:p>
          </table:table-cell>
          <table:table-cell office:value-type="float" office:value="0.02577553" calcext:value-type="float">
            <text:p>0.0257755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0552" calcext:value-type="float">
            <text:p>-2.37055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769.1968" calcext:value-type="float">
            <text:p>769.1968</text:p>
          </table:table-cell>
          <table:table-cell office:value-type="float" office:value="724.3159" calcext:value-type="float">
            <text:p>724.315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3.884" calcext:value-type="float">
            <text:p>1083.884</text:p>
          </table:table-cell>
          <table:table-cell office:value-type="float" office:value="0.2067035" calcext:value-type="float">
            <text:p>0.2067035</text:p>
          </table:table-cell>
          <table:table-cell office:value-type="float" office:value="0" calcext:value-type="float">
            <text:p>0</text:p>
          </table:table-cell>
          <table:table-cell office:value-type="float" office:value="0.2696215" calcext:value-type="float">
            <text:p>0.2696215</text:p>
          </table:table-cell>
          <table:table-cell office:value-type="float" office:value="0.2991879" calcext:value-type="float">
            <text:p>0.2991879</text:p>
          </table:table-cell>
          <table:table-cell office:value-type="float" office:value="0.3184791" calcext:value-type="float">
            <text:p>0.3184791</text:p>
          </table:table-cell>
          <table:table-cell office:value-type="float" office:value="0.3291675" calcext:value-type="float">
            <text:p>0.3291675</text:p>
          </table:table-cell>
          <table:table-cell office:value-type="float" office:value="0.335053" calcext:value-type="float">
            <text:p>0.335053</text:p>
          </table:table-cell>
          <table:table-cell office:value-type="float" office:value="0.2962301" calcext:value-type="float">
            <text:p>0.2962301</text:p>
          </table:table-cell>
          <table:table-cell office:value-type="float" office:value="0.2959075" calcext:value-type="float">
            <text:p>0.2959075</text:p>
          </table:table-cell>
          <table:table-cell office:value-type="float" office:value="0.3730075" calcext:value-type="float">
            <text:p>0.3730075</text:p>
          </table:table-cell>
          <table:table-cell office:value-type="float" office:value="0.3660404" calcext:value-type="float">
            <text:p>0.3660404</text:p>
          </table:table-cell>
          <table:table-cell office:value-type="float" office:value="0.3700071" calcext:value-type="float">
            <text:p>0.3700071</text:p>
          </table:table-cell>
          <table:table-cell office:value-type="float" office:value="0.383631" calcext:value-type="float">
            <text:p>0.383631</text:p>
          </table:table-cell>
          <table:table-cell office:value-type="float" office:value="0.394656" calcext:value-type="float">
            <text:p>0.3946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3779E-015" calcext:value-type="float">
            <text:p>1.963779E-15</text:p>
          </table:table-cell>
          <table:table-cell office:value-type="float" office:value="9.475004E-016" calcext:value-type="float">
            <text:p>9.475004E-16</text:p>
          </table:table-cell>
          <table:table-cell office:value-type="float" office:value="9.912754E-016" calcext:value-type="float">
            <text:p>9.912754E-16</text:p>
          </table:table-cell>
          <table:table-cell office:value-type="float" office:value="9.440395E-016" calcext:value-type="float">
            <text:p>9.440395E-16</text:p>
          </table:table-cell>
          <table:table-cell office:value-type="float" office:value="2.596969E-017" calcext:value-type="float">
            <text:p>2.59696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241779" calcext:value-type="float">
            <text:p>-0.08241779</text:p>
          </table:table-cell>
          <table:table-cell office:value-type="float" office:value="-0.03684745" calcext:value-type="float">
            <text:p>-0.03684745</text:p>
          </table:table-cell>
          <table:table-cell office:value-type="float" office:value="-0.02456388" calcext:value-type="float">
            <text:p>-0.02456388</text:p>
          </table:table-cell>
          <table:table-cell office:value-type="float" office:value="-0.02007062" calcext:value-type="float">
            <text:p>-0.02007062</text:p>
          </table:table-cell>
          <table:table-cell office:value-type="float" office:value="-0.01799734" calcext:value-type="float">
            <text:p>-0.01799734</text:p>
          </table:table-cell>
          <table:table-cell office:value-type="float" office:value="-0.01555677" calcext:value-type="float">
            <text:p>-0.01555677</text:p>
          </table:table-cell>
          <table:table-cell office:value-type="float" office:value="-0.01407142" calcext:value-type="float">
            <text:p>-0.01407142</text:p>
          </table:table-cell>
          <table:table-cell office:value-type="float" office:value="-0.01277859" calcext:value-type="float">
            <text:p>-0.01277859</text:p>
          </table:table-cell>
          <table:table-cell office:value-type="float" office:value="-0.01293751" calcext:value-type="float">
            <text:p>-0.01293751</text:p>
          </table:table-cell>
          <table:table-cell office:value-type="float" office:value="-0.01405571" calcext:value-type="float">
            <text:p>-0.0140557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16995" calcext:value-type="float">
            <text:p>-0.116995</text:p>
          </table:table-cell>
          <table:table-cell office:value-type="float" office:value="0.02570603" calcext:value-type="float">
            <text:p>0.0257060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1487" calcext:value-type="float">
            <text:p>-2.37148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770.2966" calcext:value-type="float">
            <text:p>770.2966</text:p>
          </table:table-cell>
          <table:table-cell office:value-type="float" office:value="724.5329" calcext:value-type="float">
            <text:p>724.532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4.765" calcext:value-type="float">
            <text:p>1084.765</text:p>
          </table:table-cell>
          <table:table-cell office:value-type="float" office:value="0.2079334" calcext:value-type="float">
            <text:p>0.2079334</text:p>
          </table:table-cell>
          <table:table-cell office:value-type="float" office:value="0" calcext:value-type="float">
            <text:p>0</text:p>
          </table:table-cell>
          <table:table-cell office:value-type="float" office:value="0.3051319" calcext:value-type="float">
            <text:p>0.3051319</text:p>
          </table:table-cell>
          <table:table-cell office:value-type="float" office:value="0.3084418" calcext:value-type="float">
            <text:p>0.3084418</text:p>
          </table:table-cell>
          <table:table-cell office:value-type="float" office:value="0.3161592" calcext:value-type="float">
            <text:p>0.3161592</text:p>
          </table:table-cell>
          <table:table-cell office:value-type="float" office:value="0.3256889" calcext:value-type="float">
            <text:p>0.3256889</text:p>
          </table:table-cell>
          <table:table-cell office:value-type="float" office:value="0.3308211" calcext:value-type="float">
            <text:p>0.3308211</text:p>
          </table:table-cell>
          <table:table-cell office:value-type="float" office:value="0.2936172" calcext:value-type="float">
            <text:p>0.2936172</text:p>
          </table:table-cell>
          <table:table-cell office:value-type="float" office:value="0.2940058" calcext:value-type="float">
            <text:p>0.2940058</text:p>
          </table:table-cell>
          <table:table-cell office:value-type="float" office:value="0.3722666" calcext:value-type="float">
            <text:p>0.3722666</text:p>
          </table:table-cell>
          <table:table-cell office:value-type="float" office:value="0.3659783" calcext:value-type="float">
            <text:p>0.3659783</text:p>
          </table:table-cell>
          <table:table-cell office:value-type="float" office:value="0.3704123" calcext:value-type="float">
            <text:p>0.3704123</text:p>
          </table:table-cell>
          <table:table-cell office:value-type="float" office:value="0.3839141" calcext:value-type="float">
            <text:p>0.3839141</text:p>
          </table:table-cell>
          <table:table-cell office:value-type="float" office:value="0.3946925" calcext:value-type="float">
            <text:p>0.39469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39E-015" calcext:value-type="float">
            <text:p>1.9639E-15</text:p>
          </table:table-cell>
          <table:table-cell office:value-type="float" office:value="9.474931E-016" calcext:value-type="float">
            <text:p>9.474931E-16</text:p>
          </table:table-cell>
          <table:table-cell office:value-type="float" office:value="9.912687E-016" calcext:value-type="float">
            <text:p>9.912687E-16</text:p>
          </table:table-cell>
          <table:table-cell office:value-type="float" office:value="9.440268E-016" calcext:value-type="float">
            <text:p>9.440268E-16</text:p>
          </table:table-cell>
          <table:table-cell office:value-type="float" office:value="2.596919E-017" calcext:value-type="float">
            <text:p>2.59691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69559" calcext:value-type="float">
            <text:p>-0.03169559</text:p>
          </table:table-cell>
          <table:table-cell office:value-type="float" office:value="-0.02995784" calcext:value-type="float">
            <text:p>-0.02995784</text:p>
          </table:table-cell>
          <table:table-cell office:value-type="float" office:value="-0.02573122" calcext:value-type="float">
            <text:p>-0.02573122</text:p>
          </table:table-cell>
          <table:table-cell office:value-type="float" office:value="-0.0214249" calcext:value-type="float">
            <text:p>-0.0214249</text:p>
          </table:table-cell>
          <table:table-cell office:value-type="float" office:value="-0.01945954" calcext:value-type="float">
            <text:p>-0.01945954</text:p>
          </table:table-cell>
          <table:table-cell office:value-type="float" office:value="-0.01662502" calcext:value-type="float">
            <text:p>-0.01662502</text:p>
          </table:table-cell>
          <table:table-cell office:value-type="float" office:value="-0.01485389" calcext:value-type="float">
            <text:p>-0.01485389</text:p>
          </table:table-cell>
          <table:table-cell office:value-type="float" office:value="-0.01334073" calcext:value-type="float">
            <text:p>-0.01334073</text:p>
          </table:table-cell>
          <table:table-cell office:value-type="float" office:value="-0.01297316" calcext:value-type="float">
            <text:p>-0.01297316</text:p>
          </table:table-cell>
          <table:table-cell office:value-type="float" office:value="-0.01379456" calcext:value-type="float">
            <text:p>-0.0137945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3393229" calcext:value-type="float">
            <text:p>-0.03393229</text:p>
          </table:table-cell>
          <table:table-cell office:value-type="float" office:value="0.02568269" calcext:value-type="float">
            <text:p>0.02568269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2321" calcext:value-type="float">
            <text:p>-2.3723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770.2966" calcext:value-type="float">
            <text:p>770.2966</text:p>
          </table:table-cell>
          <table:table-cell office:value-type="float" office:value="724.8445" calcext:value-type="float">
            <text:p>724.844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4.435" calcext:value-type="float">
            <text:p>1084.435</text:p>
          </table:table-cell>
          <table:table-cell office:value-type="float" office:value="0.2270333" calcext:value-type="float">
            <text:p>0.2270333</text:p>
          </table:table-cell>
          <table:table-cell office:value-type="float" office:value="0" calcext:value-type="float">
            <text:p>0</text:p>
          </table:table-cell>
          <table:table-cell office:value-type="float" office:value="0.2856456" calcext:value-type="float">
            <text:p>0.2856456</text:p>
          </table:table-cell>
          <table:table-cell office:value-type="float" office:value="0.304509" calcext:value-type="float">
            <text:p>0.304509</text:p>
          </table:table-cell>
          <table:table-cell office:value-type="float" office:value="0.3157495" calcext:value-type="float">
            <text:p>0.3157495</text:p>
          </table:table-cell>
          <table:table-cell office:value-type="float" office:value="0.3238777" calcext:value-type="float">
            <text:p>0.3238777</text:p>
          </table:table-cell>
          <table:table-cell office:value-type="float" office:value="0.328974" calcext:value-type="float">
            <text:p>0.328974</text:p>
          </table:table-cell>
          <table:table-cell office:value-type="float" office:value="0.2914914" calcext:value-type="float">
            <text:p>0.2914914</text:p>
          </table:table-cell>
          <table:table-cell office:value-type="float" office:value="0.2922119" calcext:value-type="float">
            <text:p>0.2922119</text:p>
          </table:table-cell>
          <table:table-cell office:value-type="float" office:value="0.371578" calcext:value-type="float">
            <text:p>0.371578</text:p>
          </table:table-cell>
          <table:table-cell office:value-type="float" office:value="0.3658293" calcext:value-type="float">
            <text:p>0.3658293</text:p>
          </table:table-cell>
          <table:table-cell office:value-type="float" office:value="0.3707659" calcext:value-type="float">
            <text:p>0.3707659</text:p>
          </table:table-cell>
          <table:table-cell office:value-type="float" office:value="0.3841841" calcext:value-type="float">
            <text:p>0.3841841</text:p>
          </table:table-cell>
          <table:table-cell office:value-type="float" office:value="0.3947388" calcext:value-type="float">
            <text:p>0.39473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E-015" calcext:value-type="float">
            <text:p>1.964E-15</text:p>
          </table:table-cell>
          <table:table-cell office:value-type="float" office:value="9.474864E-016" calcext:value-type="float">
            <text:p>9.474864E-16</text:p>
          </table:table-cell>
          <table:table-cell office:value-type="float" office:value="9.91268E-016" calcext:value-type="float">
            <text:p>9.91268E-16</text:p>
          </table:table-cell>
          <table:table-cell office:value-type="float" office:value="9.44014E-016" calcext:value-type="float">
            <text:p>9.44014E-16</text:p>
          </table:table-cell>
          <table:table-cell office:value-type="float" office:value="2.596875E-017" calcext:value-type="float">
            <text:p>2.59687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58007" calcext:value-type="float">
            <text:p>-0.05158007</text:p>
          </table:table-cell>
          <table:table-cell office:value-type="float" office:value="-0.03226466" calcext:value-type="float">
            <text:p>-0.03226466</text:p>
          </table:table-cell>
          <table:table-cell office:value-type="float" office:value="-0.0259086" calcext:value-type="float">
            <text:p>-0.0259086</text:p>
          </table:table-cell>
          <table:table-cell office:value-type="float" office:value="-0.02217298" calcext:value-type="float">
            <text:p>-0.02217298</text:p>
          </table:table-cell>
          <table:table-cell office:value-type="float" office:value="-0.02014631" calcext:value-type="float">
            <text:p>-0.02014631</text:p>
          </table:table-cell>
          <table:table-cell office:value-type="float" office:value="-0.01755876" calcext:value-type="float">
            <text:p>-0.01755876</text:p>
          </table:table-cell>
          <table:table-cell office:value-type="float" office:value="-0.01564609" calcext:value-type="float">
            <text:p>-0.01564609</text:p>
          </table:table-cell>
          <table:table-cell office:value-type="float" office:value="-0.01388561" calcext:value-type="float">
            <text:p>-0.01388561</text:p>
          </table:table-cell>
          <table:table-cell office:value-type="float" office:value="-0.01306104" calcext:value-type="float">
            <text:p>-0.01306104</text:p>
          </table:table-cell>
          <table:table-cell office:value-type="float" office:value="-0.01357085" calcext:value-type="float">
            <text:p>-0.0135708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7188436" calcext:value-type="float">
            <text:p>-0.07188436</text:p>
          </table:table-cell>
          <table:table-cell office:value-type="float" office:value="0.02568387" calcext:value-type="float">
            <text:p>0.02568387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3042" calcext:value-type="float">
            <text:p>-2.3730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770.6967" calcext:value-type="float">
            <text:p>770.6967</text:p>
          </table:table-cell>
          <table:table-cell office:value-type="float" office:value="725.1211" calcext:value-type="float">
            <text:p>725.1211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4.037" calcext:value-type="float">
            <text:p>1084.037</text:p>
          </table:table-cell>
          <table:table-cell office:value-type="float" office:value="0.7487929" calcext:value-type="float">
            <text:p>0.7487929</text:p>
          </table:table-cell>
          <table:table-cell office:value-type="float" office:value="1.994601" calcext:value-type="float">
            <text:p>1.994601</text:p>
          </table:table-cell>
          <table:table-cell office:value-type="float" office:value="0.2687209" calcext:value-type="float">
            <text:p>0.2687209</text:p>
          </table:table-cell>
          <table:table-cell office:value-type="float" office:value="0.2948629" calcext:value-type="float">
            <text:p>0.2948629</text:p>
          </table:table-cell>
          <table:table-cell office:value-type="float" office:value="0.3113859" calcext:value-type="float">
            <text:p>0.3113859</text:p>
          </table:table-cell>
          <table:table-cell office:value-type="float" office:value="0.3218964" calcext:value-type="float">
            <text:p>0.3218964</text:p>
          </table:table-cell>
          <table:table-cell office:value-type="float" office:value="0.3275298" calcext:value-type="float">
            <text:p>0.3275298</text:p>
          </table:table-cell>
          <table:table-cell office:value-type="float" office:value="0.2911946" calcext:value-type="float">
            <text:p>0.2911946</text:p>
          </table:table-cell>
          <table:table-cell office:value-type="float" office:value="0.2941796" calcext:value-type="float">
            <text:p>0.2941796</text:p>
          </table:table-cell>
          <table:table-cell office:value-type="float" office:value="0.3715377" calcext:value-type="float">
            <text:p>0.3715377</text:p>
          </table:table-cell>
          <table:table-cell office:value-type="float" office:value="0.3656856" calcext:value-type="float">
            <text:p>0.3656856</text:p>
          </table:table-cell>
          <table:table-cell office:value-type="float" office:value="0.3710727" calcext:value-type="float">
            <text:p>0.3710727</text:p>
          </table:table-cell>
          <table:table-cell office:value-type="float" office:value="0.3844394" calcext:value-type="float">
            <text:p>0.3844394</text:p>
          </table:table-cell>
          <table:table-cell office:value-type="float" office:value="0.3947925" calcext:value-type="float">
            <text:p>0.39479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087E-015" calcext:value-type="float">
            <text:p>1.964087E-15</text:p>
          </table:table-cell>
          <table:table-cell office:value-type="float" office:value="9.474803E-016" calcext:value-type="float">
            <text:p>9.474803E-16</text:p>
          </table:table-cell>
          <table:table-cell office:value-type="float" office:value="9.912671E-016" calcext:value-type="float">
            <text:p>9.912671E-16</text:p>
          </table:table-cell>
          <table:table-cell office:value-type="float" office:value="9.44002E-016" calcext:value-type="float">
            <text:p>9.44002E-16</text:p>
          </table:table-cell>
          <table:table-cell office:value-type="float" office:value="2.596836E-017" calcext:value-type="float">
            <text:p>2.596836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264328" calcext:value-type="float">
            <text:p>-0.08264328</text:p>
          </table:table-cell>
          <table:table-cell office:value-type="float" office:value="-0.04121104" calcext:value-type="float">
            <text:p>-0.04121104</text:p>
          </table:table-cell>
          <table:table-cell office:value-type="float" office:value="-0.02819527" calcext:value-type="float">
            <text:p>-0.02819527</text:p>
          </table:table-cell>
          <table:table-cell office:value-type="float" office:value="-0.02302255" calcext:value-type="float">
            <text:p>-0.02302255</text:p>
          </table:table-cell>
          <table:table-cell office:value-type="float" office:value="-0.0206976" calcext:value-type="float">
            <text:p>-0.0206976</text:p>
          </table:table-cell>
          <table:table-cell office:value-type="float" office:value="-0.01769628" calcext:value-type="float">
            <text:p>-0.01769628</text:p>
          </table:table-cell>
          <table:table-cell office:value-type="float" office:value="-0.01481881" calcext:value-type="float">
            <text:p>-0.01481881</text:p>
          </table:table-cell>
          <table:table-cell office:value-type="float" office:value="-0.01392177" calcext:value-type="float">
            <text:p>-0.01392177</text:p>
          </table:table-cell>
          <table:table-cell office:value-type="float" office:value="-0.01314693" calcext:value-type="float">
            <text:p>-0.01314693</text:p>
          </table:table-cell>
          <table:table-cell office:value-type="float" office:value="-0.01337986" calcext:value-type="float">
            <text:p>-0.0133798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396829" calcext:value-type="float">
            <text:p>-0.1396829</text:p>
          </table:table-cell>
          <table:table-cell office:value-type="float" office:value="0.02568964" calcext:value-type="float">
            <text:p>0.0256896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3646" calcext:value-type="float">
            <text:p>-2.37364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771.3967" calcext:value-type="float">
            <text:p>771.3967</text:p>
          </table:table-cell>
          <table:table-cell office:value-type="float" office:value="725.2806" calcext:value-type="float">
            <text:p>725.280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4.129" calcext:value-type="float">
            <text:p>1084.129</text:p>
          </table:table-cell>
          <table:table-cell office:value-type="float" office:value="1.197803" calcext:value-type="float">
            <text:p>1.197803</text:p>
          </table:table-cell>
          <table:table-cell office:value-type="float" office:value="0" calcext:value-type="float">
            <text:p>0</text:p>
          </table:table-cell>
          <table:table-cell office:value-type="float" office:value="0.3099093" calcext:value-type="float">
            <text:p>0.3099093</text:p>
          </table:table-cell>
          <table:table-cell office:value-type="float" office:value="0.3048884" calcext:value-type="float">
            <text:p>0.3048884</text:p>
          </table:table-cell>
          <table:table-cell office:value-type="float" office:value="0.3102425" calcext:value-type="float">
            <text:p>0.3102425</text:p>
          </table:table-cell>
          <table:table-cell office:value-type="float" office:value="0.3202436" calcext:value-type="float">
            <text:p>0.3202436</text:p>
          </table:table-cell>
          <table:table-cell office:value-type="float" office:value="0.3265523" calcext:value-type="float">
            <text:p>0.3265523</text:p>
          </table:table-cell>
          <table:table-cell office:value-type="float" office:value="0.2917428" calcext:value-type="float">
            <text:p>0.2917428</text:p>
          </table:table-cell>
          <table:table-cell office:value-type="float" office:value="0.2956876" calcext:value-type="float">
            <text:p>0.2956876</text:p>
          </table:table-cell>
          <table:table-cell office:value-type="float" office:value="0.371966" calcext:value-type="float">
            <text:p>0.371966</text:p>
          </table:table-cell>
          <table:table-cell office:value-type="float" office:value="0.3656205" calcext:value-type="float">
            <text:p>0.3656205</text:p>
          </table:table-cell>
          <table:table-cell office:value-type="float" office:value="0.3713422" calcext:value-type="float">
            <text:p>0.3713422</text:p>
          </table:table-cell>
          <table:table-cell office:value-type="float" office:value="0.3846793" calcext:value-type="float">
            <text:p>0.3846793</text:p>
          </table:table-cell>
          <table:table-cell office:value-type="float" office:value="0.3948512" calcext:value-type="float">
            <text:p>0.394851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64174E-015" calcext:value-type="float">
            <text:p>1.964174E-15</text:p>
          </table:table-cell>
          <table:table-cell office:value-type="float" office:value="9.474753E-016" calcext:value-type="float">
            <text:p>9.474753E-16</text:p>
          </table:table-cell>
          <table:table-cell office:value-type="float" office:value="9.912643E-016" calcext:value-type="float">
            <text:p>9.912643E-16</text:p>
          </table:table-cell>
          <table:table-cell office:value-type="float" office:value="9.43992E-016" calcext:value-type="float">
            <text:p>9.43992E-16</text:p>
          </table:table-cell>
          <table:table-cell office:value-type="float" office:value="2.596794E-017" calcext:value-type="float">
            <text:p>2.596794E-17</text:p>
          </table:table-cell>
          <table:table-cell office:value-type="float" office:value="4.874157E-018" calcext:value-type="float">
            <text:p>4.874157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02905" calcext:value-type="float">
            <text:p>-0.02902905</text:p>
          </table:table-cell>
          <table:table-cell office:value-type="float" office:value="-0.0322328" calcext:value-type="float">
            <text:p>-0.0322328</text:p>
          </table:table-cell>
          <table:table-cell office:value-type="float" office:value="-0.02890795" calcext:value-type="float">
            <text:p>-0.02890795</text:p>
          </table:table-cell>
          <table:table-cell office:value-type="float" office:value="-0.02376955" calcext:value-type="float">
            <text:p>-0.02376955</text:p>
          </table:table-cell>
          <table:table-cell office:value-type="float" office:value="-0.02108382" calcext:value-type="float">
            <text:p>-0.02108382</text:p>
          </table:table-cell>
          <table:table-cell office:value-type="float" office:value="-0.01744793" calcext:value-type="float">
            <text:p>-0.01744793</text:p>
          </table:table-cell>
          <table:table-cell office:value-type="float" office:value="-0.01413918" calcext:value-type="float">
            <text:p>-0.01413918</text:p>
          </table:table-cell>
          <table:table-cell office:value-type="float" office:value="-0.01358001" calcext:value-type="float">
            <text:p>-0.01358001</text:p>
          </table:table-cell>
          <table:table-cell office:value-type="float" office:value="-0.01318661" calcext:value-type="float">
            <text:p>-0.01318661</text:p>
          </table:table-cell>
          <table:table-cell office:value-type="float" office:value="-0.01321443" calcext:value-type="float">
            <text:p>-0.0132144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283608" calcext:value-type="float">
            <text:p>-0.0283608</text:p>
          </table:table-cell>
          <table:table-cell office:value-type="float" office:value="0.02560895" calcext:value-type="float">
            <text:p>0.0256089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4135" calcext:value-type="float">
            <text:p>-2.3741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771.3967" calcext:value-type="float">
            <text:p>771.3967</text:p>
          </table:table-cell>
          <table:table-cell office:value-type="float" office:value="726.8133" calcext:value-type="float">
            <text:p>726.8133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2.596" calcext:value-type="float">
            <text:p>1082.596</text:p>
          </table:table-cell>
          <table:table-cell office:value-type="float" office:value="1.197803" calcext:value-type="float">
            <text:p>1.197803</text:p>
          </table:table-cell>
          <table:table-cell office:value-type="float" office:value="0" calcext:value-type="float">
            <text:p>0</text:p>
          </table:table-cell>
          <table:table-cell office:value-type="float" office:value="0.2821877" calcext:value-type="float">
            <text:p>0.2821877</text:p>
          </table:table-cell>
          <table:table-cell office:value-type="float" office:value="0.2974474" calcext:value-type="float">
            <text:p>0.2974474</text:p>
          </table:table-cell>
          <table:table-cell office:value-type="float" office:value="0.3117369" calcext:value-type="float">
            <text:p>0.3117369</text:p>
          </table:table-cell>
          <table:table-cell office:value-type="float" office:value="0.3204493" calcext:value-type="float">
            <text:p>0.3204493</text:p>
          </table:table-cell>
          <table:table-cell office:value-type="float" office:value="0.325362" calcext:value-type="float">
            <text:p>0.325362</text:p>
          </table:table-cell>
          <table:table-cell office:value-type="float" office:value="0.2899791" calcext:value-type="float">
            <text:p>0.2899791</text:p>
          </table:table-cell>
          <table:table-cell office:value-type="float" office:value="0.2918771" calcext:value-type="float">
            <text:p>0.2918771</text:p>
          </table:table-cell>
          <table:table-cell office:value-type="float" office:value="0.3714162" calcext:value-type="float">
            <text:p>0.3714162</text:p>
          </table:table-cell>
          <table:table-cell office:value-type="float" office:value="0.3655798" calcext:value-type="float">
            <text:p>0.3655798</text:p>
          </table:table-cell>
          <table:table-cell office:value-type="float" office:value="0.3715839" calcext:value-type="float">
            <text:p>0.3715839</text:p>
          </table:table-cell>
          <table:table-cell office:value-type="float" office:value="0.3849039" calcext:value-type="float">
            <text:p>0.3849039</text:p>
          </table:table-cell>
          <table:table-cell office:value-type="float" office:value="0.3949112" calcext:value-type="float">
            <text:p>0.39491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286E-015" calcext:value-type="float">
            <text:p>1.964286E-15</text:p>
          </table:table-cell>
          <table:table-cell office:value-type="float" office:value="9.47466E-016" calcext:value-type="float">
            <text:p>9.47466E-16</text:p>
          </table:table-cell>
          <table:table-cell office:value-type="float" office:value="9.912607E-016" calcext:value-type="float">
            <text:p>9.912607E-16</text:p>
          </table:table-cell>
          <table:table-cell office:value-type="float" office:value="9.439798E-016" calcext:value-type="float">
            <text:p>9.439798E-16</text:p>
          </table:table-cell>
          <table:table-cell office:value-type="float" office:value="2.596749E-017" calcext:value-type="float">
            <text:p>2.59674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840989" calcext:value-type="float">
            <text:p>-0.05840989</text:p>
          </table:table-cell>
          <table:table-cell office:value-type="float" office:value="-0.03854876" calcext:value-type="float">
            <text:p>-0.03854876</text:p>
          </table:table-cell>
          <table:table-cell office:value-type="float" office:value="-0.02800878" calcext:value-type="float">
            <text:p>-0.02800878</text:p>
          </table:table-cell>
          <table:table-cell office:value-type="float" office:value="-0.02367194" calcext:value-type="float">
            <text:p>-0.02367194</text:p>
          </table:table-cell>
          <table:table-cell office:value-type="float" office:value="-0.02155925" calcext:value-type="float">
            <text:p>-0.02155925</text:p>
          </table:table-cell>
          <table:table-cell office:value-type="float" office:value="-0.01825678" calcext:value-type="float">
            <text:p>-0.01825678</text:p>
          </table:table-cell>
          <table:table-cell office:value-type="float" office:value="-0.01578438" calcext:value-type="float">
            <text:p>-0.01578438</text:p>
          </table:table-cell>
          <table:table-cell office:value-type="float" office:value="-0.0140168" calcext:value-type="float">
            <text:p>-0.0140168</text:p>
          </table:table-cell>
          <table:table-cell office:value-type="float" office:value="-0.01321067" calcext:value-type="float">
            <text:p>-0.01321067</text:p>
          </table:table-cell>
          <table:table-cell office:value-type="float" office:value="-0.01306794" calcext:value-type="float">
            <text:p>-0.0130679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6655881" calcext:value-type="float">
            <text:p>-0.06655881</text:p>
          </table:table-cell>
          <table:table-cell office:value-type="float" office:value="0.02549515" calcext:value-type="float">
            <text:p>0.0254951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4491" calcext:value-type="float">
            <text:p>-2.3744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777.8965" calcext:value-type="float">
            <text:p>777.8965</text:p>
          </table:table-cell>
          <table:table-cell office:value-type="float" office:value="726.9423" calcext:value-type="float">
            <text:p>726.9423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808" calcext:value-type="float">
            <text:p>1088.808</text:p>
          </table:table-cell>
          <table:table-cell office:value-type="float" office:value="1.356848" calcext:value-type="float">
            <text:p>1.356848</text:p>
          </table:table-cell>
          <table:table-cell office:value-type="float" office:value="0" calcext:value-type="float">
            <text:p>0</text:p>
          </table:table-cell>
          <table:table-cell office:value-type="float" office:value="0.3636766" calcext:value-type="float">
            <text:p>0.3636766</text:p>
          </table:table-cell>
          <table:table-cell office:value-type="float" office:value="0.3646683" calcext:value-type="float">
            <text:p>0.3646683</text:p>
          </table:table-cell>
          <table:table-cell office:value-type="float" office:value="0.3405386" calcext:value-type="float">
            <text:p>0.3405386</text:p>
          </table:table-cell>
          <table:table-cell office:value-type="float" office:value="0.3252121" calcext:value-type="float">
            <text:p>0.3252121</text:p>
          </table:table-cell>
          <table:table-cell office:value-type="float" office:value="0.3255234" calcext:value-type="float">
            <text:p>0.3255234</text:p>
          </table:table-cell>
          <table:table-cell office:value-type="float" office:value="0.2884696" calcext:value-type="float">
            <text:p>0.2884696</text:p>
          </table:table-cell>
          <table:table-cell office:value-type="float" office:value="0.2903875" calcext:value-type="float">
            <text:p>0.2903875</text:p>
          </table:table-cell>
          <table:table-cell office:value-type="float" office:value="0.370746" calcext:value-type="float">
            <text:p>0.370746</text:p>
          </table:table-cell>
          <table:table-cell office:value-type="float" office:value="0.3654635" calcext:value-type="float">
            <text:p>0.3654635</text:p>
          </table:table-cell>
          <table:table-cell office:value-type="float" office:value="0.3717984" calcext:value-type="float">
            <text:p>0.3717984</text:p>
          </table:table-cell>
          <table:table-cell office:value-type="float" office:value="0.3851138" calcext:value-type="float">
            <text:p>0.3851138</text:p>
          </table:table-cell>
          <table:table-cell office:value-type="float" office:value="0.3949743" calcext:value-type="float">
            <text:p>0.39497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388E-015" calcext:value-type="float">
            <text:p>1.964388E-15</text:p>
          </table:table-cell>
          <table:table-cell office:value-type="float" office:value="9.474595E-016" calcext:value-type="float">
            <text:p>9.474595E-16</text:p>
          </table:table-cell>
          <table:table-cell office:value-type="float" office:value="9.912597E-016" calcext:value-type="float">
            <text:p>9.912597E-16</text:p>
          </table:table-cell>
          <table:table-cell office:value-type="float" office:value="9.43967E-016" calcext:value-type="float">
            <text:p>9.43967E-16</text:p>
          </table:table-cell>
          <table:table-cell office:value-type="float" office:value="2.596709E-017" calcext:value-type="float">
            <text:p>2.59670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59578" calcext:value-type="float">
            <text:p>-0.01059578</text:p>
          </table:table-cell>
          <table:table-cell office:value-type="float" office:value="-0.0105339" calcext:value-type="float">
            <text:p>-0.0105339</text:p>
          </table:table-cell>
          <table:table-cell office:value-type="float" office:value="-0.01644379" calcext:value-type="float">
            <text:p>-0.01644379</text:p>
          </table:table-cell>
          <table:table-cell office:value-type="float" office:value="-0.02176576" calcext:value-type="float">
            <text:p>-0.02176576</text:p>
          </table:table-cell>
          <table:table-cell office:value-type="float" office:value="-0.02154335" calcext:value-type="float">
            <text:p>-0.02154335</text:p>
          </table:table-cell>
          <table:table-cell office:value-type="float" office:value="-0.01898911" calcext:value-type="float">
            <text:p>-0.01898911</text:p>
          </table:table-cell>
          <table:table-cell office:value-type="float" office:value="-0.01649201" calcext:value-type="float">
            <text:p>-0.01649201</text:p>
          </table:table-cell>
          <table:table-cell office:value-type="float" office:value="-0.01457573" calcext:value-type="float">
            <text:p>-0.01457573</text:p>
          </table:table-cell>
          <table:table-cell office:value-type="float" office:value="-0.01328029" calcext:value-type="float">
            <text:p>-0.01328029</text:p>
          </table:table-cell>
          <table:table-cell office:value-type="float" office:value="-0.01293942" calcext:value-type="float">
            <text:p>-0.0129394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109845" calcext:value-type="float">
            <text:p>-0.0109845</text:p>
          </table:table-cell>
          <table:table-cell office:value-type="float" office:value="0.02546585" calcext:value-type="float">
            <text:p>0.0254658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4741" calcext:value-type="float">
            <text:p>-2.3747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777.8965" calcext:value-type="float">
            <text:p>777.8965</text:p>
          </table:table-cell>
          <table:table-cell office:value-type="float" office:value="727.0717" calcext:value-type="float">
            <text:p>727.071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346" calcext:value-type="float">
            <text:p>1088.346</text:p>
          </table:table-cell>
          <table:table-cell office:value-type="float" office:value="1.689795" calcext:value-type="float">
            <text:p>1.689795</text:p>
          </table:table-cell>
          <table:table-cell office:value-type="float" office:value="0" calcext:value-type="float">
            <text:p>0</text:p>
          </table:table-cell>
          <table:table-cell office:value-type="float" office:value="0.3396926" calcext:value-type="float">
            <text:p>0.3396926</text:p>
          </table:table-cell>
          <table:table-cell office:value-type="float" office:value="0.3393991" calcext:value-type="float">
            <text:p>0.3393991</text:p>
          </table:table-cell>
          <table:table-cell office:value-type="float" office:value="0.3385473" calcext:value-type="float">
            <text:p>0.3385473</text:p>
          </table:table-cell>
          <table:table-cell office:value-type="float" office:value="0.3369996" calcext:value-type="float">
            <text:p>0.3369996</text:p>
          </table:table-cell>
          <table:table-cell office:value-type="float" office:value="0.3363512" calcext:value-type="float">
            <text:p>0.3363512</text:p>
          </table:table-cell>
          <table:table-cell office:value-type="float" office:value="0.2910716" calcext:value-type="float">
            <text:p>0.2910716</text:p>
          </table:table-cell>
          <table:table-cell office:value-type="float" office:value="0.2915679" calcext:value-type="float">
            <text:p>0.2915679</text:p>
          </table:table-cell>
          <table:table-cell office:value-type="float" office:value="0.3706595" calcext:value-type="float">
            <text:p>0.3706595</text:p>
          </table:table-cell>
          <table:table-cell office:value-type="float" office:value="0.3653293" calcext:value-type="float">
            <text:p>0.3653293</text:p>
          </table:table-cell>
          <table:table-cell office:value-type="float" office:value="0.371985" calcext:value-type="float">
            <text:p>0.371985</text:p>
          </table:table-cell>
          <table:table-cell office:value-type="float" office:value="0.3853094" calcext:value-type="float">
            <text:p>0.3853094</text:p>
          </table:table-cell>
          <table:table-cell office:value-type="float" office:value="0.3950402" calcext:value-type="float">
            <text:p>0.39504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48E-015" calcext:value-type="float">
            <text:p>1.96448E-15</text:p>
          </table:table-cell>
          <table:table-cell office:value-type="float" office:value="9.474519E-016" calcext:value-type="float">
            <text:p>9.474519E-16</text:p>
          </table:table-cell>
          <table:table-cell office:value-type="float" office:value="9.912574E-016" calcext:value-type="float">
            <text:p>9.912574E-16</text:p>
          </table:table-cell>
          <table:table-cell office:value-type="float" office:value="9.439565E-016" calcext:value-type="float">
            <text:p>9.439565E-16</text:p>
          </table:table-cell>
          <table:table-cell office:value-type="float" office:value="2.596665E-017" calcext:value-type="float">
            <text:p>2.59666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53361" calcext:value-type="float">
            <text:p>-0.01653361</text:p>
          </table:table-cell>
          <table:table-cell office:value-type="float" office:value="-0.01663" calcext:value-type="float">
            <text:p>-0.01663</text:p>
          </table:table-cell>
          <table:table-cell office:value-type="float" office:value="-0.01689506" calcext:value-type="float">
            <text:p>-0.01689506</text:p>
          </table:table-cell>
          <table:table-cell office:value-type="float" office:value="-0.01739254" calcext:value-type="float">
            <text:p>-0.01739254</text:p>
          </table:table-cell>
          <table:table-cell office:value-type="float" office:value="-0.01760352" calcext:value-type="float">
            <text:p>-0.01760352</text:p>
          </table:table-cell>
          <table:table-cell office:value-type="float" office:value="-0.01777113" calcext:value-type="float">
            <text:p>-0.01777113</text:p>
          </table:table-cell>
          <table:table-cell office:value-type="float" office:value="-0.01592417" calcext:value-type="float">
            <text:p>-0.01592417</text:p>
          </table:table-cell>
          <table:table-cell office:value-type="float" office:value="-0.01465216" calcext:value-type="float">
            <text:p>-0.01465216</text:p>
          </table:table-cell>
          <table:table-cell office:value-type="float" office:value="-0.01336187" calcext:value-type="float">
            <text:p>-0.01336187</text:p>
          </table:table-cell>
          <table:table-cell office:value-type="float" office:value="-0.01282859" calcext:value-type="float">
            <text:p>-0.01282859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1658972" calcext:value-type="float">
            <text:p>-0.01658972</text:p>
          </table:table-cell>
          <table:table-cell office:value-type="float" office:value="0.0253974" calcext:value-type="float">
            <text:p>0.025397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4901" calcext:value-type="float">
            <text:p>-2.3749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778.3964" calcext:value-type="float">
            <text:p>778.3964</text:p>
          </table:table-cell>
          <table:table-cell office:value-type="float" office:value="727.0938" calcext:value-type="float">
            <text:p>727.093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824" calcext:value-type="float">
            <text:p>1088.824</text:p>
          </table:table-cell>
          <table:table-cell office:value-type="float" office:value="1.690337" calcext:value-type="float">
            <text:p>1.690337</text:p>
          </table:table-cell>
          <table:table-cell office:value-type="float" office:value="0" calcext:value-type="float">
            <text:p>0</text:p>
          </table:table-cell>
          <table:table-cell office:value-type="float" office:value="0.3461608" calcext:value-type="float">
            <text:p>0.3461608</text:p>
          </table:table-cell>
          <table:table-cell office:value-type="float" office:value="0.339227" calcext:value-type="float">
            <text:p>0.339227</text:p>
          </table:table-cell>
          <table:table-cell office:value-type="float" office:value="0.3388093" calcext:value-type="float">
            <text:p>0.3388093</text:p>
          </table:table-cell>
          <table:table-cell office:value-type="float" office:value="0.3388882" calcext:value-type="float">
            <text:p>0.3388882</text:p>
          </table:table-cell>
          <table:table-cell office:value-type="float" office:value="0.3390394" calcext:value-type="float">
            <text:p>0.3390394</text:p>
          </table:table-cell>
          <table:table-cell office:value-type="float" office:value="0.2929742" calcext:value-type="float">
            <text:p>0.2929742</text:p>
          </table:table-cell>
          <table:table-cell office:value-type="float" office:value="0.2908442" calcext:value-type="float">
            <text:p>0.2908442</text:p>
          </table:table-cell>
          <table:table-cell office:value-type="float" office:value="0.3703247" calcext:value-type="float">
            <text:p>0.3703247</text:p>
          </table:table-cell>
          <table:table-cell office:value-type="float" office:value="0.3651975" calcext:value-type="float">
            <text:p>0.3651975</text:p>
          </table:table-cell>
          <table:table-cell office:value-type="float" office:value="0.3721476" calcext:value-type="float">
            <text:p>0.3721476</text:p>
          </table:table-cell>
          <table:table-cell office:value-type="float" office:value="0.3854914" calcext:value-type="float">
            <text:p>0.3854914</text:p>
          </table:table-cell>
          <table:table-cell office:value-type="float" office:value="0.3951079" calcext:value-type="float">
            <text:p>0.39510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574E-015" calcext:value-type="float">
            <text:p>1.964574E-15</text:p>
          </table:table-cell>
          <table:table-cell office:value-type="float" office:value="9.474438E-016" calcext:value-type="float">
            <text:p>9.474438E-16</text:p>
          </table:table-cell>
          <table:table-cell office:value-type="float" office:value="9.912552E-016" calcext:value-type="float">
            <text:p>9.912552E-16</text:p>
          </table:table-cell>
          <table:table-cell office:value-type="float" office:value="9.439457E-016" calcext:value-type="float">
            <text:p>9.439457E-16</text:p>
          </table:table-cell>
          <table:table-cell office:value-type="float" office:value="2.596617E-017" calcext:value-type="float">
            <text:p>2.59661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24883" calcext:value-type="float">
            <text:p>-0.01524883</text:p>
          </table:table-cell>
          <table:table-cell office:value-type="float" office:value="-0.01678902" calcext:value-type="float">
            <text:p>-0.01678902</text:p>
          </table:table-cell>
          <table:table-cell office:value-type="float" office:value="-0.01682307" calcext:value-type="float">
            <text:p>-0.01682307</text:p>
          </table:table-cell>
          <table:table-cell office:value-type="float" office:value="-0.0167991" calcext:value-type="float">
            <text:p>-0.0167991</text:p>
          </table:table-cell>
          <table:table-cell office:value-type="float" office:value="-0.01675376" calcext:value-type="float">
            <text:p>-0.01675376</text:p>
          </table:table-cell>
          <table:table-cell office:value-type="float" office:value="-0.01691767" calcext:value-type="float">
            <text:p>-0.01691767</text:p>
          </table:table-cell>
          <table:table-cell office:value-type="float" office:value="-0.01627115" calcext:value-type="float">
            <text:p>-0.01627115</text:p>
          </table:table-cell>
          <table:table-cell office:value-type="float" office:value="-0.01494151" calcext:value-type="float">
            <text:p>-0.01494151</text:p>
          </table:table-cell>
          <table:table-cell office:value-type="float" office:value="-0.01344217" calcext:value-type="float">
            <text:p>-0.01344217</text:p>
          </table:table-cell>
          <table:table-cell office:value-type="float" office:value="-0.01273293" calcext:value-type="float">
            <text:p>-0.0127329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1432844" calcext:value-type="float">
            <text:p>-0.01432844</text:p>
          </table:table-cell>
          <table:table-cell office:value-type="float" office:value="0.02533495" calcext:value-type="float">
            <text:p>0.02533495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74969" calcext:value-type="float">
            <text:p>-2.37496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787.3962" calcext:value-type="float">
            <text:p>787.3962</text:p>
          </table:table-cell>
          <table:table-cell office:value-type="float" office:value="727.3325" calcext:value-type="float">
            <text:p>727.332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7.361" calcext:value-type="float">
            <text:p>1097.361</text:p>
          </table:table-cell>
          <table:table-cell office:value-type="float" office:value="1.915051" calcext:value-type="float">
            <text:p>1.915051</text:p>
          </table:table-cell>
          <table:table-cell office:value-type="float" office:value="0" calcext:value-type="float">
            <text:p>0</text:p>
          </table:table-cell>
          <table:table-cell office:value-type="float" office:value="0.3269977" calcext:value-type="float">
            <text:p>0.3269977</text:p>
          </table:table-cell>
          <table:table-cell office:value-type="float" office:value="0.3597002" calcext:value-type="float">
            <text:p>0.3597002</text:p>
          </table:table-cell>
          <table:table-cell office:value-type="float" office:value="0.3747019" calcext:value-type="float">
            <text:p>0.3747019</text:p>
          </table:table-cell>
          <table:table-cell office:value-type="float" office:value="0.3785087" calcext:value-type="float">
            <text:p>0.3785087</text:p>
          </table:table-cell>
          <table:table-cell office:value-type="float" office:value="0.3777016" calcext:value-type="float">
            <text:p>0.3777016</text:p>
          </table:table-cell>
          <table:table-cell office:value-type="float" office:value="0.3021599" calcext:value-type="float">
            <text:p>0.3021599</text:p>
          </table:table-cell>
          <table:table-cell office:value-type="float" office:value="0.3119413" calcext:value-type="float">
            <text:p>0.3119413</text:p>
          </table:table-cell>
          <table:table-cell office:value-type="float" office:value="0.3705592" calcext:value-type="float">
            <text:p>0.3705592</text:p>
          </table:table-cell>
          <table:table-cell office:value-type="float" office:value="0.3650635" calcext:value-type="float">
            <text:p>0.3650635</text:p>
          </table:table-cell>
          <table:table-cell office:value-type="float" office:value="0.3722879" calcext:value-type="float">
            <text:p>0.3722879</text:p>
          </table:table-cell>
          <table:table-cell office:value-type="float" office:value="0.3856602" calcext:value-type="float">
            <text:p>0.3856602</text:p>
          </table:table-cell>
          <table:table-cell office:value-type="float" office:value="0.3951761" calcext:value-type="float">
            <text:p>0.39517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663E-015" calcext:value-type="float">
            <text:p>1.964663E-15</text:p>
          </table:table-cell>
          <table:table-cell office:value-type="float" office:value="9.47437E-016" calcext:value-type="float">
            <text:p>9.47437E-16</text:p>
          </table:table-cell>
          <table:table-cell office:value-type="float" office:value="9.912507E-016" calcext:value-type="float">
            <text:p>9.912507E-16</text:p>
          </table:table-cell>
          <table:table-cell office:value-type="float" office:value="9.439378E-016" calcext:value-type="float">
            <text:p>9.439378E-16</text:p>
          </table:table-cell>
          <table:table-cell office:value-type="float" office:value="2.596573E-017" calcext:value-type="float">
            <text:p>2.596573E-17</text:p>
          </table:table-cell>
          <table:table-cell office:value-type="float" office:value="4.874157E-018" calcext:value-type="float">
            <text:p>4.874157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80786" calcext:value-type="float">
            <text:p>-0.01980786</text:p>
          </table:table-cell>
          <table:table-cell office:value-type="float" office:value="-0.01144355" calcext:value-type="float">
            <text:p>-0.01144355</text:p>
          </table:table-cell>
          <table:table-cell office:value-type="float" office:value="-0.008972152" calcext:value-type="float">
            <text:p>-0.008972152</text:p>
          </table:table-cell>
          <table:table-cell office:value-type="float" office:value="-0.00848375" calcext:value-type="float">
            <text:p>-0.00848375</text:p>
          </table:table-cell>
          <table:table-cell office:value-type="float" office:value="-0.008608814" calcext:value-type="float">
            <text:p>-0.008608814</text:p>
          </table:table-cell>
          <table:table-cell office:value-type="float" office:value="-0.01352256" calcext:value-type="float">
            <text:p>-0.01352256</text:p>
          </table:table-cell>
          <table:table-cell office:value-type="float" office:value="-0.009310257" calcext:value-type="float">
            <text:p>-0.009310257</text:p>
          </table:table-cell>
          <table:table-cell office:value-type="float" office:value="-0.01477697" calcext:value-type="float">
            <text:p>-0.01477697</text:p>
          </table:table-cell>
          <table:table-cell office:value-type="float" office:value="-0.01352499" calcext:value-type="float">
            <text:p>-0.01352499</text:p>
          </table:table-cell>
          <table:table-cell office:value-type="float" office:value="-0.0126509" calcext:value-type="float">
            <text:p>-0.0126509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2849652" calcext:value-type="float">
            <text:p>-0.02849652</text:p>
          </table:table-cell>
          <table:table-cell office:value-type="float" office:value="0.02543612" calcext:value-type="float">
            <text:p>0.02543612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4956" calcext:value-type="float">
            <text:p>-2.3749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787.3962" calcext:value-type="float">
            <text:p>787.3962</text:p>
          </table:table-cell>
          <table:table-cell office:value-type="float" office:value="727.8555" calcext:value-type="float">
            <text:p>727.855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6.188" calcext:value-type="float">
            <text:p>1096.188</text:p>
          </table:table-cell>
          <table:table-cell office:value-type="float" office:value="2.565228" calcext:value-type="float">
            <text:p>2.565228</text:p>
          </table:table-cell>
          <table:table-cell office:value-type="float" office:value="0" calcext:value-type="float">
            <text:p>0</text:p>
          </table:table-cell>
          <table:table-cell office:value-type="float" office:value="0.2625126" calcext:value-type="float">
            <text:p>0.2625126</text:p>
          </table:table-cell>
          <table:table-cell office:value-type="float" office:value="0.3319462" calcext:value-type="float">
            <text:p>0.3319462</text:p>
          </table:table-cell>
          <table:table-cell office:value-type="float" office:value="0.3492789" calcext:value-type="float">
            <text:p>0.3492789</text:p>
          </table:table-cell>
          <table:table-cell office:value-type="float" office:value="0.359107" calcext:value-type="float">
            <text:p>0.359107</text:p>
          </table:table-cell>
          <table:table-cell office:value-type="float" office:value="0.3640215" calcext:value-type="float">
            <text:p>0.3640215</text:p>
          </table:table-cell>
          <table:table-cell office:value-type="float" office:value="0.3164062" calcext:value-type="float">
            <text:p>0.3164062</text:p>
          </table:table-cell>
          <table:table-cell office:value-type="float" office:value="0.3203465" calcext:value-type="float">
            <text:p>0.3203465</text:p>
          </table:table-cell>
          <table:table-cell office:value-type="float" office:value="0.3749704" calcext:value-type="float">
            <text:p>0.3749704</text:p>
          </table:table-cell>
          <table:table-cell office:value-type="float" office:value="0.3654444" calcext:value-type="float">
            <text:p>0.3654444</text:p>
          </table:table-cell>
          <table:table-cell office:value-type="float" office:value="0.3724218" calcext:value-type="float">
            <text:p>0.3724218</text:p>
          </table:table-cell>
          <table:table-cell office:value-type="float" office:value="0.3858167" calcext:value-type="float">
            <text:p>0.3858167</text:p>
          </table:table-cell>
          <table:table-cell office:value-type="float" office:value="0.3952438" calcext:value-type="float">
            <text:p>0.3952438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3439611" calcext:value-type="float">
            <text:p>0.003439611</text:p>
          </table:table-cell>
          <table:table-cell office:value-type="float" office:value="9.474357E-016" calcext:value-type="float">
            <text:p>9.474357E-16</text:p>
          </table:table-cell>
          <table:table-cell office:value-type="float" office:value="9.91244E-016" calcext:value-type="float">
            <text:p>9.91244E-16</text:p>
          </table:table-cell>
          <table:table-cell office:value-type="float" office:value="9.439316E-016" calcext:value-type="float">
            <text:p>9.439316E-16</text:p>
          </table:table-cell>
          <table:table-cell office:value-type="float" office:value="2.596527E-017" calcext:value-type="float">
            <text:p>2.59652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261202" calcext:value-type="float">
            <text:p>-0.09261202</text:p>
          </table:table-cell>
          <table:table-cell office:value-type="float" office:value="-0.01907668" calcext:value-type="float">
            <text:p>-0.01907668</text:p>
          </table:table-cell>
          <table:table-cell office:value-type="float" office:value="-0.01390642" calcext:value-type="float">
            <text:p>-0.01390642</text:p>
          </table:table-cell>
          <table:table-cell office:value-type="float" office:value="-0.01174525" calcext:value-type="float">
            <text:p>-0.01174525</text:p>
          </table:table-cell>
          <table:table-cell office:value-type="float" office:value="-0.01081584" calcext:value-type="float">
            <text:p>-0.01081584</text:p>
          </table:table-cell>
          <table:table-cell office:value-type="float" office:value="-0.009512356" calcext:value-type="float">
            <text:p>-0.009512356</text:p>
          </table:table-cell>
          <table:table-cell office:value-type="float" office:value="-0.007288314" calcext:value-type="float">
            <text:p>-0.007288314</text:p>
          </table:table-cell>
          <table:table-cell office:value-type="float" office:value="-0.01143913" calcext:value-type="float">
            <text:p>-0.01143913</text:p>
          </table:table-cell>
          <table:table-cell office:value-type="float" office:value="-0.0132972" calcext:value-type="float">
            <text:p>-0.0132972</text:p>
          </table:table-cell>
          <table:table-cell office:value-type="float" office:value="-0.01257337" calcext:value-type="float">
            <text:p>-0.0125733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2552649" calcext:value-type="float">
            <text:p>-0.2552649</text:p>
          </table:table-cell>
          <table:table-cell office:value-type="float" office:value="0.02539282" calcext:value-type="float">
            <text:p>0.02539282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4871" calcext:value-type="float">
            <text:p>-2.3748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787.3962" calcext:value-type="float">
            <text:p>787.3962</text:p>
          </table:table-cell>
          <table:table-cell office:value-type="float" office:value="728.5663" calcext:value-type="float">
            <text:p>728.5663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5.109" calcext:value-type="float">
            <text:p>1095.109</text:p>
          </table:table-cell>
          <table:table-cell office:value-type="float" office:value="2.932858" calcext:value-type="float">
            <text:p>2.932858</text:p>
          </table:table-cell>
          <table:table-cell office:value-type="float" office:value="0" calcext:value-type="float">
            <text:p>0</text:p>
          </table:table-cell>
          <table:table-cell office:value-type="float" office:value="0.2823386" calcext:value-type="float">
            <text:p>0.2823386</text:p>
          </table:table-cell>
          <table:table-cell office:value-type="float" office:value="0.3309534" calcext:value-type="float">
            <text:p>0.3309534</text:p>
          </table:table-cell>
          <table:table-cell office:value-type="float" office:value="0.3464666" calcext:value-type="float">
            <text:p>0.3464666</text:p>
          </table:table-cell>
          <table:table-cell office:value-type="float" office:value="0.3547866" calcext:value-type="float">
            <text:p>0.3547866</text:p>
          </table:table-cell>
          <table:table-cell office:value-type="float" office:value="0.3593628" calcext:value-type="float">
            <text:p>0.3593628</text:p>
          </table:table-cell>
          <table:table-cell office:value-type="float" office:value="0.3134179" calcext:value-type="float">
            <text:p>0.3134179</text:p>
          </table:table-cell>
          <table:table-cell office:value-type="float" office:value="0.3104287" calcext:value-type="float">
            <text:p>0.3104287</text:p>
          </table:table-cell>
          <table:table-cell office:value-type="float" office:value="0.3768305" calcext:value-type="float">
            <text:p>0.3768305</text:p>
          </table:table-cell>
          <table:table-cell office:value-type="float" office:value="0.3662446" calcext:value-type="float">
            <text:p>0.3662446</text:p>
          </table:table-cell>
          <table:table-cell office:value-type="float" office:value="0.3725891" calcext:value-type="float">
            <text:p>0.3725891</text:p>
          </table:table-cell>
          <table:table-cell office:value-type="float" office:value="0.3859648" calcext:value-type="float">
            <text:p>0.3859648</text:p>
          </table:table-cell>
          <table:table-cell office:value-type="float" office:value="0.3953113" calcext:value-type="float">
            <text:p>0.39531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2702E-015" calcext:value-type="float">
            <text:p>1.952702E-15</text:p>
          </table:table-cell>
          <table:table-cell office:value-type="float" office:value="9.474319E-016" calcext:value-type="float">
            <text:p>9.474319E-16</text:p>
          </table:table-cell>
          <table:table-cell office:value-type="float" office:value="9.912399E-016" calcext:value-type="float">
            <text:p>9.912399E-16</text:p>
          </table:table-cell>
          <table:table-cell office:value-type="float" office:value="9.439241E-016" calcext:value-type="float">
            <text:p>9.439241E-16</text:p>
          </table:table-cell>
          <table:table-cell office:value-type="float" office:value="2.596485E-017" calcext:value-type="float">
            <text:p>2.596485E-17</text:p>
          </table:table-cell>
          <table:table-cell office:value-type="float" office:value="4.874157E-018" calcext:value-type="float">
            <text:p>4.874157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61217" calcext:value-type="float">
            <text:p>-0.05761217</text:p>
          </table:table-cell>
          <table:table-cell office:value-type="float" office:value="-0.01923639" calcext:value-type="float">
            <text:p>-0.01923639</text:p>
          </table:table-cell>
          <table:table-cell office:value-type="float" office:value="-0.01461806" calcext:value-type="float">
            <text:p>-0.01461806</text:p>
          </table:table-cell>
          <table:table-cell office:value-type="float" office:value="-0.01266432" calcext:value-type="float">
            <text:p>-0.01266432</text:p>
          </table:table-cell>
          <table:table-cell office:value-type="float" office:value="-0.01170719" calcext:value-type="float">
            <text:p>-0.01170719</text:p>
          </table:table-cell>
          <table:table-cell office:value-type="float" office:value="-0.01019174" calcext:value-type="float">
            <text:p>-0.01019174</text:p>
          </table:table-cell>
          <table:table-cell office:value-type="float" office:value="-0.009408817" calcext:value-type="float">
            <text:p>-0.009408817</text:p>
          </table:table-cell>
          <table:table-cell office:value-type="float" office:value="-0.01025731" calcext:value-type="float">
            <text:p>-0.01025731</text:p>
          </table:table-cell>
          <table:table-cell office:value-type="float" office:value="-0.01282282" calcext:value-type="float">
            <text:p>-0.01282282</text:p>
          </table:table-cell>
          <table:table-cell office:value-type="float" office:value="-0.01247743" calcext:value-type="float">
            <text:p>-0.0124774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002676" calcext:value-type="float">
            <text:p>-0.1002676</text:p>
          </table:table-cell>
          <table:table-cell office:value-type="float" office:value="0.0252126" calcext:value-type="float">
            <text:p>0.0252126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74698" calcext:value-type="float">
            <text:p>-2.37469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787.3962" calcext:value-type="float">
            <text:p>787.3962</text:p>
          </table:table-cell>
          <table:table-cell office:value-type="float" office:value="728.7876" calcext:value-type="float">
            <text:p>728.787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4.083" calcext:value-type="float">
            <text:p>1094.083</text:p>
          </table:table-cell>
          <table:table-cell office:value-type="float" office:value="3.737534" calcext:value-type="float">
            <text:p>3.737534</text:p>
          </table:table-cell>
          <table:table-cell office:value-type="float" office:value="0" calcext:value-type="float">
            <text:p>0</text:p>
          </table:table-cell>
          <table:table-cell office:value-type="float" office:value="0.1633201" calcext:value-type="float">
            <text:p>0.1633201</text:p>
          </table:table-cell>
          <table:table-cell office:value-type="float" office:value="0.3326973" calcext:value-type="float">
            <text:p>0.3326973</text:p>
          </table:table-cell>
          <table:table-cell office:value-type="float" office:value="0.3407144" calcext:value-type="float">
            <text:p>0.3407144</text:p>
          </table:table-cell>
          <table:table-cell office:value-type="float" office:value="0.3502048" calcext:value-type="float">
            <text:p>0.3502048</text:p>
          </table:table-cell>
          <table:table-cell office:value-type="float" office:value="0.3573523" calcext:value-type="float">
            <text:p>0.3573523</text:p>
          </table:table-cell>
          <table:table-cell office:value-type="float" office:value="0.316245" calcext:value-type="float">
            <text:p>0.316245</text:p>
          </table:table-cell>
          <table:table-cell office:value-type="float" office:value="0.3247617" calcext:value-type="float">
            <text:p>0.3247617</text:p>
          </table:table-cell>
          <table:table-cell office:value-type="float" office:value="0.3794904" calcext:value-type="float">
            <text:p>0.3794904</text:p>
          </table:table-cell>
          <table:table-cell office:value-type="float" office:value="0.3671483" calcext:value-type="float">
            <text:p>0.3671483</text:p>
          </table:table-cell>
          <table:table-cell office:value-type="float" office:value="0.3727942" calcext:value-type="float">
            <text:p>0.3727942</text:p>
          </table:table-cell>
          <table:table-cell office:value-type="float" office:value="0.3861104" calcext:value-type="float">
            <text:p>0.3861104</text:p>
          </table:table-cell>
          <table:table-cell office:value-type="float" office:value="0.3953791" calcext:value-type="float">
            <text:p>0.39537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474E-015" calcext:value-type="float">
            <text:p>1.942474E-15</text:p>
          </table:table-cell>
          <table:table-cell office:value-type="float" office:value="9.538633E-016" calcext:value-type="float">
            <text:p>9.538633E-16</text:p>
          </table:table-cell>
          <table:table-cell office:value-type="float" office:value="9.498597E-016" calcext:value-type="float">
            <text:p>9.498597E-16</text:p>
          </table:table-cell>
          <table:table-cell office:value-type="float" office:value="9.439176E-016" calcext:value-type="float">
            <text:p>9.439176E-16</text:p>
          </table:table-cell>
          <table:table-cell office:value-type="float" office:value="2.596443E-017" calcext:value-type="float">
            <text:p>2.596443E-17</text:p>
          </table:table-cell>
          <table:table-cell office:value-type="float" office:value="4.874157E-018" calcext:value-type="float">
            <text:p>4.874157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office:value-type="float" office:value="0" calcext:value-type="float">
            <text:p>0</text:p>
          </table:table-cell>
          <table:table-cell office:value-type="float" office:value="0.00003000977" calcext:value-type="float">
            <text:p>3.000977E-05</text:p>
          </table:table-cell>
          <table:table-cell office:value-type="float" office:value="-3.882128" calcext:value-type="float">
            <text:p>-3.882128</text:p>
          </table:table-cell>
          <table:table-cell office:value-type="float" office:value="-0.01878405" calcext:value-type="float">
            <text:p>-0.01878405</text:p>
          </table:table-cell>
          <table:table-cell office:value-type="float" office:value="-0.01621618" calcext:value-type="float">
            <text:p>-0.01621618</text:p>
          </table:table-cell>
          <table:table-cell office:value-type="float" office:value="-0.01374141" calcext:value-type="float">
            <text:p>-0.01374141</text:p>
          </table:table-cell>
          <table:table-cell office:value-type="float" office:value="-0.01213934" calcext:value-type="float">
            <text:p>-0.01213934</text:p>
          </table:table-cell>
          <table:table-cell office:value-type="float" office:value="-0.009543722" calcext:value-type="float">
            <text:p>-0.009543722</text:p>
          </table:table-cell>
          <table:table-cell office:value-type="float" office:value="-0.006412016" calcext:value-type="float">
            <text:p>-0.006412016</text:p>
          </table:table-cell>
          <table:table-cell office:value-type="float" office:value="-0.008824543" calcext:value-type="float">
            <text:p>-0.008824543</text:p>
          </table:table-cell>
          <table:table-cell office:value-type="float" office:value="-0.01230983" calcext:value-type="float">
            <text:p>-0.01230983</text:p>
          </table:table-cell>
          <table:table-cell office:value-type="float" office:value="-0.01236076" calcext:value-type="float">
            <text:p>-0.0123607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3.70938" calcext:value-type="float">
            <text:p>-13.70938</text:p>
          </table:table-cell>
          <table:table-cell office:value-type="float" office:value="0.00738217" calcext:value-type="float">
            <text:p>0.0073821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4461" calcext:value-type="float">
            <text:p>-2.37446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787.3962" calcext:value-type="float">
            <text:p>787.3962</text:p>
          </table:table-cell>
          <table:table-cell office:value-type="float" office:value="729.0446" calcext:value-type="float">
            <text:p>729.044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3.559" calcext:value-type="float">
            <text:p>1093.559</text:p>
          </table:table-cell>
          <table:table-cell office:value-type="float" office:value="4.004279" calcext:value-type="float">
            <text:p>4.004279</text:p>
          </table:table-cell>
          <table:table-cell office:value-type="float" office:value="0" calcext:value-type="float">
            <text:p>0</text:p>
          </table:table-cell>
          <table:table-cell office:value-type="float" office:value="0.2075553" calcext:value-type="float">
            <text:p>0.2075553</text:p>
          </table:table-cell>
          <table:table-cell office:value-type="float" office:value="0.3371486" calcext:value-type="float">
            <text:p>0.3371486</text:p>
          </table:table-cell>
          <table:table-cell office:value-type="float" office:value="0.3437158" calcext:value-type="float">
            <text:p>0.3437158</text:p>
          </table:table-cell>
          <table:table-cell office:value-type="float" office:value="0.3508789" calcext:value-type="float">
            <text:p>0.3508789</text:p>
          </table:table-cell>
          <table:table-cell office:value-type="float" office:value="0.3558879" calcext:value-type="float">
            <text:p>0.3558879</text:p>
          </table:table-cell>
          <table:table-cell office:value-type="float" office:value="0.3117555" calcext:value-type="float">
            <text:p>0.3117555</text:p>
          </table:table-cell>
          <table:table-cell office:value-type="float" office:value="0.3105191" calcext:value-type="float">
            <text:p>0.3105191</text:p>
          </table:table-cell>
          <table:table-cell office:value-type="float" office:value="0.3796171" calcext:value-type="float">
            <text:p>0.3796171</text:p>
          </table:table-cell>
          <table:table-cell office:value-type="float" office:value="0.3682159" calcext:value-type="float">
            <text:p>0.3682159</text:p>
          </table:table-cell>
          <table:table-cell office:value-type="float" office:value="0.3730433" calcext:value-type="float">
            <text:p>0.3730433</text:p>
          </table:table-cell>
          <table:table-cell office:value-type="float" office:value="0.3862567" calcext:value-type="float">
            <text:p>0.3862567</text:p>
          </table:table-cell>
          <table:table-cell office:value-type="float" office:value="0.3954462" calcext:value-type="float">
            <text:p>0.3954462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06351034" calcext:value-type="float">
            <text:p>0.006351034</text:p>
          </table:table-cell>
          <table:table-cell office:value-type="float" office:value="9.538546E-016" calcext:value-type="float">
            <text:p>9.538546E-16</text:p>
          </table:table-cell>
          <table:table-cell office:value-type="float" office:value="9.498508E-016" calcext:value-type="float">
            <text:p>9.498508E-16</text:p>
          </table:table-cell>
          <table:table-cell office:value-type="float" office:value="9.439122E-016" calcext:value-type="float">
            <text:p>9.439122E-16</text:p>
          </table:table-cell>
          <table:table-cell office:value-type="float" office:value="2.596399E-017" calcext:value-type="float">
            <text:p>2.59639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8193" calcext:value-type="float">
            <text:p>-0.6158193</text:p>
          </table:table-cell>
          <table:table-cell office:value-type="float" office:value="-0.01728964" calcext:value-type="float">
            <text:p>-0.01728964</text:p>
          </table:table-cell>
          <table:table-cell office:value-type="float" office:value="-0.01535309" calcext:value-type="float">
            <text:p>-0.01535309</text:p>
          </table:table-cell>
          <table:table-cell office:value-type="float" office:value="-0.01356892" calcext:value-type="float">
            <text:p>-0.01356892</text:p>
          </table:table-cell>
          <table:table-cell office:value-type="float" office:value="-0.01243376" calcext:value-type="float">
            <text:p>-0.01243376</text:p>
          </table:table-cell>
          <table:table-cell office:value-type="float" office:value="-0.01060621" calcext:value-type="float">
            <text:p>-0.01060621</text:p>
          </table:table-cell>
          <table:table-cell office:value-type="float" office:value="-0.009388282" calcext:value-type="float">
            <text:p>-0.009388282</text:p>
          </table:table-cell>
          <table:table-cell office:value-type="float" office:value="-0.008740032" calcext:value-type="float">
            <text:p>-0.008740032</text:p>
          </table:table-cell>
          <table:table-cell office:value-type="float" office:value="-0.01172843" calcext:value-type="float">
            <text:p>-0.01172843</text:p>
          </table:table-cell>
          <table:table-cell office:value-type="float" office:value="-0.0122205" calcext:value-type="float">
            <text:p>-0.012220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800237" calcext:value-type="float">
            <text:p>-0.1800237</text:p>
          </table:table-cell>
          <table:table-cell office:value-type="float" office:value="0.00719429" calcext:value-type="float">
            <text:p>0.0071942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4181" calcext:value-type="float">
            <text:p>-2.3741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788.996" calcext:value-type="float">
            <text:p>788.996</text:p>
          </table:table-cell>
          <table:table-cell office:value-type="float" office:value="729.7589" calcext:value-type="float">
            <text:p>729.758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4.437" calcext:value-type="float">
            <text:p>1094.437</text:p>
          </table:table-cell>
          <table:table-cell office:value-type="float" office:value="4.012711" calcext:value-type="float">
            <text:p>4.012711</text:p>
          </table:table-cell>
          <table:table-cell office:value-type="float" office:value="0" calcext:value-type="float">
            <text:p>0</text:p>
          </table:table-cell>
          <table:table-cell office:value-type="float" office:value="0.3445879" calcext:value-type="float">
            <text:p>0.3445879</text:p>
          </table:table-cell>
          <table:table-cell office:value-type="float" office:value="0.3399462" calcext:value-type="float">
            <text:p>0.3399462</text:p>
          </table:table-cell>
          <table:table-cell office:value-type="float" office:value="0.3413399" calcext:value-type="float">
            <text:p>0.3413399</text:p>
          </table:table-cell>
          <table:table-cell office:value-type="float" office:value="0.34815" calcext:value-type="float">
            <text:p>0.34815</text:p>
          </table:table-cell>
          <table:table-cell office:value-type="float" office:value="0.3524832" calcext:value-type="float">
            <text:p>0.3524832</text:p>
          </table:table-cell>
          <table:table-cell office:value-type="float" office:value="0.308102" calcext:value-type="float">
            <text:p>0.308102</text:p>
          </table:table-cell>
          <table:table-cell office:value-type="float" office:value="0.3065691" calcext:value-type="float">
            <text:p>0.3065691</text:p>
          </table:table-cell>
          <table:table-cell office:value-type="float" office:value="0.3783798" calcext:value-type="float">
            <text:p>0.3783798</text:p>
          </table:table-cell>
          <table:table-cell office:value-type="float" office:value="0.368944" calcext:value-type="float">
            <text:p>0.368944</text:p>
          </table:table-cell>
          <table:table-cell office:value-type="float" office:value="0.3733415" calcext:value-type="float">
            <text:p>0.3733415</text:p>
          </table:table-cell>
          <table:table-cell office:value-type="float" office:value="0.3864357" calcext:value-type="float">
            <text:p>0.3864357</text:p>
          </table:table-cell>
          <table:table-cell office:value-type="float" office:value="0.3955132" calcext:value-type="float">
            <text:p>0.39551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483E-015" calcext:value-type="float">
            <text:p>1.939483E-15</text:p>
          </table:table-cell>
          <table:table-cell office:value-type="float" office:value="9.769888E-016" calcext:value-type="float">
            <text:p>9.769888E-16</text:p>
          </table:table-cell>
          <table:table-cell office:value-type="float" office:value="9.498421E-016" calcext:value-type="float">
            <text:p>9.498421E-16</text:p>
          </table:table-cell>
          <table:table-cell office:value-type="float" office:value="9.439056E-016" calcext:value-type="float">
            <text:p>9.439056E-16</text:p>
          </table:table-cell>
          <table:table-cell office:value-type="float" office:value="2.596361E-017" calcext:value-type="float">
            <text:p>2.59636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69233" calcext:value-type="float">
            <text:p>-0.01469233</text:p>
          </table:table-cell>
          <table:table-cell office:value-type="float" office:value="-0.01654897" calcext:value-type="float">
            <text:p>-0.01654897</text:p>
          </table:table-cell>
          <table:table-cell office:value-type="float" office:value="-0.01605818" calcext:value-type="float">
            <text:p>-0.01605818</text:p>
          </table:table-cell>
          <table:table-cell office:value-type="float" office:value="-0.01423143" calcext:value-type="float">
            <text:p>-0.01423143</text:p>
          </table:table-cell>
          <table:table-cell office:value-type="float" office:value="-0.01318875" calcext:value-type="float">
            <text:p>-0.01318875</text:p>
          </table:table-cell>
          <table:table-cell office:value-type="float" office:value="-0.01159037" calcext:value-type="float">
            <text:p>-0.01159037</text:p>
          </table:table-cell>
          <table:table-cell office:value-type="float" office:value="-0.010459" calcext:value-type="float">
            <text:p>-0.010459</text:p>
          </table:table-cell>
          <table:table-cell office:value-type="float" office:value="-0.00937817" calcext:value-type="float">
            <text:p>-0.00937817</text:p>
          </table:table-cell>
          <table:table-cell office:value-type="float" office:value="-0.01134707" calcext:value-type="float">
            <text:p>-0.01134707</text:p>
          </table:table-cell>
          <table:table-cell office:value-type="float" office:value="-0.0120549" calcext:value-type="float">
            <text:p>-0.0120549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1477932" calcext:value-type="float">
            <text:p>-0.01477932</text:p>
          </table:table-cell>
          <table:table-cell office:value-type="float" office:value="0.007169557" calcext:value-type="float">
            <text:p>0.00716955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378" calcext:value-type="float">
            <text:p>-2.373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29.9894" calcext:value-type="float">
            <text:p>729.989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4.592" calcext:value-type="float">
            <text:p>1094.592</text:p>
          </table:table-cell>
          <table:table-cell office:value-type="float" office:value="4.327525" calcext:value-type="float">
            <text:p>4.327525</text:p>
          </table:table-cell>
          <table:table-cell office:value-type="float" office:value="0" calcext:value-type="float">
            <text:p>0</text:p>
          </table:table-cell>
          <table:table-cell office:value-type="float" office:value="0.3367512" calcext:value-type="float">
            <text:p>0.3367512</text:p>
          </table:table-cell>
          <table:table-cell office:value-type="float" office:value="0.3405645" calcext:value-type="float">
            <text:p>0.3405645</text:p>
          </table:table-cell>
          <table:table-cell office:value-type="float" office:value="0.3444228" calcext:value-type="float">
            <text:p>0.3444228</text:p>
          </table:table-cell>
          <table:table-cell office:value-type="float" office:value="0.3487912" calcext:value-type="float">
            <text:p>0.3487912</text:p>
          </table:table-cell>
          <table:table-cell office:value-type="float" office:value="0.3519864" calcext:value-type="float">
            <text:p>0.3519864</text:p>
          </table:table-cell>
          <table:table-cell office:value-type="float" office:value="0.3068957" calcext:value-type="float">
            <text:p>0.3068957</text:p>
          </table:table-cell>
          <table:table-cell office:value-type="float" office:value="0.3056126" calcext:value-type="float">
            <text:p>0.3056126</text:p>
          </table:table-cell>
          <table:table-cell office:value-type="float" office:value="0.3776964" calcext:value-type="float">
            <text:p>0.3776964</text:p>
          </table:table-cell>
          <table:table-cell office:value-type="float" office:value="0.3693649" calcext:value-type="float">
            <text:p>0.3693649</text:p>
          </table:table-cell>
          <table:table-cell office:value-type="float" office:value="0.3736731" calcext:value-type="float">
            <text:p>0.3736731</text:p>
          </table:table-cell>
          <table:table-cell office:value-type="float" office:value="0.386663" calcext:value-type="float">
            <text:p>0.386663</text:p>
          </table:table-cell>
          <table:table-cell office:value-type="float" office:value="0.3955861" calcext:value-type="float">
            <text:p>0.3955861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007809725" calcext:value-type="float">
            <text:p>0.0007809725</text:p>
          </table:table-cell>
          <table:table-cell office:value-type="float" office:value="9.769787E-016" calcext:value-type="float">
            <text:p>9.769787E-16</text:p>
          </table:table-cell>
          <table:table-cell office:value-type="float" office:value="9.498339E-016" calcext:value-type="float">
            <text:p>9.498339E-16</text:p>
          </table:table-cell>
          <table:table-cell office:value-type="float" office:value="9.438991E-016" calcext:value-type="float">
            <text:p>9.438991E-16</text:p>
          </table:table-cell>
          <table:table-cell office:value-type="float" office:value="2.596311E-017" calcext:value-type="float">
            <text:p>2.59631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18322" calcext:value-type="float">
            <text:p>-0.01718322</text:p>
          </table:table-cell>
          <table:table-cell office:value-type="float" office:value="-0.01622249" calcext:value-type="float">
            <text:p>-0.01622249</text:p>
          </table:table-cell>
          <table:table-cell office:value-type="float" office:value="-0.015161" calcext:value-type="float">
            <text:p>-0.015161</text:p>
          </table:table-cell>
          <table:table-cell office:value-type="float" office:value="-0.01407662" calcext:value-type="float">
            <text:p>-0.01407662</text:p>
          </table:table-cell>
          <table:table-cell office:value-type="float" office:value="-0.01330772" calcext:value-type="float">
            <text:p>-0.01330772</text:p>
          </table:table-cell>
          <table:table-cell office:value-type="float" office:value="-0.01193951" calcext:value-type="float">
            <text:p>-0.01193951</text:p>
          </table:table-cell>
          <table:table-cell office:value-type="float" office:value="-0.01073413" calcext:value-type="float">
            <text:p>-0.01073413</text:p>
          </table:table-cell>
          <table:table-cell office:value-type="float" office:value="-0.009753735" calcext:value-type="float">
            <text:p>-0.009753735</text:p>
          </table:table-cell>
          <table:table-cell office:value-type="float" office:value="-0.01113309" calcext:value-type="float">
            <text:p>-0.01113309</text:p>
          </table:table-cell>
          <table:table-cell office:value-type="float" office:value="-0.01187311" calcext:value-type="float">
            <text:p>-0.0118731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177392" calcext:value-type="float">
            <text:p>-0.0177392</text:p>
          </table:table-cell>
          <table:table-cell office:value-type="float" office:value="0.007146758" calcext:value-type="float">
            <text:p>0.00714675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3343" calcext:value-type="float">
            <text:p>-2.37334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0.9466" calcext:value-type="float">
            <text:p>730.946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3.292" calcext:value-type="float">
            <text:p>1093.292</text:p>
          </table:table-cell>
          <table:table-cell office:value-type="float" office:value="4.670252" calcext:value-type="float">
            <text:p>4.670252</text:p>
          </table:table-cell>
          <table:table-cell office:value-type="float" office:value="0" calcext:value-type="float">
            <text:p>0</text:p>
          </table:table-cell>
          <table:table-cell office:value-type="float" office:value="0.3195161" calcext:value-type="float">
            <text:p>0.3195161</text:p>
          </table:table-cell>
          <table:table-cell office:value-type="float" office:value="0.3233597" calcext:value-type="float">
            <text:p>0.3233597</text:p>
          </table:table-cell>
          <table:table-cell office:value-type="float" office:value="0.3345886" calcext:value-type="float">
            <text:p>0.3345886</text:p>
          </table:table-cell>
          <table:table-cell office:value-type="float" office:value="0.3439936" calcext:value-type="float">
            <text:p>0.3439936</text:p>
          </table:table-cell>
          <table:table-cell office:value-type="float" office:value="0.3491151" calcext:value-type="float">
            <text:p>0.3491151</text:p>
          </table:table-cell>
          <table:table-cell office:value-type="float" office:value="0.30682" calcext:value-type="float">
            <text:p>0.30682</text:p>
          </table:table-cell>
          <table:table-cell office:value-type="float" office:value="0.3067673" calcext:value-type="float">
            <text:p>0.3067673</text:p>
          </table:table-cell>
          <table:table-cell office:value-type="float" office:value="0.3776334" calcext:value-type="float">
            <text:p>0.3776334</text:p>
          </table:table-cell>
          <table:table-cell office:value-type="float" office:value="0.3698132" calcext:value-type="float">
            <text:p>0.3698132</text:p>
          </table:table-cell>
          <table:table-cell office:value-type="float" office:value="0.3740704" calcext:value-type="float">
            <text:p>0.3740704</text:p>
          </table:table-cell>
          <table:table-cell office:value-type="float" office:value="0.3868921" calcext:value-type="float">
            <text:p>0.3868921</text:p>
          </table:table-cell>
          <table:table-cell office:value-type="float" office:value="0.3956649" calcext:value-type="float">
            <text:p>0.39566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2496E-015" calcext:value-type="float">
            <text:p>1.962496E-15</text:p>
          </table:table-cell>
          <table:table-cell office:value-type="float" office:value="9.769652E-016" calcext:value-type="float">
            <text:p>9.769652E-16</text:p>
          </table:table-cell>
          <table:table-cell office:value-type="float" office:value="9.498235E-016" calcext:value-type="float">
            <text:p>9.498235E-16</text:p>
          </table:table-cell>
          <table:table-cell office:value-type="float" office:value="9.438923E-016" calcext:value-type="float">
            <text:p>9.438923E-16</text:p>
          </table:table-cell>
          <table:table-cell office:value-type="float" office:value="2.596263E-017" calcext:value-type="float">
            <text:p>2.596263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05166" calcext:value-type="float">
            <text:p>-0.02405166</text:p>
          </table:table-cell>
          <table:table-cell office:value-type="float" office:value="-0.02241109" calcext:value-type="float">
            <text:p>-0.02241109</text:p>
          </table:table-cell>
          <table:table-cell office:value-type="float" office:value="-0.01811818" calcext:value-type="float">
            <text:p>-0.01811818</text:p>
          </table:table-cell>
          <table:table-cell office:value-type="float" office:value="-0.0153156" calcext:value-type="float">
            <text:p>-0.0153156</text:p>
          </table:table-cell>
          <table:table-cell office:value-type="float" office:value="-0.01398576" calcext:value-type="float">
            <text:p>-0.01398576</text:p>
          </table:table-cell>
          <table:table-cell office:value-type="float" office:value="-0.01195675" calcext:value-type="float">
            <text:p>-0.01195675</text:p>
          </table:table-cell>
          <table:table-cell office:value-type="float" office:value="-0.01039169" calcext:value-type="float">
            <text:p>-0.01039169</text:p>
          </table:table-cell>
          <table:table-cell office:value-type="float" office:value="-0.009789389" calcext:value-type="float">
            <text:p>-0.009789389</text:p>
          </table:table-cell>
          <table:table-cell office:value-type="float" office:value="-0.01091133" calcext:value-type="float">
            <text:p>-0.01091133</text:p>
          </table:table-cell>
          <table:table-cell office:value-type="float" office:value="-0.01165972" calcext:value-type="float">
            <text:p>-0.0116597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2466334" calcext:value-type="float">
            <text:p>-0.02466334</text:p>
          </table:table-cell>
          <table:table-cell office:value-type="float" office:value="0.007091685" calcext:value-type="float">
            <text:p>0.00709168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2831" calcext:value-type="float">
            <text:p>-2.3728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2.624" calcext:value-type="float">
            <text:p>732.62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1.458" calcext:value-type="float">
            <text:p>1091.458</text:p>
          </table:table-cell>
          <table:table-cell office:value-type="float" office:value="4.8263" calcext:value-type="float">
            <text:p>4.8263</text:p>
          </table:table-cell>
          <table:table-cell office:value-type="float" office:value="0" calcext:value-type="float">
            <text:p>0</text:p>
          </table:table-cell>
          <table:table-cell office:value-type="float" office:value="0.3028043" calcext:value-type="float">
            <text:p>0.3028043</text:p>
          </table:table-cell>
          <table:table-cell office:value-type="float" office:value="0.3095077" calcext:value-type="float">
            <text:p>0.3095077</text:p>
          </table:table-cell>
          <table:table-cell office:value-type="float" office:value="0.3285174" calcext:value-type="float">
            <text:p>0.3285174</text:p>
          </table:table-cell>
          <table:table-cell office:value-type="float" office:value="0.3395151" calcext:value-type="float">
            <text:p>0.3395151</text:p>
          </table:table-cell>
          <table:table-cell office:value-type="float" office:value="0.3449534" calcext:value-type="float">
            <text:p>0.3449534</text:p>
          </table:table-cell>
          <table:table-cell office:value-type="float" office:value="0.3038386" calcext:value-type="float">
            <text:p>0.3038386</text:p>
          </table:table-cell>
          <table:table-cell office:value-type="float" office:value="0.3033974" calcext:value-type="float">
            <text:p>0.3033974</text:p>
          </table:table-cell>
          <table:table-cell office:value-type="float" office:value="0.3767299" calcext:value-type="float">
            <text:p>0.3767299</text:p>
          </table:table-cell>
          <table:table-cell office:value-type="float" office:value="0.3701104" calcext:value-type="float">
            <text:p>0.3701104</text:p>
          </table:table-cell>
          <table:table-cell office:value-type="float" office:value="0.3744767" calcext:value-type="float">
            <text:p>0.3744767</text:p>
          </table:table-cell>
          <table:table-cell office:value-type="float" office:value="0.3871301" calcext:value-type="float">
            <text:p>0.3871301</text:p>
          </table:table-cell>
          <table:table-cell office:value-type="float" office:value="0.3957516" calcext:value-type="float">
            <text:p>0.39575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389E-015" calcext:value-type="float">
            <text:p>1.982389E-15</text:p>
          </table:table-cell>
          <table:table-cell office:value-type="float" office:value="9.76946E-016" calcext:value-type="float">
            <text:p>9.76946E-16</text:p>
          </table:table-cell>
          <table:table-cell office:value-type="float" office:value="9.498094E-016" calcext:value-type="float">
            <text:p>9.498094E-16</text:p>
          </table:table-cell>
          <table:table-cell office:value-type="float" office:value="9.438843E-016" calcext:value-type="float">
            <text:p>9.438843E-16</text:p>
          </table:table-cell>
          <table:table-cell office:value-type="float" office:value="2.596218E-017" calcext:value-type="float">
            <text:p>2.596218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03483" calcext:value-type="float">
            <text:p>-0.03403483</text:p>
          </table:table-cell>
          <table:table-cell office:value-type="float" office:value="-0.02936811" calcext:value-type="float">
            <text:p>-0.02936811</text:p>
          </table:table-cell>
          <table:table-cell office:value-type="float" office:value="-0.0202599" calcext:value-type="float">
            <text:p>-0.0202599</text:p>
          </table:table-cell>
          <table:table-cell office:value-type="float" office:value="-0.01659294" calcext:value-type="float">
            <text:p>-0.01659294</text:p>
          </table:table-cell>
          <table:table-cell office:value-type="float" office:value="-0.01505001" calcext:value-type="float">
            <text:p>-0.01505001</text:p>
          </table:table-cell>
          <table:table-cell office:value-type="float" office:value="-0.01286417" calcext:value-type="float">
            <text:p>-0.01286417</text:p>
          </table:table-cell>
          <table:table-cell office:value-type="float" office:value="-0.01141016" calcext:value-type="float">
            <text:p>-0.01141016</text:p>
          </table:table-cell>
          <table:table-cell office:value-type="float" office:value="-0.01030875" calcext:value-type="float">
            <text:p>-0.01030875</text:p>
          </table:table-cell>
          <table:table-cell office:value-type="float" office:value="-0.01076473" calcext:value-type="float">
            <text:p>-0.01076473</text:p>
          </table:table-cell>
          <table:table-cell office:value-type="float" office:value="-0.01144492" calcext:value-type="float">
            <text:p>-0.0114449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3483318" calcext:value-type="float">
            <text:p>-0.03483318</text:p>
          </table:table-cell>
          <table:table-cell office:value-type="float" office:value="0.007003899" calcext:value-type="float">
            <text:p>0.00700389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2263" calcext:value-type="float">
            <text:p>-2.3722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3.6124" calcext:value-type="float">
            <text:p>733.612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90.47" calcext:value-type="float">
            <text:p>1090.47</text:p>
          </table:table-cell>
          <table:table-cell office:value-type="float" office:value="4.8263" calcext:value-type="float">
            <text:p>4.8263</text:p>
          </table:table-cell>
          <table:table-cell office:value-type="float" office:value="0" calcext:value-type="float">
            <text:p>0</text:p>
          </table:table-cell>
          <table:table-cell office:value-type="float" office:value="0.3056624" calcext:value-type="float">
            <text:p>0.3056624</text:p>
          </table:table-cell>
          <table:table-cell office:value-type="float" office:value="0.3099466" calcext:value-type="float">
            <text:p>0.3099466</text:p>
          </table:table-cell>
          <table:table-cell office:value-type="float" office:value="0.3246284" calcext:value-type="float">
            <text:p>0.3246284</text:p>
          </table:table-cell>
          <table:table-cell office:value-type="float" office:value="0.3348992" calcext:value-type="float">
            <text:p>0.3348992</text:p>
          </table:table-cell>
          <table:table-cell office:value-type="float" office:value="0.3407958" calcext:value-type="float">
            <text:p>0.3407958</text:p>
          </table:table-cell>
          <table:table-cell office:value-type="float" office:value="0.3005498" calcext:value-type="float">
            <text:p>0.3005498</text:p>
          </table:table-cell>
          <table:table-cell office:value-type="float" office:value="0.3004509" calcext:value-type="float">
            <text:p>0.3004509</text:p>
          </table:table-cell>
          <table:table-cell office:value-type="float" office:value="0.3757058" calcext:value-type="float">
            <text:p>0.3757058</text:p>
          </table:table-cell>
          <table:table-cell office:value-type="float" office:value="0.3701279" calcext:value-type="float">
            <text:p>0.3701279</text:p>
          </table:table-cell>
          <table:table-cell office:value-type="float" office:value="0.3748429" calcext:value-type="float">
            <text:p>0.3748429</text:p>
          </table:table-cell>
          <table:table-cell office:value-type="float" office:value="0.3873726" calcext:value-type="float">
            <text:p>0.3873726</text:p>
          </table:table-cell>
          <table:table-cell office:value-type="float" office:value="0.3958434" calcext:value-type="float">
            <text:p>0.39584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613E-015" calcext:value-type="float">
            <text:p>1.982613E-15</text:p>
          </table:table-cell>
          <table:table-cell office:value-type="float" office:value="9.769226E-016" calcext:value-type="float">
            <text:p>9.769226E-16</text:p>
          </table:table-cell>
          <table:table-cell office:value-type="float" office:value="9.497942E-016" calcext:value-type="float">
            <text:p>9.497942E-16</text:p>
          </table:table-cell>
          <table:table-cell office:value-type="float" office:value="9.438726E-016" calcext:value-type="float">
            <text:p>9.438726E-16</text:p>
          </table:table-cell>
          <table:table-cell office:value-type="float" office:value="2.596169E-017" calcext:value-type="float">
            <text:p>2.59616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2781" calcext:value-type="float">
            <text:p>-0.03182781</text:p>
          </table:table-cell>
          <table:table-cell office:value-type="float" office:value="-0.02911761" calcext:value-type="float">
            <text:p>-0.02911761</text:p>
          </table:table-cell>
          <table:table-cell office:value-type="float" office:value="-0.02181724" calcext:value-type="float">
            <text:p>-0.02181724</text:p>
          </table:table-cell>
          <table:table-cell office:value-type="float" office:value="-0.01804828" calcext:value-type="float">
            <text:p>-0.01804828</text:p>
          </table:table-cell>
          <table:table-cell office:value-type="float" office:value="-0.01621556" calcext:value-type="float">
            <text:p>-0.01621556</text:p>
          </table:table-cell>
          <table:table-cell office:value-type="float" office:value="-0.01395779" calcext:value-type="float">
            <text:p>-0.01395779</text:p>
          </table:table-cell>
          <table:table-cell office:value-type="float" office:value="-0.01238379" calcext:value-type="float">
            <text:p>-0.01238379</text:p>
          </table:table-cell>
          <table:table-cell office:value-type="float" office:value="-0.01093348" calcext:value-type="float">
            <text:p>-0.01093348</text:p>
          </table:table-cell>
          <table:table-cell office:value-type="float" office:value="-0.01075551" calcext:value-type="float">
            <text:p>-0.01075551</text:p>
          </table:table-cell>
          <table:table-cell office:value-type="float" office:value="-0.01125491" calcext:value-type="float">
            <text:p>-0.0112549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3194292" calcext:value-type="float">
            <text:p>-0.03194292</text:p>
          </table:table-cell>
          <table:table-cell office:value-type="float" office:value="0.006921186" calcext:value-type="float">
            <text:p>0.00692118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1619" calcext:value-type="float">
            <text:p>-2.3716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4.8755" calcext:value-type="float">
            <text:p>734.875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9.207" calcext:value-type="float">
            <text:p>1089.207</text:p>
          </table:table-cell>
          <table:table-cell office:value-type="float" office:value="4.8263" calcext:value-type="float">
            <text:p>4.8263</text:p>
          </table:table-cell>
          <table:table-cell office:value-type="float" office:value="0" calcext:value-type="float">
            <text:p>0</text:p>
          </table:table-cell>
          <table:table-cell office:value-type="float" office:value="0.29875" calcext:value-type="float">
            <text:p>0.29875</text:p>
          </table:table-cell>
          <table:table-cell office:value-type="float" office:value="0.3037476" calcext:value-type="float">
            <text:p>0.3037476</text:p>
          </table:table-cell>
          <table:table-cell office:value-type="float" office:value="0.3213239" calcext:value-type="float">
            <text:p>0.3213239</text:p>
          </table:table-cell>
          <table:table-cell office:value-type="float" office:value="0.3315426" calcext:value-type="float">
            <text:p>0.3315426</text:p>
          </table:table-cell>
          <table:table-cell office:value-type="float" office:value="0.3366074" calcext:value-type="float">
            <text:p>0.3366074</text:p>
          </table:table-cell>
          <table:table-cell office:value-type="float" office:value="0.2977453" calcext:value-type="float">
            <text:p>0.2977453</text:p>
          </table:table-cell>
          <table:table-cell office:value-type="float" office:value="0.2982048" calcext:value-type="float">
            <text:p>0.2982048</text:p>
          </table:table-cell>
          <table:table-cell office:value-type="float" office:value="0.3747384" calcext:value-type="float">
            <text:p>0.3747384</text:p>
          </table:table-cell>
          <table:table-cell office:value-type="float" office:value="0.3700059" calcext:value-type="float">
            <text:p>0.3700059</text:p>
          </table:table-cell>
          <table:table-cell office:value-type="float" office:value="0.3751616" calcext:value-type="float">
            <text:p>0.3751616</text:p>
          </table:table-cell>
          <table:table-cell office:value-type="float" office:value="0.387614" calcext:value-type="float">
            <text:p>0.387614</text:p>
          </table:table-cell>
          <table:table-cell office:value-type="float" office:value="0.3959411" calcext:value-type="float">
            <text:p>0.395941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82858E-015" calcext:value-type="float">
            <text:p>1.982858E-15</text:p>
          </table:table-cell>
          <table:table-cell office:value-type="float" office:value="9.768976E-016" calcext:value-type="float">
            <text:p>9.768976E-16</text:p>
          </table:table-cell>
          <table:table-cell office:value-type="float" office:value="9.497765E-016" calcext:value-type="float">
            <text:p>9.497765E-16</text:p>
          </table:table-cell>
          <table:table-cell office:value-type="float" office:value="9.438616E-016" calcext:value-type="float">
            <text:p>9.438616E-16</text:p>
          </table:table-cell>
          <table:table-cell office:value-type="float" office:value="2.596122E-017" calcext:value-type="float">
            <text:p>2.59612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64217" calcext:value-type="float">
            <text:p>-0.03764217</text:p>
          </table:table-cell>
          <table:table-cell office:value-type="float" office:value="-0.0329568" calcext:value-type="float">
            <text:p>-0.0329568</text:p>
          </table:table-cell>
          <table:table-cell office:value-type="float" office:value="-0.02323064" calcext:value-type="float">
            <text:p>-0.02323064</text:p>
          </table:table-cell>
          <table:table-cell office:value-type="float" office:value="-0.01920131" calcext:value-type="float">
            <text:p>-0.01920131</text:p>
          </table:table-cell>
          <table:table-cell office:value-type="float" office:value="-0.0174956" calcext:value-type="float">
            <text:p>-0.0174956</text:p>
          </table:table-cell>
          <table:table-cell office:value-type="float" office:value="-0.01497416" calcext:value-type="float">
            <text:p>-0.01497416</text:p>
          </table:table-cell>
          <table:table-cell office:value-type="float" office:value="-0.01318903" calcext:value-type="float">
            <text:p>-0.01318903</text:p>
          </table:table-cell>
          <table:table-cell office:value-type="float" office:value="-0.01156094" calcext:value-type="float">
            <text:p>-0.01156094</text:p>
          </table:table-cell>
          <table:table-cell office:value-type="float" office:value="-0.01081402" calcext:value-type="float">
            <text:p>-0.01081402</text:p>
          </table:table-cell>
          <table:table-cell office:value-type="float" office:value="-0.01109208" calcext:value-type="float">
            <text:p>-0.0110920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3816652" calcext:value-type="float">
            <text:p>-0.03816652</text:p>
          </table:table-cell>
          <table:table-cell office:value-type="float" office:value="0.00682751" calcext:value-type="float">
            <text:p>0.0068275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091" calcext:value-type="float">
            <text:p>-2.370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5.8129" calcext:value-type="float">
            <text:p>735.812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8.27" calcext:value-type="float">
            <text:p>1088.27</text:p>
          </table:table-cell>
          <table:table-cell office:value-type="float" office:value="4.8263" calcext:value-type="float">
            <text:p>4.8263</text:p>
          </table:table-cell>
          <table:table-cell office:value-type="float" office:value="0" calcext:value-type="float">
            <text:p>0</text:p>
          </table:table-cell>
          <table:table-cell office:value-type="float" office:value="0.2944363" calcext:value-type="float">
            <text:p>0.2944363</text:p>
          </table:table-cell>
          <table:table-cell office:value-type="float" office:value="0.3020974" calcext:value-type="float">
            <text:p>0.3020974</text:p>
          </table:table-cell>
          <table:table-cell office:value-type="float" office:value="0.3175714" calcext:value-type="float">
            <text:p>0.3175714</text:p>
          </table:table-cell>
          <table:table-cell office:value-type="float" office:value="0.3279106" calcext:value-type="float">
            <text:p>0.3279106</text:p>
          </table:table-cell>
          <table:table-cell office:value-type="float" office:value="0.3337116" calcext:value-type="float">
            <text:p>0.3337116</text:p>
          </table:table-cell>
          <table:table-cell office:value-type="float" office:value="0.2953963" calcext:value-type="float">
            <text:p>0.2953963</text:p>
          </table:table-cell>
          <table:table-cell office:value-type="float" office:value="0.296099" calcext:value-type="float">
            <text:p>0.296099</text:p>
          </table:table-cell>
          <table:table-cell office:value-type="float" office:value="0.3738553" calcext:value-type="float">
            <text:p>0.3738553</text:p>
          </table:table-cell>
          <table:table-cell office:value-type="float" office:value="0.3697751" calcext:value-type="float">
            <text:p>0.3697751</text:p>
          </table:table-cell>
          <table:table-cell office:value-type="float" office:value="0.3754244" calcext:value-type="float">
            <text:p>0.3754244</text:p>
          </table:table-cell>
          <table:table-cell office:value-type="float" office:value="0.3878517" calcext:value-type="float">
            <text:p>0.3878517</text:p>
          </table:table-cell>
          <table:table-cell office:value-type="float" office:value="0.3960486" calcext:value-type="float">
            <text:p>0.396048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3075E-015" calcext:value-type="float">
            <text:p>1.983075E-15</text:p>
          </table:table-cell>
          <table:table-cell office:value-type="float" office:value="9.768776E-016" calcext:value-type="float">
            <text:p>9.768776E-16</text:p>
          </table:table-cell>
          <table:table-cell office:value-type="float" office:value="9.497598E-016" calcext:value-type="float">
            <text:p>9.497598E-16</text:p>
          </table:table-cell>
          <table:table-cell office:value-type="float" office:value="9.438505E-016" calcext:value-type="float">
            <text:p>9.438505E-16</text:p>
          </table:table-cell>
          <table:table-cell office:value-type="float" office:value="2.596069E-017" calcext:value-type="float">
            <text:p>2.59606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53179" calcext:value-type="float">
            <text:p>-0.04153179</text:p>
          </table:table-cell>
          <table:table-cell office:value-type="float" office:value="-0.03425852" calcext:value-type="float">
            <text:p>-0.03425852</text:p>
          </table:table-cell>
          <table:table-cell office:value-type="float" office:value="-0.02497307" calcext:value-type="float">
            <text:p>-0.02497307</text:p>
          </table:table-cell>
          <table:table-cell office:value-type="float" office:value="-0.02055308" calcext:value-type="float">
            <text:p>-0.02055308</text:p>
          </table:table-cell>
          <table:table-cell office:value-type="float" office:value="-0.01844828" calcext:value-type="float">
            <text:p>-0.01844828</text:p>
          </table:table-cell>
          <table:table-cell office:value-type="float" office:value="-0.01589085" calcext:value-type="float">
            <text:p>-0.01589085</text:p>
          </table:table-cell>
          <table:table-cell office:value-type="float" office:value="-0.01399642" calcext:value-type="float">
            <text:p>-0.01399642</text:p>
          </table:table-cell>
          <table:table-cell office:value-type="float" office:value="-0.01216637" calcext:value-type="float">
            <text:p>-0.01216637</text:p>
          </table:table-cell>
          <table:table-cell office:value-type="float" office:value="-0.01092631" calcext:value-type="float">
            <text:p>-0.01092631</text:p>
          </table:table-cell>
          <table:table-cell office:value-type="float" office:value="-0.01095951" calcext:value-type="float">
            <text:p>-0.0109595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4560296" calcext:value-type="float">
            <text:p>-0.04560296</text:p>
          </table:table-cell>
          <table:table-cell office:value-type="float" office:value="0.006771598" calcext:value-type="float">
            <text:p>0.00677159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013" calcext:value-type="float">
            <text:p>-2.370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6.7162" calcext:value-type="float">
            <text:p>736.7162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7.195" calcext:value-type="float">
            <text:p>1087.195</text:p>
          </table:table-cell>
          <table:table-cell office:value-type="float" office:value="4.997902" calcext:value-type="float">
            <text:p>4.997902</text:p>
          </table:table-cell>
          <table:table-cell office:value-type="float" office:value="0" calcext:value-type="float">
            <text:p>0</text:p>
          </table:table-cell>
          <table:table-cell office:value-type="float" office:value="0.2740133" calcext:value-type="float">
            <text:p>0.2740133</text:p>
          </table:table-cell>
          <table:table-cell office:value-type="float" office:value="0.29578" calcext:value-type="float">
            <text:p>0.29578</text:p>
          </table:table-cell>
          <table:table-cell office:value-type="float" office:value="0.3135977" calcext:value-type="float">
            <text:p>0.3135977</text:p>
          </table:table-cell>
          <table:table-cell office:value-type="float" office:value="0.3245067" calcext:value-type="float">
            <text:p>0.3245067</text:p>
          </table:table-cell>
          <table:table-cell office:value-type="float" office:value="0.3300838" calcext:value-type="float">
            <text:p>0.3300838</text:p>
          </table:table-cell>
          <table:table-cell office:value-type="float" office:value="0.2934059" calcext:value-type="float">
            <text:p>0.2934059</text:p>
          </table:table-cell>
          <table:table-cell office:value-type="float" office:value="0.2948299" calcext:value-type="float">
            <text:p>0.2948299</text:p>
          </table:table-cell>
          <table:table-cell office:value-type="float" office:value="0.3731423" calcext:value-type="float">
            <text:p>0.3731423</text:p>
          </table:table-cell>
          <table:table-cell office:value-type="float" office:value="0.3694643" calcext:value-type="float">
            <text:p>0.3694643</text:p>
          </table:table-cell>
          <table:table-cell office:value-type="float" office:value="0.3755948" calcext:value-type="float">
            <text:p>0.3755948</text:p>
          </table:table-cell>
          <table:table-cell office:value-type="float" office:value="0.3880899" calcext:value-type="float">
            <text:p>0.3880899</text:p>
          </table:table-cell>
          <table:table-cell office:value-type="float" office:value="0.3961945" calcext:value-type="float">
            <text:p>0.3961945</text:p>
          </table:table-cell>
          <table:table-cell office:value-type="float" office:value="0.4623699" calcext:value-type="float">
            <text:p>0.4623699</text:p>
          </table:table-cell>
          <table:table-cell office:value-type="float" office:value="0" calcext:value-type="float">
            <text:p>0</text:p>
          </table:table-cell>
          <table:table-cell office:value-type="float" office:value="0.01752059" calcext:value-type="float">
            <text:p>0.01752059</text:p>
          </table:table-cell>
          <table:table-cell office:value-type="float" office:value="9.768645E-016" calcext:value-type="float">
            <text:p>9.768645E-16</text:p>
          </table:table-cell>
          <table:table-cell office:value-type="float" office:value="9.497491E-016" calcext:value-type="float">
            <text:p>9.497491E-16</text:p>
          </table:table-cell>
          <table:table-cell office:value-type="float" office:value="9.43841E-016" calcext:value-type="float">
            <text:p>9.43841E-16</text:p>
          </table:table-cell>
          <table:table-cell office:value-type="float" office:value="2.596029E-017" calcext:value-type="float">
            <text:p>2.59602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995849" calcext:value-type="float">
            <text:p>-0.06995849</text:p>
          </table:table-cell>
          <table:table-cell office:value-type="float" office:value="-0.04014817" calcext:value-type="float">
            <text:p>-0.04014817</text:p>
          </table:table-cell>
          <table:table-cell office:value-type="float" office:value="-0.02697782" calcext:value-type="float">
            <text:p>-0.02697782</text:p>
          </table:table-cell>
          <table:table-cell office:value-type="float" office:value="-0.02189886" calcext:value-type="float">
            <text:p>-0.02189886</text:p>
          </table:table-cell>
          <table:table-cell office:value-type="float" office:value="-0.01973826" calcext:value-type="float">
            <text:p>-0.01973826</text:p>
          </table:table-cell>
          <table:table-cell office:value-type="float" office:value="-0.01671731" calcext:value-type="float">
            <text:p>-0.01671731</text:p>
          </table:table-cell>
          <table:table-cell office:value-type="float" office:value="-0.01450908" calcext:value-type="float">
            <text:p>-0.01450908</text:p>
          </table:table-cell>
          <table:table-cell office:value-type="float" office:value="-0.01268026" calcext:value-type="float">
            <text:p>-0.01268026</text:p>
          </table:table-cell>
          <table:table-cell office:value-type="float" office:value="-0.0110799" calcext:value-type="float">
            <text:p>-0.0110799</text:p>
          </table:table-cell>
          <table:table-cell office:value-type="float" office:value="-0.01087456" calcext:value-type="float">
            <text:p>-0.0108745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8262474" calcext:value-type="float">
            <text:p>-0.08262474</text:p>
          </table:table-cell>
          <table:table-cell office:value-type="float" office:value="0.006746371" calcext:value-type="float">
            <text:p>0.00674637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9323" calcext:value-type="float">
            <text:p>-2.36932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7.8414" calcext:value-type="float">
            <text:p>737.841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6.04" calcext:value-type="float">
            <text:p>1086.04</text:p>
          </table:table-cell>
          <table:table-cell office:value-type="float" office:value="5.027625" calcext:value-type="float">
            <text:p>5.027625</text:p>
          </table:table-cell>
          <table:table-cell office:value-type="float" office:value="0" calcext:value-type="float">
            <text:p>0</text:p>
          </table:table-cell>
          <table:table-cell office:value-type="float" office:value="0.2840029" calcext:value-type="float">
            <text:p>0.2840029</text:p>
          </table:table-cell>
          <table:table-cell office:value-type="float" office:value="0.2921482" calcext:value-type="float">
            <text:p>0.2921482</text:p>
          </table:table-cell>
          <table:table-cell office:value-type="float" office:value="0.3096395" calcext:value-type="float">
            <text:p>0.3096395</text:p>
          </table:table-cell>
          <table:table-cell office:value-type="float" office:value="0.3215951" calcext:value-type="float">
            <text:p>0.3215951</text:p>
          </table:table-cell>
          <table:table-cell office:value-type="float" office:value="0.3276386" calcext:value-type="float">
            <text:p>0.3276386</text:p>
          </table:table-cell>
          <table:table-cell office:value-type="float" office:value="0.2914158" calcext:value-type="float">
            <text:p>0.2914158</text:p>
          </table:table-cell>
          <table:table-cell office:value-type="float" office:value="0.2930422" calcext:value-type="float">
            <text:p>0.2930422</text:p>
          </table:table-cell>
          <table:table-cell office:value-type="float" office:value="0.3725402" calcext:value-type="float">
            <text:p>0.3725402</text:p>
          </table:table-cell>
          <table:table-cell office:value-type="float" office:value="0.369135" calcext:value-type="float">
            <text:p>0.369135</text:p>
          </table:table-cell>
          <table:table-cell office:value-type="float" office:value="0.3756513" calcext:value-type="float">
            <text:p>0.3756513</text:p>
          </table:table-cell>
          <table:table-cell office:value-type="float" office:value="0.3883049" calcext:value-type="float">
            <text:p>0.3883049</text:p>
          </table:table-cell>
          <table:table-cell office:value-type="float" office:value="0.3963363" calcext:value-type="float">
            <text:p>0.39633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647E-015" calcext:value-type="float">
            <text:p>1.976647E-15</text:p>
          </table:table-cell>
          <table:table-cell office:value-type="float" office:value="9.768487E-016" calcext:value-type="float">
            <text:p>9.768487E-16</text:p>
          </table:table-cell>
          <table:table-cell office:value-type="float" office:value="9.49737E-016" calcext:value-type="float">
            <text:p>9.49737E-16</text:p>
          </table:table-cell>
          <table:table-cell office:value-type="float" office:value="9.438324E-016" calcext:value-type="float">
            <text:p>9.438324E-16</text:p>
          </table:table-cell>
          <table:table-cell office:value-type="float" office:value="2.595987E-017" calcext:value-type="float">
            <text:p>2.59598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53629" calcext:value-type="float">
            <text:p>-0.0553629</text:p>
          </table:table-cell>
          <table:table-cell office:value-type="float" office:value="-0.0443806" calcext:value-type="float">
            <text:p>-0.0443806</text:p>
          </table:table-cell>
          <table:table-cell office:value-type="float" office:value="-0.02919113" calcext:value-type="float">
            <text:p>-0.02919113</text:p>
          </table:table-cell>
          <table:table-cell office:value-type="float" office:value="-0.0231515" calcext:value-type="float">
            <text:p>-0.0231515</text:p>
          </table:table-cell>
          <table:table-cell office:value-type="float" office:value="-0.02065187" calcext:value-type="float">
            <text:p>-0.02065187</text:p>
          </table:table-cell>
          <table:table-cell office:value-type="float" office:value="-0.01759194" calcext:value-type="float">
            <text:p>-0.01759194</text:p>
          </table:table-cell>
          <table:table-cell office:value-type="float" office:value="-0.01526811" calcext:value-type="float">
            <text:p>-0.01526811</text:p>
          </table:table-cell>
          <table:table-cell office:value-type="float" office:value="-0.01313172" calcext:value-type="float">
            <text:p>-0.01313172</text:p>
          </table:table-cell>
          <table:table-cell office:value-type="float" office:value="-0.01124529" calcext:value-type="float">
            <text:p>-0.01124529</text:p>
          </table:table-cell>
          <table:table-cell office:value-type="float" office:value="-0.01084605" calcext:value-type="float">
            <text:p>-0.0108460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5838238" calcext:value-type="float">
            <text:p>-0.05838238</text:p>
          </table:table-cell>
          <table:table-cell office:value-type="float" office:value="0.006664131" calcext:value-type="float">
            <text:p>0.00666413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254" calcext:value-type="float">
            <text:p>-2.36825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8.6866" calcext:value-type="float">
            <text:p>738.686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5.195" calcext:value-type="float">
            <text:p>1085.195</text:p>
          </table:table-cell>
          <table:table-cell office:value-type="float" office:value="5.027625" calcext:value-type="float">
            <text:p>5.027625</text:p>
          </table:table-cell>
          <table:table-cell office:value-type="float" office:value="0" calcext:value-type="float">
            <text:p>0</text:p>
          </table:table-cell>
          <table:table-cell office:value-type="float" office:value="0.2831016" calcext:value-type="float">
            <text:p>0.2831016</text:p>
          </table:table-cell>
          <table:table-cell office:value-type="float" office:value="0.2901752" calcext:value-type="float">
            <text:p>0.2901752</text:p>
          </table:table-cell>
          <table:table-cell office:value-type="float" office:value="0.3072755" calcext:value-type="float">
            <text:p>0.3072755</text:p>
          </table:table-cell>
          <table:table-cell office:value-type="float" office:value="0.3188331" calcext:value-type="float">
            <text:p>0.3188331</text:p>
          </table:table-cell>
          <table:table-cell office:value-type="float" office:value="0.3244312" calcext:value-type="float">
            <text:p>0.3244312</text:p>
          </table:table-cell>
          <table:table-cell office:value-type="float" office:value="0.2895699" calcext:value-type="float">
            <text:p>0.2895699</text:p>
          </table:table-cell>
          <table:table-cell office:value-type="float" office:value="0.291574" calcext:value-type="float">
            <text:p>0.291574</text:p>
          </table:table-cell>
          <table:table-cell office:value-type="float" office:value="0.3719476" calcext:value-type="float">
            <text:p>0.3719476</text:p>
          </table:table-cell>
          <table:table-cell office:value-type="float" office:value="0.3687624" calcext:value-type="float">
            <text:p>0.3687624</text:p>
          </table:table-cell>
          <table:table-cell office:value-type="float" office:value="0.3756869" calcext:value-type="float">
            <text:p>0.3756869</text:p>
          </table:table-cell>
          <table:table-cell office:value-type="float" office:value="0.3884944" calcext:value-type="float">
            <text:p>0.3884944</text:p>
          </table:table-cell>
          <table:table-cell office:value-type="float" office:value="0.3964752" calcext:value-type="float">
            <text:p>0.39647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332E-015" calcext:value-type="float">
            <text:p>1.943332E-15</text:p>
          </table:table-cell>
          <table:table-cell office:value-type="float" office:value="9.768315E-016" calcext:value-type="float">
            <text:p>9.768315E-16</text:p>
          </table:table-cell>
          <table:table-cell office:value-type="float" office:value="9.497234E-016" calcext:value-type="float">
            <text:p>9.497234E-16</text:p>
          </table:table-cell>
          <table:table-cell office:value-type="float" office:value="9.438232E-016" calcext:value-type="float">
            <text:p>9.438232E-16</text:p>
          </table:table-cell>
          <table:table-cell office:value-type="float" office:value="2.595947E-017" calcext:value-type="float">
            <text:p>2.59594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09501" calcext:value-type="float">
            <text:p>-0.05709501</text:p>
          </table:table-cell>
          <table:table-cell office:value-type="float" office:value="-0.04678721" calcext:value-type="float">
            <text:p>-0.04678721</text:p>
          </table:table-cell>
          <table:table-cell office:value-type="float" office:value="-0.03059798" calcext:value-type="float">
            <text:p>-0.03059798</text:p>
          </table:table-cell>
          <table:table-cell office:value-type="float" office:value="-0.02440228" calcext:value-type="float">
            <text:p>-0.02440228</text:p>
          </table:table-cell>
          <table:table-cell office:value-type="float" office:value="-0.02193724" calcext:value-type="float">
            <text:p>-0.02193724</text:p>
          </table:table-cell>
          <table:table-cell office:value-type="float" office:value="-0.01845125" calcext:value-type="float">
            <text:p>-0.01845125</text:p>
          </table:table-cell>
          <table:table-cell office:value-type="float" office:value="-0.0159267" calcext:value-type="float">
            <text:p>-0.0159267</text:p>
          </table:table-cell>
          <table:table-cell office:value-type="float" office:value="-0.01359129" calcext:value-type="float">
            <text:p>-0.01359129</text:p>
          </table:table-cell>
          <table:table-cell office:value-type="float" office:value="-0.01143562" calcext:value-type="float">
            <text:p>-0.01143562</text:p>
          </table:table-cell>
          <table:table-cell office:value-type="float" office:value="-0.01082837" calcext:value-type="float">
            <text:p>-0.0108283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5830216" calcext:value-type="float">
            <text:p>-0.05830216</text:p>
          </table:table-cell>
          <table:table-cell office:value-type="float" office:value="0.006597081" calcext:value-type="float">
            <text:p>0.00659708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7168" calcext:value-type="float">
            <text:p>-2.3671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9.0276" calcext:value-type="float">
            <text:p>739.027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4.854" calcext:value-type="float">
            <text:p>1084.854</text:p>
          </table:table-cell>
          <table:table-cell office:value-type="float" office:value="5.027625" calcext:value-type="float">
            <text:p>5.027625</text:p>
          </table:table-cell>
          <table:table-cell office:value-type="float" office:value="0" calcext:value-type="float">
            <text:p>0</text:p>
          </table:table-cell>
          <table:table-cell office:value-type="float" office:value="0.2891284" calcext:value-type="float">
            <text:p>0.2891284</text:p>
          </table:table-cell>
          <table:table-cell office:value-type="float" office:value="0.2942568" calcext:value-type="float">
            <text:p>0.2942568</text:p>
          </table:table-cell>
          <table:table-cell office:value-type="float" office:value="0.3056413" calcext:value-type="float">
            <text:p>0.3056413</text:p>
          </table:table-cell>
          <table:table-cell office:value-type="float" office:value="0.3161574" calcext:value-type="float">
            <text:p>0.3161574</text:p>
          </table:table-cell>
          <table:table-cell office:value-type="float" office:value="0.322486" calcext:value-type="float">
            <text:p>0.322486</text:p>
          </table:table-cell>
          <table:table-cell office:value-type="float" office:value="0.2879569" calcext:value-type="float">
            <text:p>0.2879569</text:p>
          </table:table-cell>
          <table:table-cell office:value-type="float" office:value="0.2902835" calcext:value-type="float">
            <text:p>0.2902835</text:p>
          </table:table-cell>
          <table:table-cell office:value-type="float" office:value="0.3713792" calcext:value-type="float">
            <text:p>0.3713792</text:p>
          </table:table-cell>
          <table:table-cell office:value-type="float" office:value="0.3683708" calcext:value-type="float">
            <text:p>0.3683708</text:p>
          </table:table-cell>
          <table:table-cell office:value-type="float" office:value="0.3757026" calcext:value-type="float">
            <text:p>0.3757026</text:p>
          </table:table-cell>
          <table:table-cell office:value-type="float" office:value="0.3886613" calcext:value-type="float">
            <text:p>0.3886613</text:p>
          </table:table-cell>
          <table:table-cell office:value-type="float" office:value="0.39661" calcext:value-type="float">
            <text:p>0.396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508E-015" calcext:value-type="float">
            <text:p>1.943508E-15</text:p>
          </table:table-cell>
          <table:table-cell office:value-type="float" office:value="9.768154E-016" calcext:value-type="float">
            <text:p>9.768154E-16</text:p>
          </table:table-cell>
          <table:table-cell office:value-type="float" office:value="9.497101E-016" calcext:value-type="float">
            <text:p>9.497101E-16</text:p>
          </table:table-cell>
          <table:table-cell office:value-type="float" office:value="9.438146E-016" calcext:value-type="float">
            <text:p>9.438146E-16</text:p>
          </table:table-cell>
          <table:table-cell office:value-type="float" office:value="2.595902E-017" calcext:value-type="float">
            <text:p>2.59590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99341" calcext:value-type="float">
            <text:p>-0.04799341</text:p>
          </table:table-cell>
          <table:table-cell office:value-type="float" office:value="-0.04197383" calcext:value-type="float">
            <text:p>-0.04197383</text:p>
          </table:table-cell>
          <table:table-cell office:value-type="float" office:value="-0.03162482" calcext:value-type="float">
            <text:p>-0.03162482</text:p>
          </table:table-cell>
          <table:table-cell office:value-type="float" office:value="-0.02571539" calcext:value-type="float">
            <text:p>-0.02571539</text:p>
          </table:table-cell>
          <table:table-cell office:value-type="float" office:value="-0.02276268" calcext:value-type="float">
            <text:p>-0.02276268</text:p>
          </table:table-cell>
          <table:table-cell office:value-type="float" office:value="-0.01923941" calcext:value-type="float">
            <text:p>-0.01923941</text:p>
          </table:table-cell>
          <table:table-cell office:value-type="float" office:value="-0.0165299" calcext:value-type="float">
            <text:p>-0.0165299</text:p>
          </table:table-cell>
          <table:table-cell office:value-type="float" office:value="-0.01404846" calcext:value-type="float">
            <text:p>-0.01404846</text:p>
          </table:table-cell>
          <table:table-cell office:value-type="float" office:value="-0.01163939" calcext:value-type="float">
            <text:p>-0.01163939</text:p>
          </table:table-cell>
          <table:table-cell office:value-type="float" office:value="-0.01082055" calcext:value-type="float">
            <text:p>-0.0108205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5091381" calcext:value-type="float">
            <text:p>-0.05091381</text:p>
          </table:table-cell>
          <table:table-cell office:value-type="float" office:value="0.006547756" calcext:value-type="float">
            <text:p>0.00654775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6002" calcext:value-type="float">
            <text:p>-2.3660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39.3439" calcext:value-type="float">
            <text:p>739.343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4.538" calcext:value-type="float">
            <text:p>1084.538</text:p>
          </table:table-cell>
          <table:table-cell office:value-type="float" office:value="5.027625" calcext:value-type="float">
            <text:p>5.027625</text:p>
          </table:table-cell>
          <table:table-cell office:value-type="float" office:value="0" calcext:value-type="float">
            <text:p>0</text:p>
          </table:table-cell>
          <table:table-cell office:value-type="float" office:value="0.2920216" calcext:value-type="float">
            <text:p>0.2920216</text:p>
          </table:table-cell>
          <table:table-cell office:value-type="float" office:value="0.2961484" calcext:value-type="float">
            <text:p>0.2961484</text:p>
          </table:table-cell>
          <table:table-cell office:value-type="float" office:value="0.3048953" calcext:value-type="float">
            <text:p>0.3048953</text:p>
          </table:table-cell>
          <table:table-cell office:value-type="float" office:value="0.3153166" calcext:value-type="float">
            <text:p>0.3153166</text:p>
          </table:table-cell>
          <table:table-cell office:value-type="float" office:value="0.3209956" calcext:value-type="float">
            <text:p>0.3209956</text:p>
          </table:table-cell>
          <table:table-cell office:value-type="float" office:value="0.2864556" calcext:value-type="float">
            <text:p>0.2864556</text:p>
          </table:table-cell>
          <table:table-cell office:value-type="float" office:value="0.2890099" calcext:value-type="float">
            <text:p>0.2890099</text:p>
          </table:table-cell>
          <table:table-cell office:value-type="float" office:value="0.370829" calcext:value-type="float">
            <text:p>0.370829</text:p>
          </table:table-cell>
          <table:table-cell office:value-type="float" office:value="0.3679655" calcext:value-type="float">
            <text:p>0.3679655</text:p>
          </table:table-cell>
          <table:table-cell office:value-type="float" office:value="0.3756981" calcext:value-type="float">
            <text:p>0.3756981</text:p>
          </table:table-cell>
          <table:table-cell office:value-type="float" office:value="0.3888076" calcext:value-type="float">
            <text:p>0.3888076</text:p>
          </table:table-cell>
          <table:table-cell office:value-type="float" office:value="0.3967394" calcext:value-type="float">
            <text:p>0.39673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479E-015" calcext:value-type="float">
            <text:p>1.968479E-15</text:p>
          </table:table-cell>
          <table:table-cell office:value-type="float" office:value="9.768043E-016" calcext:value-type="float">
            <text:p>9.768043E-16</text:p>
          </table:table-cell>
          <table:table-cell office:value-type="float" office:value="9.496998E-016" calcext:value-type="float">
            <text:p>9.496998E-16</text:p>
          </table:table-cell>
          <table:table-cell office:value-type="float" office:value="9.438071E-016" calcext:value-type="float">
            <text:p>9.438071E-16</text:p>
          </table:table-cell>
          <table:table-cell office:value-type="float" office:value="2.595861E-017" calcext:value-type="float">
            <text:p>2.59586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38068" calcext:value-type="float">
            <text:p>-0.04438068</text:p>
          </table:table-cell>
          <table:table-cell office:value-type="float" office:value="-0.03994332" calcext:value-type="float">
            <text:p>-0.03994332</text:p>
          </table:table-cell>
          <table:table-cell office:value-type="float" office:value="-0.03212299" calcext:value-type="float">
            <text:p>-0.03212299</text:p>
          </table:table-cell>
          <table:table-cell office:value-type="float" office:value="-0.02613639" calcext:value-type="float">
            <text:p>-0.02613639</text:p>
          </table:table-cell>
          <table:table-cell office:value-type="float" office:value="-0.0234227" calcext:value-type="float">
            <text:p>-0.0234227</text:p>
          </table:table-cell>
          <table:table-cell office:value-type="float" office:value="-0.02000917" calcext:value-type="float">
            <text:p>-0.02000917</text:p>
          </table:table-cell>
          <table:table-cell office:value-type="float" office:value="-0.01715022" calcext:value-type="float">
            <text:p>-0.01715022</text:p>
          </table:table-cell>
          <table:table-cell office:value-type="float" office:value="-0.01450615" calcext:value-type="float">
            <text:p>-0.01450615</text:p>
          </table:table-cell>
          <table:table-cell office:value-type="float" office:value="-0.01185439" calcext:value-type="float">
            <text:p>-0.01185439</text:p>
          </table:table-cell>
          <table:table-cell office:value-type="float" office:value="-0.01082264" calcext:value-type="float">
            <text:p>-0.0108226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4736484" calcext:value-type="float">
            <text:p>-0.04736484</text:p>
          </table:table-cell>
          <table:table-cell office:value-type="float" office:value="0.006515617" calcext:value-type="float">
            <text:p>0.00651561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4765" calcext:value-type="float">
            <text:p>-2.3647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0.1088" calcext:value-type="float">
            <text:p>740.108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3.773" calcext:value-type="float">
            <text:p>1083.773</text:p>
          </table:table-cell>
          <table:table-cell office:value-type="float" office:value="5.027625" calcext:value-type="float">
            <text:p>5.027625</text:p>
          </table:table-cell>
          <table:table-cell office:value-type="float" office:value="0" calcext:value-type="float">
            <text:p>0</text:p>
          </table:table-cell>
          <table:table-cell office:value-type="float" office:value="0.2736735" calcext:value-type="float">
            <text:p>0.2736735</text:p>
          </table:table-cell>
          <table:table-cell office:value-type="float" office:value="0.2910351" calcext:value-type="float">
            <text:p>0.2910351</text:p>
          </table:table-cell>
          <table:table-cell office:value-type="float" office:value="0.3040186" calcext:value-type="float">
            <text:p>0.3040186</text:p>
          </table:table-cell>
          <table:table-cell office:value-type="float" office:value="0.3141361" calcext:value-type="float">
            <text:p>0.3141361</text:p>
          </table:table-cell>
          <table:table-cell office:value-type="float" office:value="0.3191431" calcext:value-type="float">
            <text:p>0.3191431</text:p>
          </table:table-cell>
          <table:table-cell office:value-type="float" office:value="0.2852936" calcext:value-type="float">
            <text:p>0.2852936</text:p>
          </table:table-cell>
          <table:table-cell office:value-type="float" office:value="0.2880747" calcext:value-type="float">
            <text:p>0.2880747</text:p>
          </table:table-cell>
          <table:table-cell office:value-type="float" office:value="0.3702989" calcext:value-type="float">
            <text:p>0.3702989</text:p>
          </table:table-cell>
          <table:table-cell office:value-type="float" office:value="0.367547" calcext:value-type="float">
            <text:p>0.367547</text:p>
          </table:table-cell>
          <table:table-cell office:value-type="float" office:value="0.3756737" calcext:value-type="float">
            <text:p>0.3756737</text:p>
          </table:table-cell>
          <table:table-cell office:value-type="float" office:value="0.388935" calcext:value-type="float">
            <text:p>0.388935</text:p>
          </table:table-cell>
          <table:table-cell office:value-type="float" office:value="0.3968638" calcext:value-type="float">
            <text:p>0.3968638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1047394" calcext:value-type="float">
            <text:p>0.01047394</text:p>
          </table:table-cell>
          <table:table-cell office:value-type="float" office:value="9.767905E-016" calcext:value-type="float">
            <text:p>9.767905E-16</text:p>
          </table:table-cell>
          <table:table-cell office:value-type="float" office:value="9.496882E-016" calcext:value-type="float">
            <text:p>9.496882E-16</text:p>
          </table:table-cell>
          <table:table-cell office:value-type="float" office:value="9.438008E-016" calcext:value-type="float">
            <text:p>9.438008E-16</text:p>
          </table:table-cell>
          <table:table-cell office:value-type="float" office:value="2.595816E-017" calcext:value-type="float">
            <text:p>2.595816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22574" calcext:value-type="float">
            <text:p>-0.07122574</text:p>
          </table:table-cell>
          <table:table-cell office:value-type="float" office:value="-0.04549126" calcext:value-type="float">
            <text:p>-0.04549126</text:p>
          </table:table-cell>
          <table:table-cell office:value-type="float" office:value="-0.03267721" calcext:value-type="float">
            <text:p>-0.03267721</text:p>
          </table:table-cell>
          <table:table-cell office:value-type="float" office:value="-0.02674068" calcext:value-type="float">
            <text:p>-0.02674068</text:p>
          </table:table-cell>
          <table:table-cell office:value-type="float" office:value="-0.02426765" calcext:value-type="float">
            <text:p>-0.02426765</text:p>
          </table:table-cell>
          <table:table-cell office:value-type="float" office:value="-0.02062905" calcext:value-type="float">
            <text:p>-0.02062905</text:p>
          </table:table-cell>
          <table:table-cell office:value-type="float" office:value="-0.0176243" calcext:value-type="float">
            <text:p>-0.0176243</text:p>
          </table:table-cell>
          <table:table-cell office:value-type="float" office:value="-0.01496211" calcext:value-type="float">
            <text:p>-0.01496211</text:p>
          </table:table-cell>
          <table:table-cell office:value-type="float" office:value="-0.01208078" calcext:value-type="float">
            <text:p>-0.01208078</text:p>
          </table:table-cell>
          <table:table-cell office:value-type="float" office:value="-0.01083453" calcext:value-type="float">
            <text:p>-0.0108345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8330588" calcext:value-type="float">
            <text:p>-0.08330588</text:p>
          </table:table-cell>
          <table:table-cell office:value-type="float" office:value="0.006469902" calcext:value-type="float">
            <text:p>0.00646990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3503" calcext:value-type="float">
            <text:p>-2.36350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0.7917" calcext:value-type="float">
            <text:p>740.791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3.071" calcext:value-type="float">
            <text:p>1083.071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2874765" calcext:value-type="float">
            <text:p>0.2874765</text:p>
          </table:table-cell>
          <table:table-cell office:value-type="float" office:value="0.2901228" calcext:value-type="float">
            <text:p>0.2901228</text:p>
          </table:table-cell>
          <table:table-cell office:value-type="float" office:value="0.3011575" calcext:value-type="float">
            <text:p>0.3011575</text:p>
          </table:table-cell>
          <table:table-cell office:value-type="float" office:value="0.3116271" calcext:value-type="float">
            <text:p>0.3116271</text:p>
          </table:table-cell>
          <table:table-cell office:value-type="float" office:value="0.3177228" calcext:value-type="float">
            <text:p>0.3177228</text:p>
          </table:table-cell>
          <table:table-cell office:value-type="float" office:value="0.2842702" calcext:value-type="float">
            <text:p>0.2842702</text:p>
          </table:table-cell>
          <table:table-cell office:value-type="float" office:value="0.2871776" calcext:value-type="float">
            <text:p>0.2871776</text:p>
          </table:table-cell>
          <table:table-cell office:value-type="float" office:value="0.3698239" calcext:value-type="float">
            <text:p>0.3698239</text:p>
          </table:table-cell>
          <table:table-cell office:value-type="float" office:value="0.3671228" calcext:value-type="float">
            <text:p>0.3671228</text:p>
          </table:table-cell>
          <table:table-cell office:value-type="float" office:value="0.3756297" calcext:value-type="float">
            <text:p>0.3756297</text:p>
          </table:table-cell>
          <table:table-cell office:value-type="float" office:value="0.3890445" calcext:value-type="float">
            <text:p>0.3890445</text:p>
          </table:table-cell>
          <table:table-cell office:value-type="float" office:value="0.3969823" calcext:value-type="float">
            <text:p>0.39698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404E-015" calcext:value-type="float">
            <text:p>1.957404E-15</text:p>
          </table:table-cell>
          <table:table-cell office:value-type="float" office:value="9.767752E-016" calcext:value-type="float">
            <text:p>9.767752E-16</text:p>
          </table:table-cell>
          <table:table-cell office:value-type="float" office:value="9.49677E-016" calcext:value-type="float">
            <text:p>9.49677E-16</text:p>
          </table:table-cell>
          <table:table-cell office:value-type="float" office:value="9.437943E-016" calcext:value-type="float">
            <text:p>9.437943E-16</text:p>
          </table:table-cell>
          <table:table-cell office:value-type="float" office:value="2.595773E-017" calcext:value-type="float">
            <text:p>2.595773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44486" calcext:value-type="float">
            <text:p>-0.05044486</text:p>
          </table:table-cell>
          <table:table-cell office:value-type="float" office:value="-0.04687234" calcext:value-type="float">
            <text:p>-0.04687234</text:p>
          </table:table-cell>
          <table:table-cell office:value-type="float" office:value="-0.03507171" calcext:value-type="float">
            <text:p>-0.03507171</text:p>
          </table:table-cell>
          <table:table-cell office:value-type="float" office:value="-0.02808417" calcext:value-type="float">
            <text:p>-0.02808417</text:p>
          </table:table-cell>
          <table:table-cell office:value-type="float" office:value="-0.02494236" calcext:value-type="float">
            <text:p>-0.02494236</text:p>
          </table:table-cell>
          <table:table-cell office:value-type="float" office:value="-0.02119286" calcext:value-type="float">
            <text:p>-0.02119286</text:p>
          </table:table-cell>
          <table:table-cell office:value-type="float" office:value="-0.01809057" calcext:value-type="float">
            <text:p>-0.01809057</text:p>
          </table:table-cell>
          <table:table-cell office:value-type="float" office:value="-0.01538348" calcext:value-type="float">
            <text:p>-0.01538348</text:p>
          </table:table-cell>
          <table:table-cell office:value-type="float" office:value="-0.01231506" calcext:value-type="float">
            <text:p>-0.01231506</text:p>
          </table:table-cell>
          <table:table-cell office:value-type="float" office:value="-0.0108562" calcext:value-type="float">
            <text:p>-0.010856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5016658" calcext:value-type="float">
            <text:p>-0.05016658</text:p>
          </table:table-cell>
          <table:table-cell office:value-type="float" office:value="0.006395388" calcext:value-type="float">
            <text:p>0.00639538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2104" calcext:value-type="float">
            <text:p>-2.36210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1.884" calcext:value-type="float">
            <text:p>741.88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1.978" calcext:value-type="float">
            <text:p>1081.978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2646196" calcext:value-type="float">
            <text:p>0.2646196</text:p>
          </table:table-cell>
          <table:table-cell office:value-type="float" office:value="0.2828667" calcext:value-type="float">
            <text:p>0.2828667</text:p>
          </table:table-cell>
          <table:table-cell office:value-type="float" office:value="0.2998387" calcext:value-type="float">
            <text:p>0.2998387</text:p>
          </table:table-cell>
          <table:table-cell office:value-type="float" office:value="0.3099321" calcext:value-type="float">
            <text:p>0.3099321</text:p>
          </table:table-cell>
          <table:table-cell office:value-type="float" office:value="0.3161839" calcext:value-type="float">
            <text:p>0.3161839</text:p>
          </table:table-cell>
          <table:table-cell office:value-type="float" office:value="0.2832299" calcext:value-type="float">
            <text:p>0.2832299</text:p>
          </table:table-cell>
          <table:table-cell office:value-type="float" office:value="0.286287" calcext:value-type="float">
            <text:p>0.286287</text:p>
          </table:table-cell>
          <table:table-cell office:value-type="float" office:value="0.3693871" calcext:value-type="float">
            <text:p>0.3693871</text:p>
          </table:table-cell>
          <table:table-cell office:value-type="float" office:value="0.3666984" calcext:value-type="float">
            <text:p>0.3666984</text:p>
          </table:table-cell>
          <table:table-cell office:value-type="float" office:value="0.3755674" calcext:value-type="float">
            <text:p>0.3755674</text:p>
          </table:table-cell>
          <table:table-cell office:value-type="float" office:value="0.3891374" calcext:value-type="float">
            <text:p>0.3891374</text:p>
          </table:table-cell>
          <table:table-cell office:value-type="float" office:value="0.3970967" calcext:value-type="float">
            <text:p>0.39709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598E-015" calcext:value-type="float">
            <text:p>1.957598E-15</text:p>
          </table:table-cell>
          <table:table-cell office:value-type="float" office:value="9.767556E-016" calcext:value-type="float">
            <text:p>9.767556E-16</text:p>
          </table:table-cell>
          <table:table-cell office:value-type="float" office:value="9.496614E-016" calcext:value-type="float">
            <text:p>9.496614E-16</text:p>
          </table:table-cell>
          <table:table-cell office:value-type="float" office:value="9.437863E-016" calcext:value-type="float">
            <text:p>9.437863E-16</text:p>
          </table:table-cell>
          <table:table-cell office:value-type="float" office:value="2.595731E-017" calcext:value-type="float">
            <text:p>2.59573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572504" calcext:value-type="float">
            <text:p>-0.09572504</text:p>
          </table:table-cell>
          <table:table-cell office:value-type="float" office:value="-0.05669177" calcext:value-type="float">
            <text:p>-0.05669177</text:p>
          </table:table-cell>
          <table:table-cell office:value-type="float" office:value="-0.03624298" calcext:value-type="float">
            <text:p>-0.03624298</text:p>
          </table:table-cell>
          <table:table-cell office:value-type="float" office:value="-0.02904053" calcext:value-type="float">
            <text:p>-0.02904053</text:p>
          </table:table-cell>
          <table:table-cell office:value-type="float" office:value="-0.02569475" calcext:value-type="float">
            <text:p>-0.02569475</text:p>
          </table:table-cell>
          <table:table-cell office:value-type="float" office:value="-0.02178143" calcext:value-type="float">
            <text:p>-0.02178143</text:p>
          </table:table-cell>
          <table:table-cell office:value-type="float" office:value="-0.01856752" calcext:value-type="float">
            <text:p>-0.01856752</text:p>
          </table:table-cell>
          <table:table-cell office:value-type="float" office:value="-0.01578224" calcext:value-type="float">
            <text:p>-0.01578224</text:p>
          </table:table-cell>
          <table:table-cell office:value-type="float" office:value="-0.01255427" calcext:value-type="float">
            <text:p>-0.01255427</text:p>
          </table:table-cell>
          <table:table-cell office:value-type="float" office:value="-0.01088697" calcext:value-type="float">
            <text:p>-0.0108869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221228" calcext:value-type="float">
            <text:p>-0.1221228</text:p>
          </table:table-cell>
          <table:table-cell office:value-type="float" office:value="0.006311577" calcext:value-type="float">
            <text:p>0.00631157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0708" calcext:value-type="float">
            <text:p>-2.36070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2.5306" calcext:value-type="float">
            <text:p>742.530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1.332" calcext:value-type="float">
            <text:p>1081.332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270662" calcext:value-type="float">
            <text:p>0.270662</text:p>
          </table:table-cell>
          <table:table-cell office:value-type="float" office:value="0.2793727" calcext:value-type="float">
            <text:p>0.2793727</text:p>
          </table:table-cell>
          <table:table-cell office:value-type="float" office:value="0.297311" calcext:value-type="float">
            <text:p>0.297311</text:p>
          </table:table-cell>
          <table:table-cell office:value-type="float" office:value="0.3084247" calcext:value-type="float">
            <text:p>0.3084247</text:p>
          </table:table-cell>
          <table:table-cell office:value-type="float" office:value="0.3146201" calcext:value-type="float">
            <text:p>0.3146201</text:p>
          </table:table-cell>
          <table:table-cell office:value-type="float" office:value="0.2820772" calcext:value-type="float">
            <text:p>0.2820772</text:p>
          </table:table-cell>
          <table:table-cell office:value-type="float" office:value="0.2853891" calcext:value-type="float">
            <text:p>0.2853891</text:p>
          </table:table-cell>
          <table:table-cell office:value-type="float" office:value="0.3689907" calcext:value-type="float">
            <text:p>0.3689907</text:p>
          </table:table-cell>
          <table:table-cell office:value-type="float" office:value="0.3662811" calcext:value-type="float">
            <text:p>0.3662811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0.3892145" calcext:value-type="float">
            <text:p>0.3892145</text:p>
          </table:table-cell>
          <table:table-cell office:value-type="float" office:value="0.3972057" calcext:value-type="float">
            <text:p>0.39720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468E-015" calcext:value-type="float">
            <text:p>1.928468E-15</text:p>
          </table:table-cell>
          <table:table-cell office:value-type="float" office:value="9.767393E-016" calcext:value-type="float">
            <text:p>9.767393E-16</text:p>
          </table:table-cell>
          <table:table-cell office:value-type="float" office:value="9.496472E-016" calcext:value-type="float">
            <text:p>9.496472E-16</text:p>
          </table:table-cell>
          <table:table-cell office:value-type="float" office:value="9.437797E-016" calcext:value-type="float">
            <text:p>9.437797E-16</text:p>
          </table:table-cell>
          <table:table-cell office:value-type="float" office:value="2.59568E-017" calcext:value-type="float">
            <text:p>2.59568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062356" calcext:value-type="float">
            <text:p>-0.08062356</text:p>
          </table:table-cell>
          <table:table-cell office:value-type="float" office:value="-0.06259983" calcext:value-type="float">
            <text:p>-0.06259983</text:p>
          </table:table-cell>
          <table:table-cell office:value-type="float" office:value="-0.03870979" calcext:value-type="float">
            <text:p>-0.03870979</text:p>
          </table:table-cell>
          <table:table-cell office:value-type="float" office:value="-0.02992445" calcext:value-type="float">
            <text:p>-0.02992445</text:p>
          </table:table-cell>
          <table:table-cell office:value-type="float" office:value="-0.02648833" calcext:value-type="float">
            <text:p>-0.02648833</text:p>
          </table:table-cell>
          <table:table-cell office:value-type="float" office:value="-0.02245717" calcext:value-type="float">
            <text:p>-0.02245717</text:p>
          </table:table-cell>
          <table:table-cell office:value-type="float" office:value="-0.01906242" calcext:value-type="float">
            <text:p>-0.01906242</text:p>
          </table:table-cell>
          <table:table-cell office:value-type="float" office:value="-0.01615272" calcext:value-type="float">
            <text:p>-0.01615272</text:p>
          </table:table-cell>
          <table:table-cell office:value-type="float" office:value="-0.01279428" calcext:value-type="float">
            <text:p>-0.01279428</text:p>
          </table:table-cell>
          <table:table-cell office:value-type="float" office:value="-0.01092621" calcext:value-type="float">
            <text:p>-0.0109262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8196287" calcext:value-type="float">
            <text:p>-0.08196287</text:p>
          </table:table-cell>
          <table:table-cell office:value-type="float" office:value="0.00624478" calcext:value-type="float">
            <text:p>0.0062447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9282" calcext:value-type="float">
            <text:p>-2.35928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3.7148" calcext:value-type="float">
            <text:p>743.714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80.148" calcext:value-type="float">
            <text:p>1080.148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2318247" calcext:value-type="float">
            <text:p>0.2318247</text:p>
          </table:table-cell>
          <table:table-cell office:value-type="float" office:value="0.2770618" calcext:value-type="float">
            <text:p>0.2770618</text:p>
          </table:table-cell>
          <table:table-cell office:value-type="float" office:value="0.295886" calcext:value-type="float">
            <text:p>0.295886</text:p>
          </table:table-cell>
          <table:table-cell office:value-type="float" office:value="0.306571" calcext:value-type="float">
            <text:p>0.306571</text:p>
          </table:table-cell>
          <table:table-cell office:value-type="float" office:value="0.312467" calcext:value-type="float">
            <text:p>0.312467</text:p>
          </table:table-cell>
          <table:table-cell office:value-type="float" office:value="0.280981" calcext:value-type="float">
            <text:p>0.280981</text:p>
          </table:table-cell>
          <table:table-cell office:value-type="float" office:value="0.2846218" calcext:value-type="float">
            <text:p>0.2846218</text:p>
          </table:table-cell>
          <table:table-cell office:value-type="float" office:value="0.3685885" calcext:value-type="float">
            <text:p>0.3685885</text:p>
          </table:table-cell>
          <table:table-cell office:value-type="float" office:value="0.3658689" calcext:value-type="float">
            <text:p>0.3658689</text:p>
          </table:table-cell>
          <table:table-cell office:value-type="float" office:value="0.3753922" calcext:value-type="float">
            <text:p>0.3753922</text:p>
          </table:table-cell>
          <table:table-cell office:value-type="float" office:value="0.389226" calcext:value-type="float">
            <text:p>0.389226</text:p>
          </table:table-cell>
          <table:table-cell office:value-type="float" office:value="0.3972996" calcext:value-type="float">
            <text:p>0.39729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683E-015" calcext:value-type="float">
            <text:p>1.928683E-15</text:p>
          </table:table-cell>
          <table:table-cell office:value-type="float" office:value="9.767177E-016" calcext:value-type="float">
            <text:p>9.767177E-16</text:p>
          </table:table-cell>
          <table:table-cell office:value-type="float" office:value="9.496288E-016" calcext:value-type="float">
            <text:p>9.496288E-16</text:p>
          </table:table-cell>
          <table:table-cell office:value-type="float" office:value="9.437722E-016" calcext:value-type="float">
            <text:p>9.437722E-16</text:p>
          </table:table-cell>
          <table:table-cell office:value-type="float" office:value="2.595631E-017" calcext:value-type="float">
            <text:p>2.59563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8351" calcext:value-type="float">
            <text:p>-0.268351</text:p>
          </table:table-cell>
          <table:table-cell office:value-type="float" office:value="-0.06651867" calcext:value-type="float">
            <text:p>-0.06651867</text:p>
          </table:table-cell>
          <table:table-cell office:value-type="float" office:value="-0.04015918" calcext:value-type="float">
            <text:p>-0.04015918</text:p>
          </table:table-cell>
          <table:table-cell office:value-type="float" office:value="-0.03104396" calcext:value-type="float">
            <text:p>-0.03104396</text:p>
          </table:table-cell>
          <table:table-cell office:value-type="float" office:value="-0.02762604" calcext:value-type="float">
            <text:p>-0.02762604</text:p>
          </table:table-cell>
          <table:table-cell office:value-type="float" office:value="-0.02312363" calcext:value-type="float">
            <text:p>-0.02312363</text:p>
          </table:table-cell>
          <table:table-cell office:value-type="float" office:value="-0.01949946" calcext:value-type="float">
            <text:p>-0.01949946</text:p>
          </table:table-cell>
          <table:table-cell office:value-type="float" office:value="-0.01653836" calcext:value-type="float">
            <text:p>-0.01653836</text:p>
          </table:table-cell>
          <table:table-cell office:value-type="float" office:value="-0.01303617" calcext:value-type="float">
            <text:p>-0.01303617</text:p>
          </table:table-cell>
          <table:table-cell office:value-type="float" office:value="-0.01097403" calcext:value-type="float">
            <text:p>-0.0109740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350783" calcext:value-type="float">
            <text:p>-0.350783</text:p>
          </table:table-cell>
          <table:table-cell office:value-type="float" office:value="0.006160392" calcext:value-type="float">
            <text:p>0.00616039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7454" calcext:value-type="float">
            <text:p>-2.35745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3.9271" calcext:value-type="float">
            <text:p>743.9271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9.936" calcext:value-type="float">
            <text:p>1079.936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2540702" calcext:value-type="float">
            <text:p>0.2540702</text:p>
          </table:table-cell>
          <table:table-cell office:value-type="float" office:value="0.2738152" calcext:value-type="float">
            <text:p>0.2738152</text:p>
          </table:table-cell>
          <table:table-cell office:value-type="float" office:value="0.2937127" calcext:value-type="float">
            <text:p>0.2937127</text:p>
          </table:table-cell>
          <table:table-cell office:value-type="float" office:value="0.3039138" calcext:value-type="float">
            <text:p>0.3039138</text:p>
          </table:table-cell>
          <table:table-cell office:value-type="float" office:value="0.3110771" calcext:value-type="float">
            <text:p>0.3110771</text:p>
          </table:table-cell>
          <table:table-cell office:value-type="float" office:value="0.2801373" calcext:value-type="float">
            <text:p>0.2801373</text:p>
          </table:table-cell>
          <table:table-cell office:value-type="float" office:value="0.2839139" calcext:value-type="float">
            <text:p>0.2839139</text:p>
          </table:table-cell>
          <table:table-cell office:value-type="float" office:value="0.3682458" calcext:value-type="float">
            <text:p>0.3682458</text:p>
          </table:table-cell>
          <table:table-cell office:value-type="float" office:value="0.3654706" calcext:value-type="float">
            <text:p>0.3654706</text:p>
          </table:table-cell>
          <table:table-cell office:value-type="float" office:value="0.3752784" calcext:value-type="float">
            <text:p>0.3752784</text:p>
          </table:table-cell>
          <table:table-cell office:value-type="float" office:value="0.3892183" calcext:value-type="float">
            <text:p>0.3892183</text:p>
          </table:table-cell>
          <table:table-cell office:value-type="float" office:value="0.3973858" calcext:value-type="float">
            <text:p>0.3973858</text:p>
          </table:table-cell>
          <table:table-cell office:value-type="float" office:value="0.4623707" calcext:value-type="float">
            <text:p>0.4623707</text:p>
          </table:table-cell>
          <table:table-cell office:value-type="float" office:value="0" calcext:value-type="float">
            <text:p>0</text:p>
          </table:table-cell>
          <table:table-cell office:value-type="float" office:value="0.008232631" calcext:value-type="float">
            <text:p>0.008232631</text:p>
          </table:table-cell>
          <table:table-cell office:value-type="float" office:value="9.767037E-016" calcext:value-type="float">
            <text:p>9.767037E-16</text:p>
          </table:table-cell>
          <table:table-cell office:value-type="float" office:value="9.496154E-016" calcext:value-type="float">
            <text:p>9.496154E-16</text:p>
          </table:table-cell>
          <table:table-cell office:value-type="float" office:value="9.437639E-016" calcext:value-type="float">
            <text:p>9.437639E-16</text:p>
          </table:table-cell>
          <table:table-cell office:value-type="float" office:value="2.595594E-017" calcext:value-type="float">
            <text:p>2.595594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8369" calcext:value-type="float">
            <text:p>-0.1238369</text:p>
          </table:table-cell>
          <table:table-cell office:value-type="float" office:value="-0.07293395" calcext:value-type="float">
            <text:p>-0.07293395</text:p>
          </table:table-cell>
          <table:table-cell office:value-type="float" office:value="-0.04251751" calcext:value-type="float">
            <text:p>-0.04251751</text:p>
          </table:table-cell>
          <table:table-cell office:value-type="float" office:value="-0.03275162" calcext:value-type="float">
            <text:p>-0.03275162</text:p>
          </table:table-cell>
          <table:table-cell office:value-type="float" office:value="-0.02839262" calcext:value-type="float">
            <text:p>-0.02839262</text:p>
          </table:table-cell>
          <table:table-cell office:value-type="float" office:value="-0.02364978" calcext:value-type="float">
            <text:p>-0.02364978</text:p>
          </table:table-cell>
          <table:table-cell office:value-type="float" office:value="-0.01990817" calcext:value-type="float">
            <text:p>-0.01990817</text:p>
          </table:table-cell>
          <table:table-cell office:value-type="float" office:value="-0.01687507" calcext:value-type="float">
            <text:p>-0.01687507</text:p>
          </table:table-cell>
          <table:table-cell office:value-type="float" office:value="-0.01327468" calcext:value-type="float">
            <text:p>-0.01327468</text:p>
          </table:table-cell>
          <table:table-cell office:value-type="float" office:value="-0.01103104" calcext:value-type="float">
            <text:p>-0.0110310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529288" calcext:value-type="float">
            <text:p>-0.1529288</text:p>
          </table:table-cell>
          <table:table-cell office:value-type="float" office:value="0.00612233" calcext:value-type="float">
            <text:p>0.0061223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5539" calcext:value-type="float">
            <text:p>-2.3555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4.7046" calcext:value-type="float">
            <text:p>744.704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9.159" calcext:value-type="float">
            <text:p>1079.159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2571255" calcext:value-type="float">
            <text:p>0.2571255</text:p>
          </table:table-cell>
          <table:table-cell office:value-type="float" office:value="0.2704728" calcext:value-type="float">
            <text:p>0.2704728</text:p>
          </table:table-cell>
          <table:table-cell office:value-type="float" office:value="0.2910927" calcext:value-type="float">
            <text:p>0.2910927</text:p>
          </table:table-cell>
          <table:table-cell office:value-type="float" office:value="0.302602" calcext:value-type="float">
            <text:p>0.302602</text:p>
          </table:table-cell>
          <table:table-cell office:value-type="float" office:value="0.3094987" calcext:value-type="float">
            <text:p>0.3094987</text:p>
          </table:table-cell>
          <table:table-cell office:value-type="float" office:value="0.2791408" calcext:value-type="float">
            <text:p>0.2791408</text:p>
          </table:table-cell>
          <table:table-cell office:value-type="float" office:value="0.2830702" calcext:value-type="float">
            <text:p>0.2830702</text:p>
          </table:table-cell>
          <table:table-cell office:value-type="float" office:value="0.3679195" calcext:value-type="float">
            <text:p>0.3679195</text:p>
          </table:table-cell>
          <table:table-cell office:value-type="float" office:value="0.365099" calcext:value-type="float">
            <text:p>0.365099</text:p>
          </table:table-cell>
          <table:table-cell office:value-type="float" office:value="0.375151" calcext:value-type="float">
            <text:p>0.375151</text:p>
          </table:table-cell>
          <table:table-cell office:value-type="float" office:value="0.3892079" calcext:value-type="float">
            <text:p>0.3892079</text:p>
          </table:table-cell>
          <table:table-cell office:value-type="float" office:value="0.3974662" calcext:value-type="float">
            <text:p>0.39746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101E-015" calcext:value-type="float">
            <text:p>1.980101E-15</text:p>
          </table:table-cell>
          <table:table-cell office:value-type="float" office:value="9.598738E-016" calcext:value-type="float">
            <text:p>9.598738E-16</text:p>
          </table:table-cell>
          <table:table-cell office:value-type="float" office:value="9.496041E-016" calcext:value-type="float">
            <text:p>9.496041E-16</text:p>
          </table:table-cell>
          <table:table-cell office:value-type="float" office:value="9.437566E-016" calcext:value-type="float">
            <text:p>9.437566E-16</text:p>
          </table:table-cell>
          <table:table-cell office:value-type="float" office:value="2.595559E-017" calcext:value-type="float">
            <text:p>2.59555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96217" calcext:value-type="float">
            <text:p>-0.1196217</text:p>
          </table:table-cell>
          <table:table-cell office:value-type="float" office:value="-0.08028878" calcext:value-type="float">
            <text:p>-0.08028878</text:p>
          </table:table-cell>
          <table:table-cell office:value-type="float" office:value="-0.04554369" calcext:value-type="float">
            <text:p>-0.04554369</text:p>
          </table:table-cell>
          <table:table-cell office:value-type="float" office:value="-0.03380087" calcext:value-type="float">
            <text:p>-0.03380087</text:p>
          </table:table-cell>
          <table:table-cell office:value-type="float" office:value="-0.02929361" calcext:value-type="float">
            <text:p>-0.02929361</text:p>
          </table:table-cell>
          <table:table-cell office:value-type="float" office:value="-0.0242889" calcext:value-type="float">
            <text:p>-0.0242889</text:p>
          </table:table-cell>
          <table:table-cell office:value-type="float" office:value="-0.02041124" calcext:value-type="float">
            <text:p>-0.02041124</text:p>
          </table:table-cell>
          <table:table-cell office:value-type="float" office:value="-0.01720127" calcext:value-type="float">
            <text:p>-0.01720127</text:p>
          </table:table-cell>
          <table:table-cell office:value-type="float" office:value="-0.0135012" calcext:value-type="float">
            <text:p>-0.0135012</text:p>
          </table:table-cell>
          <table:table-cell office:value-type="float" office:value="-0.01109525" calcext:value-type="float">
            <text:p>-0.0110952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297928" calcext:value-type="float">
            <text:p>-0.1297928</text:p>
          </table:table-cell>
          <table:table-cell office:value-type="float" office:value="0.00605413" calcext:value-type="float">
            <text:p>0.0060541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3624" calcext:value-type="float">
            <text:p>-2.3536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5.6283" calcext:value-type="float">
            <text:p>745.6283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8.235" calcext:value-type="float">
            <text:p>1078.235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2305245" calcext:value-type="float">
            <text:p>0.2305245</text:p>
          </table:table-cell>
          <table:table-cell office:value-type="float" office:value="0.2692183" calcext:value-type="float">
            <text:p>0.2692183</text:p>
          </table:table-cell>
          <table:table-cell office:value-type="float" office:value="0.2898008" calcext:value-type="float">
            <text:p>0.2898008</text:p>
          </table:table-cell>
          <table:table-cell office:value-type="float" office:value="0.3010793" calcext:value-type="float">
            <text:p>0.3010793</text:p>
          </table:table-cell>
          <table:table-cell office:value-type="float" office:value="0.3077104" calcext:value-type="float">
            <text:p>0.3077104</text:p>
          </table:table-cell>
          <table:table-cell office:value-type="float" office:value="0.2780505" calcext:value-type="float">
            <text:p>0.2780505</text:p>
          </table:table-cell>
          <table:table-cell office:value-type="float" office:value="0.2822353" calcext:value-type="float">
            <text:p>0.2822353</text:p>
          </table:table-cell>
          <table:table-cell office:value-type="float" office:value="0.3675441" calcext:value-type="float">
            <text:p>0.3675441</text:p>
          </table:table-cell>
          <table:table-cell office:value-type="float" office:value="0.3647768" calcext:value-type="float">
            <text:p>0.3647768</text:p>
          </table:table-cell>
          <table:table-cell office:value-type="float" office:value="0.3749942" calcext:value-type="float">
            <text:p>0.3749942</text:p>
          </table:table-cell>
          <table:table-cell office:value-type="float" office:value="0.3891931" calcext:value-type="float">
            <text:p>0.3891931</text:p>
          </table:table-cell>
          <table:table-cell office:value-type="float" office:value="0.3975452" calcext:value-type="float">
            <text:p>0.39754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291E-015" calcext:value-type="float">
            <text:p>1.980291E-15</text:p>
          </table:table-cell>
          <table:table-cell office:value-type="float" office:value="9.598558E-016" calcext:value-type="float">
            <text:p>9.598558E-16</text:p>
          </table:table-cell>
          <table:table-cell office:value-type="float" office:value="9.495869E-016" calcext:value-type="float">
            <text:p>9.495869E-16</text:p>
          </table:table-cell>
          <table:table-cell office:value-type="float" office:value="9.4375E-016" calcext:value-type="float">
            <text:p>9.4375E-16</text:p>
          </table:table-cell>
          <table:table-cell office:value-type="float" office:value="2.595522E-017" calcext:value-type="float">
            <text:p>2.59552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05195" calcext:value-type="float">
            <text:p>-0.2805195</text:p>
          </table:table-cell>
          <table:table-cell office:value-type="float" office:value="-0.08294997" calcext:value-type="float">
            <text:p>-0.08294997</text:p>
          </table:table-cell>
          <table:table-cell office:value-type="float" office:value="-0.0471659" calcext:value-type="float">
            <text:p>-0.0471659</text:p>
          </table:table-cell>
          <table:table-cell office:value-type="float" office:value="-0.03514198" calcext:value-type="float">
            <text:p>-0.03514198</text:p>
          </table:table-cell>
          <table:table-cell office:value-type="float" office:value="-0.0303534" calcext:value-type="float">
            <text:p>-0.0303534</text:p>
          </table:table-cell>
          <table:table-cell office:value-type="float" office:value="-0.02501063" calcext:value-type="float">
            <text:p>-0.02501063</text:p>
          </table:table-cell>
          <table:table-cell office:value-type="float" office:value="-0.02092227" calcext:value-type="float">
            <text:p>-0.02092227</text:p>
          </table:table-cell>
          <table:table-cell office:value-type="float" office:value="-0.0175845" calcext:value-type="float">
            <text:p>-0.0175845</text:p>
          </table:table-cell>
          <table:table-cell office:value-type="float" office:value="-0.01370126" calcext:value-type="float">
            <text:p>-0.01370126</text:p>
          </table:table-cell>
          <table:table-cell office:value-type="float" office:value="-0.01117475" calcext:value-type="float">
            <text:p>-0.0111747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3468893" calcext:value-type="float">
            <text:p>-0.3468893</text:p>
          </table:table-cell>
          <table:table-cell office:value-type="float" office:value="0.005980942" calcext:value-type="float">
            <text:p>0.00598094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1785" calcext:value-type="float">
            <text:p>-2.35178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6.0818" calcext:value-type="float">
            <text:p>746.081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7.782" calcext:value-type="float">
            <text:p>1077.782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1583558" calcext:value-type="float">
            <text:p>0.1583558</text:p>
          </table:table-cell>
          <table:table-cell office:value-type="float" office:value="0.2609094" calcext:value-type="float">
            <text:p>0.2609094</text:p>
          </table:table-cell>
          <table:table-cell office:value-type="float" office:value="0.288301" calcext:value-type="float">
            <text:p>0.288301</text:p>
          </table:table-cell>
          <table:table-cell office:value-type="float" office:value="0.2996427" calcext:value-type="float">
            <text:p>0.2996427</text:p>
          </table:table-cell>
          <table:table-cell office:value-type="float" office:value="0.3068045" calcext:value-type="float">
            <text:p>0.3068045</text:p>
          </table:table-cell>
          <table:table-cell office:value-type="float" office:value="0.2768907" calcext:value-type="float">
            <text:p>0.2768907</text:p>
          </table:table-cell>
          <table:table-cell office:value-type="float" office:value="0.2813726" calcext:value-type="float">
            <text:p>0.2813726</text:p>
          </table:table-cell>
          <table:table-cell office:value-type="float" office:value="0.3672011" calcext:value-type="float">
            <text:p>0.3672011</text:p>
          </table:table-cell>
          <table:table-cell office:value-type="float" office:value="0.3644604" calcext:value-type="float">
            <text:p>0.3644604</text:p>
          </table:table-cell>
          <table:table-cell office:value-type="float" office:value="0.3748334" calcext:value-type="float">
            <text:p>0.3748334</text:p>
          </table:table-cell>
          <table:table-cell office:value-type="float" office:value="0.3891722" calcext:value-type="float">
            <text:p>0.3891722</text:p>
          </table:table-cell>
          <table:table-cell office:value-type="float" office:value="0.3976193" calcext:value-type="float">
            <text:p>0.3976193</text:p>
          </table:table-cell>
          <table:table-cell office:value-type="float" office:value="0.4623623" calcext:value-type="float">
            <text:p>0.4623623</text:p>
          </table:table-cell>
          <table:table-cell office:value-type="float" office:value="0" calcext:value-type="float">
            <text:p>0</text:p>
          </table:table-cell>
          <table:table-cell office:value-type="float" office:value="0.09068658" calcext:value-type="float">
            <text:p>0.09068658</text:p>
          </table:table-cell>
          <table:table-cell office:value-type="float" office:value="0.004726192" calcext:value-type="float">
            <text:p>0.004726192</text:p>
          </table:table-cell>
          <table:table-cell office:value-type="float" office:value="9.495752E-016" calcext:value-type="float">
            <text:p>9.495752E-16</text:p>
          </table:table-cell>
          <table:table-cell office:value-type="float" office:value="9.437445E-016" calcext:value-type="float">
            <text:p>9.437445E-16</text:p>
          </table:table-cell>
          <table:table-cell office:value-type="float" office:value="2.595471E-017" calcext:value-type="float">
            <text:p>2.59547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87204" calcext:value-type="float">
            <text:p>-4.587204</text:p>
          </table:table-cell>
          <table:table-cell office:value-type="float" office:value="-0.1035036" calcext:value-type="float">
            <text:p>-0.1035036</text:p>
          </table:table-cell>
          <table:table-cell office:value-type="float" office:value="-0.04906502" calcext:value-type="float">
            <text:p>-0.04906502</text:p>
          </table:table-cell>
          <table:table-cell office:value-type="float" office:value="-0.03645923" calcext:value-type="float">
            <text:p>-0.03645923</text:p>
          </table:table-cell>
          <table:table-cell office:value-type="float" office:value="-0.03091181" calcext:value-type="float">
            <text:p>-0.03091181</text:p>
          </table:table-cell>
          <table:table-cell office:value-type="float" office:value="-0.02580694" calcext:value-type="float">
            <text:p>-0.02580694</text:p>
          </table:table-cell>
          <table:table-cell office:value-type="float" office:value="-0.02146572" calcext:value-type="float">
            <text:p>-0.02146572</text:p>
          </table:table-cell>
          <table:table-cell office:value-type="float" office:value="-0.01794346" calcext:value-type="float">
            <text:p>-0.01794346</text:p>
          </table:table-cell>
          <table:table-cell office:value-type="float" office:value="-0.01390041" calcext:value-type="float">
            <text:p>-0.01390041</text:p>
          </table:table-cell>
          <table:table-cell office:value-type="float" office:value="-0.01125709" calcext:value-type="float">
            <text:p>-0.01125709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6.743778" calcext:value-type="float">
            <text:p>-6.743778</text:p>
          </table:table-cell>
          <table:table-cell office:value-type="float" office:value="0.006043805" calcext:value-type="float">
            <text:p>0.00604380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0658" calcext:value-type="float">
            <text:p>-2.3506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789.6958" calcext:value-type="float">
            <text:p>789.6958</text:p>
          </table:table-cell>
          <table:table-cell office:value-type="float" office:value="746.4026" calcext:value-type="float">
            <text:p>746.402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7.46" calcext:value-type="float">
            <text:p>1077.46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0" calcext:value-type="float">
            <text:p>0</text:p>
          </table:table-cell>
          <table:table-cell office:value-type="float" office:value="0.1644278" calcext:value-type="float">
            <text:p>0.1644278</text:p>
          </table:table-cell>
          <table:table-cell office:value-type="float" office:value="0.2319859" calcext:value-type="float">
            <text:p>0.2319859</text:p>
          </table:table-cell>
          <table:table-cell office:value-type="float" office:value="0.2888566" calcext:value-type="float">
            <text:p>0.2888566</text:p>
          </table:table-cell>
          <table:table-cell office:value-type="float" office:value="0.2984701" calcext:value-type="float">
            <text:p>0.2984701</text:p>
          </table:table-cell>
          <table:table-cell office:value-type="float" office:value="0.3049085" calcext:value-type="float">
            <text:p>0.3049085</text:p>
          </table:table-cell>
          <table:table-cell office:value-type="float" office:value="0.2761154" calcext:value-type="float">
            <text:p>0.2761154</text:p>
          </table:table-cell>
          <table:table-cell office:value-type="float" office:value="0.2808486" calcext:value-type="float">
            <text:p>0.2808486</text:p>
          </table:table-cell>
          <table:table-cell office:value-type="float" office:value="0.3668678" calcext:value-type="float">
            <text:p>0.3668678</text:p>
          </table:table-cell>
          <table:table-cell office:value-type="float" office:value="0.3641377" calcext:value-type="float">
            <text:p>0.3641377</text:p>
          </table:table-cell>
          <table:table-cell office:value-type="float" office:value="0.3746696" calcext:value-type="float">
            <text:p>0.3746696</text:p>
          </table:table-cell>
          <table:table-cell office:value-type="float" office:value="0.3891446" calcext:value-type="float">
            <text:p>0.3891446</text:p>
          </table:table-cell>
          <table:table-cell office:value-type="float" office:value="0.3976775" calcext:value-type="float">
            <text:p>0.3976775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7339851" calcext:value-type="float">
            <text:p>0.07339851</text:p>
          </table:table-cell>
          <table:table-cell office:value-type="float" office:value="0.03584364" calcext:value-type="float">
            <text:p>0.03584364</text:p>
          </table:table-cell>
          <table:table-cell office:value-type="float" office:value="9.495702E-016" calcext:value-type="float">
            <text:p>9.495702E-16</text:p>
          </table:table-cell>
          <table:table-cell office:value-type="float" office:value="9.437376E-016" calcext:value-type="float">
            <text:p>9.437376E-16</text:p>
          </table:table-cell>
          <table:table-cell office:value-type="float" office:value="2.59543E-017" calcext:value-type="float">
            <text:p>2.59543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77134" calcext:value-type="float">
            <text:p>-3.577134</text:p>
          </table:table-cell>
          <table:table-cell office:value-type="float" office:value="-0.2559991" calcext:value-type="float">
            <text:p>-0.2559991</text:p>
          </table:table-cell>
          <table:table-cell office:value-type="float" office:value="-0.04838067" calcext:value-type="float">
            <text:p>-0.04838067</text:p>
          </table:table-cell>
          <table:table-cell office:value-type="float" office:value="-0.03758214" calcext:value-type="float">
            <text:p>-0.03758214</text:p>
          </table:table-cell>
          <table:table-cell office:value-type="float" office:value="-0.03210633" calcext:value-type="float">
            <text:p>-0.03210633</text:p>
          </table:table-cell>
          <table:table-cell office:value-type="float" office:value="-0.02635629" calcext:value-type="float">
            <text:p>-0.02635629</text:p>
          </table:table-cell>
          <table:table-cell office:value-type="float" office:value="-0.02180615" calcext:value-type="float">
            <text:p>-0.02180615</text:p>
          </table:table-cell>
          <table:table-cell office:value-type="float" office:value="-0.01829972" calcext:value-type="float">
            <text:p>-0.01829972</text:p>
          </table:table-cell>
          <table:table-cell office:value-type="float" office:value="-0.01410665" calcext:value-type="float">
            <text:p>-0.01410665</text:p>
          </table:table-cell>
          <table:table-cell office:value-type="float" office:value="-0.01134161" calcext:value-type="float">
            <text:p>-0.0113416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5.167307" calcext:value-type="float">
            <text:p>-5.167307</text:p>
          </table:table-cell>
          <table:table-cell office:value-type="float" office:value="0.00612174" calcext:value-type="float">
            <text:p>0.0061217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9645" calcext:value-type="float">
            <text:p>-2.3496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790.0956" calcext:value-type="float">
            <text:p>790.0956</text:p>
          </table:table-cell>
          <table:table-cell office:value-type="float" office:value="746.7136" calcext:value-type="float">
            <text:p>746.713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7.549" calcext:value-type="float">
            <text:p>1077.549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3.221352" calcext:value-type="float">
            <text:p>3.221352</text:p>
          </table:table-cell>
          <table:table-cell office:value-type="float" office:value="0.1448127" calcext:value-type="float">
            <text:p>0.1448127</text:p>
          </table:table-cell>
          <table:table-cell office:value-type="float" office:value="0.1981657" calcext:value-type="float">
            <text:p>0.1981657</text:p>
          </table:table-cell>
          <table:table-cell office:value-type="float" office:value="0.2902394" calcext:value-type="float">
            <text:p>0.2902394</text:p>
          </table:table-cell>
          <table:table-cell office:value-type="float" office:value="0.298178" calcext:value-type="float">
            <text:p>0.298178</text:p>
          </table:table-cell>
          <table:table-cell office:value-type="float" office:value="0.303864" calcext:value-type="float">
            <text:p>0.303864</text:p>
          </table:table-cell>
          <table:table-cell office:value-type="float" office:value="0.275331" calcext:value-type="float">
            <text:p>0.275331</text:p>
          </table:table-cell>
          <table:table-cell office:value-type="float" office:value="0.2803095" calcext:value-type="float">
            <text:p>0.2803095</text:p>
          </table:table-cell>
          <table:table-cell office:value-type="float" office:value="0.3665684" calcext:value-type="float">
            <text:p>0.3665684</text:p>
          </table:table-cell>
          <table:table-cell office:value-type="float" office:value="0.3638136" calcext:value-type="float">
            <text:p>0.3638136</text:p>
          </table:table-cell>
          <table:table-cell office:value-type="float" office:value="0.3745051" calcext:value-type="float">
            <text:p>0.3745051</text:p>
          </table:table-cell>
          <table:table-cell office:value-type="float" office:value="0.3891103" calcext:value-type="float">
            <text:p>0.3891103</text:p>
          </table:table-cell>
          <table:table-cell office:value-type="float" office:value="0.3977304" calcext:value-type="float">
            <text:p>0.3977304</text:p>
          </table:table-cell>
          <table:table-cell office:value-type="float" office:value="0.4623573" calcext:value-type="float">
            <text:p>0.4623573</text:p>
          </table:table-cell>
          <table:table-cell office:value-type="float" office:value="0" calcext:value-type="float">
            <text:p>0</text:p>
          </table:table-cell>
          <table:table-cell office:value-type="float" office:value="0.08682062" calcext:value-type="float">
            <text:p>0.08682062</text:p>
          </table:table-cell>
          <table:table-cell office:value-type="float" office:value="0.07118001" calcext:value-type="float">
            <text:p>0.07118001</text:p>
          </table:table-cell>
          <table:table-cell office:value-type="float" office:value="0.00006954151" calcext:value-type="float">
            <text:p>6.954151E-05</text:p>
          </table:table-cell>
          <table:table-cell office:value-type="float" office:value="9.43731E-016" calcext:value-type="float">
            <text:p>9.43731E-16</text:p>
          </table:table-cell>
          <table:table-cell office:value-type="float" office:value="2.595404E-017" calcext:value-type="float">
            <text:p>2.595404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26617" calcext:value-type="float">
            <text:p>-9.826617</text:p>
          </table:table-cell>
          <table:table-cell office:value-type="float" office:value="-0.8247709" calcext:value-type="float">
            <text:p>-0.8247709</text:p>
          </table:table-cell>
          <table:table-cell office:value-type="float" office:value="-0.04657445" calcext:value-type="float">
            <text:p>-0.04657445</text:p>
          </table:table-cell>
          <table:table-cell office:value-type="float" office:value="-0.03787604" calcext:value-type="float">
            <text:p>-0.03787604</text:p>
          </table:table-cell>
          <table:table-cell office:value-type="float" office:value="-0.03279607" calcext:value-type="float">
            <text:p>-0.03279607</text:p>
          </table:table-cell>
          <table:table-cell office:value-type="float" office:value="-0.02692424" calcext:value-type="float">
            <text:p>-0.02692424</text:p>
          </table:table-cell>
          <table:table-cell office:value-type="float" office:value="-0.02215916" calcext:value-type="float">
            <text:p>-0.02215916</text:p>
          </table:table-cell>
          <table:table-cell office:value-type="float" office:value="-0.01862579" calcext:value-type="float">
            <text:p>-0.01862579</text:p>
          </table:table-cell>
          <table:table-cell office:value-type="float" office:value="-0.01431715" calcext:value-type="float">
            <text:p>-0.01431715</text:p>
          </table:table-cell>
          <table:table-cell office:value-type="float" office:value="-0.01142717" calcext:value-type="float">
            <text:p>-0.0114271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4.45966" calcext:value-type="float">
            <text:p>-14.45966</text:p>
          </table:table-cell>
          <table:table-cell office:value-type="float" office:value="0.006236734" calcext:value-type="float">
            <text:p>0.00623673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8868" calcext:value-type="float">
            <text:p>-2.3488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790.1955" calcext:value-type="float">
            <text:p>790.1955</text:p>
          </table:table-cell>
          <table:table-cell office:value-type="float" office:value="746.9897" calcext:value-type="float">
            <text:p>746.989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7.373" calcext:value-type="float">
            <text:p>1077.373</text:p>
          </table:table-cell>
          <table:table-cell office:value-type="float" office:value="5.047074" calcext:value-type="float">
            <text:p>5.047074</text:p>
          </table:table-cell>
          <table:table-cell office:value-type="float" office:value="3.787307" calcext:value-type="float">
            <text:p>3.787307</text:p>
          </table:table-cell>
          <table:table-cell office:value-type="float" office:value="0.1483399" calcext:value-type="float">
            <text:p>0.1483399</text:p>
          </table:table-cell>
          <table:table-cell office:value-type="float" office:value="0.1824689" calcext:value-type="float">
            <text:p>0.1824689</text:p>
          </table:table-cell>
          <table:table-cell office:value-type="float" office:value="0.2778843" calcext:value-type="float">
            <text:p>0.2778843</text:p>
          </table:table-cell>
          <table:table-cell office:value-type="float" office:value="0.2955454" calcext:value-type="float">
            <text:p>0.2955454</text:p>
          </table:table-cell>
          <table:table-cell office:value-type="float" office:value="0.3022193" calcext:value-type="float">
            <text:p>0.3022193</text:p>
          </table:table-cell>
          <table:table-cell office:value-type="float" office:value="0.2745132" calcext:value-type="float">
            <text:p>0.2745132</text:p>
          </table:table-cell>
          <table:table-cell office:value-type="float" office:value="0.2797067" calcext:value-type="float">
            <text:p>0.2797067</text:p>
          </table:table-cell>
          <table:table-cell office:value-type="float" office:value="0.366275" calcext:value-type="float">
            <text:p>0.366275</text:p>
          </table:table-cell>
          <table:table-cell office:value-type="float" office:value="0.3634906" calcext:value-type="float">
            <text:p>0.3634906</text:p>
          </table:table-cell>
          <table:table-cell office:value-type="float" office:value="0.3743405" calcext:value-type="float">
            <text:p>0.3743405</text:p>
          </table:table-cell>
          <table:table-cell office:value-type="float" office:value="0.3890693" calcext:value-type="float">
            <text:p>0.3890693</text:p>
          </table:table-cell>
          <table:table-cell office:value-type="float" office:value="0.3977685" calcext:value-type="float">
            <text:p>0.3977685</text:p>
          </table:table-cell>
          <table:table-cell office:value-type="float" office:value="0.4623609" calcext:value-type="float">
            <text:p>0.4623609</text:p>
          </table:table-cell>
          <table:table-cell office:value-type="float" office:value="0" calcext:value-type="float">
            <text:p>0</text:p>
          </table:table-cell>
          <table:table-cell office:value-type="float" office:value="0.06611659" calcext:value-type="float">
            <text:p>0.06611659</text:p>
          </table:table-cell>
          <table:table-cell office:value-type="float" office:value="0.08965723" calcext:value-type="float">
            <text:p>0.08965723</text:p>
          </table:table-cell>
          <table:table-cell office:value-type="float" office:value="0.02000486" calcext:value-type="float">
            <text:p>0.02000486</text:p>
          </table:table-cell>
          <table:table-cell office:value-type="float" office:value="9.43724E-016" calcext:value-type="float">
            <text:p>9.43724E-16</text:p>
          </table:table-cell>
          <table:table-cell office:value-type="float" office:value="2.595379E-017" calcext:value-type="float">
            <text:p>2.59537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40753" calcext:value-type="float">
            <text:p>-7.940753</text:p>
          </table:table-cell>
          <table:table-cell office:value-type="float" office:value="-1.597615" calcext:value-type="float">
            <text:p>-1.597615</text:p>
          </table:table-cell>
          <table:table-cell office:value-type="float" office:value="-0.06481661" calcext:value-type="float">
            <text:p>-0.06481661</text:p>
          </table:table-cell>
          <table:table-cell office:value-type="float" office:value="-0.04052423" calcext:value-type="float">
            <text:p>-0.04052423</text:p>
          </table:table-cell>
          <table:table-cell office:value-type="float" office:value="-0.03412863" calcext:value-type="float">
            <text:p>-0.03412863</text:p>
          </table:table-cell>
          <table:table-cell office:value-type="float" office:value="-0.02752864" calcext:value-type="float">
            <text:p>-0.02752864</text:p>
          </table:table-cell>
          <table:table-cell office:value-type="float" office:value="-0.02256197" calcext:value-type="float">
            <text:p>-0.02256197</text:p>
          </table:table-cell>
          <table:table-cell office:value-type="float" office:value="-0.01895097" calcext:value-type="float">
            <text:p>-0.01895097</text:p>
          </table:table-cell>
          <table:table-cell office:value-type="float" office:value="-0.01453018" calcext:value-type="float">
            <text:p>-0.01453018</text:p>
          </table:table-cell>
          <table:table-cell office:value-type="float" office:value="-0.0115134" calcext:value-type="float">
            <text:p>-0.011513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0.75438" calcext:value-type="float">
            <text:p>-10.75438</text:p>
          </table:table-cell>
          <table:table-cell office:value-type="float" office:value="0.006349708" calcext:value-type="float">
            <text:p>0.00634970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817" calcext:value-type="float">
            <text:p>-2.348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47.1418" calcext:value-type="float">
            <text:p>747.141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7.715" calcext:value-type="float">
            <text:p>1077.715</text:p>
          </table:table-cell>
          <table:table-cell office:value-type="float" office:value="5.052789" calcext:value-type="float">
            <text:p>5.052789</text:p>
          </table:table-cell>
          <table:table-cell office:value-type="float" office:value="0" calcext:value-type="float">
            <text:p>0</text:p>
          </table:table-cell>
          <table:table-cell office:value-type="float" office:value="0.2711833" calcext:value-type="float">
            <text:p>0.2711833</text:p>
          </table:table-cell>
          <table:table-cell office:value-type="float" office:value="0.2426711" calcext:value-type="float">
            <text:p>0.2426711</text:p>
          </table:table-cell>
          <table:table-cell office:value-type="float" office:value="0.2806896" calcext:value-type="float">
            <text:p>0.2806896</text:p>
          </table:table-cell>
          <table:table-cell office:value-type="float" office:value="0.2933175" calcext:value-type="float">
            <text:p>0.2933175</text:p>
          </table:table-cell>
          <table:table-cell office:value-type="float" office:value="0.3010476" calcext:value-type="float">
            <text:p>0.3010476</text:p>
          </table:table-cell>
          <table:table-cell office:value-type="float" office:value="0.2734693" calcext:value-type="float">
            <text:p>0.2734693</text:p>
          </table:table-cell>
          <table:table-cell office:value-type="float" office:value="0.2790145" calcext:value-type="float">
            <text:p>0.2790145</text:p>
          </table:table-cell>
          <table:table-cell office:value-type="float" office:value="0.3659739" calcext:value-type="float">
            <text:p>0.3659739</text:p>
          </table:table-cell>
          <table:table-cell office:value-type="float" office:value="0.3631686" calcext:value-type="float">
            <text:p>0.3631686</text:p>
          </table:table-cell>
          <table:table-cell office:value-type="float" office:value="0.3741727" calcext:value-type="float">
            <text:p>0.3741727</text:p>
          </table:table-cell>
          <table:table-cell office:value-type="float" office:value="0.3890221" calcext:value-type="float">
            <text:p>0.3890221</text:p>
          </table:table-cell>
          <table:table-cell office:value-type="float" office:value="0.3978103" calcext:value-type="float">
            <text:p>0.3978103</text:p>
          </table:table-cell>
          <table:table-cell office:value-type="float" office:value="0.4623764" calcext:value-type="float">
            <text:p>0.4623764</text:p>
          </table:table-cell>
          <table:table-cell office:value-type="float" office:value="0" calcext:value-type="float">
            <text:p>0</text:p>
          </table:table-cell>
          <table:table-cell office:value-type="float" office:value="0.01833389" calcext:value-type="float">
            <text:p>0.01833389</text:p>
          </table:table-cell>
          <table:table-cell office:value-type="float" office:value="0.0324227" calcext:value-type="float">
            <text:p>0.0324227</text:p>
          </table:table-cell>
          <table:table-cell office:value-type="float" office:value="0.02242064" calcext:value-type="float">
            <text:p>0.02242064</text:p>
          </table:table-cell>
          <table:table-cell office:value-type="float" office:value="9.437202E-016" calcext:value-type="float">
            <text:p>9.437202E-16</text:p>
          </table:table-cell>
          <table:table-cell office:value-type="float" office:value="2.595362E-017" calcext:value-type="float">
            <text:p>2.59536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800931" calcext:value-type="float">
            <text:p>-0.07800931</text:p>
          </table:table-cell>
          <table:table-cell office:value-type="float" office:value="-0.1861657" calcext:value-type="float">
            <text:p>-0.1861657</text:p>
          </table:table-cell>
          <table:table-cell office:value-type="float" office:value="-0.06070306" calcext:value-type="float">
            <text:p>-0.06070306</text:p>
          </table:table-cell>
          <table:table-cell office:value-type="float" office:value="-0.04299052" calcext:value-type="float">
            <text:p>-0.04299052</text:p>
          </table:table-cell>
          <table:table-cell office:value-type="float" office:value="-0.03517489" calcext:value-type="float">
            <text:p>-0.03517489</text:p>
          </table:table-cell>
          <table:table-cell office:value-type="float" office:value="-0.02832582" calcext:value-type="float">
            <text:p>-0.02832582</text:p>
          </table:table-cell>
          <table:table-cell office:value-type="float" office:value="-0.02303453" calcext:value-type="float">
            <text:p>-0.02303453</text:p>
          </table:table-cell>
          <table:table-cell office:value-type="float" office:value="-0.01929077" calcext:value-type="float">
            <text:p>-0.01929077</text:p>
          </table:table-cell>
          <table:table-cell office:value-type="float" office:value="-0.01474593" calcext:value-type="float">
            <text:p>-0.01474593</text:p>
          </table:table-cell>
          <table:table-cell office:value-type="float" office:value="-0.01160207" calcext:value-type="float">
            <text:p>-0.0116020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7075085" calcext:value-type="float">
            <text:p>-0.07075085</text:p>
          </table:table-cell>
          <table:table-cell office:value-type="float" office:value="0.006079837" calcext:value-type="float">
            <text:p>0.00607983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4649" calcext:value-type="float">
            <text:p>-2.3446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47.3556" calcext:value-type="float">
            <text:p>747.355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7.501" calcext:value-type="float">
            <text:p>1077.501</text:p>
          </table:table-cell>
          <table:table-cell office:value-type="float" office:value="5.052789" calcext:value-type="float">
            <text:p>5.052789</text:p>
          </table:table-cell>
          <table:table-cell office:value-type="float" office:value="0" calcext:value-type="float">
            <text:p>0</text:p>
          </table:table-cell>
          <table:table-cell office:value-type="float" office:value="0.2764578" calcext:value-type="float">
            <text:p>0.2764578</text:p>
          </table:table-cell>
          <table:table-cell office:value-type="float" office:value="0.2816238" calcext:value-type="float">
            <text:p>0.2816238</text:p>
          </table:table-cell>
          <table:table-cell office:value-type="float" office:value="0.2944186" calcext:value-type="float">
            <text:p>0.2944186</text:p>
          </table:table-cell>
          <table:table-cell office:value-type="float" office:value="0.2971967" calcext:value-type="float">
            <text:p>0.2971967</text:p>
          </table:table-cell>
          <table:table-cell office:value-type="float" office:value="0.3013792" calcext:value-type="float">
            <text:p>0.3013792</text:p>
          </table:table-cell>
          <table:table-cell office:value-type="float" office:value="0.2726723" calcext:value-type="float">
            <text:p>0.2726723</text:p>
          </table:table-cell>
          <table:table-cell office:value-type="float" office:value="0.2783035" calcext:value-type="float">
            <text:p>0.2783035</text:p>
          </table:table-cell>
          <table:table-cell office:value-type="float" office:value="0.365658" calcext:value-type="float">
            <text:p>0.365658</text:p>
          </table:table-cell>
          <table:table-cell office:value-type="float" office:value="0.3628451" calcext:value-type="float">
            <text:p>0.3628451</text:p>
          </table:table-cell>
          <table:table-cell office:value-type="float" office:value="0.3740041" calcext:value-type="float">
            <text:p>0.3740041</text:p>
          </table:table-cell>
          <table:table-cell office:value-type="float" office:value="0.3889713" calcext:value-type="float">
            <text:p>0.3889713</text:p>
          </table:table-cell>
          <table:table-cell office:value-type="float" office:value="0.3978778" calcext:value-type="float">
            <text:p>0.3978778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004413352" calcext:value-type="float">
            <text:p>0.0004413352</text:p>
          </table:table-cell>
          <table:table-cell office:value-type="float" office:value="9.574299E-016" calcext:value-type="float">
            <text:p>9.574299E-16</text:p>
          </table:table-cell>
          <table:table-cell office:value-type="float" office:value="9.51853E-016" calcext:value-type="float">
            <text:p>9.51853E-16</text:p>
          </table:table-cell>
          <table:table-cell office:value-type="float" office:value="9.437141E-016" calcext:value-type="float">
            <text:p>9.437141E-16</text:p>
          </table:table-cell>
          <table:table-cell office:value-type="float" office:value="2.595343E-017" calcext:value-type="float">
            <text:p>2.595343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719305" calcext:value-type="float">
            <text:p>-0.06719305</text:p>
          </table:table-cell>
          <table:table-cell office:value-type="float" office:value="-0.058867" calcext:value-type="float">
            <text:p>-0.058867</text:p>
          </table:table-cell>
          <table:table-cell office:value-type="float" office:value="-0.04168997" calcext:value-type="float">
            <text:p>-0.04168997</text:p>
          </table:table-cell>
          <table:table-cell office:value-type="float" office:value="-0.03887352" calcext:value-type="float">
            <text:p>-0.03887352</text:p>
          </table:table-cell>
          <table:table-cell office:value-type="float" office:value="-0.03490214" calcext:value-type="float">
            <text:p>-0.03490214</text:p>
          </table:table-cell>
          <table:table-cell office:value-type="float" office:value="-0.02895603" calcext:value-type="float">
            <text:p>-0.02895603</text:p>
          </table:table-cell>
          <table:table-cell office:value-type="float" office:value="-0.02353255" calcext:value-type="float">
            <text:p>-0.02353255</text:p>
          </table:table-cell>
          <table:table-cell office:value-type="float" office:value="-0.01965414" calcext:value-type="float">
            <text:p>-0.01965414</text:p>
          </table:table-cell>
          <table:table-cell office:value-type="float" office:value="-0.01496612" calcext:value-type="float">
            <text:p>-0.01496612</text:p>
          </table:table-cell>
          <table:table-cell office:value-type="float" office:value="-0.01169187" calcext:value-type="float">
            <text:p>-0.0116918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696966" calcext:value-type="float">
            <text:p>-0.0696966</text:p>
          </table:table-cell>
          <table:table-cell office:value-type="float" office:value="0.005789637" calcext:value-type="float">
            <text:p>0.00578963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1246" calcext:value-type="float">
            <text:p>-2.3412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48.0188" calcext:value-type="float">
            <text:p>748.018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6.838" calcext:value-type="float">
            <text:p>1076.838</text:p>
          </table:table-cell>
          <table:table-cell office:value-type="float" office:value="5.052789" calcext:value-type="float">
            <text:p>5.052789</text:p>
          </table:table-cell>
          <table:table-cell office:value-type="float" office:value="0" calcext:value-type="float">
            <text:p>0</text:p>
          </table:table-cell>
          <table:table-cell office:value-type="float" office:value="0.1650995" calcext:value-type="float">
            <text:p>0.1650995</text:p>
          </table:table-cell>
          <table:table-cell office:value-type="float" office:value="0.2667359" calcext:value-type="float">
            <text:p>0.2667359</text:p>
          </table:table-cell>
          <table:table-cell office:value-type="float" office:value="0.2898013" calcext:value-type="float">
            <text:p>0.2898013</text:p>
          </table:table-cell>
          <table:table-cell office:value-type="float" office:value="0.2974858" calcext:value-type="float">
            <text:p>0.2974858</text:p>
          </table:table-cell>
          <table:table-cell office:value-type="float" office:value="0.3020481" calcext:value-type="float">
            <text:p>0.3020481</text:p>
          </table:table-cell>
          <table:table-cell office:value-type="float" office:value="0.2724384" calcext:value-type="float">
            <text:p>0.2724384</text:p>
          </table:table-cell>
          <table:table-cell office:value-type="float" office:value="0.2777349" calcext:value-type="float">
            <text:p>0.2777349</text:p>
          </table:table-cell>
          <table:table-cell office:value-type="float" office:value="0.365344" calcext:value-type="float">
            <text:p>0.365344</text:p>
          </table:table-cell>
          <table:table-cell office:value-type="float" office:value="0.3625188" calcext:value-type="float">
            <text:p>0.3625188</text:p>
          </table:table-cell>
          <table:table-cell office:value-type="float" office:value="0.3738324" calcext:value-type="float">
            <text:p>0.3738324</text:p>
          </table:table-cell>
          <table:table-cell office:value-type="float" office:value="0.3889197" calcext:value-type="float">
            <text:p>0.3889197</text:p>
          </table:table-cell>
          <table:table-cell office:value-type="float" office:value="0.3979397" calcext:value-type="float">
            <text:p>0.3979397</text:p>
          </table:table-cell>
          <table:table-cell office:value-type="float" office:value="0.4623587" calcext:value-type="float">
            <text:p>0.4623587</text:p>
          </table:table-cell>
          <table:table-cell office:value-type="float" office:value="0" calcext:value-type="float">
            <text:p>0</text:p>
          </table:table-cell>
          <table:table-cell office:value-type="float" office:value="0.1217403" calcext:value-type="float">
            <text:p>0.1217403</text:p>
          </table:table-cell>
          <table:table-cell office:value-type="float" office:value="0.01005636" calcext:value-type="float">
            <text:p>0.01005636</text:p>
          </table:table-cell>
          <table:table-cell office:value-type="float" office:value="9.518483E-016" calcext:value-type="float">
            <text:p>9.518483E-16</text:p>
          </table:table-cell>
          <table:table-cell office:value-type="float" office:value="9.437081E-016" calcext:value-type="float">
            <text:p>9.437081E-16</text:p>
          </table:table-cell>
          <table:table-cell office:value-type="float" office:value="2.59531E-017" calcext:value-type="float">
            <text:p>2.5953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15829" calcext:value-type="float">
            <text:p>-3.215829</text:p>
          </table:table-cell>
          <table:table-cell office:value-type="float" office:value="-0.08701169" calcext:value-type="float">
            <text:p>-0.08701169</text:p>
          </table:table-cell>
          <table:table-cell office:value-type="float" office:value="-0.04710526" calcext:value-type="float">
            <text:p>-0.04710526</text:p>
          </table:table-cell>
          <table:table-cell office:value-type="float" office:value="-0.03855071" calcext:value-type="float">
            <text:p>-0.03855071</text:p>
          </table:table-cell>
          <table:table-cell office:value-type="float" office:value="-0.03429447" calcext:value-type="float">
            <text:p>-0.03429447</text:p>
          </table:table-cell>
          <table:table-cell office:value-type="float" office:value="-0.02914511" calcext:value-type="float">
            <text:p>-0.02914511</text:p>
          </table:table-cell>
          <table:table-cell office:value-type="float" office:value="-0.02394058" calcext:value-type="float">
            <text:p>-0.02394058</text:p>
          </table:table-cell>
          <table:table-cell office:value-type="float" office:value="-0.0200226" calcext:value-type="float">
            <text:p>-0.0200226</text:p>
          </table:table-cell>
          <table:table-cell office:value-type="float" office:value="-0.01519172" calcext:value-type="float">
            <text:p>-0.01519172</text:p>
          </table:table-cell>
          <table:table-cell office:value-type="float" office:value="-0.01178408" calcext:value-type="float">
            <text:p>-0.0117840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3.701336" calcext:value-type="float">
            <text:p>-3.701336</text:p>
          </table:table-cell>
          <table:table-cell office:value-type="float" office:value="0.005882823" calcext:value-type="float">
            <text:p>0.00588282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0836" calcext:value-type="float">
            <text:p>-2.3408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48.6008" calcext:value-type="float">
            <text:p>748.600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6.256" calcext:value-type="float">
            <text:p>1076.256</text:p>
          </table:table-cell>
          <table:table-cell office:value-type="float" office:value="5.052789" calcext:value-type="float">
            <text:p>5.052789</text:p>
          </table:table-cell>
          <table:table-cell office:value-type="float" office:value="0" calcext:value-type="float">
            <text:p>0</text:p>
          </table:table-cell>
          <table:table-cell office:value-type="float" office:value="0.2667149" calcext:value-type="float">
            <text:p>0.2667149</text:p>
          </table:table-cell>
          <table:table-cell office:value-type="float" office:value="0.2747602" calcext:value-type="float">
            <text:p>0.2747602</text:p>
          </table:table-cell>
          <table:table-cell office:value-type="float" office:value="0.2880777" calcext:value-type="float">
            <text:p>0.2880777</text:p>
          </table:table-cell>
          <table:table-cell office:value-type="float" office:value="0.296371" calcext:value-type="float">
            <text:p>0.296371</text:p>
          </table:table-cell>
          <table:table-cell office:value-type="float" office:value="0.3013824" calcext:value-type="float">
            <text:p>0.3013824</text:p>
          </table:table-cell>
          <table:table-cell office:value-type="float" office:value="0.2720408" calcext:value-type="float">
            <text:p>0.2720408</text:p>
          </table:table-cell>
          <table:table-cell office:value-type="float" office:value="0.2772583" calcext:value-type="float">
            <text:p>0.2772583</text:p>
          </table:table-cell>
          <table:table-cell office:value-type="float" office:value="0.3651159" calcext:value-type="float">
            <text:p>0.3651159</text:p>
          </table:table-cell>
          <table:table-cell office:value-type="float" office:value="0.3621976" calcext:value-type="float">
            <text:p>0.3621976</text:p>
          </table:table-cell>
          <table:table-cell office:value-type="float" office:value="0.3736588" calcext:value-type="float">
            <text:p>0.3736588</text:p>
          </table:table-cell>
          <table:table-cell office:value-type="float" office:value="0.3888646" calcext:value-type="float">
            <text:p>0.3888646</text:p>
          </table:table-cell>
          <table:table-cell office:value-type="float" office:value="0.3979899" calcext:value-type="float">
            <text:p>0.39798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414E-015" calcext:value-type="float">
            <text:p>1.917414E-15</text:p>
          </table:table-cell>
          <table:table-cell office:value-type="float" office:value="9.717536E-016" calcext:value-type="float">
            <text:p>9.717536E-16</text:p>
          </table:table-cell>
          <table:table-cell office:value-type="float" office:value="9.51844E-016" calcext:value-type="float">
            <text:p>9.51844E-16</text:p>
          </table:table-cell>
          <table:table-cell office:value-type="float" office:value="9.437015E-016" calcext:value-type="float">
            <text:p>9.437015E-16</text:p>
          </table:table-cell>
          <table:table-cell office:value-type="float" office:value="2.595292E-017" calcext:value-type="float">
            <text:p>2.59529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991665" calcext:value-type="float">
            <text:p>-0.08991665</text:p>
          </table:table-cell>
          <table:table-cell office:value-type="float" office:value="-0.07111593" calcext:value-type="float">
            <text:p>-0.07111593</text:p>
          </table:table-cell>
          <table:table-cell office:value-type="float" office:value="-0.0493681" calcext:value-type="float">
            <text:p>-0.0493681</text:p>
          </table:table-cell>
          <table:table-cell office:value-type="float" office:value="-0.0396802" calcext:value-type="float">
            <text:p>-0.0396802</text:p>
          </table:table-cell>
          <table:table-cell office:value-type="float" office:value="-0.03487601" calcext:value-type="float">
            <text:p>-0.03487601</text:p>
          </table:table-cell>
          <table:table-cell office:value-type="float" office:value="-0.0294631" calcext:value-type="float">
            <text:p>-0.0294631</text:p>
          </table:table-cell>
          <table:table-cell office:value-type="float" office:value="-0.02428767" calcext:value-type="float">
            <text:p>-0.02428767</text:p>
          </table:table-cell>
          <table:table-cell office:value-type="float" office:value="-0.02029581" calcext:value-type="float">
            <text:p>-0.02029581</text:p>
          </table:table-cell>
          <table:table-cell office:value-type="float" office:value="-0.01541739" calcext:value-type="float">
            <text:p>-0.01541739</text:p>
          </table:table-cell>
          <table:table-cell office:value-type="float" office:value="-0.01187808" calcext:value-type="float">
            <text:p>-0.0118780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09506037" calcext:value-type="float">
            <text:p>-0.09506037</text:p>
          </table:table-cell>
          <table:table-cell office:value-type="float" office:value="0.005680628" calcext:value-type="float">
            <text:p>0.00568062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8425" calcext:value-type="float">
            <text:p>-2.3384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49.0917" calcext:value-type="float">
            <text:p>749.091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5.765" calcext:value-type="float">
            <text:p>1075.765</text:p>
          </table:table-cell>
          <table:table-cell office:value-type="float" office:value="5.052789" calcext:value-type="float">
            <text:p>5.052789</text:p>
          </table:table-cell>
          <table:table-cell office:value-type="float" office:value="0" calcext:value-type="float">
            <text:p>0</text:p>
          </table:table-cell>
          <table:table-cell office:value-type="float" office:value="0.1930139" calcext:value-type="float">
            <text:p>0.1930139</text:p>
          </table:table-cell>
          <table:table-cell office:value-type="float" office:value="0.2688079" calcext:value-type="float">
            <text:p>0.2688079</text:p>
          </table:table-cell>
          <table:table-cell office:value-type="float" office:value="0.2866227" calcext:value-type="float">
            <text:p>0.2866227</text:p>
          </table:table-cell>
          <table:table-cell office:value-type="float" office:value="0.295597" calcext:value-type="float">
            <text:p>0.295597</text:p>
          </table:table-cell>
          <table:table-cell office:value-type="float" office:value="0.3002302" calcext:value-type="float">
            <text:p>0.3002302</text:p>
          </table:table-cell>
          <table:table-cell office:value-type="float" office:value="0.2716075" calcext:value-type="float">
            <text:p>0.2716075</text:p>
          </table:table-cell>
          <table:table-cell office:value-type="float" office:value="0.2770926" calcext:value-type="float">
            <text:p>0.2770926</text:p>
          </table:table-cell>
          <table:table-cell office:value-type="float" office:value="0.3649081" calcext:value-type="float">
            <text:p>0.3649081</text:p>
          </table:table-cell>
          <table:table-cell office:value-type="float" office:value="0.3618887" calcext:value-type="float">
            <text:p>0.3618887</text:p>
          </table:table-cell>
          <table:table-cell office:value-type="float" office:value="0.3734837" calcext:value-type="float">
            <text:p>0.3734837</text:p>
          </table:table-cell>
          <table:table-cell office:value-type="float" office:value="0.3888068" calcext:value-type="float">
            <text:p>0.3888068</text:p>
          </table:table-cell>
          <table:table-cell office:value-type="float" office:value="0.3980409" calcext:value-type="float">
            <text:p>0.3980409</text:p>
          </table:table-cell>
          <table:table-cell office:value-type="float" office:value="0.4623621" calcext:value-type="float">
            <text:p>0.4623621</text:p>
          </table:table-cell>
          <table:table-cell office:value-type="float" office:value="0" calcext:value-type="float">
            <text:p>0</text:p>
          </table:table-cell>
          <table:table-cell office:value-type="float" office:value="0.0817068" calcext:value-type="float">
            <text:p>0.0817068</text:p>
          </table:table-cell>
          <table:table-cell office:value-type="float" office:value="0.001748312" calcext:value-type="float">
            <text:p>0.001748312</text:p>
          </table:table-cell>
          <table:table-cell office:value-type="float" office:value="9.518368E-016" calcext:value-type="float">
            <text:p>9.518368E-16</text:p>
          </table:table-cell>
          <table:table-cell office:value-type="float" office:value="9.436949E-016" calcext:value-type="float">
            <text:p>9.436949E-16</text:p>
          </table:table-cell>
          <table:table-cell office:value-type="float" office:value="2.595263E-017" calcext:value-type="float">
            <text:p>2.595263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22016" calcext:value-type="float">
            <text:p>-0.9422016</text:p>
          </table:table-cell>
          <table:table-cell office:value-type="float" office:value="-0.08312014" calcext:value-type="float">
            <text:p>-0.08312014</text:p>
          </table:table-cell>
          <table:table-cell office:value-type="float" office:value="-0.05131877" calcext:value-type="float">
            <text:p>-0.05131877</text:p>
          </table:table-cell>
          <table:table-cell office:value-type="float" office:value="-0.04048568" calcext:value-type="float">
            <text:p>-0.04048568</text:p>
          </table:table-cell>
          <table:table-cell office:value-type="float" office:value="-0.03592031" calcext:value-type="float">
            <text:p>-0.03592031</text:p>
          </table:table-cell>
          <table:table-cell office:value-type="float" office:value="-0.02981795" calcext:value-type="float">
            <text:p>-0.02981795</text:p>
          </table:table-cell>
          <table:table-cell office:value-type="float" office:value="-0.02441185" calcext:value-type="float">
            <text:p>-0.02441185</text:p>
          </table:table-cell>
          <table:table-cell office:value-type="float" office:value="-0.02054763" calcext:value-type="float">
            <text:p>-0.02054763</text:p>
          </table:table-cell>
          <table:table-cell office:value-type="float" office:value="-0.01563779" calcext:value-type="float">
            <text:p>-0.01563779</text:p>
          </table:table-cell>
          <table:table-cell office:value-type="float" office:value="-0.01197381" calcext:value-type="float">
            <text:p>-0.0119738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.21711" calcext:value-type="float">
            <text:p>-1.21711</text:p>
          </table:table-cell>
          <table:table-cell office:value-type="float" office:value="0.005704812" calcext:value-type="float">
            <text:p>0.00570481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7618" calcext:value-type="float">
            <text:p>-2.3376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49.396" calcext:value-type="float">
            <text:p>749.39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5.461" calcext:value-type="float">
            <text:p>1075.461</text:p>
          </table:table-cell>
          <table:table-cell office:value-type="float" office:value="5.052789" calcext:value-type="float">
            <text:p>5.052789</text:p>
          </table:table-cell>
          <table:table-cell office:value-type="float" office:value="0" calcext:value-type="float">
            <text:p>0</text:p>
          </table:table-cell>
          <table:table-cell office:value-type="float" office:value="0.1584764" calcext:value-type="float">
            <text:p>0.1584764</text:p>
          </table:table-cell>
          <table:table-cell office:value-type="float" office:value="0.2209569" calcext:value-type="float">
            <text:p>0.2209569</text:p>
          </table:table-cell>
          <table:table-cell office:value-type="float" office:value="0.2853745" calcext:value-type="float">
            <text:p>0.2853745</text:p>
          </table:table-cell>
          <table:table-cell office:value-type="float" office:value="0.2944204" calcext:value-type="float">
            <text:p>0.2944204</text:p>
          </table:table-cell>
          <table:table-cell office:value-type="float" office:value="0.299436" calcext:value-type="float">
            <text:p>0.299436</text:p>
          </table:table-cell>
          <table:table-cell office:value-type="float" office:value="0.2711837" calcext:value-type="float">
            <text:p>0.2711837</text:p>
          </table:table-cell>
          <table:table-cell office:value-type="float" office:value="0.2768535" calcext:value-type="float">
            <text:p>0.2768535</text:p>
          </table:table-cell>
          <table:table-cell office:value-type="float" office:value="0.3647314" calcext:value-type="float">
            <text:p>0.3647314</text:p>
          </table:table-cell>
          <table:table-cell office:value-type="float" office:value="0.3615952" calcext:value-type="float">
            <text:p>0.3615952</text:p>
          </table:table-cell>
          <table:table-cell office:value-type="float" office:value="0.3733083" calcext:value-type="float">
            <text:p>0.3733083</text:p>
          </table:table-cell>
          <table:table-cell office:value-type="float" office:value="0.388745" calcext:value-type="float">
            <text:p>0.388745</text:p>
          </table:table-cell>
          <table:table-cell office:value-type="float" office:value="0.3980719" calcext:value-type="float">
            <text:p>0.3980719</text:p>
          </table:table-cell>
          <table:table-cell office:value-type="float" office:value="0.4623643" calcext:value-type="float">
            <text:p>0.4623643</text:p>
          </table:table-cell>
          <table:table-cell office:value-type="float" office:value="0" calcext:value-type="float">
            <text:p>0</text:p>
          </table:table-cell>
          <table:table-cell office:value-type="float" office:value="0.1168243" calcext:value-type="float">
            <text:p>0.1168243</text:p>
          </table:table-cell>
          <table:table-cell office:value-type="float" office:value="0.05158798" calcext:value-type="float">
            <text:p>0.05158798</text:p>
          </table:table-cell>
          <table:table-cell office:value-type="float" office:value="9.518362E-016" calcext:value-type="float">
            <text:p>9.518362E-16</text:p>
          </table:table-cell>
          <table:table-cell office:value-type="float" office:value="9.436881E-016" calcext:value-type="float">
            <text:p>9.436881E-16</text:p>
          </table:table-cell>
          <table:table-cell office:value-type="float" office:value="2.595247E-017" calcext:value-type="float">
            <text:p>2.59524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90199" calcext:value-type="float">
            <text:p>-4.890199</text:p>
          </table:table-cell>
          <table:table-cell office:value-type="float" office:value="-0.3677814" calcext:value-type="float">
            <text:p>-0.3677814</text:p>
          </table:table-cell>
          <table:table-cell office:value-type="float" office:value="-0.05310448" calcext:value-type="float">
            <text:p>-0.05310448</text:p>
          </table:table-cell>
          <table:table-cell office:value-type="float" office:value="-0.04174694" calcext:value-type="float">
            <text:p>-0.04174694</text:p>
          </table:table-cell>
          <table:table-cell office:value-type="float" office:value="-0.03667367" calcext:value-type="float">
            <text:p>-0.03667367</text:p>
          </table:table-cell>
          <table:table-cell office:value-type="float" office:value="-0.0301681" calcext:value-type="float">
            <text:p>-0.0301681</text:p>
          </table:table-cell>
          <table:table-cell office:value-type="float" office:value="-0.02458805" calcext:value-type="float">
            <text:p>-0.02458805</text:p>
          </table:table-cell>
          <table:table-cell office:value-type="float" office:value="-0.02076417" calcext:value-type="float">
            <text:p>-0.02076417</text:p>
          </table:table-cell>
          <table:table-cell office:value-type="float" office:value="-0.01585038" calcext:value-type="float">
            <text:p>-0.01585038</text:p>
          </table:table-cell>
          <table:table-cell office:value-type="float" office:value="-0.01207036" calcext:value-type="float">
            <text:p>-0.0120703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7.466302" calcext:value-type="float">
            <text:p>-7.466302</text:p>
          </table:table-cell>
          <table:table-cell office:value-type="float" office:value="0.005886547" calcext:value-type="float">
            <text:p>0.00588654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7983" calcext:value-type="float">
            <text:p>-2.33798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49.5151" calcext:value-type="float">
            <text:p>749.5151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5.341" calcext:value-type="float">
            <text:p>1075.341</text:p>
          </table:table-cell>
          <table:table-cell office:value-type="float" office:value="5.053131" calcext:value-type="float">
            <text:p>5.053131</text:p>
          </table:table-cell>
          <table:table-cell office:value-type="float" office:value="0" calcext:value-type="float">
            <text:p>0</text:p>
          </table:table-cell>
          <table:table-cell office:value-type="float" office:value="0.1502172" calcext:value-type="float">
            <text:p>0.1502172</text:p>
          </table:table-cell>
          <table:table-cell office:value-type="float" office:value="0.1771815" calcext:value-type="float">
            <text:p>0.1771815</text:p>
          </table:table-cell>
          <table:table-cell office:value-type="float" office:value="0.280719" calcext:value-type="float">
            <text:p>0.280719</text:p>
          </table:table-cell>
          <table:table-cell office:value-type="float" office:value="0.2935557" calcext:value-type="float">
            <text:p>0.2935557</text:p>
          </table:table-cell>
          <table:table-cell office:value-type="float" office:value="0.2992354" calcext:value-type="float">
            <text:p>0.2992354</text:p>
          </table:table-cell>
          <table:table-cell office:value-type="float" office:value="0.2708026" calcext:value-type="float">
            <text:p>0.2708026</text:p>
          </table:table-cell>
          <table:table-cell office:value-type="float" office:value="0.276542" calcext:value-type="float">
            <text:p>0.276542</text:p>
          </table:table-cell>
          <table:table-cell office:value-type="float" office:value="0.3645565" calcext:value-type="float">
            <text:p>0.3645565</text:p>
          </table:table-cell>
          <table:table-cell office:value-type="float" office:value="0.3613141" calcext:value-type="float">
            <text:p>0.3613141</text:p>
          </table:table-cell>
          <table:table-cell office:value-type="float" office:value="0.3731492" calcext:value-type="float">
            <text:p>0.3731492</text:p>
          </table:table-cell>
          <table:table-cell office:value-type="float" office:value="0.3886588" calcext:value-type="float">
            <text:p>0.3886588</text:p>
          </table:table-cell>
          <table:table-cell office:value-type="float" office:value="0.3980862" calcext:value-type="float">
            <text:p>0.3980862</text:p>
          </table:table-cell>
          <table:table-cell office:value-type="float" office:value="0.4623626" calcext:value-type="float">
            <text:p>0.4623626</text:p>
          </table:table-cell>
          <table:table-cell office:value-type="float" office:value="0" calcext:value-type="float">
            <text:p>0</text:p>
          </table:table-cell>
          <table:table-cell office:value-type="float" office:value="0.1219292" calcext:value-type="float">
            <text:p>0.1219292</text:p>
          </table:table-cell>
          <table:table-cell office:value-type="float" office:value="0.09795413" calcext:value-type="float">
            <text:p>0.09795413</text:p>
          </table:table-cell>
          <table:table-cell office:value-type="float" office:value="0.007063672" calcext:value-type="float">
            <text:p>0.007063672</text:p>
          </table:table-cell>
          <table:table-cell office:value-type="float" office:value="9.43684E-016" calcext:value-type="float">
            <text:p>9.43684E-16</text:p>
          </table:table-cell>
          <table:table-cell office:value-type="float" office:value="2.595239E-017" calcext:value-type="float">
            <text:p>2.59523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27476" calcext:value-type="float">
            <text:p>-7.327476</text:p>
          </table:table-cell>
          <table:table-cell office:value-type="float" office:value="-2.02211" calcext:value-type="float">
            <text:p>-2.02211</text:p>
          </table:table-cell>
          <table:table-cell office:value-type="float" office:value="-0.05967569" calcext:value-type="float">
            <text:p>-0.05967569</text:p>
          </table:table-cell>
          <table:table-cell office:value-type="float" office:value="-0.04269804" calcext:value-type="float">
            <text:p>-0.04269804</text:p>
          </table:table-cell>
          <table:table-cell office:value-type="float" office:value="-0.03685127" calcext:value-type="float">
            <text:p>-0.03685127</text:p>
          </table:table-cell>
          <table:table-cell office:value-type="float" office:value="-0.03048814" calcext:value-type="float">
            <text:p>-0.03048814</text:p>
          </table:table-cell>
          <table:table-cell office:value-type="float" office:value="-0.0248205" calcext:value-type="float">
            <text:p>-0.0248205</text:p>
          </table:table-cell>
          <table:table-cell office:value-type="float" office:value="-0.02098051" calcext:value-type="float">
            <text:p>-0.02098051</text:p>
          </table:table-cell>
          <table:table-cell office:value-type="float" office:value="-0.01605676" calcext:value-type="float">
            <text:p>-0.01605676</text:p>
          </table:table-cell>
          <table:table-cell office:value-type="float" office:value="-0.01215891" calcext:value-type="float">
            <text:p>-0.0121589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0.49164" calcext:value-type="float">
            <text:p>-10.49164</text:p>
          </table:table-cell>
          <table:table-cell office:value-type="float" office:value="0.006064409" calcext:value-type="float">
            <text:p>0.00606440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8192" calcext:value-type="float">
            <text:p>-2.33819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49.9127" calcext:value-type="float">
            <text:p>749.912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4.891" calcext:value-type="float">
            <text:p>1074.891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1504668" calcext:value-type="float">
            <text:p>0.1504668</text:p>
          </table:table-cell>
          <table:table-cell office:value-type="float" office:value="0.1864026" calcext:value-type="float">
            <text:p>0.1864026</text:p>
          </table:table-cell>
          <table:table-cell office:value-type="float" office:value="0.2566434" calcext:value-type="float">
            <text:p>0.2566434</text:p>
          </table:table-cell>
          <table:table-cell office:value-type="float" office:value="0.2904376" calcext:value-type="float">
            <text:p>0.2904376</text:p>
          </table:table-cell>
          <table:table-cell office:value-type="float" office:value="0.2975597" calcext:value-type="float">
            <text:p>0.2975597</text:p>
          </table:table-cell>
          <table:table-cell office:value-type="float" office:value="0.2702757" calcext:value-type="float">
            <text:p>0.2702757</text:p>
          </table:table-cell>
          <table:table-cell office:value-type="float" office:value="0.276202" calcext:value-type="float">
            <text:p>0.276202</text:p>
          </table:table-cell>
          <table:table-cell office:value-type="float" office:value="0.364379" calcext:value-type="float">
            <text:p>0.364379</text:p>
          </table:table-cell>
          <table:table-cell office:value-type="float" office:value="0.3610429" calcext:value-type="float">
            <text:p>0.3610429</text:p>
          </table:table-cell>
          <table:table-cell office:value-type="float" office:value="0.3730041" calcext:value-type="float">
            <text:p>0.3730041</text:p>
          </table:table-cell>
          <table:table-cell office:value-type="float" office:value="0.3885563" calcext:value-type="float">
            <text:p>0.3885563</text:p>
          </table:table-cell>
          <table:table-cell office:value-type="float" office:value="0.3980868" calcext:value-type="float">
            <text:p>0.3980868</text:p>
          </table:table-cell>
          <table:table-cell office:value-type="float" office:value="0.4623604" calcext:value-type="float">
            <text:p>0.4623604</text:p>
          </table:table-cell>
          <table:table-cell office:value-type="float" office:value="0" calcext:value-type="float">
            <text:p>0</text:p>
          </table:table-cell>
          <table:table-cell office:value-type="float" office:value="0.09142868" calcext:value-type="float">
            <text:p>0.09142868</text:p>
          </table:table-cell>
          <table:table-cell office:value-type="float" office:value="0.09006825" calcext:value-type="float">
            <text:p>0.09006825</text:p>
          </table:table-cell>
          <table:table-cell office:value-type="float" office:value="0.03950417" calcext:value-type="float">
            <text:p>0.03950417</text:p>
          </table:table-cell>
          <table:table-cell office:value-type="float" office:value="9.436797E-016" calcext:value-type="float">
            <text:p>9.436797E-16</text:p>
          </table:table-cell>
          <table:table-cell office:value-type="float" office:value="2.595233E-017" calcext:value-type="float">
            <text:p>2.595233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76216" calcext:value-type="float">
            <text:p>-7.176216</text:p>
          </table:table-cell>
          <table:table-cell office:value-type="float" office:value="-1.352044" calcext:value-type="float">
            <text:p>-1.352044</text:p>
          </table:table-cell>
          <table:table-cell office:value-type="float" office:value="-0.1193603" calcext:value-type="float">
            <text:p>-0.1193603</text:p>
          </table:table-cell>
          <table:table-cell office:value-type="float" office:value="-0.04636289" calcext:value-type="float">
            <text:p>-0.04636289</text:p>
          </table:table-cell>
          <table:table-cell office:value-type="float" office:value="-0.03846476" calcext:value-type="float">
            <text:p>-0.03846476</text:p>
          </table:table-cell>
          <table:table-cell office:value-type="float" office:value="-0.03093299" calcext:value-type="float">
            <text:p>-0.03093299</text:p>
          </table:table-cell>
          <table:table-cell office:value-type="float" office:value="-0.02507738" calcext:value-type="float">
            <text:p>-0.02507738</text:p>
          </table:table-cell>
          <table:table-cell office:value-type="float" office:value="-0.0212024" calcext:value-type="float">
            <text:p>-0.0212024</text:p>
          </table:table-cell>
          <table:table-cell office:value-type="float" office:value="-0.01625856" calcext:value-type="float">
            <text:p>-0.01625856</text:p>
          </table:table-cell>
          <table:table-cell office:value-type="float" office:value="-0.01224005" calcext:value-type="float">
            <text:p>-0.0122400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0.13642" calcext:value-type="float">
            <text:p>-10.13642</text:p>
          </table:table-cell>
          <table:table-cell office:value-type="float" office:value="0.006127642" calcext:value-type="float">
            <text:p>0.00612764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746" calcext:value-type="float">
            <text:p>-2.3374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0.3067" calcext:value-type="float">
            <text:p>750.306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4.497" calcext:value-type="float">
            <text:p>1074.497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1940712" calcext:value-type="float">
            <text:p>0.1940712</text:p>
          </table:table-cell>
          <table:table-cell office:value-type="float" office:value="0.2338699" calcext:value-type="float">
            <text:p>0.2338699</text:p>
          </table:table-cell>
          <table:table-cell office:value-type="float" office:value="0.2542648" calcext:value-type="float">
            <text:p>0.2542648</text:p>
          </table:table-cell>
          <table:table-cell office:value-type="float" office:value="0.2894559" calcext:value-type="float">
            <text:p>0.2894559</text:p>
          </table:table-cell>
          <table:table-cell office:value-type="float" office:value="0.2962911" calcext:value-type="float">
            <text:p>0.2962911</text:p>
          </table:table-cell>
          <table:table-cell office:value-type="float" office:value="0.2694707" calcext:value-type="float">
            <text:p>0.2694707</text:p>
          </table:table-cell>
          <table:table-cell office:value-type="float" office:value="0.2757652" calcext:value-type="float">
            <text:p>0.2757652</text:p>
          </table:table-cell>
          <table:table-cell office:value-type="float" office:value="0.3641903" calcext:value-type="float">
            <text:p>0.3641903</text:p>
          </table:table-cell>
          <table:table-cell office:value-type="float" office:value="0.3607816" calcext:value-type="float">
            <text:p>0.3607816</text:p>
          </table:table-cell>
          <table:table-cell office:value-type="float" office:value="0.372854" calcext:value-type="float">
            <text:p>0.372854</text:p>
          </table:table-cell>
          <table:table-cell office:value-type="float" office:value="0.3884609" calcext:value-type="float">
            <text:p>0.3884609</text:p>
          </table:table-cell>
          <table:table-cell office:value-type="float" office:value="0.3980869" calcext:value-type="float">
            <text:p>0.3980869</text:p>
          </table:table-cell>
          <table:table-cell office:value-type="float" office:value="0.4623642" calcext:value-type="float">
            <text:p>0.4623642</text:p>
          </table:table-cell>
          <table:table-cell office:value-type="float" office:value="0" calcext:value-type="float">
            <text:p>0</text:p>
          </table:table-cell>
          <table:table-cell office:value-type="float" office:value="0.04777398" calcext:value-type="float">
            <text:p>0.04777398</text:p>
          </table:table-cell>
          <table:table-cell office:value-type="float" office:value="0.03780007" calcext:value-type="float">
            <text:p>0.03780007</text:p>
          </table:table-cell>
          <table:table-cell office:value-type="float" office:value="0.04722035" calcext:value-type="float">
            <text:p>0.04722035</text:p>
          </table:table-cell>
          <table:table-cell office:value-type="float" office:value="9.43678E-016" calcext:value-type="float">
            <text:p>9.43678E-16</text:p>
          </table:table-cell>
          <table:table-cell office:value-type="float" office:value="2.595232E-017" calcext:value-type="float">
            <text:p>2.59523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63916" calcext:value-type="float">
            <text:p>-0.9463916</text:p>
          </table:table-cell>
          <table:table-cell office:value-type="float" office:value="-0.2411624" calcext:value-type="float">
            <text:p>-0.2411624</text:p>
          </table:table-cell>
          <table:table-cell office:value-type="float" office:value="-0.1297017" calcext:value-type="float">
            <text:p>-0.1297017</text:p>
          </table:table-cell>
          <table:table-cell office:value-type="float" office:value="-0.04757529" calcext:value-type="float">
            <text:p>-0.04757529</text:p>
          </table:table-cell>
          <table:table-cell office:value-type="float" office:value="-0.03975967" calcext:value-type="float">
            <text:p>-0.03975967</text:p>
          </table:table-cell>
          <table:table-cell office:value-type="float" office:value="-0.03163106" calcext:value-type="float">
            <text:p>-0.03163106</text:p>
          </table:table-cell>
          <table:table-cell office:value-type="float" office:value="-0.02541126" calcext:value-type="float">
            <text:p>-0.02541126</text:p>
          </table:table-cell>
          <table:table-cell office:value-type="float" office:value="-0.02144108" calcext:value-type="float">
            <text:p>-0.02144108</text:p>
          </table:table-cell>
          <table:table-cell office:value-type="float" office:value="-0.01645562" calcext:value-type="float">
            <text:p>-0.01645562</text:p>
          </table:table-cell>
          <table:table-cell office:value-type="float" office:value="-0.01232462" calcext:value-type="float">
            <text:p>-0.0123246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6607386" calcext:value-type="float">
            <text:p>-0.6607386</text:p>
          </table:table-cell>
          <table:table-cell office:value-type="float" office:value="0.005907517" calcext:value-type="float">
            <text:p>0.00590751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4578" calcext:value-type="float">
            <text:p>-2.3345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0.729" calcext:value-type="float">
            <text:p>750.72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4.074" calcext:value-type="float">
            <text:p>1074.074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1872468" calcext:value-type="float">
            <text:p>0.1872468</text:p>
          </table:table-cell>
          <table:table-cell office:value-type="float" office:value="0.2528523" calcext:value-type="float">
            <text:p>0.2528523</text:p>
          </table:table-cell>
          <table:table-cell office:value-type="float" office:value="0.278431" calcext:value-type="float">
            <text:p>0.278431</text:p>
          </table:table-cell>
          <table:table-cell office:value-type="float" office:value="0.2883285" calcext:value-type="float">
            <text:p>0.2883285</text:p>
          </table:table-cell>
          <table:table-cell office:value-type="float" office:value="0.2956851" calcext:value-type="float">
            <text:p>0.2956851</text:p>
          </table:table-cell>
          <table:table-cell office:value-type="float" office:value="0.2686603" calcext:value-type="float">
            <text:p>0.2686603</text:p>
          </table:table-cell>
          <table:table-cell office:value-type="float" office:value="0.275214" calcext:value-type="float">
            <text:p>0.275214</text:p>
          </table:table-cell>
          <table:table-cell office:value-type="float" office:value="0.36398" calcext:value-type="float">
            <text:p>0.36398</text:p>
          </table:table-cell>
          <table:table-cell office:value-type="float" office:value="0.3605348" calcext:value-type="float">
            <text:p>0.3605348</text:p>
          </table:table-cell>
          <table:table-cell office:value-type="float" office:value="0.3727015" calcext:value-type="float">
            <text:p>0.3727015</text:p>
          </table:table-cell>
          <table:table-cell office:value-type="float" office:value="0.3883713" calcext:value-type="float">
            <text:p>0.3883713</text:p>
          </table:table-cell>
          <table:table-cell office:value-type="float" office:value="0.3981012" calcext:value-type="float">
            <text:p>0.3981012</text:p>
          </table:table-cell>
          <table:table-cell office:value-type="float" office:value="0.4623652" calcext:value-type="float">
            <text:p>0.4623652</text:p>
          </table:table-cell>
          <table:table-cell office:value-type="float" office:value="0" calcext:value-type="float">
            <text:p>0</text:p>
          </table:table-cell>
          <table:table-cell office:value-type="float" office:value="0.05747472" calcext:value-type="float">
            <text:p>0.05747472</text:p>
          </table:table-cell>
          <table:table-cell office:value-type="float" office:value="0.01129017" calcext:value-type="float">
            <text:p>0.01129017</text:p>
          </table:table-cell>
          <table:table-cell office:value-type="float" office:value="0.02447069" calcext:value-type="float">
            <text:p>0.02447069</text:p>
          </table:table-cell>
          <table:table-cell office:value-type="float" office:value="9.436757E-016" calcext:value-type="float">
            <text:p>9.436757E-16</text:p>
          </table:table-cell>
          <table:table-cell office:value-type="float" office:value="2.595232E-017" calcext:value-type="float">
            <text:p>2.59523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7226" calcext:value-type="float">
            <text:p>-1.277226</text:p>
          </table:table-cell>
          <table:table-cell office:value-type="float" office:value="-0.1323005" calcext:value-type="float">
            <text:p>-0.1323005</text:p>
          </table:table-cell>
          <table:table-cell office:value-type="float" office:value="-0.06431389" calcext:value-type="float">
            <text:p>-0.06431389</text:p>
          </table:table-cell>
          <table:table-cell office:value-type="float" office:value="-0.04905993" calcext:value-type="float">
            <text:p>-0.04905993</text:p>
          </table:table-cell>
          <table:table-cell office:value-type="float" office:value="-0.0404078" calcext:value-type="float">
            <text:p>-0.0404078</text:p>
          </table:table-cell>
          <table:table-cell office:value-type="float" office:value="-0.03235395" calcext:value-type="float">
            <text:p>-0.03235395</text:p>
          </table:table-cell>
          <table:table-cell office:value-type="float" office:value="-0.02583789" calcext:value-type="float">
            <text:p>-0.02583789</text:p>
          </table:table-cell>
          <table:table-cell office:value-type="float" office:value="-0.02170975" calcext:value-type="float">
            <text:p>-0.02170975</text:p>
          </table:table-cell>
          <table:table-cell office:value-type="float" office:value="-0.01664461" calcext:value-type="float">
            <text:p>-0.01664461</text:p>
          </table:table-cell>
          <table:table-cell office:value-type="float" office:value="-0.01241133" calcext:value-type="float">
            <text:p>-0.0124113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.410693" calcext:value-type="float">
            <text:p>-1.410693</text:p>
          </table:table-cell>
          <table:table-cell office:value-type="float" office:value="0.005700521" calcext:value-type="float">
            <text:p>0.0057005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1902" calcext:value-type="float">
            <text:p>-2.33190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1.1682" calcext:value-type="float">
            <text:p>751.1682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3.635" calcext:value-type="float">
            <text:p>1073.635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1549066" calcext:value-type="float">
            <text:p>0.1549066</text:p>
          </table:table-cell>
          <table:table-cell office:value-type="float" office:value="0.2310989" calcext:value-type="float">
            <text:p>0.2310989</text:p>
          </table:table-cell>
          <table:table-cell office:value-type="float" office:value="0.2867242" calcext:value-type="float">
            <text:p>0.2867242</text:p>
          </table:table-cell>
          <table:table-cell office:value-type="float" office:value="0.2905062" calcext:value-type="float">
            <text:p>0.2905062</text:p>
          </table:table-cell>
          <table:table-cell office:value-type="float" office:value="0.2954985" calcext:value-type="float">
            <text:p>0.2954985</text:p>
          </table:table-cell>
          <table:table-cell office:value-type="float" office:value="0.2680064" calcext:value-type="float">
            <text:p>0.2680064</text:p>
          </table:table-cell>
          <table:table-cell office:value-type="float" office:value="0.2744921" calcext:value-type="float">
            <text:p>0.2744921</text:p>
          </table:table-cell>
          <table:table-cell office:value-type="float" office:value="0.3637158" calcext:value-type="float">
            <text:p>0.3637158</text:p>
          </table:table-cell>
          <table:table-cell office:value-type="float" office:value="0.3603474" calcext:value-type="float">
            <text:p>0.3603474</text:p>
          </table:table-cell>
          <table:table-cell office:value-type="float" office:value="0.3725583" calcext:value-type="float">
            <text:p>0.3725583</text:p>
          </table:table-cell>
          <table:table-cell office:value-type="float" office:value="0.3882883" calcext:value-type="float">
            <text:p>0.3882883</text:p>
          </table:table-cell>
          <table:table-cell office:value-type="float" office:value="0.3981212" calcext:value-type="float">
            <text:p>0.3981212</text:p>
          </table:table-cell>
          <table:table-cell office:value-type="float" office:value="0.462358" calcext:value-type="float">
            <text:p>0.462358</text:p>
          </table:table-cell>
          <table:table-cell office:value-type="float" office:value="0" calcext:value-type="float">
            <text:p>0</text:p>
          </table:table-cell>
          <table:table-cell office:value-type="float" office:value="0.09132259" calcext:value-type="float">
            <text:p>0.09132259</text:p>
          </table:table-cell>
          <table:table-cell office:value-type="float" office:value="0.03271488" calcext:value-type="float">
            <text:p>0.03271488</text:p>
          </table:table-cell>
          <table:table-cell office:value-type="float" office:value="0.01143686" calcext:value-type="float">
            <text:p>0.01143686</text:p>
          </table:table-cell>
          <table:table-cell office:value-type="float" office:value="9.436746E-016" calcext:value-type="float">
            <text:p>9.436746E-16</text:p>
          </table:table-cell>
          <table:table-cell office:value-type="float" office:value="2.595232E-017" calcext:value-type="float">
            <text:p>2.59523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3735" calcext:value-type="float">
            <text:p>-5.63735</text:p>
          </table:table-cell>
          <table:table-cell office:value-type="float" office:value="-0.2575374" calcext:value-type="float">
            <text:p>-0.2575374</text:p>
          </table:table-cell>
          <table:table-cell office:value-type="float" office:value="-0.05107201" calcext:value-type="float">
            <text:p>-0.05107201</text:p>
          </table:table-cell>
          <table:table-cell office:value-type="float" office:value="-0.04632312" calcext:value-type="float">
            <text:p>-0.04632312</text:p>
          </table:table-cell>
          <table:table-cell office:value-type="float" office:value="-0.04061393" calcext:value-type="float">
            <text:p>-0.04061393</text:p>
          </table:table-cell>
          <table:table-cell office:value-type="float" office:value="-0.03295127" calcext:value-type="float">
            <text:p>-0.03295127</text:p>
          </table:table-cell>
          <table:table-cell office:value-type="float" office:value="-0.02641411" calcext:value-type="float">
            <text:p>-0.02641411</text:p>
          </table:table-cell>
          <table:table-cell office:value-type="float" office:value="-0.02205287" calcext:value-type="float">
            <text:p>-0.02205287</text:p>
          </table:table-cell>
          <table:table-cell office:value-type="float" office:value="-0.01678895" calcext:value-type="float">
            <text:p>-0.01678895</text:p>
          </table:table-cell>
          <table:table-cell office:value-type="float" office:value="-0.01249312" calcext:value-type="float">
            <text:p>-0.0124931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6.712665" calcext:value-type="float">
            <text:p>-6.712665</text:p>
          </table:table-cell>
          <table:table-cell office:value-type="float" office:value="0.005722633" calcext:value-type="float">
            <text:p>0.00572263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122" calcext:value-type="float">
            <text:p>-2.331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1.566" calcext:value-type="float">
            <text:p>751.56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3.237" calcext:value-type="float">
            <text:p>1073.237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1742523" calcext:value-type="float">
            <text:p>0.1742523</text:p>
          </table:table-cell>
          <table:table-cell office:value-type="float" office:value="0.2331962" calcext:value-type="float">
            <text:p>0.2331962</text:p>
          </table:table-cell>
          <table:table-cell office:value-type="float" office:value="0.2899069" calcext:value-type="float">
            <text:p>0.2899069</text:p>
          </table:table-cell>
          <table:table-cell office:value-type="float" office:value="0.2918642" calcext:value-type="float">
            <text:p>0.2918642</text:p>
          </table:table-cell>
          <table:table-cell office:value-type="float" office:value="0.2961569" calcext:value-type="float">
            <text:p>0.2961569</text:p>
          </table:table-cell>
          <table:table-cell office:value-type="float" office:value="0.2676515" calcext:value-type="float">
            <text:p>0.2676515</text:p>
          </table:table-cell>
          <table:table-cell office:value-type="float" office:value="0.2739184" calcext:value-type="float">
            <text:p>0.2739184</text:p>
          </table:table-cell>
          <table:table-cell office:value-type="float" office:value="0.363444" calcext:value-type="float">
            <text:p>0.363444</text:p>
          </table:table-cell>
          <table:table-cell office:value-type="float" office:value="0.3601452" calcext:value-type="float">
            <text:p>0.3601452</text:p>
          </table:table-cell>
          <table:table-cell office:value-type="float" office:value="0.3724176" calcext:value-type="float">
            <text:p>0.3724176</text:p>
          </table:table-cell>
          <table:table-cell office:value-type="float" office:value="0.3882103" calcext:value-type="float">
            <text:p>0.3882103</text:p>
          </table:table-cell>
          <table:table-cell office:value-type="float" office:value="0.3981337" calcext:value-type="float">
            <text:p>0.3981337</text:p>
          </table:table-cell>
          <table:table-cell office:value-type="float" office:value="0.4623639" calcext:value-type="float">
            <text:p>0.4623639</text:p>
          </table:table-cell>
          <table:table-cell office:value-type="float" office:value="0" calcext:value-type="float">
            <text:p>0</text:p>
          </table:table-cell>
          <table:table-cell office:value-type="float" office:value="0.05945483" calcext:value-type="float">
            <text:p>0.05945483</text:p>
          </table:table-cell>
          <table:table-cell office:value-type="float" office:value="0.03055012" calcext:value-type="float">
            <text:p>0.03055012</text:p>
          </table:table-cell>
          <table:table-cell office:value-type="float" office:value="0.005260253" calcext:value-type="float">
            <text:p>0.005260253</text:p>
          </table:table-cell>
          <table:table-cell office:value-type="float" office:value="9.436731E-016" calcext:value-type="float">
            <text:p>9.436731E-16</text:p>
          </table:table-cell>
          <table:table-cell office:value-type="float" office:value="2.595232E-017" calcext:value-type="float">
            <text:p>2.59523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28841" calcext:value-type="float">
            <text:p>-2.228841</text:p>
          </table:table-cell>
          <table:table-cell office:value-type="float" office:value="-0.2452651" calcext:value-type="float">
            <text:p>-0.2452651</text:p>
          </table:table-cell>
          <table:table-cell office:value-type="float" office:value="-0.04700606" calcext:value-type="float">
            <text:p>-0.04700606</text:p>
          </table:table-cell>
          <table:table-cell office:value-type="float" office:value="-0.04469144" calcext:value-type="float">
            <text:p>-0.04469144</text:p>
          </table:table-cell>
          <table:table-cell office:value-type="float" office:value="-0.03992465" calcext:value-type="float">
            <text:p>-0.03992465</text:p>
          </table:table-cell>
          <table:table-cell office:value-type="float" office:value="-0.03328942" calcext:value-type="float">
            <text:p>-0.03328942</text:p>
          </table:table-cell>
          <table:table-cell office:value-type="float" office:value="-0.02688236" calcext:value-type="float">
            <text:p>-0.02688236</text:p>
          </table:table-cell>
          <table:table-cell office:value-type="float" office:value="-0.02241228" calcext:value-type="float">
            <text:p>-0.02241228</text:p>
          </table:table-cell>
          <table:table-cell office:value-type="float" office:value="-0.01694635" calcext:value-type="float">
            <text:p>-0.01694635</text:p>
          </table:table-cell>
          <table:table-cell office:value-type="float" office:value="-0.01257416" calcext:value-type="float">
            <text:p>-0.0125741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2.366267" calcext:value-type="float">
            <text:p>-2.366267</text:p>
          </table:table-cell>
          <table:table-cell office:value-type="float" office:value="0.005636646" calcext:value-type="float">
            <text:p>0.00563664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9788" calcext:value-type="float">
            <text:p>-2.3297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1.7085" calcext:value-type="float">
            <text:p>751.708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3.096" calcext:value-type="float">
            <text:p>1073.096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1960626" calcext:value-type="float">
            <text:p>0.1960626</text:p>
          </table:table-cell>
          <table:table-cell office:value-type="float" office:value="0.2330775" calcext:value-type="float">
            <text:p>0.2330775</text:p>
          </table:table-cell>
          <table:table-cell office:value-type="float" office:value="0.2909424" calcext:value-type="float">
            <text:p>0.2909424</text:p>
          </table:table-cell>
          <table:table-cell office:value-type="float" office:value="0.2936319" calcext:value-type="float">
            <text:p>0.2936319</text:p>
          </table:table-cell>
          <table:table-cell office:value-type="float" office:value="0.2972051" calcext:value-type="float">
            <text:p>0.2972051</text:p>
          </table:table-cell>
          <table:table-cell office:value-type="float" office:value="0.2676044" calcext:value-type="float">
            <text:p>0.2676044</text:p>
          </table:table-cell>
          <table:table-cell office:value-type="float" office:value="0.2734971" calcext:value-type="float">
            <text:p>0.2734971</text:p>
          </table:table-cell>
          <table:table-cell office:value-type="float" office:value="0.3631885" calcext:value-type="float">
            <text:p>0.3631885</text:p>
          </table:table-cell>
          <table:table-cell office:value-type="float" office:value="0.3599306" calcext:value-type="float">
            <text:p>0.3599306</text:p>
          </table:table-cell>
          <table:table-cell office:value-type="float" office:value="0.3722782" calcext:value-type="float">
            <text:p>0.3722782</text:p>
          </table:table-cell>
          <table:table-cell office:value-type="float" office:value="0.3881369" calcext:value-type="float">
            <text:p>0.3881369</text:p>
          </table:table-cell>
          <table:table-cell office:value-type="float" office:value="0.3981484" calcext:value-type="float">
            <text:p>0.3981484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" calcext:value-type="float">
            <text:p>0</text:p>
          </table:table-cell>
          <table:table-cell office:value-type="float" office:value="0.04522804" calcext:value-type="float">
            <text:p>0.04522804</text:p>
          </table:table-cell>
          <table:table-cell office:value-type="float" office:value="0.03076153" calcext:value-type="float">
            <text:p>0.03076153</text:p>
          </table:table-cell>
          <table:table-cell office:value-type="float" office:value="9.440543E-016" calcext:value-type="float">
            <text:p>9.440543E-16</text:p>
          </table:table-cell>
          <table:table-cell office:value-type="float" office:value="9.43672E-016" calcext:value-type="float">
            <text:p>9.43672E-16</text:p>
          </table:table-cell>
          <table:table-cell office:value-type="float" office:value="2.595232E-017" calcext:value-type="float">
            <text:p>2.59523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82707" calcext:value-type="float">
            <text:p>-0.9582707</text:p>
          </table:table-cell>
          <table:table-cell office:value-type="float" office:value="-0.2515466" calcext:value-type="float">
            <text:p>-0.2515466</text:p>
          </table:table-cell>
          <table:table-cell office:value-type="float" office:value="-0.04570572" calcext:value-type="float">
            <text:p>-0.04570572</text:p>
          </table:table-cell>
          <table:table-cell office:value-type="float" office:value="-0.04264722" calcext:value-type="float">
            <text:p>-0.04264722</text:p>
          </table:table-cell>
          <table:table-cell office:value-type="float" office:value="-0.03885318" calcext:value-type="float">
            <text:p>-0.03885318</text:p>
          </table:table-cell>
          <table:table-cell office:value-type="float" office:value="-0.03333727" calcext:value-type="float">
            <text:p>-0.03333727</text:p>
          </table:table-cell>
          <table:table-cell office:value-type="float" office:value="-0.02723256" calcext:value-type="float">
            <text:p>-0.02723256</text:p>
          </table:table-cell>
          <table:table-cell office:value-type="float" office:value="-0.02275607" calcext:value-type="float">
            <text:p>-0.02275607</text:p>
          </table:table-cell>
          <table:table-cell office:value-type="float" office:value="-0.01711504" calcext:value-type="float">
            <text:p>-0.01711504</text:p>
          </table:table-cell>
          <table:table-cell office:value-type="float" office:value="-0.01265496" calcext:value-type="float">
            <text:p>-0.0126549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9059643" calcext:value-type="float">
            <text:p>-0.9059643</text:p>
          </table:table-cell>
          <table:table-cell office:value-type="float" office:value="0.005585231" calcext:value-type="float">
            <text:p>0.00558523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8731" calcext:value-type="float">
            <text:p>-2.32873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1.616" calcext:value-type="float">
            <text:p>751.61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3.189" calcext:value-type="float">
            <text:p>1073.189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191294" calcext:value-type="float">
            <text:p>0.191294</text:p>
          </table:table-cell>
          <table:table-cell office:value-type="float" office:value="0.2371548" calcext:value-type="float">
            <text:p>0.2371548</text:p>
          </table:table-cell>
          <table:table-cell office:value-type="float" office:value="0.2872193" calcext:value-type="float">
            <text:p>0.2872193</text:p>
          </table:table-cell>
          <table:table-cell office:value-type="float" office:value="0.2937176" calcext:value-type="float">
            <text:p>0.2937176</text:p>
          </table:table-cell>
          <table:table-cell office:value-type="float" office:value="0.2977539" calcext:value-type="float">
            <text:p>0.2977539</text:p>
          </table:table-cell>
          <table:table-cell office:value-type="float" office:value="0.2677072" calcext:value-type="float">
            <text:p>0.2677072</text:p>
          </table:table-cell>
          <table:table-cell office:value-type="float" office:value="0.2732061" calcext:value-type="float">
            <text:p>0.2732061</text:p>
          </table:table-cell>
          <table:table-cell office:value-type="float" office:value="0.3629833" calcext:value-type="float">
            <text:p>0.3629833</text:p>
          </table:table-cell>
          <table:table-cell office:value-type="float" office:value="0.3597092" calcext:value-type="float">
            <text:p>0.3597092</text:p>
          </table:table-cell>
          <table:table-cell office:value-type="float" office:value="0.3721387" calcext:value-type="float">
            <text:p>0.3721387</text:p>
          </table:table-cell>
          <table:table-cell office:value-type="float" office:value="0.3880666" calcext:value-type="float">
            <text:p>0.3880666</text:p>
          </table:table-cell>
          <table:table-cell office:value-type="float" office:value="0.3981636" calcext:value-type="float">
            <text:p>0.3981636</text:p>
          </table:table-cell>
          <table:table-cell office:value-type="float" office:value="0.4623623" calcext:value-type="float">
            <text:p>0.4623623</text:p>
          </table:table-cell>
          <table:table-cell office:value-type="float" office:value="0" calcext:value-type="float">
            <text:p>0</text:p>
          </table:table-cell>
          <table:table-cell office:value-type="float" office:value="0.07531632" calcext:value-type="float">
            <text:p>0.07531632</text:p>
          </table:table-cell>
          <table:table-cell office:value-type="float" office:value="0.02916219" calcext:value-type="float">
            <text:p>0.02916219</text:p>
          </table:table-cell>
          <table:table-cell office:value-type="float" office:value="9.440504E-016" calcext:value-type="float">
            <text:p>9.440504E-16</text:p>
          </table:table-cell>
          <table:table-cell office:value-type="float" office:value="9.436693E-016" calcext:value-type="float">
            <text:p>9.436693E-16</text:p>
          </table:table-cell>
          <table:table-cell office:value-type="float" office:value="2.595232E-017" calcext:value-type="float">
            <text:p>2.59523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38629" calcext:value-type="float">
            <text:p>-1.038629</text:p>
          </table:table-cell>
          <table:table-cell office:value-type="float" office:value="-0.2168699" calcext:value-type="float">
            <text:p>-0.2168699</text:p>
          </table:table-cell>
          <table:table-cell office:value-type="float" office:value="-0.05048308" calcext:value-type="float">
            <text:p>-0.05048308</text:p>
          </table:table-cell>
          <table:table-cell office:value-type="float" office:value="-0.04253241" calcext:value-type="float">
            <text:p>-0.04253241</text:p>
          </table:table-cell>
          <table:table-cell office:value-type="float" office:value="-0.03829319" calcext:value-type="float">
            <text:p>-0.03829319</text:p>
          </table:table-cell>
          <table:table-cell office:value-type="float" office:value="-0.03323838" calcext:value-type="float">
            <text:p>-0.03323838</text:p>
          </table:table-cell>
          <table:table-cell office:value-type="float" office:value="-0.02747711" calcext:value-type="float">
            <text:p>-0.02747711</text:p>
          </table:table-cell>
          <table:table-cell office:value-type="float" office:value="-0.02303717" calcext:value-type="float">
            <text:p>-0.02303717</text:p>
          </table:table-cell>
          <table:table-cell office:value-type="float" office:value="-0.01729105" calcext:value-type="float">
            <text:p>-0.01729105</text:p>
          </table:table-cell>
          <table:table-cell office:value-type="float" office:value="-0.01273637" calcext:value-type="float">
            <text:p>-0.0127363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951869" calcext:value-type="float">
            <text:p>-0.951869</text:p>
          </table:table-cell>
          <table:table-cell office:value-type="float" office:value="0.005589772" calcext:value-type="float">
            <text:p>0.00558977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8001" calcext:value-type="float">
            <text:p>-2.3280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1.8728" calcext:value-type="float">
            <text:p>751.872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2.932" calcext:value-type="float">
            <text:p>1072.932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2076722" calcext:value-type="float">
            <text:p>0.2076722</text:p>
          </table:table-cell>
          <table:table-cell office:value-type="float" office:value="0.2597172" calcext:value-type="float">
            <text:p>0.2597172</text:p>
          </table:table-cell>
          <table:table-cell office:value-type="float" office:value="0.284466" calcext:value-type="float">
            <text:p>0.284466</text:p>
          </table:table-cell>
          <table:table-cell office:value-type="float" office:value="0.2930007" calcext:value-type="float">
            <text:p>0.2930007</text:p>
          </table:table-cell>
          <table:table-cell office:value-type="float" office:value="0.2975089" calcext:value-type="float">
            <text:p>0.2975089</text:p>
          </table:table-cell>
          <table:table-cell office:value-type="float" office:value="0.2676497" calcext:value-type="float">
            <text:p>0.2676497</text:p>
          </table:table-cell>
          <table:table-cell office:value-type="float" office:value="0.2729753" calcext:value-type="float">
            <text:p>0.2729753</text:p>
          </table:table-cell>
          <table:table-cell office:value-type="float" office:value="0.3628446" calcext:value-type="float">
            <text:p>0.3628446</text:p>
          </table:table-cell>
          <table:table-cell office:value-type="float" office:value="0.3594924" calcext:value-type="float">
            <text:p>0.3594924</text:p>
          </table:table-cell>
          <table:table-cell office:value-type="float" office:value="0.3719993" calcext:value-type="float">
            <text:p>0.3719993</text:p>
          </table:table-cell>
          <table:table-cell office:value-type="float" office:value="0.3879983" calcext:value-type="float">
            <text:p>0.3879983</text:p>
          </table:table-cell>
          <table:table-cell office:value-type="float" office:value="0.3981758" calcext:value-type="float">
            <text:p>0.3981758</text:p>
          </table:table-cell>
          <table:table-cell office:value-type="float" office:value="0.462363" calcext:value-type="float">
            <text:p>0.462363</text:p>
          </table:table-cell>
          <table:table-cell office:value-type="float" office:value="0" calcext:value-type="float">
            <text:p>0</text:p>
          </table:table-cell>
          <table:table-cell office:value-type="float" office:value="0.06492917" calcext:value-type="float">
            <text:p>0.06492917</text:p>
          </table:table-cell>
          <table:table-cell office:value-type="float" office:value="0.004683294" calcext:value-type="float">
            <text:p>0.004683294</text:p>
          </table:table-cell>
          <table:table-cell office:value-type="float" office:value="9.440462E-016" calcext:value-type="float">
            <text:p>9.440462E-16</text:p>
          </table:table-cell>
          <table:table-cell office:value-type="float" office:value="9.436672E-016" calcext:value-type="float">
            <text:p>9.436672E-16</text:p>
          </table:table-cell>
          <table:table-cell office:value-type="float" office:value="2.595232E-017" calcext:value-type="float">
            <text:p>2.59523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70523" calcext:value-type="float">
            <text:p>-0.5570523</text:p>
          </table:table-cell>
          <table:table-cell office:value-type="float" office:value="-0.1082261" calcext:value-type="float">
            <text:p>-0.1082261</text:p>
          </table:table-cell>
          <table:table-cell office:value-type="float" office:value="-0.05435473" calcext:value-type="float">
            <text:p>-0.05435473</text:p>
          </table:table-cell>
          <table:table-cell office:value-type="float" office:value="-0.0433285" calcext:value-type="float">
            <text:p>-0.0433285</text:p>
          </table:table-cell>
          <table:table-cell office:value-type="float" office:value="-0.03853101" calcext:value-type="float">
            <text:p>-0.03853101</text:p>
          </table:table-cell>
          <table:table-cell office:value-type="float" office:value="-0.03329197" calcext:value-type="float">
            <text:p>-0.03329197</text:p>
          </table:table-cell>
          <table:table-cell office:value-type="float" office:value="-0.02767294" calcext:value-type="float">
            <text:p>-0.02767294</text:p>
          </table:table-cell>
          <table:table-cell office:value-type="float" office:value="-0.02322848" calcext:value-type="float">
            <text:p>-0.02322848</text:p>
          </table:table-cell>
          <table:table-cell office:value-type="float" office:value="-0.01746546" calcext:value-type="float">
            <text:p>-0.01746546</text:p>
          </table:table-cell>
          <table:table-cell office:value-type="float" office:value="-0.01281833" calcext:value-type="float">
            <text:p>-0.0128183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5628607" calcext:value-type="float">
            <text:p>-0.5628607</text:p>
          </table:table-cell>
          <table:table-cell office:value-type="float" office:value="0.005470559" calcext:value-type="float">
            <text:p>0.00547055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6482" calcext:value-type="float">
            <text:p>-2.32648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2.3688" calcext:value-type="float">
            <text:p>752.368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2.437" calcext:value-type="float">
            <text:p>1072.437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2063328" calcext:value-type="float">
            <text:p>0.2063328</text:p>
          </table:table-cell>
          <table:table-cell office:value-type="float" office:value="0.2625472" calcext:value-type="float">
            <text:p>0.2625472</text:p>
          </table:table-cell>
          <table:table-cell office:value-type="float" office:value="0.282097" calcext:value-type="float">
            <text:p>0.282097</text:p>
          </table:table-cell>
          <table:table-cell office:value-type="float" office:value="0.2915711" calcext:value-type="float">
            <text:p>0.2915711</text:p>
          </table:table-cell>
          <table:table-cell office:value-type="float" office:value="0.2966985" calcext:value-type="float">
            <text:p>0.2966985</text:p>
          </table:table-cell>
          <table:table-cell office:value-type="float" office:value="0.267427" calcext:value-type="float">
            <text:p>0.267427</text:p>
          </table:table-cell>
          <table:table-cell office:value-type="float" office:value="0.2727645" calcext:value-type="float">
            <text:p>0.2727645</text:p>
          </table:table-cell>
          <table:table-cell office:value-type="float" office:value="0.3627098" calcext:value-type="float">
            <text:p>0.3627098</text:p>
          </table:table-cell>
          <table:table-cell office:value-type="float" office:value="0.3592829" calcext:value-type="float">
            <text:p>0.3592829</text:p>
          </table:table-cell>
          <table:table-cell office:value-type="float" office:value="0.3718598" calcext:value-type="float">
            <text:p>0.3718598</text:p>
          </table:table-cell>
          <table:table-cell office:value-type="float" office:value="0.3879319" calcext:value-type="float">
            <text:p>0.3879319</text:p>
          </table:table-cell>
          <table:table-cell office:value-type="float" office:value="0.3981886" calcext:value-type="float">
            <text:p>0.3981886</text:p>
          </table:table-cell>
          <table:table-cell office:value-type="float" office:value="0.4623617" calcext:value-type="float">
            <text:p>0.4623617</text:p>
          </table:table-cell>
          <table:table-cell office:value-type="float" office:value="0" calcext:value-type="float">
            <text:p>0</text:p>
          </table:table-cell>
          <table:table-cell office:value-type="float" office:value="0.05624195" calcext:value-type="float">
            <text:p>0.05624195</text:p>
          </table:table-cell>
          <table:table-cell office:value-type="float" office:value="0.001283841" calcext:value-type="float">
            <text:p>0.001283841</text:p>
          </table:table-cell>
          <table:table-cell office:value-type="float" office:value="9.440407E-016" calcext:value-type="float">
            <text:p>9.440407E-16</text:p>
          </table:table-cell>
          <table:table-cell office:value-type="float" office:value="9.436641E-016" calcext:value-type="float">
            <text:p>9.436641E-16</text:p>
          </table:table-cell>
          <table:table-cell office:value-type="float" office:value="2.59523E-017" calcext:value-type="float">
            <text:p>2.59523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49123" calcext:value-type="float">
            <text:p>-0.5649123</text:p>
          </table:table-cell>
          <table:table-cell office:value-type="float" office:value="-0.09970432" calcext:value-type="float">
            <text:p>-0.09970432</text:p>
          </table:table-cell>
          <table:table-cell office:value-type="float" office:value="-0.05801683" calcext:value-type="float">
            <text:p>-0.05801683</text:p>
          </table:table-cell>
          <table:table-cell office:value-type="float" office:value="-0.04498842" calcext:value-type="float">
            <text:p>-0.04498842</text:p>
          </table:table-cell>
          <table:table-cell office:value-type="float" office:value="-0.03934384" calcext:value-type="float">
            <text:p>-0.03934384</text:p>
          </table:table-cell>
          <table:table-cell office:value-type="float" office:value="-0.03350285" calcext:value-type="float">
            <text:p>-0.03350285</text:p>
          </table:table-cell>
          <table:table-cell office:value-type="float" office:value="-0.02785237" calcext:value-type="float">
            <text:p>-0.02785237</text:p>
          </table:table-cell>
          <table:table-cell office:value-type="float" office:value="-0.02341563" calcext:value-type="float">
            <text:p>-0.02341563</text:p>
          </table:table-cell>
          <table:table-cell office:value-type="float" office:value="-0.01763563" calcext:value-type="float">
            <text:p>-0.01763563</text:p>
          </table:table-cell>
          <table:table-cell office:value-type="float" office:value="-0.01290084" calcext:value-type="float">
            <text:p>-0.01290084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5850588" calcext:value-type="float">
            <text:p>-0.5850588</text:p>
          </table:table-cell>
          <table:table-cell office:value-type="float" office:value="0.005402757" calcext:value-type="float">
            <text:p>0.00540275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5655" calcext:value-type="float">
            <text:p>-2.32565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2.8508" calcext:value-type="float">
            <text:p>752.850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1.954" calcext:value-type="float">
            <text:p>1071.954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2353596" calcext:value-type="float">
            <text:p>0.2353596</text:p>
          </table:table-cell>
          <table:table-cell office:value-type="float" office:value="0.2621168" calcext:value-type="float">
            <text:p>0.2621168</text:p>
          </table:table-cell>
          <table:table-cell office:value-type="float" office:value="0.2806831" calcext:value-type="float">
            <text:p>0.2806831</text:p>
          </table:table-cell>
          <table:table-cell office:value-type="float" office:value="0.2907494" calcext:value-type="float">
            <text:p>0.2907494</text:p>
          </table:table-cell>
          <table:table-cell office:value-type="float" office:value="0.2955076" calcext:value-type="float">
            <text:p>0.2955076</text:p>
          </table:table-cell>
          <table:table-cell office:value-type="float" office:value="0.267059" calcext:value-type="float">
            <text:p>0.267059</text:p>
          </table:table-cell>
          <table:table-cell office:value-type="float" office:value="0.2726831" calcext:value-type="float">
            <text:p>0.2726831</text:p>
          </table:table-cell>
          <table:table-cell office:value-type="float" office:value="0.3625825" calcext:value-type="float">
            <text:p>0.3625825</text:p>
          </table:table-cell>
          <table:table-cell office:value-type="float" office:value="0.3590801" calcext:value-type="float">
            <text:p>0.3590801</text:p>
          </table:table-cell>
          <table:table-cell office:value-type="float" office:value="0.3717203" calcext:value-type="float">
            <text:p>0.3717203</text:p>
          </table:table-cell>
          <table:table-cell office:value-type="float" office:value="0.3878661" calcext:value-type="float">
            <text:p>0.3878661</text:p>
          </table:table-cell>
          <table:table-cell office:value-type="float" office:value="0.3981977" calcext:value-type="float">
            <text:p>0.3981977</text:p>
          </table:table-cell>
          <table:table-cell office:value-type="float" office:value="0.4623697" calcext:value-type="float">
            <text:p>0.4623697</text:p>
          </table:table-cell>
          <table:table-cell office:value-type="float" office:value="0" calcext:value-type="float">
            <text:p>0</text:p>
          </table:table-cell>
          <table:table-cell office:value-type="float" office:value="0.0169988" calcext:value-type="float">
            <text:p>0.0169988</text:p>
          </table:table-cell>
          <table:table-cell office:value-type="float" office:value="9.826157E-016" calcext:value-type="float">
            <text:p>9.826157E-16</text:p>
          </table:table-cell>
          <table:table-cell office:value-type="float" office:value="9.440334E-016" calcext:value-type="float">
            <text:p>9.440334E-16</text:p>
          </table:table-cell>
          <table:table-cell office:value-type="float" office:value="9.436615E-016" calcext:value-type="float">
            <text:p>9.436615E-16</text:p>
          </table:table-cell>
          <table:table-cell office:value-type="float" office:value="2.595228E-017" calcext:value-type="float">
            <text:p>2.595228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14128" calcext:value-type="float">
            <text:p>-0.2214128</text:p>
          </table:table-cell>
          <table:table-cell office:value-type="float" office:value="-0.1019698" calcext:value-type="float">
            <text:p>-0.1019698</text:p>
          </table:table-cell>
          <table:table-cell office:value-type="float" office:value="-0.06030265" calcext:value-type="float">
            <text:p>-0.06030265</text:p>
          </table:table-cell>
          <table:table-cell office:value-type="float" office:value="-0.0459838" calcext:value-type="float">
            <text:p>-0.0459838</text:p>
          </table:table-cell>
          <table:table-cell office:value-type="float" office:value="-0.04057917" calcext:value-type="float">
            <text:p>-0.04057917</text:p>
          </table:table-cell>
          <table:table-cell office:value-type="float" office:value="-0.03385713" calcext:value-type="float">
            <text:p>-0.03385713</text:p>
          </table:table-cell>
          <table:table-cell office:value-type="float" office:value="-0.02792441" calcext:value-type="float">
            <text:p>-0.02792441</text:p>
          </table:table-cell>
          <table:table-cell office:value-type="float" office:value="-0.0235945" calcext:value-type="float">
            <text:p>-0.0235945</text:p>
          </table:table-cell>
          <table:table-cell office:value-type="float" office:value="-0.01780203" calcext:value-type="float">
            <text:p>-0.01780203</text:p>
          </table:table-cell>
          <table:table-cell office:value-type="float" office:value="-0.01298392" calcext:value-type="float">
            <text:p>-0.0129839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2626771" calcext:value-type="float">
            <text:p>-0.2626771</text:p>
          </table:table-cell>
          <table:table-cell office:value-type="float" office:value="0.005315441" calcext:value-type="float">
            <text:p>0.00531544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4809" calcext:value-type="float">
            <text:p>-2.32480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3.5903" calcext:value-type="float">
            <text:p>753.5903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1.215" calcext:value-type="float">
            <text:p>1071.215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236533" calcext:value-type="float">
            <text:p>0.236533</text:p>
          </table:table-cell>
          <table:table-cell office:value-type="float" office:value="0.2582666" calcext:value-type="float">
            <text:p>0.2582666</text:p>
          </table:table-cell>
          <table:table-cell office:value-type="float" office:value="0.2790122" calcext:value-type="float">
            <text:p>0.2790122</text:p>
          </table:table-cell>
          <table:table-cell office:value-type="float" office:value="0.2896458" calcext:value-type="float">
            <text:p>0.2896458</text:p>
          </table:table-cell>
          <table:table-cell office:value-type="float" office:value="0.2945093" calcext:value-type="float">
            <text:p>0.2945093</text:p>
          </table:table-cell>
          <table:table-cell office:value-type="float" office:value="0.2666109" calcext:value-type="float">
            <text:p>0.2666109</text:p>
          </table:table-cell>
          <table:table-cell office:value-type="float" office:value="0.2726068" calcext:value-type="float">
            <text:p>0.2726068</text:p>
          </table:table-cell>
          <table:table-cell office:value-type="float" office:value="0.3624817" calcext:value-type="float">
            <text:p>0.3624817</text:p>
          </table:table-cell>
          <table:table-cell office:value-type="float" office:value="0.3588862" calcext:value-type="float">
            <text:p>0.3588862</text:p>
          </table:table-cell>
          <table:table-cell office:value-type="float" office:value="0.3715852" calcext:value-type="float">
            <text:p>0.3715852</text:p>
          </table:table-cell>
          <table:table-cell office:value-type="float" office:value="0.3878064" calcext:value-type="float">
            <text:p>0.3878064</text:p>
          </table:table-cell>
          <table:table-cell office:value-type="float" office:value="0.3982016" calcext:value-type="float">
            <text:p>0.39820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1023E-015" calcext:value-type="float">
            <text:p>1.961023E-15</text:p>
          </table:table-cell>
          <table:table-cell office:value-type="float" office:value="9.829489E-016" calcext:value-type="float">
            <text:p>9.829489E-16</text:p>
          </table:table-cell>
          <table:table-cell office:value-type="float" office:value="9.440256E-016" calcext:value-type="float">
            <text:p>9.440256E-16</text:p>
          </table:table-cell>
          <table:table-cell office:value-type="float" office:value="9.436566E-016" calcext:value-type="float">
            <text:p>9.436566E-16</text:p>
          </table:table-cell>
          <table:table-cell office:value-type="float" office:value="2.59522E-017" calcext:value-type="float">
            <text:p>2.59522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93142" calcext:value-type="float">
            <text:p>-0.2293142</text:p>
          </table:table-cell>
          <table:table-cell office:value-type="float" office:value="-0.1143823" calcext:value-type="float">
            <text:p>-0.1143823</text:p>
          </table:table-cell>
          <table:table-cell office:value-type="float" office:value="-0.06312332" calcext:value-type="float">
            <text:p>-0.06312332</text:p>
          </table:table-cell>
          <table:table-cell office:value-type="float" office:value="-0.04734628" calcext:value-type="float">
            <text:p>-0.04734628</text:p>
          </table:table-cell>
          <table:table-cell office:value-type="float" office:value="-0.04165241" calcext:value-type="float">
            <text:p>-0.04165241</text:p>
          </table:table-cell>
          <table:table-cell office:value-type="float" office:value="-0.03429434" calcext:value-type="float">
            <text:p>-0.03429434</text:p>
          </table:table-cell>
          <table:table-cell office:value-type="float" office:value="-0.02798831" calcext:value-type="float">
            <text:p>-0.02798831</text:p>
          </table:table-cell>
          <table:table-cell office:value-type="float" office:value="-0.02373679" calcext:value-type="float">
            <text:p>-0.02373679</text:p>
          </table:table-cell>
          <table:table-cell office:value-type="float" office:value="-0.01796273" calcext:value-type="float">
            <text:p>-0.01796273</text:p>
          </table:table-cell>
          <table:table-cell office:value-type="float" office:value="-0.013065" calcext:value-type="float">
            <text:p>-0.013065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2514284" calcext:value-type="float">
            <text:p>-0.2514284</text:p>
          </table:table-cell>
          <table:table-cell office:value-type="float" office:value="0.005238179" calcext:value-type="float">
            <text:p>0.00523817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4189" calcext:value-type="float">
            <text:p>-2.3241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4.2796" calcext:value-type="float">
            <text:p>754.279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0.526" calcext:value-type="float">
            <text:p>1070.526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2188674" calcext:value-type="float">
            <text:p>0.2188674</text:p>
          </table:table-cell>
          <table:table-cell office:value-type="float" office:value="0.2550304" calcext:value-type="float">
            <text:p>0.2550304</text:p>
          </table:table-cell>
          <table:table-cell office:value-type="float" office:value="0.2779565" calcext:value-type="float">
            <text:p>0.2779565</text:p>
          </table:table-cell>
          <table:table-cell office:value-type="float" office:value="0.2882121" calcext:value-type="float">
            <text:p>0.2882121</text:p>
          </table:table-cell>
          <table:table-cell office:value-type="float" office:value="0.2938282" calcext:value-type="float">
            <text:p>0.2938282</text:p>
          </table:table-cell>
          <table:table-cell office:value-type="float" office:value="0.2662295" calcext:value-type="float">
            <text:p>0.2662295</text:p>
          </table:table-cell>
          <table:table-cell office:value-type="float" office:value="0.2724148" calcext:value-type="float">
            <text:p>0.2724148</text:p>
          </table:table-cell>
          <table:table-cell office:value-type="float" office:value="0.3623818" calcext:value-type="float">
            <text:p>0.3623818</text:p>
          </table:table-cell>
          <table:table-cell office:value-type="float" office:value="0.3587021" calcext:value-type="float">
            <text:p>0.3587021</text:p>
          </table:table-cell>
          <table:table-cell office:value-type="float" office:value="0.3714529" calcext:value-type="float">
            <text:p>0.3714529</text:p>
          </table:table-cell>
          <table:table-cell office:value-type="float" office:value="0.3877555" calcext:value-type="float">
            <text:p>0.3877555</text:p>
          </table:table-cell>
          <table:table-cell office:value-type="float" office:value="0.3981979" calcext:value-type="float">
            <text:p>0.39819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5003E-015" calcext:value-type="float">
            <text:p>1.965003E-15</text:p>
          </table:table-cell>
          <table:table-cell office:value-type="float" office:value="9.829355E-016" calcext:value-type="float">
            <text:p>9.829355E-16</text:p>
          </table:table-cell>
          <table:table-cell office:value-type="float" office:value="9.440163E-016" calcext:value-type="float">
            <text:p>9.440163E-16</text:p>
          </table:table-cell>
          <table:table-cell office:value-type="float" office:value="9.436492E-016" calcext:value-type="float">
            <text:p>9.436492E-16</text:p>
          </table:table-cell>
          <table:table-cell office:value-type="float" office:value="2.595201E-017" calcext:value-type="float">
            <text:p>2.595201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71794" calcext:value-type="float">
            <text:p>-0.4171794</text:p>
          </table:table-cell>
          <table:table-cell office:value-type="float" office:value="-0.1259803" calcext:value-type="float">
            <text:p>-0.1259803</text:p>
          </table:table-cell>
          <table:table-cell office:value-type="float" office:value="-0.06499703" calcext:value-type="float">
            <text:p>-0.06499703</text:p>
          </table:table-cell>
          <table:table-cell office:value-type="float" office:value="-0.04918915" calcext:value-type="float">
            <text:p>-0.04918915</text:p>
          </table:table-cell>
          <table:table-cell office:value-type="float" office:value="-0.04241334" calcext:value-type="float">
            <text:p>-0.04241334</text:p>
          </table:table-cell>
          <table:table-cell office:value-type="float" office:value="-0.0346735" calcext:value-type="float">
            <text:p>-0.0346735</text:p>
          </table:table-cell>
          <table:table-cell office:value-type="float" office:value="-0.02815335" calcext:value-type="float">
            <text:p>-0.02815335</text:p>
          </table:table-cell>
          <table:table-cell office:value-type="float" office:value="-0.02387871" calcext:value-type="float">
            <text:p>-0.02387871</text:p>
          </table:table-cell>
          <table:table-cell office:value-type="float" office:value="-0.01811676" calcext:value-type="float">
            <text:p>-0.01811676</text:p>
          </table:table-cell>
          <table:table-cell office:value-type="float" office:value="-0.01314486" calcext:value-type="float">
            <text:p>-0.0131448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4615478" calcext:value-type="float">
            <text:p>-0.4615478</text:p>
          </table:table-cell>
          <table:table-cell office:value-type="float" office:value="0.005184297" calcext:value-type="float">
            <text:p>0.0051842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3706" calcext:value-type="float">
            <text:p>-2.3237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790.6955" calcext:value-type="float">
            <text:p>790.6955</text:p>
          </table:table-cell>
          <table:table-cell office:value-type="float" office:value="754.1627" calcext:value-type="float">
            <text:p>754.162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0.643" calcext:value-type="float">
            <text:p>1070.643</text:p>
          </table:table-cell>
          <table:table-cell office:value-type="float" office:value="5.105962" calcext:value-type="float">
            <text:p>5.105962</text:p>
          </table:table-cell>
          <table:table-cell office:value-type="float" office:value="0" calcext:value-type="float">
            <text:p>0</text:p>
          </table:table-cell>
          <table:table-cell office:value-type="float" office:value="0.251075" calcext:value-type="float">
            <text:p>0.251075</text:p>
          </table:table-cell>
          <table:table-cell office:value-type="float" office:value="0.2555082" calcext:value-type="float">
            <text:p>0.2555082</text:p>
          </table:table-cell>
          <table:table-cell office:value-type="float" office:value="0.2764086" calcext:value-type="float">
            <text:p>0.2764086</text:p>
          </table:table-cell>
          <table:table-cell office:value-type="float" office:value="0.2870355" calcext:value-type="float">
            <text:p>0.2870355</text:p>
          </table:table-cell>
          <table:table-cell office:value-type="float" office:value="0.2933368" calcext:value-type="float">
            <text:p>0.2933368</text:p>
          </table:table-cell>
          <table:table-cell office:value-type="float" office:value="0.2658696" calcext:value-type="float">
            <text:p>0.2658696</text:p>
          </table:table-cell>
          <table:table-cell office:value-type="float" office:value="0.2721803" calcext:value-type="float">
            <text:p>0.2721803</text:p>
          </table:table-cell>
          <table:table-cell office:value-type="float" office:value="0.3622737" calcext:value-type="float">
            <text:p>0.3622737</text:p>
          </table:table-cell>
          <table:table-cell office:value-type="float" office:value="0.3585256" calcext:value-type="float">
            <text:p>0.3585256</text:p>
          </table:table-cell>
          <table:table-cell office:value-type="float" office:value="0.3713219" calcext:value-type="float">
            <text:p>0.3713219</text:p>
          </table:table-cell>
          <table:table-cell office:value-type="float" office:value="0.3877004" calcext:value-type="float">
            <text:p>0.3877004</text:p>
          </table:table-cell>
          <table:table-cell office:value-type="float" office:value="0.3981941" calcext:value-type="float">
            <text:p>0.39819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549E-015" calcext:value-type="float">
            <text:p>1.948549E-15</text:p>
          </table:table-cell>
          <table:table-cell office:value-type="float" office:value="9.829255E-016" calcext:value-type="float">
            <text:p>9.829255E-16</text:p>
          </table:table-cell>
          <table:table-cell office:value-type="float" office:value="9.440093E-016" calcext:value-type="float">
            <text:p>9.440093E-16</text:p>
          </table:table-cell>
          <table:table-cell office:value-type="float" office:value="9.436434E-016" calcext:value-type="float">
            <text:p>9.436434E-16</text:p>
          </table:table-cell>
          <table:table-cell office:value-type="float" office:value="2.59517E-017" calcext:value-type="float">
            <text:p>2.5951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26884" calcext:value-type="float">
            <text:p>-0.1426884</text:p>
          </table:table-cell>
          <table:table-cell office:value-type="float" office:value="-0.1245839" calcext:value-type="float">
            <text:p>-0.1245839</text:p>
          </table:table-cell>
          <table:table-cell office:value-type="float" office:value="-0.06787001" calcext:value-type="float">
            <text:p>-0.06787001</text:p>
          </table:table-cell>
          <table:table-cell office:value-type="float" office:value="-0.05076518" calcext:value-type="float">
            <text:p>-0.05076518</text:p>
          </table:table-cell>
          <table:table-cell office:value-type="float" office:value="-0.04295388" calcext:value-type="float">
            <text:p>-0.04295388</text:p>
          </table:table-cell>
          <table:table-cell office:value-type="float" office:value="-0.03503438" calcext:value-type="float">
            <text:p>-0.03503438</text:p>
          </table:table-cell>
          <table:table-cell office:value-type="float" office:value="-0.02835692" calcext:value-type="float">
            <text:p>-0.02835692</text:p>
          </table:table-cell>
          <table:table-cell office:value-type="float" office:value="-0.02403304" calcext:value-type="float">
            <text:p>-0.02403304</text:p>
          </table:table-cell>
          <table:table-cell office:value-type="float" office:value="-0.01826572" calcext:value-type="float">
            <text:p>-0.01826572</text:p>
          </table:table-cell>
          <table:table-cell office:value-type="float" office:value="-0.01322443" calcext:value-type="float">
            <text:p>-0.0132244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409978" calcext:value-type="float">
            <text:p>-0.1409978</text:p>
          </table:table-cell>
          <table:table-cell office:value-type="float" office:value="0.005152311" calcext:value-type="float">
            <text:p>0.0051523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3272" calcext:value-type="float">
            <text:p>-2.3232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790.7954" calcext:value-type="float">
            <text:p>790.7954</text:p>
          </table:table-cell>
          <table:table-cell office:value-type="float" office:value="754.3298" calcext:value-type="float">
            <text:p>754.3298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0.575" calcext:value-type="float">
            <text:p>1070.575</text:p>
          </table:table-cell>
          <table:table-cell office:value-type="float" office:value="5.106582" calcext:value-type="float">
            <text:p>5.106582</text:p>
          </table:table-cell>
          <table:table-cell office:value-type="float" office:value="0" calcext:value-type="float">
            <text:p>0</text:p>
          </table:table-cell>
          <table:table-cell office:value-type="float" office:value="0.2331922" calcext:value-type="float">
            <text:p>0.2331922</text:p>
          </table:table-cell>
          <table:table-cell office:value-type="float" office:value="0.2592118" calcext:value-type="float">
            <text:p>0.2592118</text:p>
          </table:table-cell>
          <table:table-cell office:value-type="float" office:value="0.2757049" calcext:value-type="float">
            <text:p>0.2757049</text:p>
          </table:table-cell>
          <table:table-cell office:value-type="float" office:value="0.2861025" calcext:value-type="float">
            <text:p>0.2861025</text:p>
          </table:table-cell>
          <table:table-cell office:value-type="float" office:value="0.2925604" calcext:value-type="float">
            <text:p>0.2925604</text:p>
          </table:table-cell>
          <table:table-cell office:value-type="float" office:value="0.2654511" calcext:value-type="float">
            <text:p>0.2654511</text:p>
          </table:table-cell>
          <table:table-cell office:value-type="float" office:value="0.271919" calcext:value-type="float">
            <text:p>0.271919</text:p>
          </table:table-cell>
          <table:table-cell office:value-type="float" office:value="0.3621569" calcext:value-type="float">
            <text:p>0.3621569</text:p>
          </table:table-cell>
          <table:table-cell office:value-type="float" office:value="0.3583544" calcext:value-type="float">
            <text:p>0.3583544</text:p>
          </table:table-cell>
          <table:table-cell office:value-type="float" office:value="0.3711931" calcext:value-type="float">
            <text:p>0.3711931</text:p>
          </table:table-cell>
          <table:table-cell office:value-type="float" office:value="0.3876424" calcext:value-type="float">
            <text:p>0.3876424</text:p>
          </table:table-cell>
          <table:table-cell office:value-type="float" office:value="0.3981904" calcext:value-type="float">
            <text:p>0.3981904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2387686" calcext:value-type="float">
            <text:p>0.02387686</text:p>
          </table:table-cell>
          <table:table-cell office:value-type="float" office:value="9.829175E-016" calcext:value-type="float">
            <text:p>9.829175E-16</text:p>
          </table:table-cell>
          <table:table-cell office:value-type="float" office:value="9.440023E-016" calcext:value-type="float">
            <text:p>9.440023E-16</text:p>
          </table:table-cell>
          <table:table-cell office:value-type="float" office:value="9.436373E-016" calcext:value-type="float">
            <text:p>9.436373E-16</text:p>
          </table:table-cell>
          <table:table-cell office:value-type="float" office:value="2.595152E-017" calcext:value-type="float">
            <text:p>2.595152E-17</text:p>
          </table:table-cell>
          <table:table-cell office:value-type="float" office:value="4.874157E-018" calcext:value-type="float">
            <text:p>4.874157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39328" calcext:value-type="float">
            <text:p>-0.2439328</text:p>
          </table:table-cell>
          <table:table-cell office:value-type="float" office:value="-0.1111459" calcext:value-type="float">
            <text:p>-0.1111459</text:p>
          </table:table-cell>
          <table:table-cell office:value-type="float" office:value="-0.06920496" calcext:value-type="float">
            <text:p>-0.06920496</text:p>
          </table:table-cell>
          <table:table-cell office:value-type="float" office:value="-0.05207437" calcext:value-type="float">
            <text:p>-0.05207437</text:p>
          </table:table-cell>
          <table:table-cell office:value-type="float" office:value="-0.0438394" calcext:value-type="float">
            <text:p>-0.0438394</text:p>
          </table:table-cell>
          <table:table-cell office:value-type="float" office:value="-0.03545872" calcext:value-type="float">
            <text:p>-0.03545872</text:p>
          </table:table-cell>
          <table:table-cell office:value-type="float" office:value="-0.02858573" calcext:value-type="float">
            <text:p>-0.02858573</text:p>
          </table:table-cell>
          <table:table-cell office:value-type="float" office:value="-0.02420085" calcext:value-type="float">
            <text:p>-0.02420085</text:p>
          </table:table-cell>
          <table:table-cell office:value-type="float" office:value="-0.01841139" calcext:value-type="float">
            <text:p>-0.01841139</text:p>
          </table:table-cell>
          <table:table-cell office:value-type="float" office:value="-0.01330313" calcext:value-type="float">
            <text:p>-0.0133031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2872001" calcext:value-type="float">
            <text:p>-0.2872001</text:p>
          </table:table-cell>
          <table:table-cell office:value-type="float" office:value="0.005130131" calcext:value-type="float">
            <text:p>0.0051301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3019" calcext:value-type="float">
            <text:p>-2.3230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791.0953" calcext:value-type="float">
            <text:p>791.0953</text:p>
          </table:table-cell>
          <table:table-cell office:value-type="float" office:value="754.9623" calcext:value-type="float">
            <text:p>754.9623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0.241" calcext:value-type="float">
            <text:p>1070.241</text:p>
          </table:table-cell>
          <table:table-cell office:value-type="float" office:value="5.108439" calcext:value-type="float">
            <text:p>5.108439</text:p>
          </table:table-cell>
          <table:table-cell office:value-type="float" office:value="0" calcext:value-type="float">
            <text:p>0</text:p>
          </table:table-cell>
          <table:table-cell office:value-type="float" office:value="0.2468679" calcext:value-type="float">
            <text:p>0.2468679</text:p>
          </table:table-cell>
          <table:table-cell office:value-type="float" office:value="0.2587684" calcext:value-type="float">
            <text:p>0.2587684</text:p>
          </table:table-cell>
          <table:table-cell office:value-type="float" office:value="0.2747148" calcext:value-type="float">
            <text:p>0.2747148</text:p>
          </table:table-cell>
          <table:table-cell office:value-type="float" office:value="0.285988" calcext:value-type="float">
            <text:p>0.285988</text:p>
          </table:table-cell>
          <table:table-cell office:value-type="float" office:value="0.2921213" calcext:value-type="float">
            <text:p>0.2921213</text:p>
          </table:table-cell>
          <table:table-cell office:value-type="float" office:value="0.2650128" calcext:value-type="float">
            <text:p>0.2650128</text:p>
          </table:table-cell>
          <table:table-cell office:value-type="float" office:value="0.2716295" calcext:value-type="float">
            <text:p>0.2716295</text:p>
          </table:table-cell>
          <table:table-cell office:value-type="float" office:value="0.3620313" calcext:value-type="float">
            <text:p>0.3620313</text:p>
          </table:table-cell>
          <table:table-cell office:value-type="float" office:value="0.3581868" calcext:value-type="float">
            <text:p>0.3581868</text:p>
          </table:table-cell>
          <table:table-cell office:value-type="float" office:value="0.3710651" calcext:value-type="float">
            <text:p>0.3710651</text:p>
          </table:table-cell>
          <table:table-cell office:value-type="float" office:value="0.3875816" calcext:value-type="float">
            <text:p>0.3875816</text:p>
          </table:table-cell>
          <table:table-cell office:value-type="float" office:value="0.3981847" calcext:value-type="float">
            <text:p>0.3981847</text:p>
          </table:table-cell>
          <table:table-cell office:value-type="float" office:value="0.4623719" calcext:value-type="float">
            <text:p>0.4623719</text:p>
          </table:table-cell>
          <table:table-cell office:value-type="float" office:value="0" calcext:value-type="float">
            <text:p>0</text:p>
          </table:table-cell>
          <table:table-cell office:value-type="float" office:value="0.005264995" calcext:value-type="float">
            <text:p>0.005264995</text:p>
          </table:table-cell>
          <table:table-cell office:value-type="float" office:value="9.723702E-016" calcext:value-type="float">
            <text:p>9.723702E-16</text:p>
          </table:table-cell>
          <table:table-cell office:value-type="float" office:value="9.439971E-016" calcext:value-type="float">
            <text:p>9.439971E-16</text:p>
          </table:table-cell>
          <table:table-cell office:value-type="float" office:value="9.436304E-016" calcext:value-type="float">
            <text:p>9.436304E-16</text:p>
          </table:table-cell>
          <table:table-cell office:value-type="float" office:value="2.595133E-017" calcext:value-type="float">
            <text:p>2.595133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54412" calcext:value-type="float">
            <text:p>-0.1554412</text:p>
          </table:table-cell>
          <table:table-cell office:value-type="float" office:value="-0.1127793" calcext:value-type="float">
            <text:p>-0.1127793</text:p>
          </table:table-cell>
          <table:table-cell office:value-type="float" office:value="-0.0711589" calcext:value-type="float">
            <text:p>-0.0711589</text:p>
          </table:table-cell>
          <table:table-cell office:value-type="float" office:value="-0.05222541" calcext:value-type="float">
            <text:p>-0.05222541</text:p>
          </table:table-cell>
          <table:table-cell office:value-type="float" office:value="-0.04435409" calcext:value-type="float">
            <text:p>-0.04435409</text:p>
          </table:table-cell>
          <table:table-cell office:value-type="float" office:value="-0.03591067" calcext:value-type="float">
            <text:p>-0.03591067</text:p>
          </table:table-cell>
          <table:table-cell office:value-type="float" office:value="-0.02884171" calcext:value-type="float">
            <text:p>-0.02884171</text:p>
          </table:table-cell>
          <table:table-cell office:value-type="float" office:value="-0.02438309" calcext:value-type="float">
            <text:p>-0.02438309</text:p>
          </table:table-cell>
          <table:table-cell office:value-type="float" office:value="-0.0185553" calcext:value-type="float">
            <text:p>-0.0185553</text:p>
          </table:table-cell>
          <table:table-cell office:value-type="float" office:value="-0.01338196" calcext:value-type="float">
            <text:p>-0.0133819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1781783" calcext:value-type="float">
            <text:p>-0.1781783</text:p>
          </table:table-cell>
          <table:table-cell office:value-type="float" office:value="0.005063198" calcext:value-type="float">
            <text:p>0.00506319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2515" calcext:value-type="float">
            <text:p>-2.3225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5.6917" calcext:value-type="float">
            <text:p>755.6917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0.497" calcext:value-type="float">
            <text:p>1070.497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2042615" calcext:value-type="float">
            <text:p>0.2042615</text:p>
          </table:table-cell>
          <table:table-cell office:value-type="float" office:value="0.2627708" calcext:value-type="float">
            <text:p>0.2627708</text:p>
          </table:table-cell>
          <table:table-cell office:value-type="float" office:value="0.2747835" calcext:value-type="float">
            <text:p>0.2747835</text:p>
          </table:table-cell>
          <table:table-cell office:value-type="float" office:value="0.2856617" calcext:value-type="float">
            <text:p>0.2856617</text:p>
          </table:table-cell>
          <table:table-cell office:value-type="float" office:value="0.2917424" calcext:value-type="float">
            <text:p>0.2917424</text:p>
          </table:table-cell>
          <table:table-cell office:value-type="float" office:value="0.2646178" calcext:value-type="float">
            <text:p>0.2646178</text:p>
          </table:table-cell>
          <table:table-cell office:value-type="float" office:value="0.2713532" calcext:value-type="float">
            <text:p>0.2713532</text:p>
          </table:table-cell>
          <table:table-cell office:value-type="float" office:value="0.3619005" calcext:value-type="float">
            <text:p>0.3619005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3709399" calcext:value-type="float">
            <text:p>0.3709399</text:p>
          </table:table-cell>
          <table:table-cell office:value-type="float" office:value="0.3875187" calcext:value-type="float">
            <text:p>0.3875187</text:p>
          </table:table-cell>
          <table:table-cell office:value-type="float" office:value="0.3981786" calcext:value-type="float">
            <text:p>0.3981786</text:p>
          </table:table-cell>
          <table:table-cell office:value-type="float" office:value="0.4623619" calcext:value-type="float">
            <text:p>0.4623619</text:p>
          </table:table-cell>
          <table:table-cell office:value-type="float" office:value="0" calcext:value-type="float">
            <text:p>0</text:p>
          </table:table-cell>
          <table:table-cell office:value-type="float" office:value="0.0762352" calcext:value-type="float">
            <text:p>0.0762352</text:p>
          </table:table-cell>
          <table:table-cell office:value-type="float" office:value="0.0005345781" calcext:value-type="float">
            <text:p>0.0005345781</text:p>
          </table:table-cell>
          <table:table-cell office:value-type="float" office:value="9.439914E-016" calcext:value-type="float">
            <text:p>9.439914E-16</text:p>
          </table:table-cell>
          <table:table-cell office:value-type="float" office:value="9.436233E-016" calcext:value-type="float">
            <text:p>9.436233E-16</text:p>
          </table:table-cell>
          <table:table-cell office:value-type="float" office:value="2.595106E-017" calcext:value-type="float">
            <text:p>2.595106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77812" calcext:value-type="float">
            <text:p>-0.5977812</text:p>
          </table:table-cell>
          <table:table-cell office:value-type="float" office:value="-0.09920367" calcext:value-type="float">
            <text:p>-0.09920367</text:p>
          </table:table-cell>
          <table:table-cell office:value-type="float" office:value="-0.07105416" calcext:value-type="float">
            <text:p>-0.07105416</text:p>
          </table:table-cell>
          <table:table-cell office:value-type="float" office:value="-0.05268887" calcext:value-type="float">
            <text:p>-0.05268887</text:p>
          </table:table-cell>
          <table:table-cell office:value-type="float" office:value="-0.04479956" calcext:value-type="float">
            <text:p>-0.04479956</text:p>
          </table:table-cell>
          <table:table-cell office:value-type="float" office:value="-0.03632344" calcext:value-type="float">
            <text:p>-0.03632344</text:p>
          </table:table-cell>
          <table:table-cell office:value-type="float" office:value="-0.02908842" calcext:value-type="float">
            <text:p>-0.02908842</text:p>
          </table:table-cell>
          <table:table-cell office:value-type="float" office:value="-0.02457411" calcext:value-type="float">
            <text:p>-0.02457411</text:p>
          </table:table-cell>
          <table:table-cell office:value-type="float" office:value="-0.01869868" calcext:value-type="float">
            <text:p>-0.01869868</text:p>
          </table:table-cell>
          <table:table-cell office:value-type="float" office:value="-0.01345938" calcext:value-type="float">
            <text:p>-0.0134593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0.6359801" calcext:value-type="float">
            <text:p>-0.6359801</text:p>
          </table:table-cell>
          <table:table-cell office:value-type="float" office:value="0.005057202" calcext:value-type="float">
            <text:p>0.00505720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2613" calcext:value-type="float">
            <text:p>-2.3226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6.085" calcext:value-type="float">
            <text:p>756.08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70.103" calcext:value-type="float">
            <text:p>1070.103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524994" calcext:value-type="float">
            <text:p>0.1524994</text:p>
          </table:table-cell>
          <table:table-cell office:value-type="float" office:value="0.2305368" calcext:value-type="float">
            <text:p>0.2305368</text:p>
          </table:table-cell>
          <table:table-cell office:value-type="float" office:value="0.2740008" calcext:value-type="float">
            <text:p>0.2740008</text:p>
          </table:table-cell>
          <table:table-cell office:value-type="float" office:value="0.2853478" calcext:value-type="float">
            <text:p>0.2853478</text:p>
          </table:table-cell>
          <table:table-cell office:value-type="float" office:value="0.2914036" calcext:value-type="float">
            <text:p>0.2914036</text:p>
          </table:table-cell>
          <table:table-cell office:value-type="float" office:value="0.2642496" calcext:value-type="float">
            <text:p>0.2642496</text:p>
          </table:table-cell>
          <table:table-cell office:value-type="float" office:value="0.2710387" calcext:value-type="float">
            <text:p>0.2710387</text:p>
          </table:table-cell>
          <table:table-cell office:value-type="float" office:value="0.3617625" calcext:value-type="float">
            <text:p>0.3617625</text:p>
          </table:table-cell>
          <table:table-cell office:value-type="float" office:value="0.3578562" calcext:value-type="float">
            <text:p>0.3578562</text:p>
          </table:table-cell>
          <table:table-cell office:value-type="float" office:value="0.3708149" calcext:value-type="float">
            <text:p>0.3708149</text:p>
          </table:table-cell>
          <table:table-cell office:value-type="float" office:value="0.3874537" calcext:value-type="float">
            <text:p>0.3874537</text:p>
          </table:table-cell>
          <table:table-cell office:value-type="float" office:value="0.3981621" calcext:value-type="float">
            <text:p>0.3981621</text:p>
          </table:table-cell>
          <table:table-cell office:value-type="float" office:value="0.4623571" calcext:value-type="float">
            <text:p>0.4623571</text:p>
          </table:table-cell>
          <table:table-cell office:value-type="float" office:value="0" calcext:value-type="float">
            <text:p>0</text:p>
          </table:table-cell>
          <table:table-cell office:value-type="float" office:value="0.1169208" calcext:value-type="float">
            <text:p>0.1169208</text:p>
          </table:table-cell>
          <table:table-cell office:value-type="float" office:value="0.03473025" calcext:value-type="float">
            <text:p>0.03473025</text:p>
          </table:table-cell>
          <table:table-cell office:value-type="float" office:value="9.439887E-016" calcext:value-type="float">
            <text:p>9.439887E-16</text:p>
          </table:table-cell>
          <table:table-cell office:value-type="float" office:value="9.436191E-016" calcext:value-type="float">
            <text:p>9.436191E-16</text:p>
          </table:table-cell>
          <table:table-cell office:value-type="float" office:value="2.595099E-017" calcext:value-type="float">
            <text:p>2.595099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57265" calcext:value-type="float">
            <text:p>-6.257265</text:p>
          </table:table-cell>
          <table:table-cell office:value-type="float" office:value="-0.2611094" calcext:value-type="float">
            <text:p>-0.2611094</text:p>
          </table:table-cell>
          <table:table-cell office:value-type="float" office:value="-0.07261271" calcext:value-type="float">
            <text:p>-0.07261271</text:p>
          </table:table-cell>
          <table:table-cell office:value-type="float" office:value="-0.05313275" calcext:value-type="float">
            <text:p>-0.05313275</text:p>
          </table:table-cell>
          <table:table-cell office:value-type="float" office:value="-0.04520177" calcext:value-type="float">
            <text:p>-0.04520177</text:p>
          </table:table-cell>
          <table:table-cell office:value-type="float" office:value="-0.03671301" calcext:value-type="float">
            <text:p>-0.03671301</text:p>
          </table:table-cell>
          <table:table-cell office:value-type="float" office:value="-0.02937251" calcext:value-type="float">
            <text:p>-0.02937251</text:p>
          </table:table-cell>
          <table:table-cell office:value-type="float" office:value="-0.02477741" calcext:value-type="float">
            <text:p>-0.02477741</text:p>
          </table:table-cell>
          <table:table-cell office:value-type="float" office:value="-0.01884237" calcext:value-type="float">
            <text:p>-0.01884237</text:p>
          </table:table-cell>
          <table:table-cell office:value-type="float" office:value="-0.01353741" calcext:value-type="float">
            <text:p>-0.01353741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8.765797" calcext:value-type="float">
            <text:p>-8.765797</text:p>
          </table:table-cell>
          <table:table-cell office:value-type="float" office:value="0.005186357" calcext:value-type="float">
            <text:p>0.00518635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3494" calcext:value-type="float">
            <text:p>-2.3234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6.5" calcext:value-type="float">
            <text:p>756.5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9.688" calcext:value-type="float">
            <text:p>1069.688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536418" calcext:value-type="float">
            <text:p>0.1536418</text:p>
          </table:table-cell>
          <table:table-cell office:value-type="float" office:value="0.2128438" calcext:value-type="float">
            <text:p>0.2128438</text:p>
          </table:table-cell>
          <table:table-cell office:value-type="float" office:value="0.2747738" calcext:value-type="float">
            <text:p>0.2747738</text:p>
          </table:table-cell>
          <table:table-cell office:value-type="float" office:value="0.2849034" calcext:value-type="float">
            <text:p>0.2849034</text:p>
          </table:table-cell>
          <table:table-cell office:value-type="float" office:value="0.2909128" calcext:value-type="float">
            <text:p>0.2909128</text:p>
          </table:table-cell>
          <table:table-cell office:value-type="float" office:value="0.263878" calcext:value-type="float">
            <text:p>0.263878</text:p>
          </table:table-cell>
          <table:table-cell office:value-type="float" office:value="0.2707331" calcext:value-type="float">
            <text:p>0.2707331</text:p>
          </table:table-cell>
          <table:table-cell office:value-type="float" office:value="0.3616198" calcext:value-type="float">
            <text:p>0.3616198</text:p>
          </table:table-cell>
          <table:table-cell office:value-type="float" office:value="0.3576915" calcext:value-type="float">
            <text:p>0.3576915</text:p>
          </table:table-cell>
          <table:table-cell office:value-type="float" office:value="0.3706912" calcext:value-type="float">
            <text:p>0.3706912</text:p>
          </table:table-cell>
          <table:table-cell office:value-type="float" office:value="0.3873859" calcext:value-type="float">
            <text:p>0.3873859</text:p>
          </table:table-cell>
          <table:table-cell office:value-type="float" office:value="0.3981387" calcext:value-type="float">
            <text:p>0.3981387</text:p>
          </table:table-cell>
          <table:table-cell office:value-type="float" office:value="0.4623585" calcext:value-type="float">
            <text:p>0.4623585</text:p>
          </table:table-cell>
          <table:table-cell office:value-type="float" office:value="0" calcext:value-type="float">
            <text:p>0</text:p>
          </table:table-cell>
          <table:table-cell office:value-type="float" office:value="0.1002258" calcext:value-type="float">
            <text:p>0.1002258</text:p>
          </table:table-cell>
          <table:table-cell office:value-type="float" office:value="0.05500193" calcext:value-type="float">
            <text:p>0.05500193</text:p>
          </table:table-cell>
          <table:table-cell office:value-type="float" office:value="0.00007944327" calcext:value-type="float">
            <text:p>7.944327E-05</text:p>
          </table:table-cell>
          <table:table-cell office:value-type="float" office:value="9.436177E-016" calcext:value-type="float">
            <text:p>9.436177E-16</text:p>
          </table:table-cell>
          <table:table-cell office:value-type="float" office:value="2.595097E-017" calcext:value-type="float">
            <text:p>2.595097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63161" calcext:value-type="float">
            <text:p>-5.963161</text:p>
          </table:table-cell>
          <table:table-cell office:value-type="float" office:value="-0.4837222" calcext:value-type="float">
            <text:p>-0.4837222</text:p>
          </table:table-cell>
          <table:table-cell office:value-type="float" office:value="-0.07096794" calcext:value-type="float">
            <text:p>-0.07096794</text:p>
          </table:table-cell>
          <table:table-cell office:value-type="float" office:value="-0.05378319" calcext:value-type="float">
            <text:p>-0.05378319</text:p>
          </table:table-cell>
          <table:table-cell office:value-type="float" office:value="-0.04579365" calcext:value-type="float">
            <text:p>-0.04579365</text:p>
          </table:table-cell>
          <table:table-cell office:value-type="float" office:value="-0.03711048" calcext:value-type="float">
            <text:p>-0.03711048</text:p>
          </table:table-cell>
          <table:table-cell office:value-type="float" office:value="-0.02965146" calcext:value-type="float">
            <text:p>-0.02965146</text:p>
          </table:table-cell>
          <table:table-cell office:value-type="float" office:value="-0.02498974" calcext:value-type="float">
            <text:p>-0.02498974</text:p>
          </table:table-cell>
          <table:table-cell office:value-type="float" office:value="-0.01898723" calcext:value-type="float">
            <text:p>-0.01898723</text:p>
          </table:table-cell>
          <table:table-cell office:value-type="float" office:value="-0.01361488" calcext:value-type="float">
            <text:p>-0.01361488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7.054955" calcext:value-type="float">
            <text:p>-7.054955</text:p>
          </table:table-cell>
          <table:table-cell office:value-type="float" office:value="0.005219067" calcext:value-type="float">
            <text:p>0.00521906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3613" calcext:value-type="float">
            <text:p>-2.3236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6.7339" calcext:value-type="float">
            <text:p>756.7339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9.454" calcext:value-type="float">
            <text:p>1069.454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515362" calcext:value-type="float">
            <text:p>0.1515362</text:p>
          </table:table-cell>
          <table:table-cell office:value-type="float" office:value="0.1783111" calcext:value-type="float">
            <text:p>0.1783111</text:p>
          </table:table-cell>
          <table:table-cell office:value-type="float" office:value="0.2597429" calcext:value-type="float">
            <text:p>0.2597429</text:p>
          </table:table-cell>
          <table:table-cell office:value-type="float" office:value="0.2832185" calcext:value-type="float">
            <text:p>0.2832185</text:p>
          </table:table-cell>
          <table:table-cell office:value-type="float" office:value="0.2900929" calcext:value-type="float">
            <text:p>0.2900929</text:p>
          </table:table-cell>
          <table:table-cell office:value-type="float" office:value="0.263475" calcext:value-type="float">
            <text:p>0.263475</text:p>
          </table:table-cell>
          <table:table-cell office:value-type="float" office:value="0.2704242" calcext:value-type="float">
            <text:p>0.2704242</text:p>
          </table:table-cell>
          <table:table-cell office:value-type="float" office:value="0.361474" calcext:value-type="float">
            <text:p>0.361474</text:p>
          </table:table-cell>
          <table:table-cell office:value-type="float" office:value="0.3575258" calcext:value-type="float">
            <text:p>0.3575258</text:p>
          </table:table-cell>
          <table:table-cell office:value-type="float" office:value="0.3705696" calcext:value-type="float">
            <text:p>0.3705696</text:p>
          </table:table-cell>
          <table:table-cell office:value-type="float" office:value="0.387316" calcext:value-type="float">
            <text:p>0.387316</text:p>
          </table:table-cell>
          <table:table-cell office:value-type="float" office:value="0.3981077" calcext:value-type="float">
            <text:p>0.3981077</text:p>
          </table:table-cell>
          <table:table-cell office:value-type="float" office:value="0.4623634" calcext:value-type="float">
            <text:p>0.4623634</text:p>
          </table:table-cell>
          <table:table-cell office:value-type="float" office:value="0" calcext:value-type="float">
            <text:p>0</text:p>
          </table:table-cell>
          <table:table-cell office:value-type="float" office:value="0.08179005" calcext:value-type="float">
            <text:p>0.08179005</text:p>
          </table:table-cell>
          <table:table-cell office:value-type="float" office:value="0.09328343" calcext:value-type="float">
            <text:p>0.09328343</text:p>
          </table:table-cell>
          <table:table-cell office:value-type="float" office:value="0.0200942" calcext:value-type="float">
            <text:p>0.0200942</text:p>
          </table:table-cell>
          <table:table-cell office:value-type="float" office:value="9.436171E-016" calcext:value-type="float">
            <text:p>9.436171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94136" calcext:value-type="float">
            <text:p>-6.894136</text:p>
          </table:table-cell>
          <table:table-cell office:value-type="float" office:value="-1.931678" calcext:value-type="float">
            <text:p>-1.931678</text:p>
          </table:table-cell>
          <table:table-cell office:value-type="float" office:value="-0.1084452" calcext:value-type="float">
            <text:p>-0.1084452</text:p>
          </table:table-cell>
          <table:table-cell office:value-type="float" office:value="-0.05626275" calcext:value-type="float">
            <text:p>-0.05626275</text:p>
          </table:table-cell>
          <table:table-cell office:value-type="float" office:value="-0.04678746" calcext:value-type="float">
            <text:p>-0.04678746</text:p>
          </table:table-cell>
          <table:table-cell office:value-type="float" office:value="-0.03754612" calcext:value-type="float">
            <text:p>-0.03754612</text:p>
          </table:table-cell>
          <table:table-cell office:value-type="float" office:value="-0.02993624" calcext:value-type="float">
            <text:p>-0.02993624</text:p>
          </table:table-cell>
          <table:table-cell office:value-type="float" office:value="-0.02520848" calcext:value-type="float">
            <text:p>-0.02520848</text:p>
          </table:table-cell>
          <table:table-cell office:value-type="float" office:value="-0.01913407" calcext:value-type="float">
            <text:p>-0.01913407</text:p>
          </table:table-cell>
          <table:table-cell office:value-type="float" office:value="-0.01369152" calcext:value-type="float">
            <text:p>-0.0136915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9.238298" calcext:value-type="float">
            <text:p>-9.238298</text:p>
          </table:table-cell>
          <table:table-cell office:value-type="float" office:value="0.005401596" calcext:value-type="float">
            <text:p>0.00540159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4992" calcext:value-type="float">
            <text:p>-2.32499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7.0884" calcext:value-type="float">
            <text:p>757.088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9.1" calcext:value-type="float">
            <text:p>1069.1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436607" calcext:value-type="float">
            <text:p>0.1436607</text:p>
          </table:table-cell>
          <table:table-cell office:value-type="float" office:value="0.1683453" calcext:value-type="float">
            <text:p>0.1683453</text:p>
          </table:table-cell>
          <table:table-cell office:value-type="float" office:value="0.226203" calcext:value-type="float">
            <text:p>0.226203</text:p>
          </table:table-cell>
          <table:table-cell office:value-type="float" office:value="0.2827365" calcext:value-type="float">
            <text:p>0.2827365</text:p>
          </table:table-cell>
          <table:table-cell office:value-type="float" office:value="0.2891994" calcext:value-type="float">
            <text:p>0.2891994</text:p>
          </table:table-cell>
          <table:table-cell office:value-type="float" office:value="0.2629312" calcext:value-type="float">
            <text:p>0.2629312</text:p>
          </table:table-cell>
          <table:table-cell office:value-type="float" office:value="0.2700848" calcext:value-type="float">
            <text:p>0.2700848</text:p>
          </table:table-cell>
          <table:table-cell office:value-type="float" office:value="0.3613247" calcext:value-type="float">
            <text:p>0.3613247</text:p>
          </table:table-cell>
          <table:table-cell office:value-type="float" office:value="0.3573589" calcext:value-type="float">
            <text:p>0.3573589</text:p>
          </table:table-cell>
          <table:table-cell office:value-type="float" office:value="0.3704481" calcext:value-type="float">
            <text:p>0.3704481</text:p>
          </table:table-cell>
          <table:table-cell office:value-type="float" office:value="0.3872432" calcext:value-type="float">
            <text:p>0.3872432</text:p>
          </table:table-cell>
          <table:table-cell office:value-type="float" office:value="0.3980687" calcext:value-type="float">
            <text:p>0.3980687</text:p>
          </table:table-cell>
          <table:table-cell office:value-type="float" office:value="0.4623583" calcext:value-type="float">
            <text:p>0.4623583</text:p>
          </table:table-cell>
          <table:table-cell office:value-type="float" office:value="0" calcext:value-type="float">
            <text:p>0</text:p>
          </table:table-cell>
          <table:table-cell office:value-type="float" office:value="0.06127945" calcext:value-type="float">
            <text:p>0.06127945</text:p>
          </table:table-cell>
          <table:table-cell office:value-type="float" office:value="0.1049862" calcext:value-type="float">
            <text:p>0.1049862</text:p>
          </table:table-cell>
          <table:table-cell office:value-type="float" office:value="0.05994885" calcext:value-type="float">
            <text:p>0.05994885</text:p>
          </table:table-cell>
          <table:table-cell office:value-type="float" office:value="9.436168E-016" calcext:value-type="float">
            <text:p>9.436168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7E-018" calcext:value-type="float">
            <text:p>4.874157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9513" calcext:value-type="float">
            <text:p>-10.39513</text:p>
          </table:table-cell>
          <table:table-cell office:value-type="float" office:value="-2.98253" calcext:value-type="float">
            <text:p>-2.98253</text:p>
          </table:table-cell>
          <table:table-cell office:value-type="float" office:value="-0.3106565" calcext:value-type="float">
            <text:p>-0.3106565</text:p>
          </table:table-cell>
          <table:table-cell office:value-type="float" office:value="-0.05705803" calcext:value-type="float">
            <text:p>-0.05705803</text:p>
          </table:table-cell>
          <table:table-cell office:value-type="float" office:value="-0.04792258" calcext:value-type="float">
            <text:p>-0.04792258</text:p>
          </table:table-cell>
          <table:table-cell office:value-type="float" office:value="-0.038144" calcext:value-type="float">
            <text:p>-0.038144</text:p>
          </table:table-cell>
          <table:table-cell office:value-type="float" office:value="-0.03025237" calcext:value-type="float">
            <text:p>-0.03025237</text:p>
          </table:table-cell>
          <table:table-cell office:value-type="float" office:value="-0.02543453" calcext:value-type="float">
            <text:p>-0.02543453</text:p>
          </table:table-cell>
          <table:table-cell office:value-type="float" office:value="-0.01928324" calcext:value-type="float">
            <text:p>-0.01928324</text:p>
          </table:table-cell>
          <table:table-cell office:value-type="float" office:value="-0.01376863" calcext:value-type="float">
            <text:p>-0.0137686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4.55347" calcext:value-type="float">
            <text:p>-14.55347</text:p>
          </table:table-cell>
          <table:table-cell office:value-type="float" office:value="0.005575989" calcext:value-type="float">
            <text:p>0.00557598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6169" calcext:value-type="float">
            <text:p>-2.32616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7.4313" calcext:value-type="float">
            <text:p>757.4313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8.758" calcext:value-type="float">
            <text:p>1068.758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459779" calcext:value-type="float">
            <text:p>0.1459779</text:p>
          </table:table-cell>
          <table:table-cell office:value-type="float" office:value="0.1748091" calcext:value-type="float">
            <text:p>0.1748091</text:p>
          </table:table-cell>
          <table:table-cell office:value-type="float" office:value="0.1988056" calcext:value-type="float">
            <text:p>0.1988056</text:p>
          </table:table-cell>
          <table:table-cell office:value-type="float" office:value="0.283497" calcext:value-type="float">
            <text:p>0.283497</text:p>
          </table:table-cell>
          <table:table-cell office:value-type="float" office:value="0.2890671" calcext:value-type="float">
            <text:p>0.2890671</text:p>
          </table:table-cell>
          <table:table-cell office:value-type="float" office:value="0.2624897" calcext:value-type="float">
            <text:p>0.2624897</text:p>
          </table:table-cell>
          <table:table-cell office:value-type="float" office:value="0.269807" calcext:value-type="float">
            <text:p>0.269807</text:p>
          </table:table-cell>
          <table:table-cell office:value-type="float" office:value="0.361169" calcext:value-type="float">
            <text:p>0.361169</text:p>
          </table:table-cell>
          <table:table-cell office:value-type="float" office:value="0.3571908" calcext:value-type="float">
            <text:p>0.3571908</text:p>
          </table:table-cell>
          <table:table-cell office:value-type="float" office:value="0.3703265" calcext:value-type="float">
            <text:p>0.3703265</text:p>
          </table:table-cell>
          <table:table-cell office:value-type="float" office:value="0.3871675" calcext:value-type="float">
            <text:p>0.3871675</text:p>
          </table:table-cell>
          <table:table-cell office:value-type="float" office:value="0.3980232" calcext:value-type="float">
            <text:p>0.3980232</text:p>
          </table:table-cell>
          <table:table-cell office:value-type="float" office:value="0.4623585" calcext:value-type="float">
            <text:p>0.4623585</text:p>
          </table:table-cell>
          <table:table-cell office:value-type="float" office:value="0" calcext:value-type="float">
            <text:p>0</text:p>
          </table:table-cell>
          <table:table-cell office:value-type="float" office:value="0.04295851" calcext:value-type="float">
            <text:p>0.04295851</text:p>
          </table:table-cell>
          <table:table-cell office:value-type="float" office:value="0.09653784" calcext:value-type="float">
            <text:p>0.09653784</text:p>
          </table:table-cell>
          <table:table-cell office:value-type="float" office:value="0.0915295" calcext:value-type="float">
            <text:p>0.0915295</text:p>
          </table:table-cell>
          <table:table-cell office:value-type="float" office:value="0.001015946" calcext:value-type="float">
            <text:p>0.00101594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96464" calcext:value-type="float">
            <text:p>-9.096464</text:p>
          </table:table-cell>
          <table:table-cell office:value-type="float" office:value="-2.206638" calcext:value-type="float">
            <text:p>-2.206638</text:p>
          </table:table-cell>
          <table:table-cell office:value-type="float" office:value="-0.8479665" calcext:value-type="float">
            <text:p>-0.8479665</text:p>
          </table:table-cell>
          <table:table-cell office:value-type="float" office:value="-0.05581951" calcext:value-type="float">
            <text:p>-0.05581951</text:p>
          </table:table-cell>
          <table:table-cell office:value-type="float" office:value="-0.04808312" calcext:value-type="float">
            <text:p>-0.04808312</text:p>
          </table:table-cell>
          <table:table-cell office:value-type="float" office:value="-0.03864074" calcext:value-type="float">
            <text:p>-0.03864074</text:p>
          </table:table-cell>
          <table:table-cell office:value-type="float" office:value="-0.03051928" calcext:value-type="float">
            <text:p>-0.03051928</text:p>
          </table:table-cell>
          <table:table-cell office:value-type="float" office:value="-0.02567272" calcext:value-type="float">
            <text:p>-0.02567272</text:p>
          </table:table-cell>
          <table:table-cell office:value-type="float" office:value="-0.01943472" calcext:value-type="float">
            <text:p>-0.01943472</text:p>
          </table:table-cell>
          <table:table-cell office:value-type="float" office:value="-0.01384612" calcext:value-type="float">
            <text:p>-0.01384612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1.5269" calcext:value-type="float">
            <text:p>-11.5269</text:p>
          </table:table-cell>
          <table:table-cell office:value-type="float" office:value="0.005655162" calcext:value-type="float">
            <text:p>0.00565516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654" calcext:value-type="float">
            <text:p>-2.326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7.7632" calcext:value-type="float">
            <text:p>757.7632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8.426" calcext:value-type="float">
            <text:p>1068.426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624572" calcext:value-type="float">
            <text:p>0.1624572</text:p>
          </table:table-cell>
          <table:table-cell office:value-type="float" office:value="0.1906579" calcext:value-type="float">
            <text:p>0.1906579</text:p>
          </table:table-cell>
          <table:table-cell office:value-type="float" office:value="0.198452" calcext:value-type="float">
            <text:p>0.198452</text:p>
          </table:table-cell>
          <table:table-cell office:value-type="float" office:value="0.2752706" calcext:value-type="float">
            <text:p>0.2752706</text:p>
          </table:table-cell>
          <table:table-cell office:value-type="float" office:value="0.2865377" calcext:value-type="float">
            <text:p>0.2865377</text:p>
          </table:table-cell>
          <table:table-cell office:value-type="float" office:value="0.2620651" calcext:value-type="float">
            <text:p>0.2620651</text:p>
          </table:table-cell>
          <table:table-cell office:value-type="float" office:value="0.2698105" calcext:value-type="float">
            <text:p>0.2698105</text:p>
          </table:table-cell>
          <table:table-cell office:value-type="float" office:value="0.3610507" calcext:value-type="float">
            <text:p>0.3610507</text:p>
          </table:table-cell>
          <table:table-cell office:value-type="float" office:value="0.3570234" calcext:value-type="float">
            <text:p>0.3570234</text:p>
          </table:table-cell>
          <table:table-cell office:value-type="float" office:value="0.3702048" calcext:value-type="float">
            <text:p>0.3702048</text:p>
          </table:table-cell>
          <table:table-cell office:value-type="float" office:value="0.387089" calcext:value-type="float">
            <text:p>0.387089</text:p>
          </table:table-cell>
          <table:table-cell office:value-type="float" office:value="0.397981" calcext:value-type="float">
            <text:p>0.397981</text:p>
          </table:table-cell>
          <table:table-cell office:value-type="float" office:value="0.4623692" calcext:value-type="float">
            <text:p>0.4623692</text:p>
          </table:table-cell>
          <table:table-cell office:value-type="float" office:value="0" calcext:value-type="float">
            <text:p>0</text:p>
          </table:table-cell>
          <table:table-cell office:value-type="float" office:value="0.0251374" calcext:value-type="float">
            <text:p>0.0251374</text:p>
          </table:table-cell>
          <table:table-cell office:value-type="float" office:value="0.07574879" calcext:value-type="float">
            <text:p>0.07574879</text:p>
          </table:table-cell>
          <table:table-cell office:value-type="float" office:value="0.09418809" calcext:value-type="float">
            <text:p>0.09418809</text:p>
          </table:table-cell>
          <table:table-cell office:value-type="float" office:value="0.01312861" calcext:value-type="float">
            <text:p>0.01312861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14955" calcext:value-type="float">
            <text:p>-4.114955</text:p>
          </table:table-cell>
          <table:table-cell office:value-type="float" office:value="-1.158005" calcext:value-type="float">
            <text:p>-1.158005</text:p>
          </table:table-cell>
          <table:table-cell office:value-type="float" office:value="-0.8716208" calcext:value-type="float">
            <text:p>-0.8716208</text:p>
          </table:table-cell>
          <table:table-cell office:value-type="float" office:value="-0.07009255" calcext:value-type="float">
            <text:p>-0.07009255</text:p>
          </table:table-cell>
          <table:table-cell office:value-type="float" office:value="-0.05143976" calcext:value-type="float">
            <text:p>-0.05143976</text:p>
          </table:table-cell>
          <table:table-cell office:value-type="float" office:value="-0.03911931" calcext:value-type="float">
            <text:p>-0.03911931</text:p>
          </table:table-cell>
          <table:table-cell office:value-type="float" office:value="-0.0305134" calcext:value-type="float">
            <text:p>-0.0305134</text:p>
          </table:table-cell>
          <table:table-cell office:value-type="float" office:value="-0.02585597" calcext:value-type="float">
            <text:p>-0.02585597</text:p>
          </table:table-cell>
          <table:table-cell office:value-type="float" office:value="-0.01958681" calcext:value-type="float">
            <text:p>-0.01958681</text:p>
          </table:table-cell>
          <table:table-cell office:value-type="float" office:value="-0.01392417" calcext:value-type="float">
            <text:p>-0.0139241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4.166524" calcext:value-type="float">
            <text:p>-4.166524</text:p>
          </table:table-cell>
          <table:table-cell office:value-type="float" office:value="0.005615524" calcext:value-type="float">
            <text:p>0.00561552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6076" calcext:value-type="float">
            <text:p>-2.32607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8.1144" calcext:value-type="float">
            <text:p>758.1144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8.076" calcext:value-type="float">
            <text:p>1068.076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617342" calcext:value-type="float">
            <text:p>0.1617342</text:p>
          </table:table-cell>
          <table:table-cell office:value-type="float" office:value="0.2043994" calcext:value-type="float">
            <text:p>0.2043994</text:p>
          </table:table-cell>
          <table:table-cell office:value-type="float" office:value="0.209633" calcext:value-type="float">
            <text:p>0.209633</text:p>
          </table:table-cell>
          <table:table-cell office:value-type="float" office:value="0.2780573" calcext:value-type="float">
            <text:p>0.2780573</text:p>
          </table:table-cell>
          <table:table-cell office:value-type="float" office:value="0.2854636" calcext:value-type="float">
            <text:p>0.2854636</text:p>
          </table:table-cell>
          <table:table-cell office:value-type="float" office:value="0.261417" calcext:value-type="float">
            <text:p>0.261417</text:p>
          </table:table-cell>
          <table:table-cell office:value-type="float" office:value="0.2696146" calcext:value-type="float">
            <text:p>0.2696146</text:p>
          </table:table-cell>
          <table:table-cell office:value-type="float" office:value="0.3609477" calcext:value-type="float">
            <text:p>0.3609477</text:p>
          </table:table-cell>
          <table:table-cell office:value-type="float" office:value="0.3568618" calcext:value-type="float">
            <text:p>0.3568618</text:p>
          </table:table-cell>
          <table:table-cell office:value-type="float" office:value="0.3700832" calcext:value-type="float">
            <text:p>0.3700832</text:p>
          </table:table-cell>
          <table:table-cell office:value-type="float" office:value="0.3870097" calcext:value-type="float">
            <text:p>0.3870097</text:p>
          </table:table-cell>
          <table:table-cell office:value-type="float" office:value="0.3979532" calcext:value-type="float">
            <text:p>0.3979532</text:p>
          </table:table-cell>
          <table:table-cell office:value-type="float" office:value="0.462365" calcext:value-type="float">
            <text:p>0.462365</text:p>
          </table:table-cell>
          <table:table-cell office:value-type="float" office:value="0" calcext:value-type="float">
            <text:p>0</text:p>
          </table:table-cell>
          <table:table-cell office:value-type="float" office:value="0.02024545" calcext:value-type="float">
            <text:p>0.02024545</text:p>
          </table:table-cell>
          <table:table-cell office:value-type="float" office:value="0.05474167" calcext:value-type="float">
            <text:p>0.05474167</text:p>
          </table:table-cell>
          <table:table-cell office:value-type="float" office:value="0.084707" calcext:value-type="float">
            <text:p>0.084707</text:p>
          </table:table-cell>
          <table:table-cell office:value-type="float" office:value="0.01291858" calcext:value-type="float">
            <text:p>0.01291858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19882" calcext:value-type="float">
            <text:p>-4.119882</text:p>
          </table:table-cell>
          <table:table-cell office:value-type="float" office:value="-0.670916" calcext:value-type="float">
            <text:p>-0.670916</text:p>
          </table:table-cell>
          <table:table-cell office:value-type="float" office:value="-0.5704734" calcext:value-type="float">
            <text:p>-0.5704734</text:p>
          </table:table-cell>
          <table:table-cell office:value-type="float" office:value="-0.06496119" calcext:value-type="float">
            <text:p>-0.06496119</text:p>
          </table:table-cell>
          <table:table-cell office:value-type="float" office:value="-0.0529764" calcext:value-type="float">
            <text:p>-0.0529764</text:p>
          </table:table-cell>
          <table:table-cell office:value-type="float" office:value="-0.03986761" calcext:value-type="float">
            <text:p>-0.03986761</text:p>
          </table:table-cell>
          <table:table-cell office:value-type="float" office:value="-0.03069821" calcext:value-type="float">
            <text:p>-0.03069821</text:p>
          </table:table-cell>
          <table:table-cell office:value-type="float" office:value="-0.02601591" calcext:value-type="float">
            <text:p>-0.02601591</text:p>
          </table:table-cell>
          <table:table-cell office:value-type="float" office:value="-0.01973496" calcext:value-type="float">
            <text:p>-0.01973496</text:p>
          </table:table-cell>
          <table:table-cell office:value-type="float" office:value="-0.0140027" calcext:value-type="float">
            <text:p>-0.014002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4.746144" calcext:value-type="float">
            <text:p>-4.746144</text:p>
          </table:table-cell>
          <table:table-cell office:value-type="float" office:value="0.005491792" calcext:value-type="float">
            <text:p>0.00549179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4789" calcext:value-type="float">
            <text:p>-2.32478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8.3532" calcext:value-type="float">
            <text:p>758.3532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7.838" calcext:value-type="float">
            <text:p>1067.838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862264" calcext:value-type="float">
            <text:p>0.1862264</text:p>
          </table:table-cell>
          <table:table-cell office:value-type="float" office:value="0.2419811" calcext:value-type="float">
            <text:p>0.2419811</text:p>
          </table:table-cell>
          <table:table-cell office:value-type="float" office:value="0.2335223" calcext:value-type="float">
            <text:p>0.2335223</text:p>
          </table:table-cell>
          <table:table-cell office:value-type="float" office:value="0.2863983" calcext:value-type="float">
            <text:p>0.2863983</text:p>
          </table:table-cell>
          <table:table-cell office:value-type="float" office:value="0.2877034" calcext:value-type="float">
            <text:p>0.2877034</text:p>
          </table:table-cell>
          <table:table-cell office:value-type="float" office:value="0.2610597" calcext:value-type="float">
            <text:p>0.2610597</text:p>
          </table:table-cell>
          <table:table-cell office:value-type="float" office:value="0.269343" calcext:value-type="float">
            <text:p>0.269343</text:p>
          </table:table-cell>
          <table:table-cell office:value-type="float" office:value="0.3608342" calcext:value-type="float">
            <text:p>0.3608342</text:p>
          </table:table-cell>
          <table:table-cell office:value-type="float" office:value="0.3567047" calcext:value-type="float">
            <text:p>0.3567047</text:p>
          </table:table-cell>
          <table:table-cell office:value-type="float" office:value="0.3699616" calcext:value-type="float">
            <text:p>0.3699616</text:p>
          </table:table-cell>
          <table:table-cell office:value-type="float" office:value="0.3869306" calcext:value-type="float">
            <text:p>0.3869306</text:p>
          </table:table-cell>
          <table:table-cell office:value-type="float" office:value="0.3979432" calcext:value-type="float">
            <text:p>0.3979432</text:p>
          </table:table-cell>
          <table:table-cell office:value-type="float" office:value="0.4623708" calcext:value-type="float">
            <text:p>0.4623708</text:p>
          </table:table-cell>
          <table:table-cell office:value-type="float" office:value="0" calcext:value-type="float">
            <text:p>0</text:p>
          </table:table-cell>
          <table:table-cell office:value-type="float" office:value="0.003052194" calcext:value-type="float">
            <text:p>0.003052194</text:p>
          </table:table-cell>
          <table:table-cell office:value-type="float" office:value="0.004237991" calcext:value-type="float">
            <text:p>0.004237991</text:p>
          </table:table-cell>
          <table:table-cell office:value-type="float" office:value="0.06292685" calcext:value-type="float">
            <text:p>0.06292685</text:p>
          </table:table-cell>
          <table:table-cell office:value-type="float" office:value="0.003267661" calcext:value-type="float">
            <text:p>0.003267661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08233" calcext:value-type="float">
            <text:p>-1.408233</text:p>
          </table:table-cell>
          <table:table-cell office:value-type="float" office:value="-0.1857185" calcext:value-type="float">
            <text:p>-0.1857185</text:p>
          </table:table-cell>
          <table:table-cell office:value-type="float" office:value="-0.2491665" calcext:value-type="float">
            <text:p>-0.2491665</text:p>
          </table:table-cell>
          <table:table-cell office:value-type="float" office:value="-0.05176778" calcext:value-type="float">
            <text:p>-0.05176778</text:p>
          </table:table-cell>
          <table:table-cell office:value-type="float" office:value="-0.04994097" calcext:value-type="float">
            <text:p>-0.04994097</text:p>
          </table:table-cell>
          <table:table-cell office:value-type="float" office:value="-0.04029559" calcext:value-type="float">
            <text:p>-0.04029559</text:p>
          </table:table-cell>
          <table:table-cell office:value-type="float" office:value="-0.03095851" calcext:value-type="float">
            <text:p>-0.03095851</text:p>
          </table:table-cell>
          <table:table-cell office:value-type="float" office:value="-0.02619297" calcext:value-type="float">
            <text:p>-0.02619297</text:p>
          </table:table-cell>
          <table:table-cell office:value-type="float" office:value="-0.01987994" calcext:value-type="float">
            <text:p>-0.01987994</text:p>
          </table:table-cell>
          <table:table-cell office:value-type="float" office:value="-0.0140816" calcext:value-type="float">
            <text:p>-0.0140816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1.615971" calcext:value-type="float">
            <text:p>-1.615971</text:p>
          </table:table-cell>
          <table:table-cell office:value-type="float" office:value="0.005168686" calcext:value-type="float">
            <text:p>0.00516868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205" calcext:value-type="float">
            <text:p>-2.32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8.5782" calcext:value-type="float">
            <text:p>758.5782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7.612" calcext:value-type="float">
            <text:p>1067.612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738924" calcext:value-type="float">
            <text:p>0.1738924</text:p>
          </table:table-cell>
          <table:table-cell office:value-type="float" office:value="0.227104" calcext:value-type="float">
            <text:p>0.227104</text:p>
          </table:table-cell>
          <table:table-cell office:value-type="float" office:value="0.2622611" calcext:value-type="float">
            <text:p>0.2622611</text:p>
          </table:table-cell>
          <table:table-cell office:value-type="float" office:value="0.2848974" calcext:value-type="float">
            <text:p>0.2848974</text:p>
          </table:table-cell>
          <table:table-cell office:value-type="float" office:value="0.2895575" calcext:value-type="float">
            <text:p>0.2895575</text:p>
          </table:table-cell>
          <table:table-cell office:value-type="float" office:value="0.261309" calcext:value-type="float">
            <text:p>0.261309</text:p>
          </table:table-cell>
          <table:table-cell office:value-type="float" office:value="0.2691626" calcext:value-type="float">
            <text:p>0.2691626</text:p>
          </table:table-cell>
          <table:table-cell office:value-type="float" office:value="0.3607177" calcext:value-type="float">
            <text:p>0.3607177</text:p>
          </table:table-cell>
          <table:table-cell office:value-type="float" office:value="0.3565501" calcext:value-type="float">
            <text:p>0.3565501</text:p>
          </table:table-cell>
          <table:table-cell office:value-type="float" office:value="0.3698401" calcext:value-type="float">
            <text:p>0.3698401</text:p>
          </table:table-cell>
          <table:table-cell office:value-type="float" office:value="0.3868536" calcext:value-type="float">
            <text:p>0.3868536</text:p>
          </table:table-cell>
          <table:table-cell office:value-type="float" office:value="0.3979456" calcext:value-type="float">
            <text:p>0.3979456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3257387" calcext:value-type="float">
            <text:p>0.03257387</text:p>
          </table:table-cell>
          <table:table-cell office:value-type="float" office:value="0.01167385" calcext:value-type="float">
            <text:p>0.01167385</text:p>
          </table:table-cell>
          <table:table-cell office:value-type="float" office:value="0.03661555" calcext:value-type="float">
            <text:p>0.03661555</text:p>
          </table:table-cell>
          <table:table-cell office:value-type="float" office:value="9.858899E-016" calcext:value-type="float">
            <text:p>9.858899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6E-034" calcext:value-type="float">
            <text:p>2.369046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8666" calcext:value-type="float">
            <text:p>-2.348666</text:p>
          </table:table-cell>
          <table:table-cell office:value-type="float" office:value="-0.3017013" calcext:value-type="float">
            <text:p>-0.3017013</text:p>
          </table:table-cell>
          <table:table-cell office:value-type="float" office:value="-0.1018124" calcext:value-type="float">
            <text:p>-0.1018124</text:p>
          </table:table-cell>
          <table:table-cell office:value-type="float" office:value="-0.05374253" calcext:value-type="float">
            <text:p>-0.05374253</text:p>
          </table:table-cell>
          <table:table-cell office:value-type="float" office:value="-0.04746043" calcext:value-type="float">
            <text:p>-0.04746043</text:p>
          </table:table-cell>
          <table:table-cell office:value-type="float" office:value="-0.04000448" calcext:value-type="float">
            <text:p>-0.04000448</text:p>
          </table:table-cell>
          <table:table-cell office:value-type="float" office:value="-0.03113405" calcext:value-type="float">
            <text:p>-0.03113405</text:p>
          </table:table-cell>
          <table:table-cell office:value-type="float" office:value="-0.02637661" calcext:value-type="float">
            <text:p>-0.02637661</text:p>
          </table:table-cell>
          <table:table-cell office:value-type="float" office:value="-0.02002388" calcext:value-type="float">
            <text:p>-0.02002388</text:p>
          </table:table-cell>
          <table:table-cell office:value-type="float" office:value="-0.01416109" calcext:value-type="float">
            <text:p>-0.01416109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2.591912" calcext:value-type="float">
            <text:p>-2.591912</text:p>
          </table:table-cell>
          <table:table-cell office:value-type="float" office:value="0.005079843" calcext:value-type="float">
            <text:p>0.00507984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1477" calcext:value-type="float">
            <text:p>-2.32147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9.1246" calcext:value-type="float">
            <text:p>759.1246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7.065" calcext:value-type="float">
            <text:p>1067.065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576967" calcext:value-type="float">
            <text:p>0.1576967</text:p>
          </table:table-cell>
          <table:table-cell office:value-type="float" office:value="0.2179359" calcext:value-type="float">
            <text:p>0.2179359</text:p>
          </table:table-cell>
          <table:table-cell office:value-type="float" office:value="0.2920035" calcext:value-type="float">
            <text:p>0.2920035</text:p>
          </table:table-cell>
          <table:table-cell office:value-type="float" office:value="0.2867335" calcext:value-type="float">
            <text:p>0.2867335</text:p>
          </table:table-cell>
          <table:table-cell office:value-type="float" office:value="0.2891673" calcext:value-type="float">
            <text:p>0.2891673</text:p>
          </table:table-cell>
          <table:table-cell office:value-type="float" office:value="0.2613763" calcext:value-type="float">
            <text:p>0.2613763</text:p>
          </table:table-cell>
          <table:table-cell office:value-type="float" office:value="0.2690549" calcext:value-type="float">
            <text:p>0.2690549</text:p>
          </table:table-cell>
          <table:table-cell office:value-type="float" office:value="0.3606148" calcext:value-type="float">
            <text:p>0.3606148</text:p>
          </table:table-cell>
          <table:table-cell office:value-type="float" office:value="0.3563986" calcext:value-type="float">
            <text:p>0.3563986</text:p>
          </table:table-cell>
          <table:table-cell office:value-type="float" office:value="0.3697188" calcext:value-type="float">
            <text:p>0.3697188</text:p>
          </table:table-cell>
          <table:table-cell office:value-type="float" office:value="0.3867784" calcext:value-type="float">
            <text:p>0.3867784</text:p>
          </table:table-cell>
          <table:table-cell office:value-type="float" office:value="0.3979487" calcext:value-type="float">
            <text:p>0.3979487</text:p>
          </table:table-cell>
          <table:table-cell office:value-type="float" office:value="0.4623621" calcext:value-type="float">
            <text:p>0.4623621</text:p>
          </table:table-cell>
          <table:table-cell office:value-type="float" office:value="0" calcext:value-type="float">
            <text:p>0</text:p>
          </table:table-cell>
          <table:table-cell office:value-type="float" office:value="0.03280799" calcext:value-type="float">
            <text:p>0.03280799</text:p>
          </table:table-cell>
          <table:table-cell office:value-type="float" office:value="0.01863015" calcext:value-type="float">
            <text:p>0.01863015</text:p>
          </table:table-cell>
          <table:table-cell office:value-type="float" office:value="0.000550412" calcext:value-type="float">
            <text:p>0.000550412</text:p>
          </table:table-cell>
          <table:table-cell office:value-type="float" office:value="9.858898E-016" calcext:value-type="float">
            <text:p>9.858898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382207E-044" calcext:value-type="float">
            <text:p>2.38220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45588" calcext:value-type="float">
            <text:p>-5.045588</text:p>
          </table:table-cell>
          <table:table-cell office:value-type="float" office:value="-0.4077222" calcext:value-type="float">
            <text:p>-0.4077222</text:p>
          </table:table-cell>
          <table:table-cell office:value-type="float" office:value="-0.04428345" calcext:value-type="float">
            <text:p>-0.04428345</text:p>
          </table:table-cell>
          <table:table-cell office:value-type="float" office:value="-0.05126676" calcext:value-type="float">
            <text:p>-0.05126676</text:p>
          </table:table-cell>
          <table:table-cell office:value-type="float" office:value="-0.04799948" calcext:value-type="float">
            <text:p>-0.04799948</text:p>
          </table:table-cell>
          <table:table-cell office:value-type="float" office:value="-0.03992376" calcext:value-type="float">
            <text:p>-0.03992376</text:p>
          </table:table-cell>
          <table:table-cell office:value-type="float" office:value="-0.03123878" calcext:value-type="float">
            <text:p>-0.03123878</text:p>
          </table:table-cell>
          <table:table-cell office:value-type="float" office:value="-0.02653998" calcext:value-type="float">
            <text:p>-0.02653998</text:p>
          </table:table-cell>
          <table:table-cell office:value-type="float" office:value="-0.02016598" calcext:value-type="float">
            <text:p>-0.02016598</text:p>
          </table:table-cell>
          <table:table-cell office:value-type="float" office:value="-0.01424073" calcext:value-type="float">
            <text:p>-0.01424073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5.918366" calcext:value-type="float">
            <text:p>-5.918366</text:p>
          </table:table-cell>
          <table:table-cell office:value-type="float" office:value="0.0049354" calcext:value-type="float">
            <text:p>0.004935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0502" calcext:value-type="float">
            <text:p>-2.3205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792.0952" calcext:value-type="float">
            <text:p>792.0952</text:p>
          </table:table-cell>
          <table:table-cell office:value-type="float" office:value="759.5693" calcext:value-type="float">
            <text:p>759.5693</text:p>
          </table:table-cell>
          <table:table-cell office:value-type="float" office:value="46.7744" calcext:value-type="float">
            <text:p>46.7744</text:p>
          </table:table-cell>
          <table:table-cell office:value-type="float" office:value="1066.621" calcext:value-type="float">
            <text:p>1066.621</text:p>
          </table:table-cell>
          <table:table-cell office:value-type="float" office:value="5.123816" calcext:value-type="float">
            <text:p>5.123816</text:p>
          </table:table-cell>
          <table:table-cell office:value-type="float" office:value="0" calcext:value-type="float">
            <text:p>0</text:p>
          </table:table-cell>
          <table:table-cell office:value-type="float" office:value="0.171615" calcext:value-type="float">
            <text:p>0.171615</text:p>
          </table:table-cell>
          <table:table-cell office:value-type="float" office:value="0.2235128" calcext:value-type="float">
            <text:p>0.2235128</text:p>
          </table:table-cell>
          <table:table-cell office:value-type="float" office:value="0.2877659" calcext:value-type="float">
            <text:p>0.2877659</text:p>
          </table:table-cell>
          <table:table-cell office:value-type="float" office:value="0.2884427" calcext:value-type="float">
            <text:p>0.2884427</text:p>
          </table:table-cell>
          <table:table-cell office:value-type="float" office:value="0.2908239" calcext:value-type="float">
            <text:p>0.2908239</text:p>
          </table:table-cell>
          <table:table-cell office:value-type="float" office:value="0.2616368" calcext:value-type="float">
            <text:p>0.2616368</text:p>
          </table:table-cell>
          <table:table-cell office:value-type="float" office:value="0.2689769" calcext:value-type="float">
            <text:p>0.2689769</text:p>
          </table:table-cell>
          <table:table-cell office:value-type="float" office:value="0.3605253" calcext:value-type="float">
            <text:p>0.3605253</text:p>
          </table:table-cell>
          <table:table-cell office:value-type="float" office:value="0.3562519" calcext:value-type="float">
            <text:p>0.3562519</text:p>
          </table:table-cell>
          <table:table-cell office:value-type="float" office:value="0.3696008" calcext:value-type="float">
            <text:p>0.3696008</text:p>
          </table:table-cell>
          <table:table-cell office:value-type="float" office:value="0.3867049" calcext:value-type="float">
            <text:p>0.3867049</text:p>
          </table:table-cell>
          <table:table-cell office:value-type="float" office:value="0.3979471" calcext:value-type="float">
            <text:p>0.3979471</text:p>
          </table:table-cell>
          <table:table-cell office:value-type="float" office:value="0.4623695" calcext:value-type="float">
            <text:p>0.4623695</text:p>
          </table:table-cell>
          <table:table-cell office:value-type="float" office:value="0" calcext:value-type="float">
            <text:p>0</text:p>
          </table:table-cell>
          <table:table-cell office:value-type="float" office:value="0.007477473" calcext:value-type="float">
            <text:p>0.007477473</text:p>
          </table:table-cell>
          <table:table-cell office:value-type="float" office:value="0.009674451" calcext:value-type="float">
            <text:p>0.009674451</text:p>
          </table:table-cell>
          <table:table-cell office:value-type="float" office:value="9.352363E-016" calcext:value-type="float">
            <text:p>9.352363E-16</text:p>
          </table:table-cell>
          <table:table-cell office:value-type="float" office:value="9.858901E-016" calcext:value-type="float">
            <text:p>9.858901E-16</text:p>
          </table:table-cell>
          <table:table-cell office:value-type="float" office:value="2.595095E-017" calcext:value-type="float">
            <text:p>2.595095E-17</text:p>
          </table:table-cell>
          <table:table-cell office:value-type="float" office:value="4.874158E-018" calcext:value-type="float">
            <text:p>4.874158E-18</text:p>
          </table:table-cell>
          <table:table-cell office:value-type="float" office:value="2.2328E-021" calcext:value-type="float">
            <text:p>2.2328E-21</text:p>
          </table:table-cell>
          <table:table-cell office:value-type="float" office:value="2.307482E-025" calcext:value-type="float">
            <text:p>2.307482E-25</text:p>
          </table:table-cell>
          <table:table-cell office:value-type="float" office:value="1.06699E-029" calcext:value-type="float">
            <text:p>1.06699E-29</text:p>
          </table:table-cell>
          <table:table-cell office:value-type="float" office:value="2.369045E-034" calcext:value-type="float">
            <text:p>2.369045E-34</text:p>
          </table:table-cell>
          <table:table-cell office:value-type="float" office:value="3.832747E-039" calcext:value-type="float">
            <text:p>3.832747E-39</text:p>
          </table:table-cell>
          <table:table-cell office:value-type="float" office:value="2.522337E-044" calcext:value-type="float">
            <text:p>2.522337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76748" calcext:value-type="float">
            <text:p>-2.676748</text:p>
          </table:table-cell>
          <table:table-cell office:value-type="float" office:value="-0.342726" calcext:value-type="float">
            <text:p>-0.342726</text:p>
          </table:table-cell>
          <table:table-cell office:value-type="float" office:value="-0.04971922" calcext:value-type="float">
            <text:p>-0.04971922</text:p>
          </table:table-cell>
          <table:table-cell office:value-type="float" office:value="-0.04892249" calcext:value-type="float">
            <text:p>-0.04892249</text:p>
          </table:table-cell>
          <table:table-cell office:value-type="float" office:value="-0.04592198" calcext:value-type="float">
            <text:p>-0.04592198</text:p>
          </table:table-cell>
          <table:table-cell office:value-type="float" office:value="-0.03962383" calcext:value-type="float">
            <text:p>-0.03962383</text:p>
          </table:table-cell>
          <table:table-cell office:value-type="float" office:value="-0.03131538" calcext:value-type="float">
            <text:p>-0.03131538</text:p>
          </table:table-cell>
          <table:table-cell office:value-type="float" office:value="-0.02668318" calcext:value-type="float">
            <text:p>-0.02668318</text:p>
          </table:table-cell>
          <table:table-cell office:value-type="float" office:value="-0.02030454" calcext:value-type="float">
            <text:p>-0.02030454</text:p>
          </table:table-cell>
          <table:table-cell office:value-type="float" office:value="-0.0143187" calcext:value-type="float">
            <text:p>-0.0143187</text:p>
          </table:table-cell>
          <table:table-cell office:value-type="float" office:value="0" calcext:value-type="float">
            <text:p>0</text:p>
          </table:table-cell>
          <table:table-cell office:value-type="float" office:value="0.008912658" calcext:value-type="float">
            <text:p>0.008912658</text:p>
          </table:table-cell>
          <table:table-cell office:value-type="float" office:value="-3.184102" calcext:value-type="float">
            <text:p>-3.184102</text:p>
          </table:table-cell>
          <table:table-cell office:value-type="float" office:value="0.004870524" calcext:value-type="float">
            <text:p>0.00487052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0338" calcext:value-type="float">
            <text:p>-2.320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1:46.562341460</dc:date>
    <meta:editing-duration>PT5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